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3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6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7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8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9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10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1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0.2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0.2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" style:family="paragraph" style:parent-style-name="Standard">
      <style:paragraph-properties fo:orphans="0" fo:widows="0">
        <style:tab-stops>
          <style:tab-stop style:position="0.2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orphans="0" fo:widows="0" fo:break-before="page">
        <style:tab-stops>
          <style:tab-stop style:position="0.2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orphans="0" fo:widows="0" fo:break-before="page">
        <style:tab-stops>
          <style:tab-stop style:position="6.535cm"/>
          <style:tab-stop style:position="6.966cm"/>
          <style:tab-stop style:position="7.4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orphans="0" fo:widows="0" fo:break-before="page">
        <style:tab-stops>
          <style:tab-stop style:position="6.4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orphans="0" fo:widows="0">
        <style:tab-stops>
          <style:tab-stop style:position="3.455cm"/>
          <style:tab-stop style:position="5.865cm"/>
          <style:tab-stop style:position="6.3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0.54cm"/>
          <style:tab-stop style:position="2.917cm"/>
          <style:tab-stop style:position="4.441cm"/>
          <style:tab-stop style:position="4.764cm"/>
          <style:tab-stop style:position="5.1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orphans="0" fo:widows="0" fo:break-before="page">
        <style:tab-stops>
          <style:tab-stop style:position="6.6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orphans="0" fo:widows="0">
        <style:tab-stops>
          <style:tab-stop style:position="0.3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165cm"/>
          <style:tab-stop style:position="7.8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1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orphans="0" fo:widows="0" fo:break-before="page">
        <style:tab-stops>
          <style:tab-stop style:position="4.367cm"/>
          <style:tab-stop style:position="4.8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orphans="0" fo:widows="0">
        <style:tab-stops>
          <style:tab-stop style:position="0.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59cm"/>
        </style:tab-stops>
      </style:paragraph-properties>
      <style:text-properties fo:font-variant="normal" fo:text-transform="none" style:use-window-font-color="true" loext:opacity="0%" style:text-underline-style="none" officeooo:paragraph-rsid="001508bb"/>
    </style:style>
    <style:style style:name="P2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60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>
      <style:paragraph-properties fo:orphans="0" fo:widows="0" fo:break-before="page">
        <style:tab-stops>
          <style:tab-stop style:position="6.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orphans="0" fo:widows="0" fo:break-before="page">
        <style:tab-stops>
          <style:tab-stop style:position="4.8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2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orphans="0" fo:widows="0" fo:break-before="page">
        <style:tab-stops>
          <style:tab-stop style:position="5.9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6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7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orphans="0" fo:widows="0" fo:break-before="page">
        <style:tab-stops>
          <style:tab-stop style:position="3.217cm"/>
          <style:tab-stop style:position="3.833cm" style:leader-style="dotted" style:leader-text="."/>
          <style:tab-stop style:position="4.856cm"/>
          <style:tab-stop style:position="6.1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6" style:family="paragraph" style:parent-style-name="Standard">
      <style:paragraph-properties fo:orphans="0" fo:widows="0" fo:break-before="page">
        <style:tab-stops>
          <style:tab-stop style:position="2.4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orphans="0" fo:widows="0" fo:break-before="page">
        <style:tab-stops>
          <style:tab-stop style:position="7.3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orphans="0" fo:widows="0" fo:break-before="page">
        <style:tab-stops>
          <style:tab-stop style:position="0.647cm"/>
          <style:tab-stop style:position="3.51cm"/>
          <style:tab-stop style:position="4.0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508bb"/>
    </style:style>
    <style:style style:name="P40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508bb"/>
    </style:style>
    <style:style style:name="P41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 officeooo:paragraph-rsid="001508bb"/>
    </style:style>
    <style:style style:name="P4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565f6"/>
    </style:style>
    <style:style style:name="P43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5ed92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4bf04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4bf0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508b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65f6" style:font-style-asian="normal" style:font-weight-asian="normal" style:font-style-complex="normal" style:font-weight-complex="normal"/>
    </style:style>
    <style:style style:name="T15" style:family="text">
      <style:text-properties style:font-name="Microsoft Sans Serif" fo:font-size="12pt" fo:letter-spacing="normal" style:rfc-language-tag="la-001" fo:language="la" fo:font-style="normal" fo:font-weight="bold" officeooo:rsid="0014bf04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16" style:family="text">
      <style:text-properties style:font-name="Microsoft Sans Serif" fo:font-size="12pt" fo:letter-spacing="normal" style:rfc-language-tag="la-001" fo:language="la" fo:font-style="normal" fo:font-weight="normal" officeooo:rsid="0014bf04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7" style:family="text">
      <style:text-properties style:font-name="Microsoft Sans Serif" fo:font-size="12pt" fo:letter-spacing="normal" style:rfc-language-tag="la-001" fo:language="la" fo:font-style="normal" fo:font-weight="normal" officeooo:rsid="001508bb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8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9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6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7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8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9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0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1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0" style:family="text">
      <style:text-properties fo:color="#000000" loext:opacity="100%" style:font-name="Microsoft Sans Serif" fo:font-size="12pt" fo:letter-spacing="normal" style:rfc-language-tag="la-001" fo:language="la" fo:font-style="normal" fo:font-weight="bold" officeooo:rsid="0014bf04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41" style:family="text">
      <style:text-properties fo:color="#000000" loext:opacity="100%" style:font-name="Liberation Sans" fo:font-size="16.1000003814697pt" fo:letter-spacing="normal" style:rfc-language-tag="la-001" fo:language="la" fo:font-weight="bold" officeooo:rsid="001508bb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1" style:font-size-complex="16.1000003814697pt" style:rfc-language-tag-complex="la-001" style:language-complex="la" style:font-weight-complex="bold" style:text-scale="100%"/>
    </style:style>
    <style:style style:name="T42" style:family="text">
      <style:text-properties fo:color="#000000" loext:opacity="100%" style:font-name="Liberation Sans" fo:font-size="16.1000003814697pt" fo:letter-spacing="normal" style:rfc-language-tag="la-001" fo:language="la" fo:font-weight="bold" officeooo:rsid="001565f6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1" style:font-size-complex="16.1000003814697pt" style:rfc-language-tag-complex="la-001" style:language-complex="la" style:font-weight-complex="bold" style:text-scale="100%"/>
    </style:style>
    <style:style style:name="T43" style:family="text">
      <style:text-properties fo:color="#000000" loext:opacity="100%" style:font-name="Liberation Sans" fo:font-size="16.1000003814697pt" fo:letter-spacing="normal" style:rfc-language-tag="la-001" fo:language="la" fo:font-weight="bold" officeooo:rsid="0015ed92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1" style:font-size-complex="16.1000003814697pt" style:rfc-language-tag-complex="la-001" style:language-complex="la" style:font-weight-complex="bold" style:text-scale="100%"/>
    </style:style>
    <style:style style:name="T44" style:family="text">
      <style:text-properties officeooo:rsid="001508bb"/>
    </style:style>
    <style:style style:name="T45" style:family="text">
      <style:text-properties officeooo:rsid="001565f6"/>
    </style:style>
    <style:style style:name="T46" style:family="text">
      <style:text-properties officeooo:rsid="0015ed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<text:span text:style-name="T1">GALENI METHODI MEDEND</text:span><text:span text:style-name="T2">I</text:span><text:span text:style-name="T1"><text:line-break/>LIBER </text:span><text:bookmark-end text:name="bookmark0"/><text:span text:style-name="T15">I</text:span></text:h>
      <text:h text:style-name="Heading_20_2" text:outline-level="2">Cap. I.</text:h>
      <text:p text:style-name="P39"><text:span text:style-name="T18">ruum </text:span><text:span text:style-name="T5">et tu me multoties, Hiero carissime)<text:line-break/>et alii quidam amici- nunc hortentur sibi medendi methodum<text:line-break/>conscribere, quurnque ego sane tum vobis maxime gratifi-<text:line-break/>cari desiderem, tum vero nec minime posteros homines pro<text:line-break/>viribus juvare constituam, scmper tamen sim cunctatus ac<text:line-break/>distulerim multas oh causas, eas nunc quoque satius, opi-<text:line-break/></text:span><text:span text:style-name="T20">rior,</text:span><text:span text:style-name="T5"> suerit prius quam opus ipsum aggrediar exponere,<text:line-break/>habent enim ad ea quae post dicentur norinihi) utilitatis.<text:line-break/>Earum igitur omnium illa praecipua fuit, quod frustra me</text:span></text:p>
      <text:p text:style-name="P6"><text:span text:style-name="T5">scripturum timebam, quum hominum nemo, ut unc verbo<text:line-break/>dicam, hac nostra aetate, veritatis inquisitioni sit deditus,<text:line-break/>sed pecuniam et 'civilem potentiam et inexplebiles volupta-<text:line-break/>tum delicias omnes eousque suspiciant ut fi quis sapientiae<text:line-break/>quodvis stadium sectetur, pro insano hunc habeant, quippe<text:line-break/>qui primum ipsam et vere sapientiam, quae divinarum hu-<text:line-break/>murumque rerum est scientia, ne esse quidem omnluo exi-<text:line-break/>stiment, medicinam vero, geometriam, rhetoricen, arith-<text:line-break/>meticen, muficen ac omnes id genus artes esse quidem au-<text:line-break/>tument, caeterum finem earum studiose persequendum mi-<text:line-break/>nime censeant Me vero ex iis qui me unice diligere sunt<text:line-break/>nisi nonnulli saepe increpant, quod plus justo veritatis stn-<text:line-break/>siio sim addictus, quasi nec mihi ipsi, nec ipsis in tota vita<text:line-break/>sim profuturus , nisi et ab hoc tanto veritatis indagandae stu-<text:line-break/>dio desistant et mune salutando circumeam et vesperi apud<text:line-break/>potentes coenern. His enim </text:span><text:span text:style-name="T20">artibus</text:span><text:span text:style-name="T5"> tum amari, tum be-<text:line-break/>nevolentiam conciliari, tum vero artifices haberi, non ex<text:line-break/>, propria professione, neque enim esse qui de ea judicent,</text:span></text:p>
      <text:p text:style-name="P7"><text:span text:style-name="T5">ubi omnes totum diem diversis studiis transigant, mane qui-<text:line-break/>dem' omnes simul salutationibus occupati, post autem distra-<text:line-break/>cti, ad forum et lites non exigua turba, ad saltationes au-<text:line-break/>tem et aurigas alia major, jam tesseris, vel amoribus, vel<text:line-break/>balneis, vel ebrietati, vel comessationi, vel quibusdam cae-<text:line-break/>leris corporis voluptatibus deditus sane non exiguus iiume-<text:line-break/>rus, vesperi vero rursum omnes ad symposia simul collecti,<text:line-break/>ubi postquam vino se implevere, non lyra citharave aut<text:line-break/>aliud musicum instrumentum in orbem circumfertur, quod<text:line-break/>sicut olirn in ejusmodi congressu tetigisse honestum, sic con-<text:line-break/>tra non tetigisse admodum erat turpe; sed nec sermones<text:line-break/>ulli habentur, quales in symposiis agitari solere veteres pro-<text:line-break/>diderunt, nec aliud honestum quicquam, imoluvicem sibi pro-<text:line-break/>pinant, et de magnitudine poculorum certant, utpote in-<text:line-break/>ter quos optimus censetur non qui plurimis instrumentis<text:line-break/>musicis, aut etiam sermone philosopluico uti novit, sed qui<text:line-break/>multos, eosque maximos calices potavit, adeo ut mini mane</text:span></text:p>
      <text:p text:style-name="P7"><text:span text:style-name="T5">etiamnum ebrii'ex his plerique rideantur, nonnulli </text:span><text:span text:style-name="T20">vero<text:line-break/></text:span><text:span text:style-name="T5">etiam evidenter -adeo vinum olent' ac si inodo, hausissent.<text:line-break/>Eoque jure fit,ut, quum aegrotare coeperint, medicos advo-<text:line-break/>cent, non quidem optimos, utpote quos </text:span><text:span text:style-name="T20">per</text:span><text:span text:style-name="T5"> sanitatem no-<text:line-break/>scere nunquam studuerunt, sed eos. quos jnaxime familiares<text:line-break/>habent, quique ipsis maxime adulantur, qui et frigidam dabunt,<text:line-break/>si hanc poposcerint, et layabunt, quum jusserint, et nivem<text:line-break/>vinumque porrigent, postremo quicquid jubebitur, manci-<text:line-break/>piorum ritu subministrabunt, contr-a quam veteres illi me-<text:line-break/>dici ab Aesculapio oriundi, qui tauquam duces militibus et<text:line-break/>reges subditis imperare aegris voluerunt, non quemadmo-<text:line-break/>dum Getae et Tihii et Phryges et Thraces empti pecunia pa-<text:line-break/>rere atque obsequi. </text:span><text:span text:style-name="T5">- </text:span><text:span text:style-name="T5">Itaque , non qui melius artem callet,<text:line-break/>sed qui adulari aptius novit, apud istos magis in pretio est,<text:line-break/>huicque omnia plana perviaque sunt, huic aedium fores pa-<text:line-break/>tent, hic brevi efficitur, dives plurimumque potest, huic<text:line-break/>discipuli inulti a cubiculis, ubi jam suerint exoleti, tradun-<text:line-break/>tur. Quod Thessalus ille intelligens non solum caelera</text:span></text:p>
      <text:p text:style-name="P7"><text:span text:style-name="T5">Romae divitibus assentabatur, sed etiam artem </text:span><text:span text:style-name="T5">sex mensibus<text:line-break/></text:span><text:span text:style-name="T5">traditurum se professus, quamphuimoe discipulos </text:span><text:span text:style-name="T5">facile com-<text:line-break/>paravit. Si </text:span><text:span text:style-name="T5">enim neque geometriae neque </text:span><text:span text:style-name="T5">astronomiae ne-<text:line-break/>que dialectices </text:span><text:span text:style-name="T5">neque musices nec ullius </text:span><text:span text:style-name="T5">denique bonarum<text:line-break/></text:span><text:span text:style-name="T5">disciplinarinu </text:span><text:span text:style-name="T5">indigent </text:span><text:span text:style-name="T5">qui medici sunt futuri, </text:span><text:span text:style-name="T5">quemadmo-<text:line-break/></text:span><text:span text:style-name="T5">dum Thessalus iste generosissimus promittebat, </text:span><text:span text:style-name="T5">nec etiam<text:line-break/></text:span><text:span text:style-name="T5">longam experientiam et operum artis usum </text:span><text:span text:style-name="T5">desiderant, cui-<text:line-break/>vis </text:span><text:span text:style-name="T5">promptum sit artem aggredi, ceu facile medico </text:span><text:span text:style-name="T5">suturo.<text:line-break/></text:span><text:span text:style-name="T5">Atque </text:span><text:span text:style-name="T5">hinc adeo </text:span><text:span text:style-name="T5">fit ut nunc etiam futores et </text:span><text:span text:style-name="T5">tinctores </text:span><text:span text:style-name="T5">et<text:line-break/>fabri tum </text:span><text:span text:style-name="T5">materiarii </text:span><text:span text:style-name="T5">tum ferrarii, proprio magisterio </text:span><text:span text:style-name="T5">relicto,<text:line-break/></text:span><text:span text:style-name="T5">in medicinae </text:span><text:span text:style-name="T5">artis </text:span><text:span text:style-name="T5">opera insiliant. Nam </text:span><text:span text:style-name="T5">qui </text:span><text:span text:style-name="T5">pictoribus </text:span><text:span text:style-name="T5">et<text:line-break/></text:span><text:span text:style-name="T5">unguentariis </text:span><text:span text:style-name="T5">mixturas </text:span><text:span text:style-name="T5">suas praeparant, etiam de primo loco<text:line-break/>certant. </text:span><text:span text:style-name="T5">Atque </text:span><text:span text:style-name="T5">ob haec-ipse medendi methodum scribere<text:line-break/>sum </text:span><text:span text:style-name="T5">cunctatus, quam </text:span><text:span text:style-name="T5">utique </text:span><text:span text:style-name="T5">et </text:span><text:span text:style-name="T5">viri veteres </text:span><text:span text:style-name="T5">inceperunt et<text:line-break/>posteri eorum perficere </text:span><text:span text:style-name="T5">sunt conati. Atque olim quidem<text:line-break/>non </text:span><text:span text:style-name="T5">parva lis erat eorum, </text:span><text:span text:style-name="T5">qui </text:span><text:span text:style-name="T5">in </text:span><text:span text:style-name="T5">Co atque Cnido </text:span><text:span text:style-name="T5">habita-<text:line-break/></text:span><text:span text:style-name="T5">baut, utri videlicet inventorum multitudine reliquos lupe-</text:span></text:p>
      <text:p text:style-name="P7"><text:span text:style-name="T5">rarent, quippe geminum hoc genus Asclepiadarum adhuc<text:line-break/>in Asia supererat, deficiente nimirum quod in Rhodo ri-<text:line-break/>guerat. Certabant autem cum his honestum illud certamen,<text:line-break/>quod Hesiodus praedicabat, etiam medici qui Italiam in-<text:line-break/>colebant, Philistion, Empedocles, Pausanias et horum se-<text:line-break/>ctatores, erantque tres hae certantium inter sc nobilium me-<text:line-break/>dicorum scholae. Plurimos quidem atque optimos discipu-<text:line-break/>los Coae fortuna contulit, ab hoc Cnidiae, nec tamen in<text:line-break/>parvo habenda pretio erat et quae Italia florescebat. At<text:line-break/>horum nemo nec mane potentium fores, ipsus salutaturus,<text:line-break/>nec vesperi coenaturus, frequentabat, sed sicut Hesiodus<text:line-break/>cecinit:</text:span></text:p>
      <text:p text:style-name="P8"><text:span text:style-name="T20">Namque alium ditem cernens, cui deesi, quod agatur.<text:line-break/>Ipse salum vertit tauris et semina ponit,.</text:span></text:p>
      <text:p text:style-name="P8"><text:span text:style-name="T5">itu et illi inter sc perpetuo certabant, non utique de aranda<text:line-break/>screndave terra, quippe quae ut Asclepiadarum genere infe-<text:line-break/>riora, sic Ascraeo poetae erunt non indecora, sed de Apol-<text:line-break/>linis Aesculapiique arte tum exercenda tum vero scmper au-</text:span></text:p>
      <text:p text:style-name="P7"><text:span text:style-name="T5">genda ac pro viribus perficienda. Nunc vero honeflum<text:line-break/>illud certamen intercidit, aut certe minimum ejus inter-ho-<text:line-break/>mines adhuc superest, regnat autem inhonestum, nec est<text:line-break/>qui hoc avertat, aut malo medeatur ut Hesiodus:</text:span></text:p>
      <text:p text:style-name="P5"><text:span text:style-name="T20">Lis ne te inducat mala devitare laborem,</text:span></text:p>
      <text:p text:style-name="P5"><text:span text:style-name="T20">Dttlce malum alterius cui sit.</text:span></text:p>
      <text:p text:style-name="P9"><text:span text:style-name="T5">Haec enim lis, ut Hesiodo etiam divinior poeta cecinit.<text:line-break/></text:span><text:span text:style-name="T20">Armatur primum tenuis, mox improba coelo<text:line-break/>Inserit alta caput, terris vesiigia figens.</text:span></text:p>
      <text:h text:style-name="Heading_20_2" text:outline-level="2">Cap. ll.</text:h>
      <text:p text:style-name="P39"><text:span text:style-name="T5">Hujus litis stimulis agitatus ille Thessalus<text:line-break/>Hippocratem ac reliquos Asclepiadas maledictis incessit, ac<text:line-break/>totius terrarum orbis theatrum in suis ipsius libris constitu-<text:line-break/>ens, inibi judicatur vincitque et contra omnem antiquita-<text:line-break/>tem coronatur, ipscque a se nictor declaratur. Haec facit<text:line-break/>tuin in eo libro quem de communitatibus scripsit tum in<text:line-break/>syneriticis, quin in reliquis quoque omnibus contume-<text:line-break/>liosus esse non desistit, veluti ni epistola quam ad Neronem</text:span></text:p>
      <text:p text:style-name="P7"><text:span text:style-name="T5">tuittit, his ipsis inter initia verbis usus: </text:span><text:span text:style-name="T20">Quum novam se-<text:line-break/>ctam condiderim et quae sala vera sit, propterea quod qui<text:line-break/>ante medici suerunt omnes nihil utile prodiderunt, vel ad<text:line-break/>sanitatem tuendam, vel morbos propulsandos.</text:span><text:span text:style-name="T5"> Pergens<text:line-break/>autem in epistola: </text:span><text:span text:style-name="T20">Hippocrates,</text:span><text:span text:style-name="T5"> inquit, </text:span><text:span text:style-name="T20">noxia praecepta<text:line-break/>tradidit.</text:span><text:span text:style-name="T5"> Ausius est et aphcrismis cum summo dedecore<text:line-break/>ecntrassicere. Et quum ostendat se in Hippocratica disci-<text:line-break/>plina nec a quoquam institutum, nec ejus opera sub praece-<text:line-break/>ptore legisse, tamen non veretur etiam, talis quum sit, pal-<text:line-break/>mam sibi ipsi tribuere. Quo magis aliquae esse meae partes<text:line-break/>ridentur, quamquam alias parum assuevi improbos acerbe<text:line-break/>urguere, aliquid contra hunc oh veterum contumeliam ni-<text:line-break/>cere. Quid, improbe, quae bona sunt calumniari tentas, ut<text:line-break/>multitudini placeas, quum liceret tibi in veritatis con-<text:line-break/>templatione excellere, si diligens esses ac veritatis amator?<text:line-break/>Quid ita ruditatis auditorum patrocluio abuteris ad veterum<text:line-break/>obtrectationem? Noli paternae 'artis socios, impudentissime<text:line-break/>Thessale, junices medicorum statuere. Istis enim judiclbus</text:span></text:p>
      <text:p text:style-name="P7"><text:span text:style-name="T5">vinces proculdubio, sive contra Hippoeratem, sive, contra<text:line-break/>Dioclem, sive contra Praxagoram, sive contra reliquos om-<text:line-break/>nes veteres dixeris, quin potius viros antiquos, dialecticos,<text:line-break/>scientes, qui verum falsum que discernere funt periti, quicon-<text:line-break/>scquens </text:span><text:span text:style-name="T20">ac</text:span><text:span text:style-name="T5"> repugnans distinguere, qui demonstrandi metho-<text:line-break/>dum a pueris sunt medi lati, hos, inqnam, judices lu conscs-<text:line-break/>fum introducito; his' sedentibus aude quippiam Hippo-<text:line-break/>cratem accusare; his pronuntiaturis aggredere scelesta<text:line-break/>illa tua barbaraque voce contra Hippocratem primum illud .<text:line-break/>disserere, non oportere de hominis natura. curiosum esse,,<text:line-break/>deinde si quis hoc donet, male illum de ea iuquisivisse ac<text:line-break/>falso omnia praecepisse. Ergo quis judex erit? num Plato?<text:line-break/>quando huic saltem injurius esse minime es ausus. Ego<text:line-break/>vero ne discipulos quidem ejus resugiam, non Speusippum,<text:line-break/>non'Xenocratem. Aristotelis </text:span><text:span text:style-name="T20">vero</text:span><text:span text:style-name="T5"> vel rogem judicium fuh-<text:line-break/>eas et' cum eo Theophrasti. Optem utique et Zenonem et<text:line-break/>Chrysippum et eorum, qui hos sectantur, quemlibet judi-</text:span></text:p>
      <text:p text:style-name="P11"><text:span text:style-name="T25">•</text:span><text:span text:style-name="T5"><text:tab/></text:span><text:span text:style-name="T5">cem eligas. Horum nemo, audacissime Thessale, Hippocra-<text:line-break/>tis de natura hominis scita damnavit, quae tu mihi nec le-<text:line-break/>gisse unquam videris, nec, si legisti, intellexisse, et si lutel-<text:line-break/>lexisti, judicare certe de iis minime gentium potuisti, ut qui<text:line-break/>sub patre male lanas carpente in , gynaeceo sis edueatus.<text:line-break/>Nec enim.putes nobis vel egregium genus tuum, vel claram<text:line-break/>doctrinam latere, nec te Hippocrati et reliquis veteribus in .<text:line-break/>furdo theatro maledicere, sed qui fis et unde venias, quo<text:line-break/>genere ortus, qua educatione usus, qua disciplina imbutus,<text:line-break/>prius ostende atque ita demum dicito, illud ipsum prius, ho-<text:line-break/>minum audacissime, monitus, non esse cuivis in ulla bene in-<text:line-break/>stituta civitate concessum, publice dicere, sed fiquis vir cla-</text:span></text:p>
      <text:p text:style-name="P12"><text:span text:style-name="T5">•</text:span><text:span text:style-name="T5"><text:tab/></text:span><text:span text:style-name="T5">rus est, qul genus possit et educationem, tum eruditionem<text:line-break/>concione dignam ostendere, huic dicere permittunt leges.<text:line-break/>Tu quum nihil horum'ostendere habeas, audes tamen, gene-<text:line-break/>rofissime, Hippocratem accusare, et in nugacibus libellis tuis</text:span></text:p>
      <text:p text:style-name="P9"><text:span text:style-name="T5">- Graecos constituis junices, fers autem ipsc sententiam, nec<text:line-break/>illos expectas et palmam tibi ipsi das , modo de omnibus</text:span></text:p>
      <text:p text:style-name="P7"><text:span text:style-name="T5">medicis, modo de omnibus in universum Graecis. Haec enim-<text:line-break/>insignis audacia sapientissimi Thessali est, omnes sc medicos<text:line-break/>vicisse, sed se ipso litigatore, se ipso’agonotheta, se ipso ju-<text:line-break/>dice, post hos etiam reliquos Graecos in certamen provo-<text:line-break/>casse , rhetores, geometras, grammaticos, astronomos, phi-<text:line-break/>losophos , inter quos constitutum ac lanificorum eloquutione<text:line-break/>usum, censere se omnium primum esse, quippe medicinam<text:line-break/>reliquas omnes artes praecellere, se vero medicos omnes<text:line-break/>superasse, quod unum </text:span><text:span text:style-name="T20">forte</text:span><text:span text:style-name="T5"> fortuna recte collegit Thessalus.<text:line-break/>Si enim medicina est omnium artium praestantissima, in ea<text:line-break/>vero Thessalus primas partes obtinet, omnium hominum<text:line-break/>ita primus fuerit, ac Socratem et Lycurgum praecellat cae-<text:line-break/>terosque omnes quos Pythius vel ut viros bonos, vel ut<text:line-break/>sapientes, vel ut Musarum ministros, vel ut Jovis famulos,<text:line-break/>vel ut alio quodam </text:span><text:span text:style-name="T20">munere</text:span><text:span text:style-name="T5"> diis grato praeditos laudavit.<text:line-break/>Agedum igitur Thessalo hymnos de caetero omnes cantent<text:line-break/>fcribantque victoriae carmina et publicum orbis theatrum<text:line-break/>constituatur; acceditoque, aliquis qui canat eum qui lu</text:span></text:p>
      <text:p text:style-name="P6"><text:span text:style-name="T5">textrina sit- altus, vicisse Demosthenem, Lyfiam et reliquos<text:line-break/>rhetoras, fuperasse Platonem, Socratem et caeteros philo-<text:line-break/>sophos; palmam eripuisse Lycurgo, Soloni et aliis legisla-<text:line-break/>toribus , victorem denique totius hominum generis corona-<text:line-break/>tum esse, rhetorum, philosophorum, legislatorum. Nam<text:line-break/>si geometras etiam et grammaticos ac musicos norninatim post<text:line-break/>tantas victorias commemorem, contumeliosus in hominem<text:line-break/>videar. Ubi enim Lycurgus, Solon, Plato, Socrates et<text:line-break/>Pythagoras dant manus, num pulchrum etiam sit Hipparchi,<text:line-break/>Archimedis, Aristoxeni, Aristarchi et aliorum quorundam<text:line-break/>id genus meminisse,' hominum, ut Thessajus dixerit, nul-<text:line-break/>lius pretii ? Sed quis, tam magniloquus poeta nobis exisset<text:line-break/>qui haec canat? Quis nunc dabitur Homerus qui hexa-<text:line-break/>metro tono hanc Thessali victoriam celebret? aut quis lyricus<text:line-break/>- 'qui veluti Pindarus alte in dithyrambis canat, quique sicut</text:span></text:p>
      <text:p text:style-name="P5"><text:span text:style-name="T5">olim Bacchi, ita nunc Thessali praeconium efferat? An horum<text:line-break/>potius nullum requirimus, sed eorum qui jambos scribunt.</text:span></text:p>
      <text:p text:style-name="P7"><text:span text:style-name="T5">Archilochum aliquem, aut Hipponactem, aut ex Tragica<text:line-break/>fcena quempiam, qui sic hominem compellet: . .</text:span></text:p>
      <text:p text:style-name="P5"><text:span text:style-name="T20">Ouiesee dtm, miserrime, in stratis tuis, ' - .<text:line-break/>Namque haud'.vides, quae te.putas nojsc probe.</text:span></text:p>
      <text:p text:style-name="P8"><text:span text:style-name="T5">Orestis mini somnium narras Thessale. Qualenam id thea-<text:line-break/>trum est, in quc tu vincis Hippocratem?, Qui judices erunt?<text:line-break/>Quinam praemia proponent ?„,Visne primum Platonis fustra-<text:line-break/>gium legamus, fortassis enim hunc judicem non rejicies.<text:line-break/>Atqui ille haec ad verbum ait : </text:span><text:span text:style-name="T20">Animae igitur naturam apte<text:line-break/>putas intelligiposce, non cognita totius natura? Ammosi-<text:line-break/>quidem Hippocrati uni ex Asclepiadarum genere sides esi<text:line-break/>habenda, ne corporis quidem naturam absque hac me-<text:line-break/>thodo. Recte ais, amice- oportet tamen cum Hippocrate ser-<text:line-break/>monem conserentes, num cum eo concordet, aestimemus. Sane<text:line-break/>quidem. Igitur de natura consideranda quid- esi quod<text:line-break/>Hippocrates rectaque ratio dicit dion ad hunc modum ?<text:line-break/>de cujusque rei natura primum illud perpendi oportet,</text:span><text:span text:style-name="T5"> sitne<text:line-break/>id </text:span><text:span text:style-name="T20">cujus volumus vel ipsi artifices este , vel alios facere ar—</text:span></text:p>
      <text:p text:style-name="P7"><text:span text:style-name="T20">tisices poffe, simplex, an varias species hdbeat. Mox, si sim-<text:line-break/>plex sit, facultas esus tota aestimanda</text:span><text:span text:style-name="T5"> est, quam videiicet<text:line-break/></text:span><text:span text:style-name="T20">ad quid agendum</text:span><text:span text:style-name="T5"> obtineat, </text:span><text:span text:style-name="T20">aut quam ad patiendum ab<text:line-break/>alio sit sortitum. Sin plures habeat species , his enumera-<text:line-break/>tis, quod in una feceris, id in unaquaque exigere oportebit,<text:line-break/>nempe quid illa facere per Juam naturam sit apta,-vel quid<text:line-break/>ab alio pati.</text:span><text:span text:style-name="T5"> Audisti o generosissime Platonem simili me-<text:line-break/>thodo animae / naturam inveniendam esse censere qua cor-<text:line-break/>poris naturam Hippocrates. An adhuc vis multas hominis<text:line-break/>dictiones ex multis librorum ejus locis deligam, in quibus<text:line-break/>ille Hippocratem omnium qui ante sc suerunt maxime ad-<text:line-break/>miratur? An potius quum id alibi fecerim, nempe in eo<text:line-break/>opere in quo de Hippocratis et Platonis placitis disserui,<text:line-break/>illuc qui ni scire volet remittam, ubi, ut arbitror, claris-<text:line-break/>sime ostendimus in plurimis maximisque rebus horum vi-<text:line-break/>rorum inter su consensum, atque alio me conserens alium<text:line-break/>tibi jam advocem lu testem coetum, nempe peripataticum,<text:line-break/>qni et ipse Hippocratis physiologiae principia confirmat?</text:span></text:p>
      <text:p text:style-name="P7"><text:span text:style-name="T5">Quin de hoc quoque proditum a me in aliis commentariis est,<text:line-break/>quorum unus de elementis secundum Hippocratem inscribi-<text:line-break/>tur, post hunc alii tres de temperamentis, mox alii duo, - .<text:line-break/>alter de inaequali intemperie, qui' etiam ad tractatum de<text:line-break/>temperamentis pertinet, alter de optima corporis constitu- '<text:line-break/>tione, deinde etiam tres de naturalibus facultatibus; hos </text:span><text:span text:style-name="T20">igi-<text:line-break/>tur</text:span><text:span text:style-name="T5"> si quis leget, clare perspiciet rationum Hippocratis de<text:line-break/>natura Aristotelem interpretem esse. Quiuetiam de morbo-<text:line-break/>rum differentiis, quot ni quique sint, ac dc symptomatis pari<text:line-break/>modo, praeterea de horum utrorumque causis primus om-<text:line-break/>nium quos novimus Hippocrates recte principia dedisse </text:span><text:span text:style-name="T20">vi-<text:line-break/>detur,</text:span><text:span text:style-name="T5"> post eum vero Aristoteles fusissime ea est interpreta-<text:line-break/>tus. Haec ita esse intelliget qui commentarios nostros, quos<text:line-break/>de singulis horum scripsimus, legere voluerit.</text:span><text:span text:style-name="T5">, </text:span><text:span text:style-name="T5">Quare fl Pe- </text:span><text:span text:style-name="T5">"<text:line-break/></text:span><text:span text:style-name="T5">ripatetici judicium exercebunt, Hippocrates, arbitror, vin-<text:line-break/>cet, Thessalus ut impudens et nequam ejicietur. Sin Stoi-<text:line-break/>cis philosophis lu consessum admistis judicium permittetur,</text:span></text:p>
      <text:p text:style-name="P6"><text:span text:style-name="T5">ex iis placitis quae ipsimet statuunt, Hsppbcrati palmam da-<text:line-break/>fiunt. Quippe calidum et frigidum et siccum et humidurn<text:line-break/>primus Hippocrates invexit, post eum Aristoteles demon-<text:line-break/>stratione asseruit. Eadem Chrysippi sectatores parata quum<text:line-break/>accepissent, minime sunt obluctati, sed omnia ex horum<text:line-break/>. mixtione constare, confirmant, atque haec inter se mutuo<text:line-break/>agere ac.pati, artificemque naturam esse. Omnia denique<text:line-break/>usia Hippocratis dogmata de natura recipiunt, nisi quod lu<text:line-break/>ore tenni.est illis cum Aristotele dissensio , .quippe cum recte<text:line-break/>- Hippocrates affirmet totum corpus esse conspicabile et con-<text:line-break/>fluxile, oninesque animalis partes mutuo a se assici, recia<text:line-break/>piunt quidem hoc utrique, dissident tamen lu eo, quod Ari-<text:line-break/>stoteles qualitates tantum in se mutuo transire omninoque<text:line-break/>, misceri, Stoici non has folas, led etiam substantias ipsas exi-<text:line-break/>stimerit. Quod autem hoc definire melico supervacuum sit,<text:line-break/>quodque ad medicinae opus abunde sit,’ si tantum eoncedan-<text:line-break/>tur ea quae ab utrisque </text:span><text:span text:style-name="T20">furit</text:span><text:span text:style-name="T5"> demonstrata, itemque qualita-</text:span></text:p>
      <text:p text:style-name="P6"><text:span text:style-name="T5">tes facultatesque in mixtis totae sint tutis permixtae, haec et<text:line-break/>ante a me sunt jam demonstrata et, si res poscet, nunc de-<text:line-break/>monstrabuntur. Quare et Platonis et Peripateticorum et<text:line-break/>Stoicorum judicio Hippocratis physiologiae victoria dabitur.<text:line-break/>Imo vero ex physiologia omnes ante dicti sapientiae profes-<text:line-break/>sores ostendunt neminem posse morbos commode curare,<text:line-break/>qui corporis universi naturam non perspexerit Nunquid<text:line-break/>igitur, si de palma sub horum sapientiae professorum judicio<text:line-break/>certaflet Thessalus, vicisset, qui omnis suae physiologiae Hip-<text:line-break/>pocratem auctorem habent? Quid autem si geometris, astro-<text:line-break/>nomis, musicis aut rhetoribus judicium concedet? pute-<text:line-break/>musne hos Hippocrate praetermisso alii ulli palmam datu-<text:line-break/>ros? Ego sane nec alium quemvis primas esse latur-mu ar-<text:line-break/>bitror; minimeque omnium impudentissimum Thessalum, ut<text:line-break/>quo, nemo geometriam, astronomiam, musicen ac rhetoricen<text:line-break/>magis dehonestarit. Itaque hac saltem ratione apud hos, in.<text:line-break/>hostium theatro certaverit. Verum hos fortassis in theatrum</text:span></text:p>
      <text:p text:style-name="P7"><text:span text:style-name="T5">minime inducet, quos ipse prior inimicos reddiderit, sed<text:line-break/>solis' sapientiae professoribus, qui in dialectica exercitati; ut<text:line-break/>qui verae salsaeqne orationis judicandae facultatem adepti<text:line-break/>sint’, judicum partes-concedet. Atqui si Platonem, Aristo-<text:line-break/>telem et Chrysippum ceu parum lu ea exercitatos tranfibi-<text:line-break/>mus, alios non inveniemus. Quare fi nec aliarum artium<text:line-break/>professores judices admittet Thessalus, nec qui in dialectice<text:line-break/>caeleris omnibus sapientiae professoribus praestiterunt; illi<text:line-break/>suffragabuntur, qui tandem erunt qui eum vicisse judicabunt?<text:line-break/>Qui illi frequens theatrum constituent? Qui victorem re-<text:line-break/>nunciabuut?_ Qui denique coronabunt? Ipse videlicet se<text:line-break/>ipsum, id quod lu illis egregiis libris suis fecit, in quibus sc<text:line-break/>ipsum judicavit; coronavit, victoremque declaravit.</text:span></text:p>
      <text:h text:style-name="Heading_20_2" text:outline-level="2">Cap. III.</text:h>
      <text:p text:style-name="P40"><text:span text:style-name="T5">At for lassis illud libi gloriae memoriaeque<text:line-break/>• occasionem fore est arbitratus, si optimis vicis lacessitis, nos<text:line-break/>sibi </text:span><text:span text:style-name="T20">respondere cogeret.</text:span><text:span text:style-name="T5"> Verum ita et Zoilus celeber clarus-<text:line-break/>que fit, qui Homeri statuam flagellavit, et Salmoneus, qni<text:line-break/>Jovem est luntatus, reliquaque flagitiosorum hominum non</text:span></text:p>
      <text:p text:style-name="P6"><text:span text:style-name="T5">exigua turba, qui vel meliores non sunt reveriti;vel in deos<text:line-break/>ipsos suerunt contumeliosi, Verum hi non bonam de </text:span><text:span text:style-name="T20">se</text:span><text:span text:style-name="T5"> opi-<text:line-break/>uionem reliquerunt, nec aemulatur-quispiam qui compos sit<text:line-break/>mentis nee Horneromastiga Zoilum, dementem Salmoneum;<text:line-break/>quamvis maledicis Zoilus lu admiratione sit et Salmoneus<text:line-break/>saerilegis. Sed quid hoc?’etenim saccularii'saccularios ae-<text:line-break/>mulantur, </text:span><text:span text:style-name="T20">et</text:span><text:span text:style-name="T5"> qui produnt proditores, nec prorsus: est ullus<text:line-break/>vir qui proprium coetum in quo palmam ferat • non ha-<text:line-break/>beat. Adeo si Thessalus inter coquos, tinctores; lanificos,<text:line-break/>- sutores, textores </text:span><text:span text:style-name="T20">ac</text:span><text:span text:style-name="T5"> fullones, de victoria certans scripsisset,<text:line-break/>utique et retulisset de Hippocrate victoriam et nemo nostrum<text:line-break/>ei repugnasset. Nunc quum omnes hominesqudices' consti-<text:line-break/>tuat. ex hoium autem numero fint et Plato et Aristoteles et<text:line-break/>Theophrastus et Chrysippus, nequaquam omne punctum fo-<text:line-break/>lus feret; sed alicui fortassis provocas e ad alium junicem Lcebit.<text:line-break/>QuaUquam enim Hippocrates certare cum Thesthlo [sc inffe-<text:line-break/>riori spernet, at forte Erasistratus non ncgliget, multoque</text:span></text:p>
      <text:p text:style-name="P6"><text:span text:style-name="T5">minus Heropllilus; atque </text:span><text:span text:style-name="T20">his</text:span><text:span text:style-name="T5"> etiam minus Asclepiades alii-<text:line-break/>'que. multi 'juniorum medicorum, quibus est ad contentionem<text:line-break/>natura,propensior,, minimeimpune abire contumeliam.sinent,<text:line-break/>quajpariter omnes Graecos Thessalus laedit, sed producto lu<text:line-break/>medium, hominp omnes ejus libros extrema ignorantia re-<text:line-break/>fertos Graecis offendunt,. qui tot ac tantis libris scriptis et<text:line-break/>tot veisuum millibus nugacissime effusis, nusquam in usio<text:line-break/>operumfujorurn demonstrationeln ullam afferre lentavit, sed<text:line-break/>. tyranni,ritu duos tantum este in omni nictus ratione morbos<text:line-break/>juliet, uompe,.fluxum et; astrictum , non intelligens sc disse-<text:line-break/>rentiam; quamdam morborum dixisse, quam; utique prisci,<text:line-break/>ut ostendemus, prosic ijqrunt, caelerum nemo tam rudis<text:line-break/>fuit ni uisserentias morborum ipsos esse morbos putarer ac<text:line-break/>remediorenr indicationem ab iis sumeret substantia ipsa prae-<text:line-break/>’ termissan.ecAtqni hio Thessali quidem; error o: Jnpiter ac dii,<text:line-break/>mini)njss</text:span><text:span text:style-name="T32">x</text:span><text:span text:style-name="T5">qquem;vel puer in liberalibus disciplinis educatus,<text:line-break/>statiiu. amimadvertisset, hic tamen, parvus error eo nisolen-</text:span></text:p>
      <text:p text:style-name="P7"><text:span text:style-name="T5">tiae hominem evexit ut magnum et praeclarum aliquid in-<text:line-break/>venisse se putaret, perinde ae si quis, quum omne animal<text:line-break/>rationale esseaut icrationale dixerit, non animalium disse-<text:line-break/>rentias, sed aliud qnippiam dixisse sc putet, quum sciliy<text:line-break/>cet huic illud quoque similiter fit lictum, omne animal mor-<text:line-break/>tale est vel immortale. Quippe oppositio, quae lu sin-<text:line-break/>gulis differentiis </text:span><text:span text:style-name="T20">notatur,</text:span><text:span text:style-name="T5"> conjuncta de omnibus speciebus<text:line-break/>dicitur. Omue enim animal aut mansuetum est aut ferum.<text:line-break/>Omne animal aut pedatum est aut non pedatum. Omne<text:line-break/>animal aut cornutum est aut cornuiim expers. Nec<text:line-break/>est luter differentias luvenire oppositionem ullam quae sit .<text:line-break/>altera praestantior, nec quae magis omnibus insit particula-<text:line-break/>iibus. Verum non convenit, quum de animalium omnium<text:line-break/>numero quaerito; unam differentiarum oppositionem re-<text:line-break/>spondere. Hoc enim pacto duo erunt aniifeaiia universa,<text:line-break/>nec ullum magis rationale quam mortale vel immortale, aut<text:line-break/>ferum vel mansuetum, aut reliquarum oppositionum qiiaeli-<text:line-break/>'bet. Quod si quis differentiis omissis, sicut plane vatio<text:line-break/>exigit, equum;—bovein, canem, hominem, aquilam, apem, •</text:span></text:p>
      <text:p text:style-name="P6"><text:span text:style-name="T5">formicam,, leonem et ovem respondeat, reliquaque omnia<text:line-break/>per fpecies animalia connumeret, constat hunc quaerenti,<text:line-break/>quot sint 'cuncta animalia, recte respondisse. Quin si multa<text:line-break/>quidem, sermone animalia memoret, testetur autem enume-<text:line-break/>rare se omnia non posse, sic quoque commodissime respon-<text:line-break/>derit. Similis agitata quaestio de morborum numero et nm-<text:line-break/>nibus antiquis medicis est, alsis septem eos in totum esse<text:line-break/>affirmantibus ,• aliis plores bis paucioresve dicentibus, omni-<text:line-break/>bus tamen ad species , quae in substantia, non quae in disse-<text:line-break/>rentia essent, respectum habentibus. Nemo- enim ita erat<text:line-break/>indoctus.,- aut logicae speculationis rudis, ut differentias spe-<text:line-break/>clerum pro substantia loquendo usurparet. At Thessalus isse<text:line-break/>e gynaeceo exiliens tantis viris maledicit, ipse nec genus<text:line-break/>habens quod referat, nec educationem nec eruditionem,<text:line-break/>qualem illorum quisque, quorum alius Aristotelis,, alius Pla-<text:line-break/>tonis, alius Theophrasti, aut denique alterius cujusquam<text:line-break/>' eoruin virorum, qui in logica contemplatione suere exerci-<text:line-break/>tati, familiaris fuit.’ Vejuti igitur rogatus quispiam, quot</text:span></text:p>
      <text:p text:style-name="P7"><text:span text:style-name="T5">sint lu universum vocis elementa, si duo ea esse responderi</text:span><text:span text:style-name="T36">4</text:span><text:span text:style-name="T5">,<text:line-break/>'quippe aut vocalem omnino, aut cohspnantem esse quicquid<text:line-break/>vocis fit elementum, is verum quidem dixerit; caeteruni ad •<text:line-break/>quaestionem non refponderit. Ad euirdern medum ,..arbii-<text:line-break/>tror, siquis omnium morborum numerum comprehendere<text:line-break/>studens,'speciem quidem ullam.morborum., veluti phlegmo-<text:line-break/>nern, scirrhum vel oedema, referre non curet, i solas, autem<text:line-break/>differentias memoret, live estrictum et flnidurni,. sive rarum<text:line-break/>et densum, sive durum' et molle, sive tensum et :lai-<text:line-break/>xum, verum hic quoque dixerit, minime tamen ul<text:line-break/>quaestionem responderit Primum namque non omnis<text:line-break/>differentia generi addita ad speciei: constitutionem aliquid<text:line-break/>conducit, sed quae ex generis propria divisione nascitur,<text:line-break/>quippe hae demunt differentiae- sunt, quae species constitu-<text:line-break/>ant , reliquae omnes alienae. Etenim animalis propriae.<text:line-break/>differentiae sunt mortale et immortale, rationale et irra-<text:line-break/>tionale ,manluetum et ferum et quaecunque alia id genus.<text:line-break/>Molle vero ac durum, grave et leve, rarum .et densum; ma-<text:line-break/>gnum et parvum animalis differentiae non sunt, sed subi</text:span></text:p>
      <text:p text:style-name="P6"><text:span text:style-name="T5">stautiae. Itaque etiamsi cum animali vel molle, vel du<text:line-break/>mm,, vel densum, vel rarum, vel magnum, vel parvum<text:line-break/>componas:, </text:span><text:span text:style-name="T20">ad</text:span><text:span text:style-name="T5"> speciem constituendam nihil sane plus contu-<text:line-break/>lerint,. sin vel rationale'et immortale, vel rationale etmor-<text:line-break/>tale animali adjeceris, efficitur specie illic deus, hic homo.<text:line-break/>Itu vero etsi rationali animali duas alias differentias pecu-<text:line-break/>liares addideris, quae sunt gressile et bipes, sic quoque spe-<text:line-break/>ciem quampiam effeceris, nempe hominem. Unde fieri non<text:line-break/>poteft ut ullius rei specificas differentias inveniat qui eam<text:line-break/>definitione, sive substantiae ipsius oratione, ad unguem non<text:line-break/>circumscripserit. Alius delude error incidere solet iis qui-<text:line-break/>bus parum exercitata ratio est, quod quum nuam aliquam<text:line-break/>differentiarum oppositionem invenerint, speciem aliquam<text:line-break/>propositi generisfe putent invenisse, ceu paulo ante de vocis<text:line-break/>elementis est dictum. Siquidem qui vocalem et consonantem<text:line-break/>dixit; nondmn omnia humanae vocis elementa dixit, sed<text:line-break/>duas tantum primas et generales differentias Quod fi vo</text:span></text:p>
      <text:p text:style-name="P8"><text:span text:style-name="T5">’ cales rursus lu longas, breves ancipitesque diducat, tum</text:span></text:p>
      <text:p text:style-name="P7"><text:span text:style-name="T5">consonantes lu semivocales et mutas, itemqne tum longas<text:line-break/>tum breves </text:span><text:span text:style-name="T20">vocales</text:span><text:span text:style-name="T5"> bifariam, ancipites vero.trifariam, sed<text:line-break/>mutas primum in aspiratas, tenues ac medias, dein rursus<text:line-break/>tripartito harum singulas, mox semivocales propria, .ne fru-<text:line-break/>stra multis morer, sectione secet, ita quatuor et viginti ele-<text:line-break/>menta vocis qua utimur inveniat. Quippe id tantum di-<text:line-break/>xisse, quod elementorum vocis quaedam vocales sint,. quae-<text:line-break/>dam consonantes, nondum omnium elementorum artificem,<text:line-break/>aut plane scientem auditorem reddit, sed fiquis ubi lulon-<text:line-break/>gas, breves et ancipites diduxerit, adpciat duas esse breves,<text:line-break/>nempe </text:span><text:span text:style-name="T25">ε </text:span><text:span text:style-name="T5">et o, duas praeterea longas </text:span><text:span text:style-name="T30">η</text:span><text:span text:style-name="T25"> </text:span><text:span text:style-name="T5">et m, tres vero an-<text:line-break/>cipites </text:span><text:span text:style-name="T25">α </text:span><text:span text:style-name="T5">i v, sic sane artificem auditorem deomnibus voca-<text:line-break/>libus effecerit, itemqne de consonis ad eundem modum.<text:line-break/>Itidem si quis tradere de morborum numero instituat, quot<text:line-break/>hi lu universum sint, non debet is in prima statiin disseren-<text:line-break/>tia subsistere, sed divisa ea procedere, donec ad aliquam lu-</text:span></text:p>
      <text:p text:style-name="P7"><text:span text:style-name="T25">, </text:span><text:span text:style-name="T5">simarum specierum et quae amplius in aliam dividi non pos-<text:line-break/>sit, perveniat. Id vero quam haud cuique sit promptum,<text:line-break/>sini homini duntaxat, qui lu dividendi methodo magnopere<text:line-break/>sit exercitatus, intelligere quisque poterit, primum si om-<text:line-break/>nia legerit</text:span><text:span text:style-name="T36">1</text:span><text:span text:style-name="T5"> quae de eo genere methodi lu principio Philebi<text:line-break/>a Platone Eunt prodita, delu si Sophistam etiam et Politicum<text:line-break/>legerit. Jam vero difficilior adhuc res videbitur, Aquis<text:line-break/>primum Aristotelis librum de partibus animalium legerit.<text:line-break/>Conatur enim in eo libro omnes animalium differentias enu-<text:line-break/>meiare; at ubi multas dubitationes movit, vix tandem fu-<text:line-break/>fpecte ac timide pronunciare quippiam audet. Et' quum<text:line-break/>Aristoteles et Plato tantam tamqne difficilem rem esse cen-<text:line-break/>snerint genera lu proprias differentias exacte dividere, ac<text:line-break/>post hos Theophrastus et alii philosophi rationem ablolvere<text:line-break/>lentaverint, utpote ne apud isses quidem satis adhuc con-<text:line-break/>stantem, audacissimus Thessalus absolute pronuntians, credi<text:line-break/>sibi vult duos in totum esse in victus ratione morbos, et. eos<text:line-break/>quidem simplices ac primos et veluti elemeutares; nam ter-</text:span></text:p>
      <text:p text:style-name="P7"><text:span text:style-name="T5">sium ab his ratione gignit ex ambobus compositum. At si<text:line-break/>ulla methodo haec, sicut jactas, investigasti, cur hanc no-<text:line-break/>bis non dixisti? Sed. contra plane quam pro gravitate no-<text:line-break/>minis quod tibi arrogas, hoino temerarie atque amethodo ali-<text:line-break/>enissime, rem pronuntiasti, qui ne principium quidem ipsum<text:line-break/>unquam attigeris, a quo coepisse necesse sit-eum.,, qui recte<text:line-break/>cuj uslibet rei species et differentias peculiares fit luventu-<text:line-break/>rus? De re </text:span><text:span text:style-name="T20">enim qualibet o puer unitm principium opti-<text:line-break/>mum, nojsc id de quo proposita quaesilo esi ; aut prorsiuS<text:line-break/>esi aberrandum,</text:span><text:span text:style-name="T5"> ait alicubi Plato, non ad. dividendum<text:line-break/>modo quidvis ab ipsa quaesitae rei essentia nobis esse lu-<text:line-break/>choandum censens, sed etiam in omni disquirenda re ejus-<text:line-break/>modi scmper principio utendum. Ergo hic quoque .par erat,<text:line-break/>ubi quid morbus sit, quid symptoma et quid passio dili-<text:line-break/>genter prius dixisses, ac dein qua conveniant disserantque<text:line-break/>ipsorum singula definivisses, sic demum lentare in proprias<text:line-break/>ea differentias diducere, facundum eam quam sapientiae pro-<text:line-break/>sessores tradiderunt methodum, aut si quam potiorem </text:span><text:span text:style-name="T20">ea</text:span><text:span text:style-name="T5"> quae</text:span></text:p>
      <text:p text:style-name="P6"><text:span text:style-name="T5">ab iis prodita est, explorasses, hanc ipsam prius astruere,<text:line-break/>tum illud ostendere ac Graecos docere, hunc qui in textrina<text:line-break/>sit altus superasse Aristotelem et Platonem lu methodis logi-<text:line-break/>cis ; conculcasse Theoprastum.et Stoicos in dialectice, clare<text:line-break/>ostendisse omnes eorum sectatores ne primos quidem mor-<text:line-break/>bos qui essent unquam novisse, Herophilum illum dialecti-<text:line-break/>cum, et condiscipulum ejus Phllotimum et praeceptorem ejus<text:line-break/>Praxagoram, qui ab Aesculapio originem traxit et qui cum<text:line-break/>. his et ante hos suerunt; Erafistratum, Dioclem, Mnefitheum,<text:line-break/>Dieuchem,- Philistionem, Plistonicum, ipsum denique Hip-<text:line-break/>pocratem. Porro simplici verbo dicere, omnes in nictu<text:line-break/>morbos esse duos; non methodo, non demonstratione, non<text:line-break/>ratione ulla probabili, non lenimento aliquo, non alia re<text:line-break/>prorsus adhibita, praeterquam in veteres blasphemra, </text:span><text:span text:style-name="T20">id<text:line-break/>facere,</text:span><text:span text:style-name="T5"> imperantis hominis murins est, non docentis. Esto,<text:line-break/>taceas, qua logica methodo haec inveneris, at certe unde<text:line-break/>saltem de veritate sermonis judicaris, adhibitum aliquid<text:line-break/>oportuit. Nam invenienti ejus quod quaeritur logicae</text:span></text:p>
      <text:p text:style-name="P7"><text:span text:style-name="T25">. </text:span><text:span text:style-name="T5">methodi facultatem praestant, at quae fidem lis. faciant quae<text:line-break/>. recte suntinventa</text:span><text:span text:style-name="T20">, duo sunt apud omnes homines</text:span><text:span text:style-name="T5"> judicia-<text:line-break/>ria </text:span><text:span text:style-name="T20">instrumenta,</text:span><text:span text:style-name="T5"> ratio et experientia. Quippe ad eum<text:line-break/></text:span><text:span text:style-name="T5">_ </text:span><text:span text:style-name="T5">qui interrogaverit cur huic febricitanti frigidae bibendae<text:line-break/>potestatem feceris, duplex responsio est, altera quae ortum<text:line-break/></text:span><text:span text:style-name="T5">, </text:span><text:span text:style-name="T5">naturamque febris docet ac de morborum-temporibus disse-<text:line-break/>rit , tum ad eundem modum aquae frigidae naturam expla-<text:line-break/>.. nat,', et ubi haec proposuit, conatur docere lu hoc morbo<text:line-break/>atqpe hoc tempore aquam frigidam idoneum remedium esse;<text:line-break/>altera de nullius horum natura sollicita ad experientiam<text:line-break/>. confugit, quod in tali morbo atque occasione saepe frigidam<text:line-break/>profecisse viderit. Debebat igitur, opinor , et Thessalus<text:line-break/>vel experimentum, vel rationem assertioni suae judiciariam<text:line-break/>probationem adhlbuisse, non sicuti tyrannus imperare, ac<text:line-break/>sibi citra . demonstrationem credendum erigere. At quam,<text:line-break/>inquiunt, audire demonstrationem postulas? ita enim contra<text:line-break/>nos,interrogant ejus sectatores, neque id injuria, ut qui nec<text:line-break/>eo unquam pervenerint -ut notionem demonstrationis tene-</text:span></text:p>
      <text:p text:style-name="P6"><text:span text:style-name="T5">rent, quum nec geometriam nec’arithmeticen nec dialecti-<text:line-break/>cen pec resolutoriam nec denique logicam ullam speculatio-<text:line-break/>nem attigerint. Quocirca respondendum his ita est, nimis<text:line-break/>fero, quid demonstratio sit, discere postulatis, nee fieri po-<text:line-break/>test ut brevi tempore speculationem, quae subtilitatem men-<text:line-break/>tis desiderat, assequamini, praesertim qui nec accuratis ratio-<text:line-break/>nibus audiendis exercitati et in diuturna perversitate volu-<text:line-break/>tati sitis. Sed istos mittamus, ut qui ne intelligere quidem<text:line-break/>quae verae disciplinae sint valeant, nedum ipsas discere,<text:line-break/>aut recte judicare.</text:span></text:p>
      <text:h text:style-name="Heading_20_2" text:outline-level="2">Cap. IV.</text:h>
      <text:p text:style-name="P39"><text:span text:style-name="T5">Nos vero una cum iis qui exercitati<text:line-break/>sunt et demonstrationem intelligunt et natura sunt sagaces,<text:line-break/>neque enim Thessalios asinos docere profitemur, ad id quod<text:line-break/>propositum nobis ab initio est accingamur, acstatim una cum<text:line-break/>ipsa medendi methodo etiam causas ipsas unde errarlut<text:line-break/>medicorum plurimi, qui tradere eam sunt conati; expona-<text:line-break/>mus; quippe ad firmiorem veritatis fidem id quoque'non<text:line-break/>parum conducere videtur. Ae primum quidem illud cave-</text:span></text:p>
      <text:p text:style-name="P6"><text:span text:style-name="T25">- </text:span><text:span text:style-name="T5">bimus, ne simul de ambobus, tum methodo, quae ratione<text:line-break/>nititur, tum experientia, quae ratione nor utitur, agamus<text:line-break/>Non enim de omni remediorum inventione nunc loqui sta -<text:line-break/>tuimus, sed tantum de ea quae methodo fit, ita utique ut<text:line-break/>sie empirica ipsa et a nobis in alio opere est proditum et ab<text:line-break/>ipsis empiricis medicis quos vocant plurimum elaboratum.<text:line-break/>Atque utinam rationales omnes mediet propositum ita pre-<text:line-break/>merent, nec experientiam et rationem miscerent atque in<text:line-break/>uftum confunderent, sed quam utraque vim habeat, quan-<text:line-break/>tumque ad propositum artis finem conducat,' seorsum tra-<text:line-break/>ctarent atque perpenderent. Ergo methodo quippiam in-<text:line-break/>quirere luvenireque ex adverso opponitur ei quod est for-<text:line-break/>tuito temereque. Est autem id cum via quadam et ordine,<text:line-break/>, ita ut in disquisitione aliquid primum sit, aliquid secundum<text:line-break/>et tertium et quartum, atque ita de reliquis omnibus dein-<text:line-break/>ceps , quoad demum ad ipsum quod ab «luitio est proposi-<text:line-break/>tum sit perventum. ' Ac empirici quidem rationabiliter fa-<text:line-break/>tentur nec inventionis nec doctrinae apud' ipsos esse ne-<text:line-break/>cessariurn ordinem, nam nec arte ulla rationeve experientia</text:span></text:p>
      <text:p text:style-name="P6"><text:span text:style-name="T5">nititur, imo fortunam prosperam </text:span><text:span text:style-name="T20">ad ea</text:span><text:span text:style-name="T5"> quae quaerit inve-<text:line-break/>nienda requirit.. Qui vero rationem luventionis .suae aucto-<text:line-break/>rem statuerunt, ac ordluem unam que viam,'quae ad finem<text:line-break/>ducat, proposuerunt, iis suerat quidem necessarium a primo<text:line-break/>aliquo auspicatis, de quo luter omnes homines conveniret,<text:line-break/>sic transire ad reliqua. Caelorum hunc rationem non sequi-<text:line-break/>tur- </text:span><text:span text:style-name="T20">pleraque medicorum pars,</text:span><text:span text:style-name="T5"> imo principia quoque ipsa<text:line-break/>controversa sumit, nec illa demonstratione consumat, tnin<text:line-break/>ad reliqua simili modo trausit, legislatorum ritu sanciens ve-<text:line-break/>rius quam demonstrans. Quae omnia inde adeo his acci-<text:line-break/>dunt, quod nihil prius de demonstratione sunt meditati, sed<text:line-break/>- simul et inquisitis insistunt et ad eorum fidem demonstratione<text:line-break/>' uti audent, simile prolecto quiddam iis molientes, qui sphae-<text:line-break/>i ram, aut cubum, aut conum, aut cylindrum, aliudve id<text:line-break/>genus metiri aggrediuntur, quum tamen omnis geometricae<text:line-break/>ac logisticae rationis sint ignari, imo vero nec cubiti, pal-<text:line-break/>nnve aut pedisnuensuram praeparatam habeant, ac deinde<text:line-break/>• succenlent iis, qui vel demonstrationem ab ipsis exigunt,</text:span></text:p>
      <text:p text:style-name="P6"><text:span text:style-name="T5">vel tacere jubent. Quemadmodum enim in illo ridiculus<text:line-break/>erit is qui, rectanguli trigoni,- cujus alterum exempli<text:line-break/>causa latus circa rectum angulum quinque sit pedum, altu-<text:line-break/>rum duodecim, dicat meam non esse triginta pedum, scd<text:line-break/>quadraginta, nec ejus rei demonstrationem ullum afferat,<text:line-break/>ita hic quoque ridiculus est, qui quicquam affirmat, quod<text:line-break/>demonstrare non possit. Ergo sicut lu demonstratione de<text:line-break/>triangulo, neque enim recedendum, nobis ab exemplo est,<text:line-break/>qui indoctos methodicos a disputatione nostra jam abegimus,<text:line-break/>ipsum quod propositum est, ex duabus his propositionibus<text:line-break/>colligebatur, una, quae spatium id, quod lateribus pedum<text:line-break/>. quinque et pedum duodecim continetur, fexagluta pedum<text:line-break/>effici, dicit, altera, quae triangulum dimidium ejus esse spatii<text:line-break/>proponit atque ostendit, harum utraque rursus ut demon-<text:line-break/>strationis fidem reciperet, estis propositionibus egebat, mox<text:line-break/>illae aliis, quoad perventum ad primas esset, hae vero nec<text:line-break/>ex aliis nec per demonstrationem, sed ex sc fidem faciunt:<text:line-break/>sic arbitror et in iis omnibus quae lu medicina dernonstran-</text:span></text:p>
      <text:p text:style-name="P6"><text:span text:style-name="T5">tur , ad primas et indemonstrabiles propositiohes </text:span><text:span text:style-name="T20">et</text:span><text:span text:style-name="T5"> quae ex<text:line-break/>fe fidem faciant, omnia esse perducenda. Ac si omnes de<text:line-break/>•&gt; medendi methodo sic 'dicere aliquid instituissent, prorsus<text:line-break/>, sicuti inter arithmeticos, geometras et logisticos ,iia'luter<text:line-break/>' ipsos quoque convenisset; quippe apud quos discere ab ipso<text:line-break/>statun initio licet, quid quoque nomine quo'usuri sunt, si-<text:line-break/>gnifieetur, quas praeterea "propositiones indemonstrabiles,<text:line-break/>quae axiomata vocant, ad disceptationem sint suihpturi, vel-<text:line-break/>uti lineam esse longitudinem citi’a latitudinem, superficiem,<text:line-break/>quae longitudinem latitudinemque tantum habeat, et trian-<text:line-break/>gulum esse hoc, quadrangulum illud, ac reliqua ad eniidem<text:line-break/>modum. Ab his, ubi axiomata hujusmodi‘usurpanda sibi<text:line-break/>este praedixerint, scilicet quae eidem sumt'aequalia., infer se<text:line-break/>etiam esse aequalia, et si aequalibus aequalia sint adjeeta,<text:line-break/>totafore'aequalia r demonstrata theoremata jam lentant, ni-<text:line-break/>hil extra ea quae a principio praesumscrunt adjicientes. Ple-<text:line-break/>' rique tamen medicorum, sicut ipse jscis, Hiero carissime,<text:line-break/>interrogati nndenam principium inventionis fuae sninserlut,</text:span></text:p>
      <text:p text:style-name="P6"><text:span text:style-name="T5">tantum abest ut indemonstrabilia principia et quae omnibus<text:line-break/>hominibus in confesso sint proserant, ut nec quod sibi ipsis<text:line-break/>- consonum respondeant inveniant; </text:span><text:span text:style-name="T20">fed</text:span><text:span text:style-name="T5"> fursum ac deorsum<text:line-break/>- Euripi more agantur , contraria quisque in progressu sermo-<text:line-break/></text:span><text:span text:style-name="T36">:</text:span><text:span text:style-name="T5"> nis iis quae ab initio statuerunt asserentes. Siquidem sa-<text:line-break/>. plautissimus iste Thessalus, quum apparentes esse connnuni-<text:line-break/>. V tates dixisset, paulo .post non Colum non alium quenquam</text:span></text:p>
      <text:p text:style-name="P5"><text:span text:style-name="T5">priorum medicorum vidisse eas asseverat, sed nee ipsum qui<text:line-break/>primus eas peperit, Themisonem. Hujus namqueurrins esse<text:line-break/>g inonstrosas illas communitates fatetur </text:span><text:span text:style-name="T5">, </text:span><text:span text:style-name="T5">ceu patris legitimos</text:span></text:p>
      <text:p text:style-name="P5"><text:span text:style-name="T5">filios. Post bos vero qui scquuti fnut omnes et inter se et<text:line-break/>xialiiplo Thessalo , dissentiunt , nec easdem communitates tra-<text:line-break/>dentes, nec emnino inter se vel in uno concordantes, ld<text:line-break/></text:span><text:span text:style-name="T32">;</text:span><text:span text:style-name="T5"> quod saepenumero tibi , ipsis , etiam methodicis praesentibus,<text:line-break/>ui.ostendi, ac fortasse• aliquando majus otium.nactus, de.eo-<text:line-break/>.-rum dissensione scribam. At nunc tantum 'altem ad rem</text:span></text:p>
      <text:p text:style-name="P5"><text:span text:style-name="T5">-propositam sumi expedit, oportuisse eos;, praesertim sectae<text:line-break/>auctores, exposuisse prius d« qua re singula nomiu- ilici</text:span></text:p>
      <text:p text:style-name="P7"><text:span text:style-name="T5">'vellent, sicut- empirici faciunt, qui apparere ea dicunt quae<text:line-break/>sub sensum cadunt, nosci vero quae memoria tenentur, ap-<text:line-break/>- parere simul et nosci quae et apte aliqriando.sub sensum ve-</text:span></text:p>
      <text:p text:style-name="P5"><text:span text:style-name="T5">nerunt et nunc fimili modo veniunt. Num igitur ita jpsi<text:line-break/>- quoque apparere communitates dicunt, ceu sensu cognitas,<text:line-break/></text:span><text:span text:style-name="T20">t </text:span><text:span text:style-name="T20">an et quae</text:span><text:span text:style-name="T5"> ratione comprehendimus, apparentia nominant?</text:span></text:p>
      <text:p text:style-name="P5"><text:span text:style-name="T5">Empirici namque non admodum concedunt quicquam ex iis,<text:line-break/>quae sola ratione nosci videntur, apparens dici. Rursus<text:line-break/>veteres philosophi duplex esse genus apparentium decernunt,<text:line-break/>unum quod ipsi empirici comprobant,: nempe eorum quae<text:line-break/></text:span><text:span text:style-name="T5">si </text:span><text:span text:style-name="T5">sensu aliquo noscuntur, veluti albi, nigri, duri, mollis,<text:line-break/>calidi, frigidi et similium, alterum eorum quae intelligentiae<text:line-break/>. primo occursu indemonstrabili patent, veluti quae eidem<text:line-break/>sunt aequalia, ea etiam inter se esse aequalia, et si aequali-<text:line-break/></text:span><text:span text:style-name="T5">; </text:span><text:span text:style-name="T5">bus aequalia addantur, tota etiam aequalia fieri, et si aequa-<text:line-break/>libus aequalia demas, quae restant etiam aequalia, fore,<text:line-break/></text:span><text:span text:style-name="T5">i </text:span><text:span text:style-name="T5">Hujus esse generis ajunt et quod nihil citra causamfiat, et</text:span></text:p>
      <text:p text:style-name="P7"><text:span text:style-name="T5">quod omnia ex ente quopiam, et quod ex eo quod omnino<text:line-break/>non sit nihil fiat ; simili modo nihil corrumpi in id quod<text:line-break/>ante non fit, item quod affirmare, vel negare de </text:span><text:span text:style-name="T5">quoque<text:line-break/></text:span><text:span text:style-name="T5">sit necesse, aliaque id genus non pauca, de quibus in logicis<text:line-break/>tractatibus agitur et ipse in commentariis de demonstratione<text:line-break/>quam potui dixi clarissime. De liis inter eiusmodi prrnci- </text:span><text:span text:style-name="T5">'<text:line-break/></text:span><text:span text:style-name="T5">pia, quae logica uuncu pamusquidam philosophorum con-<text:line-break/>tendunt atque ambigunt, hi tamen hactenus saltem sunt mo-<text:line-break/>desti, quod omni demonstrationi fidem abrogant, iutelligen--<text:line-break/>tes, arbitror, tametsi id non dicunt,, illud saltem se certo<text:line-break/>scire, nihil omnino demonstrari posse, si logicis principiis<text:line-break/>fides non sit adhibita. At qui eousque rudes amentesque<text:line-break/>sunt, ut neid quidem intelligere queant, hi demonstrare<text:line-break/>quidem: conantur, caeteruin quae qualiave et quot demon-<text:line-break/>strationum principia sint, nec noscere nec quaerere volunt,<text:line-break/>nec alium docentem audire sustinent, sed absolute ; pronun-<text:line-break/>ciant et verba loquuntur, quae nec quid significent ipsi clare<text:line-break/>explicare valeant. Merito igitur eorum aemulis centum yo-</text:span></text:p>
      <text:p text:style-name="P6"><text:span text:style-name="T5">luminutn opera scribuntur, </text:span><text:span text:style-name="T20">pariitn</text:span><text:span text:style-name="T5"> investigantibus de quo<text:line-break/>quodque nomen 'dici Thessalus voluerit, partirn nihil tale<text:line-break/>invenientibus, cui omnia ab eo particuIatim dicta confen-<text:line-break/>tiant. Nam quae demum apparentes illae communitates<text:line-break/>sint, aut quo modo apparentes, dicere non possunt, nec si<text:line-break/>iturum atque iterum totidem libros scripserint, quippe quod<text:line-break/>apparet, aut sub senfum omnino cadat oportet, aut sub in-<text:line-break/>telligentiam nuo femel occursu, utrumque sine ulla dernou-<text:line-break/>strationis &lt;spe; quod vero intellectui se uno occursu non ex-<text:line-break/>lubet, protinus id controverfum est ac demonstratione eget,<text:line-break/>nec artem ullam </text:span><text:span text:style-name="T20">a</text:span><text:span text:style-name="T5"> tali principio incepisse convenit. Haec si<text:line-break/>in logicis methodis exercuissent, et ipsi ea intelligerent et<text:line-break/>' tempus nostrum frustra non contererent. Nuec quoniam<text:line-break/></text:span><text:span text:style-name="T32">;</text:span><text:span text:style-name="T5"> irrexercitati rUdesque, per amentiam audent demonstratione<text:line-break/>uti, priusquam quid ea sit, didicerint, necesse est cum si—<text:line-break/>-milibus- fui omnes aberrent-, prorfusque ungentur ac eos</text:span></text:p>
      <text:p text:style-name="P8"><text:span text:style-name="T5">qui recte demonstrant minime intelligant,. scd ternpus in-<text:line-break/>aniter consumant. Ergo cum his nequaquam ut cum ra-</text:span></text:p>
      <text:p text:style-name="P6"><text:span text:style-name="T5">tionalibus animalibus veldisputandum amplius ,est, vel iisdem<text:line-break/>impense contradicendum, priusquam didicisse quaenam res<text:line-break/>demonstratio sit, velint, et quatenus exerritatum esse opor-<text:line-break/>teat qui ea probe fit usurus,</text:span></text:p>
      <text:h text:style-name="Heading_20_2" text:outline-level="2">Cap. V.</text:h>
      <text:p text:style-name="P39"><text:span text:style-name="T5">Ac fecum jam omnem deinceps sermonem<text:line-break/>conferam ni illis utar methodis, quas in commentariis de<text:line-break/>demonstratione tradidi. Quippe non solum principia omnis<text:line-break/>demonstrationis esse ea, quae tuiti sensui tum intelligentiae ma-<text:line-break/>nifeste se exhibent, sed etiam iu omni re.quaerenda, nomen<text:line-break/>ipsum assumi in disputationem oportere, in issis docuimus.<text:line-break/>Npnc vero neutrum praecipere statui, nec quemadmodum<text:line-break/>invenire nec quemadmodum demonstrare conveniat, sed iis,<text:line-break/>qui jam didicerunt et exercitati sunt, simul aliquem laboris<text:line-break/>opportunum fructum reddere, inventa nimirum non tenui<text:line-break/>re, quam nunc instituimus, simul si qui sunt quibus artium<text:line-break/>maxima cordi est, quae, circa animum hominis versatur,<text:line-break/>- ipsos quoque in minoribus,prius exercitare convenit. Nam<text:line-break/>ni maxime servare in bmni methodo oportet, ut in ea te</text:span></text:p>
      <text:p text:style-name="P6"><text:span text:style-name="T5">mullis saepe levioribus problematis ' prius exerceas quam<text:line-break/>majoribus manum admoveas. Hoc igitur nobis </text:span><text:span text:style-name="T20">verae</text:span><text:span text:style-name="T5"> disci-<text:line-break/>plinae principium esto, quod utique statrm inter initia facturi<text:line-break/>fueramus, tum artem ipsi inquirentes tum aliis praeuntes,<text:line-break/>qui adhuc perversi non essent hoc modo. Quoniam omnis<text:line-break/>morbi curationem invenire propositum est, necesse estom-<text:line-break/>nium numerum prius sciri. At quoniam fieri nequit ut<text:line-break/>aut differentias generis ullius, aut species invenias, ipso quod<text:line-break/>di viditur non plane explorato, oportet profecto nunc etiam<text:line-break/>quid morbus sit narremus, quo sic divisionem ejus rite ad-<text:line-break/>eamus. Qua igitur ratione id methodo inveniamus? Qua-<text:line-break/>nam alia nisi ea quam in libris de demonstratione praecepi-:<text:line-break/>mus? </text:span><text:span text:style-name="T20">Nempe</text:span><text:span text:style-name="T5"> ut de notione, ipsa prius conveniat, quum<text:line-break/>sine hac propositae rei-substantiam invenire non liceat.<text:line-break/>Ipsam vero notionem quae omnibus concessa sit, sumendam<text:line-break/>diximus, ut quae alias principium jure non dicaturi Quae<text:line-break/>igitur est de aegrotando ab omnibus hominibus concessa no-<text:line-break/>tio', et de qua maxime iubjecta re verbum hoc aegrotare</text:span></text:p>
      <text:p text:style-name="P7"><text:span text:style-name="T5">enuneiant? Nunquid ubi nitra offensam omnium corporis<text:line-break/>partium actiones obeunt, et valere se tunc dicunt et minime<text:line-break/>medicis egere putant, ubi vero earum quae secundum natu-<text:line-break/>ram sunt corporis actionum senserint quampiam vel male<text:line-break/>fieri, vel prorsus non fieri, et aegrotare scilla corporis exi-<text:line-break/>stimant, cujus actionem laesam vident et medicum de reme-<text:line-break/>dio consulunt ? Ego sane omnes homines ita video tum<text:line-break/>morbi tum sanitatis nomen usurpare. Quinetiam eam quam<text:line-break/>dixi notionem omnes observant</text:span><text:span text:style-name="T36">1</text:span><text:span text:style-name="T5">, non lu his modo nomini-<text:line-break/>bus, fed etiam nihilo minus in omnibus quae eum his con-<text:line-break/>jugata sunt tum nominibus tum verbis. Etenim et sanum<text:line-break/>esse illum existimant cui nullius partis actio sit'laesa, et -<text:line-break/>aegrotare cui sit vitiata, et fanum' eum nominant cujus<text:line-break/>omnes corporis partes actiones suas fecundum naturam<text:line-break/>edunt, et aegrotantem cui pars aliqua laesa sit. Nec quis-<text:line-break/>quam omnino Graecorum aut aliis nomii ibus utitur, aut<text:line-break/>de alia re enuntiat' jam dictorum nominum quodvis, id</text:span></text:p>
      <text:p text:style-name="P7"><text:span text:style-name="T5">quod diffuse in medicorum nominum interpretatione osten-<text:line-break/>dimus. Atque hoc saltem mihi per orunem disceptationem<text:line-break/>memoria teneri maxime velim, nominum quidem interpre-<text:line-break/>tationem ex Graecorum me consuetudine facturbm, sicut lu<text:line-break/>commentariis de demonstratione dixi, ipsius autem rerum<text:line-break/>essentiae tum inventionem tum inquisitionem tum demou-<text:line-break/>stratianem non ex iis quae multitudini videntur, imo ex<text:line-break/>fumptionibus scientificis, de quarmm inveniendi ratione in<text:line-break/>illis est proditum. Ergo, accepto eo qnod omnes conce-,<text:line-break/>dunt principio, nempe illud in medendi methodo proposi-<text:line-break/>tumesse, ut aegrotis corporibus sanitas comparetur, id est<text:line-break/>ut ad naturalem statum partium actiones, si oblaesae sint,<text:line-break/>instaurentur, jam quoti deinceps est, inquiremus, qqot nu-<text:line-break/>merc in totum res sint, quae locointer se sibi sunt propin- </text:span><text:span text:style-name="T5">*<text:line-break/></text:span><text:span text:style-name="T5">quae, necubi aliqua procedente sermone vel pro morbis<text:line-break/>accipiamus, quum sint his similia, vel pro sanitate, quum<text:line-break/>ad hujus naturam prope accedant Proponamus autem cla-<text:line-break/>ritatis causa partes aliquas, in quibus confirmelur quod dir</text:span></text:p>
      <text:p text:style-name="P6"><text:span text:style-name="T5">cimus-, ac primum quidem ante caeteras oculunu De hoc<text:line-break/>igitur omnibus hominibus, non medicis modo, sed etiam,<text:line-break/>aliis quibuslibet convenit ejus opus esse ut videati Seu<text:line-break/>vero opus, seu actionem inter loquendum dicam, lu praes-<text:line-break/>entia saltem non refert. Ad eundem modum nec si quis<text:line-break/>aspicere oculorum esse opus dixerit, nec si quis aspectum,<text:line-break/>aut visionem, aut quomodocnnque aliter nominet, quicquam<text:line-break/>refert, quando etiamsi quis soloecismum committens nomi-<text:line-break/>net, ad rei ipsius scientiam.nihil id afferat iueommodi, modo<text:line-break/>de qua re nomen pronunciet clere explicet, in hoc enim<text:line-break/>praecipua doctrinae xis est. Nominetur igitur oculus pars<text:line-break/></text:span><text:span text:style-name="T32">(</text:span><text:span text:style-name="T5"> corporis, neque lnc rescrut partemne an particulam quis</text:span></text:p>
      <text:p text:style-name="P8"><text:span text:style-name="T5">dixerit. Quicquid enim totum complet atque integrat, id<text:line-break/>totius videlicet corporis quod complet particula sive pars<text:line-break/>nominatur. Est enim, pars ex iis quae ad aliquid dicuntur,<text:line-break/>quippe pars totius lutegrique pars dicitur, «eque profectu ut<text:line-break/>tutum .et lutegrum per relationem ad partes .et particulas</text:span></text:p>
      <text:p text:style-name="P6"><text:span text:style-name="T5">proprias nominatur; estque sicuti dextrum ad sinistrum et<text:line-break/>sinistrumad dextrum, ita et totum ad partem et pars se ha-<text:line-break/>bens ad totum. Ergo si quis hac servata notione malit partem<text:line-break/>dicere quam particulam, aut si quis contra particulam po-<text:line-break/>tius quam partem; is mihi ad rerum inventionem impedi-<text:line-break/>mento non sit, caeterum imperitum se linguae Graecae pro-<text:line-break/>dit, quemadmodum certe, si quis integrum a toto secernat,.,<text:line-break/>is quoque linguae Graecae est ignarus. Dictum vero alibi, ut<text:line-break/>sicis, diffuse de nominum usu est. Ac nunc quantum satis<text:line-break/>ad rem sit propositam adjiciam, illud duntaxat indicans,<text:line-break/>non oportere nominibus seduci, nec qui in iis dissentiunt,.</text:span></text:p>
      <text:p text:style-name="P9"><text:span text:style-name="T5">' hos statirn in rebus quoque ipsis dissentire pusare. In quo:<text:line-break/>genere omnes, ut uno verbo dicam, non medicos modo no-<text:line-break/>strae.tempestatis, scd etiam philosophorum plerosque parum<text:line-break/>exercitatos vides, ut quorum paucissimi nominum diversi-<text:line-break/>tatem a rerum diversitate distinguere noriut. Verum hujus<text:line-break/>quoque rei methodum in logicis speculationibus tradidimus,<text:line-break/>cujus opportunitas, si quando alias, utique hunc quoque</text:span></text:p>
      <text:p text:style-name="P6"><text:span text:style-name="T5">ad usum </text:span><text:span text:style-name="T5">venit Quaenam igitur , fuit ea methodus ? Ut </text:span><text:span text:style-name="T5">a<text:line-break/></text:span><text:span text:style-name="T5">rerum incipias differentia, non autem nomluum, tum osten-<text:line-break/>das quatuor exempli gratia esse res quae in vicino sunt<text:line-break/>positae, post deinde ut demonstratione consumes neque plura<text:line-break/>esse neque pauciora</text:span><text:span text:style-name="T5">, </text:span><text:span text:style-name="T5">quae lu proposita disceptatione conti-<text:line-break/>neantur, postremo ut accommodato rerum cuique suo no-<text:line-break/>mine sic reliquum sermonem absolvas, nec mutans dehinc<text:line-break/>nec transferens nomen ullum, sed cui rei ipse ab initio im-<text:line-break/>posueris , de </text:span><text:span text:style-name="T5">eadem perpetuo </text:span><text:span text:style-name="T5">usurpans. Quippe </text:span><text:span text:style-name="T5">ita </text:span><text:span text:style-name="T5">et dilu-<text:line-break/></text:span><text:span text:style-name="T5">cida </text:span><text:span text:style-name="T5">doctrina efficitur </text:span><text:span text:style-name="T5">atque a </text:span><text:span text:style-name="T5">cavillationibus </text:span><text:span text:style-name="T5">quas </text:span><text:span text:style-name="T5">homo-<text:line-break/>nymia parit libera, et quod </text:span><text:span text:style-name="T5">frustra </text:span><text:span text:style-name="T5">est additum, facile de-<text:line-break/></text:span><text:span text:style-name="T5">prehenditur, et quod deficit </text:span><text:span text:style-name="T20">cito </text:span><text:span text:style-name="T20">invenitur, et quae</text:span><text:span text:style-name="T5"> conso-<text:line-break/></text:span><text:span text:style-name="T5">nant dissonantque maxime in ejusrnodo </text:span><text:span text:style-name="T5">explicationibus ex-<text:line-break/></text:span><text:span text:style-name="T5">acte </text:span><text:span text:style-name="T5">discernuntur.</text:span></text:p>
      <text:h text:style-name="Heading_20_2" text:outline-level="2">Cap. VI.</text:h>
      <text:p text:style-name="P39"><text:span text:style-name="T5">Ergo illud repetamus </text:span><text:span text:style-name="T5">denuo. Visus ocu-<text:line-break/></text:span><text:span text:style-name="T5">lorum </text:span><text:span text:style-name="T5">actio est, </text:span><text:span text:style-name="T5">loquutio linguae, incessus </text:span><text:span text:style-name="T5">crurum. </text:span><text:span text:style-name="T5">Ipsa<text:line-break/></text:span><text:span text:style-name="T5">rursus, actio motus </text:span><text:span text:style-name="T5">est </text:span><text:span text:style-name="T5">activus. At horum ipsorum motus</text:span></text:p>
      <text:p text:style-name="P6"><text:span text:style-name="T5">prioris habitus est immutatio, activus qui a se editur, ut.et<text:line-break/>passivos motus ‘qni'ab</text:span><text:span text:style-name="T36">:</text:span><text:span text:style-name="T5"> aliquo «externo .excitatur, veluti vo-<text:line-break/>latus ‘actio *est animalis volatilis., et incessus animalis gredsi-<text:line-break/>Iis, quod autem ab’ alio sic agitur ut locum mutet, id uti-<text:line-break/>iqtie non agit, sest patitur. Egit namque qui ex Piraeeo Su-<text:line-break/>' trium indessit-, quippe nictus active -est, id est .ex se ipsu et<text:line-break/>propria ndturSp.cemtrn </text:span><text:span text:style-name="T20">,paifv&amp;</text:span><text:span text:style-name="T5"> «st qui ex Biraeeo Sunlum<text:line-break/>'naVigavrtutpote unii • neni vectus est, Atrquoniam mutum<text:line-break/>sprioris dsse habitus metationem distimus, eameroirmmuta-<text:line-break/></text:span><text:span text:style-name="T25">ήΰό </text:span><text:span text:style-name="T5">dupliciter </text:span><text:span text:style-name="T36">c</text:span><text:span text:style-name="T5">fit; nempe autnu qualitate-, iautinlonoyuti-<text:line-break/>'que mutatio quite lu loce tagilur latio dicitur, quae in qua-<text:line-break/>ditate alteratio,: ita videsicet ut statio :sit&lt;immutatio,-vel demu-<text:line-break/>statib,- ml mutatio; vdl permutatio .prioris loci, &lt; de industria<text:line-break/>enim multis sum usus nominibus, maxime scilicet indicare<text:line-break/>'studens, quod licit unius rei-multas definitiones-efficere,<text:line-break/>-quae•vocibus tantum, non'etiam notionibus differant, altera-<text:line-break/>‘tio </text:span><text:span text:style-name="T36">;</text:span><text:span text:style-name="T5">vero vel' mutatio -</text:span><text:span text:style-name="T36">?</text:span><text:span text:style-name="T5">lu qualisate, ‘veladentutatiosejue quae</text:span></text:p>
      <text:p text:style-name="P6"><text:span text:style-name="T5">prius fuit qualitatis, vel iinmtitdtio in qualitate, vel transrnu-<text:line-break/>tatio qualitatis, vel quomodotitihqtje'aliter auditori quod'di-<text:line-break/>citur 'clarum fore 'fpeiatvefrs, quippe huc 'tibi "varietas in-<text:line-break/>terpretationis fit utilis. Ergo 'visio, 'nam ‘redeuntium astocu-<text:line-break/>Iuin ost, actio paftivest, obtilus vero ipse animalis est pars,<text:line-break/>natu pafticuldm ah pnitem dicas sisitpraediximus, nihil tre-<text:line-break/>fert." lustrumentuih Vero 'appello animalis partem-, -quae<text:line-break/>perfectam edit "actionem', 'Veluti oculus 'visionem -et lingua<text:line-break/>loqueIarn,'eticrura issdeflnin. ’Slfc'et arteria let vena </text:span><text:span text:style-name="T20">dt'ner-&gt;<text:line-break/></text:span><text:span text:style-name="T5">vus 'tum 'ihstrumetita ttfm pSrtes aninfalimn Tunt. &gt;Pro hoc<text:line-break/>namque' noniluunr nisu non a’ndbis iubdb, sed dtiama Vete-<text:line-break/>fibris ‘Graecis desistito, 'oculus 'qdidem et 'pars 'animalis et<text:line-break/>particula 'et fnstrumentnin 'vocabittti, 'cttrneu ‘vero tunica<text:line-break/>particula quidem et pars, 'ifoh autem 'lustrumentum. 'Si-<text:line-break/>mili modo efnvea "et aranea </text:span><text:span text:style-name="T20">'efreticulata,</text:span><text:span text:style-name="T5"> harum eniin sin-<text:line-break/>gulae primum quidem -ac'maxim'e oculi particulae 'sunt, at<text:line-break/>quia is etiam 'saciei pdrs </text:span><text:span text:style-name="T20">esi,</text:span><text:span text:style-name="T5"> itidem et illaefaciei </text:span><text:span text:style-name="T20">surit par-</text:span></text:p>
      <text:p text:style-name="P6"><text:span text:style-name="T20">tes</text:span><text:span text:style-name="T30">,</text:span><text:span text:style-name="T25"> </text:span><text:span text:style-name="T5">sed secunda quadam ratione, ita vero et totius corporis<text:line-break/></text:span><text:span text:style-name="T20">partes sunt,</text:span><text:span text:style-name="T5"> propterea quod facies ipsa tutius corporis est<text:line-break/>pars. Similaris vero pars est, sicut ipfunr clare indicat no-<text:line-break/>men, quae undique in similes dividitur particulas, veluti<text:line-break/>in oculo vitreus humor et crystallinus et tunicarum propria<text:line-break/>cujusque substantia. Porro haec latius indicata sunt in dis-<text:line-break/>sectionum commentariiis. Hic,vero, ea tantum dixisse sat<text:line-break/>est, quorum ad id quod instat, meminisse est opus.. Est<text:line-break/>autem opus ostendere, lu singusis partibus plura inesse, quae<text:line-break/>luter sc dissideant, nec tamen a medicis quibusdam sint per-<text:line-break/>cepta, hoc autem utile esse praediximus ut nominibus re-<text:line-break/>cte utamur, utique cujus causa nunc etiam id tractan-<text:line-break/>dum suscepimus; indicabitur autem et ad ipsam nobis pro-<text:line-break/>positam methodum maxime necessarium. Est enim instru-<text:line-break/>mentum oculus, actio vero risio, una ex particulis ejus fi-<text:line-break/>niilaris ac primum visionis instrumentum, crystallinus hu-<text:line-break/>rnor, sicuti in libris ubi de iis egimus, demonstratum est;<text:line-break/>id namque est quod alterari debet ab aliquo extrinsecus occur-</text:span></text:p>
      <text:p text:style-name="P7"><text:span text:style-name="T5">rentium colorum, ut animal videat; alterari vero non po-<text:line-break/>tuit, nisi purum omnino perspicuumque esset. At purum<text:line-break/>ita pellucidumque esse non potest sine eo quod nunc obti-<text:line-break/>net temperamento, quippe ostensum est unamquamque re-<text:line-break/>rum talem esse qualis est propter calidi, frigidi, humidi et-<text:line-break/>sicci temperamentum. Ideoque si quid horum magnopere<text:line-break/>immutatum sit, aut plane non ridebit, aut male videbit ani-<text:line-break/>mal. Verum hoc nobis parum adhuc constat, modo artem<text:line-break/>quaerere orsis, nec oportet aliquid ex iis quae post suut-<text:line-break/>inquirenda velut scitum praesumere, nec ipse hujus gratia<text:line-break/>eorum quae de crystallino alibi demonstravi mentionem feci,<text:line-break/>sed claritatis causa eorum quae nunc sunt dicenda. Vi-<text:line-break/>dentes enim oculum probe actionem suam obire, ac rursus<text:line-break/>nequaquam ridere , atque illud sanitatem ejus, hoc morbum<text:line-break/>vel affectum, vel quicquid libet vocantes, nihil- enim ad<text:line-break/>rem propositam refert, quaerimus deinceps quae demum sit<text:line-break/>ejus laesionis causa.</text:span></text:p>
      <text:h text:style-name="Heading_20_2" text:outline-level="2">Cap. VII.</text:h>
      <text:p text:style-name="P39"><text:span text:style-name="T5">Unde, inquies, ad:hoc moti?; Certe ex</text:span></text:p>
      <text:p text:style-name="P6"><text:span text:style-name="T5">indemonstrabili axiomate, de. quo tamen inter omnes conve-<text:line-break/>nit, proplerea quod intelligentiae evidens esu Quod ergo est<text:line-break/></text:span><text:span text:style-name="T20">id axioma ?</text:span><text:span text:style-name="T5"> Nihil absque causa fieri; quippe hoc non con-<text:line-break/>ceflo non datur aut laesae visionis, aut prorsus amissae, cau-<text:line-break/>sam requirere. Sed quoniam id ex iis, est quae intclligen-<text:line-break/>tiae sunt manifesta, praesumentes jam aliquam subesse lae-<text:line-break/>sionismansam, ad ejus,anquisitionem venimus. Ergo hanc'<text:line-break/>causam, seu affectum aliquem corporis, seu corpus certo<text:line-break/>modo affectum appellare velis, nihil sane ad rem propositam<text:line-break/>interesu Illud omnino fateberis, aut morbum ipsum hanc •<text:line-break/>esse; aut si quidem murbns est ipsa actionis laesio, affectum<text:line-break/>qui huic officit,. morbi causam esse. Existitque hoc.loco<text:line-break/>rursus de nomine controversia, ipsumne oculorum affectum,<text:line-break/>a quo visus laeditur, morbum vocemus, an ipsam actionis<text:line-break/>laesionem. Verum sive quis actionem laesam morbum dici<text:line-break/>velit, utique multo prius statuat necesse est sanitatem esse<text:line-break/>fecundum naturam se</text:span><text:span text:style-name="T36">:</text:span><text:span text:style-name="T5"> habentem actionem, sive affectum qui</text:span></text:p>
      <text:p text:style-name="P6"><text:span text:style-name="T5">actionem laedit, multoque ante qui secundum naturam est,<text:line-break/>sive hunc affectum, sive constitutionem dici velit, sanitatis<text:line-break/>vocabulo appellet. Quippe committere ut quum lu actioni-<text:line-break/>bus posueris sanitatem, in affectibus existimes statuendum<text:line-break/>morbum, aut contra, quum in partium constitutione sanita-<text:line-break/>tem, in actionis laesione morbum, tum reliquis methodicis<text:line-break/>tum vero principe hujus lusaniae. Thessalo digna sententia<text:line-break/>esu Etenim omnes fere qui. sunt ludocti hujus insanique<text:line-break/>dogmatis sectatores, sanitatem esse naturalium actionum fir-<text:line-break/>mitatem ac robur ajunt, morbum vero nequaquam actionis<text:line-break/>laesionem et lufirmitatem, scd alii corporis quendam affe-<text:line-break/>ctum , alii corpus certo modo affectum. Quo quisnam, ob-<text:line-break/>secro, major stupor sit? Hoc enim vel quivis deprehendat,<text:line-break/>non oportere lu altero sanitatem, in altero morbum, sini in<text:line-break/>eodem omnino genere ambo constitui, siquidem contraria<text:line-break/>sunt quae, in eodem genere pIurimum inter sc dissident,<text:line-break/>veluti candidum et nigrum, etenim unum est horum genus,<text:line-break/>color. Ideoque si contraria inter sis sunt limitas et morbus.</text:span></text:p>
      <text:p text:style-name="P6"><text:span text:style-name="T5">in quocunque genere eorum quae secundum naturam se<text:line-break/>habent, statuetur sanitas, in eodem quum praeter naturam<text:line-break/>se habet, ponetur morbus. Quare si sanitas actio est quae<text:line-break/>secundum naturam se habeat, omnino morbus praeter naturam<text:line-break/>actio suerit. Sin autem affectio'quaepiam,- aut constitutio secun-<text:line-break/>dum naturam se habens sanitas est, et morbus affectio constitu-<text:line-break/>tiove praeter naturam necessario fuerit. Ac Thessalus quidem<text:line-break/>definire morbum ne aggressus quidem usquam est, quin potius<text:line-break/>hariolandum nobis reliquit, de qua re vocabulum id enun-<text:line-break/>tiet Quod enim nihil luteresse censeat inter morbum </text:span><text:span text:style-name="T20">et<text:line-break/></text:span><text:span text:style-name="T5">pathos; jam tibi ex ipsius hominis commentariis ostendimus,<text:line-break/>in quibus translatitie • ambo ponit transsertque utrumque in<text:line-break/>alterius locum, ceu nihil interfit hoc an illo modo loqua-<text:line-break/>ris. Ejus vero sectatores universi sursum deorsumque<text:line-break/>aguntur, ratiocmantes ac se tegentes, omniaqiie sarientes ut<text:line-break/></text:span><text:span text:style-name="T20">vel</text:span><text:span text:style-name="T5"> obscure loquantur, vel omnino nilril, ut Thessalus ipse, at-<text:line-break/>que ante hnncThemiso, qui fundamentum illis hujus insaniae'<text:line-break/>jecit. Quod si tibi ea quae Proclus et Rheginus et Antipater</text:span></text:p>
      <text:p text:style-name="P7"><text:span text:style-name="T5">ad haec quae Eudemus, Mnaseas, Philo et Dionysius lu<text:line-break/></text:span><text:span text:style-name="T20">hoc</text:span><text:span text:style-name="T5"> genere, prodiderunt, dicere velim, utique a propo-<text:line-break/>sita tractatione, quae et scientifica est et ipsum quod utile<text:line-break/>fit, doceie conatur, imprudens excidam. Verum de ho-<text:line-break/>rum dissidentia licebit aliquando fortasse etiam lu sequen-<text:line-break/>tibus mentionem facere, unaque cum his Menemaclii, qui<text:line-break/>omnes eorum res astutius turbavit atque confudit, et nuga-<text:line-break/>cis Olympici, cumque hoc etiam Apollonidae et. Sorani et<text:line-break/>qui adhuc vivit Juliani, quem utique et nos convenimus, ut<text:line-break/>viva videlicet hominis voce meras nugas condisceremus,<text:line-break/>sed nec is explicare potuit quid pathos et'morbus esset.<text:line-break/>Cujus rei vel maximum signum est quod cum viginti plus<text:line-break/>anni jam sint ex quo illum Aleiandriae convenimus, scri-<text:line-break/>pseritque iterum atque iterum institutiones, nam has assidue<text:line-break/>transponit transformatque, 'nunquam iis quas scripsit con-<text:line-break/>tentus, in nulla tamen earum est ausus quid morbus sit pro-<text:line-break/>dere, tametsi certe adeo ea quae nihil ad rem pertinent, lu</text:span></text:p>
      <text:p text:style-name="P6"><text:span text:style-name="T5">iis agitat ut etiam illud inquirat, situe pictura medicis ex<text:line-break/>usu. Et. tamen tam multa taliaque quum scribat , nec dissi-<text:line-break/>rnulare queat , sicut, nec Menemachus, quin, methodicae su-<text:line-break/>etae absurditatem. clare norit, ne lu hodiernum quidem<text:line-break/>diem institutionibus suis usquam scripsit quid morbum pa-<text:line-break/>fhosve nominet. Mini cente ipsum interroganti adeo mulsa<text:line-break/>obscuraque respondit, ut nihil eorum quae dixit plane in-<text:line-break/>telligerem cogererque illud tantum homini dicere, quod mihi<text:line-break/>desciscere ab Olympico videretur, quamquam is avus do-<text:line-break/>ctrinae ipsius suerat Nam Julianus hic Apollonii Cyprii,<text:line-break/>ille Olympici discipulus suerat. Ergo Olympicus, ut dixi,<text:line-break/>sanitatem morbumque definire ausus, illam esse affectum di-<text:line-break/>xit, qui in absentia sit morbi, rursus morbum, mutationem<text:line-break/>naturalis status in eum qui praeter naturam sit, stabilem.<text:line-break/>Quorum sane utrique permulta insunt a ratione aliena, quae<text:line-break/>' et tunc Juliano exposui et. nunc summatim dicam. Quod<text:line-break/>enim, inquam, confusionem sarit, id est, quod Olympicus</text:span></text:p>
      <text:p text:style-name="P6"><text:span text:style-name="T5">non illud tantum absolute dicit, sanitatem affectum esse po-<text:line-break/>situm extra morbum, sed etiam illud definitioni adjicit;<text:line-break/>quem affectum desinimus naturalium actionum constantiam<text:line-break/>et firmitudinem, haud enim conficere valeo in folane actio-<text:line-break/>num constantia, an in corporis affectu, an in omnibus, sa-<text:line-break/>nitatem statuat, sed forte ut utique cum reliquis methodicis<text:line-break/>assolet confuse alieneque abuti Graecorum vocibus, itu nunc<text:line-break/>quoque affectum non ad corpus, sed ad actiones refert, ut<text:line-break/>nimirum ad hunc modum definitionem inlessigae; sanitas affe-<text:line-break/>ctio est actionum, iu absentia morbi. Porro justum, arbi-<text:line-break/>tror, fuerat, alterum duorum definitioni adiecisse ipsum,<text:line-break/>aut actionum, aut corporis, ut aut ita se haberet definitior<text:line-break/>sanitas est affectus actionum in absentia morbi; - aut certe<text:line-break/>talis: sanitas est affectio corporis in absentia morbi. Quin<text:line-break/>etiam si ambo jungere voluisset, ita quoque licuisset ut di-<text:line-break/>lucide, sic breviter dicere: sanitas est affectio tum actionum<text:line-break/>tum corporis in absentia morbi. Quid autem quum subii-<text:line-break/>cit: </text:span><text:span text:style-name="T20">Quem affectum desinimus constantiam ac robur actio-</text:span></text:p>
      <text:p text:style-name="P7"><text:span text:style-name="T20">nurn secundum naturam ?</text:span><text:span text:style-name="T5"> utrumne pars haec putanda est<text:line-break/>ejus quod praedictum est, jungendaque tota definitio est<text:line-break/>ad hunc modum: sanitas est affectus corporis in absentia<text:line-break/>morbi et constantia actionum, quae secundum naturam se<text:line-break/>habent ac robur: an ista ipsa per se ipsam persecta definitio<text:line-break/>est, ac quid sanitas sit, docens, prout sane nonnullis me-<text:line-break/>thodicorum placuit, qui sanitatem esse dixerunt constantiam<text:line-break/>fecundum naturam se habentium actionum ? Verum fi haec<text:line-break/>absoluta' est, haud scio quid doceat ea quae ante dicta est,<text:line-break/>quae affectum esse sanitatem praecipit. Quippe illud quod<text:line-break/>dixit ; in absentia morbi, ejusmodi plane est quod vel puer '<text:line-break/>rideat, quum si ita definire permittetur, manifestum sit et<text:line-break/>morbum sure affectum corporis in abseutia sanitatis, ita vi-<text:line-break/>delicet ut utraque definitio, non quid sit id quod quaeritur,<text:line-break/>sed quid non sit, doceat. Sed mittamus, inquam, si pla-<text:line-break/>cet, et haec, quum sint ad rem non admodum necessaria,<text:line-break/>lllud certe praeterire dissimulareque non licet, quod in sa-<text:line-break/>nitatis explicatione omnia actionibus tribuantur vel solis,</text:span></text:p>
      <text:p text:style-name="P7"><text:span text:style-name="T5">vel etiam confundendo involvendoque ac obscure quodam<text:line-break/>modo miscendo ipsum affectionis vocabulum, quemadmodum<text:line-break/></text:span><text:span text:style-name="T20">sceit</text:span><text:span text:style-name="T5"> Olympicus, in ipsius vero morbi definitione nulla fit<text:line-break/>actionum mentio; nam illud dicere satis habuit, morbum<text:line-break/>esse mutationem corporis a naturali statu ad eum, qui prae-<text:line-break/>ter naturam sit, stabilem. At debuerat, inquam, aut in<text:line-break/>actionibus, aut in affectibus utrumque constituere. Quid<text:line-break/>vero mihi responderit et saepe tibi jam , mi Hiero, narrari<text:line-break/>et nunc repetere non erit alienum. Nihil, inquit, miri est,<text:line-break/>in actionum quidem constantia cum robore sanitatem poni,<text:line-break/>in affectu autem corporis praeter naturam morbum. Neque<text:line-break/>, enim contraria sunt, ut tu ieris, inquit, est enim eorum ali-<text:line-break/>quid medium, quod nec sanitas sitj nec morbus. Quo ego<text:line-break/>sermone audito abii stupefactus simul ac dolens, fatendum<text:line-break/>enim est quod accidit. Antea' enim in neminem eorum qui<text:line-break/>in' ea opinione sunt prorsus stupidum incideram, tum au-<text:line-break/>tem primum cum incidissem, merito obstupui, non quod is<text:line-break/>solus adeo sine sensu esset, sed quod multo etiam agrestiores</text:span></text:p>
      <text:p text:style-name="P7"><text:span text:style-name="T5">tot haberet discipulos, qui quum statim in luitio doctrinae<text:line-break/>fuae methodicos ita errare viderent, tamen </text:span><text:span text:style-name="T20">a</text:span><text:span text:style-name="T5"> secta non de-<text:line-break/>sciscerent, aut si omnino non viderent, prorsus esseut atto-<text:line-break/>niti. Nam quid, quaeso, ad rem, morbum sanitati non esse<text:line-break/>contrarium, propterea quod aliud eorum sit medium? Patet<text:line-break/>enim </text:span><text:span text:style-name="T20">hac scilicet ratione</text:span><text:span text:style-name="T5"> non fore’ album nigro contrarium,<text:line-break/>propterea quod horum sint media flavum etfufcum et rubrum<text:line-break/>et pallidum et reliquorum calorum singuli, nec calidum fri-<text:line-break/>gido, quippe horum quoque sunt media tepidum et tempe-<text:line-break/>ratum. Ac sapientes istos methodicos, quum nec leni nec<text:line-break/>spernendo lapsu sic sint inter initia statim lapsi, speremusne<text:line-break/>veritatem ullam eorum quae sequantur, posse intelligere?<text:line-break/>minime profecto, nam quae in arte medica spectantur, om-<text:line-break/>nia ex his pendere docebimus, idque merito, fiquidem in iis<text:line-break/>artibus, quae methodo aliqua traduntur earum constituenda-—<text:line-break/>rum principium est finis ipsius notio. Ac in hujus qui-<text:line-break/>dem notitia aliis quoque permultis varie est erratum, aliis<text:line-break/>medicinae finem esse assirmantibus ut plurimum sanare.</text:span></text:p>
      <text:p text:style-name="P7"><text:span text:style-name="T5">aliis ea facere quae sint ad sanitatem conducibilia, aliis nuor-,<text:line-break/>horum causas adimere, aliis, pro se quemque omnia peragere,<text:line-break/>aliis prout cuique succurrit et convenit, ac de his seorsum<text:line-break/>definire. Nemo tamen adeo suit stupidus ut in alio </text:span><text:span text:style-name="T20">ge-<text:line-break/>nere</text:span><text:span text:style-name="T5"> poneret sanitatem, in alio morbum, sed vel actionibus<text:line-break/>secundum, naturam se habentibus tribuit, vel partium con-<text:line-break/>stitutionibus, quos aliqui affectus vocant. Sive autem in<text:line-break/>actionibus secundum naturam sit sanitas, in iis quae praeter<text:line-break/>naturam sunt erit morbus, sive in constitutionibus secun-<text:line-break/>dum naturam, in constitutionibus praeter naturam erit mor-<text:line-break/>bus, sive in affectibus, in his ipsis erit et morbus. Neque<text:line-break/>enim profunda ulla speculatione ad hoc opus, tantum suffi-<text:line-break/>cit non esse perversum. Nam quis dubitet, si ridere sani-<text:line-break/>tas sit, morbum esse vel caecutire, vel omnino non videre ?<text:line-break/>Quis non intelligit, si audire sanitas sit, esse morbum vel<text:line-break/>aegre audire, veI prorsus non audire? Peri modo si conco-<text:line-break/>quere bona valetudo sit, male concoquere, vel plane.non<text:line-break/>concoquere, invaletudo est; et si suo arbitrio moveri sanitas'</text:span></text:p>
      <text:p text:style-name="P7"><text:span text:style-name="T5">est, utique morbus fuerit et convulsio et palpitatio et paralysis<text:line-break/>et tremor et denique qmcquid voluntarium motum vel peni-<text:line-break/>tus destruit , vel etiam certo modo impedit. - Ad haec si<text:line-break/>fecundum naturam sentire sanitatis opus sit, sensus vacui-<text:line-break/>tas et difficilis sensus et stupor et dolor morbi erunt.<text:line-break/>Rursus fi ordinate .respirare sanitas sit, utique spirandi de-<text:line-break/>fectus et difficultas morbus erit. Atqui .si hi morbi fint,<text:line-break/>dubium non est partium affectus, a quibus haec efficiuntur,<text:line-break/>morborum esse causas, neque phlegmonen neque scirrhum<text:line-break/>•neque erysipelas neque abscessum neque ulcus neque oedema<text:line-break/>morbos dicendos esse. Quod fi haec morbi sint, manifestum<text:line-break/>est nullum illorum esse morbum. Quippe duo rerum ge-<text:line-break/>nera sunt nusquam inter scfimilinm , sed omnifariam dissi-<text:line-break/>dentium et tota natura differentium, alterum horum gene-<text:line-break/>rum corpus vocant, alterum actionem. -Ergo oculus et lin-<text:line-break/>gua et auris et crus atque id genus lingula corpora sunt<text:line-break/>certomodo affecta; visus, auditus, sermo, incessus, actio-<text:line-break/>nes praedicturum funt corporum. Si itaque in certo quo-</text:span></text:p>
      <text:p text:style-name="P7"><text:span text:style-name="T5">dam corporum habitu morbus constituatur, certe in certo<text:line-break/>quodam actionum habitu morbus non statuetur, quando si<text:line-break/>in hoc morbus consistat, planum rursus est in corporum </text:span><text:span text:style-name="T20">af-<text:line-break/>fectu/non esse. Verum quod</text:span><text:span text:style-name="T5"> affectus ipsa causa' sit, actio<text:line-break/>vero id quod ab affectu corporis -.efficitur, id vero, est quod<text:line-break/>omnium maxime et fatendum, medico sit et tenendum. Adeo<text:line-break/>quisquis hoc ignorat., is in re labitur quae plane est sx<text:line-break/>necessariis. At qui vel actionis laesionem, vel corporis affe-<text:line-break/>ctum morbum appellat, quamquam parum convenienter<text:line-break/>nominat, potest tamen de rebus ipsis rectam habere fenten-<text:line-break/>*tiam. Contingit autem uon ex nominum, sed. rerum recta<text:line-break/>opinione probe morbos .curari. Jam hoc ipsum multos me-<text:line-break/>dicorum ignorantes invenias putantesque in rebus dissidere<text:line-break/>eos qui corporum affectus morbos esse censcnt ab iis qui lu<text:line-break/>actionis vitio eosdem constituunt.. Atque horum omnium<text:line-break/>erri&gt;rnm; quod et saepe jam nictum est et post elicetur, unica<text:line-break/>causa est,' quod qui invenire quidvis logice sunt aggressi, non</text:span></text:p>
      <text:p text:style-name="P7"><text:span text:style-name="T20">fuere in</text:span><text:span text:style-name="T5"> logica methodo exercitati, sed simul veluti ratione<text:line-break/>exercitati fuissent, ab experientia desciverunt, simul er<text:line-break/>quum in illa inexercitati suissent, magnopere sunt lapfi. Si-<text:line-break/>quidem millies eos de nominibus tanquam de rebus litigan-<text:line-break/>tes luveni, rursum ubi rem quampiam maximam ignorarint,<text:line-break/>nomen se ignorare putant, veluti in eo quod nunc est pro-<text:line-break/>pofitum, discernere nequeunt, corporis quidem statum cau-'<text:line-break/>fae rationem sustinere, actionem ejus, quod ab eo perficitur,<text:line-break/>sed nec quod sanatur, id esse corporis affectum. Quippe co-<text:line-break/>initatur necessario hunc secundum naturam se habentem na-<text:line-break/>talis actio, contra fi a naturali statu recesserit, actio statim<text:line-break/>praeter naturam habeat </text:span><text:span text:style-name="T20">necejse est.</text:span><text:span text:style-name="T5"> Porro in hoc totum<text:line-break/>yertitur, estque hoc principium ac veluti primum quoddam<text:line-break/>elementum omnis methodi medendi. Caeterurn an hocipsum<text:line-break/>appellare morbum oporteat an actionis laesionem, id est de<text:line-break/>nomine' dubitare. Dicetur autem a me aliquid et de nomi-<text:line-break/>urini usu, sicut in aliis prius jam fecimus. Verum nunc de</text:span></text:p>
      <text:p text:style-name="P7"><text:span text:style-name="T5">ipsis nondum distinguo , quo videlicet hoc ipsum rerum fide<text:line-break/>magis comprobem ostendamque, quodnam sit medendi me-<text:line-break/>thodi principium et radix, sn quo cum alii multi ex iis<text:line-break/>qui rationales sc dogmaticosque appellant, tum vero probi<text:line-break/>isti methodici falluntur. Atque illud 'quidem , iis qui pru-<text:line-break/>dentes sunt' jam quodam modo apparet nihil esse .aliud quod<text:line-break/>a medicis curetur quam corporum affectum, veluti proximo<text:line-break/>libro monstrabitur.</text:span></text:p>
      <text:h text:style-name="Heading_20_2" text:outline-level="2">Cap. VllI.</text:h>
      <text:p text:style-name="P39"><text:span text:style-name="T5">Nunc illud nobis propositum erat, ut<text:line-break/>ignorantiam eorum, emendaremus qui quot in universum<text:line-break/>res sint, quae in praesenti disputatione proximae inter se<text:line-break/>habeantur, ignorant. Videtur enim unum genus esse ipso-<text:line-break/>rarn corporum, alterum actionum. Ac corporum quidem genus<text:line-break/>pfaecedere actiones easque gignere, has vero sequi corpora se-<text:line-break/>cundam naturam se habentia; citra laesionem et secundum na-<text:line-break/>turam affectas; sin praeter naturam sint affecta, aut nullas pror—<text:line-break/>sus, aut omnino certe impeditas. Tertium praeter haec genus est<text:line-break/>caularum, quae hos affectus creant. Nam quam rationem ha-</text:span></text:p>
      <text:p text:style-name="P7"><text:span text:style-name="T5">bet affectus ad actionem, hanc alterum quipplam ad ipsum<text:line-break/>affectum omnino habeat oportet, uno duntaxat evarians,<text:line-break/>quod affectus eum actione una consistit, nec potest unquam<text:line-break/>aut proba actio esse fine eo qui secundum naturam est. cor- '<text:line-break/>poris affectu, aut laesa, nisi quum corpus sit vitio affectum..<text:line-break/>Ejus autem affectus qui actionem impedit causae possunt<text:line-break/>quidem non etiam esse, possunt, autem et adhuc nunc ma-<text:line-break/>nere. Ergo diversae omnino ab ipfis affectibus </text:span><text:span text:style-name="T20">causae</text:span><text:span text:style-name="T5"> sunt..<text:line-break/>Ac tertium: hoc", jam inventum genus diversum, est et ab<text:line-break/>aetioneet ab eo qui hanc gignit affectu. Ab hoc quartum</text:span><text:span text:style-name="T36">:<text:line-break/></text:span><text:span text:style-name="T5">aliud genus est affectus eorum quae quum corporibus et se-<text:line-break/>cundum naturam et praeter naturam se habentibus insint,,<text:line-break/>actionibus nec conducant nec actiones laedant, sicut exem-<text:line-break/>pli causa, color totius corporis ex diuturna in 'sole mora ni-<text:line-break/>ger ex candido factus, aut contra, ubi versatus in umbra<text:line-break/>quis fit, ex nigro candidus, aut ruber lotis, aut pallidus<text:line-break/>expavefactis. Quippe haec nec actiones sunt nec corporis<text:line-break/>affectus, qui fint actionis caulae, multo que minus ipsae cau-</text:span></text:p>
      <text:p text:style-name="P7"><text:span text:style-name="T25">. </text:span><text:span text:style-name="T5">sae , quae affectus qui praeter, naturam sunt creant, sed<text:line-break/>sunt symptomata, quae diversas corporum alterationes ne-<text:line-break/>cessatio sequuntur, sive hae secundum naturam, sive prae-'<text:line-break/>ter naturam sc habeant. Ergo quum quatuor definita </text:span><text:span text:style-name="T20">ge-<text:line-break/>nera jam fint,</text:span><text:span text:style-name="T5"> ex quibus vel noscendis, vel non noscendis,<text:line-break/>probe sccusve incipiendam esse medendi artem monstrabi-<text:line-break/>mus, liceat de caetero cuivis, prout volet, iis nomina impo-<text:line-break/>. nere, veluti affectum corporum praeter naturam se haben-<text:line-break/>tem, quum actionem aliquam laedit, morbum, fi volet, appel-<text:line-break/>lato, ipsam vero functionis laesionem insigne quoddam<text:line-break/>morbi symptoma. Quae alia ratione accidunt, ceu colores,<text:line-break/>.ea quoque, fi volet, appellato symptomata, </text:span><text:span text:style-name="T20">caeterum</text:span><text:span text:style-name="T5"> ea di-<text:line-break/>stinguat a functionum laesione, et si illa insignia morborum<text:line-break/>symptomata vocet, haec familiaria, propriaque nominet.<text:line-break/>Quaedam etiam praeter haec, fi volet, nec familiaria necpro-<text:line-break/>pria, sed forte quadam incidentia. Quartum yero ab iis<text:line-break/>genus statuito, quod sit morbosarum causarum. Atque ha-<text:line-break/>rum quae quidem in ipso animalis corpore consistunt, ante-</text:span></text:p>
      <text:p text:style-name="P7"><text:span text:style-name="T5">cedentes nominet, 'quae vero extrinsecus accidunt, prirniti-<text:line-break/>vas. Positis autem pro arbitrio vel hoc vel alio modo no-<text:line-break/>'minibus, dummodo clare et ex usu legentium nec mutet<text:line-break/>’ postea nec transponat eorum usum, sed perpetuo p'ef om-<text:line-break/>nem disputationem observet quo et quae dicat facile intel-<text:line-break/>ligamus et refutationes redargutionesque ad aliquid clarum<text:line-break/>'distinctumque referamus. Qualiter, </text:span><text:span text:style-name="T20">inquis,</text:span><text:span text:style-name="T5"> et ad quem<text:line-break/>‘modum? Nam id ipsum quoque indicandum adhuc-propter<text:line-break/>stupidos istos methodicos. Esto, dicat aliquis, phlegmonem<text:line-break/>affectum esse praeter naturam, ipsam vero laesam phlegmone<text:line-break/>laborantis partis functionem, morbi</text:span><text:span text:style-name="T36">S</text:span><text:span text:style-name="T5"> insigne symptoma , vel-<text:line-break/>uti pedum quidem incessum, oculorum visum, aurium au- .<text:line-break/>ditum; ruborem autem, tensionem, renixum et tumorem qui<text:line-break/>praeter naturam sit ac phlegmonae succedat, diversum quod-<text:line-break/>darn genus sive symptomatum; sive accidentium, sive quo<text:line-break/>alio nomine appellare malit, illud modo sciat clareque defi-<text:line-break/>niat, non esse idem genus cum actionis laesione; rursus san-<text:line-break/>guinis redundantiam, si forte haec fuit, antecedentem phleg-</text:span></text:p>
      <text:p text:style-name="P6"><text:span text:style-name="T5">mones causam, et hujus primitivam ciborum abundantiam<text:line-break/>’ Ergo ut ego exempla sermonis clara posui et quatuor genera<text:line-break/>distinxi ac notiones et causas eorum dixi, ita et Thessalo,<text:line-break/>arbitror / faciendum fuit praesertim post tot et tantos viros<text:line-break/>quos se vicisse praedicavit, novam sectam condituro. Nunc<text:line-break/>vero nec ipse quicquam attulit nec sectatorum ejus<text:line-break/>qnisquam.</text:span></text:p>
      <text:h text:style-name="Heading_20_2" text:outline-level="2">Cap. IX.</text:h>
      <text:p text:style-name="P39"><text:span text:style-name="T5">Olympicus enim quum ausus sit definire<text:line-break/>quid pathos fit, non patheos, sed symptomatis retulit notio-<text:line-break/>nem, , lu summa igitur nec quid pathos sit nec quatenus<text:line-break/>a morbo differat, intelligunt. Verum hoc nos in scquenti-<text:line-break/>bus, simul enim omnia dici non possunt. Verum concesso<text:line-break/>'iis idem esse morbum ac pathos, luspiciamus ea quae di-<text:line-break/>cunt. </text:span><text:span text:style-name="T20">Pathos esi mutatio corporis ab eo qui secundum<text:line-break/>naturam esi siatu in eum qui praeter naturam esi perma-<text:line-break/>nens.</text:span><text:span text:style-name="T5"> Post paulum progressus ait: </text:span><text:span text:style-name="T20">Sciendum esi differre<text:line-break/>a hmptomate pathos, nam pathos, ut pauso ante dixi.</text:span></text:p>
      <text:p text:style-name="P6"><text:span text:style-name="T20">affectus corporis esi praeter naturam permanens, siymptorna<text:line-break/>quod pathei accidit, quodque in iis quae praeter naturam<text:line-break/>sunt specialem ao magis etiam particularem figurationem<text:line-break/>habet.</text:span><text:span text:style-name="T5"> Haec est egregia interpretatio sapientis Olympici,<text:line-break/>qui pathos ac symptoma finire est ausus. Quae sane tot er-<text:line-break/>roribus scatet ut mihi in mentem veniat illud stulti ad cri-<text:line-break/>brum, negantis invenire se qnid ejus ejus obturet, aut non<text:line-break/>obturet. Quid enim primum ex ipsis dicas aut qnid omit-<text:line-break/>tas? quippe omnia refutare quae, prave enunciant longum<text:line-break/>sit. Num omnem mutationem ab eo quod fecundum natu-<text:line-break/>ram su. habet ad id quod praeter naturam est morbum cen-<text:line-break/>setis , si modo permansio illi adsit ? At vos tum decoloratio-<text:line-break/>nem tum atrophiam symptomatis, nequaquam morbis an-<text:line-break/></text:span><text:span text:style-name="T5">i </text:span><text:span text:style-name="T5">numeratis. Quid autem cacochymia?, quid defectus?, quid<text:line-break/>cachexia? quid vero redundantia? nonae praeter natu-<text:line-break/>ram lunt? . sii ergo perseverantia his accedat, inter mor-<text:line-break/>bos numerabuntur. Atqui nec ipsi id vultis et merito sane<text:line-break/>agitis., Etenim stupra id quod praeter naturam sit affectus,</text:span></text:p>
      <text:p text:style-name="P7"><text:span text:style-name="T5">adjici oportet etiam aliquam ab ec laedi actionem, nam<text:line-break/>quoad illaesae hae omnes servantur, etiamsi millies corpus<text:line-break/>sit alteraturn mutatumque, nullus tamen eorum affectuum ad-<text:line-break/>huc morbus est. Quod autem curationem desiderat, aliud<text:line-break/>plane non est quam affectus, qui laedit actionem. Siqui-<text:line-break/>dem quod primum maximeque omnium desideramus , id se-<text:line-break/>.cundum naturam est actio, propter hanc et einn qui secuu-<text:line-break/>dum est, sive affectum, sive constitutionem nominare velis;<text:line-break/>Videre namque'et audire et loqui et incedere indigemus, non<text:line-break/>autem oculis, non auribus, non lingua, non cruribus; nam si<text:line-break/>videre alia parte liceret, quis oculorum esset usus ? Et si<text:line-break/>aIio quovis instrumento audire liceret, quae aurium esset<text:line-break/>utilitas? Pari modo et lingua et cruribus minime profe-<text:line-break/>cto esset opus, si loqui atque incedere sine lris possemus.<text:line-break/>Ac videre quidem nostra ipsorum causa indigemus, oculis<text:line-break/>non nostra, scdideo, ut </text:span><text:span text:style-name="T20">videamus.</text:span><text:span text:style-name="T5"> Jam linguam, aures,<text:line-break/>crura non propterea requirimus, ut istis instrumentis et multis<text:line-break/>assiuarnus partibus, sed loquelae gratia et auditus et lucessus.</text:span></text:p>
      <text:p text:style-name="P6"><text:span text:style-name="T5">quippe demortua quavis parte quae abscindi potest, veluti<text:line-break/>fligito, pede aut summa manu, non sustinemus hanc ocio-<text:line-break/>sam gestare ac veluti pondus alienum circumferre, illud<text:line-break/>clare hoc ipsio declarar antes, haud quaquam nos partibus<text:line-break/>illis, sed functionibus egere. Quemadmodum igitur totam<text:line-break/>partem actionis causa requirimus., eodem, arbitror, modo<text:line-break/>ejus quae fecundum naturam est constitutionem actionis<text:line-break/>. gratia desideramus. Sicuti enim supra diximus, causae vi-<text:line-break/>cem ad actionem constitutio praestat. Quae vero constitu-<text:line-break/>tionem, unde actio'nascitur, necessario sequuntur, sanis<text:line-break/>quidem nobis accidentia., aegrotantibus symptomata nuncu-<text:line-break/>pantur. Atque haec quatuor genera sunt omnium, quae in<text:line-break/>corpore nostro habentur, feu secundum naturam nos, seu<text:line-break/>praeter naturam habeamus, actiones, constitutiones, quae has<text:line-break/>praecedunt, quae sequuntur; his dehinc nomina qui volet<text:line-break/>imponito singulis seorsum, et si Dionem aut Theonem appel-<text:line-break/>lare velit eorum quodlibet, mea nihil refert; illud modo<text:line-break/>* intelligat servetque ubique, quatuor in universum res esse</text:span></text:p>
      <text:p text:style-name="P7"><text:span text:style-name="T5">quae silae inter se proxime sinti Et quoniam huc sermonis veni,<text:line-break/>videor mihi hoc juste exigere, ut sicuti nos illis permittimus<text:line-break/>quae velint nomina indere, ita illi invicem nos Graecis<text:line-break/>usitatis et antiquis uti sinant. Alioqni sane grave sit, si illis<text:line-break/>soloecismum committere tyrannorum ritu licebit, nobis<text:line-break/>Graece loqui non concedetur. Vocanto, si placet,- sanitatem<text:line-break/>ipsarum functionum constantiam, quanquam ostensum a no-<text:line-break/>bis est affectum constitutionemque partium, cujus ope fun-<text:line-break/>ctiones secundum naturam edimus, hygian, </text:span><text:span text:style-name="T20">sanitatem,</text:span><text:span text:style-name="T5"> ab<text:line-break/>omnibus Graecis appellari. Atque id quum statuerint sani-<text:line-break/>tatem, morbum tamen censento non actionis laesionem, sed<text:line-break/>qui praeter naturam sit affectum. Tanqnam ergo nos illos<text:line-break/>nec Graece nec dialectice nominantes non impedimus, ita illi<text:line-break/>•nobis permittant et Graece et dialectice non omnem qui<text:line-break/>praeter naturam ,sit affectum, scd qui actionem laedat,<text:line-break/>'morbum nominare, qui praeter naturam sit, nec tamen<text:line-break/>actionem laedat, non morbum, scd morbi symptoma. Rur-</text:span></text:p>
      <text:p text:style-name="P7"><text:span text:style-name="T5">fus ut illi permansionem adjiciunt, nec indicant quot ho-<text:line-break/>ras ejusmodi praeter naturam affectus moratus morbus fit<text:line-break/>censendus, ila illi nobis concedant illam permansionem<text:line-break/>subtrahere. Nam si quis sive tribus horis, sive quatuor, sive<text:line-break/>horae tantum dimidio, toto corpore vehementer sit arreptus,<text:line-break/>sic ut' neque sentiat neque moveatur, hunc nos apoplexia<text:line-break/>correptum dicimus. Aeque si quis convulsus toto corpore fit,<text:line-break/>hunc etiam comitiali morbo laborare, nulla nec horarum<text:line-break/>nec dierum ratione habita, quippe nomina id.genus naturae<text:line-break/>rei, non temporis modi sunt indicia, non aliter, credo, quam<text:line-break/>album et nigrum et calidum et frigidum; alloqui mirum me-<text:line-break/>hercule sit, si aqua calida calida non fit, nisi perpetuum<text:line-break/>diem talis .perduret, aut qui fex horis febricitavit non </text:span><text:span text:style-name="T20">fer<text:line-break/></text:span><text:span text:style-name="T5">bricitaverit,. oportuisse enim ut febricitaverit durasse ma-<text:line-break/>lura, quanquani quod tempus id fit, qttod permansionem,<text:line-break/>justane suerit aut secus determinet, nemo eorum tradidit,<text:line-break/>utrumue dierum aliquis numerus sit, an mensium, anuorarum.</text:span></text:p>
      <text:p text:style-name="P6"><text:span text:style-name="T5">aut cur durabile dicant</text:span><text:span text:style-name="T25">, </text:span><text:span text:style-name="T5">cum licuerit diuturnum dicere, aut<text:line-break/></text:span><text:span text:style-name="T1">cur </text:span><text:span text:style-name="T5">haee quidem mutantes nonnulli eorum difficile solutu<text:line-break/>dicant. At certe hoc non absolute morbi, sed diuturni<text:line-break/>morbi proprium est, perinde ac, existimo, facile solubile<text:line-break/>brevis. Verum existimare referre aegre solubilem, an du-<text:line-break/>rabilem, an diuturnum dixeris, nonne extremae est insci-<text:line-break/>tiae? Jam illud profecto magis mirum, quod ipsi velate<text:line-break/>gravi somno experrecti distinguere pathos a symptomate<text:line-break/>aggrediuntur, quum auctor stipiditatis eorum in secundo de<text:line-break/>methodo sic scribat: </text:span><text:span text:style-name="T20">Eadem namque quum praecedunt,<text:line-break/>pathea dicuntur, quum succedunt, samptomata.</text:span><text:span text:style-name="T5"> Quamvis<text:line-break/>etiam longe mirabilius hoc ipsum fit quam ea quae ab illis<text:line-break/>dicuntur, utique jecoris phlegmonen,, si primo statim die<text:line-break/>irruat, nostrum esse concedere; sin alteri cuipiam fecundo<text:line-break/>aut tertio die succedat, inter symptomata referre; quam-<text:line-break/>, quam quid diem sceundum memoro, quum melius fit horam<text:line-break/>secundam a morbi invasione dicere? non enim in secundo</text:span></text:p>
      <text:p text:style-name="P6"><text:span text:style-name="T5">die phlegmone jecoris symptoma fiet, infecunda ab initio<text:line-break/>hora aliud quidpiam, non symptoma, nam alicui quod<text:line-break/>praecessit supervenire omnino competet. At. quod tam<text:line-break/>celeriter, inquiunt, supervenit, ab eo quod una irruit non<text:line-break/>distat. Rursum igitur dictum ah illo clare oportuit, quot<text:line-break/>horis determinet distinguatque quod supervenit ab,eo quod<text:line-break/>una invadit. Ac Thessalus quidem ejusmodi est. Olym-<text:line-break/>picus vero ceu iu arcem ipsam sapientiae evectus, non ita<text:line-break/>pathos a symptomate discernit, sed pathos id esse ait quod<text:line-break/>nictum est, symptomata vero quod huic accidit, mirifice vi-<text:line-break/>delicet ac dilucide essentiam ejus interpretatus; quippe quid<text:line-break/></text:span><text:span text:style-name="T5">- </text:span><text:span text:style-name="T5">ipsum symptoma, quod pathos comitatur, sit, adjicere, ut<text:line-break/>arbitror, ac definire oportuit, num corporis aliquis affectus,<text:line-break/>num laesio alicujus actionis, num pariter utrumque esset.<text:line-break/>At illi quidem minime id dicunt, scd nobis videlicet divi-<text:line-break/>nare est opus. lllud vero quod,definitioni apposuit, nempe<text:line-break/>specialem atquo etiam magis particularem in iis quae prae-<text:line-break/>ter naturam sunt figurationem habens, excellentiam clari-</text:span></text:p>
      <text:p text:style-name="P15"><text:span text:style-name="T5">tatis habet atque etiam nominum Graecum perlepidamque in-<text:line-break/>terpretationem. Si magis specialem quandam figurationem,<text:line-break/>in iis quae praeter naturam sunt, symptoma habere, quid<text:line-break/>ergo est quod,magis generalem notam habet? non enim di-<text:line-break/>xisti an sine collatione ad generale magis speciale liceat<text:line-break/>invenire. Sin ad nihil omnino referens magis speciale<text:line-break/>pronuUciat, oppido quam diligenter clereque interpretatur,<text:line-break/>qnanqnam et paucis et dilucidis verbis dicere ei licebat </text:span><text:span text:style-name="T5">om-<text:line-break/></text:span><text:span text:style-name="T5">nia quae circa corpus animalis praeter naturam sunt, vel<text:line-break/>morbum esse, vel causam, vel symptoma. Quibus omni-<text:line-break/>bus quum illud praeter naturam sit commune, morbus<text:line-break/>actioni officit, causa ipsum praecessit, symptoma eum sequi-<text:line-break/>tur, ipsum videlicet natura duplex, alterum actionis laesio,<text:line-break/>alterum affectio quaedam morbum sequens. Verum, ut dixi,<text:line-break/>,si quis omnes eorum errores excutere velit, finem dicendi<text:line-break/>non inveniat, ipscque, mi Hiero, optime scis eorum nos ne<text:line-break/>millesimam quidem partum refutare conatos. Ergo si illud<text:line-break/>tantum adjecero, primum hunc librum hoc loco claudam,<text:line-break/></text:span><text:span text:style-name="T20">f<text:tab/>•<text:tab/>'<text:tab/>.</text:span></text:p>
      <text:p text:style-name="P7"><text:span text:style-name="T5">nempe quod in ipso statim methodi principio non pauci me-<text:line-break/>dicorum falluntur, ut qui Thessali et Themisonis sunt ae-<text:line-break/>muli, quique methodicos se appellant postremis , extremis<text:line-break/>ac maximis erroribus , cum his vero non pauci eorum , qui<text:line-break/>sc analogisticos,, dogmaticos ac logicos nominanti Siqui-<text:line-break/>dem nisi quis omnes affectus, a quibus actio laeditur, inve-<text:line-break/>nerit, numerum ipsum morborum, quantus qualisque sit,<text:line-break/>ad unguem definire non potest. Id quum quidam eorum<text:line-break/>facere nunquam vel tentaverint, tyrannorum more quae<text:line-break/>ipsis videntur citra demonstrationem pronuntiant. Alii<text:line-break/>non modo ipsi non demonstrant, fed nec a demonstrantibus<text:line-break/>discunt. Ac plurima, ut scis, melicorum pars, qui nunc<text:line-break/>sunt in pretio, ejusmodi est, nec id fortasse mirum. Nam<text:line-break/>ubi philosopharum plerique citra demonstrationem credi sibi<text:line-break/>postulant, quid medicos mirere, quibus nec vacat veritatis<text:line-break/>inquisitioni vacare? ut qui mane in salutationibus, ita enim<text:line-break/>appellant, sint occupati, vesperi cibo distenti ac ebrii. Verum</text:span></text:p>
      <text:p text:style-name="P7"><text:span text:style-name="T20">ego</text:span><text:span text:style-name="T5"> veteris tibicinis exemplo, mi Hiero, vel cum Musis ipsis,<text:line-break/>certavero, quum alioqni turpe putem tibicinem, qui prae-<text:line-break/>sertim haud magnam rem prospere moliebatur, adeo re-<text:line-break/>perturn fuisse laudis cupidum, me autem qui medendi rne-<text:line-break/>thodum ab antiquis inquisitam, non tamen hactenus exacte<text:line-break/>proditam, investigare absulvereque valeam,, propter eam<text:line-break/>quae hac tempestate regnat ignaviam gravari atque cunctari<text:line-break/>ac distere. Quare contra nunc affectus quam ante mini vi-<text:line-break/>deor. Nec enim propriam vobis, qui me </text:span><text:span text:style-name="T20">ad.</text:span><text:span text:style-name="T5"> medendi ar-<text:line-break/>tem totam ordine perscribendam hortati estis, gratiam tri-<text:line-break/>buo. Ac primus liber hic mihi finiatur, totius quod.fequi-<text:line-break/>tur operis fecundus ad hunc modum deinceps incipiatur.</text:span></text:p>
      <text:h text:style-name="P3" text:outline-level="1"><text:bookmark-start text:name="bookmark2"/>GALENI METHODI MEDENDI<text:line-break/>LIBER II.<text:bookmark-end text:name="bookmark2"/></text:h>
      <text:h text:style-name="Heading_20_2" text:outline-level="2">Cap. I.</text:h>
      <text:p text:style-name="P39"><text:span text:style-name="T5">Quae corporibus praeter naturam sese ha-<text:line-break/>bentibus accidunt, Hiero optime, eorum omnes quatuor tra-<text:line-break/>ditae differeiitiae sunt, una ipsius functionis laesae, altera<text:line-break/>affectus hanc efficientis, alia etiam tertia causarum ejus affe-<text:line-break/>ctus, quarta symptomatum, quae hunc necessario consci<text:line-break/>quuntur. Quod itaque vel cuncta haec esse morbum cpor-<text:line-break/>teat, vel horum quaedam, vel certe ex his unum, id colli-<text:line-break/>gere facile esu Quum enim aegrotantibus praeter praedicta<text:line-break/>nihil iusit, utique praeter haec morbus non suerit. Ergo</text:span></text:p>
      <text:p text:style-name="P6"><text:span text:style-name="T5">reliquum est enunciare, aut omnium horum collectionem<text:line-break/>morbum esse, aut horum quaedam, aut unum omnino. Sed<text:line-break/>•enim omnium esse collectionem, praeter id quod neminem<text:line-break/>usquam habuit auctorem, etiam dici "non potest. Nam quae<text:line-break/>morbi causa aut quod morbi symptoma erit, si omnium pa- </text:span><text:span text:style-name="T5">/<text:line-break/></text:span><text:span text:style-name="T5">riter collectio morbus censebitur?' Neutrum profecto erit.<text:line-break/>Ergo duo praeter morbos genera relinqui necesse est, alte-<text:line-break/>rum causarum quae hos creant, alterum eorum quae neces-<text:line-break/>sario sequuntur, non tamen homini officiunt. Verum si haec<text:line-break/>abstuleris, in allero duorum statuitur morbus, aut in laesis<text:line-break/>functionibus, aut qui has efficiunt affectibus. Fuitque et<text:line-break/>antiqua sane de hoc controversia et hodie dissident inter sc<text:line-break/>-omnes non modo medici, scd etiam philosophi, alii ipsius</text:span></text:p>
      <text:p text:style-name="P8"><text:span text:style-name="T5">. actionis laesiones, alii affectuum, unde actio prodit, mor-<text:line-break/>bos nominantes. Et dissidere vicos in rebus ita obscuris rni-<text:line-break/>nime est mirum, non intelligere tamen eos quod de nomine<text:line-break/>contendant, sane increpatione dignum esu Quippe si inter</text:span></text:p>
      <text:p text:style-name="P7"><text:span text:style-name="T5">omnes convenit ad affectum, qui functioni obest, curationis<text:line-break/>consilia dirigi, nihil ad artis officia confert definivisse asse-<text:line-break/>ctusne,. an laesa functio morbus sit appellandus. Utrovis<text:line-break/>enim modo appellantibus aeger sanitati restituetur, modo<text:line-break/>quis affectui commodis praesidiis occurrat, hic namque est<text:line-break/>quem alterare mutareque .et prorsus submovere oportet, non<text:line-break/>laesiones functionum. Nemo enim ipsam claudicationem sa-<text:line-break/>nat, id enim esset ridiculum., sed affectum, qui hanc efficit,<text:line-break/>veluti phlegmonen, si hujus vitio claudicatur, atque hanc<text:line-break/>et perfundit et cataplasma impcnit et scarificat et discutit et<text:line-break/>omni ratione solvere tentat, utpote cum hac. abolita red-<text:line-break/>datur rectus incessus, nec hae sub mola claudicationem cor-<text:line-break/>- rigere prorsus sit opus, quum nec remaneat quicquam pra-<text:line-break/>vae functionis, si qui huiccbsuit; prorsus sit amotus, -affectus,<text:line-break/>-quoad vero hujus quicquam relinquitur, necessum est ad<text:line-break/>proportionem ejus actionem laedi. Hunc itaque affectum.leu<text:line-break/>morbum appellasse; seu pathos, seu morbi patheosve cau-</text:span></text:p>
      <text:p text:style-name="P16"><text:span text:style-name="T5">fam quis velit, id nihil ad curationem nec prosit nec obsit,<text:line-break/>sed neque si Theonem aut Dionem hunc vocet quis, modo<text:line-break/>rite sanet, nec hic quidem aegrotanti officiat. Quin imo<text:line-break/>siquie prorsus innominato eo, tamen quae ex usu aegrotan-<text:line-break/>tis sunt, adhibeat remedia, non solum hic nihil laedet, sed<text:line-break/>etiam bessissime curabit. Verum qui alterum docere volet,<text:line-break/>quae ipse tenet, huic prorsus nominibus propter rea uti est<text:line-break/>opus, In quorum usu perspicuitas quasi meta spectanda erit.<text:line-break/>Nam qni sic nominare quaeque studet, ut qui discit alaris-<text:line-break/>sime lutelligat, is optimus praeceptor fuerit Quoniam<text:line-break/>igitur et nos jam docendi munus ingredimur, necesse est ali-<text:line-break/>cubi rebus nomina imponamus'; an vero dilucide, id nos per-<text:line-break/>pendere licet. Ergo affectus qui actionem laedit, morbus<text:line-break/>appelletur; hunc si quid sequitur, symptoma; quod illum effi-<text:line-break/>cit, causa.<text:tab/>. </text:span><text:span text:style-name="T5">, . . .</text:span></text:p>
      <text:h text:style-name="Heading_20_2" text:outline-level="2">Cap. I<text:span text:style-name="T44">I</text:span>.</text:h>
      <text:p text:style-name="P39"><text:span text:style-name="T5">His ita distinctis inspiciendadiligenter est<text:line-break/>diversitas nominum, quae morbis imposuerunt ipsurum</text:span></text:p>
      <text:p text:style-name="P7"><text:span text:style-name="T5">• primi</text:span><text:span text:style-name="T25">.</text:span><text:span text:style-name="T5">auctores. Passim, enim </text:span><text:span text:style-name="T5">a </text:span><text:span text:style-name="T5">laesa parte sunt nomina,<text:line-break/>pleuritis, peripneumonia, ifchias, podagra, nephritis, ar-<text:line-break/></text:span><text:span text:style-name="T5">• </text:span><text:span text:style-name="T5">thritis </text:span><text:span text:style-name="T5">, </text:span><text:span text:style-name="T5">Ophthalmia et cephalalagia et dysenteria. </text:span><text:span text:style-name="T5">Frequen-<text:line-break/></text:span><text:span text:style-name="T5">iter.ab </text:span><text:span text:style-name="T20">ipso fymptoinate ut ileus,</text:span><text:span text:style-name="T5"> tenesmus, convulsio,<text:line-break/>.palpitatio et tremor </text:span><text:span text:style-name="T5">, </text:span><text:span text:style-name="T5">paralysis et apepsia, dyspnoea, apnoea,<text:line-break/>. pervigilatio et delirium et eoma. Saepe ab ambobus simul,<text:line-break/></text:span><text:span text:style-name="T5">.ut </text:span><text:span text:style-name="T5">cephalalgia, otalgia, iardialgia, </text:span><text:span text:style-name="T5">odontalgia, </text:span><text:span text:style-name="T5">hysteral-<text:line-break/>gia. ' Saepenumero a causa putata, </text:span><text:span text:style-name="T5">ut </text:span><text:span text:style-name="T5">melancholia quidem<text:line-break/>ab omnibus; cholerae </text:span><text:span text:style-name="T5">autem </text:span><text:span text:style-name="T5">a Cnidiis </text:span><text:span text:style-name="T5">medicis, </text:span><text:span text:style-name="T5">ted et-hinc<text:line-break/>-fortassis leucophlegmatias hyderus Nonnunquam a simili-<text:line-break/>- tudine adi aliquid extra positum, ut elephas, cancer, po-<text:line-break/>lypus, .staphyle, vitiligo alba, formica, atheroma, stea-<text:line-break/></text:span><text:span text:style-name="T5">' </text:span><text:span text:style-name="T5">tomai, stapliylorna, meIiceris, carbunculus; alopecia, ophia-<text:line-break/>sis, ficus, satyriasmus </text:span><text:span text:style-name="T5">et priapismus. </text:span><text:span text:style-name="T5">Ipsorum vero mor-<text:line-break/>borum, quae </text:span><text:span text:style-name="T5">nec locum assectum repraesentant </text:span><text:span text:style-name="T5">nec causam<text:line-break/>. lefficieutein, perpauca fiunt nomina., phlegmone, gangraena</text:span></text:p>
      <text:p text:style-name="P7"><text:span text:style-name="T5">fcirrhus, erysipelas, abscessus, oedema, empyema, ulcus,<text:line-break/>luxatio, fractura, spasma, ruptura, coloboma, furuncu-<text:line-break/>lus , , varus, phyma. Quamquam horum quoque nonnulla<text:line-break/>partim locum corporis, sive partem affectam subludicare ,<text:line-break/>videntur, quaedam vero ab exnperante symptomate nomi-<text:line-break/>nantur. Quod siquis citra significationem nominetur, diffe-<text:line-break/>rentias et is varias habet, veluti ulcus, quamvis unitatis </text:span><text:span text:style-name="T1">so-<text:line-break/></text:span><text:span text:style-name="T5">lutio lu carnosa parte non esset, atque ita asseclam partem</text:span></text:p>
      <text:p text:style-name="P8"><text:span text:style-name="T5">• una subindicaret, at particulares ejus differentiae variae<text:line-break/>funt nominibus, chirouium, telephium, cancer; herpes,<text:line-break/>phagedaena omniaque id genus, quaedam ab iis qui primum'<text:line-break/>ea sanarunt, ut chirouium, quaedam ab ipsis affectis, ut tele-<text:line-break/>phium, carcer autem a similitudine ad animantem, phage-<text:line-break/>daena 'a fymptomate.; ut et herpetes. Verum phagedaena<text:line-break/>ulcus omnino est depascens, aut exedens, aut quomodo-<text:line-break/>eunque quis appellare voluerit. Herpes autem non scmper<text:line-break/>ulcus est, quotiesque cum exulceratione est, non servata </text:span><text:span text:style-name="T1">ve-</text:span></text:p>
      <text:p text:style-name="P7"><text:span text:style-name="T5">terifede, vicinas partes depascit, sed sicuti nomen ipsum<text:line-break/>indicat, ritu serpentis bestiae, relicto priore loco, transit<text:line-break/>ad alterum. Cavum vero ulcus et sordidum et purum et<text:line-break/>planum et supercrest!ens magis proprias sortita sunt appella-<text:line-break/>tiones,, non tamen similiter omnes, sed planum a propria<text:line-break/>disserentia, sicut et cavum et supercrescens. At eruenturn<text:line-break/>et purum etfordidum non a propriis differentiis, scd ah<text:line-break/>externis symptomatis appellantur. Ergo quum tam impar<text:line-break/>nominum impositio veteribus fuerit multoque etiam magis,<text:line-break/>quum epinyctida et acrochordona et nyctalopa dicunt, pri-<text:line-break/>mum quod noctu sit enatum-, alterum quod summam occu-<text:line-break/>pet cutem, tertium quod noctu visum auferat, aliaque ejus-<text:line-break/>modi multa faciant, nam fi omnia numerem, periclitabor<text:line-break/>videri studio sequi quod fugere jussi, ergo omni modo eni-<text:line-break/>tendum est ei qui veritatem ipsam expetit, ab ipsa nominum<text:line-break/>imaginatione recedere et ad ipsam rerum substantiam se con-<text:line-break/>ferre atque liane speculari, tum quot in umversnin sint et</text:span></text:p>
      <text:p text:style-name="P7"><text:span text:style-name="T5">morbi et symptomata ac praeterea antecedentes horum cau-<text:line-break/>sae, requirere. Nos igitur id lu aliis commentariis fecimus,<text:line-break/>quorum unus de morborum multitudine est. inscriptus au-<text:line-break/>tem est de morborum differentia, alter de symptomatum est<text:line-break/>differentia. Adeo vero causas horum utrisque seorsum ex-<text:line-break/>plorare studuimus tum morborum tum symptomatum om-<text:line-break/>nium , ut ad praesentem disputationem nihil amplius deside-<text:line-break/>retur</text:span><text:span text:style-name="T5">, </text:span><text:span text:style-name="T5">sed praeparatu omnia jam sint. </text:span><text:span text:style-name="T5">- </text:span><text:span text:style-name="T5">Itaque ne legenda<text:line-break/>quidem quae hic dicemus ussi suaserim, priusquam in illis<text:line-break/>sit exercitatus. Quippe tam numerosis theorematis neglectis<text:line-break/>nec ipse fructum percipiet et quae recte sunt tradita temere<text:line-break/>incusabit.</text:span></text:p>
      <text:h text:style-name="Heading_20_2" text:outline-level="2">Cap. III.</text:h>
      <text:p text:style-name="P39"><text:span text:style-name="T5">Ac in illis quidem particulatirn omnia tum<text:line-break/>morbos tum symptomata tum causas oratione persequor,<text:line-break/>hic duobus adhuc additis quae cognitu necessaria erunt ‘iis,<text:line-break/>qui medendi methodum exercebunt, tum me ad usum inven-<text:line-break/>torum prodendum conferam. Quaenam, </text:span><text:span text:style-name="T20">inquis,</text:span><text:span text:style-name="T5"> duo illa.</text:span></text:p>
      <text:p text:style-name="P7"><text:span text:style-name="T5">quae dicere paro? Certe unum qnid inter morbum et pa-<text:line-break/>thos interfit, alterum quod fine corporis elementis, ex qni-<text:line-break/>bus prunum cornistit, noscendis , non possint morbi inve-<text:line-break/>niri. Haec igitur nos accuratissime tradere studebimus. Qui<text:line-break/>autem ea legent, oro ne prius ad ipsam methodum medendi sc<text:line-break/>conferant quam et ipsi quot in totum morbi sint, per se in-<text:line-break/>quisierint, et quae prodita a nobis sunt curiose suspexerint.<text:line-break/>Ergo tanquam haec fecerint, sermonem incipiam.' Tres esse<text:line-break/>in corpore affectus praeter naturam ostensum jam est, causae,<text:line-break/>morbos, symptomata; causas, veluti redundantiam vel cor-<text:line-break/>ruptelam; morbos, ut phlegmonen, ulcus; symptomata, ut<text:line-break/>. decolorationem et gracilitatetn. Diversa ab his sunt quae<text:line-break/>immodice a corpore excernuntur, aut quae praeter naturam<text:line-break/>retinentur et functionum laesiones, omnia scilicet communi<text:line-break/>nomine symptomata dicta, caeterum </text:span><text:span text:style-name="T20">non</text:span><text:span text:style-name="T5"> uni generi subje-<text:line-break/>cta. Quippe affectus quidam corporis est decoloratio, quod<text:line-break/>excernitur aut retinetur, affectus non est, scd </text:span><text:span text:style-name="T20">affectum</text:span><text:span text:style-name="T5"> sequi-</text:span></text:p>
      <text:p text:style-name="P7"><text:span text:style-name="T5">tur. Similiter actio vel laesa vel integra affectus sane non<text:line-break/>est, partis autem unde actio editur, affectum necessario co-<text:line-break/>mitatur. Ac oedema quidem et phlegmone ex iis sunt quae<text:line-break/>absolute esse dicuntur. Eodem modo et plenitudo, si acci-<text:line-break/>dat, sanguinis et corporis pallor. Actio vero ex eorum nu-<text:line-break/>mero non est quae esse absolute dicuntur, aut certe non si-<text:line-break/>militer, sicut jam comprehensa, siquidem nullo temporis<text:line-break/>spatio manent ejus partes, sicuti prolecto nec sermonis nec<text:line-break/>etiam motus ullius, scd horum quilibet lu ipso fieri esse<text:line-break/>suum obtinet- Quum vero duplex fit motus genus, unum<text:line-break/>in loco, aliud lu qualitate, prius latio, secundum alteratio<text:line-break/>dicitur. Ac omnis quidem actio motus est activus, omnis<text:line-break/>alteratio ejus quod alteratur motus est passivus, patitur nam-<text:line-break/>que quod alteratur. Ergo affectus dum alterantur, moven-<text:line-break/>tur, quum a motu cessaverint, jam alterati sunt, non autem<text:line-break/>amplius alterantur. Quicquidenim quocunque modo sc habet,<text:line-break/>in aliquo omnino affectu est, quod autem in difficilis solu-<text:line-break/>tionis affectu est, id habitu jam affectum esu Sane altera-<text:line-break/>tur is qui nigrefit, alteratus est qui jam obnigruit. Itaque</text:span></text:p>
      <text:p text:style-name="P7"><text:span text:style-name="T5">alteratio generatio est qualitatis aut effectus, aut quomodo-<text:line-break/>cunque appellare velis. Nec si alterationem esse depositio-<text:line-break/>nem vel mutationem ejus quosi prius suit dicas, id pugnat<text:line-break/>cum eo quod dixi, alterationem generationem esse qualitatis,<text:line-break/>quum ambo in idem recidant, nam et quae prior lu corpore<text:line-break/>qualitas fuit mutatur et nunc nova gignitur. Quippe ejus<text:line-break/>qui in sole versatur, candor mutatur, nigrities gignitur;<text:line-break/>rursus ejus qui ad ignem calefit, frigus mutatur, calor fit-<text:line-break/>Quoties veto cuiuspiam quod substantia non sit, generatio-<text:line-break/>nem esse dicimus, non idem eo sermone significamus sicut<text:line-break/>quum absolute generationem nuncupamus. Nam quae absolute<text:line-break/>generatio nominatur, via est lu substantiam, quae vero hujus<text:line-break/>vel illius generatio dicitur, via est in illius, ut sic loquar, exi-<text:line-break/>stentiam. Verum hoc veluti extra rem fit dictum. Quod-<text:line-break/>vero propositum nobis in disputatione maxime sitit, sermone<text:line-break/>jam definitum est, nempe aliqua in generatione et muta-<text:line-break/>tione et alteratione et ut semel dicam, in motu ipsam essentiam<text:line-break/>habere, aliqua in ipsius substantiae constantia. Acsanitasquidem</text:span></text:p>
      <text:p text:style-name="P7"><text:span text:style-name="T5">et morbus et quaecunque symptomatum causarumque affectus<text:line-break/>vel habitus sunt, ex permanentium numero sunt, actiones<text:line-break/>omnes alterationesque, in quacunque re fuerint, in ipso fieri<text:line-break/>essentiam suam possident, et corpus secundum quodcunque<text:line-break/>movetur, secundum idem patitur motusque ejus pathos est.<text:line-break/>-Sane prisci motus omnes, etiam qui sccundum naturam se<text:line-break/>habent, nisi activi sint, pathea, id est passiones nominant, sic-<text:line-break/>uti etiam ipsos activos motus actiones. Eo pacto et Plato<text:line-break/>Pensuum alterationes pathea appellat, cum junioribus ali-<text:line-break/>ter nescio quomodo sit risum, ut videlicet de solo eo qui<text:line-break/>praeter naturam sit motu id nomen usurpent. Ac a vete-<text:line-break/>ribus quidem pathos privalim de omni extrinsecus motu di-<text:line-break/>cehatur, nunc per abusum etiam affectus qui ex passione<text:line-break/>jam provenere, nec amplius in motu sunt, pathea appellant,<text:line-break/>nonj tamen diuturnior aut solutu difficilior est affectio quam<text:line-break/>habitus, quemadmodum neque imbecillitas. Sed ejusmodi<text:line-break/>nominum promulgationes a junioribus sunt invectae. Di-<text:line-break/>ximus autem alibi diffusius de medicinalium nominum usu.</text:span></text:p>
      <text:p text:style-name="P7"><text:span text:style-name="T5">nec illud nobis ad considerationem propositum nunc est, sed<text:line-break/>tantum quemadmodum ipfintemur, claritatis gratia distin-<text:line-break/>guere necessarium est visum. •'Nam contrarium sanitati affe-<text:line-break/>ctum, a quo laedi actionem dicimus, morbum tantum appel-<text:line-break/>lamus, sive diuturnus, hic, sive brevis fit, sive momento<text:line-break/>duret. Ex reliquis affectibus qui praeter naturam Jiunt, eos<text:line-break/>qui hunc praecedunt causaeque rationem obtinent, ‘causas<text:line-break/>tantum dicimus non pathea. Qui illum sequuntur, si actio-<text:line-break/>num laesiones sunt, et symptomata et pathea, eodem<text:line-break/>modo et immoderatas' vel suppressiones. Qui vero affe-<text:line-break/>ctus sunt, veluti decoloratio, supra passionis et symptoma-<text:line-break/>tis appellationem, etiam affectiones vocamus, ita nimirum<text:line-break/>ut sunt. Omnium igitur horum commune id est, quod prae-<text:line-break/>ter naturam sunt, et causarum et morborum et symptoma-<text:line-break/>tum. Proprium autem morborum quidem est actionem lae-<text:line-break/>dere, symptomatum hos sequi, causarum praecedere. Ergo<text:line-break/>nec is qui morbum esse motum praeter naturum dixit mtel-<text:line-break/>Iexit quid diceret, quemadmodum lu proximo libro docui-</text:span></text:p>
      <text:p text:style-name="P7"><text:span text:style-name="T5">tuus methodicorum nonnullos definivisse, adjecta ex super-<text:line-break/>abundanti permansione, nec is qui mutationem esse ab eo<text:line-break/>quod secundum naturam, ad id quod praeter naturam vo-<text:line-break/>luit, quippe quae non magis morbi quam causae et sym-<text:line-break/>ptomatis definitio sit, quando omnia ea affectus sunt prae-<text:line-break/>ter naturam. Verum si brevia sint, constat acuta esse, sin<text:line-break/>aegre solvantur, diuturna. Morbum autem an aegritudluem<text:line-break/>dicas, nihil interest, quemadmodum etiam non luterest, pa-<text:line-break/>thos an pathema dicas.. Atqui patheos appellationem de<text:line-break/>morbo dixisse veteres, quemadmodum et infirmitatem et im-<text:line-break/>becillitatem, ostensum nobis est in iis, quae de medicinali-<text:line-break/>bus vocabusis scripfimus. In quibus illud quoque traditum<text:line-break/>est, nihil referre dicere valetudinem infirmam an infirmi-<text:line-break/>tatem valetudinis, nam et qui aegrotant, eos appellant non<text:line-break/>solum aegrotos, sed et infirmos et laborantes. Atque hoc<text:line-break/>in illis commentariis demonstratum est. Reliquum nunc<text:line-break/>fuerit ut eo cujus causa haec omnia diximus, in medium ad-<text:line-break/>ducto, ad aliquid eorum quae proxime tractanda sunt de-<text:line-break/>inceps transeamus. Id quid sit, rogas? Certe non aliud</text:span></text:p>
      <text:p text:style-name="P7"><text:span text:style-name="T5">quam quod multoties jam ante dictum est, primum ac rna-<text:line-break/>xirne id medicos studere, idque fere proprium eorum mu-<text:line-break/>nus esse, ut morbos adimant, quippe simul eum hoc non<text:line-break/>modo actionis laesio statim evanescit, sed etiam reliqua om-<text:line-break/>nia symptomata tolluntur. Siquidem primum ac maxime<text:line-break/>actionis ipsius, quae secundum naturam est, omnes homines<text:line-break/>egent, propter illam vero et sanitatis, sed et functionis lae-<text:line-break/>sionem amoliri omnes cupiunt, ob id vero etiam morhuin<text:line-break/>ipsum. Caeterum non functionis laesioni, sed morbo ipsi,<text:line-break/>id est affectui praeter naturam qui actionem laedit, adhibent<text:line-break/>remedia. Quisquis igitur ex iis quae partibus secundum<text:line-break/>naturam insunt et quae temere accidunt et quae actionis sunt<text:line-break/>causae, distinguere non potest, quomodo credibile est, ut<text:line-break/>ipse affectum, a quo primum actio laeditur, invenire possit?<text:line-break/>-Nam quae temere corporibus accidunt, etiamsi millies sint<text:line-break/>alterata, nocere profecto actioni non possunt, quamdiu a qui-<text:line-break/>bus fiebat, omnia naturam suam tuentur. Horum vero si<text:line-break/>vel unum quodlibet sit alteratum , actionem quoque ipfam</text:span></text:p>
      <text:p text:style-name="P6"><text:span text:style-name="T5">statim laedi in tantum est necesse in quantum ab eo quum<text:line-break/>fecundum naturam se haberet est adiuta.</text:span></text:p>
      <text:h text:style-name="Heading_20_2" text:outline-level="2">Cap. IV.</text:h>
      <text:p text:style-name="P39"><text:span text:style-name="T5">Ac mini quidem res tota explicata jam est,<text:line-break/>cIareque ostensum iis praesertim, qui intelligere vera possunt,<text:line-break/>fieri non posse ut omnium morborum numerum methodo<text:line-break/>quis comprehendat, nisi idem omnium causarum actionis<text:line-break/>numerum, corpore secundum naturam se habente, norit.<text:line-break/>Nihil tamen ex jam dictis intelligere adhuc possunt quicun-<text:line-break/>que vel stolidiores sunt et ingenio tardiore, veI methodicae<text:line-break/>. sectae nugis innutriti. Denuo igitur quod nunc generatim<text:line-break/>dictum lutelligentibus illis quoque speciatim exponam </text:span><text:span text:style-name="T20">as,</text:span><text:span text:style-name="T5"> unum<text:line-break/>aliquod atque alterum veluti exemplum sermoni proponen-<text:line-break/>tes. Cur lingua sapores percipit nec ulla pars ? Num pro-<text:line-break/>pter colorem aut situm aut magnitudinem aut figuram?<text:line-break/>Quippe ea affecta nec commode sapores sentiente, aut colo-<text:line-break/>rem ejus ad naturam suam reducemus, si in eo actionem<text:line-break/>habet, aut lam dictorum quod vis, si ab illo agendi vim ac-</text:span></text:p>
      <text:p text:style-name="P7"><text:span text:style-name="T25">. </text:span><text:span text:style-name="T5">cipit. Quod si propter aliud ab his quippiam constat, si<text:line-break/>illo tantum, tenus ad naturalem habitum sit restituta, nullo<text:line-break/>etiam reliquorum fore opus. Nam esto exempli gratia, den-<text:line-break/>sitas certa purorum causa fit, succi saporem dijudicet, nun-<text:line-break/>quid horum symmetriam quae in sanitate visitur, tuebimur<text:line-break/>rursusqne ametriam, quoties laborat corrigemus? Age vero,<text:line-break/>si ita sura tulerit, moderatus calor causa fit cur• saporem<text:line-break/>sentiat lingua, non hic quoque manifestum est, caeteris ne-<text:line-break/>glectis unam adhibendam curam, ut illud fervemus a quo<text:line-break/>agendi facultatem accepit? Jam si propterea quod ita lu<text:line-break/>sicco hmnidoque attemperata sit, idcirco sentiat, quis non re-<text:line-break/>liquis posthabitis, huc tantum lutendat ut neque justo siccior<text:line-break/>sit nec etiam lrumidror ? Quis rursus si hoc verum est, non<text:line-break/>facile prompleque cossigat duos esse universus linguae mor-<text:line-break/>bos, alterum humidum, alterum siccum? Veluti rursum si<text:line-break/>per moderatum calorem et frigus habet quod sentiat, quis<text:line-break/>non hic quoque duo esse morbos ejus lutessigat, caloris fri-</text:span></text:p>
      <text:p text:style-name="P7"><text:span text:style-name="T5">gorisque ametriam ? Quemadmodum etiam si propter tenuium<text:line-break/>meatuum symmetriam senium est nacta,. promptum profe-<text:line-break/>cto hic quoque colligere est , omnino eam ex horum ametria<text:line-break/>oblaedi, duplexque vitium fore, densitatem meatuum et </text:span><text:span text:style-name="T20">ra-<text:line-break/>ritatem.</text:span><text:span text:style-name="T5"> Num igitur etiam.plura dico quo stupidos istos in-<text:line-break/>ducam, ut si nihil aliud, illud saltem intelligant, non posse<text:line-break/>•quenquam nec luvenire nec demonstratione asserere morbo-<text:line-break/>rum numerum, qui non ex ns quae partibus insunt tum<text:line-break/>quae causae actionis sint tum quae temere accidant norit?<text:line-break/>Num.etiam alterum adhuc tertiumque exemplum adjiciam?<text:line-break/>saepe namque multitudine exemplorum stupidorum animi<text:line-break/>veluti a somno excitantur. Age igitur ita homines rursum<text:line-break/>/interrogemus. Idcircone corpus calida, dura, mollia, </text:span><text:span text:style-name="T20">lae-<text:line-break/>via et</text:span><text:span text:style-name="T5"> aspera, omnia denique sub tactum cadentis sentit,<text:line-break/>quod candidum colore est aut quod nigrum aut quod rufum<text:line-break/>-aut ut summatim dicam, quod talis coloris est, an propter<text:line-break/>horum nihil, sed. aliud quippiam. Perspicuum enim cui-<text:line-break/>que arbitror; quod si quid probe scntiendi munere utatur,</text:span></text:p>
      <text:p text:style-name="P7"><text:span text:style-name="T5">id tantum illi tuendum custodiendum que sit, ex quo'uno<text:line-break/>probe sentiendi facultatem accepit. Nam fi ex eo quod can-<text:line-break/>didum fuit, id dotis obtinuit, ejus tuendi maxima erat ha-<text:line-break/>benda cura, sicut nigri fugiendi. Sin contra ex eo quod<text:line-break/>nigrum fuit fentieudi vim habuit, .omnes, arbitror, alios<text:line-break/>calores sugere formidareque oportebat. Ad eundem modum<text:line-break/>et si inde adeo fentit quod flavum vel rusum est, fugiendi,<text:line-break/>arbitror, alii colores omnes fiunt, ceu sensum vel penitus<text:line-break/>deperditum vel depravatum efficientes. Praeterea fi eo quod<text:line-break/>durum sit fensu est praeditum, si molle fiat, laedetur. Ac<text:line-break/>si quod deusum sit, laedetur ,si rarum efficiatur. Quod si<text:line-break/>tenuium meatuum symmetria sentiendi vim habeat, ab ame-<text:line-break/>tria certe laedetur. Et generaliter ut sentiat, id. tantum<text:line-break/>ipfum adsit oportet, unde sensum obtinuit, atque id tantum<text:line-break/>corrigatur, unde sensus est laesus quum a natura recessit.<text:line-break/>Num igitur tertio exemplo est opus, anhaec abunde sutis-<text:line-break/>faciunt? Sane prudentibus vel haec supervacua puto, ut<text:line-break/>• qui universale intelligere sine exemplis possint, rudibus autem</text:span></text:p>
      <text:p text:style-name="P7"><text:span text:style-name="T5">et tardis, et contentiosis, ne si tertium quidem addam exem-<text:line-break/>plum, quicquam fortasse profecero. Verumtamen quando<text:line-break/>duo jam nicta sunt et inanitur tempus nostrum semper te-<text:line-break/>runt,, non suerit alienum unum etiamnum iis. exemplum<text:line-break/>adjicere. Proponatur itaque jam quemadmodum ventricu-<text:line-break/>lus male concoquens nobis sit corrigendus/ </text:span><text:span text:style-name="T5">-&gt;</text:span><text:span text:style-name="T5">Verba autem<text:line-break/>faciemus non solum contra methodicos ,' scd etiam contra<text:line-break/>eos rationalium qui non cognita ipsius actionis prima causa,<text:line-break/>quam continentem etiam nominare sunt soliti; me.thod.o </text:span><text:span text:style-name="T5">,</text:span><text:span text:style-name="T5">qua-<text:line-break/>dam ae,ratione constitui posse- artem putent, </text:span><text:span text:style-name="T5">no</text:span><text:span text:style-name="T5">Esto igitur-<text:line-break/>quispiam dicat, ab iis enim-quae obviam promptanjqueali-,<text:line-break/>surditatem exhibent coepilscpraestat, quo eosest sieri.jpotest<text:line-break/>ad ea quae .confusa magis ,siyat.intelligenda sensim.perduca-<text:line-break/>mus, esto:, inquam, aliquis dicat, hunc hominem, qninuim<text:line-break/>cruditate laborat, quod multos, deinceps dies 'solo lacteest.<text:line-break/>altus, </text:span><text:span text:style-name="T5">; </text:span><text:span text:style-name="T5">ventris colorem mutasse, albumque ex rubro</text:span><text:span text:style-name="T32">;</text:span><text:span text:style-name="T5">reddi--<text:line-break/>disse ideircoque ventris'sui functionem laesisse.. •(Eoirtasse<text:line-break/>jam rides; et jure profecto rides. Verum si, selas.quam sit</text:span></text:p>
      <text:p text:style-name="P7"><text:span text:style-name="T5">simile et huic de coloribus citra ullam demonstrationem ad—<text:line-break/>hibitam quidvis pronunoiare et tibi de exiguorum meatuum<text:line-break/>verbi gratia symmetria, aut alio quolibet affectu, non, arbi-<text:line-break/>tror, jure ridebis; nam aut in tete risum verte, aut nec lu<text:line-break/>alterum. :Nam esto, impudens fit qui causam minus probe<text:line-break/>concoquendi colori imputet dicatque quod quoniam ex na-<text:line-break/>turali colore ventriculus ruber est, nunc vero redditus est<text:line-break/>plane- albus, idcirco cruditate laboret est uecesse. Libens<text:line-break/>faneaudiam, qnid tu contra hunc objicias. Ego enim aliam<text:line-break/>nationem* non invenio, quam ut jubeam qui ita dicet prius<text:line-break/>ostendat, an</text:span><text:span text:style-name="T36">r</text:span><text:span text:style-name="T5"> omnino propter colorem fecundum naturam<text:line-break/>actionem ventriculus edat. Tu siquam aliam habeas, libeu-<text:line-break/>ter audiam. Sed nec habes nec habere Jiam contradicendi<text:line-break/>rationem potes contra eum, qui colorem cruditatis ventri-<text:line-break/>culi causam esse dicit, quam exigere ut doceat quomodo ex<text:line-break/>naturali colore conseqnutus sit ut concoqueret ventriculus.<text:line-break/>An igitur huic qui colori cruditatis causam imputat fides<text:line-break/>non adhibebitur antequam doceat etiam hoo nomlue agere</text:span></text:p>
      <text:p text:style-name="P7"><text:span text:style-name="T5">ventriculum ? tu quum vel tenuium meatuum ametriae, </text:span><text:span text:style-name="T1">vel<text:line-break/></text:span><text:span text:style-name="T5">alii cupiam hanc ascribas, ciedi tibi postulabis priusquam<text:line-break/>doceas quo pacto ex symmetria lu illo genere agat? At non<text:line-break/>hoc ajo, inquit, nec aliud quicquam esse concoctionis contis-<text:line-break/>nentem causam, • scd prorsus id ignorare me fateor. ’ Atqui<text:line-break/>•si ei qui colori actionis causam tribuit, necesse est etiam ei-<text:line-break/>dem laesionem actionis imputet, qui vero tenuium mea-<text:line-break/>tuum symmetriam </text:span><text:span text:style-name="T20">actionis causiam dicit,</text:span><text:span text:style-name="T5"> etiam horum ipso-<text:line-break/>rum pororum ametriam eandem vitiare fateatur, tum qui<text:line-break/>temperamento quatuor qualitatum, caloris, frigoris, humo-<text:line-break/>ris et siccitatis </text:span><text:span text:style-name="T20">actionis causam astlgnat,</text:span><text:span text:style-name="T5"> etiam eorundem<text:line-break/>ipsorum intemperiei </text:span><text:span text:style-name="T20">laesionem ejus ascribat,</text:span><text:span text:style-name="T5"> utique et tibi<text:line-break/>necesse erit eo quod secundum naturam est prius supposito,<text:line-break/>ita qued praeter naturam est luquirere, aut si ipsum quod "<text:line-break/>siecundum naturam est non nosti, </text:span><text:span text:style-name="T20">nec</text:span><text:span text:style-name="T5"> quod praeter naturam<text:line-break/>est nosti. Etenim vos etiam ipsos audio contra empiricos<text:line-break/>medicos dicere, fieri non posse ut qui id quod secundum<text:line-break/>naturam sit non norit, dignoscere id quod praeter naturam<text:line-break/>sit possit. At nosco, luquit, quod secundum naturam </text:span><text:span text:style-name="T1">se</text:span></text:p>
      <text:p text:style-name="P7"><text:span text:style-name="T5">habet Quaero tutumne an partem ejus aliquam ? atque<text:line-break/>pars ipsa quam nosti, estne actionis ipsius causa, an ventri-<text:line-break/>.culo luest otiose? Nam qnid deinum ejus nosti? silum vide-<text:line-break/>licet et magnitudinem et texturam et conformationem. At<text:line-break/>-nihil horum actionis est causa. Sed nec empiricos horam<text:line-break/>quicquam latet, quippe qui et sc partium dissectione , quum<text:line-break/>occasio hunc offert, uti fatentur et ex illa sc haec lutelligere, ,<text:line-break/>non tamen actiones usus que partium. At novi, inquit, ejf<text:line-break/>actionem , sst enim circumplexus et attritio. At nisi cau-<text:line-break/>Eam ejus noveris; nec morbum intellexeris. Nam si quatuor<text:line-break/>qualitatum temperies actionis sit causa, earum intemperies om-<text:line-break/>xino laesionis causa erit- Tu vero reris phlegmonen et scirrhum<text:line-break/>et oedema </text:span><text:span text:style-name="T5">et </text:span><text:span text:style-name="T5">abscessum et alia quae oculis usurpari 'possunt,</text:span><text:span text:style-name="T5">'<text:line-break/></text:span><text:span text:style-name="T5">solos esse ventricusi morbos, quamvis ne haec ipsa quidem<text:line-break/>Veluti empirici</text:span><text:span text:style-name="T5">.</text:span><text:span text:style-name="T5">solis oculis, .manibus et reliquis sensibus<text:line-break/>apprehendasscd ad iplam essentiam eorum tentas ascendere<text:line-break/>atque hanc diligenter disquirere, videlicet non contentus iis<text:line-break/>symptomatis quae sensui apparent, quae tamen .symptu-</text:span></text:p>
      <text:p text:style-name="P7"><text:span text:style-name="T5">luata empiricis definiunt ac circumscribunt suam syndro-<text:line-break/>men, sic enim ipsi appellandam censent symptomatum con-<text:line-break/>geriem quae in affecto sunt loco. Sed nec curationis lu-<text:line-break/>dicationem ex apparentibus symptomatis accipis. Non enim<text:line-break/>an tumor praeter naturam, nec an renitens, nec an cum<text:line-break/>dolore, nec an ruber, scd an sit in finibus arteriarum im-<text:line-break/>pactio , ex paremptosi, obreptione </text:span><text:span text:style-name="T20">seu coincidentia,</text:span><text:span text:style-name="T5"> consi-<text:line-break/>deras, accurationem, ut ipse fateris, ad hoc referens explo-<text:line-break/>ras. An non ea est Erasistrati docendi ratio, ubi de febri-<text:line-break/>bus agit, sicuti rursus alia Dioclis, alia Praxagorae, alia<text:line-break/>Asclepiadis? Itaque non a symptomatis, quae lu phlegnio-'<text:line-break/>nes apparent loco, lu dicatio praesidii his sumitur, sed ab<text:line-break/>ipsa substantia. Neque enim an tumor praeter natu-<text:line-break/>ram, neque an renitentia, neque an dolor pulsatorius; fed<text:line-break/>an coincidentia et impactio lu finibus arteriarum, aut<text:line-break/>obstructio in finibus venarum, aut putredo aliqua hu-<text:line-break/>morum, aut corpusculorum ratione contemplabilium in<text:line-break/>laxitatibus aeque ratione speculabilibus lutentio sit, aesti-</text:span></text:p>
      <text:p text:style-name="P7"><text:span text:style-name="T5">mant. Quare hi omnes ab affectu phlegmone laborantis<text:line-break/>partis, non a symptomatis quae hanc sequuntur praesidio-<text:line-break/>ium indicationem sumunt. Ad eundem, arbitror, modum<text:line-break/>et si quis calidum, frigidum humidum et siccum causatur.<text:line-break/>Verum hic etiam fi ventriculus citra phlegmonen, aut ulcus,<text:line-break/>aut abscessum, aut aliud id genus, </text:span><text:span text:style-name="T20">eo</text:span><text:span text:style-name="T5"> tantum quod frigidior<text:line-break/>evaserit, non recte concoquat, tamen remediis non desti-<text:line-break/>tuitur. At-qui phlegmonas, scirrhos , aliaque quae oculis<text:line-break/>ridere licet, tantum esse morbos putant, ridicule plane cru-<text:line-break/>ditates quae sine iis fiunt ex imbecillitate ventriculi inci-<text:line-break/>dere dicunt, ceu affectum aliquem privatum scj unctumque<text:line-break/>imbecillitatem esse velint, non autem velet in suppuranti-<text:line-break/>bns, aut scirrho, aut phlegmone affectis, aut alia quavis ra-<text:line-break/>tione laborantibus iuesse. Quippe omnes hae affectiones<text:line-break/>sive in ventriculo, sive in jecinore, sive lu thorace, sive in<text:line-break/>alio quovis accidant, illico partem lu qua sunt ad propriam<text:line-break/>functionem edendum imbecilliorem reddunt. „ Sed id non<text:line-break/>satis illis erat ad indicationem remediorum, alloqui frustra</text:span></text:p>
      <text:p text:style-name="P6"><text:span text:style-name="T5">inquirunt affectus, scd ad ipsam morbi essentiam .subeunt,<text:line-break/>tanquam non aliter detur idonei compotes esse remedii.<text:line-break/>Non igitur qui imbecillitatem pathos esse dicunt, ubi nullo<text:line-break/>ex iis quae ipsi morbos definiunt affecto ventriculo animal<text:line-break/>cruditate laborat, ii dum a nobis refellantur expectant. sed<text:line-break/>ipsi sc ipsos redarguunt, quum non proprium aliquod, sed<text:line-break/>commune omnium dicant, quodque nec illis ipsis judicibus,<text:line-break/>remediorum inventionem indicare facile possit. Quippe<text:line-break/>illusi, roborare imbecillitatem, nomen nudum ac veluti sco-<text:line-break/>pus potius est, non curatio. Nam quid faciendo iis qui lu-<text:line-break/>validi ad actionem sunt robur vindices non dicunt, at lu<text:line-break/>hoc curatio consistebat, et nisi ventriculi affectu luvento, ut<text:line-break/>remediorum sis compos fieri non potest Quippe si refiixe-<text:line-break/>rit, cassaciendus est, si humentior effectus, siccandus est, pari<text:line-break/>modo si immodice incaluit, refrigerandus est, si siccatus, hu-<text:line-break/>meclandus esu Atque hae quatuor simplices curationis ra-<text:line-break/>_ tiones sunt. Alterae quatuor compositae sunt. Si frigr-<text:line-break/>diore et sicciore temperamento redditus ventriculus est, cal-</text:span></text:p>
      <text:p text:style-name="P7"><text:span text:style-name="T5">faciendus simul hurnectandusque esu Sin humidior et cali-<text:line-break/>dior justo evasit, siccandus ac refrigerandus est. Pari modo'<text:line-break/>si calidior ac siccior est effectus, tum refrigerandus tum hu—<text:line-break/>mectendus est. Sin humidior ac frigidior, siccandus ac cal-<text:line-break/>faciendus est Quare et ocfo sunt ipsius ventriculi affectus,<text:line-break/>qui sunt causiae ipsius, ut ipsi dicunt, imbecillitatis, tum<text:line-break/>octo medendi rationes.</text:span></text:p>
      <text:h text:style-name="Heading_20_2" text:outline-level="2">Cap. V.</text:h>
      <text:p text:style-name="P39"><text:span text:style-name="T5">Neque sicut empiricis, sic ussi dogmatico-<text:line-break/>rum dicere.licet, sint haec an non sint, nihil esse opus in-<text:line-break/>teliigere. Eunditus namque logicam sectam subvertent, si<text:line-break/>ignorato affectu, curationis tamen facultatem abunde sibi fu-<text:line-break/>- peresse dicant. Etenim ab ipsa experientia jomnes quomodo<text:line-break/>curandum sit, intelligent, si modo ah ipsius rei natura indi-<text:line-break/>cationem non fumpferint. Ac empirici quidem et quod in-<text:line-break/>venire posse non putent quicquam eorum quae abstrusa sunt,<text:line-break/>• et quod id etiamsi inventum sit non desiderent, quippe oh-<text:line-break/>scrvatas a se esse curationes in apparentibus concursibus,<text:line-break/>merito nec scire se an octo affectus sint quibus ventricu-<text:line-break/>lus imbecillus fit ajunt, et citra, ejusmodi supervacuam cu-</text:span></text:p>
      <text:p text:style-name="P6"><text:span text:style-name="T5">riositatem remediis se abundare. Qui vero et rationem se<text:line-break/>habere profitentur, cujus ope etiam abstrusa inquirant et<text:line-break/>ipsorum, inventionem praesidiorum praestare indicationem'<text:line-break/>dicunt,' hos quomodo non pudeat licere, aut non nosse se<text:line-break/>an octo affectus sint, aut eos ad medendum se non requi-<text:line-break/>rere? Neque enim id tantum dicere satis est, non nosse se,<text:line-break/>sed refelleremur est eos, qui se scire affirmant, ceu purum<text:line-break/>vera professos. Quoad vero nec ipsi id faciunt,, aliique non<text:line-break/>paucis demonstrationibus confirmant, omne corpus pro certo</text:span></text:p>
      <text:p text:style-name="P9"><text:span text:style-name="T5">• quatuor qualitatum temperamento opus suum edere rationa-<text:line-break/>bilius est illis accedere, nisi forte qui nuda afferunt verba<text:line-break/>plus sibi credi postulabunt quam qui cum demonstrationum<text:line-break/>fide loquuntur. Atqui ilii si non aliud, saltem suadere </text:span><text:span text:style-name="T20">ac<text:line-break/></text:span><text:span text:style-name="T5">docere auditorem student, non cogere jubereque, hi rursum<text:line-break/>contra tyrannorum ritu jubent ne quaeramus actionis cau-<text:line-break/>sam. Verum nos hoc nomine Dionysium, Phalarim cae-<text:line-break/>terosque tyrannos odio prosequimur, quod jubeant impe- '</text:span></text:p>
      <text:p text:style-name="P6"><text:span text:style-name="T5">rentque;non suadeant ac doceant, sicut Solon; Draco et.<text:line-break/>Lycurgus. At, inquit, ego intra limites artis maneo, vos<text:line-break/>et ab iis exceditis et ad alia naturalis philosophiae principia<text:line-break/>nos reducere conamini. An igitur, homo lepidissime, ne<text:line-break/>hoc quidem ipsum demonstrabis, quinam videlicet medici-<text:line-break/>nae artis sint liiWiles, quaeque novisse expediat ei qui ra-<text:line-break/>tione remediorum inventionem molietur, scd terrifico<text:line-break/>vultu tuo nos reddere attonitos putas ? Audio quidem et te<text:line-break/>illud dicere, non oportere actionis inquiri causam, audio et<text:line-break/>empiricos dicere nec actiones ipsas esse cousiderandas, au-<text:line-break/>dio non minus illum qui elicit non tantum has esse aesti-<text:line-break/>mandas, sed etiam causas unde nnscantur quaerendas.<text:line-break/>Non igitur ex eo esse me iniquorum judicum numero ju-<text:line-break/>bes, qui priusquam omnes qui inter se dissident audierint,<text:line-break/>uni statim ferunt suffragium? An primum quae vestrum<text:line-break/>quisque dicat seorsum audire </text:span><text:span text:style-name="T20">vis,</text:span><text:span text:style-name="T5"> dein conferre atque per-<text:line-break/>pendere, quis tum sibi tum apparentibus consentiat, quis<text:line-break/>rursus nec fecum nec cum iis quae apparent? Atqui si ita</text:span></text:p>
      <text:p text:style-name="P6"><text:span text:style-name="T5">sariam, empiricos audiam, etsi quae dicunt stabiliter non<text:line-break/>demonstrent, saltem ea lenire conantes, vos ne id quidem<text:line-break/></text:span><text:span text:style-name="T20">facitis,</text:span><text:span text:style-name="T5"> nam sane libenter audierim quis vestrum vel leni-<text:line-break/>men aliquod, vel demonstrationem aliquam afferre conatus<text:line-break/>est, cur actionis causam inquiri non expediat. Quae enim<text:line-break/>a me methodus supra est posita, inquirendum esse demon-<text:line-break/>stravit. Vos nec demonstrationem ullam nec rationem ul-<text:line-break/>lam probabilem afferre conamini, scd tantum elato superci-<text:line-break/>lio tetrice nos objurgatis, abscedere a summa physiologia<text:line-break/>jubentes, nec fic quaerere hominis naturam intelligere, ut<text:line-break/>philosophi faciunt, qui ad prima usque elementa ratione<text:line-break/>ascendunt, illudque vobis dixisse satis esse, arteriam et ve-<text:line-break/>nam et nervum principia continentia et veluti elementa<text:line-break/>ejus physiologiae quae de homine instituitur ponenda esse.<text:line-break/>In quo quidam Herophilum laudavit, quod ita ad verbum<text:line-break/>dixerit: sisto </text:span><text:span text:style-name="T20">haec prima estse , tametsi prima non sint.<text:line-break/></text:span><text:span text:style-name="T5">Sed qui ad demonstrationem provocat ac hypothescs istorum<text:line-break/>qui sic' opinantur pugnare sucum ostendit, hunc aversa-</text:span></text:p>
      <text:p text:style-name="P7"><text:span text:style-name="T25">... </text:span><text:span text:style-name="T5">r</text:span></text:p>
      <text:p text:style-name="P8"><text:span text:style-name="T5">mmi ac fugitis prorinsque non auditis et contemnere simula -<text:line-break/>tis ibique rationem fastiditis, qui contra empiricos ratio-<text:line-break/>nem demonstrationemque extollitis. Nam quod fecum dissi-<text:line-break/>deant rationes omnium qui ex dimidio dogmatizant, etiam<text:line-break/>iis qui tenuiter in demonstrandi methodo sunt exercitati,<text:line-break/>facile perspicere licet. Quum enim phlegmone ventriculus<text:line-break/>laborat atque inde adeo concoquere non valet, quaenam<text:line-break/>phlegmones causa fit quaerendum censent, atque inde prae-<text:line-break/>sidiorum copiam conjectant, spreta empiricorum inventione;<text:line-break/>quum vero citra phlegmonen, aliudve id genus vitium, so-<text:line-break/>lius intemperantiae culpa concoquere non valet, hic rursus<text:line-break/>auxiliorum facultatem ab experientia petunt. Atqui haec<text:line-break/>fecum non inveniunt, quum empiricorum opinio sibi con-<text:line-break/>stet, praeterea demonstret efficiatque quod volunt, cx iis<text:line-break/>quae vos ipsi non inficiamini, lemmatis. Quippe si fieri<text:line-break/>ullo modo potest, ut ex iis quae apparent symptomatis cu-<text:line-break/>randa ratio conjectetur, ignorato affectu, utique non hic<text:line-break/>possibile, lu alio fuerit impossibile, sed aeque lu omnibus</text:span></text:p>
      <text:p text:style-name="P6"><text:span text:style-name="T5">possibile erit. Ergo nec hoc quidem loco rationem ullam<text:line-break/>afferre poteritis, quo minus ubi affectum explorare nequi-<text:line-break/>tis, experientia ipsa satis fit ad remediorum ubertatem.<text:line-break/>Omnia igitur ut tyranni imperatis, uti vero demonstrationi-<text:line-break/>hus nec ipsi vultis, praestat enim id fortasse dicere quam<text:line-break/>non posse vos, nec iis qui uti tum volunt tum possunt </text:span><text:span text:style-name="T20">acce-<text:line-break/>ditis.</text:span><text:span text:style-name="T5"> Itaque quid aliud sunt disceptationes vestrae quam<text:line-break/>lites et contentio et provocatio ad convitia et pugnas,<text:line-break/>cujusmodi praeceptorum vestrorum quidam perpetuo </text:span><text:span text:style-name="T20">exer-<text:line-break/>cuit, ani</text:span><text:span text:style-name="T5"> irridens fi quis calidi vel frigidi mentionem faceret,<text:line-break/>tanquam balneatoribus magis quam medicis ea nomina con-<text:line-break/>venirent, aut vehementer increpans, quest longissime a me-<text:line-break/>dendi urte digressum, ani Erasistrati gravem illam auctorita-<text:line-break/>tem objiciens. Verum haec ut primo audita oblectabat, ita<text:line-break/>quum secundo et tertio audiri, molesta sane suit, ceu<text:line-break/>scurris qqam medicis magis congrua. Si enim semel<text:line-break/>auctoritas eorum qui ultra qon esse procedendum ju-<text:line-break/>bent legitimus testis esse ad demonstrationem putabitur, om-</text:span></text:p>
      <text:p text:style-name="P6"><text:span text:style-name="T5">nia jam merae nugae erunt, nec finis in disputatione ullus<text:line-break/>'nisi qui nunc visitur, inimicitia, pugna, convicium. Quippe<text:line-break/>_ qui a logicis demonstrationibus digressi credi quippiam een-</text:span></text:p>
      <text:p text:style-name="P5"><text:span text:style-name="T5">sunt propterea quod Herophiles aut Erasistratus ita jussit,<text:line-break/>hos necesse est omnis generis convitia pugnasque feqni, ad-<text:line-break/>miranda scilicet disputationum quae nunc habentur prae-<text:line-break/>mia. Finge enim alius dicat, huic qui commode non con-<text:line-break/>coquat, ventriculum frigidam et siccam intemperiem contra-<text:line-break/>xisse proindeque humectandum ac calsaciendum esse; alius,<text:line-break/>quod status ejus secundum naturam mutatus ad frigidiorem<text:line-break/>let humidiorem sit, calidum siccumque nictum adhibendum<text:line-break/>suadeat; tertius autem quispiam'accedens, quod quae com-<text:line-break/>prehensa sunt ; non recte sint dicta, id ne lentet quidem<text:line-break/>ostendere, sed tantum eos qui dixerint objurget, quasi<text:line-break/>, superflua scrutentur, et testes adhibeat Erasistratum vel Hero-<text:line-break/>philurn, nonne; ut dixi, dissidii hlue mutuique convitii ini-<text:line-break/>. tium excitabitur ? Quippe illos contra necesse est Athenaeum</text:span></text:p>
      <text:p text:style-name="P5"><text:span text:style-name="T5">et Mnesitheum et Dioclem et Plistonicum et Hippocratem et</text:span></text:p>
      <text:p text:style-name="P10"><text:span text:style-name="T25">- </text:span><text:span text:style-name="T5">Philistionem et sexcentos alios tales opponere testes. Si<text:line-break/>enim testibus deridenda lis erit, non medico hi vincent. Nam<text:line-break/>quod tum morbosae lutemperiei multae sint species tum cn-<text:line-break/>jusque eurum diversa curatio, ubi non Hippocratis modo<text:line-break/>et plurimorum aliorum medicorum, sed etiam Platonis, Ari-<text:line-break/>stotelis, Theophrasti, Zenonis, Chrysippi et omnium illu-<text:line-break/>strium philosophorum testimonio comprobarint, utique et<text:line-break/>quod citra naturam corporis exacte inventam fieri nequeat<text:line-break/>ut vel de morborum differentia quicquam invenias, vel au-<text:line-break/>xiliorum convenientium copiae sis compos, iisdem ipsis tum<text:line-break/>philosophis tum medicis confirrnabtmt, hisque non tyran-s<text:line-break/>norum ritu sicut isti jubentibus, sed evidenti ratione pro-<text:line-break/>bantibus. Centra haec igitur qui calidum et frigidum bal-<text:line-break/>neatorum dicunt esse vocabula , dicteriis videlicet utentur et<text:line-break/>risus movebunt, moriones, Phrygas aut scholasticos narran-<text:line-break/>tes. Quippe conscii sibi sunt non modo nihil demonstratio-<text:line-break/>ne confirmatum scire, sud nec qnid demum demonstratio sit</text:span></text:p>
      <text:p text:style-name="P7"><text:span text:style-name="T5">intelligere.. - Ergo ex his dicteriis necesse est oriatur dissif<text:line-break/>dii initium. Ut enim primum omnium memorem quae<text:line-break/>nugantes fine demonstratione dicere non dubitant, considera<text:line-break/>quo pacto necesse sit ex eo pugnamsubseqni. Nam ubi con-<text:line-break/>.tra dicta eorum'demonstrationis expertia ac contra testes<text:line-break/>ipsos, quibus credendum censent, alii tum celebriores tum<text:line-break/>longe plures testes opponunt, necesse est vel cedere vincique<text:line-break/>utroque nomine, et quod demonstrare recusarint et quod<text:line-break/>-numero testium sint impares, vel perfricta fronte Erasistra-<text:line-break/>tum omnibus illis testibus dicere majoris esse fidei. Siqui-<text:line-break/>dem hic necessum est alterum negare esse majoris fidei aut<text:line-break/>Hippocrate et Mnesitheo medicis, aut Aristotele et Platone<text:line-break/>philosophis , alterum esse majoris fidei instare, deinde varie<text:line-break/>ultro citroque tam immodesta contentiosaque contradictione<text:line-break/>jactata, alterum eorum impelli ut dicat, non tibi-sane ita<text:line-break/>bene erit,</text:span><text:span text:style-name="T32">;</text:span><text:span text:style-name="T5"> si Erasistratum negligas. Haec enim quotidie<text:line-break/>fieri in medicorum disputationibus, o Hiero, vides. Ea vero</text:span></text:p>
      <text:p text:style-name="P7"><text:span text:style-name="T5">femel data porta, omnia jam musiercularum verba luge-<text:line-break/>runtur; et quum mutuis se maledictis ulperscriut nihiIque<text:line-break/>utile docuerint aut didicerint, discedunt. Atque hanc tur-<text:line-break/>pitudinem </text:span><text:span text:style-name="T20">non</text:span><text:span text:style-name="T5"> est quod dicat aliquis non esse ab iis qui<text:line-break/>demonstrationem fugiunt inceptam Fugiunt autem mul-<text:line-break/>tifariam, ut scis, alii cum gravitate tantum inerepantes,<text:line-break/>alii scurrile aliquid jactantes; alii in risum sannasque discep-<text:line-break/>tatione abrepta. Quod si quis sermoni stare, demonstra-<text:line-break/>tionesque audire audet, primum quidem omnino non lutei- -<text:line-break/>ligit; neque enim potest qui demonstrativae methodi fit<text:line-break/>imperitus eos qui ipsa utuntur intelligere. Quod si-asse<text:line-break/>quatenus intelligit, at quod dogma suum in quo</text:span><text:span text:style-name="T36">;</text:span><text:span text:style-name="T5"> nutritus<text:line-break/>propugnare omnino decreverit,- contra tendere aggressus,<text:line-break/>dein deprehensus quae nec rite concludunt nec colligant,<text:line-break/>sed vana nugaciaque sint dicere, irascitur et devovet dia- •<text:line-break/>lecticos ceu malorum auctores, quod videlicet stiriam a na-<text:line-break/>tibus ipsorum detergent, ipsique mederi conantur, adhibi-<text:line-break/>tisnon melle et placentis, sed alliis et caepis, quae etiam</text:span></text:p>
      <text:p text:style-name="P7"><text:span text:style-name="T5">pituita lentatos gallinaceos sanare folent. Quippe millies<text:line-break/>affuisti iis, quum a diversu concludentibus argumentis non<text:line-break/>aliter quam ab .ipso allio et caepis cogerentur lachrymari.<text:line-break/>Nec te profecto latet mustos saepe nobis privatim fassos,<text:line-break/>sentire jam se suam Pectam quam </text:span><text:span text:style-name="T20">sit</text:span><text:span text:style-name="T5"> absurda, nec tamen<text:line-break/>hane posse • publice mutare,</text:span><text:span text:style-name="T20">quum alloqui nec</text:span><text:span text:style-name="T5"> alia nossent,<text:line-break/>unde haberentur in pretio, et jam vulgo propter haec et noti<text:line-break/>et in pretio, forent. Itaque ob haec ipse quoque saepius<text:line-break/>distuli commentarios , de medendi methodo scribere, pro<text:line-break/>comperto, plane habens , paucissimos homines hujus tempe-<text:line-break/>statis ah iis adjutum iri. Etenim nisi magna quaepiam mi-<text:line-break/>raque, mutatio humanarum rerum fiat, actum de bonis stu-<text:line-break/>diis est, utpote consulis ac corruptis nemine veritatem<text:line-break/>ipsam,, fed tantum scientiae famam quaerente. Optime<text:line-break/>enim, profecto scis , ne quinque quidem usquam invenisse<text:line-break/>nos qni </text:span><text:span text:style-name="T20">esse</text:span><text:span text:style-name="T5"> potius quam videri docti cuperent. </text:span><text:span text:style-name="T20">Atqui<text:line-break/>nisi quis</text:span><text:span text:style-name="T5"> sapientiam ipsam propter se ipsam expetat, ne tem-</text:span></text:p>
      <text:p text:style-name="P7"><text:span text:style-name="T5">pus quidem ullum luveniet quo fe lu logica methodo exer-<text:line-break/>ceat, imo divitiis et famae et potentiae civili luhians, in<text:line-break/>horum occupatione vitam omnem consumet.</text:span></text:p>
      <text:h text:style-name="Heading_20_2" text:outline-level="2">Cap. VI.</text:h>
      <text:p text:style-name="P39"><text:span text:style-name="T5">Ergo dimissis his rursus ad propositum<text:line-break/>redeamus. Est autem ab luitio propositum illud, qui om-<text:line-break/>nem morborum numerum methodo non luvenerit, hunc<text:line-break/>maxime lu ipsis medendi methodi foribus lapsurum, quum<text:line-break/>constet totidem esse medendi ratiunes quot sint morborum<text:line-break/>ideae. Ergo sic lu enumerandis morbis egisseut neque<text:line-break/>privatis proprietatibus attentus infinitos statuat, nec lu pri-<text:line-break/>nus'statim generibus subsistat, id lu promptu cuique non est;<text:line-break/>scd ei tantum, sicut antea dictum est, qui lu dividendi me-<text:line-break/>thodis sit exercitatissimus. Principium </text:span><text:span text:style-name="T20">vexo</text:span><text:span text:style-name="T5"> divisionis eorum<text:line-break/>esu ut etiam alibi diximus, ut essentiae ratio rei dividendae<text:line-break/>constituetur. Igitur illud monstratum nobis est, morbum<text:line-break/>omnino unum ex iis esse • quae praeter naturam sint. Haec<text:line-break/>autem quatuor quum sint, actio oblaefa, affectus ipsam essi-</text:span></text:p>
      <text:p text:style-name="P7"><text:span text:style-name="T5">ciens, affectus iplius causa, et quae hunc subsequuntur<text:line-break/>symptomata; sive sunctionis laesionem, sive etiam molien-<text:line-break/>tem bune affectum: morbum nominare velit aliquis, nihil<text:line-break/>lu medendi methodum immutare, ostensum est, modo, unum<text:line-break/>illud intessigatur, primam ipsam curationem, quam stiam<text:line-break/>nonnulli continentem appellant, :afscctus esse qui actionem<text:line-break/>interturbat, ' Porro stensum a. nobis diximus, rationabi-<text:line-break/>lius hunc morbum appellari; non tamen velare nos. quin,<text:line-break/>si cui id cordi sit, actionis noxam morbum nomluet; /affe-<text:line-break/>cturn, qui hunc creet, morbi causam. Supposito igitui quod<text:line-break/>morbus vocetur affectus is praeter naturam qui functioni<text:line-break/>officiat, inquisivimusdeluceps quotinuniversum morbi essent ;<text:line-break/>ubi clarum obiter, sccimus, si quis. xia ordineque: processu-<text:line-break/>rus sit, nec, sicut vulgus medicorum facit, tyranni ritu<text:line-break/>imperaturus, huic, primum inveniendum; esse affectum illum,<text:line-break/>qui sunctionis effectrix sit; causa, </text:span><text:span text:style-name="T5">f </text:span><text:span text:style-name="T5">Hunc sane nos </text:span><text:span text:style-name="T20">tempe-<text:line-break/>riem</text:span><text:span text:style-name="T5"> diximus esse calidi, frigidi, huinidi ac sicci, prolu-</text:span></text:p>
      <text:p text:style-name="P6"><text:span text:style-name="T5">deque primum morbum in similaribus esse ex horum in-<text:line-break/>temperie ostendimus,- Alius quispiam corpusculorum et<text:line-break/>meatuum symmetriam statuet, proptereaqne ex ainetria<text:line-break/>meatuum ipsorum aegrotare animantes. Caeterum si quis<text:line-break/>nec ipsc actionis causam, lu quonam entium sit genere, au-<text:line-break/>debit statuere, nec iis, qui statuunt contradicet, ac nihilo<text:line-break/>secius tamen ratione methodoque sc processere arbitrabitur,<text:line-break/>hunc egregie improbum esse diri mus, ut qui nec tutum su<text:line-break/>ab empiricorum accusatione facere possit et fecum plane<text:line-break/>pugnet; quippe ejusmodi homlues ex dimidio logicos esse,<text:line-break/>qui qua ratione phlegmone, scirrhus, oedemaet alia idge-<text:line-break/>nus fiant, multo labore disquirunt, laedi anieni etiam citra<text:line-break/>haec omnia ex sola intemperie actionem uon.intelligunt, sed<text:line-break/>empirice talia curant. Qnisquis igitur quantum hi aber-<text:line-break/>rent scire volet, tum quos morbos transiliant quantcque<text:line-break/>plures ignorent, quam norint, librum de morborum diffe-<text:line-break/>rentiis perlegat; intelliget enim Hippocratem primum om-</text:span></text:p>
      <text:p text:style-name="P6"><text:span text:style-name="T5">nium recta institisse via, quae cum </text:span><text:span text:style-name="T1">a </text:span><text:span text:style-name="T5">posteris absolvenda'<text:line-break/>suerat, non modo nemo eorum absolvit, sed plerique etiam<text:line-break/>quae probe suere inventa corruperunt. Proxime autem, ut<text:line-break/>viam quae inchoata est ah Hippocrate perficerent absolve-<text:line-break/>rentque Aristoteles et Theophrastus accesserunt: et si fateri<text:line-break/>verum opertet, potestate absolverunt, quum constituerint<text:line-break/>aliud esse lu corporibus similaribus morbi genus, aliud in<text:line-break/>iis quae organica dicuntur: quippe a similaribus sunctiones<text:line-break/>edi, eoque esse cujusque organi unam propriam similarem,<text:line-break/>reliquas vero, quae cum hac quodvis organum perficiunt;<text:line-break/>eas usus alicujns gratia, illius quae prima erat actionis<text:line-break/>causa factas esse; sed et horum tamen rursus cujusque esse<text:line-break/>per sie actionem veluti lu ocusis. Satius enim fortassis sit,<text:line-break/>quae in aliis diffuse ostendimus, strictim hic commemore-</text:span></text:p>
      <text:p text:style-name="P9"><text:span text:style-name="T5">• mus. Ipsum nisus organum est crystallinus humor; reli-<text:line-break/>quae oculi partes ejus causa sunt factae; quarum omnium<text:line-break/>usus narravimus in decimo operis de partium usu libro.</text:span></text:p>
      <text:p text:style-name="P7"><text:span text:style-name="T5">Caeterum quanquam crystallini: nraxime causa omnes sunt<text:line-break/>factae, singulae tamen earum aliquam seorsum actionem<text:line-break/>sunt nactae; ac vena quidem et arteria et nervus totiani-<text:line-break/>manti communem, membranulae oculi omnes, quum sint<text:line-break/>nutrimenti participes, omnino naturalibus facultatibus sunt<text:line-break/>praeditae ac perinde etiam functionibus quae ab his profici-<text:line-break/>icuntur. Quoties igitur crystallinus humor ex intemperie<text:line-break/>laborat , omnino laeditur oculorum sunctio, caeterum non<text:line-break/>est eorum ut organa sunt morbus: at quod hypochyma<text:line-break/>vocant nullius similarium est morbus, sed oculi totius ut or-<text:line-break/>ganum. Ad eundem modum, si in finibus venarum, quae<text:line-break/>in cavo jecluoris’ habentur, obstructio ex lentis aut crassis<text:line-break/>fuccisfubhaesit, distributio quidem in corpus per has mora-<text:line-break/>bitur, morbus tamen totius jecluoris ceu organi’ censcbi-<text:line-break/>tur, nulla similarium ejus partium aegrotante.; quod<text:line-break/>si intemperies venas ejus infestaverit, ipsarum • quidem<text:line-break/>illarum morbus primum erit, ex accidente vero etiam<text:line-break/>jecluoris. sic Erasistratus quidem lu phlegmones sub-</text:span></text:p>
      <text:p text:style-name="P7"><text:span text:style-name="T5">flantia tradenda est lapsus, quum nec in partibus phle-<text:line-break/>gmone laborantibus in finibus arteriarum impactio necessa-<text:line-break/>rio cernatur, nec arteriae spiritum tantum, quum sccundurn<text:line-break/>naturam sunt, contineant, </text:span><text:span text:style-name="T5">&lt; </text:span><text:span text:style-name="T5">veluti lu tractatione de. his<text:line-break/>ostendimus. Si igitur phlegmone ejus generis morbus sit<text:line-break/>cujus autumat, et scirrhus ejus generis cujus ille opinatur,<text:line-break/>et reliquorum .singuli, sicut ipse obscure et multi sequaces<text:line-break/>ejus clarius explicare conantur, utique solidas ipsas partes </text:span><text:span text:style-name="T5">--<text:line-break/></text:span><text:span text:style-name="T5">liberas propemodum a morbis relinquit, nili quatenus ulce-<text:line-break/>rari, collini incidique valeant, atque id genus aliud quip-<text:line-break/>piam pati Laborare vero eas se totis ejusmodi morbis,<text:line-break/>quales nos octo intemperantias ostendimus, id nusquam di-<text:line-break/>cit. Atqui corpora universa, </text:span><text:span text:style-name="T20">etiam</text:span><text:span text:style-name="T5"> quae difficillime af-<text:line-break/>ficiuntur, veluti aes, lapis, ferrum, saltem calefieri, re-<text:line-break/>frigerari, siccari, humescereque cernuntur, ut utique mi-<text:line-break/>rum fit, si tantum arteria et vena et nervus nihil ejusmodi<text:line-break/>fentient. Atque hoc etiam magis mirum, si sapienter quidem,<text:line-break/>functionem tamen legitimam edent, veluti si ita sors tulit.</text:span></text:p>
      <text:p text:style-name="P7"><text:span text:style-name="T5">lu corde facultas quaedam est, ut ipsis quoque Erafistratus<text:line-break/>confirmat, qua dilatatur et contrahitur; hanc autem laedi<text:line-break/>profecto oportet, si niventi animali cor fit exemptum,<text:line-break/>quemadmodum saepe factum in sacrificiis ridemus, quippe<text:line-break/>si non laedatur, perpetuo movebitur, nec tantum ad tempus<text:line-break/>aliquod, ut nunc cernitur. Manifestujn est igitur laedi,<text:line-break/>proludeque movere defluere. Quaenam igitur laefio? id<text:line-break/>considerare decebat, quum possit nimirum cor laesionem<text:line-break/>recipere, etiam antequam ab animali fit exemptum. Quae-<text:line-break/>nam alia praeter intemperiem? nam neque figura ejus mu-<text:line-break/>tata apparet nec caritas ulla nec ligamentum nec oscinum,<text:line-break/>imo nec alia ulla pars deperdita, scd tantum naturalis tem-<text:line-break/>peries mutata. Ergo omnes ni similarium partium morbi<text:line-break/>omnino, ut dictum est, ab illo sunt omissi. Si quidem ubi<text:line-break/>sanguis in finibus arteriarum impactus actionem aliquam<text:line-break/>laedit, arteriarum ut organorum morbus est; ut vero simi-<text:line-break/>larium partium octo quidem secundum nudas qualitates lu-</text:span></text:p>
      <text:p text:style-name="P7"><text:span text:style-name="T5">temperies, octo autem cum fluxione. Oportet igitur quis-<text:line-break/>quis horum certa scientia demonstrationes coepisse velit, a<text:line-break/>libro de elementis lucipiat, post deinde reliquos sigillatim,<text:line-break/>ut supra dictum est, legat. Sunt vero proximi huic com-<text:line-break/>mentarii de temperamentis. Ab iis proximus est qui de inae-'<text:line-break/>quali intemperie inscribitur, mox qui de naturalibus saculta-<text:line-break/>tibus, aliique qui de animae affectibus sunt proditi, idque de<text:line-break/>unoquoque, deinceps et seorsum. Hos excipiunt qui de partium<text:line-break/>usu sunt inscripti, quos sequuntur qui de morborum sym-<text:line-break/>ptomatumque differentiis titulum habent. Plerique vero<text:line-break/>medicorum nec tantum experientiae applicantes animum,<text:line-break/>quum tamen liceret ex empiricorum institutione bonis esse<text:line-break/>medieis, et perfectioris rationis cupidi, quum aut iis quae<text:line-break/>citra demonstrationem sunt enunciata credant, aut vitiosis<text:line-break/>demonstrationibus fallantur, non solum nihil excogitant<text:line-break/>boni, sed etiam quae per experientiam sunt cognita cor-<text:line-break/>rnmpunt. Si quidem ratio non leve momentum obtinet ad<text:line-break/>experientiam vel ornandam, vel corrumpendam, sed quan-</text:span></text:p>
      <text:p text:style-name="P7"><text:span text:style-name="T5">tum recta ratio ornando adjicit, tantum vel etiam amplius<text:line-break/>vitiosa detrahit. Atque haec me saepe medicorum vulgo<text:line-break/>praedicantem audis, qui prius quam lu methodis lo-<text:line-break/>gicis se exercuerint, vel eum demonstrare aliquid tentant, '<text:line-break/>fe ipsos sallunt, vel quum dividere quidvis lu species ac dif-<text:line-break/>ferentias, hic quoque imperitorum coquorum ritu non per<text:line-break/>articulos incidunt, sed conterunt, collidunt ac dilaniant,<text:line-break/>veluti in eo qucni nunc est propositum. Consulo igitur, ut<text:line-break/>fcis, talibus omnibus experientiae animum intendant,<text:line-break/>quum non leve instet periculum omnibus qui supra vires<text:line-break/>aliquid moliuntur, ne et id non consequantur et quae lutel-<text:line-break/></text:span><text:span text:style-name="T20">ligere</text:span><text:span text:style-name="T5"> alias possent, omnino amittant. Ergo cum iis qui<text:line-break/>tum recto sunt ingenio tum discere perati, ipsi rursus ser-<text:line-break/>monem conferamus, illud tantum ex iis quae luter initia<text:line-break/>diximus commonentes, non esse committendum ut utra-<text:line-break/>que simul confundantur misceanturque et quae per experien-<text:line-break/>tiam' sunt luventa er quae sola ratione sunt investigata, sed<text:line-break/>cum utrumque seorsum sit tractatum, post ambo conjungan-<text:line-break/>tur- Ergo quum ipsi de empirica luvcntione alibi egeri-</text:span></text:p>
      <text:p text:style-name="P7"><text:span text:style-name="T5">mus, de lcgica ni his commentariis disserere proposuimus.<text:line-break/>At mihi videor lis praesertim, qui commentarios nostros de<text:line-break/>morborum symptomatumque differentiis perlegerunt, cum<text:line-break/>quibus scilicet mihi deinceps sermo erit, jam clare ostendisse<text:line-break/>statim per initia in maximum errorem lapsum Thessalum<text:line-break/>esse. Lapsus enim non levi lapsu et Asclepiades erat, ubi<text:line-break/>inter initia de elementis corporis male sensit, caeterum multo<text:line-break/>et majore et graviore Thessalus, quippe qui onines in vi-<text:line-break/>ctus ratione morbos lu duos similiter illi .contulit affectus,<text:line-break/>multos vero, curativcram scoporum ademit;, quibus ille est<text:line-break/>usus. Pessimum autem gravissimum que illud admisit quod<text:line-break/>nec ipsas actionum laesiones., imo nec affectus qui earum<text:line-break/>caulae sunt, morbos esse censct, scd solis vacuationibus vel<text:line-break/>retentis vel exuberantibus mentem lutendi censet, quum<text:line-break/>nec qnid sit plus justo sisti exuberarive vacuationem clere<text:line-break/>nos doceat. Quippe vel ad vires, vel ad affectum, vel est<text:line-break/>id quod per saninitem cnique sumper est observatum, referri</text:span></text:p>
      <text:p text:style-name="P6"><text:span text:style-name="T5">judicium oportet. Ex quo factum arbitror ut pugna </text:span><text:span text:style-name="T20">in-<text:line-break/>ter ejus</text:span><text:span text:style-name="T5"> sequaces </text:span><text:span text:style-name="T20">non</text:span><text:span text:style-name="T5"> parva sit orta, ut qui tum de reliquis<text:line-break/>omnibus luter sc dissideant, tum . de eorum quae </text:span><text:span text:style-name="T25">πάθη </text:span><text:span text:style-name="T5">vo •<text:line-break/>cant et notione et exiflentia. Verum'si nunc de pugna eo-<text:line-break/>rum historiam moveam, deflectam ad inutilia sermonem.<text:line-break/>Omnem igitur deinceps sermonem sariam, ceu cum illis<text:line-break/>agam qui commentarios de morborum ac symptomatum<text:line-break/>differentiis, praetera de causis eorum legerint, ad haec qui<text:line-break/>ea omnia quorum paulo ante memini revolverint, atque hinc<text:line-break/>ordiar. Quoniam actiones a similaribus corporibus profi-<text:line-break/>cisci ostendimus, reliquas vero omnes singulorum organo-<text:line-break/>rum partes usum aliquem ipsis praebere, duplex fane mor-<text:line-break/>borum genus erit, alterum lu partibus similaribus, alterum<text:line-break/>’ lu totis organis. In similaribus intemperies, in totis organis,<text:line-break/>unum in c0nscfmatione spectatur; aliud lu partium numero,<text:line-break/>aliud in cujusque' quantitale observatur, quartum lu situs<text:line-break/></text:span><text:span text:style-name="T20">Uirarunique naropartium,</text:span><text:span text:style-name="T5"> similarium organicarumqne, mor-</text:span></text:p>
      <text:p text:style-name="P6"><text:span text:style-name="T5">bus communis est ipsa unitatis solutio. Ergo sex in universum<text:line-break/>morborum sunt genera: unum ipsorum similarium , pro-<text:line-break/>• priurn, 'intemperies; quatuor, ut modo dictum' est, organo-<text:line-break/>rum cujusque; et cum his sextum quod tum similaribus tum<text:line-break/>organicis est commune, ipsius unitatis solutio. Horum cu-<text:line-break/>• jusque differentiae ad ultimas usque species in libro de luor-<text:line-break/>borum differentia sunt traditae.</text:span></text:p>
      <text:h text:style-name="Heading_20_2" text:outline-level="2">Cap. Vll.</text:h>
      <text:p text:style-name="P39"><text:span text:style-name="T5">His sic sc habentibus jam de medendi<text:line-break/>indicationibus est dicendum, sed hoc ipso indicationis vo-<text:line-break/>cabulo prius exposito. Num ipsam consequentiae inspectio-<text:line-break/>nem indictionem dicimus. Nam luvenitur quidem et ab<text:line-break/>ipsa experientia id quod consequens faciendumve sit, cae-<text:line-break/>terum non ita quasi in praecedenti aliquo designatum , pro-<text:line-break/>ludeque nemo empiricorum dicit, id isto indicari, quam-<text:line-break/>quam certe hoc sequi illud dicunt et hoc praecedere illud et<text:line-break/>consistere hoc cum illo. Denique omnem artem horum ob-<text:line-break/>servationem memoriamque esse dicunt, nempe quid cum<text:line-break/>quo et qnid post, qnid a quo est, quid identidem sit nisum.</text:span></text:p>
      <text:p text:style-name="P6"><text:span text:style-name="T5">Ergo ex ipsa rei natura ordiri, atque ab ipsa quod sequens,<text:line-break/>sit, citra experientiaminvenire, id est ludicatione invenire.<text:line-break/>Definito jam hoc quoque ac rursus quod ante diximus ad<text:line-break/>memorium revocato , omnem medendi methodum sejunctam<text:line-break/>ab experientia procedere, nec recte facere eos qui ambas-<text:line-break/>doctrinas, empiricam logicam que, in unum cogunt atque,<text:line-break/>confundunt, quae reliqua sunt prosequamur. Fuerit au-<text:line-break/>tem omnium quae reliqua sunt ordine primum quod et<text:line-break/>primum omnium proposita jam proxime, fequitur. Sequi-<text:line-break/>tur autem primum ac maxime illud quod omnis medendi<text:line-break/>methodus per indicationem fit, nam quicquid ab experien—<text:line-break/>tia scjunctum est, id totum indicatio nominatur. Quare,<text:line-break/>quisquis condere medendi, methodum ad unguem parat,<text:line-break/>huic a primis est indicationibus auspicandum, atque hinc ad<text:line-break/></text:span><text:span text:style-name="T20">eas quae</text:span><text:span text:style-name="T5"> deinceps furit transeundum, rursusque ab his ad,<text:line-break/>.proximas; itaque pergenti non prius desistendum quam ipsius<text:line-break/>compos sit finis. Porro finis propositae nunc nobis tractatio-<text:line-break/>nis. </text:span><text:span text:style-name="T20">est</text:span><text:span text:style-name="T5"> luvenire cujusque morbi remedia. Quodnam igitur</text:span></text:p>
      <text:p text:style-name="P6"><text:span text:style-name="T5">xiae quae huc perducit statuetur principium? Nempe<text:line-break/>morbi ipsius cognitio, qualis scilicet is natura fit, ut prius est<text:line-break/>ostensum, quippe si id quod curatur is est, ratio profecto<text:line-break/>' est ab ipso quoque indicationes esse incipiendas. Ergo pri-<text:line-break/>mum quae generalis communisque morborum omnium indi-<text:line-break/>eatio fit investigandum est. ab hac deinde ad alias speoia-<text:line-break/>tim descendendum. Quippe necesse est omnes morbos unius<text:line-break/>ejusdemque participatione morbos appellari, veluti, arbi-<text:line-break/>tror, et hominem et, bovem et canem et reliquorum singula.<text:line-break/>Unum namque idemque in omnibus hominibus est, cujus<text:line-break/>gratia omnes eandem appellationem hominis sortimur. Pari<text:line-break/>modo canibus unum idemque omnibus inest, cui cogitatione<text:line-break/>innitimur, quum canem intelligere volumus. Similiterque<text:line-break/>in omnibus equis urium idemque inest, propter quod omnes<text:line-break/>equi dicuntur In homonymis autem hoc clarius perspicere-<text:line-break/>licet. Nam 'omnibus quadrupedibus animantibus quae la-<text:line-break/>trant unum idemque luest utique quod et quadrupedes<text:line-break/>sunt et latrabiles. At marinis illis rapacibus belluis.., quas</text:span></text:p>
      <text:p text:style-name="P7"><text:span text:style-name="T5">ipsas quoque canes appellamus, unum rursus idemque inest<text:line-break/>quod terrestribus non est, ita ut his cum illis.in canum na-<text:line-break/>tura nulla sit nisi tantum nominis convenientia. At ho-<text:line-break/>minis cum homine, veluti Socratis cum Alcibiade, non no-<text:line-break/>minis modo, verum etiam eorum quae iis insunt societas est,<text:line-break/>nam et animalia et bipedes et pedestres et rationales et mor-<text:line-break/>tales sunt, denique nihil ulli singularium hominum qua<text:line-break/>homo est, iuesse deprehendas quod non et reliquis homini-<text:line-break/>bus insit. Caeterum terrestribus canibus ab iis qui sunt<text:line-break/>marini multa insunt diversa, seu corporis spectes formam,<text:line-break/>seu animi mores. Quippe ille cicur est hominisque amans,<text:line-break/>hic insidiator et ferus, ille terrestris, hic marinus, ille qua-<text:line-break/>drupes, hic non rursum, ille latrabilis, hic ad latrandum mi-<text:line-break/>nime habilis. At non terrestrium canum hic latrabilis est;<text:line-break/>ille non, nec rursus hic quadrupes, alter non quadrupes,<text:line-break/>sed omnibus ipsis una forma luest, qua canes nominantur.<text:line-break/>Nec vero substantiis modo id luesse ridetur, verum etiam</text:span></text:p>
      <text:p text:style-name="P6"><text:span text:style-name="T5">ipsis accidentibus, vel ut. affectus sunt, vel ut actiones, vel<text:line-break/>ut passiones. Verbi gratia homo inambulans ab homine in-<text:line-break/>ambulante nihil differt fecundum'ipsam inambulationem, scd<text:line-break/>nec ustus ab usto nec caesus </text:span><text:span text:style-name="T20">a</text:span><text:span text:style-name="T5"> caesu- nec albus ab albo' nec<text:line-break/>. niger </text:span><text:span text:style-name="T20">a</text:span><text:span text:style-name="T5"> nigro, verum in majoris minorisque ratione singuli<text:line-break/>horum non parvam obtinent differentiam , veluti magis mi-<text:line-break/>nusve albus; yerurn quatenus albus unum idemque cum al-<text:line-break/>tero albo possidet-, ita nimirum, ut, qua horno est, unum<text:line-break/>. idemque cum alio quolibet est homine, et in singulis denique<text:line-break/>significatorum unum idemque omnibus inest, ita igitur </text:span><text:span text:style-name="T5">et<text:line-break/></text:span><text:span text:style-name="T5">ipsum aegrotare et valere sc habent, illud enim aegrotanti-<text:line-break/>bus inest, hoc valentibus, utique unum idemque utrumque,<text:line-break/>et veluti nomine hominis unum,' </text:span><text:span text:style-name="T5">ita </text:span><text:span text:style-name="T5">etiam nomine sanitatis<text:line-break/>unum significatur. Declarat autem et quotidianus luter vos<text:line-break/>sermo quod in quibus homonymis non est, in bis unum<text:line-break/>est quod significatur. • Si enim dicat quispiam vulneratum<text:line-break/></text:span><text:span text:style-name="T5">' </text:span><text:span text:style-name="T5">sibi esse lapide caput, nemini, qui audiat, sermo est obscu-<text:line-break/>rus aut ambiguus, sicut est quum dicitur , si forte ita conti-</text:span></text:p>
      <text:p text:style-name="P6"><text:span text:style-name="T5">gerit, devoratum esse a cane Coriscum, siquidem a quo cane,<text:line-break/>statim rogabit auditor, propterea videlicet quod duo sunt<text:line-break/>canum genera, terrestre alterum, alterum marinum. At<text:line-break/>non quo lapide aut quod caput, rogabit, quum et omnis<text:line-break/>lapidis qua lapis est una species fit et omnis capitis qua<text:line-break/>caput, canis vero ut canis sane non una, sicut nec linguae<text:line-break/>qua lingua, quando et -tibiae et calceamenti et animantis<text:line-break/>pars lingua esu Ac fi quem audias ministro jubentem ut<text:line-break/>linguam emat, incertum est quam linguam dicat; sin ven-<text:line-break/>trem aut vesicam, aut jecur emere jubeat, non item. Ergo<text:line-break/>singulis significatis una certa subjecta res est, non tamen cui-<text:line-break/>que voci una res subjicitur, interdum enim tamturnrnodo<text:line-break/>significatur per vocem, nec quicquam subjicitur. Verum<text:line-break/>de his quae ita dicuntur disserere praesentis propositi non<text:line-break/>est. Quibus autem non tantum significatur aliquid, sed etiam<text:line-break/>res aliqua subjecta est, his quotquot significata fuerint,<text:line-break/>totidem sunt et rerum ideae. Ac vocis quidem unum figni-<text:line-break/>ficantis una necessario erit et rei species, numero tamen</text:span></text:p>
      <text:p text:style-name="P6"><text:span text:style-name="T5">pIures has esse'licet, sicuti a. Eoque septem esse vocales<text:line-break/>dicimus, elementa nostro videlicet idiornate cuncta quatuor<text:line-break/>et viginti, ad communem videlicet omnium speciem, quae<text:line-break/>una est, referentes, non ad particulares, quae chartis, lignis,<text:line-break/>membranis et lapidibus sunt scriptae, quarum maximus nu-;<text:line-break/>merus est, nec potis numerari peneque in infinitum exten-<text:line-break/>sus ; nam possunt lu toto temporis spatio infinita scribi tum<text:line-break/></text:span><text:span text:style-name="T20">a</text:span><text:span text:style-name="T5"> tum </text:span><text:span text:style-name="T25">β </text:span><text:span text:style-name="T5">tum y, eodem modo et reliquarum liturarum singu-<text:line-break/>lae. Verum ea in' universum quatuor esse et viginti nu-<text:line-break/>mero dicimus, non particulares intelligenles, sed tantum<text:line-break/>species, quibus, ut arbitror, ipsa nomina indimus. Quippe<text:line-break/>non hoc quod in charta scribitur, d dicitur, illud quod lu<text:line-break/></text:span><text:span text:style-name="T5">’ </text:span><text:span text:style-name="T5">ligno pingitur, nona dicitur, imc tum hoc tum illud, id-<text:line-break/>que sive describas in terra, sive in lapide, sive scalpas, sive<text:line-break/>coloribus pingas. Sed nec pueros docet quispiam multa<text:line-break/></text:span><text:span text:style-name="T20">a</text:span><text:span text:style-name="T5"> et </text:span><text:span text:style-name="T25">β </text:span><text:span text:style-name="T5">et </text:span><text:span text:style-name="T25">γ </text:span><text:span text:style-name="T5">et reliquorum singula, imo quodque horiim<text:line-break/>unum, simul autem omnia vigluti quatuor. Simili genere,</text:span></text:p>
      <text:p text:style-name="P7"><text:span text:style-name="T5">si equum unum puero indices aut camelum, ubi alium rur-<text:line-break/>sus equum aut camelum alterum aspexit, </text:span><text:span text:style-name="T25">ηόη </text:span><text:span text:style-name="T5">rogat quod<text:line-break/>animal id sit, sed illum equum , hunc camelum nominat,<text:line-break/>atque illum quem prius cum hoc quem nunc cernit eun-<text:line-break/>dem esse dicit, quamvis fortassis alter mortuus jam sit, alter,<text:line-break/>hic videlicet quem cernit, superfit. Jam vinum homi-<text:line-break/>nes heri hodieque idem bibisse sc dicunt, nempe specie<text:line-break/>idem, interdum tria sc vina hodie bibisse narrant,' aut etiam -<text:line-break/>unum, ad speciem ubique respicientes, praeterea quindenas<text:line-break/>fores uno sigillo obsignatus, ad speciem </text:span><text:span text:style-name="T20">scilicet</text:span><text:span text:style-name="T5"> in omnibus<text:line-break/>his sermonem referentes. Adeoque est evidens ac omnibus<text:line-break/>natura infitnm tum hominibus. tum brutis ut aliud quid<text:line-break/>ceu in substantia subjectum, aliud ceu sperie unum intelli-<text:line-break/>gant, ut vel asinorum, qni tamen omnium brutorum stupi-<text:line-break/>dissimi videntur, aliud esse specie unum, aliud numero, no-<text:line-break/>titiam non fugiat. Conspecta namque camelo asinus se re-<text:line-break/>trahit et sugit ac timet, si nunquam antea camelum conspe-<text:line-break/>xit. Sin autem ridere jam assuevit, quamvis aliam aliam-</text:span></text:p>
      <text:p text:style-name="P6"><text:span text:style-name="T5">que illi demonstres, tamen propter consuetudinem non ani-<text:line-break/>plius timet, sed veluti unam speciem intuetur et illam cui<text:line-break/>insuevit et hanc quae nunc primum apparet. Ad eundem<text:line-break/>modum nec homines timet propter consuetudinem, sed<text:line-break/>hos quoque velut unam speciem videt. Verum si agasonem<text:line-break/>• inspexit, non solum ut hominem, sed etiam ut hunc homi-<text:line-break/>nem agnoscit, et saepe micat auribus et caudam quatit et<text:line-break/>rudit et lascivit,' quum eum aspexit, utique indicans se fa-<text:line-break/>miliarem agnoscere. Hunc itaque tum ut hominem tum ut<text:line-break/>familiarem noscit, eum autem quem primum jam videt ut<text:line-break/>hominem similiter, ut familiarem non similiter. Quare non<text:line-break/>nos modo, verum asini quoque jam aliud ut numero idem<text:line-break/>tum vident tum etiam dignoscunt ac meminerunt, aliud ut<text:line-break/>fpecie. At Dionem agasonem, esto enim ita vocetur, ali-<text:line-break/>ter ut hominem, aliter plane ut agasonem suum agnoscunt<text:line-break/>consueti asini, utique communem ejus cum aliis hominibus<text:line-break/>speciem ut hominis capientes , privatam, vero ac secretam,<text:line-break/>ut Dionis tantum. Ergo lautum abest ut veteres pluloso-</text:span></text:p>
      <text:p text:style-name="P7"><text:span text:style-name="T5">phos laudem tanquam amplum aliquid rnagnaeque subtili-<text:line-break/>tatis invenerint, quod idem ac diversum, unum </text:span><text:span text:style-name="T20">ac</text:span><text:span text:style-name="T5"> non<text:line-break/>unum, non -solum numero, sed etiam specie sit cogitandum,<text:line-break/>ut etiam ipsis asinis hoc inesse natura dicam. </text:span><text:span text:style-name="T5">• </text:span><text:span text:style-name="T5">Sane adji-<text:line-break/>ciunt veteres philosophi non tantum numero ac specie ali-<text:line-break/>quid idem dici, verum etiam genere.. Verum id jam ad<text:line-break/>rem propositam non desidero ; mini enim unicum illud satis-<text:line-break/>facit, quod ipsis asinis stupidiores ostendi qui non conce-<text:line-break/>dunt aliud specie unum, aliud numero dici, magisque his<text:line-break/>etiam qui unum esse phreniticum et uniim empiricum di-<text:line-break/>cunt; unum tamen esse hominem non concedunt, aut qui<text:line-break/>non intelligunt specie quidem unum esse hominem, numero<text:line-break/>non unum;, nec Socratem unum esse tum specie tum nu- </text:span><text:span text:style-name="T5">*<text:line-break/></text:span><text:span text:style-name="T5">mero, phreniticum autem specie esse unum, multitudine<text:line-break/>non unum, quum fieri non possit ut Dion, Socrates, Theon<text:line-break/>et Coriscus pariter, si ita fors tulit, phrenitide lahoran-<text:line-break/>tes, quum quatuor sint, unus multitudine sint, scd specie<text:line-break/>unus, multitudine non unus. Absurdius autem mullo est</text:span></text:p>
      <text:p text:style-name="P6"><text:span text:style-name="T5">quod empirici dicunt, quum unum esse empiricum dicunt,<text:line-break/>deinde rogati quomodo unum dicant eum qui nivit cum eo<text:line-break/>qui mortuus est et eum qui est lu Graecia cum eo qui est<text:line-break/>in Aegypto, mirificum reponsum afferunt. Quatenus, in-<text:line-break/>quiunt,' empiricus est, eatenus etiam unus esu Hoc enim<text:line-break/>extremae stupiditatis est, si adjectis illis, quatenus et eate-<text:line-break/>nus, ne quae ipsimet loquuntur intelligunt. Si enim eale-<text:line-break/>nus Serapion 'et Menodotus unus sunt; qua empirici sunt,<text:line-break/></text:span><text:span text:style-name="T20">. profecto</text:span><text:span text:style-name="T5"> in aliis unus non erunt, quando si omnifariam unus<text:line-break/>essent, supervacue, arbitror, ac frustra addita essent illa,<text:line-break/>quatenus et eatenus, cum promptum esset simpliciter dicere<text:line-break/>unum esse Serapionem et Menodotum: ita nimirum ut si<text:line-break/></text:span><text:span text:style-name="T36">f</text:span><text:span text:style-name="T5">de ipso tantum Menodoto loquens, adjectione non egeres,<text:line-break/>scd absoluto sermone diceres, Menodotus est unus. Ergo .<text:line-break/>si unus absoluto sermone est Menodotus, Serapion autem et<text:line-break/>Menodotus non absoluto sermone unus, sed quatenus empi-<text:line-break/>rici, omnino profecto ipsis alia quaepiam inerunt quibus<text:line-break/>duo sunt et non unus ambo, Essiciturque hoc illud quod</text:span></text:p>
      <text:p text:style-name="P7"><text:span text:style-name="T5">antiqui philosophi dixerunt, aliud numero et idem et<text:line-break/>unum esse, aliud specie, nec esse mirum, si Menodotus<text:line-break/>Serapioni in aliquo idem sit atque unus, in aliquo non<text:line-break/>idem neque unus; quatenus enim empiricus idem, qua-<text:line-break/>tenus autem hic resimus, ille naso adunco aut candidus, aut<text:line-break/>niger , aut magnus, aut parvus, non idem. Numquid igi-<text:line-break/>tur sic est uterque eorum homo ut vel nnso est adunco, vel<text:line-break/>resimus, an sic ut empiricus est? An hoc quoque puer lutel-<text:line-break/>ligat,, quod qua homo unus sunt, qua hic resimus,' ille gry-<text:line-break/>pus, non unus? Num igitur extremae stupiditatis est, aut<text:line-break/>pertinaciae, aut nescio quo nomine merito appellem, fateri<text:line-break/>unum esse phreniticum qua phreniticus, simili modo lethar-<text:line-break/>gicum et pleuriticum, homluem vero qua horno est, non<text:line-break/>unum? Praeterea empiricum unum dicere qua esu empiri-<text:line-break/>cus , equum vero ut equus est, non unum ? quum audire<text:line-break/>liceat Aristotelem et Theophrastum affirmantes specie qni-<text:line-break/>dem posse alterum alteri idem esse, numero vero non idem,<text:line-break/>atque etiam ante hos illum, qui ipsos hujusmodi significato-</text:span></text:p>
      <text:p text:style-name="P7"><text:span text:style-name="T5">rum distinctionem docuit, audire dicentem nihil esse miri<text:line-break/>niium esse multa et multa unum. Nam adeo dilucide orn-<text:line-break/>nem hanc disceptationem Plato in principio Philebi absolvit,<text:line-break/>ut mihi, vel ipsis stupidis rideatur esse evidens. Asini nam-,<text:line-break/>que norunt tum hominem tum camelum tum bovem, prae-<text:line-break/>terea huncce hominem quendam, huncce camelum, huncce<text:line-break/>bovem: eodem modo viam norunt non tantum absolute ut'<text:line-break/>viam, sed etiam ut hanc aliquam viam. Nam in ingressu viae<text:line-break/>quam non novit, asinum statue attendeque, ut illam peram-<text:line-break/>bulet. ac totam peragat in neutram' partem declinans, nisi<text:line-break/>sicubi in diversa scinditur,, utique declarans sc speciem<text:line-break/>ipsam viae meminisse et clare agnoscere, quippe inambulat<text:line-break/>eam quae trita est, quatenus autem ignorat, fallitur, ne-<text:line-break/>que enim ex recordatione ejus quae insectilis unaque nu-.<text:line-break/>mero est, hanc quam non novit- peragere potest. Manife-<text:line-break/>stum vero est eum hanc viam .qua nunc primum iufistit,<text:line-break/>quatenus via est, ut specie noscentem inambulare, quatenus</text:span><text:span text:style-name="T36">1<text:line-break/></text:span><text:span text:style-name="T5">vero numero una est, eatenus ignorare propterea quod et</text:span></text:p>
      <text:p text:style-name="P7"><text:span text:style-name="T5">nusquam ad non tritam divertat, et qua in duas scinditur,<text:line-break/>nesciat utra sit eundum. Quod tamen omnino non igno-.<text:line-break/>raret, si secundo aut tertio nunc per hanc ingrederetur;<text:line-break/>nam quoniam alterum novit, alterum non novit, propterea<text:line-break/>videlicet quod communem viae speciem cognoscit, propriam<text:line-break/>sutem hujus, vel illius ignorat, utique quatenus novit non<text:line-break/>fallitur, quippe qui tritae insistit: quatenus ignorat sallitur<text:line-break/>multoties in triviis, nescius quam eligat. Duplicem ergo<text:line-break/>cognitionem habent et asini, communium specierum alte-<text:line-break/>ram, privaturum alteram. In summa sive unam speciem/<text:line-break/>appellare commune illud velis, sive genus, sive com-<text:line-break/>munitatem , si issius hanc quam ipse nunc interpretor no-<text:line-break/>tionem custodias, de nominibus contendes, rem tamen non<text:line-break/>mutare poteris. Et de nominum quidem impositione alius<text:line-break/>for lasse quispiam tecum contendet, -utique qui aeque in re-<text:line-break/>rum comtemplatione ut tu purum est exercitatus. Caele-<text:line-break/>terura nos saltem non contendemus; illud potius te mone-<text:line-break/>bimus memluisse quod Plato ait; </text:span><text:span text:style-name="T20">Hrlulta enim unum esc</text:span></text:p>
      <text:p text:style-name="P7"><text:span text:style-name="T25">- </text:span><text:span text:style-name="T5">et unum </text:span><text:span text:style-name="T20">multa.</text:span><text:span text:style-name="T5"> Mirificum sane dictum! Nec facile est<text:line-break/>contendere cum eo qui horum utrumlibet statuat; etenim si<text:line-break/>hoc observes, non erit quod contundas, ut nunc contendis,<text:line-break/>partim ignorantia, partim adductus pertinacia. Sed sive<text:line-break/>quis unum esse phreniticum dicat, unum esse consenties,<text:line-break/>sive ‘multos, ita quoque consenties. Simili modo et empiri-<text:line-break/>cum et dogmaticum et methodicum, ita vero et medicum<text:line-break/>unum esse ac multos dices, unum quidem qua medicum, non<text:line-break/>unum vero particulari multitudine. Non enim de empirico<text:line-break/></text:span><text:span text:style-name="T20">loquens</text:span><text:span text:style-name="T5"> illud, quatenus, adhibebis, de medico loquens id<text:line-break/>tolles; neque rursus de medico </text:span><text:span text:style-name="T20">loquens</text:span><text:span text:style-name="T5"> adjicies,' de ho-<text:line-break/>‘ mine </text:span><text:span text:style-name="T20">loquens</text:span><text:span text:style-name="T5"> auferes. Nec phreniticum unum esse dices<text:line-break/>qua phreniticus, aegrotantem vero non unum, siquidem hic<text:line-break/>quoque qua aegrotans est unus est. Dedisce igitur tandem<text:line-break/>nugas illas, quibus in aliis libris captiose utens censes<text:line-break/>ostendi tibi ipsum hominem solum et seorsum a particu-<text:line-break/>laribus hominibus, tanquam ipse estendere possis ernpiri-<text:line-break/>cum'citra Menodoturn et Serapionem et alios particulares</text:span></text:p>
      <text:p text:style-name="P6"><text:span text:style-name="T5">empiricos, aut etiam phreniticum seorsum a particularibus<text:line-break/>phreniticis. Ubijgitur est error undeque haec mutatio, ut<text:line-break/>asinis adeo ipsis sint stolidiores? nempe unde in aliis quoque<text:line-break/>infinitis falluntur. Quippe ubi a notionibus ad rerum sub-<text:line-break/>stantias transire tentant, deinde per logicae contemplationis<text:line-break/>imperitiam falluntur, utique subvertentes cum rerum addu-<text:line-break/>bitatione etiam ipsas notiones. Siquidem excipit eos hic<text:line-break/>quaestio de generibus et speciebus, quae non modo homines<text:line-break/>qui in logicis methodis non sunt exercitati, sisd etiam, nisi<text:line-break/>acriter intendant, aliquos ex iis qui sunt exercitati potest<text:line-break/>fallere, </text:span><text:span text:style-name="T20">r</text:span><text:span text:style-name="T5"> </text:span><text:span text:style-name="T5">Caeterum non oportet propterea quod de re-<text:line-break/>rum substanti </text:span><text:span text:style-name="T20">a</text:span><text:span text:style-name="T5"> dubitant, a manifestis recedere notionibus,<text:line-break/>‘ nec putare consultum aliquid invenisse utrosvis, vel empiri-<text:line-break/>cos, si unum dicant non adjecto quo significato unum sit,<text:line-break/></text:span><text:span text:style-name="T5">. </text:span><text:span text:style-name="T5">vel methodicos, si pro genere vel fpecie vel communi</text:span></text:p>
      <text:p text:style-name="P8"><text:span text:style-name="T5">communitatem usurpent. Milii enim melius nisum est no-<text:line-break/>tione ipsa clere jam definita, nempe qua phrenitici sunt, hac<text:line-break/>esse omnes unum: qua vero hic juvenis, ille senex, aut</text:span></text:p>
      <text:p text:style-name="P7"><text:span text:style-name="T5">gracilis, aut obesus, aut vir, mulier, hac multos, veteri<text:line-break/>elocutione de caetero uti,'ac cum Aristotele, Theophresto et<text:line-break/>Platone loquendo periclitari, qui omnia id genus specie<text:line-break/>esse unum dicunt, multitudine vero non unum, non phreni-<text:line-break/>ticum modo aut lethargicum aut empiricum, scd etiam do-<text:line-break/>gmaticum et methodicum et homluem et equum et virum et<text:line-break/>mulierem et reliquorum singula. Quod si ad particularia<text:line-break/>descenderis, veluti hanc musierem quae indicari digito po-<text:line-break/>test, hanc sane non possis specie quidem unam didere, mul-<text:line-break/>titudine verc multas. Quippe haec mulier quae indicari<text:line-break/>digito potest una est utroque modo, et specie et multitudine,<text:line-break/>quod etiam aliter numero dicere solemus. Hi vero ita non<text:line-break/>faciunt, sed alii communitates nominant, ceu vero non ma-<text:line-break/>gis dubitari de iis quam generibus et speciebus possit. Alii<text:line-break/>quatenus hoc quippiam est unum esse dicunt, quatenus au-<text:line-break/>tem non unum, nequaquam explicant. Etenim par alat<text:line-break/>hos quoque, quemadmodum ostendunt, quod Menodotus et<text:line-break/>Serapio et Theodas, Glancias et Apollonius et Callicles et</text:span></text:p>
      <text:p text:style-name="P7"><text:span text:style-name="T5">Diodorus et Heraclides et Lyeus, unus omnes sunt qua em-<text:line-break/>. pirici, ita rursus quemadmodum non unus omnes, scd multi<text:line-break/>sunt exponere. Siquidem in his exponendis alicubi plane de-<text:line-break/>prehendissem idem, tum unum, tum multa non modo esse,<text:line-break/>scd etiam dici posse. Menodotus namque et Serapio qua<text:line-break/>empirici sunt unus sunt, imo et qua medici et qua homines;<text:line-break/>Qnid vero qua animalia? Nam id quaeri ab his operae pre-<text:line-break/>tium est. Num hactenus quoque Menodotus et Serapio Unus<text:line-break/>sunt ? Nam si id negent, nec nos concedemus, quatenus em-<text:line-break/>pirici sunt; eatenus duos; homines esse unum. Sin conce-<text:line-break/>dant hac quoque duos esse unum, quatenus ambo sunt ani-<text:line-break/>malia, protinus illud subjiciemus, recte igitur ab antiquis<text:line-break/>philosophis dictum est aliud numero, aliud specie, aliud<text:line-break/>genere esse, quod tum idem tum unum esu Dehinc rursus<text:line-break/>interrogabimus, phreniticus Menodotus, phreniticus Sera-<text:line-break/>pio , idemne est an diversus ? Si respondeant eatenus tinum<text:line-break/>phreniticum esse, unumque et eundem ambo qua phrenitici,<text:line-break/>rursus perconctabirnur, quid autem qua aegrotantes? num</text:span></text:p>
      <text:p text:style-name="P6"><text:span text:style-name="T5">hac quoque ambo unus sunt? Si negent, neque nos illis con-<text:line-break/>cedemus qua phrenitici. </text:span><text:span text:style-name="T5">•' </text:span><text:span text:style-name="T5">Slu annuant, utique rem aliquam<text:line-break/>ponemus, cujus una sit species dequa omnes homines morbi<text:line-break/>• nomen enmiciant. Non enim phrenitis res aliqua suerit,<text:line-break/>cni una sit idea atque eatenus omnes qui ea sunt affecti,<text:line-break/>unum efficiens, morbus autem similiter unum non faciet om-<text:line-break/>nes quos occupaverit. At nulla est, inquit, ita distincta<text:line-break/>fpecies aut. animalis aut morbi sicut hominis et phreni-<text:line-break/>tidis. Quid ais improbe ?</text:span><text:span text:style-name="T32">:</text:span><text:span text:style-name="T5"> An nihil tibi fignificare videntur<text:line-break/>hae voces, animal et morbus, scd similiter efferri ut bli-<text:line-break/>tyri et soindapsus? An significant quidem, verum nulla<text:line-break/>res substat quae vocibus respondeat, veluti in Scylla et Cen-<text:line-break/>taurus? an etiam, significant atque id quod significatur<text:line-break/>unum est? Quippe si nulla sit res quae his vocibus, animal<text:line-break/>et morbus, indicetur, non recte dicis hominem esse animal,<text:line-break/>aut phrenitim morbum. Slu est res aliqua et vere dicis,<text:line-break/>tum hunc qui advenit, animal esse, tum huncce qui decum-<text:line-break/>bit phrenitide laborare, est utique omnino aliquid eorum</text:span></text:p>
      <text:p text:style-name="P7"><text:span text:style-name="T5">quae ipsis insunt, de quo vocem utram que enuncias. Ve-<text:line-break/>rum ad haec intelligenda parum es exercitatus;, tametfi ea<text:line-break/>ex primis sint quae in logicis institutionibus tradantur.^<text:line-break/>Caeterum quid hoc adipfam veritatem? Non enim prosecto<text:line-break/>ex iis quae tu non intelligis judicanda veritas est, sed ex<text:line-break/>iis quae quispiam lutelligit, qui et natura prudens sit et<text:line-break/>ea didicerit ac exercuerit, nec idem contentiosus sit, scd </text:span><text:span text:style-name="T20">ve-<text:line-break/>ritatem</text:span><text:span text:style-name="T5"> amet, quorum nullum in te est, quamquam medius<text:line-break/>fidius haud </text:span><text:span text:style-name="T20">fcio</text:span><text:span text:style-name="T5"> an ista natura prudentem desiderent. Quis<text:line-break/>enim nescit non idem significare Socratem ac resimum, scd<text:line-break/>Socratem totius esse subjectae substantiae nomen , reliquo-<text:line-break/>rum autem nominum nullum de tota corporis substantia<text:line-break/>dici? non enim simum, non ventrosum, non calvum, sed ho-<text:line-break/>rum aliud figurae nasi esse nomen, aliud defectus caplllo-<text:line-break/>rum in capite, aliud magnitudinis esse ventris. Atque haec<text:line-break/>sunt quae respectu partium dicuntur. At si candidum aut<text:line-break/>nigrum Socratem dicam, de omnibus, arbitror, corporis par-<text:line-break/>tibus nomina pronuncio, caeterum non totam substantiam,.</text:span></text:p>
      <text:p text:style-name="P7"><text:span text:style-name="T5">sed unum ex iis quae illi accidunt, indico, nempe colorem.<text:line-break/>Quin etiam si obesum dicam aut gracilem ', durum aut mol-<text:line-break/>lem’, nirtum aut glabrum, aut caetera id genus quae So-<text:line-break/>crati accidunt, ne sic quidem de omni ejus substantia appel-<text:line-break/>lationes assero, scd unum aliquid eorum quae ipsi accidunt<text:line-break/>ostendo. Ad eundem modum et sedere ipsum et inambu-<text:line-break/>lare, et moveri et dormire et vigilare et singula id genus no-<text:line-break/>mina de nulla profecto substantia dicimus, sed aliquid eo-<text:line-break/>rum quae Socrati insunt his significamus, quae nimirum<text:line-break/>in superioribus rationibus vel actiones esse, vel passiones, veI<text:line-break/>affectus quosdam diximus. Satius ergo fuerit nunc quoque<text:line-break/>sub hac tu formula exerceam, quemadmodum etiam in supe-<text:line-break/>rioribus ostendebamus' non a nominibus, scd a rebus orsum.<text:line-break/>Incipe vero </text:span><text:span text:style-name="T20">a te</text:span><text:span text:style-name="T5"> ipso primum aestimaque simplexne res sis,<text:line-break/>an composita, utrnmne pes sis an nasus; oculus an caput?<text:line-break/>Constat enim'nullum te horum esse, sed nec fine lu’s, veruni<text:line-break/>et ex;his et ex feliqnis partibus universis, quarum sin-</text:span></text:p>
      <text:p text:style-name="P7"><text:span text:style-name="T5">gulae debitum habeant posituram, totus es compositus.<text:line-break/>Esto igitur tibi nomen Themiso. At quum Themisona<text:line-break/>claudum esse ajo, eo quod dico claudum pedum aste-<text:line-break/>ctum significo. Themiso vero totius est nomen. Quin etiam<text:line-break/>simus caecusque a parte dicitur Themiso, rufus vero et crns-<text:line-break/>fus non a parte, scd ab affectibus qui toti insunt, non ali-<text:line-break/>ter quam inambulans, sedens, disputans et vivens. Nnm<text:line-break/>igitur intelligis non esse haec totius substantiae tuae signa,<text:line-break/>. sed alia </text:span><text:span text:style-name="T20">a</text:span><text:span text:style-name="T5"> pafte quapiam esse nominata, alia ab uno affectu?</text:span></text:p>
      <text:p text:style-name="P8"><text:span text:style-name="T5">Quum vero bonum te justumve quispiam dicit, num etiam .<text:line-break/>perspicis haec esse affectuum nomina, qui lu animo tuo con-<text:line-break/>sistuni? Atqui si noris quod haec ad proportionem sc habent<text:line-break/>cum albo et nigro, quippe sicuti ista corporis, ita illa animi<text:line-break/>affectionum sunt nomina, intelliges, arbitror, et artificem<text:line-break/>et luertern ab animi affectibus esse imposita. Jam si artifex<text:line-break/>unde nomen accepit scias, scies, arbitror, medicus quoque<text:line-break/>unde sit appellatus. Atsiunc si unde dictus sit cognoris.</text:span></text:p>
      <text:p text:style-name="P7"><text:span text:style-name="T5">non est quod magnopere labores ut invenias cui demum<text:line-break/>inditum sit nomen empirici. Sane ipsum quod a vobis exigo<text:line-break/>.confici nec adeo difficile nec magnum est. Quippe ipsa<text:line-break/>praedicamenta dividere logicae speculationis est initium,<text:line-break/>cujus esse vos omnino expertes facile declarant ea quae<text:line-break/>temere nugamini. Vel nunc igitur resipiscentes posthac in-<text:line-break/>cipite quae corpori accidunt nominare, veluti quod hic<text:line-break/>albus est et niger aut certe vehementer calidus adeo ut, ae-<text:line-break/>gre ferre calorem possit. Deinde calorem ipsum qui adeo<text:line-break/>auctus sit ut occasione ejus corpus laboret, nec probe per-<text:line-break/>fungi actione possit, permittite volenti appellare febrem,<text:line-break/>siquidem omnes homines eum, qui ita sit calidus, febricitare<text:line-break/>dicunt. Nec sane rem magnam facietis nomen mutantes,<text:line-break/>nisi quod tempus vestium perdetis, lllud potius, vic bone,<text:line-break/>facito. Quum Themisonem febricitare dices et Dionem fe-<text:line-break/>bricitare et multos deinceps ad eum modum febricitantes no-<text:line-break/>minabis, perpende diligenter uumquid lu iis omnibus unum<text:line-break/>idemque sit ipsum, </text:span><text:span text:style-name="T20">ut sic dicam,</text:span><text:span text:style-name="T5"> febricitare, an diversum.</text:span></text:p>
      <text:p text:style-name="P7"><text:span text:style-name="T5">invenies enim unum esse idemque specie, multitudine autem,<text:line-break/>quod etiam numero dicimus, non unum, quum aliter tibi<text:line-break/>nec ut respondeas fas sit, nec intelligas. Ergo qui febrici-<text:line-break/>tat, is qua febricitat unus plane est, etenim qui delirat, qua-<text:line-break/>tenus delirat etiam est unus Quid vero et qui simul fe-<text:line-break/>bricitat et delirat, numquid et is unus est qua simul et </text:span><text:span text:style-name="T20">fe-<text:line-break/>bricitat</text:span><text:span text:style-name="T5"> et delirat? Sane id neminem latere arbitror, Pona-.<text:line-break/>tur igitur ambobus iis unum nomen, febricitanti dico ac de-<text:line-break/>liranti, voceturque phreniticus qui ita laborat. Quod st non<text:line-break/>intelligis,’ quemadmodum ambobus utium nomen sit positum,<text:line-break/>admonebo te fortasse nominum quae ipse usurpas; numquid<text:line-break/>enim equum aliquid appellas, nempe animal, </text:span><text:span text:style-name="T5">ut </text:span><text:span text:style-name="T5">ita dicam,<text:line-break/>hinnibile ? an igitur luteresse censes equum dicas</text:span><text:span text:style-name="T5">, </text:span><text:span text:style-name="T5">an ani-<text:line-break/>. mal quod hinnitus edit? Ego sime non cenfeo. Atqui fi ita<text:line-break/>est ambobus illis nominibus, et animali et hinnibili, quo </text:span><text:span text:style-name="T5">uti-<text:line-break/></text:span><text:span text:style-name="T5">que brevior esset ferino, equum indidisti. </text:span><text:span text:style-name="T5">Ad hnuc etiam<text:line-break/></text:span><text:span text:style-name="T5">inoduni, si quod pedestre et bipes animal sit, </text:span><text:span text:style-name="T5">pro </text:span><text:span text:style-name="T5">tribus no-<text:line-break/>minibus- uno interpretari velis, hominem </text:span><text:span text:style-name="T5">vocabis. , Et </text:span><text:span text:style-name="T5">fane</text:span></text:p>
      <text:p text:style-name="P7"><text:span text:style-name="T5">foiutio cujusque nominis in suam orationem ad eum mo-<text:line-break/>dum absclvitirr. Quin etiam ut </text:span><text:span text:style-name="T20">conjicias</text:span><text:span text:style-name="T5"> componasque ora-<text:line-break/>tionem in unum nomen, non’aliter quam jam dicto sit<text:line-break/>modo, quum videlicet et simplicium cujusque notionem se-<text:line-break/>cundum ipsius nomen tenes, et simul ex duobus simplicibus<text:line-break/>rursus alteram notionem efficere compositam potes, mox isti<text:line-break/>nomen imponere, subinde rursus ipsi compositae alio sim-<text:line-break/>plici adjecto, ubi ex tribus jam simplicibus unam notionem<text:line-break/>feceris, huic quoque nomen aliquod imponere;' quomodo,<text:line-break/>luquies, et qua-'ratione id? si quidem non gravabor exer-<text:line-break/>cendo eos, qui resipiscere a diuturna ista ignorantia non re-<text:line-break/>cusant, longius progredi. Calori simplicis rei nomen est, </text:span><text:span text:style-name="T5">'<text:line-break/></text:span><text:span text:style-name="T5">praeterea actionis laesio simplex quaedam res est. At tan-<text:line-break/>tus calor quantus jam actioni officiat non amplius sim-<text:line-break/>plex res est' Quod fi etiam totum vexet corpus, multo<text:line-break/>profecto minus jam fimplex est. Ergo ut non multis utan-<text:line-break/>tur homines, ad compendium alio qui 'natura proclives, ejus-<text:line-break/>modo calorem febrem vocant. Quippe expeditius dletu est</text:span></text:p>
      <text:p text:style-name="P7"><text:span text:style-name="T5">febricitare Dionem/quam tantum in toto corpore caloris,<text:line-break/>habere ut mullas functiones corrumpat. Ergc quum asse-,<text:line-break/>ctum ipsum significare volunt, febrem, quum vero eum<text:line-break/>qui </text:span><text:span text:style-name="T5">affectu </text:span><text:span text:style-name="T5">laborat, ab affectu ipso nomen declinant vocant-,,<text:line-break/>que febricitantem, ad eum modum quo a candore candidum et</text:span></text:p>
      <text:p text:style-name="P9"><text:span text:style-name="T5">' </text:span><text:span text:style-name="T5">a nigrore nigrum. Itaque compofitae rei nomen febris </text:span><text:span text:style-name="T5">est, </text:span><text:span text:style-name="T5">atque<text:line-break/>multo etiam magis febricitans.' Simplex autem est delirium </text:span><text:span text:style-name="T5">;<text:line-break/></text:span><text:span text:style-name="T5">veruin fi simplex hoc cum composito copules, horno ipse<text:line-break/>phreniticus, </text:span><text:span text:style-name="T5">affectus </text:span><text:span text:style-name="T5">phrenitis nominatur, quemadmodum et </text:span><text:span text:style-name="T5">•<text:line-break/></text:span><text:span text:style-name="T5">homo ipse, </text:span><text:span text:style-name="T5">ne animal </text:span><text:span text:style-name="T5">rationale mortale dicamus, brevitatis<text:line-break/>causa </text:span><text:span text:style-name="T5">homo </text:span><text:span text:style-name="T5">est </text:span><text:span text:style-name="T5">nominatus, </text:span><text:span text:style-name="T5">ipso.hominis vocabulo </text:span><text:span text:style-name="T5">rationis </text:span><text:span text:style-name="T5">vim<text:line-break/>quaudam </text:span><text:span text:style-name="T5">comprehendente. Atque id </text:span><text:span text:style-name="T5">est </text:span><text:span text:style-name="T5">quod venires philo-<text:line-break/></text:span><text:span text:style-name="T5">sophi </text:span><text:span text:style-name="T5">rationem </text:span><text:span text:style-name="T5">nominis dicere appellant. Caeterum </text:span><text:span text:style-name="T5">non </text:span><text:span text:style-name="T5">du-<text:line-break/>cunt </text:span><text:span text:style-name="T5">in infinitum, sed </text:span><text:span text:style-name="T5">usque .ad simplicia subeunt. </text:span><text:span text:style-name="T5">Num quum<text:line-break/></text:span><text:span text:style-name="T5">hoininem </text:span><text:span text:style-name="T5">in animal et rationale et </text:span><text:span text:style-name="T5">mortale </text:span><text:span text:style-name="T5">solveris, postea</text:span></text:p>
      <text:p text:style-name="P9"><text:span text:style-name="T5">' ipsum animal solves in substantiam senfilem, at non ipsam<text:line-break/></text:span><text:span text:style-name="T5">substantiam amplius solvere poteris nec etiam sensum.</text:span></text:p>
      <text:p text:style-name="P6"><text:span text:style-name="T5">quippe simplex primumque est horum utrumque. Quo fit<text:line-break/>ut mihi mirari subeat de iis qui phreniticum et hominem<text:line-break/>esse concedunt, morbum vero et animal esse non concedunt,<text:line-break/>quod perinde est ac si composita esse desi, de simplicibus du-<text:line-break/>bites , quasi non priora compositis natura simplicia sint. At<text:line-break/>non vidi, inquit, ipsum per sc animal. Sed nec hominem,<text:line-break/>insulse, vidisti, et tamen te ipsum ais hominem esse. An<text:line-break/>illud fateberis, animal autem esse te non fateberis? Nusquam,<text:line-break/>inquit, vidi per sc morbum. Sed nec phrenitim unquam<text:line-break/>solam vidisti, sed lu Theone aut Dione aut alio quopiam<text:line-break/>homine. Quare hoc plane puerile est, eo quod nusquam<text:line-break/>morbum ipsum per se solum rideris, idcirco putare mor-<text:line-break/>bum non esse, nam ita nec febrem nec phrenitim nec aliud<text:line-break/>quippiam id genus esse dabis, ut quorum nullum usquam<text:line-break/>ipsum per sc solum rideris. Sane expediebat potius non<text:line-break/>ita, sed ut dictum stupra est, a rebus ipsis coepisse cogi-<text:line-break/>tationeque ipsa (pectasse quot essent lu totum simplicia,</text:span></text:p>
      <text:p text:style-name="P6"><text:span text:style-name="T5">mox proprio nomine cuique imposito, ex ipsis jam cornpo-<text:line-break/>sita nectere. Ergo subjecto corpori unum hoc primum lu-<text:line-break/>sit quod sentit Num cui id inest, animal non appellabis?<text:line-break/>Non inquies. Atqui de nomine hoc pacto haesitabis. Sed<text:line-break/>nec sentiens corpus esse concedes? Jam ita de rebus ipsis<text:line-break/>falso opinaberis. At fi et corpus aliquid sentiens esse et no-<text:line-break/>men hoc animal de ejusmodi corpore dici concedes, aude-<text:line-break/>bis postea dicere animal nihil esse? Ergo nec album aliquid<text:line-break/>est nec inambulans nec currens, quippe ab iis quae ipsi acci-<text:line-break/>dunt dicitur corpus album, inambulans et currens, ipsc-<text:line-break/>rum vero acridentium hoc albedo, illud inambulatio, ter-<text:line-break/>tium cursus dicitur. Eodem modo sensus unum quid est<text:line-break/>ex iis quae corporibus accidunt, sentiens vero ipsum est cor-<text:line-break/>pus, hoc vero etiam animal nominatur. Quis igitur ubi<text:line-break/>sentiens corpus aspexit, omisse hoc nomine, animal aliud<text:line-break/>quaerat, quod de eo dicat? Num corpus dmitaxat intessigi-<text:line-break/>tur tanquam Centaurus, an res quoque aliqua huic appel-</text:span></text:p>
      <text:p text:style-name="P7"><text:span text:style-name="T5">lationi est subjecta? Patet </text:span><text:span text:style-name="T20">proculdubio estsc subjectam ali-<text:line-break/>quam.</text:span><text:span text:style-name="T5"> Quid vero ? sensnsne tantum lutelligitur, an etiam<text:line-break/>aliquid eorum quae corpori insunt? Mihi vero etiam id cla-<text:line-break/>rurn esse videtur, nempe sensum unum esse ex iis quae cor-<text:line-break/>. pori insunt. Atqui si neque corpus tantummodo intelligitur,<text:line-break/>sed etiam subsistit, nec etiam sensus, imo is quoque subsi-<text:line-break/>stit, qni fiet ut ambo conjuncta compositum efficiant non<text:line-break/>ens? Nam id jam perridiculum sit aliquid corpus quidem,<text:line-break/>esse ac sensum, nihil tamen esse sentiens corpus, sicut illud<text:line-break/>magis ridiculum, sentiens quidem corpus esse, animal autem<text:line-break/>ninil esse, ceu aliud quiddam animal fit, et non hoc, aut quic-<text:line-break/>qnanr interfit, oratione an nomine indicare aliquid- velis.<text:line-break/>Aeque absurdum sit et morbum negare aliquid .esse. . Quippe<text:line-break/>si affectus nihil sit, morbus quoque nihil erit; sin affectus ali-<text:line-break/>quid esse detur, utique etmorbus aliquid suerit. Quicumque<text:line-break/>enim affectus, structioni officit, is est morbus. At non po-<text:line-break/>tes, inquiunt, ostendere mini ipspm per se morbum, lino...<text:line-break/>nec phrenitim, vir bone, nec febrem,- quae tamen et ipsa esse</text:span></text:p>
      <text:p text:style-name="P6"><text:span text:style-name="T5">fateris, sicuti multa alia. Nam micrologiam nominum,<text:line-break/>quam philosophi quidam scite suut commenti, sed quae om-<text:line-break/>nem in vita loquendi consuetudinem subvertit, sic ut et<text:line-break/>ipsi quidem in suis ipsorum operibus ea uti possint, impraes-<text:line-break/>entiarum.omitto, ut qui et alibi de ipsis diffusius egerim.<text:line-break/>Igitur quum lu opere de elementis nihilominus quaecum-<text:line-break/>que sunt necessaria dixerim, resero tamen micrologiam,<text:line-break/>qua dividunt in genera ens. et existens et subsistens, nam<text:line-break/>haec nullo discrimlue nobis tum hic tum lu sequentibus<text:line-break/>tractatibus exponentur. Ut autem omnes in. omnibus refu-<text:line-break/>tem fieri omnino non’ potest. At enim quod non modo<text:line-break/>propria morbi notio sit, sed etiam res aliqua subjecta,<text:line-break/>quae hanc appellationem sit sortita, fatis faciant ad praes-<text:line-break/>ens quae hactenus dicsa, clarius autem idem ipsum in<text:line-break/>progressu fermonis inlelligetur, ubi de primis indicationi-<text:line-break/>. ' bus absoluta disputatio erit. Quaecumque vero nunc dictu<text:line-break/>de morbo sunt, ea mihi et de fymptomate et affectione esse<text:line-break/>dicta censeo, praeterea de sanitate et integritate, robore et</text:span></text:p>
      <text:p text:style-name="P7"><text:span text:style-name="T5">facultate omnibusqne aliis quorum nomina et notiones de<text:line-break/>rebus quibusdam subjectis fuiit dicta. Omnia namque haec<text:line-break/>corporibus insunt, partim ut affectus, partim ut actiones,<text:line-break/>partim ut passiones</text:span><text:span text:style-name="T5">; </text:span><text:span text:style-name="T5">praeterea quaedam ceu sccundum natu-<text:line-break/>ram insunt, quaedam ceu praeter maturam. Indicatio quo-<text:line-break/>que ex singulis eorum seorsum praebetur,, a plurimis tamen<text:line-break/>medicorum praetermissa.</text:span></text:p>
      <text:h text:style-name="P3" text:outline-level="1"><text:bookmark-start text:name="bookmark4"/>GALENI METHODI MEDENDI<text:line-break/>LIBER III.<text:bookmark-end text:name="bookmark4"/></text:h>
      <text:h text:style-name="Heading_20_2" text:outline-level="2">Cap. I.</text:h>
      <text:p text:style-name="P39"><text:span text:style-name="T5">Si igitur, Hiero, indicatio, quae ab ipfa<text:line-break/>rei natura primum oritur, quod agendum sit invenit, necesse<text:line-break/>est remediorum inveniendorum initium ex morborum ipso-<text:line-break/>rum natura Iumi, siquidem absurdum sit aliud esse quod<text:line-break/>curandi rationem praescribat, aliud quod curetur; etenim<text:line-break/>judicare de se quidque magis potest quam de alio, hoc au-<text:line-break/>tem clarius fiet in sequentibus. Verum quoniam omnibus<text:line-break/>in consesso est primas indicationes ex affectibus esse sumen-<text:line-break/>das , certe laborandum pluribus frustra non est, ut hluc esse</text:span></text:p>
      <text:p text:style-name="P7"><text:span text:style-name="T5">incipiendum doceam, illud potius monstrare lentemus, ne-<text:line-break/>que totum hoc esse, neque prorsum magnam aliquam par-<text:line-break/>tem , ut methodici putant, sed minimam et tantum initium.<text:line-break/>Igitur iidem ipsi ajunt, calculum qui in vesica sit; quod toto<text:line-break/>genere praeter naturam sit, ablationem sui indicere.. Ad<text:line-break/>eundem modum verrucas pensiles et myrmecias et athero-<text:line-break/>mata et steatomata et meliceridas- et alia id genus, at intesti-<text:line-break/>num, quod jam in scrotum decidit, ornniaque quae luxata<text:line-break/>sunt, quod videlicet loco ipso praeter naturam se habeant,<text:line-break/>reponenda se in suum locum indicunt. Atqui tantum abest<text:line-break/>ut horum quippiam artificii cujusquam sit, ut etiam priva-<text:line-break/>torum cuique patere possit, quippe qui membrum, quum<text:line-break/>luxatum sentiunt, reduci in </text:span><text:span text:style-name="T20">artus</text:span><text:span text:style-name="T5"> jubent, praeterea verru-<text:line-break/>cam pensilem tolli et ulcus ad cicatricem duci et alvum flu-<text:line-break/>entem sisti. Verum quibus haec rationibus fiant, id sane<text:line-break/>nesciunt, atque id est quod adjici a medico debet. Itaque<text:line-break/>indicatio quaea morbis suuntur, principium tantum est et<text:line-break/>tanquam prior impetus methodi medendi, nulla ipsius me-</text:span></text:p>
      <text:p text:style-name="P6"><text:span text:style-name="T5">dicinae artis adhuc portio, aut nec lusignis pars nec propria,<text:line-break/>sed quae etiam plebi sit communis. Ergo cui facultas est<text:line-break/>illa inveniendi, ex quibus perfici possit quod a prima indi-<text:line-break/>catione suggeritur, is merito morborum est curator; qui si<text:line-break/>per experientiam invenit, observator et empiricus est no-<text:line-break/>minandus; sin ratione quadam et methodo, logicus, metho-<text:line-break/>dicus. et dogmaticus. Ergo plebejus quidem, altius enim<text:line-break/>idem repetendum est, medicum adit, reponi sibi membrum<text:line-break/>jubens, aut os, quod forte fractum est, consormari, aut meli-<text:line-break/>cerida sibi tolli, verum quo pacto horum quodque peraga-<text:line-break/>tur, medicae artis luventum est. Ac empirici quidem per<text:line-break/>experientiam invenire omnia contendunt, nos partim expe-<text:line-break/>rientia, </text:span><text:span text:style-name="T20">partim ratione,</text:span><text:span text:style-name="T5"> quum neque illa luvenire omnia<text:line-break/>queat neque sola ratio. Venrmtamen confusam mixtam-<text:line-break/>- que tradendam esse doctrinam non censemus, scd seorsum<text:line-break/>empiricam, quo facile appareat quam habeat utraque vim.<text:line-break/>Nunc vero de ea quae ratione paritur inventione dicere</text:span></text:p>
      <text:p text:style-name="P7"><text:span text:style-name="T5">statuimus. Num igitur est nobis methodus aliqua qua<text:line-break/>usis invenire praedictorum singula liceat? dico quod su-<text:line-break/>pervacaneum genere sit adimere, et quod motum loco fit,<text:line-break/>id proprio loco reddere, et quod unitatis solutum sit unire.<text:line-break/>Au empiricen ad’ haec requiremus? Ego sane methodum<text:line-break/>esse aliquam,' qua quaesita invenias, plane mini persuasi,<text:line-break/>ejusque principium esseuid quod singuli morbi laciendum<text:line-break/>dictaut. Unitatis namque solutio unitionem postulat. </text:span><text:span text:style-name="T5">Ea<text:line-break/></text:span><text:span text:style-name="T5">in osse fractura dicitur, lu carnosa parte ulcus</text:span><text:span text:style-name="T5">, </text:span><text:span text:style-name="T5">sicuti<text:line-break/>etiam vulnus et ruptio et contorsio. Vulnus quidem so-<text:line-break/>lutio quaedam ex vulnerando lu carnosa parte relicta, ru-<text:line-break/>ptio et contorsio citra vulnerationem facta, in ruptione car-<text:line-break/>nosae partis, in contorsione nervosae foluta continuitate.<text:line-break/>Horum omnium scopus unitio, quae an praestari ubique pof-<text:line-break/>sit, an in multis non possit, hoc utique internoscere primum<text:line-break/>jam artificis est. Nemo enim plebejus novit nec nervosam<text:line-break/>transversi septi partem, nec lutestina tenuia non posse quem</text:span></text:p>
      <text:p text:style-name="P17"><text:span text:style-name="T5">•A.<text:tab/>.<text:tab/>•<text:tab/>...</text:span></text:p>
      <text:p text:style-name="P7"><text:span text:style-name="T5">quem indicant finem recipere, quin etiam de praeputio et de<text:line-break/>tenui buccarum parte, quodsimiiiter</text:span><text:span text:style-name="T20">sc habet,</text:span><text:span text:style-name="T5"> idem ignorat;<text:line-break/>praeterea an caries sanari queat,.sicut erosio carnis,: com-’<text:line-break/>pertum non habet, jam an coalescere fractura possit, ut vul-&gt;<text:line-break/>nus, praeterea an callo agglutinari possit, non intelligit,<text:line-break/>pari modo in capitis fracturis vulgus 'omnino non novit<text:line-break/>sitne expectanda calli generatio, an aliter curandum. Porro -<text:line-break/>multo adhuc magis ignorat, an corde vulnerato aut pul-<text:line-break/>mone aut ventriculo aut jecinore fiducia sanationis sit, nec<text:line-break/>lu summa quicquam ultra primum scopum vulgaris quis- .<text:line-break/>quam novit. Itaque hoc ipsum primum artis, est opus, ut<text:line-break/>lutelligas sperarene finem quo tendis debeas; an secus;<text:line-break/>ejus autem rei duplex cognitio est, nee potest addi, tertiat<text:line-break/>altera per experientiam, cui longo usu est opus, altera vero<text:line-break/>per ipsius rei naturam, siquidem haec tum cuiusque partis<text:line-break/>fubstantiam aestimabit tum actionem tum usum situmque, a<text:line-break/>quibus procedens non solum quod sanari non potest prae-</text:span></text:p>
      <text:p text:style-name="P7"><text:span text:style-name="T5">ridebit, sed etiam de inveniendis ei remediis deliberabit*<text:line-break/>quod recipere sanitatem potest.</text:span></text:p>
      <text:h text:style-name="Heading_20_2" text:outline-level="2">Cap. <text:span text:style-name="T41">II</text:span>.</text:h>
      <text:p text:style-name="P39"><text:span text:style-name="T5">Constat autem quod a simplicissimis luci-<text:line-break/>piat. Porro nihil est simplicius ulcere quod in summa car»<text:line-break/>nosa parte sit; hujus ergo si modo ulcus lentum sit, curatio-<text:line-break/>nis scopus unitio est. Sin etiam cum cavitate sit, duplex ejus<text:line-break/>propositus est finis, sicuti etiam duplex, est affectus, nempe<text:line-break/>ulcus quod est ,unitatis solutio, et cavitas quae disperditio.<text:line-break/>est fubstantiae alicujus animali propriae- Invenitur autem<text:line-break/>hic rnultoties alter Inopus impossibilis , veluti quasi si non<text:line-break/>modo .caro ipsa, sied etiam subditum illi os perierit, quippe<text:line-break/>impleri ad unguem cavitas ejusmodi non potest, cicatrice lu*<text:line-break/>duci certe potest, sed haec ulceris sanatio est, caritas autem<text:line-break/>insanabilis remanebit. Hoc igitur rursum ipsum aut expe-<text:line-break/>rientia-, aut ratione dignosci omnino oportebit. At Thessa-.<text:line-break/>lus nec his utitur nec tertium quicquam adjicit, et tamen<text:line-break/>nugari non erubescit, sied hoc permittit, lllud potius do-<text:line-break/>ceat jmitatur Thessali medicus quo pacto cavum in carnosa</text:span></text:p>
      <text:p text:style-name="P7"><text:span text:style-name="T5">partu ulcus nullo ex iis quae subsunt laesio sanabimus.<text:line-break/>Sarcotico,' luquit, medicamento imposito; bene sane, ma-<text:line-break/>gna facilitas, fortasse autem stupiditas potius erat dicendum,<text:line-break/>si, quum sarcoticum dixit, satisfecisse </text:span><text:span text:style-name="T20">fe</text:span><text:span text:style-name="T5"> quaestioni putat,<text:line-break/>quippe si sarcoticum jam scimus, quid amplius requirimus?<text:line-break/>dic nobis quodnam illud sarcoticum sit quo es usurus.'<text:line-break/>Thus, reor, inquies, autirim, aut aristolochiam, aut ervi fa-<text:line-break/>rinam, aut panacem; nam de siccis medicamentis principio<text:line-break/>' mentionem faciam, age igitur haec medicamenta quo pacto<text:line-break/>invenisti? Experientia, inquis. Quid igitur est quod per<text:line-break/>te amplius est adjectum? Siquidem quod cavum implendum<text:line-break/>sit, id quidem vel privatus novit; at ex quibus id et per<text:line-break/>quae medicamenta fiant, experientia docuit Thestalus<text:line-break/>vero nec ut empiricus nec ut logicus medicamentum illud<text:line-break/>novit; ut empiricus, quia non vult; ut logicus, quia non po-<text:line-break/></text:span><text:span text:style-name="T1">test; </text:span><text:span text:style-name="T5">nam ego eum ut empiricum id scire plane novi Quum<text:line-break/>enim duo sint omnis luventionis. instrumenta, experientia et<text:line-break/>ratio: qui quod inventum est, novit, scd tamen rationem<text:line-break/>ejus dicere </text:span><text:span text:style-name="T20">in promptu</text:span><text:span text:style-name="T5"> non habet, is prodit super experlen-</text:span></text:p>
      <text:p text:style-name="P7"><text:span text:style-name="T5">tiam id invenisse. Ut igitur quantum erret intelligat, au--<text:line-break/>rium nobis operam paulisper accommodet, volo enim pan-<text:line-break/>cis cum solius experientiae professore agere; etenim huno<text:line-break/>quoque dicere par est quo pacto siccum hoc quod carnem-<text:line-break/>producat medicamentum invenerit, quod utique cephali-.<text:line-break/>cum nominant; porro componitur id ex iride et aristolochia<text:line-break/>et ervo et thure et manna </text:span><text:span text:style-name="T20">purgamento thuris.</text:span><text:span text:style-name="T5"> Est autem<text:line-break/>et aliud quod praeter jam dicta corticem panacis recipit,<text:line-break/>sicuti etiam aliud cui elota cadrnia admiscetur. Dicat ita-,<text:line-break/>que”mihi, 'haec quomodo sint inventa. Et quid, inquit,<text:line-break/>attinet de inventione eorum quaerere, ac non recte potius<text:line-break/>inventis uti? Atque haec quidem initio statim respondent,,<text:line-break/>in colloquio vero, sic enim ’ </text:span><text:span text:style-name="T25">κατὰ σύμβασιν </text:span><text:span text:style-name="T5">hoc verbo </text:span><text:span text:style-name="T20">vo-<text:line-break/>cant,</text:span><text:span text:style-name="T5"> interdum quidem ex somniis inventa esse potuisse talia<text:line-break/>dicunt:, inlerdum sorte quapiam aliud suisse in aliud affa-<text:line-break/>sum, mox aliquem uti mixto ausum, caeterum audaciae',<text:line-break/>ejus spem non dicunt. Haec igitur manifestae sunt, nugae. •<text:line-break/>Tertius his inventionis modus planerest.epilogistrcusq.-siquvj.</text:span></text:p>
      <text:p text:style-name="P6"><text:span text:style-name="T5">•dem simplicium illorum privatim quisplam unumquodque<text:line-break/>ut sarcoticum expertus, mox carnem aliquando non facere<text:line-break/>cernens, ratione deprehendit nonpmni naturae eorum quod-<text:line-break/>que competere- Si enim cui aristolochia ulcus carne non<text:line-break/>implevit, huic thus contulit, cui autem thus non proluit,<text:line-break/>huic iris admota suit utilis, rationabile erat, arbitror, non<text:line-break/>omnes ab omnibus similiter affici. Hoc ubi scmel in ra-<text:line-break/>tiocinationem . venit, melius factu est visum quam plurima<text:line-break/>alusdern speciei lu idem miscere, quo nulli corporis natu-<text:line-break/>rae deesset qriod conveniat. Atqui, amice, in commixtis spe-<text:line-break/>ciebus non fervatur actio sitae cujusque substantiae, sicut in<text:line-break/>unaquaque </text:span><text:span text:style-name="T20">corporis</text:span><text:span text:style-name="T5"> specie adsit quod juvare morbum cu-<text:line-break/>randurn conveniat. Nam si aut corporis naturam invenire<text:line-break/>possent, aut adhibiti medicamenti facultatem, non esset for-<text:line-break/>tasse iis tali varietate opns, ut quibus unum illud medica-<text:line-break/>..mentum quod uni corpori conveniret, invenire in promptu<text:line-break/>feniper esset. Nunc quum ignorant utrumque, male om-<text:line-break/>,uia miscent, unum scilicet quod omnibus naturis quadret.</text:span></text:p>
      <text:p text:style-name="P7"><text:span text:style-name="T5">moliri , medicamentum studentes. Hanc ego componendo-<text:line-break/>rum medicamentorum rationem a primis illis medicis exuo-<text:line-break/>gitatam arbitor, atque ut antiquum inventum recipio. Cae-<text:line-break/>terum tanto eam a vera medendi methodo abesse reor,<text:line-break/>quanto certe rationabilior est transfusis in se mutuo cribris.<text:line-break/>Quippe nisi illud primum cogitet, solius sc compositionis,<text:line-break/>quae ex similibus specie medicamentis conflatur, non ejus<text:line-break/>quae ex contrariis luitur, methodum dixisse, mox in ejus<text:line-break/>miscellae multitudine unum fortasse esse medicamentum,<text:line-break/>quod laboranti sit utile, fortasse vero nec unum, contra vero<text:line-break/>' septem octove quae propria </text:span><text:span text:style-name="T20">ex usiu</text:span><text:span text:style-name="T5"> non sint, ita ut pluri-<text:line-break/>bus numeris obsit/ ejusmodi medicamentum quam prosit,<text:line-break/>haec, inquam, nisi reputet, plus eum ignorare de re ipsu<text:line-break/>quam novisse dixerim. Oleum namque cavo ulceri insusum<text:line-break/>adversissimum omnium medicamentum est; nam si ita mederi<text:line-break/>velis, usu ipsu intelliges sordidum ac fungosum ulcus fieri/<text:line-break/>Quod si tempestas quoque anni calida sit, ac vitio mali succi<text:line-break/>magis homo laboret, aut fluxionibus magis obnoxius natura sit,</text:span></text:p>
      <text:p text:style-name="P7"><text:span text:style-name="T5">aut etiam lu rictus ratione delinquat, periculum est ne illi<text:line-break/>pars ea computrescat in qua ulcus est factum, periculum<text:line-break/>vero est et si cera sive sola sive in oleo soluta utare, atque<text:line-break/>haec quidem putrescere ulcus facient, at si aeruginem ad'<text:line-break/>•laevorem tunsam insperges, ea quidem nullo modo putrefa- .<text:line-break/>ciet, dolorem tamen ac mordicationem inferet non parvam,<text:line-break/>praeterea exedet ac phlegmonen excitabit; quod si largius<text:line-break/>uteris, conviilfioiiem quoque accersct. Quoniam igitur ne-<text:line-break/>que pleum neque aerugo neque cera cavum ulcus implere<text:line-break/>carne potest, constat quod ex iis qui experientiam profiteu-<text:line-break/></text:span><text:span text:style-name="T1">tur </text:span><text:span text:style-name="T5">nemo unquam ea miscebit; at ego sane haec miscebo,<text:line-break/>imo debita menfura non haec modo, verum etiam alia mille<text:line-break/>pharmaea ex iis quae praesertim cavo ulceri sunt inimica.<text:line-break/>Nam si non iisdem facultatibus laedunt, sied quodam modo<text:line-break/>contrariis, </text:span><text:span text:style-name="T20">et</text:span><text:span text:style-name="T5"> ametra sive </text:span><text:span text:style-name="T20">immoderata</text:span><text:span text:style-name="T5"> profecto fuerint, ut<text:line-break/>ad cavum ulcus implendum. Verum quemadmodum ex<text:line-break/>duobus temperamentis immoderatis unum efficiatur commo-<text:line-break/>deratum , id in medicamentorum rationibus docuimus. Non<text:line-break/>est igjtur difficile ex oleo, cera et aerugine medicamentum</text:span></text:p>
      <text:p text:style-name="P6"><text:span text:style-name="T5">quod carnem producat 'conficere,; si enim uoris ejusmodi<text:line-break/>ulcus mediocriter siccandum esse, non siccare autem nec ce-<text:line-break/>ram nec oleum, utique intelliges. nec alterum seorsum nec<text:line-break/>• ambo, simul cavum ulcus implere posse, imo vero nec aeru-</text:span></text:p>
      <text:p text:style-name="P5"><text:span text:style-name="T5">ginem solam., ut quae immodice siccet. Ergo si omnia mis-<text:line-break/>cueris, modice siccum efficere medicamentum poteris; quis<text:line-break/>.vero cujusque esse modus debeat, id mihi in libris qui de<text:line-break/>medicamentorum compositione sunt inscripti jam traditum<text:line-break/>est, nunc, quoque si res postulet, indicabitur in sermonis<text:line-break/>.progressu. Nam primum omnium abigendus mihi a sequen-<text:line-break/>tibus libris amethodus iste Thessalus est, sed quum indicavero<text:line-break/>prius illi, quantum a recto aberret. Nam prudenti homini<text:line-break/>vel quae nunc dicta sunt satis ostenderint qualis esse debeat<text:line-break/>medendi methodus, verum non est cum talibus sermo. Itaque<text:line-break/>. etiam necesse est eum istis adhuc disputemus hinc sere<text:line-break/>.-sumpto initio. Omnis quae praeter naturam est cavitas<text:line-break/>- impleri postulat, quare et quae lu carnosa etiam accidit<text:line-break/>parte, ipsa vero impletio inveniendorum remediorum sinis<text:line-break/>quo tenditur est. Ut vero quae impleant invenias et malle</text:span></text:p>
      <text:p text:style-name="P6"><text:span text:style-name="T5">ratione'opus est et multiplici particnlatim indicatione et me-<text:line-break/>tlrodo rationali exacta. Etenim saepe vidisti difficilia sanatu<text:line-break/>ulcera curare nequivisse nec eos medicos qui experientiam<text:line-break/>profitentur, istos, inquam, qui remediis scatent, nec etiam<text:line-break/>eos qui ratiocinationem sibi vendicant omnes.- Quippe<text:line-break/>Thessalii isti quos methodicos nominant, sunt autem re vera<text:line-break/>a methodo alieni, tanquam asini ad lyram, nec ad audiendam<text:line-break/>quidem ejusmodi speculationem sunt idonei, nedum quod<text:line-break/>rectum est ratiocinqtione inveniant Vidisti autem saepe<text:line-break/>in ejusmodi ulceribus empiricos quidem alias se- ad aliud<text:line-break/>• medicamentum transferre; quum nulla profectu ratio transi-<text:line-break/>tum ipsum monstraret, verum quoniam mulla sunt experti,<text:line-break/>quae cavum ulcus impleant, ipsam vero ut iidern vocant,<text:line-break/>idiosyncrasian, in qua singula eorum pollere sunt nisa, nec<text:line-break/>dignoscere nec meminisse possunt, ideo nunc quoque ad<text:line-break/>quod transferant non intelligentes, sed sperantes in multis<text:line-break/>particularibus experiendis obiter quod conveniat omnino<text:line-break/>inventum iri, alias ad aliud transiliunt; fortunae potius</text:span></text:p>
      <text:p text:style-name="P7"><text:span text:style-name="T5">•quam rationi ejus quod conducat inventione permissa. Si-<text:line-break/>.miles his sunt, tametsi id nolunt, et qui ex dogmaticis<text:line-break/>jad naturalia corporum principia subire ratione non va-<text:line-break/>luerunt. Quippe hi, ut ante ostendimus, ex dimidio<text:line-break/>'empirici funt, qui ne prima quidem elementa potue-<text:line-break/>trunt assequi. De istis vero amethodis Thessaliis quid<text:line-break/>?quis loqui posset? Soli igitur ni qui vera methodo curant,<text:line-break/>tum singulis id genus ulceribus idonea medicamenta et<text:line-break/>victum aptum inveniunt, tum liquidissime rebus ipsis<text:line-break/>ostendunt quantopere conducat quantumque ad meden-</text:span></text:p>
      <text:p text:style-name="P8"><text:span text:style-name="T5">-dum lumen praestet ipsa de natura tractatio. Etenim prae-<text:line-break/>termitti negligique aliquando quod utile sit iis qui ab alio<text:line-break/>pharmaco ad aliud assidue transeunt non semel tibi ostendi,-<text:line-break/>uno aliquo ex medicamentis quibus illi fuerunt uli ejus-<text:line-break/>modi ulceribus fanatis. Spreta vero ejusmodi medicamenti'<text:line-break/>facullas ab iis merito est, quod videlicet et propter imtem-<text:line-break/>- pestivum usum non solum non prodesse, sed etiam obesse<text:line-break/>est visum,, et quod in primo usti nihil aliquando quod esset</text:span></text:p>
      <text:p text:style-name="P7"><text:span text:style-name="T5">evidens effecit. Vidisti, porro non minus oculorum nos<text:line-break/>gravissimos dolores sanare aut balneo aut vini potione aut<text:line-break/>fomentis aut sangiinis missione aut purgatione, quibus nihil<text:line-break/>aliud adhibet medicorum vulgus quam medicamenta haec,<text:line-break/>quae ex-opio et mandragora et hyoscyamo fiunt, maximam<text:line-break/>plane oculorum perniciem, utpote quae nulla re alia sub-<text:line-break/>lati ad praesens doloris- speciem praestant, quam quod<text:line-break/>•ipsum sensum enecant. Multosque nosti ab ejusmodi me-<text:line-break/>dicamentorum usu, cum liberalius fuissent admota,. nun&lt;<text:line-break/>quam postea naturalem statum recepisse, sed ex his princi-<text:line-break/>pio quidem obscure atque aegre vidisse, tempore vero suffu-<text:line-break/>sione vel mydriasi vel tabe vel rhytidosi affectos. Nosti<text:line-break/>prosecto non minus et illud, quum statim ab ephebis mecum<text:line-break/>sis versatus, nec sub ullo me usquam praeceptore vidisse<text:line-break/>ejusmodi opus, sed id per me ratione excogitasse et quam<text:line-break/>.longo tempore aphorismuni illum. </text:span><text:span text:style-name="T20">Dolores oculorum meri<text:line-break/>potio vel balneum vel fomentum vel vena incisa vel purga-<text:line-break/>tio tollit,</text:span><text:span text:style-name="T5"> consideraverim; quamque ex reliqua Hippocratis</text:span></text:p>
      <text:p text:style-name="P7"><text:span text:style-name="T5">diligentia sperarim , ne in hoc quidem vel falsum quippiatn<text:line-break/>vel quod fieri non possit praecipi; idque fuisse quod me ad<text:line-break/>.inquisitionem incitavit, quoad ipsa Hippocratis insistens via<text:line-break/>inveni quo pacto discernerem quando quomodoque dictorum<text:line-break/>quolibet utendum sit; qua ratione multis qui-talia viderunt<text:line-break/>.manifestum feri , quanta medendi methodi vis sit, quantique<text:line-break/>mali occasio fuerint qui non servata veteri medicina, novas<text:line-break/>fectas condiderint. Itaque et vos praeterea me, qnanqnain<text:line-break/>a principio recusantem, orando tamen impulistis ut omne<text:line-break/>hoc opus tractandum susciperem; quod deos precor aliis<text:line-break/>quoque hominibus alicui fit usui; certe minimam spem<text:line-break/>habeo propter eum qui nunc regnat bonarum artium con-<text:line-break/>iemptum, divitiarum vero, existimationis et civilis potentiae<text:line-break/>admirationem; ad quae quisquis sc convertit, is nulla in re<text:line-break/>veritatem invenire poterit. Verum haec prout deo placebit,<text:line-break/>.sta finientur. At nos medendi methodum quae veteribus<text:line-break/>'quidem medicis exculta est, nunc vero neglecta jacet., pro</text:span></text:p>
      <text:p text:style-name="P6"><text:span text:style-name="T5">virili restituemus, repetita nimirum quam'de morbo cavi<text:line-break/>ulceris inchoavimus disputatione. Ac de prima quidem<text:line-break/>inventione medicamentorum quae ejusmodi ulcns carne im-<text:line-break/>pleant,' satisfaciant quae paulo ante diximus, concedamus-<text:line-break/>que, si libet, empiricis quae dicunt omnia. At de invento-<text:line-break/>torum usu et saepe tibi in ipsis rebus ostendi et nunc nihi-<text:line-break/>lominus ratione demonstrare conabor quemadmodum empi-<text:line-break/>rici , ubi sclenne cuique medicamentum nihil profecit</text:span><text:span text:style-name="T5">, </text:span><text:span text:style-name="T5">apte<text:line-break/>ad aliud certaque ratione transire nesciant. Atque id jure.<text:line-break/>accidit; siquidem quum causam improsperi successus prioris<text:line-break/></text:span><text:span text:style-name="T5">, </text:span><text:span text:style-name="T5">medicamenti ignorent, nec quo eam in secundo declinent</text:span></text:p>
      <text:p text:style-name="P8"><text:span text:style-name="T5">habent. Quippe quum causam ignorent, cur munere suo<text:line-break/>medicina fungatur, nec cur fallat intelligere valent. Hoc<text:line-break/>vero ignorato, neque ad aliud transue merito possunt, nec<text:line-break/>enim lu illo vitare eandem causam possunt.-</text:span></text:p>
      <text:h text:style-name="Heading_20_2" text:outline-level="2">Cap. <text:span text:style-name="T41">III</text:span>.</text:h>
      <text:p text:style-name="P40"><text:span text:style-name="T25">Ι, </text:span><text:span text:style-name="T5">Agesium igitur ipsi jam Hippocraticam ve-<text:line-break/>xamque cavi ulceris sanandi methodum tradamus.; ’ porro</text:span></text:p>
      <text:p text:style-name="P6"><text:span text:style-name="T5">hano ab ipsa rei substantia ordiri oportet. Itaque quoniam<text:line-break/>in cavo ulcere id nobis proponitur, ut caro quae periit<text:line-break/>restituatur, scire licet generandae camis: materiam sangui-<text:line-break/>nem bonum esse; opificem,- 'ut ita </text:span><text:span text:style-name="T20">dicam,</text:span><text:span text:style-name="T5"> aucturemque<text:line-break/>naturam. Verum non satis est naturam simpliciter dixisse,<text:line-break/>nisi etiam quorum natura sit adjectum et ubi. Constat au-<text:line-break/>tem quod subjectorum corporum, quibus superinduci caro<text:line-break/>' debet, natura ipsa gignendae camis opifex esu Porro<text:line-break/>cujusque corporis natura monstiata est ex calidi, frigidi,<text:line-break/>humidi ac sicci temperatura consistere. Quare manifestum<text:line-break/></text:span><text:span text:style-name="T1">est </text:span><text:span text:style-name="T5">justam horum temperiem lu subjectis partibus, quibus<text:line-break/>restituturi definientem carnem fumus, opificis habere ratio-<text:line-break/>nem. Ac primum quidem in omni cavo ulcere duo illa<text:line-break/>consideranda nobis sunt, et quod subjectum est, justane<text:line-break/>temperie sit, id est an secundum naturam se habeat; quippe<text:line-break/>monstratum est sanitatem lu similaribus corporibus ipsarum<text:line-break/>quatuor qualitatum esse justam temperiem; et praeterea san-<text:line-break/>guis, qui affluit, bonusre ac commoderatus sit Si igitur</text:span></text:p>
      <text:p text:style-name="P10"><text:span text:style-name="T25">, </text:span><text:span text:style-name="T5">horum alterutrum vitiosum sit, multi sane affectus praeter<text:line-break/>naturam existunt; nobis tamen una cavitas in carnosa partu,<text:line-break/>proponitur. Fingamus igitur et sanam esse partem et san-.<text:line-break/>guinis confluxum citra ullum, vel in qualitate vel quantitate<text:line-break/>vitium. Porro his ita' se habentibus nihil est praeterea,<text:line-break/>quod obsset quominus prima cernis generatio prospere '<text:line-break/>contingat, idque nullius externi medicamenti ope. Quippe<text:line-break/>causis ambabus, unde nascitur praesentibus nulloque extrin-<text:line-break/>secus quod impediat obstante non potest prohiberi carnis<text:line-break/>.generatio. Verum in ipsa primae carnis generatione duplex _<text:line-break/>provenire excrementum necesse est, veluti etiam in com-<text:line-break/>mensariis de natura docuimus, quod omnem qualitatis ali—<text:line-break/>menti mutationem aIterum crassius, alterum tenuius, excre-<text:line-break/>mentum sequitur. His exerementis etiam per universum<text:line-break/>corpus scmper provenientibus quod tenuius est, ipsa invi-<text:line-break/>sibilis est perspiratio; quae etiam saepe fit visibilis, quoties<text:line-break/>vel naturalis calor languet, vel nutrimento utitur quam<text:line-break/>justum sit ampliore, velmotus quispiam vehemenlior ani-</text:span></text:p>
      <text:p text:style-name="P7"><text:span text:style-name="T5">mali cortingit; alteram est fordes quae dn summo corpora<text:line-break/>nostro colligitur’. Quin etiam in ulceribus tenuius exere-<text:line-break/>mehtum sanies appellatur; quod crassum est sordes ulceris.<text:line-break/>Ac ex tenui quidem excremento ulcus humidum redditur,<text:line-break/>ex.crasse sordidum; eoque duplicibus medicamentis eget.;<text:line-break/>utique ut humidum est, siccantibus ; Ut sordidum, quae ipsum<text:line-break/>expurgent. Ergo quum nullo unquam tempore natura cesset,<text:line-break/>certe nec tempus ullum erit in quo non ambo haec lu cavo<text:line-break/>ulcere- congerantur; quare, nec ullum tempus erit lu. quo<text:line-break/>non utrumque medicamentorum genus, desiderabit, utique<text:line-break/>et quod siccet et quod expurget. Ac cujusmodi quidem<text:line-break/>genere esse medicamentum debeat, inventum jam est ; ve-<text:line-break/>rum non est id satis, siquidem fpecic aliqua inventa est opus,<text:line-break/>quae sit </text:span><text:span text:style-name="T20">ulceri</text:span><text:span text:style-name="T5"> admovenda. Haec igitur quomodo et qua<text:line-break/>methodo luvenietur? </text:span><text:span text:style-name="T20">nempe</text:span><text:span text:style-name="T5"> ea quae in libris de simplicium<text:line-break/>medicamentorum facultatibus est tradita? Ostendimus nam- '<text:line-break/>que in iis quaedam medicamenta siccare, quaedam hume-;<text:line-break/>clare,, quaedam refrigerare, quaedam calefacere, nonnulla<text:line-break/>per conjugationem vel calefacere et siccare, vel frigesacere</text:span></text:p>
      <text:p text:style-name="P7"><text:span text:style-name="T25">• </text:span><text:span text:style-name="T5">et humectare, vel calsacere et humectare,. vel refrigerare<text:line-break/>et siccare; esseque lu singulis eorum majoris minorisque<text:line-break/>rationem multitudine sane infinitam, caeterum ad usum me-<text:line-break/>dicinalem limitibus, qui facile comprehendantur, circum-<text:line-break/>scriptam, primo quodam in his et secundo et tertio et<text:line-break/>quarto statuto ordine graduve. Cujus igitur ordinis erit<text:line-break/>medicamentum, quod carni producendae fit aptum; quod-<text:line-break/>que modice tum ficcare debere, tum detergere proposui-<text:line-break/>mus? Certe primi ordinis; quippe quod super hunc sue-<text:line-break/>rit, ita ut non modo humoris qui influit redundantiam<text:line-break/>consumat, sed etiam affluentem sanguinem ipsum popule,<text:line-break/>tur, id refici carnem, ceu materiam ejus absumens, prohi-<text:line-break/>bebiti Porro talia esse ostensum est thus et hordeaceam<text:line-break/>et fabacearn et ervi farinam et irim et aristolochiam et cad-<text:line-break/>miam et panacem, pompholygem; omnia vero haec tum<text:line-break/>majoris minorisque discrimine inter se dissidere, tum alia<text:line-break/>eoium .simplices facultates vincentes habere, alia composi-<text:line-break/>tas , monstratum est. Siquidem aristolochia et panax tum<text:line-break/>caeteris plus siccant, tum natura magis calent; hordeacea</text:span></text:p>
      <text:p text:style-name="P6"><text:span text:style-name="T5">fabarumque farina multo his minus siccant, nec ullum ca-<text:line-break/>lorem obtinent; thus vero moderate calet, minus tamen<text:line-break/>illis siccat, adeo ut quasdam corporum naturas initio non<text:line-break/>siccet; erui farina et iris horum atque aristolochiae et<text:line-break/>panacis medium locum tenent. Verum quod sermo noster<text:line-break/>utiliter attigit, denuo repetamus. Quippe thus in humida<text:line-break/>corporis natura carnem producere potest, in sicca non po-<text:line-break/>test. Scire namque, licet duas esse primarum indicationum<text:line-break/>differentias, una, quod secundum naturam se habet, custo-<text:line-break/>diam sui, indicante, et propterea quae similia sui sint postu-<text:line-break/>lante; altera, quod praeler naturam est, sublationem sui,<text:line-break/>eoque contraria requirente; perit enim quidquid in contra-<text:line-break/>rium et a contrario. Atque ulcus quidem quo est humi-<text:line-break/>dius, eo 'sane medicamento quod magis siccet indiget.<text:line-break/>Corporis- vero natura quanto est humidior, tanto quod mi-<text:line-break/>, nus siccet, medicamentum postulat. Quare si qua sunt ul-<text:line-break/>cera quibus par est humiditas, quod in sicciore aegrotantis<text:line-break/>temperamento consistit, utique magis siccari postulat; quod</text:span></text:p>
      <text:p text:style-name="P7"><text:span text:style-name="T5">in humidiore, hoc sane mluus, quo natura naturae interest;<text:line-break/>siquidem productam carnem ei quae' ante erat similem<text:line-break/>esse oportet. Ubi igitur pristina siccior fuit, novam quo-<text:line-break/>que sicciorem fieri conveniet; quare uberius haec siccari,<text:line-break/>quantoque magis sicca fuerit, tanto siccius esse quod ad-<text:line-break/>movetur medicamentum debebit; </text:span><text:span text:style-name="T20">at in</text:span><text:span text:style-name="T5"> humidiore natura<text:line-break/>tanto rursiim iis quae minus siccent medicamentis est opus,<text:line-break/>quanto caro ipsa minus est sicca. Thus igitur ad humani<text:line-break/>corporis naturam ejusmodi obtinet temperamentum, qnt&gt;d<text:line-break/>cum temperatis et mediis naturis consentit, humidiores au-<text:line-break/>tem paulo liberalius siccat; sicuti rursum iis quae ad sum-<text:line-break/>mum sunt siccae paulo est humidius. Merito itaque thus<text:line-break/>in quibusdam tum ulceribus tum naturis pus quidem movet,<text:line-break/>carnem non producit ; lu quibusdam etiam carnem producit;<text:line-break/>Itaque si observaveris, rationi respondere evenla deprehen-<text:line-break/>des; in humidiore namque natura producere carnem potest,<text:line-break/>lu sicciore non potest; praeterea lu modice humidis ulceri-</text:span></text:p>
      <text:p text:style-name="P7"><text:span text:style-name="T32">z</text:span><text:span text:style-name="T5">buscarnein efficere potest; lu iis, quae praehumida funi,<text:line-break/>prorsus non potest. Videsne igitur jam clarissime, quot<text:line-break/>theorematis sit opus homini qui recta methodo curare debet<text:line-break/>alcus ? Nam postquam inventum est humorem omnino huic<text:line-break/>vitio inesse, utique siccum </text:span><text:span text:style-name="T20">parandum</text:span><text:span text:style-name="T5"> medicamentum indi-<text:line-break/>cavit. At quoniam ipsorum siccantium quaedam magis<text:line-break/>siccant', quaedam minus, partim ex ulcerum diversitate,<text:line-break/>partim ex aegri natura quod expedit est desumptum. lta-<text:line-break/></text:span><text:span text:style-name="T20">que non</text:span><text:span text:style-name="T5"> modo de corporis natura meditatus sit oportet<text:line-break/>quisquis commode sanare ulcus debet, verum etiam diligen-<text:line-break/>ter speculationem oinnem de medicamentis didicisse, tum<text:line-break/>sicci humidique corporum temperamenti notas callere. Con-<text:line-break/>templare igitur quanta sit methodicorum istorum pronun-<text:line-break/>ciandi temeritas, qui unum id sibi ad cavum ulcus fanan-<text:line-break/>dum satisfacere putant, si sciant quod carne est implendum,;<text:line-break/>non enim in hoc curandi ratio consistit; imo lu eo invenien-<text:line-break/>do quod carne sit impleturum. At quod implebit jam,<text:line-break/>inquit, experientia est inventum. Dic proinde et quod fa-<text:line-break/>nabit inventum experientia esse; nec frustra gloriare, nec</text:span></text:p>
      <text:p text:style-name="P7"><text:span text:style-name="T5">methodum extolle. Quanquarn apud ipsos quoque empiri-<text:line-break/>cos experientia quae sine certa limitatione-sit damnatur;<text:line-break/>scribunt namque in commentariis de medicamentis ad hunc<text:line-break/>modum: Emplastrum ad eos qui rnolsi , sunt corporc et<text:line-break/>pueros et mulieres; noruntque thus lu naturis ejusmodi<text:line-break/>carnem lu cavis ulceribus, modo aliud nullum syrntoma sit,<text:line-break/>producere eademque implere; utrum tantum ejusmodi cor-<text:line-break/>pora humida sint, atque idcirco modice siccantia medica-<text:line-break/>menta desiderent, an alia eventus causa sit, sane non no-<text:line-break/>runt. Rursus enim ad senilia corpora aliud scriptum medi-<text:line-break/>carnentum invenies, aliudque ad ea ulcera quae aegre ad ci-<text:line-break/>catricem veniunt orasque praetumidas habent multasque<text:line-break/>alias distinctiones, lu omnibus suis medendi commentariis<text:line-break/>scribunt, quibus quoad licet, ad curandae naturae proprieta-<text:line-break/>tem appositum medicamentum inveniunt. Quippe discre-<text:line-break/>tiones in quaque arte proprium a communi secernere co-<text:line-break/>nantur; quantoque aliquis plura discreverit </text:span><text:span text:style-name="T20">limitaveritque,<text:line-break/></text:span><text:span text:style-name="T5">eo propius, ad proprietatem accessit; ipsum vero ad un-</text:span></text:p>
      <text:p text:style-name="P7"><text:span text:style-name="T5">guem proprium, nec scribi omnino potest, nec dici; eo-<text:line-break/>que . tum empirici ii, qui lu arte suere diligentissimi, tum<text:line-break/>dogmatici fere omnes fatentur, nullam scribi posse cura- .<text:line-break/>tionem ad unguem exactam; sed id quod ad conjecturam<text:line-break/>de laborantis natura desideratur, alii ex proprio cujusque<text:line-break/>medentium usu, alii ex artificiose ratiocinando adjiciendum<text:line-break/>esse affirmant. Nemo tamen eorum adeo fuit praeceps, ut<text:line-break/>omni ulceri cavo nuum sc habere medicamentum, quod car-<text:line-break/>nem restituerit, profiteretur. Non enim apud ullum luve-<text:line-break/>nies ejusmodi medicamentum, quod omne ulcus cavum sa-<text:line-break/>uet, imo pro modo htuuoris sordisque atque ipso labo-<text:line-break/>rantis temperamento immutandum medicamentum esse. Missa<text:line-break/>ergo hic methodicorum impudentia age rideamus quid<text:line-break/>empirici dicant, qui ex proprio cujusque usu exercita-<text:line-break/>tioneque adjiciendum aliquid censent ad propria laborantis<text:line-break/>invenienda remedia</text:span><text:span text:style-name="T5">; </text:span><text:span text:style-name="T5">siquidem, ut saepe diximus</text:span><text:span text:style-name="T5">, </text:span><text:span text:style-name="T5">nulla est<text:line-break/></text:span><text:span text:style-name="T20">lu itrte</text:span><text:span text:style-name="T5"> medica nec res nec medela quae lu specie dici</text:span></text:p>
      <text:p text:style-name="P7"><text:span text:style-name="T5">nequeat, sed quod nec dici, nec scribi, nec omnino prae-<text:line-break/>oipi potest, id quantitas in quoque est; nam lu ulceribus<text:line-break/>humor et sordes dici possunt, quantitas inneutro dici<text:line-break/>potest; quanquam hic quoque accedere propius ad indican-<text:line-break/>darn eam studemus, exiguam copiosarnque sordem dicentes,<text:line-break/>praeterea tenuem et crassam et prorsus mullam et admodum<text:line-break/>paucam et mediocrem et commoderatam aliterque ad hunc<text:line-break/>modum varie nominantes, quo videlicit quam proxime li- -<text:line-break/>cet ad quantitatem indicandam accedamus. Diligenter igi-<text:line-break/>tur attendas nunc velim, ut intelligas quantum praestet<text:line-break/>methodo quiduis quam sola experienta facere. Esto'<text:line-break/>namque notum sit hoc vel illud medicamentum ad cavum<text:line-break/>ulcus implendum facultatem habere iniis qui, "utnos lo-<text:line-break/>quimur, humidiore sunt temperamento ; ut autem observa-<text:line-break/>tor et empiricus, iis qui molli sunt carne, mulieribus et<text:line-break/>pueris , deinde nunc tali admotum nihil prosit Nos igitur, ‘<text:line-break/>cujus causa nihil profuit, investigabimus, atque hanc in duos<text:line-break/>scopos aestimanda reducemus. Nam aut parcius siccavit</text:span></text:p>
      <text:p text:style-name="P7"><text:span text:style-name="T5">medicamentum., aut nimium; horumque notas habebimus<text:line-break/>surdem et saniem. Nam si plusculum fornis sit, totum-<text:line-break/>que ulcus humidius, intra modum siccavit, sin purum et<text:line-break/>absque humore cernitur, ultra. Statim igitur mensuram<text:line-break/>quoque excessus defectusque ex ipso notarum, quantitatis<text:line-break/>modo lutelligemus;'tantoque medicamentum, quod deinceps<text:line-break/>applicabitur, vel siccius vel non. tale admovebimus. Empi-<text:line-break/>ricus autem, si admotum cuipiam medicamentum carnem<text:line-break/>non restituit, id quidem videt, caeterum ignarus parciusne,<text:line-break/>an nimium siccando </text:span><text:span text:style-name="T20">id evenerit,</text:span><text:span text:style-name="T5"> transire ad alterum non<text:line-break/>potest. Ad eundem plane modum et Erafistratus Hero-<text:line-break/>philusque ex dimissio, ut antea ostendimus, dogmatici male<text:line-break/>uloussanant; quippe qui eos tantum morbos curare ratione<text:line-break/>tentant qui organicarum partium sunt. proprii; ulcus<text:line-break/>vero, ut supra, dictum est, commune similarium organi-<text:line-break/>carum que est; ideoque id, quatenus in similaribus provenit,<text:line-break/>eatentis empirice curabunt. Quin etiam si ea curare ten*</text:span></text:p>
      <text:p text:style-name="P6"><text:span text:style-name="T5">tent quorum substantia omnino periit, aut etiam imminuta<text:line-break/>curtaque est, in his quoque necesse est, a logice </text:span><text:span text:style-name="T20">curando<text:line-break/></text:span><text:span text:style-name="T5">multifariam aberrent. Si enim, quod periit, substantia<text:line-break/>quaepiam similaris fit, necesse est eum, qui regignendae huic<text:line-break/>consulet, .totius esse naturae peritum. Ac de sus quidem<text:line-break/>post dicetur. lllud lutarim clarissime ostensum arbitror,<text:line-break/>non esse cujusque probe ulcus curare, primamque omnium<text:line-break/>indicationem, quae vel plebejis patet, minimam esse curatio-<text:line-break/>nis partem; nam et calorem, frigus, humiditatem ac sicci-<text:line-break/>tatem activas qualitates esse demonstratione accepisse necesse<text:line-break/></text:span><text:span text:style-name="T5">t </text:span><text:span text:style-name="T5">est; et perinde quae nobis tum de temperamentis seorsum<text:line-break/>dicato volumine sunt scripta, tum quae huc pertinent in aliis<text:line-break/>voluminibus, omnia novisse. Atque hactenus quidem de<text:line-break/>ulcere cavo sermo est habitus, ipsam tantum caritatem cu-<text:line-break/>rantibus nobis; siquidem quae ulceris propria curatio sit<text:line-break/>nondum traditum esu Perficitur autem ea quoque juxta<text:line-break/>eandem methodum i quippe quae tum a laborantis </text:span><text:span text:style-name="T20">partis<text:line-break/></text:span><text:span text:style-name="T5">temperamento tum a medicamentorum facultate accipitur;</text:span></text:p>
      <text:p text:style-name="P7"><text:span text:style-name="T5">porro ambo haec a- tractatione de elementis pendent; 'et-<text:line-break/>enim nisi illud in methodo concessum sit, quatuor qualita-<text:line-break/>tes geniturae et corruptelae causas esse, nec methodum in-<text:line-break/>choasse,. nec provenisse, nec absolvisse fas est; at vero ut<text:line-break/>illas agentes mutuo patientesque ostendas, id ad speculatio-<text:line-break/>nem de elementis pertinet. Quod igitur in praccedentibus<text:line-break/>ostendimus, id nunc praesenti -sermone confirmatur, nempe<text:line-break/>nihil posse medicum de ulla similarium partium agitare.<text:line-break/>sine naturali quam vocant speculatione. Verum illic de<text:line-break/>similaribus duntaxat id est ostensum; hic jam sermo noster<text:line-break/>quodammodo insinuat, ne in ipsis quidem organicis cuiquam<text:line-break/>integram invenire curationem licere, qui illam non attige-<text:line-break/>rit; porro idem in toto etiain evidentius monstrabitur.</text:span></text:p>
      <text:h text:style-name="Heading_20_2" text:outline-level="2">Cap. <text:span text:style-name="T44">IV</text:span>.</text:h>
      <text:p text:style-name="P39"><text:span text:style-name="T5">Verum ad ulceris solitarii curationem<text:line-break/>transire nunc tempestivum est; fuerit autem solitarium quum.,<text:line-break/>nec affectus ullus simul adsit, nec symptoma. Esto igitur,<text:line-break/>quae pars exulcerata est, nec fluxione vexata, nec malo</text:span></text:p>
      <text:p text:style-name="P6"><text:span text:style-name="T5">succo vitiosa, nec omnino intemperata, sed nec ulla ei cavi-<text:line-break/>tas adsit, nec ulla cutis amissio. E'enim id multi medici<text:line-break/>praetereunt non intelligenles, postquam cavum </text:span><text:span text:style-name="T5">ulcus </text:span><text:span text:style-name="T20">carne<text:line-break/>jam</text:span><text:span text:style-name="T5"> impletum ac planum est, scd patulum, duplicem ad-<text:line-break/>huc partis affectum superssse, alterum substantiae cutis<text:line-break/>amissionem</text:span><text:span text:style-name="T5">, , </text:span><text:span text:style-name="T5">alterum continui solutionem. Ergo quoties<text:line-break/>unum id habetur, </text:span><text:span text:style-name="T20">nempe</text:span><text:span text:style-name="T5"> continui solutio, </text:span><text:span text:style-name="T5">sive ea </text:span><text:span text:style-name="T5">sit cuti-<text:line-break/>culae, sive cutis totius, sive etiam pariter subjectae carnis<text:line-break/>, affectio, ulcus dicant, ita existit postulatque tantum agglu-<text:line-break/></text:span><text:span text:style-name="T5">. </text:span><text:span text:style-name="T5">tinari. Quippe si commissae simul sint cutis </text:span><text:span text:style-name="T5">orae, </text:span><text:span text:style-name="T5">nihil<text:line-break/>erit in medio cutis generis diversi, quemadmodum </text:span><text:span text:style-name="T5">in </text:span><text:span text:style-name="T5">eo.<text:line-break/>quod jam repletum est plennmque ulcus redditum</text:span><text:span text:style-name="T5">; in </text:span><text:span text:style-name="T5">hoc<text:line-break/>enim orae ulceris sc non mutuo contingunt, scd totius </text:span><text:span text:style-name="T5">ulee-<text:line-break/></text:span><text:span text:style-name="T5">ratae partis cutis periit</text:span><text:span text:style-name="T5">; </text:span><text:span text:style-name="T5">quam utique restituere oportet</text:span><text:span text:style-name="T5">;<text:line-break/></text:span><text:span text:style-name="T5">at </text:span><text:span text:style-name="T5">in eo </text:span><text:span text:style-name="T5">quod acuto aliquo est divisum, </text:span><text:span text:style-name="T5">una agglutinatio<text:line-break/></text:span><text:span text:style-name="T5">requiritur, non </text:span><text:span text:style-name="T5">etiam </text:span><text:span text:style-name="T5">cutis generatio. </text:span><text:span text:style-name="T5">Quoties ergo ulce-<text:line-break/></text:span><text:span text:style-name="T5">ris simplicis propositum sit invenire curationem, </text:span><text:span text:style-name="T5">praefamen-<text:line-break/></text:span><text:span text:style-name="T5">- dum in ierrnone est divifam esse carnosam partem </text:span><text:span text:style-name="T5">citra uI-</text:span></text:p>
      <text:p text:style-name="P7"><text:span text:style-name="T5">'lius portionis amissionem. Nam latum ulcus, quod cica-<text:line-break/>trice luduci postulat, omnino comsumpsit quam epidermi-<text:line-break/>dem vocavimus; hanc igitur tum gignere tum sibi unire<text:line-break/>oportet; duo que tibi hic existunt scopi, sicuti in cavo ulcere,<text:line-break/>propterea affectus ipse geminus lu ambobus est. Quo igitur,<text:line-break/>ipsorum luqniet forte aliquis, planum ulcus a cavo discer-<text:line-break/>nitur, si et geminus utrobique est affectus et geminus cura-<text:line-break/>tionis scopus? multitudine amissarum, o praeclarissime,<text:line-break/>partium. Quippe in cavo </text:span><text:span text:style-name="T20">ulcere</text:span><text:span text:style-name="T5"> non ipsa modo periit cuti-<text:line-break/>cula, verum etiam reliqua cutis natura universale subjectae<text:line-break/>carnis portio aliquando non exigua; in repleto </text:span><text:span text:style-name="T20">ulcere</text:span><text:span text:style-name="T5"> caro<text:line-break/>non deest, exterius tamen operimentum desideratur; ac quae<text:line-break/>ejus generis ulcerum curatio sit post dicemus; nunc ejus,<text:line-break/>quod ulcus tantum sit, nec alium ullum affectum adjunctum<text:line-break/>habet, quaenam debita curatio fit praeripiamus. Ergo<text:line-break/>quoniam </text:span><text:span text:style-name="T20">hic</text:span><text:span text:style-name="T5"> scla divisio proponitur, 'divisorum oras una<text:line-break/>conjunctas esse oportet. An non id solum, verum etiam<text:line-break/>conjunctas manere ? Porro bifariam simul manent quae</text:span></text:p>
      <text:p text:style-name="P7"><text:span text:style-name="T5">ecmmissa sunt, quum alia per se, alia ope aliorum maneant;<text:line-break/>per se quidem quaecunque seeum coalescunt; aliorum ope<text:line-break/>et [quae colligantur et conglutinantur; ac quae coalescunt,<text:line-break/>omnino mollia naturaliter sint oportet; talis sane est tum<text:line-break/>caro ipsa tum quaecunque concretione carnosae suntpar-<text:line-break/>pes; quaecunque vero dura siccaque sunt, eorum divisae<text:line-break/>partes coire simul nequeunt, scd glutinum aliquod vincu-<text:line-break/>lumve, quo commisse maneant, requirunt. Et talium qui-<text:line-break/>dem corporum sanatio lu sequentibus praecipietur; nunc de<text:line-break/>iis quae uniri possunt luceptum sermonem peragamus, hic<text:line-break/>quoque ipsam coitionis coalescentiaeque causam investigantes.<text:line-break/>Est vero sicut in canis ulceribus natura causa productio-<text:line-break/>nis carnis, ito lu simplicibus ulceribus coalescentiae, quare<text:line-break/></text:span><text:span text:style-name="T20">si quae dissident</text:span><text:span text:style-name="T5"> lu idem ad amussim componas, citra om-<text:line-break/>nem reliquam extrinsecus molitionem coalescant. Oritur-<text:line-break/>que tibi jam alius attendendus scopus orarum adductio; a<text:line-break/>quo orsus quibus id efficias investigabis. Quippe aut<text:line-break/>vinculo ex duobus luitiis circumdato, aut sutura, aut sibusis</text:span></text:p>
      <text:p text:style-name="P7"><text:span text:style-name="T5">impositis, aut horum quibusdam, aut omnibus, quae di-<text:line-break/>ducta sunt, lu idem adduces. Expedit autem, quod cir-<text:line-break/>cumjicitur', neque molle nimium fit, et algae ritu fragile,<text:line-break/>quo videlicet tuto contineat; neque rursus ita durum ut<text:line-break/></text:span><text:span text:style-name="T20">premenda</text:span><text:span text:style-name="T5"> offendat, tum vero ipsa circumductio nec ita laxa<text:line-break/>sit ut nihil efficiat, nec ita vehemens ut premendo dolo-<text:line-break/>rem excitet. Haec si feceris, sueritque ulcus solum citra vi-<text:line-break/>tiosum succum, aut fluxionem, aut intemperim, aut phleg-<text:line-break/>nomen, aut aliud quodlibet vitium, procul dubio coibit.<text:line-break/>At si vel prae ejus magni tudlue fieri nequeat ut disjunctae<text:line-break/>ipsae partes exacte ad imum usque sibi coniungantur, vide-<text:line-break/>licet nec sutura, nec fibulis, nec ligatura pertingere ad<text:line-break/>eas valente, vel etiam sanies jam illic sit collecta, vel do?<text:line-break/>Ior quispiam adjunctus, ejusmodi ulcus ex sola partium<text:line-break/>commissione agglutinari ornmino non potest. Nam quod do-<text:line-break/>let, plus aliquid affluere facit; atque etiam si, quod af-<text:line-break/>fluit, pro justo naturae modo fe habeat, attamen vires ipsae<text:line-break/>partium, quae tum propter dolorem tum etiam ex vulnere</text:span></text:p>
      <text:p text:style-name="P6"><text:span text:style-name="T5">sunt imbecillae, nec quod justum est ferent, sed veluti<text:line-break/>ab exuperanti gravabantur, atque hinc omnino supervacua<text:line-break/>sanies proveniet; mirum etiam, si non et phlegmone obo-<text:line-break/>riatur. lam vero si etiam citra dolorem sanies in messio<text:line-break/>adductorum labrorum ulceris intervenerit; aut etiam locus<text:line-break/>quisquam medius interfuerit, qui fanis quidem sit vacuus,<text:line-break/>sied aere plenus, uon potest ejusmodi ulcus sola dissidentium<text:line-break/>partium conjunctione </text:span><text:span text:style-name="T20">glutinari-,</text:span><text:span text:style-name="T5"> quando et sanies jam unio-<text:line-break/>nem recidit; et quae conjungendis interveniunt loca vacua,<text:line-break/>interiorum laterum frontes prohibent sc contingere; quare<text:line-break/>illas ulceris partes, nt eoeant, etiam carne prius impleri<text:line-break/>natura postulat; porro hae adeo plane sunt exiguae, si<text:line-break/></text:span><text:span text:style-name="T20">modo</text:span><text:span text:style-name="T5"> divisae ulceris partes-rite sint conjunctae, ut unius<text:line-break/>diei spatium tantum desiderent, aut ad summum bidui.- Hoc<text:line-break/>igitur tempore medicamento opus est, quo partem siccet, ut<text:line-break/>et si qua sanies jam subsit, hunc consumat, et si qua in vacua<text:line-break/>loco influxura est, hanc prohibeat. Nunc igitur medica-<text:line-break/>mentum quod carnem producat et mediocriter siccet rur-</text:span></text:p>
      <text:p text:style-name="P6"><text:span text:style-name="T5">sus mihi ad memoriam revccabis , ut intelligamus, ficciusne<text:line-break/>eo esse glutinatorum debeat an secus. Sane quod carnem<text:line-break/>producit, si totum qui cousiuit sanguinem, consumeret,<text:line-break/>ipsam: materiam creandae carnis sic adimeret. At glutina-<text:line-break/>torium aut omnino carnis generatione non eget, aut plane<text:line-break/>exigua; quare plus siccet oportet quam quod carnem pro-<text:line-break/>ducit. Ergo tum hac ratione tenui quadam disserentia inter<text:line-break/>se dissident, tum vero altera magna, quatenus quod carnem<text:line-break/>producit,, statim etiam detergendi vim obtineat oportet, quo<text:line-break/>non modo redundantiam humoris siccet, sed etiam sordem<text:line-break/>auferat; glutinatorium vero nec detergeat nec evellat,'<text:line-break/></text:span><text:span text:style-name="T32">z</text:span><text:span text:style-name="T5"> </text:span><text:span text:style-name="T5">sed contra prorsus substantiam omnem in idem cogat; cu-<text:line-break/>jusmodi facultatem habent medicamenta ea quae austera et<text:line-break/>adstringentia vocantur; haec namque in idem cogendi ec<text:line-break/>stipandi, non detergendi neque purgandi facultatem habent.<text:line-break/>Quo fit ut, ubi carni producendae studemus, maxime ca-<text:line-break/>vendum sit ab adstringente medicamento, utpote ^quod sor-<text:line-break/>dem ulceribus arctius affigat quam ut facile possit avelli.</text:span></text:p>
      <text:p text:style-name="P6"><text:span text:style-name="T5">Vinum igitur omnis ulceris qua ulcus, est optimum est<text:line-break/>medicamentum. Quodli nec illud, qua ulcus, sermoni sit<text:line-break/>adjectum., idem tamen, arbitror, lutelliges; quippe</text:span><text:span text:style-name="T20">recor-<text:line-break/></text:span><text:span text:style-name="T5">dationis tantum causa est additum, ne quis obaudiat, non<text:line-break/>sicut necessarium aliquid definiens. Adeo si memorem<text:line-break/>te eorum omnium quae in superiore libro sunt tradita, de<text:line-break/>rebus singusis tum nominandis tum vero subjectis, praesti-<text:line-break/>teris, nihil est quod, talia tibi de caetero definiam. Illud<text:line-break/>tantum abunde mini erit, si per singula eorum simplices<text:line-break/>affectus a compositis secernam; de quibus mihi nonnihil<text:line-break/>prius est dictum; ac nunc nihilominus est dicendum, non'<text:line-break/>adeo </text:span><text:span text:style-name="T20">mehercle</text:span><text:span text:style-name="T5"> rei ipsius causa, quam quod plerique medico-<text:line-break/>rum dictione ipsa decepti cavum et planum, cruentum et in-<text:line-break/>- veteratum, sordidum’ et purum, phlegmone liberum et phleg-</text:span></text:p>
      <text:p text:style-name="P5"><text:span text:style-name="T5">mone comitatum, putant differentias esse ulcerum.' Necesse<text:line-break/>igitur est distinguere quae propriae ulcerum differentiae<text:line-break/>sint et quae aliorum affectuum implicationes; verum hoc<text:line-break/>posterius paulo. Sane soleunis veteribus doctrina, quae<text:line-break/>utinam nunc esset in usu, maxime naturalis est, qui simpli-</text:span></text:p>
      <text:p text:style-name="P6"><text:span text:style-name="T5">xis cujusque affectus propriam curationem dicunt, praeri-<text:line-break/>pueqne omnium Hippocrates. Medendi namque methodus<text:line-break/>ad hunc modum "bellissime procedet, si de singulis simplici-<text:line-break/>laus seorsum praeceperimus, post deinde de compositis om-<text:line-break/>nibus alteram aliquam methooum indicaverimus. Ut enim<text:line-break/>si duc vere essent in victus caticne morbi, astrictus et fluens,<text:line-break/>quum propriam mtriusque curationem dixissemus, de con-<text:line-break/>jurictlone amborum esse agendum, sicut Thessalus ipse cen-<text:line-break/>set:. eodem, arbiti or, modo quoniam ulcerum qua ulcera<text:line-break/>-sunt una omnium est species, tum phlegmomarum qua<text:line-break/>phlegmonae funt altera item species una est, oportet, ubi<text:line-break/>leorsum ulceris, seorsum rursus phlegmones curationem<text:line-break/>tradideris, post 'deinde, ambas in idem conjungere. Id igi-<text:line-break/>trm si fecerimus, omne profecto ulcus tum siccari debere<text:line-break/>&gt; tum etiam adstrmgi, pio dicta jam methodo, invememns,<text:line-break/>non tamen detergeri; contra cavitatem in carne siccari<text:line-break/>qnidein postulare et abstergeri,; minime autem adltringb</text:span></text:p>
      <text:p text:style-name="P8"><text:span text:style-name="T5">• • Qniuetiam ast eundem modum quem prius diximus in caris</text:span></text:p>
      <text:p text:style-name="P7"><text:span text:style-name="T5">ulceribus, num ad proportionem naturam corporis aestima-<text:line-break/>bimus, rnollisne ac laxa sit, an dura, sicca et contracta.<text:line-break/>Siquidem prior quanto est humidior, tantu medicamentis<text:line-break/>minus siccantibus egebit. Posserior quatenus est siccior, ea-<text:line-break/>tenus rurfum quae vehementius siccent magisque adstiingant,<text:line-break/>desiderabit. Empiricius enim, arbitror, hic quoque pue-<text:line-break/>ros et loeminas et qui tenera sunt carne memorabit, juve-<text:line-break/>nes, agricolas et nautas his opponens. Caeterum quum<text:line-break/>non lutelligit quod in pueris et foeminis propter humidita-<text:line-break/>tem temperamenti, ejusmodi medicamenta visa sunt condu-<text:line-break/>cere, rursus altera messoribus ac nautis propter siccitatem<text:line-break/>convenire, nec cujusque corporis curationem exactu conji-<text:line-break/>ciet, nec erroris causam deprehendet. Quo-fit ut nec in-<text:line-break/>telligat quemadmodum sc ad potius transferet, ubi parum<text:line-break/>cessit iis, quae per experientiam prins novit;- haec igitur<text:line-break/>firmmatitn de glutinatoriis medicamentis diximus.. Hinc<text:line-break/>vero altera quaedam methodus succedit, ad eorum praepa-</text:span></text:p>
      <text:p text:style-name="P6"><text:span text:style-name="T5">rationem compofitionemque, pertinens; siquidem. cavo ulceri<text:line-break/>qurcquid, volumus statim applicamus, sive siccum, id, sive<text:line-break/>humidum medicamentum sit; licet enim omni parti ulceris<text:line-break/>eae tum inspergere tum illinire; at in vulneribus , quo-<text:line-break/>rum major est profunditas, id non licet; quippe ubi semel<text:line-break/>oras conjunxeris, appropluquare quae in imo sunt divisa,<text:line-break/>non postis. Considerandum igitur est non modo an siccane<text:line-break/>adstringensque modice medicamentum sit, verum etiam an<text:line-break/>pervenire ad imum valeat. ' Nam et cerussa et lithargyrus<text:line-break/>siccant adstringuntque modice, scd si ea cineris ritu circa<text:line-break/>vulnus inspergas, nihil proficies, neque enim ad fundum<text:line-break/>pervenit medicamenti vis quod ita siccum; hurnidatem igi-<text:line-break/>tur quandam desiderat, quo siimile ejnplastici sit, vel etiam<text:line-break/>hurnidioris cujus quam medicamenti. Verum haec operis<text:line-break/>lejus quod de medicamentorum compositione praecipit pro-<text:line-break/>pria speculatio est, non ejus quod de medendi ratione in-<text:line-break/>stituitur; quod si qnid ea ad rem propositam indigebimus, id<text:line-break/>procedente opere attingemus.</text:span></text:p>
      <text:h text:style-name="P4" text:outline-level="2">Cap. V.</text:h>
      <text:p text:style-name="P39"><text:span text:style-name="T5">Nunc ad ulcus, quod cicatrice induci postu-<text:line-break/>lat, revertar; de quo paulo ante dixi ejus quoque pri-<text:line-break/>mum quo tenditur finem ex eodem esse genere cujus est<text:line-break/>et cavi. Quippe regignere aliquid opus est quod periit,<text:line-break/>non tantum unice quae dissident; caeterum diversa ratione<text:line-break/>hic gignere quod defit, quam in cavo;, quando illic san-<text:line-break/>guis, hic caro pro materia sit. Siquidem quod cavum est,<text:line-break/>impletur ex gignenda carne', quae ex sanguine ortum ha-<text:line-break/>bet; , at ad cicatricem producitur quod jam est lurpletum,<text:line-break/>ex gignenda cute, quae ex subjecta creatur carne. Caeterum<text:line-break/>caro eadem specie cum ea quae periit gigni in cavo ulcere<text:line-break/>potest; cutis talis omnino qualis erat quae periit prorsus<text:line-break/>restitui non potest, scd fimlle quiddam cuti et quod ejus os-<text:line-break/>ficium suppleat potest, non tamen plane cutis. Ac </text:span><text:span text:style-name="T20">causu<text:line-break/></text:span><text:span text:style-name="T5">quidem cur sicuti caro adepsque regignuntur, ita cutis<text:line-break/>quae prorsus perierit regigni nequeat, ex naturalibus pro-<text:line-break/>blematis est </text:span><text:span text:style-name="T20">petenda;</text:span><text:span text:style-name="T5"> quemadmodum putem tum naturam</text:span></text:p>
      <text:p text:style-name="P6"><text:span text:style-name="T5">tum usum cutis imitemur hinc accipiendum, ej usque rei<text:line-break/>methodum jam tradamus. Quoniam tegere carnem naturali<text:line-break/>aliquo tegumento propositum est, </text:span><text:span text:style-name="T20">quippe</text:span><text:span text:style-name="T5"> id est ducere ad<text:line-break/>cicatricem ulcus, aut cutis nobis generanda est, aut sum-<text:line-break/>- rna caro cuti similis efficienda. Verum ut cutis regenere-<text:line-break/>. tur. fieri omnino nequit;quod fuperest igitur efficere est<text:line-break/>tentandum. At quae igitur hujus efficiendi est ratio ?<text:line-break/>Nempe alteratio; quippe ut carnis pars quaepiam non<text:line-break/>amplius caro permaneat, sed veluti cutis evadat postula-<text:line-break/>mus. Quo pactu, </text:span><text:span text:style-name="T20">inquies,</text:span><text:span text:style-name="T5"> alterabitur? Profecto alicujus<text:line-break/>alterantium qualitatum ope; incidit enim rursus hoc loco<text:line-break/>vel nolentibus nobis de elementis sermo, fine quo nec<text:line-break/>quod cicatricem inducat invenire medicamentum licet, ne-<text:line-break/>dum quod camis producendae aut agglutinandi facultatem<text:line-break/>habeat. Ergo quoniam cutis carne ipsa tum siccior est<text:line-break/>tum etiam densior, si carnem siccabimus et adstringemus,<text:line-break/>cuti etiam persimilem reddemus. Habes medicamenti quod<text:line-break/>cicatricem inducit summam, verum ea non satisfacit; nam<text:line-break/>-. et glutiuatoria tum siccabant tum etiam adltringebant;</text:span></text:p>
      <text:p text:style-name="P7"><text:span text:style-name="T5">ergo quo haec ab illis distent, id, siipfam rerum substan-<text:line-break/>tiam inspicias, invenies. Nam quoniam lu glutinatione<text:line-break/>ulceratorum siccandum quod assiuit est, quo videlicet </text:span><text:span text:style-name="T20">af-<text:line-break/>fecta pars</text:span><text:span text:style-name="T5"> supervacuis vacet, in cicatrice ducenda' non mo-<text:line-break/>do quod affluit, verum etiam humor qui lu. ipsa carne<text:line-break/>continetur est consumendus; mmto prolecto siccius quod'<text:line-break/>cicatricem inducat quam quod agglutinet esse conveniet, •<text:line-break/>quando glutinaturo unum id propositum est ufejus quod<text:line-break/>secundum naturam est redundantiam consumat; qni </text:span><text:span text:style-name="T20">cica-<text:line-break/>tricem inducet</text:span><text:span text:style-name="T5"> non hoc modo, verum etiam ut ei quod<text:line-break/>secundum naturam sc habeat,</text:span><text:span text:style-name="T36">1</text:span><text:span text:style-name="T5"> aliquid deradat. Galla igitur<text:line-break/>immatura hoc loco et malicorium et Aegyptiae spinae fructus<text:line-break/>modice</text:span><text:span text:style-name="T36">1</text:span><text:span text:style-name="T5"> siccantia medicamenta sunt; chalcitis et aes ustum<text:line-break/>et aeris squama et misy et fissum alumen multo his' sunt<text:line-break/>valentiora;' misy quidem et chalcitis praecipue,- mitior au-<text:line-break/>tem aeris squama, atque etiam hoc mitius aes ustumquod<text:line-break/>etiam si lavabis, utique minus mordens medicamentum ha-<text:line-break/>bebis-. Porro hoc quoque ad opus de compositione medi-</text:span></text:p>
      <text:p text:style-name="P7"><text:span text:style-name="T5">mentorum pertinet, quod fane medendi methodum ordine<text:line-break/>sequitur. Nam medicamentorum facultates nosse, id qui-<text:line-break/>dem medendi methodum praecessit tractatumque de his alibi<text:line-break/>est; compositio vero medicamentorum medendi methodum<text:line-break/>siequitur Quum enim haec universale praecepit, dico au-<text:line-break/>tem siccandum, aut refrigerandum esse; tum vel modice<text:line-break/>id faciendum esse, vel valenter vel leviter; intelligamus<text:line-break/>vero cujusque simplicium medicamentorum facultatem hanc-<text:line-break/>que per fe scorfumperpensam, tum profecto quo pacto quis<text:line-break/>ea commode ad usum miscuerit, considerare conveniat.<text:line-break/>Existit igitur eo pacto duplex de medicamentis peritia; al-<text:line-break/>‘tera de eorum facultatibus.; altera de, compositione ac prae-<text:line-break/>paratione. At enim ad id quod fuperest methodi de ul-<text:line-break/>ceribus redeundum est,</text:span></text:p>
      <text:h text:style-name="Heading_20_2" text:outline-level="2">Cap. VI.</text:h>
      <text:p text:style-name="P39"><text:span text:style-name="T5">Superest autem ut arbitror, de</text:span><text:span text:style-name="T32">:</text:span><text:span text:style-name="T5"> fupeecres-<text:line-break/>ceute carne.dicere, quam hypersarcosin vocat maxima me-<text:line-break/>dicorum pars Est porro is quoque morbus ex eo genere,<text:line-break/>quod in quantitate magnitndineve partium fpectatur; licet</text:span></text:p>
      <text:p text:style-name="P7"><text:span text:style-name="T5">enim pro arbitrio voces,; ex eodem genere et caritas erat,<text:line-break/>de qua jam egimus. Ergo veluti quod ulcus cavum vo-<text:line-break/>cant non unum est vitium, sedi pariter et cavitas et ulcus,<text:line-break/>ita ulcus, quod supercrescentem carnem habet, non unus<text:line-break/>est morbus, sed simul cero supercrescens et ulcus. Indicat<text:line-break/>autem magnitudo quae praeter naturam est primam indicatio-<text:line-break/>nem, quam etiam veluti metam inveniendorum medicamento-<text:line-break/>rum «fiximus, ipsius scilicet exuperantis ablationem; at haec<text:line-break/>sola medicamentorum ope perficitur, non opera naturae; vi-<text:line-break/>delicet contra quam in cerne restituenda, aut glutinatione se<text:line-break/>habuit: haec enim naturae ipsius sunt opera, medicamentis<text:line-break/>tantmn quae actioni ejus obstant submoventibus: at su-<text:line-break/>percrescentis carnis detractio nullum quidem naturae opus<text:line-break/>est, scd medicamentis perficitur'vehementer siccantibus.<text:line-break/>Proxima sunt ejusmodi medicamenta tum iis quae valenter<text:line-break/>detergent tiinr iis quae cicatricem inducunt, sic ut non<text:line-break/>.pauci interdum per errorem medicamentum, quod carnem *<text:line-break/>minuit, vel pro eo quod sordem deterget, vel pro eo quod</text:span></text:p>
      <text:p text:style-name="P7"><text:span text:style-name="T5">cicatricem inducit accipiant, ut, </text:span><text:span text:style-name="T20">ne ab e»amplo nosirb re-<text:line-break/>sedamus,</text:span><text:span text:style-name="T5"> misy et chalcitim, si humidae naturae applicabis,<text:line-break/>potlus carnem demere quam cicatricem inducere depre-<text:line-break/>hendes; unde si quando iis uti ad cicatricem inducendam<text:line-break/>in aliorum penuria cogimur, parcissime ipsis uternur, sum-<text:line-break/>nrum- tantum specillum in ea ad exactissimum levorem tunsa<text:line-break/>demittentes , ac post velnt tenuissimum qnendam pollinem<text:line-break/>partibus quae cicatrice induci postniant imponentes; quod<text:line-break/>si- minuere quae supercrevere studemus, liberalius impo-<text:line-break/>nemus. Sane aerugo magis etiam quam haec minuere<text:line-break/>carnem potest, ita ut genus eorum quae eicatricein inilu-<text:line-break/>cant omnino sit egressa; at si illa etiam aduras , ut rni-<text:line-break/>nUs acria, sic ad cicatricem inducendam reddes magis<text:line-break/>apta: si veri, etiam laves', adhuc fient mitiora. Meministi<text:line-break/>vero, arbitror, et tu ejus qui celebri illo viridi meclieamento<text:line-break/>sordidum ulcus citra rationem eurabaf, mei' quidem ei ad-<text:line-break/>miscens, multis autem deinceps diebus aeque,sordidum re-<text:line-break/>periens; ' deinde inops consilii, nec habens quo se verteret.</text:span></text:p>
      <text:p text:style-name="P6"><text:span text:style-name="T5">accidebat </text:span><text:span text:style-name="T5">enim ut non modo non purgaretur sordes, led<text:line-break/>etiam ut de subjecta quoque carne nonnihil una detrahere-<text:line-break/>tur et colliquaretur, propterea quod medicamentum valen-<text:line-break/>tius quam pro laborantis natura erat, plus deinde, ut<text:line-break/>erat egregius medicus, mellis assidue medicamento adjiciebat,<text:line-break/>quo videlicet adhuc valentius purgaret, ceu non fatis id<text:line-break/>medicamentum prius adhibitum fecisset. Eveniebat autem<text:line-break/>plane contra; quippe quantum ille intendebat medicamenti<text:line-break/>acrimoniam, tantum caro subjecta colliquabatur; quod vero<text:line-break/>in ulcere ex liquata carne sordisapparuit, id medico, ceu<text:line-break/>medicamentum nihil efficeret, imposuit. Atque hujus qui-<text:line-break/>dem ignorantia etiam in dignoscendi peritia erat, non solum<text:line-break/>in medendi methodo; etenim si quam maxime similiter<text:line-break/>for-didum et humidum ex utroque medicamento ulcus de-<text:line-break/>prehenditur, at certe cavitas major ex valenti et quod<text:line-break/></text:span><text:span text:style-name="T5">• </text:span><text:span text:style-name="T5">colliquat medicamento efficitur; quin etiam labiis praealtis,<text:line-break/>rnbrumque et phlegmone quodammodo affectum </text:span><text:span text:style-name="T20">ulcus cer-<text:line-break/></text:span><text:span text:style-name="T5">nitur, aliquando vero mordicationem quoque manifestam ex<text:line-break/>hujusmodi medicamento aeger horno scutit, quod vero minus</text:span></text:p>
      <text:p text:style-name="P7"><text:span text:style-name="T5">quam par est, siccat, nec mordet, nec quicquam efficit eo-<text:line-break/>rum quae retuli.; Patere autem, et in his arbitror empiri-<text:line-break/>cum, etiam si experientia quam maxime distincta discretaque<text:line-break/>utatur, transire tamen, ubi quid non cessit, ad id quod<text:line-break/>expedit artificiose non posse, imo uni illi id licere qui vera<text:line-break/>methodo, quam ipse nunc instituo, medetur.;</text:span></text:p>
      <text:h text:style-name="Heading_20_2" text:outline-level="2">Cap. V<text:span text:style-name="T44">II</text:span>.</text:h>
      <text:p text:style-name="P39"><text:span text:style-name="T5">Quam enim Tliessalii isti amethodi metho-<text:line-break/>dum profitentur, nomen dnntaxat esse nudum intelligis, om-<text:line-break/>nis effectus vacuum; qui quum tanta tam que niutiplex<text:line-break/>saltem methodus, sit lu ulcere sanando, neque empiricorum<text:line-break/>discrimine ad invenienda remedia sunt usi, neque sicut<text:line-break/>dogmatici, ab ipsa rerum indicationem agendorum sumpse-<text:line-break/>runt ; sed solum id quod nec vulgares lateat proponentes,<text:line-break/>cavum ulcus </text:span><text:span text:style-name="T20">carne</text:span><text:span text:style-name="T5"> impleri postulare; plenum cicatrice in-<text:line-break/>duci ; quod carne supercrescente luxuriat minui; sordidum<text:line-break/>expurgari; mundum cicatrice obduci; recens agglutinari;<text:line-break/>ulcerum curationis methodum quandam explicasse se putant<text:line-break/>tantum </text:span><text:span text:style-name="T20">scilicet</text:span><text:span text:style-name="T5"> absunt ut intellisant humidioribus naturis</text:span></text:p>
      <text:p text:style-name="P6"><text:span text:style-name="T5">minus siccantia medicamenta conducere, siccioribus quae<text:line-break/>magis </text:span><text:span text:style-name="T20">siccent.</text:span><text:span text:style-name="T5"> Ergo quod in' tota disputatione nostra ma-<text:line-break/>nifeste apparuit, id denuo resumendum est, ut nos llli quam<text:line-break/>maxime simus'attenti; et reliqui omnes qui veterem me-<text:line-break/>thodum corrumpunt, quantum aberrent, clarius intelligant.<text:line-break/>Incipiam vero - ab eo - ulcere quod carne impleri postulat,<text:line-break/>unum id pro exemplo proponens, quando etiam proxime<text:line-break/></text:span><text:span text:style-name="T5">' </text:span><text:span text:style-name="T5">de eo sermonem feri, ab hoc, de omni simul in universum</text:span></text:p>
      <text:p text:style-name="P5"><text:span text:style-name="T5">curatione loquar. Ergo illud non ratione modo, verum<text:line-break/>etiam experientia considerantibus apparuit, non omnem </text:span><text:span text:style-name="T20">na-<text:line-break/>turam</text:span><text:span text:style-name="T5"> eadem medicamenta requirere, sed infirmiores rnol-<text:line-break/>,'lioresque mitiora, validiores siccioresque valentiora. Ita<text:line-break/>vero tum in iis quibus cicatrix inducebatur se habe-<text:line-break/>bat, tum etiam uvae glutinatione egebat, omnino enim nul-<text:line-break/>lum vehementium medicamentorum ferunt molles naturae.<text:line-break/>In ejusmodi vero sermonis nostri decursu perspicuum plane<text:line-break/>-fit, tum aegri naturam esse considerandam, tum cujusque</text:span></text:p>
      <text:p text:style-name="P7"><text:span text:style-name="T5">hominis propriam esse curationem ; tum supra haec illud<text:line-break/>tertium, quoniam cuiusque naturae proprietas ineffabilis est,<text:line-break/>nec exactissima scientia comprehensibilis, hunc esse optimum<text:line-break/>cujusque particularis morbi medicum, qui methodum quan-<text:line-break/>dam comparavit ex qua et dignoscere naturas possit et con-<text:line-break/>jectura consequi, quae sint cujusque proprie remedia. Porro<text:line-break/>existimare communem quamdam esse omnium hominum cu-<text:line-break/>rationem, ficuti flupidissimi methodici putant, extremae est<text:line-break/>dementiae. Atqui illi ob id flata esse putant omnia medi-<text:line-break/>cinae theoremata, hoc est ejusmodi esse, quae scientes ho-<text:line-break/>mines faciant, sumam que sui notitiam praestent; ipsorunrque<text:line-break/>notitiam artem quandam esse' communitatum,, non proprie-<text:line-break/>tatum, tanquam communem et generalem hominem, non<text:line-break/>particulares curarent. Ergo ficuti lu aliis omnibus statim<text:line-break/>initia sunt lapsi, sic in hoc quoque, siquidem curatur non<text:line-break/>horno communis et generalis, Ied nostrum quisque, alius<text:line-break/>videlicet aliud temperamentum naturamque obtinens. Hi<text:line-break/>vero nnam esse omnium curationem existimant; ego contra.</text:span></text:p>
      <text:p text:style-name="P7"><text:span text:style-name="T5">si cujusque privatim naturam explorare ad unguem scirem,<text:line-break/></text:span><text:span text:style-name="T20">utique</text:span><text:span text:style-name="T5"> qualem fuisse Aesculapium mente concipio, talem<text:line-break/>me esse putarem ; scd quoniam id fieri non potest,’ certe<text:line-break/>nt, quoad homini licet, quam proxime accedam</text:span><text:span text:style-name="T5">, </text:span><text:span text:style-name="T5">tum ipse<text:line-break/>me exercere decrevi tum alios ut/ idem faciant adhortor.<text:line-break/>Ac conantur quidem quantum possunt et empirici </text:span><text:span text:style-name="T5">nt a </text:span><text:span text:style-name="T5">com-<text:line-break/>munibus secedere</text:span><text:span text:style-name="T20">,</text:span><text:span text:style-name="T20">, </text:span><text:span text:style-name="T20">ita propius</text:span><text:span text:style-name="T5"> ad ea quae propria sunt<text:line-break/>accedere; verum quantum hic quoque ab ejus </text:span><text:span text:style-name="T5">rei </text:span><text:span text:style-name="T5">perfe-<text:line-break/>ctione absint, supra est dictum. Non enim haec in pueris,<text:line-break/>vel mulieribus, vel senibus, vel mollem carnem albamque<text:line-break/>habentibus, aliaque id genus, </text:span><text:span text:style-name="T5">pro </text:span><text:span text:style-name="T5">certis discretionibus, sic-<text:line-break/>uti illis placet, sunt ponenda,, imo quemadmodum </text:span><text:span text:style-name="T18">in.hu-<text:line-break/></text:span><text:span text:style-name="T5">more et siccitate corpus se habeat. </text:span><text:span text:style-name="T5">Ac </text:span><text:span text:style-name="T5">empiricos quidem<text:line-break/>medicos tum ob alia multa tum ob id probare maxime<text:line-break/>convenit, quod accedere ad proprietatem conantur. Post<text:line-break/>enim reliquas discretiones omnes quas adhibent , illam<text:line-break/>etiam quae </text:span><text:span text:style-name="T20">a</text:span><text:span text:style-name="T5"> consuetudine sirmitur, adjiciunt, tanquam<text:line-break/>hinc remediorum quae aegro magis sint propria </text:span><text:span text:style-name="T5">compotes<text:line-break/></text:span><text:span text:style-name="T5">futuri. Dicetur autem a nobis lu sequentibus </text:span><text:span text:style-name="T5">de consuetu-</text:span></text:p>
      <text:p text:style-name="P7"><text:span text:style-name="T5">dine fusius, ubi pro cognoscenda proprietate laborantis na-<text:line-break/>turae, etiam discrimen a consuetudine priscis inventum este<text:line-break/>probabimus; Hanc itaque cum reliquis empirici recipiunt;<text:line-break/>et praeter hanc ipsum etiam medicum qui saepe aegrum </text:span><text:span text:style-name="T5">in-<text:line-break/></text:span><text:span text:style-name="T5">visit quam eum qui non viderit commodius curaturum<text:line-break/>ajunt; postea tamen, cum haec omnia adjecerint,Habilem<text:line-break/>se atque scientificam habere notitiam propriae curationis aegri<text:line-break/>adhuc non dicunt. At vero impudentissimus </text:span><text:span text:style-name="T5">Thessalus illud<text:line-break/></text:span><text:span text:style-name="T5">modo unum intessigens, quod cavum ulcus sit implendum, </text:span><text:span text:style-name="T5">'<text:line-break/></text:span><text:span text:style-name="T5">constantia tamen et firma dicit esse medicinae theoremata;<text:line-break/>quanquam hoc saltem omnes, ut ante jam dictum est, </text:span><text:span text:style-name="T5">ho-<text:line-break/></text:span><text:span text:style-name="T5">mines </text:span><text:span text:style-name="T5">sciunt, </text:span><text:span text:style-name="T5">non ii modo qui nunc sunt</text:span><text:span text:style-name="T5">, </text:span><text:span text:style-name="T5">postquam Thes-<text:line-break/>salus iste, alter Aesculapius, in lucem hominum </text:span><text:span text:style-name="T5">venit, scd<text:line-break/></text:span><text:span text:style-name="T5">etiam,- arbitror, qui ante Deucalionem et Phoroneum </text:span><text:span text:style-name="T5">fue-<text:line-break/></text:span><text:span text:style-name="T5">runt, si modo hi rationales erant. Imo veropraeter </text:span><text:span text:style-name="T5">hoc, '<text:line-break/></text:span><text:span text:style-name="T5">quod </text:span><text:span text:style-name="T5">carne </text:span><text:span text:style-name="T5">esse implendum cavum ulcus noverunt, etiam<text:line-break/></text:span><text:span text:style-name="T5">illud non </text:span><text:span text:style-name="T5">ignorarunt, qui medicamenta nosset quae </text:span><text:span text:style-name="T5">tale ul-<text:line-break/>cus carne </text:span><text:span text:style-name="T5">implerent, hunc medicum esse. Atque </text:span><text:span text:style-name="T5">haec si per</text:span></text:p>
      <text:p text:style-name="P7"><text:span text:style-name="T25">: </text:span><text:span text:style-name="T5">experientiam sunt, inventa, cbhstat empirice nobis esse cu-<text:line-break/>randum; sin ratione inventa sunt, logice: non enim pro-<text:line-break/>feeto aliud invenit, alio autem nunc commode utetur Ve-<text:line-break/>rum de. </text:span><text:span text:style-name="T20">no</text:span><text:span text:style-name="T5"> nobis cum empiricis lis est; quod autem dicere<text:line-break/>coeperam, </text:span><text:span text:style-name="T20">vere</text:span><text:span text:style-name="T5"> ipsa medicina de laborantis natura conjectu-<text:line-break/>ram fecll; nominat, arbitror, id vulgus medicorum pro-<text:line-break/>prium temperamentum, omnesque id incomprehensibile </text:span><text:span text:style-name="T20">fa-<text:line-break/>tentur,</text:span><text:span text:style-name="T5"> ideoque ipsam veram medicinae artem Aesculapio<text:line-break/>Apollinique concedunt. Pendet porro omnis haec ratio ex<text:line-break/>duplici principio; empiricis observatoribusque ab iis quae<text:line-break/>manifeste apparent, logicis autem ab ipsis elementis. Nam<text:line-break/>quod alii aliud medicamentum prosit etiam pueri jam ferine<text:line-break/>sciunt; et ratio pariter quae ab elementis ducitur id<text:line-break/>consumat. Si namque quindecim differentias in hominum<text:line-break/>temperamentis ex minoris in iis majorisque ratione, idque<text:line-break/>._in humida tantum natura statuas; necesse prosecto est me-<text:line-break/>dicamentorum etiam quibus sic usurus quindecim differen-<text:line-break/>tias noveris, quarum aliae magis</text:span><text:span text:style-name="T32">z</text:span><text:span text:style-name="T5"> aliae minus siccent, quo</text:span></text:p>
      <text:p text:style-name="P7"><text:span text:style-name="T5">nimirum, quod cuique naturae congruat invenias. Quod<text:line-break/>si etiam in sicciore natura aliis quindecim positis ad hanc<text:line-break/>quoque pari modo alia quindecim medicamenta requiras,<text:line-break/>habebis in totum triginta medicamenta, quae triginta natu-<text:line-break/>ris convenient, quibus uti is demum solus commode poterit<text:line-break/>qui corporum temperamenta diligenter consideraverit. Nun-<text:line-break/>qnid igitur, si totum corpus temperamento/sit sicciore, ab<text:line-break/>iis quae magis siccent medicamentis juvabitur, si vero<text:line-break/>pars quaepiam ejus caeleris partibus natura sit sicrior , quae<text:line-break/>minus siccent requiret? An liquido patet hic quoque,<text:line-break/>quae pars siccius temperametum obtinuit, hanc etiam quae<text:line-break/>magis siccent postulare; quae hurnidius sit sortita, minus<text:line-break/>siccantila? Atque hoc totum praetermittunt amethodi Thes-<text:line-break/>salii, qui unum omni parti congruere medicamentum pu-<text:line-break/>tant. ' Empirici autem quantum lu hoc Thessalics istos<text:line-break/>methodicos Puperant, tantum a veris methodicis logicisque<text:line-break/>superantur. Habent enim profectu illi quoque ab ipfo,<text:line-break/>scilicet usu, edocti aliud medicamentum ad ea ,ul</text:span><text:span text:style-name="T36">ce</text:span><text:span text:style-name="T5">ra quae</text:span></text:p>
      <text:p text:style-name="P7"><text:span text:style-name="T5">in oculis accidunt, aliud ad ea quae inauribus, aut ai-ti-<text:line-break/>culis, aut carnibus, aut sola cute. Caeterum, quod nec<text:line-break/>lu iis se transferre ad aliud possint ex iis quae supra dixi-<text:line-break/>mus facile patet.</text:span></text:p>
      <text:h text:style-name="Heading_20_2" text:outline-level="2">Cap. Vlll.</text:h>
      <text:p text:style-name="P39"><text:span text:style-name="T5">Quoniam autem et de his satis jam di-<text:line-break/>ctum est, rursus ad disputationis initium revertamur, mis-<text:line-break/>ceamusque- omnes qui ulceri concidunt affectus ab intem-<text:line-break/>perie primum orsi. • Si enim exulcerata caro vel prius<text:line-break/>etiam- ex quavis occasione, vel ipso ulcerationis tempore<text:line-break/>justo calidior frigidiorve est effecta, utique medicamentum<text:line-break/>exigit quod non modo moderate siccet, scd etiam in tantum<text:line-break/>calefaciat refrigeretve, in quantum subjecta caro a natu-<text:line-break/>rali statu recessit, quum fieri non possit' ut lu ulcere vel<text:line-break/>earnis productio, vel </text:span><text:span text:style-name="T20">sinus</text:span><text:span text:style-name="T5"> impletio, vel agglutiuatio, vel ci-<text:line-break/>catricis inductio recte unquam cedat, si subjecta caro prave<text:line-break/>sc habeat; nec frustra dictum supra est haec omnia naturae<text:line-break/>esse opera; purgari tamen sordida, niluuique supercrescen-<text:line-break/>tia etiam carne naturalem statum non servante possunt;</text:span></text:p>
      <text:p text:style-name="P6"><text:span text:style-name="T5">nam tantum haec medicamentorum sunt opera. Quocirca<text:line-break/>legitimi ulceratarum partium, temperamenti quoties leas vel<text:line-break/>carne implere, vel glutinare,, vel cicatrice inducere studes,<text:line-break/>major tibi solicitudo erit' Servari namque debebunt naturae<text:line-break/>motus quos comprehensorum singula comitantur, at alias<text:line-break/>iron. servabuntur, nisi prorsus, secundum .naturam se pars<text:line-break/>habeat.. . Quemadmodum igitur si phlegmone quaedam ul-<text:line-break/>eeri una acciderat, priusquam haec discussa sit , nemo.id vel<text:line-break/>carne implere vel glutinare vel ricatrice inducere tentarit,<text:line-break/>ad eundem, arbitror, modum,, si etiam fine phlegmone,<text:line-break/>sola subsit intemperies rerum quas recensuimus, nullum ho-<text:line-break/>rum fore prius sperabimus quam illa sit sanata. Rursus<text:line-break/>igitur hinc indicatio quaedam ad. medicamentorum quae<text:line-break/>.superius ' comprehensa sunt inventionem oritur, quippe<text:line-break/>omnia ea siccantia erant, scd dissidebant inter sc pro inten-<text:line-break/>sionis remissionisque modo. Caeterum' definitum antea non<text:line-break/>est quomodo in calefaciendo refrigerandoque sc habe-<text:line-break/>rent, sed methodus hoc quoque investigare quodammodo co-<text:line-break/>git Non enim tantum an siccet, sied an etiam non' valde</text:span></text:p>
      <text:p text:style-name="P7"><text:span text:style-name="T5">calefaciat</text:span><text:span text:style-name="T25">, </text:span><text:span text:style-name="T5">aut refrigeret, expendi oportet. Ergo alterimm<text:line-break/>et mandragorarn et cicutam ceu supra modum refrigerantia<text:line-break/>fugies, tametsi siccant ea quoque quantum sit ulceri ex usu.<text:line-break/>Resina vero, et pix et asphaltus; quanqnam modice siccant,<text:line-break/>tamen immodice sunt calida; ideoque eis nemo uretur solis,<text:line-break/>nec aliter , nisi cum leniter refrigerantibus admixtis , unum<text:line-break/>ex omnibus medicamentum fecerit temperatum. Si igitur<text:line-break/>haec ita fe habent, sicut profecto habent, inspici etiam<text:line-break/>conveniet et circundantis nos aeris temperiem. Siquidem</text:span></text:p>
      <text:p text:style-name="P8"><text:span text:style-name="T5">- veluti medicamentum quoddam is quoque corporibus no-'<text:line-break/>siris forinsecus incidens, ubi immodicus calore vel frigore<text:line-break/>est, sanationem moratur; Danda igitur opera est ut medi-<text:line-break/>cameuta ejusametriae occurrant. Ideoque.Hippocnates in<text:line-break/>calidioribus anni temporibus frigidioribus facultate </text:span><text:span text:style-name="T20">medi-<text:line-break/>camentis</text:span><text:span text:style-name="T5"> utitur, calidioribus autem per frigidiora. Non<text:line-break/>ignoras profecto hic quoque ex stupidis methodicis quendam<text:line-break/>fateri, quo pacto in calore et fiigore fe habeat qui aegrtmi<text:line-break/>continet aerem fe inspicere, non tamen anni tempora in-</text:span></text:p>
      <text:p text:style-name="P6"><text:span text:style-name="T5">spici permittme ,. questmomina /ipsa temporum anni prosint<text:line-break/>obsiutvei non eorum temperamenti ratio, nant nori hujns<text:line-break/>causa veteres medici ad </text:span><text:span text:style-name="T20">ea</text:span><text:span text:style-name="T5"> respexerint. Enimvero quod<text:line-break/>qui certa-methodo cunare&gt; ulcus: debet,: huic necesse sit. tum<text:line-break/>ad prima elementa vel maxime venire tum anni tempora<text:line-break/>et .corporum temperamenta, non omnium 'modo, verum<text:line-break/>etiam singularum partium considerare , abunde monstratum<text:line-break/>reor. Rursus vero hic repetendum est quod prius dixi-<text:line-break/>, mus in. indicatione quae ea sicco humidoque sumitur; nam<text:line-break/>ut in illis hmnidior natura humidiora, siccior sicciora ine-<text:line-break/>dicamenta exigebat, ita nunc calidior calidiora, frigidior<text:line-break/>frigidiora requirere, contrariam scilicet scmper iis quae<text:line-break/>praeter naturam et iis quae fecundum naturam sunt indi-<text:line-break/>catioaem praestantibus; quippe, quae secundum naturam<text:line-break/>funt similium sibi intdicaiva sunt, quae praeter naturam<text:line-break/>, contrariorum, si modo illaservari, haec submoveri necesse est.</text:span></text:p>
      <text:h text:style-name="Heading_20_2" text:outline-level="2">Cap. IX.</text:h>
      <text:p text:style-name="P40"><text:span text:style-name="T5">Itaque quod tum ecipjjrunr temperies<text:line-break/>tum anni tempora tum partium naturae ‘ consideranda illi</text:span></text:p>
      <text:p text:style-name="P7"><text:span text:style-name="T5">sint qui probe ulcus fit fanaturus clare me docuisse existi-<text:line-break/>rno; ad haec quod prima quidem curationis indicatio a folo<text:line-break/>fumatur affectu; remedia tamen insie inveniri non jiosse,<text:line-break/>nisi prius ad corporum elementa sit ascensum et aegri tem-<text:line-break/>peramentum perpensum, non corporis modo universi, sed<text:line-break/>etiam affectae partis, cum hoc quoque ambientis temperie<text:line-break/>aestimata; quae utique cum ad praesentes status tum 'vero<text:line-break/>regiones extenditur. Quod autem’ contrariae- multoties in<text:line-break/>una curatione indicationes sint; atque has quemadmodum<text:line-break/>tractare conveniat latius quidem dicetur irt sequentibus,<text:line-break/>non tamen alienum sit, nunc quoque paucis de ipsis egisse.<text:line-break/>Etenim quod aegri temperamentum fit humidius, pars ipsa,<text:line-break/>quae laborat siccior, aut contra quod haec sit humidior, to-<text:line-break/>tius temperamentum siccius, mirandum non arbitror; pari<text:line-break/>modo in calore et frigore, quod contrario temperamento sit<text:line-break/>pars cum toto. Ut igitur si: totum corpus medio tempera-<text:line-break/>ineuto esset, quod este optimuin docuimus, nihil plane</text:span></text:p>
      <text:p text:style-name="P7"><text:span text:style-name="T5">quantum ad laborantis naturam attineret in medicamentis<text:line-break/>novaremus.,, ita ubi veh siccius 'vel humidius vni calidius<text:line-break/>vel frigidius </text:span><text:span text:style-name="T20">jusse</text:span><text:span text:style-name="T5"> cernitur,: eatenus intendere, vires medica-<text:line-break/>mentorum oportet; quatenus; corpus ad naturalem, internpe-<text:line-break/>rieni est versum Non enim, arbitror, excidit nobis, quae<text:line-break/>naturalis intemperies sit, et quae praeter naturam ; dictum<text:line-break/>enim de ipsis est in aliis, ac praecipue in libro qui de inae--<text:line-break/>quali intemperie est inscriptus. Pone igitur totum laboran-<text:line-break/>tis corporis temperamentum humidius esse, eoque </text:span><text:span text:style-name="T20">medica-<text:line-break/>menta</text:span><text:span text:style-name="T5"> desiderare quae minus siccent, 'ipsam vero aegram<text:line-break/>partem ex iis esse quae natura sicciores sint</text:span><text:span text:style-name="T5">, </text:span><text:span text:style-name="T5">qualia esse<text:line-break/>diximus quae minus sunt carnosa-. Hujus generis sunt quae<text:line-break/>circa digitos et articulos habentur et aures et nasum </text:span><text:span text:style-name="T5">et<text:line-break/></text:span><text:span text:style-name="T5">oculos et dentes' sunt , ac ut semel dicam, ubi mullae car-<text:line-break/>tilagines et membranae et ligamenta et ossa et nervi </text:span><text:span text:style-name="T5">sunt,<text:line-break/></text:span><text:span text:style-name="T5">adeps vero et caro, vel omnino nulla est, vel perquam<text:line-break/>exigua </text:span><text:span text:style-name="T5">, </text:span><text:span text:style-name="T5">diversa in his est ea quae ab affecta parte accipitur<text:line-break/>indicatio ab </text:span><text:span text:style-name="T20">ea</text:span><text:span text:style-name="T5"> quae ex aegri natura. Quare si quanto</text:span></text:p>
      <text:p text:style-name="P7"><text:span text:style-name="T5">aegri temperamentum commoderato est humidius, tanto pars<text:line-break/>quoque justo sit siccior, nec adjiciendum , nec detrahendum<text:line-break/>medicamento quicquam est, sed tale adhibendum; quale, si<text:line-break/>ulcus in cornmoderati temperamenti parte corporis commo-<text:line-break/>derate temperati consisteret, adhiberemus. • Sin siccior, de-<text:line-break/>bito pars magis fuerit quam corporis temperamentum justo<text:line-break/>est humidius ,. utique lu tantum lutendi siccitatem medica-<text:line-break/>menti conveniet, quantum partis temperamentum totius<text:line-break/>temperamentum excedit; veluti si quatuor numeris sit ex-<text:line-break/>ulcerata pars medio temperamento siccior, aegri natura gra-<text:line-break/>dibus tribus linmidior, manifestum est partem quae nunc<text:line-break/>exulcerata est siccius uno. gradu desideraturam rnedicamen-<text:line-break/>tum quam quae pars sit temperata. Quod autem haec om-<text:line-break/>nia conjectura sint accipienda, tum quod optime conjicere<text:line-break/>poterit qui in ratiocinando de his sit exercitatus, liquitlo<text:line-break/>•patet. Ac lu talibus quidem omnibus contrariae saepeindi-<text:line-break/>cationes uno tempore fiunt; neque enim est quod de indi-<text:line-break/>cationibus quae a calido, et frigido sumuntur, etiamnutn di-</text:span></text:p>
      <text:p text:style-name="P7"><text:span text:style-name="T5">cani, ut quae ad proportionem dictorum intelligi possunt;<text:line-break/>in aliis vero etiam temporibus quibus statim perficiendae<text:line-break/>funt, indicationes separantur, oportetque in principio prae-<text:line-break/>sertim curationis alteram cessare,' alteram actione fungi.<text:line-break/>Sicut exempli causa, quum ulcus cavum simul sit et admo-<text:line-break/>dum sordidum; nam affectus praeter naturam lu hoc-triplex<text:line-break/>est, ulcus, cavitas et sordes. Ordo vero lunationis a sorde<text:line-break/>expurganda ordietur, quod videlicet nec glutinari quic-<text:line-break/>quam, nec carne impleri potest prius quam purum fue-<text:line-break/>rit Secundum locum exiget caritatis sanatio; si namque<text:line-break/>vel glutinabimus, vel cicatricem inducemus, vel, ut sum-<text:line-break/>matim dicam, curabimus ulcus, cavitatem implere non<text:line-break/>poterimus. Pone ergo non solum tria haec partem obsi-<text:line-break/>dere, sed etiam phlegmonen, vel erysipelas, vel gangraenam,<text:line-break/>vel intemperiem aliquam simplicem compositamne, niini hic<text:line-break/>manifestum est quod nisi quis illam prius sanaverit, implere<text:line-break/>carne cavum ulcus non poterit? Dictum enim fiipra est,<text:line-break/>carnis generationem ex sana quae subjecta sit ortum habe-</text:span></text:p>
      <text:p text:style-name="P7"><text:span text:style-name="T5">re, ex inflammata vero et intemperata i et • uno verbo'<text:line-break/>aegrota </text:span><text:span text:style-name="T20">caro</text:span><text:span text:style-name="T5"> gigni nova non potest. Ergo lu omnibus<text:line-break/>ejusmodi complicationibus triplex tibi propositus scopus erit;<text:line-break/>unus veluti a causis sumptus, ejus quod post futurum est;<text:line-break/>alter.,, ut quod rationem obtinet ejus sine quo non; tertius<text:line-break/>ejus quod veluti • accelerantium et urgentium nominatur.<text:line-break/>Siquidem proba suspectae cernis temperies causae rationem<text:line-break/>habet,; ut quae concrescere fecum quod ulceratum est fa-<text:line-break/>ciat et cavitatem impleat. Puritas ulceris rationem ejus fine<text:line-break/>quo non, atque hanc sordes interpellans curationem rno-<text:line-break/>ratur. Habet, autem et ulcus ad cavitatem rationem ejus,<text:line-break/>sine quo non:; nam si ulcus inductum cicatrice suerit, non<text:line-break/>amplius caritas impleri carne poterit. Ergo si ad haec re-<text:line-break/>fpexeris, ordinem sanationis invenies, veluti si phlegmone<text:line-break/>et cavitas et ulcus et sordes, simul in eadem parte constite-<text:line-break/>rint, primum phlegmonen', secundo sordem, tertio cavita-<text:line-break/>tum esse sanandam., et quarto ulcus. Ac in jam dictis qui-<text:line-break/>dem tum ordo tum scoporum luventio ex nis sumitur;</text:span></text:p>
      <text:p text:style-name="P6"><text:span text:style-name="T5">Urgentis vero scopus inter ista non habetur ; in aliis autem<text:line-break/>habetur; nam affectus unde primum maximeque imminet<text:line-break/>homini periculum lue primus curari debebit. lnterdum<text:line-break/>vero non. primus modo, verum etiam solus, veluti fi puncto<text:line-break/>muscusi capite convulsio, quae nullaconvenientiumnredi-<text:line-break/>' camentorum vi remittatur, superveniat; quippe praeciso<text:line-break/>per transversum toto musculo convulsionem quidem' sana-<text:line-break/>veris, aliquem tamen ex partis motibus vitiaveris. Sic. quum<text:line-break/>e vena vel arteria sanguis immodice profluit, si totum vas<text:line-break/>per transversum praecideris, ulcus quidem ejus sanare postea<text:line-break/>non poteris, periculum tamen quod ex profluvio sanguinis<text:line-break/>impendebat sustuleris. Sed et nervum punctum saepe cogi-<text:line-break/>mur transversum praeridere, quoties vel convulsiones-vel<text:line-break/>deliria vel ambo magna aegreque sanabilia supervenire vul-<text:line-break/>nerationi ceminus, Pari modo ubi luxatio cum uloere<text:line-break/>in aliquo, majorum.articulorum incidit, ulcus quidem sana-<text:line-break/>mus, luxationem autem lusanatam relinquimus; quod-si<text:line-break/>'hanc quoque sanare conemur, convulsiones omnino sequuu-</text:span></text:p>
      <text:p text:style-name="P7"><text:span text:style-name="T5">tur. Tertius itaque propositus medendi finisfsist, qui ad<text:line-break/>id quod urget dirigitur, diversus nimirum a duobus estis<text:line-break/>modis paulo ante dictis. Neque enim idem est aliquid vel<text:line-break/>ut causam cousiderare, vel ut id quod rationem obtinet ejus<text:line-break/>sine quo non,, vel ut id quod urget. Sed et quod urget<text:line-break/>tum ejusmodi interdum esse ut dium in sanabilem, affectum<text:line-break/>relinquat, dictum </text:span><text:span text:style-name="T20">jam</text:span><text:span text:style-name="T5"> est, tum vero affectum ipsum Uon-<text:line-break/>nunquam a nobis ipsis induci; partim in nervo puncto<text:line-break/>vel tendone vel vasorum cujusquesanguinis profusione; par-<text:line-break/>tim in musculo, cujus caput.est vulneratum. Nam ubi<text:line-break/>luxatio cum ulcere.una consistit, non ipsi affectum facimus;<text:line-break/>fed tantum eum qui factus est non fanamus. Dicetur<text:line-break/>vero de his accuratius in sequentibus.</text:span></text:p>
      <text:h text:style-name="Heading_20_2" text:outline-level="2">Cap. <text:span text:style-name="T44">X</text:span>.</text:h>
      <text:p text:style-name="P39"><text:span text:style-name="T5">In praesentia namque redice ad proprias<text:line-break/>ulcerum differentias placet ac propositum sermonem bre-<text:line-break/>viter complecti, quo, si qua ex his etiam indicatio remedio-<text:line-break/>rum sit </text:span><text:span text:style-name="T20">reliqua,</text:span><text:span text:style-name="T5"> non praetermittamus. Ergo inflammatum<text:line-break/>et putrescens ulcus et quod exedens et quod gangraena et</text:span></text:p>
      <text:p text:style-name="P6"><text:span text:style-name="T5">quod erysipelas comitatur et cancerosum et dolens et indo-<text:line-break/>lens, quaeque alia id genus veluti ulcerum differentias lo-<text:line-break/>quuntur; si quis empiricam curationem aliter perscribens<text:line-break/>explicet, non est eunt eo contendendum, si ulcerum </text:span><text:span text:style-name="T20">ea dif-<text:line-break/>ferentias</text:span><text:span text:style-name="T5"> nominat, millies enim dictum est non oportere<text:line-break/>de nominibus contundere; sin tanquam artificiosum aliquid<text:line-break/>de indicationibus hinc dicturus, docendus est omnes jam<text:line-break/>dictos'affectus compositos esse, alias vero esse differentias<text:line-break/>simplicis soliusque ulceris et cui nullus alius implicitus sit<text:line-break/>-affectus. Nam si simpliciter ab acuto aliquo facta tantum<text:line-break/>divisione figura ejus quod vulneravit, </text:span><text:span text:style-name="T20">parti</text:span><text:span text:style-name="T5"> divisae im-<text:line-break/>pressa est, exissent prolecto sic multae ulcerum differentiae,<text:line-break/>obliquorum, rectorum, pampini modo retortorum, hami<text:line-break/>ritu uncorum, aut alitur quoquo modo se habentium. Atque<text:line-break/>hae quidem differentiae omnes a figura sunt. A rnagnitu-<text:line-break/>dine rursus pro majoris minorisque ratione mille aliae;<text:line-break/>nam et </text:span><text:span text:style-name="T20">magnum</text:span><text:span text:style-name="T5"> et parvum et majus et mluus ulcus i ulcere<text:line-break/>tum dicitur tum vero est; quin etiam breve et longum, lu</text:span></text:p>
      <text:p text:style-name="P7"><text:span text:style-name="T5">superficie et profundum; atque in singulis horum tum<text:line-break/>quod inagis tale minusque est, sive in spatii, sive magni-<text:line-break/>tudinis, sive quantitatis, sive, quocunque modo appellasse<text:line-break/>libet, differentia.. Quod si haec ita sie habent, omnino pro-<text:line-break/>fecto er aequale uleus et luaequale penes divisionis prosun-<text:line-break/>ditatern erit. Quippe diffisso, si ita fors tulit, per longi-<text:line-break/>tudinem femore, potest superior divisionis pars alte descen-<text:line-break/>dere, inferior in summo corpore haerere, aut contra in<text:line-break/>summo esse quae superior est, profunda quae inferior.<text:line-break/>Iam illud quoque, nempe divulsum aliqua ex parte; aut ex<text:line-break/>toto fuisse et incisum suisse , et ubi quod vulneravit obli-<text:line-break/>que sub cutem se dedit, alteram ulceris partem in con-<text:line-break/>spectu’esse, alteram partem sub cute latere, idque vel ex<text:line-break/>supernis partibus:esse yel lufernis vel lateralibus, omnia<text:line-break/>haec ulceris differentiae sunt. Ab ipso tempore rursus aliae<text:line-break/>ulcerum differentiae </text:span><text:span text:style-name="T20">sumuntur</text:span><text:span text:style-name="T5">, vetustum et cruentum, seu<text:line-break/>recens, exigui temporis et diuturnum; atque in omnibus<text:line-break/>his ipsu majoris minorisque ratio numernsa est. Atque ab .</text:span></text:p>
      <text:p text:style-name="P7"><text:span text:style-name="T5">ipsa ulceris natura hae differentiae sumuntur, maxime qni-<text:line-break/>dem propriae quae a substantia rei, capiuntur , nempe quae<text:line-break/>U figura ducuntur et a, divisionis magnitudine , idque vel in<text:line-break/>longitudine vel in altitudine vel in ambabus dimensionibus,<text:line-break/>praeterea aequalitate in his et inaequalitate. Extrinsecus<text:line-break/>vero accidentes differentiae et quae scilicet rationem obti-<text:line-break/>nent ej us sine quo non; tum a tempore in quo factum us-<text:line-break/>cus est, ita enim aliud recens, aliud vetus vocatur, tum ex<text:line-break/>eo quod totum parsve conspectum fugit; vel conspiciendum<text:line-break/>se praebet- Jam vero et a generationis ratione eo quod<text:line-break/>totum sit incisum vel totum divulsum, vel pars incisa, pars<text:line-break/>divulsu Quod si quae a loco quoque in quo est ulcus<text:line-break/>differentias censeas, veluti si finis musculi vel principium<text:line-break/>musculi vel medium muscusi vel cutis sit quod ulceratum<text:line-break/>est, vel jecur venterye sit in,quo ulcus consistit, suerint<text:line-break/>profectu et ipsae ulcerum differentiae., non utique </text:span><text:span text:style-name="T20">a</text:span><text:span text:style-name="T5"> propria<text:line-break/>ipsorum natura, sed a locis in quibus consistunt ortum du-<text:line-break/>centes. At quum inflammatum quis ulcus dicit, aut lex-</text:span></text:p>
      <text:p text:style-name="P6"><text:span text:style-name="T5">crescens came,' aut</text:span><text:span text:style-name="T36">-</text:span><text:span text:style-name="T5">cavum; </text:span><text:span text:style-name="T20">deinde</text:span><text:span text:style-name="T5"> similes ulceris disseren<text:line-break/>tias dixisse sc iis quas modo retuli putat ; hunc necesse est<text:line-break/>in medendi methodo fassi. Quippe inflammatum ulcus ex<text:line-break/>formula dictionis similem habet interpretationis figuram<text:line-break/>cum parvo ulcere, caeterum quod significatur simile non<text:line-break/>esu Siquidem superficiarium, aut profundum, quum de<text:line-break/>ulcere dicimus, propriam ejus differentiam ostendimus;<text:line-break/>inflammatum vero omnino ulceris differentia non est; quum<text:line-break/>possit pars inflammari etiam ubi ulcus non sit. Quo fieri<text:line-break/>arbitror ut hic immutare dictionem siccati Si enim acci-<text:line-break/>disse alicui ulcus cum phlegmone dixeris, propius ad rei<text:line-break/>naturam et clarius interpretatus sis; non autem si alii cum<text:line-break/>magnitudine, alii cum parvitate factum dicas; etenim<text:line-break/>quum et magis ex natura rei et clarius loquare, si huic </text:span><text:span text:style-name="T20">tnag-<text:line-break/>num</text:span><text:span text:style-name="T5"> accidisse ulcus, illi parvum dixeris. Adeo si fieri possit<text:line-break/>ut mutata dictio et rei naturae convenientior et audituris<text:line-break/>clarior sit, committendum non est quominus id fiat; nam<text:line-break/>caput ad effugiendam in rebus deceptionem est ut definita</text:span></text:p>
      <text:p text:style-name="P6"><text:span text:style-name="T5">loqmrtione utare. Quamnam igitur in talibus methodum<text:line-break/>statuimus? etenim tradenda quaepiam praeceptio est, ac<text:line-break/>veluti scopus , quo scmper intentis discernere statim liceat,<text:line-break/>difsci entiamne ali cujus , affectus dixerit quis , -'an alterius </text:span><text:span text:style-name="T20">asc<text:line-break/>. suctus</text:span><text:span text:style-name="T5"> complicationem. Esto igitur tibi discrimen hoc;</text:span></text:p>
      <text:p text:style-name="P5"><text:span text:style-name="T5">quod consistere, scorsum et per se potest, id nullius unquam<text:line-break/>alterius fuerit differentia. Ergo magnitudo,, parvitas , ae-<text:line-break/>qualitas ^inaequalitas, tempus et figura, ex eorum numero<text:line-break/>sunt quae aliis: accidunt;. nicus vero et phlegmone, gangrae-<text:line-break/>na et putredo, singula scorfnrn et per sc consistere possunt;<text:line-break/>sinit namque corporis nostri affectus quidam praeter naturam,<text:line-break/>minime </text:span><text:span text:style-name="T20">eai,</text:span><text:span text:style-name="T5"> quae affectibus necessario accidunt, nam omni-<text:line-break/>bus his necessario accidit ut vel parva, siut vel magna, vel<text:line-break/>aequabilia vel inaequabilis, vel recentia vel inveterata, vel<text:line-break/>^videntur appareant vel condantur, </text:span><text:span text:style-name="T20">nec</text:span><text:span text:style-name="T5"> rideantur ; phleg-<text:line-break/>. mone vero affici, ex iis quae ulceri accidunt non est, veluti<text:line-break/>nec putrescere, nec gangraena lentari; sunt enim haec,<text:line-break/>omnia ejx monborum genere, siquidem affectuspraeturna—</text:span></text:p>
      <text:p text:style-name="P7"><text:span text:style-name="T5">turam sunt et actionem laedunt. Alio rursus modo ulcus<text:line-break/>crucians et ulcus sordidum ceu quaedam ulceris differentiae<text:line-break/>dicuntur; caeterum compositum quippiam-hic quoque ludi-<text:line-break/>catur, sed diversa ratione, quam ut phlegmone comita-<text:line-break/>tum, aut putrescens ulcus dicebatur; quippe hic affectus<text:line-break/>Eunt phlegmone et putredo, illic dolor et surdes ex symp-<text:line-break/>tomatum sunt genere. Pari modo et quum dicitur eacochy-<text:line-break/>mum ulcus aut fluxione vexatum- aut arrosum, causa cum<text:line-break/>affectu copulatur. Manisestnmque ex talibus est, methodi<text:line-break/>ejus, quae de medendo instituitur, primos ac simplices<text:line-break/>sineque ulla compositione morbos veluti elementa quaedam<text:line-break/>esse, quo magis in commentariis qui de morborum differen-<text:line-break/>tiis sunt scripti omnes eos enumeravimus. Sane nihil re-<text:line-break/>ferat primos an simplices dixeris; etenim quod primum<text:line-break/>est, simplex est; et quod simplex, primum, ideoque etiam<text:line-break/>elernentare. Indicatio vero curationis ex differentiis sit,<text:line-break/>sed non omnibus. Nani recens vetusve ulcus nihil indicat,<text:line-break/>quanquarn indicere videtur nonnullis; scd hi scipsos sallunt</text:span></text:p>
      <text:p text:style-name="P6"><text:span text:style-name="T5">non aliter quam in iis quae ad victus rationem spectant,<text:line-break/>quum aliam initii, aliam incrementi, aliam summi vigoris,<text:line-break/>aliam remissionis indicationem esse dicunt; de quibus latius<text:line-break/>in sequentibus dicturus non est quod nunc sim verbosior;<text:line-break/>verum quod tantum ad rem praesentem sit fatis, id adji-<text:line-break/>ciam. Recens ulcus, quum omnino ah altero quolibet af-<text:line-break/>fectu est liberum, nec symptoma ullum habet adjunctum,<text:line-break/>aliam putant indicare curationem quam vetus. Id vero<text:line-break/>non ita se habet. Siquidem quod ulcus tantum est, nec<text:line-break/>quicquam aliud, est autem ejusmodi, cui nec cavitas adest,<text:line-break/>nec dolor, nec sordes; quodquae et omni esto affectu est li-<text:line-break/>berum, ipsam tantum ulceris sanationem desiderat; cujus<text:line-break/>scopus vel unitio vel agglutluatio vel coitio vel continuatio<text:line-break/>est; quippe millies diximus licere appelles ut lubet, mo-<text:line-break/>do </text:span><text:span text:style-name="T20">rei</text:span><text:span text:style-name="T5"> nihil mutes.. Ejusmodi igitur ulcus sive recens, sive<text:line-break/>antiquum sit, eandem scmper curationem requirit, nihil<text:line-break/>plane proprium indicante discrimine eo, quod a tempore<text:line-break/>siimitur. At si cavitatem alte reconditam sub cute habeat.</text:span></text:p>
      <text:p text:style-name="P6"><text:span text:style-name="T5">considerare oportet utrum ea in superiore parte sit, ita ut<text:line-break/>sanies ex ea prona effluat, an in inferiore sic ut illic sistatur<text:line-break/>Ejus igitur cui essiuxus patet eadem quae aliorum curatio<text:line-break/>est; cui non est, huic ipsi moliamur effluxum quendam opor-<text:line-break/>tet. Ejus duplex ratio est, alias tota cavitate dissecta, alias<text:line-break/>in fundo tantum aperta; Quando vero harum alterutra sit<text:line-break/>jucunda, docebit tum locorum ipsa natura, tum vero ul-<text:line-break/>ceris magnitudo. Si namque et loca ipsa periculosam sectio-<text:line-break/>nem faciant et ulcus magnum fueiit , in lnndo aperire ma-<text:line-break/>gis expedit, sin contra fe habet, perscindere praestat. De-<text:line-break/>ligatio vero ejus incipiat quidem superne, scd finiatur infra,<text:line-break/>ubi scilicet patet effluxus. Quod autem differentia ea ulce-<text:line-break/>rum quae a vulneratis omnibus partibus sumitur ad indi-<text:line-break/>candam curationem sit maxime opportuna, id in superiori-<text:line-break/>bus est dictum; verum ea quidem ut similarium haec, autem<text:line-break/>cuju- nunc memini ut lustrumentalium est indicatio. </text:span><text:span text:style-name="T20">' Sane</text:span></text:p>
      <text:p text:style-name="P9"><text:span text:style-name="T5">, dicetur de ea quae veI ut similarium corporum vel ut in-<text:line-break/>struurentaliunr indicatio est lu sequentibus uberius. Nuuc .</text:span></text:p>
      <text:p text:style-name="P6"><text:span text:style-name="T5">ad propriasrnioerum differentias, est redeundum ac deipsu<text:line-break/>scu: transverfum sit, seu rectum et profundum, sed super-<text:line-break/>siciarium et parvum, -seu magnum, definiendum. Transversa<text:line-break/>namque uleera </text:span><text:span text:style-name="T20">eo</text:span><text:span text:style-name="T5"> quod labra eorum magis dissideant absint-<text:line-break/>que a sese, conjungi diligentius postulant, ideoque tum lu-<text:line-break/>turis tum fibulis in his.utendum; Quae vero per longitu-<text:line-break/>dinern musculorum sunt facte, haec si a duplici, initio de-<text:line-break/>liges, nec suturis nec sibulisegebis. Sin aliter deligare pla-<text:line-break/>cebit, vel fibulis vel suturis utere, sufficient autem paucissi-<text:line-break/>mae omnino futurae. Et magna quidem ulcera si recte ea<text:line-break/>quae prius dicta sunt meministi, iis quae valentius siccent<text:line-break/>medicamentis curabis, parva vero vel quae moderate sic-<text:line-break/>cent abunde' sanabuntur. Profunda vero ulcera omnino<text:line-break/>etiam,magna sunt, voluntque tum a duobus initiis deli-<text:line-break/>gari, tum vero nec labra sua praepropere glutinari; at<text:line-break/>quae prosunda multum longaque sunt, ut duplici ratio-<text:line-break/>- ne sunt magna, sic duplicem quoque indicationem prae-<text:line-break/>stant; itaque, et quae valenter siccent medicamenta postu-</text:span></text:p>
      <text:p text:style-name="P18"><text:span text:style-name="T5">lant et ne immature labra conjungas et ut a duobus initiis<text:line-break/>deliges et at altis suturis consua.. Ad eundem modum et<text:line-break/>si multae simus differentiae coierint, quarum sua' cuique sit<text:line-break/>indicatio, si quidem lutec feusinimepugnent,-oihnibustuti<text:line-break/>inanime expedit; sin aliquatenus sccumpugnenfquemadmo-:<text:line-break/>. dum bstinguere le talibus oportebit; dictum qmden. alicu-<text:line-break/>bi in praecedentibus est, locupletius tameir dicetur lu Seri,<text:line-break/>quentibus. Nunc enim finiendus hoc loco tertius hic liber<text:line-break/>videtur. In quarto qui scquetur de iis affectibus qui ul-<text:line-break/>cera comitari plurimum lolent disceptatio erit. Tradentur<text:line-break/>autem cum his etiam antecedentium causarum curationes.</text:span></text:p>
      <text:h text:style-name="P1" text:outline-level="1"><text:bookmark-start text:name="bookmark6"/><text:span text:style-name="T1">GALENI METHODI MEDENDI<text:line-break/>LIBER I</text:span><text:span text:style-name="T40">V</text:span><text:span text:style-name="T1">.</text:span><text:bookmark-end text:name="bookmark6"/></text:h>
      <text:h text:style-name="Heading_20_2" text:outline-level="2">Cap. I.</text:h>
      <text:p text:style-name="P39"><text:span text:style-name="T5">Unum quoddam est genus morbi ipfa con-<text:line-break/>tinuitatis solutio, quae licet omnibus animalis partibus in-<text:line-break/>cidat, non tamen unum nomen in omnibus sortitur. Nam<text:line-break/>quae lu carnosa parte ulcus, in osse fractura, in nervo<text:line-break/>evussio vocatur. Ejusdem generis sunt et avulsio et rup-<text:line-break/>tura et contusio; illud in ligamentis fit, haec in vasis mus-<text:line-break/>culisque ex violento ictu vel gravi casu vel alio quodam<text:line-break/>valente motus Quae vero ecchymosis ut plurimum una<text:line-break/>cum contusione niptioneque incidit Accidit autem ali-</text:span></text:p>
      <text:p text:style-name="P7"><text:span text:style-name="T5">quando et ex oris vasorum apertione, </text:span><text:span text:style-name="T20">quam anasiomosin<text:line-break/>vocant,</text:span><text:span text:style-name="T5"> et ex ea, quae a nonnullis diapedesis dicitur, quae<text:line-break/>aliud quoddam hic sulutae continuitatis genus est. Atque<text:line-break/>etiam ex erosione, </text:span><text:span text:style-name="T20">quam anabrosin vocant,</text:span><text:span text:style-name="T5"> sulvitur inter-<text:line-break/>dum in animalis partibus.continuitas;' verum is jam mix-<text:line-break/>tus affectus est, ut qui aliud quoddam morbi genus adsciscat<text:line-break/>quod lu quantitate partium- consistit, veluti supra cum de<text:line-break/>canis ulceribus egimus est monstratum. Est enim horum<text:line-break/>ipsorum duplex ortus alias ab excisione, saepe ab erosione<text:line-break/>proveniens; verum excisio quo pacto eveniat non latet, ero-<text:line-break/>sio si intrinsecus ab ipso animali provenit, vitiosi sicci subo-<text:line-break/>les est, sin extrinsecus, aut a valentibus medicamentis fit aut<text:line-break/>ab igne. Et sane , ut dictum supra est, diligenter mentem<text:line-break/>attendere oportet et simplices affectus a compositis discer-<text:line-break/>uere; quum simplici morbo simplex adhibenda curatio sit,<text:line-break/>composito non simplex; at quaenam in compositis,curandis<text:line-break/>tenenda methodus sit supra est nictum. Caeterum non tan-<text:line-break/>tum generalitatern ejus didicisse, sed etiani lu singulis </text:span><text:span text:style-name="T20">ejus</text:span></text:p>
      <text:p text:style-name="P7"><text:span text:style-name="T5">partibus </text:span><text:span text:style-name="T5">exercitatum </text:span><text:span text:style-name="T5">esse </text:span><text:span text:style-name="T5">oportet, quum lu his quoque allis<text:line-break/>non </text:span><text:span text:style-name="T5">paucis </text:span><text:span text:style-name="T5">methodis</text:span><text:span text:style-name="T5">, </text:span><text:span text:style-name="T5">ut ita dixerim, particularibus sit<text:line-break/></text:span><text:span text:style-name="T5">opus, </text:span><text:span text:style-name="T5">propterea </text:span><text:span text:style-name="T5">quod </text:span><text:span text:style-name="T5">cuique morborum speciei sua sit me-<text:line-break/>thodi species</text:span><text:span text:style-name="T5">; </text:span><text:span text:style-name="T5">ergo quod reliquum est ulcerum curationis in<text:line-break/>hoc libro emequamur hinc sumpto </text:span><text:span text:style-name="T20">initio. Omne ulcus aut<text:line-break/>iulum</text:span><text:span text:style-name="T5"> </text:span><text:span text:style-name="T5">est ipsirmqne </text:span><text:span text:style-name="T5">per se , nullo nec cum </text:span><text:span text:style-name="T20">eo</text:span><text:span text:style-name="T5"> simul </text:span><text:span text:style-name="T5">inva-<text:line-break/>dente, </text:span><text:span text:style-name="T5">nec </text:span><text:span text:style-name="T5">ipsum </text:span><text:span text:style-name="T5">praecedente aut sequente alio affectu</text:span><text:span text:style-name="T5">, </text:span><text:span text:style-name="T5">aut<text:line-break/>tum </text:span><text:span text:style-name="T5">esto </text:span><text:span text:style-name="T5">quopiam uno mnitisve consistit; ac eorum.asicctuum<text:line-break/></text:span><text:span text:style-name="T5">alii </text:span><text:span text:style-name="T5">non modo statim </text:span><text:span text:style-name="T5">ab </text:span><text:span text:style-name="T5">initio ulcus excitarunt scd etiam<text:line-break/>nunc majus </text:span><text:span text:style-name="T5">officiunt , </text:span><text:span text:style-name="T5">assi ejus sine quo non ut ad curandi<text:line-break/>opus </text:span><text:span text:style-name="T5">rationem </text:span><text:span text:style-name="T5">ohtineut; verum de his prius nictum est, </text:span><text:span text:style-name="T5">at<text:line-break/></text:span><text:span text:style-name="T5">quae inajus ulcus reddunt, de iis hoc volutnlue agetur. </text:span><text:span text:style-name="T5">Du-<text:line-break/></text:span><text:span text:style-name="T5">plex </text:span><text:span text:style-name="T5">quidem in </text:span><text:span text:style-name="T5">iis curationis fcopus est, ut vel ejusmodi<text:line-break/>affectus </text:span><text:span text:style-name="T5">e corpore </text:span><text:span text:style-name="T5">prorsus eximas, vel laesionem quanrinse-<text:line-break/>runtalncas. Verum hoc ubi exiguus plane affectus est fieri<text:line-break/>licet; ubi </text:span><text:span text:style-name="T5">magnus </text:span><text:span text:style-name="T5">est, dum est cicatricem ulcus prius nola<text:line-break/>poterit </text:span><text:span text:style-name="T5">quani </text:span><text:span text:style-name="T5">illi affectui remedium attuleris. Ergo </text:span><text:span text:style-name="T5">qui-</text:span></text:p>
      <text:p text:style-name="P7"><text:span text:style-name="T5">nam et quot numero ejusmodi affectus sint, diligenter, nobis<text:line-break/>considerandum est, inde nimirum sumpto initio unde supra<text:line-break/>est coeptum. Omne ulcus sive solum sit, sive una.cum </text:span><text:span text:style-name="T20">ca-<text:line-break/>vitate</text:span><text:span text:style-name="T5"> et subjectam sibi carnem secundum naturam habere<text:line-break/>postulat et ne quid inter oras conglutinandas interfit, qu.ernad-<text:line-break/>modum saepe fit, ita ut pilus, </text:span><text:span text:style-name="T20">arena,</text:span><text:span text:style-name="T5"> sordes, oleum, aliudve<text:line-break/>id genus glutinationem prohibeat, caeterum haec ceu symp-<text:line-break/>tomata quaedam ulcerum sunt, et quae morari sanationem, si<text:line-break/>sint, possunt, efficere, sinon sint, non possunt. Subjectae vero<text:line-break/>carnis, aflectus caulae rationem obtinet ad id quod efficitur,<text:line-break/>quippe ex hac et per hanc tum quae dissident glutinantur<text:line-break/>tum quae cava sunt carne implentur. Ea ergo plane secun-<text:line-break/>dum riaturam sie habeat oportet, quo haec utraque citra lae-<text:line-break/>sionem perficiantur; atque. ea recte quidem se,habuerit, si<text:line-break/>' id quod reliquis etiam omnibus est commune et.proprium<text:line-break/>temperamentum tueatur. Itaque temperatam, esse subjectam<text:line-break/>carnem ad ulcera tum glutinanda tum carne implenda pror-<text:line-break/>sus oportet. Numquid igitur hoc tantum satis est? an etiam</text:span></text:p>
      <text:p text:style-name="P6"><text:span text:style-name="T5">sanguinem qui affluit et bonum et commoderatum- esse<text:line-break/>oportet? Mihi id quoque: multo maxime verum este ride-<text:line-break/>tur ; nam et qui corruptus sanguis est tantum abest ut ad<text:line-break/>glutinandum et carne implendum fit utilis, ut etiam ipse<text:line-break/>nonnunquam corpus erodat atque exculceret, et multus<text:line-break/>humor, quum in ulceribus excrementa creet, sanationem, ceu<text:line-break/>prius diximus, moratur. - Atque ni tres aegre sanabilium<text:line-break/>ulcerum modi esse ridentur, qui ex intemperie subjectae<text:line-break/>, provenit carnis, qui ex vitio assiuentis sit sanguinis, et ter-<text:line-break/>tius qui ex mensura cousiuentis nascitur At non. ita fa-<text:line-break/>cienda divisio est, sed sic potius; nempe aegre sanabilium<text:line-break/></text:span><text:span text:style-name="T20">rescelliumque</text:span><text:span text:style-name="T5"> ulcerum alia propter ulceratae carnis in tem-<text:line-break/>periem, alia ob affluentem humorem talia fieri, tum intem-<text:line-break/>periem rursus ipsam bifariam diduci, quum alias in qualitate<text:line-break/>sola naturae modum egressa subdita caro sit, 'alias, etiam: cum<text:line-break/>accessorio quopiam timore. Iam ipsum conflexum bipar-<text:line-break/>titu etiam scindi, nempe lu confluentis succi tum qualita-<text:line-break/>iem tum quantitatem interdum vero misceri dictorum </text:span><text:span text:style-name="T20">af-</text:span></text:p>
      <text:p text:style-name="P7"><text:span text:style-name="T5">fectuum aut aliquos aut etiam pariter omnes. Porro tra-<text:line-break/>denda est medendi, methodus omnium simul, scd cujusque<text:line-break/>seorsum.</text:span></text:p>
      <text:h text:style-name="Heading_20_2" text:outline-level="2">Cap. II.</text:h>
      <text:p text:style-name="P39"><text:span text:style-name="T5">Itaque cernis quidem intemperies si squal-<text:line-break/>lens siccaque rideatur, </text:span><text:span text:style-name="T20">eam</text:span><text:span text:style-name="T5"> aqua temperata </text:span><text:span text:style-name="T20">fovens</text:span><text:span text:style-name="T5"> ac<text:line-break/>multoties humectans sanabis. Quoties autem eo remedio<text:line-break/>uteris, esto tibi </text:span><text:span text:style-name="T20">persusionis</text:span><text:span text:style-name="T5"> humectationisque scopus, ut<text:line-break/>quum primum rubescit attolliturquepartis moles, desinas;'<text:line-break/>quippe si ultra perfundas, quod attraxisti id evocabis, ita-<text:line-break/>que nihil profeceris. Quin etiam medicamentorum hume-<text:line-break/>ctandi facultas plenior esto quam ut in sana carne praecep-<text:line-break/>turn est. Si vero humidior quam pro naturali habitu caro ,<text:line-break/>suerit, contraria ratio ineunda est, ac medicamentorum fa-<text:line-break/>cultas ad siccius transferenda, aqua vero nullatenus admo-<text:line-break/>venda, imo si lavandum ulcus videatur, vinum, aut posca,<text:line-break/>aut decoctum austerae cujusquam herbae praeparandum.<text:line-break/>Eodem modo et calidiorem quam per est carnis habitum<text:line-break/>refrigerabis et frigidiorem calefacies. Agnosces vero horum</text:span></text:p>
      <text:p text:style-name="P7"><text:span text:style-name="T5">ntrumqne partim colore, partim tactu, partim laborantis fen-<text:line-break/>fu; quippe ustionem sentire se fatentur, alias ''manifestum<text:line-break/>frigus in parte, gaudentque vel frigidis medicamentis vel<text:line-break/>calidis/ et aliis quidem rubor levis insidet, estis color ma-<text:line-break/>gis albicat. Verum' haec </text:span><text:span text:style-name="T20">distinguere</text:span><text:span text:style-name="T5"> praesentis propositi<text:line-break/>operis non est; non enim in eo dignoscendi, sed medendi,<text:line-break/>methodum instituimus; sed consequentia questam sermonis<text:line-break/>invitante digressi in hanc furnus; rursus igitur est ea quae<text:line-break/>proposuimus reversamur. Partium quae cum aliquo prae—<text:line-break/>ter naturam tumore exulceratae sunt, earum prius sanan-<text:line-break/>dus tumor est; quae vero omnis praeter naturam tumoris<text:line-break/>curandi ratio sit in lequentibus dicetur; nune quantum<text:line-break/>ejus rei conjunctum cum ulcerum curatione- est tractabitur.<text:line-break/>Quum labra tantum ulceris decolorata durave plusculum’<text:line-break/>fuerint, excidenda ea sunt ad sanam usque carnem; quum<text:line-break/>vero amplius progressus’ ejusmodi affectus est, deliberatio<text:line-break/>incidit cxcidendumne omne id quod praeter naturam est,<text:line-break/>an spatio potius curandum? Proculque dubio est aegri ani-</text:span></text:p>
      <text:p text:style-name="P7"><text:span text:style-name="T5">mnin hoc casu consulendum esse, aliqui enlur longiore tem-<text:line-break/>pore curari citra sectionem malunt, aliqui quidvis subire,<text:line-break/>dummodo citius sanentur, sunt parati. Ita vero </text:span><text:span text:style-name="T20">et</text:span><text:span text:style-name="T5"> mali succi,<text:line-break/>qui ad. exulceratam partem cousiuit, ut ulcerans quidem est,,<text:line-break/>sanatio ejus hic dicetur, ut malignus succus est aut copia<text:line-break/>redundans, in propriis ipsorum loris </text:span><text:span text:style-name="T20">tractabitur.</text:span><text:span text:style-name="T5"> Quum<text:line-break/>ergo qui exulceratis partibus praeter naturam influit succus,<text:line-break/>nec multo plus justo, nec multo deterior sit, averti hunc re—<text:line-break/>primique conveniet, adstrictis scilicet refrigeratisque iis par-<text:line-break/>tibus, quae ante exulceratam sunt. Inchoanda quoque de-<text:line-break/>ligatio est a laborante ipsa parte deducendaque versus sa-<text:line-break/>nam, ut in fracturis ossium praecepit Hippocrates. Sed et<text:line-break/>quae ulceribus ipsis admoventur medicamenta siccent valen-<text:line-break/>tius. oportet quam </text:span><text:span text:style-name="T20">ea</text:span><text:span text:style-name="T5"> quae simplici admoventur ulceri.<text:line-break/>Quod si sisti </text:span><text:span text:style-name="T20">compescique</text:span><text:span text:style-name="T5"> medicamentis influxus nequeat,<text:line-break/>causa ejus investiganda est atque haec prius adimenda. Ac<text:line-break/>siquidem ob partis fluxum recipientis imbecillilatem aliquam<text:line-break/>id flat, huic, medendum, est; fuerit autem haec ulceratae quo-</text:span></text:p>
      <text:p text:style-name="P6"><text:span text:style-name="T5">que partis propria quaedam curatio; sin propter sanguinis<text:line-break/>'copiam vitiosumve succum , vel corporis totius vel alicujus<text:line-break/>supra positarum partium, illa prius fiunt corrigenda. Ac<text:line-break/>imbecillitas quideor partis, propter quam plus justo succo-<text:line-break/>rum illi influit, cmnino ah intemperie provenit, </text:span><text:span text:style-name="T25">ηόη </text:span><text:span text:style-name="T5">tamen<text:line-break/>omnem intemperiem scquitur imbecillitas', eoquefit ut ex-<text:line-break/>ulcerata caro nonnunquam intemperata tantum sit;'non<text:line-break/>autem imbecilla, nonnunquam utrumque, et intemperata et<text:line-break/>imbecilla; quippe imbecillitatis affectae partis valentior in-<text:line-break/>temperiei. depravatio causa "est. Hanc autem sicut prius<text:line-break/>dictum est, curabis utique 'calidam refrigerando, siccam<text:line-break/></text:span><text:span text:style-name="T20">hurnectando,</text:span><text:span text:style-name="T5"> frigidam calefaciendo, humidam siccando; quod<text:line-break/>si per conjugationem frigidior pariter bnmidiorque locus sit;<text:line-break/>calefaciendo pariler ac siccando, et lu estis ad eundem mo-<text:line-break/>dum vincentem qualitatem contraria femper oppugnando.<text:line-break/>Hujus rei ratio haec est; quicquid rectum est; non lu imis<text:line-break/>malibus modo plantisve, verum etiam aliis omnibus, id com-<text:line-break/>moderatum est, mediumque et omnis vitiosi excessus expers;</text:span></text:p>
      <text:p text:style-name="P6"><text:span text:style-name="T5">cui nec demere quicquam, nec adjicere non partem aliquam,<text:line-break/>non qualitatem possis, prorsus id recte </text:span><text:span text:style-name="T20">ac citra noxam</text:span><text:span text:style-name="T5"> se<text:line-break/>habet: contra quod demi sibi aliquid adjicive postulat, id<text:line-break/>jam ab optimo statu recessit, ad quem utique redire aliter<text:line-break/>non est nisi et quod supervacuum est tollatur et quod de-<text:line-break/>ficiens est adjiciatur. Ac de iis quidem quibus partes quae-<text:line-break/>•piam abundant deficiuntve alibi sermo erit; ubi vero<text:line-break/>, qualitas aliqua plus jesto invaluit, ibi et continuo vinci con-<text:line-break/>trariam illi necesse et continuo vitium corrigi ex ea quae<text:line-break/>victa ante est restituenda. Quippe refrigerans quod immo-<text:line-break/>dice incaluit una et quod deficit restitues, et quod superat<text:line-break/>diminues. Quare quae per intemperiem aliquam a naturali<text:line-break/>statu recesserunt, eorum sanationem per ea quae contraria<text:line-break/>viribus sunt fieri omnino est necesse, atque ad hunc modum<text:line-break/>caro alilave carnosa quaepiam pars quae fluxione humoris<text:line-break/>oh imbecillitatem affligitur fanari debebit; ubi intemperiei.-<text:line-break/>affectum prius sanaveris, deinde etiam exulcerationis af-<text:line-break/>fectum sanabis, non aliter plane nunc curata intemperie</text:span></text:p>
      <text:p text:style-name="P6"><text:span text:style-name="T5">quum si citra ulcus incidisset. Quo manifestum fit non esse<text:line-break/>ulceris, scd intemperiei propriam omnem ejusmodi curatio-<text:line-break/>nem. Ad eundem modum si' aut alterius cuiuslibet partis<text:line-break/>occasione, aut etiam totius corporis-plethorici, aut caco-<text:line-break/>chymi existentis vitiosum aliquid exulceratis partibus in-<text:line-break/>fluxerit, medendum prius est vel ei, quod fluxionis est<text:line-break/>causa; vel etiam tuti corpori. Ita igitur et varices qui<text:line-break/>saepe supra'exulceratum locum sunt prius sanabimus, ut<text:line-break/>deinde mox ulcus sanemus ; etiam qui ex liene, aut alia qua-<text:line-break/>vis notabili parte laborant, ipsa prius parte percurata mox<text:line-break/>ad ulceris curationem accedemus. Caeterum nulla herum<text:line-break/>curationum ipsius est ulceris, scd alterius, cujusquam as-<text:line-break/>fectus, qni ulcus vel gignit vel certe auget.</text:span></text:p>
      <text:h text:style-name="Heading_20_2" text:outline-level="2"><text:span text:style-name="T17">C</text:span><text:span text:style-name="T5">ap. </text:span><text:span text:style-name="T17">II</text:span><text:span text:style-name="T5">I.</text:span></text:h>
      <text:p text:style-name="P39"><text:span text:style-name="T5">Nam illud quoque jam definiri tempesti-<text:line-break/>vum </text:span><text:span text:style-name="T20">videtur,</text:span><text:span text:style-name="T5"> nullam prpcatarcticarum </text:span><text:span text:style-name="T20">Jeu primitivarum<text:line-break/></text:span><text:span text:style-name="T5">causarum curationis in dica tricem esse, sed hujus indicatio--<text:line-break/>nem ab ipso affectu initium habere, quae vero particulatim-</text:span></text:p>
      <text:p text:style-name="P6"><text:span text:style-name="T5">sunt agenda, haec tum a primo scopo, tum vero ab aegrae<text:line-break/>partis natura, tum ambientis temperie quaeque alia sunt his<text:line-break/>cognata inveniri. Nam ut breviter dicam a nullo eorum,<text:line-break/>quae adhuc non permanent indicatio sumi ejus quod ex<text:line-break/>usu sit potest. Sed quoniam ad affectus dignotionem, qui<text:line-break/>orniiino tum' rationem tum sensum lateat, saepe cogimur<text:line-break/>de externa causa inquirere, opinatur vulgus hanc quoque<text:line-break/>sanationis rationem indicare, quod plane secus esu Appa-<text:line-break/>ret id liquido in iis quibus nosci affectus exacte potest,<text:line-break/>. sive enim ecchymosis, sive ulcus, sive erysipelas, sive<text:line-break/>putredo, seu phlegmone in parte aliqua consistat, su-<text:line-break/>pervacuum est causam efficientem inquirere, nisi jam etiam<text:line-break/>faciat; sic enim simul quod jam factum est curabimus, si-<text:line-break/>mul quod adhuc sarit, facere inhibebimus. Si vero fecit<text:line-break/>illa quidem , caeterum jam abiit, utique quod factum est<text:line-break/>curabimus; quod adhuc non est, nec si velimus, submovere<text:line-break/>id possumus; rei namque praesentis est curatio, ejus autem<text:line-break/>quod futurum'est praecautio, </text:span><text:span text:style-name="T20">[eu praescrvatio</text:span><text:span text:style-name="T5">; quod vero</text:span></text:p>
      <text:p text:style-name="P7"><text:span text:style-name="T5">nec nunc laedit nec laesurum timetur, id ab,utroque artis<text:line-break/>munere, tum eo quod curat tum eo quod praecavet, excessit.<text:line-break/>Quare neque indicatio ab hoc ad curationem ulla neque<text:line-break/>praescrvationis ratio sumitur; scd uti' dictum est, ad eos<text:line-break/>tantum affectus qui nostram notitiam fugiunt externae cau-<text:line-break/>sae cognitio est utilis; empiricis‘tamen ceu pars totius con-<text:line-break/>• cursus., in quo curationem observarunt, extuma causa lu-<text:line-break/>terdurn sumitur; veluti in iis qui a rabido cane et omnibus<text:line-break/>qui a venenosis bestiis sunt laesi; quin etiam ex dogmatico-<text:line-break/>rum quoque numero iis qui sine rationali indicatione sola<text:line-break/>experientia curare se talia confirmant. Etenim his quoque<text:line-break/>externa causa ceu pars totius concursus quaeritur, iis vero<text:line-break/>qui ex priore usu venenosarum animantium vim norunt<text:line-break/>atque ah hac. indicationem curationis sumunt, non sane<text:line-break/>ad curationis indicationem conducit externa causa cognita,<text:line-break/>sied ad praesentis affectus cognitionem. Nam pone siciam<text:line-break/>scorpionis venenum frigida yi esse, sumamque veluti a friq</text:span></text:p>
      <text:p text:style-name="P7"><text:span text:style-name="T5">gido remedii indicationem, nullo tamen signo intelligam-<text:line-break/>talem esse in hoc corpore affectum, manifestum est, si scor-<text:line-break/>pium percussisse didicero, quod calefacere tum corpus<text:line-break/>totum tum punctam ab eo partem conabor, nulla am-<text:line-break/>plius expectata experientia, fed </text:span><text:span text:style-name="T5">ab </text:span><text:span text:style-name="T5">ipsa </text:span><text:span text:style-name="T5">rei </text:span><text:span text:style-name="T5">natura indi-<text:line-break/>catione sumpta. Monstratum enim in iis libris est </text:span><text:span text:style-name="T5">qui </text:span><text:span text:style-name="T5">de<text:line-break/>medicamentis sunt inscripti, in quibus exercitatum esse cen-<text:line-break/>sui quisquis ex his commentariis fructum percipiet, nullam .<text:line-break/>ejusmodi facultatem sine .experientia </text:span><text:span text:style-name="T5">inveniri; </text:span><text:span text:style-name="T5">esset enim<text:line-break/>profecto felicitatis cujusdam munus, </text:span><text:span text:style-name="T5">si </text:span><text:span text:style-name="T5">quis inspecto lithar-<text:line-break/>gyro aut cestoreo aut cantharide protinus eoium </text:span><text:span text:style-name="T5">vires </text:span><text:span text:style-name="T5">in-<text:line-break/>telligeret. Verum sicut </text:span><text:span text:style-name="T5">in </text:span><text:span text:style-name="T5">omnibus peccata tum ab iis, </text:span><text:span text:style-name="T5">qui<text:line-break/></text:span><text:span text:style-name="T5">modum excedunt tum qui citra consistunt committuntur, ita<text:line-break/>nimirum hic quoque ac dis dia pascu,. non semel, arbitror,<text:line-break/>inter se discordant et qui neque </text:span><text:span text:style-name="T5">in </text:span><text:span text:style-name="T5">hodiernum </text:span><text:span text:style-name="T5">usuque </text:span><text:span text:style-name="T5">diem<text:line-break/>affirmant sciri medicamentorum facultates, idque </text:span><text:span text:style-name="T5">post tan-<text:line-break/></text:span><text:span text:style-name="T5">•tam experientiam, et qui ex una experientia sciri </text:span><text:span text:style-name="T5">eas ceu-,<text:line-break/></text:span><text:span text:style-name="T5">scnt; nam </text:span><text:span text:style-name="T5">et </text:span><text:span text:style-name="T5">hoc praecipitanter </text:span><text:span text:style-name="T5">iuconsulteque nictum est.</text:span></text:p>
      <text:p text:style-name="P6"><text:span text:style-name="T5">si utique inconsultum est quod fieri omnino non potest, et<text:line-break/>aliud </text:span><text:span text:style-name="T20">hominum</text:span><text:span text:style-name="T5"> est aut'omnino, attonitorum aut plane litigio-<text:line-break/>surum. . Verum de his, nt dixi, plura expectare nunc non<text:line-break/>oportet, utpole de quibus dictum latius est tum in tertio<text:line-break/>de temperamentis tum in iis libris quos de medicamentis<text:line-break/>inscripsimus; scd, </text:span><text:span text:style-name="T20">ut dixi,</text:span><text:span text:style-name="T5"> ad dignoscendos affectus quae-<text:line-break/>dam externarum causarum conferunt; ubi vero praefentis<text:line-break/>affectus nihil latet, nulla jam externae causae est utilitas,<text:line-break/>Ac diximus quidem in superioribus non esse in idem con-<text:line-break/>. jungendas utrasque doctrinas, scd seorsum empiricen et<text:line-break/>scorsum tradendam rationalem. Memoria autem tenendum<text:line-break/>nunc quoque est, quod quoniam propositum nobis in his<text:line-break/>commentariis est solum rationalem tractare, quanquam ad ,<text:line-break/>quaepiam horum quae dicimus non apponitur, quod ab-<text:line-break/>folute vera non sint,.fed solis iis qui methodo curant, ali-<text:line-break/>qms tamen eorum id per. sc ratiocinari ultroque apponere<text:line-break/>debet, Nunc enim ipsi apposuimus nullam externarum<text:line-break/>causarum ad curationis indicationem conducere, scd ad </text:span><text:span text:style-name="T20">af-<text:line-break/>fectus</text:span><text:span text:style-name="T5"> aliquando dignotiouern latentes externam causam iis,</text:span></text:p>
      <text:p text:style-name="P6"><text:span text:style-name="T5">qui empirice quidvis curant, unam esse partem totius con-<text:line-break/>cursus, rdque sive li ratione reliqua curant sive omnia em-<text:line-break/>pirice, in iis autem quae deinceps scribentur non erit ne-<text:line-break/>cesse hoc adscribere. Rursus igitur ad propositum redea-<text:line-break/>nms, indubitatum illud principium praesumentes, quo etiam<text:line-break/>in praecedentibus sumus usi, ubi diximus primum scopum<text:line-break/>quo medicus tendat affectum ipsum qui curari desideret in-<text:line-break/>dicare, ex hoc vero et reliqua omnia: sumi. Quod vero<text:line-break/>cum hoc scopo nulla externae causae societas sit, ex ipsis<text:line-break/>'maxime ulceribus a quibus sermo est ortus intelliges. Ergo<text:line-break/>generatum sit ulcus ex abscessu, fed si hoc ita sit, ex vitio-<text:line-break/>sis provenire succis manifestum est, sic enim in morbis fa-<text:line-break/>cere matura solet, quum corpus expurgat, omne excre-<text:line-break/>mentum ad cutem trudit, atque hanc quidem ulcerari, to-<text:line-break/>tum vero corpus purgari accidit. Quaenam igitur est ejus-<text:line-break/>modi ulcerum sanatio ? quae reliquorum omnium, quibus<text:line-break/>nullus affectus malignus est adjunctus. Verum si hoc sic se<text:line-break/>habet, manifestum est nullam esse ad curationem a causa</text:span></text:p>
      <text:p text:style-name="P6"><text:span text:style-name="T5">quae ulcus excitavit ludicationein. Atqui si vitiosus suc-<text:line-break/>- cus remaneret., omnino aliqua ab hoc quoque indicatio fu-</text:span></text:p>
      <text:p text:style-name="P5"><text:span text:style-name="T5">meretur. Verum alloqui etiam absurdum esset si curatio-<text:line-break/>nem postularet quod aniplins non sit ; aut fi curationem in-<text:line-break/>dicaret quod nullius indigeat; quare dicere indicationem<text:line-break/>curationis ab externa causa sumi omni modo est absurdum.<text:line-break/>Quoniam ergo non ah hac, perspicuum est ab ea quae praes-<text:line-break/>ens est indicationem fore. At qualis tandem est indicatio ?<text:line-break/>nempe ei qui exacte loquetur, prophylactica </text:span><text:span text:style-name="T20">sive praecautio<text:line-break/></text:span><text:span text:style-name="T5">dicitur, ei vero qui abuti vocabulo volet curativa, quandc-<text:line-break/>quidem ipsorum 'etiam ulcerum, sive tantum ulcera simpli-<text:line-break/>citer sint sive etiam cum cavitate, si quis diligenter aesti-<text:line-break/>met ex fugiendis prospiciendis que iis quae naturae ossi-<text:line-break/>cient</text:span><text:span text:style-name="T36">1</text:span><text:span text:style-name="T5">, sanatio perficitur. Et in summa iq quibus quod essi-<text:line-break/>citur naturae ipsius opus' est, ut ulceris glutinatio et ex carne<text:line-break/>impletio, prophylactici generis est ejusmodi curatio, caete-<text:line-break/>rmn sanatio ab omnibus hominibus dicitur. Ideoque etiam<text:line-break/>prophylacticae partis artis, lu altero genere constitutum est,</text:span></text:p>
      <text:p text:style-name="P7"><text:span text:style-name="T5">quod morbosum affectum jam praesentem submovet, lu al-<text:line-break/>lero quod eum qui nondum urget prohibet. Itaque hic<text:line-break/>quoque juniores medici de nominibus contendere se non iu-<text:line-break/>telligunt. Par autem erat, si de rebus studiosi essent, illud<text:line-break/>invenisse, duas esse functionum medici primas, differentias.<text:line-break/>Aut enim eos qui nunc urgent affectus iis quae moliuntur<text:line-break/>curant, aut eos qui non sunt fieri prohibenti Ergo praes-<text:line-break/>entes jam affectus tollere, sive amovendis iis quae naturae<text:line-break/>opus impediunt id fiat, sive per medicamenta quid ipsi mo-<text:line-break/>liamur, omnes prosecto homines curare dicunt, cavere au-<text:line-break/>tem ne accidant prospicere. Et sane ea quae succorum vi-<text:line-break/>tio sunt exulcerata curant ii qui ratione ac methodo artem<text:line-break/>administi-ant, simul illos purgantes,, simul ea quae naturae<text:line-break/>motus impediunt auferentes, quorum utraque qui exacte<text:line-break/>loquitur prophylactica vocat; vetant namque, utinsupe-<text:line-break/>riori ostensum est libro, omnia testa aut sordem ulceri aut<text:line-break/>humiclitatem nimiam vitiosamve innasci.</text:span></text:p>
      <text:h text:style-name="P4" text:outline-level="2">Cap. IV.</text:h>
      <text:p text:style-name="P39"><text:span text:style-name="T5">Non igitur lu nominibus anxie occupari<text:line-break/>bonum est, sed praestantius aliquam ulcerum curandorum<text:line-break/>methodum tradere, qualem, arbitror, ipfe tum superiori<text:line-break/>libro tum in hoc praecipio. Ego namque vel stupiditatem<text:line-break/>Thessali demiror ita in ulcerum malignorum curatione<text:line-break/>scribentis: </text:span><text:span text:style-name="T20">Sunt autem perquam neaejfariae et commu-<text:line-break/>nitates ulcerum diuturnorum ac non sanescentium aut<text:line-break/>post cicatricem inductam redeuntium, ad hac ut in ii</text:span><text:span text:style-name="T35">3<text:line-break/></text:span><text:span text:style-name="T20">quae non coalescunt quidem aestimetur</text:span><text:span text:style-name="T5"> quid sit quod </text:span><text:span text:style-name="T20">pro-<text:line-break/>hibeat, idque tollatur , in iis vero quae post cicatricem in-<text:line-break/>ductam renovantur, ut cicatricem tenere cogas, roborans<text:line-break/>, scilicet vel affectam partem, vel etiam communiter tuitum<text:line-break/>corpus, atque ne facile patiatur, id praeparans per ea<text:line-break/></text:span><text:span text:style-name="T5">quae </text:span><text:span text:style-name="T20">haec faciant praesidia.</text:span><text:span text:style-name="T5"> Atque haec quidem Thessalus<text:line-break/>quum in principio statim libri de chirurgia proposuisset, post-<text:line-break/>ea de iis ipsis latius ad hunc modum scripsit-• </text:span><text:span text:style-name="T20">diuturna ulce-<text:line-break/>ra et quae non sanescunt, aut quae ad cicatricem perducta<text:line-break/>denuo revertuntur, haec indicant: quae quidem ad cicatri-</text:span></text:p>
      <text:p text:style-name="P7"><text:span text:style-name="T20">cem non perveniunt, ut quae coitionem sieri vetant, aufe-<text:line-break/>riis ac locum affectum noves; postquam simile reoenti vuL<text:line-break/>. nsri feceris, rursus at cruentum sanes, quod si non procesu<text:line-break/>sierit,, ut phlegmonen mitiges et reliquam diligentiam ad-<text:line-break/>hibeas. Quae vero ad cicatricem veniunt et rursus sc<text:line-break/>aperiunt, in accejsionibus quidem et exulcerationibus, ut<text:line-break/>simili modo aures iis quae recens phlegmone urget, ex<text:line-break/>mitigantibus cataplasmatis, quoad sedatus suerit doloris<text:line-break/>acerbitas, ubi descrbuit, adjuves ad cicatricem, posi<text:line-break/>haec ut partes circumpositas late complexus malagmate,<text:line-break/>quod ex sinapi sit compositum, rubere sacias, aut alio quo-<text:line-break/>piam quod mutare postsit, ac ut miniso malo pateant effi-<text:line-break/>cere. Quod si ita non cestscnt, etiam totius communiter<text:line-break/>corporis curam habeas, ipsam per varias exercitationes<text:line-break/>et gestationes et vociscrationes, adhibitis scilicet earnm re-<text:line-break/>rum peritis</text:span><text:span text:style-name="T5">, roborans, etiam </text:span><text:span text:style-name="T20">victus ratione gradatim tum<text:line-break/>diminuta principio a vomitione pgr radiculas jacto. Ute-<text:line-break/>ris etiam albo veratro aliisque omnibus , quibus utimur in</text:span></text:p>
      <text:p text:style-name="P6"><text:span text:style-name="T20">iis qui diuturni, aegreque submoti morbi victus rationi sub-<text:line-break/>jiciuntur.</text:span><text:span text:style-name="T5"> Atque haec quidem est Thessali dictio. Operae<text:line-break/>pretium vero est aestimare hominis vel stuporem vel auda-<text:line-break/>ciam; utique si recte se dicere sibi persuasit, stuporem; sincon-<text:line-break/>fciussibi nihil dicere, imponere omnibus legentibus sperat, au-<text:line-break/>daciam. Ex diuturnis ulceribus quaenam est, o generosissime<text:line-break/>. Thessale, curationis indicatio? Ego sane neque cxrhis neque<text:line-break/>ex recentibus, nec omnino a tempore in ullo morbo cura-<text:line-break/>tlonem unquam inveni, sed ex ipso quem sanandum mihi pro-<text:line-break/>posui affectu. Prorsus enim si tempus spectabitur, tanquam<text:line-break/>ab eo indicatio sumatur, alleram omnino secundus, alteram ter-<text:line-break/>tius dies indicationem dabit, ad eundem modum et quartus<text:line-break/>alteram a quinto et ab his omnibus sextus et reliquis singu-<text:line-break/>lis qui post istos. Sic affectus quos </text:span><text:span text:style-name="T18">curanrusnonultra .no-<text:line-break/></text:span><text:span text:style-name="T5">bis ad considerationem proponentur, nec ab his indicatio<text:line-break/>sumetur</text:span><text:span text:style-name="T36">-</text:span><text:span text:style-name="T5">, quo tamen nec cogitari quidem magis alienum a<text:line-break/>ratione potest? Quomodo ergo necessariae funt diuturno-</text:span></text:p>
      <text:p text:style-name="P7"><text:span text:style-name="T5">rum ulcerum communitates, ubi nihil ludicare tempus ip-<text:line-break/>sum per sc potest? non enim profecto, ubi a malis succis<text:line-break/>eroditur, diversam ex </text:span><text:span text:style-name="T20">eo</text:span><text:span text:style-name="T5"> post quatuor menses ludicationeni</text:span></text:p>
      <text:p text:style-name="P9"><text:span text:style-name="T5">. sumemus ab ea quam statim ab initio sumpsimus. Ego sane<text:line-break/>nec sinerem quidem ejusmodi ulcus diuturnum esse, scd</text:span></text:p>
      <text:p text:style-name="P9"><text:span text:style-name="T32">(</text:span><text:span text:style-name="T5">protinus in principio causam ejus adimerem. Nam et nosse<text:line-break/>affectum a principio plerumque licet,, et indicationem ab<text:line-break/>affectu sumi est necesse. Tempus vero qnid amplius quam<text:line-break/>dierum numerum docere nos possit, non hercte possum</text:span></text:p>
      <text:p text:style-name="P9"><text:span text:style-name="T5">, conjicere; nisi id voluit Thessalus, ad ejusmodi ulcera nos-<text:line-break/>cenda tempus omnino esse manendum. Verum sic primum .<text:line-break/>idiota prorsus sit, si videlicet fateatur nonprius agnoscere<text:line-break/>fe affectum quam ulcus inveteraverit. Delude illud quo-<text:line-break/>que aperte fateatur oportet, ex alio suggeri sanationis indi-<text:line-break/>cationem, ex aliis praeberi affectus dignotionem. Nam<text:line-break/>esto, conferat aliquid tempus ad dignotionem, certe ludicatio<text:line-break/>curationis a tempore non sumitur. Quid enim ad rem per-</text:span></text:p>
      <text:p text:style-name="P6"><text:span text:style-name="T5">tineat, si quod ulcus inveteravit, adimere quae coitionem<text:line-break/>impediant et novare locum qui affligitur? Nam si propter<text:line-break/>fluxionem malignam, xir inepte, ulceris labra hoc vel illo<text:line-break/>modo sunt affecta, quid commodi erit, si ea excideris ante<text:line-break/>quam fluxioni sistendae consulueris? Vide licet ulcus la-<text:line-break/>tius efficies, veluti nonnulli faciunt eorum qui similiter nt<text:line-break/>tu ulcera curant. Siquidem causa quae </text:span><text:span text:style-name="T20">ea</text:span><text:span text:style-name="T5"> etidura et cal-<text:line-break/>losa prius "reddidit adhuc manente nihil aliud ex his exci-<text:line-break/>dendis accedet quam ulceris amplificatio;- quippe illa ipsa<text:line-break/>quae excideris, perinde et dura et callosa rursus erunt at-<text:line-break/>que </text:span><text:span text:style-name="T20">ea</text:span><text:span text:style-name="T5"> quae prius. Quanquam ne id ipsum quidem adjecit<text:line-break/>supientissimus Thessalus, callosa et dura et decolorata ex-<text:line-break/>ulceratae partis excidenda esse,, scd et absolute abscindi<text:line-break/>quae coitionem, morantur jubet ac novari. Ac si quidem<text:line-break/>submovere causus quae glutinationem morantur suaderet, et<text:line-break/>vetus ea ratio esset nec-spf|^eum accusaremp praecipitur:<text:line-break/>enim ah omnibus fere antiquis medicis, qnicunque ratione-</text:span></text:p>
      <text:p text:style-name="P7"><text:span text:style-name="T5">quadam ac methodo de ulcerum curatione scripserunt, cau-<text:line-break/>fas quae illa creant abscindendas esse aeque, arbitror, ut<text:line-break/>caeterorum omnium morborum. Non enim lu ulceribus<text:line-break/>manente adhuc causa </text:span><text:span text:style-name="T20">ea</text:span><text:span text:style-name="T5"> efficiente, hanc prius tolli expedit,<text:line-break/>lu aliis morbis non expedit, sed omnino in omnibus in<text:line-break/>quibus effectrix causa adhuc manet, ab hac inchoanda cu-<text:line-break/>ratio esu Quod si quae coitionem impediunt,, non dixit<text:line-break/>de omnibus causis quae eam impedire possunt, sed de la-.<text:line-break/>bris tantum, veluti ex iis quae subjecit ostendit, plus certe:<text:line-break/>nescire quam scire eorum quae ad ulceris curationem spe—<text:line-break/>ctant ridetur. Quippe fieri aliquando potest, ut et haec<text:line-break/>causa Cola fit quominus sanescat ulcus; potest etiam, nt.<text:line-break/>dictum est, causa esse et quae citra tumorem praeter natu-:<text:line-break/>rarn sit in exulceratis partibus intemperies, et quae cum<text:line-break/>tumore quidem aliquo conjuncta sit, non tamen qui om-<text:line-break/>nino sibi labra excidi desideret; potest et scicrhus fuperja-<text:line-break/>cens, vel lien auctior, vel in jecinorevitiumaliquod prae-,<text:line-break/>terque haec omnia imbecillitas partis aegrae, quae ipsa quo-</text:span></text:p>
      <text:p text:style-name="P6"><text:span text:style-name="T5">que intensa quaedam est intemperies, quin etiam vitiosius in<text:line-break/>. toto corpore succus maxima causarum quae noxam ulceri-<text:line-break/>bus inferre possunt. Vexat fune non minus ulcerant quae<text:line-break/>plethora vocatur. Horum quodque si adimi Thessalus ju-<text:line-break/>beat, laudo hominem ceu veteribus subscribentem; sin la-<text:line-break/>bra tantum, ’ unum novit ex multis, scd quod nec caprarios<text:line-break/>lateat. Quippe si caprarius ulceris labra dura et callosa et<text:line-break/>livida et nigra et alio quopiam notabili coloris vitio rideat,<text:line-break/>prorsus ea circumcidere non dubitabit. Est enim circumci-<text:line-break/>dere res promptissima, majus vero quippiam atque artis egens<text:line-break/>medicamentis sanare. Thessalus autem nec quae labra molliri<text:line-break/>medicamentis possunt unquam novit; quippe fatentur eum<text:line-break/>penitus hanc artis partem declinasse ita utique, ut ipse quo-<text:line-break/>que indicat, nec omnino experientiam rationalemve scientiam<text:line-break/>de ullo medicamento nisus est habere, quod ipsum quoque ex<text:line-break/>libro ejus de medicamentis ostenditur. Verum de iis quae<text:line-break/>ibi non recte ab ,eo sunt prodita in progressu operis dicemus;</text:span></text:p>
      <text:p text:style-name="P6"><text:span text:style-name="T5">nunc de diuturnorum ulcerum sanatione, quam in prius po-<text:line-break/>sita dictione tradidit, paramus disserere. Sane melius lue-<text:line-break/>rat non diuturna, scd cacoethe ea vocasse, tum naturam eo-<text:line-break/>rum narrasse et causas generationis eorum exposuisse cura-<text:line-break/>tionemque cujusque, primum quidem communem omnium<text:line-break/>quatenus ulcera sunt, qualem in tertio libro descripsi, delu-<text:line-break/>de privatam cujusque pro efficientis causae specie, veluti in<text:line-break/>hoc libro docui. Hic quum nihil horum fecerit et novan-<text:line-break/>dum ulceratum locum censeat, et ubi instar recentis vulneris<text:line-break/>fecerit, ut cruenta sanandum. Hoc sane per Aesculapium,<text:line-break/>quis operibus artis exercisatus evidentissime intelliget ab eo<text:line-break/>esse scriptum qui nunquam ulcus curavit. Sanarene ulcus<text:line-break/>diuturnum ut cruentum quisquam potest, ubi id simile re-<text:line-break/>centi vulneri fecerit? utrumne labris ejus fibula adductis,<text:line-break/>an sutura conjunctis, an potius horum nullo, sed medica-<text:line-break/>mento quod -cruentis sit aptum et cum hoc sola deligatura<text:line-break/>• fretus ? Quis est qui non norit ulcus omne cacoethes sta-</text:span></text:p>
      <text:p text:style-name="P7"><text:span text:style-name="T5">tim etiam cavum esse, ut ex rosione natum ? Numquid igi-<text:line-break/>tur, sapientissime Thessale, fieri potest ut coalescat cavum<text:line-break/>ulcus priusquam cavitas </text:span><text:span text:style-name="T20">carne</text:span><text:span text:style-name="T5"> sit impleta? an 'non est hoc<text:line-break/>iit cruentum fanare? Ergo ipse tu frustra cavorum ulce-<text:line-break/>rum curandorum indicationem non esse glutinationem, sed<text:line-break/>impletionem scripsisti. Quod si etiam non esset ex se ca-<text:line-break/>viun omne ulcus cacoethes, certe dum, ut tu praecipis, ex-<text:line-break/>cisis videlicet labris, ut cruentum efficitur, ex necessitate<text:line-break/>cavum fit, maximamque conquirit labrorum distantiam, adeo<text:line-break/>ut non videam quomodo id glutines et coire ut eruentum<text:line-break/>facias. Nam si adducere violenter labra, quae plurimum<text:line-break/>distant, tentahis, phlegmonen necessario aecerscnt nec coa-<text:line-break/>lescent, id quod tantum intelligere mini Thessalus videtur;<text:line-break/>subdit enim: </text:span><text:span text:style-name="T20">si non fuerint victa, ut phlegmonen mitiges.<text:line-break/></text:span><text:span text:style-name="T5">Satius vero fuerat scribere, quum non vincentur, ut phleg-<text:line-break/>monen mitiges, nam necesse est non esse vincenda. Verum<text:line-break/>ut hoc quoque Thessalo donetur atque id transeamus, nec<text:line-break/>valde anxie examinemus, illud cuivis apertum est, quod </text:span><text:span text:style-name="T1">a</text:span></text:p>
      <text:p text:style-name="P7"><text:span text:style-name="T5">communitate quam ipsetnet tradidit prorsus recessit. Nam<text:line-break/>si quod obstat auferemus, nihil amplius de communitate<text:line-break/>diuturnorum ulcerum qua diuturna sunt fumemus. Sed<text:line-break/>detur hoc quoque. Videamus quae sequuntur; scribit enim<text:line-break/>ad hunc modum: </text:span><text:span text:style-name="T20">(suae ad cicatricem veniunt rursus sc<text:line-break/>aperiunt, haec in accejsione et ulceratione similiter curabis<text:line-break/>iis quae recenter vexata phlegmone sunt.</text:span><text:span text:style-name="T5"> Post haec sub- </text:span><text:span text:style-name="T5">'<text:line-break/></text:span><text:span text:style-name="T5">dit; </text:span><text:span text:style-name="T20">malagmate quod ex sinapi semine sit, circumpositis<text:line-break/>partibus ruborem excitandum.</text:span><text:span text:style-name="T5"> Quid ais, homo, etiamsi acre<text:line-break/>et calidum sit quod influit, rubefieri partem ex sinapi se-<text:line-break/>mine oportet? ut quod lu multo tempore contrahere ex<text:line-break/>fluxione debebat, id statim ex Thessalio medicamento obti-r<text:line-break/>neat, tota videlicet ulcerata atque erosa ? Nam veteres eas<text:line-break/>partium imbecillitates quae vel ex frigore vel plurimo hu-<text:line-break/>more citra manifestum calorem acciderant phoenigmis cura-<text:line-break/>liant. Tu in omnibus deinceps uteris, primum nullo facto<text:line-break/>discrimine, propterne partis imbecillitatem, an propter<text:line-break/>fluxionis malitiam non sanetur nscus. Delude ordinem in-</text:span></text:p>
      <text:p text:style-name="P7"><text:span text:style-name="T5">vertis. Nam quum sinapi portem usseris, nec quicquam<text:line-break/>profeceris, tum ad corporis totius .curationem accedis; quum<text:line-break/>contra, ut arbitror , tum ratione tum experimento de iis sit<text:line-break/>statutum, ut toto prius corpore a supervacuis liberato, tum<text:line-break/>calidum aliquod acreque medicamentum parti admovere sit au-<text:line-break/>dendum ; quippe ej usmodi medicamenta omnia cucurbitae ritu<text:line-break/>ad fe trahere a tuto corpore sunt habilia. Itaque nisi id<text:line-break/>prius vacuaveris, materiam fluxionis acri medicamento re-<text:line-break/>linques- Hoc. enim tum empirici-medici fatentur tum dog-<text:line-break/>matici, hoc phliloscphorum optimi sensernut; nam qnmn<text:line-break/>eorum quoque meminerit Thessalus, non alienum sit eos ci-<text:line-break/>tare testes, quod oculum recte sanare ante totum caput<text:line-break/>non licet, neque hoc ante lotum corpus. Sic Aristoteles ac<text:line-break/>Plato de morborum curatione senserunt; sic sime et .Hippo-<text:line-break/>crates et Diocles et Praxagoras et Plistonicus et veteres uni-<text:line-break/>versi. Thessalus vero solus non sic, sed primum ad me-<text:line-break/>dicamentum ex sinapi venit; post de toto corpore sclicitus</text:span></text:p>
      <text:p text:style-name="P10"><text:span text:style-name="T25">* </text:span><text:span text:style-name="T5">est, ne hic quidem prudenter quicquam docens. Nam<text:line-break/>quum liceat corpore medicamento purgante semel vacuato,<text:line-break/>mox salubri nictu ipsum reficere, hic vociferationum memi-<text:line-break/>nit exercitatronumque et gestationum et nictus certo ambitu<text:line-break/>mutati, tum vomitionis ex radicula, mox summam sus im-<text:line-break/>ponit ipsum veratrum, idem scilicet qui sine ullo magno ne-<text:line-break/>gotio omnia fanare promisit. Ego vero ne intelligere qui-,<text:line-break/>dem possum,'quomodo quisquam aut deterius, aut majoris<text:line-break/>temporis dispendio, aut inani magis opera ulcus sanaverit.<text:line-break/>Age igitur sicut usu nonnunquam vidimus, sic verbis quo-</text:span></text:p>
      <text:p text:style-name="P9"><text:span text:style-name="T5">. que hominem fingamus, cui sun ari ulcus cacoethes sit opus. ~<text:line-break/>Esse aliquis qui caetera quidem sit sanus, scd ex scabenda<text:line-break/>derepente quapiam parte, veluti brachio, pustulam statim<text:line-break/>excitarit, mox eadem ipsa pars iturum pruritu vexetur pu-<text:line-break/>stulaque dirupta alcus decolor inaequaliter erosum gigna-<text:line-break/>tur, atque, haec in tribus quatuorve diebus a principio in-<text:line-break/>ciderlut; dicat mini hic quispiam ex medicis Thessalus, quo-<text:line-break/>nam pacto fanare ejusmodi ulcus conveniat. Ego namque</text:span></text:p>
      <text:p text:style-name="P6"><text:span text:style-name="T5">cacoethes omnino id dico, et ob id qualis sit totius corporis<text:line-break/>• affectus statim considerabo; inveniam namque tum ex ulce-<text:line-break/>ris ipsius symptomatis tum ex signis totius corporis appa-<text:line-break/>rentibus</text:span><text:span text:style-name="T5">, </text:span><text:span text:style-name="T5">cujus maxime generis sit is] qui redundat succus,<text:line-break/>atque hunc medicamento protinus educam,, nec protraham<text:line-break/>dum totus hominis cubitus affectum quendam malignum re-<text:line-break/>bellemque curatione contrahat. At Thessali sectatores, ip-<text:line-break/>sius videlicet praecepta servantes, primum expeetabunt dum<text:line-break/>ulcus inveteratum sit, quo in mirificam illam inveteratorum<text:line-break/>ulcerum communitatem recidat, quasi non longe melius ef-<text:line-break/>fiet malignorum ulcerum, uon autem inveteratorum com-<text:line-break/>munitatem quae curationem indicaret tradere. Mox duo-<text:line-break/>rum aIterum, aut excident et ceu recens vulnus reddent ac<text:line-break/>veluti ad glutinandum partes ejus adducent, aut primum<text:line-break/>quod ex sinapi conficitur medicamento utentur, quo non<text:line-break/>proficiente ad sublatas voces et gestationes et reliquas exer-<text:line-break/>cilationes et victum per circuitus mutandum consugieut; ab</text:span></text:p>
      <text:p text:style-name="P7"><text:span text:style-name="T5">iis vomitionem ex radicula movebunt, quod si his ulcus<text:line-break/>non sanabitur, veratrum dabunt; sin nec id profecerit, ho-<text:line-break/>mmem lu Libyam ablegabunt; nain id quoque adjicere de-<text:line-break/>buit Thessalus, post eximiam illam contumacium ulcerum<text:line-break/>curationem. </text:span><text:span text:style-name="T5">। </text:span><text:span text:style-name="T5">Itaque in vociferationibus, gestationibus et<text:line-break/>aliis ejusmodi immoratur, quasi malum habitum corporis,<text:line-break/>non vitium humorum curent. Et quid miri si tum faten-<text:line-break/>tur se ulcus cacoethes novissime consistens non nosse; tum<text:line-break/>vero, dum sit inveteratum ac saepe cicatricem ducat, saepe<text:line-break/></text:span><text:span text:style-name="T20">fe</text:span><text:span text:style-name="T5"> aperiat, manent, antequam quid facto opus fit intelligant;<text:line-break/>ubi etiam eos qui quoquo modo febricitent accessionem , quae<text:line-break/>tertio die futura, non suturave est, transire censent; adeo<text:line-break/>videlicet ad unguem contemplationem de crisi pernoverunt,<text:line-break/>aut summum morbi incrementum futurum prospicere pos-<text:line-break/>sunt. Qnid igitur faepe accidit? Nempe tabescere in lectu-<text:line-break/>lis horum culpa homines, qui statim fecundo die explicari<text:line-break/>potuissent. Non enim semel nos aut bis terve, scd fex-</text:span></text:p>
      <text:p text:style-name="P6"><text:span text:style-name="T5">centies tum ipsi multos febricitantes' simul ut prima accessio<text:line-break/>desiit larimus, tum praeceptores nostros id ipsum facere<text:line-break/>vidimus, intrepideque de oaetero victitare permisimus, ceu<text:line-break/>post febre carituros; quos sapientissimus Thessalus; qui pri-<text:line-break/>mam tridui inediam excogitavit prorsus arefecisset, totis,<text:line-break/>puto, tribus diebus fame confectos; mox dein, arbitror,<text:line-break/>niudice scilicet in quarto die nutrivisset; ab hoc paulatim<text:line-break/>reficiens vrx sexto aut septimo ad consueta munia qui se-,<text:line-break/>mel febricitassem dimisisset. Ita sienrper homines in morbis<text:line-break/>tabefaciunt, a quibus, utique facile possent liberari. Nam<text:line-break/>quum paucissimis diebus fanari ulcus cacoethes incipiens<text:line-break/>posset Thessalus, id in annum aut etiam longius tempus in-<text:line-break/>currere sinit. Manere namque, dum id cicatricem saepe in-<text:line-break/>' ducat, saepe etiam sc resolvat, ut scias an cacoethes sit;</text:span></text:p>
      <text:p text:style-name="P5"><text:span text:style-name="T5">mox ubi curationem inceperis, ne tunc quidem corpus<text:line-break/>' statim purgare, scd primum medicamento ex sinapi, dein ge-<text:line-break/>statione et vociferatione et certo nictu, post radicula ab his<text:line-break/>veratro uti; haec quid aliud quam annum expectantis sunt?</text:span></text:p>
      <text:p text:style-name="P7"><text:span text:style-name="T5">An per deum </text:span><text:span text:style-name="T20">irnmortalem</text:span><text:span text:style-name="T5"> quum sex diebus aut ad plurimum<text:line-break/>septem posset homo curari, multos menses trahemus, quo<text:line-break/>•videlicet primum, an diuturnum ulcus sit sciamus, dein '<text:line-break/>curationem inchoabimus? Et quae demum necessitas erat<text:line-break/>propriam inveteraturum ulcerum communitatem tradendi,<text:line-break/>praesertim quum nihil ad curationem conducat licueritque<text:line-break/>-non inveteratorum, sed cacoethum, nec horum mehercle<text:line-break/>- communitatem iudicatricem, sed curationem scribere? Nam<text:line-break/>accidit quibusdam tum ulceribus tum morbis ut maligni<text:line-break/></text:span><text:span text:style-name="T20">rebellesque</text:span><text:span text:style-name="T5"> ad curandum sint; nec tamen inde curationis<text:line-break/>indicatio sumitur, sed affectus ipse primam curationis in-<text:line-break/>dicationem suggerit; ex ea vero et quae sunt agenda inve-<text:line-break/>niuntur ad eum modum quem ipse tradidi. Quare hoc<text:line-break/>est methodo curare, quod nos facimus veteres imitantes;<text:line-break/>si modo methodum esse oportet unam quandam universalem<text:line-break/>viam, quae omnium particularium sit communis. Hic vero<text:line-break/>etiam lu hoc fallitur putatque, quicquid omnino in iis habe-<text:line-break/>tur qui methodo aliquid faciunt, ipsam methodum esse.</text:span></text:p>
      <text:p text:style-name="P7"><text:span text:style-name="T5">Nam notitiam certe habeat oportet tum similis tum dissi-<text:line-break/>milis qui methodo quidvis molitur ; non tam ipsum hoc me-'<text:line-break/>thodus est, similis dissimilisque notitia, neque hoc Aristote-<text:line-break/>les Platove affirmat, quod falso Thessalus citare audet; ve-<text:line-break/>rurn haec ad praesens refellere non attinet. Quare rursus<text:line-break/>ad medendi methodum revertor, promittoque ostensurum<text:line-break/>me tum unum esse ejus in omnibus curationibus principium<text:line-break/>tum’ viam quae ab eo principio ad finem usque ducit in om-<text:line-break/>nibus particularibus similem esse. Quare etsi in singulis<text:line-break/>morbis privata quaedam methodus sanandi videtur, com—<text:line-break/>mune tamen in omnibus genus unum esu Auspicari namque<text:line-break/>perpetuo oportet ab indicatione, quae ab affectu cui mederi,<text:line-break/>paramus </text:span><text:span text:style-name="T20">accipitur;</text:span><text:span text:style-name="T5"> aestimare vero ac discernere an causa<text:line-break/>quae affectum excitavit jam desierit, an nunc quoque ip-<text:line-break/>'sum tum augeat tum faciat, dein si desiit, adeam quae in<text:line-break/>tertio hujus operis libro traditur methodum est veniendum,<text:line-break/>sin adhuc facit, ad eam quae hic docetur. Quippe eadem<text:line-break/>hac methodo tum phlegmones tum febris tum omnium</text:span></text:p>
      <text:p text:style-name="P6"><text:span text:style-name="T5">uno verbo morborum remedia invenias, utique si nihil etiam-<text:line-break/>. num fit, de praecedentibus causis non laborans, scd ab ipso<text:line-break/>tantum affectu ordiens. Sin nunc quoque aliquid fit, duos<text:line-break/>tibi curationis. scopos proponens tum alia deinceps, ni di-<text:line-break/>‘ctuni est,» faciens. Sed enim mirari stupiditatem eorum<text:line-break/>qui Thessalum sequuntur est operae pretium, non utique<text:line-break/>quod in talibus delinquunt, sed quod dyspathias et meta-<text:line-break/>syncrises et imbecissitates et firmitudines et alia id genus no-<text:line-break/>mina non pauca proferentes, quae per ea significentur ne nunc<text:line-break/>quidem si interroges respondere possunt. Nam quid sit quod<text:line-break/>in omnibus diuturnis </text:span><text:span text:style-name="T20">ulceribus</text:span><text:span text:style-name="T5"> transmutare habitudinem<text:line-break/>nec similiter inter sc omnes, nec clare nec prudenter re-<text:line-break/>spondent. Atqui si vel antiquum nomen. esset vel ab ullo<text:line-break/>Graecorum usurpatum, ex iis fortassis quae illi scriberent<text:line-break/>intelligi posset de quo id negotio dicerent; nunc quoniam<text:line-break/>stupiditatis ipsorum proprium est, utique ex Asclepiadis hy-<text:line-break/>pothesi natum , sicut'et reliqua eorum placita, aequum pro-</text:span></text:p>
      <text:p text:style-name="P7"><text:span text:style-name="T5">fecto est ipsi sua somnia interpretentur, runde (misceri dis-<text:line-break/>cernique corpora] solis iis, qui corpuscula et meatus; aut<text:line-break/>individua et vacuum, aut denique impatibilia et inalterabi- .<text:line-break/>lia prima elementa statuunt, liceat usurpare, sicut certe usur-<text:line-break/>pant et assidue ipsis nominibus utuntur. Quin etiam ipse<text:line-break/>Thessalus in canone, quum haec principia confirmat; no-<text:line-break/>vat quidem aliquid ibi quoque praeter ea quae </text:span><text:span text:style-name="T20">a</text:span><text:span text:style-name="T5"> Themisone<text:line-break/>et Asclepiade sunt posita, ceterum quod sentit docet sane<text:line-break/>non obscure. Non enim prorsus ut Asclepiades quum in<text:line-break/>symmetria quadam exiguorum meatuum sanitatem, in ame-<text:line-break/>tria morbum constitueret, reditum ad pristinam meatuum<text:line-break/>symmetriam sanationem putavit: ita Thessalus quoque est<text:line-break/>arbitratus, sed totum exiguorum meatum statum censet im-<text:line-break/>mutandum, atque ex hac opinione processit inetasyncriseos<text:line-break/>nomen, idem </text:span><text:span text:style-name="T20">plane</text:span><text:span text:style-name="T5"> indicans potestate quod rnetaporopoee-<text:line-break/>sis </text:span><text:span text:style-name="T20">seu exiguorum meatuum status mutatio.</text:span><text:span text:style-name="T5"> Caeterum non<text:line-break/>decebat ipsum lu quibus fugere ab incertis obscurisque ju-<text:line-break/>bet, et solis iis communitatibus quae evidenter . apparent</text:span></text:p>
      <text:p text:style-name="P6"><text:span text:style-name="T5">animum intendere, in iis quoque dogmaticorum uti nomi-<text:line-break/>nibus. At ne dogmatice ipsum audias loquentern, inquiunt,<text:line-break/></text:span><text:span text:style-name="T5">. </text:span><text:span text:style-name="T5">sed simpliciter; nam </text:span><text:span text:style-name="T20">ita ferre</text:span><text:span text:style-name="T5"> luppetias </text:span><text:span text:style-name="T20">ex</text:span><text:span text:style-name="T5"> sectatoribus ejus<text:line-break/>quidam solent, ad aliud rursus nomen nos revocantes, </text:span><text:span text:style-name="T20">nempe<text:line-break/></text:span><text:span text:style-name="T5">[simplicitatem], quam ne ipsam quidem qnid significet ipse<text:line-break/>sane intelligere possum. Si enim, ficuti ipsi hoc quoque<text:line-break/>rursus exponunt, ad aliud magis frivolum nomen nos re-<text:line-break/>mittentes, </text:span><text:span text:style-name="T20">nempe</text:span><text:span text:style-name="T5"> [communiter], quod ipsum rursus expo-<text:line-break/>nentes, significari per id dicunt idem quod vulgo homi-<text:line-break/>num similiter, utique tantundem suerit [simpliciter] ei quod<text:line-break/>nondefiirite nec exacte, sed sine omni tum arte tum scien-<text:line-break/>tia; siquidem loquuntur homines magis ad loquendum prae-<text:line-break/>cipites artium nomina sub sensibus quibusdam, qui nullo<text:line-break/>fundamento nitantur, rogati vero quid significent ostendere<text:line-break/>clere non possunt. Quod si hoc Thessalii isti accidere sibi<text:line-break/>fatentur, loqui sc quaedam, nec, intelligere sc exacte quae<text:line-break/>loquantur, id ipsum profecto fatentur, quod nos illis objici-<text:line-break/>cimus. , Nam melafyncrisis </text:span><text:span text:style-name="T18">illa.fi </text:span><text:span text:style-name="T5">quidem de immutanda<text:line-break/>poropoeia </text:span><text:span text:style-name="T20">scu exiguorum meatuum statu</text:span><text:span text:style-name="T5"> dicatur, certe in-</text:span></text:p>
      <text:p text:style-name="P7"><text:span text:style-name="T5">tellectus aliquid habuerit significaveritque rem aliquam, cae-<text:line-break/>terum delirabit multis modis. Nam nec ex corpusculis et<text:line-break/>meatibus corpora nostra confiunt, nec si hoc verum esset,<text:line-break/>posset tamen aliquis docere qua ratione sinapi meatuum<text:line-break/>illorum statum immutaret; nec si id quoque ostendere ali-<text:line-break/>quis posset, consentiens eorum sectae esset qui se apparenti-<text:line-break/>bus communitatibus contentos esse dicunt. Ne igitur utan-<text:line-break/>tur hoc nomine, nec nobis negotia facessant, licet enim et<text:line-break/>sine metasyncriseos nomine, diuturnorum ulcerum curatio-<text:line-break/>nem aliis verbis dicere, sicut empirici faciunt. Quod autem<text:line-break/>et in atoniaesive </text:span><text:span text:style-name="T20">irnbeciltitatis</text:span><text:span text:style-name="T5"> vocabulo simili modo ungen-<text:line-break/>tur monstratum prius est in secundo libro. Si enim sicut<text:line-break/>empirici nomen usurpant, aliud prorsus non significant<text:line-break/>quam quod actio non servatur; sin autem facultates aliquas<text:line-break/>gubernare animal proponunt, quas tum nos asserimus tum<text:line-break/>omnes fere veteres praeter id, quod Asclepiadis dogmatis con-<text:line-break/>tradicunt, etiam incerta et de quibus parum inter auctores</text:span></text:p>
      <text:p text:style-name="P6"><text:span text:style-name="T5">conveniat attingunt, quamvis ea fugere jubeant Sed dic<text:line-break/>nobis, o homo, clare quid sibi velit illud, transmutare'ha-<text:line-break/>- bitudinern? Si namque exiguos meatus mutare, et falleris<text:line-break/>et qpae incerta sunt usurpas; si firmari sanamque reddi </text:span><text:span text:style-name="T20">cor-<text:line-break/>poris</text:span><text:span text:style-name="T5"> partem vel hominem totum, nihil hic praeter nomen<text:line-break/>plus quam empirici doces. Quippe sciunt hi quoque reme-<text:line-break/>diis quibusdam admotis reddi hominem sanum, caelorum<text:line-break/>qua ratione remedia id faciant utique nesciunt. Neque enim<text:line-break/>an exiguos meatus mutet medicamenti facultas, neque an<text:line-break/>symmetriam efficiat, neque an totam asseclae partis quali-<text:line-break/>tatem alteret, potest empiricorum quispiam dicere. Atque<text:line-break/>illi saltem sunt modesti, ut qui unum sc solum Icire dicant,<text:line-break/>huic scilicet morbo lu hoc tempore fi medicamentum ex si-<text:line-break/>napi adhibeatur, saepe notasse se utilitatem fequutam, non<text:line-break/>tamen methodos loquuntur, supercilium'attollunt, nec tali<text:line-break/>sibi notitia placent, nec antiquis maledicunt, nec Hippocra-<text:line-break/>tem pro nihilo habent imo vero ipsum laudant fereque</text:span></text:p>
      <text:p text:style-name="P7"><text:span text:style-name="T5">omnia vere dixisse affirmant. Hic vero Thessalus, qui tum '<text:line-break/>hunc tuin reliquos omnes medicos contemnit, empirica<text:line-break/>maligni ulceris praecepta se scribere non intelligit; quan-<text:line-break/>quam si vel hoc commode faceret, utique aliquid operae pre-<text:line-break/>tium faceret; at enim ne id quidem fecisse videtur, quum<text:line-break/>ordinem remediorum invertat et prius partis allectae re-<text:line-break/>mediis utatur quam totum corpus praeparaverit. Nam<text:line-break/>hoc insignis inscitiae argumentum est, quum in uno eo sere<text:line-break/>omnibus medicis conveniat, quamvis in plurimis dissenti-<text:line-break/>ant, quod totum corpus vacuum purumque ab excremen-<text:line-break/>tis ante fit reddendum quam ulla pars valentibus remediis<text:line-break/>sit subjicienda. Nam sive experientia judicare quis velit,<text:line-break/>sive etiam ratione, tertium enim quo judicet neque in alia<text:line-break/>quapiam arte neque in ulla vitae parte quisquam habet,<text:line-break/>maximum esse incommodum deprehendet, quum, toto cor-<text:line-break/>pore suam curam requirente, priusquam illi sit prospectum,<text:line-break/>asseclae parti acre aliquod et calidum medicamentum sit ad-</text:span></text:p>
      <text:p text:style-name="P6"><text:span text:style-name="T5">motum; trahit enim ad se cucurbitae more ex toto corpore<text:line-break/>excrementa, atque ita in affecta parte affigit, ut aegre avelli<text:line-break/>' possint. Quo magis operae pretium est Thessalios istos per-<text:line-break/>contari, undenam Thessalo in mentem venerit de ulcerum<text:line-break/>curatione talia nugari, quum nec empiricus quisquam ante<text:line-break/>nec rationalis vir ita scripserit; sed nec ipse Thessalus nec<text:line-break/>ejus sequacium quisquam ejusmodi remediorum ordinem aut<text:line-break/>cum experientia consentire aut cum ratione affirmare ausit.<text:line-break/>Adde quod nec docere possunt quomode tempus indicet, non<text:line-break/>autem affectus; scd neque, quod hoc majus est, .quomodo<text:line-break/>Thessalus, qui aestimandum censet quid fit quod cicatricem<text:line-break/>ulcerum moretur, atque id tollendum non prorsus sit stupi-<text:line-break/>dus ? quanquam hoc tantum satis esse non videat, diutur-<text:line-break/>nitatem autem ulcerum nihil esse ad rem; tamen non in ul-<text:line-break/>ceribus modo, verum etiam reliquis morbis omnibus id esse<text:line-break/>faciendum,. veluti veteres monent, </text:span><text:span text:style-name="T20">non advertit.</text:span><text:span text:style-name="T5"> Verum<text:line-break/>ad haec nobis nihil respondent; scd scmper non recte luteIli-<text:line-break/>gere nos dictantes, tanquam ipsi vel Hippocratis vel vete-</text:span></text:p>
      <text:p text:style-name="P6"><text:span text:style-name="T5">rum cujusquam sententiam ad unguem intelligerent, recte<text:line-break/>Thessalum dixisse affirmant diuturnorum ulcerum unam<text:line-break/>quandam communitatem esse. Ita enim Hippocratem quo-<text:line-break/>que sensisse in libro de ulceribus ita scribentem: </text:span><text:span text:style-name="T20">etiam ab<text:line-break/>inveteratis ulceribus id agere ,. utsianguis crebro effluat,<text:line-break/>conducit, quop,odocunque videtur oportunum. estse.</text:span><text:span text:style-name="T5"> Fortaf- ,<text:line-break/>sis ergo ad rem pertineat,, tametsi non praedixerim me de<text:line-break/>Hippocratis mente hoc; leco, disserturum, vel summatim ali-<text:line-break/>quid de </text:span><text:span text:style-name="T5">ea </text:span><text:span text:style-name="T5">perstringere, suerit vero quod dicemus non mi-<text:line-break/>nus </text:span><text:span text:style-name="T5">et, </text:span><text:span text:style-name="T5">priscorum sensus interpretatio. </text:span><text:span text:style-name="T5">•’ </text:span><text:span text:style-name="T5">Hos namque viros<text:line-break/>ceu mullius adhucalogmatum suctae adnictos,, sed pura </text:span><text:span text:style-name="T5">et<text:line-break/></text:span><text:span text:style-name="T5">simplici mente findentes utile qusppiam ,ad sanitatem in-<text:line-break/>venire, credibile,sane </text:span><text:span text:style-name="T5">est </text:span><text:span text:style-name="T5">quaedam experientia, quaednm </text:span><text:span text:style-name="T5">in-<text:line-break/></text:span><text:span text:style-name="T5">venisse ratione; tum scripsisse quae luvenerant saepe non<text:line-break/>' adhibita inventionis suae ratione, aliquando vero et ad hi-</text:span></text:p>
      <text:p text:style-name="P8"><text:span text:style-name="T5">• </text:span><text:span text:style-name="T5">bita, atque id fecisse ipsius legentium utilitatis causa;, quip-<text:line-break/>pe ubi ad dextrum inventorum usum conducturum posteris<text:line-break/>sperabant, si rationem inventionis novissent, tum eam dili-</text:span></text:p>
      <text:p text:style-name="P7"><text:span text:style-name="T5">genter prodiderunt; ubi secus, supervacuam relatu putave-<text:line-break/>runt et propterea omiserunt. Nam quod sermonis compen-<text:line-break/>dium, siquidem et aliquid aliud, prisci in primis coluerint,<text:line-break/>id omnes vel me tacente jam norunt; atque ob hanc maxi-<text:line-break/>me causam non Hippocrates modo, verum etiam reliqui<text:line-break/>priscorum medio interdum transgresso primo ' tertium<text:line-break/>adnectunt. Si enim primum secundi sit signum, atque hoc -<text:line-break/>tertium ex necessitate sequitur, ita tertium primo subji-<text:line-break/>ciunt secundum praetereuntes. Ostendi vero persaepe tum<text:line-break/>reliquos antiquos tum vero maxime omnium Hippocratem<text:line-break/>talia scripsisse, debetque qui callere priscorum interpretandi<text:line-break/>genus volet in illis exercitari. Nunc vero ipsum quod -<text:line-break/>propositum est tantum exponam.</text:span></text:p>
      <text:h text:style-name="Heading_20_2" text:outline-level="2">Cap. V.</text:h>
      <text:p text:style-name="P39"><text:span text:style-name="T5">Nam quqe ulcera omnibus rite decenter-<text:line-break/>que factis, tamen non fanantur, ea medici cacoethe, </text:span><text:span text:style-name="T20">scu<text:line-break/>maligna</text:span><text:span text:style-name="T5"> vocitant. Diuturna autem prorsus fiunt, quum quis<text:line-break/>solam ipfis curationem inducit ut ulcera sunt. Quae vero<text:line-break/>sit ulcerum ut ulcera sunt curatio lu libro qui hunc prae-</text:span></text:p>
      <text:p text:style-name="P6"><text:span text:style-name="T5">cedit definitum esu Haec igitur ulcera et cacoethe et in-<text:line-break/>veteratu et diuturna vocant, indifferenter his nominibus<text:line-break/>in ipsis utentes. Quin etiam ad dignoscendum quod af-<text:line-break/>fectus ipse cacoethes, una eum aliis notis etiam id, quod<text:line-break/>peractis etiam quae decent omnibus diuturna fiant, ali-<text:line-break/>quam portionem habet. Non tamen aut ipsa diuturnitas,<text:line-break/>aut quod diuturna et vocentur et sint, idoneam curationem<text:line-break/>- indicat; sed ex hoc, quod male afsccta fit ulcerata pars li-<text:line-break/>cet colligere ; hoc veru inventu et curationis ratio constabit.<text:line-break/>Quo, inquies, modo? si solae partes, quibus ulcus insidet, ita<text:line-break/>sint affectae, has sanaveris; ubi totum corpus vitiolo aliquo<text:line-break/>succo abundat, 'si hunc vacuaveris. Ac signum quidem vi-<text:line-break/>tiosi succi est ipsa ulceris diuturnitas, inventio autem ejus<text:line-break/>quod expedit' non ex diuturnitate, sied ex succi vitio sug-<text:line-break/>geritur. Quare tria haec deinceps se habent, signum, </text:span><text:span text:style-name="T20">af-<text:line-break/>fectio</text:span><text:span text:style-name="T5"> et curatio; signum quidem ipsa diuturnitas, affectus<text:line-break/>fucci vitium, curatio ejus vacuatio. Atque hac ratione saepe</text:span></text:p>
      <text:p text:style-name="P6"><text:span text:style-name="T5">veteres invenias medio praetermissio tertium statim primo<text:line-break/>subjicere, veluti Hippocrates ferit quum dixit: </text:span><text:span text:style-name="T20">tumabiiv-<text:line-break/>veteratis ulceribus confert ut astidue sanguinem efseuere<text:line-break/>suctas, utcunque id opportunum videbitur •</text:span><text:span text:style-name="T5"> non utique<text:line-break/>curationem indicante vetustate, scd fanguinis -vitio ; quippe<text:line-break/>ipse mox subjicit; </text:span><text:span text:style-name="T20">prohibet namque maxime -quidem ejus-<text:line-break/>modi ulcera sanescere, post vero etiam reliqua omnia pu-<text:line-break/>tredo fanguinis , et siquid ex /anguinis transmutatione esi<text:line-break/>- ortum.</text:span><text:span text:style-name="T5"> Quin etiam post paulo quum de ulceribus quae'<text:line-break/>ad cicatricem non veniunt disserit, </text:span><text:span text:style-name="T20">neo si,</text:span><text:span text:style-name="T5"> inquit, </text:span><text:span text:style-name="T20">quae ul-<text:line-break/>cus ambiunt nigricent, sanguine putri, aut etiam varice<text:line-break/>fluxionem suppeditante , id genus ulcera coire postsunt, nisi<text:line-break/>. quae ulcus ambiunt Jana reddas.</text:span><text:span text:style-name="T5"> Post etiam de varicum<text:line-break/>sanatione scribit. Ad haec etiam purgationis meminit to-<text:line-break/>tius corporis tum in aliis quibusdam vulneribus tum iis<text:line-break/>quibus sphacelum instare est metus. Praeterea herpetibus et<text:line-break/>esthiomeuis omnibus, ita enim nominare folet ea quae hn-<text:line-break/>mor aliqnis erodit. Jam vero in sis quae mox sequuntur</text:span></text:p>
      <text:p text:style-name="P7"><text:span text:style-name="T5">rursus ad hunc modum subjungit: </text:span><text:span text:style-name="T20">cuicunque usoeri erysi-<text:line-break/>pelas Jupervenerit, 'purgatio totius corporis adhibenda esi.<text:line-break/></text:span><text:span text:style-name="T5">Et in summa si'curiose librum de ulceribus revolvas, inve-<text:line-break/>nies semper eum ah affectu indicationem sumere, uti vero<text:line-break/>interdum et tempore, sed ad affectum noscendum. Quod<text:line-break/>vero haec ita se habeant ex ipso libri ingressu agnoscas<text:line-break/>qui talis est: </text:span><text:span text:style-name="T20">ulcera madefacere, quaecunque ea fuerint,<text:line-break/>nisi vino non oportet , quod alter Jaepenumero affectus ul-<text:line-break/>ceri implicitus ulceris curationem adferri. prohibeat,</text:span><text:span text:style-name="T5"> tum<text:line-break/>causam docens alt: </text:span><text:span text:style-name="T20">Nam siccum sano vicinius esi, humidum<text:line-break/>vera non sana.</text:span><text:span text:style-name="T5"> Et mox, </text:span><text:span text:style-name="T20">ulcus enim humidum esi, sanum<text:line-break/>autem siccum.</text:span><text:span text:style-name="T5"> Ideoque per totum librum quum totius ul—<text:line-break/>cerum curationis scopum siccationem statuat,’ mox particula-<text:line-break/>ria invenit, etiam finis ipsius saepe nos commonefaciens.<text:line-break/>Quum enim ita scribit-: </text:span><text:span text:style-name="T20">quodcunque ulcus acuto telo caesim,<text:line-break/>peraujsirnve divisum esi, medicamentum cruentis aptum</text:span><text:span text:style-name="T5"> seu<text:line-break/>enaemnm, ac </text:span><text:span text:style-name="T20">siccans et quod suppurare vetet .admittit, sit</text:span></text:p>
      <text:p text:style-name="P7"><text:span text:style-name="T20">enim effluente sanguine siccius.</text:span><text:span text:style-name="T5"> Et rursus: quaecunque<text:line-break/>probe et opportune' </text:span><text:span text:style-name="T20">purgata, scmper ad siccius promoven-<text:line-break/>tur nisi si contusu sunt.'</text:span><text:span text:style-name="T5"> Et rursus: </text:span><text:span text:style-name="T20">si quod coire nequit,<text:line-break/>hwnecta cado causa esi.</text:span><text:span text:style-name="T5"> In' his omnibus primi sanando-<text:line-break/>rum ulcerum scopi nos admonent. Siquidem'alceris qua<text:line-break/>ulcus est sanatio mediocris siccatio est, cujus rei demonstra-<text:line-break/>tio lu' libro qui hunc praecedit tradita esu Verum ulce-<text:line-break/>ris quod cum usio affectu conjunctum est; cujus praecedere<text:line-break/>curationem oportet ejus curatio, ut ulceris solius’non est,<text:line-break/>scd prior illius affectus secunda ulceris. Nam sive phleg-<text:line-break/>mone aliqua, sive nigritia, sive ecchymosis, sive erysipe-<text:line-break/>las, sive oedema ulceratam carnen obsederit, primum ejus<text:line-break/>molienda curatio esu At </text:span><text:span text:style-name="T20">vero</text:span><text:span text:style-name="T5"> quod ulcus hoc tempore non<text:line-break/>Polum non commode cniatur, sied multo etiam majus reddi-<text:line-break/>tur, id nemintrn lateat; nam sive contusa fuerint circumpo-<text:line-break/>sita ulceri loca, seu phlegmone aliusve tumor in his consti-<text:line-break/>terit, propria ejus affectus sanatio invenienda nobis est, il-<text:line-break/>lud pro certo habentibus, fieri non posse ut ulcus sanetur,</text:span></text:p>
      <text:p text:style-name="P7"><text:span text:style-name="T5">nisi locus in quo consistit prius sit sanatus.. Ac proinde<text:line-break/>Hippocrates ipse reducens nobis in memoriam ea, quae sta-<text:line-break/>tim in libri initio </text:span><text:span text:style-name="T5">tradiderat, </text:span><text:span text:style-name="T5">tum quae reliqua </text:span><text:span text:style-name="T5">paulo </text:span><text:span text:style-name="T5">ante<text:line-break/>sunt comprehensa, </text:span><text:span text:style-name="T5">tum </text:span><text:span text:style-name="T5">vero haec adscripsiti </text:span><text:span text:style-name="T20">quodcunque<text:line-break/>ulcus </text:span><text:span text:style-name="T20">caesim </text:span><text:span text:style-name="T20">percufsomve acuto telo esi divisum</text:span><text:span text:style-name="T20">, medica-<text:line-break/></text:span><text:span text:style-name="T20">mentum enaemum </text:span><text:span text:style-name="T20">et </text:span><text:span text:style-name="T20">siccans </text:span><text:span text:style-name="T20">et qucd </text:span><text:span text:style-name="T20">suppurare </text:span><text:span text:style-name="T20">vetet, admit~<text:line-break/></text:span><text:span text:style-name="T20">tit. Sin caro aliquo telo </text:span><text:span text:style-name="T20">tum contusa tum </text:span><text:span text:style-name="T20">caesu </text:span><text:span text:style-name="T20">sit,- </text:span><text:span text:style-name="T20">huio<text:line-break/>ita medendum </text:span><text:span text:style-name="T20">esi </text:span><text:span text:style-name="T20">ut quam celerrime </text:span><text:span text:style-name="T20">suppuret </text:span><text:span text:style-name="T20">• </text:span><text:span text:style-name="T20">nam </text:span><text:span text:style-name="T20">et<text:line-break/>minus </text:span><text:span text:style-name="T20">phlegmone urgebitur, </text:span><text:span text:style-name="T20">et necejsc esi </text:span><text:span text:style-name="T20">carnes contusas,<text:line-break/></text:span><text:span text:style-name="T20">caesas</text:span><text:span text:style-name="T20">, putrefactas et in pus </text:span><text:span text:style-name="T20">versas </text:span><text:span text:style-name="T20">liquari, postea no-<text:line-break/></text:span><text:span text:style-name="T20">vam </text:span><text:span text:style-name="T20">carnem nasci.</text:span><text:span text:style-name="T5"> Indicat enim </text:span><text:span text:style-name="T5">hoc </text:span><text:span text:style-name="T5">sermone </text:span><text:span text:style-name="T5">manifeste<text:line-break/>solos eos ulceratarum partium affectus non esse siccandos,<text:line-break/>in quibus gigni quam celerrime pus cupimus, quod </text:span><text:span text:style-name="T5">cmn. </text:span><text:span text:style-name="T5">ali-<text:line-break/>qua </text:span><text:span text:style-name="T5">putredine </text:span><text:span text:style-name="T5">pus fiat obiter docens. Porro omnia </text:span><text:span text:style-name="T5">quae<text:line-break/></text:span><text:span text:style-name="T5">putrefiunt </text:span><text:span text:style-name="T5">ex </text:span><text:span text:style-name="T5">calido et humidc fic afficiuntur. Ideoque<text:line-break/>etiam ea cataplasmata quae </text:span><text:span text:style-name="T5">ex </text:span><text:span text:style-name="T5">hordei farina componuntur<text:line-break/>ceu quae calefaciant hurnectentque, omnibus iis affectibus</text:span></text:p>
      <text:p text:style-name="P7"><text:span text:style-name="T5">quibus moveri pus expedit admovemus. Hordei namque farina<text:line-break/>ex aqua et oleopraeterea fomentum multae calidae aquae, et<text:line-break/>tetrapharmaci vis, omnia denique quae calefaciunt et hume-<text:line-break/>ctant celerrime pus movent. Ideoque etiam iis pai tibus, quae<text:line-break/>phlegmone infestantur, ubi vehementius jam pulfitant, sicut<text:line-break/>jam desperetur de horum citra pus curatione, veteres omnes<text:line-break/>ejusmodi applicant medicamenta; ante vero nequaquam. At-<text:line-break/>que hoc Hippocrates ipse aperte nos docet in memoratis<text:line-break/>jam verbis, quibus jubet quae sine contusione vulneratae<text:line-break/>partes sunt, quam maxime siccare: quae cum contusione<text:line-break/>quadam sunt laesae, iis quam primum pus movere. Quin<text:line-break/>etiam cum dixit: </text:span><text:span text:style-name="T20">quaecunque ulcera non probe et ut con-<text:line-break/>venit expurgata,. scmper prius pullulare incipiunt, iis ma-<text:line-break/>xime caro Jupercrescit; quae vero probe et ut decet expur-<text:line-break/>gata, scmper ad siccius promoventur, iis nisi sit contusa,<text:line-break/>caro ut plurimum non supercrescit.</text:span><text:span text:style-name="T5"> Etenim hic illud, </text:span><text:span text:style-name="T20">nisi<text:line-break/>sint contusa,</text:span><text:span text:style-name="T5"> quod adjicitur, redigit nobis in memoriam<text:line-break/>quod in. superius proditis verbis est dictum, nempe opor-</text:span></text:p>
      <text:p text:style-name="P7"><text:span text:style-name="T5">tere omnia siccari, praeter ea quae contusa sunt, </text:span><text:span text:style-name="T5">t </text:span><text:span text:style-name="T5">Neque<text:line-break/>en n sic ubi cataplasmate quod calefaciat humectetque illi-<text:line-break/>nuntur, quae phlegmone infestantur, ex prima ratione id fit,<text:line-break/>hoc est ut remedium affectus </text:span><text:span text:style-name="T5">, </text:span><text:span text:style-name="T5">sed ut'symptomatis mitiga-<text:line-break/>tio, siquidem ipsius phlegmones remedia- sicciorum sunt fa-<text:line-break/>cultatum. Audi namque loqnentern Hippocratemr </text:span><text:span text:style-name="T20">cata-<text:line-break/>plasmata oedematum et phlegmones, quae in circa positis<text:line-break/>consistit, verbascum coctum et salia trifolii cruda et epi~<text:line-break/>petri salia cocta dt polium;</text:span><text:span text:style-name="T5"> quippe omnia haec siccandi vim<text:line-break/>habent, • veluti in commentariis de simplicibus medicamentii<text:line-break/>docuimus. Et compendiaria obsessarum phlegmone partium<text:line-break/>curatio per id genus praesidia obitur, quae sane vel uf-<text:line-break/>sectum prorsus submovent, veIest quid exiguum quod sup-<text:line-break/>puret reliquerint, alterum medicamentum acre quod educere<text:line-break/>pus queat requiritur; vel si tenuis 'circumposita cutis sit,<text:line-break/>velisque quam celerius explicatum aegrum, sectio petenda<text:line-break/>est. Caeterum curatio phlegmones per hordei furinam do-</text:span></text:p>
      <text:p text:style-name="P6"><text:span text:style-name="T5">lorem lenire studentis est, non medentis et contra'malum<text:line-break/>pugnantis; verum de talium differentia in sequentibus ple-<text:line-break/>nius docetur. Illa porro mihi demonstrata manifeste puto,<text:line-break/>Hippocratem tum ulcera quaeque siccanda esse jussisse, tum<text:line-break/>hunc esse curationis scopum sanxisse, ipso scilicet affectu<text:line-break/>indicationem praebente, non tempore. Quod si quis hoc rua-<text:line-break/>gis etiain sibi persuasum cupit, librum ejus de ulceribus to-<text:line-break/>. tum diligentius evolvat; intelliget enim illud ipsum per-<text:line-break/>spicue,'tum unam esse ulcerum omnium generalem cura-<text:line-break/>tionem, quam nos proximo libro docuimus, tum vero non<text:line-break/>rnluus illud, nullam esse a tempore nec in ulceribus, nec<text:line-break/>lu phlegmone, nec denique in usio quopiam affectu indica-<text:line-break/>tionem. Quoniam vero in hunc sermonis locum perveni-<text:line-break/>mus , aequum est ostendere non modo horum quae jam re-<text:line-break/>tulimus suisse inventorem Hippocratem, scd etiam reliquo-<text:line-break/>rnm omnium quaecunque hunc scire qui commode ulcus<text:line-break/>sit sanaturus est opus. Videtur enim is non solum ulcerum<text:line-break/>quae citra dium affectum consistunt sanandorum rationem</text:span></text:p>
      <text:p text:style-name="P6"><text:span text:style-name="T5">invenisse, ut quae lu siccando consistat, scd etiam privatirn<text:line-break/>per fpecies affectuum cujusque. Nam aut vitiosus succus<text:line-break/>ad partem cui ulcus insedit amplius non finit, aut etiam<text:line-break/>fluit;,ac. si non amplius fluit, ipsi tantum quod laborat suc-<text:line-break/></text:span><text:span text:style-name="T5">i </text:span><text:span text:style-name="T5">currendum est; siquidem vel lividum, vel nigrum, vel'ru-<text:line-break/>brum conspicitur, scarificando ac sanguinem emittendo;<text:line-break/>mox, ut ipsius verbis utar, spongiam statim sicciorem ma-<text:line-break/>gis quam hurnidiorem superimponendo; neque enim, arbi-<text:line-break/>tror, ignorabit quispiam, particulam illam quam nega-<text:line-break/>tionis hoc loco vim habere, tanquam ita diceret, sicciorem,<text:line-break/>non hurnidiorem; post haec vero etiam siccantia remedia<text:line-break/>applicandoab his, lires postulet, rursus sanguinemauseren-<text:line-break/>do, ac mox iterum talia peragendo, donec parta omnino<text:line-break/>sanitas sit; quod si labra ulceris dura callosaque appareant,<text:line-break/>etiam ea excidendo. Etenim de his quoque ita ait: circu—<text:line-break/></text:span><text:span text:style-name="T20">laria, ulcerum, si siubcava sint, circulo praecidere quae ab—<text:line-break/>scejscrunt oportet, vel omnia, vel ex dimidio circuli sc-<text:line-break/>.cundum homlnis longitudinem.</text:span><text:span text:style-name="T5"> Scripsit vero et de tirrno-</text:span></text:p>
      <text:p text:style-name="P6"><text:span text:style-name="T5">ribus qui conjuncti cum ulcere sunt universis, quernad-.<text:line-break/>modum curandi singuli' sint; simili modo et de varicibus,<text:line-break/>quando horum quoque occasione contumax ad sanandum ul-<text:line-break/>cus redditur, quoniam aliqua ex bis humiditas ad exulce-<text:line-break/>ratas partes defluat. Ad eundem modum et quum ex toto<text:line-break/>corpore humor confluit, totum purgare jubet, nusquam vi-<text:line-break/>delicet in his indicationem a tempore sumens; nam et ridi-<text:line-break/>culum plane sit, adeo mullas ac varias, saepe etiam con-<text:line-break/>trarias indicationes ah una communitate fieri. Nam si etiam<text:line-break/>. demus indicationem aliquam a tempore sumi, quae tandem</text:span></text:p>
      <text:p text:style-name="P5"><text:span text:style-name="T5">ea sit licere par est, ac summa quapiam una eam complecti;<text:line-break/>veluti lu reliquis omnibus ipse quoque Thessalus facit, ne-<text:line-break/>dum nos. Quippe unum issi perpetuo indicat astrictus af-<text:line-break/>fectus, </text:span><text:span text:style-name="T20">nempe</text:span><text:span text:style-name="T5"> ut laxetur; unum rursus fluxus, ut adstringa-<text:line-break/></text:span><text:span text:style-name="T1">tur. </text:span><text:span text:style-name="T5">Quin etiam in ipsis ulceribus quod sordidum est, ab-<text:line-break/>stergeri postulat, quod cavum est, impleri, quod aequabile<text:line-break/></text:span><text:span text:style-name="T1">est, </text:span><text:span text:style-name="T5">cicatrice induci, cui caro supercrevit, hanc sibi detrahi,<text:line-break/>etiam eo ipso auctore; ergo sicut in horum singulis, ita lu</text:span></text:p>
      <text:p text:style-name="P6"><text:span text:style-name="T5">diuturnis quoque alterum aliquid ad. proportionem ostendat;<text:line-break/>quod unum sit; verum' non potest; nam et excidenda ea<text:line-break/>praecipit. At quaenam; </text:span><text:span text:style-name="T20">quaeso,</text:span><text:span text:style-name="T5"> sit ista rationabilis a tempore<text:line-break/>indicatio ? tum- reinedio ex sinapi uti, de quo vanum illud<text:line-break/>nomen metasyncriseos usurpat? ad haec ex radicula vo-<text:line-break/>mitu, et postremo, quum nihil ultra inveniat, veratro ? Ve-<text:line-break/>rum haec quidem ;quemadmodum - dixi, </text:span><text:span text:style-name="T20">etiam</text:span><text:span text:style-name="T5"> iii sequen-<text:line-break/>tibus plenius dicentur, ubi ninil usquam ullo in-morbo a<text:line-break/>tempore indicari, sed signum iif nonnunquam affeetus esse<text:line-break/>docebimus</text:span><text:span text:style-name="T5">.</text:span></text:p>
      <text:h text:style-name="Heading_20_2" text:outline-level="2">Cap. V<text:span text:style-name="T44">I</text:span>.</text:h>
      <text:p text:style-name="P39"><text:span text:style-name="T5">Verum rursus ad’Hippocratem revertor,<text:line-break/>quem virum sane diligentiae nomine admiror cum lu rallis<text:line-break/>omnibus, tum vero quod scopum, qui medico ad indicatio-<text:line-break/>nem, non lu uno alterove, scd prorsius omni morbo </text:span><text:span text:style-name="T5">fit<text:line-break/></text:span><text:span text:style-name="T5">spectandus, non omiferit. Est autem is qui ab affectus mag-<text:line-break/>nitudine sumitur, quam non modo methodici praetermissi-<text:line-break/>rnnt, non enim est id mirum, sed etiam rationalium plu-</text:span></text:p>
      <text:p text:style-name="P6"><text:span text:style-name="T20">Inui,</text:span><text:span text:style-name="T5"> atque etiam empirici, quanquam alio modo, omnes.<text:line-break/>Nam ubi in plethorico, ut illi loquuntur, concursu vacua-a<text:line-break/>. tionern a se observatam dicunt, manifeste satentur.ob nullius<text:line-break/>alterius eorum, quae lu aegro visuntur, .respectum, se ad<text:line-break/>vacuationem accedere. -Neque, hoc. dico propterea, quod<text:line-break/>purgatio vacuatio sit, quam plethoricus concursus non indi-<text:line-break/>cet, sed quod etiam, tametsi plethoricus concursus non ad-<text:line-break/>sit, ad ipsam tamen sanguinis missionem interdum fit con-<text:line-break/>fugiendum ; nam si vehemens morbus sit cum virium robore,<text:line-break/>nemo est qui venam non.sccet, qui in artis operibus sit<text:line-break/>exercitatus. Nam ipsos empiricos ridemus, quum lapsu<text:line-break/>aliquo aut plaga aliqua contusae vehementer corporis partes<text:line-break/>fuerint, ad sanguinis missionem confugere; quanquam idem<text:line-break/>homo paulo ante sanus suerat, prorfusque redundantiae san-<text:line-break/>guinis expers. Ex quo patet non hoc esse, quod mitten-<text:line-break/>dum sanguinem indicet, sed magnitudinem morbi ac virium<text:line-break/>robur, exceptis a sermone pueris. Nam et alia ratione, si</text:span></text:p>
      <text:p text:style-name="P6"><text:span text:style-name="T5">quis etiamnnm sanus, nec adhuc quicquam laesus, lu san-<text:line-break/>guinis redundantis concursu fit positus, non statim huic mitti<text:line-break/>sanguinem est necesse; imo aliis satisfacit inedia, aliis cibi<text:line-break/>parcitas, aliis soluta alvus, vel purgatio, vel frequentius<text:line-break/>• balneum, aliis sola exercitatio vel multa frictio abunde fuit;<text:line-break/>' missio vero sanguinis ne ab'ipsis quidem empiricis iis qui<text:line-break/>ita sc habent necessario adhibetur. Ad eundem modum nec<text:line-break/>purgatio in sola vitiosi succi abundantia convenienter susci-<text:line-break/>pitur; scd sicut missio sanguinis vel propter ipsius abundan-<text:line-break/>tiam, vel.propter morbi magnitudinem, ita purgatio et prop-<text:line-break/>ter abundantiam alterius cujusquam humoris, et propter<text:line-break/>vehementiam morbi adhibetur. . Ac de sanguinis missione<text:line-break/>tum in alio libro egimus tum vero in sequentibus agemus.<text:line-break/>De purgatione in hoc libro disseram, quod desiderant enim<text:line-break/>aegri hanc non modo ut noxium excrementum, </text:span><text:span text:style-name="T20">quoque<text:line-break/>. vexantur,</text:span><text:span text:style-name="T5"> purget, scd etiam ut tum revellat tum vacuet.</text:span></text:p>
      <text:p text:style-name="P8"><text:span text:style-name="T5">Atque ob eam rem Hippocrates tum in reliquis omnibus.<text:line-break/>operibus tum lu eo quod de ulceribus prodidit .etiam</text:span></text:p>
      <text:p text:style-name="P7"><text:span text:style-name="T5">morbi magnitudinem ad purgationis indicationem considerat.<text:line-break/></text:span><text:span text:style-name="T20">Purgatio enim,</text:span><text:span text:style-name="T5"> inquit, </text:span><text:span text:style-name="T20">per alvum plurimis ulceribus pro-<text:line-break/>dest, praeterea vulneribus quae in capite sunt accepta,<text:line-break/>item quae in ventre et articulis, ad haec iis in quibus</text:span><text:span text:style-name="T5"> ossi<text:line-break/></text:span><text:span text:style-name="T20">caries impendet</text:span><text:span text:style-name="T20">, </text:span><text:span text:style-name="T20">praeterea iis guae Juuntur </text:span><text:span text:style-name="T20">et </text:span><text:span text:style-name="T20">exeduntur<text:line-break/>et herpetibus et reliquis quae ulcera diuturna reddunt,<text:line-break/>etiam quaecunque deliganda sunt, per </text:span><text:span text:style-name="T20">alvum purganda<text:line-break/></text:span><text:span text:style-name="T20">Juni.</text:span><text:span text:style-name="T5"> His verbis clare nos docuit ulceribus omnibus et<text:line-break/>vulneribus, qpoties pervalida sunt, purgationem esse utilem.<text:line-break/>Quum enim trifariam non hae modo affectiones, </text:span><text:span text:style-name="T5">verum<text:line-break/></text:span><text:span text:style-name="T5">etiam reliquae omnes vehementes magnaeque </text:span><text:span text:style-name="T5">reddantur, </text:span><text:span text:style-name="T5">vel<text:line-break/>propter affectae partis praestantiam, vel </text:span><text:span text:style-name="T5">propter </text:span><text:span text:style-name="T5">affectus<text:line-break/>. magnitudluem, vel propter cacoethium, cuiusque horum se-</text:span></text:p>
      <text:p text:style-name="P8"><text:span text:style-name="T5">orsum </text:span><text:span text:style-name="T5">ridetur </text:span><text:span text:style-name="T5">Hippocrates mentionem fecisse, utique in ca-<text:line-break/></text:span><text:span text:style-name="T5">pitis </text:span><text:span text:style-name="T5">ventrisque </text:span><text:span text:style-name="T5">vulneribus </text:span><text:span text:style-name="T5">praestantiam laesae indicans par-</text:span><text:span text:style-name="T5">'<text:line-break/></text:span><text:span text:style-name="T5">tis. Ventrem autem hoc loco non solum inferiorem intel-<text:line-break/>ligendum esse, scd etiam superiorem, patere </text:span><text:span text:style-name="T5">cuivis arbitror;<text:line-break/></text:span><text:span text:style-name="T5">diviso namque </text:span><text:span text:style-name="T5">quod </text:span><text:span text:style-name="T5">inter collum </text:span><text:span text:style-name="T5">et crura est trunco </text:span><text:span text:style-name="T5">in</text:span></text:p>
      <text:p text:style-name="P6"><text:span text:style-name="T5">duas capacites maximas, prior sub thorace, secunda sub </text:span><text:span text:style-name="T20">pe-<text:line-break/>ritonaeo</text:span><text:span text:style-name="T5"> continetur. Et sane vulnus quod intra thoracem,<text:line-break/>intrave etiam peritonaeum penetravit, -non parvum pericu-<text:line-break/>culum affert, potissimum si quid interiorum una sitvulnera-<text:line-break/>tum; quin etiam cacoethe statim fieri quaecunque in arti-<text:line-break/>-culis accepta vulnera sunt, id quoque omnes fere sciunt;,<text:line-break/>empirici quidem ex sola ipsa experientia, cui soli attendunt;<text:line-break/>qui vero corporis naturae scientiam comparare studuerunt,<text:line-break/></text:span><text:span text:style-name="T1">ex </text:span><text:span text:style-name="T5">ipsa vulneratarum partium organicarum natura. Ubi<text:line-break/>, enim tendones et inervi et carne vacua atque ossea loca<text:line-break/>sunt, hic doloris, vigiliarum, convulsionis et delirii pericu-<text:line-break/></text:span><text:span text:style-name="T1">lum </text:span><text:span text:style-name="T5">instat; tum haec igitur vulnera tum quae 'suuntur, </text:span><text:span text:style-name="T1">id<text:line-break/>est </text:span><text:span text:style-name="T5">quae adeo sunt magna ut suturis indigeant, aut si non<text:line-break/>his, certe deligatura, alvi purgationem desiderant. At vero<text:line-break/>jam dictum in proximo libro est, quae magna ulcera sunt<text:line-break/></text:span><text:span text:style-name="T1">ea </text:span><text:span text:style-name="T5">vel suturis vel deligaturis esse conjungenda. Quin etiam<text:line-break/>quibus corrumpendi ossis periculum impendet, ea utique<text:line-break/></text:span><text:span text:style-name="T1">cum </text:span><text:span text:style-name="T5">--magnitudine phlegmones sunt. Jam quaecunque ere-</text:span></text:p>
      <text:p text:style-name="P6"><text:span text:style-name="T5">duntur, hoc est eroduntur, ea tum maligna sunt tum ma-<text:line-break/>lorum succorum suboles. Herpetes quoque a bilioso ex-<text:line-break/>cremento ortum habent, reliquaque quae luveterantur </text:span><text:span text:style-name="T20">om-<text:line-break/>nia</text:span><text:span text:style-name="T5"> ex hujusmodi aliqua eausa proveniunt; quare in om-<text:line-break/>nibus his non sine ratione purgare per alvum jubet, lu<text:line-break/>. progressu vero haec insuper adjicit: in </text:span><text:span text:style-name="T20">omni ulcere cui ery-<text:line-break/>sipelas supervenit purgati corpus oportet</text:span><text:span text:style-name="T5">, qua </text:span><text:span text:style-name="T20">parte ul-<text:line-break/>ceri maxime conducit, sive id per superna sive per inferna<text:line-break/>sit;</text:span><text:span text:style-name="T5"> cujus etiam ipsius rei discrimen in libro de humoribus<text:line-break/>nos edocuit, revellere nos jubens ad contraria, derivare<text:line-break/>yero ad latera; qulu etiam quum maxime repit, tum revel-<text:line-break/>lendum; nictum vero et de hoc lu eo libro esu Quare<text:line-break/>nunc quoque, si etiamnum fluxio valenter irruat, ad contra-<text:line-break/>ria revellemus, utique si in superioribus ulcus consistat, per'<text:line-break/>inferna purgantes; sin autem lu inferioribus sit, superiorem<text:line-break/>ventrem vacuantes; at si jam fluxio restitit atque in parte<text:line-break/>inhaesit, derivare per viclua magiis expedit, quum et in pro-<text:line-break/>pluquiora translatio sit et purganti medicamento promptior</text:span></text:p>
      <text:p text:style-name="P6"><text:span text:style-name="T5">tum accessus tum attractus e vicino detur. Hanc vero ra-<text:line-break/>tionem ad aliam quoque artis partem spectare, nempe quae<text:line-break/>de succorum medicatione praecipit, neminem latere arbitror,<text:line-break/>proindeque in sequentibus etiam repetere eam erit necesse<text:line-break/>ac totam absolvere. Nunc illud docere volo, tum ipsam<text:line-break/>morbi sive vim sive magnitudinem appellare velis scopum'<text:line-break/>a nobis detractionis sanguinis vel purgationis statuendum<text:line-break/>esse, tum vero Hippocratem hanc omnium quos novimus<text:line-break/>primum indicationem adinvenisse. Ac de aliis quidem mor-<text:line-break/>bis in sequentibus libris id ostendam, de ulceribus vero in<text:line-break/>hocce. De purgationibus quidem mini explicatum jam est.<text:line-break/>Nam quum triplici genere morbus quisque sit magnus ac<text:line-break/>gravis,. aut propter praecellentiam partis affectae, aut prop-t<text:line-break/>ter affectus magnitudinem, aut propter ipsius cacoethiarn,<text:line-break/>• omnium horum meminit Hippocrates ubi de purgatione</text:span></text:p>
      <text:p text:style-name="P5"><text:span text:style-name="T5">egit. Quid igitur, dicet aliquis, nunquid etiam sanguinem<text:line-break/>detrahi interdum suadet propter has ipfas causas? Mini<text:line-break/>vero id quoque jubere videtur, verum breviter nec sine de-</text:span></text:p>
      <text:p text:style-name="P6"><text:span text:style-name="T5">monstratione, veluti tum huic ipsi tum reliquis priscis mos<text:line-break/></text:span><text:span text:style-name="T5">- </text:span><text:span text:style-name="T5">suit. Id ita esse intelliges primum quidem si haec ejus ver-.</text:span></text:p>
      <text:p text:style-name="P5"><text:span text:style-name="T5">ba relegeris: </text:span><text:span text:style-name="T20">Omni recens fasto vulneri, nisi in ventre sit,<text:line-break/>expedit ex ipsa vulnere siatim sanguinem plus minusve ssc<text:line-break/>siuere, nam phlegmone minus tentabitur turn ulcus ip-<text:line-break/>sum tum quae circumposita loca sunt.</text:span><text:span text:style-name="T5"> Post haec autem si<text:line-break/>veiba quae in libro de ulceribus ab eo sunt scripta, tum<text:line-break/>quae in assis omnibus libris,saepe proposuit recorderis, de-<text:line-break/>bere imitatorem esse medicum non tantum naturae, scd<text:line-break/>etiam eorum quae quum sua sponte veniunt conferunt, clare<text:line-break/>jam fenis mentem lutelliges de sanguine, quum magna sunt<text:line-break/>vulnera, detrahendo. Si namque expedit in talibus san-<text:line-break/>guinern effluere, non autem effluxit, quod deesttipse ad-<text:line-break/>jicias oportet; declarant id ea quae subjungit; quippe<text:line-break/>haec llatim cum dictis verbis copulat.- </text:span><text:span text:style-name="T20">Et ab iis quae in-,<text:line-break/>veterata Juni ulcera ut sanguis</text:span><text:span text:style-name="T5"> crebro </text:span><text:span text:style-name="T20">fluat efficere</text:span><text:span text:style-name="T20">'<text:line-break/></text:span><text:span text:style-name="T20">prodest utcunque opportunum videbitur, tum ab ipsis ul-<text:line-break/>. ceribus tum a circumpositis ulceri partibus.</text:span><text:span text:style-name="T5"> Nam quo-</text:span></text:p>
      <text:p text:style-name="P5"><text:span text:style-name="T5">Uiam praedixerat </text:span><text:span text:style-name="T20">omni ulceri recens jacto sanguinem emit-</text:span></text:p>
      <text:p text:style-name="P6"><text:span text:style-name="T20">tendum estse,</text:span><text:span text:style-name="T5"> cernens, nisi etiam de luveteratis mentionem<text:line-break/>faceret, fore ut ab aliquo putaretur de recentibus tantum<text:line-break/>ita pronunciasse, idcirco illud recte adjecit, </text:span><text:span text:style-name="T20">et ab invete-<text:line-break/>, ratis ulceribus sanguinem mittendum ejsie.</text:span><text:span text:style-name="T5"> At si id per-<text:line-break/>petuum est quod ab eo didicimus, incipientem fluxionem re-<text:line-break/>vellendam esse, fixam vero jam in laborante parte vacuan-<text:line-break/>dam esse vel ab ipsa parte affectu vel a maxime vicina,<text:line-break/>in promptu nobis et de sanguinis detractione colligere nunc<text:line-break/>est quod in principio haec e longinquo, postea ab ipsis ex-<text:line-break/>ulceratis partibus sit emolienda. Quin etiam si iis quae jam<text:line-break/>dixi illud quoque adjicias, quod ipsum qui redundat humo-<text:line-break/>rem vacuandum esse Hippocrates suadet, alias fanguinis detra-<text:line-break/>ctionem adhibebis, quum videlicit is vincit, alias medicamen-<text:line-break/>tum, quod ad bilem flavam vel atram vel pituitam educendam<text:line-break/>vim habet, dabis, illius inlerimlu omnibus his non imine-<text:line-break/>mor, non esse ulceris qua ulcus est ullam id genus curatio-<text:line-break/>nem, sed vel vitiosi qui conjunctus est succi, vel plenitudinis,<text:line-break/>yei phlegmones, vel herpetis, vel ejus generis alterius; scd</text:span></text:p>
      <text:p text:style-name="P7"><text:span text:style-name="T5">nec illius oblitus; quod aliquid, interdum ex iis-. quae ulceri-<text:line-break/>bus accidunt indicationem .propriam suggerat, veluti, et mag-<text:line-break/>nitudo. i </text:span><text:span text:style-name="T5">’ </text:span><text:span text:style-name="T5">Dictum autem, et de ipsis ulceribus est lu libro<text:line-break/>qui hunc praecedit, ubi ulcerum differentias omnes et quot<text:line-break/>et quae sint et quae sit uniuscujusque indicatio, exposui-<text:line-break/>mus. Praeberi tamen vacuandi indicationem ab ipsa morbi<text:line-break/>vi ac magnitudine in eo libro non dixi, propterea quod et.<text:line-break/>longiorem demonstrationem requirebat, et totius corporis<text:line-break/>curam cum ulceribus lu eo non conjunxi; hic vero exe-<text:line-break/>quutus sum quantum ad rem propositam erat utile.</text:span></text:p>
      <text:h text:style-name="Heading_20_2" text:outline-level="2">Cap. VII.</text:h>
      <text:p text:style-name="P39"><text:span text:style-name="T5">Nam absolutus sermo de hoc genere in-<text:line-break/>dicationis, quam a magnitudine morbi sumi diximus, etiam<text:line-break/>in sequentibus habendus restat; pari modo de indicatione<text:line-break/>quae ab aetate fumitur, praeterea de ea quae ab humoribus<text:line-break/>fanandis accipitur; ad eundem modum et quae ab affectis<text:line-break/>partibus indicatio exhibetur consummatius. in sequentibus<text:line-break/>libris tradetur. Nunc enim quod ab earum natura, id est<text:line-break/>temperamento et substantia sumi ad curationem potuit, tau-</text:span></text:p>
      <text:p text:style-name="P7"><text:span text:style-name="T5">tum diximus; quae vero tum a litti tum conformatione;<text:line-break/>itemqne usu; praeterea sensus acnmlue hebetudlueve indicatio<text:line-break/>suggeritur, hanc non attigimus; dicatur itaque et de his quan-<text:line-break/>tum sit ad ulcerum curationem utile. Igitur quae praedita<text:line-break/>sensu pars est , eam quam maxime citra dolorem curare ten-<text:line-break/>tandum, tradita vero auodynorum remediorum materia est<text:line-break/>in iis libris qui sunt de simplicibus medicamentis inscripti.<text:line-break/>Quae stupidior est; haec, si affectus ita suadet, valentiora re-<text:line-break/>media recipit, et principis quidem partis robur servari opor-<text:line-break/>tet, veluti latius ubi de phlegmone agemus docebitur; quod<text:line-break/>tale non est, licet huic eam medendi rationem, tuto adhi-<text:line-break/>beas quae laxando remrttendoque mitiget. Atque haec qui-<text:line-break/>dem in sequentibus fusius tractabimus. In hoc libro indi-<text:line-break/>cationenr quae a situ et a conformatione partium sumitur<text:line-break/>trademus, atque itu quarto huic libro finem imponemus.<text:line-break/>Hinc igitur excogitatum est ei cui exulceratus ventriculus<text:line-break/>sit medicamenta esse bibenda; cui stomachus, non semel<text:line-break/>nec tota simul assumenda, sed paulatim et assidue, quando</text:span></text:p>
      <text:p text:style-name="P6"><text:span text:style-name="T5">ex transitu et contactu vulneribus quae hic sunt utilitas' ac-<text:line-break/>cedit, non ex continendo et diutius adhaerendo, sicut iis<text:line-break/>quae lu ventriculo sunt. Quin imo et quod crassiora haec<text:line-break/>et magis lenta suit adhibenda, id quoque a situ et coufor-<text:line-break/>niatione est inssicatnm. Nam quoniam gula transitus qui-<text:line-break/>dam comestorum bibitorumque est, idcirco medicarnento-<text:line-break/>rum eget quae adhaerere et undique quasi concrescere et ag-<text:line-break/>glutinari possint, non autem quae elui ac defluere sint promp-<text:line-break/>ta. Ac circa partes ejus conerescunt quae erassa, aggluti-<text:line-break/>nantur quae lenta sunt. Quae vero ulcera lu crassis sunt<text:line-break/>intestinis, iis quae per Iedem injiciuntur remediis magis<text:line-break/>egent; nam ipsi magiis funt propinqua; quae in tenuibus<text:line-break/>habentur, quoniam et longinquiora sunt et medio situ po-<text:line-break/>sita, ambo </text:span><text:span text:style-name="T20">requirunt,</text:span><text:span text:style-name="T5"> et quae superne sumuntur et quae<text:line-break/>- per sedem infunduntur medicamenta. Sane communis orn-<text:line-break/>nium internarum partium indicatio est, ut ea eligantur quae<text:line-break/>animalis naturae maxime sint familiaria, sive ea cibi sint<text:line-break/>sive medicamenta; fugiantur respuantmque huic contraria;</text:span></text:p>
      <text:p text:style-name="P7"><text:span text:style-name="T5">quanquam in iis quae foris sunt ulceribus innoxius etiam<text:line-break/>talium medicamentorum est usus., aeruginis aerisque ulli et<text:line-break/>aeris iquamae et cadmiae et pompholygis, lithargyri et ce-<text:line-break/>russae; haec igitur et similia interioribus exhiberi non debe-<text:line-break/>bunt. Porro proditum de natura horum est tum in tertio<text:line-break/>de temperamentis volumine tum in libris desimplicibus me-<text:line-break/>dicamentis. Eligenda vero alimenta sunt, si ad cicatricem<text:line-break/>perducere airt glutinare nicus studemus, tum austera tum<text:line-break/>glutinosa tum quae minime mordeant; sin emundure, quae<text:line-break/>modice abstergeant, quod munus mel crudum praeter caetera<text:line-break/>praestat. Austerae vero potiones et ejusdem rationis, ali-<text:line-break/>menta cuique sunt nota. Voco austerum id quod adftrin-<text:line-break/>gens dicitur, acerbum vero quod intensum austerum est.<text:line-break/>. Quae vero medicamenta citra internarum partium .molestiam<text:line-break/>fumantur tradita surit in iis libris qui de medicamentis<text:line-break/>sunt scripti, dicetur tamen et nunc eorum formula. </text:span><text:span text:style-name="T20">Ergo<text:line-break/>internis ulceribus opitulantur</text:span><text:span text:style-name="T5"> hypocysts et balaustium et<text:line-break/>cytini punicorum et galla et malicorium et terra Samia et<text:line-break/>Lemnium sigillum et rhois rosarum que succus et acacia alia-</text:span></text:p>
      <text:p text:style-name="P6"><text:span text:style-name="T5">quae id genus, quae ulceribus internis praesidium afferunt nec<text:line-break/>ullam visceribus noxam inferunt. Danda vero haec sunt ex<text:line-break/>aliquo adstringentium decocto, vel mali cotonei vel itisci veI<text:line-break/>fummorum rubi vitisve vel myrtorum vel denique ex vino<text:line-break/>aliquo austero. Non latet autem et de vini usu, quod caven-<text:line-break/>dum id est ubi phlegmones suspicio adest, alias dari nihil<text:line-break/>velat. At manifestum est ejusmodi medicamenta praepa-<text:line-break/>randa, ac jam dictis humidis excipiendis esse; tum vero<text:line-break/>tragacanthen et gurnmi illis admiscenda ac potissimum<text:line-break/>quis ea iis quae in gula sunt exhibebit. Sed et gargarizare<text:line-break/>quoque jubendum est ei qui ad fauces et paristbmia bis ute-<text:line-break/>tur. At ad ulcus quod in aspera sit arteria, ut supinus<text:line-break/>- quam diutissime in ore teneat ac omnes qui illic sunt mus=<text:line-break/>culos relaxet remittatque praecipiendum; influit enim sic<text:line-break/>sensim et paulatim de medicamento aliquid sensibiliter et<text:line-break/>manifeste in ipsam arteriam; nam et quum secundum na-<text:line-break/>turam se habet, scire licet potionis nonnihil huc percolari-<text:line-break/>Sed veluti in secunda valetudine, ita lu adversa cavendum</text:span></text:p>
      <text:p text:style-name="P6"><text:span text:style-name="T1">est </text:span><text:span text:style-name="T5">ne largius influat, utpote quod tussim excitabit. Nam<text:line-break/>quoad humor undique juxta tunicas arteriae ceu juxta mu-<text:line-break/>mm aqua descendit, tussim non cit; si quid per. mediam spi-<text:line-break/>ritus viam incidit, tusses statim excitat. Tum haec igitur a<text:line-break/>situ et conformatione partium omnia sunt desumpta, tum<text:line-break/>vero non minus illud quod 'omnibus medicamentis quae<text:line-break/>thoracis et pulmonum ulceribus sunt destinata, mel sit ad-<text:line-break/>miscendum ; nam si sola austera his medicamenta exhibueris,<text:line-break/>ea in ventriculo morabuntur. Ergo distributionis eorum<text:line-break/></text:span><text:span text:style-name="T20">in corpus</text:span><text:span text:style-name="T5"> instrumentum est mel, ac celeris transitus veluti<text:line-break/>vehiculum; cum eo quod nec ulceri nocebit. Ad eundem<text:line-break/>- modum quoties in vesica et renibus vitium consistit, non<text:line-break/>solum mel ipsum, sed etiam eorum-quae urinas movent<text:line-break/>quippiam ulcerum medicamentis misceri oportebit. Illud<text:line-break/>quoque patere vel me tacente, cuivis arbitror, exulceratas<text:line-break/>partes tum ex earum . substantia tum functione tum usu<text:line-break/>tum situ tum conformatione discerni. Monstratum aulem</text:span></text:p>
      <text:p text:style-name="P7"><text:span text:style-name="T5">id abunde est in libro de dignotione affectorum locorum;<text:line-break/>verum </text:span><text:span text:style-name="T20">noti</text:span><text:span text:style-name="T5"> est de illis nunc dicendi locus; rursus igitur ad<text:line-break/>medendi methodum revertor. Ajo igitur et haec et alia<text:line-break/>multa ex couforrnatione partium posituraque indicari; nam<text:line-break/>quando nec deligare commode aegram partem possis, nisi<text:line-break/>prius vel ex conformatione vel positura vel utrisque indi-<text:line-break/>cationem sumpseris, scd nec immittere lu sedem clysteris<text:line-break/>fistulam commode queas absque ejus generis indicatione.<text:line-break/>Jam per penem injicere medicamenta in vesicam saepe ne-<text:line-break/>cessum esu Illud de cathetere apponere opus non est,<text:line-break/>quod eo probe uti omnino nequeas, nisi et situm et figuram<text:line-break/>totius vesicae perspectam habeas. In talibus ergo omnibus<text:line-break/>clare patet non parum ad totam curationem affectum ipsum<text:line-break/>locum simul indicare, lu iis autem quae rupta dicuntur<text:line-break/>plures indicationes in idem concurrunt, siquidem et quae a<text:line-break/>situ capitur recte ad examen venit; nam propterea quod<text:line-break/>et in profundo corporis funt et latent, idcirco diversam</text:span></text:p>
      <text:p text:style-name="P6"><text:span text:style-name="T5">curationem ab iis quae apparent postulabunt. Quoniam<text:line-break/>vero cum ecchymosi quidem tnnnino, aliquando vero et<text:line-break/>cum contusione, circum ipsam praeruptam carnem consistunt,<text:line-break/>idcirco plures curationes indicabunt; scmper enim asse-<text:line-break/>ctuum numero primi medendi scopi respondent. Ac do-<text:line-break/>cebitur quidem ubi de phlegmone disseremus locuple-<text:line-break/>tius quod valentiora medicamenta requirant quaecunque<text:line-break/>in profundis partibus laborant quam quae in summo cor-»<text:line-break/>pore sunt affecta. Nunc id saltem arbitror patere, quod<text:line-break/>exolvi necessum est meelicamentorum quae foris applican-<text:line-break/>tur vim ubi quod ab his juvandum est in profundo latet;-<text:line-break/>quare intendere hanc eatenus oportebit quatenus per trans-*<text:line-break/>itum ad profundum est remittenda. Sane ecchynrofis om-<text:line-break/>nis vacuationem pro remedio curationis indicat; quare ca-<text:line-break/>lefacientibus huic et modice siccantibus medicamentis est<text:line-break/>opus. Nam quae vehementer siccant, discutiunt illa siqui-<text:line-break/>dem in principio evidentius quam quae sunt imbecilla, cae-<text:line-break/>, ferum nonnihil ipsius vitii fcirrhosum dissicileque curatu</text:span></text:p>
      <text:p text:style-name="P6"><text:span text:style-name="T5">relinquunt; dicemus autem de his in sequentibus diligentius;<text:line-break/>sed et nunc quantum ad rem pertinet abunde est dictum.<text:line-break/>Quae enim hurnectant calesaciuntque medicamenta, praeter-<text:line-break/>ea haec quae omnes jam vocare chalastiica, </text:span><text:span text:style-name="T20">laxantia,</text:span><text:span text:style-name="T5"> solent;<text:line-break/>atque ex his quaecunque ad siccius paulo vergunt, nec ta-<text:line-break/>men ad Ihnnc clere manisesteque contrahentia sunt,<text:line-break/>.. haec omnium sunt ecchymomatum remedia. Curandum </text:span><text:span text:style-name="T20">vero<text:line-break/></text:span><text:span text:style-name="T5">est ut una cum ruptis quae in profundo haerent corpore<text:line-break/>haec tum vires magis habeant intentas tum ipsa magis<text:line-break/>acria magisque incidentia sint, tum, ut semel dicam, tanto<text:line-break/>efsicaciora quanto magis a cute ad profunda ecchymosis<text:line-break/>excessit. In talibus sane nec cucurbitae usus sit inutilis; id<text:line-break/>etiam est instrumentum ad violentum attractum a medicis<text:line-break/>excogitutuin. Caeterum quum totum ecchyrnoma discussum,<text:line-break/>siccare jam vehementius ruptum ipsum permittitur, ac deli- •<text:line-break/>gatura conjungere, omniaque in summa facere quae ut<text:line-break/>ulcus coalescat efficiant. Ergo si discussum celeriter ecchy-''<text:line-break/>moma sit, facile coalescet ruptu ipsa curo; sin longiore spa-</text:span></text:p>
      <text:p text:style-name="P6"><text:span text:style-name="T5">tio discussum sit, sordes multa subnascens medium inter ulce-<text:line-break/>ris labra spatium occupat, ita ut jam coire ruptio non possit<text:line-break/>Atque nide adeo fit ut qualibet leni de causa nos haec sui<text:line-break/>admoneant; nam sive quis obriguit, sive non 'concoxit; sive<text:line-break/>febre laboravit, sive fe vehementius fatigavit, ejusmodi<text:line-break/>partibus illico dolet; non enim lu idem colere ruptionis<text:line-break/>labra, scd tentum prope sunt admota; quo fit ut leve rno-<text:line-break/>rnentum ea facile separet et medium locum supervacuo hu-<text:line-break/>more repleat. Et quid quaeso aliud quam assidue novum<text:line-break/>, ecchymoma his gignitur et primo illi, quum videlicet pri-<text:line-break/>mum curo est rupta., simile? nisi quod nunc ex tenui magis<text:line-break/>Paule constat, quum in principio e sanguine ecchymoma<text:line-break/>esset, ideoque facilius etiam nunc quam intra luitia discuti-<text:line-break/>tur. Haec itaque quae hactenus diximus disputationi de<text:line-break/>ulceribus satisfacient, finemque jam quarto huic volumini<text:line-break/>impono.</text:span></text:p>
      <text:h text:style-name="P1" text:outline-level="1"><text:bookmark-start text:name="bookmark8"/>GALENI METHODI MEDENDI<text:line-break/>LIBER V.<text:bookmark-end text:name="bookmark8"/></text:h>
      <text:h text:style-name="Heading_20_2" text:outline-level="2">Cap. I.</text:h>
      <text:p text:style-name="P39"><text:span text:style-name="T5">Quemadmodum quis ulcerum curationem<text:line-break/>optime moliatur, quum duobus ante hunc libris docueri-<text:line-break/>mus, illud obiter ostendimus, reliquos omnes medicos, qui<text:line-break/>simplicium lu nobis partium elementis minime inquisitis ar-<text:line-break/>tem adeunt, non posse quicquam certa ratione sanare, mini-*<text:line-break/>meque, omnium qui Thessali sectam profitentur; reliqui<text:line-break/>namque ea saltem ulcera quae in diversis sint partibus di-<text:line-break/>versis rationibus sananda censent, ipsa nimirum experientia<text:line-break/>docti. Qui vero Thessalum auctorem fequuntur, propter</text:span></text:p>
      <text:p text:style-name="P6"><text:span text:style-name="T5">abundantiam sapientiae omne ulcus, quacunque in parte<text:line-break/>animalis fiederit, similis egere curationis putant; nam si ca-<text:line-break/>vum sit, impleri, si aequale, cicatrice induci, si curo super-<text:line-break/>crescat,, hanc detrahi, si cruentum recensque sit, agglutina-<text:line-break/>tionem postulare ajunt: ceu vero qui haec norit, eum recte<text:line-break/>mederi sit necesse, nec fit haec ratio etiam cuilibet e plebe<text:line-break/>communis, quum nemo sit qui horum quidquam ignoret. Cae-<text:line-break/>teruni nec quemadmodum cerne implendus sinus sit, nec<text:line-break/>quemadmodum ad cicatricem perduci quod impletum est de-<text:line-break/>beat, aut comprimi quod superauctum, auf coalescere quod,<text:line-break/>purum citraque sinum est intelligunt; siunt enim ejusmodi<text:line-break/>opera tantum medicorum quae vel ratione vel experien-<text:line-break/>tia vel utriusque ope stint inventa. Rursus igitur repeten-<text:line-break/>tes surnmatim ea percurramus , quo dicendorum caput cum<text:line-break/>dictorum copuletur calce. Monstratum est omne ulcus sic-<text:line-break/>cantia medicamenta requirere, verum cavum minus quam<text:line-break/>reliqua, sic ea quae praeterquam quod modice siccent, etiam<text:line-break/></text:span><text:span text:style-name="T20">abstergendi</text:span><text:span text:style-name="T5"> facultatem obtineant, desiderare, quod vero con-</text:span></text:p>
      <text:p text:style-name="P6"><text:span text:style-name="T5">jungi sibi labra postulat, cujusrnodi </text:span><text:span text:style-name="T5">sunt </text:span><text:span text:style-name="T5">quae medicis cruenta </text:span><text:span text:style-name="T5">,<text:line-break/></text:span><text:span text:style-name="T5">dicuntur huic tum quae magis </text:span><text:span text:style-name="T5">etiam siccent tum vero </text:span><text:span text:style-name="T5">quae<text:line-break/>citra abstersionem </text:span><text:span text:style-name="T5">leniter adstringant opus esse. Jam </text:span><text:span text:style-name="T5">quae<text:line-break/>ulcera perduci </text:span><text:span text:style-name="T5">ad cicatricem postulant, haec non solum ma-<text:line-break/></text:span><text:span text:style-name="T5">gis adhuc </text:span><text:span text:style-name="T5">siccantibus, </text:span><text:span text:style-name="T5">sed </text:span><text:span text:style-name="T5">etiam strenue adstringentibus rne-<text:line-break/></text:span><text:span text:style-name="T5">dicamentis </text:span><text:span text:style-name="T20">egere.</text:span><text:span text:style-name="T5"> </text:span><text:span text:style-name="T5">Quod </text:span><text:span text:style-name="T5">si </text:span><text:span text:style-name="T5">caro </text:span><text:span text:style-name="T5">eorum praeter </text:span><text:span text:style-name="T5">naturae </text:span><text:span text:style-name="T5">mo-<text:line-break/></text:span><text:span text:style-name="T5">dum lutumuit, acria </text:span><text:span text:style-name="T5">et </text:span><text:span text:style-name="T5">demolientia, </text:span><text:span text:style-name="T5">quae eadem calida sic-<text:line-break/></text:span><text:span text:style-name="T5">caque necessario sunt, desiderare. </text:span><text:span text:style-name="T5">Si quod vero aliud sym-<text:line-break/></text:span><text:span text:style-name="T5">- ptoma ulceri adjunctum erat, ab </text:span><text:span text:style-name="T5">ejus natura </text:span><text:span text:style-name="T5">curationis </text:span><text:span text:style-name="T5">in-<text:line-break/></text:span><text:span text:style-name="T5">dicatio sumebatur, atque ex </text:span><text:span text:style-name="T5">hac </text:span><text:span text:style-name="T5">rursus </text:span><text:span text:style-name="T5">remediorum facul-<text:line-break/></text:span><text:span text:style-name="T5">tas petebatur. </text:span><text:span text:style-name="T5">Si namque sordes innasceretur, quae </text:span><text:span text:style-name="T5">hanc<text:line-break/></text:span><text:span text:style-name="T5">„ </text:span><text:span text:style-name="T5">tollerent opus </text:span><text:span text:style-name="T5">esse, eaque omnia abstergendi facultatem</text:span></text:p>
      <text:p text:style-name="P5"><text:span text:style-name="T5">habere multo </text:span><text:span text:style-name="T5">sane majorem </text:span><text:span text:style-name="T5">quam </text:span><text:span text:style-name="T5">ea quae carne implerent;<text:line-break/></text:span><text:span text:style-name="T5">Si vero copiosior </text:span><text:span text:style-name="T5">in his </text:span><text:span text:style-name="T5">hurniditas </text:span><text:span text:style-name="T5">cerneretur, etiamnnm<text:line-break/></text:span><text:span text:style-name="T5">quod magis </text:span><text:span text:style-name="T5">siccaret medicamento opus esse, caeterum quod<text:line-break/></text:span><text:span text:style-name="T5">propriam </text:span><text:span text:style-name="T5">speciem non egrederetur. At si agglutinans me-<text:line-break/></text:span><text:span text:style-name="T5">dicamentum </text:span><text:span text:style-name="T5">esset, siccans adstringensque id esse debere; si<text:line-break/></text:span><text:span text:style-name="T5">carae impleturum, siccans et </text:span><text:span text:style-name="T5">abstergens atque in singulis</text:span></text:p>
      <text:p text:style-name="P7"><text:span text:style-name="T5">reliquorum ut dictum est. Si vero intemperata subjecta<text:line-break/>caro esset, primum ejus intemperiei succurrendum esse, uti-<text:line-break/>que 'quae siccior praeter naturam esset, hanc humectantibus,<text:line-break/>quae humidior, siccantibus, tum quae calidior esset, refrige-<text:line-break/>rantibus, quae frigidior, hanc calefacientibus, et si gemina<text:line-break/>qualitate esset intemperata, medicamentum quoque eligen-<text:line-break/>tibus quod gemina' esset qualitate contrarium. Nam id<text:line-break/>omnium quae' praeter naturam sunt commune esse, non<text:line-break/>posse </text:span><text:span text:style-name="T20">ad</text:span><text:span text:style-name="T5"> naturam' suam </text:span><text:span text:style-name="T20">redire</text:span><text:span text:style-name="T5"> quicquam sine iis quae ipsi<text:line-break/>facultatem haberent contrariam. ’ Considerandas praeterea<text:line-break/>et intemperiei causas hoc tempore esse, sive hae totius cor-<text:line-break/>poris essent communes, sive quarundam partium propriae,<text:line-break/>quae per sympathiam exulceratam partem infestarent. Me-<text:line-break/>dendum vero esse primariae causae quae intemperiem effi-<text:line-break/>cit; denique vero ipsi quae jam </text:span><text:span text:style-name="T20">facta</text:span><text:span text:style-name="T5"> est; lianc enim com-<text:line-break/>munem scopum esse omnium, quae ex causa aliqua oriantur.<text:line-break/>Ostendimus autem tum ab ulcerum differentiis diversas prae-<text:line-break/>beri indicationes, tum eas' quae a laborantis corporis </text:span><text:span text:style-name="T20">tem-i</text:span></text:p>
      <text:p text:style-name="P6"><text:span text:style-name="T5">peramento sumuntur, diversam ab his habere rationem.<text:line-break/>Siquidem illae quum ex iis quae praeter naturam sunt<text:line-break/>fumantur, omnes contraria esse adbibenda dictant, hae quum<text:line-break/>ab eo quod fecundum naturam est capiantur, similia; nam si<text:line-break/>qua siccior pars est, ea magis siccari postulat, quae minus<text:line-break/>talis est, ea minus est siccanda. Ad eundem certe modum et<text:line-break/>de calefaciendo refrigerandoque esi </text:span><text:span text:style-name="T20">praeceptum.</text:span><text:span text:style-name="T5"> Nec ile'<text:line-break/>lud omisimus ex praecellentia partis, aut contrario statu,<text:line-break/>itemque ex fenfu acri hebeteve diversum medicandi con-<text:line-break/>silium peti.</text:span></text:p>
      <text:h text:style-name="Heading_20_2" text:outline-level="2">Cap. <text:span text:style-name="T44">II</text:span>.</text:h>
      <text:p text:style-name="P39"><text:span text:style-name="T5">Ergo quod reliquum est hujus morborum<text:line-break/>generis curandi', id nunc apponamus. Nos genus id luci-<text:line-break/>dioris doctrinae causa unitatis solutionem appellavimus,<text:line-break/>. nec refert si continuitatis </text:span><text:span text:style-name="T20">salutionem</text:span><text:span text:style-name="T5"> voces; incidit haec<text:line-break/>non similaribus modo et simplicibus nominatis partibus,<text:line-break/>sed etiam compositis et organicis. At vero remediorum in-<text:line-break/>dicationes aliae a similaribus sumuntur, aliae ab organicis;<text:line-break/>has quidem ambas norunt qui methodum Hippocratis con-</text:span></text:p>
      <text:p text:style-name="P6"><text:span text:style-name="T5">Pectantur, propterea quod utrarumque partium naturam<text:line-break/>intelligunt, alteram autem duntaxat, nempe quae ab or-<text:line-break/>ganicis praebetur, qui Erasistratum et Herophilum scquun-<text:line-break/>tur. Quare in iis qui sequentur sermonibus quaecunque<text:line-break/>a calido, frigido, sicco et lunnido corpore morbove indi-<text:line-break/>cationes sumuntur, nullius certe methodum ni habebuntEra-<text:line-break/>sistrati et Herophili sectatores; quae vero </text:span><text:span text:style-name="T20">a conformatione,<text:line-break/></text:span><text:span text:style-name="T5">situ, praecellentia, acri sensu, aut his contrariis praebentur,<text:line-break/>has non ignorabunt, Illustrius erit quod dicimus, si partes<text:line-break/>ipsas proposuerimus, Quoniam igitur de iis maxime ulce-<text:line-break/>ribus quae in carnosis accidunt partibus hactenus abunde<text:line-break/>tractavimus, nunc tempestivum videtur de iis agere quae<text:line-break/>in arteria, vena et nervo oontingunt; nec de iis abiolute, scd<text:line-break/>tit in quovis funt viscere, vel ut summatim dicam, ani-<text:line-break/>malis parte. Ergo si cui arteria venave magna vulnerata<text:line-break/>est, et copiosum sanguinis profluvium continuo supervenit,<text:line-break/>et glutinari id vulnus difficile quidem etiam in vena est,<text:line-break/>in arteria veru non solum difficile, sed etiam quod fieri,</text:span></text:p>
      <text:p text:style-name="P7"><text:span text:style-name="T20">sicut</text:span><text:span text:style-name="T5"> nonnullis medicorum est xifum, omnino .fortasse non<text:line-break/>possit. Dicendum ergo vicissim de utrisque est, ac prius<text:line-break/>de fanguinis profluvio, secundo de agglutinatione. , Quo-<text:line-break/>niam autem et per anestomosin et-per diapedefin vocatam<text:line-break/>profluvia hujusmodi fiunt, non alienum sit, propterea quod<text:line-break/>.curationem communem habent, etiam hoc loco de iis me-<text:line-break/>minisse , tametsi ex alio esse morborum genere videantur.<text:line-break/>Sane profluit ex vena vel arteria sanguis, aut reseratis va-<text:line-break/>,forum osculis, aut tunica earum divisa, aut, ut quis dixe-<text:line-break/>rit, transcolatus, </text:span><text:span text:style-name="T20">sive sudoris modo'transmijsas.</text:span><text:span text:style-name="T5"> Porro<text:line-break/>, dividitur ipsa tunica tum ex vulneratione tum contusione<text:line-break/>tum ruptione tum erosione. Anestomofis accidit propter<text:line-break/>tum vasis imbecillitatem tum sanguinis ad ejus osculum im-<text:line-break/>petu sinentis copiam, ad haec acrem quampiam, quae illi ex-<text:line-break/>;trinsecus incidat, qualitatem. Diapedefis vero ex tunica quidem<text:line-break/>ipsa rarefacta, sanguine vero tenuato oritur, accidere prae-<text:line-break/>terea interdum potest, et ex- gracilium vasorum anastomosi.<text:line-break/>Dicendum igitur est de horum affectuum unoquoque seor-</text:span></text:p>
      <text:p text:style-name="P7"><text:span text:style-name="T5">sum, ac primum de 'divisione; quam vel ex erosione vel vul-<text:line-break/>nere vel contusione vel ruptione diximus accidere. Quae<text:line-break/>itaque ut causae vulnerant, ea fiunt acuta, atque ad secan-<text:line-break/>dum habilia, quae contundendo solvunt, ea gravia duraque<text:line-break/>sunt, quae rumpunt, omnia id tensionis interventu faciunt;<text:line-break/>idem et intensior actionis vehementia facit, tum succi abun-<text:line-break/>dantia, non utique virium respectu, sed quum a vase'suo<text:line-break/>non continetur; etiam cnstis ab alto, tum grave qnippiam<text:line-break/>durum que, incidens. Nam ejusmodi aliquid quum, vel vasis<text:line-break/>vacuis, vel pusillam omnino rem continentibus lu ea luci-<text:line-break/>derit, si durum ex opposito objectum habent, contusa reddit; at<text:line-break/>'si plenum vas sit, prius id rumpit quam contundat; quum sit<text:line-break/>quod tum accidit persimile, ac si utrem vesicamveimpleas, </text:span><text:span text:style-name="T20">at-<text:line-break/></text:span><text:span text:style-name="T5">'que luhunc lapidem jactes, vel contra lapidi utrem violenter<text:line-break/>illidas. Sane huic persimile est quod accidit lu casibus ab<text:line-break/>alto, quam namque rationem uter habet ad lapidem, hanc<text:line-break/>homo habet ad solum. Quisquis vero ex maximo acutissi-<text:line-break/>Tnoque clamore in, pulmonibus vas perfregit, is violentiae</text:span></text:p>
      <text:p text:style-name="P6"><text:span text:style-name="T5">actionis acceptum malum reseret; similiter huic et. qui ex<text:line-break/>eo, quod praegrave onus corporis aut humeris imponere<text:line-break/>'est conatus, aut alias manibus attollere vas fregit; atque<text:line-break/>hoc etiam magis cui ex concitatissimo cursu, aut valentissi-<text:line-break/>rno saltu, aut aliter pars ulla violenter extensa, id accidit;<text:line-break/>est enim id quoque persimile, ac si funiculum aut lorum<text:line-break/>quam maxime, distendas. Porro perrumpi quoque non pau-<text:line-break/>ca propterea quod sanguinem quem in </text:span><text:span text:style-name="T20">fe</text:span><text:span text:style-name="T5"> habent non con-<text:line-break/>tinent, potissimum quum flatulentus is sit, indicio sunt tum<text:line-break/>dolia, quae saepe musto rumpuntur, tum alia multa valen-<text:line-break/>tissimorum corporum.</text:span></text:p>
      <text:h text:style-name="Heading_20_2" text:outline-level="2">Cap. I<text:span text:style-name="T44">II</text:span>.</text:h>
      <text:p text:style-name="P39"><text:span text:style-name="T5">Si itaque ex vulnere vel clamore vel casu<text:line-break/>vel contusione perruptum vas sit, utique his causa ipsa<text:line-break/>desiit. Si vero ex abundantia fieri potest ut vas etiam<text:line-break/>amplius rumpatur, effectrice saltem adhuc manente causa.<text:line-break/>Atque in hoc quidem affectu vacuanda quamprimum abun-<text:line-break/>dantia est, abhinc sanguis supprimendus, mox ulcus ipsum<text:line-break/>curandum. Ubi vero effectrix causa jam desiit, primum</text:span></text:p>
      <text:p text:style-name="P6"><text:span text:style-name="T5">sistere sunguluem expediet , post ulcus sanare. Quomodo<text:line-break/>igitur sistemus sanguinem? Obturato quidem quod per-<text:line-break/>ruptum est, averso autem atque aliorsum translato quod<text:line-break/>-per id ferebatur; si id eo quo inter initia impetu confluat,<text:line-break/>oseulumqne vasis pari rnosio pateat, citius plane moriatur<text:line-break/>animans, quae profluxio laborat,, quam sanguis cesset ef-<text:line-break/></text:span><text:span text:style-name="T5">z </text:span><text:span text:style-name="T5">-fluere. </text:span><text:span text:style-name="T5">Sed et ulcus ipsum claudetur, vel labris ejus quae</text:span></text:p>
      <text:p text:style-name="P5"><text:span text:style-name="T5">dissident lu idem adductis, vel osculo ejus obstructo.' Ad-<text:line-break/>ducentur in idem labra ejus tum nostrarum manuum opera,<text:line-break/>ubi sic.ad manum ulcus se exhibet, tum per deligaturam,<text:line-break/>tum vero per ea medicamenta quae refrigerent et adstrin-<text:line-break/>gant. Neque enim suere fas est arteriae v.enaeve. vuluus,<text:line-break/></text:span><text:span text:style-name="T5">: </text:span><text:span text:style-name="T5">veluti dixerint qui nullam a vulneratae partis substantia<text:line-break/>naturaque sumi indicationem ajunt. Obstruetur vasis os-<text:line-break/>culum et sanguine ipso concreto </text:span><text:span text:style-name="T5">et </text:span><text:span text:style-name="T5">iis quae foris illi impo-<text:line-break/>nuntur; possunt autem superimponi tum. carnosae ipsae, quae<text:line-break/>circa ulcus sunt partes tum in nonnullis vulneribus ipsa<text:line-break/>cutis, ad haec quaecunque ipsi comminiscimur. Ea sunt et</text:span></text:p>
      <text:p text:style-name="P7"><text:span text:style-name="T5">linamenta et medicamenta emplestica, quae idcirco quod<text:line-break/>ex lenta crassaque substantia consistant meatus obstruunt;<text:line-break/>praeterea quae crustam sive escharan efficiunt; quippe<text:line-break/>hanc quoque ceu septum quoddam hujuscemodi ulceri-<text:line-break/>bus veteres excogitarunt; efficiunt hanc tum ignis ipse<text:line-break/>-tum quaedam medicamenta quibus ignea facultas inest.<text:line-break/>Atque his quidem rebus obstruitur vasis osculum. Aver-<text:line-break/>titur autem sanguis atque ad alias partes convertitur tum'<text:line-break/>derivatione tum revulsione; nam haec quoque Hippocra-<text:line-break/>tis inventa sunt, omnis immoderatae vacuationis com-<text:line-break/>munia remedia. Derivatio ad ricinos locos fit, quum id<text:line-break/>quod per palatum vacuatur per nares derivatur; revulsio<text:line-break/>autein ad contraria, quum ad inferna revellitur. Rursus<text:line-break/>quod per sedem profluit, id per vulvam derivamus, sursum<text:line-break/>vero revellimus. Ita namque et natura facere solet. </text:span><text:span text:style-name="T20">Mu-<text:line-break/>lieri enim,</text:span><text:span text:style-name="T5"> inquit Hippocrates, </text:span><text:span text:style-name="T20">sanguinem vomenti mensi-</text:span></text:p>
      <text:p text:style-name="P8"><text:span text:style-name="T20">' bus eruptis solutio esi.</text:span><text:span text:style-name="T5"> Hac igitur de causa si vel menses<text:line-break/>consertim eruperint, vel sanguis ab utero quoquo modo pro-</text:span></text:p>
      <text:p text:style-name="P6"><text:span text:style-name="T5">fluxerit, seorsum revelles cucurbitam maximam sub mam-<text:line-break/>mis defigens; uam et hoc 'Hippocratis inventum est.' Ean-<text:line-break/>dem ob causam quum a.naribus sanguis erumpit, non re-<text:line-break/>tinent maximae in hypochondriis defixae cucurbitae. In-<text:line-break/>"sigendae autem sunt, si ex dextra nare profluit, super jeci-<text:line-break/>nore; fi exsiuiftra, super liene, si ab utraque nare, super<text:line-break/>.utroque sunt imponendae .viscere. Quod si resolutus ad-<text:line-break/>' 'huc aeger uon sit, etiam vena ex eo cubito incidenda est,<text:line-break/></text:span><text:span text:style-name="T20">qui profusioni e</text:span><text:span text:style-name="T5"> directo </text:span><text:span text:style-name="T20">respondet ,</text:span><text:span text:style-name="T5"> ubi paulum detraxeris,<text:line-break/>mox unam horam intermittens rursus detrahes ; post iterum<text:line-break/>atque iterum pro laborantis viribus. Ad hunc modum et<text:line-break/>reliquas omnes fluxiones, quippe communis ratio est, tum<text:line-break/>revelles tum derivabis, quae per alvum quidem </text:span><text:span text:style-name="T20">fluunt, ea<text:line-break/></text:span><text:span text:style-name="T5">vel per urinas vel uterum; quae vero per urinas, ea vel<text:line-break/>per alvum vel per sedem; pari modo quae per uterum<text:line-break/></text:span><text:span text:style-name="T20">erumpunt,</text:span><text:span text:style-name="T5"> vel per urinas vel per alvUm; quae vero in<text:line-break/>. oculis, aure, vel palato </text:span><text:span text:style-name="T20">fluxiones accidunt,</text:span><text:span text:style-name="T5"> eorum derivatio<text:line-break/>per nares est. Revulsio vero in iis,quae supra sunt om-<text:line-break/>nibus deorsum scmper' agitur, stirsum in iis quaesunt in-</text:span></text:p>
      <text:p text:style-name="P6"><text:span text:style-name="T5">fra. Praeterea a dextris ad sinistra; sicut ab his rursus ad<text:line-break/>' illa; similiter ex iis quae intus habentur ad ea quae fo-</text:span></text:p>
      <text:p text:style-name="P5"><text:span text:style-name="T5">ris sunt, contraqne ab his ad illa. Ergo frictio contrapo-<text:line-break/>sitae partis potissimum per ea medicamenta quae calefaciant;<text:line-break/>praeterea vincula valentius adducta iis quae ad contrarium<text:line-break/>revellant remediis sunt annumeranda; quemadmodum pro-<text:line-break/>fecto et naturalium meatuum qui positi ex adverso sunt<text:line-break/>reclusio; quae vero id praestare medicamenta possint, tra-<text:line-break/>dita. eorum materia a nobis est lu libris quos de medica-.<text:line-break/>mentis prodidimus. Sed de omni fluxione in sequentibus<text:line-break/>etiam libris tractare necessum erit; nunc ad sanguinis pro-<text:line-break/>fluvium est redeundum. Quippe de genere obturantium<text:line-break/>quodammodo est, et vinculum ipsis profluentibus vasis iu-<text:line-break/>jectum, ipsique nostri digiti, dum ea committunt constrin-</text:span></text:p>
      <text:p text:style-name="P8"><text:span text:style-name="T5">. guntque. Est et alia huc pertinens deligatio; quanquam ipsum<text:line-break/>vas cicculo non complectitur sicuti vinculum, verum cum<text:line-break/>ex parte complexu suo committat quodam modo vulneratae<text:line-break/>partis dissidentia labra et quae superimposita sunt contineat.</text:span></text:p>
      <text:p text:style-name="P6"><text:span text:style-name="T5">merito inter constringentia remedia numerato. Praeter<text:line-break/>omnia jam dicta inter haemorrhagiae remedia censeatur </text:span><text:span text:style-name="T5">'<text:line-break/></text:span><text:span text:style-name="T5">et idonea vulneratae partis figura; sed idonea fuerit, si hos</text:span></text:p>
      <text:p text:style-name="P9"><text:span text:style-name="T5">' duos scopos habeat, tum indolentiae tum erectionis partis;<text:line-break/>si vero deorsum vergens, vel dolens, non solum profluvium<text:line-break/>non sistetur, sed etiam, fi non sit, provocabitur. Ergo qui<text:line-break/>haec norit si quando adstiterit ei cui ex vulnere sanguis<text:line-break/>profluit, de his enim primum agam, illico digitum super os<text:line-break/>vulneris vasis imponat, blande innitens ac sine dolore<text:line-break/>comprimens; quippe simul tum.sanguinem sistet tum eum<text:line-break/>concrescere in vulnere faciet. Quin imo si vas unde pro-»<text:line-break/>fluit alte sit demissum, certius ipsis tum situm lutelligat<text:line-break/>tum etiam magnitudinem; praeterea venane sit an arteria,<text:line-break/>post haec lujecto unco attollat ac modice intorqueat Quod<text:line-break/>si ne tunc quidem sistitur sanguis, si vena suerit, tentet </text:span><text:span text:style-name="T20">ci-<text:line-break/>tra vincuiurn</text:span><text:span text:style-name="T5"> sanguinem supprimere aliquo ex iis medica-<text:line-break/>mentis quae sanguinis supprimendi facultatem habeant.</text:span></text:p>
      <text:p text:style-name="P7"><text:span text:style-name="T5">Sane optima horum sunt emplastica, quae ex frixa resina<text:line-break/>• et farinae triticeae tenuissimo polline et gypso aliisque id<text:line-break/>genus sunt composita. Sin arteria sit, duorum alterum, aut<text:line-break/>vinculo amplectens, aut totum vas praecidens, profluvium<text:line-break/>sistes. Sane vinculum magnis quoque venis injicere inter-<text:line-break/>dum cogimur, atque etiam luterdurn totas praecidere utique<text:line-break/>transversas. Incidet autem hujus necessitas in iis quae ex<text:line-break/>profundissimo loco rectae assurgunt, praescrtimque per an-<text:line-break/>gustas vel principes partes. Ita namque retrahitur ex utra-<text:line-break/>que parte pars utraque, celaturque ac integitur a superja-<text:line-break/>centibus corporibus vulnus. Tutius tamen </text:span><text:span text:style-name="T20">est</text:span><text:span text:style-name="T5"> utrumque fa-<text:line-break/>cere et vinculum vasis radici injicere, et quod deinceps ha-<text:line-break/>betur praecidere. Radicem vasis voco priorem ejus par-<text:line-break/>tem , quae vel jecinori prcprior est vel etiam corni; haec<text:line-break/>in collo ab inferiore est parte, in brachiis et cruribus a su-<text:line-break/>periore, insingulisque reliquarum partium,</text:span><text:span text:style-name="T36">1</text:span><text:span text:style-name="T5"> prout ex dis-<text:line-break/>sectione intelligere licet, quam nec ipsam arnethodi isti<text:line-break/>Thessalii admittunt</text:span></text:p>
      <text:h text:style-name="P4" text:outline-level="2">Cap. IV.</text:h>
      <text:p text:style-name="P39"><text:span text:style-name="T5">His peractis implendum carne vulnus<text:line-break/>quamprimum est, priusquam vinculum a vnse decidat. Nisi<text:line-break/>enim producta caro prius locum qui circa praecisam arte-<text:line-break/>riarn est impleverit, scd locus aliquis vacuus superfuerit,<text:line-break/>.aneurysma vocatum sequitur. Quam obrem emplasticis san-<text:line-break/>guinem sistentibus magis utendum suadeo quam escharoti-<text:line-break/>cis, quod et citius et minore cum periculo post ipsum im-<text:line-break/>.pletur vulnus; periculum, enim in altero est, si decidat<text:line-break/>crusta, 'rursum sanguinis profusionem ex vnse excitari. Opti-<text:line-break/>mum igitur omnium quae noni medicamentorum, quo<text:line-break/>.etiam ad meningum haemorrlraglas tutissime utemur est<text:line-break/>quod nunc subjiciam; thuris pars una aloes partis unius<text:line-break/>.femissi miscetur; mox cum utendi tempus instat, tantum<text:line-break/>hujus cum ovi candido subigitur quantum mellis reddat<text:line-break/>crassitudinem, hoc dehinc leporis mollissimis pilis excipi-<text:line-break/>;tur, deinde tum vasi ipsi tum ulceri toti liberaliter imponi-<text:line-break/>tur. Alligandum autem id forinsecus fascia est ex tenui<text:line-break/>linteo, cujus fasciae primi quatuor qninqueve amplexus ipsi</text:span></text:p>
      <text:p text:style-name="P6"><text:span text:style-name="T5">profluenti vasi injicientur, abhinc vasis radicem versus du-<text:line-break/>centur in quibus partibus radicem versus ducere licet, li-<text:line-break/>cet autem fere in omnibus, praeterquam meningibus. His<text:line-break/>factis ubi tertio die rolveris, si tuto adhuc medicamentum,<text:line-break/>ulceri adhaereat, aliud rursus circumfundes ac veluti li-<text:line-break/>namentum quod ex pilis factum inhaesit madefaciens deli-<text:line-break/>gabis, ut initio deligasti; sin prius sua sponte linamentum<text:line-break/>decidat, radicem vasis digito blande comprimens quatenus</text:span></text:p>
      <text:p text:style-name="P9"><text:span text:style-name="T5">• nihil confluat, hoc quidem suspensa manu adimes, atque al- </text:span><text:span text:style-name="T5">•<text:line-break/></text:span><text:span text:style-name="T5">terum impones. Ad hunc modum-quod carne munietur, cu-<text:line-break/>rare vas debebis , utique a prinripio ad finem usque partem<text:line-break/>supinam servans, scd commoderata fit ea figura. Periculum,<text:line-break/>enim est dolorem incidere, ac rursus e vase sanguinem pro-<text:line-break/>fluere, quum nihil sanguinis profluvium magis quam do-<text:line-break/>lor proritet et phlegmonas augeat. ,Hoc medicamento mul-<text:line-break/>tifariam utor, alias, ut nictum est, duplum thuris aloae<text:line-break/>admiscens, alias pari modo ambobus utens, alias paulo su-<text:line-break/>perante aloen thure, aut etiam plusculo;sed nondum du-</text:span></text:p>
      <text:p text:style-name="P7"><text:span text:style-name="T5">plo&gt;, "etiam mannampro'thuse aliquando injiciens. • Est au-<text:line-break/>tum manna medicamentum quod magis quam thus adstrin-<text:line-break/>git; thus vero quam manna magis emplasticunr. Porro<text:line-break/>constat in duris corporibus plus aloes esse immiscendum, in<text:line-break/>mollibus plus thuris; "Eritque alterum eorum magis ad‘<text:line-break/>sti ingens, alterum magis en;plasticum. ltaque etiam magis<text:line-break/>lentum ac, ut siquixidixerit, resinosius deligas thus opor-<text:line-break/>tet, ubi magis esse emplasticum medicamentum studebis; id<text:line-break/>fane tum mollius est tum albidius, sum quod manlum ritu<text:line-break/>aloes et nannae non comminuitur , sed partus suas sibi co-<text:line-break/>haerentes defendit veluti Chia mastiche. Verum haec ejus<text:line-break/>tractationis sunt propria quae de compositione medicamen-<text:line-break/>torum praecipit, quam in hoc opere non alicubi attigisse<text:line-break/>omnino non licuit Siquidem aut nusquam nobis partieu-<text:line-break/>laris exempli facienda mentio fuit, scd ipsis tantum univer—<text:line-break/>salibus contentos esse methodis oportuit, aut si particularia<text:line-break/>poneremus, etiam praeparatio eorum fuit attingenda. Ve-<text:line-break/>rum ut ante dictum, ejus generis remediorum, quae me-</text:span></text:p>
      <text:p text:style-name="P7"><text:span text:style-name="T5">thodo sunt inventae, uro alterove exemplo hic posito con-<text:line-break/>tentos esse conveniet; id vero scmper misti teneri memoria<text:line-break/>velim; sed revertamur rursus ad id quod dicendo parum<text:line-break/>absolvimus. Mentionem enim jam dicti medicamenti id-<text:line-break/>circo pluribus feci, quod caeleris id omnibus praestare mini<text:line-break/>persuasi, mirorque si cui melius invenire continget. Ideo-<text:line-break/>que tum in meningibus scmper tum in cossi vulneribus<text:line-break/>eo utor, etiam ipsarum venarum jugularium, utpote cum<text:line-break/>harum quoque sanguinem citra vinculum stilat. Non est<text:line-break/>autein in his committendum ut in opere properes, veluti.<text:line-break/>quidam stolidi chirurgi faciunt,</text:span><text:span text:style-name="T36">7</text:span><text:span text:style-name="T5"> sed altera manu inferiorem<text:line-break/>vasis partem comprimes aut complexus tenebis, altera me-<text:line-break/>dicamentum vulneri impones, ac blande ei apprimes do-<text:line-break/>nec concretum adhaeserit, mox deligabis fuperne deorsum,<text:line-break/>non, ut in artubus, inferne sursum; siquidem radicem ver-<text:line-break/>fus vasorum ducere deligationem oportet; ac quod confluit<text:line-break/>reprimere. Sunt porro et alia non pauca medicamenta em-<text:line-break/>plastica quae citra dolorem obturant, verum nullum ita<text:line-break/>carne implet. Expedit autem quam maxime lu ejusmodi</text:span></text:p>
      <text:p text:style-name="P6"><text:span text:style-name="T5">casu ut priore ' medicamento cadente caro circum vas<text:line-break/>ipsum sit producta. At quae crustas generant, ubi crusta<text:line-break/>decidit, magis nudam partem quam pro eo qui secundum<text:line-break/>naturam est statu derelinquunt. Est namque ipsius crustae<text:line-break/>generatio ex subjectis circumpositisque corporibus, ut si quis<text:line-break/>dixerit, semiustis, sic ut cujusmodi lu hiemem extinetos<text:line-break/>hos carbones rem parant, ejusmodi ipsae crustae carnis<text:line-break/>exustae sint reliquiae. Quare quantum partr adustum ad<text:line-break/>- crnstam est, profecto ipsi de naturali cerne deperditur; Id<text:line-break/>itaque omne parti decidit; quuin crusia cadit, atque ob<text:line-break/>eam rem nuda sineque carne visitur, multisque postea-<text:line-break/>quam crusta decidit profusio sanguinis, quae aegre sup-<text:line-break/>primi potuit, supervenit. Quare in his quoque quisquis<text:line-break/>methodo administrare omnia volet, is tum modos omnes<text:line-break/>quibus sanguis supprimatur longe prius considerabit, tum<text:line-break/>etiam eliget qui minusestt cum periculo, utens non minus<text:line-break/>et reliquis omnibus, quoties necessitas urgebit. Maximam<text:line-break/>autem necessitatem vel escharoticis medicamentis vel ig-</text:span></text:p>
      <text:p text:style-name="P10"><text:span text:style-name="T25">- </text:span><text:span text:style-name="T5">nitis cauteriis utendi animadverti, ubi ex erosione putres-<text:line-break/>centis alicujus profluvium sanguinis concitatur. Quin<text:line-break/>etiam ubi in tali affectu totum quod computruit est subla-<text:line-break/>tum, tutius est vel ipsius veluti rhdicem adurere, vel certe<text:line-break/>crustificis medicamentis uti. Hac vero ratione tum in<text:line-break/>pudendis, tum sede ad talem necessitatem saepe devenimus,<text:line-break/>quod hae partes tum propter naturalem humiditatem tum<text:line-break/>quod excrementorum sunt canales ex levi causa putres-<text:line-break/>cant; scopus autem esto tibi incrustantium medicamento-<text:line-break/>rurn non simpliciter calor, scd praestantius fit si simul ad-<text:line-break/>slringendi sit facultas, qualis lu chalcitide et misy et atra-<text:line-break/>mento sutorio, sive ustis his, sive inustis ntare, </text:span><text:span text:style-name="T20">visitur.<text:line-break/></text:span><text:span text:style-name="T5">.Quae vero ex calce non extincla conficiuntur, ea valen-<text:line-break/>tiora his sunt; caeterum calx adstringendi vim non habet.<text:line-break/>.Excidunt igitur citius quae ab his, fiunt crustae; haerent<text:line-break/>autem corporibus diutius quae ab adstringentihus ; quod uti-<text:line-break/>que longe est utilius , quando ita prius nascitur lu imo<text:line-break/>earum caro essiciturque profluenti vasi veIut operculum<text:line-break/>quoddam. Unde nec nosmet praecipites esse, veluti non-</text:span></text:p>
      <text:p text:style-name="P7"><text:span text:style-name="T5">nulli sunt, ad crusias , ubi haemorrhagiae periculum immi-<text:line-break/>het, detrahendas oportet, nisi lu illis tantum affectibus in<text:line-break/>quibus propter putredinem candens ferrum corpori hominis </text:span><text:span text:style-name="T5">,<text:line-break/></text:span><text:span text:style-name="T5">admovere coacti fuimus. Appellant nescio quomodo eum<text:line-break/>affectum omnes nunc medici - </text:span><text:span text:style-name="T25">νομήν </text:span><text:span text:style-name="T5">a </text:span><text:span text:style-name="T30">νέμεσ&amp;ιχι. </text:span><text:span text:style-name="T20">pascere,<text:line-break/></text:span><text:span text:style-name="T5">propterea quod pergere pascendo id Titium ab aegris parti-<text:line-break/>bus </text:span><text:span text:style-name="T20">ad eas quae</text:span><text:span text:style-name="T5"> secundum naturam fe habent soleat atque<text:line-break/>herum scmper aliquod aegris adjicere, ita ut non a substan-<text:line-break/>tia indicatae rei, sed ab accidente appellationem indide-<text:line-break/>rint.</text:span><text:span text:style-name="T36">7</text:span><text:span text:style-name="T5"> Copia materiae medicamentorum omnium talem </text:span><text:span text:style-name="T20">fa-<text:line-break/>cultatem</text:span><text:span text:style-name="T5"> obtinentium in propriis commentariis dicta esu<text:line-break/>Proprios lutelligo et qui de simplicium medicamentorum </text:span><text:span text:style-name="T20">fa-<text:line-break/>cultatibus</text:span><text:span text:style-name="T5"> et compositione eorum sunt scripti,</text:span></text:p>
      <text:h text:style-name="Heading_20_2" text:outline-level="2">Cap. V.</text:h>
      <text:p text:style-name="P39"><text:span text:style-name="T5">Ergo recensitis hujus methodi, qua vul-<text:line-break/>gares haemorrhagias cures, capitibus, mox ad eorum quae<text:line-break/>lu alto funt corpore tractationem convertamur. Qui igitur<text:line-break/>e vasis profluit sanguis, aut quod amplius non confluet,<text:line-break/>sistetur, aut quod occlusa divisio erit; aut, etiam propter</text:span></text:p>
      <text:p text:style-name="P7"><text:span text:style-name="T5">utrumque simul, id quod reor tutissimum. Porro confluere<text:line-break/>prohibetur et propter animi deliquium et revulsionem et<text:line-break/>derivationem et refrigerationem tum corporis totius tum<text:line-break/>vero praecipue ipsius partis vnluerataej Hac enim ratione<text:line-break/>etiam frigida pota saepe haemorrhagiae suppressit; idem<text:line-break/>iacit et frigida foris lu fotu-affusa, sed et posca.et vinum<text:line-break/>acerbum aliaque quaecunque vel adstringendi vel simpliciter<text:line-break/>refrigerandi vim habent. Clauditur ipsa divisio, si vel-<text:line-break/>contrahatur </text:span><text:span text:style-name="T20">conniveatque</text:span><text:span text:style-name="T5"> id quod divisum est, vel obstrua...<text:line-break/>tur. Sane contrahitur lum adstrictiouo, tum refrigera-<text:line-break/>tione, tum deligatura, conjunctum, tum vinculo exceptum.<text:line-break/>Obstruitur vel intrinsecus, vel extrinsecus et intrinsecus<text:line-break/>quidem a sanguine concreto extrinsecus tum hoc ipso<text:line-break/>tum vero linamentis et spongiis et crustis et medicamentis<text:line-break/>emplasticis; ad haec corporibus circumjacentibus propius<text:line-break/>admotis; quorum singula quemadmodum perficiantur dictum<text:line-break/>jam est. At quae de profundo sanguinis profluvia erum-<text:line-break/>punt, ea nec'vinculo nec deligatura sanes, ut neque caute-</text:span></text:p>
      <text:p text:style-name="P6"><text:span text:style-name="T5">rns nec nt semel dicam iis quae divisum ipsum, corpus<text:line-break/>parteve contingere machinamur; imo per revulsionem </text:span><text:span text:style-name="T20">ac'<text:line-break/></text:span><text:span text:style-name="T5">derivationem ; praeterea cibum potionemque qui et empla-<text:line-break/>sticam vim habeant et refrigerent et medicamenta quae<text:line-break/>adstringant; habes vero uberem talium materiem in pro-<text:line-break/>priis operibus. Quae vero a partibus indicatio sumitur,<text:line-break/>ea communibus quae jam dictae sunt curandi indicationi-<text:line-break/>- bus veluti auctarium in singulis affectibus accedit; siqui-<text:line-break/>dem instrumentis aliquando utimur pro partis ipsius pro-<text:line-break/>prietate, aliis ad uterum, aliis ad vesicam, aliis ad omnia<text:line-break/>intestina crassa. Quippe in haec per clysterem, in uterum<text:line-break/>per metrenchytas idoneorum aliquod medicamentorum im-<text:line-break/>mittimus; sic et in vesicam per in directum foratos cathe-<text:line-break/>teres. Sane rariora ex his profluvia sanguinis fiunt, scd </text:span><text:span text:style-name="T5">-<text:line-break/></text:span><text:span text:style-name="T5">tamen aliquando fiunt, et quanquam non profusione ipsa<text:line-break/>periculosa, at certe ob diuturnitatem non sine periculo.<text:line-break/>Siquidem quaternis diebus vidimus ex utero profluere san--<text:line-break/>guinem nec potuisse ullo remedio sisti, quoad quarto die</text:span></text:p>
      <text:p text:style-name="P6"><text:span text:style-name="T5">arnoglossi </text:span><text:span text:style-name="T5">succo </text:span><text:span text:style-name="T5">utentibus nobis prorsus constiterit. Est<text:line-break/>porro id medicamentum et ad ea, quae ex erosione excitan-<text:line-break/>tur sanguinis profluvia utilissimum, cui etiam valentius ali-<text:line-break/>quod hoc casu medicamentum alias aliud ei miscere soleo,<text:line-break/>utique ad totum respiciens, affectum; id quod scmper est<text:line-break/>faciendum, ac pro maximo documento in omnibus haben-<text:line-break/>dum. Nam lu his ipsis quae ex utero, vesica et intestinis<text:line-break/></text:span><text:span text:style-name="T5">• </text:span><text:span text:style-name="T5">profluvia citantur, aestimari debebit ipsius prolusionis quan-<text:line-break/>titas, ut hanc jam vel ut primam vel ut secundam indica-<text:line-break/>tionem curationis habeamus, nec tamen obiter totius affe-<text:line-break/>ctus non habentes rationem. Nam si perruptum vas ali-<text:line-break/>quod magnum est, aut vehementer reclusum hiat, utique<text:line-break/>adstringentibus medicinis est opus,, veluti balaustio et hy-<text:line-break/>pocystide et rhoe et ompliacio et acaoia, gallis immaturis<text:line-break/>et malicorio. Sin </text:span><text:span text:style-name="T36">l</text:span><text:span text:style-name="T5">vel exiguum vas est, quod perruptum<text:line-break/>est, veli modice reclusum sic, nt non multus sit qui in </text:span><text:span text:style-name="T20">eo<text:line-break/></text:span><text:span text:style-name="T5">profluit sanguis, etiam aloe et manna et pini cortex et<text:line-break/>Lemnium sigillum et fpluae Aegyptiae fructus et crocum</text:span></text:p>
      <text:p text:style-name="P6"><text:span text:style-name="T5">et lapis haematites , aliaque id genus ex vino nigro austero<text:line-break/>utilia</text:span><text:span text:style-name="T36">-</text:span><text:span text:style-name="T5"> medicamenta sunt. ..Quod si nec genus id vlui praesto<text:line-break/>sit nec arnoglossum nec folanum, quippe haec quoque fiunt<text:line-break/>idonea; coquemus in aqua et rubi germina et canini rubi<text:line-break/>et myrti et lentisci et'hederae, in summa </text:span><text:span text:style-name="T20">omnium quibus<text:line-break/></text:span><text:span text:style-name="T5">adstiictoria vis inest, sive radix fit, sive fructus, sive cortex,<text:line-break/>sive germen; ideoque. etiam adstringentium malorum ma-<text:line-break/>-xirneque cotoneorurn, item que myrtorum et mespilorum<text:line-break/>' decoctum, idoneum ad proposita praesidium est.</text:span></text:p>
      <text:h text:style-name="Heading_20_2" text:outline-level="2">Cap. VI.</text:h>
      <text:p text:style-name="P39"><text:span text:style-name="T5">At si ex erosione profluvium quoddam in-<text:line-break/>cidit,. non est id magna ea parte profusius, sed exiguum et<text:line-break/>pausarim </text:span><text:span text:style-name="T20">estsiuens-,</text:span><text:span text:style-name="T5"> eoque Pasionis, vel Andronis, vel Polyi-<text:line-break/>dae pastillis utendum est, aut etiam, ut dictum est, nostro;<text:line-break/>qui genere eandem vim obtinet, caeterum magis potentem.<text:line-break/>Sistunt enim haec erosionem, si tamen etiam toti corpori<text:line-break/>sit consultum, ut prius est dictum. Sin profusior haemor-<text:line-break/>rhagia sit iis quae vehementissime adstringant, utendum<text:line-break/>medicamentis est, quoad vehemens ejus </text:span><text:span text:style-name="T20">impetus</text:span><text:span text:style-name="T5"> frangatur.;</text:span></text:p>
      <text:p text:style-name="P6"><text:span text:style-name="T5">mox deinde admiscendi illis pastilli sunt; postea ad ipsos<text:line-break/>solos veniendum, cum aliquo ex aUte dictis succis aut de-<text:line-break/>coctis. At vero quae extrinsecus parti sanguinem prosim-<text:line-break/>denti admoventur, tum adstringentia tum citra adstrictic-<text:line-break/>nem frigida, haec ipse, veluti plerique medicorum, non<text:line-break/>ubique probo; sed mihi contra omnino quam fieri res po-<text:line-break/>stulat, ipsum sanguinem intro compellere ac venas, quae<text:line-break/>lu alto sunt, implere ridentur. Vidimus enim quosdam<text:line-break/>eorum qui ex pulmonibus sanguinem rejicerent, ex tho-.<text:line-break/>race refrigerato manifeste laesos, aeque ut qui sanguinem<text:line-break/>vomuerunt nonnullos, quod venter foris esset refrigeratus.;<text:line-break/>eodem modo et eorum quibus naribus sanguis profluit allo-<text:line-break/>qui ex capitis refrigeratione deterius habuerunt. Ergo nec<text:line-break/>omnino, nec sine discrimine, nec omni tempore loca quae<text:line-break/>cirea partem unde sanguis profluit sunt posita refrigeranda<text:line-break/>suaserim, imo posteaquam in alia, prius averteris; utexem-<text:line-break/>pli gratia in naso ubi sanguinis missione, nt diximus, sis<text:line-break/>• usus, vel artuum frictione devluctioneque, veI ad hypochon-</text:span></text:p>
      <text:p text:style-name="P6"><text:span text:style-name="T5">dria </text:span><text:span text:style-name="T20">defixis</text:span><text:span text:style-name="T5"> cucurbitis. Quin ne sic quidem ad frontem et<text:line-break/>caput illico refrigerantibus utendum, sed prius revellendum est,<text:line-break/>affixa inio </text:span><text:span text:style-name="T20">scu occipiti</text:span><text:span text:style-name="T5"> cucurbita. Nam duplex est in sangui-<text:line-break/>nis ex naribus profusione revulsio, tum qu ae ad inferiores fit<text:line-break/>totius corporis partes tum quae ad capitis posteriora; pro-<text:line-break/>pterea quod ipsae partes nares </text:span><text:span text:style-name="T20">dictae</text:span><text:span text:style-name="T5"> et in superiore et in'<text:line-break/>•anteriore parte sunt sitae; opponitur autem pars superior<text:line-break/>inferiori et posterior anteriori; verum de sanguinis pro-<text:line-break/>fluvio haec sufficient. Patet namque et diapedefiu refrige-<text:line-break/>rantibus adstringentiluisque esse curandum; et si propter<text:line-break/>tenuitatem jsanguinis aliquando incidat, crassiore nictu; is<text:line-break/>vero cujnsrnodi sit dicetur in sequentibus, dictumque jam<text:line-break/>ad quendam modum est libro, qui de attenuante nictu est<text:line-break/>scriptus; jam vero ad memoratorum affectuum curationem<text:line-break/>. est redeundum. Ergo quod venae insedit ulcus, ubi ad<text:line-break/>manum est, eandem desiderat curationem iis quae in carne<text:line-break/>accidunt, de quibus duobus ante hoc voluminibus disputavi.<text:line-break/>Nam sive ex recenti vulnere factum est, id agendum .est ut</text:span></text:p>
      <text:p text:style-name="P6"><text:span text:style-name="T5">medicamentis enaemis vocatis coeat; sive ex erosione, quae-<text:line-break/>cunque dicta de malignorum ulcerum curatione sunt, ea<text:line-break/>prius ratione discernenda, mox ut opere perficiantur ten-<text:line-break/>itanda. Quin etiam ubi vinculo vas sis complexus, </text:span><text:span text:style-name="T5">aut<text:line-break/></text:span><text:span text:style-name="T5">medicamentis sanguinem supprimentibus aut cauteriis </text:span><text:span text:style-name="T5">usus,<text:line-break/></text:span><text:span text:style-name="T5">illeque tibi curationis scopus est, ut quae circa ulceris </text:span><text:span text:style-name="T5">labra<text:line-break/></text:span><text:span text:style-name="T5">• sunt carne impleas, iisdem omnino medicamentis utere,<text:line-break/>'stuae </text:span><text:span text:style-name="T5">in </text:span><text:span text:style-name="T5">methodo cavorum'ulcerum nobis sunt praecepta.</text:span></text:p>
      <text:h text:style-name="Heading_20_2" text:outline-level="2">Cap. VII.</text:h>
      <text:p text:style-name="P39"><text:span text:style-name="T5">De arteria autem vulnerata jam dictum<text:line-break/>est nonnullis medicorum, videri non posse fieri </text:span><text:span text:style-name="T5">ut </text:span><text:span text:style-name="T5">coeat.<text:line-break/>Atque id asserunt aliqui quidem sola experientia se conten-<text:line-break/>tus professi; alii vero etiam ratione usi ejusmodi duram esse<text:line-break/>ac cartilagineam ajunt alteram arteriae tunicam</text:span><text:span text:style-name="T5">; </text:span><text:span text:style-name="T5">talium<text:line-break/>vero nihil posse </text:span><text:span text:style-name="T5">in </text:span><text:span text:style-name="T5">unum coire, quum </text:span><text:span text:style-name="T5">sit </text:span><text:span text:style-name="T5">mollium tantum<text:line-break/>_ corporum in unum coeundi habilitas,- ut tum in externis<text:line-break/>videre licet, neque </text:span><text:span text:style-name="T5">lapide </text:span><text:span text:style-name="T5">cum Iapide</text:span><text:span text:style-name="T5">, </text:span><text:span text:style-name="T5">neque testa </text:span><text:span text:style-name="T5">tum </text:span><text:span text:style-name="T5">testa<text:line-break/>unquam </text:span><text:span text:style-name="T5">coeunte; tum vero in nobis, quum nec </text:span><text:span text:style-name="T5">cartilago<text:line-break/></text:span><text:span text:style-name="T5">cum cartilagine coalescat, nec: os cum osse uniatur. Non</text:span></text:p>
      <text:p text:style-name="P7"><text:span text:style-name="T5">enim fracta ossa per coalitum, sed per callum conglutina-<text:line-break/>•tionem habent. Igitur nos quoque a priori experientia<text:line-break/>noltra incipiamus, in vulgusque exponamus ea, quae ipsi .<text:line-break/>visu usurpavimus. Vidimus enim in mulieribus et pueris<text:line-break/>tum conglutinatas arterias tum carne unelique circumdatas,<text:line-break/>idque in fronte, malleolo et carpo. Simile quoddam aliquan-<text:line-break/>do et agresti contigit juveni; veram secari veris tempore<text:line-break/>volenti, quod nostratibus hominibus maxime est in usu;<text:line-break/>quum enim medicus venam innisurus brachium</text:span><text:span text:style-name="T36">7</text:span><text:span text:style-name="T5"> deligastet,<text:line-break/>contigit attolli velut in gibbum arteriam; itaque hanc pro<text:line-break/>vena medicus divisit. Exigua sane incisio erat, sanguis<text:line-break/>autem flavus et tenuis et fervidus statim pulfitans exiliebat.<text:line-break/>Ac medicus quidem, Ut erat admodum juvenis et ad artis<text:line-break/>opera inexpertus, venam sc incidisse putabat. Ego vero •<text:line-break/>cum quodam alio </text:span><text:span text:style-name="T20">ex</text:span><text:span text:style-name="T5"> iis qui aderant medicis seniore, ubi<text:line-break/>quod accidit adverti, praeparato ex emplastrorum genere<text:line-break/>enaemo medicamento, tum incisionem curiose admodum</text:span></text:p>
      <text:p text:style-name="P6"><text:span text:style-name="T5">conjunxi, tum- fnper medicamentum illico imposui, ac<text:line-break/>spongiam mollissimam extrinsecus super </text:span><text:span text:style-name="T20">hoc</text:span><text:span text:style-name="T5"> deligari. Mi-<text:line-break/>rante vero qui arteriam inciderat modum rationemque<text:line-break/>providentiae nobis hoc in pasu succurrentis, indicavimus<text:line-break/>homini rem factam, fed postquam incisi hominis diverso-<text:line-break/>rium exiissemus, jussimusque 'ne vel solveret nobis absen-<text:line-break/>tibus </text:span><text:span text:style-name="T5">vel </text:span><text:span text:style-name="T5">ante quartum diem id aggrederetur, scd itu ut<text:line-break/>erat deligatum haberet, spongiam duntaxat desuper made-<text:line-break/>faciens. Postea vero quam in quarto solventes plane cotus<text:line-break/>glutinatam incisuram- invenimus, rursus idem medicamen-<text:line-break/>tum imponere jussimus, tum simili modo deligare, nec mul-<text:line-break/></text:span><text:span text:style-name="T5">„ </text:span><text:span text:style-name="T5">tis postea diebus solvere. Atque ita percurata est hujus<text:line-break/>hominis incisa arteria sola omnium, quas in cubito incisas<text:line-break/>'yidi; nam reliquis omnibus aneurysma aliis majus, aliis mi-<text:line-break/>nus supervenit. Ac quemadmodum quidem aneurysmata cu-<text:line-break/>rare conveniat, in progressu dicetur suo loeo, utique quum<text:line-break/>reliquorum omnium praeter - naturam tumorum curatio tra-<text:line-break/>detur; nunc coeptam disputationem absolvamus. Siqni-</text:span></text:p>
      <text:p text:style-name="P7"><text:span text:style-name="T5">.dem arteriae natura difficultatem quidem durioris tunicae<text:line-break/>fnae conglutinandae prorsus indicat, non tamen ejusmodi,<text:line-break/>quae evinci omnino;; nequeat neque enim ita est sicca duraque<text:line-break/>ut os vel cartilago, imo longe his mollior ac nagis carvofa.<text:line-break/>Quo </text:span><text:span text:style-name="T18">utique.mimts .de </text:span><text:span text:style-name="T5">unienda sectione ejus est desperandum,’<text:line-break/>nbi tum ipsa.sit parva, tum hcminis corpus natura molle. Vi-<text:line-break/>detur autem experientia quoque ipsa rationi fubfcribere;<text:line-break/>quum et in pueris et in mulieribus propter corporum humi-<text:line-break/>ditatem et mollitiem eam viderim glutinari, et in uno juvene,<text:line-break/>cui, ut dictum est, exigue </text:span><text:span text:style-name="T20">erat incisu</text:span><text:span text:style-name="T5"> Quum vero sanatu<text:line-break/>difficilior sit arteria quam vena, non tamen est medicamen-<text:line-break/>torum admodum diversus in vasorum utroque usus; imo<text:line-break/>specie plane idem majoris minorisque ratione evarians;<text:line-break/>quippe tanto siccioribus medicamentis eget arteria quam<text:line-break/>vena, quanto ipsa est suspte natura siccioris temperamenti<text:line-break/>quam vena. Quod si carnem circa gigni opus fuerit, eadem<text:line-break/>ambae requirunt, siquidem ad eundem modum provenit<text:line-break/>carnis generatio lu his circumdandis, quo in cavis' ulceribus</text:span></text:p>
      <text:p text:style-name="P6"><text:span text:style-name="T5">provenire est traditum. At quae lu utero, vesica, vel lute-<text:line-break/>stluis venae arteriaeque sunt, quum eadem genere medica-<text:line-break/>menta, ubi exulceratae .sunt, requirant, etiam instrumenta<text:line-break/>quibus infundantur, metrenchytas, catheterem rectum et<text:line-break/>clysterem desiderant Ad ea vero quae in recto intestino<text:line-break/>sunt ulcera, etiam per vesicam, cui sit fistula recta ad finem<text:line-break/>aunexa, injicere liquatum medicamentum tepidum licet.<text:line-break/>Exquiretur itaque remediorum consistentia pro instrumento-<text:line-break/>rum specie; neque enim fas est, ejusmodi </text:span><text:span text:style-name="T20">instrumentis<text:line-break/></text:span><text:span text:style-name="T5">, crassa, medicamenta iusundere, sed humidiora postulant,<text:line-break/>atque idcirco mediocriter plerumque calida; proinde sicca<text:line-break/>medicamenta magis sunt idonea quam ea quae liquabilia<text:line-break/>vocantur, quoniam facile vel aimoglossi, vel alterius ejus<text:line-break/>generis succo misceantur. Ejusmodi medicamenta sunt et<text:line-break/>crocum et pompholyx et aloe et quae cephalica dicuntur;<text:line-break/>lu ipso autem primo producendae camis tempore, quod<text:line-break/>fuppressionem sanguinis continenter excipit, etiam Lemnia<text:line-break/>terra probum medicamentum esu</text:span></text:p>
      <text:h text:style-name="P4" text:outline-level="2">Cap. VIII.</text:h>
      <text:p text:style-name="P39"><text:span text:style-name="T5">At quae in pulmone haeserunt ulcera<text:line-break/>difficiliorem habent curationem. Quibusdam vero non-dis-<text:line-break/>ficllismodo eorum curatio, verum etiam quae perfici nequeat<text:line-break/>esse videtur, idque tum, ratione conjectantibus, turnexperien-<text:line-break/>tia; ratione, quoniam pulmo viscus propter respirationem<text:line-break/>perpetuo sitin motu, quum quietem requirant ea quae sint<text:line-break/>sananda; experientia, quod neminem unquam eorum qui.<text:line-break/>ita sunt affecti, sanatum viderint. Atque de experientia<text:line-break/>quidem, nam hinc coepisse par est, dubitare fortasse licet<text:line-break/>propter dignotionem. Nos enim queudam. vidimus ex,eo,<text:line-break/>quod maxime vocem in clamore intendisset, alium quod ab<text:line-break/>alto cecidisset, alium in palaestra percussum, non solum sta-<text:line-break/>tim gravissime tussivisse, sed .etiam simul eum tussi alios</text:span><text:span text:style-name="T5">.<text:line-break/></text:span><text:span text:style-name="T5">unam duasve, alios plures heminas sanguinis spuisse. Q.ni<text:line-break/>vero ita erant affecti, aliqui omnino sine dolore,erant, alii<text:line-break/>in thorace dolabant. Quin etlarn sanguis,iis qui doluerant<text:line-break/>nec conferti ni rejectus est, nec, multus, minusque tum ruber<text:line-break/>tum calens ceu e longinquo veniens. At quibus citra do-</text:span></text:p>
      <text:p text:style-name="P7"><text:span text:style-name="T5">lorem est rejectus, iis et' confertim et plurimus tum ruber<text:line-break/>fervensque tussiendo expuebatur, clare docens, quod non'<text:line-break/>procul veniret. Porro aliam dubitationem facit non' le-<text:line-break/>vem ipsa sanguinis ex thorace lu asperam arteriam tran-<text:line-break/>sumptio , propositam videlicet a niedicis iis, qui transmitti<text:line-break/>euni per membranam ouhnonem involventem posse non<text:line-break/>putarunt. Eorteque, msi mullis eorum qui ita sunt astecti<text:line-break/>tum statim ortus dolor, turn vero quibusdam eorpm phle-<text:line-break/>gmone superveniens cum abscessu, manifestum indicium prae-<text:line-break/>buissent in thorace consistentis affectus, pronunciassent fan-<text:line-break/>•guinem ex pectore per fauces nunquam tussiendo rejici;<text:line-break/>Nunc vero his indiciis contusi a pectore quidem venire con-<text:line-break/>cedunt, caeterum dum aliam viam quam per ’pulmonis<text:line-break/>membranulam inquirunt, multa eaque absurda proferre co-<text:line-break/>guntur; quamvis in suppuratis ipsum pus, quod medio spa-<text:line-break/>tio intef pectus et pulmonem contineri ipsi satentur, vi-<text:line-break/>deaut, arbitror, aperte ex pulmone expui. Nos vero lu<text:line-break/>iis quibus erat in pectore tantus abscessus nt etiam ossium</text:span></text:p>
      <text:p text:style-name="P7"><text:span text:style-name="T5">aliquid carie corrumperetur, manisesic ipsis ostendimus mul-<text:line-break/>sum, quae injecta in pectus fuerat, ex pulmone expui. Sane<text:line-break/>novimus Romae ejusmodi affectus rheumatico modo in pe-<text:line-break/>ctore non raro constitisse, nt necesse suerit ipsum os asse-<text:line-break/>ctum, excidere. In plurimis vero etiam membrana, quae<text:line-break/>costis intra subtenditur, una cum corrupta costa invenitur<text:line-break/>putrefacta, </text:span><text:span text:style-name="T5">•.. </text:span><text:span text:style-name="T5">Solemus ergo in curatione mulsa per ulcus<text:line-break/>lusufa jubere aliquando quidem ut inclinati in laborantem<text:line-break/>.partem tussiant,' saepe vero molliter concutere; interdum<text:line-break/>etiam pyulco educere quod intus ex mulsa reliquum essi<text:line-break/>Hoc facto ubi tum pus universum tum etiam saniem ulceria<text:line-break/>eluisse confidimus, mox medicamenta injicimus. Ergo lu<text:line-break/>ejusmodi affectibus, si quem in medio pectoris ac pulmonis<text:line-break/>spatio humorem reliqueris; statim hunc tussi cjectum con-<text:line-break/>templabere. Mirandi profectu sunt ii qni de via pulmonis,<text:line-break/>haesitant., quo pacto non magis haesitent, quemadmodum<text:line-break/>crassus sanguis infracti ossis callo effundatur, nam et ipse</text:span></text:p>
      <text:p text:style-name="P6"><text:span text:style-name="T5">qui effunditur non paulo naturali est crassior et cutis<text:line-break/>substantia longe crassior pulmonis luvolucro esu Quod<text:line-break/>igitur diximus, quum vel cusu vel praevalida acutaque voce<text:line-break/></text:span><text:span text:style-name="T5">vas </text:span><text:span text:style-name="T5">aliquod in pulmone rumpitur, citraque dolorem con-<text:line-break/>fertim sanguis fervens, floridus multusque eum tussi expni-<text:line-break/>tur, scire licet in viscere vulnus esse. Aggredienda vero<text:line-break/>- curatio est, prout nos saepe sumus aggressi; quibus non</text:span></text:p>
      <text:p text:style-name="P5"><text:span text:style-name="T5">raro successit. Igitur laboranti i ipsi injungendum est ut<text:line-break/></text:span><text:span text:style-name="T5">nec </text:span><text:span text:style-name="T5">magna utatur respiratione, ac scmper agat silentium;<text:line-break/>praeterea vena cubiti interna protinus incidenda, a qua bis<text:line-break/>terque postea sanguis est detrahendus, revulsionis causa;<text:line-break/>tum artus omnes fricandi vinriendique ita ut ipsi solemus;<text:line-break/></text:span><text:span text:style-name="T5">ubi </text:span><text:span text:style-name="T5">haec sunt facta, primum posca tum diluta tum tepida<text:line-break/></text:span><text:span text:style-name="T5">.’ </text:span><text:span text:style-name="T5">potui est offerenda; quo si quis in nifcere eruor concretus<text:line-break/>- latitet, reiolutus expuatur atque hoc nihil velet his terve</text:span></text:p>
      <text:p text:style-name="P8"><text:span text:style-name="T5">ternis horis facere. Ab lris vero etiam aliquod eorum quae<text:line-break/>tum emplasticam vim habent tum- adstriugunt medicamen-</text:span></text:p>
      <text:p text:style-name="P6"><text:span text:style-name="T5">tum exhibendum, idqne aut ex posca diluta primum, aut<text:line-break/>ex malorum myrtorumve vel alicujus ejusmodi adstringen-<text:line-break/>sium decocfo. Rursusque vesperi medicamentum hoc fimi-<text:line-break/>liter dandum, circumcisu, si valentior sit, omni nutrimento,<text:line-break/>sin aliter, sorbitionis quod satis est exhibendum. Maxime<text:line-break/>vero ad rem pertinebit’, si etiam postero die modo fortis<text:line-break/></text:span><text:span text:style-name="T20">cubans</text:span><text:span text:style-name="T5"> sit, parum sanguinis ah incisa jam vena rurlurn de-<text:line-break/>trahatur;- tum victu medicamentisque eodem modo lu quar-<text:line-break/>. tum usque diem utatur, pectore interdum, si aestas sit, nu-<text:line-break/>dique melino rosaceove madefacto; sin hiems, nardino un-<text:line-break/>' guento. Quod si emplastico aliquo uti medicamento placet,<text:line-break/>habes a nobis optimum, quo etiam ad reliqua vulnera cum<text:line-break/>fiducia utare; constat id ex bitumlue et acero aliisque quae<text:line-break/>illis misceri medicamentis solent, quae enaema barbara a<text:line-break/>medicis dicuntur. Quod si mulieri mederis puerove, aut<text:line-break/>denique corpori quod mollis sit carnis, quod ex chalcitide<text:line-break/>fit, </text:span><text:span text:style-name="T20">satis</text:span><text:span text:style-name="T5"> idoueum medicamentum fuerit;- cujus vires in<text:line-break/>primo libro eorum quae de medicamentorum compositione<text:line-break/>inscripsi explicavimus. Hac nos ratione multos, ad quos</text:span></text:p>
      <text:p text:style-name="P7"><text:span text:style-name="T5">statim, utmaluin senserunt, accessimus,percuravimus. Quippe<text:line-break/>hoc maximum est, cuique te attentum esse magnopere opor-<text:line-break/>tet, an videlicet statim a ruptura vasis facta curationem-<text:line-break/>'incipias , quo crirentum adhuc vulnus priusquam phlegmo-<text:line-break/>nen excitet glutines. Nam si phlegmonefnvaferit, exigua<text:line-break/>spes est ejus postea glutinandi; in longius tamen trahere<text:line-break/>potest tempus. Quod vero ejusmodi ulcera vel difficulter,<text:line-break/>vel plane nunquam curari possint, hoc lu causa est, quod<text:line-break/>quum phlegmone solvitur,' eluenda pus ulceris et sanies<text:line-break/>sunt. Atque ex utero quidem et vesica tum sual sponte<text:line-break/>excernuntur, quoniam videlicet pronis delabi licet, tum<text:line-break/>elui praeterea a nobis possunt; in pulmone neutrum omni-<text:line-break/>no fieri potest.. Quare omnibus quae huic loco haerent<text:line-break/>ulceribus una reliqua expurgatio est ea','quae per tusses fit.<text:line-break/>At si recte his tum reliquam omnem quietem suasimus,' tum<text:line-break/>Vero, ut sensim respirarent nec quicquam loquerentur, ut<text:line-break/>vulnus glutinaretur, injunximus, quae potest tussientibus<text:line-break/>esse sanationis spes? Non igitur quod in perpetuo pro-</text:span></text:p>
      <text:p text:style-name="P7"><text:span text:style-name="T5">pter respirationem motu viscus id sit, desperata curatio est,<text:line-break/>velut qui ante nos medici scnscrunt, sed propter saniei et<text:line-break/>puris vacuationern. Ideoque si statim quis sit aggressus, ac<text:line-break/>jam dicta ratione medeatur, coeunt; sin phlegmone' prius<text:line-break/>occupari</text:span><text:span text:style-name="T20">t,</text:span><text:span text:style-name="T5"> difficilem indertamque curationem recipiunt,<text:line-break/>nam pus et sanies prorsus, totaqqe ex spatiis .pulmonis non<text:line-break/>expelluntur et tussis affectas partes valde lacerat. At quae<text:line-break/>ex pectore educuntur, triplex compendium prae iis quae<text:line-break/>ex pulmone vacuantur habent; nam et vasa ipsa multo sunt<text:line-break/>minora et sanies in spatium interius effluit et lu sumina ma-<text:line-break/>gis carnosum </text:span><text:span text:style-name="T20">pectus</text:span><text:span text:style-name="T5"> est quam pulmo. Nam asperae arte-<text:line-break/>riae substantia, quae admodum carnis expers siccaque est,<text:line-break/></text:span><text:span text:style-name="T1">nulla </text:span><text:span text:style-name="T5">alia animalis in parte luvenitur; quae etiam ipsa in<text:line-break/>ejusmodi expuitionibus rumpi solet, quum si qua reliqua<text:line-break/>vena </text:span><text:span text:style-name="T20">vel arteria</text:span><text:span text:style-name="T5"> sit rupta, ipfisasperis illaesis manentibus,<text:line-break/></text:span><text:span text:style-name="T1">per </text:span><text:span text:style-name="T5">mutuas solas anastomoses translatio fanguinis fit. Ita-<text:line-break/>que nec calidus in talibus, nec ruber, nec multus sanguis<text:line-break/>emittitur. Ac ridentur quidem prima Pallem fronte levic-</text:span></text:p>
      <text:p text:style-name="P6"><text:span text:style-name="T5">res ejusmodi affectus, ut qui copia vacuationis minime ter-<text:line-break/>reant; Iunt vero vel ob hoc.ipsum graviores, quippe con-<text:line-break/>cretus circa ruptum vas cruor, cui facilis transitus in aspe-<text:line-break/>ras arterias non est, glutinationem prohibet.</text:span></text:p>
      <text:h text:style-name="Heading_20_2" text:outline-level="2">Cap. IX.</text:h>
      <text:p text:style-name="P39"><text:span text:style-name="T5">Simili modo et transversi septi vulnera,<text:line-break/>quae foras non perveniunt, in carnosis quidem partibus<text:line-break/>suepe coalescere sunt risa, ejus motu non obstante; quae<text:line-break/>in nervosis ejus haerent, insanabilia sunt. Sane difficilis<text:line-break/>curatio eft etiam eorum quae in carnosis sunt partibus, si<text:line-break/>has jam phlegmone occupavit; idque non ipsi modo dia-<text:line-break/>phragrnati, verum etiam omnibus quae intra peritonaeum<text:line-break/>funt contenta, quod lu ea scilicet sanies defluat. Caelo-<text:line-break/>rum danda opera est ut ea quacunque ratione siccemus,<text:line-break/>tum per ea medicamenta quae extrinsecus imponuntur, tum<text:line-break/>per ea quae ex aqua vinove tenui bibuntur. Porro horum<text:line-break/>maxime idonea sunt et quae ex seminibus fieri dicuntur,<text:line-break/>et quod-suleune nobis est, quoque in pectore perforato sem-<text:line-break/>pet utimur, quod ex cassia componitur. Caeterum tum</text:span></text:p>
      <text:p text:style-name="P6"><text:span text:style-name="T5">-haec tum perfusiones quaedam ejusmodi vulneribus accom-<text:line-break/>modatae, ad tractationem de medicamentis pertinent; hic<text:line-break/>methodos solas tradimus; quae praesidiorum indicent </text:span><text:span text:style-name="T20">ge-<text:line-break/>nus ;</text:span><text:span text:style-name="T5"> quare si quando quaedam a nobis particulatim pro<text:line-break/>exemplis adhibeantur, haec addita claritatis causa fuisse exi-<text:line-break/>stimandum.</text:span></text:p>
      <text:h text:style-name="Heading_20_2" text:outline-level="2">Cap. X.</text:h>
      <text:p text:style-name="P39"><text:span text:style-name="T5">Rursus igitur ad methodos revertamur,<text:line-break/>monstremusque quantum generalis omnium ulcerum cura-<text:line-break/>• tio per singulas animalis partes speciatim immutetur. Hluc'<text:line-break/>namque discemus praecipue quidem id,- quod in toto opere<text:line-break/>est propositum, minime in curationibus errare; velut ap-<text:line-break/>pendicem vero etiam eorum qui se methodicos vocarunt<text:line-break/>. audaciam. Qui, si quid mihi, qui nec ad gratiam quicquam<text:line-break/>nec ad odium loqui soleam, est credendum, cum omnium<text:line-break/>ipsi medicorum maxime </text:span><text:span text:style-name="T20">a</text:span><text:span text:style-name="T5"> methodo sint alieni, damnant,<text:line-break/>quatenus saltem scribunt, non solum reliquos veteres, sed<text:line-break/>etiam ipsum omnium nobis methodorum auctorem Hippo-<text:line-break/>cratem. Ac empiricus quidem medicus omnia quae nos<text:line-break/>per indicationem inveniri ostendimus, ea dicit per expe-</text:span></text:p>
      <text:p text:style-name="P7"><text:span text:style-name="T5">rientiam sibi cognita. Quum vero praeter indicationem et<text:line-break/>experientiam nullum inventionis organum tertium prae-<text:line-break/>terea sit, isti neutro utentes, tamen appellandos se metho-<text:line-break/>dicos censent. Ergo sequantur nos et nunc saltem osten-<text:line-break/>dant ulceribus per singulas partes curandis unam esse om-<text:line-break/>nium sanationem. Audiamus ipsos quo pacto ulcus curent,<text:line-break/>aut quales indicationes ab eo sumant; num alias ullas,<text:line-break/>quam quod planum cicatrice sit inducendum, cavum came<text:line-break/>implendum, cruentum glutinandum? At quo pacto inve-<text:line-break/>veniam, quod cicatricem inducat, et quod conglutinet, et<text:line-break/>quod carne impleat, et quod coalescere faciat? Ne labora,<text:line-break/>inquiunt; sunt enim inventa. Atqui haud scio, an recte,<text:line-break/>aut non omnia; fieri enim potest ut vel ex deteriorum<text:line-break/>nota quaedam inventa sint, potiora inventa non sint; veI<text:line-break/>ut quae inventa esse rideantur etiam ipsa sint mala; inde-<text:line-break/>que adeo accidere ut quaedam ulcera prorsus non faiien- .<text:line-break/>tur, quaedam longiore spatio et cum dolore e t famis cru-<text:line-break/>ciatu minime necessario. Neque enim audet quisquam</text:span></text:p>
      <text:p text:style-name="P6"><text:span text:style-name="T5">novam aggredi experientiam priusquam sibi persuaserit<text:line-break/>'priorem curandi rationem recte se damnasse; veluti lu iis<text:line-break/>ulceribus in pulmone consistentibus, quae ne agnovisse qni-<text:line-break/>dem omnino sas est citra dissectionum actionurnque notitiam;<text:line-break/>quorum nimirum utrumque aversantur. Caeterum conce-<text:line-break/>datur ad praesens cognosci ab istis Thessali sectatoribus<text:line-break/>ulcus, quod pulmoni insederit. Numquid igitur ut hoc<text:line-break/>illis concessimus, sic etiam et quod sordidum sit intelligant,<text:line-break/>an purum, an aequale, an cavum, an faniei vel puris<text:line-break/>plenum/concedemus, vel ex divino afflatu, vel per insom-<text:line-break/>nium ea ridentes ? An haec quoque quomodo dignoscant,<text:line-break/>. percontabimur? An vero citra horum .dignotiones medi-<text:line-break/>camentum quodvis exhibere concedemus ? Ego namque<text:line-break/>existimo primum expurgandam esse immundorum ulcerum<text:line-break/>siordem, implenda vero carne esse quae pura et cava sint;<text:line-break/>rursus pus saniemque expurganda, quibus haec circum-<text:line-break/>haereant; mox ita cicatricem inducendam. Isti vero haud<text:line-break/>scio quonam modo talia ulcera sanaverint; nam Thessalus</text:span></text:p>
      <text:p text:style-name="P7"><text:span text:style-name="T5">de his prorsus non scripsit, ne videlicet vel ignorantiam<text:line-break/>fuarn vel inconstantiam proderet. Quippe vel rationi pa-<text:line-break/>rum consona et lassa de his dicent; vel si quis vera dixerit,<text:line-break/>eorum indicationem expartis substantia, praeterea situ, con-<text:line-break/>formatione accipiat necesse est Nam esto ulcus in pul-<text:line-break/>mone sordidum purumque et cum phlegmone et sine phle-<text:line-break/>gmone et planum et cavum dignoscere.norint; etiam illud<text:line-break/>scire eos detur, quamquam ne ejus quidem, tametsi minimi<text:line-break/>lu ventionem sibi vendicent, quod tale ulcus viridi medica-<text:line-break/>mento expurgetur, Machaerionis, si libet, vel Isidis, nihiI<text:line-break/>enim refert. Respondeant igitur mihi, si ulcus in viscere<text:line-break/>haeserit, quid facient? Num viridis medicamenti aliquid<text:line-break/>devorandum dabunt? Omnino ridiculares est. Quoniam<text:line-break/>enim ex anatume cognitus est medicamentorum lu pulmonem<text:line-break/>transitus, Thessali autem sectatores anatomen respuunt,<text:line-break/>unde cognoscent, quomodo lu pulmonem medicamentum<text:line-break/>meat? dicant igitur mtdenarn medicamentum id in pulmo-</text:span></text:p>
      <text:p text:style-name="P7"><text:span text:style-name="T5">nem deferendum sciunt?^ Quod si id quoque sciant, illud<text:line-break/>certe intelligere non poterunt,.an ipsam vim suam, quam<text:line-break/>in extrinsecus positis ulceribus habuit, servabit. At esto,<text:line-break/>sciant haec quoque, quod et eundem tuebitur vim quam<text:line-break/>in externis ulceribus obtinuit, et quod sordes deterget; certe<text:line-break/>an tussim moverit, intelligere non poterunt; quum tamen,<text:line-break/>nisi per tussim sordes expurgetur,' nullus fit detergentis me-<text:line-break/>dicamenti usus; Ergo id quoque illis detur.- At illud saltem<text:line-break/>effugere non possunt, quin diversam curationem in ulcere femo-<text:line-break/>ris etulcere pulmonis adhibeant, siquidem alterum aqua per-<text:line-break/>luunt, alterum tussibus expurganti Pone vero rursus ulcus, </text:span><text:span text:style-name="T5">r_<text:line-break/></text:span><text:span text:style-name="T5">quod in pulmone sedit, crasso esse pure circundatum, num-<text:line-break/>qnid tum quoque viride medicamentum exhibebunt, an mel<text:line-break/>potius lingere jubebunt? At id dicant undenam invenerint.<text:line-break/>Non enim profecto id respondebunt, quoniam tenuandi lu-<text:line-break/>cidendique vim quandam obtinet, quum ipsi a facultatibus<text:line-break/>ejusmodi disquirendis ultro diffugiant. Sed nec quod em-</text:span></text:p>
      <text:p text:style-name="P7"><text:span text:style-name="T5">piricis lu ejusmodi notarum concursu inventum est, mel pro-<text:line-break/>desse, propterea istis ficuti illis eo uti fas est; primum<text:line-break/>quod experientiam contemnant; deinde quod empiricus lu<text:line-break/>ejusmodi concursu quaenam sit in pulmone affectio igno-<text:line-break/>rare se satetur, caeterum quae conducant se per ex- -<text:line-break/>perientilam observasse. At Thessalo non satis est curare<text:line-break/>quod omnino non norit, sed ab affectunm indicatione<text:line-break/>procedit. Sane si omnia illi scice donemus, ficuti prius, non<text:line-break/>minus quam nos, at nunquam profecto effugiet quin in<text:line-break/>diversis corporis partibus curationis species mutetur. ' Non<text:line-break/>enim eadem curationis species prosecto est, aut mulsam in<text:line-break/>uterum propter sordidum ulcus infundere, aut mel co-<text:line-break/>medendum exhibere, aut.spongia ulcus eluere; caeterum<text:line-break/>haec adhuc parva, illa plane maxima sunt. Fingamus diu-<text:line-break/>turnum ulcus citra phlegmonen in multis esse partibus, ocu-<text:line-break/>lo, aure, naso, ore, femore, ventre, utero, sede, pu-<text:line-break/>dendis; fingamus et illud, fi placet, ulcus.ejusmodi vel pla-<text:line-break/>num omnino esse, vel exiguo minus planum, respondeantque</text:span></text:p>
      <text:p text:style-name="P7"><text:span text:style-name="T5">nobis isti sectatores Thessali, qui haec nusquam diserevit,<text:line-break/>quomodo id cicatrice legemus, certe eo medicamento, quod<text:line-break/>ex Cadmis conficitur; id enim ulceri quod in femore consti-<text:line-break/>tit, belle cicatricem luducere potest; scd num igitur et ei,<text:line-break/>quod lu audiendi meatu constitit. Dicam fortassis incre-<text:line-break/>dibile, caeterum diis ipsis notum. Deprehendi aliquando<text:line-break/>quendam' ex sapientissimis istis Thessali sectatoribus sic ulcus<text:line-break/>medicantem diuturnum; quum citius homini auris putruif-<text:line-break/>sct ac vermes creasset quam medicamento, quod ex Cad-<text:line-break/>mia componitur, inductum cicatrice suisset; caeterum per-<text:line-break/>misse homine pluribus diebus medicamento similiter uti,<text:line-break/>posteaquarn in dies gravius auris oleret et sanie impleretur,<text:line-break/>etiam lueredibilius quiddam quam prius ausum vidimus.<text:line-break/>Quippe ratus meatum ipsum in profundo contraxisse phle-<text:line-break/>gmonen, confugit ad tetrapharmacum, quod plane multo<text:line-break/>magis augere putredinem partis debuit; non enim id sic-<text:line-break/>care ulcus prorfus potest, sed maturare phlegmonen potesu<text:line-break/>Ergo ubi hoc medicamento ad affectum sanandum uno dis<text:line-break/>aut duobus est usus , ut facile rideres id maxime esse con-</text:span></text:p>
      <text:p text:style-name="P6"><text:span text:style-name="T5">trarium, et multiplicata statim saniei vis- est, et foetor in—<text:line-break/>tolerabilis obortus. Itaque qui propinqui laborantis erant<text:line-break/>contingere amplius aurem Thessalium non sinebant. Ille<text:line-break/>vero prae impudentia stultitiaque volebat non modo me-<text:line-break/>dicamenti tetrapharmaci facultati aliquid injicere, verum<text:line-break/>etiam. extrinsecus cataplasma laxans imponere., At quum<text:line-break/>eum propinqui hominis abigerent, 'tirnerentque ne in magno<text:line-break/>periculo aeger scret, nos unum diem amplius permitti Thef-<text:line-break/>salio curationem exoravimus. Erat autem prosecto postri-<text:line-break/>die tum sanies inulto copiosior futura tum odor gravissi-<text:line-break/>mus. Quo die tentavi an fieri posset ut sententiam Tlres-<text:line-break/>salii aselli mularem, ne omnes perderet aegros, </text:span><text:span text:style-name="T20">imo</text:span><text:span text:style-name="T5"> aliquos<text:line-break/></text:span><text:span text:style-name="T5">• </text:span><text:span text:style-name="T5">jam, tametsi, paucos, servare aliquando posset tam aliena<text:line-break/>scilicet ab omni vera methodo deserta secta; ergo sic agere<text:line-break/>cum homine sum orsus. Numquid, inquam, phlegmone<text:line-break/>tibi esse videtur lu. intimo meatu, proinde laxantibus uteris<text:line-break/>auxiliis ? llle tum ita esse magnopere contendit tum ali-<text:line-break/>ter esse non posse. An igitur, inquam, aliquando ulcus</text:span></text:p>
      <text:p text:style-name="P6"><text:span text:style-name="T5">quod cum phlegmone conjunctum esset aceto acerrimo cum<text:line-break/>Glaucio curatum vidisti? Minime gentium, inquit, imo<text:line-break/>si quis pastillis Androniis ex aceto liquatis, utatur, etiam<text:line-break/>, convulsionem, dicebat, foitasse arcessat; Ergo, inquam,</text:span></text:p>
      <text:p text:style-name="P5"><text:span text:style-name="T5">si quis alio quopiam medicamento, quod sit Androniis multo<text:line-break/>valentius, ex acerrimo aceto utetur, idque adamem, item<text:line-break/>ad propinquam cerebro meningibusque ejus partem, numquid<text:line-break/>plane te auctore convulsionem arcesset, fi phlegmone prae-<text:line-break/>sertim aliqua subsit ? Haec tum ipsi tum iis qui adstabant<text:line-break/>universis vere dici sunt visa. Ergo quantum, inquam,- ad<text:line-break/>ipsarum partium affectum spectat, quae medicamenta summe<text:line-break/>siccantia desiderant, tametsi nunc curatione tua sint veluti<text:line-break/>effeminatae, jam sali medicamento .uterer; nunc quoniam<text:line-break/>plures jam dies male ipsas assuefecisti, transferre eas ad<text:line-break/>contrarium uno impetu et semel non licet; nam tibi acThes-<text:line-break/>salo contemnere consuetudinem licet, non minus quam par-,<text:line-break/>•tium naturam, nobis autem non licet; scd primo die aceto<text:line-break/>utar cum Glaucio, fecundo utar Andronio, tertio ad valen-</text:span></text:p>
      <text:p text:style-name="P7"><text:span text:style-name="T5">tius aliquod quam ipfum sit Andronium medicamentum<text:line-break/>transibo; atque hoc tribus quatuorve diebus usus, si mihi<text:line-break/>vehementius etiam medicamentum requirere ulcus videbitur,<text:line-break/>eo etiam uti non dubitabo. Extrinsecus vero, inquam, im-<text:line-break/>ponam capiti ea parte, qua auris afficitur, non mehercule<text:line-break/>ficuti tu cataplasma quod laxare potest, scd eorum medica-<text:line-break/>mentorurn aliquod, quae vehementissime siccare possunt, cu-<text:line-break/>jusmodi est quod ex salice conficitur; aut etiam ipsum An-,<text:line-break/>dronium ex aceto illiniam, aut ex iis aliquid quae hoc<text:line-break/>tuagis siccent. Nam quoniam pars cui medemur siccissima<text:line-break/>est, necesse est valentissime -siccetur; indicat enim veluti<text:line-break/>affectum ipsum, ut curetur, sibi applicandum esse contra-<text:line-break/>rium; sic pars ipsa, quod sit sibi simillimum. Itaque et, prout<text:line-break/>dixi, egi, sanavique hominem nullo poteutiore requisito<text:line-break/>remedio. Quibusdam vero qui potentiora desiderabant, qui-<text:line-break/>bus uno alterove anno ulcus aurem infestaverat, valentius<text:line-break/>omnibus jam dictis medicamentum adhibuimus; id fuit ferri<text:line-break/>dicta scoria tunsa cribataque tenuissimo cribro, mox lu te-</text:span></text:p>
      <text:p text:style-name="P7"><text:span text:style-name="T5">nuissimum veluti pollinem laevigata-, postea cum acerrimo<text:line-break/>aceto ad luellis sordiumque crassitudinem cocta, t Constat<text:line-break/>autem multiplex este debere in mixtione acetum; -erum,<text:line-break/>quod saepe jam diri, materiae medicamentorum copiam ex<text:line-break/>aliis commentariis petes ; nunc quae ad methodum spectant<text:line-break/>absolvantni. Nam audiendi locus, quoniam est siccissimus,<text:line-break/>idcirco medicamentis eget, quae vehementissime siccent;<text:line-break/>quorum nullum reliquarum partium cuivis applicasse expe-<text:line-break/>dit, scd oculo exulceratu 'collyrium fortasse, quod ex thure<text:line-break/>conficitur; naribus vero quod multo sane magis siccet<text:line-break/>quam-ut oculis conveniat, minus vero quam ut auri qua-<text:line-break/>dret. </text:span><text:span text:style-name="T5">Itaque </text:span><text:span text:style-name="T5">et prius comprehensi omnes pastilli utiles sunt,<text:line-break/>et medicamentum quod ad Musam refertur, aliaque generis<text:line-break/>ejusdem. Ulcerum vero quae in ore accidunt, quaecunque<text:line-break/>admodum sunt liumida, ea medicamentis egent vehementer<text:line-break/></text:span><text:span text:style-name="T5">siccantibus; veluti diphryge, </text:span><text:span text:style-name="T5">tum ipso per </text:span><text:span text:style-name="T5">sc, </text:span><text:span text:style-name="T5">tum ex rnelle<text:line-break/>et </text:span><text:span text:style-name="T5">vino et mulso; praeterea et quae </text:span><text:span text:style-name="T5">iris </text:span><text:span text:style-name="T5">dicitur, et quae<text:line-break/></text:span><text:span text:style-name="T5">anthera, </text:span><text:span text:style-name="T5">hisque vel </text:span><text:span text:style-name="T5">siccis, </text:span><text:span text:style-name="T5">vel ex </text:span><text:span text:style-name="T5">melle, </text:span><text:span text:style-name="T5">vsl mulso, vel vluo.</text:span></text:p>
      <text:p text:style-name="P6"><text:span text:style-name="T5">Utile vero ad talia est et Musae medicamentum; praeterea<text:line-break/>-rhois succus et ornphacium, aliaque quaecunque strenue<text:line-break/>siccanti Quid enim materias percensendo morer? At quae<text:line-break/>simpliciora ulcera sunt, haec sanare commode possunt etiam<text:line-break/>medicamenta quae modice siccant, veluti, haec ipsa, quae<text:line-break/>quod in assiduo sunt usu, stomatica sunt dicta. Ea sunt,<text:line-break/>quod ex moris conficitur, et quod ex rubi fructu, et quod<text:line-break/>•ex succo corticis juglandium viridis; atque etiam lus magis<text:line-break/>quod ex musto et cupressi sphaerulis componitur. Quae<text:line-break/>.vero in ore admodum humida ulcera iuut proxime ad ossa,<text:line-break/>unde carie tentari ossa periclitentur, haec propter ossium<text:line-break/>naturam, quae sicca est, vehemcntissimis indigent. Itaque<text:line-break/>ego jam, comprehensos pastillos femper laevigo, ac siccum<text:line-break/>ipsum medicamentum superimpono.</text:span></text:p>
      <text:h text:style-name="Heading_20_2" text:outline-level="2">Cap. XI.</text:h>
      <text:p text:style-name="P39"><text:span text:style-name="T5">At dicta paulo ante fiunt et ad vesicam et<text:line-break/>, uterum et intestina et pulmonem </text:span><text:span text:style-name="T20">idonea</text:span><text:span text:style-name="T5"> medicamentorum<text:line-break/>genea, quibus fit in singulis utendum , genere quidem </text:span><text:span text:style-name="T20">me-<text:line-break/>dicamenti</text:span><text:span text:style-name="T5"> ab ipsa curandarum partium fubstantia defumpto,</text:span></text:p>
      <text:p text:style-name="P7"><text:span text:style-name="T5">sed mum affectu prius .etiam aestimato; modo vero utendi<text:line-break/>ejus tum </text:span><text:span text:style-name="T20">a</text:span><text:span text:style-name="T5"> conformatione tum etiam situ. Hinc namque<text:line-break/>excogitati sunt et otenchyfae et metrenchytae et catheteres<text:line-break/>et clysteres, llinc rursus quae in ventriculo, pectore, pul-<text:line-break/>mone ulcera consistunt, per ea quae eduntur ac bibuntur<text:line-break/>esse curanda. Quae vero in intestinis, </text:span><text:span text:style-name="T20">bifariam,</text:span><text:span text:style-name="T5"> nam quae<text:line-break/>ricina ventriculo sunt, his per comesta et bibita succurritur;<text:line-break/>quae vero inferius sunt sita, per ea quae injiciuntur; nam<text:line-break/>neque ad ea, qtiae vicina ventriculo fiint, subire potest quod<text:line-break/>per sedem lusunditur, nec integris viribus ad inferiora per-<text:line-break/>tingere quod per os sit ingestum. Ideoque etiam quae ul-<text:line-break/>cera in thorace et- pulmone consistunt -tum difficilius iis<text:line-break/>quae fiunt in ventriculo sanantur, ut quorum situs longius<text:line-break/>absit, atque idcirco medicamentorum vis remittatur ; tum<text:line-break/>propter hoc ipsiim multo valentiora ea quae devorentur<text:line-break/>medicamenta requirunt, quain fi ipsis statim ulceribus ad-<text:line-break/>rnoverentur. Indeque adeo excogitata medicis Eunt, ubi<text:line-break/>expurgandum ex pectore et pulmone pus est, fortissima</text:span></text:p>
      <text:p text:style-name="P7"><text:span text:style-name="T5">quaeque maxime incidant medicamenta , taliaque . omnino<text:line-break/>quae, si ulcus in ventriculo esset, ipsum exacerbarent. Quin<text:line-break/>etiam quod haec per tusses expurgentur, non aliunde quam .<text:line-break/>ex conformatione partium est desumptum; quod hae nul-<text:line-break/>lum talem exitum habeant, qualem uterus, vesica, sedes,<text:line-break/>auris, nasus et os. Hinc etiam fit quod ventriculus utrin-.<text:line-break/>que expurgari possit, sursum per vomitum, deorsum prout<text:line-break/>concitat natura. Nam hoc genus indicationum a partibus,<text:line-break/>quatenus organicae sunt est sumptum; ut quae ‘siccandum<text:line-break/>esse docent, ab ipsarum substantia, prout similares sunt, su- </text:span><text:span text:style-name="T5">'<text:line-break/></text:span><text:span text:style-name="T5">muntur. Ab ipsis vero morbis rursus tales, veluti ab ulceri-<text:line-break/>hus, quoniam de his disputatio erat, et quod siccanda sint,<text:line-break/>ut supra est comprehensum , et quod qui e ventriculo eluere<text:line-break/>pus volunt, non sine periculo vomitum movent, ut si aliter<text:line-break/>impactam illi pituitam per oxymeli ac radiculas detergerent;<text:line-break/>sed tutius est alvum subducere, nam vomenti periculum est </text:span><text:span text:style-name="T36">z<text:line-break/></text:span><text:span text:style-name="T5">exulceratum dilacerari, et succum aliquem inutilem ex vi-<text:line-break/>eluis attrahi. Propterea , ut dixi, et ulcera pulmonis dis-</text:span></text:p>
      <text:p text:style-name="P19"><text:span text:style-name="T5">ficillime </text:span><text:span text:style-name="T20">sanantur,</text:span><text:span text:style-name="T5"> ut quae nec citra tussim expurgare pof- '<text:line-break/>sis, et si tussim excites, laceraveris. Itaque quasi per mutuas<text:line-break/>operas malum iis in orbem redit; quae namque lacerata<text:line-break/>sunt rursus phlegmonen excitant, secundo rursus phlegmo-<text:line-break/>nensipsam maturari- et pus expurgari desiderant. Quare<text:line-break/>ex omnibus sanandi difficultas his exoritur, et quod ea quae<text:line-break/>idonea,ulceribus medicamenta sunt, contingere ulcus, sicut<text:line-break/>in ventriculo, non possunt, et quod,per nsedium interval-:<text:line-break/>lum fere vim suam amittunt, et praeterea quod respirando<text:line-break/>moventur et tussiendo lacerantur. Itaque quum in pul-<text:line-break/>mone ruptum vas est, scire aperte licet, 'nisi protinus ante-<text:line-break/>quam phlegmone excitetur, glutinandum sit, id postea lusa-<text:line-break/>nabile fore.<text:tab/></text:span><text:span text:style-name="T36">1</text:span></text:p>
      <text:h text:style-name="Heading_20_2" text:outline-level="2">Cap. XII.</text:h>
      <text:p text:style-name="P39"><text:span text:style-name="T5">Equidem ulcera quae in asperae arteriae<text:line-break/>interiore sunt tunica, et potissimum quae laryngi sunt vi-<text:line-break/>cina, aut etiam Jn ipsa, haec et curationem recipiunt et<text:line-break/>nos non paucos ita laborantes sanavimus. Sane curationem<text:line-break/>eorum hinc maxime invenimus. In gruvis Irujus pestilen-.</text:span></text:p>
      <text:p text:style-name="P7"><text:span text:style-name="T5">tiae </text:span><text:span text:style-name="T5">initio, quae utinam aliquando cesset, juveni cuidam,<text:line-break/></text:span><text:span text:style-name="T5">quum </text:span><text:span text:style-name="T5">novem jam dies aegrotasset, totum corpus ulceribus<text:line-break/>scatebat, veluti omnibus fere qui evaserant. Eo die etiam<text:line-break/></text:span><text:span text:style-name="T5">tussiebat </text:span><text:span text:style-name="T5">paululum. Postride </text:span><text:span text:style-name="T20">vero</text:span><text:span text:style-name="T5"> ubi filaverat, iIlico et<text:line-break/>.vehementius tussivit et tussi expulit </text:span><text:span text:style-name="T20">crustulam,</text:span><text:span text:style-name="T5"> quam ephel-<text:line-break/></text:span><text:span text:style-name="T5">cida </text:span><text:span text:style-name="T5">vocant. Eratque homini sensus manifestus ulceratae<text:line-break/></text:span><text:span text:style-name="T5">partis </text:span><text:span text:style-name="T5">in aspera, quae in collo est, arteria prope jugulum.<text:line-break/></text:span><text:span text:style-name="T5">Quin </text:span><text:span text:style-name="T5">aperto quoque hominis </text:span><text:span text:style-name="T5">ore </text:span><text:span text:style-name="T5">fauces ejus inspeximus,<text:line-break/>numquid in iis alicubi ulcus esset; scd nec sic inspectantibus<text:line-break/></text:span><text:span text:style-name="T5">. apparuit affectum esse; et plane laboranti sensus ejus aliquis<text:line-break/>manifestus </text:span><text:span text:style-name="T5">ex comestorum bibitorumque transitu fuisset, fi il-<text:line-break/></text:span><text:span text:style-name="T5">lic </text:span><text:span text:style-name="T5">ulcus fuisset. Quin etiam ex aceto et sinapi certioris no-<text:line-break/></text:span><text:span text:style-name="T5">. titiae </text:span><text:span text:style-name="T5">causa quaedam ei devoranda dedimus. Sed nec ho-<text:line-break/></text:span><text:span text:style-name="T5">rurn </text:span><text:span text:style-name="T5">quicquam eum momordit, et sensus </text:span><text:span text:style-name="T20">doloris</text:span><text:span text:style-name="T5"> manifeste<text:line-break/></text:span><text:span text:style-name="T5">in </text:span><text:span text:style-name="T5">collo erat; quo loco etiam adeo irritabatur, ut tussire im-<text:line-break/>pelleretur; suasimus itaque reniti quantum posset nec tussire.'<text:line-break/></text:span><text:span text:style-name="T5">Quod </text:span><text:span text:style-name="T5">et fecit eo certe facilius quod exiguum erat, quod pro-</text:span></text:p>
      <text:p text:style-name="P7"><text:span text:style-name="T5">ritabat, et nos omnibus modis operam dedimus ut ulcus ad<text:line-break/>cicatricem perveniret, foris medicamentum aliquod quod<text:line-break/>siccaret imponentes, tum cubanti supino humidum aliquod<text:line-break/>ex iis medicamentis quae ad ejusmodi ulcus facerent ex-<text:line-break/>hibentes, ac jubentes id in ore continere, paulatimque per-<text:line-break/>mittere in asperam arteriam defluere. Sic igitur faciens<text:line-break/>fentire fie manifeste ajebat adstringentis medicamenti circa<text:line-break/>ulcus vim, sive ea vis hnc transmissa est, sive medicamen-<text:line-break/>tum ipsum roris fpecie in arteriam ad ulcus defluxit, et<text:line-break/>tanquam percolatum esu Erat autem nec aeger ipse medi-<text:line-break/>cinae imperitus, fed ex iis quidam qui ex usu et exerci-<text:line-break/>tatione empirice medicabantur. Ergo fentire se ajebat tum<text:line-break/>medicamentum lu arteriam defluere, tum tussim quoque ali-<text:line-break/>quando movere, obluctabatur tamen plurimum ac tussim<text:line-break/>cohibuit. Igitur ipse quoque sua fponte Romae quidem, ubi<text:line-break/>correptus fuerat, triduum etiamnum post nonum diem est<text:line-break/>moratus ; post hoc conscenso navigio primum per flumen</text:span></text:p>
      <text:p text:style-name="P7"><text:span text:style-name="T5">ad mare navigavit; quarto die post nani pervenit ad Tabias,<text:line-break/>Ususque est lacte, quod et mirificam plane vim habet , </text:span><text:span text:style-name="T20">neo<text:line-break/></text:span><text:span text:style-name="T5">sine causa praedicatur. De cujus usu aliquid dicere obla-<text:line-break/>tum nunc tempus videtur, nec de eo tantum quod apud<text:line-break/>Tabias habetur, verum etiam de alio omni. Neque enim<text:line-break/>iis modo qui Italiam incolunt est succurrendum, sed quoad<text:line-break/>fieri potest, qui ubivis habitant gentium. Igitur ad lac<text:line-break/>quod in Tabiis habetur commendandum multa concurrunt;<text:line-break/>et locus ipse satis editus et aer illi circumdatus siccus et pas-<text:line-break/>cuum pecoribus salubre. Atque hoc quidem alibi quoque<text:line-break/>arte praeparare licebit, si quis in colle modice edito herbas<text:line-break/>fruticesque ferat, qui salubre simul adstringensque lac red-<text:line-break/>dant, quorum exempla paulo post dicentur. Caeterum ut<text:line-break/>ambientem aera similem reddas fieri omnino nequit; eligere<text:line-break/>tamen simillimum ex ea quae datur aerum copia licet. Si-<text:line-break/>millimus autem is suerit cui eadem adsunt quae illi, altitudo<text:line-break/>collis mediocris, via a mari ad ipsum triginta stadia, ain-<text:line-break/>pliusque aliquid, sied non inulto; locus autem ipse versus</text:span></text:p>
      <text:p text:style-name="P7"><text:span text:style-name="T5">mare, nempe Tabiae, in imo maxime sinu est qui inter<text:line-break/>Surrentum et Neapolim conspicitur,. magis tamen in latere</text:span></text:p>
      <text:p text:style-name="P13"><text:span text:style-name="T5">•</text:span><text:span text:style-name="T5"><text:tab/></text:span><text:span text:style-name="T5">quod ad Surrentum pertinet. Porro totum id latus collis<text:line-break/>est satis magnus, longitudine ad Tyrrhenum mare porrectus.'<text:line-break/>Inflectitur autem leviter collis hic ad occasum, nec in meri-<text:line-break/>diem in totum plane procurrit. Ergo hic collis ventis orien-<text:line-break/>talibus, euro, subsolano et boreae apertum servat simum<text:line-break/>Conjungitur illi in imo sinu alter collis non parvus, quem<text:line-break/>et veteres Romnai in historiis et qui nunc diligentiores<text:line-break/>sunt Vesuvium nominant. Celebre nunc novumque nomen</text:span></text:p>
      <text:p text:style-name="P8"><text:span text:style-name="T5">-Vesvium est, omnibus hominibus notum propter ignem<text:line-break/>qui in eo ex terra submittitur; quae res non parum mini<text:line-break/>ad ambientis aeris siccitatem conducere videtur, et alio qui<text:line-break/>- praeter ipsum ignem, nec stagnum propinquum , nec palus,<text:line-break/>• nec sitivius alicujus momenti usquam in sinu habetur. Om-<text:line-break/>• nibus .vero ventis qui ab arcto ad aestivum occasum per-<text:line-break/>flant, Vesuvius collis objicitur, multusque cinis ab eo'ad</text:span></text:p>
      <text:p text:style-name="P6"><text:span text:style-name="T5">mare usque pervenit, reliquiae videlicet materiae tum<text:line-break/>quae in eo combusta est tum quae nunc etiam uritur. Om-<text:line-break/>nia’ haec aerem efficiunt siccum. Licet porro et alibi ter-<text:line-break/>rarum eligere collem simili modo siccum, nec longe a mari,<text:line-break/>nec adeo magnum, ut venturum impetui sit expositus, nec<text:line-break/>adeo humilem, ut subjectorum camporum halitum prompte<text:line-break/>recipiat. Caveatur autem ne ad septentrionem sit versus, ita<text:line-break/>enim esset aversus a sole. Quod fi etiam in temperato orbis<text:line-break/>loco collis sit, veluti is qui ad Tabias conspicitur, longe<text:line-break/>magis ad rem pertineat. Hoc in colle sunto herbae quidem<text:line-break/>agrestis et lotus et polygouon et melissophyllon, frutices<text:line-break/>vero lentiscus et arbutus et rubus et hedera et cytisus, alii-</text:span></text:p>
      <text:p text:style-name="P20"><text:span text:style-name="T5">•</text:span><text:span text:style-name="T5"><text:tab/></text:span><text:span text:style-name="T5">que his similes, atque ita tibi collis praeparetur. Pecora .<text:line-break/>vero quae in colle ad Tabias pascuntur boves f unt. Estque<text:line-break/>ejus animalis lac spissum ita, ut asinorum tenue. Ego vero<text:line-break/>ne quod lactis genus usui defit, ex vaccis crassum, ex afi- </text:span><text:span text:style-name="T5">-<text:line-break/></text:span><text:span text:style-name="T5">nis'tenue, ex capris medium amborum et boves et asinos</text:span></text:p>
      <text:p text:style-name="P6"><text:span text:style-name="T5">et capras lu pascua depulerim. Veteres vero etiam mulie-<text:line-break/>rem lactantem iis qui phthoe consumerentur adstare volue-<text:line-break/>runt, quorum sententiae ipse quoque accedo et quod fami-<text:line-break/>liare id fit, et quod priusquam ab ambiente aere refrigeretur,<text:line-break/>id sumi voluerint. Atque hoc tibi de lactis usu pro maxi-<text:line-break/>mo praecepto sit, ut ii quibus eo est opus, omnino id astante<text:line-break/>animali statim mulctum bibant, etiam melle injecto, si cui<text:line-break/>cogi in ventriculo soleat; quod est ipsum descendere ad ale<text:line-break/>vnm citius cupias, etiam sale. Atque ille quidem adoles-<text:line-break/>cens, quum ulcus in arteria ex pestilenti morbo haberet, sa-<text:line-break/>natus est, ac post eum similiter alii. Alter vere adolescens<text:line-break/>annos natus circiter decem et octo, quum multis diebus ex<text:line-break/>destillatione laborasse!, primum quidem sanguinem floridum<text:line-break/>cum tussi expuit non sane multunr, postea vero etiam tuni-<text:line-break/>cae ipsius partem, quae 'tegehs intrinsecus totum arteriam,<text:line-break/>in fauces 'et os per laryngem ascendit. Videbatur autem<text:line-break/>-mihi tum' ex crassitudine ejus conjectanti tum aegri sensu<text:line-break/>ipsius laryngis esse internum corpus ; quin etiam laefa -illi</text:span></text:p>
      <text:p text:style-name="P7"><text:span text:style-name="T5">homini ex eo vox est, atque sic longiore quidem tempore, sed<text:line-break/>tamen sanatus est. At qui expestilentia </text:span><text:span text:style-name="T20">hoc vitio laborarunt,<text:line-break/></text:span><text:span text:style-name="T5">propterea mihi facile sanari ridentur, quod praesiccatum iis<text:line-break/>praepurgatumque totum corpus fuerit; quippe quum et vo-<text:line-break/>muerint ex iis nonnulli, et omnibus venter profluxerit. Atque<text:line-break/>quum ita jam vacuati essent qui evasuri erant , iis exanthe-<text:line-break/>mata nigra toto corpore confertim multa apparuerunt, ul-<text:line-break/>cerosa quidem plurimis, omnibus certe sicca. Eratque lu-<text:line-break/>tuenti perspicuum reliquias eas esse sanguinis qui in febre<text:line-break/>putruerat; quas veluti cinerem quempiam natura ad cutim<text:line-break/>trusisset, sicuti alia ex supervacuis nonnulla </text:span><text:span text:style-name="T20">trudit.</text:span><text:span text:style-name="T5"> Verum<text:line-break/>medicamentis ad ejusmodi exanthemata opus non suit, quum<text:line-break/>siderent sua sponte ad hunc modum; aliis quidem quibus<text:line-break/>videlicet exulcerata summa pars fuit, decidit ipsa, ulceris<text:line-break/>summa superficies, quam ephelcida nominant; delueepsque<text:line-break/>quod reliquum fuit propinquum sanitati erat, ac post unum<text:line-break/>duofve dies ad cicatricem pervenit ; aliis quibus scilicet ul-<text:line-break/>cerata </text:span><text:span text:style-name="T20">summitas</text:span><text:span text:style-name="T5"> non est, exanthema quidem ipsum et aspe-<text:line-break/>rum et scabiulmn' erat, decidit vero veluti squama quae-</text:span></text:p>
      <text:p text:style-name="P6"><text:span text:style-name="T5">dam, ac dehinc omnes suere sani. Nihil itaque miri si etiam<text:line-break/>ii, quibus ejusmodi exanthemata in pulmone sunt orta,<text:line-break/>propter ulcerum siccitatem sunt sanati. Quem namque in<text:line-break/>caeteris ulceribus universis Iupra monstravimus curationis<text:line-break/>esse scopum, hic jam iis quae ex pestilentia sunt orta prae-<text:line-break/>sto fuit. Omnia namque sicca et aspera fuere , plurima qui-<text:line-break/>dem scabiei, quaedam vero' etiam leprae similia. Ergo quum<text:line-break/>experientia rationi attestetur ulcerum curationem hunc ha-<text:line-break/>bere, unum sanationis finem, ut siccentur, poterit quisplam<text:line-break/>ex iis, qui sanguinem ex pulmone rejiciunt, servare permul-<text:line-break/>tos , </text:span><text:span text:style-name="T20">ita ut nos fecimus.</text:span></text:p>
      <text:h text:style-name="Heading_20_2" text:outline-level="2">Cap. <text:span text:style-name="T41">XIII</text:span>.</text:h>
      <text:p text:style-name="P39"><text:span text:style-name="T5">Itaque quemadmodum medendum iis sit,<text:line-break/>qui notabile in pulmone vas fregerunt, inde adeo qucd ab<text:line-break/>' alto fintlapsi, vel immodice clamarint, vel pondussupra vires<text:line-break/>sustulerint, - vel quod durum magiiumque aliquid extriuse-<text:line-break/>eus ipsorum pectori inciderit, dictum prius est.. Quemad-<text:line-break/>modum vero qui ex catarrho sanguinem rejiciunt commo-<text:line-break/>dissime tractentur, nunc dicemus, proposita claritatis causa</text:span></text:p>
      <text:p text:style-name="P6"><text:span text:style-name="T5">curatione quam Romae in splendida muliere peregimus,<text:line-break/>Haec namque quum ejusmodi sermones audiisset, quales<text:line-break/>nunc de iis habuimus qui sanguinem ex pulmone, sive ex<text:line-break/>catarrho aliquo sive vehementi tussi rejiciunt, cum paulu-<text:line-break/></text:span><text:span text:style-name="T32">z</text:span><text:span text:style-name="T5"> lum quiddam per noctem expuisset, illico ad me misit, prae-<text:line-break/>bere sc promptam asserens ad laciendum quicquid ego vel-<text:line-break/>lem. Audiverat vero ante id tempus, nisi quis illico prae-.<text:line-break/>finium strenue afferret priusquam ulcus phlegmonen contra-<text:line-break/>heret, emu operam amissurum, atque hanc esse praecipuam<text:line-break/>eorum qui sanguinem rejiciunt interitus causam. Igitur<text:line-break/>lucidere musieri venam, quae jam quatriduum propter ca-<text:line-break/>tarrhum propemodum sine cibo egisset, non placuit; scd jussi<text:line-break/>ut acri uteretur clystere, tum crura manusque </text:span><text:span text:style-name="T20">calefacienti<text:line-break/></text:span><text:span text:style-name="T5">pharmaco plurimum fricaret et, vinciret, mox caput rade </text:span><text:span text:style-name="T5">- '<text:line-break/></text:span><text:span text:style-name="T5">ret, cui deinde medicamentum quod ex palumbium stercore<text:line-break/>constat imposui, iuterpofitisque tribus horis in balneum<text:line-break/>duxi ac lavi niullo caput contingens pingui; dein caput</text:span></text:p>
      <text:p text:style-name="P7"><text:span text:style-name="T5">idoneo pileo contexi et pro eo 'qui tum erat temporis<text:line-break/>statu nutriri fola sorbitione, postquam statim fructum ali-<text:line-break/>quem autumnalium ausierum dedi. Deinde quum dormitura<text:line-break/>esset, quod ex viperis cousicitur medicamentum dedi cic-<text:line-break/>citer quatuor menses ante confectum; habet enim id aetatis<text:line-break/>adhuc praevalentem papaveris fuccum, qui in antiquatis ig-<text:line-break/>navus redditur, ideoque et fomniferum est et fluxiones<text:line-break/>tum siccat tum leniter crassat. Eluito vero prorsus catarrho<text:line-break/>liquido apparebat tum ex respirandi specie tum simitu se-<text:line-break/>mel excitatae 'tussis pulmonem expurgatione egere. Cae-<text:line-break/>terurn exhibere hanc non placuit secundo saltem die, scd<text:line-break/>in omni silentio et quiete muliere fervata, tum artubus<text:line-break/>ejus perfricatis vluctisque, jussi reliquas quoque omnes par-<text:line-break/>tes perfricari, excepto capite, quod adhuc ex medicamento<text:line-break/>incalescebat. Rursus autem vesperi deni theriaces </text:span><text:span text:style-name="T20">ceu fa-<text:line-break/>bae</text:span><text:span text:style-name="T5"> nostratis magnitudinem; erat vero quod pridie accepe-<text:line-break/>rat hoc longe amplius. Postea vero quum hac quoque<text:line-break/>nocte probe dormivisset, tertio die mane mel coctum copiose</text:span></text:p>
      <text:p text:style-name="P7"><text:span text:style-name="T5">exhibui, ac in quiete fervaxi. Procedente vero die totum cor-<text:line-break/>pus similiter perfricui ac ptisanae cremorem cum pane exi-<text:line-break/>guo pro cibo sumere jussi. Mox quarto die mane quidem<text:line-break/>deni medicamentum quod ex viperis fit, sed quod jam in<text:line-break/>aetate rigoris esset, idque cum probo melle. Capiti vero<text:line-break/></text:span><text:span text:style-name="T20">mulieris</text:span><text:span text:style-name="T5"> eodem medicamento quod vehementer cum sic-<text:line-break/>cat tum calefacit imposito, ac deinde ipsa lota </text:span><text:span text:style-name="T5">nutritaque<text:line-break/></text:span><text:span text:style-name="T5">modice, valentius jam pulmo expurgare in quinto die sum<text:line-break/>aggressus. Ac dehluc rursum rursum que ex intervallis<text:line-break/>ad caput quidem consueto cerato, quod thqpfiam recipit,<text:line-break/>sum usus. Totam vero corporis curam lu gestatione, fri-<text:line-break/>ctione lavandique abstinentia, victu tum moderato tum vero<text:line-break/>boni succi, ad reficiendum direxi. Haec itaque mulier recte </text:span><text:span text:style-name="T5">.<text:line-break/></text:span><text:span text:style-name="T5">fefe habuit </text:span><text:span text:style-name="T5">, </text:span><text:span text:style-name="T5">minime lactis opem requirens. Alteri vero<text:line-break/>adolescenti, cui non ex catarrho, sed ex refrigeratis Epiri—<text:line-break/>tus instrumentis orsa tussis fuerat </text:span><text:span text:style-name="T5">, </text:span><text:span text:style-name="T5">quum sanguinem et ipse<text:line-break/>ad dimidiam heminam rejecisset, statim venam incidi, ac<text:line-break/>bis eodem die ex ea sanguinem detraxi, delude rursus po-</text:span></text:p>
      <text:p text:style-name="P6"><text:span text:style-name="T5">stridie bis, fed artuum frictione, et vinctura priore die usus<text:line-break/></text:span><text:span text:style-name="T5">, </text:span><text:span text:style-name="T5">ad vesperam dedi medicamentum nostrum ex feminibus cou-</text:span></text:p>
      <text:p text:style-name="P5"><text:span text:style-name="T5">fectum. Secundo die post alteram detractionem imposui<text:line-break/>toti pectori ceratum, </text:span><text:span text:style-name="T20">quod esi</text:span><text:span text:style-name="T5"> thapsia </text:span><text:span text:style-name="T20">conficitur,</text:span><text:span text:style-name="T5"> mox<text:line-break/>•vesperi, ne supra modum calefaceret, id auferens. Ter-<text:line-break/>tio die rursus ad tres horas imposito , hominem laxi, cibavi<text:line-break/>autem similiter tribus his diebus, prioribus quidem duobus<text:line-break/>sorbitiunculis, tertio vero ptisanae primum cremore, dein-<text:line-break/>de pisce statim aliquo qui et facilis concoctu esset et sim-<text:line-break/>plici ratione praeparatus adjectu; dedi quoque medicamen-<text:line-break/>tum diaspermatun et fecundo et tertio die similiter ad vespe-<text:line-break/></text:span><text:span text:style-name="T5">„ </text:span><text:span text:style-name="T5">ram; etenim et somnum conciliat et dolorem levat et sic-</text:span></text:p>
      <text:p text:style-name="P5"><text:span text:style-name="T5">candi vim habet. Tum vero quum et spiritui delegatae par-<text:line-break/>-tes lu temperie secundum naturam essent, et totum corpus<text:line-break/>vacuatum ac nulla phlegmones sulpicio circa ruptum </text:span><text:span text:style-name="T5">vas,<text:line-break/></text:span><text:span text:style-name="T5">superesset, expurgare coepimus. Mox bibito medicamento<text:line-break/>de viperis aetatis jam rigentis ad Tabias dimisse - Sic ego</text:span></text:p>
      <text:p text:style-name="P21"><text:span text:style-name="T5">omnes, qui primo sc lie rnih curandos permiserunt' fa-<text:line-break/>. naviiij •• ...<text:tab/>' i; -<text:tab/>_</text:span></text:p>
      <text:h text:style-name="Heading_20_2" text:outline-level="2">Cap. XIV.</text:h>
      <text:p text:style-name="P39"><text:span text:style-name="T5">i Qui vero post duos aut tres </text:span><text:span text:style-name="T20">dies</text:span><text:span text:style-name="T5"> non.<text:line-break/>omnes </text:span><text:span text:style-name="T20">sanatus,</text:span><text:span text:style-name="T5"> sed aliquibus eorum insanabile ulcns suit.<text:line-break/>Quotquot autem phlegmone sic occupavit, ut jam, febricita-<text:line-break/>rent,- horum nullus est omnino persanatus.^ .Sed. qui postea<text:line-break/>sic per omnia praesidia rite transierunt, ut siccaretur ul-</text:span><text:span text:style-name="T32">&gt;<text:line-break/></text:span><text:span text:style-name="T5">cus, in tantum saltem .lucrifecerunt ut illud nec ultra<text:line-break/>progrederetur nec majus fieret, sed siccatum ac callo dura-<text:line-break/>iunr longiore vita, frui hominem sineret. Ex. iis vero qui<text:line-break/>ulcus, in pulmone habent, ii soli insanabiles mihi esse vi-<text:line-break/>dentur, qui ex succi vitiosi, erosione id possident,, quorum<text:line-break/>aliqui ceu salsilaginem, sputum suum sentire se ajunt; nam<text:line-break/>longc arbitror tempore omnino opus esse, </text:span><text:span text:style-name="T5">ut </text:span><text:span text:style-name="T5">succi corri-<text:line-break/>gatur vitium. In tempore vero necesse est duorum alterum,<text:line-break/>.aut siccando ulcus ceu cestum fieri, eoque sore omnino in-<text:line-break/>sanabile, aut non siccando tum ipsum primum indicari pu-<text:line-break/>trescere, tum quae circa sunt depascere, atque ita temporis</text:span></text:p>
      <text:p text:style-name="P7"><text:span text:style-name="T5">fpatio pulmones putrefacere.- Sed multi ex </text:span><text:span text:style-name="T20">iis qui</text:span><text:span text:style-name="T5"> ejusmo-<text:line-break/>di succum vitiosum congessissent, quum ex eo tussirent, - non<text:line-break/>tamen etiammrm sanguinem rejicerent, hujus nostrae pro-<text:line-break/>videntiae compotes facti prorsus sunt persanati. Oportet<text:line-break/>autem in principio nullius rei aeque esse sollicitum quam ut<text:line-break/>neque tussiant, neque ex capite aliquid in pulmonem de-<text:line-break/>fluat. Cavetur id triplici praesidio, purgatione primum, sec<text:line-break/>cundo medicamento diasperrnatun, tertio capitis proxiden-<text:line-break/>tis. Quod purget diversas facultates habeat oportet, cu- '<text:line-break/>jus generis nostrae sunt pilulae, quae ex aloe, scammonio,<text:line-break/>colocynthide, agarico, bdellio et gurnmi Arabico confi-<text:line-break/>ciuntur, ad plures excrementorum purgandas species. Sa-<text:line-break/>ne satisfaciant ad .usum et quae sine gummi componuntur.<text:line-break/>Postea vero si res postulabit, etiam iis quae atram bllem<text:line-break/>expurgent utare. Capiti providebitur cerati usu, quod fit<text:line-break/>ex thapsia</text:span><text:span text:style-name="T20">, atque</text:span><text:span text:style-name="T5"> haec quidem in principio peragenda sunt-<text:line-break/>Post vero reficiendus aeger salubriter est'cibis boni succi,<text:line-break/>frictione, inambulatione et balueo. Tradetur autem de lns</text:span></text:p>
      <text:p text:style-name="P7"><text:span text:style-name="T25">• </text:span><text:span text:style-name="T5">methodus in idoneo operis loco, porro ii sunt qui maxime<text:line-break/>. lacrequirunt, neglectoque eo omnium maxime sunt insana-<text:line-break/>biles; caeterum demittendo his sanguine sciri </text:span><text:span text:style-name="T18">\llud </text:span><text:span text:style-name="T5">licet.<text:line-break/>Quicunque purum habere sanguinis ridebuntur, iis ad quen-<text:line-break/>darn succum probiorem, sicuti praediri, reductis, detrahere<text:line-break/>sanguinem poteris, tum rursus reficere; </text:span><text:span text:style-name="T20">eosdem</text:span><text:span text:style-name="T5"> etiam rursus<text:line-break/>purgare ac rursus reficere, deUuoque, si res suadet, fangui-<text:line-break/>nem mittere, potissimum quibus veluti limus vitiosus et<text:line-break/>'crassus totus est sanguis. At qui validi sunt multique fan-<text:line-break/>ginnis, iis statim a principio est detrahendus.</text:span></text:p>
      <text:h text:style-name="Heading_20_2" text:outline-level="2">Cap. XV.</text:h>
      <text:p text:style-name="P39"><text:span text:style-name="T5">Nihil horum quae retusi vel* 'nunc vel<text:line-break/>ante, sive ea inveni ipse, sive juxta Hippocratis viam usur-<text:line-break/>pari, non examinatum ac judicio</text:span><text:span text:style-name="T36">1</text:span><text:span text:style-name="T5"> comprobatum est; scdper<text:line-break/>experientiam omnia judicata , ih quibus erroris pericula ipsi<text:line-break/>pertulimus, fructum ex eorum usu habituri sunt, quibus-<text:line-break/>cunque ar-tis opera sunt curae, si quidem alii veri sunt,<text:line-break/>alii ioplultarem sermones. Quid etiam sophistas memoro?</text:span></text:p>
      <text:p text:style-name="P7"><text:span text:style-name="T5">quum etiam non contemnendorum medicorum aliqui, etiam<text:line-break/>qui/integra volumina de sanguinis </text:span><text:span text:style-name="T20">rejectione '</text:span><text:span text:style-name="T5"> prodiderunt,'<text:line-break/>alia quidem inulta et parva recte perscripserint, rnaximo-<text:line-break/>runr autem auxiliorum,mullius meminerint, parum intelli-<text:line-break/>gentes permulta illa et. parva, quae recte admonent, longum<text:line-break/>ipsis aegrotis comparandum interitum Per haec autem tria<text:line-break/>qui plane deplorati non sunt omnes servantur, per sangui-<text:line-break/>nis missionem et purgationem et ea quae caput roborant.<text:line-break/>Sane in scquentibus quum de pravorum curatione humorum<text:line-break/>praecipiemus, 'dicemus de sanguinis missione diligentius. Mi-<text:line-break/>nime igitur, sicuti medicorum nonnulli censent, a parvis in-<text:line-break/>cipiendum auxiliis est; nec sicut illi dicunt sentiendum., ista<text:line-break/>scilicet prius esse tentanda-; mox, si nihil profecerint, aggre-<text:line-break/>dienda majora. Nam in morbis minime periculosis vera<text:line-break/>ea opinio est ; at ubi moriendum aegro prorsus est, si phthoe<text:line-break/>semel exceptus sit, alienissimum a ratione est a minoribus<text:line-break/>.inchoasse. Nam sicuti reliqua omnia ab Hippocrate tradi-<text:line-break/>ta, ita illa quoque sententia recte est nicta: </text:span><text:span text:style-name="T20">At extremos</text:span></text:p>
      <text:p text:style-name="P6"><text:span text:style-name="T20">morbos extrema prorsus remedia maxime valere..</text:span><text:span text:style-name="T5"> Quanam<text:line-break/>igitur</text:span><text:span text:style-name="T5">' </text:span><text:span text:style-name="T5">inductus opinione Erasistratus </text:span><text:span text:style-name="T5">in </text:span><text:span text:style-name="T5">talium </text:span><text:span text:style-name="T5">affectuum -<text:line-break/>principio scgnis tardusque est, post diligens, quum periit oc-<text:line-break/></text:span><text:span text:style-name="T5">cafio? </text:span><text:span text:style-name="T5">Nam .sanguinis missione, quum sanguis rejicitur,<text:line-break/></text:span><text:span text:style-name="T5">nusquam </text:span><text:span text:style-name="T5">prorsus utitur vitiosissima ratione inductus, </text:span><text:span text:style-name="T20">scd nec<text:line-break/></text:span><text:span text:style-name="T5">purgat quenquarn, </text:span><text:span text:style-name="T5">ut nec caput siccat. Quibus nimirum si<text:line-break/></text:span><text:span text:style-name="T5">quis phthoe occupari periclitantes </text:span><text:span text:style-name="T5">fraudet, quamvis reli-<text:line-break/></text:span><text:span text:style-name="T5">qua omnia probe peragat, nihilo plus </text:span><text:span text:style-name="T5">arbitror agat. Nam<text:line-break/></text:span><text:span text:style-name="T5">sanguinem mittere recusat, ac solis </text:span><text:span text:style-name="T5">artuum </text:span><text:span text:style-name="T5">devinctionibus</text:span></text:p>
      <text:p text:style-name="P9"><text:span text:style-name="T5">‘ ad revulsionem utitur, quo, ut ipscmet ait, ad plllegmo-<text:line-break/>nes tempora sat nobis sanguinis supersit,, nec propter ino-<text:line-break/>piam ejus aegrum nutrire cogamur. Sed, o, generosissime, </text:span><text:span text:style-name="T5">di-<text:line-break/></text:span><text:span text:style-name="T5">caf, arbitror, aliquis; si post venam ruptam </text:span><text:span text:style-name="T5">phlegmone </text:span><text:span text:style-name="T5">jam<text:line-break/>pulmonem corripuerit, </text:span><text:span text:style-name="T5">non </text:span><text:span text:style-name="T5">est quod speres hominem sanan-<text:line-break/>.dum’ propler ipsas quas pania ante </text:span><text:span text:style-name="T5">• </text:span><text:span text:style-name="T5">comprehendi rationes;<text:line-break/>quare amplius opera tua non egebit, proditus per te inter<text:line-break/>initia. Quippe idem sacis quod gubernator, </text:span><text:span text:style-name="T5">qui ubi per<text:line-break/></text:span><text:span text:style-name="T5">ejus incuriam eversa navis est, vectorum cuipiam asserem</text:span></text:p>
      <text:p text:style-name="P6"><text:span text:style-name="T5">in </text:span><text:span text:style-name="T5">manum-dat,- indeque salutem comparare suadet. Sed<text:line-break/>Erasistratus fortassis existimabat phlegmonen esse ex iis quae<text:line-break/>necessario vulnus comitentur; verum si ita sentiebat, in<text:line-break/>inagna plane erat ignorantia, quum -videre cuique liceat,<text:line-break/>sexcentis, eorum qui" quotidie singulari certamine decertrant,<text:line-break/>maxima citra phlegmonen glutinata vulnera, sic ut secundo<text:line-break/>vel quarto die sint omnino in tuto. Nos vero etiam plu-<text:line-break/>,Timos ex iis qui vas in pulmone ex casu, clamore plagave<text:line-break/>rupissent, priusquam in phlegmone in vase rupto excita-<text:line-break/>retur, curavimus. Quod si horum quoque pulmones phleg-<text:line-break/>monen invasisse asserit, ipsc suis placitis repugnat, simul<text:line-break/>princeps riscus, quod maxime vicinum cordi sit, phlegmone<text:line-break/>laborare affirmans</text:span><text:span text:style-name="T5">, </text:span><text:span text:style-name="T5">simul hominem febre carere; itemqne<text:line-break/>rupta phlegmone nihil expuisse. Ergo a nobis quoque in-<text:line-break/>vicem audiat nec fieri posse ut glutinetur ulcus, si phleg-<text:line-break/>mone pulmonem invaserit, omninoque si luvnserit, febricita-<text:line-break/>turum, ac purulenta deinde, cum phlegmone solvitur, tussi<text:line-break/>exputurum. Ergo si quis nec febricitabit, nec tussiet, nec</text:span></text:p>
      <text:p text:style-name="P6"><text:span text:style-name="T5">faniem aliquam ex ulcere et phlegmone spuet, quae ratio est<text:line-break/>ut hujus inesse pulmoni phlegmonen dicas? Itaque tum<text:line-break/>hoc maxlurum certe praesidium non recte ab eo damnatum<text:line-break/>est, tum purgatio sine- ulla mentione praetermittitur, ac<text:line-break/>nec ullum medicamentum quod efficax sit, contra ullum ex<text:line-break/>comprehensis generibus ab eo est positum. Quin, sive ca-<text:line-break/>put fluxionem mittat, eo statu servabitur,- sive ex intemperie<text:line-break/>ipsarum spirabilium partium tussis incidat, etiam ipia sic<text:line-break/>manebit. Ergo Erasistratus statuario illi assimilis videtur,<text:line-break/>qui reliquis omnibus partibus scite perfectis, statuam reli-<text:line-break/>quit caecam. Nam quae, quaeso, reliquae pulchritudinis gra-<text:line-break/>tia, cum oculos desideres? Postea, si diis placet, quum tanti<text:line-break/></text:span><text:span text:style-name="T5">• </text:span><text:span text:style-name="T5">viri maxime aberrent, egregius vir Thessalus, qui artem ne<text:line-break/>novit quidem, methodicum sc censet appellandum; ac nunc<text:line-break/>ferme omnes sectatores ejus sanguinem mittere videmus,<text:line-break/>tum aliis aegrorum non paucis, quibus non solum non utile,<text:line-break/>sed etiam noxium existimare id praesidii oportebat, prae-<text:line-break/>sertim si propriis ipsis hypothesibus starent; tum vero iis</text:span></text:p>
      <text:p text:style-name="P7"><text:span text:style-name="T5">qui sanguinem</text:span><text:span text:style-name="T25">, </text:span><text:span text:style-name="T5">sive hunc per vomitum sive etiam eum tussi<text:line-break/>rejiciunt,: modo valentes vires habeant? Sed quomodo<text:line-break/>cohaerebunt haecfecum, ut venam ubi sanguis rejicitur,in-<text:line-break/>scidere jubeant, et in commentariis Inis rcribant remedium<text:line-break/>id adstrictie affectionibus convenire ? Ergo ne se methodi-<text:line-break/>cos amplius nominent, scd empiricos, fi rejecta ratione,<text:line-break/>' quam esse rectam putabant, experientia; utuntur ad inve-<text:line-break/>nienda praesidia. An igitur in iis quidem clare deprehen-<text:line-break/>duntur nec. methodo nec" omnino ratione aliqua quicquam<text:line-break/>facere , ubi vero partes inutiles esse ad curationisinventionem<text:line-break/>alunt, non multo magis? Atqui si quis ad memoriam re-<text:line-break/>vocet ea quae de auribus, naribus, oculis,, ore, peetore,<text:line-break/>pulmone, praeterea utero, vesica et ventriculo diximus,<text:line-break/>errare eos tota via videbit. . Talis igitur erat qui.ad phleg-<text:line-break/>monen pudendi Macedonico medicamento .est usus, ac cum<text:line-break/>eo etiam cataplasmate relaxante, folemui hoc quod ex.<text:line-break/>pane, aqua et oleo cousicitur. Etiam alius quidam illi per-</text:span></text:p>
      <text:p text:style-name="P7"><text:span text:style-name="T5">similis; qui ad sedem exulceratam iisdem est usus; verum<text:line-break/>de talibus ubi de phlegmonis disputabitur agemus. Caelo-<text:line-break/>rum ulcera, quae citra phlegmonen in pene scdeve cousi-<text:line-break/>stunt, nullum cataplasma desiderant, fed medicamentum<text:line-break/>quod cicatricem inducat; non tamen hercle ejus naturae<text:line-break/>quae ulcera carnium inducere cicatrice possit, </text:span><text:span text:style-name="T5">. </text:span><text:span text:style-name="T5">imo quae<text:line-break/>•tanto magis siccare possit, quanto hae partes sunt cerne<text:line-break/>sicciores. Quin etiam, quod magis admirere, ipsorum quae<text:line-break/>in pene sunt ulcerum magis, etiam siccari postulant et quae<text:line-break/>in toto cole haeserunt , et quae extra hunc etiam finem ejus<text:line-break/>qui glans dicitur infestant; rniuus vero quae in praeputio<text:line-break/>sunt, atque etiam his minus quaecunque in reliqua sunt cute<text:line-break/>quae lotum colem vestit. Quum igitur humidum in glande<text:line-break/>ulcus quidam ex amethodis istis medicis, istis luquarn Tbessa-<text:line-break/>liis, sanare aliquando, non posset medicamentis epuloticis vo-<text:line-break/>catis , adhibuit in consilium me. Ubi igitur ex me audivit<text:line-break/>longe sicciore medicamento partem egere, propterea quod<text:line-break/>siccioris naturae esset, primum non credidit; ut.vero, coa-</text:span></text:p>
      <text:p text:style-name="P7"><text:span text:style-name="T5">ctus necessitate est aliquo ex nostris medicamentis uti, tri-<text:line-break/>bus diebus sanatum ulcus est, perspicuumque erat medicum<text:line-break/>non tam suisse de salute hominis laetatum, quam lude adeo<text:line-break/>tristatum, quod in mala disciplinae fecta suisset educatus.<text:line-break/>Siquidem medicamentum quod ex papyracea charta combu-.<text:line-break/>sta fit, hoc scilicet nobis usitatum, id genus ulcerum sanat;<text:line-break/>sicuti etiam anethum ustum simili modo inspersum, itemque<text:line-break/>cucurbita sicca, atque usia est eundem modum, alia prae-<text:line-break/>terea multa ex iis, quae Vehementer sicut illa siccant. Si<text:line-break/>qua vero ejusmodi ulcerum sine madore sunt ac recentia, iis<text:line-break/>sola aloe salutare medicamentum est; luspergrtur autem sic-<text:line-break/>ca, sed in tenuissimum ceu pollluem redacta. Haec vero<text:line-break/>etiam quae in sede consistunt, sicca ulcera probe percurat.<text:line-break/>Simillimam huic vim habet et cadmia vino elota et sicca.<text:line-break/>Ac hac quoque non longe abest argenti spuma dicta. Dein-<text:line-break/>ceps vero molybdaena sequitur. , Omnibus vero tum mluus<text:line-break/>inferens doloris . tum nullo minus efficax pompholyx esu<text:line-break/>Slu humidiora sunt, ipsu per fe pini cortex., itemque lapis</text:span></text:p>
      <text:p text:style-name="P7"><text:span text:style-name="T5">haematites vocatus idoneus esu , Quod si profunditas quae-<text:line-break/>piam ipsis adsit, ubi exsiccata suerint, dictorum alicui tan-<text:line-break/>tulum’&gt; mannae admiscendum est, . quantum sit ad carnem<text:line-break/>gignendam satis. Neque igitur horum quicquam vel per<text:line-break/>somnium norunt , qui rstius sunt alienae a methodo sectae,<text:line-break/>niuum oiune ulcus in quacunque animantis sit parte, ean-<text:line-break/>dem postulare curationem opinentur; neque etiam quemad-<text:line-break/>modum suere quaedam ulcera oporteat, veluti ea quaein<text:line-break/>abdomine contingunt, de quibus in sequenti libro cum iis<text:line-break/>quae restant universis agetur.</text:span></text:p>
      <text:h text:style-name="P1" text:outline-level="1"><text:bookmark-start text:name="bookmark10"/>GALENI METHODI MEDENDI<text:line-break/>LIBER VI.<text:bookmark-end text:name="bookmark10"/></text:h>
      <text:h text:style-name="Heading_20_2" text:outline-level="2">Cap. <text:span text:style-name="T44">I</text:span>.</text:h>
      <text:p text:style-name="P39"><text:span text:style-name="T5">Scio fore nonnullos quibus esse prolixus<text:line-break/>ridebor, qui unum hactenus morborum genus quemadrno.-<text:line-break/>dum methodo curetur exponam. Par est autem non tam<text:line-break/>mini longitudinem hanc imputent quam iis qui parum in-<text:line-break/>telligentes, quae rectissime ab Hippocrate sunt scripta, ea<text:line-break/>calumniari sunt conati, quos probam ulceris curationem<text:line-break/>nescire ostendi, nedum quod majus sit quicquam. Atque<text:line-break/>ipsum quidem morbi genus, cujus una species ulcus est, seu<text:line-break/>continuitatis sim qnis unionis solutionem vocet, nihil refe-</text:span></text:p>
      <text:p text:style-name="P7"><text:span text:style-name="T5">rat. </text:span><text:span text:style-name="T5">Monstrata est methodus curationis ejus lu quacunque<text:line-break/>corporis parte sit, quae quidem ab affectu ipso sumantur, in-<text:line-break/>dicationes servare communes; quae vero a parte alias atque<text:line-break/>alias habere. Quum enim carnosis partibus luciderit, nomi-<text:line-break/>natur quidem ulcus, habet vero scopum omnium quidem quae<text:line-break/>praeter naturam sunt, communem sui] ademptionem; alium<text:line-break/>vero, ceu affectus, ut per contraria </text:span><text:span text:style-name="T20">tollatur</text:span><text:span text:style-name="T20">,</text:span><text:span text:style-name="T5"> </text:span><text:span text:style-name="T5">aliumautem;<text:line-break/>nt divisionis unitionem; nam generatio hujus morbi in divi-<text:line-break/>sione unitatis consistit. Ideoque lu osse vocatur fractura,<text:line-break/>in nervosis fibris spasma, lu muscusis ulcus et ruptio; .quo-<text:line-break/>rum differentia prius jam nicta esu Idem tamen morbus,<text:line-break/>quum in nervum et arteriam et venam luciderit, nullam<text:line-break/>propriam appellationem est sortitus, mutatur autem inter-<text:line-break/>dum ulceris, interdum vulneris vel ruptionis appellatio-<text:line-break/>nem. Caeterum parum esse de nominibus sollicitum debere<text:line-break/>eum, cui rerum scientiam invenire sit propositum, saepe jam<text:line-break/>diximus. Itaque huc potius nominibus neglectis propere.-.</text:span></text:p>
      <text:p text:style-name="P6"><text:span text:style-name="T5">mus; non enim ex horum exquisita impositione, sed ex<text:line-break/>appositis remediis aegrotis salus paritur. Rurlus igitur<text:line-break/>revocandum ad memoriam est, quemadmodum audacissirnus<text:line-break/>. Thessalus, quum nullam curandi ulceris methodum tradi-</text:span></text:p>
      <text:p text:style-name="P8"><text:span text:style-name="T5">derit, omnes tamen dixisse se arbitratur. Nam si ita contiu-<text:line-break/>gat </text:span><text:span text:style-name="T5">ut </text:span><text:span text:style-name="T5">cavum ulcus carne postulet implen et simplex </text:span><text:span text:style-name="T5">gluti-<text:line-break/></text:span><text:span text:style-name="T5">nari, haec nec idiotis sunt ignota; quemadmodum tamen<text:line-break/>methodo quis medicamenta inveniat, quibus vel impleatur<text:line-break/>quod cavum est, vel glutinetur quod simplex ulcus est, haec<text:line-break/>vulgus </text:span><text:span text:style-name="T5">non </text:span><text:span text:style-name="T5">novit; at.id est quod medicis considerandum<text:line-break/>proponitur, atque lu eo alius alio est praestautior. Etenim,<text:line-break/>veluti in praecedentibus ostendimus, et inveniet remedia et<text:line-break/>inventis recte, utetur quisquis in' medendi methodo est<text:line-break/>exercitatus.</text:span></text:p>
      <text:h text:style-name="Heading_20_2" text:outline-level="2">Cap. ll.</text:h>
      <text:p text:style-name="P41"><text:span text:style-name="T5">Ut enim jam aliquid persequamur, quod<text:line-break/>praecedentibus sit consequens, fingamus quempiam ad nos<text:line-break/>venire, cui tantum cutis acu sit puncta. Hunc hominem,<text:line-break/>fi </text:span><text:span text:style-name="T5">is sit, cui facile </text:span><text:span text:style-name="T5">ulcera fanescant, etiam si. citra medica-</text:span></text:p>
      <text:p text:style-name="P10"><text:span text:style-name="T25">• </text:span><text:span text:style-name="T5">mentum nudoque membro ad opera consueta dimittas, nihil<text:line-break/>fentiet mali; sin cui difficulter sanentur, primum quidem do-<text:line-break/>labit, post etiam tum pulsu pars iufestabitur tutu phlegmone.<text:line-break/>Ac empiricus quidem examinando percontandoque hominis<text:line-break/>naturum discet, nos vero tum ex ejusmodi examinatione<text:line-break/>omnibus his usi quae per experientiam inveniantur, tum<text:line-break/>nihilominus ex iis notis quas de boui succi malique natura<text:line-break/>habemus; praeterea dens qui acris hebetisqne sunt sunsus, tunt<text:line-break/>plenitudine gravatis modiceque se lu succis habentibus, non<text:line-break/>ignari quod qui vel plethoricus est vd vitiosis fuccis premi-<text:line-break/>tur vel aciis est sensus vel hormn quibusdam omnibusve<text:line-break/>premitur; phlegmone lentabitur; qui contra est affectus; nihil<text:line-break/>mali sentiet. Atque haec prospicientes non equidem medi-<text:line-break/>camentum quod glutinet imponemus, Uniusmodi plurima<text:line-break/>funt eorum quae enaema vocant, ea sunt quae recentibus<text:line-break/>statim applicantur vulneribus, imo molle et mitigatorium<text:line-break/>et dolorem sedans; ubi enim magna divisio est, ibi studium<text:line-break/>impendi debebit, ut magis siccantibus remediis labra ulceris</text:span></text:p>
      <text:p text:style-name="P22"><text:span text:style-name="T5">imiantur atque coalescant; ubi autem acu stilove facta di-<text:line-break/>visio est, id duntaxat curandum est, ne phlegmone-pars cor-<text:line-break/>ripiatur.. Atque ex</text:span><text:span text:style-name="T36">-</text:span><text:span text:style-name="T5">hoc manifestum est cruentorum ulce-<text:line-break/>rum indicationem </text:span><text:span text:style-name="T20">a</text:span><text:span text:style-name="T5"> Thessalo proditam nihil nos majus ad-<text:line-break/>huc docere quam cuilibet e plebe nutum est. Non enim<text:line-break/>fcire quid-fieri oporteat, id magna res est, ut quod omnibus<text:line-break/>hominibus natura, insit, sed quibus rationibus illud efficias,<text:line-break/>id vero scire artificum, est.<text:tab/>Nam si quis probe sit navem fa-</text:span></text:p>
      <text:p text:style-name="P5"><text:span text:style-name="T5">bricaturus</text:span><text:span text:style-name="T5">, </text:span><text:span text:style-name="T5">scimus profecto omnes, etiam qui navium fabri<text:line-break/>uon sumus., quo loco'poni gubernacula debeant, quo loco<text:line-break/>puppis, quo prora ac reliquorum quidvis; caeterum nihil<text:line-break/>nobis haec ad rem conserunt, utpote nescientibus quemad-<text:line-break/>modum ipsa struantur. Aeque et qui aedes molitur, utique<text:line-break/>non ignorat, nec quod jacienda primum parietum funda-<text:line-break/>menta. sint, neque quod super his erecti minimeque incli-<text:line-break/>nantes* erigendi sint parietes, nec quod super his strui<text:line-break/>tectum oporteat, nec quod ostia, fenestrae singulaeque reli-<text:line-break/></text:span><text:span text:style-name="T5">• </text:span><text:span text:style-name="T5">'quarum domus partium propriis collocandae sunt locis; ve-</text:span></text:p>
      <text:p text:style-name="P7"><text:span text:style-name="T5">rum haec ad domum aedificandam quid conferant, quoad ipse<text:line-break/>fabrilis artis ignarus </text:span><text:span text:style-name="T20">ea,</text:span><text:span text:style-name="T5">fabricare nesciat?. Uni igitur Thes-<text:line-break/>salo omnium hominum sapientissime nosse quid fieri oporteat<text:line-break/>ad artificiosam notitiam satis esse videtur. Sed nos per su-<text:line-break/>perius comprehensa monstravimus id esse operum, quae ex<text:line-break/>artibus expectentur veluti principium quoddam', nondum<text:line-break/>aliqunrn eorum propriam partem, sed quae etiam fit cuivis<text:line-break/>.e plebe communis; quippe primae in omni arte indicationes<text:line-break/>.omnibushomnibusnaturasuntpraesto. Quare fi hae satis sunt<text:line-break/>,-ad opifices faciendos, nihil vetat quin et naves ipsi aedifice-<text:line-break/>mus, promptumque sit omnibus tum calceos faceretum vestes<text:line-break/>•tum domos, scd et architectos esse et cithara personare et<text:line-break/>rhetoricari. Verum non ita fe rer habet veritas, 'nec qui<text:line-break/>•vulneratae parti naturalem unitionem esse moliendam novit,<text:line-break/>is medicus est, scd qui quibus id rebus perficiat intelligit;<text:line-break/>-quanquam ne hoc quidem ipsum per se satis est, si quis<text:line-break/>etiam quo pacto his fit utendum nesciat, scd qui viam onr-<text:line-break/>i uern curationis eousque percalluit, ut ipsum consequi desti-</text:span></text:p>
      <text:p text:style-name="P6"><text:span text:style-name="T5">patum finem queat, is demum est qui mederi novit. Ergo<text:line-break/>' illis amethodis Thessali aemusis illud accidit, ut majora viri •<text:line-break/>- bus audeant, nec ad ea quae consequi alloqui possent acce-</text:span></text:p>
      <text:p text:style-name="P5"><text:span text:style-name="T5">dant. Quippe quum dudqm stilo quidam vulneratus lu manu<text:line-break/>esset ita ut tota divisa cute aliquis nervorum , qui subver-<text:line-break/>tant, pungeretur, sapientissimus Thessalius in principio em-<text:line-break/>plasticum quoddam medicamentum imposuit, quo saepe in<text:line-break/>maximis vulneribus usus prospere suerat. Putabat enim,<text:line-break/>arbitror, omne vulnus eandem curationem requirere. Phleg-<text:line-break/>mone vero oborsa ad cataplasma, quod ex farina tritici com-<text:line-break/>ponitur se conferens, atque luterdunf hominem putrefaciens,<text:line-break/>intra septimum diem jugulavit. Nee sane comprehendere<text:line-break/>numerc est quot, ubi in Paeonias istorum manus incidere,<text:line-break/>convulsione perierint, quo, si diis placet, sanctio illa Thes-<text:line-break/>salia servetur, oinne eruentum ulcus similiter esse curandum,<text:line-break/>• idque partibus laborantibus nullam indicationem conferen-<text:line-break/>tibus. Caeterum vera ipsa -methodus non perinde atque<text:line-break/>- haec Thessali est amethodos', imo potest vel nunc etiam post</text:span></text:p>
      <text:p text:style-name="P6"><text:span text:style-name="T5">tot tantosque medicos non solum meliora medicamenta quam<text:line-break/>prius fuere, fed etiam universum curationis modum inve-<text:line-break/>nire. Nemo enim statim ab initio iis usus quae nos invenimus<text:line-break/>medicamentis, ex nervi vulnere in convulsionem incidit.<text:line-break/>Adverti namque ubi punctus nervus esset, ei ex sentiendi<text:line-break/>quod obtinet acumine necesse esse, tum lu dolorem incidere<text:line-break/>quam reliquis partibus majorem tum ex necessitate phleg-<text:line-break/>monen consequi, nisi quis et medelam dolori inveniret et<text:line-break/>-phlegmones generationem prohiberet. Rationabile igitur<text:line-break/>mihi est visum cutis quidem vulnus apertum inglutinatumque<text:line-break/>. .custodire, quo per id ex nervo vulnerato sanies efflueret,<text:line-break/>totum vero corpus supervacuis humoribus liberare, ac ne quis<text:line-break/>: dolor vulneratam partem urgeret lu primis Iolicitudiuem<text:line-break/>habere. Itaque etiam medicamenta excogitavi non pau-<text:line-break/>ca quae vulneri imposita ad utrumque mire sunt comparata,<text:line-break/>tum ut dolori medeantur tum ut exitum saniei patefaciunt.<text:line-break/>Tutius vero fuerit etiam, si quis cutem latius incidat, ac<text:line-break/>totum corpus sanguinis missione inaniat, utique si robustae</text:span></text:p>
      <text:p text:style-name="P6"><text:span text:style-name="T5">sint vires ; si vero vitiosis succis repletum corpus sit, protinus<text:line-break/>purget. Aqua vero calida quanquam reliquas phlegmonae<text:line-break/>valde mitigat, vulneratis tamen nervis est inimicissima, quum<text:line-break/>praesertim eorum substantia ex refrigerata concretaque hu-<text:line-break/>rnidiore' materia sit condita; omnis enim ejusmodi consti-<text:line-break/></text:span><text:span text:style-name="T32">t</text:span><text:span text:style-name="T5"> tutio per ea quae simul calefaciunt et humectant resolvitur<text:line-break/>ac putrescit. Itaque aqua calida eos qui ita vulnerati sue-<text:line-break/>rant omnino prohibui, utilius judicans oleo calente fovere,<text:line-break/>propterea quod demonstratum a me est, hoc quoque si fri-<text:line-break/>gidum applicetur, tenues meatus obstruere, sin calidum, dis-<text:line-break/>cutere. Porro fugi, ex hujus quoque generibus et crudum,<text:line-break/>-quod omotribes dicitur, et quod denique adstringendi vim<text:line-break/>haberet. Delegi autem tenuissimum, cujus generis sabinum<text:line-break/>est, quod etiam utilius fuerit, si bimum trirnumve sit;<text:line-break/>quippe id quam recens magis per halitum discutit, quoque<text:line-break/>magisest antiquum, hoc scmper magis discutere putest; ve-<text:line-break/>rum dolore minus sedat. In medicamentis autem huc om-<text:line-break/>ne consilium direxi, ut esset eorum facultas tum tenuis<text:line-break/>tum modice excalefaciens, et quae siccare citra dolorem pus-</text:span></text:p>
      <text:p text:style-name="P6"><text:span text:style-name="T20">'fet,</text:span><text:span text:style-name="T5"> quum sola haec trahere ex profundo saniem, neque<text:line-break/>contracta neque demorsa parte possit. Usus furn autem<text:line-break/>primum terebenthina resina, tum per fe tum etiam paulum<text:line-break/>euphorbii admiscens. Et per sc quidem in pueris et mulie-<text:line-break/>ribus et generaliter iis, qui molli essent cerne, cum euphor-<text:line-break/>. bio vero in iis qui dura carne. Sic et propoli non per fe<text:line-break/>modo, verum etiam cum euphorbio ipsam molliens, quod<text:line-break/>si durior esset, cum tenui quopiam oleo. Quin et fagapeno<text:line-break/>in duris corporibus sum.usus cum oleo, et terebinthina id<text:line-break/>miscens, scd et opopanace ad eundem modum et quo faga-<text:line-break/>peno. Milii vero et lachryma Cyrenaica non inutilis fore<text:line-break/>videtur, si quis emplasticum medicamentum applicandum ex<text:line-break/>ea faciat, cujusmodi est quod nos ex euphorbio compofuimus;</text:span></text:p>
      <text:p text:style-name="P8"><text:span text:style-name="T5">' verum nondum in experientia quemadmodum reliqua omnia<text:line-break/>comprobavimus. Quippe praecedere oportet eam quae a<text:line-break/>• vera methodo proficiscitur remediorum inventionem, huic<text:line-break/>vero experientiam ad. certiorem etiam fidem subscribere.<text:line-break/>Siquidem ex tali methodoetiam fulsur, quod ignem exper-</text:span></text:p>
      <text:p text:style-name="P7"><text:span text:style-name="T5">tum non sit quodque lapidosum non sit, sed omnino tenuium<text:line-break/>partium ei, cui nervus vulneratus esset, conducturum spera-<text:line-break/>vimns, tantum ejus tenui oleo miscentes, dum quod ex utris-<text:line-break/>que mixtum erat; sordium haberet crassitudinem, </text:span><text:span text:style-name="T20">lu va-<text:line-break/></text:span><text:span text:style-name="T5">lentioribus vero durioribusque corporibus, etiam si ad<text:line-break/>messis spissitudinem redigas, sic quoque juveris, nam id quo-<text:line-break/>que comprobatum experientia esu Quin etiam totam cal-<text:line-break/>cem similiter oleo admixtam his applicandam excogitavi-<text:line-break/>mus; quae etiam simari lavetur, magis proficiet; lavatur<text:line-break/>optime per aestatem in aestu caniculae; quod si bis terve<text:line-break/>eam. laveris, utilius medicamentum efficies, quo paeto<text:line-break/>autem talia praeparanda sint, ex commentariis quos de me-<text:line-break/>dicamentorum compositione edidimus, intelliges. Nunc mi-<text:line-break/>hi tantum dixisse fussicit, me tum haec tum alia multa me-,<text:line-break/>dicamenta adversus nervorum vulnera invenisse, quum nec<text:line-break/>sub aliquo, magistro ea usurpata viderim, nec in veterum<text:line-break/>-alicujus aut medendi libris, aut quos de facultatibus ex pro-<text:line-break/>pria sapientia inscribunt prodita; scd ex ipsa rerum natura</text:span></text:p>
      <text:p text:style-name="P6"><text:span text:style-name="T5">indicationes sumpserim, id quod proprium esse medici me-<text:line-break/>thodo utentis existimo. Mirificus autem Thessalus quum<text:line-break/>ne unum quidem medicamentum invenerit, jampridem ma-<text:line-break/>teriam eorum notam esse affirmat. Atque multorum medi-<text:line-break/>carnentorum quae nos excogitavimus non modo Thessalo,<text:line-break/>qui aute eum medici fuerunt, materia nota non est, scd nec<text:line-break/>iis qui post eum lu hunc usque diem fuerunt. Siquidem<text:line-break/>ipse cum accersitus aliquando essem ad quendam qui a Thes-<text:line-break/>salis istis amethodis medicis putris suerat factus, ac cernerem<text:line-break/>eurn cataplasma quod ex triticea farina fit impositurum, ubi<text:line-break/>nullum ad praesens milii medicamentum erat, poposci ex<text:line-break/>figulo quodam quem videram aegri, ricino aquam lixivam;<text:line-break/>tum coquens in ea farinam hordeaceum, non autem sicut<text:line-break/>illi in oleo et aqua triticeam, impofui. Postea vero farinam<text:line-break/>erui simili modo coctam jam phlegmone inflammato et pu-<text:line-break/>tri ex bella horum curatione, nervo imponens vindicavi<text:line-break/>' ab ea putrefactione hominem. Verum de iis quae cum<text:line-break/>' phlegmone putrescunt alia disceptatio Jscquetur eaque dss-</text:span></text:p>
      <text:p text:style-name="P7"><text:span text:style-name="T5">fusa in' opportuno operis loco; t De nervis vero vulneratis<text:line-break/>satisfaciant quae dicta jam sunt medicamenta. Et sane ex iis<text:line-break/>quae ipsi invenimus plurimi uno illo emplastico medicamento<text:line-break/>utuntur, quod ex euphorbio et cera et fricta resina est com-<text:line-break/>poGtum, cui nescio quomodo aliqui aliquid postea miscue-<text:line-break/>runt Sinopidis, aliqui ochrae, quo videlicet fucatum, unde ,<text:line-break/>componatur lateret, aegre ferentes, si meum id este videre-<text:line-break/>tur; verum non est a principio sic </text:span><text:span text:style-name="T20">a</text:span><text:span text:style-name="T5"> me compositum. Mis-<text:line-break/>cuerunt fortassis ei nonnulli et e falis flore aliquid aut aliud<text:line-break/>. qnippiam tale quod colorem-ejus immutet, nec xim ejus mi-<text:line-break/>nuat ; potest quis per ignorantiam etiam tale aliquid immis-<text:line-break/>cere, quod facultatem ejus immutet. Verum nos illud ex<text:line-break/>cera, refina terebinthinas pice et euphorbio composuimus,<text:line-break/>immiscentes ex cera partem unam, ex terebinthina et pice<text:line-break/>utriusquepartis unius dimidium, fic ut quod ex utris que con-<text:line-break/>flaretur cerae par esset. Licet autem interdum et plus fit<text:line-break/>quod ex ambobus confit quam cera, licet rursus et alterum<text:line-break/>eurum lentum cerae admiscere. Quin etiam penuria tere-</text:span></text:p>
      <text:p text:style-name="P7"><text:span text:style-name="T5">binthinae tum humidarn, pineam tum etiam frictam com-<text:line-break/>mode admisceas; non minus etiam his et abietinam innuit- .<text:line-break/>ias. Strobillua vero duris tantum corporibus idoneum me-<text:line-break/>dicamentum est, ad mollia vero immiscenda non esu Si itaque<text:line-break/>humidam resinam immiscebis, tunsum cribaturnque euphor-<text:line-break/>bium reliquis immittes liquatis; esto vero pondus ejus cerae<text:line-break/>pars duodecima, etiam plus aliquando, ubi scilicet valen-<text:line-break/>tius efficere est in animo ; sin ficcarn, ut quae fricta est, uti-<text:line-break/>que olei pusillum desiderabit euphorbium. Quare ego tum<text:line-break/>id cum oleo contundens ac ad sordium spissitudinem redigens,<text:line-break/>mox reliquis post liquationem refrigeratis terens misceo;<text:line-break/>saepe, etiam tantulum aquae immiscui medicamento confi-<text:line-break/>ciendo, quantum in mixtis ipfis liquandis tum absumi tum<text:line-break/>evanescere prorsus potuit. Verum omnia hujus generis ad<text:line-break/>tractationem de medicamentorum compositione magis attinent.<text:line-break/>Nunc suffecerit, sicuti antea fecimus, indicato, quale esse de-<text:line-break/>beat medicamenti genus, pauca particulatim exempli causa</text:span></text:p>
      <text:p text:style-name="P7"><text:span text:style-name="T5">apponere. Uberem namque omnium materiam in opere<text:line-break/>de simplicibus medicamentis invenies ; praeparare autem .<text:line-break/>debebis ut in opere de eorum compositione est traditum;<text:line-break/>nunc igitur satis est hoc tantum dixisse, atque ad alia transire. _<text:line-break/>Vulnerati nervi curatio medicamenta postulat, quae et te-<text:line-break/>pidurn calorem excitent et valenter siccent , tum quae sub-<text:line-break/>stantiae suae natura et trahendi vim habeant et tenuium sint<text:line-break/>partium. Sane non ad medicamentorum modo victusque<text:line-break/>inventionem ipsa medendi methodus proficit, sed etiam ad<text:line-break/>ipsum inventorum usum. Nam ut in superioribus ostendi-<text:line-break/>mus, quisquis citra methodum quae ulceri apta medica-<text:line-break/>-menta sunt molitur, eum ne minimo quidem eorum probe<text:line-break/>, uti posse, isa et nunc ostendere licet. Siquidem intellexisse<text:line-break/>quantopere affectum vel </text:span><text:span text:style-name="T20">flccarit,</text:span><text:span text:style-name="T5"> vel calefecerit, vel mrtiga-<text:line-break/>rit, vel lacessierit medicamenti applicatio, is demum potis<text:line-break/>est, qui methodo quadam curat. Idem vero ipse solus etiam<text:line-break/>intendere ea, quibus inter initia est usus vel remittere novit.<text:line-break/>Quunr namque medicamentum de euphorbio quidam vulue -</text:span></text:p>
      <text:p text:style-name="P7"><text:span text:style-name="T5">rato nervo statim impofuisset; idque saepe prius prospere fue-<text:line-break/>rat expertus, tertio die indicavit mini vulneratam partem tum<text:line-break/>dolentem tum phlegmone obsessam, miratus medicamentum</text:span></text:p>
      <text:p text:style-name="P9"><text:span text:style-name="T5">.' nihil contulisse. Percontatus ' igitur vulnere laborantem ,<text:line-break/>sum, num primo die quum impositum medicamentum esset,<text:line-break/>calorem quempiam veluti ex sole suavem sensisset; is se </text:span><text:span text:style-name="T5">.<text:line-break/></text:span><text:span text:style-name="T5">quicquam ejusmodi sensisse negavit. Rursus itaque percon-<text:line-break/>tabar et medicum; quanto jam tempore praeparatum apud<text:line-break/></text:span><text:span text:style-name="T5">fe </text:span><text:span text:style-name="T5">medicamentum habuisset ac quos eo fapasset Ille plus<text:line-break/>anno apud sc habuisse, sanatos vero a se ajebat pueros duos<text:line-break/>et adolescentem unum. Quum autem et de corporis habitu<text:line-break/>adolescentis rogassem, album eum mollique corpore fuisse<text:line-break/>affirmabat. His ergo auditis quum lutelligerem, ut ad pro-<text:line-break/>positi adolescentis temperiem euphorbiam deesse, postulans<text:line-break/>tum ipsum emplasticum medicamentum tum etiam euphor-<text:line-break/>biam </text:span><text:span text:style-name="T5">, </text:span><text:span text:style-name="T5">sumensque ex his quantum ad ea inter se miscenda<text:line-break/>fatis putavi, jussi manibus medicamentum subigere, ac eu-</text:span></text:p>
      <text:p text:style-name="P8"><text:span text:style-name="T5">• phorbium diligenter contundere. Posteaquam haec facta</text:span></text:p>
      <text:p text:style-name="P7"><text:span text:style-name="T5">sunt , miscere ea simul jussi, ipse </text:span><text:span text:style-name="T20">vero</text:span><text:span text:style-name="T5"> oleum Sabinum uti—<text:line-break/>que subantiquum modice calefaciens fovi vulneratam par-<text:line-break/>tem, refectoque leviter puncturae quod connivehat fora—<text:line-break/>mine imposui medicamentum injunxique homini inediam,,<text:line-break/>medico vero praecepi, ut vesperi rursus eum solveret, ac<text:line-break/>simili modo quo, me viderat oleo uteretur. Atque his per-<text:line-break/>actis apparuit postridie pars aegra et sine dolore et sine<text:line-break/>phlegmone, intellexeruntque qui huic operi aderant om-<text:line-break/>nes verissimum esse quod nos saepe usurpamus , non esse<text:line-break/>adeo magnum quod medicamentum praestare possit, nisi<text:line-break/>mactum sit qui eo dextre utatur. Est. autem dexter usus<text:line-break/>qui. tali plane methodo' qualem, ipsi jam saepe in commen-<text:line-break/>tariis qui ante hunc sunt ostendimus procedit, omnium<text:line-break/>medicamentorum, usu ad calidum, frigidum, humidum et.<text:line-break/>siccum veluti 'ad normas relato.. Quam methodum non.<text:line-break/>solum amethodi Thessali sectatores probe tractare non va-<text:line-break/>lent, sed nec Erasistratus . nec alius medicorum quisquam<text:line-break/>qui corporum elementa aut prorsus non investigarunt , aut.</text:span></text:p>
      <text:p text:style-name="P7"><text:span text:style-name="T5">alia quam quae comprehensa a nobis sunt posuerunt. Sed<text:line-break/>de his hactenus.</text:span></text:p>
      <text:h text:style-name="Heading_20_2" text:outline-level="2">Cap. llI.</text:h>
      <text:p text:style-name="P39"><text:span text:style-name="T5">Si autem non punctus; scd plane caesim<text:line-break/>vulneratus nervus sit, consideranda est vulneratio' qualis<text:line-break/>facta sit,'utrumne transversa an per nervi longitudinem;<text:line-break/>tum vero quantum praepositae divisum sit cutis; Propona-<text:line-break/>tur igitur primum, multum esse cutis adapertum adeo ut<text:line-break/>nervus nudus appareat, isque per directum non per trans-<text:line-break/>versum divisus. Huic nervo nullum jam memoratorum<text:line-break/>medicamentorum quae ex euphorbio ac similiter acribus<text:line-break/>emplastri specie fiunt applicabis; nudatus namque non seret<text:line-break/>eorum vim ita ut quum interposita cutis erat tulit. Op-<text:line-break/>time igitur eo casu calce elota in multo oleo soluta uteris.;<text:line-break/>salutare vero est et quod ex pompholyge medicamentum fit;<text:line-break/>fi in largo rosaceo fit liquatum; quod melius fuerit, situm<text:line-break/>rosaceum ipsum tum oleum salis sit expers; siquidem nu-<text:line-break/>dato nervo omnis curationis scopus sit tibi ut minima cum<text:line-break/>mordicatione sicces; possunt vero id praestare plane pau- •</text:span></text:p>
      <text:p text:style-name="P6"><text:span text:style-name="T5">cissima medicamenta. Esto igitur hic calx salubri aqua aesta-<text:line-break/>tis tempore saepe elota; esto praeterea, ut dictum est et<text:line-break/>pompholyx elotus, quemadmodum et elotus habetur in eo<text:line-break/>composito medicamento quo publice utimur, quodque alia<text:line-break/>elota in fe non pauca continet. Nam quae ex metallis non-,<text:line-break/>sistunt, ea elota esse omnia oportet, si modo nitra morsum<text:line-break/>ullum sint siccatura. Salubre vero medicamentum est et<text:line-break/>quod ex melle sub emplastri specie componitur, quunr.lex<text:line-break/>optimo fit messe. Solui vero et id rosaceo oportet, quod<text:line-break/>tum reliquis conditionibus sit optimum tum salis omnino<text:line-break/>'expers; quin etiam ceram, quae ejusmodi medicamentis sit<text:line-break/>miscenda, elotam esse convenit; aeque siquid terebinthinae<text:line-break/>resinae injicies, haec quoque elota sit oportet; atque hoc<text:line-break/>magis, st alterius cujusquam resinae </text:span><text:span text:style-name="T20">quid immittes.</text:span><text:span text:style-name="T5"> Nam<text:line-break/>’ medicamentis omnibus quae laveris acris mordensque sa-<text:line-break/>nies eluitur atque abstergitur. Si vero robustus sit'qui<text:line-break/>vulnus accepit et cui corpus sit a supervacuis humoribus<text:line-break/></text:span><text:span text:style-name="T32">z</text:span><text:span text:style-name="T5"> mundum , in hoc fas est etiam valentioribus remediis non-</text:span></text:p>
      <text:p text:style-name="P5"><text:span text:style-name="T5">nullis uti; ut. </text:span><text:span text:style-name="T18">ip.Ce </text:span><text:span text:style-name="T5">aliquando quum id genus vulneris lu</text:span></text:p>
      <text:p text:style-name="P7"><text:span text:style-name="T5">fcarpo accepisset juvenis quidam philosophiae studiosus, alio-<text:line-break/>qui corpore bene habito et tum in aestivo sole perusto, ex<text:line-break/>Polyidae pastillis Iapa solutis, postea super calida aqua tepe-<text:line-break/>factis linamenta imbuta imposui. Nam id quoque vel in<text:line-break/>primis scmper habendum curae est, ne quid ex iis quae vul-<text:line-break/>nus contingent frigidum fit; quandoquidem ipsa laborans<text:line-break/>pars er sensilis maxime est et principium partium primati<text:line-break/>continua et temperamento suo frigida; quorum omnium oc-<text:line-break/>casione et ex facili a frigido laeditur et suam laesionem<text:line-break/>impertit cerebro. Quod si ex iis suerit quae in musculos<text:line-break/>perveniant, etiam convulsionem facile accefsit; siquidem<text:line-break/>monstratum est musculos voluntarii motus instrumenta esse. •<text:line-break/>Idem fore et in tendonihus expectabis iisdem de causis.<text:line-break/>Caeterum quum memoratum remedium tum vulneri ipsi<text:line-break/>juvenis imposuissem, tum vero partium quae supra erant<text:line-break/>non parum eodem complexus fuissem, quae citra axillas,<text:line-break/>collum caputque ejus erunt, omnia calente oleo assidue<text:line-break/>madefeci; Detraxi vero illi et primo statim die sanguinem,</text:span></text:p>
      <text:p text:style-name="P6"><text:span text:style-name="T5">incisa vena; lu quarto igitur hic quoque juvenis recte ha-<text:line-break/>buivj.adeo ut et rugcsum et parvum et contractum ulcus<text:line-break/>jam cerneretur. Verumtamen consultius visum est usque<text:line-break/>ad septimum nihil novare; post quem diem plane redditus<text:line-break/>est sanus. Sane oleo perfundere tale ulcus non oportet,<text:line-break/>praesertim quum ut nunc comprehensum est curatur; nam<text:line-break/>oleum pastilli hujus viribus est adversum, ac sordidum ulcus<text:line-break/>» reddit. Neque enim parum interest, nudove nervo oleum</text:span></text:p>
      <text:p text:style-name="P5"><text:span text:style-name="T5">an per interpositam cutem admoveas. Abluenda igitur a<text:line-break/>vulnere sanies est, molli lana specillo circumvoluta; made-<text:line-break/>facienda vero lana si placet, ne scilicet sicco ulcus attingas,<text:line-break/>sapa suffecerit, quam et hepsema vulgo apud nos in Asia<text:line-break/>vocant. In hac igitur lanam intingens, mox exprimens<text:line-break/>ulcus detergebis. Esto vero haec quoque ipsa tepida primis<text:line-break/>maxime diebus. Quod fi omnia ex sententia successerint,<text:line-break/>etiam, vino dulci madefacere citra periculum licebit; sed<text:line-break/>vinum dulce haud omnino mordax sit, cujusnrodi tum The-</text:span></text:p>
      <text:p text:style-name="P7"><text:span text:style-name="T5">raeum est tum Scybelites atque ah his quod caryinnm vo-<text:line-break/>cant; quaecunque vero et dulcia pariter et fulva sunt vina,<text:line-break/>veluti Falernum, inutilia sunt, quippe acria sunt omnia talia.<text:line-break/>ac supra modum calida; ulcere vero jam ad cicatricem ve-<text:line-break/>niente quae alba plane vina sunt et tenuia,, nec multam<text:line-break/>aquam tolerant nec odora sunt, ea dulcibus praestant.<text:line-break/>Aquae vero usum ad nervum vulneratum scmper fugies,<text:line-break/>sicuti etiam relaxans cataplasma. Ad jam dicti vero pastilli<text:line-break/>usum prope etiam accedit et medicamentum diaehalciteos,<text:line-break/>quo publice utimur; liquari vero etiam hoc debebit aestate<text:line-break/>rosaceo, hieme Sabino oleo; descriptum autem est medica-<text:line-break/>mentum hoc a nobis in primo de medicamentorum compo-<text:line-break/>sitione. Polyidae vero pastillus, vel trochiscus, vel quo-,<text:line-break/>rnodocunque appellasse libet, omnibus ferine notus est;<text:line-break/>cujus si copia non est. Andronis vel Rasionis pro eo est'<text:line-break/>sumendus, veI noster, qui etiam omnibus illis est valentior.<text:line-break/>Sane jam dictum est robustis corporibus valentiora rnedi-<text:line-break/>camenta, imbecillis mitiora esse adhibenda; ista et vera</text:span></text:p>
      <text:p text:style-name="P6"><text:span text:style-name="T5">methodus invenit et experientia confirmat. Thessalus vero<text:line-break/>cum suis una sophistis in alto throno residens luter mucco-<text:line-break/>sus instar arietum viros, utCercidas ait, lu pretio erit; dum<text:line-break/>fuis rationibus confirmat omnis ulceris recentis eandem<text:line-break/>esse curationem, neque hanc ullam ex partium natura indi-<text:line-break/>cationem sumere. Unus tamen magni in ejus sapientia<text:line-break/>nominis admirandam vulneratorum nervorum curationem<text:line-break/>, . excogitavit; nam protinus eos tutos praecidit ne admonito<text:line-break/>quidem qui vulneratus fuerat, quanquam in hoc quoque a<text:line-break/>fecta sua descivit. Siquidem par erat vel ut musculos<text:line-break/>vulneratos et arterias et venas et aliud quidvis totum prae-<text:line-break/>cideret vel nec nervum. Alloqui sic quod fugiunt, id facere<text:line-break/>deprehenduntur, ut diversam pro discrimine partium indi-<text:line-break/>cationem accipiant. Verum hos jam mittamus, ac de<text:line-break/>transverso nervi vulnere agamus, in quo major convulsionis<text:line-break/>metus impendet, phlegmone fcilicet a vulneratis fibris ad<text:line-break/>non sectas communicata, caeterum convulsione ab ipsis non<text:line-break/>Iectis excitata, </text:span><text:span text:style-name="T20">sic</text:span><text:span text:style-name="T5"> quae ad ulceris curationem attinent.</text:span></text:p>
      <text:p text:style-name="P6"><text:span text:style-name="T5">his quoque sunt eadem ; caeterum detrahere largius sanguis<text:line-break/>nem ac tenui magis quam in illis uti nictu, tum in quiete<text:line-break/>oinnino, ac lectulo molli hominem continere oportet; tum<text:line-break/>oleo calenti ubertini in axillis, collo, tendcnibus, ligamen-<text:line-break/>tis et capite uti. Quod si vulneratus nervus ex iis fit qui<text:line-break/>in crure habentur, sicuti cum in manu erat,, alae, ita in his<text:line-break/>bubones largo oleo imbuendi,' tum per tolam spinam ad<text:line-break/>collum et caput ascendendum. Contusi vero nervi, ubi<text:line-break/>cum his una cutis quoque contusa exulcerataque est, inedi-<text:line-break/>’ camenta postulant, quae in siccando quidem commune nervi<text:line-break/>ulcera sanantium consilium servent, caeterum quae partes,<text:line-break/>quum per contusionem </text:span><text:span text:style-name="T20">a</text:span><text:span text:style-name="T5"> se dissideant, contrahere constrin-<text:line-break/>gereque sint apta. Qui vero absque cutis simili affectu sunt<text:line-break/>contusi, hos oleo calente discutiente saepissime perfundere<text:line-break/>oportet, ac totius corporis fimilern curam habere. Semel<text:line-break/>hoc incidere vidi sanaviqne, id mature ipsa, ex oleo persu-<text:line-break/>sione. Verum una cum cute nervos contusos saepenumero<text:line-break/>vini; et propter ejus symptomatis frequentiam athletae ipso</text:span></text:p>
      <text:p text:style-name="P7"><text:span text:style-name="T5">usu edocti habent cataplasma, quod ex oxymelite et faba-<text:line-break/>cea farina conficitur; quod plane salutare medicamentum<text:line-break/>esu At si dolor una cum contusione , vexet, etiam picem<text:line-break/>liquidam immiscere ac bene coquere, tum calens medicamen-<text:line-break/>tum imponere oportet; ubi </text:span><text:span text:style-name="T20">vero</text:span><text:span text:style-name="T5"> magis siccans efficere voles,<text:line-break/>ervi farinam miscebis. Quod si ut amplius quoque siccet<text:line-break/>desiderabis, irim lllyricam vel myricam immittes. 'Totius<text:line-break/>autem corporis cura his quoque communis est. At fi totus<text:line-break/>praecisus: nervus sit, periculum praeterea nullum instat,<text:line-break/>sed mutila pars'manebit. Curatio vero eius communis est<text:line-break/>caeleris ulceribus, quamque unam Thcssalii norunt. Ergo<text:line-break/>de nervis haec abunde sint dicta. , Phlegmonae vero his<text:line-break/>fupervenientes quomodo curare oporteat, ubi de phlegmo-<text:line-break/>nis agemus, docebimus. -</text:span></text:p>
      <text:h text:style-name="Heading_20_2" text:outline-level="2">Cap. IV.</text:h>
      <text:p text:style-name="P39"><text:span text:style-name="T5">Quum ligamenta simillimam habeant t.en-<text:line-break/>donibus speciem, valentissimorum remediorum vim tolerant,<text:line-break/>quod nec ad cerebrum pertingant et sensus sint expertia;<text:line-break/>fiam nervi omnes assi ex ipfo statim cerebro ortum habent,</text:span></text:p>
      <text:p text:style-name="P7"><text:span text:style-name="T20">alii spinali medulla. Tensiones quoque,</text:span><text:span text:style-name="T5"> quoniam compo-<text:line-break/>sitam eorum esse substantiam ex nervo ligamentoque osten-<text:line-break/>dirnns, quatenus nervi participes sunt, eatenus ex cerebro<text:line-break/>oriuntur, caeterum minus saltem quam ipsi nervi convul-<text:line-break/>sionem accersunt. Ligamenta vero, quum ex osse ortum<text:line-break/>habeant, quaecunque rotunda sunt, ea nervis assimilia sunt,<text:line-break/>duritie tamen plurimum dissident; verum in eo quod alba<text:line-break/>sint et exanguia et caritate carentia </text:span><text:span text:style-name="T20">‘et</text:span><text:span text:style-name="T5"> in fibras dividuntur,<text:line-break/>similitudo illis cum nervis et tendonibus constat. Ergo ubi<text:line-break/>teretia ligamenta tendonesque visuntur, qui dissectionum<text:line-break/>sunt ignari nervos eos imaginantur, potissimum qui multo<text:line-break/>duriora ea nervis esse non intelligunt: at ubi lata sunt, ibi<text:line-break/>ea a nervis diversa esse intelligunt,: quanquam ne id quidem<text:line-break/>omnia; caeterum ipsa a sese discernere non valent. Ve-<text:line-break/>rum tu, qui cujusque trium partium naturam perspectam<text:line-break/>habes, tum vero et couforrnationem et quum lu toto cor-<text:line-break/>pore positurum obtinent, in quacunque parte vulnus fieri</text:span></text:p>
      <text:p text:style-name="P7"><text:span text:style-name="T5">contigerit, statim intelliges nervusne fit vulneratus, an liga-<text:line-break/>mentum tendove. Et de nervi quidem ac tendonis cura-<text:line-break/>tione </text:span><text:span text:style-name="T20">jam dictum nobis est. </text:span><text:span text:style-name="T5">Ligamentum vero vulneratum,<text:line-break/>quod ab osse ad os permeat et maxime sine periculo est et<text:line-break/>•omnino ipsum siccans quibuslibet medicamentis, nihil ho-<text:line-break/>minem offendes. Quod vero in musculum sc inserit, quanto<text:line-break/></text:span><text:span text:style-name="T1">est </text:span><text:span text:style-name="T5">nervo et.tendone minus periculo opportunum, tanto, nisi<text:line-break/>rite curetur, reliquis ligamentis magis terrere debet. Ho-<text:line-break/>rum nihil peragi methodo ab iis medicis potest, qui indica-<text:line-break/>tionem, quae a partibus sumitur utilem esse ad ulcerum<text:line-break/>curationem negant, nec ab iis qui id quidem cofitentur,<text:line-break/>scd tamen cujusque partis naturam ignorant, quae nimirum,<text:line-break/>sicut ostendimus, ex ipso elementorum constat temperamento.<text:line-break/>Verum ii quanquam nihil aliud, saltem quae ex organica<text:line-break/>partium constitutione indicantur, intelligunt. Thessali vero se-<text:line-break/>quaces eliam haec ignorant; veluti statim fi divisum abdomen<text:line-break/>tam alte sit ut intestinum ex eo procidat nec quemadmo-<text:line-break/>dum id reponere conveniat, nec si omentum exciderit, ab-</text:span></text:p>
      <text:p text:style-name="P7"><text:span text:style-name="T5">fcindendumne id sit, an non, nec an vincnio id excipiendum,<text:line-break/>an secus, nec an suendum vulnus sit, nec ne, nec si sueu- .<text:line-break/>dum sit, qua ratione suendum; quicquam intelligunt, ut<text:line-break/>quae ne nos quidem intelligeremus, nisi ex dissectionis ra-<text:line-break/>tione omnium quae istic continentur partium naturam<text:line-break/>didicissemus; quam etiam exponere necessuin est non cla-<text:line-break/>ritatis modo gratia eorum quae dicenda sunt, scd etiam<text:line-break/>probationis. Cutis extrinsecus omnibus antestat, haec vero<text:line-break/>in membranam finitur. A cute medio circiter loco aponeu-<text:line-break/>roses musculorum geminae tenduntur membranarum ritu.<text:line-break/>Eas plerique anatomicorum duas esse minime norunt , quum<text:line-break/>'et una sibi cohaereant coalescantque, sic ut labor sit eas<text:line-break/>separasse et summa propterea sint tenuitate. Post has dein-<text:line-break/>ceps habentur duo musculi recti et carnosi; qui a pectore ad<text:line-break/>ipsa pubis ossa perveniunt. Atque haec quidem memorata<text:line-break/>omnia et sibi cohaerent coalescuntque, et quod conflatum<text:line-break/>ex ipsis est, qni quemadmodum vocatas gastrorrhaphias, </text:span><text:span text:style-name="T20">id<text:line-break/>esi ventris scu abdominis Juturas,</text:span><text:span text:style-name="T5"> fieri conveniat, prodi-</text:span></text:p>
      <text:p text:style-name="P6"><text:span text:style-name="T5">derunt,, abdomen nominarunt. Quod vero hoc deinceps<text:line-break/>'excipit, ab illis quidem vocatur peritonaeum, putanti-<text:line-break/>bus videlicet unum et simplex id esse corpus minimeque<text:line-break/>compositum, scd non ita se res habet, quum id compofi-<text:line-break/>tum ex duobus corporibus fit, quorum utrumque et exair-<text:line-break/>gue et nervosum sit. Verum aIterum eorum aponeurosis<text:line-break/>est musculorum transversorum, alterum membrana praete-<text:line-break/>. nuis velut aranea , quae utique vere est peritonaeum. Ac<text:line-break/>tale quidem in medio sui est abdomen, partes vero ejus,<text:line-break/>quae ntrluque latus ad quatuor quafi digitos recedunt, hae<text:line-break/>statim a cute obliquos musculos habent; priores quidem<text:line-break/>qui a' pectore demittuntur, secundos qui ab ilibus ascendunt,<text:line-break/>deinde post hos transversum </text:span><text:span text:style-name="T20">musculum,</text:span><text:span text:style-name="T5"> sub quo est peri-<text:line-break/>tonaeum.' Ergo et minus periculi in hoc loco quam - in<text:line-break/>medio est, quum aponeurofin nullam habeat et suturae in<text:line-break/>medio difficulter administrentur, quippe quum et-procidant<text:line-break/>hac parte maxime intestina et aegre, hoc in loco contineri<text:line-break/>queant; qui enim constrinxerant contraxerantque ea, recti</text:span></text:p>
      <text:p text:style-name="P6"><text:span text:style-name="T5">illi carnosique musculi erant, quos ex pectore ad pubis ossa<text:line-break/>demissos diximus.. Ergo quoties horum aliquis est vulne-<text:line-break/>ratus, duplici de causa procidere intestinum est necessum, a<text:line-break/>partibus quidem quae sunt ad latus propterea quod muscu-<text:line-break/>lis qui istic sunt constringitur, a mediis vero quod nec mu-<text:line-break/>fculum eum qui 'contineret habet etiamnum validum, et<text:line-break/>quod locus opportune ad procidentiam est comparatus. Quod<text:line-break/>si majus etiam vulnus fuerit, tum plura necesse est intestina<text:line-break/>excidere, tum difficilius denuo immitti. Porro alia ratione<text:line-break/>parva vulnera tractatu sunt difficilia. Nam nisi quod pro-<text:line-break/>cidit, illico in locum suum reponas, instatur surgitque in<text:line-break/>tumorem, quo evenit ut per angustum foramen immitti ne-<text:line-break/>queat. Minus igitur grave in ejusmodi vulnerationibus<text:line-break/>mediocre foramen est. Atque haec quidem praescisse opor-<text:line-break/>tet; proximum est ut quemadmodum quis hoc genus vulne-<text:line-break/>rum commodissime contrectet consideremus. Nam Thessali<text:line-break/>praeceptum, quo censct enaemis ea medicamentis glutinanda<text:line-break/>esse, parum satisfacere manifestius puto quam ut quen-<text:line-break/>, quam latere qui compos sit mentis possit Quoniam igitur</text:span></text:p>
      <text:p text:style-name="P6"><text:span text:style-name="T5">principio id agendum est ut intestina, quae exciderunt, in<text:line-break/>suum locum recondantur; secundo loco ut ulcus suatur;</text:span></text:p>
      <text:p text:style-name="P9"><text:span text:style-name="T5">. tertio ut medicamentum imponas; quarto ut ne qua prae- ,<text:line-break/>staUtior pars simul afficiatur prospicias; age jam deprimo<text:line-break/>horum agamus. Quum igitur triplex, ut dictum est, dis-<text:line-break/>crirnen horum vulnerum in magnitudine sit, propriam a<text:line-break/>quoque indicationem sumere lentemus. Esto autem prin-<text:line-break/>cipio vulnus adeo parvum ut inflatum jam quod excidit<text:line-break/>intestinum remittere amplius non fit; numquid igitur hoc<text:line-break/>loco alterum e duobus est necessum, aut flatum educere,<text:line-break/>aut vulnus ampliare ? Praestiterit autem, ut arbitror, prius<text:line-break/>si modo id consequi liceat. At non alia lpotius ratione id<text:line-break/>consequere, quam si causam unde excitata intestini inflatio'<text:line-break/>est submoveris.’ Ea igitur quae demum est? Certe am-<text:line-break/>bientis aeris refrigeratio, itaque etiam sanatio ex calefa-<text:line-break/>ciendo petetur. Ergo spongia molli et ex calente aqua<text:line-break/>madenti, ac mox expressa calefacere intestinum conveniet.<text:line-break/>Praeparetur vero interea vinum austerum calidum; quippe</text:span></text:p>
      <text:p text:style-name="P10"><text:span text:style-name="T25">• </text:span><text:span text:style-name="T5">id magis calefacit quam aqua et robur intestino acquirit.<text:line-break/>Quod si huic etiam praesidio intestini inflatio non ceflerit,<text:line-break/>incidendum peritonaei tantulum est quantum ei quod exci-<text:line-break/>dit reponendo sit fatis. Apposita porro ad ejusmodi inci-<text:line-break/>sionem sunt ea quae syringotorna vocant. Scalpelli vero<text:line-break/>quibus acies utrinque habetur aut quibus cuspis acuta est,<text:line-break/>omnino fugiendi sunt. Figura vero laboranti apposita fuerit,<text:line-break/>quum in inferiore parte saeturn vulnus est, si sursum </text:span><text:span text:style-name="T20">ver-<text:line-break/>gat ,</text:span><text:span text:style-name="T5"> quum vero in superioribus, si deorsum. . Unum autem<text:line-break/>utrobique cavetur, ne quod exciderit ab aliis.quicquam<text:line-break/>intestinis degravetur, ltaque ex hoc scopo conveniet, ut<text:line-break/>si in dextris vulnus sit, corpus in contrariam partem incli-<text:line-break/>netur; sin in siniftris sit, in dextram, sic ut quae vulnerata<text:line-break/>pars est, semper altiorern locum occupet. Atque hoc tum<text:line-break/>in magnis, tum etiam in mediocribus vulneribus conduci-<text:line-break/>bile fuerit; quippe is omnibus communis fcopus esu Cae-<text:line-break/>terum repositio intestinorum in fuum locum, ubi ex magno<text:line-break/>exciderunt vulnere, plane ministrum postulat dextrum.</text:span></text:p>
      <text:p text:style-name="P7"><text:span text:style-name="T5">.Debet 'enim, ubi manibus suis totum vulnus extrinsecus<text:line-break/>apprehenderit,'lutro reprimere, tum constringere, aceri-<text:line-break/>guum scmper suenti praerrudare; quin etiam id ipsum quod<text:line-break/>assutum est modice comprimere, quoad totum perluatur.<text:line-break/>Jam vero quae commoda ratio suendi abdominis in talibus<text:line-break/>vulneribus sit deinceps doceamus. Quoniam </text:span><text:span text:style-name="T20">coire</text:span><text:span text:style-name="T5"> coa-<text:line-break/>lescereque cum peritonaeo oportet abdomen, incipiendum<text:line-break/>quidem a cute est, atque ab externo introrsus acus inji-<text:line-break/>cienda Ubi vero tum cutem tum rectum musculum totum<text:line-break/>transierit, praeterito quod ei subest peritonaeo, per reli-<text:line-break/>quum. peritonaeum oppositum eam ab interno extrorsus<text:line-break/>injicies, atque inde per reliquum abdomen ab interno extra<text:line-break/>transmittes. Ubi hoc penitus transmisit, rursus ab externo<text:line-break/>introrsum "idem abdomen est perforandum. Mox ubi peri-<text:line-break/>tonaeum, quod illi quoque subhaeret, praeterieris atque ad<text:line-break/>contrarium veneris, hoc quoque ab interno extrorsus per-<text:line-break/>pungendum, unaque cum eo totum ipsi ricinum abdomen.<text:line-break/>Delude ab hoc. nullis incipiendum atque id cum contrario</text:span></text:p>
      <text:p text:style-name="P7"><text:span text:style-name="T5">peritonaeo consuendum, ac rursus vicina cute transmissa,<text:line-break/>iterum ab ea parte acus introrsus est injicienda, consuen-<text:line-break/>dumque abdomen id cum contrario peritonaeo, </text:span><text:span text:style-name="T20">etiam inibi<text:line-break/>vicina</text:span><text:span text:style-name="T5"> cute transmissa. Atque haec iterum iterumque fa-<text:line-break/>cienda, quoad totum vulnus similiter consuerimus. Inter-<text:line-break/>vallum vero quod suturis intervenit, quod ad compescenda<text:line-break/>pertinet ea quae subsunt, brevissimumosse postulat. Quod<text:line-break/>vero ad firmitudinem ipsius cutis, quae in intervallis sutura-<text:line-break/>rum est necubi rumpatur, brevitas parum tuta esu Quare<text:line-break/>utriusque vitato excessu eligenda mediocritas inter utrum-<text:line-break/>que esu Jam hoc quoque omnium ulcerum commune quo-<text:line-break/>dammodo est, sicuti etiam ipsius quo suuntur fili consisten-<text:line-break/>tia. Nam quod isto durius est cutem rumpat necesse est;<text:line-break/>quod mollius ipsum prius rumpitur. Aeque, vero si pro-<text:line-break/>xime summas oras acum transegeris, quod reliquum est cutis,-<text:line-break/>quoniam minimum est, dum violenter adducitur, cogitur<text:line-break/>perrumpi ;• fi plurimum ab iis recesseris, multum cutis haud<text:line-break/>glutinatum relinques. Haec tametsi omnium sint ulcerum</text:span></text:p>
      <text:p text:style-name="P7"><text:span text:style-name="T5">communia, maxime' tamen fugienda in'abdomine suendo<text:line-break/>funt. Ipsa vero abdominis sutura aut jam dicto modo ad-<text:line-break/>ministrabitur; utique siquis huc studium dirigat, ut peritu-<text:line-break/>naeurn abdomini coalescere faciat, vix enim cum eo coales-<text:line-break/>‘ cit utpote nervosum, aut sicut nonnulli laciunt, qui quae<text:line-break/>cognatae naturae sunt, ea- committunt, utique peritonaeo<text:line-break/>peritonaeum, abdomini abdomen. Id fiet ad hunc modum.<text:line-break/>Oportet a vicino nobis abdomine incipere, atque ab externo<text:line-break/>introrsum per id tantum acum transmittere; post praeteritis<text:line-break/>utriusque peritonaei labris, ex adversa parte ab externo in-<text:line-break/>•trorsus per utrum que ejus labrum acum revocare; deinde<text:line-break/>rursus hanc revocare'atque ab interno extrorsus per adver-<text:line-break/>sum abdomen trajicere. Hic modus a publico et ex prompto,<text:line-break/>quo videlicet uno adactu per quatuor labra acum transmit-<text:line-break/>tunt, hoc discriminis habet, quod tutum peritonaeum intra<text:line-break/>abdomen prorsus abscondit. Deinceps vero de medicamen-<text:line-break/>tis praecipiamus- Sane haec quoque ejusdem esse materiae<text:line-break/>debebuiit, cujus stmt quae enaerna dicuntur; quaeque alia-</text:span></text:p>
      <text:p text:style-name="P7"><text:span text:style-name="T5">rum quoque partium' unire vulnera in superioribus com-<text:line-break/>mentariis ostendimus. Deligatio vero extrinsecus, vel prae-<text:line-break/>cipue in his necessaria esu Quarta vero curationis in his<text:line-break/>pars non paulo ab aliis dissidet; siquidem quod inter bubo-<text:line-break/>nes et axillas est, id totum molli lana ex oleo mediocriter<text:line-break/>calido imbuta circundare oportet. Satius item fuerit et si<text:line-break/>per clysterem intestinis aliud simile infundas. Quod fiquid<text:line-break/>ipsorum intestinorum sit vulneratum, quae extrinsecus fieri<text:line-break/>debent, omnia similiter, ut diximus, sunt peragenda. Caete-<text:line-break/>rum quod injicitur, vinum nigrum, ausierum et tepens erit,<text:line-break/>eoque magis, si tutum perforatum usque ad internum mea-<text:line-break/>tum sit, Ac crassa quidem intestina sacilia sanatu iunt, </text:span><text:span text:style-name="T20">e<text:line-break/>contrario</text:span><text:span text:style-name="T5"> difficiliora quae tenuia sunt. Jejunum autem om-<text:line-break/>nino incurabile est, tum propter magnitudinem multitudi-<text:line-break/>nemque vasorum, tum quod tunica ejus praetenuis nervosa-<text:line-break/>que sit; adde quod tum bilem sinceram hoc intestinum re-<text:line-break/>cipit universam, tum quod omnium jecluori maxime est vici-<text:line-break/>cum, Ventriculi vero quae carnosae partes lusernae sunt.</text:span></text:p>
      <text:p text:style-name="P6"><text:span text:style-name="T5">curare cum fiducia tentabis; nam fieri potest etiam ut bene<text:line-break/>'cedat, non solum quod hae crassiores sint, sed etiam quod<text:line-break/>sanantia medicamenta facile hoc loco ipsius subsistant; at in<text:line-break/>ore ejus ac gula solo transitu tangunt-partes affectas, quae<text:line-break/>vero lu ora ejus sunt, iis sensus quoque acumen sanationi<text:line-break/>obstat. Verum quanam ratione ventriculi vulnerati alio-</text:span></text:p>
      <text:p text:style-name="P9"><text:span text:style-name="T5">, rumque exitialium vulnerum Hippocrates sanationem molia-<text:line-break/>tur, ab ipso discere est satius. Ego namque non eo consilio,<text:line-break/>ut nemo Hippocratis libros legat, ad hoc opus scribendum<text:line-break/>accessi, verum quoniam is' mihi primus idonea usus esse</text:span></text:p>
      <text:p text:style-name="P9"><text:span text:style-name="T5">' via videtur, nec tarnen eam totam complevisse, quum quae-<text:line-break/>dam minime limitata, quaedam imperfecta obscuraque ab<text:line-break/>eo proditu invenire liceat; idcirco ipse tum omnia ea lucide &gt;<text:line-break/>explicare, tum quae parum discreta sunt distinguere, tum<text:line-break/>quae deficiunt supplere studui. Ubi igitur - aliquis se in his<text:line-break/>nostris primitus exercuerit, tunc sc ad libros Hippocratis<text:line-break/>legendos conferat, ac tum ejus de ulceribus viri librum le-</text:span></text:p>
      <text:p text:style-name="P7"><text:span text:style-name="T5">gat, tum quae de vulneribus exitiosis scripsit. Porro simul<text:line-break/>nraximum adjumentum ex his nostris libris habebitur, simul<text:line-break/>certo intelliget neminem methodicae sectae, quae nomine<text:line-break/>specioso venditat, re autem maxime est a methodo aliena,<text:line-break/>commode ulcus sanare posse; sed nec reliquorum rationa-<text:line-break/>liurn quempiam, quicunque parum cognitis similarium par-<text:line-break/>tium elementis artem aggredi censent; quippe nesciunt hi<text:line-break/>quoque rationalem simplicium animalis partium curationem,<text:line-break/>ut qui ab organicis tantum indicationes sumant. Caeterum<text:line-break/>paucis etiarnnum contra methodicos additis de istis quae<text:line-break/>in ventriculo accidunt vulneribus alio stilum conferemus.<text:line-break/>Vulnerato peritonaeo excidit plerumque omentum, quod<text:line-break/>primariane pars sit, an non primaria, vel </text:span><text:span text:style-name="T32">ex</text:span><text:span text:style-name="T5"> quibus conda-<text:line-break/>tur vel quam habeat actionem usurnve, hi compertum non<text:line-break/>habent. Itaque si jam livet aut nigricat, portio ea quae<text:line-break/>excidit, ibi quid faciant, audire est operae.pretium, utrum-<text:line-break/>ne praecident an intra peritonaeum remittent? Omnino<text:line-break/>enim vel ab.ipfa experientia </text:span><text:span text:style-name="T20">quid agendum sit</text:span><text:span text:style-name="T5"> lutelligent.</text:span></text:p>
      <text:p text:style-name="P6"><text:span text:style-name="T5">vel ab ipsa partis natura indicationem sument. Atqui resu-<text:line-break/>giunt haec uniaque, eam quidem quam experientia suppedi-<text:line-break/>tat cognitionem, dum venerandum hoc sectae suae nomen,<text:line-break/>methodum, extollunt, eam quae expartis natura suggeritur,<text:line-break/>quod nec substantiam ejus norunt nec' actionem nec usum,<text:line-break/>dum a dissectione ceu inutili abhorrent, , ltaque nesciunt,<text:line-break/>sitne ex iis quae necessariae ad vitam sint, an quae necessa-<text:line-break/>riae quidem non sint, non tamen omnino infimae notae, sed<text:line-break/>. nec an ei pars aliqua princeps condolitura sit, an minime<text:line-break/>per sympathiam aegrotatura, nec an vasorum quae ineo<text:line-break/>continentur, aliquod possit per sanguinis profusionem horni-,<text:line-break/>nem interimere; nec si quis post nigrum ejus abscissum quod<text:line-break/>iutegrum est vinculo complectatur quo sanguinis proflu-<text:line-break/>vium declinet, an id ipsum periculo ulli sit suturum; nam<text:line-break/>leni faltem intuitu omentum nervosum ridetur) proinde,<text:line-break/>nisi qnis exacte naturam ejus habeat compertam, nunquam<text:line-break/>audebit vinculo uti convulsionis metu. Horum quum nihil<text:line-break/>mirifici isti methodici intelligant, ubi nigrum redditum omen-</text:span></text:p>
      <text:p text:style-name="P6"><text:span text:style-name="T5">tum </text:span><text:span text:style-name="T5">est, sane dicere quid agendum </text:span><text:span text:style-name="T5">fit </text:span><text:span text:style-name="T5">non possunt. At nos<text:line-break/>non illis similiter inutiles sedebimus, qui quum usum ejus<text:line-break/>pauculum quid animali conferentem substantiamque ejus ex<text:line-break/>membrana tenui ac arteriis venisque compositam sciamus,<text:line-break/>horum tameninitia ex maximis orta tum arteriis tum venis<text:line-break/>intelligamus, sanguinis quidem profusionem cavebimus, sym-<text:line-break/>pathiam vero nervorum non timebimus; proinde id quod<text:line-break/>supra nigricans politum est, vinculo excipiemus, quod post<text:line-break/>vinculum est amputabimus, atque ut in imo fine jam com-<text:line-break/>prehensu ventris suturae vinculi fines pendeaut, curabi-<text:line-break/>mus, quo nimirum facile eas, quum ex vulnere suppurante<text:line-break/>ejiciuntur, recipiamus.</text:span></text:p>
      <text:h text:style-name="Heading_20_2" text:outline-level="2">Cap. V.</text:h>
      <text:p text:style-name="P39"><text:span text:style-name="T5">Ac de reliquis quidem corporis partibus<text:line-break/>dictum abunde sit, nunc de ossibus agendum superest; quan-<text:line-break/>doquidem his quoque de quo nunc agitur, morbus accidit</text:span></text:p>
      <text:p text:style-name="P9"><text:span text:style-name="T5">• </text:span><text:span text:style-name="T5">quem unitionis sive continuitatis solutionem appellamus.<text:line-break/>Huic cum in hanc inciderit partem, proprium nomen indi-<text:line-break/>tum est catagma </text:span><text:span text:style-name="T20">fractura,</text:span><text:span text:style-name="T5"> omnibus fere hominibus qui .</text:span></text:p>
      <text:p text:style-name="P6"><text:span text:style-name="T5">graece loqui norunt tritum; apagma vero </text:span><text:span text:style-name="T20">abductio</text:span><text:span text:style-name="T5"> medico-<text:line-break/>rum appellatio propria est, plerisque hominibus inusitatum,<text:line-break/>solent autem ita nominare, quoties ossis finis qua parte ma-<text:line-break/>xime cum alio articulate committitur abruptus est. Sed et e<text:line-break/>fracturis ipsis quaecunque fracti ossis partes jam prorsus<text:line-break/>separarunt, eas cauledon </text:span><text:span text:style-name="T20">in farcti ' caulis, modum</text:span><text:span text:style-name="T5"> factas<text:line-break/>- dicunt. Patet vero ejusmodi divisionem per transversum<text:line-break/>esse factam, veluti alteram per longitudinem magis esse, in<text:line-break/>qua sane non omnino separantur a se partes sic affecti ossis,<text:line-break/>sed veluti per rectitudinem finduntur, quod genus schidaee-<text:line-break/>don, id esi </text:span><text:span text:style-name="T20">asculatim,</text:span><text:span text:style-name="T5"> fieri dicere solenti Quidam ex medicis<text:line-break/>junioribus adeo ambitiose omnes fracturarum differentias pro-<text:line-break/>priis interpretantur nominibus, ut etiam aliquam raphane-<text:line-break/></text:span><text:span text:style-name="T5">r </text:span><text:span text:style-name="T5">don, id </text:span><text:span text:style-name="T20">esi raphani speciem,</text:span><text:span text:style-name="T5"> vel alphitedon, </text:span><text:span text:style-name="T20">id esi inpolentae<text:line-break/>modum,</text:span><text:span text:style-name="T5"> fieri dicant, non contenti oratione quod varie sit<text:line-break/>fractum explicasse. At non Hippocrates hujus fuit lenten-<text:line-break/>silae, sed quoad fieri licuit,, usitatissimis utens nominibus<text:line-break/>. oratione interpretari non est gravatus' non has modo sua-</text:span></text:p>
      <text:p text:style-name="P6"><text:span text:style-name="T5">cturarum differentias, verum etiam earum quae in capitis<text:line-break/>ossibus eveniunt. Ac si ad eum modum de omni affectione<text:line-break/>egisset, profecto concisa mihi proposita tractatio fuisset;<text:line-break/>nunc quum plurimorum viam qua sit insistendum indicarit,<text:line-break/>efed quae particulatim sunt agenda, inchoata indefinitaque<text:line-break/>reliquerit, necessuin est in illis immoreinur, nec tamen in<text:line-break/>ipsis plus justo, sed quae tradita ab Hippocrate perfecte sunt,'<text:line-break/>ea fummatim commemoremus; quibusdam etiam demon-<text:line-break/>strationem adjiciamus, quae ab eo citra probationem enun-<text:line-break/>tiata sunt, eorum praeterea quae parum sunt definita quae-<text:line-break/>dam definiamus, et quae inordinata sunt ea in ordinem dis-<text:line-break/>ponamus ; postremo ex iis quae ille parum lucida reliquit,<text:line-break/>quibusdam lucem addamus. Verum si in singulis verba ejus<text:line-break/>adscripsero, expositorii commentarii longitudinem sermo<text:line-break/>noster habebit, nec deerit fortassis aliquis qui immodicam-<text:line-break/>longitudinem nostram merito accusabit,, qui de hac in tertio<text:line-break/>et quarto volumine parum merito est quaestus ; in iis enim</text:span></text:p>
      <text:p text:style-name="P9"><text:span text:style-name="T5">- necesse fuit mihi multa Hippocratis ex eo libro qui de ulce-<text:line-break/>ribus. inscribitur, loca apponere-, quibus reliquis medici?</text:span></text:p>
      <text:p text:style-name="P7"><text:span text:style-name="T5">ostenderem, cujusmodi res' sit methodo quadam ulcerum<text:line-break/>curationem conscribere. In. libro autem de fracturis quis<text:line-break/>adeo est stupidus ut doctrinam ejus omnem ceu lucidam<text:line-break/>planeque absolutissimam non suspiciat? Quod si quis etiam<text:line-break/>unps alterve dicat parum fe id opus mirari, his oportunissi-<text:line-break/>me respondeatur illud poetae: </text:span><text:span text:style-name="T20">hos unum atque alterum<text:line-break/>permitte tabescere,</text:span><text:span text:style-name="T5"> Quaenam igitur fit fracturae curandae<text:line-break/>vera methodus, quamque ipsa rei natura praescribat; jam<text:line-break/>tempestivum dicere videtur, atque hinc sumpto initio. Quo-<text:line-break/>niam fracti ossis soluta partium continuitas est, scopus certe<text:line-break/>curationis ipsis saltem primus unitio est; quod si is per affe-<text:line-break/>ctarum partium siccitatem perfici posse non videatur, restat<text:line-break/>alter scopus, qui est, ut alterius cujnsdam interventu gluti-<text:line-break/>netur; qui si nec ipse comparabilis advertitur, insanabilem</text:span></text:p>
      <text:p text:style-name="P8"><text:span text:style-name="T5">esse affectionem dixeris. Quod igitur coalescere nequeat<text:line-break/>tam durum os quam id quod in juvenibus et adolescentibus<text:line-break/>et lu viris multoque magis in senibus cernitur, id profecto<text:line-break/>vel cuivis patere potest. Potest certe illud tantum unitio-</text:span></text:p>
      <text:p text:style-name="P7"><text:span text:style-name="T25">. </text:span><text:span text:style-name="T5">nem recipere quod abunde molle est, cujusmodi conspicitur<text:line-break/>in puerulis. Quod autem alia quapiam interveniente sub-<text:line-break/>•. stantia, ceu glutino quodam agglutinari colligarique secum<text:line-break/>separatae fracti ossis particulae queant, hinc maxime speret<text:line-break/>quispiam. Monstratum est omnem animalis partem pro-<text:line-break/>prium ac simile sibi trahere alimentum. Id fi verum est,<text:line-break/>ossium certe idoneum nutrimentum et crassissimum et ma-<text:line-break/>xirne terreum quam aliud quodvis nutrimentum in toto<text:line-break/>animali suerit. Non est igitur quod fieri non possit, quod<text:line-break/>ex hoc ipso proprio alimento redundat, et in labris fractu-<text:line-break/>rae concrescit, suo ipfius interventu illa quoque congluti-.<text:line-break/>net. Quin etiam ita evenire conspicitur subicribitque spei,<text:line-break/>quam ratio, suppeditat, etiam experientia </text:span><text:span text:style-name="T20">ipja.</text:span><text:span text:style-name="T5"> Itaque con-<text:line-break/>siderandum deinceps est quanam potissimum ratione corpus<text:line-break/>hoc quod fracturis innascitur, quantum qualeque sit pro-<text:line-break/>venire possit.' Nam quod nec quantum libet nec qualecun-<text:line-break/>que, scd quod mediocritatem in utroque servet, requirimus,<text:line-break/>id plane est evidens. Porro hujus symmetriae tum quali-</text:span></text:p>
      <text:p text:style-name="P6"><text:span text:style-name="T20">tate</text:span><text:span text:style-name="T5"> </text:span><text:span text:style-name="T5">tum quantitate inventa deinceps est, ut qua maxime<text:line-break/>quis utrumque assequatur, rationem ipsam quaerat. Sed nec<text:line-break/></text:span><text:span text:style-name="T5">. </text:span><text:span text:style-name="T5">tempus quo effici conveniat, minus necessarium quaesitu est,<text:line-break/>utrumne statim a fractura facta, velut statim in vulneribus<text:line-break/>moliebamur unitionem, ad id commodum tempus non est,<text:line-break/>sed aptius aliud requirendum. Sane invenias hoc quoque<text:line-break/>sicuti , et reliqua omnia ex, ipsia rei natura edoctus. </text:span><text:span text:style-name="T20">Quae-i<text:line-break/></text:span><text:span text:style-name="T5">nam igitur est ipfius rei natura? Os fractum aliqua paulo<text:line-break/>ante comprehensarum differentiarum. Igitur videamus, num-<text:line-break/>. quid a singulis differentiis aliquid desumi ad ejus curationem</text:span></text:p>
      <text:p text:style-name="P5"><text:span text:style-name="T5">possit, a caulisormi dicta orsi. Dissident sic a se in hac<text:line-break/>fracti ossis partes, ut e directo uon jaceant _ Quare patet<text:line-break/>primum id esse agendum ut in directum agantur, tum eo- ,<text:line-break/>rum quae, deinceps, sunt aliquid geratur. Sane eum situm<text:line-break/>habuerint, fi quis ea quae sic dissident, integrae partis es-<text:line-break/>emplo usus in. contrarium adducat, a qua nimirum cer-<text:line-break/>tissima indicatio transpositionis eorum erit. Fieri enim</text:span></text:p>
      <text:p text:style-name="P7"><text:span text:style-name="T5">potest ut tum antrorsnm tum retrorsum, tum in hanc par-<text:line-break/>tem tum in illam membri facta translatio sit. Quaecun-<text:line-break/>que igitur retrorsum magis sunt acta, ea antrorsnm impelli<text:line-break/>convenit; nec minus in alteram quoque fracti ossis partem<text:line-break/>modice ad contrarium retrudi; </text:span><text:span text:style-name="T20">contra</text:span><text:span text:style-name="T5"> quae antrorsum sunt<text:line-break/>emota, haec rursus ipsa quidem retrorsum, reliquam vero<text:line-break/>partem sensim duci antrorsnm. Eodem etiam modo et eo-<text:line-break/>rum quae ad dextram sunt detorta medicatio est, si ad sini-<text:line-break/>stram ducantur, coutraque eorum quae </text:span><text:span text:style-name="T20">ad</text:span><text:span text:style-name="T5"> sinistram, si mu-<text:line-break/>tentur ad dextram, scmper altera parte modice lu contra-<text:line-break/>rium acta. Caeterum in adducendis contrario motu parti-<text:line-break/>. hus, ne quae frangantur earum exstantiae non leve peri-<text:line-break/>culum est; neque enim, veluti in serra desectis visitur,<text:line-break/>laevis est utriusque partis finis. Nam si illae frangantur,<text:line-break/>non poterunt ad amussim fecum coaptari fracti ossis fines<text:line-break/>dupliri de causa. Nam sive ipsa fragmenta inter partes<text:line-break/>conjungendas interciderint, non sinent ea quae adaptantur<text:line-break/>fe contingere; sive quid forte ossium extra ceciderit, ne sic</text:span></text:p>
      <text:p text:style-name="P6"><text:span text:style-name="T5">quissem eorum quae effinxeris exacta conjunctio erit, sic ut<text:line-break/></text:span><text:span text:style-name="T5">x </text:span><text:span text:style-name="T5">pristinam unionem imitentur, quippe quae solum tum demum<text:line-break/>erit, quum ossis exstantiae lu suas caritates suerint rccon-<text:line-break/>ditae. Quod si semel 'comminutae perierint necessum est<text:line-break/>inter applicata simul ossa vacans interveniat spatium, in<text:line-break/>quod sanies collecta, atque in tempore putrescens, totum<text:line-break/>pariter membrum fecum corrumpet. Atque oh , haec qui-<text:line-break/>dem quae dissident osta, e directo admota esse oportet, quod<text:line-break/>commode certe fieri nequit, citra antitasin, </text:span><text:span text:style-name="T20">tensionem op^.<text:line-break/>positam.</text:span><text:span text:style-name="T5"> Oportet igitur aut manibus, si parvum sit mem-<text:line-break/>brum, ani vinculis circumpositis aut etiam cum instrumentis,<text:line-break/>cujusrnodi nos Hippocrates docnit, antitasin ossium facere;<text:line-break/>postea vero quam abunde retracta suerint, nec ullum super-<text:line-break/>sit periculum, nec se in adducendo tangant, tum in directum<text:line-break/>opponere, ,vinculaque remittere ac muscusis ipsis cliducto-<text:line-break/>rnm in idem commissionem permittere; scd te ipsum quoque<text:line-break/>manibus subservire, ac sicubi aliquid paulum subsultet, cor-<text:line-break/>rigere atque consormare. Ab his secundus fcopus fuerit,</text:span></text:p>
      <text:p text:style-name="P6"><text:span text:style-name="T5">ut immotum prorsus membrum consistat, ne quid eorum<text:line-break/>quae essinxeris moveatur, nam ita necesse est ea rursum<text:line-break/>• dissidere. Ac si ipsi quidem aegrotanti ut quietudini mem-<text:line-break/>bri prospiciat permiseris, vigilans fortassis probe id curave-<text:line-break/>rit, at dormiens membrum movebit. Ut igitur non dor-<text:line-break/>mientis modo hominis, scd etiam ad desidendum, itemque<text:line-break/>quum cubile resternitur furgentis, eorum quae formata fimt<text:line-break/>positura fervetur, tuta deligatura complecti fracturam opor-<text:line-break/>tet , quaeque fracti ossis partes fecum coarctare ad amussim<text:line-break/>possit. At vero quum laxior deligatura ossibus moveri per-<text:line-break/>mittat, arctior vero constringendo dolorem exritet, danda<text:line-break/>opera est ut vitato ambarum incommodo utriusque frua-<text:line-break/>mur commodo. ld fiet si quod nimium est declinabimus.<text:line-break/>Ergo nec adeo arctare deligaturam debebimus, ut jam com-<text:line-break/>primat, nec adeo astrictam remittere, ut laxa efficiantur.<text:line-break/>Ac' si quidem aequalis esset crassitudinis partium quaeque,<text:line-break/>utique latissima fascia esset commodissima, utpote quae<text:line-break/>totum aequaliter continenterque ex omni parte fractum os</text:span></text:p>
      <text:p text:style-name="P6"><text:span text:style-name="T5">complecteretur; scd quoniam id non est, pectori quidem<text:line-break/>latissimam licet circumponas, artubus certe et jugulo non<text:line-break/>potes, scd in talibus utilior est angusta, ut quae nec rugas<text:line-break/>contrahet, et totius partis cni circundata est cutem con-<text:line-break/>tinget ; verum si paucis complexibus fracturam continet, pa-<text:line-break/>rum tuta est. Quantum igitur securitatis ex angustia de-<text:line-break/>ficit, tantum ei ex injectionis numero et versus integrum<text:line-break/>deductione est adjiciendum. Sed quoniam deligationurn •<text:line-break/>quaecunque citra dolorem carnem constipant coarctant-<text:line-break/>que id vitium habent, ut ex iis partibus quibus pri-<text:line-break/>, mum injiciuntur succos exprimant in eas in quas ipsae<text:line-break/>sunt finitae reponant atque fingant, non alienum </text:span><text:span text:style-name="T20">a</text:span><text:span text:style-name="T5"> ratione<text:line-break/>arbitror deligaturae principium super ipsam fracturam injici,<text:line-break/>abhinc vero ad reliquum membrum dispensari; etenim qui<text:line-break/>contra deligat, is ab integris ad aegram partem sanguinem<text:line-break/>compellit. _ Atqui si ab aegro loco incipiat, lu integrum<text:line-break/>finiat, non solum lunoxia ejusmodi deligatura in iis quae<text:line-break/>diximus erit, sed etiam utile quiddam contulerit; quippe</text:span></text:p>
      <text:p text:style-name="P6"><text:span text:style-name="T5">quum nullam circum fracturam sinet excitari phlegmonen,<text:line-break/>cujus rei curam, ut arbitror, habere in primis oportet.. Peri-<text:line-break/>culum enim est ne tum, ex illa antitafi, quam membrum lu<text:line-break/>fuarn formam effingentes administravimus, tum vel magis ex<text:line-break/>eo quod causae quae fracturam faciunt, plerumque circumda-<text:line-break/>tam ossibus carnem constipando contundendoque prius laedunt,<text:line-break/></text:span><text:span text:style-name="T5">• </text:span><text:span text:style-name="T5">magnae subsequantur phlegmonae. Nec sane mirer, si phleg-<text:line-break/>mones quiddam simile etiam ipsis fractis ossibus ad proportio-<text:line-break/>nem accidat; etenim etiam quae parum probe sunt curata<text:line-break/>magis humida quam pro natura sua manifeste cernuntur,<text:line-break/>ubi una cum vulnere oris fractura sub aspectus notitiam<text:line-break/>venit. Quin imo nec ossis sphacelus ex alia occasione obo-<text:line-break/>ritur, qui ipse totius ossium substantiae corruptela quaedam<text:line-break/>est. Non igitur negligendum quin totum supervacuum bu-<text:line-break/>midum ex omnibus quae circa fracturam habentur partibus<text:line-break/>exprimas, incipies itaque ab aegra parte, ac quum bis terve<text:line-break/>circumdederis, inde sanum versus progredieris; siquidem<text:line-break/>qui ita deligat et ab integris ad laborautem partem sanguinis</text:span></text:p>
      <text:p text:style-name="P6"><text:span text:style-name="T5">confluxum arcet, et quod jam collectum in ea est exprimit.<text:line-break/>Qnunr- vero duae partes sint, quae, </text:span><text:span text:style-name="T20">et</text:span><text:span text:style-name="T5"> recipere aliquid a la-<text:line-break/>borante parte et transmittere ad eam possint quae superjacent,<text:line-break/>tum-propter multitudinem tum magnitudinem , ad ambo<text:line-break/>inagis sunt habiles; extremae vero propter contrarias con-<text:line-break/>ditiones exiguum quidem aliquid vel recipere vel transmit-<text:line-break/>tere possunt , multum vero nec aegris partibus subministrare<text:line-break/>nec ab ipsis recipere. Quocirca quum duas primas fecerit<text:line-break/>Hippocrates deligaturas; priore quidem tum quod in labo-<text:line-break/>rante parte continetur ad fnperposita expellit, tum quod<text:line-break/>ex his confluit repellit; reliqua vero primis quidem com-<text:line-break/>plexibus, quos super ipsam fracturam facit, itemque fas-<text:line-break/>ciae ad inferna progressu, eo quaedam extrudit; quaedam<text:line-break/>ne quid illinc confluat prohibet. Reliquis deinceps omni-<text:line-break/>bds quibus ab infimis partibus sursum recurrere deligaturam<text:line-break/>censet, ut eodem loco cum priore finiatur, tum ad supe-<text:line-break/>' riora repellit, tum confluxum ab iis prohibet. Muniunt<text:line-break/>igitur ac stabiliunt fractum; nec phlegmonen oriri sinunt</text:span></text:p>
      <text:p text:style-name="P6"><text:span text:style-name="T5">prima duo lintea, </text:span><text:span text:style-name="T25">ηθύ </text:span><text:span text:style-name="T5">tamen ea quae dicta funt ad ambos<text:line-break/>hos ususjsatissaciunt sola. Unde ad eorum quidem tutelam<text:line-break/>Hippocrates praesidium excogitavit, ut splenia una cum ex-<text:line-break/>terioribus fasciis adhiberentur; quae haec quoque ipsa stabi-<text:line-break/>lianti Ne autem phlegmone oriatur, medicamento quodam<text:line-break/>phlegmonen prohibente uti jubet, quale est ceratum humi-<text:line-break/>dum. Haec igitur omnia ratione, ut comprehensum est;<text:line-break/>dictante sunt inventa, et praeter haec ipsa' repositionis fi-<text:line-break/>gura, quae ipsa quoque geminae indicationi subjicitur priori;<text:line-break/>quae ex solis 'communibus notionibus pendet; alteri quae<text:line-break/>, ex curandorum organorum naturali constitutione praestatur;</text:span></text:p>
      <text:p text:style-name="P5"><text:span text:style-name="T5">Prior igitur eam quae maxime </text:span><text:span text:style-name="T20">a dolore abest</text:span><text:span text:style-name="T5"> eligendam<text:line-break/>figuram suadet; quo nec phlegmonen pars contrahat, et<text:line-break/>aeger persistere in una ea diutissime immotus possit; Secun-<text:line-break/>da, quae ex curandorum sumitur natura, arterias, venas;<text:line-break/>nervos et musculos, quam rectissimos poni praeripit. Sed<text:line-break/>et consentiunt luter se hae ludicationes quando et rectissima<text:line-break/>cujusque partis figura maxime est a dolore aliena, et quae-</text:span></text:p>
      <text:p text:style-name="P6"><text:span text:style-name="T5">cunque magis quam alia est a dolore libera, ea maxime<text:line-break/>naturalis membro est, brachio quidem angulosa, cruri vero<text:line-break/>quae paulo minus porrecta esu Porro ad dolorem vitan-<text:line-break/>dnm non modo naturalis figura cuivis organo., verum etiam<text:line-break/>consuetudo conducere videtur. Atque haec quidem tibi figu-<text:line-break/>• rae, in qua cusiodife membrum conveniat, inveniendae ratio<text:line-break/>est; at eadem inveniendae figurae ratio est et lu antitasi<text:line-break/>et conformatione seu figura. Etenim expedit ut in rectis-<text:line-break/>sima atque a dolore alienissima forma membrum tum ex-<text:line-break/>tendas tum figures, multoque etiam magis ut sub eadem<text:line-break/>figura' tum deliges tum ad quietem reponas. Siquidem sub<text:line-break/>' alia deligare, lu aliam vero mutare non dolorem modo in-<text:line-break/>citare potest, verum etiam ossa lutorquere; nam nisi eorum<text:line-break/>, quae praecepta sunt in commentariis, quos de musculorum<text:line-break/>motibus scripsimus oblivio obrepsit, necesse est ubi figura<text:line-break/>mutatur, alios musculorum tendi ac velut contractos rotun-<text:line-break/>dari, alios solvi aq remitti. Ergo ubi intenduntur, tum pre-<text:line-break/>mi eos a deligatura est necefse tum ex compressione ipsa</text:span></text:p>
      <text:p text:style-name="P7"><text:span text:style-name="T5">dolere; ubi vero tensio remittitur ea in parte deligaturam<text:line-break/>esse laxam fracturamque sulcimento destitui. Horum igitur<text:line-break/>omnium causa tum extendere tum effingere tum deligare tum<text:line-break/>reponere una ea figura, quae doloris minimum habeat, prae-<text:line-break/>cipue est studendum., Atque ad primum quidem opus, quod<text:line-break/>in fracturis molimur, nullum jam relictum est praeceptum.<text:line-break/>Solvere autem ex Hippocratis sententia tertio die debebis,<text:line-break/>quo. lu parte praeter solitum cooperta nec dolor nec pru-<text:line-break/>ritus creatur, nec ejus quod jam infixum fracturae est per-<text:line-break/>spicatio prohibeatur, cujus occafione non modo noxius pru-<text:line-break/>ritus quibusdam accidit, scd etiam cutem ex acrimonia saniei<text:line-break/>erosam exulcerari, lufundendum igitur tantum temperatae<text:line-break/>aquae est quantum ad evocandam ejusmodi saniem est satis.<text:line-break/>Quod si rursus quoque simili modo facies, septimo id a<text:line-break/>primo die facere' debebis. Apparuerint vero jam omnia,<text:line-break/>modo nihil impediat, phlegmone libera, ac,quam pro natu-<text:line-break/>' rali statu magis aliquando gracilia.' Tum igitur licebit et<text:line-break/>ferulas circumponere et salvere ex majore lutervallo ; nam</text:span></text:p>
      <text:p text:style-name="P7"><text:span text:style-name="T5">ahtea, quum phlegmones scopus vinceret, tutum non erat<text:line-break/>ferulis premere; nune quum ea desiit ac stabilire fracturam<text:line-break/>est opus, sane non incommode his utare. Sed et solvere ex<text:line-break/>majore-intervallo licet, non desiderantibus praeterea parti-<text:line-break/>bus saniem</text:span><text:span text:style-name="T36">:</text:span><text:span text:style-name="T5"> excernere. Quin etiam callus felicius ita pro- '<text:line-break/>venerit; ad callum enim gignendum, sicut dictum est, cogi<text:line-break/>concrescereque aliquid proprii ossium alimenti oportet. ' Non<text:line-break/>est igitur hoc a labris fracturae eluendum aut foras evocan-<text:line-break/>dum; quod certe assidua solutio faciet. At vero nec tanto<text:line-break/>intervallo intermittendum, ut nescias quemadmodum sra-<text:line-break/>ctura procedat. Vidimus enim saepe, quum valenter sicca-<text:line-break/>rentur ossa, aegre.provenisse callum Expedit igitur, istis<text:line-break/>tertio vel quarto die modice aquam calidam infundamus,<text:line-break/>hanc mesam finiendae perfusionis habentes, quum carnes in<text:line-break/>rubrum tumorem attolluntur Atque in his quidem prius-<text:line-break/>quam subliderem incipiant desistendum est; contra ubi digeri<text:line-break/>quid volumus, non prius est desistendum quam quod ex<text:line-break/>perfusione intumuit subsidat. In quibus vero quo minus</text:span></text:p>
      <text:p text:style-name="P6"><text:span text:style-name="T5">callus in fractura proveniat humiditas abundantior obstat,<text:line-break/>ibi hanc siccare, sicut prius est dictum, convenienti deliga-<text:line-break/>tura et perfusione </text:span><text:span text:style-name="T20">aquae</text:span><text:span text:style-name="T5"> quae vel minima omnino sit vel<text:line-break/>plurima conabimur. Quippe minima, cum prius desistat quam<text:line-break/>aliquid confluat, et qui ad manum humores sunt per spiri-<text:line-break/>tum digerit, et. qui in alto sunt modice liquat; expedit au-<text:line-break/>tem ita solvi liquarique ea quae per .deligaturam sunt ex-<text:line-break/>pellenda. Plurima vero discutit plus quam attrahit. Sane<text:line-break/>constat in ea quidem deligatura, quae exprimet, minus esse<text:line-break/>arctandos fasciarum fines; in aa vero quae ad renutriendum<text:line-break/>est comparata, nec minus hos arctandos et universus cir-<text:line-break/>cumductus laxiores faciendos. Quoniam autem non solum<text:line-break/>quo tempore subveniendum callo gignendo sit, scd etiam<text:line-break/>quo pacto est inventum, reliquum fuerit de universa ni-<text:line-break/>ctus ratione praecipere. Ac quod in principio quidem fit<text:line-break/>tenuissime cibandum, id alii de propria phlegmonarum<text:line-break/>- curatione agemus dicetur; dicetur autem et quod venam lu-<text:line-break/>cidere interdum oportet, et per ventrem supervacua expel-</text:span></text:p>
      <text:p text:style-name="P6"><text:span text:style-name="T5">iere. At quo tempore callus gignitur, nutriendum corpus<text:line-break/>est cibis boiii jsucci et qui multum nutriant, ex quibus<text:line-break/>provenire succus soleat non solum bonus, sed etiam tenax,<text:line-break/>ex quali finii callum maxime expedit; quum enim ex serosa<text:line-break/>humilitate ae tenui , gigni prorsus nequeat, ex'crassa vero,<text:line-break/>Ied quae fragilis sit ac pinguedinis expers, gigni quidem<text:line-break/>' poterit non fegnitur, caeterum tempore siccescens friabi-</text:span></text:p>
      <text:p text:style-name="P5"><text:span text:style-name="T5">lior, atque ita fractioni obnoxius reddetur. Magnitudo<text:line-break/>calli ea fit’quae et ossibus tuto vinculo sit, nee musculos<text:line-break/>tamen comprimat; nam qui minor justo est, hic ossa parum<text:line-break/>reddet tuta, qui major est, dolorem museulis invehet. At-<text:line-break/>tendendum vero diligenter est ut vel promoveatur, si minor<text:line-break/>justo proveniat, vel inhibeatur, si immodice increscat. Sunt<text:line-break/>vero quibus haec efficies tum, ipsius perfusionis quantitas<text:line-break/>tum vero ciborum qualitas et quantitas ac, medicamentorum<text:line-break/>quae illi extrinsecus imponuntur facultates. Ac de perfu-<text:line-break/>sione quidem et victus ratione fnpra est dictum. Ex medi-<text:line-break/>camentis vero quaecunque emplnsticam substantiam habent,</text:span></text:p>
      <text:p text:style-name="P7"><text:span text:style-name="T5">ac modice calefaciunt, ea callos tum promovent tum vero<text:line-break/>augent; quae vero discutiunt, ea magnos jam callos dimi-<text:line-break/>nuunt. Si vero neo augere cestum nec minuere studes, sed<text:line-break/></text:span><text:span text:style-name="T20">eo</text:span><text:span text:style-name="T5"> sicut ultro provenit es contentus, medicamento aliquo<text:line-break/>eorum quae eruentis dicuntur adhiberi vulneribus utere,<text:line-break/>quae quum modice siccent, etiam coagulari ac concrescere<text:line-break/>mediocriter callum faciunt. Ac de transversis quidem fra-<text:line-break/>cturis haec satisfaciant. De longis vero reliqua omnia ad<text:line-break/>eundem se habent modum, caeterum comprimendae hae<text:line-break/>magis in ipso fracturae loco sunt, tum quod recessit retru-<text:line-break/>dendum introrsus est. Quae vero confracta multifariam sunt,<text:line-break/>potissimum cum ulcere, quemadmodum fieri plurimum solet,<text:line-break/>iis splenia circumdanda aseiae ritu incurva Hippocrates prae-<text:line-break/>cepit, eaque vino imbuta tum austero tum nigro aestate<text:line-break/>potissimum. Quippe putrescunt sive oleo quis utatur sive<text:line-break/>ceratu, quum postulent amplius quam reliqua siccari, ut-<text:line-break/>pote vitio ipso reliquis majore. Quin etiam medicamenta<text:line-break/>quoque omnia ex siccantium sint numero , sicuti ille praece-<text:line-break/>pit, simul modum ipsum siccationis definiens; etenim ex</text:span></text:p>
      <text:p text:style-name="P6"><text:span text:style-name="T5">enaemis vocatis ejusmodi esse medicamenta vult. Quod<text:line-break/>si protinus ab initio quis ipsis utatur , tale esse debere enae-<text:line-break/>mum suadet, quod imbui sit aptum. </text:span><text:span text:style-name="T5">Ac </text:span><text:span text:style-name="T5">reliqua quidem<text:line-break/>omnis ex illius praeceptis sunt peragenda, non lu iis quae<text:line-break/>dicta sunt modo</text:span><text:span text:style-name="T32">;</text:span><text:span text:style-name="T5">, verum etiam sive nudatum- oa desecari<text:line-break/>serra postulet,' sive fragmenta quaepiam, vel te ipsum ex-<text:line-break/>imere, vel expellenti naturae sublervire oporteat. De iis<text:line-break/>vero qui cruribus supponuntur canalibus quaecunque Hip-<text:line-break/>pocrates addubitavit,.,utendumneiset iis necne, et omnes<text:line-break/>' norunt, et laudandas esse rationes censeo. Quod autem<text:line-break/>neotericis inventum est glossocomon, quo maxime tempore<text:line-break/>gignendi calli utimur, laudandum id quidem quantumaliam<text:line-break/>quamvis ejusmodi machinarum ducimus. Verum non nide-<text:line-break/>tur id Hippocrates novisse, quamquam alias lu instrumentis<text:line-break/>quae usui forent excogitandis non indiligens. , At vero quod<text:line-break/></text:span><text:span text:style-name="T5">.' cruribus subjicitur instrumentum, recte iis qui post ipsum<text:line-break/></text:span><text:span text:style-name="T5">fuere excogitatum, est; quod per unicum axetn, qui in finem<text:line-break/>machinae ad infernam ejus partem est collocatus, contra-</text:span></text:p>
      <text:p text:style-name="P6"><text:span text:style-name="T5">rium juxurn toti membro gemina tensione efficit. Nomina-<text:line-break/>tur earum altera quae membrum tendit in directum euthy-'<text:line-break/>poros, id </text:span><text:span text:style-name="T20">esi in rectum procedens •,</text:span><text:span text:style-name="T5"> quae vero prius sursum,<text:line-break/>mox deorsum , ea metaleptice </text:span><text:span text:style-name="T20">dicitur, quasi translativam<text:line-break/>dixeris;</text:span><text:span text:style-name="T5"> obeuntur ambae per laqueorum circumplexum.<text:line-break/>Porro aptissimus in hunc usum laqueus est, qui duas habeat<text:line-break/>appendices. Hic igitur quum lu inferioribus fracturae par-<text:line-break/>tibus membri injectus est, euthyporon efficit tensionem, cru-<text:line-break/>ribus ipsius axi circumpositis. Quum vero in superioribus<text:line-break/>fracturae partibus idem laqueus imponitur, metalepticen<text:line-break/>tensionem efficit, abactis ipfius partibus prius sursum, mox<text:line-break/>rursus deorsum; quippe haec quoque circumdanda ari sunt.<text:line-break/>Porro circumactum ac veluti flexum crurum laquei, quia<text:line-break/>superioribus partibus ad inferiores agitur, per trochleas<text:line-break/>fieri oportet quae in lateribus glottocomr sint politae. Lice-<text:line-break/>bit et solana voces ejusmodi machinam et cum adjectione </text:span><text:span text:style-name="T20">sia,<text:line-break/></text:span><text:span text:style-name="T5">solena mechanicum aut glottocomum mechanicum. Veium<text:line-break/>' de instrumentis uberius praecipiemus, quando de luxaturum</text:span></text:p>
      <text:p text:style-name="P6"><text:span text:style-name="T5">curatione agemus, ubi etiam de varietate deligaturarum<text:line-break/>quae </text:span><text:span text:style-name="T20">superimponuntur</text:span><text:span text:style-name="T5"> non minus dicetur. Nunc vero<text:line-break/>postquam de mechanico solene mentionem feci, qui pluri-<text:line-break/>mum cruri commodat tum alias quum reponitur, tum vel<text:line-break/>magis quum aeger cubile mutat, aut etiam e ventre aliquid<text:line-break/>excernit, non abs re suerit, quo nihil tractatione de eo<text:line-break/>desideretur, multo magis illud glottocomum laudare, cujus<text:line-break/>alterum laterum, itemque tahellulam in qua pedem collo-<text:line-break/>. eant,'quo nulli non quadret membri magnitudini, mobilia</text:span></text:p>
      <text:p text:style-name="P8"><text:span text:style-name="T5">faciunt. ' Ac de reliquis quidem fracturis haec nosse cum<text:line-break/>iis quae Hippocrates praecipit fat suerit.</text:span></text:p>
      <text:h text:style-name="Heading_20_2" text:outline-level="2">Cap. VI.</text:h>
      <text:p text:style-name="P40"><text:span text:style-name="T5">De iis vero quae in capite accidunt, Hsp’-<text:line-break/>pocrates certe integrum librum scripsit, ubi omnia praeci-<text:line-break/>pit quae lu iis sunt agenda, et nos cum huic operi finem</text:span></text:p>
      <text:p text:style-name="P8"><text:span text:style-name="T5">. imposuerimus, enarranda ejus opera aggrediemur. Ad<text:line-break/>praesens vero, quoniam in his commentariis et quae supra<text:line-break/>ea quae ille dixit sunt inventa adjicimus, et quae indefinite</text:span></text:p>
      <text:p text:style-name="P7"><text:span text:style-name="T5">dixit definimus, necesse est primum de canis excisoriis scal-<text:line-break/>pris , quos cycliscos, mox de iis, </text:span><text:span text:style-name="T20">quos a lenticulae specie<text:line-break/></text:span><text:span text:style-name="T5">phacotos nominant, post hos de angustis scapellis, demum<text:line-break/>de medicamentorum usu aliquid dicamus. Ergo de fractu-<text:line-break/>ris calvariae quaedam usque ad diploen perveniunt , quae-<text:line-break/>dam usque ad internam ossium superficiem, quaedam etiam </text:span><text:span text:style-name="T5">,<text:line-break/></text:span><text:span text:style-name="T5">simplices fissurae, quaedam contusiones, quaedam vestigia<text:line-break/>eorum quibus iusiicta plaga esu Quae igitur simplices fis-<text:line-break/>surae ad secundam usque laminam perveniunt, iis, quos<text:line-break/>modo diximus angustis scalpellis indigent. Expedit autem<text:line-break/>hos ut numero multos, ita magnitudine impares esse, necubi<text:line-break/>desit quod operi sit commodissimum; postea vero nudato<text:line-break/>prout fieri Iolet affecto osse, utendum quidem primo latiore,<text:line-break/>secundo loco eo qui illo est angustior; mox ita reliquis dein-<text:line-break/>ceps usque ad angustissimum, hoc vero in ipsa diploe est<text:line-break/>utendum. Post haec tum protinus tum ad finem usque sic-<text:line-break/>cis medicamentis est medendum, quae ob id ipsum cepha-<text:line-break/>lica, id </text:span><text:span text:style-name="T20">esi capitalia</text:span><text:span text:style-name="T5"> sunt dicta. Ea componuntur ex iri</text:span></text:p>
      <text:p text:style-name="P6"><text:span text:style-name="T5">lllyrica ct ervi farina et manna' et aristolochia, et panacis<text:line-break/>radicis cortice, in summa omnibus quae extergere citra mora<text:line-break/>sum possunt. Ipsa namque generatio carnis naturae opus<text:line-break/>est, itaque aegro ad eam rem nihil opus est arte medica.: Ut<text:line-break/>autem quae provenit'caro coalescat cireumhaereatque omni<text:line-break/>ossis parti, id inde maxime eveniet, si neque sordes super<text:line-break/>eo sit, nec oleosa quaedam pinguedo, ld igitur est quod<text:line-break/>’ aegris medici ad carnis productionem praestant, ut tutus<text:line-break/>locus siccus sit, tum quaelibet affecti ossis pars plane pura:<text:line-break/>Atque haecquidem omnium fracturarum, 'quum caro in his<text:line-break/>produci incipit, communia sunt. Ex fracturis vero quae ad<text:line-break/>meningem pervenerunt, si simplex tantum fractura sit, jam<text:line-break/>dictis scapellis angustis utendum;; sin cum cdntusione aliqua;<text:line-break/>quod contusum est excidi debebit, idque vel terebellis prius<text:line-break/>in circuitu perforatum, 'mox deinde scalpris admotis, vel<text:line-break/>• protinus ab initio cycliscis. Ac quae per terebellam qni-</text:span></text:p>
      <text:p text:style-name="P5"><text:span text:style-name="T5">dem actio parum tuta est, propterea quod dum audacius</text:span></text:p>
      <text:p text:style-name="P7"><text:span text:style-name="T5">eam tractant, duram membranam quae ossi substernitur non<text:line-break/>raro violanti Quod vero per cycliscos opus administratur, ne<text:line-break/>id quidem omnino vitio curet, quum quatiat immodice ca-<text:line-break/>put, quod potius quietem postulat. Mihi igitur hic quoque<text:line-break/>placet, si magnae sint fracturae et osta quae fracta sunt, vehe-<text:line-break/>menter mota cycliscis uti, paucis enim accessibus lenticulatis<text:line-break/>excisoriis locum facies. Sin firma plurimum ossa sint, foran-<text:line-break/>da terebella sunt. Quidam autem quo minus usquam aber-<text:line-break/>rent, ejusmodi terebellas cxcogitarunt, quae quod mergi non<text:line-break/>possint, ea abaptistas vocant; circumcurrit enim supra tere-<text:line-break/>bellae cuspidem acutam, rotundum quoddam supercilium<text:line-break/>parum exstans. Sane expedit complures id genus praepa-<text:line-break/>ratas habere ad omnem calvariae crassitudinem; nam cras-'<text:line-break/>siori longior terebra conveniet, voco autem ita cujus fpa-,<text:line-break/>tiurn, quod inter summam est cuspidem et rotundum super-<text:line-break/>cilium, majus est; tenuiori brevior; est autem hic quoque<text:line-break/>quod luterest luter cuspidem et supercilium mluus. Aliqui</text:span></text:p>
      <text:p text:style-name="P6"><text:span text:style-name="T20">vero,</text:span><text:span text:style-name="T5"> sive illos his timidioressiye</text:span><text:span text:style-name="T20">' tutior</text:span><text:span text:style-name="T5">es appellem , etiam<text:line-break/>modiolis sunt usu -Tu verftjcsivnpgue improvidus eorum<text:line-break/>. quae fallere possunt sis suturujs,,, neque quam satis est timi-<text:line-break/>dior, commodissime cycliscis utere, et primo quidem ag-<text:line-break/>gressu latioribus, postea angustioribus, donec ad crassam<text:line-break/>rneningem perveneris. Ceterum quod excidi oportet, id<text:line-break/>totum circulo cycliscis nudandum non est, scd ex ea ma-<text:line-break/>xime parte qua fractura </text:span><text:span text:style-name="T20">est</text:span><text:span text:style-name="T5"> gravissima. Nam praeter alia<text:line-break/>etiam maxime ipsa ab ossibus vehementer affectis celerrime<text:line-break/></text:span><text:span text:style-name="T5">• </text:span><text:span text:style-name="T5">recedit, adeo ut nullum sit periculum eam, quae jam se-</text:span></text:p>
      <text:p text:style-name="P8"><text:span text:style-name="T5">juncta est, tetigisse. Si vero unam semel nudaveris </text:span><text:span text:style-name="T5">partem,<text:line-break/></text:span><text:span text:style-name="T5">ac scalprum qui </text:span><text:span text:style-name="T5">in </text:span><text:span text:style-name="T5">cuspide praefixam habet obtusam </text:span><text:span text:style-name="T5">lae-<text:line-break/></text:span><text:span text:style-name="T5">yemque lenticulae speciem, aciem vero per </text:span><text:span text:style-name="T5">longitudinem<text:line-break/></text:span><text:span text:style-name="T5">erectam submiseris</text:span><text:span text:style-name="T5">, ubi </text:span><text:span text:style-name="T5">latam partem lenticulae </text:span><text:span text:style-name="T5">super </text:span><text:span text:style-name="T5">me-<text:line-break/>ningem statueris</text:span><text:span text:style-name="T5">, </text:span><text:span text:style-name="T5">feries malleolos ac sic calvariam divides.<text:line-break/>Evenient enim ita agentibus quae requirimus omnia. </text:span><text:span text:style-name="T5">Nam<text:line-break/></text:span><text:span text:style-name="T5">meninx, ne si dormitans quidem quis agat, lata tantum </text:span><text:span text:style-name="T5">len-</text:span></text:p>
      <text:p text:style-name="P7"><text:span text:style-name="T5">ticulae parte occurrens vulnerari potest, quod sicubiadhae-<text:line-break/>reat calvariae, hujus quoque adhaerentium innoxie dirimit<text:line-break/>ipsa lenticulae rotunditas; subsequitur vero praeeuntem eam<text:line-break/>a tergo ipse scalper calvariam secans. Quare nec qui minus<text:line-break/>cum periculo, nec qui celerius perficiatur forandi modum<text:line-break/>alium invenias, Maxime autem hunc in vehementissimis<text:line-break/>fracturis laudabis, quas utique recentiorum nonnulli medico-<text:line-break/>rum Graece engeifomata et camarofes nominant. Engeifo-<text:line-break/>mata quidem quae in medio fui membranae innituntur;<text:line-break/>camaromata vero quae eundem ipsam partem exaltatam ha-<text:line-break/>bent, caeterum qua primum ab integris fracturae partibus<text:line-break/>diduci aegra coepit, intro magis recedunt ac membranae<text:line-break/>innituntur. Nam celerrime in talibus quod aegrum est<text:line-break/>totum exciditur; utpote quum promptius subintret lenti-<text:line-break/>culati scaIpri finis in iis quae plurimum a naturali statu<text:line-break/>recesserunt. Quinetiam ostagra aliquibus ossium, quae<text:line-break/>vehementer sunt comminutu, vel exaltatis vel conversis</text:span></text:p>
      <text:p text:style-name="P7"><text:span text:style-name="T5">ea potissimum parte, ut demittatur lenticulatum, scalprum,<text:line-break/>praeparabimus. Quo facto succedunt deinceps omnia qui-<text:line-break/>bus est opus cum securitate simul ac celeritate, ut ferme<text:line-break/>dixeris celebre illud dictum in reliquis omnibus probe se<text:line-break/>habere, </text:span><text:span text:style-name="T20">Dimidium facti qui bene coepit habet,</text:span><text:span text:style-name="T5"> hic vero<text:line-break/>non totius dimidium, sed vel totum vel paulo minus totum<text:line-break/>habeas, ubi lenticulatum scalprum immiscris. Atque haec<text:line-break/>optima est fracturarum quae in calvaria sunt chirurgia;<text:line-break/>quantum vero excidere conveniat partis astectae, deinceps<text:line-break/>tibi exponam. Quod vehementer est confractum, id totum<text:line-break/>est auferendum; si vero ab eo fragmenta quaedam longius<text:line-break/>excurrant, quemadmodum aliquando cernitur accidere, haec<text:line-break/>persequi ad finem nbn expedit, illud persuasum habentibus,<text:line-break/>rninime suturum ut ex eo noxa sequatur ulla, modo reliqua<text:line-break/>omnia rite siut peracta. Nos enim non semel aut his, scd<text:line-break/>plane persaepe sic facientes voti compotes fuimus. Indi- •<text:line-break/>catio vero agendorum hic quoque ex natura ipsarum par-<text:line-break/>tium affectarum subministrata esu Nam deligaturam, quam</text:span></text:p>
      <text:p text:style-name="P6"><text:span text:style-name="T5">lu aliis fracturis ceu maxime phlegmonae arcentem ratio<text:line-break/>invenit, capiti aptare non .possis;(itaque nec quod affluit<text:line-break/>reprimere, nec quod in aegris paftibus continetur expri-<text:line-break/>mere queas; sine quibus praesidiis nec reliquorum ossium<text:line-break/>ullum servari sanum potesu' Num pone in brachio ad me-<text:line-break/>dullam usque fractum os esse neminemqne postea pro fra-<text:line-break/>cturae legibus id deligasse, omnino necessum erit saniem<text:line-break/>non solum quae foris fusi cule et musculis est collecta, sed<text:line-break/>etiam quae in medulla continetur, tum ipsam primum ac<text:line-break/>maxime corrumpere, tum cum ipsa os universum; quando<text:line-break/>etiam nunc quoque omnibus rite peractis aliquando talia<text:line-break/>contingunt. Quomodo ergo non vel magis in capite ea<text:line-break/>accidant, quum nec deligaturam fracturis convenientem<text:line-break/>admittat et omnis sanies prona feratur sic ut super meniu-<text:line-break/>gem universa coacervetur? In aliis igitur fracturis deliga-<text:line-break/>tura quum rite adhibetur tantum abest ut supervacuam<text:line-break/>aliquam humiditatem colligi lu laeso osse patiatur, ut etiam<text:line-break/>.. gracilius quam pro naturali statu membrum reddat. In</text:span></text:p>
      <text:p text:style-name="P7"><text:span text:style-name="T5">capite vero ratio quae per deligaturam est excogitata nec<text:line-break/>potest ita tum os ipsum confractum tum quae illi circum-<text:line-break/>stant siccare, ut neque phlegmonen contrahant, neque pe-<text:line-break/>nitus ullam efficiant saniem; nec medicamentum est ullum,<text:line-break/>quod .vel in aliis quidem partibus citra deligaturam os<text:line-break/>fractum, quatenus nunc dictum est, siccum atque a superva-<text:line-break/>cnis purum reddere valeat. Necestum igitur est nobis pri-<text:line-break/>mum fracturae aliquid nudare, quo videlicet detergere </text:span><text:span text:style-name="T20">et<text:line-break/></text:span><text:span text:style-name="T5">abluere saniem a meninge liceat; post vero quum phlegmo-<text:line-break/>nes tempec,praeteriit oinniaque sicca ad unguem sunt, car-<text:line-break/>nem producere ac cicatrice locum includere. Non est hic<text:line-break/>sermo nudus </text:span><text:span text:style-name="T20">rerumque vacuus,</text:span><text:span text:style-name="T5"> cujusrnodi est ille Iophista-<text:line-break/>rurn, qui operum artis nescii quaerunt cur capitis fractu-<text:line-break/>rae callum non ducant. Ducunt enim, viri optimi; vosque-<text:line-break/>tam dementes effis ut eorum quae non sunt tanquam sint<text:line-break/>causis assignetis, Novimus enim aliquando sincipitis os<text:line-break/>fractum; quod autem os huic ossi protinus succedit, ternpo-<text:line-break/>ris os vocatur, in quo ipsas squamatinr compactas commis-<text:line-break/>suras esse accidit; in eo luculenta fractura longissime perti-</text:span></text:p>
      <text:p text:style-name="P7"><text:span text:style-name="T5">nebat, quam ipse equidem minime contingens, scd tantum<text:line-break/>sincipitis, os excludens hominem sanavi sic ut nunc quoque<text:line-break/>multos jam annos vivat. Quod si sincipitis quoque os dimi-<text:line-break/>sissem, putruisset ritius quae illi suberat cerebri membrana '<text:line-break/>quam callum fractura duxisset Nam si nulla ex laesis<text:line-break/>partibus sanies intro conflueret, superfluum esset os excin-<text:line-break/>dere. Ergo illi prout solent nugentur. Ego vero in alia<text:line-break/>similiter fe habente fractura cogisaram supernum os dimit-<text:line-break/>tere, ac quod a.lateribus erat quo sanies deflueret, eximere;<text:line-break/>mox quum et crassitudinem ejus et duritiam aestimassem,<text:line-break/>utilius fore judicavi supernum os potius eximere quam ob<text:line-break/>defluxus solicitudinem cerebrum valenter concutere. Cogi-<text:line-break/>tari praeterea accidere posse ut si a latere magnum fieret<text:line-break/>in ossibus foramen, promineret fortassis hac parte cerebrum.<text:line-break/>Est porro et in lateribus plurimis in locis etiam nervorum,<text:line-break/>horumque non levis momenti quidam exortus, quum lu<text:line-break/>supernis capitis partibus ne minimus quidem usquam oria-<text:line-break/>tur nervus. His admonitus abstinui ab eximendo osse</text:span></text:p>
      <text:p text:style-name="P6"><text:span text:style-name="T5">quod in latere capitis esset. At callum scmper duxit, modo<text:line-break/>rite curaretur. Ac jam quod disquiramus, hoc fere fu-<text:line-break/>perest, quaenam sit postquam foratum os est tum medica-<text:line-break/>mentorum tum universae diligentiae nostrae praecipua<text:line-break/>omnium ratio, utrumne maxime leniens ac mitigatoria,<text:line-break/>veluti qua nunc plerique utuntur ; an quae huic maxime est<text:line-break/>adversa, quae per medicamenta quae vehementissime sic-<text:line-break/>cent perficitur; cujusmodi et Meges Sidonius laudat et civis<text:line-break/>quidam noster scmper est usus sic ut etiam emplastrum</text:span></text:p>
      <text:p text:style-name="P8"><text:span text:style-name="T5">• quod Isin vocant illico nudatae meningi imponeret et super ‘<text:line-break/>hanc foris oximeli. Sane is senex erat satis exercitatus in<text:line-break/>hac artis parte; caeterum neque alium quempiam his usum<text:line-break/>vidi, nec ipse uti sum ausus. Tantum tamen testificari<text:line-break/>Eudemo possum, nam id seni nomen erat,’ magis fuisse ser-<text:line-break/>vatos qui ab illo curabuntur quam qui ab iis qui mitiga- -<text:line-break/>toriis utebantur. Aggressus vero fuissem aliquando ipsu<text:line-break/>plurimum experiri ejusmodi curationis rationem, si perpe-<text:line-break/>'tuo lu Asia mansissem, sed qnurn Romae plurimum agerem.</text:span></text:p>
      <text:p text:style-name="P6"><text:span text:style-name="T5">civitatis morem sum scquutus, permissa iis quos chirurgos<text:line-break/>vocant maxima ejusmodi operum parte. Caeterum ipsam<text:line-break/>rei naturam aestimans talem quandam determinationem<text:line-break/>longa nostra, experientia confirmatam conripio. Qui audi-<text:line-break/>torius meatus dicitur, non solum usque ad cerebri duram<text:line-break/>membranam pertinet, sed etiam nervum contingit, qui in<text:line-break/>ipsam a cerebro descendit. Is autem quamquam ita politus<text:line-break/>lu vicino., tamen vehementissima; sicut dictum prius est,<text:line-break/>medicamenta tolerat. Nihil igitur miri sit, si post foratio-<text:line-break/></text:span><text:span text:style-name="T5">' </text:span><text:span text:style-name="T5">ires crassa meninx, antequam notabiliter phlegmone occupe-<text:line-break/>tur, valentissiinis gaudeat medicamentis, ceu siccam natura-<text:line-break/>liter substantium habens..</text:span></text:p>
      <text:h text:style-name="P1" text:outline-level="1"><text:bookmark-start text:name="bookmark12"/>GALENI METHODI MEDENDI<text:line-break/>LIBER VII.<text:bookmark-end text:name="bookmark12"/></text:h>
      <text:h text:style-name="Heading_20_2" text:outline-level="2">Cap. I.</text:h>
      <text:p text:style-name="P39"><text:span text:style-name="T5">Medendi methodum, Eugeniane carissime,<text:line-break/>quam olimin Hiqronisgratiam scribendam susceperam, postea-<text:line-break/>quam illum subito longum iter ingredi coactum non multo<text:line-break/>post diem obiisse nunciatum, ipsi quoque persequi destitimus.<text:line-break/>Tu enim milii conscius es neque hoc me opus neque aliud<text:line-break/>ullum popularis aurae studio fuisse aggressum, sed quo vel<text:line-break/>amicis gratificarer, vel me ipsum simul utilissima ratione ad<text:line-break/>rem propositam exercitarem, simul ad oblivionem senii,<text:line-break/>ut Plato luqnit, commentarios mihi reponerem. Nam mul-</text:span></text:p>
      <text:p text:style-name="P6"><text:span text:style-name="T5">torum hominum lans commodum’ ad usus nonnullos instru-<text:line-break/>mentum viventibus aliquando est, mortuis certe nihil prod-<text:line-break/>est ,-sicut neque viventium quibusdanu Nam qui vivere<text:line-break/>in tranquillo optarunt ac fructum ex philosophia ceperunt,<text:line-break/></text:span><text:span text:style-name="T20">et</text:span><text:span text:style-name="T5"> iis quae corpori curando sufficiunt sunt contenti, iis<text:line-break/>utique impedimento non parvo est apud vulgum sama, ut<text:line-break/>quae eos a rebus pulcherrimis plus jusio tranyersus aufe-<text:line-break/>rat ; veluti me quoque non ignoras, ab iis quae sunt molesta<text:line-break/>sic nonnunquam taedio affectum ut bono interdum spatio ne<text:line-break/>tangere quidem librum possim. Ego vero haud scio qua ra-<text:line-break/>.tione ab ipsa usque adolescentia mirifice, sive inspiratus, sive<text:line-break/>furore percitus, sive quomodocunque dixisse libet, et vulgi sa-<text:line-break/>mam contempsi et. veritatis scientiaeque studio flagravi, nullam<text:line-break/>esse hominibus nec honestiorem nec diviniorem possessio-<text:line-break/>• nem ratus. Atque ideo nulli librorum meorum nomen<text:line-break/>meum praescripsi, imo vos, sicut ipse testis es, rogavi ne me<text:line-break/>immodice, ut soletis, apud homines laudaretis nec nomen</text:span></text:p>
      <text:p text:style-name="P6"><text:span text:style-name="T5">meum operibus quae proderem inscriberetis. Oh haec<text:line-break/>igitur omnia et medendi methodus quam inceperam </text:span><text:span text:style-name="T20">a</text:span><text:span text:style-name="T5"> me<text:line-break/>est deposita, cum capita inventurum brevibus commentariis<text:line-break/>mihi ipsi scripsissem, nec ullam pleniorem docendi rationem<text:line-break/>etiamnum adjecissem. ,Nunc quando </text:span><text:span text:style-name="T20">et</text:span><text:span text:style-name="T5"> tu et alii ex amicis<text:line-break/>non pauci' exigitis quae saepe me opere lu aegris peragere<text:line-break/>vidistis, ut ea lu commentarios redigam, adjiciam huic<text:line-break/>operi quod reliquum esu</text:span></text:p>
      <text:h text:style-name="Heading_20_2" text:outline-level="2">Cap. ll.</text:h>
      <text:p text:style-name="P39"><text:span text:style-name="T5">Ergo in horum commentariorum tertio,<text:line-break/>quarto, quinto et sexto quemadmodum similarium organi- •<text:line-break/>carumque partium communem morbum curari conveniat,<text:line-break/>' scripseram, idcirco nimirum ab eo auspicatus, quod et con-<text:line-break/>spectior reliqnis esset et evidenter omnes propemodum prio-<text:line-break/>res </text:span><text:span text:style-name="T5">medicos, </text:span><text:span text:style-name="T5">qui certa methodo artem tradere polliciti<text:line-break/>amethodi </text:span><text:span text:style-name="T5">lu </text:span><text:span text:style-name="T5">ipsis curationibus deprehenduntur, consutaret.<text:line-break/>Nam quum ab Hippocrate discesseris, qui nobis omnium<text:line-break/>salutarium praecepturum semina praebuit, reliquorum certe<text:line-break/>nemo veI conatus est genus hoc morbi methodo curare.</text:span></text:p>
      <text:p text:style-name="P7"><text:span text:style-name="T5">Postulant autem et quae Hippocrates ipse reliquit non ma-<text:line-break/>los agricolas, qui ea tum seminent commode tum augeant<text:line-break/>tum perficiunt. Id autem fecisse ante nos neminem, scd<text:line-break/>plerosque etiam femlua quae reliquit corrupisse, iis qui<text:line-break/>animum adverterunt clare monstratum ' arbitror. Itaque<text:line-break/>hoc morbi genus, vel continuitatis solutionem vel unitio-<text:line-break/>nis, vel qualitercunque est libitum appellare, cuique permi-<text:line-break/>simns; non enim de nominibus lu hoc opere nec in alio<text:line-break/>medicinalium usio laboramus-, sed quo pacto artis maxime<text:line-break/>finem consequamur. Revertamur autem nunc ad morbum<text:line-break/>eum qui omnium est primus qui in fimilaribus nascitur,<text:line-break/>quibus primum animantis lunctiones referuntur acceptae.<text:line-break/>Siquidem-monstratum lu aliis operibus est quemadmodum<text:line-break/>organicarum quamque partium aliquid agere dicamus, ut<text:line-break/>oculum ridere, aut crus ambulare. Esse enim sicut id<text:line-break/>quod praecipuum est actionis crurum non cruris totius, scd<text:line-break/>musculosi lu eo generis, sic risionem non oculi totius, 'ed</text:span></text:p>
      <text:p text:style-name="P7"><text:span text:style-name="T5">crystallini in ipso humoris, ac iu reliquis quibusque organis<text:line-break/>ad proportionem. Porro ostensum in secundo horum volu-<text:line-break/>minum est genus hoc morbi non solum cognitu esse maxime<text:line-break/>necessarium , sed etiam neminem ipsum ratione curare posse<text:line-break/>qui prima corporis elementa non norit; praeterea non iir-<text:line-break/>telligere ea, quae dicant nonnullos eorum, qui rationales<text:line-break/>se nominant, quoties imbecillitatem esse dicunt vel ventri-<text:line-break/>culi , vel intestinorum, vel jecluoris, vel oculorum, vel<text:line-break/>alterius cujuslibet partis. Si namque ita nominant infir-<text:line-break/>mitatem impotentiamque ad naturale opus, nihil plus ple-<text:line-break/>hejo intelligunt ; quippe quem licere audias imbecillum sibi<text:line-break/>ventriculum esse,. non enim concoquere eum vel minima<text:line-break/>levissimaque quae sumpsit Quod si imbecillitatem quae<text:line-break/>est in ventriculo affectum quempiam esse ajunt, interpre-<text:line-break/>tentur quaeso nobis quemnam demum hunc esse volunt,<text:line-break/>quemadmodum in phlegmone fecerunt ; nam empirico sat<text:line-break/>suerit, si symptomata laborantis partis exposuerit, tumo-<text:line-break/>rem praeter naturam et renixum et pullatorium dolorem et</text:span></text:p>
      <text:p text:style-name="P7"><text:span text:style-name="T5">tensionem et ruborem aliaque id genus, imponitque non-<text:line-break/>nunquanr brevitatis docendi causa cunctis simul collectis<text:line-break/>unum nomen, ficuti comprehensis jam phlegmonen. Dog-<text:line-break/>matici vero non idem, sed ipsam morbi naturam inspiciunt,<text:line-break/>quam symptomatum illorum collectio necessario sequitur.<text:line-break/>Siquidem Erasistrato videtur sanguis, qui in arterias inci-<text:line-break/>dit, ubi spiritu impellitur, in finibus earum impactus hae-<text:line-break/>rere idque pIilegmone esse. At par, arbitror, erat vel Era-<text:line-break/>sistratum ipsum vel aliquem ex sectatoribus ejus simili<text:line-break/>modo affectum qui imbecillitate cujusque partis suhest<text:line-break/>interpretari; ut enim de phlegmone, in quidnam translatus<text:line-break/>naturalis partis status sit explicuit, ita ratio exigebat ut et<text:line-break/>translatio cujusque partis in imbecillitatem ab eo explica-<text:line-break/>retur. Non enim quum secundum naturam est affecta ad<text:line-break/>proprium actionem est imbecilla, sed accessit omnino aliqua<text:line-break/>praeter naturam causa, quae eam dissolvit dejecitque et<text:line-break/>mortuae similem effecit; quam nec Erasistratus dixit, nec</text:span></text:p>
      <text:p text:style-name="P7"><text:span text:style-name="T5">Herophilus, nec alius 'quisquam medicorum qui de pri-<text:line-break/>morum corporum natura ausi aliquid pronunciare non sunt.</text:span></text:p>
      <text:h text:style-name="Heading_20_2" text:outline-level="2">Cap. lll.</text:h>
      <text:p text:style-name="P40"><text:span text:style-name="T5">At immorandum in his diutius non est,<text:line-break/>quum praesertim abunde prius monstratum sit et genus hoc<text:line-break/>morbi utilissimum esse ut </text:span><text:span text:style-name="T20">a medicis</text:span><text:span text:style-name="T5"> disquiratur, et qui<text:line-break/>commode id sit tractaturus, huic necesse prius esse de ele-<text:line-break/>mentis considerasse. Itaque qui nobis habendus sermo est,<text:line-break/>is tutus ex prius demonstratis elementis absolvetur, de qui-<text:line-break/>bus unum, ut scis, volumen edidimus, quod de elementis<text:line-break/>fecundum Hippocratem inscripsimus. Sane eadem opinio<text:line-break/>de corporis natura est tum Diocli tum Mnesitheo tum<text:line-break/>Dreuchi tum Athenaeo tum probatissimis fere quibusque<text:line-break/>medicorum, itidem ut praestantissimis philosophorum, ut<text:line-break/>' qui ex calido, frigido, sicco et humido mixta putent lum<text:line-break/>alia corpora universa -tum vero animantium lu primis.<text:line-break/>Caeterum ei qui de his omnibus primum pronunciavit de-<text:line-break/>moustravitque justum est, arbitror, reddere quod invenit<text:line-break/>Ideoque et nos ea secundum Hippocratem elementa voca-</text:span></text:p>
      <text:p text:style-name="P6"><text:span text:style-name="T5">mus, etiamsi maxime Chrysippus Aristotelesve, aut alius<text:line-break/>quispiam medicus philosophusye </text:span><text:span text:style-name="T5">similiter </text:span><text:span text:style-name="T5">de </text:span><text:span text:style-name="T5">iis </text:span><text:span text:style-name="T5">sit opina-<text:line-break/></text:span><text:span text:style-name="T5">tus. </text:span><text:span text:style-name="T5">Ergo </text:span><text:span text:style-name="T5">quoniam unaquaeque animalis pars </text:span><text:span text:style-name="T5">propriam<text:line-break/>actionem edit </text:span><text:span text:style-name="T5">, quae </text:span><text:span text:style-name="T5">tantum ab </text:span><text:span text:style-name="T5">aliarum actionibus </text:span><text:span text:style-name="T5">diflert<text:line-break/>quantum ipsa </text:span><text:span text:style-name="T5">pars ab aliis </text:span><text:span text:style-name="T5">quae illas edunt est diversa; dif-<text:line-break/>fert vero ab </text:span><text:span text:style-name="T5">aliis pars </text:span><text:span text:style-name="T5">quaeque </text:span><text:span text:style-name="T5">eo quod </text:span><text:span text:style-name="T5">calidior, vel frigi-<text:line-break/>dior, vel </text:span><text:span text:style-name="T5">humidior, vel </text:span><text:span text:style-name="T5">siccior sit, </text:span><text:span text:style-name="T5">aut </text:span><text:span text:style-name="T5">quod binis horum<text:line-break/>quibuslibet sit affecta, qui tueri actionem vult, hic ternpera-<text:line-break/>mentum earum custodiat oportet. Custodiet'autem, si id quod<text:line-break/>ad calidius est conversum refrigerabit, quod ad frigidius<text:line-break/></text:span><text:span text:style-name="T20">inclinatum esi</text:span><text:span text:style-name="T5"> </text:span><text:span text:style-name="T5">calefaciet, </text:span><text:span text:style-name="T5">quod ad siccius </text:span><text:span text:style-name="T20">esi alteratum</text:span><text:span text:style-name="T5"> hn-<text:line-break/></text:span><text:span text:style-name="T36">1</text:span><text:span text:style-name="T5"> mectabit; pari modo si quod ad hurnentius esi </text:span><text:span text:style-name="T20">versum</text:span><text:span text:style-name="T5"> sicca-<text:line-break/></text:span><text:span text:style-name="T5">bit; rursus </text:span><text:span text:style-name="T5">quoque </text:span><text:span text:style-name="T5">si siccabit pariter ac' calefaciet quod<text:line-break/>-humidum est redditum </text:span><text:span text:style-name="T5">et </text:span><text:span text:style-name="T5">frigidum, siccabit pariter </text:span><text:span text:style-name="T5">et </text:span><text:span text:style-name="T5">refri-<text:line-break/>gerabit quod humidius simul et calidius evasit; et lu reli-<text:line-break/>quis duabus conjugationibus ad proportionem. Sernper enim<text:line-break/>pro eo quod </text:span><text:span text:style-name="T5">exsuperat </text:span><text:span text:style-name="T5">inducendum eousque contrarium est;<text:line-break/>quoad partem </text:span><text:span text:style-name="T5">in symmetriam </text:span><text:span text:style-name="T5">et secundum </text:span><text:span text:style-name="T5">naturam </text:span><text:span text:style-name="T5">vindi-<text:line-break/></text:span><text:span text:style-name="T5">caveris. </text:span><text:span text:style-name="T5">lu </text:span><text:span text:style-name="T5">summa </text:span><text:span text:style-name="T5">quidem </text:span><text:span text:style-name="T5">omnis morbi generis quod in</text:span></text:p>
      <text:p text:style-name="P7"><text:span text:style-name="T5">similaribus consistit, jam dictu mihi medendi est methodus.<text:line-break/>Quum enim octo earum sint differentiae, veluti in libris de<text:line-break/>morborum disterentia est traditum , octo nimirum erunt et<text:line-break/>medendi rationes, quae communem habent scopum altera-<text:line-break/>tionern affectae partis simileris, quandoquidem etiam mor-<text:line-break/>bus ipse ex intemperie et naturalis temperamenti alteratione<text:line-break/>est ortus. At quae particularis medicatio </text:span><text:span text:style-name="T20">agitur</text:span><text:span text:style-name="T5"> ex his<text:line-break/>duobus procedens conficitur, materiae copia et hujus con-<text:line-break/>gruo usu. Ac medicamentorum quidem copiam tum ex<text:line-break/>libro de simplicium medicamentorum facultatibus tum ex<text:line-break/>ea quae de eorum compositione praecipit methodo haurias<text:line-break/>licebit; eorum quae ad nictus rationem pertinent, - viam<text:line-break/>hinc </text:span><text:span text:style-name="T20">sumimus.</text:span><text:span text:style-name="T5"> Sed et quemadmodum cujusque partis in-<text:line-break/>temperiem dignoscere oporteat ex tribus; operibus intelli<text:line-break/>gas; primo eo quod de temperamentis, secundo eo quod<text:line-break/>de partibus affectis, tertio eo quod ars medica inscribitur*.<text:line-break/>Non est igitur ad ea quae nunc ordimur iis qui prudentes<text:line-break/>natura sunt, ac cogitationem in primis operibus exercita’</text:span></text:p>
      <text:p text:style-name="P7"><text:span text:style-name="T5">runt multis praeterea opus; cui neutrum horum adest, huic<text:line-break/>certe ad praesentem disputationem non parva re est opus.<text:line-break/>Quod si in.pravae doctrinae sucta praeterea sit altus, hic<text:line-break/>geminum tempus requirit, alterum, in quo pravas opiniones<text:line-break/>dediscat, alterum, in quo melioribus sc exerceat.</text:span></text:p>
      <text:h text:style-name="Heading_20_2" text:outline-level="2">Cap. IV.</text:h>
      <text:p text:style-name="P39"><text:span text:style-name="T5">Sane te scimus et ex iis quae in univer-<text:line-break/>sum dicta sunt particularia per te invenire posse; et alloqui<text:line-break/>multos id genus morbos a nobis percuratos vidisse sic ut<text:line-break/>utraque ratione particularium tractationem minus requiras.<text:line-break/>Sed quoniam, nt Plato ait, non possunt quae scripta sunt<text:line-break/>non e manibus excidere, quo, si quando liber lu alterius non<text:line-break/>exercitatae rationis manus devenerit, facilius hunc doceat<text:line-break/>adjici particularium quaepiam oportet; ex quibus etiam<text:line-break/>protinus clare id quod proxime dixi intelligetur fieri posse,<text:line-break/>ut per te ipsum particularia invenias. Siquidem ipse ea<text:line-break/>per me ipsum omnia luvestigavi, ratione ipsa viam mon-<text:line-break/>strante ; nam fi praeceptores sequutus fuissem, ipse quoque<text:line-break/>ventriculo imbecillis suasissem ut cibis adstrin gentibus et</text:span></text:p>
      <text:p text:style-name="P6"><text:span text:style-name="T5">inhamaris uterentur; vino quoque similiter austero, prae-<text:line-break/>terea absinthio et quod ex tnaIi cotonei conficitur succo,<text:line-break/>aliisque ejusmodi quae devorantur medicamentis. At vero<text:line-break/>quod ad ea pertinet quae extrinfecus applicantur, pri-<text:line-break/>mum perfundi ventriculum ex absinthio et oleo crudo jussis-<text:line-break/>fern, mox hapsum lanae tum ex iisdem ipsis; tum vero ex<text:line-break/>unguentis melino et mastichino et nardino imponi; ab iis<text:line-break/>ceratum ex iisdem compositum'; post assa medicamenta uti-<text:line-break/>que ceratis valentiora, quae a medicis vocantur epithe-<text:line-break/>mata, ea tum ex dictis unguentis tum ex similibus medi-<text:line-break/>carnentis componuntur, in quibus est aromatum quoque '</text:span></text:p>
      <text:p text:style-name="P8"><text:span text:style-name="T5">. multitudo non parva, spica nardi et amomum et calamus<text:line-break/>aromaticus et iris et ladanum et malabathri solium et styrax<text:line-break/>et bdellium et opobalsamum et balsamum </text:span><text:span text:style-name="T20">et</text:span><text:span text:style-name="T5"> xylobalsamum<text:line-break/>reliquusque aromatum catalogus. Quod si horum nihil pro-<text:line-break/>fecisset, commune omnium remedium quibus imbecillitas<text:line-break/>nocet in fine adhibuissem, nempe qnod phoenigmum vo-<text:line-break/>cant, qni vel per thapsiam vel sinapi vel tale aliquid exci-</text:span></text:p>
      <text:p text:style-name="P7"><text:span text:style-name="T5">tatur; deinde ad usum aquarum sponte nascentium able-<text:line-break/>gassem. Quippe ultra haec empiricus nihil novit, ut et<text:line-break/>commentarii eorum docent. Quintus vero iis qui de cru-<text:line-break/>ditate aut inappetentia quererentur, primum quidem exer-<text:line-break/>citari suadebat, tum edere concoctu quam facillima et non<text:line-break/>multa, quibus haec non contulissent, cogebatur ipse quoque<text:line-break/>ad empiricorum dogmate confugere. Nam quis nescit quem-<text:line-break/>adrnodnm calidum, frigidum, humidum et sicoutn illudere<text:line-break/>sit solitus, balneatorum esse nomina dictitans? sine quibus<text:line-break/>tamen methodo curare partium imbecillitatem omnino 'non<text:line-break/>est. Quare per hos nihil obstitit quominus ego quoque<text:line-break/>eadem institissem via in ejusmodi affectibus sanandis, verum<text:line-break/>ratio' me docuit disterentes octo imbecilli ventriculi curatio-<text:line-break/>nes. Vidisti igitur et tu quosdam uno die,• vel potius hora<text:line-break/>frigidae potione curatos, quorum aliis non </text:span><text:span text:style-name="T20">aquam</text:span><text:span text:style-name="T5"> modo<text:line-break/>dedi fontanam recentem, scd etiam quae nive esset refrige-<text:line-break/>rata, ut Romae praeparare solent, calefacientes prius eam<text:line-break/>praeparationem quam ipsi decoctam vocant, cibos praeterea</text:span></text:p>
      <text:p text:style-name="P7"><text:span text:style-name="T5">,ad eundem modum refrigeratos identidem me illis permit-<text:line-break/>tere vidisti, in quibus est </text:span><text:span text:style-name="T20">et quam</text:span><text:span text:style-name="T5"> melcam vocant, unus is<text:line-break/>quoque Romae laudatorum ciborum, veluti etiam aphrogala;<text:line-break/>scd et frigidae facultatis fructus similiter refrigerans iisdem</text:span><text:span text:style-name="T36">1<text:line-break/></text:span><text:span text:style-name="T5">dedi, et ptisanam probe coctam pari ratione refrigeratam, alia<text:line-break/>que id genus infinita. In quibus unam rem mihi proposui<text:line-break/>pisam refrigerationem, vetni autem absinthium et quicquid<text:line-break/>adstringeret contingere, veluti alios rursus similiter a re-<text:line-break/>frigerantibus abstinui. Calefeci autem omni ratione vinum<text:line-break/>vetus facultate valde calidum exhibens, cujus maxime ge-<text:line-break/>neris sunt Falernum et Surrentinum, tum nutrimentum ca-<text:line-break/>lefaciens cum largo pipere. Iu nonnullis, ut nosti, scopum<text:line-break/>curationis ad siccandum direxi,, dabamque iis tum cibos<text:line-break/>natura siccos ac probe assatos, tum prorsus exiguam potio-<text:line-break/>nem; injunxi autem et adstringentium omnium usum, quem<text:line-break/>unum qui illis citra rationem medentur norunt. Alium<text:line-break/>vero non pridem, qni jam adeo siccatus, suerat ut forma, ,</text:span></text:p>
      <text:p text:style-name="P6"><text:span text:style-name="T5">simissimus esset iis qui marasmo marcescunt, simavi, con-<text:line-break/>.tusriis omnino exhibitis iis quae egregii isti medici funse-</text:span></text:p>
      <text:p text:style-name="P5"><text:span text:style-name="T5">rant. Non enim ex alia occasione eo periculi venerat, quum ,<text:line-break/>inter initia exiguam intemperiem ex siccitate quae humectari<text:line-break/>postulabat habuisset, quam quod ii qui eum curandum sus-<text:line-break/>.ceperunt, tum absinthium potandum, tum amaros aspa-<text:line-break/>ragos et bulbos edendos dantes,' itemque mala cotonea et<text:line-break/>.cestiana et punica; post quoque ubi venter nihil horum<text:line-break/>continebat, etiam rhois succum bibere cogentes, tum quae<text:line-break/>paulo supra nixi extrinsecus imponentes, paulo minus om-<text:line-break/>nis madoris expertem reddiderunt, hunc nos sanavimus<text:line-break/>, omni ratione hurnectantes, ipsique materiam invenientes<text:line-break/>' ex ea methodo quae lu opere de medicamentis est tradita.</text:span></text:p>
      <text:h text:style-name="Heading_20_2" text:outline-level="2">Cap. V.</text:h>
      <text:p text:style-name="P40"><text:span text:style-name="T5">Nam ficuti in libro de demonstrandi inven-<text:line-break/>tione dixi, numerosis medicorum inter se dissidiis undique<text:line-break/>confusus, ubi me adjudicandum de his converti, intellexi<text:line-break/>. prius in demonstrativa methodo exercitandum me esse.<text:line-break/>; Quod quum multis deinceps annis fecissem, singula ipsi dog-</text:span></text:p>
      <text:p text:style-name="P7"><text:span text:style-name="T5">-niata subjeci, atque prout inventorum indicatio me ducebat,<text:line-break/>ita curationes institui. Verum enim id non omnes possunt,<text:line-break/>'' expediet igitur ipsis scribi per octo curationis scopos parti-<text:line-break/>cularis materiae comparandae exercitationes, </text:span><text:span text:style-name="T20">a</text:span><text:span text:style-name="T5"> ventriculo<text:line-break/>rursus sumpto initio, quoniam hujus primum mentionem<text:line-break/>modo sccimus. Ac ‘acillimae quidem ad curandum altera-<text:line-break/>Iones iunt qqae ex calido et frigido consistunt, propterea<text:line-break/>quod maxime activis qualitatibus corriguntur. Aegrius cu-<text:line-break/>' rantur quae in humido siceoque habentur, quod imbecillis<text:line-break/>et, ut sic dicam, magis materialibus qualitatibus eorum<text:line-break/>curatio perficitur, potissimumque quum humectandum esse<text:line-break/>requiritur, ac tempus quidem caloris frigorisque reparandi<text:line-break/>par quodammodo est, securitas tamen impar. Nisi enim<text:line-break/>'cuncta quae ei quod curatur circumdata sunt corpora va-<text:line-break/>lida plane sint, periculum est ne ab iis quae refrigerent no-<text:line-break/>xam contrahans non levem. In reliquis duabus qualitati-</text:span></text:p>
      <text:p text:style-name="P9"><text:span text:style-name="T5">• bus securitas similis est. Tempus curationis in sicca intem-<text:line-break/>perie multo amplius; quippe quod senium in sanis est, id</text:span></text:p>
      <text:p text:style-name="P6"><text:span text:style-name="T5">sicca intemperies </text:span><text:span text:style-name="T20">est in</text:span><text:span text:style-name="T5"> aegris. Itaque etiam insanabilis est,<text:line-break/>si prorsus sit consummata. Est autem prorsus consummata,<text:line-break/>ubi solida similarium partium substantia reddita est siccior-</text:span></text:p>
      <text:h text:style-name="Heading_20_2" text:outline-level="2">Cap. VI.</text:h>
      <text:p text:style-name="P39"><text:span text:style-name="T5">Nam est et altera siccitas utique, quum ea<text:line-break/>quorum substantia ex humore concreto constat, sicut adeps<text:line-break/>et caro sunt liquata. Etiam tertia, quum propria humi-<text:line-break/>ditas,, unde partes nutriuntur, omnino est absumpta. Con-<text:line-break/>tinetur ea in omnibus animalis partibus, ceu ros quidam<text:line-break/>per eas sparsus, de qua dictum alibi saepe est; hanc igitur<text:line-break/>inserere partibus sine nutrimento non est, ideoque dissicil-<text:line-break/>,lima est omnium ejusmodi affectuum curatio. Diversa ab<text:line-break/>iis siccitas est quae in propriis cujusque 'partis exilibus •<text:line-break/>• arteriis venisque consistit; provenit et haec ex sanguinis<text:line-break/>penuria. Omnibus itaque his siccitatibus maxime contra-<text:line-break/>rius est austerorum .usus, sive ea cibi sint sive potiones sive<text:line-break/>etiam medicamenta; quippe quae,, si quid in iis fuperest na-<text:line-break/>turalis humoris, id</text:span><text:span text:style-name="T32">(</text:span><text:span text:style-name="T5">absumunt, partim ebibentia, partim lu</text:span></text:p>
      <text:p text:style-name="P6"><text:span text:style-name="T5">cavitatem ventris per exiguos meatus exprimentia, partim<text:line-break/>ad continentes partes trudentia. Curabis igitur ipsas, si<text:line-break/>meatus qui contracti sint dilataveris, ac quod in vicinas<text:line-break/>partes est compulsum revellas, praeterea si singulas similares<text:line-break/>partes propria hurniditate, humectante nutrimento repleas,<text:line-break/>ut et nos quem hominem memoravimus a medicis exsiccatum<text:line-break/>curavimus. Is in ea contrarietate quae in frigido et calido<text:line-break/>consistit nullam evidenter vincentem habebat intemperiem,<text:line-break/>nec in universo'corpore, nec in ventriculo.; siccus tamen<text:line-break/>er gracilis admodum est redditus, propterea quod ventri-<text:line-break/>culus ejus ex sicca intemperie imbecillus male concoxerat.<text:line-break/>Hujus namque scopus curationis erat ut humectaretur tum<text:line-break/>ventriculus tum universum corpus- Quibus autem sigilla-<text:line-break/>tim operationibus quibusque maxime materiis sim usus, ut<text:line-break/>scopi compos essem, disserere praestat. Domum ni paravi<text:line-break/>maxime balneo vicinam, qualia multa esse in dinitum do-<text:line-break/>mibus non ignoras; ab hac statim in balneum super linteis</text:span></text:p>
      <text:p text:style-name="P6"><text:span text:style-name="T5">mane mtuh, utique ne, si ipse se moveret, tum siccaretur<text:line-break/>-tum antequam tempus commodum esset exsolveretur; horum<text:line-break/>enim aIterum in ipsum affectum confert, alterum moram<text:line-break/>in balneo contrahit. Longissime namque in aqua versari<text:line-break/>hominem expedit; ideoque etiam - natationes utiliores sunt<text:line-break/>quam parvi pyeli, id est </text:span><text:span text:style-name="T20">alveoli,</text:span><text:span text:style-name="T5"> atque ex ipsis natationibus<text:line-break/>potissimum quae propinquae sunt externis foribus, quo<text:line-break/>follicet illi ab aqua floras non longa sit via; nam aerem in<text:line-break/>ita affectis haudquaquam desideramus. Esto autem aqua ad<text:line-break/>unguem temperata; frigidior namque i abditum frigus corpo-<text:line-break/>ribus infirmis insinuat, calidior autem cogit constringi tque<text:line-break/>tenues meatus ac densat. At nos ipsos coactus remitti,<text:line-break/>laxari ac dilatari postulamus, quod temperatae aquae qua-<text:line-break/>litas praestat, utpote quae jucundissima quum sit, naturam<text:line-break/>ad explicandam se atque ad dulcedinem quam praestat<text:line-break/>quoquoversus extendendam provocat, • contraria videlicet<text:line-break/>ratione iis quae sunt injucunda; ab lis enini recedit fugitque</text:span></text:p>
      <text:p text:style-name="P6"><text:span text:style-name="T5">ad profundum. Nihil, itaque mirum est ex offendentium<text:line-break/>contactu stipari, constringi ac durari corpora, tenuesque eo-<text:line-break/>rum meatus cogi ac densari, contrariisque oblectantibus<text:line-break/>succedere contraria, utique fundi ac molliri corpora, dila-<text:line-break/>tarique meatus.: Ab ejusmodi lavacro statim asininum ex-<text:line-break/>hibui lac, scd inducta in ipsam qua jacebat domum asina.<text:line-break/>Quippe sic mihi persuaierarn, maxime quidem celeriter ho-<text:line-break/>minem sanandum, si fieri posset, ut ipfe asinam sugeret, sin<text:line-break/>id gravaretur,-expedire ul quam minimo tempore in aere<text:line-break/>ambiente lac moraretur; proterea quod celerrime mulari sit<text:line-break/>aptum, utique genitalis seminis ritu, quod nec ipsum ali-<text:line-break/>quandiu extra propria vasa, si modo suas vires servabit, mo-<text:line-break/>rari patitur; sed vel in ipsius maris partibus contineri, vel<text:line-break/>ipsius feminae partibus situm esse postulat. Et sane opti-<text:line-break/>mum lac est, si ex ipsis mamillis quis attraxerit, veluti<text:line-break/>Euryphon et Herodotus et Prcdicus censent , qui tantam in<text:line-break/>eo ad corpora resicienda fiduciam habuerunt, ut etiam qui</text:span></text:p>
      <text:p text:style-name="P6"><text:span text:style-name="T5">phthoe contabuerant ex ipsa mulieris papilla Iac sugere<text:line-break/>juberent. Verum quum hoc plurimis non placeat, melius<text:line-break/>est calens adhuc ex mamillis, id in aegri ventriculum quam<text:line-break/>ocissime transferre; enimvero optimum ut quod ejusdem<text:line-break/>generis humanum lac est:. Sed quoniam id exhiberi sibi<text:line-break/>ceu pueris plerique recusant, utique ceu asinis asininum<text:line-break/>ipsis dari conveniet. Id enim reliquis omnibus ad propo-<text:line-break/>situm affectum est utilius, nam tenuissimum est et minime<text:line-break/>coagulatur, et quoquoversus ocissime in corpus distribuitur.<text:line-break/>Eget autem horum utriusque cui ventriculus laborat, utique<text:line-break/>ne coaguletur, communis commodi gratia, omnibus euim<text:line-break/>id est incommodum ut quoquoversus distribuatur, prbp-<text:line-break/>terea quod et celeri nutritione est opus, et quod viae per<text:line-break/>quas alimentum transit jam connivent. Igitur tum lac ip-<text:line-break/>fum per sc est his dandum tum etiam mellis tepidi pauxil-<text:line-break/>lulum immiscendum. Maxima </text:span><text:span text:style-name="T20">vero</text:span><text:span text:style-name="T5"> habenda cura est in<text:line-break/>ejusmodi affectibus de utriusque bonitate. Quod igitur meI<text:line-break/>colore flavo sit et odore suavi, tum purum adeo ut totum</text:span></text:p>
      <text:p text:style-name="P6"><text:span text:style-name="T5">pelluceat ac gestanti parum acre jucundissimum que, prae-<text:line-break/>.terea tam sibi cohaerens ut digito si, attollatur, continuum<text:line-break/>sibi nec intercisum ad humum defluat, id omnium est opti-<text:line-break/>mum. Si vero abrumpitur nec demissum ad terram usque<text:line-break/>continuitatem servat, id aut crassius jusio estaut tenuis aut<text:line-break/>minime similare. Voco autem anornoeorneres, quod sane<text:line-break/>et nomen ipsum indicat, </text:span><text:span text:style-name="T20">quippe significat quod</text:span><text:span text:style-name="T5"> ex dissirni-<text:line-break/>libus partibus est compositum. Deprehendas autem id, si<text:line-break/>diligentius inspicias aut crnsfitudlues, aut humilitates ha-<text:line-break/>bere innatantes, quae nec inter sc sint similes nec </text:span><text:span text:style-name="T20">etiam.<text:line-break/></text:span><text:span text:style-name="T5">toti. Cerosum itaque magis mel est, quod et crassius<text:line-break/>est, et cui tales quaepiam crassitudines innatant. Exere-<text:line-break/>rnentofius vero ac perfici concoqnique' difficilius tum quod<text:line-break/>totum humidum est, tum in quo multae in partibus<text:line-break/>sparsae apparent humoris guttae; porro in quo vel cerae<text:line-break/>qualitas aliqua, vel propolis, vel id genus alia gustu depre-<text:line-break/>henditur, adeo non est optimum, ut etiam malum sii, quippe<text:line-break/>nullam penitus alterius cnjusquam rei eminentem lu se con-</text:span></text:p>
      <text:p text:style-name="P6"><text:span text:style-name="T5">tinere qualitatem debet. . Quocirca quod thymum plane<text:line-break/>redolet non probo; est enim id parum consummatum, nec<text:line-break/>plane quodammodo mel, quamquam non ignoro a quibus-<text:line-break/>dam id laudari, eoque fieri ut nonnulli venditores incisum<text:line-break/>thymum illi inijciant, quo id redoleat videaturque esse op-<text:line-break/>timurn. Ego tamen quod tam improbe thymum olet non<text:line-break/>laudo, multoque minus fi cui injectum thymum sit; quod<text:line-break/>autem consulam qnandam qualitatem odore gustuve prae se<text:line-break/>ferat, id non vitupero/ Ad eundem modum et lac nullam<text:line-break/>externam qualitatem odore gustuve prae se ferat, sed esto<text:line-break/>quam dulce, ut solius praecipue lactis est; et sibi continuum<text:line-break/>et prout lacti convenit splendens, super omnia, quoad ejus<text:line-break/>fieri potest, similes habeto partes; namque hanc dotem </text:span><text:span text:style-name="T20">ve-<text:line-break/>luti</text:span><text:span text:style-name="T5"> mel optimum ad perfectionem non recipit. Quo vero,<text:line-break/>tale lac fiat, et idonea nutrimenta animali suppeditanda<text:line-break/>'sunt, exercitationibus mediocribus id exercendum, et' pul-<text:line-break/>lus, si quem lactat, auferendus. Quod autem aetatis quoque<text:line-break/>maxime florentis esse debeat, id neminem latet. Curandum</text:span></text:p>
      <text:p text:style-name="P7"><text:span text:style-name="T5">item ut quam optime concoquat, contemptis videlicet iis<text:line-break/>qui si asinis quoque nictus rationem praescribemus ridebunt.<text:line-break/>Si enim Vaeneti et Prasini studiosi sectatores equorum ster-<text:line-break/>cora; quo intelligant quemadmodum alimenta concoxerint;<text:line-break/>odorantur, tanquam ex eo omnem eorum bonam habituui-<text:line-break/>nem cognituri, multo profecto magis nostrum fuerit pro ho- ,<text:line-break/>minis salute nihil tale non prospicere, atque herbas animali<text:line-break/>non admodum humidas foenumque et hordeum mediocre<text:line-break/>objicere; scd nec' illa omittere,- ut asinae corpus refiigere-<text:line-break/>mus et tricemus et detergamus et mundemus. Porro si<text:line-break/>humidiora et olentiora et flatus plena excreverit, planum<text:line-break/>profecto est non concoxisse probe; quare aut detrahendum<text:line-break/>aliquid de alimento est, aut exercitationi aliquid adjiciendum,<text:line-break/>aut qualitates immutandae, aut refrigerationis frictionisque'<text:line-break/>cura varianda. Sin duriora reddat animalis alvus, ad con-<text:line-break/>traria est inspiciendum, atque illorum aliquid immutandum. *<text:line-break/>. Nam si ego omnia quae consideranda circa animal sunt cu-<text:line-break/>jus lacte usuri fumus deluceps persequar, totam tuendae</text:span></text:p>
      <text:p text:style-name="P7"><text:span text:style-name="T5">sanitatis artem commemorem, quam teneat necesse est quis-<text:line-break/>quis idoneum,lac praeparabit; nunc vero dici opus non est,<text:line-break/>, quum alibi de ea traditum sit absolutissime. Sed ad pro-<text:line-break/>positum revertor. Ac mini jam rursus memoria repetes<text:line-break/>hominem, qui et lavatus est et lac sumpsit. Hunc itaque<text:line-break/>ad secundam usque lavationem quiescere permittemus, tum<text:line-break/>modice fricabimus et pinguiter utique lac quod sumpsit,<text:line-break/>jam ad unguem confecit, id quod tum ex ructu, tum ven-<text:line-break/>triculi mole licebit conjicere. Modicum vero temporis lu-<text:line-break/>ter primam et secundam lavationem intervallum erit, si<text:line-break/>quatuor aut quinque aequinoctialium horarum spatium lu-<text:line-break/>tersit, si tertio adhuc lavare paras, sin aliter, plurium. Sane<text:line-break/>tertio lavabis, si multis lavationibus suit assuetus, lu nam-<text:line-break/>que et delectantur et juvantur, fi saepe lavent. Quin etiam<text:line-break/>post quamque lavationem hominem ungemus priusquam se<text:line-break/>vestiat, conducit enim ad renutritionem id quoque, sicut et<text:line-break/>frictio. Reddita vero de horum omnium facultate ratio est<text:line-break/>lu libris qui de sanitate tuenda sunt scripti; non tamen</text:span></text:p>
      <text:p text:style-name="P7"><text:span text:style-name="T5">inutile fuerit nunc quoque summatiur ea repetisse. Nam<text:line-break/>sive euilibet parti corporis temperatam lusundas calidam<text:line-break/>aquam,- sive frices sive laves sive.aliter quomodocunque </text:span><text:span text:style-name="T20">ca-<text:line-break/>lefacias, idem</text:span><text:span text:style-name="T5"> fieri cernes quod </text:span><text:span text:style-name="T18">Hippocrates .de </text:span><text:span text:style-name="T5">iis dixit, qui-<text:line-break/>lius aqua calida - desuper insunditur; nam primum attollitur,<text:line-break/>mox gracile efficitur. Ideoque ubi carne implere quodli-<text:line-break/>bet corpus studemus, id eatenus calefaciendum nobis est,,<text:line-break/>dum intumescat. Ubi vero .discutere et vacuare cupimus,<text:line-break/>eatenus continuandum est, dum quod prius intumuit subfi-<text:line-break/>dat. Sane qui .ejusmodi operibus praeficitur, folicite at--<text:line-break/>terrtus esse debebit, potissimum que ubi carne implere stude- ,<text:line-break/>tur; nam discutiendi certe tempus adeo late patet, ut etiam<text:line-break/>si velis, in eo non aberres; at carne implendi plane praeceps<text:line-break/>est occasio; quutn enim primum intumuerit , tum est defi-<text:line-break/>flendum, at intumescere hoc singulis corporibus suum esu<text:line-break/>Non, enim fieri potest ut qui nunc nobis propositus gracilis<text:line-break/>est ita intumescat ut illi qui sani sunt, imo postquam levi-<text:line-break/>ter intumuit, protinus discutitur. Itaque attendendum dili-</text:span></text:p>
      <text:p text:style-name="P7"><text:span text:style-name="T5">genter est, ne clam te elabatur propositus temporis articu-<text:line-break/>Ius. Sive igitur hominem qui extrema gracilitate est per-<text:line-break/>fiices, sufficiat tibi solus rubor, sive laves, satis esto medio-<text:line-break/>cris calor; si quid ultra peragas, resolves hominem magis<text:line-break/>quam nutries. Ungendum vero post lavationem oleo est,<text:line-break/>ne videlicet plus justo perspirando discutiatur, sed obstru-<text:line-break/>antur exigua cutis spiramenta. Idem protinus et siccitatis<text:line-break/>remedium fuerit, et adversus incommodum quod ab aere<text:line-break/>ambiente contingit veluti munimentum. Ac siquidem de-<text:line-break/>lectetur lacte, post secundam quoque, lavationem id exhi-<text:line-break/>bebis, sin aliter, ptisanam diligenter'coctam, aut alicam<text:line-break/>.ptisanae ritu praeparatam. Hinc ubi rursus quieverit, ad<text:line-break/>tertiam reducendus lavationem est, aut illico ad coenam.<text:line-break/>Sit autem praeparatus illi panis purus, et qui curiose in fur-<text:line-break/>no sit coctus et tum fermenti tum falis quod satis est ha-<text:line-break/>buerit, Obsonium quoque ex saxatilibus piscibus, antei<text:line-break/>albo jure asellus. Praeterea alae testesque gallinacei qui<text:line-break/>lacte fit altus idonei fuut, quorum si copia no‘n est, aliis</text:span></text:p>
      <text:p text:style-name="P7"><text:span text:style-name="T5">utendum. Ad eundem modum et perdicibus et axibus mon-<text:line-break/>tanis et mollis carnis vescendum. Vitanda autem et quae<text:line-break/>palustria sunt et quae carne, sunt dura et, nt paucis ali-<text:line-break/>menti summam complectar, fit id coctu facile et nutriens<text:line-break/>minimeque glutinosum atque excrementofum. Porro om-<text:line-break/>nium quos novimus ciborum maxime nutriens suilla caro<text:line-break/>est; verum non aeque ac praedictu concoctu facilis est, prae-<text:line-break/>terea glutinosum succum crassumque generat. Alloqui nec<text:line-break/>alio esse habitu potest, quod in summo fitinutriens, quippe<text:line-break/>adhaerere id debet et firmiter affigi, non autem prae tenui-<text:line-break/>tate diffluere. Non tamen ad propositum affectum uti hac<text:line-break/>convenit. Si enim nutrimentum ipsum se ipsum concoque-<text:line-break/>ret ac lu partes distribueret, praeterea alendi partibus assi-<text:line-break/>milaret et quibus alimento plurimo, est opus adhaeresceret,<text:line-break/>proculdubio maxime nutriente cibo esset opus. Verum quo-<text:line-break/>niam non aliud est quod nutrimentum desiderat, aliud quod<text:line-break/>ipsum conficit, sed quod nutrimentum est, ipsum sibi et<text:line-break/>nutrimentum attrahit et mutat et concoqnit et adjungit et</text:span></text:p>
      <text:p text:style-name="P7"><text:span text:style-name="T5">assimilat; duplicem scopum cibi eligendi esse dictat, unum<text:line-break/>ipsius cibi naturam, alterum vires ipsi proprias insitasque.<text:line-break/>Itaque ex his illud patet, nec plane quod maxime nutriat<text:line-break/>optimum esse iis corporibus quae refici magis egent, ufpote<text:line-break/>quibus concoquendi facilitas non est; nec etiam quod sacilli-.<text:line-break/>mum concoctu est, quum scilicet ipsum nequeat maxime<text:line-break/>esse nutriens. Quum igitur hae indicationes ex adverso<text:line-break/>pugnent, committendum non est ut dum alterius excessui ni-<text:line-break/>mium sis intentus, alterius omnino oblivisceris, scd utrius-<text:line-break/>que scmper memor quoadlicet utrumque misceas, quod mihi<text:line-break/>praeceptum ubique memoria teneri velim. Jam vini tum<text:line-break/>qualitatem tum quantitatem memoremus, quod maximam<text:line-break/>ad talia vim habeat, quum uno hoc in potu utendum censeo<text:line-break/>omnibus, quibus refici corpus est opus; modo non febriri-,<text:line-break/>tent. Esto igitur vinum, quod exempli loco dicatur, quale<text:line-break/>est Sabinum in Italia, Ariynlum vero in Asia ac ut fnm-<text:line-break/>ma quadam ac geueratim comprehendam, quod aquosum<text:line-break/>quidem alloqui est , caeterum leviter adstringit.- Aquosum</text:span></text:p>
      <text:p text:style-name="P7"><text:span text:style-name="T5">natura appello vinum quod tenue est et album et splendi-<text:line-break/>dum et purum et oligo.phoron, ut Hippocrates nominavit<text:line-break/>Est autem oligophoron, quod si diluatur, minimam sustinet<text:line-break/>aquae, mixtionem.- Id est sane imbecillimnm et ut in vinis<text:line-break/>:aquosissimum; nam quod plurimum aquae lu mixtura fusti-<text:line-break/>.net, id tum vehementissimum tum validissimum est. Ejus-<text:line-break/>modi vinum Hippocrates vinosum nominat. Verum ab hoc<text:line-break/>cavendum est, quoniam, imbecillas vires feriat. At quod<text:line-break/>aquofum natura est, caeterum austerum, id percommodum<text:line-break/>est, quod et ab aquae imbecillitate recessit, et vini noxam<text:line-break/>nondum habet. . Ex,his itaque .scopis tum aetatem ejus tum<text:line-break/>. .temperamentum inveniat. Quippe quod novellum est, id<text:line-break/>.tum aquosius tum vero imbecillius, quodammodo .est, quam<text:line-break/>nt'vino conveniat; adde etiam quod, aegrius concoquitur<text:line-break/>ac magis excrementofum esu Antiquius vero ut vinosius<text:line-break/>est, ita vehementius est quam Ut propositis sit ex ufu. Quo-<text:line-break/>circa citius scxto anno nobile Sabinum idoneum non est,<text:line-break/>quod et diutissime lu stomacho ac ventriculo innatet et flu-</text:span></text:p>
      <text:p text:style-name="P6"><text:span text:style-name="T5">ctuationes faciat. Nobile voco quod austerum est, non Sabi-<text:line-break/>num modo, verum etiam Adrianum et Albanum et Arsy-<text:line-break/>niurn et sitacazennm, omnlaqne id genus; nictum namque<text:line-break/>fusius de omnibus vinis seorsum esu Ad hos igitur scopos<text:line-break/>referens etiam mixturam ejus cum aqua temperabis; quin<text:line-break/>etiam exactius conjecturam de jam dictis facies, si vitio-<text:line-break/>rum aquae capita memoria tenueris; porro pendent ea lex<text:line-break/>frigiditate ejus omnia, cujus culpa et in praecordiis diutis-<text:line-break/>sime moratur, et fluctuationes excitat, et in flatum mutatur<text:line-break/>et corrumpitur, et ita ventriculi resolvit robur, sic ut de-<text:line-break/>terius proinde concoquat; sed nec distribuendo per corpus<text:line-break/>alimento aliquid magnopere condurit. At. vero memorato-<text:line-break/>rum vinorum virtutes enarratis jam </text:span><text:span text:style-name="T20">aquae</text:span><text:span text:style-name="T5"> vitiis adversam<text:line-break/>. quodammodo naturam habent, quum nec inflent praecordia,<text:line-break/>imo si magis inflata sint, (obsidere faciant, nec ibi moram<text:line-break/>trahant, propter caloris symmetriam; adde quod, cum distri-<text:line-break/>butionis vias aperiant et pariter impellant, ac nutrimentum</text:span></text:p>
      <text:p text:style-name="P7"><text:span text:style-name="T5">fursum agant, ad celeritatem distributionis in corpus condu-<text:line-break/>cunt. Sunt praeterea boni succi et ad contemperanda cone<text:line-break/>coquendaque ea quae in ventriculo et venis sunt idonea.<text:line-break/>Jam vires quoque^ organorum adaugent, et expellendis ex-<text:line-break/>crementis viam faciunt. Eoque fit ut etiam talia vina<text:line-break/>praeter caetera urinas moveant, quare et ipsa totum corpus<text:line-break/>celeriter transeunt, </text:span><text:span text:style-name="T20">et</text:span><text:span text:style-name="T5"> impetu cursus sui excrementafecum<text:line-break/>expellunt- Ac dictum quidem alibi diligentius est de vino-<text:line-break/>ium facultate aeque ac ciborum. Convenitque ut qui artem<text:line-break/>inethodo tradi sibi studet, proprias omnis materiae faculta-<text:line-break/>tes prius praedidicerit, nec eas sc in singulis affectibus au-<text:line-break/>dire putet, scd ut simulae curationis tantum speciem norit,<text:line-break/>debitam victus rationem invenire possit. Ego vero iis con-<text:line-break/>sulens qui veritatis discendae sunt avidi, ejusmodi doctri-<text:line-break/>nam attingere saltem non gravabor, quo qui minus exerci-<text:line-break/>tata ratiocinatione sunt, exemplis e generalibus ad particu-<text:line-break/>laria veluti rnanuducti descendant Ergo quod reliquum est</text:span></text:p>
      <text:p text:style-name="P6"><text:span text:style-name="T5">apponendum; scopus quantitatis potionis erit ut nec lu<text:line-break/>ventriculo inuatet, nec fluctuationis ullius sensum invehat.<text:line-break/>Ciborum vero potissimum, si fieri potest, ut ne gravent qui-<text:line-break/>dem ipsum, quod cum difficile sit vel fortasse ejusmodi quod<text:line-break/>vitiari in imbecillo ventriculo omnino nequeat proximum est,<text:line-break/>ut quam citissime granis esse desinat, ab hoc tensio inflatio-<text:line-break/>que praecordiorum vitandae iis sunt. Quod si tale quip-<text:line-break/>piam primo die inciderit, pro magnitudine symptomatis ad<text:line-break/>proportionem detrahendum postridie de cibo est, sin innoxie<text:line-break/>omnia cedunt, paulum adjiciendum. Ad eundem modum et<text:line-break/>in tertio die vel demere vel adjicere conveniet cum praece-<text:line-break/>dente conserentibus. Atque ita scmper omnia pro renu-<text:line-break/>triendi reficiendique ratione motionibus, </text:span><text:span text:style-name="T20">strictionibus,</text:span><text:span text:style-name="T5"> gesta-<text:line-break/>tionibus et inambulationibus, prout corporis lucrementum<text:line-break/>procedit, administrare, etiam reliqua omnia pro refectoria<text:line-break/>vocata ratione adjicientibus, quae sane genere a proposita<text:line-break/>ratione non differt, sed lu eo quod sub illa totum corpus</text:span></text:p>
      <text:p text:style-name="P6"><text:span text:style-name="T5">est affectum, sicuti sub hac ventriculus. Accidit autem sic<text:line-break/>affici corpus in diuturnis potissimum morbis, quum nativa<text:line-break/></text:span><text:span text:style-name="T5">. </text:span><text:span text:style-name="T5">cujusque partis siumiditas, ex qua prima nutritur, propemo-<text:line-break/>dum omnis exhausta jam est; nam ut solidarum ipsarum<text:line-break/>siccitas corrigatur, id fieri omnino non potest, sicuti nec<text:line-break/>.senium, veluti in libro de marasmo docuimus; hanc </text:span><text:span text:style-name="T20">vero _<text:line-break/></text:span><text:span text:style-name="T5">humilitatem, etiam si omnino.sit absumpta, regigni modo<text:line-break/>dicta victus ratione licet. Atque in aliis resectionibus<text:line-break/>ventriculus egregie prae caeleris non afficitur, in proposito<text:line-break/>autem affectu morbus est ipsius ventriculi, tempore vero<text:line-break/>totum corpus, parum probe nutritum macrescit. Consen-<text:line-break/>taneum igitur est exquisitiorem hos victus rationem.reqni-<text:line-break/>rere propter concoctionis imbecillitatem. Caeterum quum<text:line-break/>meliores sunt effecti, transferendi sensim sunt </text:span><text:span text:style-name="T20">ad</text:span><text:span text:style-name="T5"> renutri-<text:line-break/>toriam refectoriamque vocatam nictus rationem. Id fiet si<text:line-break/>pluribus et frictionibus et gestationibus quatn ante uternur.<text:line-break/>Mutanda vero interea est et ciborum tum qualitas tum<text:line-break/>quantisas sic ut tum plores cibi tutu valentiores quam prius</text:span></text:p>
      <text:p text:style-name="P6"><text:span text:style-name="T5">exhibeantur. Ac tempore procedente cum ad sanitatis<text:line-break/>fletum prope ventum jam est, seponenda sunt ptisana et<text:line-break/>lac, praeterea sorbitio ex alica ac ad consuetos venien-<text:line-break/>dum; post etiam pisces detrahendi, nisi in. consuetudine<text:line-break/>fuerunt ac volatilibus cibandum, tum suillas carnes esse a<text:line-break/>pedibus in ptisana elixis incipient; post vero etiam imum<text:line-break/>crus recte sumant, ab hoc etiam reliquas partes, primum<text:line-break/>quidem juvenis porcelli, qui si hiems sit, etiam pridie jugu-<text:line-break/>letur; nam hesternum quam recens necatum facilius conco-<text:line-break/>quitur Aestate sat fuerit, si mane immolatus porcellus sit,<text:line-break/>ac circa solis occasum comedatur; nam quod, in superio-<text:line-break/>.ribus suasimus, quum valentius alimentum vesperi exhi-<text:line-break/>lienduin censuimus, id scmper observare studebimus, utique<text:line-break/>non leve percepturis commodum fis, qui ita cibabuntur,<text:line-break/>quod sane diligentius inspiciens agnosces; satius enim est<text:line-break/></text:span><text:span text:style-name="T20">a</text:span><text:span text:style-name="T5"> principio rem coepisse. Quoniam qui ita se habent pluri-<text:line-break/>mo nutrimento indigent, nequeunt autem vel mediocria con-<text:line-break/>coquere, paulatim hos et,saepius cibare melius fuerit. At-</text:span></text:p>
      <text:p text:style-name="P7"><text:span text:style-name="T5">que idcirco fieri, non potest ut semel eos cibasse sit satis,<text:line-break/>fed nec bis, quoad sint gracillimi, atque hac de causa ego<text:line-break/>ter eos cibare sum solitus. Verum quando jam manifeste<text:line-break/>meliores facti apparent, etiam bis nutrivisse sit satis. Ergo<text:line-break/>tantam exhiberi primam cibationem est rationale, quanta<text:line-break/>priusquam secunda sumatur , tota prorsus erit concocta. Id<text:line-break/>contingere valentiori alimento non potest. Quare primum<text:line-break/>leve ac imbecillum sumendum his est, quo concoquatur </text:span><text:span text:style-name="T20">ce-<text:line-break/>lerrime</text:span><text:span text:style-name="T5"> et excrementum ejus discedat, et vacuus priusque<text:line-break/>ventriculus secundum excipiat. At quoniam non solum quies<text:line-break/>et somnus, sed et longius tempus hujus naturalem adrnini-<text:line-break/>strationern excipit, rationabile est nt valentiores cibi hoc<text:line-break/>maxime tempore offerantur. Itaque etiam athletae omnes<text:line-break/>sic faciunt, qui eum usum non solum aliqua ratione invene-<text:line-break/>runt, sed etiam longa experientia comprobarunt. Sed<text:line-break/>etiam et quod illi faciunt nihil mali sit, sili qui convales-<text:line-break/>centium nictu utuntur etiam faciant ut illico post coenarn</text:span></text:p>
      <text:p text:style-name="P7"><text:span text:style-name="T5">non bibant antequam cibus fuerit concoctus, siquidem in-*<text:line-break/>natant cibi fi bibant, ita ut eos ventriculi cprpus propter in-<text:line-break/>terpositum humorem non contingat. Verum si sitibundi sue-<text:line-break/>rint, prohibere eos in totum, ut grave est, ita nec expediens;<text:line-break/>sed tantillum ludulgendum quod et molestiam soletur et si-<text:line-break/>tim levet. Postea vero quam nutrimentum concoxerint,<text:line-break/>abunde bibere sunt sinendi; nam celerrime, fi ile faciant, per<text:line-break/>corpus distribuitur. Mane vero post somnum, quum dejece-<text:line-break/>rint et paulum inambulaverint, modice sunt fricandi. Est<text:line-break/>autem commoderata his frictio quae </text:span><text:span text:style-name="T20">fit</text:span><text:span text:style-name="T5"> quoad corpus inca-<text:line-break/>.leat, mox gestationibus utendum, dein rursus tum lavandi<text:line-break/>sunt tum fricandi, intra meridiern aut plane circa ipsum<text:line-break/>meridiem, quo idoneum ad vesperam spatium interveniat.<text:line-break/>Quod autem et de domibus in quibus convalescens nutritur,<text:line-break/>habenda in primis cura fit, , potissimum ne frigidiores calidio-<text:line-break/>resve justo sint, supervacuum dicere arbitror, pari modo<text:line-break/>et de aliis ejus generis quae invenire sibi quisque sine nosti-a-<text:line-break/>opera potest, doctus videlicet non suium ex his quae hic, scd</text:span></text:p>
      <text:p text:style-name="P7"><text:span text:style-name="T5">etiam quae in opere de sanitate tuenda sunt dicta. Est nam-<text:line-break/>que </text:span><text:span text:style-name="T20">convalescentium</text:span><text:span text:style-name="T5"> victus ratio quaedam media inter eam<text:line-break/>quaesanorum propria est et quae aegrotantium. Quare dif-<text:line-break/>ficile; non -est ex iis quae de utraquesunt prodita ut per<text:line-break/>-se ipsum quis mediam inveniat. -Nam sicut nec aliarum<text:line-break/>rerum, ita nec victus una omnibus species in consuetudine<text:line-break/>est, quum aliis semel esse, aliis bis et aliis citius, aliis ad<text:line-break/>vesperam incepisse cibum, moris sit. Jam cibus ipse aliis<text:line-break/>piscis ut plurimum est, aut denique aliquid ex mari, aliis<text:line-break/>olera magis aut omnino hortensia, aliis poma, aliis legu-<text:line-break/>mina, aliis nuces, </text:span><text:span text:style-name="T20">aliis aliud quippiam,</text:span><text:span text:style-name="T5"> aliis quadrupe-<text:line-break/>dum carnes, atque harum aliis aliae, aliis avium, idque<text:line-break/>aliis aliarum. Quin etiam casco et lacte utuntur nonnulli,<text:line-break/>.plurimi quidem in universum caprarum vel boum, quidam<text:line-break/>vero et aliorum animalium. Bibunt quoque assi calidum,<text:line-break/>alii frigidum, et vinum vel copiosum vel parvum vel om-<text:line-break/>nino nullum , vel hoc genus vel illud. Ad ea igitur redu-<text:line-break/>cendus quisque est quibus infuerit. Scriptum autem dili-<text:line-break/>gentius de consuetudine seorsum est. Nunc illud dixisse<text:line-break/>abunde sit, non modo lu analeptica rictus ratione; sed</text:span></text:p>
      <text:p text:style-name="P7"><text:span text:style-name="T5">etiam in morbis permulsam partem ad </text:span><text:span text:style-name="T20">materiae</text:span><text:span text:style-name="T5"> alimenti<text:line-break/>medicamentique electionem ex consuetudine . sumi. Ratio<text:line-break/>enim tutum genus magis praecipit, materia cum ex aliis quae<text:line-break/>retuli, tum vero ex consuetudine non minime est sumenda.<text:line-break/>Sed et naturarum inspiciendae sunt proprietates; novi enim<text:line-break/>quosdam qui fi quod vigilantium opus nocte obire suissent<text:line-break/>coacti, dormire praeterea non poterant. lilis igitur ut<text:line-break/>noctu bibant consulendum non est, ne videlicet </text:span><text:span text:style-name="T20">ea</text:span><text:span text:style-name="T5"> occasione<text:line-break/>vigilare coacti maximam inde noxam sentiant; siccat nam-<text:line-break/>que totum corporis habitum vigilia, eoque infestissima est<text:line-break/>ex siccitate laborantibus. Sunt et qui, si ptisanam gestent,<text:line-break/>protinus nauseant, eadem in quibusdam sacile acescit. Esse<text:line-break/>vero aliquos qui facile carnem bubulam concoquant, jam<text:line-break/>unum ex publice jactatis est, praeterea alios esse qui ad<text:line-break/>.alios cibos potusque recte sc aut non recte habeant Non<text:line-break/>folum autem ex his materiae quae ad rictum pertinet copia<text:line-break/>suggeritur, sed etiam ex regione et tempore. Scriptaque jam</text:span></text:p>
      <text:p text:style-name="P7"><text:span text:style-name="T5">haec sunt a' multis veteribus; qui me praecesserunt, quo<text:line-break/>minus ego-istis insisto;- qui ideo tantum ea commemoro, ne<text:line-break/>quid videlicet sit omissum. Quod vero ab omnibus junio-<text:line-break/>ribus medicis est omissum, id persequar, nempe quemadmo-<text:line-break/>dum affectus corporum methodo curentur, eam methodum<text:line-break/>veteres, ut ante dixi, probe inchoarunt, nemo tamen eo-<text:line-break/>-rum ipsam absolvit. Veruin rurfus ad propositum redetnr-<text:line-break/>dum. Siccae intemperies ubi solida ipsa corpora contige-<text:line-break/>runt, siquidem in una quapiam parte consistant, veluti nunc<text:line-break/>lu ventriculo propositum est, nunquam ad perfectionem </text:span><text:span text:style-name="T20">fa-<text:line-break/>nabuntur ,</text:span><text:span text:style-name="T5"> nec in eum statum qui ante morbum fuit rever-<text:line-break/>tentur. Sed quod dici lu consuetudine vulgo solet, re ipsa<text:line-break/>edocto, id talibus maxime intemperantiis accidit, morbum<text:line-break/>ventriculum corripuisse et lu reliquam vitain imbecillum<text:line-break/>reddidisse. Nam senum ii ventriculum obtinent priusquam<text:line-break/>consenuerint, quo sit ut facile ex levibus laedantur causis,<text:line-break/>perinde ac senes, nec probe concoquere possint, quo evenit<text:line-break/>ut etiam totum his corpus deterius se habeat, Ita vero et</text:span></text:p>
      <text:p text:style-name="P6"><text:span text:style-name="T5">si alia quavis afficiantur parte, quod si etiam cor morbus<text:line-break/>corripiat, celeriter marcescunt, vocatque marasmum ejus-<text:line-break/>' modi Philippus ex morbo senium. Is igitur marasmus brevi<text:line-break/>ad mortem ducit, proxime huic qui </text:span><text:span text:style-name="T20">a</text:span><text:span text:style-name="T5"> jecinore est inceptus,<text:line-break/>mox qui a ventriculo, qui ab aliis partibus ortum habet,<text:line-break/>tanto sane tardius quanto quaelibet harum minoris est prae-<text:line-break/>stantiae quam illae. Si vero leviter cordis corpus siccatum<text:line-break/>sit, senescunt quidem celeriter, sed plures annos trahunt<text:line-break/>quam qui vehementer sunt laesi. Postea vero et in jeci-<text:line-break/>nore et ventriculo, ceu dictum est, ac in reliquis omnibus ad<text:line-break/>proportionem. At vietus ratio eadem genere est tum lu<text:line-break/>hac siccitate tum in illa quae solam eam hurniditatem abr.<text:line-break/>sumit; quae solidas nutrit; praeterea etiam in tertia quam<text:line-break/>Iupra memoravimus siccitate. Facillima vero omnium </text:span><text:span text:style-name="T20">fa-<text:line-break/>nato</text:span><text:span text:style-name="T5"> quarta est, in qua venae sunt humoribus inanitae. Imo<text:line-break/>talis affectus ut frigiditas habitus magis curatur, quam ut<text:line-break/>siccitas, vel, nt clarius loquar, frigiditatis affectus exsuperat,</text:span></text:p>
      <text:p text:style-name="P6"><text:span text:style-name="T5">periculumque in ea est. Siccitas secundum locum obtinet,<text:line-break/>' trude et sanatio tum prompta tum celerrima. Siquidem; si<text:line-break/>•biduo quis victus rationem his caute exhibeat, modice ea-<text:line-break/>lefaciens et tuto nutriens-, statim in tertio pleniorem victum<text:line-break/>citra noxam admittunt, multoque id magis in quarto et<text:line-break/>quinto. Atque hoc sane erat quod Hippocrates praeripit,-<text:line-break/>quae multo tempore extenuata corpora sunt, ea segniter<text:line-break/>reficere oportet, quae brevi pauco.</text:span></text:p>
      <text:h text:style-name="Heading_20_2" text:outline-level="2">Cap. Vll.</text:h>
      <text:p text:style-name="P39"><text:span text:style-name="T5">Scienduin est solidorum corporum sicci-<text:line-break/>tatibus, si perdurent, succedere necessario frigiditatem. Nam<text:line-break/>permanere siccitas ipsa per sc, non mulata oppositione quae<text:line-break/>ex calido et frigido consistit, non potest. Celerrime enim ex<text:line-break/>-nutriendi desectu refrigerantur partes, propterea quod ex<text:line-break/>calido succo sanguinis nutriuntur. Sed quod inter initia<text:line-break/>dictum est, nunc siccitatis curationem exequuti sumus, et<text:line-break/>quae ab initio sola est contractu, et quam nulla diutissime<text:line-break/>sequuta est notabilis frigiditas. Ergo proximum suerit fri-<text:line-break/>giditatem illi copulare quae evidentes quidem habeat notas,</text:span></text:p>
      <text:p text:style-name="P6"><text:span text:style-name="T5">.caeterum magna non sit. Erit itaque curationis scopus non<text:line-break/>.simplex, ut et prius, quum non modo humectare oportuerit,<text:line-break/>fed etiam nt calefacere. Quare intendendum accurate est<text:line-break/>ad praesidiorum materiam, necubi imprudentes humectan- </text:span><text:span text:style-name="T36">1<text:line-break/></text:span><text:span text:style-name="T5">tibus nimium calefacientia adjungamus; his enim vehemen-<text:line-break/>ter siccandi vis subesu Jam vero, quantitas noxae lu utra-<text:line-break/>que intemperie ad materiae luventionem potest viam osten-<text:line-break/>. dere, ut jamjam maximae quidem sicritatis sanationem modo<text:line-break/>perscripsimus; modice vero adeo accurataalctus ratione non<text:line-break/>indigent, quandoquidem nec vires ipsis funditus sunt collap-<text:line-break/>fae. Etenim nulla alia de causa difficilis redditur validae<text:line-break/>siccitatis in corpore commoda curatio quam quod refici<text:line-break/>quidem corpus postulat, cibus vero per fe coalescere cum<text:line-break/>eo non potest, sed ejus quod nutritur operam qua praepa-<text:line-break/>retur requirit, quod est imbecillum. Ergo quum id modice<text:line-break/>siccum suerit, propterea quod vires non penitus concide-<text:line-break/>runt, uberius cibare licet, nec periculum est ullum ne a<text:line-break/>modo aberres. Quo magis ipsi de difficillima intemperie</text:span></text:p>
      <text:p text:style-name="P6"><text:span text:style-name="T5">•disserere'instituimus , ac lu ea veluti exemplo studiosos ex-<text:line-break/>ercuimus; hinc namque orsi ipsimet ad mediocres siccita-<text:line-break/>ttes corrigendas idoneam materiam invenient. Proponatur<text:line-break/>autem nunc siccitas qnidem similis priori, copuleturque ei<text:line-break/>‘frigiditas. Ergo calefacientis materiae admiscendum jam<text:line-break/>•dictis tantum erit quantum pars ad.frigus inclinavit. Pro-<text:line-break/>ponamur/igitur eam primum modice refrigerauim, ergo iis<text:line-break/>quae paulo ante retulimus , lu lactis quidem usu mel ube-<text:line-break/>rius adjicietur. Vinum vero quod quidem ad genus spectat<text:line-break/>idem,' caeterum quod minus aquosum quam prius et plu-<text:line-break/>rium annorum fit dabimus. Quin etiam esculenta omnia<text:line-break/>calidiora e-xhibebimns idqnetuon naturalibus modo ipsorum<text:line-break/>temperamentis, verumietiam recentibus qualitatibus. Nar-<text:line-break/>dino piaeterea ungendus assidue venter est sic ut nunquam<text:line-break/>*remaneat fiecus. Slu id unguentum-non adsit, mastichinum<text:line-break/>satisfecerit, ised er opobalsamo-eum perungas, tum ipso per<text:line-break/>fe, tum vero cum tjam dictis mixto. Quod si corpori ea<text:line-break/>magis adhaerere-studebis, etiam corae aliquid admiscebis-</text:span></text:p>
      <text:p text:style-name="P6"><text:span text:style-name="T5">-Si vero jam aer ambiens sit frigidus, planam ex his imbutam<text:line-break/>impones. Quin etiam Chiam mastichen in opobalsamo aut<text:line-break/>nardino unguento liquans lanam inde madentem ventriculo<text:line-break/>-impones. Sane utilius suerit si quod madefacies, etiam<text:line-break/>optima sit purpura, qualis est Tyria; nam et adstringi ipsum<text:line-break/>modice'et cutis ejus meatus obstrui expedit. Siquidem quae<text:line-break/>rarefaciunt et laxant, ea tum disc.utimrt simul tum partes<text:line-break/>frigidis extrinsecus advenientibus obnoxias reddunt; quae<text:line-break/>-vero valentius adstringunt, ea siccanti Unde neque discu- </text:span><text:span text:style-name="T5">-<text:line-break/></text:span><text:span text:style-name="T5">tientis esse facultatis decet medicamentum ita affectu corpora<text:line-break/>calefaciens, nec multum habere adstrictionem immixtam.<text:line-break/>Jllemlueris enim velim tum eorum quae in aegris es con-<text:line-break/>templatus, tum quae in opere de medicam entis es edoctus,<text:line-break/>-acerbam qualitatem sua quidem ipsius facultate et refrigerare<text:line-break/>et siccare, quod si cui valide calefacientium sit admixta, quod</text:span></text:p>
      <text:p text:style-name="P8"><text:span text:style-name="T5">, ex ambobus compositum est, minus quidem lu calefaciendi<text:line-break/>munere efficere quum alterum, siccando vero non minus<text:line-break/>quum utrumque. -Maxime contraria sariunt iis, </text:span><text:span text:style-name="T20">quae,prae-</text:span></text:p>
      <text:p text:style-name="P6"><text:span text:style-name="T20">-cipimus,</text:span><text:span text:style-name="T5"> nostri temporis medici, qui siccae parti et tabe-<text:line-break/>fcenti compositum saepe medicamentum ex calida et acerba<text:line-break/>materia imponunt. Est autem acerborum nullum modice<text:line-break/>adstringens, ideoque nec modice siccans , quo videlicet rna-<text:line-break/>gis prohibenda ea in jam dictis affectibus fuut. At vero si<text:line-break/>cirm siccitatis intemperie multa frigiditas sit, sic ut fortius<text:line-break/>calefacere subigat, omnium primum intemperiei genus ad<text:line-break/>memoriam revocabis; quippe quod omnium gravissimum esse<text:line-break/>ostendimus, quocirca ad corrigendum quoque esse difficilli-<text:line-break/>mum; multaque solicitudine egere noscas. Abstinere vero<text:line-break/>simili modo a vehementer calidis et acerbis lentabis, sperans<text:line-break/>fore ut longiore tempore per tutiores fanetur affectus.<text:line-break/>Sunt porro tutiores hae, nam repetere ea quae sunt tam ne-<text:line-break/>cessaria est satius ; </text:span><text:span text:style-name="T20">in nardino unguento</text:span><text:span text:style-name="T5"> solves mastichen Chi-<text:line-break/>am quam pinguissimam, ac purpura excipiens uteris. Eritque<text:line-break/>utilius, modo copia ejus sit, si opobalsamum adjeceris. Dan-<text:line-break/>dum praeterea uberius cum laete mel est, sied detracta prius<text:line-break/>spuma, quo et minus sit excrementofum et magis nutriat.</text:span></text:p>
      <text:p text:style-name="P6"><text:span text:style-name="T5">Quin etiam mel ipsum decoctum per </text:span><text:span text:style-name="T20">fe</text:span><text:span text:style-name="T5"> optimum nutri-<text:line-break/>mentum frigido ventriculo est, ita ut calido adversissimum.<text:line-break/>Atque haec ambo meminisse in primis oportet plurimis- me-<text:line-break/>dicis ignota. Ac neque aliquid in frigidis corporibus melle<text:line-break/>magis expetendum, neque lu calido magis respuendum.<text:line-break/>Ergo plurimum huic affectui pro nutrimento mel optimum<text:line-break/>esto, sed quod prius super prunas ex quercu viteve ad<text:line-break/>summum candentes suerit decoctum ac prorsus despumatum.<text:line-break/>Vinum autem eligendum scmper est.antiquum, eo que anti-<text:line-break/>quius quo major fuerit frigiditas. Tum si res postulabit'<text:line-break/>totum genus immutandum, ac primum Adrianum, mox Ti-<text:line-break/>burtinum aliudve similis generis eligendum, vetera quidem<text:line-break/>omnia, caeterum non adeo ut amara jam sint; siccant enim<text:line-break/>quae amara sunt immodice. Sane optimum medicamentiun<text:line-break/>talibus omnibus sit quo nicatores quotidie utuntur. Ergo<text:line-break/>illinere eo totum ventrem conveniet, ac post avelli prius-<text:line-break/>quam refrigeretur, atque hoc si bis uno ale deinceps fece-</text:span></text:p>
      <text:p text:style-name="P10"><text:span text:style-name="T25">, </text:span><text:span text:style-name="T5">ris, abunde erit, saepius autem non expedit, quod ita per<text:line-break/></text:span><text:span text:style-name="T5">halitum </text:span><text:span text:style-name="T5">discutias, </text:span><text:span text:style-name="T5">non sanguine bono partem </text:span><text:span text:style-name="T5">impleas, at<text:line-break/></text:span><text:span text:style-name="T5">nos ex propinquis locis attrahere, non id quod </text:span><text:span text:style-name="T5">continetur<text:line-break/></text:span><text:span text:style-name="T5">discutere studemus. Idem omnibus </text:span><text:span text:style-name="T5">partibus haud nutritis<text:line-break/></text:span><text:span text:style-name="T5">mirificum medicamentum est, si quis eo moderate </text:span><text:span text:style-name="T5">sciat uti.<text:line-break/></text:span><text:span text:style-name="T5">Sed </text:span><text:span text:style-name="T5">et </text:span><text:span text:style-name="T5">calefacere </text:span><text:span text:style-name="T5">ventriculum, ita ut in qualitate calorem<text:line-break/></text:span><text:span text:style-name="T5">ejus </text:span><text:span text:style-name="T5">non </text:span><text:span text:style-name="T5">intendas, scd quam maxime naturale </text:span><text:span text:style-name="T5">ejus teinpera-<text:line-break/></text:span><text:span text:style-name="T5">mentum </text:span><text:span text:style-name="T5">tuearis, ac substantiam inaugeas, nec is lenissimus est<text:line-break/></text:span><text:span text:style-name="T5">lu </text:span><text:span text:style-name="T5">'ejusmodi affectibus scoporum. </text:span><text:span text:style-name="T5">Efficit </text:span><text:span text:style-name="T5">hoc in nictu simul<text:line-break/></text:span><text:span text:style-name="T5">cum </text:span><text:span text:style-name="T5">iis quae prius </text:span><text:span text:style-name="T5">dicta sunt </text:span><text:span text:style-name="T5">maxime vinum; ex iis vero<text:line-break/></text:span><text:span text:style-name="T5">quae </text:span><text:span text:style-name="T5">ventri extrinsecus </text:span><text:span text:style-name="T5">applicantur </text:span><text:span text:style-name="T5">carnosus puellus </text:span><text:span text:style-name="T5">una sic</text:span></text:p>
      <text:p text:style-name="P9"><text:span text:style-name="T5">' accubans ut scmper abdomen ejus contingat. Sunt qui<text:line-break/></text:span><text:span text:style-name="T5">catellos </text:span><text:span text:style-name="T5">pingues in hunc usum habeant, neque id adversa<text:line-break/>modo valetudine, </text:span><text:span text:style-name="T20">verum </text:span><text:span text:style-name="T20">etiam </text:span><text:span text:style-name="T20">in</text:span><text:span text:style-name="T5"> prospera; tales itaque<text:line-break/></text:span><text:span text:style-name="T5">iis </text:span><text:span text:style-name="T5">qui propter ficritatem </text:span><text:span text:style-name="T5">quoque solam </text:span><text:span text:style-name="T5">imbecillum ventri-<text:line-break/>culum </text:span><text:span text:style-name="T5">habent </text:span><text:span text:style-name="T5">sunt </text:span><text:span text:style-name="T5">idonei. Servandumque </text:span><text:span text:style-name="T5">ante omnia est<text:line-break/>ne puellus humecta </text:span><text:span text:style-name="T5">sit </text:span><text:span text:style-name="T5">cute</text:span><text:span text:style-name="T5">; qui </text:span><text:span text:style-name="T5">enim noctu sudore persun-</text:span></text:p>
      <text:p text:style-name="P7"><text:span text:style-name="T5">duntur, refrigerant potius quam calefaciunt. Nocent prae-<text:line-break/>terea tali affectui et calida fomenta, quae quidem sicca sunt,<text:line-break/>eo quod rorem similarium corporum depascunt, quae hu-<text:line-break/>mida sunt, quod hunc discutiunt, potissimum ubi largius his<text:line-break/>utimur, quod nimis rarum frigorique opportunum corpus<text:line-break/>efficiunt. Ac de hac intemperierum conjugatione hactenus<text:line-break/>sit satis.</text:span></text:p>
      <text:h text:style-name="Heading_20_2" text:outline-level="2">Cap. VIII.</text:h>
      <text:p text:style-name="P39"><text:span text:style-name="T5">At deinceps copiosae, ut propositum est;<text:line-break/>siccitati junctu caliditas esto non admodum mulla. In ejus-<text:line-break/>modi intemperie primum curationis modum servabimus, scd<text:line-break/>xini vim mellisque copiam diminuentes, non solum non au-<text:line-break/>gentes, ita ut semel prorsus non degustetur; vinum vero ex-<text:line-break/>hibeatur quod minime sit antiquum. Jam cibos apponemus<text:line-break/>tepentes, quos medici lacleos vocare consueverunt; scd si<text:line-break/>aestas sit, fontanos, sed et ventriculum ungemus oleo tum<text:line-break/>omphacino tum melino, ac multo sane magis, si pluscula ca-<text:line-break/>liditas sit, ipsum tum aquosius exhibemus, tum sub eo fri-<text:line-break/>gore quod fontis aqua per medium ver exhibet, illud</text:span></text:p>
      <text:p text:style-name="P7"><text:span text:style-name="T5">nobis persuadentes, ejusmodi affectum febri proportione<text:line-break/>respondere ; nam quod illa veI lu toto animali vel in cor-<text:line-break/>pore est, id propositus nunc affectus in ventriculo esu Atque<text:line-break/>ego scio me una cum praeceptoribus primum omnium; vi-<text:line-break/>disse hominem quendam maturae aetatis non paucos jam<text:line-break/>menses vexatum; scd nec eorum quisquam affectum ejus<text:line-break/>intellexit, nec etiam ego; postea vero quum jam medendi<text:line-break/>methodum invenissem, venit mini in mentem hunc utique<text:line-break/></text:span><text:span text:style-name="T20">illum ejsc asisiectum,</text:span><text:span text:style-name="T5"> quem olim fueram contemplatus. Me-<text:line-break/>lius autem est, eum etiam exponere, nam utilis omnino<text:line-break/>erit iis qui audierint non secus ac suit mihi. Homo erat<text:line-break/>.quadragenarius, medio, dum rectu valebat, crassitudinis et.</text:span></text:p>
      <text:p text:style-name="P8"><text:span text:style-name="T5">gracilitatis habitu. Is vehementer sitiebat ac calidam aver-<text:line-break/>fari fe dicebat, quum illi frigidam nemo daret, tametsi hanc<text:line-break/>impense flagitabat, febricitare tamen medicis non ridebatur,<text:line-break/>et ventriculus quae sumpserat tribus aut quartuor horis<text:line-break/>post exceruebat, simul cum potione Itaque gracilis jam<text:line-break/>effectus erat; ac periculo propinquus, minime videlicet adju-</text:span></text:p>
      <text:p text:style-name="P7"><text:span text:style-name="T5">'tus ab austeris acerhisque tum cibis tum medicamentis.<text:line-break/>Sumebat vero et post cibum ausierurn vinum is homo, quum<text:line-break/>nec ultra sitim toleraret, ac, nt ajebat, mori mallet quam<text:line-break/>lu cruciatu nivere. Aquam frigidum simul multam super<text:line-break/>cibum hauriens protinus sitire destitit, paulo vero post plu-<text:line-break/>rimum evomuit. Abhinc horrorem in tutu corpore sensit,<text:line-break/>pluraque operimenta poposcit, quum prius omnia abjiceret,<text:line-break/>tunc igitur reliquum totum diem quo id fecit noctemque<text:line-break/>totam lu quiete egit, cooperimentis se scvens. Venter vero<text:line-break/>circa mediam noctem semel exerevit quae mediocriter erant<text:line-break/>coacta; itaque nec siticulosus praeterea erat postero die,<text:line-break/>tum coloratior multo tum firmior est effectus. Ac delibe-<text:line-break/>rant jam medici an hominem lavere expediret, alii quidem<text:line-break/>suadentes, assi dissuadentes, vicit autem sententia eorum qui<text:line-break/>lavare</text:span><text:span text:style-name="T20">siuascrunt.</text:span><text:span text:style-name="T5"> Itaque etiam lavatus citra offensam est,<text:line-break/>ac modice cibatus, tum melius ei quam pridie venter con-<text:line-break/>coxit. Questus autem est quod difficulter transglutiret,</text:span></text:p>
      <text:p text:style-name="P6"><text:span text:style-name="T5">visumque omnibus est propter vomitum, qui praeter consue-<text:line-break/>tudinein inciderat, vellicatam illi gulam fuisse ac proinde<text:line-break/>male "habere. Caeterum ut etiam sequutis diebus symptoma<text:line-break/>permansit, constabat nobis omnibus ventriculi imbecillitatem<text:line-break/>esse sanatam, gulam autem esse persrigeratem. Nec sane<text:line-break/>- mirandum erat, si potione illa, quod immodice calefactum<text:line-break/>erat, ad symmetriam est reversum et quod mediocriter cale-<text:line-break/>bat, suisse refrigeratum. Caeterum gulam ejus nemo potuit<text:line-break/>sanare, sed vitio in vitium mutato tandem mortuus esu Alium<text:line-break/>vero huic similem non paucis annis post nidi, quum omnem<text:line-break/>ventriculi intemperiem dignoscere jam possem , nisum igitur'<text:line-break/>est mini statim majore conatu refrigerandum esse priusquam<text:line-break/>homo magis extenuatus simile quippiam priori ex refrigera-<text:line-break/>tione pateretur. Tutius igitur alsum' est primum, refrige-<text:line-break/>rantia medicamenta quae praecordiis imponuntur experiri.<text:line-break/>Quo ita facto aestus sane ventriculi est remissus, caeterum<text:line-break/>homo suspicanti similiter respirabat, tanquam aegre totum</text:span></text:p>
      <text:p text:style-name="P7"><text:span text:style-name="T5">thoracem moveret. Quin ipse quoque interrogatus talem<text:line-break/>quampiam sentire se affectionem fatebatur. ‘Adverti itaque<text:line-break/>illi transversum septum refrigeratum esse, proindeque ah-<text:line-break/>jectis refrigeratoriis fovi locum oleo calido. Quum autem<text:line-break/>respiratio statim naturalem motus sui ordinem recepisset </text:span><text:span text:style-name="T1">a<text:line-break/></text:span><text:span text:style-name="T5">fovendo destiti, statui autem hominem longiore spatio mo-<text:line-break/>derate refrigerare. Ergo et quae extrinsecus refrigeratoria<text:line-break/>applicui insra magis imposui, a septo umbilicum versus re-<text:line-break/>cedens, et,cibum potionemque omnem, excepto lacte, sub<text:line-break/>fontanae aquae frigiditate exhibui. Atque ita longiore spatio<text:line-break/>sanatus est, nusquam alibi offensus. Scire tamen illud ante<text:line-break/>omnia debebis, ubi valide in ambabus qualitatibus immu-<text:line-break/>tata pars quaevis est, omnem 'ejus actionem perire, nec<text:line-break/>facile quod sic est affectum, ad suam naturam reverti<text:line-break/>posse. Ubi vero altera tantum qualitas plusculum im—<text:line-break/>mutata est, veluti nunc siccitatem finximus, reliquarum<text:line-break/>autem aliqua mediocriter se habet, utique qui ita affectus est<text:line-break/>fanari potest.</text:span></text:p>
      <text:h text:style-name="P4" text:outline-level="2">Cap. IX.</text:h>
      <text:p text:style-name="P39"><text:span text:style-name="T5">Proponamus itaque rursus exsuperare in-<text:line-break/>temperiem calidam, huic autem adjunctam esse modo humi-<text:line-break/>dilatem, modo siccitatem, led mediocrem utramque ac prius<text:line-break/>humiditatem. Hanc intemperiem minore metu aqua frigida<text:line-break/>curabimus, quando minime ex ea laedentur ricinae partes,<text:line-break/>quae mediocriter se habeant. Nam in siccis affectibus ne-<text:line-break/>cesse est, non ea modo quae proxima sunt, scd etiam totum<text:line-break/>corpus gracilius reddi, ventriculo autem ipso nondum sic-<text:line-break/>cato, ut nunc est propositum. nec totum attenuatum esse<text:line-break/>corpus potest, quare nec frigidae potu laedi. Si vero adeo<text:line-break/>vehemens caloris intemperies ventriculi fuerit ut usque ad<text:line-break/>cor ipsum perveniat, febricitare hominem necesse est, pro-<text:line-break/>' indeque ejusmodi intemperiem gravius periculum insequi,<text:line-break/>fanatic tamen genere eadem est; tradetur autem postea ubi<text:line-break/>de febrium curatione disseretur. Qui autem cum siccitate<text:line-break/>conjunctus calor est, eadem genere remedia poscit, caete-<text:line-break/>rum non adeo securus est refrigerantium usus propter eas<text:line-break/>quas retuli causas. Humida vero intemperies sive fola con-</text:span></text:p>
      <text:p text:style-name="P6"><text:span text:style-name="T5">sistat, .sive cum calore Irigoreve conjuncta sit, omnium<text:line-break/>facillime curatur. Et quoniam tres hae lutemperies cre-<text:line-break/>berrirne ventriculum affligunt funtque curatu facillimae,<text:line-break/>harum curationem scmper in memoria habent quicunque<text:line-break/>absque methodo morbis medentur, ac ad alias eam lutem--<text:line-break/>peries, ut dictum est, transferunt, ignorantes videlicet pln-<text:line-break/>res esse. Sunt autem ipsius hurnidae intemperiei quum sola<text:line-break/>consistit remedia cibi qui citra valentem calefactionem re-<text:line-break/>frigerationemve siccent; praeterea consuetae potionis parci-<text:line-break/>tas, ejus autem quae cum caliditate conjuncta est, adstrlu-<text:line-break/>, gentium et ciborum et potionum usus, sint, autem et hi<text:line-break/>austeri sine calefactione, quin et frigida potio eis est con-<text:line-break/>veniens. At intemperiei quae cum frigiditate humida est<text:line-break/>conjuncta optima praesidia funt acria omnia, quibus admi-.<text:line-break/>sceri debebunt acerba, scd citra manifestum frigus sint. Opti-<text:line-break/>mnm est et his praesidium exigua potio, atque ea vini cua<text:line-break/>jusquam insigniter calentis, constat autem id minime novum<text:line-break/>esse. Ad proportionem vero eorum quae comesta et bibita</text:span></text:p>
      <text:p text:style-name="P7"><text:span text:style-name="T5">sunt , etiam reliqua omnia quae foris applicantur adhiberi<text:line-break/>debebunt.</text:span></text:p>
      <text:h text:style-name="Heading_20_2" text:outline-level="2">Cap. X.</text:h>
      <text:p text:style-name="P39"><text:span text:style-name="T5">At quoniam de his abunde tractatum est,<text:line-break/>repetito rursus sermonis initio, capita ejus colligamus. Cali-<text:line-break/>da ergo intemperies refrigeranda est, frigida vero calefa-<text:line-break/>cienda, similiter humida siccanda et sicca humectanda. Quod<text:line-break/>si per copulationem aliquam duarum qualitatum intemperies<text:line-break/>consistat,-miscendi amborum scopi sunt, ac quae humida<text:line-break/>calidaque est siccanda et refrigeranda, quae vero humida et<text:line-break/>•frigida siccanda ac calefacienda, ad eundem modum sicca<text:line-break/>et frigida humectanda ac calefacienda, sicca vero et cali-<text:line-break/>da humectanda et refrigeranda. Scire vero licet omnium<text:line-break/>. harum pessimam osse luter simplices siccam, lu compositis<text:line-break/>siccam simul et frigidam. Atque hoc loco finem habeant<text:line-break/>ventriculi intemperies, quas scilicet extrinsecus nullus alit.<text:line-break/>'supervacuus humor.</text:span></text:p>
      <text:h text:style-name="Heading_20_2" text:outline-level="2">Cap. XI.</text:h>
      <text:p text:style-name="P39"><text:span text:style-name="T5">Deinceps ad eas quae ex ejusmodi qua-<text:line-break/>piam occasione fiunt stilum convertam. Saepe igitur luipfia</text:span></text:p>
      <text:p text:style-name="P7"><text:span text:style-name="T5">'caxitate ventriculi contentus ‘humor, qui aut calefaciendi<text:line-break/>aut perfrigerandi aut humectandi aut siccandi, aut etiam<text:line-break/>horum aliqua per conjugationem efficiendi naturam obtinet,<text:line-break/>intemperiem creat; interdum vero et in ipsas ventriculi<text:line-break/>•tunicas , ut ita dicam, imbibitus sive impactus. Ergo prior<text:line-break/>-affectus si semel constiterit, per vomitum expurgatus facile<text:line-break/>quiescit. Sin rursus ex alia quapiam vel aliis partibus<text:line-break/>confluit:, diligenter dignosci indiget- Curatio vero post </text:span><text:span text:style-name="T20">ef-<text:line-break/>fectricis</text:span><text:span text:style-name="T5"> causae cognitionem statim se exhibet. Dictum enim<text:line-break/>nobis est tum alibi tum vero in iis quae de differentiis<text:line-break/>febrium scripsimus, confluere nonnunquam ex aliis in alias<text:line-break/>partes id quod in his redundat, veluti, si ita fors tulerit,<text:line-break/>•ex capite ad oculos. Quo casu oportet curata ea parte<text:line-break/>quae transmittit, -duntaxat'firmitati prospicere oculorum,<text:line-break/>quo videlicet eorum quae ad sese cousiuunt • minus prompte<text:line-break/>quicquam admittant. Ita igitur et in ventriculi affectu opor-<text:line-break/>. tet, ubi quod supervacuum transmittit inveneris, omnem<text:line-break/>huc curationem couferre, de. ventriculo autem tantisper esse</text:span></text:p>
      <text:p text:style-name="P6"><text:span text:style-name="T5">Tolicitum, ne quae confluant prompte recipiat. Id duplici,<text:line-break/>ut arbitror ,, ratione fiet, una omnium fluxionum communi,<text:line-break/>quippe quae ab adstringentibus repelluntur; altera vero et<text:line-break/>ipsa omnium partium quae </text:span><text:span text:style-name="T20">ad bonam habitudinem</text:span><text:span text:style-name="T5"> reducun-<text:line-break/>tur communi, nempe ex ipsarum temperiei symmetria.<text:line-break/>Ergo primum inspiciendum totum 'corpus est, an excre-<text:line-break/>meutofum, an plethoricum, fluxionem ventriculo immittat;<text:line-break/>fecundo, si id non rideatur, singulae partes expendendam<text:line-break/>• Atque lu toto quidem ^corpore aestimando tum plenitudinis<text:line-break/>tum excrementorum notas et ex opere, de sanitate tuenda<text:line-break/>et ex libro de plenitudine didicisti. Super has tamen illa<text:line-break/>quoque aestimabis, primum quidem in mulieribus, an natu-<text:line-break/>raliter non purgentur; mox in yiris,'' an excretio aliqua<text:line-break/>consuetu his retensa siti Plerisque haemorrhoides vacuare<text:line-break/>• • sirperflua consueverunt. Aliis proflueus e naribus sanguis<text:line-break/>aut vomitus, aut alio quopiam modo in certis periodis,vas<text:line-break/>aliquod rednsum; noni enim tum lu ore tum lu faucibus</text:span></text:p>
      <text:p text:style-name="P7"><text:span text:style-name="T5">id multis contingere. Non desunt quibus et per ventricu*<text:line-break/>lum sanguinis expulsio certo tempore fiat, ac potissimum iis<text:line-break/>qui quum vehementem exercitationem deposuerunt, a priore<text:line-break/>tamen rictu non destiterunt; aut etiam artuum toto aliquo<text:line-break/>sunt privati, veluti etiam Hippocrates declaravit. Sunt<text:line-break/>quibus diarrhoeae et cholerae certis intervallis omnem cor-<text:line-break/>poris redundantiam educant. Ab his illud aestimandum,<text:line-break/>quanam victus ratione sit usus, utrumne frequenti cruditati<text:line-break/>aut satietati inciderit, idque lu ociosa vita ac praecipue prae-<text:line-break/>ter consuetudinem, an contra. Illud deinde perpendendum,<text:line-break/>an aliud membrum corporis certo temporum circuitu vexari<text:line-break/>solitum nunc non vexetur. Aliis enim articularis morbus<text:line-break/>aut coxendicus aut podagra, assis cephalaea aut etiam fluxio<text:line-break/>aliqua quae in oculos vel aures procubuit, nunc migravit<text:line-break/>ad ventriculum. Multis vero catarrhi et coryzae assidue obo-<text:line-break/>rientes certo tempore in ventriculi loca transferuntur. His<text:line-break/>igitur omnibus consideratis, siquidem ex minus principali-<text:line-break/>bus translatio facta est, quod superfluum est, rursus ad</text:span></text:p>
      <text:p text:style-name="P7"><text:span text:style-name="T20">ea</text:span><text:span text:style-name="T5"> revelles. Sin ex principalioribus, ambobus simul con-<text:line-break/>sistes, eum scmper submovens affectum qui fluxionem<text:line-break/>excitet. Fiet id si omnes corporis partes est bonam<text:line-break/>habitudinem reducamus, ac omnes naturales excretiones<text:line-break/>fluxiles scmper reddamus. Haec quemadmodum essi-<text:line-break/>cere possis in opere de sanitate tuenda est praeceptum. Nec<text:line-break/>illud latet, si propter aequalem totius corporis pletho-<text:line-break/>ram - ventriculus fluxione lentatur, totum corpus vacu-<text:line-break/>andum esse. Simili modo fi propter cacochyrniam, eam<text:line-break/>purgandam esse atque </text:span><text:span text:style-name="T20">ad</text:span><text:span text:style-name="T5"> ventriculum veniendum. Pror-<text:line-break/>fus enim quum plures jam. dies delata lu eum supervacua<text:line-break/>sint, aliquid vitii ex malitia eorum contraxit. Itaque non<text:line-break/>intempestive qui ita laborat absinthii potione utetur. Sed<text:line-break/>nec quae postea adhibenda providentia sit, quoad ventri-<text:line-break/>culo pristinum habitum recuperaris latere arbitror.. Quip- .<text:line-break/>pe fi pro temperamento noxiae fluxionis intemperie ali-<text:line-break/>quando laboret, corrigi nimirum per contraria praesidia<text:line-break/>postulat. Facillimum vero est ejusmodi noxam corrigere,</text:span></text:p>
      <text:p text:style-name="P7"><text:span text:style-name="T5">nbi paucos duravit dies. Num si ob consilii inopiam ejus<text:line-break/>qui curasset longiore spatio permansit, aliquando tunicae<text:line-break/>ejus malo succo implentur,'aliquando ipsa similaris earum<text:line-break/>fubstantia intemperata non leviter effecta, similis curae in-<text:line-break/>diget ei, quam prius de internperiebus in hoc libro retulimus.<text:line-break/>Reliquum igitur est ut exponamus quemadmodum curari<text:line-break/>fuccus vitiosus debeat, qui lu ventriculi tunicis est rece-<text:line-break/>ptus. Suntporro ad ejusmodi affectus idonea medicamenta,<text:line-break/>genere quidem ea quae moderate purgant, sic ut eortun vis<text:line-break/>fuper ventricusi et intestinorum loca non ascendat, aut si<text:line-break/>quid ultra, vasa tantum lu mesenterio contingant. Specia-<text:line-break/>tim vero quae ex aloe </text:span><text:span text:style-name="T20">componuntur</text:span><text:span text:style-name="T5"> sunt aptissima, etiam si<text:line-break/>illa praesto non sint, aloe ipsa per se. Haec itaque non elota<text:line-break/>valentius vacuat, elota purgat quidem minus, ied roborat<text:line-break/>ventriculum magis. Expedit ergo peratam habere quam<text:line-break/>omnes medici picran, </text:span><text:span text:style-name="T20">id esi amaram,</text:span><text:span text:style-name="T5"> vocant., atque hanc<text:line-break/>dupliciter consectam ex aloe elota et non elota. Admiscen-<text:line-break/>tur autem horum cinnamomum et xylobalsamum et asarum</text:span></text:p>
      <text:p text:style-name="P6"><text:span text:style-name="T5">et spica nardi et crocus et Chia mastiche. Sunto autem ho-<text:line-break/>rum cujusque drachmae sex, solius autem aloes drachmae<text:line-break/>' centum. Praestantissimurn hoc medicamentum est ad vitiosos<text:line-break/>fuccos, qui in tunicis ventriculi habentur, utiliusque est eo<text:line-break/>sicco ex aqua uti duorum parvorum cochlearium mensura,<text:line-break/>ubi mediocriter ac medio quodam modo eo uti studebimus,<text:line-break/>nam maximus ejus modus ac abiolutissimus est duorum non<text:line-break/>parvorum, sed magnorum potio in aquae temperatae cyathis<text:line-break/>tribus, minimus unius parvi cochlearis. Utendum vero hoc<text:line-break/>tempore et ptisanae cremore est, qui primus a balueo surne-<text:line-break/>tur. Nam medicamentum ipsum solito purgantium medica-<text:line-break/>mentorum tempore dabitur ; post id vero ubi modice inam-<text:line-break/>bulaverit, et modice se moverit, de reliqua nictus ratione<text:line-break/>nihil est immutandum. Sunt qui reponunt medicamentum<text:line-break/>excipientes id defpumato melle, et fit quidem ita durabilius,<text:line-break/>caeterum non perinde ad propositos hoc loco affectus utile,<text:line-break/>’ quum et minus ventriculum roboret, et magis alvum deji-</text:span></text:p>
      <text:p text:style-name="P5"><text:span text:style-name="T5">ciat Verum quibus lenta pituita ventriculo est infixa, iis</text:span></text:p>
      <text:p text:style-name="P7"><text:span text:style-name="T5">prius exhibenda sunt quaecunque</text:span><text:span text:style-name="T32">:</text:span><text:span text:style-name="T5"> hanc incidant ac delude,<text:line-break/>purgandum. Quod fi ad vomendum sint idonei, non in-<text:line-break/>utile fit. per radiculas ex oxymelite vomere. Si- vero nec<text:line-break/>lentus humor sit, nec crassus, abunde quoque sit a ptisa-<text:line-break/>nae solius cremore vomuisse, item a mulsa, quo casu lumen-<text:line-break/>dum utriusvis plus est, quam vel nutrimenti, vel etiam de-<text:line-break/>jectionis causa sumeretur. Idonenm vero est et si mulsa, in<text:line-break/>qua incoctum sit absinthium bibatur; nam id quoque tenues<text:line-break/>succos quicunque videlicet in ipsius ventriculi, ore contine-<text:line-break/>tur, commode deorsum impellit. Sane communis est tutus hic<text:line-break/>fermo, qui de intemperie agit, cum sanitatis tuendae prae-<text:line-break/>ceptis, ea scilicet sui parte qua de parum firmis actionibus<text:line-break/>disputat; non enim profecto ea qua de perditis ac vitiose<text:line-break/>functis agit; pars enim illa a sanitatis tuendae contemplatio-<text:line-break/>ne plane sejuncta est. imbecilla vero actio, prout magis mi-<text:line-break/>nusve talis est, aut ad sanitatis tuendae aut ad medendi tra-<text:line-break/>ctationem pertinet, Ieviter quidem impedita adsiygienem,<text:line-break/>gravius ad therapeuticen. Discernitur utraque ex eo, quod a</text:span></text:p>
      <text:p text:style-name="P7"><text:span text:style-name="T5">consuetis actionibus obeundis propter noxae magnitudi-<text:line-break/>nem </text:span><text:span text:style-name="T20">vel</text:span><text:span text:style-name="T5"> desistatur vel non </text:span><text:span text:style-name="T20">desesiatur.</text:span></text:p>
      <text:h text:style-name="Heading_20_2" text:outline-level="2">Cap. X<text:span text:style-name="T44">II</text:span>.</text:h>
      <text:p text:style-name="P39"><text:span text:style-name="T5">Dictum autem et de his est in opere de<text:line-break/>sanitate tuenda, quo celerius transeunda eorum tractatio<text:line-break/>nunc est, praefertirn omni methodo qua ventris intemperies<text:line-break/>sint curandae, jam praescripta, sive hae habitu sive dispo-<text:line-break/>sitione ipsi inhaeserint. Clarum vero est esse aliquando<text:line-break/>mixtum ex tribus jam dictis simplicibus lu ventriculo affe-<text:line-break/>ctum, ita ut et ipfae solidae partes intemperie laborent, et<text:line-break/>pravi lucci ita 'ventriculo sint impacti, ut elui ex facili ne-<text:line-break/>queant, et alii in interna ejus capacitate contineantur; Po-<text:line-break/>test namque interdum fieri ut primus cum secundo nicto<text:line-break/>consistit, potest </text:span><text:span text:style-name="T20">et</text:span><text:span text:style-name="T5"> secundus una cum tertio, potest rursum<text:line-break/>et primus cum tertio, saepe etiam omnes simul. Pro qui-<text:line-break/>' bus methodum quam prius de ulceribus, tradidimus, ubi<text:line-break/>omnes affectus simul conjunximus , ad memoriam revocabis,<text:line-break/>quam nunc quoque apponere non sit inutile. .Primum narn-<text:line-break/>flire in ejusmodi complexu aestimabis, </text:span><text:span text:style-name="T20">a</text:span><text:span text:style-name="T5"> quo maxime dis-</text:span></text:p>
      <text:p text:style-name="P7"><text:span text:style-name="T5">erimen aegro impendere rideatur. Secundo quid quaeve<text:line-break/>ex his causae rationem obtineant, et quae ab ipsis effician-<text:line-break/>tur. Tertio quae sanari anle alia possintec quae non pos-<text:line-break/>sint, veluti de ulceribus quae una cum phlegmonis consti-<text:line-break/>tere ostendimus. Vbi namque a quoquam affectuum non<text:line-break/>leve periculum instat, ad id quod urget dirigi primum cu-<text:line-break/></text:span><text:span text:style-name="T20">rantis</text:span><text:span text:style-name="T5"> consilium debet, ubi aliud efficiens est, aliud quod<text:line-break/>ab eo efficitur, ipsa causa jpeetanda. At ubi curari hoc<text:line-break/>ante illud non licet, ad id quod ordo dictat esi </text:span><text:span text:style-name="T20">respicien-<text:line-break/>dum.</text:span><text:span text:style-name="T5"> Enimvero in eo ad quod urget scopo affectus ma-<text:line-break/>gnitudo perpendenda esu Ea triplex est magnitudo, alia<text:line-break/>quae ex laesae actionis praestantia </text:span><text:span text:style-name="T20">spectatur,</text:span><text:span text:style-name="T5"> alia quae ex<text:line-break/>propria affectus essentia, et tertia praeter has quae ex facul-<text:line-break/>tate laesum corpus gubernante </text:span><text:span text:style-name="T20">aestimatur.</text:span><text:span text:style-name="T5"> In eo vero qui<text:line-break/>ad causam est scopo animadvertendum est, quidnam eorum<text:line-break/>quae inter se conjuncta sunt augere aut gignere reliqua pos-<text:line-break/>sit , quae rursus ab eo vel gignantur vel incrementum acci-<text:line-break/>piant. In eo vero quod ordo praescribit, quid ante quod,</text:span></text:p>
      <text:p text:style-name="P6"><text:span text:style-name="T5">vel quid cum quo vel quid post quid sanari possit. Fingat<text:line-break/>'tur' igitur in ventriculum defluere'"ex cerebro superfluum<text:line-break/>quenstam </text:span><text:span text:style-name="T20">humorem</text:span><text:span text:style-name="T5"> frigidum; atque ejus occasione lutempe-<text:line-break/>rlem quandam in ventriculo contractam jam esse; adhuc<text:line-break/>vero etiam magis, malum jam succum per totum ejus corpo-<text:line-break/>ris media omnis similiarium </text:span><text:span text:style-name="T20">partium</text:span><text:span text:style-name="T5"> spatia occupasse, lu<text:line-break/>ejusmodi complicatis ob praestantiam major est intemperies,<text:line-break/>propterea quod-.</text:span><text:span text:style-name="T20">et suit</text:span><text:span text:style-name="T5"> temperies; propriae vero essentiae<text:line-break/>ratione' quodcunque tale fuerit, circa propositum in fermone<text:line-break/>aegrum. Ac ponatur ad praesens maximus trium affectus<text:line-break/>esse succorum,, qui lu tunicis ventris continentur. Esto,<text:line-break/>si libet, ut idem quoque affectus morsus sensum faciat, at-<text:line-break/>que ex eo ipso animi desectum, et sudores quosdam cum<text:line-break/>syncoptica dissolutione </text:span><text:span text:style-name="T20">accerfat, ita</text:span><text:span text:style-name="T5"> videlicet ut quatenus<text:line-break/>supra vires est reliquis sit major. Constat igitur primam<text:line-break/>esse adhibendam curam, ut ei quod vires resolvit occurratur.<text:line-break/>Deinde quoniam caeterorum maximum propriae essentiae<text:line-break/>ratione hoc finximus, utique ad id primum te verteris ac</text:span></text:p>
      <text:p text:style-name="P6"><text:span text:style-name="T5">primum id sanes. Ubi jam nobis id mediocriter se habuerit,<text:line-break/>. ac neque vires amplius labent, neque plurimum vitiosi succi<text:line-break/>in ventriculo sit, tum nimirum ad*causam accedes, illud<text:line-break/>pro comperto habens, non posse ad perfectionem ullum<text:line-break/>affectum sanari, manente adhuc, ipsu ipsum efficiente causa.<text:line-break/>Ordo autem curationis aliquando contraria inter se remedia,<text:line-break/>sicut in phlegmone et ulcere, indicat, ostensum namque est<text:line-break/>quae phlegmonem sanant, ea majus reddere ulcus, aliquan-<text:line-break/>do alteri affectui nihil nocet, sicut in proposito nunc casu.</text:span></text:p>
      <text:p text:style-name="P9"><text:span text:style-name="T5">. Qui enim educit humorem qui in caritate ventriculi conti-<text:line-break/>netur, is humorum qui in tunicis continentur alimentum<text:line-break/>adimit, aeque et qui cerebrum ita sanat, ne quam scnsibi-<text:line-break/>lem redundantiam creet, is veluti fontem fluxionis in ven-<text:line-break/>triculum destruit. In his ergo ordo curationis cum ordine .<text:line-break/>causarum consentit, quanquam in aliis dissentit. Caeterum<text:line-break/>quod ex magnitudine spectatur, • id distingui prout dictum</text:span></text:p>
      <text:p text:style-name="P8"><text:span text:style-name="T5">' est debebit. Ac primum quidem id agendum est, ut ei</text:span></text:p>
      <text:p text:style-name="P6"><text:span text:style-name="T5">quod maximum est, propriam medicamentorum materiam<text:line-break/>accommodes, deinde pro causarum ordine totum cures. Ete-<text:line-break/>nim quum neque copia notabilis exerementorurn lu ventri-<text:line-break/>culo sit, nec eorum quae lu capacitate ejus continentur,<text:line-break/>nec eorum quae in tunicis, sed neque mordicatio quae viri-<text:line-break/>hus officiat, tum omnium primum sanandum ipsum cere-<text:line-break/>brum esu Ab hoc sinus ipsu ventriculi vacuandus extergen-<text:line-break/>dusque est; postea ipsae tunicae expurgandae, postremum<text:line-break/>intemperiei est medendum. Dicta vero prius sunt cujusque<text:line-break/>horum medicamenta, itaque nec prolixus.habendus adhuc<text:line-break/>fermo est, sied sinis jam libro imponendus. Omnium enim<text:line-break/>reliquarum partium intemperies similiter iis , quas in ventri-<text:line-break/>culo proposuimus sanabuntur. Semper enim comparandum<text:line-break/>remedium est, quod sit affectui contrarium, ac illi reme-<text:line-break/>diorum indicatio quae ab laborantis natura sumitur adji-<text:line-break/>cienda, de qua dictum in superioribus jam est, dicetur<text:line-break/>tamen in sequentibus uberius. Neceflum vero erit et nunc<text:line-break/>-paucis de ea mentionem facere.</text:span></text:p>
      <text:h text:style-name="P4" text:outline-level="2">Cap. XIll.</text:h>
      <text:p text:style-name="P39"><text:span text:style-name="T5">Prima quidem indicatio a laborantis loci<text:line-break/>temperie sumitur; quae calefaciendi, refrigerandi, siccandi,<text:line-break/>vel humectaudi,' vel aliquid horum conjuncte cum alio fa-<text:line-break/>ciendi mensuram praescribit. Secunda ex eo sumitur quod<text:line-break/>actio ejus omnibus animalis partibus sit communis, aut quod<text:line-break/>communem facultatem subministret. Tertia ab ipsa partis<text:line-break/>conformatione. Quarta a situ cujus portio est ad vicinas<text:line-break/>animalis partes societas, tum praeter haec omnia ipsa sen-<text:line-break/>tiendi vel acrimonia vel hebetudo. Ac dicetur quidem in<text:line-break/>sequentibus de singulis horum latius, nunc paucis ea trans-<text:line-break/>curramus. Quaecunque calidiores natura partes ex frigore<text:line-break/>. laborant, hae et liberalius et diutius calefieri postulant, sicuti<text:line-break/>etiam quae frigidiores </text:span><text:span text:style-name="T20">natura sunt,</text:span><text:span text:style-name="T5"> si ex calore laborent,<text:line-break/>refrigerari, et sicciores, si ex humiditatemaie </text:span><text:span text:style-name="T20">habeant,</text:span><text:span text:style-name="T5"> siccari,<text:line-break/>ad eundem vero modum hurnectari quae humidiora natu-<text:line-break/>rasiter sunt, ubi siccitate laborant, tum uberius tum diu-<text:line-break/>tius postulant. Tantum enim ad eum qui secundum natu-’</text:span></text:p>
      <text:p text:style-name="P7"><text:span text:style-name="T5">ram est affectum earum </text:span><text:span text:style-name="T20">partium</text:span><text:span text:style-name="T5"> quamque redire necesse est,<text:line-break/>quantum in eum qui praeter naturam est affectum decesserit,<text:line-break/>.veluti via quadam lu oppositum facta in ea transmutationis<text:line-break/>recurrente. Contra vero pars quae calidior natura est, si<text:line-break/>calido morbo aegrotat, exigua brevisque temporis refrigera-<text:line-break/>tione eget; sicut quae frigidior est, calefactione, ad quem<text:line-break/>modum in hurnidis quoque et siccis sc habet. Siquidem par-<text:line-break/>vus est in ejnsmodi in id quod praeter naturam est lapsus,<text:line-break/>quare et rursus in id quod secundum naturam reditus. Unde<text:line-break/>etiam minus periclitantur quicunque cognato naturae suae<text:line-break/>morbo laborant. Non latet vero et quod, sicubi conjugatae<text:line-break/>intemperies inciderunt, eatenus hae reduci naturam postu-<text:line-break/>lant, quatenus a natura recesserunt. Atque ita quidem a<text:line-break/>temperamento laborantis partis auxiliorum indicatio sumi-<text:line-break/>tur, Ab eo vero quod actio ejus omnibus animalis partibus<text:line-break/>utilis sit, aut paucis quibusdam, aut uni sibi, in iis intem-<text:line-break/>periei generibus quae absque humore infestant, nihil ex hac<text:line-break/>indicatione sumitur. Nam et refrigerari et calefieri et sic-</text:span></text:p>
      <text:p text:style-name="P7"><text:span text:style-name="T5">cari et humectari et per conjugationem quidvis horum pati<text:line-break/>singulae partes pro morbi proportione requirunt. In iis<text:line-break/>tamen quae ex humoribus sunt ortae, si pars soli sibi inser-<text:line-break/>viat, audacter vacues licet, prout affectus suadebit, sed ta-<text:line-break/>men etiam viribus attentus, sin necessarium opus ejus sit<text:line-break/>omnibus animalis partibus, ut ventriculi et jecluoris non<text:line-break/>-levis habenda sclicitudo de robore virium est, ne hoc magna<text:line-break/>semel vacuatione usus dissolvas. Est autem commune opus<text:line-break/>'et venarum et arteriarum et cordis et thoracis et renum et<text:line-break/>utriusque vesicae tum ejus quae lotium excipit tum ejus<text:line-break/>quae bilem , cum vasis etiam quae ad utraque </text:span><text:span text:style-name="T20">procedunt.<text:line-break/></text:span><text:span text:style-name="T5">Cerebri vero opus, cum sani.sumus, ad voluntarias actiones<text:line-break/>necessarium est, iis lustrumentis quibus ejusmodi actiones<text:line-break/>obimus, quum aegri sumus necessarium non est, nisi iis<text:line-break/>tantum quae ad respiratum sunt deputata. Reliquorum vero<text:line-break/>’ organorum actio certe non est, ministerium tamen est ad<text:line-break/>vitam necessarium, veluti pulmonis'et nsperae arteriae et<text:line-break/>saucium. Ergo ex ejusmodi partibus quamprimum vacuare</text:span></text:p>
      <text:p text:style-name="P7"><text:span text:style-name="T5">redundantiam licet prout volueris, ex ventriculo vero et<text:line-break/>jecinore utcunque vacuare non licet, sed cum cantione, ut<text:line-break/>nequid viribus officias. Quoniam autem non par est actio-<text:line-break/>num dignitas ad aegros Pervandos, scd aliae magis his, aliae<text:line-break/>minus utiles sunt, ad proportionem dignitatis etiam cujus-<text:line-break/>que partis prospiciendum est robori. Maxima igitur est<text:line-break/>cordis officii dignitas atque aegrotantibus maxime omnium<text:line-break/>necessaria cerebri vero ad vitam quidem par est momen-*<text:line-break/>tum, non tamen par robur ejus in aegrotis requirimus,<text:line-break/>quum necesse omnibus non fit nervorum ac musculorum<text:line-break/>operanti. Itaque abunde suerit, si tantum ejus servatum<text:line-break/>sit quo respirationis munus sit obeundum. At vero jeci-<text:line-break/>notis opus omnibus partibus pernecessarium' est, non ta-<text:line-break/>men adeo falsem perpetuam necessitatem habet sicuti ipsius<text:line-break/>cordis. Ad proportionem autem jecluoris, etiam ventricu-<text:line-break/>culi </text:span><text:span text:style-name="T20">dpussc habet.</text:span><text:span text:style-name="T5"> Intelligens ergo omnium partium tum<text:line-break/>functiones tum usus, quos in aliis commentariis tradidimus.</text:span></text:p>
      <text:p text:style-name="P7"><text:span text:style-name="T5">haud difficulter invenies quatenus cujusque robur custodiri<text:line-break/>oportet. Ad eundem vero modum et quaecunque partes<text:line-break/>aliis auctores facultatum sunt, herum quoque robur servare<text:line-break/>decet pro facultatis earum usus proportione, quo animalis<text:line-break/>partibus subministrent. Sane de his partibus illud, arbitror,<text:line-break/>didicisti, ut cerebrum sit et cor et hepar, illud nervis ac<text:line-break/>musculis, alterum arteriis et hepar venis facultatem suppe-<text:line-break/>ditant. A conformatione vero indicatio ipsius inodi vacu-<text:line-break/>andi excrementi suggeritur ad hunc modum. Ventriculus<text:line-break/>vomitu dejectionique evacuatur. Intestina dejectione tan-<text:line-break/>tum , ficuti etiam jecinoris cava. Renes vero et vesica ac<text:line-break/>jecluoris gibba, si multo vitioso humore sunt referta, per<text:line-break/>.dejecloria medicamenta quae hypelata et catoterica nomi-<text:line-break/>nant expurgantur, sin mediocri, per urinales meatus. Ce-<text:line-break/>rebrum vero per palatum et nares et aures. Pectus et pul-<text:line-break/>mones per asperam arteriam et fauces. A situ indicatio da-<text:line-break/>bitur tum ad solidarum intemperies tum autem ad succorum</text:span></text:p>
      <text:p text:style-name="P6"><text:span text:style-name="T5">vitium sane non lenis. Nam qui per summa corporis intem-<text:line-break/>perie laborant, iis medicamenta quae intemperies requirit<text:line-break/>- applicabimus, quibus autem in profundo corpore intempe-<text:line-break/>ries est, in iis rationem intervalli inibimus; si enim medi-<text:line-break/>camentis utaris quae intemperies requirit, utique multo im-<text:line-break/>becilliora quain pro nsn tuo ad locum affectum pervenient.<text:line-break/>Jam ad vacuationes quoque nonnihil situs indicat, dum<text:line-break/>societatem laborantis partis cum aliis docet. Nam nisi illud<text:line-break/>compertum haberemus, quod cavo jecluoris subjicitur ven-<text:line-break/>triculus et jejunum</text:span><text:span text:style-name="T20">, tum</text:span><text:span text:style-name="T5"> quod jejuno ipsi tenue intestinum<text:line-break/>succedit, id vero colon excipiat, ac colon id rectum, utique<text:line-break/>invenisse illud non licuisset, quod jecur et per alvum et per<text:line-break/>vomitum expurgari possit; caeterum aptior fit prior vacua-<text:line-break/>tio, tanquam usu jam callentibus intestinis jecluoris super-<text:line-break/>flua tolerare. Non spernenda vero indicatio est et ea quam<text:line-break/>sensus partium acuitas hebetudoque suppeditant, quando<text:line-break/>omne medicamentum contemnunt, quae tardi sunt sensus,<text:line-break/>etiamsi uon-Ieviter mordeat; at partes quae acuti sunt sensus,</text:span></text:p>
      <text:p text:style-name="P7"><text:span text:style-name="T5">earum vires dolore refolvuntur. Expedit igitur has nec<text:line-break/>confertim nec semel valentibus medicamentis mederi ten-<text:line-break/>tos, scd tuto potius in tempore. At ubi tardus est sensus,<text:line-break/>in his etiam celeriter obire quod justum est licet, semel usis<text:line-break/>remedio quod sit idoneum. Verum ut supra dixi, de indi-<text:line-break/>catione quae a locis iumitur latius disceptabitur in sequen-<text:line-break/>tibus , ac praecipue quum de tumorum praeter naturam cu-<text:line-break/>ratione agemus.</text:span></text:p>
      <text:h text:style-name="P1" text:outline-level="1"><text:bookmark-start text:name="bookmark14"/>GALENI METHODI MEDENDI<text:line-break/>LIBER VIII.<text:bookmark-end text:name="bookmark14"/></text:h>
      <text:h text:style-name="Heading_20_2" text:outline-level="2">Cap. I.</text:h>
      <text:p text:style-name="P39"><text:span text:style-name="T5">Quemadmodum vero febres quoque perae-<text:line-break/>que ac alii morbi ex intemperie in nobis consistentes, quos<text:line-break/>lu praecedenti libro narrari, methodo curentur, tempesti-<text:line-break/>vum nunc dicere ridetur. Quod igitur, Eugeniane, simpli-<text:line-break/>, clum ac primarum partium, quas Aristoteles similares vo-<text:line-break/>cat, natura 'ex calido, frigido, humido et sicco inter se<text:line-break/>mixtis constet, uno volumine ostendimus, in quo de ele-<text:line-break/>mentis fecundum Hippocratem disputavimus. Quod vero</text:span></text:p>
      <text:p text:style-name="P7"><text:span text:style-name="T5">ex eo quod haec calidior sit, illa frigidior vel humidior vel<text:line-break/>siccior, vel simul horum aliquibus copulatis affecta, simpli-<text:line-break/>ces ac primae partes inter sc differant, id iu libro de tempe-<text:line-break/>ramentis est assertum. At in libro quo de morborum disse-<text:line-break/>rentiis agitur, duo in universum esse morborum genera,<text:line-break/>quae in simplicibus animalis partibus oriantur, docuimus;<text:line-break/>alterum quod etiam secundis et compofitis et organicis fit<text:line-break/>commune, vocavimus autem id unitionis solutionem; alte-<text:line-break/>rum ipsarum peculiare, quod in calidi, frigidi, huinidi et.<text:line-break/>sicci intemperie consistat. Esse autem ex intemperiebus<text:line-break/>ipsis quae quidem in una sunt contrarietate, simplices, quae<text:line-break/>in ambabus compositas. Iu ea itaque quae </text:span><text:span text:style-name="T20">est</text:span><text:span text:style-name="T5"> inter cali-<text:line-break/>dum et frigidum, oppositione, duas este simplicesintempe-<text:line-break/>ries, alleram ubi quicquam tanto efficitur quam ante erat<text:line-break/>calidius, ut ejus laedatur actio ; alteram ubi pari modo in-<text:line-break/>valuit frigidum. In ea vero oppositione quae est inter hu-<text:line-break/>nudum et siccum alteras etiam geminas intemperies, nempe<text:line-break/>hurnidam et siccam. Copulatis vero invicem simplicibus,</text:span></text:p>
      <text:p text:style-name="P7"><text:span text:style-name="T5">alias existere quatuor, hnmidam et frigidam, lrnmidam et ca-<text:line-break/>lidam, siccam et frigidam, siccam et calidam. Traditae<text:line-break/>vero sunt et causae quae lias intemperies generent in alio'<text:line-break/>libro, in quo morborum causas reddimus. Sane unus<text:line-break/>quispiam morborum est, qui per- intemperiem fiunt et fe-<text:line-break/>bris, qnum adeo immoderate auctus calor est , ut et homi-<text:line-break/>nem offendat et actionem laedat, quod si neutrum adhuc<text:line-break/>efficiat, quantumvis sit homo nunc quam ante calidior, non'<text:line-break/>tamen febricitare eum monstravimus. Quoniam autem quic-<text:line-break/>quid praeter naturam in nobis oritur, sive speciale nomen<text:line-break/>sortitum sit sive generale, id extra corpus non est, scd tum<text:line-break/>phlegmone tum pleuritis tum morbus, tria simul in uno<text:line-break/>consistunt corpore verbi gratia Dionis; indicat autem et<text:line-break/>horum quodque propriam indicationem aeque profecto ut<text:line-break/>ejus quod maxime omnium speciale est, ipsae differentiae,<text:line-break/>ob haec utilius nisum est leorsum de febrium differentiis tra-'<text:line-break/>clare, quo omnibus prius praeparatis sermo nobis hoc loco<text:line-break/>citra omnem eorum qui purum recte de iis scripserunt re-</text:span></text:p>
      <text:p text:style-name="P6"><text:span text:style-name="T5">fututionem absolveretur. Revocemus igitur ad memoriam<text:line-break/>discriminis earum' capita, quo propriam ex una quaque in-<text:line-break/>dicationem sumamus. Est igitur una earum differentia illa,<text:line-break/>in qua causa adhuc adest febrem efficiens, aut,febre exci-<text:line-break/>tata jam desiit; altera vero qua vel hectica febris est quae<text:line-break/>jam facta est, vel etiam, ut aliquis dixerit, fchetica. Nam<text:line-break/>quoniam eos affectus qui sacile solvuntur, in dispositione, qui<text:line-break/>tales non sunt, in habitu, concedendum est dllucidioris do-<text:line-break/>• ctrinae causa etiam febrium ipsarum eas quae aegre dis-<text:line-break/>. cutiuntur hecticas, quae facile scheticas nominari. Dicen-<text:line-break/>, dumque febrium alias sacile solubili affectu esse, perinde ut<text:line-break/></text:span><text:span text:style-name="T32">r</text:span><text:span text:style-name="T5"> calefactum in sole lignum, alias difficile solubili, veluti quod</text:span></text:p>
      <text:p text:style-name="P8"><text:span text:style-name="T5">igni eatenus excalelactum est, ut jam accendatur </text:span><text:span text:style-name="T20">et</text:span><text:span text:style-name="T5"> sinuum<text:line-break/>edat Hae sunt primae febrium differentiae, quas ubi cum<text:line-break/>summis primum indicationibus junxerimus, mox ad magis<text:line-break/>illis speciales veniemus. Prima enim indicatio, ut a morbo<text:line-break/>est, ablationem totius febris; secunda vero ceu a tali est<text:line-break/>morbo, quae non absolute sublationem, ut prior, sed certam</text:span></text:p>
      <text:p text:style-name="P6"><text:span text:style-name="T5">quandam sublationem indicati Num cum febricitantes ex<text:line-break/>intemperie laborant, necesse est lunationem quoque eorum<text:line-break/>intemperiei depulsionem esse. Omnis autem excessus per cou-<text:line-break/>trarium excessum sanatur, etenim id quoque ante est </text:span><text:span text:style-name="T5">ostensum.<text:line-break/></text:span><text:span text:style-name="T5">Quare febrilis quoque intemperiei excessus per contrarium<text:line-break/>excesstim sanabitur. Est autem febrilis intemperiei </text:span><text:span text:style-name="T5">excessus<text:line-break/>in </text:span><text:span text:style-name="T5">caloris abundantia; huic ergo ad temperiem via erit </text:span><text:span text:style-name="T5">per<text:line-break/></text:span><text:span text:style-name="T5">jd quod refrigerat. Itaque </text:span><text:span text:style-name="T5">si </text:span><text:span text:style-name="T5">jam genita' febris </text:span><text:span text:style-name="T5">sit, sed<text:line-break/></text:span><text:span text:style-name="T5">causa quae eam excitavit jam desiit, solus </text:span><text:span text:style-name="T5">is fuerit curatio- '<text:line-break/></text:span><text:span text:style-name="T5">uis ejus scopus refrigeratio. Quare quaerenda </text:span><text:span text:style-name="T5">nobis talis<text:line-break/></text:span><text:span text:style-name="T5">' materia est, quae cum redundante calore paria refrigerando</text:span></text:p>
      <text:p text:style-name="P5"><text:span text:style-name="T5">faciat. At </text:span><text:span text:style-name="T5">si in </text:span><text:span text:style-name="T5">generatione adhuc febris est, causa </text:span><text:span text:style-name="T5">quae eam<text:line-break/></text:span><text:span text:style-name="T5">accendit </text:span><text:span text:style-name="T5">submovenda </text:span><text:span text:style-name="T5">est</text:span><text:span text:style-name="T5">,. sin </text:span><text:span text:style-name="T5">pars ejus </text:span><text:span text:style-name="T5">jam genita est, pars<text:line-break/>ejus </text:span><text:span text:style-name="T5">gignendo adhuc est, utrique consulendum est; </text:span><text:span text:style-name="T5">primum<text:line-break/>quidem </text:span><text:span text:style-name="T5">submovendo </text:span><text:span text:style-name="T5">quae </text:span><text:span text:style-name="T5">eam-accendit causam, </text:span><text:span text:style-name="T5">deinde ex-<text:line-break/>tinguendo quae </text:span><text:span text:style-name="T5">ab </text:span><text:span text:style-name="T5">hac accensa est </text:span><text:span text:style-name="T5">febrem. </text:span><text:span text:style-name="T5">Ergo nisi quis<text:line-break/>ad </text:span><text:span text:style-name="T5">nuguem </text:span><text:span text:style-name="T5">memoria </text:span><text:span text:style-name="T5">teneat et </text:span><text:span text:style-name="T5">quae </text:span><text:span text:style-name="T5">causae </text:span><text:span text:style-name="T5">febres generent,</text:span></text:p>
      <text:p text:style-name="P23"><text:span text:style-name="T5">et in quo cujusque corporis affectu, is nunquam methodo .<text:line-break/>febri prospiciet.<text:tab/>.<text:tab/>.</text:span></text:p>
      <text:h text:style-name="Heading_20_2" text:outline-level="2">Cap. II.</text:h>
      <text:p text:style-name="P39"><text:span text:style-name="T5">Dictum namque est in iis corporibus mea-<text:line-break/>tuum constipationem febrem excilare, in quibus quod tran-<text:line-break/>spirat halituosum non est, cujusmodi visitur lu iis,, qui boni<text:line-break/>sunt succi, scd mordax et acre, fumo fuligineve non ahsi-<text:line-break/>. mile. His igitur corporibus, saluberrima esu ex aqua dulci<text:line-break/>• et temperata lavatio, tum frictio quae rarefariat. et exer-<text:line-break/>- citationes mediocres et victus qui dulces efficiat succos. Ad-<text:line-break/>versissima vero sunt lavatio frigida et aluminosa, lavationis<text:line-break/>- abstinentia et exercitatio acuta; et frictio vel plane nulla<text:line-break/>vel dura, et victus mali succi et vigiliae et ira et tristitia<text:line-break/>et cura, ustioque in sole et fatigatio;, verum de reliquis post<text:line-break/></text:span><text:span text:style-name="T5">i </text:span><text:span text:style-name="T5">dicam, de stipatione vero </text:span><text:span text:style-name="T20">meatuum</text:span><text:span text:style-name="T5"> impraesentiarum, unde<text:line-break/>digressus sermo est, liquido scire licet solam eam, si reliqua<text:line-break/>omnia desint, accendere febrem posse. Si itaque ejusmodi<text:line-break/>naturas a convenientibus sibi lavationibus probibeas, proti-<text:line-break/>nus febricitant? Vidisti autem profecto quo tempore Ro-</text:span></text:p>
      <text:p text:style-name="P6"><text:span text:style-name="T20">mae</text:span><text:span text:style-name="T5"> nobiscum egisti, aliquos ita laborare, in quibus qui mi»<text:line-break/>sc rificam diatriton transmittere eos in cibi inedia censent, ipsi<text:line-break/>“ malignissimas febres faciunt, quando protinus lu primae<text:line-break/></text:span><text:span text:style-name="T36">i</text:span><text:span text:style-name="T5">' accessionis- declinatione, in balneum eos ducere oportebat,<text:line-break/>ibique sinere crebro, fi vellent, nedum scmel aut bis la-<text:line-break/>• vare. Ego namque reliquis omnibus omissis eum tibi in<text:line-break/></text:span><text:span text:style-name="T5">" </text:span><text:span text:style-name="T5">memoriam revocabo, qui in.aquis aluminosis; quas Albu-<text:line-break/>' las vocant, laverat</text:span><text:span text:style-name="T5">, </text:span><text:span text:style-name="T5">ac ex eo cute densata post coepe-<text:line-break/></text:span><text:span text:style-name="T39">ε</text:span><text:span text:style-name="T25"> </text:span><text:span text:style-name="T5">rat febricitare; nam satisfaciet is pro claritate sermonis</text:span></text:p>
      <text:p text:style-name="P5"><text:span text:style-name="T5">nostri veluti exemplum. Sane hominem -invisebant me-<text:line-break/></text:span><text:span text:style-name="T5">• </text:span><text:span text:style-name="T5">dici quidam non incelebres , alter Eiasistratius. alter melho-<text:line-break/></text:span><text:span text:style-name="T5">• </text:span><text:span text:style-name="T5">dicus, vifum autem est ambobus hominem a cibo conti-<text:line-break/>u nere. Quod tamen nos quum post illos digressos fu-<text:line-break/>- pervenimus non permisimus; scd statim in balueum per-<text:line-break/></text:span><text:span text:style-name="T36">J</text:span><text:span text:style-name="T5"> ductum et tepenti oleo largissime perfusum , tum blandissime</text:span></text:p>
      <text:p text:style-name="P5"><text:span text:style-name="T5">perfrictum, quam plurimum temporis in calidi.folii aqua<text:line-break/>- vejfari jussimus. Mox egresso ac frigida ex consuetudine</text:span></text:p>
      <text:p text:style-name="P14"><text:span text:style-name="T25">•</text:span><text:span text:style-name="T5"><text:tab/></text:span><text:span text:style-name="T5">uso, tum sindone cooperto, confidere paululum ad vires</text:span></text:p>
      <text:p text:style-name="P13"><text:span text:style-name="T5">•</text:span><text:span text:style-name="T5"><text:tab/></text:span><text:span text:style-name="T5">recreandas praecepimus; postea denuo in balneum per-<text:line-break/>ducto, ac rurius fimiliter tum uncto tum perfricto, ac in<text:line-break/>calida morari jusso; dein rursum educto, ac frigida merso</text:span></text:p>
      <text:p text:style-name="P24"><text:span text:style-name="T5">•</text:span><text:span text:style-name="T5"><text:tab/></text:span><text:span text:style-name="T5">detersoque exhibuimus cibum, protinus quidem ut egressus<text:line-break/>est atque aquam bibit, ptisanae cremorem.; dein parvo<text:line-break/>intervallo lactucam, ac post hanc ex simplici albo jure pis-<text:line-break/>• ciurn aliquid eorum qui molli sunt carne, cujusmodi saxati-<text:line-break/>les omnes et aselli quos vocanti Porto non alienum sit,<text:line-break/>quo nihil narrationi desit, omnia recensere. Tempus anni<text:line-break/>erat quo haec agebantur paululum post caniculares quos<text:line-break/>vocant dies. Homo ipse , circiter quinque et triginta anno-<text:line-break/></text:span><text:span text:style-name="T36">1</text:span><text:span text:style-name="T5"> rum, colore nigello et habitu corporis gracili atque hirto,<text:line-break/>tum</text:span><text:span text:style-name="T32">:</text:span><text:span text:style-name="T5"> qui tangentibus, etiam cum valeret, manifeste calorem</text:span></text:p>
      <text:p text:style-name="P13"><text:span text:style-name="T5">•</text:span><text:span text:style-name="T5"><text:tab/></text:span><text:span text:style-name="T5">exhiberet mordentem ; urinas quoque habebat abunde flavas,<text:line-break/></text:span><text:span text:style-name="T20">ac</text:span><text:span text:style-name="T5"> si plusculum cibo abstineret, etiam mordentes, alvusassi-<text:line-break/>- • due sicca erat, tum quae excernebat exigua acriaque et sicca;</text:span></text:p>
      <text:p text:style-name="P6"><text:span text:style-name="T5">mores </text:span><text:span text:style-name="T5">animi </text:span><text:span text:style-name="T5">ad </text:span><text:span text:style-name="T5">iram et cogitationem propensi, ipsi pauci<text:line-break/>omnino somni </text:span><text:span text:style-name="T5">et </text:span><text:span text:style-name="T5">perpetuo </text:span><text:span text:style-name="T20">de</text:span><text:span text:style-name="T5"> vigiliis querebatur. Hic quo-,<text:line-break/>dam loco quo negotiorum gratia concesserat. Albulis, quae<text:line-break/>haud longe aberant , est usus, septima, ut ajebat, diei hora<text:line-break/></text:span><text:span text:style-name="T5">ac </text:span><text:span text:style-name="T5">ter quaterque sc lavit, salubriter sibi consuluisse ratus.<text:line-break/>Hinc quoque ubi rursus in agruin se recepisset, ac cibum<text:line-break/>- sumpsisset et paululum indorrnisset, venit ad urbem sero<text:line-break/>vespere, ubi destitutus idoneo balneo nocte febricitavit.<text:line-break/>Quum autem tertia fere diei hora contemplati eum medici<text:line-break/>essent, jusseruut non eum modo diem, verum etiam poste-<text:line-break/>rum totum per inediam transigere, quo tertiae diei, noctem</text:span></text:p>
      <text:p text:style-name="P9"><text:span text:style-name="T5">• </text:span><text:span text:style-name="T5">observarent, atque his dictis abierunt. Nos. tum lavato<text:line-break/>tum, ut praedictum est, cibato, ministris, praecepimus, si<text:line-break/>medici vesperi venirent, quiescere hominem dicerent, eos-</text:span></text:p>
      <text:p text:style-name="P8"><text:span text:style-name="T5">. que statim remitterent ac postridie mane redire juberent.<text:line-break/></text:span><text:span text:style-name="T5">• </text:span><text:span text:style-name="T5">Ut vero abierunt, rursus hominem simili modo lavatum ac<text:line-break/>cibatum, iis ipsis quae egimus dormire probe fecimus. Ac-</text:span></text:p>
      <text:p text:style-name="P6"><text:span text:style-name="T5">cedentes autem mane postridie medici censuernnt etiam eo<text:line-break/>die cibo illi abstinendum, etiam si quam maxime sine febre<text:line-break/>prorsus esset. Illo vero promittente se facturum quod<text:line-break/>juberent, scis quantus illis digressis risus sit excitatus, quem<text:line-break/>nos paulo post pervenientes deprehendimus. Non fugit<text:line-break/>vero nec quomodo cum laborante ipso sit actum. Nam<text:line-break/>quoniam, inquam, quum valeres, bis lavere solebas ac<text:line-break/>medici cibum tibi omnino circumcidunt, nec illis jure lu<text:line-break/>totum obsequendum este, et aliquid eorum quibus per sani-<text:line-break/>tatem es usus immutandum arbitror. Eo vero putante me<text:line-break/>sibi suadere ut lavaret quidem, sied non bis., tum paratum<text:line-break/>se affirmante quicquid jusserim exequi, ergo, inquam, ne-<text:line-break/>que inediam tolerabis neque lavabis bis , si quidem et labo-<text:line-break/>rasse mihi rideris jam triduo </text:span><text:span text:style-name="T20">et</text:span><text:span text:style-name="T5"> calefactus vehementius; a<text:line-break/>sole fuisse; propter igitur laborem, inquam, et ustionem,<text:line-break/>unam te adjicere lavationem ad duas oportet, ac ter mihi<text:line-break/>audientem lavari, quoniam id.mini facturum te pollicitus<text:line-break/>es. Ille fubridens dura, inquit, imperas, caeterum quo-</text:span></text:p>
      <text:p text:style-name="P6"><text:span text:style-name="T5">niam stare pactis est justum, faciam quae jubes. Quae vero<text:line-break/>medici post haec egere nosti plane quanto erasit digna risu.<text:line-break/>., Bis jam lavatus fuerat pransusque dormierat, quum circa<text:line-break/>occasum solis ministrorum quidam adesse medicos nunciat.<text:line-break/>Hic vero febricitare fe simulat, ac veste circumdatus invo-<text:line-break/>lutusque, qucminus bibisse vinum ab ipsis deprehenderetur,<text:line-break/></text:span><text:span text:style-name="T32">;</text:span><text:span text:style-name="T5"> 'amico cuidam mandat, medicis, si qnid percontentur, pro fe<text:line-break/>-respondeat. Erat autem de more, ubi involutum curiose<text:line-break/>hominem etiam cum capite viderant, primum illud solenne<text:line-break/></text:span><text:span text:style-name="T5">. </text:span><text:span text:style-name="T5">ipsi rogaturi, quota hora accessio invasisset. Quum autem<text:line-break/>.amicus respondisset, fertne ne unam quidem integram ex<text:line-break/>.quo coepisset intercessisse horam, cum horrorene an fri-<text:line-break/>gore coepisset rogant. Eo cum horrore respondente, tan-<text:line-break/>gunt hominem jam- corpore propter risum et operimentum<text:line-break/>madentem. Itaque ubi hominem laudassent, quod sibi oli-<text:line-break/>ternperasset, nec quicquam ante tertiae diei accessionem de-<text:line-break/>liquissct, obid ipsum, inquiunt, nunc te de fer uit horror.</text:span></text:p>
      <text:p text:style-name="P7"><text:span text:style-name="T5">estque sudoris indicium ac multa hnmiditas etrca cutem,<text:line-break/>quae haudquaquam evenissent nisi inediam tulerasset, et<text:line-break/>triduum transmisisses, lussis igitur propinquis, si quae gut-<text:line-break/>tulae illi manarent, diligenter.detergerent ne frigore.assiee- '<text:line-break/>retur, tum mane. fe redituros praefati discedunt-, ne tum<text:line-break/>quidem post sudores jusso homine nutriri; visae namque<text:line-break/>funt illis noctes eo tempore breves, utiliusque esse postridie:<text:line-break/>mune nutrire. Digressis.igitur ipsis perfusus Iudore juvenis,<text:line-break/>ita ut involutus vestibus fuerat in balneum cucurrit, ac<text:line-break/>tertio lavit et similiter est cibatus. Postridie priusquam<text:line-break/>adventarent </text:span><text:span text:style-name="T20">medici,</text:span><text:span text:style-name="T5"> egressus domo dedita opera est, ne fer<text:line-break/>deprehenderent. Itaque quum paulo post venirent, et egres-<text:line-break/>sum intelligerent,. mirati inter </text:span><text:span text:style-name="T20">fe</text:span><text:span text:style-name="T5"> sunt, quid tandem horni-:<text:line-break/>nem egredi subegisset jam bidui passum luediain. Ergo si.<text:line-break/>hoc uno mnie ab ejusmodi medicis aegris afficerentur, quod,<text:line-break/>pluribus diebus lu cubilibus detinerentur, quum liceret sine.</text:span></text:p>
      <text:p text:style-name="P7"><text:span text:style-name="T5">intempestiva hac inedia multo citius ad consueta vitae munia<text:line-break/>redire, esset profecto vel id pergrave; ‘verum longe gravius<text:line-break/>est quod ipsis accidit. Quum enim dictae naturae, ubi sub<text:line-break/>• tali victu reguntur, gravissimis 'corripiantur febribus, qui,<text:line-break/>hunc injungunt medici, nihil mihi a carnificibus differre yi-<text:line-break/>dentur. Non enim veluti qui humidi ac boni succi sunt,<text:line-break/>ubi </text:span><text:span text:style-name="T5">lu </text:span><text:span text:style-name="T5">febre diaria transmittere mirificam diatriton cogun-.<text:line-break/>turr unum id tantum patiuntur incommodum quod frustra<text:line-break/>cruciantur, sic etiam naturae jam praedictae; imo ex lon-<text:line-break/>giore inedia acerrimis acjrtissimisque 'corripiuntur febribus,,<text:line-break/>a quibus promptus est lu hecticas transitus, atque ah his<text:line-break/>rursus in turri dum marasmum, aut si os ventriculi facile<text:line-break/></text:span><text:span text:style-name="T5">injuriis </text:span><text:span text:style-name="T5">pateat, </text:span><text:span text:style-name="T5">in </text:span><text:span text:style-name="T5">syncoposum. Audisti enim faepe nonnullis,<text:line-break/>talium medicoirnm dicentem me, licere ipsis evidenter in-<text:line-break/>telligere, </text:span><text:span text:style-name="T5">quantum mali </text:span><text:span text:style-name="T5">committant, dum praedictas natu-<text:line-break/>ras </text:span><text:span text:style-name="T5">in </text:span><text:span text:style-name="T5">inedia </text:span><text:span text:style-name="T5">custodiunt, si </text:span><text:span text:style-name="T5">velint, dum sani omnino sunt, •<text:line-break/>biduum eos luediam jubere tolerare; cernent enim illico</text:span></text:p>
      <text:p text:style-name="P7"><text:span text:style-name="T5">febricitantes, idque obiiullum profecto aliud quam famem.<text:line-break/>Siquidem cui nec suberat prius quicquam in corpore conque-<text:line-break/>stione dignum, nec quicquam illi interim accessit extrinsecus<text:line-break/>novi, is plane ex inedia febricitavit Quum autem, ut<text:line-break/>dictum est, non unus alterve sic intemperatorum, sed dein- '<text:line-break/>ceps omnes, ubi inediam tolerarunt et balnei solio ahstinue- .<text:line-break/>ruut, febre corripiuntur, ne vel levis quidem amplius relin-<text:line-break/>qui nobis suspicio potest, quasi ob aliud quippiam et non<text:line-break/>inediam febricitarim. Quibus namque in corporis tempe-<text:line-break/>ramento siccum praevalet lnnnido et calidum frigido, his<text:line-break/>corporis habitus gracilis, ‘hirsutus et nigrior est, ac reliquis •<text:line-break/>tribus lutemperamentis, quae hoc funt minus calida, tactu<text:line-break/>calidior advertitur; plurima quoque his flava est bilis, uri-<text:line-break/>naeque ac dejectio bile satura et pulsus magni et somni leves •<text:line-break/>et pauci et animi impetus vehemens. Ergo recte horum<text:line-break/>Hippocrates turn generalem victus • formulam, cujusmodi<text:line-break/>esse conveniat , tum quot ac qualia symptomata in ejusmodi<text:line-break/>homines lucidant, non solum .ubi totum diem in cibi i ne-</text:span></text:p>
      <text:p text:style-name="P7"><text:span text:style-name="T5">dia transegerint, verum etiam ubi altero </text:span><text:span text:style-name="T20">cibo, qui</text:span><text:span text:style-name="T5"> pro<text:line-break/>prandio datur, abstinuerint, prodidit. In fextoenim Epide-<text:line-break/>miorum' ita inquit: in </text:span><text:span text:style-name="T20">calida natura refrigeratio, aqua<text:line-break/>potio, quies.</text:span><text:span text:style-name="T5"> In libro autem de acutorum victu, quem ali-<text:line-break/>qui adversus Cnidias sententias inscribunt, quum de iis dis-<text:line-break/>putat qui solitum prandium dimittunt, etiam hujus naturae<text:line-break/>hominum meminit, picrocholos eos a redundante fueco no-<text:line-break/>minans. • Ejus verba ita se habent; </text:span><text:span text:style-name="T20">Sed et qui bis die<text:line-break/>comedere consueverunt, ii si non pranderit, aegrotant, tum<text:line-break/>imbecilli et infirmi fiunt ac timidi ad quodvis opus;</text:span><text:span text:style-name="T5"> prae-<text:line-break/>terea'cardialgiam patiuntur, siquidem </text:span><text:span text:style-name="T20">suspensa illis viscera<text:line-break/>videntur et calidam paUidurnque mingunt et dejectio uri-<text:line-break/>tur •,</text:span><text:span text:style-name="T5"> sunt praeterea quibus os </text:span><text:span text:style-name="T20">amaricat, oculi</text:span><text:span text:style-name="T5"> cavantur,<text:line-break/></text:span><text:span text:style-name="T20">tempora palpitctnt et extremae partes frigent- • </text:span><text:span text:style-name="T5">Haec ubi<text:line-break/>praedixit, mox alia quaedam tum de coena tum de nocte<text:line-break/>ad finem sermonis ait, picrocholos tum unicum lu die<text:line-break/>victum, tum: inediam quam alios homines difficilius ferre,<text:line-break/>unam lu eo libro exponens partem eorum, quae lu sexto</text:span></text:p>
      <text:p text:style-name="P7"><text:span text:style-name="T5">•epidemiorum monuit.in universum, . quod ad victum spes-,<text:line-break/>clatri Nam refrigeratio, quam calidis naturis suasit, efficitur<text:line-break/>. cum ex aliis quibusdam tum non minime ex cibi exhibitione.</text:span></text:p>
      <text:p text:style-name="P8"><text:span text:style-name="T5">Quibus enim tum squalidus tum acer nativus calor est, tem-<text:line-break/>peramento immoderatiori temperatis, his alimenta mitio-<text:line-break/>rcm eum minusque mordentem redduirti Sane illud non<text:line-break/>latet, et boni succi.et exquisita debere esse quae his exhi-<text:line-break/>beantur nutrimenta, non tamen </text:span><text:span text:style-name="T20">ea quae boni</text:span><text:span text:style-name="T5"> succi, propter-<text:line-break/>ea quod exiguum hujusmodi substantiae in se habent; no-<text:line-break/>minentur ac nutrire nequeant, imo quod utile plurimum<text:line-break/>in se contineant. Sunt namque et malvae et brassicae et<text:line-break/>betae et lactucae, et denique omnia olera et fructus nutri-<text:line-break/>menta, quum substantia in his habilis ad alendum continea-<text:line-break/>tur. Verum sicut lu his exiguum est quod nutrit; non<text:line-break/>exiguum quod est inutile, ita in pane puro et oris et carne<text:line-break/>et alica plurimum est quod nutrit, minimum quod est in-<text:line-break/>utile. Quod si id inutile quod admixtum utili est, prae-<text:line-break/>terquam quod non nutrit, etiam .acrem, aut aridam, aut</text:span></text:p>
      <text:p text:style-name="P7"><text:span text:style-name="T5">acerbam, aut amaram, aut denique vitiosam quampiam qua-'<text:line-break/>•litatem habet, non modo non proprie nutrimenta sunt, sed<text:line-break/>.etiam medicamentosae facultatis non palum ini se habent. Ex-<text:line-break/>pedit igitur tales homines lllis nutrire cibis, quicuuque nec<text:line-break/>medicamentosam ullam sensu perceptibilem vim habeant,<text:line-break/>sed nec ipsum quod nutrit plurimum, hoc enim quoque si<text:line-break/>exsuperat, vitio non caret. Principio namque nec quae in<text:line-break/>ventriculo eorum agitur concoctio est exacta, nec si ventri-<text:line-break/>culus ea Puperet, quae lu venis obitur est; absoluta. Quod<text:line-break/>si hic quoque haud magnus sit error, saltem tertiam, qnae<text:line-break/>singulis partium propria est, difficile fuerit in omnibus illis<text:line-break/>rite perfici. Conveniet profecto huic er ut frigidum humi-<text:line-break/>dumque quodammodo ei nutrimentum exhibeas, ubi corpus<text:line-break/>tum calidius tuin siccius solito est redditum. Quare com-<text:line-break/>modissimus huic est ptisanae cremor ad unguem coctus, in<text:line-break/>quo nullum fit superfluum condimentum, utpote qui et re-<text:line-break/>frigerare et humectare ac sine siti servare hominem potest,<text:line-break/>cum eo quod nec halituosum nec humidum nec siccum detinet</text:span></text:p>
      <text:p text:style-name="P7"><text:span text:style-name="T5">excrementum ,Voco halituosu quaecunque per cutim foris<text:line-break/>effluere'sunt apta, humida quae per vesicam, sicca quae<text:line-break/>per alvum; quippe a vincenti in singusis eorum substantia<text:line-break/>nomiua ipsis imposui. Quod autem nullum horum retinebit<text:line-break/>ptisanae cremor manifestum esu Quae enim per alvum<text:line-break/>excrementorum dejectiones sunt, eas adstringentia retinere<text:line-break/>solent, quae per urinas et universam exeunt cutim, haec<text:line-break/>detinent ea quae exiguis meatibus inhaerent, </text:span><text:span text:style-name="T20">emplattomena<text:line-break/>vocant;</text:span><text:span text:style-name="T5"> praeterea quae valenter adstringunt, eas stryphna<text:line-break/>vocant; ptisana vero nec exiguos cutis meatus obturandi<text:line-break/>nec adstringendi vim habet ullam. Ac quod non adstringat<text:line-break/>quidem vel gustus ipse docet, cujus unius est proprium<text:line-break/>quod adstiingendi vim habeat discernere. Quod vero nec<text:line-break/>cutis meatibus emplastica inhaereat, id ratiocinari ex aliis<text:line-break/>ejus effectibus est promptum. Nam sive sordidum corpus<text:line-break/>extrinsecus ptisana destices, sicut aphronitrum et mel de-<text:line-break/>terget, sive ex ventriculo per vomitum educere mediocrem<text:line-break/>pituitam velis, nihilo minus mulsa utilem ptisanae cremo-</text:span></text:p>
      <text:p text:style-name="P10"><text:span text:style-name="T25">, </text:span><text:span text:style-name="T5">-rem experieris. , Additum tamen lu dictione est, medio-<text:line-break/>crem, quoniam si multa et vehementer glutinosa et crassa<text:line-break/>pituita sit, hanc radicula ex oxymelite, non mulsa aut pti-<text:line-break/>sana detergere est habilis. Est sane et mulsa ad omnes<text:line-break/>ante dictas excretiones idonea, verum nec sitim restinguit,<text:line-break/>ut ptisana et lu picrocholis amara </text:span><text:span text:style-name="T20">bile abundantibus</text:span><text:span text:style-name="T5"> naturis<text:line-break/>facile vertitur in bilem. Optimum igitur, ut diximus, lu<text:line-break/>ejusmodi temperamentis nutrimentum est ptisana. Proxi-<text:line-break/>mum ab hoc alica, cui paululum aceti distributionis gratia sit<text:line-break/>adjectum. Tertium quae fine aceto liquida est, non crassa,<text:line-break/>qualem nonnulli praeparant assimilem pulti; injecisse vero<text:line-break/>huic dum coquitur aliquid porri satius est; nam quae tum<text:line-break/>anethi, tum salis aliquid necessario habebit neminem latet.<text:line-break/>Quin eliam in furno coctus panis utilis est cibus, sicut etiam<text:line-break/>e piscibus saxatiles omnes. Nec ipsis minus aselli, nisi si<text:line-break/>prope lacuin </text:span><text:span text:style-name="T36">a</text:span><text:span text:style-name="T5">Pt magnum flumen, quod </text:span><text:span text:style-name="T20">in</text:span><text:span text:style-name="T5"> mare decidat<text:line-break/>depasti, h umidam magis glutinosamque habeant carneui.<text:line-break/>Proxime ah asellis fiunt solea et torpedo', itemque inter pis-</text:span></text:p>
      <text:p text:style-name="P7"><text:span text:style-name="T5">ces lupus et mullus, post mugile pelago. Omnis autem pis-<text:line-break/>cis deterior est qui prope lacum qui mari conjungitur aut<text:line-break/>magni fluminis ostium pascit. Ex volatilibus autem optimi'<text:line-break/>funt perdices ac montani omnes aniculae. Ab his galliua-<text:line-break/>cei et phasiani et juvenes columbae, scd nec hae tamen in-<text:line-break/>tus claudendae, quum excrementofa sint omnia quae exer--<text:line-break/>citatioue carent. Excrementofa vero non minus sunt tum'<text:line-break/>lacustria tum palustria omnia, quo fit ut etiam ex ipfis suil-<text:line-break/>lis carnibus optima sit montana, ab his deinceps haedi sunt,<text:line-break/>lu omnibus jam dictis fugienda tum vetula tum recens edita<text:line-break/>sunt, illa namque duriora concoctuque difficiliora sunt, haec<text:line-break/>immodice humida et excrementofa, ac potissimum quaecunque<text:line-break/>ex animalium generibus sunt, quae naturaliter humida sunt<text:line-break/>nt oves suesque. Verum de omnium ciborum facultate albi<text:line-break/>praecipimus, nunc veluti alia in hoc opere, sic ista quoque<text:line-break/>exempli causa sint dicta, siquidem propositum nobis in hoc<text:line-break/>est non tanquam lu iis quae de alimentis et medicamentis<text:line-break/>scripsimus materias investigare, sed solas facultates genera-</text:span></text:p>
      <text:p text:style-name="P7"><text:span text:style-name="T5">les</text:span><text:span text:style-name="T25">, </text:span><text:span text:style-name="T5">nihil autem profecto referat generalesne facultates an<text:line-break/>universales ipsas appelles. Revertamur ergo rursus ad<text:line-break/>propositum. Quibus acre aliquid quotidie transpirat, ii, si<text:line-break/>cutis ipsis stipetur, prompte febri corripiuntur. Stipant vero<text:line-break/>hauo tum quae adstringuut omnia, veluti paulo supra me-<text:line-break/>moravimus de Albulis aquis, tum quae exiguis meatibus<text:line-break/>emplastrantur. Aliquando autem ipsius'cutis immoderatior<text:line-break/>siccitas exiguos ipsius meatus densat. Proinde qni oenanthe<text:line-break/>in balneo utebatur, hunc nos vidisti quo tempore inaequali-<text:line-break/>tatem sentire sc quereretur, uti vetuisse; simili modo et qui<text:line-break/>largo vino cum oleo exiguo utebatur,, item qni lentiscino<text:line-break/>tum cum denfitudinem sentiebat, hunc quoque de </text:span><text:span text:style-name="T20">caeteto,<text:line-break/></text:span><text:span text:style-name="T5">ut scis, uti prohibuimus. Inhibuimus non, minus et eum,<text:line-break/>qui quotidie insolabatur, et eum qni pulvere utebatur. Al-<text:line-break/>texi vero qui jam ad inaequalitatem febrilem pervenerat,<text:line-break/>vehementiam remittere frictionis jussimus. Jam alium, ut<text:line-break/>leis, curavimus mirantem quo pacto una lavatione, ac</text:span></text:p>
      <text:p text:style-name="P6"><text:span text:style-name="T5">debita frictione horridam ejus multorum dierum inaequali-<text:line-break/>tatem dissolverimus. Utebatur autem et, ille adstringentu<text:line-break/>oleo, hoc inquam jure propter alios usus, celebri, rarum<text:line-break/></text:span><text:span text:style-name="T20">vel pretiosum</text:span><text:span text:style-name="T5"> vocant. Hoc igitur mutantes ac Sabino tum,<text:line-break/>pinguiter tum molliter uberius perfricantes ac bis lavantes,<text:line-break/>illico fanum reddidimus. Non solum igitur haec omnia vi-<text:line-break/>tanda iis sunt qui sumidum et suliginosum e corpore exha—<text:line-break/>lant, sed etiam quae glutinosum et quae crassum gignunt<text:line-break/>succum, etenim haec parvos meatus obstruentia transpiratio-;<text:line-break/>nem morantur. Retinent non minus , ut dictum est, tran-<text:line-break/>spirationem et quae cutem immodice siccant. Multos fi-<text:line-break/>quidem quum talibus lu sole uterentur, alios vero cum ube-<text:line-break/>riore nitro, alios cum sale aut exercitatione multa aut sii—<text:line-break/>ctioue dura, praeterea strictione sicca et calidis fomentis et<text:line-break/>pulvere et horum occasione quotannis aegrotarent; ipse<text:line-break/>testis es , ut ab iis prohibitos multis jam annis sanos ser-<text:line-break/>vaverimus.- Sunt autem merito ejusmodi praecepta tum<text:line-break/>valentium adhuc tum eorum qui jam de valetudine querun-<text:line-break/>tur cummunia. Non enim ei quae jam, facta est febri con-</text:span></text:p>
      <text:p text:style-name="P6"><text:span text:style-name="T5">fulunt, sed ei quae nunc lu generatione est prospiciunt,<text:line-break/>tollendis iis quae illas excitant causis; nam quae adhuc in,<text:line-break/>generatione febris est, dum aufertur causa, ipsa una interit;<text:line-break/>Quare quae in libris de sanitate tuenda de ejusmodi ternpe-<text:line-break/>ramentis sunt prodita , ea omnia ad eos qui febricitare inci-<text:line-break/>piunt,’ sive id sanationem appellasse oportet sive pravidenv<text:line-break/>' tiam, sunt transferenda. Siquidem sanamus id febris quod,<text:line-break/>jam invasit, etiam si exiguum est prospicimus, nequid am-<text:line-break/>plius proveniat adimentes causam.</text:span></text:p>
      <text:h text:style-name="Heading_20_2" text:outline-level="2">Cap. <text:span text:style-name="T44">II</text:span>I.</text:h>
      <text:p text:style-name="P39"><text:span text:style-name="T5">Quemadmodum vero jam dictarum man-<text:line-break/>ae naturarum et quum valent et quum de se queruntur<text:line-break/>communis scopus est ut fluxile et tra»spirabile undique<text:line-break/>ecrpus reddatur, ita illud quoque ut trun vigilias tum irain<text:line-break/>tum tristitiam tum curam tum ustionem tum frigus tum<text:line-break/>lassitudinem fugiant, cum promptissime post haec ejusmodi<text:line-break/>temperamenta febre capiantur- Sanare vero ea quoties ex ali-<text:line-break/>qua dictarum occasionum-fehricitarint oportet, partim simi-<text:line-break/>liter lis quo§ ex stipata cute laborare, diximus , partim dissi-</text:span></text:p>
      <text:p text:style-name="P6"><text:span text:style-name="T5">militer. Quippe in prima accessione inclinante' ducendi lu<text:line-break/>balneum omnes sunt, tum pinguiter simul ac niolliter fri-<text:line-break/>candi , ii quidem qui ex aliquo quod cutem adstrinxit labo-<text:line-break/>rant sicut dictum est; qui vero ex siccitate, fricandi quidem,<text:line-break/>et ipsis sed parcius, lavandi autem uberius. Respiciendum<text:line-break/>vero sernper. ad virium modum est iit omnibus ejusmodi<text:line-break/>auxiliis. Atque irae quidem et tristitiae et vigiliae ac curae<text:line-break/>nec frictionibus nec lavationibus multis indigent, sed orn-<text:line-break/>nibus qui ex ejusmodi occasione scbricitarint oleum insun-<text:line-break/>dendum tepidum large est, cui minime adstringens vis insit;<text:line-break/>tum paululum fricandi atque ex consuetudine lavandi. Ustlo<text:line-break/>vero protinus ab initio refrigerationem desiderat, tum cre</text:span><text:span text:style-name="T25">-ι-<text:line-break/></text:span><text:span text:style-name="T5">briorem lavationem, minime vero aut oleum largum aut<text:line-break/>crebram frictionem. Sint autem quae refrigerent et rosa-;<text:line-break/>ceum es omphacinum; quod etiam, arbitror, ornotribes, id<text:line-break/>est crudum, oleum nominant. Utiliora vero his sunt quae<text:line-break/>nihil in se salis omnino habent. Efficies haec frigida si vas<text:line-break/>in quo continentur niagis in puteo suspendas, ut aquam</text:span></text:p>
      <text:p text:style-name="P6"><text:span text:style-name="T5">tangat- Praeterea si defluxus frigidae aquae vasi se illidat,<text:line-break/>magis humorem refrigerat. Quod si largius refrigerata cu-<text:line-break/>pis, vas nive circumdabis. Infundere autem sincipiti sublata<text:line-break/>in altum manu per mediocrem lanae modum oportet. Haec<text:line-break/>'usque ad inclinationem faciens in balneum duces. Si vero<text:line-break/>qui memorato est temperamento, de quo omnis hic sermo est,<text:line-break/>ex frigore febricitet, etiam ducendus ad baIneum in remissione<text:line-break/>is esu Si autem cum gravedine et destillatione febricitet,<text:line-break/>• priusquam haec concocta sint lavandus non esu At qui ex'<text:line-break/>ustione febricitant, ii vel quum haec adsint lavari debebunt,<text:line-break/>veluti in libris de sanitate tuenda ostendimus. Post lava-<text:line-break/>crum vero iisdem quibus ante madefacienda amborum ca-<text:line-break/>pita sunt, eorum quidem qui ex ustione febricitarunt resci*<text:line-break/>gerantibus, qui ex frigore calefacientibus. Sunto autem<text:line-break/></text:span><text:span text:style-name="T20">et</text:span><text:span text:style-name="T5"> haec post balneum mediocria, cujusmodi irinum dictum<text:line-break/>est et nardluum unguentum. Verum de his immorandum<text:line-break/>pluribus non est, praesertim in libris de sanitate tuenda<text:line-break/>jam proditis. Sed suffecerit dixisse reliqua simili modo in</text:span></text:p>
      <text:p text:style-name="P6"><text:span text:style-name="T5">febricitantibus esse facienda, quemadmodum in ustis et refri-<text:line-break/>geratis citra febrem facienda praecepimus, non tamen quo-<text:line-break/>vis tempore lavandos febricitantes esse., fed lu accessionis<text:line-break/>remissione. Praeterea qui ex ustione febricitant, iis inten-<text:line-break/>dendam quae ex refrigerantibus conflet curationem esse; iis<text:line-break/>vero’qui ex frigore, eam quae ex calefacientibus consistit re-<text:line-break/>mittendam. Reliquum autem fuerit ut communitatem ac<text:line-break/>differentiam in nictu omnium comprehensarum conditionum<text:line-break/>in proposito temperamento, ubi febre diaria laborat, expoua-t<text:line-break/>mus. Omnium igitur communis victus species esto, quae et<text:line-break/>boni sit succi et concoctu facilis, et quae nusquam exiguis<text:line-break/>cutis meatibus inhaereat; scd ii qui exusti sunt, cum eo quod<text:line-break/>refrigeret et humectet. Pari modo iis quos ira male habuit,<text:line-break/>lis vero, qui refrigerati fuerunt cum eo quod calefaciat mo-<text:line-break/>. dice. Iis qui pervigilio, tristitia et nimia cura Iunt affecti,<text:line-break/>quod humectet ac fomnum conciliet. Ad eundem modum<text:line-break/>iis qui fatigati sunt magis nutriens, iis qui refrigerati sunt<text:line-break/>minus nutriens, reliquis quod medium fit amborum. Vi-<text:line-break/>num vero ipsu conscius es omnibus me ejusmodi </text:span><text:span text:style-name="T20">naturis</text:span></text:p>
      <text:p text:style-name="P7"><text:span text:style-name="T5">concedere , sed quod turn nspeotu tum viribus sit aquosum,<text:line-break/>id enim ad omnia utilius quam aqua est, ut quod et concoctio-<text:line-break/>pem juvet, et urinas ac sudores provocet. Constat autem<text:line-break/>et Hippocratem non in diariis modo febribus, verum etiam<text:line-break/>in acutis ex iis quae de acutarum victu prodit vinum dare.<text:line-break/>At lu sexto epidemiorum sive ipse fit', sive Thessalus ejus<text:line-break/>filius, tinum calidis temperamentis prohibet, idque non<text:line-break/>modo quum febricitant, scd etiam per sanitatem ; quippe in<text:line-break/>calida natura suadet turn refrigerationem turn aquae potio-<text:line-break/>nem tum quietem, nisi forte copiosius utendum esse aqua<text:line-break/>quam vino ejusmodi naturis suadere eum dixeris, quem-<text:line-break/>admodum nonnullis placet. Hoc igitur seorsum per se<text:line-break/>disquiratur, de potione vero frigidae decidendum. Ego<text:line-break/>igitur censeo ejus generis naturas et sium valent ejusmodi<text:line-break/>potione magnopere juvari, nec in diaria febre iis quibus in<text:line-break/>usu fuit eam circumcido; si quis vero non assuevit, huic<text:line-break/>per febrem dare </text:span><text:span text:style-name="T20">non inceperim, nisi pristina</text:span><text:span text:style-name="T5"> plane sanitate<text:line-break/>prius redditu. Quod si vel propter timiditatem, vel propter</text:span></text:p>
      <text:p text:style-name="P7"><text:span text:style-name="T5">consuetudinem a pueris, vel salsam opinionem frigidam<text:line-break/>timeat , turn opere homini persuadeam observans in aestate<text:line-break/>quum aestuat, tum ratione post opus. Nam ubi post usum<text:line-break/>ejusmodi potionis liberatus statim ab urendo aestuandoque<text:line-break/>est, visusque surniorem ex eo stomachum quam ante habere,<text:line-break/>-tum ventriculus illi biliosum dejecit et probe concoxit, ac<text:line-break/>-corpus Jquum ea iterum iterumque ' usus fuerit reficitur,<text:line-break/>tum vero estis quoque ei indicatis quibus simili ratione con-<text:line-break/>tuli exposuerim, primum quidem illud esse omnium longe<text:line-break/>verissimum, </text:span><text:span text:style-name="T20">contraria contrariorum e (se remedia,</text:span><text:span text:style-name="T5"> prodi-<text:line-break/>tum autem mini de hoc prius esu Mox illud, </text:span><text:span text:style-name="T20">temperamen-<text:line-break/>tum ejus sanitatis siymrnetriam egrejsum morbo este pro-<text:line-break/>pinquum,</text:span><text:span text:style-name="T5"> tum sanitatem ejusmodi corporum dubiam esse,<text:line-break/>ac potius in affectu quam in habitu. Praeterea quod si boni<text:line-break/>temperamenti esset, hoc illi omni studio tuerer, quum vero<text:line-break/>vitiosi sit temperamenti et naturae, in melius immuto. Porro<text:line-break/>dictum et de his fusius est lu libris de.sanitate tuenda, uude</text:span></text:p>
      <text:p text:style-name="P6"><text:span text:style-name="T5">nec immorandum mihi hic multis est eos imitanti scripto-<text:line-break/>res qui quum pauca prorsus sciant, ipsa lu omnibus libris<text:line-break/>inculcant. Id enim non multa est docere , sed multa scri-<text:line-break/>bere et mullas chartas consumere, quum licet paucas, ac<text:line-break/>multum temporis nulla necessitate conterere. Itaque nec<text:line-break/>notas diariarum febrium hoc loco describo, utpote jam<text:line-break/>praedictas mihi in secundo de crisibus propemodum univer-<text:line-break/>sas, si quae vero reliquae suerunt, etiam in primo de </text:span><text:span text:style-name="T20">fe-<text:line-break/></text:span><text:span text:style-name="T5">brium differentiis proditas. Quin etiam lu libris de pulsi-<text:line-break/>bus quantum ex ipsis sit utile exposuimus Ioli ut scis,<text:line-break/>inonium qui ante nos fuerunt, adeo, arbitor, clare .ut nec<text:line-break/>puerum quod tradidimus lateat, quum Archigenes, ut osten-<text:line-break/>.dirnus, non docuerit, scd deblaterarisplurima tum ih opere<text:line-break/>de pulsibus tum in eo quod desiebrium significatione lusuri-<text:line-break/>biti Ut autem eum qni in aluminosa aqua sc lavit mei<text:line-break/>'dici usque in tertium diem cibo abstinere jusserunt, ad eun-<text:line-break/>dem scis modum neminem eorum qui et exusti et fatigati<text:line-break/>' suerunt, vel alia quapiam ex jam dictis causis febre teutati,</text:span></text:p>
      <text:p text:style-name="P6"><text:span text:style-name="T5">lavisse aut nutrivisse priusquam diatritun transmisissent.<text:line-break/>' Necesse enim prosecto est et me diatritun dicere, ne in hoc<text:line-break/>quoque nugis eorum me exponam, dicentium aliam esse ter-<text:line-break/></text:span><text:span text:style-name="T5">. </text:span><text:span text:style-name="T5">tii diei accessionem aliam ipsam primam diatritun; quippe<text:line-break/>hactenus eorum nugas processisse ipse aliquando audisti. Sed<text:line-break/>sive primam diatritun sive aliud quidvis appellasse velint;<text:line-break/>non semel nos bisve aut </text:span><text:span text:style-name="T20">ter,</text:span><text:span text:style-name="T5"> verum saepius quam ut memi-<text:line-break/>nisse possimus, tum in primo statim die ad vesperam eos<text:line-break/>qui diaria febre laborarunt larimus, tum vel magis in </text:span><text:span text:style-name="T20">fe-<text:line-break/>cundo,</text:span><text:span text:style-name="T5"> imo etiam lu ipso, tertio, ceu paulo'ante diximus de<text:line-break/>eo, 'cui stipata cutis suerat. Verum hanc causam rarenter<text:line-break/>vidi febrem accendere, itaque etiam maxime tractanda de-<text:line-break/>fumpsi; ustionem </text:span><text:span text:style-name="T20">vero</text:span><text:span text:style-name="T5"> et lassitudinem et caeterorum sin-<text:line-break/>gula plane saepe. Vidisti autem eos omnes quarto die<text:line-break/>mane ad solita redire munia, ac melicis qui ipsos tertium<text:line-break/>diem prosus lu cibi inedia exegisse fuerant opinati occur-<text:line-break/>rere. Itaque etiam miranti tibi ac quaerenti quid demum</text:span></text:p>
      <text:p text:style-name="P6"><text:span text:style-name="T5">causae esset cur vel nunc saltem ejusmodi medici ab' iis<text:line-break/>quae perperam' opinantur non recedant convenienter,nt<text:line-break/>arbitror, respondi quod neque veram speculationem nosce-<text:line-break/>rent, et nunc" eam incipere discere erubescerent. - Aliqui<text:line-break/>tamen, veluti confitentem aliquando ex iis qnendam cum<text:line-break/>lacrymis veritatem nobis solis audivisti, nec vitae sibi ne-<text:line-break/>cessaria ajunt assutura, si qni eos scire aliquid existimant<text:line-break/>discentes jam videant. Verum tu hoc semel audivisti, deos<text:line-break/>autem omnes testor multos ea milri saepe soli confessos<text:line-break/>Iacrymantes ac infelicitatem suam deplorantes, quod sub<text:line-break/>inalis praeceptoribus tempus perdidissent. 1 uroque tini rur-<text:line-break/>'sus deos illud quoque mihi persaepe a condiscipulis dictum<text:line-break/>esse, quum essem adhuc aetate adolescens. Nam quum<text:line-break/>mihi mos esset, ubi aliquis me de dogmate aliquo num </text:span><text:span text:style-name="T20">ve-<text:line-break/></text:span><text:span text:style-name="T5">, rum esset percontaretur, me dicere responderenonpossep<text:line-break/>nisi reliquorum omnium </text:span><text:span text:style-name="T20">dogmata</text:span><text:span text:style-name="T5"> didicissem , ac methodum<text:line-break/>quandam mihi comparassem qua quod melius esset discer-<text:line-break/>nerem, non. pauci ex condiscipulis qui haee-audierant-milii</text:span></text:p>
      <text:p text:style-name="P6"><text:span text:style-name="T5">responderunt, me et excellenti natura et singulari propter<text:line-break/>patris mei Iiberalitatem esse eruditione et aetatem ad discent<text:line-break/>dum idoneam et impensas unde disciplinis vacem suppedia<text:line-break/>tatas habere, sucum non ita agi, qui et rudes in primis dis- '<text:line-break/>ciplinis essent, nec acuto ut ego ingenio, nec quod impen-<text:line-break/>. derent habere; itaque contentos esse oportere iis, quae<text:line-break/>..nunc nosseut, qualiacunque ea forent Minime igitur mireris<text:line-break/>cur plerosque medicorum non pudeat diatritun in ore ha-<text:line-break/>bere , etiam si sexcenties nos praesagire in aegris viderunt,<text:line-break/>diariane febre laborarent, an ea quae tertio quartove die<text:line-break/>accessionem aliquam esset habitura. Illud potius aestima<text:line-break/>quod Hippocrates monuit, homo alias ingenio maxime philo-<text:line-break/>fophico. </text:span><text:span text:style-name="T20">Quum</text:span><text:span text:style-name="T5"> equidem </text:span><text:span text:style-name="T20">peracutus morbus_est, extremos<text:line-break/></text:span><text:span text:style-name="T5">quam </text:span><text:span text:style-name="T20">primum labores habet, tum summe tenuifsimo victii<text:line-break/>necejse esi utit Quum vero non, scd licet liberalius cibare,<text:line-break/>tantum esi de extrema vietus ratione remittendum , quan-<text:line-break/>tum morbus extremis esi mitior.</text:span><text:span text:style-name="T5"> Labores namque dicit<text:line-break/>omnia, quae hominem offendunt, extremos vero maximos;</text:span></text:p>
      <text:p text:style-name="P6"><text:span text:style-name="T5">quales in sumum rigore fiunt. . Jubet autem referveri in id<text:line-break/>temporis summam, nictus tenuitatem , nihil profectu docens<text:line-break/>diversum ab eo, quod alibi, dixit: </text:span><text:span text:style-name="T20">Quum in summo vigore<text:line-break/>morbus esi, tum</text:span><text:span text:style-name="T5"> victu uti </text:span><text:span text:style-name="T20">tenuijsimo esi necejsie.</text:span><text:span text:style-name="T5"> Atqui<text:line-break/>fieri non potest, ut fnmmam nictus lenitatem ad summi vi,-<text:line-break/>gbris tempus differas, nisi inter initia conjeceris, circiter<text:line-break/>r quotum diem in vigore morbus sit futurus. Sed et insanire</text:span></text:p>
      <text:p text:style-name="P5"><text:span text:style-name="T5">Hippocratem dicunt qui haec scripserit, et tametsi nos opere<text:line-break/>ea ostendimus, omnia potius putant, quam posse quempiam<text:line-break/>in prima aliquando accessione certam notitiam affectus aegro-<text:line-break/>tantibus habere. Ego vero nec in omnibus aegrotantibus sa-<text:line-break/>teor exacte me scire in primo die affectum, nec ullam dia-<text:line-break/>riam me febrem posse fugere; at vero ut nihil in victus<text:line-break/>ratione primis saltem diebus pecces, hoc fatis est, si discer-<text:line-break/>nere diariam a reliquis queas.. Ac propterea quarto die.<text:line-break/>in quo illi hominem quem jam emaciarunt, primum nutrire,<text:line-break/>incipiunt, nos ad consueta munia dimittimus, ac a diariis</text:span></text:p>
      <text:p text:style-name="P7"><text:span text:style-name="T5">in acutas febres transitum fieri hac nictus ratione prohibe-<text:line-break/>mus; quum si quis aliter cibet, excipiant necessario jam<text:line-break/>dictas naturas ardentissimae febres. Sunt enim aliae natu-<text:line-break/>rae quibus aut nihil aut non magnopere incommodet tot<text:line-break/>dierum inedia; sicut e diversu aliae quibus non modo innoxia,<text:line-break/>scd etiam utilis est trium dierum inedia. Verum de caeteris<text:line-break/>naturis post decernam. Propositum vero nunc nobis ah<text:line-break/>inito temperamentum inediae in iummum ducunt discrimen,<text:line-break/>in quacunque injungantur febre, non solum iis quas modo<text:line-break/>commemorari diariis.</text:span></text:p>
      <text:h text:style-name="Heading_20_2" text:outline-level="2">Cap. IV.</text:h>
      <text:p text:style-name="P39"><text:span text:style-name="T5">Etenim si propter' obstructionem aliquan-<text:line-break/>do, ut dictum est, coacta transpiratio sit, si parva ea sit,<text:line-break/>qui recte deterserit, secundam fore accessionem vetabit; sin<text:line-break/>insignis, non possis ita promittere. Quod et si inultiet crassi<text:line-break/>et glutinosi impacti humores sint, quae hos excipit febris<text:line-break/>fieri non potest ut intra fines diariarnm consistat, quando,<text:line-break/>ex necessitate huic lu mali fucci naturis ea quae ex</text:span></text:p>
      <text:p text:style-name="P6"><text:span text:style-name="T5">putredine humorum accenditur succedet. Nam in aliis<text:line-break/>saltem temperamentis quae in sequentibus exponam, ex-<text:line-break/>citari ex tali causa potest’citra humorum putredinem: ali-<text:line-break/>qua continentis febris species. Porro capere ejusmodi ser-<text:line-break/>moues omnino non potest, qui prius in memoratis ope-<text:line-break/>ribus non sit exercitatus, ac potissimum lu eo quod de<text:line-break/>febrium disterentia inscribitur. Nam ubi obstructio quae-<text:line-break/>piam mediocris est, ob quam febricitant quibus vitiosus est<text:line-break/>humor in primo die, atque etiam secundi aliqua parte, nul-<text:line-break/>lum est in'pulsu putredinis signum, aeque ut nec cruditatis<text:line-break/>in urinis. Protracta tamen declinatione nec amplius pro<text:line-break/>ratione,' sicut post summum algorem inceperat, cedente,<text:line-break/>. suspectus affectus est, veluti e </text:span><text:span text:style-name="T20">diversa</text:span><text:span text:style-name="T5"> in quibus ad solutio-<text:line-break/>nem festinat, ve! halitus aliqui vel madores vel sudores<text:line-break/>exierunt, vel multa bona urina cum signis in pulsu bonis,<text:line-break/>in iis procul dubio diaria febris est. Sed quae ex parva<text:line-break/>oritur obstructione, ea;ut dictum est, saltem inter initia<text:line-break/>similis diariis est, protracta tainen declinatione suspecta red-</text:span></text:p>
      <text:p text:style-name="P6"><text:span text:style-name="T5">ditur, quamvis putredinis indicia in pulsu adhuc non appa-<text:line-break/>reant; quippe nisi vitiosus humor penitus transpiret,'necesse<text:line-break/>est putrefiat. Ergo ut transpiret majore jam auxilio est<text:line-break/>opus. Ac fiquidem vel puer vel senex sit, sanguinem de—<text:line-break/>trahere non licet; inter has aetates ubi robur aegro non<text:line-break/>deest, secanda vena est, etiam fi plenitudinis signa non ad-<text:line-break/>sunt. Praestat enim vitiosi humoris majore parte emissa ad<text:line-break/>detergendas obstructiones accedere, quum alloqui metus sit<text:line-break/>si obstructionibus liberandis, priusquam vacuaveris, studeas,<text:line-break/>ne iplas magis impingas. At solvunt quidem obstructiones<text:line-break/>quae detersoriam facultatem obtinent, seu foris cuti sint ad-<text:line-break/>mota, seu intro in corpus accepta. Periculum vero est<text:line-break/>etiam ne quae soras trahunt, una cum iis quae, opstruunt,<text:line-break/>etiam aliud quippiam attrahant, et quae ab interno sursum<text:line-break/>•feruntur, aliquid- fecum in iis quae in vasis continentur<text:line-break/>•rapiant. </text:span><text:span text:style-name="T5">; </text:span><text:span text:style-name="T5">Quod ipsum si lenax sit vel crassum obstructionem<text:line-break/>plane geminabit; sin aliter, multitudine certe sua non parum<text:line-break/>omnino nocebit. Cernimus enim aliquando.- etiam quod<text:line-break/>•multum est, cum simul. totum confluit, obstruendo haerere.</text:span></text:p>
      <text:p text:style-name="P7"><text:span text:style-name="T5">infigique non minus quam ea quae glutinosa fiunt et crassa;<text:line-break/>quod si per meatus angustos est transitus,-multo profecto ma-<text:line-break/>' gis retineri, Quo igitur et his iter liberum, et iis quae foris<text:line-break/>admoventur attractio tuta fit, utilissimum est corpus iua-<text:line-break/>nisse. Quin etiam fumosa fuliginosaqtie humorum excre-<text:line-break/>menta, quae per </text:span><text:span text:style-name="T20">cutirn exlsulant,- succis</text:span><text:span text:style-name="T5"> imminutis pauciora<text:line-break/>restabunt, Quare inde quoque, minor reddetur febrilis ca-<text:line-break/>lor, sic ut foras evanescere', si exiguae obstructiones sint,<text:line-break/>queat. Etgo quum suspicio erit cutim esse ex, obstructione<text:line-break/>praeclusam,- id quod tum ex eo conjicies, quod non suerit<text:line-break/>in primae accessionis remissione vacuatio fatis magna, tum<text:line-break/>quod similis sibi perduraverit remissio , si homo ex nulla<text:line-break/>manifesta febricitavit caula, etiam certiorem obstructionis<text:line-break/>dignotionem habes; sin-ex evidenti aliqua causa, fieri potest<text:line-break/>ut duae simul coierint causae. Nam si altera tantum cau-<text:line-break/>sarum quam externa impressit fubessei, imminuta remissio<text:line-break/>suisset cum sensibili alicu jns exeretione; haudquaquam igi-</text:span></text:p>
      <text:p text:style-name="P7"><text:span text:style-name="T5">tur differendum est sanguinem ita laborantium mittere, tum<text:line-break/>ad virium tum ad obstructionis magnitudinis proportionem.<text:line-break/>Indicetur autem obstructionis magnitudo ex ipsa magnitudine<text:line-break/>febris, ut quae ex majore obstructione major, ex minore<text:line-break/>minor inciderit- Ubi vero modice vacuaveris, haud multo<text:line-break/>post aut nutrimentum aliquod aut medicamentum ex iis<text:line-break/>quae detergeant exhibebis. • Sunt porro non multa quae in<text:line-break/>febribus id praestent; scd sicut dictum prius est, in alimento-<text:line-break/>rum ratione sunt ptisana et mulsa, in medicamentorum<text:line-break/>oxymeli et quaecunque incoquere in mulsa licet, ceu cala-<text:line-break/>mintha et hyssopum et origanum et serpillum et iris et .<text:line-break/>apium. Verum haec omnia justo sunt calidiora, ideoque<text:line-break/>febres accendunt ut unum. Oxymeli </text:span><text:span text:style-name="T20">vero</text:span><text:span text:style-name="T5"> solum nec febres<text:line-break/>accendit et strenue deterget, sic ut ea quae glutinosa crassaque<text:line-break/>sunt, dissolvat et meatus obstructos liberet. At inter mul-<text:line-break/>fam et oxymeli medium locum habet quod apomeli dicitur,<text:line-break/>cujus plurimus in Peloponneso est usus. Non immerito,</text:span></text:p>
      <text:p text:style-name="P6"><text:span text:style-name="T5">.arbitror, et saccharum inter haec numerandum. Ex hoc<text:line-break/>, - nictu servabis, quantum de febrili calore minuitur. Etenim<text:line-break/></text:span><text:span text:style-name="T5">si </text:span><text:span text:style-name="T5">tertio die mane videris minimum esse quod de febre</text:span><text:span text:style-name="T36">1</text:span><text:span text:style-name="T5">re-<text:line-break/>linquitur, ac neque putredinis humorum in pulsu nota<text:line-break/>subsit;, neque in urina cruditatis, suspecta vero hora' qua<text:line-break/>primo die febris invasit extra meridiem nota sit, audacter<text:line-break/>hominem quam ocyssirne lavabis longe ante' sextam horam.<text:line-break/>Abunde'tamen sit si intra tertiam horam lavationem comple-<text:line-break/>veris. Ad eundem modum et fi decimam horam inspectam<text:line-break/>habueris, usque ad septimam laves licet, quum tres aequi-<text:line-break/>noctiales horas quatuorve inter balneum accessionisque tem-<text:line-break/>pus interponi abunde sit fatis. Debet autem in balneo cor-<text:line-break/>pus prius unctum ac moderatissime frictum, mox detergeri<text:line-break/>extrinsecus abluique. Sane detergentium materiam expo-<text:line-break/>sitani habes in commentariis iis, qui de medicamentis funt<text:line-break/>. conscripti. Deligenda vero scmper funt quae ad rem pro-<text:line-break/>positam sint accommoda; quippe distincta in his funt turn<text:line-break/>quae-magis, tum quae minus detergent. Sed et. nunc ex-</text:span></text:p>
      <text:p text:style-name="P6"><text:span text:style-name="T5">empli causa pauca dicemus. Moderatissime detergent tum<text:line-break/>ervi farina tum hordei tum fabarum, praeterea mulsa<text:line-break/>aquosa; magis vero quam haec iris et panacis radix .et<text:line-break/>aristolochia et mulsa quae mediocri est mixtura, veluti etiam<text:line-break/>hac magis quae meracissima est Eit haec ubi mixta melli<text:line-break/>exigua est aqua, sic ut liquatum mel exiguos cutis meatus<text:line-break/>facile ingredi possit. Possunt autem vel hac magis detergere<text:line-break/>tum spuma nitri tum nitrum ipsum turn aphronitrum. Si<text:line-break/>autem- nitrum, opus est eo quod ex tenuibus partibus con-<text:line-break/>stet, cujusmodi Berenicium est; si vero lapidosum .sit, uri<text:line-break/>id laevigarique diligenter debebit. Mel autem purissimum<text:line-break/>acerrimumque, cujusmodi est Hymettium. Est autem et sapo<text:line-break/>nominatus ex iis quae maxime detergere valeant. Atque<text:line-break/>haec fatis multa detergentium materiae exempla , sunt.'<text:line-break/>Tempestivum enim est jam ad ea quae post balneum ad-<text:line-break/>hibeutur accedamus. Sunt autem ea minime multa, nam<text:line-break/>praeter aquam quae parum apii incoctum in sc habuerit,<text:line-break/>nihil Itis est offerendum, licet quod inter balueum,et fuspe-</text:span></text:p>
      <text:p text:style-name="P7"><text:span text:style-name="T5">letas horas spatium erit, trium fore horarum conjiciamus.<text:line-break/>Si vero- citra vesperam aut duabus horis citius . quam primo<text:line-break/>die accessio invadet, tum lavisse mane liceat turn cibasse, scd<text:line-break/>tantum ptisanae cremore. Deinde si suspectae horae nihil<text:line-break/>prorsus afferant, et lavare rursus, si velit, licet et: cibare ad<text:line-break/>eas quas diximus considerationes intento. Sin aliquid eve-<text:line-break/>niat et conferendum id' est cum accessione quae primo die<text:line-break/></text:span><text:span text:style-name="T5">/ </text:span><text:span text:style-name="T5">inciderat, et tum urinae considerandae turn pulsus sunt,<text:line-break/>quae omnia profecto mediocria apparebunt; ubi exigua<text:line-break/>relinquitur obstructio. Quare ipsum et lavabis quarto die et<text:line-break/>cibabis jam dictus scopos habens, fperabisque nihil quinto<text:line-break/>die superventurum. At si magna obstructio facta fit, </text:span><text:span text:style-name="T20">ea </text:span><text:span text:style-name="T20">'</text:span></text:p>
      <text:p text:style-name="P9"><text:span text:style-name="T5">• febris ex diariarum genere non erit. Quare in proximum<text:line-break/>differatur sermonem , quum in hoc de diariis tantum agere<text:line-break/>statuerimus.</text:span></text:p>
      <text:h text:style-name="Heading_20_2" text:outline-level="2">Cap. V.</text:h>
      <text:p text:style-name="P39"><text:span text:style-name="T5">Quoniam igitur diariae febres in propositis<text:line-break/>corpurum temperamentis, saepenumero etiam ciborum cru-</text:span></text:p>
      <text:p text:style-name="P6"><text:span text:style-name="T5">ditatibus succedunt, proximum fuerit de ipsis disserere. Ergo<text:line-break/>pessima quidem in ejusmodi temperamentis cruditas est ci-<text:line-break/>tissimeque febrem accendit in qua cibi in nidorulenlam<text:line-break/>et fumosam qualitatem corrumpuntur, quando ea quae lu<text:line-break/>aridam vertit, ut rarissime talibus naturis contingit, ita mi-<text:line-break/>nus nocet. Dicemus autem de utraque seorsum, incipientes<text:line-break/>ab ea quae saepius, his incidit et magis laedit. Ea est, ut di-<text:line-break/>ximus, nidorosa quaedam ac fumosa, quae utique, si alvus<text:line-break/>lubrica sit; minus est noxia, sin adstringitur, gravis esu Si-<text:line-break/>quidem exadstrictioue ejus vitiosae naturae in febres prom-<text:line-break/>pte incidunt, ac potissimum quum neglecto consilio lu lectulo<text:line-break/>domi manendi ad solita convertuntur opera. - Febricitant<text:line-break/>autem nonnulli et ex iis quos diarrhoea ex cruditate male<text:line-break/>habet, quibus utique non minime increscit febrilis affectio<text:line-break/>et ex desurgendi frequentia. Quod si etiam rosio aut calor<text:line-break/>immodicus in ventriculo et intestinis sit, hinc vel longe<text:line-break/>magis, affectio febrilis increscit. Est autem eorum quibus</text:span></text:p>
      <text:p text:style-name="P6"><text:span text:style-name="T5">suppressa alvus est et quibus fluens non eadem fanatio;<text:line-break/>itaque-etiam seorsum de utris que agetur, apparebit enim<text:line-break/>sic </text:span><text:span text:style-name="T20">tractantibus</text:span><text:span text:style-name="T5"> non sulum quatenus disserunt, sed etiam<text:line-break/>quantum ambobus fit commune. Si igitur ea tantum quae<text:line-break/>corrupta fuere vacuata esse ridentur, tum lavandum tum<text:line-break/>nutriendum in remissione febris </text:span><text:span text:style-name="T20">efl,</text:span><text:span text:style-name="T5"> scd. si lis quae circa<text:line-break/>ventriculum funt prius consulueris. Sin ita multa inanitio<text:line-break/>aut prius-facta fit, aut nunc etiam in homine duret, ut<text:line-break/>virtus jam defessa sit,, satius est omissa lavatione cibare,<text:line-break/>sed consultis prius iis quae circa ventrem fiunt. Consuletur<text:line-break/>ita laborantibus, fi modo vacuatio amplius non duret, per-<text:line-break/>fusione ex oleo et absinthio, expedit autem prius irrorari<text:line-break/>absinthium, quominus nidore offendat ferventi aqua. Quod<text:line-break/>-si quis morsus aut doloris sensus in ventriculo adhuc super-<text:line-break/>..’ 'sit, inclugi illi peniculus post perfusionem debebit qui vel<text:line-break/>siccus et calidus sit vel ex oleo,. in quo absinthium incoctum<text:line-break/>fuit, madens ac plurimum, expressus. Satius autem fuerit,<text:line-break/>si nardini unguenti quod curiose sit factum lacullas sit, ex</text:span></text:p>
      <text:p text:style-name="P7"><text:span text:style-name="T5">eo peniculum eodem modo imbutum </text:span><text:span text:style-name="T20">ventri</text:span><text:span text:style-name="T5"> admovere. Jam’<text:line-break/>multo etiam satius sit, si purpura marina is sit, atque etiam<text:line-break/>longe optimum, si optima sit Tyria; quippe tenuiorem ad-<text:line-break/>stringendi vim habet tum ea purpura tum {optima nardus,<text:line-break/>ita ut vis earum siccando, calesacicndo ac robur inferendo,<text:line-break/>in corpora quae circa ventriculum habentur alte penetrare<text:line-break/>possit. Quod si os ventriculi, quod stomachum appellare<text:line-break/>solemus abutentes nimirum appellatione, imbecillius sit,<text:line-break/>etiam tanta portione Chiae mastiches in nardino tunsa, unde<text:line-break/>sordium crassitudo exsistat, madefactam ex eo purpuram im-<text:line-break/>ponemus. Esto autem abunde calens talium quodque, quum<text:line-break/>primum imponitur; quippe quae tepida sunt omnia ventri-<text:line-break/>culi firmitudinem dissolvunt Non autem le fugit solere me<text:line-break/>unguenta calefacere in vase duplici, conjecta prius in vas<text:line-break/>majus aqua fervente, nam aliter calefactis vitiatur eorum<text:line-break/>facultas. • Ceterum fluente adhuc alvo-, utilius est optimo<text:line-break/>recenteque melino simili modo quo nardluo uti; utile auteui</text:span></text:p>
      <text:p text:style-name="P7"><text:span text:style-name="T5">ad omnia talia est et mastichinum. '. Non in postremis an*<text:line-break/>commodata sunt ejusmodi ventriculi affectibus, et ituguenta<text:line-break/>ea quae ingratiam delicatarum mulierum fiunt, haec, inquam,<text:line-break/>pretiosa quae Romanorum luxus videtur invenisse, appel-<text:line-break/>lationesque Romanas dedisse; nominantur enim tunf.spi-<text:line-break/>cata tum foliata. Si vero qui aegrotat fasciam nons ferat,<text:line-break/>sive ob consuetudinem sive delicias recuset, licet ceiato.idem<text:line-break/>efficere. Est autem in ejusmodi usum optimum quod ex<text:line-break/>cera fit Tyrrhenica lu unguento nardino liquata,'cui cerato<text:line-break/>postquam refrigeratum ac derasum est, aloes ac-mastiches<text:line-break/>pertritus pulvis est admixtus. . Debet autem singulorum hic<text:line-break/>esse modus, cerae ac nardi partes pares,</text:span><text:span text:style-name="T5">r </text:span><text:span text:style-name="T5">aloes-partem<text:line-break/>octavam; sic etiam et mastiches vel, si placet, hujus paulo<text:line-break/>aliquid plus. ’ Quod si cerato aliquid e fumptuofis his uu-<text:line-break/>guentis admisceas, praestantius medicamentum habebis. Si<text:line-break/>autem ventriculus lutus uritur, ita ut affectus quidam phleg-',<text:line-break/>monae similis in eo consistere videatur , utilius est ceratum'</text:span></text:p>
      <text:p text:style-name="P7"><text:span text:style-name="T5">quod ex melino conficitur. Sunt porro, alia medicamenta<text:line-break/>non pauca, alia quidem ex.oenanthe, alia ex hypocystide et<text:line-break/>balaustiis et palmularum carne </text:span><text:span text:style-name="T20">confecta,</text:span><text:span text:style-name="T5"> quae ventriculo,<text:line-break/>turn refrigerando tum </text:span><text:span text:style-name="T20">vero</text:span><text:span text:style-name="T5"> firmando sint idonea. Horum .<text:line-break/>ergo quod ad rem praesentem sit commodissimum, id deli-<text:line-break/>ges iis quos mdmoravimus scopis intentus. Cibandi vero<text:line-break/>deinceps his sunt, fluente quidem etiamnum ventre, polenta<text:line-break/>et pane, quem oxylipem mcant qui minimum aceti habeat,<text:line-break/>non sicuti in dysenteria et diutina diarrhoea praeparare </text:span><text:span text:style-name="T20">fo-<text:line-break/>llemus.</text:span><text:span text:style-name="T5"> inspergere autem polentam debebis alias aqua calida<text:line-break/>ubertim, alias ubi venter adhuc plus jusio excernit, veI<text:line-break/>mali punici vel pyrorum vel malorum succo potissimum<text:line-break/>cotoneorum. Quod si jucundius laboranti erit, etiam de-<text:line-break/>cocto ex pyris aut malis aut myrtis praeparato, polentam<text:line-break/>insperges. Sin venter non amplius excernit, suffecerit<text:line-break/>tum alica similiter ptisanae praeparata, hoc estaceti habens<text:line-break/>pauxillum, tum ex ea sine aceto sorbitio, tum gallinaceo-<text:line-break/>rum testiculi, et saxatiles ex albo jure pisces; praeterea</text:span></text:p>
      <text:p text:style-name="P6"><text:span text:style-name="T5">fructuum aliquis ex iis qui adstringant vel solus vel cum<text:line-break/>pane. Hos vero vel magis etiam ventre adhuc fluente da-<text:line-break/>bis; quod si appetentia careant, sic, ut cibos averfentur,<text:line-break/>incidit namque id non paucis eorum quos diarrhoea ex<text:line-break/>ernqitate male habet, etiam de'medicamento quod ex succo<text:line-break/>fit cotuneorum,-, unum aut duo cochlearia danda his funt,<text:line-break/>aut si hujus copia non est, ejus quod ex carne eorum com-<text:line-break/>ponitur. Tradita vero ejus generis medicamentorum com-<text:line-break/>positio est in libris de tuenda sanitate. Atque ita quidem<text:line-break/>in prima remissione iis qui cruditate febricitant ventre ex-<text:line-break/>cernente mederi convenit. Si vero omnino venter, adstrin-<text:line-break/>gitur, pertractatis prius hypochondriis, mox toto ventre,<text:line-break/>considerabis diligenter num cibus in' gracile intestinum aut<text:line-break/>in colon descenderit. Deinde aegrum interrogabis qua ma-<text:line-break/>xiine in parte vel morsum vel gravitatem sentiat, qualesve<text:line-break/>habeat ructus- Ubi ex his compertum habueris, in qua-<text:line-break/>nam totius ventris parte nutrimentum consistat, si in supe-<text:line-break/>rioribus partibus pendet, aliquid diatrion pipereon dabis</text:span></text:p>
      <text:p text:style-name="P6"><text:span text:style-name="T5">non medicamentosi illius, sed ejus quod in opere de sani-<text:line-break/>tate tuenda ceu et simplicissimum et iis qui cruditate labo-<text:line-break/>rarent aptissimum laudavimus; post deinde hypocondria<text:line-break/>omnernque ventrem perfundes. Hoc vero etiam si inferius<text:line-break/>descenderint quae vitiosa sunt facies, pluris minorisque<text:line-break/>ratione id varians; siquidem plus </text:span><text:span text:style-name="T20">et</text:span><text:span text:style-name="T5"> temporis et perfusionis<text:line-break/>exigunt ad; praeparationem eorum quae deinceps sunt<text:line-break/>agenda quibus j in superioribus ventris corruptum nutrimen-<text:line-break/>tum adhuc manet. Sin motum id notabiliter ad inferiora fit,<text:line-break/>adjuvandum antglande subdita aut levi per inferius infusione<text:line-break/>est, utique si morsus simul adsit hunc mitigantibus, si flatus,<text:line-break/>hunc sedantibus, sin neutrum fuerit, ex mella aqua et pau-<text:line-break/>lulo olei id quod subter infundetur facientibus. Ubi vero<text:line-break/>vehementior morsus urget, Sabluum oleum', in quo aliquid :<text:line-break/>sevi anserini sit liquatum est utilius; si vero ejus copia non<text:line-break/>est, gallinacei sevi, sin nec hujus sacultaa est, caprini, quod<text:line-break/>si hujus quoque penuria est, injiciendum oleo parum cerae<text:line-break/>,, est potissimum elotus. Flatus vero fanandi sunt oleo in quo</text:span></text:p>
      <text:p text:style-name="P6"><text:span text:style-name="T5">rutu et femina quae flatus discutiunt fuere incocta, cujus-<text:line-break/>modi sunt apii et cumini et marathri et sinonis aliaque id<text:line-break/>genus. Vacuata vero alvo nutriendum protinus ,iiij cae-<text:line-break/>teris quidem iis quos memoravimus similiter est, amotis<text:line-break/>tamen iis quae adstringant. At si quidem primo die ad<text:line-break/>vesperam haec egeris, aut etiam noctis qualibet hora, etiam<text:line-break/>fecundo die similem adhibebis.providentiam, in quo etiam<text:line-break/>si plane desiit febris lavari hominem sines. Ac ubi lu se-<text:line-break/>quenti nocte quietus citra offensam dormierit, sanum jam<text:line-break/>lroinluem prorsus existimabis; si vero qui cruditati successit<text:line-break/>dies cum sequenti nocte febrem attulerit, veluti in secundo<text:line-break/>die, ita nunc et accurandus et nutriendus homo est; sivero<text:line-break/>et nox tertiae diei febrile quiddam paululum afferat, ne<text:line-break/>sic quidem formidandum, sed hos quoque postridie lavabis<text:line-break/>nutriesque ac reliqua omnis in illis, ut ante definitum est ad<text:line-break/>proportionem .exequeris. Sane mutationes crudi alimenti in<text:line-break/>- acidam qualitatem nec incidere lu ejusmodi naturis cernuntur</text:span></text:p>
      <text:p text:style-name="P7"><text:span text:style-name="T5">nisi admodum raro, idque ex cibis qni prompte acescunt, nec<text:line-break/>febrem accendere dlariarn aeque ut nec tarditas concoctio-<text:line-break/>nis; quando sicubi propter talem cruditatem febricitant,<text:line-break/>quibus amara bilis in temperamento abundat obstructionis<text:line-break/>et humorum putredinis suspicio est, de qua postea diligentius<text:line-break/>definiam cum de putredine • agam. Nunc huic de diariis<text:line-break/>febribus disputationi hoc adjectu ad alia transibo. Fumidus<text:line-break/>vapor ex tarditate concoctionis aut cruditate, in qua ructus ,<text:line-break/>sentiuntur acidi, nunquam excitatur. Nam frigidi halitus tali-<text:line-break/>bus humoribus ascendunt hique omnino paucissimi, minime<text:line-break/>autem vapores multi fumidique ac fuligluosi, quum nec in iis<text:line-break/>quae extra funt aliter aut fumum edi aut suliginem videas<text:line-break/>quam fumum ex materiis, ut quis dixerit, semiustis, suliginem<text:line-break/>ex immodice assis usiisqne; est namque fuligo vapor terrestris,<text:line-break/>sumus mixtio quaedam ex terrestri aqqeaque substantia- Ve-<text:line-break/>rum non est quod hoc loco audire expectes aut quemadmo-<text:line-break/>dum turde concoquentibus aut acidum ructantibus sit prospi-<text:line-break/>ciendum, est enimde his tractatio ad opus de tuenda sanitate</text:span></text:p>
      <text:p text:style-name="P6"><text:span text:style-name="T5">pertinens. Hic tantum earum cruditatum mentionem facie-'<text:line-break/>-mus, quas febris subsequitur. Quoniam igitur -diaria sebris<text:line-break/>cruditates, quae, cum acido ructu sunt non loquitur; quae<text:line-break/>• : vero ex putredine humorum oritur, ea quando sequitur non<text:line-break/>sine ratione in eam tractationem quae de illis instituitur dis-<text:line-break/>tusi de his cruditatibus praecipere; sed ne tunc quidem eo<text:line-break/>modo quo in sanitatis tuendae libris. In illis enim diximus<text:line-break/>- quaenam per sanitatem agenda sint illi qui cruditate laborat;<text:line-break/>. hic vero quaenam in iis febribus quae cruditati superveniunt.</text:span></text:p>
      <text:h text:style-name="Heading_20_2" text:outline-level="2">Cap. VI.</text:h>
      <text:p text:style-name="P25"><text:span text:style-name="T5">Dicta-milri prope sunt de diariis febribus</text:span></text:p>
      <text:p text:style-name="P5"><text:span text:style-name="T5">univerIa, nam qni ex bubone febricitant medicos quod sibi<text:line-break/>'sit agendum ne consulunt quidem ; scd ubi turn ulceri quod<text:line-break/>bubonis occasio fuit, tum postea buboni ipsi prospexerint, in<text:line-break/>remissione ejus quee inciderit accessionis levantur. Acsi-<text:line-break/>quis tum diatriton-vel norniuet, omnes irrident scholasti-<text:line-break/>- cumque, </text:span><text:span text:style-name="T20">seu malesariatum,</text:span><text:span text:style-name="T5"> appellant, natura, puto, ipsa<text:line-break/>• intelligentes id transmittendum non esse quod omnino non<text:line-break/>erit. • Ceusentque etiam in omnibus iis quae sensum fugiunt</text:span></text:p>
      <text:p text:style-name="P6"><text:span text:style-name="T5">tales debere esse medicos, quales ipsi sunt in iis quae sensui<text:line-break/>apparent. Porro in omnibus tales esse nihil est aliud<text:line-break/>quam intelligere, quando sit in tertio accessio futura, et<text:line-break/>quando sutura non sit. Quin etiam qui refrixerunt aut usti '<text:line-break/>sunt aut fatigati aut tale quippiam passi, postea vero, febri-<text:line-break/>citarunt, hi ubi remissione talem status quietem qualis erat<text:line-break/>per sanitatem sentiunt, ne tunc quidem eos qui diatriton<text:line-break/>nominent ferre possunt. Quod enim usurpare saepe soleo,<text:line-break/>quemlibet privatum qui secundum naturam se habeat quo-<text:line-break/>vis sophista veriores opiniones habere, hoc etiam in divi-<text:line-break/>nissima istorum di atri to ridere licet, ut quae ab omnibus<text:line-break/>qui naturaliter se habent sit irrisa.' Nuper enim e plebe<text:line-break/>quidam qui lu splendida coena prolixius sibi epulis potuque<text:line-break/>ludulsisset, venit domum errabundus ac manu deductus.</text:span></text:p>
      <text:p text:style-name="P5"><text:span text:style-name="T5">Quum autem ea quibus gravabatur in ventriculo ejus flui-</text:span><text:span text:style-name="T5">’<text:line-break/></text:span><text:span text:style-name="T5">tarent, omnia ea evomuit et per noctem quidem febricita-<text:line-break/>vit. Dormivit autem lu magnam partem sequentis diei,<text:line-break/>postea fulgens ac paululum inambulans, lavit rifitque eum</text:span></text:p>
      <text:p text:style-name="P7"><text:span text:style-name="T5">qni sibi diatriton manendam sunserat; illo namque auctore<text:line-break/>etiam postero die inediam tolerare debuisset. Ut autem,<text:line-break/>res ipsa monebat et ipse sua sponte faciebat, lotus et mo-<text:line-break/>dice cibatus, post somno deditus eoque inoffense fruens,<text:line-break/>mane surrexisset ad consnetaque rediiflet etiam in ipsa dia-<text:line-break/>trito, lu qua eum tolerare inediam oportuisset, si diatrita-<text:line-break/>riis medicis paruisset, ita enim eos per jocum eleganter no-<text:line-break/>mluavit quidam, et qnidem cum coenatus jam ex consue-<text:line-break/>tudine homo esset, accedens facetus ille risum excitavit,<text:line-break/>commemorans quemadmodum eum qui tertio ante vesperi<text:line-break/>vomuisset, oportuisset etiam biduo inediam siccum ac sor-<text:line-break/>dium plenum tolerare, ad horasque spectantem pro diatrita-<text:line-break/>riorum jussu decumbere.' Sunt enim, arbitror, vel plebi non<text:line-break/>obscura quae praeter rerum evidentiam temere audentur.<text:line-break/>'Atque inde merito alios medicos, alios Iogiatros esse dicunt.</text:span></text:p>
      <text:p text:style-name="P8"><text:span text:style-name="T5">Quomodo enim non jure hac appellatione censeantur qui ea<text:line-break/>nesciant quae nemo e vulgo ignorat ? Quomodo non me-<text:line-break/>ritissime irridendi carpendique qui etiam, rum talia igno-</text:span></text:p>
      <text:p text:style-name="P6"><text:span text:style-name="T5">rent, Hippocrati sc prreponunt? Verum illorum stupidita-<text:line-break/>tem ne Mercurius quidem ipse cum Musis sanaverit.</text:span></text:p>
      <text:h text:style-name="Heading_20_2" text:outline-level="2">Cap. VII.</text:h>
      <text:p text:style-name="P39"><text:span text:style-name="T5">Absoluta </text:span><text:span text:style-name="T5">vero a </text:span><text:span text:style-name="T5">nobis </text:span><text:span text:style-name="T5">iniis naturis </text:span><text:span text:style-name="T5">qui-<text:line-break/>bus amara bilis redundat, </text:span><text:span text:style-name="T5">in </text:span><text:span text:style-name="T5">quibus elementum frigidum<text:line-break/>vincitur a calido, et humidum </text:span><text:span text:style-name="T5">a </text:span><text:span text:style-name="T5">sicco, </text:span><text:span text:style-name="T5">de </text:span><text:span text:style-name="T5">diariis febribus<text:line-break/>disputatione ad aliud corporum temperamentum transea-<text:line-break/>mus, nihil minus quam sapra dictum vitioso est succo, in<text:line-break/>quo calidum praevalet frigido et hunndnm sicco. Putridis<text:line-break/>enim morbis haec omnium maxime intemperies exposita est;<text:line-break/>propterea quod per ipsam sanitatem proxime ad putredinem<text:line-break/>accedit, velut tum ex sudoribus conjicere est, qui gravi-<text:line-break/>ter his olent, tum vero ex </text:span><text:span text:style-name="T5">urinis, </text:span><text:span text:style-name="T5">dejectione atque etiam<text:line-break/>ipsa </text:span><text:span text:style-name="T5">expiratione. Etenim </text:span><text:span text:style-name="T5">qualis' est hircorum, talis est et<text:line-break/>... talium naturarum temperies, ldeoque prompta est ex qua-<text:line-break/>libet causa </text:span><text:span text:style-name="T5">tum aliis multis morbis </text:span><text:span text:style-name="T5">tum </text:span><text:span text:style-name="T5">vero febribus cor-<text:line-break/></text:span><text:span text:style-name="T5">’ ripi. Nam qui hac intemperie sunt, qttuin stipata cutis<text:line-break/>eorum est, effugere febrem </text:span><text:span text:style-name="T5">non </text:span><text:span text:style-name="T5">possunt</text:span><text:span text:style-name="T5">; </text:span><text:span text:style-name="T5">scd nec quuln,<text:line-break/>valentem </text:span><text:span text:style-name="T5">cruditatem </text:span><text:span text:style-name="T5">contraxerunt, aut </text:span><text:span text:style-name="T5">perusti </text:span><text:span text:style-name="T20">in sala</text:span><text:span text:style-name="T5"> sue-</text:span></text:p>
      <text:p text:style-name="P6"><text:span text:style-name="T5">rmrt, aut sale qnippiam aliud passe Ac vitiosis quidem<text:line-break/>naturis stipatio cutis plurimum esse incommoda solet. Ideo-</text:span></text:p>
      <text:p text:style-name="P8"><text:span text:style-name="T5">-.que quibus amara redundat bilis, non minus quain putredi-<text:line-break/>nosi febribus iis quae ex stipata oriuntur cute patent. At<text:line-break/>a nidorosis eruditatibus qnae humidae et. calidae naturae .<text:line-break/>funt, quas modo putredinosas propterea vocari quod humo-<text:line-break/>res, facillime in iis putrescant, promptius laedentur. Nam<text:line-break/>. de obstructione quid attinet dicere ? quam idcirco maxime<text:line-break/>. febres accendere diximus, quod putredinem in iis quae non<text:line-break/>transpirant corporibus creet. Verum de ejusmodi febribus<text:line-break/>post agemus. Sane diariae omnes promptissime in jam di-<text:line-break/>ctis temperamentis accenduntur, id que ex qualibet earum<text:line-break/>causarum, quas modo lu amara bile vitiatis naturis retuli,</text:span></text:p>
      <text:p text:style-name="P8"><text:span text:style-name="T5">• curationemque persimilem illis habent , ac in paucis omnino<text:line-break/>-dissidentem. Nam quum humidiores naturae, sint, magis<text:line-break/>- sciunt quam illae samen sitimque. Itaque miuus laedentur<text:line-break/>hae, siquando fame diatritarios medicos crucicntur, si<text:line-break/>modo libera ipsis trsuspiratio non desit. Atque idcirco</text:span></text:p>
      <text:p text:style-name="P7"><text:span text:style-name="T5">balneum hi, ceu quod cutim eorum laxet vel magis vel certe<text:line-break/>non minus quam qui amara hile abundant requirunt, ceu<text:line-break/>quod humectet non requirunt. Quaecunque vero de ejus-<text:line-break/>modi natura sunt dictu, eadem de acquisito habitu dicta esse<text:line-break/>censendum. Aliqui enim quibus boni sunt natura humores,<text:line-break/>coeuntibus aliquando eodem tempore pluribus siccantibus<text:line-break/>corpus, calefacientibusque causis biliosi evadunt. Da<text:line-break/>enim venisse hominem aestatis tempore in regionem calidam<text:line-break/>et siccam; esse praeterea eodem tempore statum </text:span><text:span text:style-name="T20">coeli</text:span><text:span text:style-name="T5"> cali-<text:line-break/>dum ac siccum, tum vesci eum cibis calidis ficcisque, cogi-<text:line-break/>tare quoque ac tristari et vigilare et irasci et quam pluri-<text:line-break/>mum laborare; fieri autem potest ut idem homo per id tem-<text:line-break/>pus venere sit usus frequenti, et lu sole majore ex parte<text:line-break/>versatus et medicamenta quae siccent calesaciantque biberit,<text:line-break/>veluti aliqui theriacen, nonnulli ambrosiam, alii athanasiam;,<text:line-break/>scimus enim profecto medicamenta a junioribus medicis<text:line-break/>ejusmodi nominibus vocari. Cui ergo omnia jam dicta per<text:line-break/>aestatem contigerunt, hunc necesse est calidum et siccum</text:span></text:p>
      <text:p text:style-name="P26"><text:span text:style-name="T5">reddiderint, ac propterea picrccholum esse corpus, quamvis<text:line-break/>antea optimi succi fuerit. Itaque etiam ex omnibus supra<text:line-break/>dictis causis facile febricitabit. Ita vero et siquis natura-<text:line-break/>, liter boni sit succi, ac locum temperatum incolat, si illinc<text:line-break/></text:span><text:span text:style-name="T20">fe</text:span><text:span text:style-name="T5"> in alterum locum calidum et humidum veris tempore<text:line-break/>transferat, idque</text:span><text:span text:style-name="T32">(</text:span><text:span text:style-name="T5"> statu coeli calido hnmidoque, tum omni<text:line-break/>victus ratione calida humidaqne utatur, is quoque similiter<text:line-break/>illis qui natura sunt putredinofa tum caeleris lentabitur<text:line-break/>morbis quibus issi tum febricitabit non solum aliis, sicut<text:line-break/>illi ex iisdem causis febribus, scd etiam non minime diariis,<text:line-break/>de quibus nunc instituimus.<text:tab/></text:span><text:span text:style-name="T5">,</text:span></text:p>
      <text:h text:style-name="Heading_20_2" text:outline-level="2">Cap. VIII.</text:h>
      <text:p text:style-name="P39"><text:span text:style-name="T5">Quum vero </text:span><text:span text:style-name="T20">octo</text:span><text:span text:style-name="T5"> intemperies lu univer-<text:line-break/></text:span><text:span text:style-name="T5">sum </text:span><text:span text:style-name="T5">sint, ut ostendimus, opportunissima ad febres </text:span><text:span text:style-name="T5">est calida<text:line-break/></text:span><text:span text:style-name="T5">et sicca, ac nisi quis hanc </text:span><text:span text:style-name="T5">nt </text:span><text:span text:style-name="T5">dictum est cibet, ocissime </text:span><text:span text:style-name="T5">in<text:line-break/></text:span><text:span text:style-name="T5">ea mutatur diaria febris lu acutam. Propinqua huic est,<text:line-break/>praesertim quod ad febrem attinet, 'quamvis </text:span><text:span text:style-name="T20">ad</text:span><text:span text:style-name="T5"> alia sit de-<text:line-break/></text:span><text:span text:style-name="T5">terior, </text:span><text:span text:style-name="T5">calida intemperies et humida.</text:span><text:span text:style-name="T5">, </text:span><text:span text:style-name="T5">Tertia ab his intem-<text:line-break/>periee est simplex </text:span><text:span text:style-name="T5">illa, in </text:span><text:span text:style-name="T5">qua oppositio altera recte se </text:span><text:span text:style-name="T5">ha-</text:span></text:p>
      <text:p text:style-name="P7"><text:span text:style-name="T5">bet, quae ex humido et sicco constat, in altera calidum<text:line-break/>exsuperat. • Nam opportunior est haec quaiu caeterae quae<text:line-break/>sequuntur, tum ut omnibus supra dictis causis laedatur, tum<text:line-break/>ex diariis lu plurium dierum febres transeat, nihil enim<text:line-break/>alienum fuerit eas sic appellare. Huic proxima est qnae in<text:line-break/>calido et frigido temperamentum servet, caeterum siccum<text:line-break/>elementum habet humido praevalens. Ab hac deinceps<text:line-break/>media omnium est quae probam temperiem lu utraque op-<text:line-break/>positione servat. Quatuor quae reliquae sunt intemperies,<text:line-break/>neque facile febribus occasione jam dictarum causarum pa—<text:line-break/>tent, neque diaria lentatae fi inediam tolerant; in plurium<text:line-break/>dierum febres transeunti Imo aliquae saltem earum, ubi<text:line-break/>redundantiam humorum citra corruptelam contraxerunt,<text:line-break/>contrahunt autem ejusmodi intemperies assidue, utilitatem<text:line-break/>ex </text:span><text:span text:style-name="T20">inedia sentiunt,</text:span><text:span text:style-name="T5"> ac potissimum quae frigida est et humida,<text:line-break/>ab hae quae humida est, tertia quae frigida, quarta quae<text:line-break/>sicca est et frigida. Siquidem post diarias febres discussas,<text:line-break/>ubi coactus quispiam nulla necessitate est mirificam diatriton</text:span></text:p>
      <text:p text:style-name="P7"><text:span text:style-name="T5">transmittere, alia quidem nulla in frigidis temperamentis<text:line-break/>ex inedia febris excitatur , laeditur tamen ipsu siccus et fri-<text:line-break/>gidus corporis habitus quam maxime, ut nisi longo tempore<text:line-break/>redire ad naturam, qui ea funt intemperie non possint. Cae-<text:line-break/>termn si quod forte fortuna his adsit acquisititium humorum<text:line-break/>vitiuni, fieri potest, ubi ni fame et illoti per triduum custo-<text:line-break/>diuntur, ut ex diariis in plurium dierum febres immigrent.<text:line-break/>At quae sicca 'quidem corporis natura est, sed in altera<text:line-break/>coutrarietate temperata, ea in longioribus inediis gracile-<text:line-break/>- scit magis quam quae sicca est et frigida, reficitur tamen<text:line-break/>facilius quum idoneum nacta est victum.</text:span></text:p>
      <text:p text:style-name="P5"><text:span text:style-name="T5">y </text:span><text:span text:style-name="T5">Cap. IX. Enirnvero ejusmodi omnibus nictus ratio<text:line-break/>alteranda est multo profecto magis quam J iis de quibus pri-</text:span><text:span text:style-name="T5">.<text:line-break/></text:span><text:span text:style-name="T5">mum omnium est; dictum, calido et sicco, et calido et humido.<text:line-break/>Nam qui frigidus et humidus natura est, quum calido ficcoque<text:line-break/>in utraque intemperie contrarie est affectus, contrario nirni-<text:line-break/>rum utetur victu. Melius tamen est non absolute contrario<text:line-break/>dicere, sed ex solius temperamenti indicatione, quando ex</text:span></text:p>
      <text:p text:style-name="P7"><text:span text:style-name="T5">eo quod eadem febre febricitant non diversam, scd omnino<text:line-break/>eandem sortientur indicationem. Dictum namque saepe-<text:line-break/>numero jam est id quod secundum naturam est similia<text:line-break/>scmper postulare,, quod praeter naturam est contraria: si-<text:line-break/>quidem </text:span><text:span text:style-name="T20">quod naturaliter sc habet</text:span><text:span text:style-name="T5"> custodire, </text:span><text:span text:style-name="T20">quod praeter<text:line-break/>naturam esi</text:span><text:span text:style-name="T5"> tollere oportet. Porro febris omnis praeter<text:line-break/>naturam est, ideoque nictus rationem humidam frigidamque<text:line-break/>exigit Temperamenta vero ipsa alias similia, alias postu-<text:line-break/>lant contraria. Quae enim vitio carent similia perpetuo,<text:line-break/>quippe quae servare expedit, quae intemperata ac vitiosa<text:line-break/>sunt, veluti in opere de sanitate tuenda e'st dictum, alias<text:line-break/>similia, alias contraria. Idque merito accidit, quuminec<text:line-break/>ad unguem naturaliter le habeant, quomodo enim essent<text:line-break/>vitiosi? nec prorsus praeter naturam, quando qui sic attem-<text:line-break/>perati essent perpetuo aegrotarent, ergo similia desiderant<text:line-break/>tum lu aliis de quibus mox dicetur, tum vero in ulceribus<text:line-break/>omnibus; monstratum enim id saepenumero janr in superio-<text:line-break/>rihus est, contraria vero in eo victu, qui per sanitatem<text:line-break/>adhibetur, veluti lu libris de sanitate tuenda docuimus; sed</text:span></text:p>
      <text:p text:style-name="P7"><text:span text:style-name="T5">sed neque haec perpetuo, fed tum quum corrigere intem-<text:line-break/>periem eorum' studemus. Quippe duplex nobis in iis qni<text:line-break/>sani sunt alnis proponitur, nempe vel corpus sanum in<text:line-break/>pristina ejus temperie tueri, vel etiam hanc meliorem<text:line-break/>reddere. Sic igitur, arbitror, in iis qui diaria febri la-<text:line-break/>borant, cibandis vel uni febrili affectui contrarium, vel<text:line-break/>etiam ipsi laborantis intemperiei desumemus. In ea </text:span><text:span text:style-name="T20">ta-<text:line-break/>men natura,</text:span><text:span text:style-name="T5"> quae haud dubie lu medio temperamento est,<text:line-break/>ab ipsia febre contrariorum indicatione accepta, eatenus lru-<text:line-break/>midum srigidumqne nictum adhibebimus; quatenus siccius<text:line-break/>calidiusque quam ante jam redditum corpus apparet. Verum<text:line-break/>hoc tum perspicuum tum indubitatum esu Revertamur<text:line-break/>autem rursus ad intemperatas naturas. Nam quoniam eas,<text:line-break/>sicut in libris de sanitate tuenda est proditum, licet et qua-<text:line-break/>les accepimus scrvare, licet et ad melius transferre, satius,<text:line-break/>arbitror, est, quum plane valent non quum aegrotant, vel<text:line-break/>de se queruntur rictus illis rationem mutare. Gaudent<text:line-break/>enim naturae consuetis, scmper, ut et Hippocrates eviden-.</text:span></text:p>
      <text:p text:style-name="P6"><text:span text:style-name="T5">tissimis </text:span><text:span text:style-name="T20">argumentis</text:span><text:span text:style-name="T5"> lu liliro de acutorum .victu adstruxit, et<text:line-break/>in omnibus qui fe secundum naturam' habent manifeste </text:span><text:span text:style-name="T20">ap-<text:line-break/>paret.</text:span><text:span text:style-name="T5"> Quod namque qui sibi jam displicent, extra coetum<text:line-break/>eorum qui secundum naturam habent sint ponendi, id nemo<text:line-break/>. qui compos est mentis dubitet; caeterum ii an praeter natu-<text:line-break/>ram se, an non naturaliter solum habeant, id utique quis<text:line-break/>aestimandum duxerit. Atqui si ex ipsa consuetudine indica-<text:line-break/>tionem aliquam sumi conveniet, siquidem multo jam tempore<text:line-break/>intemperatas naturas contrario victu ei quae vicit intempe-<text:line-break/>riei cibavimus, ita etiam et cum parum ex sententia sc ha-<text:line-break/>bent sariemus; sic minus quae similia temperamento suadet,<text:line-break/>indicationem praeferemus. Ita vero et Hippocrates mihi sen-<text:line-break/>tire ridetur ubi ait: </text:span><text:span text:style-name="T20">Humidus omnis victusscbrieitantibus<text:line-break/>esi idoneus, potijsimum autem pueris et aliis qui ita cibari<text:line-break/>sunt ajsueti.</text:span><text:span text:style-name="T5"> Febricitantibus enim in quantum febricitant,<text:line-break/>ex ipsa contrariorum indicatione humidus nictus conducit,<text:line-break/>pueris ex similium. Eodem autem modo et eam quae a con-<text:line-break/>suetudine praebetur quo eam quae ab aetate datur accepit.</text:span></text:p>
      <text:p text:style-name="P7"><text:span text:style-name="T5">Nam et aetas quum ex iis sit quae natura nobis insunt,<text:line-break/>similem sibi nictum postulat. Et quae a consuetudine indi-<text:line-break/>catio sumitur, sic sumpta est sicut ea quae ab aetate ; quippe<text:line-break/>servate quoque hanc jubet perinde ac proprium aetatis<text:line-break/>temperamentum. Itaque etiam .nos tum ex omnibus quae<text:line-break/>circa aegrum spectantur , ejus quod conducit inventionem<text:line-break/>moliri, tum quando indicationes omnes' fecum consentiant,<text:line-break/>et quando inter se dissentiant inspicere scmper conveniet<text:line-break/>Omnibus enim consentientibus, unam prorsus rictus speciem<text:line-break/>constituemus; dissidentibus vero inter se quae valentiores<text:line-break/>ac plures sint praeferemus, ita ut victus species quam hae<text:line-break/>praescribant praeferatur, sic tamen ut ne contraria sit ne-<text:line-break/>glecta. Porro praelatio haec alias utrisque lu unius auxilii<text:line-break/>materiam mixtis perficitur, alias seorsum sumptis. Ac com-<text:line-break/>inunis quidem haec ratio est omnium quae inter sc compli-<text:line-break/>catae sunt contrariarum ludicationum. Quomodo autem hanc<text:line-break/>ad usum couferre oporteat, quum aliquando ipsi morbi com-<text:line-break/>plicati sint contrarii, aliquando morbus unus sit, scd qui con-</text:span></text:p>
      <text:p text:style-name="P6"><text:span text:style-name="T5">trariam indicationem subjiciant, aut naturali laborantis tem-<text:line-break/>peramento, aut ei quod nunc acquisierit, praeterea aetati,<text:line-break/>et consuetudini et regioni et anui tempori, in ipsa particu-<text:line-break/>latim tractatione ostendam. Nunc ergo quum propositum<text:line-break/>nobis </text:span><text:span text:style-name="T20">hoc loco</text:span><text:span text:style-name="T5"> sit unicuique memoratorum intemperiei </text:span><text:span text:style-name="T20">ge-<text:line-break/>nerum</text:span><text:span text:style-name="T5"> idoneum invenire victum, .communis quam designa-<text:line-break/>vimus methodi modus veluti sub exemplo examinetur.<text:line-break/>Pone enim correptos febri esse duos homines in regione<text:line-break/>natos educatosque temperata, nunc lu ea non esse;imo al-<text:line-break/>terum in calida </text:span><text:span text:style-name="T20">et</text:span><text:span text:style-name="T5"> sicca, alterum‘lu humida et frigida:<text:line-break/>praeterea eosdem diverso esse tum temperamento tum na-<text:line-break/>tura tum consuetudine tum aetate, etiam sub diverso, si<text:line-break/>placet, et anni tempore et statu coeli aegrotare, sic ut est-<text:line-break/>ter calidus siccnsque natura sit, ac tali nictus rationi in<text:line-break/>totum insueverit; praeterea juvenis sit et hieme aegrotet<text:line-break/>in humida et frigida regione ac statu coeli simili, alter hu-<text:line-break/>nndus et frigidus simili nictu assuetus, tum puer aetate ac<text:line-break/>aestate in calida siccaque regione ac simili coeli statu laboret:</text:span></text:p>
      <text:p text:style-name="P6"><text:span text:style-name="T5">quaenam igitur lu utroque horum sunt indicationes ? Nempe<text:line-break/>quae.a febricitando sumitur, communis amborum est, ac<text:line-break/>quae refrigerent et humectent desiderans, reliquorum nulIa<text:line-break/>est praeterea communis. Siquidem priori et propter natu-<text:line-break/>ram </text:span><text:span text:style-name="T20">et</text:span><text:span text:style-name="T5"> propter aetatem simili sibi his nictu assueto siccio-<text:line-break/>ris talidiorisque temperamenti cibus idoneus est, idemque<text:line-break/>propter et anni tempus et statum coeli et regionem con-<text:line-break/></text:span><text:span text:style-name="T20">' venit -,</text:span><text:span text:style-name="T5"> non enim quae ab his suppeditatur indicatio simi-</text:span></text:p>
      <text:p text:style-name="P5"><text:span text:style-name="T5">lia desiderat, sed contraria. Alteri ex propositis propter<text:line-break/>aetatem et naturam et consuetudinem similia ipsis </text:span><text:span text:style-name="T20">exhi-<text:line-break/>benda indicantur;</text:span><text:span text:style-name="T5"> propter aetatem quidem humida modice-<text:line-break/>que calida,; propter naturam et consuetudinem humida et<text:line-break/>frigida, propter regionem et anni tempus et statum coeli</text:span></text:p>
      <text:p text:style-name="P9"><text:span text:style-name="T5">• contraria,, quae et ipsu nimirum luut tento temperatis siigi-<text:line-break/>diora et, humidiora, quanto regiones ipsae sunt calidiores ’<text:line-break/>temperatis et sicciores. A consuetudine enim scmper est in-</text:span></text:p>
      <text:p text:style-name="P9"><text:span text:style-name="T5">. dicatio similium, quoad aegrotent homines. At ab aetate,<text:line-break/>natura; regione, anni tempore et statu coeli, ubi temperata</text:span></text:p>
      <text:p text:style-name="P7"><text:span text:style-name="T5">haec sunt, similium scmper victus rationum et praesidio-<text:line-break/>rum est indicatio, sive valeant homines sive aegrotent. Con-<text:line-break/>tra ab intemperatis anni tempore, statu coeli et regione con-<text:line-break/>trariorurn est indicatio; caeterum ab aetate et natura non<text:line-break/>absolute, sed cum consnetudlue. Porro nihil lu contrariis<text:line-break/>indicationibus tam convenit expendi quam magnitudinem<text:line-break/>eorum quae ad ludicationern coierunt, quam lu libris de<text:line-break/>sanitate tuenda duplicem esse ostendimus, alteram quae ex<text:line-break/>ipsorum quae indicant dignitatibus censeatur, alteram quae<text:line-break/>ex ipsorum, ut sic dicam, propriis substantiis spectetur,<text:line-break/>quas ex conserendo cum mediocri, et quod secundum natu-<text:line-break/>ram est accipiendas esse testati sumus. Nisi enim ita quis<text:line-break/>indicationum potestates examinet, nequeat sane mensuram<text:line-break/>nictus invenire. Quum enim refrigerandum humectandum-<text:line-break/>que este febris perpetuo indicet, reliquorum vero quodque, </text:span><text:span text:style-name="T5">,<text:line-break/></text:span><text:span text:style-name="T5">prout nictum est, ubi concors eorum indicatio est, nullum,<text:line-break/>exhibetur' negotium, ubi discors, pro pluribus </text:span><text:span text:style-name="T20">ac</text:span><text:span text:style-name="T5"> potioribus<text:line-break/>formari nictus ratio debebit. Siquidem in modo propositis</text:span></text:p>
      <text:p text:style-name="P7"><text:span text:style-name="T5">ex eo quod febricitant communis refrigerantium ac hu—<text:line-break/>niectantium indicatio praestatur, </text:span><text:span text:style-name="T25">ηού </text:span><text:span text:style-name="T5">tamen ex caeleris.<text:line-break/>Sed cujus tum aetas tum temperamentum una cum consue-<text:line-break/>tudine tum regio tum anni tempus et coeli status humectan-<text:line-break/>tia refrigerantiaque exhibenda indicant, hunc haud dubium<text:line-break/>est non solum liumectandum rescigerandumque esse, sed<text:line-break/>etiam nec leviter haec, nec utcunque facienda esse, imo<text:line-break/>plane magnopere ac vehementer omnibus scopis idem di-<text:line-break/>clantibus. Cujus vero reliqua omnia refrigerantem quidem<text:line-break/>humectantemque victum, quemadmodum et febris, non in-<text:line-break/>dicant , scd contrarium' ipsi calefacientem et siccantem am-<text:line-break/>biguitas pugnaque indicationum inter sc oritur, quo casu<text:line-break/>magnopere opus est, tum numerum indicationum tum mag-<text:line-break/>nitndinem simul conferas. Quippe quae a febri sumitur, ea'<text:line-break/>reliquis, quando omnes contrarium faciendum praescribunt,<text:line-break/>numero quidem inferior est, magnitudine tamen quae ex<text:line-break/>dignitate aut potestate aut quomodocunque appellasse libet<text:line-break/>spectatur, superior est, potissimum si longe a natura recessit:</text:span></text:p>
      <text:p text:style-name="P6"><text:span text:style-name="T5">quippe duplex tum magnitudo issi accedit, et quae ex febris<text:line-break/>genere provenit, quae omnibus est communis, et quae pro-<text:line-break/>pria suaque ipsius esu Siquidem et quia febris plus caeteris<text:line-break/>omnibus solicitos nos habet, et quia praeterquam quod </text:span><text:span text:style-name="T20">fe-<text:line-break/>bris</text:span><text:span text:style-name="T5"> est, etiam magnitudo illi notabilis accessit, idcirco con,<text:line-break/>trarias indicationes inducit atque obumbrat. Sin parva<text:line-break/>fuerit, fas est reliquas omnes una conjunctas.cum ea conferri<text:line-break/>atque expendi. Ac si quidem pares videantur, neque febris<text:line-break/>indicatio praeferetur, fit ut hurnectandum et refrigerandum<text:line-break/>sit, neque etiam reliquorum sic ut calefaciendum ac siccan--<text:line-break/>• dum fit; imo media victus ratio, ubi ita se corpus habet,<text:line-break/>eligenda erit, Sin altera indicatio exsuperet, tantum reces-<text:line-break/>fisse a temperato et medio nictu par est, quantum ea quae<text:line-break/>pollent sua contraria superant. Ergo tum exercitatum in<text:line-break/>his omnibus tum natura prudentem esse medicum conve--<text:line-break/>niet, quo cujusque indicationis'potestate diligenter conside-<text:line-break/>rata omnibusque inter sc costatis unam idonei nictus sum-<text:line-break/>mam quae laboranti sit commoda comparet. Ac diariarum</text:span></text:p>
      <text:p text:style-name="P7"><text:span text:style-name="T5">quidem febrium indicationes ex his scopis capiuntur, raro-<text:line-break/>que accidit, si alicubi, a laborantis virium modo, quum<text:line-break/>febrium. plurium dierum indicationes tum virium respe-<text:line-break/>ctum necessario adhibeant, non enim lenis in his scopus est<text:line-break/>qui a viribus, tum caularum quae ipsas febres excitant,<text:line-break/>exceptis tamen, hecticis, ut quas nulla accendit causa, quem-<text:line-break/>• admodum nec .corpus id quod jam habitu calorem ignis lu<text:line-break/>se suscepit, sive ni lapis sive lignum sit. Illud namque com-<text:line-break/>mune cum diariis habent, quod non amplius fiant. Diffe-<text:line-break/>runt autem lu' eo quod diariae in schesi, id est levi affectu,<text:line-break/>calorem habent, hecticae lu hexi u e. habitu qui aegre sol-<text:line-break/>vatur. Licet etiam dicas eam quoque quae a viribus sumitur<text:line-break/>ludicationem tum reliquis omnibus morbis, tum in diariis<text:line-break/>febribus scmper adhiberi, nobis tamen in praesenti disputa-<text:line-break/>tione opus ea. non esse, propterea quod primario non ludi-<text:line-break/>.cet, ex accidenti vero ludicet. De eo vero, accidente lu<text:line-break/>sequentibus disseremus.</text:span></text:p>
      <text:h text:style-name="P1" text:outline-level="1"><text:bookmark-start text:name="bookmark16"/>GALENI METHODI MEDENDI<text:line-break/>LIBER IX.<text:bookmark-end text:name="bookmark16"/></text:h>
      <text:h text:style-name="Heading_20_2" text:outline-level="2">Cap. <text:span text:style-name="T44">I</text:span>.</text:h>
      <text:p text:style-name="P39"><text:span text:style-name="T5">Diariarum febrium, oEugeniane, curationis<text:line-break/>methodum in libro hunc praecedenti exposui totius operis<text:line-break/>octavo. Est autem hujus febrium generis unica accessio,<text:line-break/>uno ut plurimum die ex fua natura circumscripta. Nam<text:line-break/>quaecunque vel per medicorum ignorantiam vel aegrorum<text:line-break/>intemperantiam vel ministrantium errorem in ejusmodi<text:line-break/>febribus commissa in aliud ipsas genus transferunt, haec<text:line-break/>suae naturae sponte non luciduut. Non enim est profecto</text:span></text:p>
      <text:p text:style-name="P7"><text:span text:style-name="T5">mirum, si per ea quae delinquuntur non folum produca-t<text:line-break/>tur aut in aliud genus transeat morbus quinis, scd etiam<text:line-break/>quum prius non esset, nunc excitetur. Nam quum iis qui<text:line-break/>fani funt delinquere non sit tutum, haudquaquam id aegris<text:line-break/>sine discrimine contingat. Reliqua vero quum sint genera<text:line-break/>duo, ut in libris de febrium differentiis est ostensum, alte-<text:line-break/>rum ex humorum putredine nasci docuimus, alterum quod<text:line-break/>jam solidas animalis partes, occupavit hecticurn nominant.<text:line-break/>Transeunt saepe autem diariae febres, ut superius ostendi-<text:line-break/>urus, in utruinque genus, nisi quis eas commode tractet.<text:line-break/>Quemadmodum autem in caeleris rebus omnibus,- quaecun-<text:line-break/>que uno genere comprehensae societatem in naturis habent,<text:line-break/>ac propterea mutuo in se transue valent, tertia quaedam<text:line-break/>species in transitu ipsarum existit, quae neutrius extremita-<text:line-break/>tum formam plane exhibet; ita et in diariarum febrium<text:line-break/>transitu imagineris licet alterum quoddam genus in transitu<text:line-break/>exoriri, quod neutri extremitatum sit idem, Atque de</text:span></text:p>
      <text:p text:style-name="P7"><text:span text:style-name="T5">primo disserendum esse mihi videtur, quo ut </text:span><text:span text:style-name="T20">reliqua etiam<text:line-break/>ipsum</text:span><text:span text:style-name="T5"> tum protinus noscatur quum incidit, tum sic inbi-<text:line-break/>beatur in primo ortu, ne aut aegre sanabile aut insanabile<text:line-break/>postquam auctum est evadat. Caeterum medium id quum<text:line-break/>inciderit nec nosse ii possunt nec sanare qui extremita-<text:line-break/>tum quarum est medium- speciem ignorant. At tibi qui<text:line-break/>•praesertim non solum diariarum febrium, sed etiam reliquo-<text:line-break/>rum duorum generum notas lutelligis, ubi vel diariarum<text:line-break/>notae aliquatenus sunt alienatae, vel reliquarum notae simul<text:line-break/>apparent, haud difficile fuerit jam transitum suspicari. Ergo<text:line-break/>ex adustione, cruditate, lassitudine, vigilia, animi pertur-<text:line-break/>batione vel bubonibus ex evidenti aliqua caula obortis,<text:line-break/>nunquam ad tertium usque diem progredietur febris accessio,<text:line-break/>nisi quid delictum circa laborantem sit. At quibus stipatio<text:line-break/>febris occasio est, iis etiam ultra hos porrigi accessio potest.<text:line-break/>Nam quoniam stipatio vel obstructis exilibus meatibus vel<text:line-break/>conniventlbus, vel etiam corpore ipfio immoderatius densato<text:line-break/>accidit, merito diximus ex frigore et balneis quae vel con-</text:span></text:p>
      <text:p text:style-name="P7"><text:span text:style-name="T5">tactu refrigerent vel facultatibus, praeterea medicamentis<text:line-break/>similis generis , pari modo iis quae cutem siccent veluti sole<text:line-break/>fervente, nec minus etiam iis quae densant veluti dura,’ cum<text:line-break/>iis quae frigefaciant frictione et detineri intra corpus ceu<text:line-break/>fumida suliginofave excrementa, et ab iis febrem accendi.<text:line-break/>Verum ex sus densationem quandam corporum ipsorum fieri<text:line-break/>ac exiguorum meatuum conniventiam; obstructionem vero vel<text:line-break/>propter glutinosos vel crassos vel copiosus succos incidere.<text:line-break/>Quin etiam febres quascunque vel conuiventia meatuum<text:line-break/>vel recens corporum densatio excitant, has et desistere post<text:line-break/>primum accessionem, si quis recte eas tractet et vere diarias<text:line-break/>. tum esse tum appellari ; at quae ex obstructione creantur,<text:line-break/>si haec pusilla sit, solvi ipsas quoque similiter ut alias dia-<text:line-break/>rias, fi quis eas.legitime sanet, sin valenter impacti humores<text:line-break/>sint sic, ut valentius aliquid quod eos eximat desiderent,<text:line-break/>eas febres prorogari ultra unum diem necesse est, ac diaria-<text:line-break/>rum febrium genus rideri egressas. Quomodo enim dici</text:span></text:p>
      <text:p text:style-name="P27"><text:span text:style-name="T5">ultra diaria febris potest, quae in tertium usque diem er-<text:line-break/>tenditur? nam ex ipsa nominis ratione in secundo eam de-<text:line-break/>sistere par erat. Dictum enim supra est viginti quatuor ho-<text:line-break/>ras esse sic appellatae diei spatium, ut cum nomine diei nox<text:line-break/>quoque una comprehendatur. Atqui si neque 'humor pu- •<text:line-break/>trescens subsit, nec corpus ipsum febrilem calorem ut<text:line-break/>habitum susceperit, a duobus generibus diversum sit. Aut<text:line-break/>ergo aliud praeter tria jam dicta genus este in prima febrium<text:line-break/>divisione dicendum est, aut appellatione pro nihilo habitu<text:line-break/>diarias ipsas nominare oportebit. Neque enim profecto de<text:line-break/>fubstantia ipfa talium febrium est diariae vocabulum , verum<text:line-break/>convenienti nomine destituti clarioris simul breviorisque do-<text:line-break/>ctrinae gratia ab eo quod faepius eis accidit nomen indidi-<text:line-break/>mus. Ac natura quidem eadem his est quae diariis,' nomen<text:line-break/>autem non idem.<text:tab/></text:span><text:span text:style-name="T5">' j ,</text:span></text:p>
      <text:h text:style-name="Heading_20_2" text:outline-level="2">Cap. I<text:span text:style-name="T44">I</text:span>.</text:h>
      <text:p text:style-name="P39"><text:span text:style-name="T5">In quibus enim una accessio ab initio ad<text:line-break/>finem perpetuo manens lu multos dies porrigit, eas febres</text:span></text:p>
      <text:p text:style-name="P6"><text:span text:style-name="T20">continentes</text:span><text:span text:style-name="T5"> appellant, non illi quidem Graeco nomine usi,<text:line-break/>caeterum soloecismum committendum potius rati quam spe-<text:line-break/>ciem ipsarum sine nomine relinquendum. At non ut idea<text:line-break/>una ejusmodi febrium est, a qua fynochos eas nominant,<text:line-break/>ita et natura simplex unaque esu Quaedam namque earum<text:line-break/>. manifestum habent putredinis signum , quaedam prorsus non<text:line-break/>habent, quas ex diariarum febrium genere esse diximus.<text:line-break/>Quum enim accessionis remissio ex ferventium humorum<text:line-break/>transpiratu contingere soleat, non transpirant autem in<text:line-break/>vehementi stipatione, necesse est multorum dierum fieri ac-<text:line-break/>cessionem. Igitur ubi in tali febre nulla subesi occasio quae<text:line-break/>alterius accessionis principium, excitet, ultra hoc quod mule<text:line-break/>torum dierum febris est, nec invasionem alicuius febrium<text:line-break/>significationis facit; sed permanet ab initio ad finem una fe-<text:line-break/>. bris, quae nec quotidianae nec tertianae insultum nec quar-<text:line-break/>tanae praeferat. Caeterum quum me audis dicentem, ubi vehe-<text:line-break/>menter stipata corpora sunt, cohiberi lutra corpus febrilem</text:span></text:p>
      <text:p text:style-name="P6"><text:span text:style-name="T5">calorem, non ita factam prorsus densitudinem putandum<text:line-break/>est ut nullum ex iis humoribus qui tenuati admodum sint<text:line-break/>effluere foras sinat, quum nec si de ossibus ita dixeris id ve-<text:line-break/>rum sit, nedum cerne et cute. Verum quum a ferventibus<text:line-break/>humoribus vapor attollatur plurimus, effluat autem foras<text:line-break/>exiguus, hunc qui relictus est febrem fervare est necesse,<text:line-break/>neque id. modo propterea quod ipse manet, sed etiam pro-<text:line-break/>pterea quod quae proxima sunt adurit.</text:span></text:p>
      <text:h text:style-name="Heading_20_2" text:outline-level="2">Cap. III.</text:h>
      <text:p text:style-name="P39"><text:span text:style-name="T5">Quoniam igitur ex duobus his servari fe-<text:line-break/>bris potest, et quod totus vapor non transpiret et quod idem<text:line-break/>vapor ea quae contingit etiam calefaciat, necesse est tres<text:line-break/>esse in fynochis febribus differentias, vel pari permanente<text:line-break/>magnitudine ea, quam in prima accessione summam habuit,<text:line-break/>vel adjiciente scmper exiguum aliquid dirninuenteve; atque<text:line-break/>' haec vel aequaliter faciente vel inaequaliter. Ac fi quidem<text:line-break/>quod accenditur ei quod transpirat par fuerit, nec augeri<text:line-break/>nec minui.febrilis calor cernetur, scd perinde sibi similis<text:line-break/>permanebit, ac si nihil illi prorsus adjiceretur aut demere-</text:span></text:p>
      <text:p text:style-name="P7"><text:span text:style-name="T5">tur. Quippe ad aequalitatis' permansionem nihil interest<text:line-break/>ferveturne eadem assidue substantia, an ei quae vacuatur<text:line-break/>par sit ea quae adjicitur ; verum si altera earum vicerit, fi<text:line-break/>quae vacuatur, minui febrem necesse est, sin quae adjicitur,<text:line-break/>omnino increscere. Sed nec illud sane quemquam latet,<text:line-break/>quod quum ex febribus altera magis minusve quam altera .<text:line-break/>tum augetur tum minuitur, id ob exsuperantiae imparita-<text:line-break/>tem necessario accidat. Nam ubi alias ampliore mensura,<text:line-break/>alias minore vel febrium generatio vel transpiratio exsupe-<text:line-break/>rat, nec iis quae augentur omnibus par esse auctio, nec iis<text:line-break/>quae minuuntur demptio omnino potest ; imo plurimam esse<text:line-break/>tum excessus tum defectus differentiam est necesse. Atque<text:line-break/>unum quidam hoc, sive genus sive speciem Ieu quidvis aliud<text:line-break/>appellare libet, continentium febrium est, quodque ex ea-<text:line-break/>dem cum diariis natura constat. Alterum, est ubi in omni-<text:line-break/>bus vasis ac potissimum maximis aequaliter succi putre-<text:line-break/>scunt. Ejusmodi febrium in gracili et frigido corpore neutra</text:span></text:p>
      <text:p text:style-name="P7"><text:span text:style-name="T5">consistere, solet</text:span><text:span text:style-name="T25">; </text:span><text:span text:style-name="T5">sed plurimum lu iis qui sanguine abundant<text:line-break/>et corpulentis gigni cernuntur, nam nec obstructio citra<text:line-break/>putredinem excitare febrem valet, nisi id quod transpirat<text:line-break/>et copiosum sit et calidum, nec humorum putredo lu omnes<text:line-break/>quae inter inguina et alias intersunt, venas aequaliter ac<text:line-break/>cito protrahi in frigido habitu potest Debent enim scmper<text:line-break/>quae putrescunt tum calida lrumidaque esse, tum vero<text:line-break/>difficilem transpirationem habere. Eoque fit ut nec in fii-<text:line-break/>gida aetate, nec in frigido corporis temperamento sive.id ab<text:line-break/>initio constitit, sive modo frigidum sit factum continens ex-<text:line-break/>citetur 'febris. Sed nec in gracilibus vel qui raro' sunt cor-<text:line-break/>poris habitu; imo tum aetate tum natura tum acqnisititio tem-<text:line-break/>peramento quae calida sint, ac praecipue si et carnosus et<text:line-break/>bono ac multo sanguine affluens et denso corpore aeger sit,<text:line-break/>aut etiam calidis excrementis refertus. Proinde fit ut qui<text:line-break/>ita febricitant, iis et pulsus maximus sit et aequalis et vehe-<text:line-break/>mens, quibus etiam arteriae consistentia nec durior quam<text:line-break/>pro natura est nec mollior, celeritatis tamen frequentiaeque</text:span></text:p>
      <text:p text:style-name="P7"><text:span text:style-name="T20">'eo</text:span><text:span text:style-name="T5"> pervenit quo febris ipsa magnitudinis. Atque haec qui-<text:line-break/>dem ambarum sunt communia, alteri vero privatim putre-<text:line-break/>diuis insunt notae, idque turn in lotio turn pulsu turn calo-<text:line-break/>ris ingrata qualitate.</text:span></text:p>
      <text:h text:style-name="Heading_20_2" text:outline-level="2">Cap. IV.</text:h>
      <text:p text:style-name="P39"><text:span text:style-name="T5">Ac tibi exempli causa redigam in memo-<text:line-break/>riam adolescentes duos quos una mecnm vidisti. - Erat alter<text:line-break/>eorum liber et palaestrae peritus, alter Iervus haud inexer-<text:line-break/>citatus ille quidem, caeterum in palaestra parum vehemens,<text:line-break/>nec tamen ad quotidiana quae servum deceant tum exer-<text:line-break/>eitia tum opera tractanda non idoneus. Porro liber conti-<text:line-break/>nenti citra putredinem febre laboravit, servus continenti<text:line-break/>cum putredine. Horum utrique quaenam sit adbibita cura-<text:line-break/>tio, non intempestivum dictu nunc arbitror, quandoqui-<text:line-break/>dem in exemplis exercitari quidvis discentes maxime expe~<text:line-break/>dit, neque enim satisfaciunt ad exactum cognitionem uni-<text:line-break/>versales methodi. Sunt autem exemplorum ea pro potio-<text:line-break/>ribus habenda, quae ipsi oculis usurpavimus; quando si<text:line-break/>omnes, qui docere scribereve aliquid sunt aggressi, ea prius</text:span></text:p>
      <text:p text:style-name="P7"><text:span text:style-name="T5">operibus offendissent, prorsus paucula quaedam falsu di ce-<text:line-break/>rentur. ' Nunc ver» plerique alios docere </text:span><text:span text:style-name="T20">tentant</text:span><text:span text:style-name="T5"> quae<text:line-break/>nec ipsi unquam fecerunt, nec albis ostenderunt. Caeterum<text:line-break/>vulgus medicorum nihil miri est si contemptis bonis mori-<text:line-break/>hus opinioni sapientiae magis quam veritati inhiat. Verum<text:line-break/>non sic fuit ratio nostra. Non enim heri aut nudius ternius,<text:line-break/>sed statim ab adolescentia philoscphiae studio capti primum<text:line-break/>nos ad eam contulimus; mox patris evidenti insomnio mo-<text:line-break/>niti ad medicinae studium excolendum venimus, ac per<text:line-break/>totam- vitam operibus magis quam verbis utrique studio<text:line-break/>incubuimus. Quo minus mirum est, si in quo tempore alii<text:line-break/>tutam urbem salutando lustrant, et cum, divitibus atque<text:line-break/>magnatibus coenant ac </text:span><text:span text:style-name="T20">eosdem</text:span><text:span text:style-name="T5"> comitantur, hoc omni nos<text:line-break/>sedulo laborantes primum quidem omnia quae veteribus<text:line-break/>pulchre sunt inventa didicimus; mox eadem opere tum per-<text:line-break/>pendimus tum exercuimus- Ergo qui palaestrae peritus ju-<text:line-break/>venis erat, ubi febricitare hora prima noctis coepisset, postri-<text:line-break/></text:span><text:span text:style-name="T20">die</text:span><text:span text:style-name="T5"> eum mane circiter horam diei tertiam vidimus. Quum</text:span></text:p>
      <text:p text:style-name="P6"><text:span text:style-name="T5">autem invenissem febrem admodum calidam, scd pulsus<text:line-break/>aequales et maximos et celeres et frequentes et vehementes,<text:line-break/>tum caloris qualitatem quae tactum minime morderet, jam<text:line-break/>vero et urinas tum crassitudine tum colore </text:span><text:span text:style-name="T20">a</text:span><text:span text:style-name="T5"> naturali habitu<text:line-break/>non multum alienas, audiens praeterea hominem circiter<text:line-break/>triginta dies "exercitationis consuetudinem intermisisse, pri-<text:line-break/>die tamen exercitasse su vehementius, caeterum non multum,<text:line-break/>sumpsisse autem solitos cibos, atque eos concoxilIe quamvis<text:line-break/>tarde et aegre, .utpote quum febris vespere occupasset,<text:line-break/>quum' rubicundus plennsque homo appareret, atque etiam<text:line-break/>plenitudinis sensum se percipere diceret, tunc faciente quo-<text:line-break/>dam eorum qni aderant de vena secunda mentionem, visum<text:line-break/>, nobis est ejus auxilii considerationem in aliud tempus remit-<text:line-break/>tere, simul ut certius sciremus cujus generis febris esset,<text:line-break/>simul necessario propter eam quae praecesserat concoctionis<text:line-break/>tarditatem. Quum autem vesperi similem rigorem tueri<text:line-break/>febris est visa, ceu nihil seusibiliter remittens, suspicio jam</text:span></text:p>
      <text:p text:style-name="P7"><text:span text:style-name="T5">erat synochon esse, hancque ei obstructione et sanguinis<text:line-break/>abundantia et prae carnis copia stipatione. Ac quum pa-<text:line-break/>rem magnitudinem per totam noctem febris servaret, postero<text:line-break/>die visum est medicis omnibus qui inviserant sanguinem esse<text:line-break/>mittendum. Discordia vero orta de tempore et vlucenti-<text:line-break/>bus qui id in sequentem diem differendum suaderent , febris<text:line-break/>per totum eum diem evidenter visa est vigorem suum augere.<text:line-break/>Mox tertia sequente nocte alia quidem accessio minime lucis<text:line-break/>dit, quae primae ad proportionem responderet, erit tamen<text:line-break/>aestus ipse laboranti intolerabilis, urgebatque eum tensio<text:line-break/>totius corporis ut repleti, tum canitiis pulsatio, atque ob<text:line-break/>Eaec gravis vigilia juvene in aliam atque aliam fe figuram<text:line-break/>jactante. Itaque quum ultra ferre non posset; hora noctis<text:line-break/>circiter octava mittit ad me ministrum, rogatqne ad fe<text:line-break/>ocius veniam. Ipse annuo atque abeo iuvenioque febrem<text:line-break/>ealidissimam, pulsumque qualem praedixi. Quoniam au-<text:line-break/>tem nec in hoc nec lu lotio nec in ipsa caloris qualitate</text:span></text:p>
      <text:p text:style-name="P6"><text:span text:style-name="T5">indicium aliquod humorum putrescentium apparuit, opti-<text:line-break/>•mum factu visum est venam lucidere antequam putredo in-<text:line-break/>ciperet. Aufero itaque ab homine eeusque de industria<text:line-break/>sanguinem, quoad animo linqueretur, maximum plane, ubi<text:line-break/>valentes vires sunt, continentis febris remedium, id quod<text:line-break/>tum ratione tum experientia didici. Primum .namque in<text:line-break/>contrarium statum agitur corpus .celerrime ex animi defectu<text:line-break/>refrigeratum. Hoc vero nemo invenire potest neque quod<text:line-break/>ipsis aegris neque quod naturae quae animantes gubernat<text:line-break/>jucundius utiliusve sit. Postrnodum in ejusmodi corporibus<text:line-break/>necessario supervenit alvi dejectio, nonnunquam etiam bilis<text:line-break/>vomitio, quas res statim a toto corpore madores sudoresve<text:line-break/>excipiunt. Quae nimirum omnia quum huic quoque conti-<text:line-break/>gissent, protinus febrem extinxerunt, ut quidam ex iis qni<text:line-break/>aderant jugulasse me febrem per jocum dicerent, unde om-<text:line-break/>. nes risimus. Verum quo narrationem omnem absolvam,<text:line-break/>nihil mali erit paucula addidisse.: Post duas namque a san-<text:line-break/>guinis missione horas paulo nutrimenti dato </text:span><text:span text:style-name="T20">ac</text:span><text:span text:style-name="T5"> jusso quie-</text:span></text:p>
      <text:p text:style-name="P7"><text:span text:style-name="T5">scere discessi. Quinta vero hora reversus tam profundo<text:line-break/>fomno indormientem inveni ut tangentem me prorsus non<text:line-break/>sentiret. Quum vero et ministri adeo llli altum somnum<text:line-break/>fuisse dicerent ut nec quum madores ejus abstergerept-ex-<text:line-break/>pergisceretur, suasi ita sacerent, esse namque hominem jam<text:line-break/>prorsus a febri liberum. Reverius autem et decima rursus<text:line-break/>hora - etiam nunc dormientem inveni. Egressus autem<text:line-break/>iterum ad alios visendos aegros, redeo hora prima noctis,<text:line-break/>non tamen ut ante tacens, fed voce de industria sublata, .<text:line-break/>quo aegrum </text:span><text:span text:style-name="T20">a fomno excitarem. Quod</text:span><text:span text:style-name="T5"> quum ita accidisset,<text:line-break/>ubi siolo ptisanae cremore ipsum nutrivi, abii. Cujus mo-<text:line-break/>dum postero die augens tertio lavatum dimisi. Ac quae ad<text:line-break/>hunc pertinebant infirmum ita sunt gesta; quae vero ad al-<text:line-break/>terum nunc dicam- Is quum toto die multum .laborasset,<text:line-break/>deinde lavatus paucula comedisset, coepit nocte febricitare,<text:line-break/>totum etiam continuans sequentem diem. Hunc nos post<text:line-break/>secundam noctem vidimus in caeleris quidem omnibus jam</text:span></text:p>
      <text:p text:style-name="P6"><text:span text:style-name="T5">dicto </text:span><text:span text:style-name="T20">juveni</text:span><text:span text:style-name="T5"> similiter affectum, verum putrescentium hu-<text:line-break/>m orum'evidentes praebentem noles; Itaque vena quoque<text:line-break/>huio protinus incisa usque ad animi defectum vacuavimus.<text:line-break/>Post id idoneo interposito spatio cibavimus primum mulsa,<text:line-break/>deinde una interposita hora ptiIanae cremore. Atque haec<text:line-break/>omnia lutra quintam acta sunt horam. Quum autem similis<text:line-break/>sibi perseveraret scbris, Iynochon eam fore ex putredine<text:line-break/>•expectarimus; itaque accidit. Quippe quum eam secunda<text:line-break/>noctis hora pari magnitudine cerneremus, tertiae diei acces-<text:line-break/>sionem suturane esset an non esset diligenter observare vo-<text:line-break/></text:span><text:span text:style-name="T5">lebamus, cujus in </text:span><text:span text:style-name="T5">septimam horam noctis suspirio erat.<text:line-break/>Itaque cum </text:span><text:span text:style-name="T5">summo inane </text:span><text:span text:style-name="T5">venissem, inveni quod expectaram;<text:line-break/>nam </text:span><text:span text:style-name="T5">nec </text:span><text:span text:style-name="T5">tertia </text:span><text:span text:style-name="T5">inciderat </text:span><text:span text:style-name="T5">accessio, febrisqne remissior paululo<text:line-break/>quam vesperi </text:span><text:span text:style-name="T5">fuerat </text:span><text:span text:style-name="T5">apparuit. </text:span><text:span text:style-name="T5">Ut </text:span><text:span text:style-name="T5">autern </text:span><text:span text:style-name="T5">rursus </text:span><text:span text:style-name="T5">hominem<text:line-break/>. meridie vidi eramque jam certissimus et febrem decrevisse<text:line-break/>ct fynochon </text:span><text:span text:style-name="T5">febrem.esse </text:span><text:span text:style-name="T5">decrescentem, satius visum est tum<text:line-break/>quoque </text:span><text:span text:style-name="T5">hominem, similiter </text:span><text:span text:style-name="T5">nutrire. Quarta vero exacta<text:line-break/></text:span><text:span text:style-name="T5">nocte manifeste mluor </text:span><text:span text:style-name="T5">etiam </text:span><text:span text:style-name="T5">quarto </text:span><text:span text:style-name="T5">die erat, </text:span><text:span text:style-name="T5">quo rursus</text:span></text:p>
      <text:p text:style-name="P7"><text:span text:style-name="T5">quoque </text:span><text:span text:style-name="T20">ad</text:span><text:span text:style-name="T5"> eundem modum homine cibato advertimus .turn<text:line-break/>illo die toto tum quae hunc fequuta est quinta nocte ma-<text:line-break/>gnitudinem remittere sic ut quinto.die liquido plane appa-<text:line-break/>reret minor esse febris quam ante. Itaque ad proportionem .<text:line-break/>minuentis sc febris, urinae quoque concoctio processerat.<text:line-break/>Eratque haud obscurum septimo, id quod factum est, finien-<text:line-break/>dam. Hanc igitur decrescentem plane continentem ex hu-<text:line-break/>morum putredine febrem vidimus. Multas vero alias con-<text:line-break/>linentes conspeximus, quarum aliae epacmasticae, id esi </text:span><text:span text:style-name="T20">cre-<text:line-break/>scentes,</text:span><text:span text:style-name="T5"> aliae homotoni et acmasticae, </text:span><text:span text:style-name="T20">id estsimilem teno-<text:line-break/>remservantes erant,</text:span><text:span text:style-name="T5"> vel ut aliquis nominare voluerit, aliae<text:line-break/>ceu quam modo memoravimus paracmasticae, </text:span><text:span text:style-name="T20">id est de-<text:line-break/>crescentes.</text:span><text:span text:style-name="T5"> Aliae rursus in primo die putredinis notas<text:line-break/>habuerunt, aliae in tertio aut certe ad summum quarto,<text:line-break/>idque alias medicorum ipsorum inscitia, qui sanguinem non<text:line-break/>- mlserant, alias laborantium ipsorum timiditate. Siquidem<text:line-break/>eorum qui ex sola obstructione febricitarent nemo in putre-<text:line-break/>dinis febrem incidit qni prius sanguinem miserat. Quem,</text:span></text:p>
      <text:p text:style-name="P7"><text:span text:style-name="T5">ubi - validae vires subsunt et aetas permittit, usque ad animi<text:line-break/>defectum mittere expedit, ubi horum alterum non fatis<text:line-break/>respondet, tutius est quantum satis nisum suerit, tantum<text:line-break/>principio detrahere, quod defuit iteratione supplere. Ete-<text:line-break/>nim hoc praesidio omisso qui ita febricitant lu summum •<text:line-break/>discrimen veniunt, nisi si eos vel virium tubur, vel largum<text:line-break/>ianguluis profluvium, vel sudor copiosus ex manifesta per-<text:line-break/>nicie eripiat. Et tamen nonnulli ex medicis sunt qni ta-<text:line-break/>messi manifestissime rident naturam sanguinis profluxio<text:line-break/>non paucos eorum qui sic periclitentur servare, tamen san-<text:line-break/>guinis missionem fugiunt, nullam nec experientiam nec ve-<text:line-break/>ram rationem sequuti. Caeterum hos mittamus, disputato<text:line-break/>praesertim contra illos abunde uno integro libro qni est de<text:line-break/>fanguinis missione contra Erasistratum scriptus, ipsi vero<text:line-break/>ad propositum revertamur.</text:span></text:p>
      <text:h text:style-name="Heading_20_2" text:outline-level="2">Cap. V.</text:h>
      <text:p text:style-name="P39"><text:span text:style-name="T5">Erat vero in praesenti disputatione propo-,<text:line-break/>situm de iis febribus disserere quae ex stipatis per obstru-<text:line-break/>ctionem meatibus oriuntur. Quas, fi fine putredine cousi-</text:span></text:p>
      <text:p text:style-name="P7"><text:span text:style-name="T5">stant, ex diariarum esse genere dixi, sin iis putredo aliqua<text:line-break/>vel ab initio statim vel postmodum superveniat, ubi in om-<text:line-break/>nibus venis ac praecipue magnis ea constitit, continentes<text:line-break/>excitari febres; ubi in unica animalis parte, febres quae cer-<text:line-break/>tis circuitibus exacerbantur. Verum de his postea. Quod<text:line-break/>autem et bis, arbitror, et ter et saepius iterumque dicendum<text:line-break/>est, qui ita laborant si recte curabuntur, iis sanguinis mis-<text:line-break/>sio est adhibenda. Quibus enim corpus ex humorum abun- '<text:line-break/>dantia inhablle ad trauspiratiouem jam redditum tantum<text:line-break/>caloris congessit ut inde jam febricitet, iis tantum sanguinis<text:line-break/>est detrahendum quantum vices toleranti Pro certo quo-<text:line-break/>que habendum, nisi iis qui hoc per naturam sunt habitu id<text:line-break/>adhibeatur praesidium, fore ut vel suffocentur, vel certe<text:line-break/>fyncope prehendi omnino periclitentur, nisi, ut dictum est,<text:line-break/>eos vel naturae robur vel plurimus sudor vel largum san-<text:line-break/>guinis profluvium a morte vindicet. At illud vel me ta-<text:line-break/>cente conflet, iis praesertim qui librum de plenitudine stu-<text:line-break/>diosc perlegerunt, quanquam et nunc quoque a me dicetur,</text:span></text:p>
      <text:p text:style-name="P7"><text:span text:style-name="T5">non esse nunc nobis de ea plenitudine ad vires sermonem;<text:line-break/>neque enim sic obstruit venarum ora ut refrigerationem .<text:line-break/>prohibeat, nec tunicas earum distendit, nec ruborem nec<text:line-break/>tumorem invehit, multoque minus vel carnis vel cutis,<text:line-break/>transpirationem moratur; verum de ea quae contineri a<text:line-break/>vasis ultra non valet, quaeque ob id ipsum tum perrumpere<text:line-break/>vasa tum recludere solet, reliquaque modo dictu sympto-<text:line-break/>mata induoit,- obstructionem, distentionem, tumorem, ru-<text:line-break/>borem, de hac mihi omnis sermo tum habitus est, tum<text:line-break/>vero nihilominus' habendus. Siquidem copia haec dum<text:line-break/>bonitatem suam servat, ut pariter augeri cum robore virium<text:line-break/>est nata, ita si quando has gravat, nec de caetero augebitur<text:line-break/>et bonitatem naturae amittet. At si naturalem semel boni-<text:line-break/>tatem amiscrit, fieri nequit ut non putrescat, quandoqui-<text:line-break/>dem nec aliud ullum ex iis'quae foris sunt humidum cali-<text:line-break/>dumque corpus manere non putrescens cernimus. Ergo<text:line-break/>festinere ad sanguinem detrahendum oportet, quo vnsorum<text:line-break/>natura ex transpirando ventilandoque naturalem temperiem</text:span></text:p>
      <text:p text:style-name="P7"><text:span text:style-name="T5">fervans humoribus eo quo luter initia modo dominetur, et<text:line-break/>si ad intemperiem versa laborabit, metuendum est ne hi<text:line-break/>putrescant. Excitatur autem intemperies in ea' ex febris<text:line-break/>calore- Quem si ,quando rudis quispiam medicus auxit, non<text:line-break/>vacuata stipationis causa, in incerto reliquum omne remedium<text:line-break/>est. Ubi namque vacuari plenitudo postulat, calor autem •<text:line-break/>refrigerari, pugna discordiaque inter ipsa sanandi oritur<text:line-break/>remedia, iis quae refrigerent, quamvis temperiem naturae<text:line-break/>concilient, saltem plenitudinem lutra corpus detinentibus,<text:line-break/>quae vero rarefacienda cute hanc evacuant, omnibus cale-<text:line-break/>facientibus sicut, si, abundantiam vacuare velis, febrem<text:line-break/>augeas, si febrem refrigerare, abundantiam moreris. In<text:line-break/>hanc remediorum inopiam deveniunt qni statim a princi-<text:line-break/>pio non vacuarunt, Erasistrati persuasione inducti, qui nec<text:line-break/>spontanea sanguinis profluvia potuit imitari. Optimum igi-<text:line-break/>tur est, id quod nos scmper in re quaque facere vidisti, sta-<text:line-break/>tim non numero dierum, scd uni virium robori in febribus</text:span></text:p>
      <text:p text:style-name="P7"><text:span text:style-name="T5">ejus generis attentum esse; si namque servatum est, non<text:line-break/>solum sexto septimove, scd etiam sequentibus diebus fan-<text:line-break/>guis est mittendus. ' Quod si curare aliquando infirmum<text:line-break/>cogeris, cui non solum antea, secandae venae remedium prae-<text:line-break/>termissum est, sied nunc quoque vel per medicorum igno-<text:line-break/>rantiarn, vel ipsius laborantis propinquorumve ejus timidi-<text:line-break/>tatem procedente tempore mittere sanguinem prohiberis, ad<text:line-break/>frigidam exhibendam accedes, sed diligenter ante discernens<text:line-break/>quantum ex ea nocumentum, contingere possit. Nam si id<text:line-break/>aut exiguum erit aut nullum, offerenda potui est quae<text:line-break/>prorsus sit gelida quantum bibere aegro libet, quinimo<text:line-break/>magis id audebis, si frigidae potioni insueverit. Sin magnum<text:line-break/>timetur incommodum, ab hac quidem abstinendum, atque<text:line-break/>aliis auxiliis quibus obstructio eximatur et plenitudo va-<text:line-break/>cuetur et febris fervor deferveat utendum. Quae vero no-<text:line-break/>xae frigidam potionem intempestive immodiceque exhibitam<text:line-break/>sequuntur, in his consistunt, quod lentos, erassos multosque<text:line-break/>humores, sive hi obstructiones sive putredinem sive phleg-</text:span></text:p>
      <text:p text:style-name="P7"><text:span text:style-name="T5">nronen, sive erysipelatodem affectum aut. scirrhodem aut<text:line-break/>oedernatodem creaverit, attenuari discutique prohibent.<text:line-break/>Ergo quoties ex his febris accenditur, atque ad eos vacuan-<text:line-break/>dos frigida data non conducit, ad praesens quidem non<text:line-break/>parvum' affert levamen, propterea quod jam accensam fe-<text:line-break/>brem extinguit ; veruin quum causa ejus adhuc perflet,<text:line-break/>aliam denuo accendi .est necesse, atque ea quae praecessit<text:line-break/>nonnunquam dissicilorem, propterea quod densatum ex fri-<text:line-break/>gida corpus esu Atque haec una noxae species est minime<text:line-break/>contemnenda. Altera talis est; multae laborantis imbecil-<text:line-break/>lae partes, .sive itu se. ex naturali intemperie habeant sive<text:line-break/>ex vitio adscititio, a frigida laedantur. Alii namque gula<text:line-break/>adeo vehementer est affecta ut vix deglutiret; alii yentri-<text:line-break/>culus sic ut vix concoqueret; I alii ipsum ventriculi os aut<text:line-break/>jecur aut colon aut pulmo aut certe et renes et vesica, aut<text:line-break/>tale qnippiam aliud a frigida percussum ad proprium opus<text:line-break/>infirmum est redditum. . Nonnulli autem ex intempestiva<text:line-break/>immodicaque ejus potione non multo interposito tempore.</text:span></text:p>
      <text:p text:style-name="P7"><text:span text:style-name="T5">nec postmoddm, fed illico difficultate fpirandi et convul-<text:line-break/>fione et tremore'corripiuntur, ac totu, ut semel dicam,<text:line-break/>nervoso genere laeduntur. Nec ignoro quod formidolosum<text:line-break/>te ad frigidam offerendam ex iis quae memorari redderem,<text:line-break/>nisi ea me usum saepe vidisses semperque cum successu , nec<text:line-break/>aegrum lu ullo manifeste laesisse. Quibuscunque enim in<text:line-break/>principe parte tumor aliquis phlegmonodes aut oedematodes<text:line-break/>aut scirrhodes constitit, iis frigidam offerre non oportet;<text:line-break/>fed nec iis quibus obstructio putridusve humor non </text:span><text:span text:style-name="T20">conco-<text:line-break/>ctus</text:span><text:span text:style-name="T5"> incommodat Quod si evidentes percipis absque jam<text:line-break/>dictis tumoribus concoctionis notas, illud duntaxat aesti-<text:line-break/>mabis, sitne pars aliqua temperamento adeo frigido ut lu<text:line-break/>hanc noxa procumbat. Porro erysipelas quod verum sit<text:line-break/>non aliter sanaveris, at si mixtum cum phlegmone sit, lu ,<text:line-break/>concoctionis expectandae sunt notae. Atque haec latius<text:line-break/>quam pro re nunc proposita, quum postmodum etiam forte<text:line-break/>necessurn erit de frigida exhibenda mentionem facere. Nunc<text:line-break/>enim altera continentium febrium ex sola obstructione est</text:span></text:p>
      <text:p text:style-name="P7"><text:span text:style-name="T5">orta, altera vero etiam cum putredine per omnes venas.<text:line-break/>Quum ergo concoctionis humorum in iis notas videris, de<text:line-break/>quibus dictum abunde in libris de crisibus est, audacter sri-<text:line-break/>gidarn dabis. Quippe solidarum animalis partium natura<text:line-break/>roborata praetennatos jam humores aggreditur, ita ut qui<text:line-break/>utiles sint, atqfie ad nutriendum habiles, hos quidem ad se<text:line-break/>trahat, inutiles vel per ventrem vel per cutem ejiciat. Quod<text:line-break/>si etiam frigidae assuetus aeger suit, magna cum fiducia sri-<text:line-break/>gidarn exhibebis, ipsa experientia jam doctus omnia vi-<text:line-break/>scera ejus occursum familiariter tolerare. Omnino namque<text:line-break/>siquod frigidum adeo esset ut ab hac ostenderetur , id per<text:line-break/>sanitatis tempus evidenter offensam suam ostendisset; nulla<text:line-break/>vero per sanitatem pars quicquam ab hac laesa, nec etiam<text:line-break/>inter febricitandum quicquam laedetur. Ubi namque non-<text:line-break/>nulli aquae frigidae potioni non assueti, tamen propter ar-<text:line-break/>dentem febrem eam bibere coacti, nullum incommodum<text:line-break/>senserunt, multo prosecto minus eorum qui assueverunt<text:line-break/>quisquam laedi debet, cui etiam quasi pro munimento ma-<text:line-break/>ximo accessit ipsa caloris copia. Hic namque quum in vaso-</text:span></text:p>
      <text:p text:style-name="P6"><text:span text:style-name="T1">rum </text:span><text:span text:style-name="T5">caritatibus plurimus contineatur, utpote tum aerea<text:line-break/></text:span><text:span text:style-name="T1">in </text:span><text:span text:style-name="T5">his substantia tum etiam humoribus omnibus inflammatis<text:line-break/>. quantum a frigido patitur refrigeratus, tamen rursus calefa-<text:line-break/>ciendo. in ipsum agit. Ideoque minus tuta iis qui exiguum<text:line-break/>sanguinem carnemque obtinent frigidae potio est, celeriter<text:line-break/>namque ad solidas animalis pervenit partes, nulli quod ejus<text:line-break/></text:span><text:span text:style-name="T1">vim </text:span><text:span text:style-name="T5">frangat occurrens. Eo etiam fit ut hecticae febres<text:line-break/>nec puram eam quae, prorsus sit gelida, nec mulsam deside-<text:line-break/>rent, ceu quae extenuatis omnino exiguique sanguinis cor-<text:line-break/>poribus incidant. Verum de illis post agetur. Maxima<text:line-break/>vero continentium febrium remedia haec duo sunt, venae<text:line-break/>sectio et potio frigida. Verum illa omni tempore, modo<text:line-break/>vires susiineant, haec frigidae potio quum et in pulsu et<text:line-break/>urinis concoctionis evidentes cernuntur notae, febris autem<text:line-break/></text:span><text:span text:style-name="T1">est </text:span><text:span text:style-name="T5">maxima. Attendenda vero cum venae sectionis- scopis<text:line-break/>funt tum quae eam praecedunt, tum vero quae omnino<text:line-break/>fubsequuntur. Nam fi praecedat ciborum eruditas, tanto<text:line-break/>tempore differre venae sectionem jubebis quanttim satis-</text:span></text:p>
      <text:p text:style-name="P6"><text:span text:style-name="T5">facere tum ad eorum concoctionem, turn ut excrementa<text:line-break/>descendant videbitur. Slu sequetur necessario vacuatio<text:line-break/>quaepiam, tantum illi de eo quod superfluum est relinquen-<text:line-break/>dum, quantum est per eam vacuandum. Itaque si tempore<text:line-break/>mittendi sanguinis menses moveri contingat, sive etiam hae-<text:line-break/>morrlrois sit reclusa, si inspectus fluentis impetus satis fore<text:line-break/>. ridebitur, qui solus quod requiris vacuet, naturae rem<text:line-break/>omnem permittes, sin mluus, tantum ipsu detrahes, quo ex<text:line-break/>conjunctis ambobus perficiatur quodpostulas. Veluti autem<text:line-break/>in his ad ipsam naturalem vacnationem, quae sensu nsur-<text:line-break/>petur, non leniter attentum esse oportet, ita alibi vel ad<text:line-break/>naturam ipsam vel aetatem vel coeli statum. Sunt enim<text:line-break/>nonnulli ad discutiendos corporis humores natura propensi,<text:line-break/>pueri certe propter aetatem perpetuo; coeli vero status ubi<text:line-break/>calidus nimium est et siccus. Voco statum ipsum ambien-<text:line-break/>tis nos aeris temperamentum, sub quo et anni tempus et<text:line-break/>regio comprehenditur, etenim et horum utrumque ex am-<text:line-break/>bientis temperie ludicationem mutuatur. Propeusi autem</text:span></text:p>
      <text:p text:style-name="P7"><text:span text:style-name="T5">ad digerendos corporis succos sunt quicunque natura sunt<text:line-break/>humidi, magisque fi accedat caliditas; praeterea qui raro<text:line-break/>corporis sunt habitii, ad haec qnibus os ventris autamara<text:line-break/>hile abundat aut imbecillum est aut supra modum sensile,<text:line-break/>Atque hi quidem scopi sunt qui sanguinem detrahendum de<text:line-break/>hortantur., Contra postulant una cum affectu., cujus causa<text:line-break/>primum requirebatur, habitus durus denfusqne-, et uno<text:line-break/>verbo, qni haud facile discutit, tum ambiens humidus frigi-<text:line-break/>dusque. Sane merito quaedam sanguinem mittendum ad,<text:line-break/>hortantur, quaedam dehortantur, vacuatio namque phlebo-<text:line-break/>tomiae scopus est. At eorum quae comprehensa funt quae-<text:line-break/>dam transpirationes morantur, quaedam promovent, et<text:line-break/>quaedam ad vacuandum prompta sunt,, quaedam secus,<text:line-break/>Sane transpirationem corporum prohibent turn meatuum<text:line-break/>stipatio tum circumdautis nos aeris hurniditas et frigiditas,<text:line-break/>contra promovent ea quae his funt contraria. Eorum au-'<text:line-break/>tern quae vacuantur, quae calida hutnidaque ac tenuia funt;<text:line-break/>ea celerrime discutiuntur; contra quae crassa, glutinosa et<text:line-break/>frigida sunt, aegre transpirant. Atque haec quidem ad rem</text:span></text:p>
      <text:p text:style-name="P7"><text:span text:style-name="T5">propositam de missione sanguinis ac frigidae aquae potione<text:line-break/>non ignorasse expedit. Quarum utramque metuentes non<text:line-break/>paucos medicos vidisti utique imperitos, quorum alteros<text:line-break/>haemophobos, </text:span><text:span text:style-name="T20">id esi fanguinis mittendi timidos,</text:span><text:span text:style-name="T5"> alteros<text:line-break/>psychrophobos, </text:span><text:span text:style-name="T20">id 'est frigidae exhibendae formidantes,<text:line-break/></text:span><text:span text:style-name="T5">nominamus, sicut.quia rabido cane lunt morsi hydrophobos;<text:line-break/>funt enim procul dubio horum quoque aliqui prae dogmatis<text:line-break/>fui studio non leni in rabie. Ergo relictis his quod initio<text:line-break/>institutum nobis fuerat prosequamur, ad memoriam revo-<text:line-break/>cantes, quemadmodum sermo noster occasione communium<text:line-break/>quorundam in ipsis acicdentium a diariis venit ad contluen-<text:line-break/>tes. Quoniam enim obstructionis affectus, quum et ipsa ex-<text:line-break/>ilis est et rite curatur, diariam febrem essirit; quum vero<text:line-break/>vel propter magnitudinem vel medici insritiam consuetum<text:line-break/>diariarum tempus excessit, aut continentem aut aliquam<text:line-break/>earum quae certis circuitibus repetunt, merito nos de ea,<text:line-break/>quae diariis cognata est continenti febre disputatio excepit,<text:line-break/>propter has vero protinus et de, hac quae cum putredine<text:line-break/>humorum erat. Visumque satius est vel claritatis vel ex-</text:span></text:p>
      <text:p text:style-name="P28"><text:span text:style-name="T5">ercendi legentis causa unius aegroti in utroque febrium<text:line-break/>genere mentionem facere.<text:tab/></text:span><text:span text:style-name="T5">'</text:span></text:p>
      <text:h text:style-name="Heading_20_2" text:outline-level="2">Cap. VI.</text:h>
      <text:p text:style-name="P39"><text:span text:style-name="T5">Igitur quoniam haec nobis peracta funt,<text:line-break/>ac per ea demonstratum evidenter est, id quod in praece-<text:line-break/>denti hunc libro ad calcem est dictum, oportere in aliis.fe--<text:line-break/>bribus, quae amplius dlariae non sint, non modo ab iis sco-<text:line-break/>pis qui in illo libro praecipiantur , faciendorum indicationes<text:line-break/>peti, scd etiam a causa febrem efficiente, ac laborantis, vi-<text:line-break/>ribus, ad universalem denuo exercitationem revertamur, pro<text:line-break/>comperto habentes non licere ullius artis scientiam nancisci;<text:line-break/>nisi et methodum quaudam habueris per universalia vocata<text:line-break/>theoremeta et in particularibus te exemplis, exercueris.<text:line-break/>Quum neque fieri possit ut sine multipliri lu aegris singula-<text:line-break/>tim exercitatione quod ex usu sit facias,nec sine universalium<text:line-break/>cognitione probe exercitatio procedat; quippe quum lu uni-<text:line-break/>versalibus methodus, in particularibus exercitatio consistat.<text:line-break/>Tanquam igitur qui iter aliquod ingredi student utroque</text:span></text:p>
      <text:p text:style-name="P6"><text:span text:style-name="T5">luvicem utuntur crure, qui altero claudus est uno duntaxat<text:line-break/>utitur, et longo spatio et saepe errans viam peragit, ita<text:line-break/>sane et qui finem cujuslibet artis consequi parat, duabus his<text:line-break/>veluti cruribus vel instrumentis vel quomtniocunque appel-<text:line-break/>lasse libet, uti debebit, lu universalibus theorematis rnetbo-<text:line-break/>do, in particularibus exercitatione.</text:span></text:p>
      <text:h text:style-name="Heading_20_2" text:outline-level="2">Cap. Vll.</text:h>
      <text:p text:style-name="P39"><text:span text:style-name="T5">Reversi igitur rursus ad methodum, nunc<text:line-break/>age de aegrotantis agamus viribus, conscrantne ad cura-<text:line-break/>tionem hae quippiarn an plane nihil, ceu nonnullis esu visum.<text:line-break/>Videtur tamen eorum qui inutiles vires esse </text:span><text:span text:style-name="T20">ad</text:span><text:span text:style-name="T5"> curationem<text:line-break/>' inveniendam dicunt non propria operum artis disceptatio<text:line-break/>esse, sed logica potius ac sophistarum. Ajunt enim ab </text:span><text:span text:style-name="T20">eo<text:line-break/></text:span><text:span text:style-name="T5">quem curamus affectu sariendorum indicationem praestari<text:line-break/>haudquaquam a viribus. Ergo et anni tempus et regionem<text:line-break/>et statum coeli. et aetatem et consuetudinem et corporum<text:line-break/>temperamenta inutilia esse eadem ratione dicunt. Postea<text:line-break/>quum mutare curationem propter haec coguntur, imme-<text:line-break/>mores- eorum quae inter initia dixerant, quaedam eorum</text:span></text:p>
      <text:p text:style-name="P7"><text:span text:style-name="T5">contraria aliquando indicare ajunt curativis simpla, quae-<text:line-break/>dam ad praesidiorum materias esse'utilia, quemadmo-<text:line-break/>dum et animalis partes. Etenim lu illis quoque eadem<text:line-break/>versantur stropha, in principio sermonis inutiles eas esse<text:line-break/>ad curationis inventionem asserentes;post ubi redarguun-<text:line-break/>tur, ad curationis quidem ludicationem inutiles dictitan-<text:line-break/>tes, ad materiae tamen mutationem vel inventionem vel<text:line-break/>differentiam vel qualitatem, non mim nominant eodem<text:line-break/>omnes modo, necessarias esse fatentes. Itaque quod modo<text:line-break/>diri, nunc quoque repetam, quod egressi ex eo quod in<text:line-break/></text:span><text:span text:style-name="T20">arte</text:span><text:span text:style-name="T5"> est utile, in logicam disceptationem veniunt. Est nam-<text:line-break/>que artis utilitas'auxilia quibus aeger sanetur invenire, quo<text:line-break/>illi relicto de nominibus litigant, indicationes et indicatio-<text:line-break/>num contradictiones vocantes, item communitates et scopos<text:line-break/>et auxiliorum materias aliaque similia </text:span><text:span text:style-name="T20">loquentes,</text:span><text:span text:style-name="T5"> hac nomi-<text:line-break/>num diversitate excusasse se pro iis quae falso affirmaverant<text:line-break/>arbitrantes. Ego vero minime ipsos prohibeo nominibus<text:line-break/>quibus linitum sit uti; meminisse tamen eos velim eorum</text:span></text:p>
      <text:p text:style-name="P7"><text:span text:style-name="T5">quae ab initio proposuerunt, quae sunt auxiliorum inventio-<text:line-break/>nes , ad quas quicquid conducere quo modo libet ridebitur,<text:line-break/>id fatendum est ad curationem esse necessarium. Sie igititr<text:line-break/>et virtus necessariane consideratu in aegris a medico sit an<text:line-break/>non necessaria indagemus. Ego enim saepe maxime esse<text:line-break/>necessariam ajo sic, ut quae circa aegrum administrantur<text:line-break/>omnia ferme ejus unius causa fiant, aliquando mediocriter<text:line-break/>necessariam sic, ut aliquid ex hac quoque ad ea quae fa-<text:line-break/>cienda sunt consilii petatur, non tamen praecipua faciendo-<text:line-break/>rum ratio huc omnis reseratur.. Possum rursus ostendere<text:line-break/>tibi virtutem adeo exiguam ad invenienda remedia conferre,<text:line-break/>ut propter exilitatem etiam lateat; alias vero praetermitti<text:line-break/>ac silentio praeteriti, quasi prorsus ex utilibus scopis non<text:line-break/>siti Verum quod accidit in virtute, id in reliquis omnibus<text:line-break/>quae aliquid faciendum indicant usu venit. Nam aliquando<text:line-break/>aliud eorum esto minus aut plus valet, aliquando adeo est<text:line-break/>valens ut solum indicare rideatur, aut ita imbecillum ut<text:line-break/>omittatur*</text:span></text:p>
      <text:h text:style-name="P4" text:outline-level="2">Cap. VIII.</text:h>
      <text:p text:style-name="P39"><text:span text:style-name="T5">Haec igitur dum doceo adsis animo ve-<text:line-break/>lim, illud habens in memoria, quod nec in aliis ullis curatio<text:line-break/>quae per methodum agitur consistit, nec alius ante nos<text:line-break/>quisquam, omnia ea ordine definivit, quamquam etiam ah<text:line-break/>Hippocrate via est inventa. Haec enim ipsa quae ego nunc<text:line-break/>enarraturus sum, ille curationem indicere primam omnium<text:line-break/>scripsit; verum ceu primus inventor nec debitum omnibus<text:line-break/>ordinem dedit, </text:span><text:span text:style-name="T20">.nec</text:span><text:span text:style-name="T5"> cujusque scopi dignitatem ad unguem<text:line-break/>finivit, et quasdam in ipsis diorisrnos omisit, ohscureque<text:line-break/>plurima pro antiqua dicendi brevitate est interpretatus.<text:line-break/>Praeterea de complicatis affectibus paucissima omnino prae-<text:line-break/>cepit. Ac ut breviter dicam, omnem ad medicationem viam<text:line-break/>aperuisse mihi ridetur, sed tamen quae curam diligentiam-<text:line-break/>que ad absolutionem desideret, veluti nunc quoque videmus<text:line-break/>quasdam vetermn in terris viarum, quibus pars quaepiam<text:line-break/></text:span><text:span text:style-name="T1">est </text:span><text:span text:style-name="T5">vel lutosa vel lapidibus sentibusve impedita, vel mo-<text:line-break/>leste ardua veI periculose prona vel feris obsessa, veI pro-<text:line-break/>pter magnitudinem fluminum luria veI longa vel nspera.</text:span></text:p>
      <text:p text:style-name="P7"><text:span text:style-name="T5">Itaque cum sic sc haberent omnes lu Italia viae , eas Trala-<text:line-break/>nus ille refecit, quae quidem earum humidae ac lutosae<text:line-break/>partes erant lapidibas sternens aut editis aggeribus exal-<text:line-break/>tans, quae lenticofae et asperae erant, eas expurgans, ac<text:line-break/>flumina quae transtri non possent pontibus jungens; ubi<text:line-break/>longior quam opus erat via videbatur, aliam breviorem ex-<text:line-break/>cludens; sicubi vero propter arduum collem difficilis erat,<text:line-break/>per mitiora loca deflectens, jam si obsessa feris vel deserta<text:line-break/>erat, ab illa transferens ac per habitata ducens, tum aspe-<text:line-break/>ras complanans. Itaque mirari nemo debet, si, quum viam<text:line-break/>rationemque medendi ab Hippocrate inventam esse sim testis,<text:line-break/>ipse tamen hoc opus scribere sum aggressus. Neque enim<text:line-break/>ceu ea plane non esset inventa, sed quod quae proxime<text:line-break/>diximus desideret, ad haec conscribenda venimus,nemine<text:line-break/>priorum qui eam methodum absolverit ante me invento;<text:line-break/>quandoquidem assi omnino eam non noverant, alii quum<text:line-break/>nossent, non potuerunt, tamen quod desuit adjicere; non<text:line-break/>deerant qui lucognitam esse umbraque inductam ac prorsus</text:span></text:p>
      <text:p text:style-name="P7"><text:span text:style-name="T5">e medio sublatam voluerunt. Ii vero qui fuerint in fermonis<text:line-break/>progressu dicetur. Nunc qnod promisi aggrediar, omnes-<text:line-break/>que deinceps medendi scopos exponam.</text:span></text:p>
      <text:h text:style-name="Heading_20_2" text:outline-level="2">Cap. IX.</text:h>
      <text:p text:style-name="P39"><text:span text:style-name="T5">Utile autem ad claritatem eorum princi-<text:line-break/>pium sumetur ei revocatis-ad memoriam iis quae in prae-<text:line-break/>. cedenti libro disseruimus, quum de diariis ageretur. Vide-<text:line-break/>batur- enim in illis prima ac, ut sic dicam, maxime prae-<text:line-break/>cipua faciendorum indicatio esse, quae affectum aegrotantis<text:line-break/>excidendum suadet, aeque ut fanorum servandum monet.<text:line-break/>Verum hic fient per similia servatur, ita per contraria peri-<text:line-break/>mitur. Conferre praeterea ad indicationem inventionis<text:line-break/>remediorum diximus tum ipfam corporis temperiem una<text:line-break/>cum consuetudine tum regionem tum anni tempus tum coeli<text:line-break/>statum. In quibus vero morbis egregius aliquis in una parte<text:line-break/>animalis affectus subsisteret, veluti ex adustione in capite, a<text:line-break/>parte quoque ipsa aliquam inchoationem fumi. De viribus<text:line-break/>tamen vel causa affectum efficiente in eo libro nihil est di-<text:line-break/>ctum, propterea quod nec vires lu diariis febribus egregiam</text:span></text:p>
      <text:p text:style-name="P7"><text:span text:style-name="T5">ullam providentiam requirant, utpote quae omnino validae .<text:line-break/>sint, nec affectus ullus in vera diaria subsit, qui eam veI<text:line-break/>gignat vel augeat, nam utroque modo loqui licet. Verum<text:line-break/>nunc prius de viribus praecipiam, deinde ad causas quae<text:line-break/>febrem excitant accedam.</text:span></text:p>
      <text:h text:style-name="Heading_20_2" text:outline-level="2">Cap. X.</text:h>
      <text:p text:style-name="P39"><text:span text:style-name="T5">Gubernant animal, ut in </text:span><text:span text:style-name="T20">libris</text:span><text:span text:style-name="T5"> de Hippo-<text:line-break/>cratis et Platonis dogmatis est monstratum , tres diversi inter<text:line-break/>fe generis facultates, toti corpori ex suo quodam veluti<text:line-break/>fonte quaeque distributa; eas Plato animas vocat, propriam<text:line-break/>cujusque substantiam inveniens. Est enim earum quaedam </text:span><text:span text:style-name="T5">,<text:line-break/></text:span><text:span text:style-name="T5">ad nutriendum animal necessaria, ac cum stirpibus commu-<text:line-break/>nis, quae jecur veluti pro fonte habet; canales vero ad hoc<text:line-break/>in totum corpus sparios ipsas venas, hanc seu appetitricem<text:line-break/>seu naturalem seu nutricem voces, nihil interest, ut nec si<text:line-break/>animam aut facultatem. Altera • est quae non modo ut<text:line-break/>stirpibus aut vita praeditis, sed etiam ut animalibus nobis<text:line-break/>anima est insita; haec sedem in corde habet, ipso' quoque<text:line-break/>insiti caloris quodam ceu sonte ; ab hoc fonte canales artu-</text:span></text:p>
      <text:p text:style-name="P7"><text:span text:style-name="T5">riaesunt, vocaturque haec multis sane nominibus, nam et<text:line-break/>facultas vitalis et facultas animosa et anima vitalis et anima<text:line-break/>animosa dicitur. Tertia anima, ratiocinatrix, in cerebro do-<text:line-break/>micilium habet; ea voluntariis actionibus una cum sensibus<text:line-break/>praesidet, utitur et haec partibus quibusdam ceu'canalibus,<text:line-break/></text:span><text:span text:style-name="T20">nempe</text:span><text:span text:style-name="T5"> ipfis nervis sensum motumque per hos in totum ani-<text:line-break/>mal transmittens. Ergo has facultates servare nihil est aliud<text:line-break/>quam vitam fervere, si quidem monstratum est,- qualibet<text:line-break/>earum amissa necesse esse reliquas quoque una perire. Ac<text:line-break/>propterea in opere de sanitate tuenda scopus nobis hic erat.<text:line-break/>In hac vero medendi methodo primus scopus ei qui in<text:line-break/>opere de sanitate tuenda proponitur respondens morbi est<text:line-break/>sublatio; nam cujusmodi in illo sanitatis est tuitio, ejusmodi<text:line-break/>in hoc est morbi sublatio. Quorum utrique unum est com-<text:line-break/>mune, ipsa vitae, custodia, quae in illo de sanitate tuenda<text:line-break/>opere sanitatis custodiam sequebatur, quod enim fecundae<text:line-break/>.valetudinis tuendae gratia geritur,' idem statim et ritum tue-</text:span></text:p>
      <text:p text:style-name="P7"><text:span text:style-name="T5">tur. At in opere methodi medendi nequaquam propterea<text:line-break/>quod quae' affectiones praeter naturam in nobis' discutiunt;<text:line-break/></text:span><text:span text:style-name="T20">ea</text:span><text:span text:style-name="T5"> non omninovitam custodiant ;, nam aliqua ejusmodi prae-<text:line-break/>dita sunt. facultate, ut si immoderate aut intempestive his<text:line-break/>utare vitam adimant. Siquidem in venae sectione, quam<text:line-break/>nsque</text:span><text:span text:style-name="T36">z</text:span><text:span text:style-name="T5"> ad animi desectum faciendam esse paulo ante dixi-<text:line-break/>mus, quo flamma in continentibus ex meatuum stipatione<text:line-break/>febribus extlugueretur, non parvum merito subscquetur<text:line-break/>incommodum, nisi opportuno tempore aut debita mensura<text:line-break/>fat. Duos namque in ipsis metlicorum munibus perire<text:line-break/>nidis qui postquam animo linquerentur nunquam revixe-<text:line-break/>ruut. Multi vero etsi non protinus; at postea propter </text:span><text:span text:style-name="T20">fa-<text:line-break/>cultatis</text:span><text:span text:style-name="T5"> insu-mitatem perierunt, quos si quis citra ejus reso-<text:line-break/>lutionem vacuasset, minime periissent. Quin etiam aliqui<text:line-break/>in morbos inciderunt longos, postquam immodica vacua- .<text:line-break/>tione resoluta naturalis facultas suit Aliis quum immodi-<text:line-break/>cae vacuationis noxam larcice non potuissent, lu omne reli-<text:line-break/>quum vitae tempus totius corporis </text:span><text:span text:style-name="T20">i</text:span><text:span text:style-name="T5"> ernperamentum redditum</text:span></text:p>
      <text:p text:style-name="P7"><text:span text:style-name="T5">est frigidius, ex qua. refrigeratione facile ex quavis occasione<text:line-break/>laesi, alii decolorati ac malo'corporis habitu vixerunt, alii<text:line-break/>ex eo ipso lu morbos deciderunt exitiales, aquam inter cu-<text:line-break/>tem et.orthopnoeam et jecluoris ac ventriculi imbecillitatem<text:line-break/>et apoplexiam et paraplexiam. ‘Ergo quum vires tantopere<text:line-break/>necessariae sint, eas autem laedant omnia vacuantia remedia,<text:line-break/>quum quis iis immoderatius utatur, utique adversae inter fe<text:line-break/>ludicationes in talibus corporibus funt, in quibus affectus quo<text:line-break/>expugnetur, notabilem vacuatiouem desiderat, vires autem<text:line-break/>hanc ferre non valent. Verum quum saepe ex vacuatione<text:line-break/>vires laedantur, hinc sumitur inconsideratis et temerariis<text:line-break/>medicis occasio, ut eas praetermittant ceu nusquam quic-<text:line-break/>quam indicenti Falluntur autem, ut dictum est, propter-<text:line-break/>ea quod non intelligunt alterius cujusdam rei causa vires<text:line-break/>esse spectandas, nec quicquam ad affectum amovendum in-<text:line-break/>dicare. Tanquam igitur in iis qui valent scmper ea corni-<text:line-break/>tatur quae sanitatis gratia administrantur, nec est quicquam</text:span></text:p>
      <text:p text:style-name="P7"><text:span text:style-name="T5">invenire quod sanitatem tueatur, quod idem vires tollat, sic<text:line-break/>in aegrotantibus aliquando iis succedit quae veluti in per-<text:line-break/>nieiern ejus administrantur, aliquando ab ipsis solvitur., </text:span><text:span text:style-name="T5">; </text:span><text:span text:style-name="T5">Si<text:line-break/>namqne abundantia paulo viribus superior fuerit, utique ex<text:line-break/>moderata vacuatione adeo nullum accedit viribus incom-<text:line-break/>modum , ut etiam maximum comparetur commodum, quod<text:line-break/>eas premebat sublato- Sin quo affectus sanetur multa vay<text:line-break/>cuatione est opus, resolvantur autem ex tanta inanitione<text:line-break/>vires, non modo rursus homini non proderint, sed etiam<text:line-break/>maximum illi periculum asserent. Itaque in iis continenti-<text:line-break/>bus febribus, quae ex stipatione </text:span><text:span text:style-name="T20">meatuum</text:span><text:span text:style-name="T5"> accenduntur,<text:line-break/>quoniam validae plerumque vires funi, citus periculum va-<text:line-break/>cuatio est; in aliis vero morbis maxime est periculosa, ut si<text:line-break/>forte incidit in corruptela humorum, de qua tempestivum<text:line-break/>est mentionem facere, quo omnes mittendi sanguinis scopos<text:line-break/>in hoc libro decidamus. , Ergo quod corruptum est, id alie-<text:line-break/>num a natura est, quod tale est, id sui ablationem indicat.<text:line-break/>Si igitur cum viribus imbecillis corruptela interdum incidat;</text:span></text:p>
      <text:p text:style-name="P6"><text:span text:style-name="T5">affectus remedium cum virium conservatione pugnat. Si-<text:line-break/>quidem affectus vacuationern indicat, vel vena incisa veI<text:line-break/>purgatione, harum autem neutram ferent imbecillae vires.<text:line-break/>Quoniam igitur in omnibus ejusmodi repugnantiis incerta<text:line-break/>succurrentli ratio est, alias insanabilis omnino affectus relin-<text:line-break/>quetur , alias tempore et vix magnum nactus medicum<text:line-break/>fanari poterit Oportet namque ubi indicationes ita sibi<text:line-break/>adversantur, et paulatirn quod vitiosum est vacuare, et pau-<text:line-break/>latim invicem quod salubre est pro eo reponere. Vocant<text:line-break/>medici ejusmodi vitiosi succi curationem epicrasin.</text:span></text:p>
      <text:h text:style-name="Heading_20_2" text:outline-level="2">Cap. XI.</text:h>
      <text:p text:style-name="P39"><text:span text:style-name="T5">Memineris vero mini ad;ea quae dicen-<text:line-break/>da sunt, etiam venae sectionis scopos. Nam quoniam<text:line-break/>sanguinis est vacuatio phlebotomia et sanguis utilis natu-<text:line-break/>rae, utique probe hanc fieri oportet, ut inutilem natu-<text:line-break/>rae evacuet. Fit autem sanguis naturae luutilis bifariam,<text:line-break/>vel quum propriam qualitatem ad unguem non servat,<text:line-break/>nec amplius nutrire sicut prius, quum utilis esset, potest,<text:line-break/>vel ita multitudine erexit ut aut vires premat aut tum</text:span></text:p>
      <text:p text:style-name="P6"><text:span text:style-name="T5">venas tum arterias vel distendat vel findat vel obstruat.<text:line-break/>Ac in his qtudem missio sanguinis utilis est, ceu vacuan-<text:line-break/>tium praesidiorum una; lu estis autem ut revulfivum veI<text:line-break/>derivativum, quando impetum humorum vehementiorenr<text:line-break/>vel lu contrarium revellemus vel derivabimus lu latera. ,<text:line-break/>Postulat autem scmper valentes vires, quae quantitati vacua-<text:line-break/>tionis ejus, respondeant. His igitur scopis sanguinem detra-<text:line-break/>hirnus, alias semel, alias bis vel ter vel saepius, veluti<text:line-break/>in sequentibus patebit. In praesentia vero illud manifestum<text:line-break/>fecimus, vires vacuantia remedia aliquando citra noxam<text:line-break/>ferre, ut nec adjutas ab his quicquam quod sit aestimandum<text:line-break/>nec vero laesas; saepe vero magis miuusve tum juvari tum<text:line-break/>Iaeni; praeterea quoties notabilis illis ex vacuantibus auxi-<text:line-break/>liis-noxa incidet, toties patere ipsas quoque, tunc utile ali-<text:line-break/>quid ad considerandum ludicare, aeque utique ut quum mani-<text:line-break/></text:span><text:span text:style-name="T5">&lt; </text:span><text:span text:style-name="T5">feste juvabuntur. Ubi vero ex iis quae affectum submovent;</text:span></text:p>
      <text:p text:style-name="P8"><text:span text:style-name="T5">nec commodum lllis accessit ullum nec incommodum, ibi<text:line-break/>velut inutiles praetermittuntur.</text:span></text:p>
      <text:h text:style-name="P4" text:outline-level="2">Cap. Xll.</text:h>
      <text:p text:style-name="P39"><text:span text:style-name="T5">_ </text:span><text:span text:style-name="T5">At una scmper est quae ab hac praesta-<text:line-break/></text:span><text:span text:style-name="T1">, tur </text:span><text:span text:style-name="T5">conferentis indicatio, ut etiam reliquorum omnium.<text:line-break/>Nam qnicquid pro natura sua indicat, id unum scmper in-<text:line-break/>dicabit, ceu quod unam habeat naturam. Atque id unum,<text:line-break/>si quod indicationem facit simplex est, ipsum quoque sim-<text:line-break/>plex erit; sin illud est compositum, hoc quoque erit-compo-<text:line-break/>situm. Sane quaedam fui conservationem indicant, quaedam<text:line-break/>. demolitionem; utro vero modo id efficiunt, quod simplex<text:line-break/></text:span><text:span text:style-name="T1">•est, </text:span><text:span text:style-name="T5">simplicem quo que indicationem habet, quod non simplex,<text:line-break/>etiam non simplicem, idcirco in superioribus scmper sim-<text:line-break/>plicem intemperiem simplicem indicationem praebere di-<text:line-break/>ximus, veluti in frigiditate caliditatem, non simplicem vero<text:line-break/>etiam indicationem suggerere non simplicem. Calidam enim<text:line-break/>siccamque intemperiem curationem sui per ea quae hume-<text:line-break/>ctent et refrigerent moliendam indicare.</text:span></text:p>
      <text:h text:style-name="Heading_20_2" text:outline-level="2">Cap. XllI.</text:h>
      <text:p text:style-name="P39"><text:span text:style-name="T5">Ergo vires quoque unam scmper indica-<text:line-break/>tionem suppetent, quae sui conservatio est. Quibus ergo<text:line-break/></text:span><text:span text:style-name="T20">rationibus</text:span><text:span text:style-name="T5"> Iervabuntur ? Prima ratione instaurando, quod</text:span></text:p>
      <text:p text:style-name="P7"><text:span text:style-name="T5">substantiae earum vel inanitur vel alteratur , secunda prohi-<text:line-break/>bendo quae ipsarum substantiam vacuare alterureve possunt.<text:line-break/>Comprehensa vero inter ea quae alterant, brevitatis causa<text:line-break/>•sint et quae eurum unitatem distrahunt. Haec itaque quum<text:line-break/>vices perpetuo indicent, lu valentibus:, sicut dictum est,<text:line-break/>consensus agendorum omnium ad ipsarum permansionem .<text:line-break/>est, 'lu aegrotantibus autem non scmper. Quo tempore'<text:line-break/>aestimari debebit, quod vel magnitudine vel dignitate, ut<text:line-break/>prius est dictum, praevaleat. Maxima igitur dignitas ipsa-<text:line-break/>rum est virium; nam vivere ipsum nobis ex harum conser-<text:line-break/>vatione constat, quum et vitam aut ipsas esse vires aut<text:line-break/>earum actiones sit necesse, at vita ipsa nihil esse prius lu<text:line-break/>animantis corpore potest, quod neque sanos esse citra altam<text:line-break/>liceat. Vices ergo omnium primae servandae hominibus<text:line-break/>sunt, </text:span><text:span text:style-name="T20">servabitur autem</text:span><text:span text:style-name="T5"> si nec eurum substantia inanitur,<text:line-break/>nec tanta alteratione alteretur, ut ea corruptioni sit pro-<text:line-break/>pinqua. Atque hujus conservationis pars est, quum vel<text:line-break/>temperiem ipsam praesieutem servamus vel absentem indu-</text:span></text:p>
      <text:p text:style-name="P7"><text:span text:style-name="T5">cimus. Post autem vires sequitur quae ab affectibus, quos<text:line-break/>curare proponimus, est indicatio, postea deinceps reliquae.<text:line-break/>Quicquid igitur indicationi a viribus adversatur, id secun-<text:line-break/>dum est ac posterius iis quae illae praecipiunt; quae vero<text:line-break/>cum iis quae viribus conducunt lu. idem competunt, haec<text:line-break/>utrumque calculum referunt, et eorum quae primae, ut itu<text:line-break/>dixerim, sint notae et eorum quae secundae. Itaque haec<text:line-break/>citra controversiam sunt facienda-, quae vero adversantur,<text:line-break/>aliquando administranda prorsus non sunt, aliquando pau-<text:line-break/>latim. Si namque quem curare studes affectum, is vacua-<text:line-break/>tionem requirat, vires autem extrema imbecillitate laborent,<text:line-break/>toto illo tempore quo vires reficimus, eorum quae affectum<text:line-break/>fanent, nihil plane aegrotanti exhibebimus. Ubi vero eo<text:line-break/>roboris pervenisse eas conjicimus, ut nihil aut parum ex<text:line-break/>vacuando sint laedendae, tum est ad affectus quoque curatio-i<text:line-break/>nem accedendum. Primus igitur omnium scopus est qui<text:line-break/>virium est, non tamen ut primus et curativns', qui potestate<text:line-break/>curativarum non sit, verum., ut ita dixerim, visam con-</text:span></text:p>
      <text:p text:style-name="P7"><text:span text:style-name="T5">servantium. Nam neque ut valeamus, nec ut a morbis -<text:line-break/>liberemur ab eaquicquam primum desumimus, sed ut viva-<text:line-break/>mus. Additum lu sermone est illud, primum quod ex ac-<text:line-break/>cidente aliquando virium roboratio ad affectus curationem<text:line-break/>conducit. Verum id lu sequentibus docebimus.</text:span></text:p>
      <text:h text:style-name="Heading_20_2" text:outline-level="2">Cap. XIV.</text:h>
      <text:p text:style-name="P40"><text:span text:style-name="T5">Nunc ad pensum rursus redeamus, in’<text:line-break/>paucas summas compendii causa rem omnem colligentes.<text:line-break/>Medendi (copi a morbo ipso sunt, a corporis temperamento<text:line-break/>et tertio ambiente nos aere. Quod si alii quidam antea sunt<text:line-break/>positi, vel postea non lu modo, verum etium alii dicentur,<text:line-break/>omnes tamen ex iis lu partes diductis nati ridebuntur. Si-<text:line-break/>quidem corporis temperies, quae illo tempore fuit, quo<text:line-break/>aegrotare id coepit, quaeque ad invenienda remedia est uti-<text:line-break/>lis, ex natura, aetate, consuetudine et ambiente nos aere </text:span><text:span text:style-name="T5">'<text:line-break/></text:span><text:span text:style-name="T5">ortum habet. Ambiens vero ipse ejusmodi est redditus pro-<text:line-break/>pter tum regionem ipsam tum anni tempus tum coeli sta-,<text:line-break/>tum. Ergo quum unum sit eorum utrumque, ex pluribus<text:line-break/>tamen tale efficitur. Affectus vero haudquaquam in caulas</text:span></text:p>
      <text:p text:style-name="P7"><text:span text:style-name="T5">diduci est aptus, scd in differentias; nam aut in similaribus<text:line-break/>consistit partibus aut lu organicis. Ac in similaribus qui-<text:line-break/>dem vel firnplex est intemperies vel composita, in organicis,<text:line-break/>circa simplicium partium vel posituram vel conformationem<text:line-break/>vel numerum vel magnitudinem, tum quaecunque horum<text:line-break/>Angulatim traditae sunt differentiae, consistit. Haec itaque<text:line-break/>tria illa prima sunt quae curationem ludicant, ambiens ipse<text:line-break/>eum geminis corporis sive affectionibus sive constitutionibus<text:line-break/>libitum est appellasse, una quae secundum naturam, altera<text:line-break/>quae praeter naturam fit quae morbus est. Non posse autem<text:line-break/>plura esse prima genera indicationum, quae ad medendum<text:line-break/>pertineant, quam tria quae modo diximus ex ipsa rerum<text:line-break/>substantia sicire licet.. Nam morbus et sanitas corporis sunt<text:line-break/>affectus, ille sui demolitionem, haec conservationem indi-<text:line-break/>cans: ambiens vero is est, sine quo nec tolli morbus nec<text:line-break/>teneri sanitas potest, hic igitur causae, sine qua non, obtinet<text:line-break/>rationem. At vero quum id quod aegrotat alteramus, nisi<text:line-break/>constat quousque sit mutandum, utique quando sit ab alte-</text:span></text:p>
      <text:p text:style-name="P6"><text:span text:style-name="T5">rando desistendum non intelligemus. Generatim igitur in<text:line-break/>omni curatione scopi, ut multis </text:span><text:span text:style-name="T20">placet,</text:span><text:span text:style-name="T5"> in his tribus gene-<text:line-break/>ribus consistunt. Particulatim vero, ut supra est dictum,<text:line-break/>quidam simplicium partium sunt proprii, quidam composita-<text:line-break/>rum. Eorum ergo quae in simplices incidpnt partes, unum<text:line-break/>est intemperies ea quae in calido consistit. Haec quum in to-<text:line-break/>tum diffusa corpus est febris nominatur, ideoque omnis febris<text:line-break/>qua febris est humectatio refrigeratioque remedia sunt. Ac<text:line-break/>si sola haec sit, scopus omnium auxiliorum communis nunc<text:line-break/>dictus est, ita ut nihil sit quod praeterea ad curationem de-<text:line-break/>fideretur, nisi ut materiae inveniantur in quibus scopus sit.<text:line-break/>Materia vero inventa, ut opportunum tempus ex quatuor<text:line-break/>febris temporibus captes, quantitatem vero ex conferendo<text:line-break/>cum affectu fecundum naturam morbum , quantum enim is<text:line-break/>a naturali aflectu recessit, tantum opus est aegrum refrigeres<text:line-break/>et humectes- Sane ambiens si contrariam morbo temperiem<text:line-break/>habeat, praesidiorum unum quoddam est, sin similem,'inor-<text:line-break/>bofarum causarum est una. Quoniam autem reliquas mate-</text:span></text:p>
      <text:p text:style-name="P6"><text:span text:style-name="T5">rias tum deligere tum sugere postumus, quum autem ambiens<text:line-break/>praestat, sugere non licet, imo necesse est praesenti coeli statu<text:line-break/>uti, idcirco huic quoque attenti esse cogimur, qui saepe, ut<text:line-break/>diximus, morbi indicationi est consentaneus, Iaepe dissenta-<text:line-break/>. nens et qni contra molitur. Habebit ergo, ut diximus, am-<text:line-break/>bicns rationem, modo materiae sanantis, modo causae mor-<text:line-break/>bum foventis. Si namque quum humectari refrigerarique<text:line-break/>morbus postulat haec praeflet, curativae materiae rationem</text:span><text:span text:style-name="T5">.<text:line-break/></text:span><text:span text:style-name="T5">obtinet, sin calefaciat et siccet, morbi causa est. Ubi igitur<text:line-break/>cum medendi indicationibus consonat, libenter est acceptan-<text:line-break/>dus, quum vero adveriatur, ejus noxa prohibenda est, reli-<text:line-break/>quorum auxiliorum humiditate ac frigore intensis adauctis-<text:line-break/>que. Sedulo igitur agendum est, ut ambientem quoad fieri<text:line-break/>potest, qualem esse expedit praepares, humidiores frigidio-<text:line-break/>resflue domos tum deligens tum vero praeparans, ut si et<text:line-break/>' frigida, sit humidaque morbi species, calefaciendum siccan-</text:span></text:p>
      <text:p text:style-name="P5"><text:span text:style-name="T5">dumque indicantis, et eligendae et praeparandae domus sunt</text:span></text:p>
      <text:p text:style-name="P6"><text:span text:style-name="T5">quae calefaciunt et exsiccent. At deligendas quidem dico<text:line-break/>quae ex se ipsis ejusmodi sunt, praeparandas vero quum<text:line-break/></text:span><text:span text:style-name="T20">arte nostra molimur, per</text:span><text:span text:style-name="T5"> aestatem subterraneas eas et ad<text:line-break/>septentriones versas, ac pavimenta earum assidue humore<text:line-break/>aspergentes, tum ut ex euripo aliquo aura inspiret machinan-<text:line-break/>tes, flores praeterea ac germina quae frigidae humidaeque<text:line-break/>facultatis sint per aream projicientes, per hiemen vero con-<text:line-break/>traria horum molientes, ubi morbus, ut nictum est, suadet,<text:line-break/>ubi non suadet, ametria sola utriusque temporis reprimenda.<text:line-break/>De quo mihi aliquid necessario postea est dicendum. Nunc<text:line-break/>enim auxiliorum materias explicare non decrevimus, sed<text:line-break/>methodos docere.</text:span></text:p>
      <text:h text:style-name="Heading_20_2" text:outline-level="2">Cap. XV.</text:h>
      <text:p text:style-name="P39"><text:span text:style-name="T5">Quare rursus ad has </text:span><text:span text:style-name="T20">methodos</text:span><text:span text:style-name="T5"> disputa-<text:line-break/>tionem revocemus docearnusque quemadmodum et paucae<text:line-break/>et multae pro diversa sectione curatoriae indicationes sint;<text:line-break/>etenim tres universas, ut proxime docuimus, facias licet,<text:line-break/>in pauca capita tota summa reducta, et qualibet earum<text:line-break/>rursus divisa ex ipsis multas efficere, id quod etiam mon-</text:span></text:p>
      <text:p text:style-name="P6"><text:span text:style-name="T5">stratum est. Quin et ipsarum sectionum quamlibet rursum<text:line-break/>diducas in membra licet, donec ad insectile venias. Jam<text:line-break/>primas quoque illas tres quas memoravimus fieri potest ut<text:line-break/>redigas ad pauciores sic </text:span><text:span text:style-name="T32">(</text:span><text:span text:style-name="T5">ut duo eorum scoporum qui cura-<text:line-break/>tionem indicent, omnino capita sint praesens affectus, quem<text:line-break/>morbum nominamus, et qui prius fuit, quem sanitatem et<text:line-break/>quod secundum naturam diximus. Non enim aliud est ipsa<text:line-break/>sanatio quam praesentis lu corpore vitiosi affectus in eum<text:line-break/>qui secundum naturam est adductio, quum autem contrarii<text:line-break/>hi affectus sint, necesse est per contraria fiat eorum alterius<text:line-break/>in alterum translatio. Atque ita rursus unus solus erit cu-<text:line-break/>rationum maxime generalis scopus contrarletas. Ergo hinc<text:line-break/>rursus., sumpto initio, age particulares scopos disquiramus.<text:line-break/>Quoniam quod aegrotat bene valenti est contrarium, per<text:line-break/>•• contraria est ab illo in hoc via. At quomodo in contrariis</text:span></text:p>
      <text:p text:style-name="P8"><text:span text:style-name="T5">invenietur modus ? Non enim satis est calido affectui ad-<text:line-break/>movisse frigida, nisi id debita fiat mensura; nam periculum<text:line-break/>est, si lutra modum id fiat, ne morbi reliquum qnippiam</text:span></text:p>
      <text:p text:style-name="P6"><text:span text:style-name="T5">relinquatur, sin modum excedas, contrarium genus morbi in-<text:line-break/>ducas. Qui enim supra quam par est calidum morbum refri-<text:line-break/>gerat, is sanitatis symmetria transmissa alium excitabit mor-<text:line-break/>• bum frigidum. Quod quo minus accidat, naturam curandi<text:line-break/>corporis scias oportet, quo quantum morbus ah illius sym-<text:line-break/>metria discesserit intelligens, mensuram refrigeranti praesidio<text:line-break/>imponas. At fieri non potest ut quantum a sc invicem di-<text:line-break/>stent invenias, nisi compertum habeas quam esset corpus aut<text:line-break/>• •' humidum aut frigidum aut calidum aut ficcum quum valeret,</text:span></text:p>
      <text:p text:style-name="P5"><text:span text:style-name="T5">quantumque ex his excesserit postquam aegrotavit. Nam quod<text:line-break/>plurimum ab eo quod est secundum naturam recessit, id vehe-<text:line-break/>mentibus eget contrariis, quod non plurimum, lenibus. Sane<text:line-break/>plurimum recessit frigidus morbus a corpore natura calido,<text:line-break/>ut et calidus a frigido, minus recessit tum calidum a calido<text:line-break/>tum frigidum a frigido, quare ex utrisque indicatio </text:span><text:span text:style-name="T20">curationis<text:line-break/>praestatur.</text:span><text:span text:style-name="T5"> Verum cum materiae reliquorum praesidiorum<text:line-break/>omnium electio in nostra potestate sit, ejus vero quam am-<text:line-break/>biens praestat in nestra manu, non sit, ratio est ex hoc quo-</text:span></text:p>
      <text:p text:style-name="P6"><text:span text:style-name="T5">que propriam qnandam indicationem sumamus. Caeterum<text:line-break/>quoniam dignoscere ad unguem oportet corporum tempera-<text:line-break/>menta, id vero est plane difficile, utique lentandum est<text:line-break/>tum ex iis quae lu libro de temperamentis sunt scripta ea<text:line-break/>invenire, tum vero ultra haec, quo magis scientifica notitia<text:line-break/>sit ex aetate, et tota anteacta vita quae nimirum in vitae<text:line-break/>exercitio et nictus ratione consistit, praeterea in hac re-<text:line-break/>gione et hoc anni tempore et hoc statu coeli conversatione.<text:line-break/>Si namque natura gracilis et tangenti calidus et biliosus et<text:line-break/>iracundus et hirtus sit, calidus hic siccusque temperamento<text:line-break/>esu Non tamen necesse est nunc quoque quum aegrotare<text:line-break/>lucepit, eundem plane habere affectum, fieri enim potest<text:line-break/>ipsi vitam otiosam fuisse, cum frigidis humidisque tum cibis-<text:line-break/>tum potibus; ad haec etiam cum balneispost cibos et multo<text:line-break/>somno, praeterea in regione humida et frigida et hieme in<text:line-break/>qua frigidus et humidus exsuperabat coeli status. Rursus<text:line-break/>fieri potest, ut horum praecesserint contraria, id est calefa-<text:line-break/>cientia et siccantia, idque per singula dictorum jam generum.</text:span></text:p>
      <text:p text:style-name="P7"><text:span text:style-name="T5">Ergo si quoad praefens temperamentum noscendum defini-<text:line-break/>mus, id ex praeeuntibus ipsis supplebimus; ex illo vero,<text:line-break/>luvento administrandorum indicatio suppeditabitur.</text:span></text:p>
      <text:h text:style-name="Heading_20_2" text:outline-level="2">Cap. XVI.</text:h>
      <text:p text:style-name="P39"><text:span text:style-name="T5">Ac dictum quidem prius est, ubi de fri-<text:line-break/>gida exhibenda praecepimus,, illud quoque ex iis unum esse,<text:line-break/>quae consideranda tum essent, numquid pars quaepiam cui<text:line-break/>frigida natura esset laedi magnopere ex ejus potione pof-<text:line-break/>feti An igitur sas est lu’ aegrotante homine cujusquej par-<text:line-break/>tis temperamentum invenisse absque iis notis, quas libris de<text:line-break/>ipsis retulimus ? Atque illi quidem nec inquirunt nec no-<text:line-break/>runt, sed juxta proverbium uno calopodio omnes calceant.<text:line-break/>Nos certe inquirentes illud invenimus, quod per plures ac<text:line-break/>cognitu difficiles notas cujusque partis temperamentum, con-<text:line-break/>jectura potius quam scientia luveniatur. Si igitur notis mul-<text:line-break/>tis et magnis una certior apparuerit, noune abjectis illis<text:line-break/>hanc pro omnibus arripiemus? nemo id, arbitror, qui<text:line-break/>mentis est compos negabit Atqui si omnes temperamento-<text:line-break/>rum notas lu unum colligas, haec longissime absunt, ut pa-</text:span></text:p>
      <text:p text:style-name="P6"><text:span text:style-name="T5">rem ei quam consuetudo praestat fidem faciant; Si enim<text:line-break/>antea per sanitatem quispiam frigidam perpetuo biberit,<text:line-break/>. neutiquarn- nec in jecinore nec vesica nec ventriculo </text:span><text:span text:style-name="T20">nec<text:line-break/></text:span><text:span text:style-name="T5">alio quopiam talium laesus, planum est et valida illi esse<text:line-break/>haec omnia nec nunc </text:span><text:span text:style-name="T20">a</text:span><text:span text:style-name="T5"> frigida laedenda. Non est igitur<text:line-break/>quod parvum quendam ac levem scopum ad inventionem<text:line-break/>remediorum consuetudinem existimemus, veluti nec ad sani-<text:line-break/>tatem tuendam. Nemo enim adeo est stupidus, ut magnopere<text:line-break/>ex frigidae potione laesus- hanc in diuturnum usum duxisse<text:line-break/>velit; propterea quod laesus interim atque ab ea' evidenter<text:line-break/>aegrotans omnino abstinebit.' Ergo ut alia non pauca me-<text:line-break/>’ dici praeter communes sensus, ita illud quoque effuderunt,<text:line-break/>quod nulla nec salubris inveniendi victus nec aegrorum cu-<text:line-break/>rationis ex consuetudine sumatur occasio; videtur enim<text:line-break/>non sicut caetera exiguam levemque, sed maximam ac ma-<text:line-break/>xime principalem vim habere, ut quae singulorum corpo-<text:line-break/>rum naturam ostendat. Sane ipsi via rationeque ab ea pro-<text:line-break/>cedentes fatemur nos partium affectum luvenire, delu ex</text:span></text:p>
      <text:p text:style-name="P7"><text:span text:style-name="T5">illo, rursus ad faciendorum indicationem venire. Empiricus<text:line-break/>vero praeterire se naturae luquisitionem profitetur, quippe •<text:line-break/>quod per eam consequutus suisset, id jam se habere, intelli-<text:line-break/>gere scilicet </text:span><text:span text:style-name="T20">fe, non</text:span><text:span text:style-name="T5"> laedi </text:span><text:span text:style-name="T20">a</text:span><text:span text:style-name="T5"> frigidae potione aegrotantis </text:span><text:span text:style-name="T20">cor-<text:line-break/></text:span><text:span text:style-name="T5">pus; id vero esse quod nobis ab initio proponatur, non ut<text:line-break/>naturam noscamus. Post, arbitror, nos quidem veluti am-<text:line-break/>bages frustra fequutos merito taxet, eos vero qui in totum<text:line-break/>inutilem esse consuetudinem dicunt, veluti </text:span><text:span text:style-name="T20">a</text:span><text:span text:style-name="T5"> communi sensu<text:line-break/>alienos juste accuset. Quid igitur, inquies, eis respondebimus<text:line-break/>nos qni methodo artem condimus ? Quid aliud quam quod<text:line-break/>vera dicunt de iis consuetudinibus quae adeo evidentem<text:line-break/>utilitatem offeniarnve ostendunt? eas enim omnes etiam ante<text:line-break/>methodum noverunt At reliquarum consuetudluum quas-<text:line-break/>dam, quae paulatim magnam contrahunt noxam , non aeque<text:line-break/>licet per experientiam invenire: dictum autem susius de<text:line-break/>ejusmocli consuetudinibus est in libris de sanitate tuenda.<text:line-break/>Unde si lu frigidae quoque exhibitione consuetudo citra me-<text:line-break/>thodum satisfacit, nec nos prosecto experientiam fugimus;<text:line-break/>imo omnem quam illi utilitatem ab ea capientes etiam ex-</text:span></text:p>
      <text:p text:style-name="P7"><text:span text:style-name="T5">trinsecus praeter hanc adjicimus', qui saltem id possumus,<text:line-break/>eam quae a rerum natura suggeritur indicationem. In hoc<text:line-break/>vero libro methodi rationem sequentes satemur longiore via<text:line-break/>idem invenire, quod brevius invenire citra ratiocinationem<text:line-break/>liceret. Nam quum saepe jam viderimus non paucos ex iis,<text:line-break/>qui febribus ardentibus premerentur, quum jam mediocri---<text:line-break/>ter concocti humores essent, statim ex frigidae potione febre<text:line-break/>liberatos, quamvis potioni frigidae parum assueti fuissent,<text:line-break/>multo, arbitror, magis in iis qui assueverunt utilitatem<text:line-break/>fore citra noxam ullam sperabimus. Habes itaque nunc<text:line-break/>etiam de consuetudine rationem, essi ex incidenti oblatam,<text:line-break/>tamen satis definitam. Est enim ea quoque unum quiddam<text:line-break/>eorum quae curationes per mediam morbi naturam indicent,<text:line-break/>quemadmodum er aetas. Siquidem ipsa quoque tempera-<text:line-break/>alenti interventu indicationem praestatvelutipuerorum, quae<text:line-break/>quum humidam et calidam temperiem habeat facile discutitur.</text:span></text:p>
      <text:h text:style-name="Heading_20_2" text:outline-level="2">Cap. XVll.</text:h>
      <text:p text:style-name="P40"><text:span text:style-name="T5">Ausis enim animo </text:span><text:span text:style-name="T20">velim</text:span><text:span text:style-name="T5"> ad ea quae de<text:line-break/>corporum diversitate hoc loco dicam. Lapidum substantia</text:span></text:p>
      <text:p text:style-name="P7"><text:span text:style-name="T5">constans </text:span><text:span text:style-name="T20">sidbilisque</text:span><text:span text:style-name="T5"> propter siccitatem et frigus est, ad euri<text:line-break/>dem modum aeris et ferri et auri et uno verbo omnium quae<text:line-break/>ex terra sunt corporum. At quae humida calidaque sunt,<text:line-break/>eorum substantia celerrime lu ambientem dissipatur, alias<text:line-break/>in halitum sensiblletn saluta, alias in perspirationes quae<text:line-break/>visum fugiant, fed ratione deprehendantur. Atque hae<text:line-break/>corporum naturae veluti ex diametro sibi mutuo opponun-<text:line-break/>tur. Reliquarum omnium illae quae frigidae ac siccae pro-<text:line-break/>ximae accedunt, aegre quidem per halitum discuti possunt,<text:line-break/>minus tamen aegre quam ferrum et lapis et adamas. .At<text:line-break/>quae calidae et humidae funt vicinae, hae promptius quidem<text:line-break/>discutiuntur atque exhalant, caeterum mluus hae quoque<text:line-break/>quam aqua calefacta. Nam citra calorem non potest in ha-<text:line-break/>litum discuti corpus ullum, substantia ejus coacta densataque<text:line-break/>manente; fed nec per calorem omne, imo quod habile est<text:line-break/>in halitum resolvi, tale porro est quod humidum est. Ergo<text:line-break/>puerorum substantia omnium facillime discutitur ac dissipa-<text:line-break/>tur, propterea quod est omnium humidissima, nulla vero</text:span></text:p>
      <text:p text:style-name="P7"><text:span text:style-name="T5">frigidior. Quo minus vacuantis praesidii eget, quum habeat'<text:line-break/>ex sc ipsa unde naturaliter vacuetur. Fit autem profecto<text:line-break/>et propter calidam ficcamqne regionem et tempus aestivum<text:line-break/>et statum coeli impense calidum et siccum notabilis per<text:line-break/>cutim vacuatio. Itaque etiam hujus causa iis qui sanguinis<text:line-break/>detrahendi egent aut prorsus venam non secabimus aut<text:line-break/>parum detrahemus. Sane erunt in hac quoque sectione<text:line-break/>inulti scopi, natura ab initio, consuetudo, aetas, locus ha-<text:line-break/>bitationis, anni tempus, coeli status, ad haec morbosus quem<text:line-break/>curamus affectus, aliaque ratione ante hunc laborantis vires.<text:line-break/>Quum vero affectus numerosi sint, cuique eorum sua est<text:line-break/>curationis indicatio. Quippe a calido indicatio est refrige-<text:line-break/>randi, a frigido calefaciendi, ac a reliquorum quolibet<text:line-break/>contrarium applicandi. Quare quum octo sint intempe-<text:line-break/>ries, octo etiam erunt omnium qui simplicibus corpo-<text:line-break/>ribus oboriuntur morborum particulares scopi., Ultraque<text:line-break/>hos unus ejus affectus qui etiam organicorum est com-<text:line-break/>munis; cujus nullum apud priores nomen fuit; scd nos qui</text:span></text:p>
      <text:p text:style-name="P7"><text:span text:style-name="T5">eum interpretari sumus coacti, continui solutionem ap-<text:line-break/>pellavinius, ostendimusque communem curationis scopum<text:line-break/>hic quoque esse unitionem. At vero qui ex hoc rur-<text:line-break/>fum in partes diducto particulares consistant, hi quatuor<text:line-break/>voluminibus sunt proditi, tertio, quarto, quinto et sexto<text:line-break/>hujus operis. Ac nunc quidem institutum de internpe-<text:line-break/>riehus sermonem etiam in sequentibus libris persequar.<text:line-break/>Hoc absoluto ad organicarum partium morbos convertar,<text:line-break/>ostendamque eandem methodum lu iis quoque tum primos<text:line-break/>omnium curationis scopos, quos generalissimos appelles licet,<text:line-break/>tum quae ex harum sectione nascantur, deinde rursus qni<text:line-break/>ex illis oriantur, donec ad eos qui ultra sectionem non ad-<text:line-break/>mittant pervenero; hanc etenim omnis constituendae artis<text:line-break/>methodum Plato nos docuit. Verum de organicis postea, ut<text:line-break/>promisi, dicetur; nunc, si prius lu qua parte propositi ope-<text:line-break/>ris simus admonuerimus, praesenti jam disputationi finem<text:line-break/>idoneum imponemus. Est igitur unum morbi genus, quod</text:span></text:p>
      <text:p text:style-name="P7"><text:span text:style-name="T5">similares et simplices animalis vexat partes, quam intem-<text:line-break/>periem vocant. Hujus aliquas differentias ex corporibus<text:line-break/>nuda qualitate alteratis provenire docuimus, aliquas cum<text:line-break/>materia quapiam, quae lu ipsa cousiuit, rursusque ambas </text:span><text:span text:style-name="T20">in-<text:line-break/>cidere</text:span><text:span text:style-name="T5"> .vel in unicam animalis partem vel plures vel etiam<text:line-break/>totum corpus. Ergo quum in operis hujus libro septimo<text:line-break/>intemperies eas quae alteratis tantum qualitatibus in par-<text:line-break/>tibus proveniunt pertractarim, lu duobus deinceps libris ad<text:line-break/>eas quae in totum sc animal extendunt venientibus primum<text:line-break/>agere de febribus placuit. At quoniam harum ipsarum<text:line-break/>aliquae adhuc fiunt, manente in corpore causa eas essi-<text:line-break/>cienle, aliquae factae jam sunt, sed quae eas accendit<text:line-break/>causa jam abiit,, satius, visum est de iis primum sermonem<text:line-break/>facere, ut simplicem primam curationis indicationem ha-<text:line-break/>bentibus, deinde illaxi quoque stilo aggredi quarum in<text:line-break/>corpore causa subsistit.</text:span></text:p>
      <text:h text:style-name="P1" text:outline-level="1"><text:bookmark-start text:name="bookmark18"/>GALENI METHODI MEDENDI<text:line-break/>LIBER X<text:bookmark-end text:name="bookmark18"/>.</text:h>
      <text:h text:style-name="Heading_20_2" text:outline-level="2">Cap. I.</text:h>
      <text:p text:style-name="P39"><text:span text:style-name="T5">Ergo lu diariis febribus simplex quidam est<text:line-break/>in corpore praeter naturam affectus, utpote causis quae<text:line-break/>primum eas excitarunt non amplius existentibus. - lu qui-<text:line-break/>hus vero causa efficiens adhuc manet, in iis nec affectus<text:line-break/>nec sanatio sunplex est. Quod enim febris jam factum est,<text:line-break/>. id ex propria ipsius indicatione fulvi oportet, quod adhuc<text:line-break/>est futurum, id propulsare ac ne fiat vetare, vetabitur au-<text:line-break/>tem efficiente id causa prorsus excisa. Itaque in diariis<text:line-break/>faciendorum indicatio ex ipfa sebre maxime nobis erit; fed</text:span></text:p>
      <text:p text:style-name="P7"><text:span text:style-name="T5">cum illa naturam et aetatem et confuetudinem et anni tem-<text:line-break/>pus </text:span><text:span text:style-name="T20">et</text:span><text:span text:style-name="T5"> coeli statum et regionem et vires simul expendentes.<text:line-break/>In reliquis quae accendentem ipsas’ causam intus habent,<text:line-break/>primus scopus indicationis ab ipsa est causa, ltaque si fe-<text:line-break/>brium quae multos dies perdurant recte ostendimus putre-<text:line-break/>dinem humorum esse causam, haec nimirum sananda est<text:line-break/>prima; scd nec interim extinguendae febris, quae per eam<text:line-break/>jam accensa est ratio non habenda. Ac si quidem iu idem<text:line-break/>conscntiant et quae febrem extinguunt et quae causam op-<text:line-break/>pugnant, quod ab utrisque indicatur quum unum sit sine<text:line-break/>cunctatione agendum esu Slu febris quae jam accensa sit<text:line-break/>fanatio causam quae hanc excitavit est auctura, aut quae<text:line-break/>causam submovent febrem exnsperabunt, diligens habenda<text:line-break/>consideratio est de remediorum specie.’ Sane diligenter con-<text:line-break/>sideraverit qui totam deliberationem in tres scopos divi-<text:line-break/>serit, febrisne sola curanda sit non solicito. de causa, an<text:line-break/>causa oppugnanda, minime curanti de febre, an plurimum<text:line-break/>quidem remediorum ad alteram earum sit adhibendum? non</text:span></text:p>
      <text:p text:style-name="P7"><text:span text:style-name="T5">tamen altera neglecta. At quod primum quidem est dictum<text:line-break/>probare non debemus; si namque quibus praesidiis id febris<text:line-break/>quod scmper gignitur oppugnamus, ea effectricem ejus cau-<text:line-break/>sam auxerint, </text:span><text:span text:style-name="T20">plane</text:span><text:span text:style-name="T5"> nec generationem ejus aliquando inhi-<text:line-break/>bebimus nec magnitudinem minuemus; quippe et generatio •<text:line-break/>ejus effectricis causae speciem imitabitur et magnitudo cum<text:line-break/>illa pariter inaugescet. Quod secundum dictum est, si id<text:line-break/>distinguemus, poterit esse nobis commodum. Nam si into-<text:line-break/>lerabilis aegro magnitudo febris sit, committendum non est<text:line-break/>ut per ea quibus causam adimimus febrem augeamus. Si-<text:line-break/>mul enim, arbitror, utrumque, et febrem sustulerimus et<text:line-break/>hominem. Sin itu mediocris sit febris ut quo tempore<text:line-break/>contra causam tantum pugnas, obruendae interim vires<text:line-break/>aegrotantis non sint, utique contemnendus is modus non<text:line-break/>esu Non contemnendus autem nec tertius est, qui contra<text:line-break/>id cujus majus momentum est instare jubet, nec tamen alte-<text:line-break/>rius omnino negligentern esse. Sane plerumque causae major<text:line-break/>est vis. Fieri tamen aliquando potest ut ea sit febris ma-</text:span></text:p>
      <text:p text:style-name="P6"><text:span text:style-name="T5">gnitudo quae praesentem perniciem, nisi occurras, afferat;<text:line-break/>quo casu oportebit hac prius submota, deinde ad causam<text:line-break/>fubmovendam accedere. Atque haec, mi Engeniane, de-<text:line-break/>ridenda tibi inter initia, statim de contrariis indicationibus</text:span></text:p>
      <text:p text:style-name="P9"><text:span text:style-name="T5">• funt. Quum autem lu iis examinandis non parum visa est<text:line-break/>ad hominis salutem momenti habere vis ipsa </text:span><text:span text:style-name="T20">naturalis,</text:span><text:span text:style-name="T5"> uti-<text:line-break/>que de ea quoque non lenis tibi ad agendorum inventionem<text:line-break/>icopus est habendus. Ita fit ut tres primi scopi sint'qui-in<text:line-break/>subjectis considerationi</text:span><text:span text:style-name="T36">7</text:span><text:span text:style-name="T5"> febribus agendorum indicationem<text:line-break/>nobis praebeant, unus febris ipsa, alter effectrix ejus causa,<text:line-break/>tertius vis ipsa </text:span><text:span text:style-name="T20">naturalis.</text:span><text:span text:style-name="T5"> Caeterum priores duo scopi sub-<text:line-break/>movendi sunt, tertius est tuendus. Erit igitur rursus hic '<text:line-break/>quoque eadem tibi consideratio quae paulo supra, ut cum<text:line-break/>viribus tum febrem particularem tum causam invicem con-<text:line-break/>feras. Mox si eadem ambo remedia requirent, ea prompte</text:span></text:p>
      <text:p text:style-name="P9"><text:span text:style-name="T5">' exeqnaris. Sin indicationes pugnabunt, unam praeferas<text:line-break/>vel quae a viribus sumitur vel quae a causa vel quae a<text:line-break/>febre, ac quae caeleris sit yalentior, hanc magis sequaris,</text:span></text:p>
      <text:p text:style-name="P6"><text:span text:style-name="T5">nec taman caeteras negligas. Ex hac namque discretione<text:line-break/>doceberis primo causam febremque prostigare, ubi videlicet<text:line-break/>conjicis harum remedia vires posse ferre; rursus primam<text:line-break/>roborandam virtutem esse, ubi haec imbecillior est quam<text:line-break/>ut causae febrisque praesidia sustineat- Quin etiam omnia<text:line-break/>pariter sub conjecturam agi licet, veluti paulo supra de fe-<text:line-break/>lire et de causa est monstratum.</text:span></text:p>
      <text:h text:style-name="Heading_20_2" text:outline-level="2">Cap. <text:span text:style-name="T44">II</text:span>.</text:h>
      <text:p text:style-name="P39"><text:span text:style-name="T5">Ergo quum tria haec sint quibus adhibere<text:line-break/>mentem in propositis febribus curandis oporteat, febris ipsa<text:line-break/>hujus efficiens causa et aegrotantis vires, inventique prae-<text:line-break/>terea fint generales indicationum modi, quos etiam gene-<text:line-break/>rales universalesque dicimus, transeundum, arbitror, nunc<text:line-break/>ad praesidiorum differentias, quae specialia particulariaque<text:line-break/>sunt, sed mentione de diariis repetita, quandoquidem ab<text:line-break/>ipsis in eas quae plures dies continuent aliqui transeunti<text:line-break/>At- vero quum in has transeant una quidam ratione maxime<text:line-break/>communi, ipsa medicorum inscitia, duabus magis privatis.</text:span></text:p>
      <text:p text:style-name="P7"><text:span text:style-name="T25">. </text:span><text:span text:style-name="T5">quod ipsarum febrium vel causa effectrix vel etiam abiit vel<text:line-break/>etiamnnm manet; de utrisque seorsum est dicendum. Porro<text:line-break/>abiit effectrix causa, quoties ab ira, moerore, vigilia, cura,<text:line-break/>aestivo sole, fatigatione et bubone jam sedato excitata<text:line-break/>citra stipationem febris esu Manet quoties vel ab externa<text:line-break/>causa, vel ab ipsa febre stipatio aliqua facta esu Nam et<text:line-break/>frigiditas et adstringentium usus per. mediam stipationem<text:line-break/>scmper febrem excitant. Ustio praeterea nonnunquam cor-<text:line-break/>poris habitum constipat. Jam ipsum febris principium, ubi<text:line-break/>cum hororre invasit, stipationem </text:span><text:span text:style-name="T20">saepe</text:span><text:span text:style-name="T5"> fecit Quin etiam lenti<text:line-break/>• et crassi aut etiam copiosi humores, ubi mediocriter obstruxe-<text:line-break/>runt, diariarn aliquando febrem accendunt, quum idoneum<text:line-break/>fortiti sunt medicam, ut supra 'est indicatum. Sane dicun-<text:line-break/>tur idcirco ejusmodi febres omnes diariae, quia solvi, quod<text:line-break/>ex ipsis est, uno die sunt aptae, eonputata nimirum cum hoc ।<text:line-break/>uria et nocte, quemadmodum quum dicimus mensem esse<text:line-break/>triginta dierum et annum trecentorum sexaginta quinque,<text:line-break/>et hoe gestum esse ante tres dies aut gerendum esse post</text:span></text:p>
      <text:p text:style-name="P6"><text:span text:style-name="T5">quatuor. Caeterum non est idem ipiarum omnium affectus,<text:line-break/>sed ab aliquibus inseparabilis stipatio est, ab aliquibus minime<text:line-break/>, inseparabilis, scd vel ut plerumque simul adest vel ambigua<text:line-break/>forte vel raro. Inscparabilis stipatio est iis qui ex aluminosa<text:line-break/>aqua vel vitriolina vel tali quapiam alia, aut ex frigore aut<text:line-break/>levi obstructione febricitarunt. Plurimum vero iis adest qni<text:line-break/>ex ustione febricitant, ambigua forte iis qui ex fatigatione.<text:line-break/>Quicunque vero ex ira vel tristitia vel -vigiliis vel pertinaci<text:line-break/>studio vel cruditate vel bubone febricitant, iis raro adjuncta<text:line-break/>stipatio esu Atque harum omnium febrium nulla, quod<text:line-break/>ex ipsa sit, ad fecundam usque accessionem perdurat, fed •<text:line-break/>intra quatuor et viginti horas omnino desinit- Aut si quando’<text:line-break/>earum aliquae, quod tamen rarius fit, longius trahant,<text:line-break/>duae iis accedunt causae quae ipsas solvi vetant; earum una<text:line-break/>frigus est, quod vel ex ambiente aere, vel ex unctione qua-<text:line-break/>piam extrinsecus admota proveniat, altera egregia ista dia-<text:line-break/>tritos est, si qui hanc transire medicorum inscitia coguntur:</text:span></text:p>
      <text:p text:style-name="P8"><text:span text:style-name="T5">' Quod si et ambiens aer calidus sit, et nemo </text:span><text:span text:style-name="T20">ex</text:span><text:span text:style-name="T5"> medicis qni</text:span></text:p>
      <text:p text:style-name="P7"><text:span text:style-name="T25">. </text:span><text:span text:style-name="T5">diatritun suspiciunt ad aegrotantem accedat , febris quidem<text:line-break/>post primam accessionem finietur, idque cum sudore vel<text:line-break/>madore vel transpiratu halituosc. Aeger autem ubi Ie<text:line-break/>liberatum a febre scnserit, ad consueta munia redibit, la-<text:line-break/>vans nngensque se, aut etiam, si agrestis quispiam monticola<text:line-break/>sit, his omissis comedens. Ac vulgus quidem sicuti multa<text:line-break/>alia ab ipsa rerum natura edoctum melius, quam sophistae<text:line-break/>agit, ita et in diariis febribus omnia sibi ipsi praestare suffi-<text:line-break/>cit, praesertim ubi citra valentem stipationem constitere.<text:line-break/>Ubi vero cum ejusmodi </text:span><text:span text:style-name="T20">stipatione</text:span><text:span text:style-name="T5"> invaserint, qui infortunati<text:line-break/>. sunt in medicum aliquem incidunt eorum qui diatritun<text:line-break/>efferunt,' qui fortunati, lu eum qui ipsos et lavabit et nutriet,<text:line-break/>caeteraque omnia praestabit quibus stipatio solvatur. Saepe<text:line-break/>namque, ceu dictum est, ex leni obstructione cum cutis<text:line-break/>latente densitudine, quae vel ex viticsa lavatione vel alio<text:line-break/>quopiam est contractu, diariis nonnulli febribus sunt cor-<text:line-break/>repti, quo tempore nisi quis celeriter obstructionem subrno-</text:span></text:p>
      <text:p text:style-name="P7"><text:span text:style-name="T5">Verit, in plurimorum dierum febres transeunt. Est namque<text:line-break/>ejusmodi febris, quantum ex ipsa est, earum quae phires<text:line-break/>dies infestant et quae diariae sunt communis; caeterum<text:line-break/>propter causae parvitatem unius diei efficitur, sicut etiam<text:line-break/>propter magnitudinem multorum interdum dierum, verum<text:line-break/>accessio ejus ab initio ad exitum usque una est, modo ne<text:line-break/>ipsam excipiat ea quae ex putredine humorum nascitur.<text:line-break/>Ergo quoad nec lu pulsu nec in calore nec lotio putredinis<text:line-break/>adhuc advertitur nota, atque ex sola obstructione ortum<text:line-break/>habet, utique ipsa obstructionis solutio ejus est sanatio;<text:line-break/>quemadmodumque hanc solvere conveniat ante est dictum.<text:line-break/>Mulsae igitur apparent diariarum esse febrium particulares<text:line-break/>differentiae; una quando jam prorsus abiit effectrix ipsarum<text:line-break/>causa, veluti usiio, altera quando haec etiam adest, sicut sti-<text:line-break/>patio, cujus duae monstratae sunt differentiae, nempe eri-<text:line-break/>.guorum meatuum densitas et de qua nunc agimus obstructio.<text:line-break/>Sane denfitudo ipsa alias ex siccitate provenit, veluti post<text:line-break/>fervores aut fatigationes aut iras, alias ex frigore eoque vel</text:span></text:p>
      <text:p text:style-name="P6"><text:span text:style-name="T5">simplici vel cum adstrietoria vi, 'quae quemadmodum luter<text:line-break/>se differant in librc de medicamentis est praeceptum.<text:line-break/>Jam vero obstructionum ipsarum alia est quae“ex plenitu-<text:line-break/>dine , alia quae ex humorum qualitate, qui aut lenti aut<text:line-break/>crassi sint, incidit. Praeferetur autem inter remedia in ea<text:line-break/>quam copia facit sanguinis missio, in ea quae ex humorum<text:line-break/>qualitate consistit attenuantium usus. Qni vero ex viribus<text:line-break/>scopus petitur, in diariis sane esi exiguus, in iis quae pluri-<text:line-break/>bus diebus urgent insignis est, eoque magis quo hae sunt<text:line-break/>longiores.' Enim vero ubi secundum naturam se J vires ha-<text:line-break/>hent, ne minimum quidem in plurium dierum ac paucorum<text:line-break/>febribus vacuantium auxiliorum usum morantur, ubi.non<text:line-break/>fecundum naturam fe habent, voco autem non fecundum'<text:line-break/>naturam quum infirmiores quodammodo sunt, pro magni-<text:line-break/>tudine imbecillitatis impeditur vacuantium auxiliorum usus.<text:line-break/>Sane rarius accidit ut protinus lu primo sccundove die vires<text:line-break/>imbecillae cernantur, accidit tamen interdum et propter<text:line-break/>. aegrotantis malum corporis habitum et propter senium,</text:span></text:p>
      <text:p text:style-name="P7"><text:span text:style-name="T5">Nonnullis etiam fatigatio, ubi ustio et tristitia vigiliaeque<text:line-break/>praecesserunt, et inedia per totum sequuta est diem, dein<text:line-break/>febris prius quam homo cibaretur circa vesperam corri-<text:line-break/>puit et nox insomnis est acta, vires magnopere resolvit. •</text:span></text:p>
      <text:h text:style-name="Heading_20_2" text:outline-level="2">Cap. III.</text:h>
      <text:p text:style-name="P39"><text:span text:style-name="T5">Ac tibi talem aegrotum narrabo in quo<text:line-break/>primum ausus sum ratione deductus et diatritun contemnere<text:line-break/>et virium rationem habere, posteaque alios quos in simili<text:line-break/>cusu vidi audacter eodem modo quo illum curare , siquidem<text:line-break/>primum periculum, postquam iis quae ab ludicatione sunt<text:line-break/>inventa subscripsit, ad secundum usum reddit magis aniino-<text:line-break/>fos. Ergo juvenis qui febre est correptus annos natus erat<text:line-break/>quinque et viginti, grarili corpore et musculoso veluti cunis,<text:line-break/>tum sicco calidoque omnino temperamento. Jam idem ex-<text:line-break/>erritatione quodammodo delectabatur, et alioqui cogitabun-<text:line-break/>dus et indusirius erat. Is peregre agens quum nuncium pa-<text:line-break/>rum gratum accepisset et tristatus est, propere fe accingens<text:line-break/>ad urbem festinavit. Ac priore quidem die et laboravit</text:span></text:p>
      <text:p text:style-name="P7"><text:span text:style-name="T5">modice et lotus coenatusqne in quodam diversorio quievit,<text:line-break/>sed maxima ex parte sine somno. Postera die etiain magis<text:line-break/>festinavit, ac longa via et sabulosa et squallente tum sub<text:line-break/>fervente sole confecta, hora prope feptima et sernisse per-<text:line-break/>venit in urbem. Ibi quum ea quorum causa rnaturasset<text:line-break/>meliora audiret, in gymnasium lavaturus prosiciscitur;, delu<text:line-break/>unctus una cum quodam eorum qui aderant juvene per-<text:line-break/>frictus est. A quo quum ut paululum dimoveret provoca-<text:line-break/>retur, orta inter eos contentione, qualia saepe incidunt iis<text:line-break/>qui exercitationibus indulgent, plus justo est exercitatus,<text:line-break/>eratque jam immodice siccus. Egressus vero gymnasium lu-<text:line-break/>venit amicorum quosdam pugnantes, quos dum dirimit im-<text:line-break/>prudens in aliam exercitationem non levem incidit, dum<text:line-break/>alios eorum divellit, alios impellit, alios complectitur me-<text:line-break/>dios, alios ut injurios increpat, ac pro iis qni injuriis<text:line-break/>affecti essent irascitur adeo ut domum fe in summa siccitate<text:line-break/>reciperet, lassitudinem luaequalitatemqne sentiens. Aquam<text:line-break/>igitur ex consuetudine bibens, ubi nihilo fe levatum., </text:span><text:span text:style-name="T1">scd </text:span><text:span text:style-name="T1">-</text:span></text:p>
      <text:p text:style-name="P7"><text:span text:style-name="T5">inaequalitatem sibi intendi fentit, hanc quidem vomuit. Ra-<text:line-break/>tus autem utilius adhuc cibo abstinere, accubuit ac quieti<text:line-break/>fe dedit hora ferine diei undecima; quod quum’fecisset ac<text:line-break/>nocte tota febre divexatus vigilasset, postridie quoque quie-<text:line-break/>vit usque ad meridiem, sperans se somni aliquid consecu-<text:line-break/>tururn. Quo tempore quum eum medici quidam diatritun<text:line-break/>colentes inviserent, tum quidem homini satis magnam esse<text:line-break/>febrem ajehant, vesperi autem se illum renisuros. Itaque et<text:line-break/>vesperi quum redirent, ac febrem declinatam cernerent, ne<text:line-break/>tum quidem nutriendum consuerunt, quamvis etiam id alius<text:line-break/>quidam medicus suaderet; imo strenue restiterunt adjicien-<text:line-break/>tes, si quidem sine febre esset, fortasse cibum daturos, febri-<text:line-break/>citante adhuc, miuime id facturos. Quin etiam quum tertio<text:line-break/>die mane redicent, etiam tertiae diei accessionem transmit-<text:line-break/>tendam censuerunt, erat autem, ut prius dictum est, fospe-<text:line-break/>csa hora illius diei undecima. Ergo digressis illis ego accessi,,<text:line-break/>ac faciem juvenis contemplatus, vidi talem esse qualem in</text:span></text:p>
      <text:p text:style-name="P7"><text:span text:style-name="T5">prognosticis Hippocrates his verbis pingit: </text:span><text:span text:style-name="T20">najus acutus,<text:line-break/>concavi oculi,</text:span><text:span text:style-name="T5"> ac reliqua quae deinceps ab eo dicta scimus.<text:line-break/>Itaque quum omnino mihi persuaderem fore ut tum in<text:line-break/>hecticam febrem tum tabidam horno, nisi cibaretur, incideret;<text:line-break/>sorbitionem ex alica quamprimum puro atque exhibeo. • Et<text:line-break/>tamen quamvis hac sumpta quum accessio luo tempore circa<text:line-break/>undecimam invaderet, sic extremis partibus perfrixit ut<text:line-break/>calefieri haec vix possent, et pulsus illi parvus imbecillusque<text:line-break/>quam maxime fuit Qua ex causa illi etiam quarto die tum<text:line-break/>mane tum vesperi cibum dedi, quo vices repararem et corpus<text:line-break/>humectarem, erat namque cutis ejus ceu corium arida. Ubi<text:line-break/>autem febris tenuis et similis perseveravit, statui deinde<text:line-break/>quinto die non simplici sorbitione hominem cibare ut ante,<text:line-break/>scd alica ex aqua calida citraque condituram injectis in eam<text:line-break/>mali punici granis. Est namque is optimus cibus bilioso<text:line-break/>stomacho, nam et roborat hunc malum punicum, et alica<text:line-break/>quum diutissime in ventriculo citra corruptionem maneat.</text:span></text:p>
      <text:p text:style-name="P7"><text:span text:style-name="T5">feniim concoquitur nec acescens nec lunatans; quad vitia<text:line-break/>accedere sorbitionibus aliquando solent. Incidit vero et in<text:line-break/>ipso quluto principium accessionis simile. Itemque quum et<text:line-break/>Texto et septimo eum simili ratione cibassem, in octavo rur-<text:line-break/>sus simile'principium praecedentibus fuit. Ubi nimirum vel<text:line-break/>amentiam vel pertinaciam vel haud scio quid dicam eorum<text:line-break/>qui in principio hominem transmittere tertiae diei accessio-<text:line-break/>nem sine cibo j usserant, prorsus lutelligere licebat- Nam<text:line-break/>quum cunctis evidenter appareret tanquam perventurum<text:line-break/>eum ad quartum fuisse, si nutritus ante accessionem tertii<text:line-break/>non fuisset, illi et tum eum et scquutis etiam diebus male<text:line-break/>nutritum ajebant. Caeterum committendum non erat ut<text:line-break/>eorum redarguendo studio aegrum qnis non exhibito in<text:line-break/>ipsu accessionis die cibo proderet. Igitur nono die similiter<text:line-break/>hominem nutriens, cernensque in accessione pulsum ejus<text:line-break/>redditum quam prius erat firmiorem</text:span><text:span text:style-name="T5">; </text:span><text:span text:style-name="T5">caeterum imbecillita-<text:line-break/>tem illam adhuc praeferentem cum extremarum partium</text:span></text:p>
      <text:p text:style-name="P7"><text:span text:style-name="T5">frigore, non potui sustinere medicorum illorum loquacita-<text:line-break/>tem, scd undecimo die praefatus prius aegrotantis amicis<text:line-break/>fone ut ipso dic intelligereut hominem hactenus nostra<text:line-break/>opera fuisse servatum, permisimus illi praeterire accessionis<text:line-break/>horas. Ergo quum et sine pulsu omnino in ipsis esset et<text:line-break/>frigus eum vehemens totius corporis premeret sic ut nec<text:line-break/>loqueretur amplius et vix impellentem sientiret, convocati in<text:line-break/>unum medici omnes qui ab initio videramus ab aegrotantis<text:line-break/>propinquis propemodum sumus discerpti, ego quidem quod<text:line-break/>ob pertinaciam ultro aegri salutem prodidissem, qui vero dia-<text:line-break/>triton colebant, propter lugorantiam simul et stupiditatem.<text:line-break/>Ac illi quidem passidiores frigidioresque quum ipse aeger<text:line-break/>consilium quoddam sugae captabant, quod ego prospiciens<text:line-break/>aulae ossium obserari jusseram et simul amico cuidam clavem<text:line-break/>servare. Post medius eorum stans, jam, luquam, vobis con-<text:line-break/>stare plane arbitror qui hactenus hominem servarit. Ser-<text:line-break/>vabitur autem et nunc nostra opera. Neque enim si peri-</text:span></text:p>
      <text:p text:style-name="P7"><text:span text:style-name="T5">turum omnino in hac accessione putassem, a cibatione desti-<text:line-break/>tissem; fed quoniam ex praecedenti jam nictu tantum illi<text:line-break/>roboris superesse noveram ut tolerare accessionem posset,<text:line-break/>permisi accessionis horas sine cibo transmittere. Ac satius<text:line-break/>quidem fuisset multo ante hominem nutrire, verum quo et<text:line-break/>istos redarguam et quibusdam his auscultantium, qui confici<text:line-break/>a nobis juvenem quod illam occasionem omiserim dicunt, ,<text:line-break/>persuadeam, nunc illis ostendam vel in accessione ipsa aegro-<text:line-break/>tantes quosdam nutriri debere, nedum ante hanc. His dictis<text:line-break/>ac diductis hominis maxillis iufuudo ex augusti oris vasculo,<text:line-break/>cremoris ptisanae tres cyathos, paulo autem post albi et<text:line-break/>tenuis vini modiceqne calida diluti duos cyathos. Post quos<text:line-break/>et susiulit oculos et tum audire tum loqui praesentes nosse<text:line-break/>coepit, quum ante veluti lignum aridum porrectus sine<text:line-break/>voce ac sensu jaceret. . Rursus itaque datu ex vluo quo dixi<text:line-break/>modo diluto pane ad comedendum exiguo prorsus hominem<text:line-break/>revocari. Quem ut rursum ad institutam ah initio victus</text:span></text:p>
      <text:p text:style-name="P7"><text:span text:style-name="T5">rationem reduxi, et tertii decimi diei accessionem facile tole-<text:line-break/>rare vidi, in quartodecimo rursus mane cibavi, </text:span><text:span text:style-name="T20">ac</text:span><text:span text:style-name="T5"> post </text:span><text:span text:style-name="T20">cir-<text:line-break/>citer horam</text:span><text:span text:style-name="T5"> octavam lavi; deinde rursus liberalius cibavi,<text:line-break/>ac mox vluurn bibendum exhibui. Idem vero et lu duode-<text:line-break/>ciino et tertiodecioro feceram. In quinto autem decimo<text:line-break/>rursum cibari mane. Quum vero facilius turn quoque ac-<text:line-break/>cessionem ferret, in scxtodecimo denuo laxi, caeteraque<text:line-break/>circa hominem peregi sicut in praecedentibus diebus. At<text:line-break/>ubi in decimoseptimo minime gravis parvaque accessio fuit,<text:line-break/>audacter homluem de caetero sub convalescentium victus<text:line-break/>ratione habui. Hic aeger non paucos semimalorum ac non<text:line-break/>penitus asinorum docuit, etiam ante accessiones ipsas non-<text:line-break/>nunquam esse cibandum , vel si dumum horarum intercedat<text:line-break/>spatium, ac multo magis ante accessionem tertii diei Ossen—<text:line-break/>di autem tibi et in prima ipsa accessionis invasione ejusmodi<text:line-break/>homines esse nutriendos. Dico autem ejusmodi homines,<text:line-break/>in quibus corporis intemperies ad siccum et calidum con-<text:line-break/>versa febres accendit.</text:span></text:p>
      <text:h text:style-name="P4" text:outline-level="2">Cap. IV.</text:h>
      <text:p text:style-name="P39"><text:span text:style-name="T5">Porro hoc </text:span><text:span text:style-name="T5">quoque </text:span><text:span text:style-name="T5">plerisque medicorum<text:line-break/>fortasse sit incredibile. Sed sive rationi ipsi fides est adhi-<text:line-break/>benda sive operibus, nos fidem ambobus facimus. Operibus<text:line-break/>quidem dum </text:span><text:span text:style-name="T5">homines </text:span><text:span text:style-name="T5">iis monstramus qui, si biduo patiantur<text:line-break/>inediam, necesse est febricitent, ut nonnulli ubi concitati ad<text:line-break/>iram sunt vel moerore vel vigiliis affecti; evidentissime<text:line-break/>enim tum in convalescentibus ex diuturno morbo talia fieri<text:line-break/>cernuntur, tum iis qui calido et sicco funt temperamento.<text:line-break/>Quam vero ratio ipsa fidem huic rei. sarit., alibi jam dicta<text:line-break/>est, dicentur tamen et nunc ejus rei summae. Mordens<text:line-break/>halitus et humor; ubi per sensibilia corpora fertur, horrores<text:line-break/></text:span><text:span text:style-name="T5">. </text:span><text:span text:style-name="T5">,et rigores facit , ex quibus cute stipata quae prius transpira-<text:line-break/>bant jam retensa quoties fusiginofa funt febres accendunt.<text:line-break/>Ergo ejusmodi halitus et humores tum multa et vehemens<text:line-break/>dimotio tum vigiliae et ira et moeror et cura augent,, tum<text:line-break/>proxime ab istis unum illud per fe interdum augere eos<text:line-break/>sufficit, utique si cibum quis non sumpscrit; efficitur enim</text:span></text:p>
      <text:p text:style-name="P7"><text:span text:style-name="T5">corporis habitus in picrocholis ex longa inedia biliosus. Si<text:line-break/>igitur tum id lucidat, tum aeger motu quopiam valentiore<text:line-break/>quam pro viribus usus mordentium excrementorum impe-<text:line-break/>tum confer tini foras excitaris, necesse est,, veluti, in fympto-<text:line-break/>maturn causis ostendimus', vel rigorem vel horrorem sub-<text:line-break/>siequi. Ac rigor quidem succedet propter, eorum quae </text:span><text:span text:style-name="T5">~<text:line-break/></text:span><text:span text:style-name="T5">feruntur excrementorum tum multitudinem tum acrimoniam<text:line-break/>tum impetus celeritatem tum virium infirmitatem. Nam<text:line-break/>et quae multa paucis, et quae qualitate sunt acerrima, iis<text:line-break/>quae ita non sunt mordent magis, pari modo et. quae cele-<text:line-break/>rius feruntur tardioribus. Jam vires ubi valentes sunt<text:line-break/>omnia contemnunt ac tolerant, ubi infirmae sunt redditae,<text:line-break/>etiam ab obvio quovis ossienduntur. Horror fiet ubi et qna-<text:line-break/>litas eorum et impetus velocitas est remissa, tum copia mi-<text:line-break/>nor, ac potissimum quum vir es tristanti obsistunt. Sivero<text:line-break/></text:span><text:span text:style-name="T20">jam dicta largius remittantur, ne</text:span><text:span text:style-name="T5"> horror quidem fiet, sed<text:line-break/>vel ulcerosus quidam sensus vel tantum inaequalitas. Ergo</text:span></text:p>
      <text:p text:style-name="P7"><text:span text:style-name="T5">coeuntibus omnibus jam dictis vehementissimus oritur rigor,<text:line-break/>at remissis omnibus nullus ex transitu excrementorum fit<text:line-break/>Iensus. Quod si quaedam sint, quaedam non sint, et quae-<text:line-break/>dam majora sint; quaedam minora, in ejusmodi mixtio-<text:line-break/>nibus media latitudo omnis inter maximum rigorem et<text:line-break/>omnimodum excrementorum insensibilitatem et universalem<text:line-break/>vacuitatem sensus excrementorum efficitur. Itaque nihil<text:line-break/>mirum est, si </text:span><text:span text:style-name="T20">diotarum</text:span><text:span text:style-name="T5"> causarum quaeque vel per se vel cum<text:line-break/>aliis </text:span><text:span text:style-name="T20">sancta,</text:span><text:span text:style-name="T5"> assi inaequalitatem, alii ulceris quempiam sen-<text:line-break/>sum aut horrorem aut rigorem afferre videatur. Nam sup-<text:line-break/>ponantur vires imbecillae, corpus admodum sensile, etenim<text:line-break/>id quoque ostensum est, non parum ad ejusmodi sympto-<text:line-break/>matum generationem conferre, habitus autem corporis gra-<text:line-break/>cilis et temperamentum biliosum stomachusque similiter bile<text:line-break/>'affectus, tum his omnibus accedant inedia cibi et vigiliae<text:line-break/>quaepiam et tristitia et sclicitudo, ad haec progressus a<text:line-break/>domo qui ex urgente quapiam cania sit necessarius; postea<text:line-break/>his fuppofitis, id quod aliquando fieri-vidisti, det sedulo</text:span></text:p>
      <text:p text:style-name="P7"><text:span text:style-name="T5">operam ejusmodi homo, ut plue itineris per urbem re ita<text:line-break/>postulante festinus peragat, numquid huic ex eo qui excita-<text:line-break/>tus est mordentium excrementorum motu primum quidem<text:line-break/>inaequalitas quaedam, mox vero etiam horror prompte in-<text:line-break/>cidet? quod si motum quoque continuet vel cibum sumere<text:line-break/>antevertat; protinus etiam febris? Ita febricitantes aliquos<text:line-break/>ostendi tibi maxime'ex iis, qui a longo morbo convaluerant,<text:line-break/>quorum quum uni forte fortuna occurrissem, qui mox ante<text:line-break/>horrescere coepisset, ut rem exposuisset, datu ex vino diluto<text:line-break/>pane continuo horrorem sedavj. Verum hunc, uti. Icis,<text:line-break/>per viam in, officinam quandam perductum febricitare pro-<text:line-break/>hibui, alios vero qui prius su domum suam recepissent in<text:line-break/>ipso principio horroris vel paulo pesterins cibavimus. At-<text:line-break/>que ut scinel dicam quibus incipientis adhuc accessionis, </text:span><text:span text:style-name="T20">ade-<text:line-break/>rant</text:span><text:span text:style-name="T5"> symptomata, iis omnibus panem ex vino diluto ac<text:line-break/>calente mature exhibens,et horrorem statim sedavi et febrem<text:line-break/>prohibui. Quanto yero hos ritius cibaveris, tantu magis<text:line-break/>febrem prohibueris.. Quod si paululum aliquando moteris,</text:span></text:p>
      <text:p text:style-name="P7"><text:span text:style-name="T5">febris ne tum quidem, calor vero multus iis advenit, simil- </text:span><text:span text:style-name="T5">..<text:line-break/></text:span><text:span text:style-name="T5">lime plane iis qui per vehemens frigus factu itinere reversi<text:line-break/>domum calidis sunt nutriti. Quod si plusculum moreris,<text:line-break/>majorem calorem sentient, talernque ac tantum ut dubites</text:span></text:p>
      <text:p text:style-name="P9"><text:span text:style-name="T5">- an hunc febrem appelles. Sin duae horae ab initio luae-<text:line-break/>qualitatis interpositae sint, nutries tunc quoque, modo horror<text:line-break/>adhuc duret, praedicens tamen quod hi febricitabunt innoxia<text:line-break/>febre, et cui cutis mador succedet, quo facto tum lavare<text:line-break/>tum rursus nutrire debebis. Quod st horror sedatus suerit<text:line-break/>ac jam plane febricitent ,• cibandi id 'temporis non sunt, sed<text:line-break/>deerescente jam accessione illico sunt nutriendi, apyrexia<text:line-break/>non expectata. In nullo namque-squallido affectu commode<text:line-break/>finitur accessio prius quam illi vel ex lavacro vel humido<text:line-break/>nictu humectatio accesserit Haec ego omnia quum operi-<text:line-break/>bus indicarem quibus, ut scis, paradoxorum fabricator ab<text:line-break/>iis qni me vel laudabant vel aemulabantur vocabar. Quum<text:line-break/>vero ratione de iisdem disserens docerem aliquos ante acces-</text:span></text:p>
      <text:p text:style-name="P29"><text:span text:style-name="T5">sionem esse cibandos, aliquos in ipfa vel declinare jam in-<text:line-break/>•• cipiente, vel etiam, in ipso summo rigore, tum paradoxo-<text:line-break/>rum narratorem me appellabant. Ergo quid facias his<text:line-break/>hominibus quibus nec opere nec ratione persuaderi potest 2<text:line-break/>At, inquiunt, fieri nequit, ut ejusmodi affectus quis agnoscat.<text:line-break/>Quomodo igitur nos eos agnovimus? Videturne cuipiam<text:line-break/>fieri non posse, ut calida et sicca lutemperies agnoscatur,<text:line-break/>vel quae ab ortu usque fuerit;, vel quae in praesenti teni-<text:line-break/>pore talis sit reddita? Mihi sane tam ridetur facile quam<text:line-break/>has ipsas agnovisse literas. Quid illud vero, si huic non sit<text:line-break/>adhuc lu humoribus putredo ulla, illi vero sit, non posse<text:line-break/>' vobis videtur hoc discerni.?;</text:span><text:span text:style-name="T32">;</text:span><text:span text:style-name="T5"> Mihi posse ridetur. Nam et<text:line-break/>ex pulsu et urina et ex ipsa nonnunquam quae lu calore<text:line-break/>est qualitate evidenter id .discernimus. Quod si propterea,<text:line-break/>quod nec ipsi quicquam discere volunt nec se se exercitare,<text:line-break/>scientibus, parum credunt, quid vetat quo minus tum geo-<text:line-break/>metris ipsis tum arithmeticis tum reliquis artificibus omni-<text:line-break/>hns nihil credant?<text:tab/>.</text:span></text:p>
      <text:h text:style-name="P4" text:outline-level="2">Cap. V.</text:h>
      <text:p text:style-name="P39"><text:span text:style-name="T5">hlissis igitur hisiie hominibus rursus seriem<text:line-break/>sermonis nostri persequamur. Calidis ac siccis habitibus<text:line-break/>adversissima res inedia est ac febrium paratissima causa.<text:line-break/>Voco habitus calidos et siccos non solum quum a primo<text:line-break/>ortu tales ex proprio temperamento sint, scd etiam quae<text:line-break/>posterius ex calido siccoque nictu et plurima dimotione , et<text:line-break/>vigilia et cura et tristitia et regione calida siccaque et tem-<text:line-break/>pore aestivo et coeli statu calido siccoque sint acquisiti. Sane<text:line-break/>licet et citra tempestatis anui mentionem in ejusmodi fer-<text:line-break/>mone fletum coeli solum nominare. Verum si altius repe-»<text:line-break/>tam, id quod dico magis credes. Calida et sicca tempera-<text:line-break/>menta sive ea ex prima origine talia sint, sive ex victu et'<text:line-break/>immoderato labore et animi perturbationibus et regione et<text:line-break/>coeli statu inedia vehementer laedit, lu hac dictione ipsis<text:line-break/>saltem verbis omisium est anni tempus, potestate tamen<text:line-break/>omissum non est; nam in coeli statu comprehenditur, quan-<text:line-break/>do calidus in summo siccueqne coeli status jam nictum tem-</text:span></text:p>
      <text:p text:style-name="P7"><text:span text:style-name="T5">peramentum efficit. Hic autem status alio anni tempore<text:line-break/>quam aestate, plane incidere non potest, neque enim in<text:line-break/>autumno nec in vere multoque minus lu hieme fieri potest<text:line-break/>ut calidissimus simul siccissirnusque coeli flatus fiat, sicut nec<text:line-break/>tumidissimus pariter frigidissimusque in esto quam hieme.<text:line-break/>Ob haec igitur ego quoque aliquando praetermisso anni<text:line-break/>tempore coeli statu sum coutentus. Liceat tamen cuique<text:line-break/>nominibus quibus velit usi, modo rerum naturam scruet.<text:line-break/>Est autem rerum natura qualem jamque saepe diximus, et<text:line-break/>nihilominus nunc dicemus, nam quae maxime sunt ad cura-<text:line-break/>tionem necessaria, eademque maxime ignorata, nec Hip-<text:line-break/>pocrates ipse identidem repetere gravatur. Igitur inedia<text:line-break/>siccis calidisque corporibus valentibus quidem noxia est, iis<text:line-break/>vero qui in calida et sicca aestate febre laborant, quae ex<text:line-break/>ustione aut labore immoderato aut vigiliis aut dictis jam<text:line-break/>animi affectibus fit contracta non simpliciter noxia est, fed<text:line-break/>si quicquam aliud omnium plane perniciosa, nam vel in<text:line-break/>febres ardentes ex ea lucidunt, a quibus nisi prius mors</text:span></text:p>
      <text:p text:style-name="P6"><text:span text:style-name="T5">occupet in hecticas migrant, atque ab his in marasmum, vel<text:line-break/>protinus ab initio ardentibus praeteritis in hecticas. Maxime<text:line-break/>tamen, ut dictum saepius est, sicca calidaque temperamenta<text:line-break/>statim a principio hecticis febribus corripiuntur. Sicuti mu-<text:line-break/>lieri accidit, quae autumno ex tristitia et vigiliis febricitare<text:line-break/>coepit, perseveravit autem ad plurimum hiemis. Hanc<text:line-break/>quarto die, ut scis, vidimus depreheudimusque statim<text:line-break/>hecticam esse febrem, cum </text:span><text:span text:style-name="T20">alla,</text:span><text:span text:style-name="T5"> quam humores excitarant,<text:line-break/>conjunctum. Curatio autem una tum fuerat, ut frigida<text:line-break/>tempestive et moderatu daretur consuetae hanc per sanitatem<text:line-break/>bibere; verum aliis curatio hujus erat commissa, quare nobis<text:line-break/>silere est visum. Alteri vero, qui eodem tempore aegrotarat<text:line-break/>et se-nobis commiserat, quoties nutritus est, fontanae plane<text:line-break/>gelidae dedimus interdum bluos cyathos, interdum ternos;<text:line-break/>nam frigidam simul mullam sibi dari qui ita sunt affecti citra<text:line-break/>noxam non ferunt. Quocirca utilissimum est, ubi febris<text:line-break/>ideam perspexeris, in prima statim accessione minore cum<text:line-break/>periculo copiosiore frigida uti, corporibus ad validam sicci-</text:span></text:p>
      <text:p text:style-name="P6"><text:span text:style-name="T5">tatem nondum perductis. Qui enim in fervoribus fusi'cani-<text:line-break/>cula ex ira febricitant, juvenis autem hic erat siccus et cali-<text:line-break/>dus, ubi in prima accessione duas frigidae heminas bibisset,<text:line-break/>statim quidem evomuit flavissimam bilem, non multo au-<text:line-break/>tem post etiam deorsum excrevit. Deinde quum rursus<text:line-break/>post cibum aquae circiter heminam similiter sumpsisset, jam<text:line-break/>febricitare desiit. Sed nonnulli medici quum nullam a prlu-<text:line-break/>cipio febris speciem agnoscerent, scd postea quum jam prae-<text:line-break/>tersisset occasio intelligentee vel in hecticam, vel etiam in<text:line-break/>tabidam febrem aegrotantem incidisse, frigidam bibendam<text:line-break/>nos imitantes praebuerunt. Sed nemo metam attigit, nam<text:line-break/></text:span><text:span text:style-name="T5">' </text:span><text:span text:style-name="T5">magna solicitudo habenda est in iis qui ita se habent de<text:line-break/>frigidae potionis mensura</text:span><text:span text:style-name="T36">1</text:span><text:span text:style-name="T5">, de, qua paulo post dicemus, ubi<text:line-break/>, propositae disputationi finem impuluerimus. Nam aeger<text:line-break/>is quem ante discripsimus exemplo omnibus est, quibus<text:line-break/>propter siccitatem a principio statim dari cibus debet, etiamsi<text:line-break/>febricitare jam incipiant. Nam cum accenditur in his febris,<text:line-break/>propter mordentem acrimoniam excalefacti attenuatique ex</text:span></text:p>
      <text:p text:style-name="P6"><text:span text:style-name="T5">sole et inedia et laboribus humores, maximum </text:span><text:span text:style-name="T20">ejus reme-<text:line-break/>dium est</text:span><text:span text:style-name="T5"> humidum nutrimentum, sicuti e diverso ubi ob<text:line-break/>copiam vel obstructionem vel phlegmonen vel ut semel<text:line-break/>dicam humoris alicuius putredinem febris est orta maximo<text:line-break/>malo est cibus. Atque hos quidem neo in declinatione<text:line-break/>febris citra noxam nutrias, nedum ipsa accessione inva-<text:line-break/>dente: illos vero- dictos omni certe tempore, sed potissi-<text:line-break/></text:span><text:span text:style-name="T5">' </text:span><text:span text:style-name="T5">mum in declinatione. Me quoque saepenumero vidisti eos qui<text:line-break/>ex repletione et qui ex phlegmone laborarent, ' sub longa<text:line-break/>inedia tenuisse sic ut prorsus ante septimum diem non ciba-<text:line-break/>retn, sed sola mulsa contentus essem viribus scilicet valen-<text:line-break/>tibus. Quosdam eorum quibus vires validae non fuerant,</text:span><text:span text:style-name="T5">'<text:line-break/></text:span><text:span text:style-name="T5">aut stomachus biliosus aut imbecillus aut plus justo sensilis,<text:line-break/>solo ptisanae cremore usque ad septimum traxi diem, quo mor-<text:line-break/>bus declinare debuerat, aut etiam omnino per crisin discuti.</text:span></text:p>
      <text:p text:style-name="P8"><text:span text:style-name="T5">Sunto igitur tibi a primo statim die in omni aegro spectandi<text:line-break/>duo cibandi scopi, quos Hippocrates jussit, morbi summus</text:span></text:p>
      <text:p text:style-name="P7"><text:span text:style-name="T5">algor et aegrotantis vires. Postea si transiri summum lu-<text:line-break/>crementum sine omni cibo potest, in cibi abstinentia homi-<text:line-break/>nem servabis; sin exiguum adminiculum requirat}, abunde<text:line-break/>erit sola mulsa, quod si majus desiderat quam sit ex mulsa,<text:line-break/>ptisanae cremor satis erit. At si fas non est summum morbi<text:line-break/>incrementum aut tenui nictu aut inedia transmitti, id agen-<text:line-break/>dum ut homo statiur in primae accessionis declinatione cibe-<text:line-break/>tur. Aliquos vero, ut dictum est, et quum invasura adhuc<text:line-break/>est et quum incipit cibabis. Sint porro hi sicco tempera-<text:line-break/>mento ac calido aut a primo ortu aut certe illo tempore<text:line-break/>oportet, tum viribus necessario imbecillis, neque enim<text:line-break/>fieri potest ut abunde siccum calidumque corpus quum<text:line-break/>febricitet viribus sit valentibus. Si tamen cum ejusmodi<text:line-break/>febre ac corpore principis partis phlegmone sit conjuncta,<text:line-break/>omnino aeger morietur, nam id quoque praedixisse me fem-<text:line-break/>per, nunquam vero falsum iple testis es. Magisque id cer-<text:line-break/>tum est, si pulmonis vel membranae costas succingentis </text:span><text:span text:style-name="T20">vel<text:line-break/></text:span><text:span text:style-name="T5">ventricusi vel jecluoris </text:span><text:span text:style-name="T20">phlegmone sit •</text:span><text:span text:style-name="T5"> - etenim quae has</text:span></text:p>
      <text:p text:style-name="P6"><text:span text:style-name="T5">partes phlegmonae occuparunt, non modo iis qui tam im-<text:line-break/>becillis sunt viribus, sed etiam iis qui valentiores ipsis funt<text:line-break/>mortiferae esse solent. Uuaque salus tum pleuriticis tum<text:line-break/>, peripneumonitas, adde, etiam fynanchicis, est ipsum virium<text:line-break/>robur, non fecns; vero et quibus vel jecnr vel ventriculum<text:line-break/>phlegmone obsidet.. Nam quod ad phlegmonen quae in iis<text:line-break/>est partibus spectat, minime plane est cibandum, quod ad<text:line-break/>vicium, infirmitatem, saepe. Ita necessario aut vires refol-<text:line-break/>ventur aut phlegmone augebitur. Atque haec milii latius<text:line-break/>fortassis, quam pro re proposita funt dicta, quum praefer-,<text:line-break/>tim hoc libro statuerim de febribus quae absque phlegmone<text:line-break/>infestant disserere.. Caeterum tractationis convenientia fecit<text:line-break/>ut quatenus necessarium esset digrederemur.</text:span></text:p>
      <text:h text:style-name="Heading_20_2" text:outline-level="2">Cap. VI.</text:h>
      <text:p text:style-name="P39"><text:span text:style-name="T5">Denuo igitur redeamus ad </text:span><text:span text:style-name="T20">febres</text:span><text:span text:style-name="T5"> praedictis<text:line-break/>febribus congeneres,;quas nominare hecticas solemus.. ..Nam<text:line-break/>qui supra descriptus ame juvenis est, hectica scbre laboraf-<text:line-break/>let, si mirificam diatriton transigere fuisset coactus, nisi<text:line-break/>tamen prius ab iis qni absque methodo nictus rationem or-</text:span></text:p>
      <text:p text:style-name="P7"><text:span text:style-name="T5">dinare consueverunt fuisset interemptus. Proponatur igitur<text:line-break/>alius quispiam, cui cum supradicto caetera quidem omnia<text:line-break/>sint eadem, vires tamen tanto sint valentiores ut tridui<text:line-break/>inedia tolerata duret. Necesse .est hunc, si modo ita cibetur<text:line-break/>quemadmodum cibant qui diatriton extollunt, in hecticam<text:line-break/>febrem incidere. Nam ii primum lu quarto die ipsum ci-<text:line-break/>barent, pest lu sexto, mox in octavo et in decimo; quippe<text:line-break/>talis est, ut saepe vidisti, eorum cibandi formula. Prima<text:line-break/>quidem cibatio post primum diatriton, reliquae alternis die-<text:line-break/>bus. Protinus autem, arbitror, etpanirnelle siccassent ejus<text:line-break/>procordia, nam id quoque ex legibus ejusmodi medicorum<text:line-break/>est, sive phlegmone viscus aliquod laboret sive secus. At<text:line-break/>quemadmodum quidem cibare ita laborantes inter initia con-<text:line-break/>veniat, supra est dictum; scd nihilo tamen secius nunc quo-<text:line-break/>que summatim repetetur. Quoties vel ex lassitudine vel ira<text:line-break/>vel pluribus curis vel </text:span><text:span text:style-name="T20">vigiliis vel tristitia vel</text:span><text:span text:style-name="T5"> longa luedia<text:line-break/>vel universis una, sicut in supra descripto juvene, coeun-</text:span></text:p>
      <text:p text:style-name="P6"><text:span text:style-name="T5">tibus siccatum corpus est</text:span><text:span text:style-name="T5">, </text:span><text:span text:style-name="T5">ac febris luvafit, quae et aridam<text:line-break/>reddat cutem et igneum habeat calorem, utique hunc ho-<text:line-break/>minem timor est febre hectica correptum iri, potissimum<text:line-break/>aestate ac coeli statu calido siccoque. Oportet autem quam<text:line-break/>primum ptisanae cremore et sorbitione ex alica nutritum<text:line-break/>• paneque post oblato aquae frigidae potione aegrotum cures;'</text:span></text:p>
      <text:p text:style-name="P5"><text:span text:style-name="T5">nam protinus extiugnitur ac cesset omnino febris, modo, ut<text:line-break/>nictum est, nec phlegmone aliqua ei sit adjunctu nec putredo<text:line-break/>humorum. Nam fi horum utrumvis sit, attendere diligenter<text:line-break/>oportet </text:span><text:span text:style-name="T5">ac </text:span><text:span text:style-name="T5">discernere quo primum tempore aquam frigidam<text:line-break/>dare homini fit audendum. Ego enim talium quoque multis<text:line-break/>' dedi, </text:span><text:span text:style-name="T5">tutius </text:span><text:span text:style-name="T5">esse ratus phlegmonae in praesens augere quam</text:span></text:p>
      <text:p text:style-name="P8"><text:span text:style-name="T5">sinere </text:span><text:span text:style-name="T5">hominem hecticam febrern incurrere. Ubique igitur,<text:line-break/>ut scmper dicere soleo, curatio dignotionem praenotionem-<text:line-break/>que consequitur. Siquidem et dignoscat quod praesens est,<text:line-break/>et praenoscat quod </text:span><text:span text:style-name="T5">ex </text:span><text:span text:style-name="T5">eo suturum est oportet </text:span><text:span text:style-name="T5">qui volet</text:span></text:p>
      <text:p text:style-name="P8"><text:span text:style-name="T5">* </text:span><text:span text:style-name="T5">notabilis efficaciae remedio uti. Si </text:span><text:span text:style-name="T5">tamen </text:span><text:span text:style-name="T5">magnum </text:span><text:span text:style-name="T5">fore in-</text:span></text:p>
      <text:p text:style-name="P6"><text:span text:style-name="T5">-commodum vel humorum putredini vel phlegmonae conji-<text:line-break/>cies, a frigida quidem danda abstinebis, refrigerantibus au-<text:line-break/>tem remediis quae foris applicantur uteris, modo ea super<text:line-break/>os ventriculi aut tota praecordia, modo super pectus impo-<text:line-break/>nens, ubi plurimum subesse caloris maxime,judicabis. At<text:line-break/>&lt; dictum est ita laborantibus balnea quoque esse commoda,<text:line-break/>hoc est iis qui siccatu plurimum corpore funt,. et ex aliqua<text:line-break/>praedictarum causarum citra humorum putredinem febrici-<text:line-break/>tant Monstratum vero nobis est lu documentis de febribus,<text:line-break/>phlegrnonas quoque propter putredinem humorum qui in<text:line-break/>ipsis habentur febres subfequi. Quocirca quum dico inter-<text:line-break/>dum febribus ex putredine accensis tale quippiam condu-<text:line-break/>cere vel non conducere, etiam eas quae a phlegmone ex-<text:line-break/></text:span><text:span text:style-name="T20">citantur</text:span><text:span text:style-name="T5"> in communi putredinis genere comprehensas intel-<text:line-break/>liges. Quum vero deinceps utrasque nominare audieris,<text:line-break/>scias eas quae ex phlegmone ab iis quae ex fola putredine<text:line-break/>ortum habent tum discerni. Quae namque sit phlegmones'<text:line-break/>affectus tum lu libro de inaequali intemperie tum vero in</text:span></text:p>
      <text:p text:style-name="P7"><text:span text:style-name="T5">eo qui de tumoribus praeter naturam </text:span><text:span text:style-name="T20">esi inscriptus</text:span><text:span text:style-name="T5"> docui-<text:line-break/>mus. Te tamen de </text:span><text:span text:style-name="T20">hoc</text:span><text:span text:style-name="T5"> admonuisse nunc necessarium esu<text:line-break/>Quum sanguis calidus copiosior in aliquam animabis partem<text:line-break/>procubuit, majora ejusvasa protinus distenduntur, quae ple-<text:line-break/>nitudinem non ferunt, ab his deinceps quae minora funt.<text:line-break/>Mox ubi nec in iis satis continetur, exsudat foras in ea am-<text:line-break/>pla spatia, quae inter vusa sunt, sic ut etiam omnia quae<text:line-break/>in composita carne habentur loca occupet. Atque haec qui-<text:line-break/>dem est phlegmones affectio. Possunt vero et sine hac lu<text:line-break/>ipsis vasis humores aliqui putrescere, aut in una animalis<text:line-break/>parte in finibus ipsorum impacti, aut etiam in totis eorum<text:line-break/>capacitatibus quae inter inguina et alas sunt comprehensi.<text:line-break/>Quinn igitur, ceu diximus, citra putredinem squallenti<text:line-break/>corpori febricitare contigerit, caput totius curationis iniis<text:line-break/>remediis quae refrigerent et humectent statuere oportet.</text:span></text:p>
      <text:h text:style-name="Heading_20_2" text:outline-level="2">Cap. VII.</text:h>
      <text:p text:style-name="P40"><text:span text:style-name="T5">At duplex genere est harum rerum<text:line-break/>prima rnaleria, una eorum quae foris admoventur, al-<text:line-break/>tera quae intro in corpus assumuntur, quae sane assu-</text:span></text:p>
      <text:p text:style-name="P7"><text:span text:style-name="T5">menda vocantur. Extrinsecus corpori incidunt tum aer<text:line-break/>ipse nos ambiens tumi medicamenta quaecunque hume-<text:line-break/>ctandi refrigerandique vim obtinent, et tertium praeter<text:line-break/>haec dulcis aquae balneum. Intro in corpus fumun-<text:line-break/>tur quae eduntur ac bibuntur et inspiratus aer. Ab his<text:line-break/>generibus tentandum est propositis hoc loco febribus tum<text:line-break/>humiditatern turn refrigerationem comparare. Verum refii-<text:line-break/>geratic quoniam per efficacissinram qualitatem inducitur,<text:line-break/>et parvi temporis est et periculosu, contra siccitatis per ea<text:line-break/>quae humectent curatio., ut longi temporis est opus*, ita<text:line-break/>minus est quam refrigeratio periculo exposita. . Igitur dictas<text:line-break/>lex materiae differentias deinceps jam examinemus ab am-<text:line-break/>biente exorsi.</text:span></text:p>
      <text:h text:style-name="Heading_20_2" text:outline-level="2">Cap. V<text:span text:style-name="T44">III</text:span>.</text:h>
      <text:p text:style-name="P39"><text:span text:style-name="T5">Hic igitur temperatus est qualem fe ex-<text:line-break/>- hibet, utique nili nobis est utendus nihil amplius do eo soli-<text:line-break/>citis. Sin admodum calidus est vel admodum frigidus, pro<text:line-break/>calido inducendus arte contrarius est, subterraneis inventis<text:line-break/>, domibus quae et frigidissimae sint et maximae perflatae et<text:line-break/>ad septentrionem versae, tum auris quibusdam quae ipsis</text:span></text:p>
      <text:p text:style-name="P6"><text:span text:style-name="T5">sint suaves opera nostra paratis, alias ex euripis, in quo sc<text:line-break/>dejiciant multi aquarum fontes, alias aqua fr igida de vasis<text:line-break/>in vasa transsusa. Jam hoc statim etiam somniferum esu<text:line-break/>Praeterea domo assidue aqua quae prorsus frigida sit aspersa,<text:line-break/>ac rosis plurimis humi fusis, aut vitium capreolis, aut rubo-<text:line-break/>rum summitatibus, aut lentisci ramis, aut denique reliquarum<text:line-break/>quae refrigerent stirpium aliquibus, de quibus etiam prius<text:line-break/>est dictiun. Turba quoque hominum ingredi prohibita;<text:line-break/>nam ea quoque domum calefacit. Atque ita quidem cali-<text:line-break/>dissimum aerem refrigerare qni in aestate calida et sicca </text:span><text:span text:style-name="T20">acci-<text:line-break/>dit</text:span><text:span text:style-name="T5"> est lentandum, quandoquidem hieme calidissimus esse<text:line-break/>non potest,, sicuti nec frigidissimus aestate. At si qnis mo-<text:line-break/>dice frigidus est, hoc esse contentos oportet, nihil aut machi-<text:line-break/>nantes aut de temperie ejus alterantes. Qui vero frigidissimus<text:line-break/>est, quatenus respirando attrahitur, admittendus est, nam ca-<text:line-break/>lorem qui est in corde admodum refrigerat, non tamen<text:line-break/>quatenus extrinsecus aegrum contingit, quippe id densat co-<text:line-break/>gi tque cutim ac putridorum humorum assiuxum trauspirare</text:span></text:p>
      <text:p text:style-name="P6"><text:span text:style-name="T5">prohibet. Siquidem per pulmonem quod rarum viscus est<text:line-break/>difficile non est, ut tum qualitas ipsius tum etiam substantia<text:line-break/>, ad cor facile perveniat, at per .cutim fieri nequit ut ejus<text:line-break/>vel qualitas vel substantia ad cor perveniat, utpote prius<text:line-break/>densatam. Nam quod in libris de simplicium medicamen-<text:line-break/>torum simultatibus de vehementer adstringentibus est dictum,<text:line-break/>id hic quoque revocari ad memoriam debebit, ac sciri qui<text:line-break/>nimirum frigidus aer fit, hunc cutim densando scmper sibi<text:line-break/>ipsi viam praecludere. Scire tamen licet majus fore ex<text:line-break/>frigida inspiratione commodum, quam ex cute densanda<text:line-break/>, incommodum, praesertim cum operimentis hanc calefacere</text:span></text:p>
      <text:p text:style-name="P5"><text:span text:style-name="T5">licet. Porro utendum maxime ejusmodi aere est in iis he-<text:line-break/>cticis febribus quibus primum cor afficitur, nt si ventri cu-<text:line-break/>lus primum esset affectus, ipsi per comesta et bibita esset<text:line-break/>succurrendum, huic enim illa quum integris adhuc viribus<text:line-break/>occurrunt, sicut cordi inspiratus aer. At jecinori ex inspirato<text:line-break/>aere nulla certe utilitas </text:span><text:span text:style-name="T20">accedit,</text:span><text:span text:style-name="T5"> a .comestis vero et bibitis</text:span></text:p>
      <text:p text:style-name="P6"><text:span text:style-name="T5">minor plane quam ventriculo, caeterum aliqua non obscure<text:line-break/>advenit. Communis autem omnium sanatio est per ea quae<text:line-break/>extrinsecus applicata refrigerant et humectanti Atque in<text:line-break/>his quidem visceribus magna ex parte hecticas tahidasque<text:line-break/>febres accidere contemplati sumus. Superveniunt tamen<text:line-break/>aliquando et pulmonum siccis calidisque intemperiebus, at-<text:line-break/>tamen opportunum ejusmodi febribus id viscus non est, humi-<text:line-break/>dum laxurnque. Incidunt praeterea et pectori et rnesaraeo<text:line-break/>et vesicae et jejuno et colo, interdum vero et utero et reni-<text:line-break/>bus. In fepto vero transversu marasmum non nidi, hecti-<text:line-break/>carn sane febrem vidi et hanc semel quidem plane absolutam,<text:line-break/>saepe vero citius interimentem quam plane esset completa.<text:line-break/>Ejusmodi namque afiectum et spirandi difficultas et delirium<text:line-break/>excipere soleat, ex quibus magna ex parte prius moriuntur,<text:line-break/>quam hectica febris prorsus sit perfecta. Est autem eorum<text:line-break/>dignotio facillima turn ex pulsus duritie, tum ex hypochon-<text:line-break/>driis ut plurimum revulsis, tum ex difficultate spirandi<text:line-break/>quae illis est inaequalis et varia, ut plurimum enim luter-</text:span></text:p>
      <text:p text:style-name="P6"><text:span text:style-name="T5">dum parvum et densum respicant, rursus aliquando mani-<text:line-break/>feste spiritum tardant, dein subito quemadmodum gementes<text:line-break/>respirarunt, vel duplicem spiritus intromissionem, qnasi<text:line-break/>luperinspirantes, vel duplicem foras missionem faciunt, </text:span><text:span text:style-name="T5">vel-<text:line-break/></text:span><text:span text:style-name="T5">uti super expirantes. Respirant vero ni saepe et reliquo<text:line-break/>thorace toto non sensibiliter modo, verum etiam notabiliter<text:line-break/>turn opertas scapulas attollentes, aliquando </text:span><text:span text:style-name="T5">admodum raram<text:line-break/></text:span><text:span text:style-name="T5">-et magnam respirationem edunt, quum delirii malum </text:span><text:span text:style-name="T5">prae-<text:line-break/></text:span><text:span text:style-name="T5">cipue dominatur. Verum praesentis institui </text:span><text:span text:style-name="T5">non est vel<text:line-break/></text:span><text:span text:style-name="T5">laborantium partium notas vel eurum causas referre.., </text:span><text:span text:style-name="T5">Quare<text:line-break/></text:span><text:span text:style-name="T5">denuo </text:span><text:span text:style-name="T5">ad </text:span><text:span text:style-name="T5">curationes reversamur, aestimemusque </text:span><text:span text:style-name="T5">quas vires<text:line-break/></text:span><text:span text:style-name="T5">propositae jam materiae adversus hecticas febres </text:span><text:span text:style-name="T5">habeant.<text:line-break/></text:span><text:span text:style-name="T5">Sane diximus jam nonnulla de aere tum calido tum </text:span><text:span text:style-name="T5">frigido,<text:line-break/></text:span><text:span text:style-name="T5">qui praecipue quidem est utilis, quum quod primum afficitur<text:line-break/>ipsum est </text:span><text:span text:style-name="T5">cor, </text:span><text:span text:style-name="T5">quamvis conserat </text:span><text:span text:style-name="T5">et </text:span><text:span text:style-name="T5">lu reliquis </text:span><text:span text:style-name="T5">febribus non<text:line-break/></text:span><text:span text:style-name="T5">parum, quandoquidem in his quoque necesse est </text:span><text:span text:style-name="T5">cor similem<text:line-break/>intemperiem recipiat, </text:span><text:span text:style-name="T5">citra quam </text:span><text:span text:style-name="T20">nec</text:span><text:span text:style-name="T5"> </text:span><text:span text:style-name="T5">marasmus </text:span><text:span text:style-name="T5">nec hectica<text:line-break/></text:span><text:span text:style-name="T5">febris nec reliquarum ulla febrium consistere </text:span><text:span text:style-name="T5">potest. Putet</text:span></text:p>
      <text:p text:style-name="P6"><text:span text:style-name="T5">igitur etiam pulmones, ubi scilicet ii funt, qui primum<text:line-break/>patiuntur, plus caeleris omnibus refrigerantem aerem re-<text:line-break/>quirere.</text:span></text:p>
      <text:h text:style-name="Heading_20_2" text:outline-level="2">Cap. I<text:span text:style-name="T44">X</text:span>.</text:h>
      <text:p text:style-name="P39"><text:span text:style-name="T5">Sequitur jam ut de iis medicamentis agam<text:line-break/>quae extrinsecus admota humectent et refrigerent. Porro<text:line-break/>horum quoque ea deligenda esse, quae citra vehementem ad-<text:line-break/>strictionem refrigerent neminem latet. Talia enim praeter<text:line-break/>quam quod non humectant, etiam demittere frigiditatem<text:line-break/>fuam alte non valent, propterea quod cutim cogunt ac co-<text:line-break/>arctant. Optima vero sunt quae non modo citra adstrictio-<text:line-break/>nem refrigerant, fed etiam corporis substantis simt tenui.<text:line-break/>Ac quidem absolutissime tenuium partium sit, substantiam<text:line-break/>exacte frigidam invenisse fortasse non est. Dixi </text:span><text:span text:style-name="T20">exacte<text:line-break/></text:span><text:span text:style-name="T5">propter acetum, quod cum omnium quae novimus potestate<text:line-break/>refrigerantium plane tenuissimarum fit partium, admixtam<text:line-break/>sibi aliquam caliditatem habet. Praeterea corpora quae<text:line-break/>contingit siccat, quamvis ad imaginationem sit humidum.<text:line-break/>Quo fit ut ad eos affectus quos humectari et refrigerari ex-</text:span></text:p>
      <text:p text:style-name="P7"><text:span text:style-name="T5">pedit lolo eo non utamur scd tanto aq°ae frigidae admixto<text:line-break/>ut possit bibi. Caeterum quamquam corpus quod absolute<text:line-break/>tenuium partium sit et simul frigidum invenire non est, at-<text:line-break/>tarnen deligi materias oportet, quae ad ejusmodi medica- .,<text:line-break/>menti compositionem maxime sini idoneae. Ac dictum qni-<text:line-break/>dem latius , de his est in opere de medicamentis. Dicetur<text:line-break/>autem in exemplis nonnihil et nunc, quo in hoc quoque ge-<text:line-break/>nere particulatim sis exercitatus. Incipiam autem ab eo<text:line-break/>medicamento quod omnium quae humectent an refrigerent<text:line-break/>est simplicissimum, quo etiam adversus erysipelata uror et<text:line-break/>phlegmonae in pudendis inter initia, piius quam depascens<text:line-break/>aliqua subindicetur putredo. Debebit autem ad id praepa-<text:line-break/>rata esse cera quam optima et elota. Sane optima fuerit<text:line-break/>vel alba pontica vel quae ex atticis sit faris. Esto autem<text:line-break/>et rosaceum quod ex oleo fit a nonnullis vocato omphacino,<text:line-break/>abestis crudo, quodque mitra salem .sit confectum. Maxime-<text:line-break/>vero ad rem pertinebit, si et ipsum oleum tenuium pror-,<text:line-break/>fus sit partium, cujusmodi Sabiuum; esu Quum uti voles,</text:span></text:p>
      <text:p text:style-name="P7"><text:span text:style-name="T5">ambo mixta liquantor in vase duplici, • factoque humido<text:line-break/>cerato, cujusmodi scilicet erit quod triplum aut quadruplum<text:line-break/>ad ceram rosaceum habet, postquam ipsum fuerit refrige-<text:line-break/>ratum, miscetor ei paulatim in mortario tantum aquae quan-<text:line-break/>tura in se dum cprn ea mollitur accipere possit. Expedit'<text:line-break/>autem et ceratum ipsum prius admodum esset refrigeratum;<text:line-break/>atque etiam quae huic admiscebitur aquam esse frigidissimam.<text:line-break/>Abunde autem ceratum refrigerabis, si quum modice coivit,<text:line-break/>totum vas iu quo continetur in aquam frigidissimam demittas.<text:line-break/>Quod si aceti quoque admodum tenuis ac clari paululum ad-<text:line-break/>jicere velis, magis adhuc turn refrigerans tum humectans nie-<text:line-break/>dicamentum efficies. Non debebit autem medicamentum hcc<text:line-break/>eonsque super aegrum corpus manere, dum manifeste in- ,<text:line-break/>caleat, scd assidue mutari. Aliud medicamentum. Oxalidis<text:line-break/>aut oxylapathi succus cum pauca tenui polenta mixta exci-<text:line-break/>piatur duplicato panniculo detrito, affatimque frigidum et<text:line-break/>ipsum imponatur. Quod si ejusmodi panniculi occasio non<text:line-break/>sit, tum linteum duplicatum et madefactum refrigerandae</text:span></text:p>
      <text:p text:style-name="P7"><text:span text:style-name="T5">parti impones; quin etiam portulacae et sempervivi et uvae<text:line-break/>immaturae succus similiter polentae miscentur. Ad haec<text:line-break/>lens palustris et viridis tribuli etpolygoui et lactucae et in-<text:line-break/>tybi succus et alia quaecunque refrigerare- est dictum cum<text:line-break/>tenui polenta. Praeterea sine polenta licet integris herbis<text:line-break/>tunsis uti. Jam vero quod epithema ex pinguibus fit pal-<text:line-break/>mulis, quas patetas, id </text:span><text:span text:style-name="T20">est calcatas,</text:span><text:span text:style-name="T5"> vocant, salutare medica-<text:line-break/>mentum esu Porro coquere oportet harum carnem, omni<text:line-break/>membranoso exempto,.alias ex solo clero aceto, alias et<text:line-break/>aqua ipsi admixta, atque hac, ubi tenera satis reddita est,<text:line-break/>tunsa uti. Quod si dura crassitudine tibi appareat, prae-<text:line-break/>stiterit praescripti aliquid admiscuisse cerati. Quod si rosacei<text:line-break/>quidpiam dictorum singusis aliquando miscere volueris, ni-<text:line-break/>hilo inutilius medicamentum habebis, esto autem quod ad-<text:line-break/>miscetur tum minimum turn et simplex et perfrigidum et<text:line-break/>quod factum ex oleo sit salis experte. Sane quoties simplex<text:line-break/>rosaceum aut quid aliud id genus dico, quod sine aromatis</text:span></text:p>
      <text:p text:style-name="P6"><text:span text:style-name="T5">sine aromatis est consectum tu lutelligere oportet. Est vero<text:line-break/>salutare ad talia medicamentum et rosarum succus frigidus<text:line-break/>una cum polenta. Salutares vero sunt et ipsae </text:span><text:span text:style-name="T20">rojae</text:span><text:span text:style-name="T5"> tunsae,<text:line-break/>praeterea stirpium moderate adstringentium germina trita;,<text:line-break/>sic vero uti aliquando licet et herbis mediocriter adstringen-<text:line-break/>tibus veluti solano. Verum ejusmodi medicamentorum ma-<text:line-break/>teriam in alio opere reddidimus universam, nunc abunde<text:line-break/>pro exemplis sunt jam dicta. Porro utendum his est non,<text:line-break/>ut vulgus facit, toti impositis thoraci aut tuti'ventri, imo<text:line-break/>illi maxime quod primo est affectum. Neque enim necessum<text:line-break/>est ut aut cum eo quod refrigerari valenter desiderat etiam<text:line-break/>id refrigeres quod prorsus non desiderat, aut ante justum<text:line-break/>tempus refrigerare desistas timens ricinam aliquam partem<text:line-break/>laedi. Ego namque hominem scio qui impositu hypochon-<text:line-break/>driis refrigerante medicamento difficultate statim spirandi<text:line-break/>laborarit; alterum vero qui protinus tussierit, atque paulo<text:line-break/>post utrique finitum fymptoma., ubi quod refrigeraverat est<text:line-break/>ablatum. Quod si adeo strenue refrigerare non studueris,</text:span></text:p>
      <text:p text:style-name="P6"><text:span text:style-name="T5">habes quae </text:span><text:span text:style-name="T5">id </text:span><text:span text:style-name="T5">modice efficiant emplasticorum medicamento-<text:line-break/>rum ac cerati speciem reserentium magnam copiam, quo-<text:line-break/>rumnon materiae modo facultates, sed etiam compositionis<text:line-break/>methodum didicisti.</text:span></text:p>
      <text:h text:style-name="Heading_20_2" text:outline-level="2">Cap. X.</text:h>
      <text:p text:style-name="P39"><text:span text:style-name="T5">Verum ego quum jam sentiam mensuram<text:line-break/>praesentis instituti me excedere, ad ea quae tractationis<text:line-break/>series proxima exhibet convertar. Proxime vero sc a jam<text:line-break/>.dictis exhibet consideratio de balneo turn ipsius rei causa<text:line-break/>turn vel magis </text:span><text:span text:style-name="T5">propter </text:span><text:span text:style-name="T5">Philippum</text:span><text:span text:style-name="T5">, </text:span><text:span text:style-name="T5">qui </text:span><text:span text:style-name="T20">hecticis</text:span><text:span text:style-name="T5"> marcescenti-<text:line-break/>hus </text:span><text:span text:style-name="T5">ipsum noxium </text:span><text:span text:style-name="T5">putat. Ego igitur tum </text:span><text:span text:style-name="T5">de </text:span><text:span text:style-name="T5">cunctis balueo-<text:line-break/>rum facultatibus tum sis etiam quae hecticis et marasmo<text:line-break/>laborantibus vel, ut absolute loquar, omnibus prosunt, </text:span><text:span text:style-name="T5">in<text:line-break/></text:span><text:span text:style-name="T5">hoc maxime libro quid sentiam explicabo. Memini namque<text:line-break/>me et supra </text:span><text:span text:style-name="T5">in </text:span><text:span text:style-name="T5">diariis febribus illa laudare, </text:span><text:span text:style-name="T5">et </text:span><text:span text:style-name="T5">lu septimo<text:line-break/>hujus operis libro </text:span><text:span text:style-name="T5">in </text:span><text:span text:style-name="T5">iis qui propter siccam ventriculi </text:span><text:span text:style-name="T5">in-<text:line-break/></text:span><text:span text:style-name="T5">temperiem cruditate laborabant atque extenuati erant, saepe<text:line-break/></text:span><text:span text:style-name="T5">, </text:span><text:span text:style-name="T5">utenda jubere. Caeterum de universis eorum facultatibus<text:line-break/>alio libro disserui</text:span><text:span text:style-name="T5">, fed lu </text:span><text:span text:style-name="T5">hunc servavi</text:span><text:span text:style-name="T5">, ubi et de </text:span><text:span text:style-name="T5">iis agitur</text:span></text:p>
      <text:p text:style-name="P6"><text:span text:style-name="T5">quibus essicacissimus eorum est usus et quibus Philippus ea<text:line-break/>interdicit. Atque prius quidem ubi de ulcerum curatione<text:line-break/>egimus indicata causa est cur proprii cujusque morbi scopi<text:line-break/>sint ignorati, dicetur autem nihilo secius et nunc, tum ad ea<text:line-break/>quae nunc paramus tum ad ea quae dicenda sunt utilis.<text:line-break/>Quum enim unus in corpore affectus sit, ejus curationem<text:line-break/>invenire, si non ratione, certe experientia haud difficile est;<text:line-break/>ubi vero complicati duo tresve sunt, praesertim quum ma-<text:line-break/>xime contraria inter se auxilia requirant, fieri nequit ut<text:line-break/>experientia quod agendum sit inveniatur, imo nec faclle<text:line-break/>ratione. Siquidem et substantiam cujusque affectus ad un-<text:line-break/>guem novisse oportet, et propriam curationis indicationem<text:line-break/>a quoque affectu cepisse, praeterea quem primum omnium<text:line-break/>aut magis quem rursum minus aut secundo tertiore loco<text:line-break/>curare conveniat. Haec igitur causa est cur vulgo medico-<text:line-break/>rum ignotum sit et quod sebrium omnium qua febres sunt<text:line-break/>proprium remedium refrigeratio sit sive ea talis actu sit<text:line-break/>sive potestate, et quod alia multa ex accidenti refrigerantia</text:span></text:p>
      <text:p text:style-name="P6"><text:span text:style-name="T5">febrium sint remedia. De quibus et dictum nonnihil in<text:line-break/>praecedentibus est et in sequentibus dicetur. Quaedam nam-<text:line-break/>que remedia complicatam quodammodo duplicemque facul-<text:line-break/>tatem habent, ita ut et prima ratione proficiant et ex acci-<text:line-break/>dente, quod genus et balueum esu Nam frigidae potio per<text:line-break/></text:span><text:span text:style-name="T1">se </text:span><text:span text:style-name="T5">quidem proficit, utpote actu refrigerans, succus autem<text:line-break/>uvae immaturae potestate refrigerans medicamentum esu<text:line-break/>Atque haec quidem ambo refrigerant primum, id est per sc<text:line-break/>ipsa, nec intercedente alio; at sanguinis detractio, veluti<text:line-break/>prius indicavimus in febribus continentibus vocatis, non<text:line-break/>. primum, fed ex accidenti calidam aliquando luternperiem<text:line-break/>sanat. Ad. eundem modum et clyster et purgatio et perfusio<text:line-break/>et cataplasma discntiens aut concoquens. Utramque vero<text:line-break/>facultatem in sie comprehensam habet propositum nunc in<text:line-break/>Pernione balneum, utpote ex partibus </text:span><text:span text:style-name="T20">varia</text:span><text:span text:style-name="T5"> facultate praeditis<text:line-break/>compositum. Quippe lugredientes lu aere versantur calido,<text:line-break/>postea in aquam calidam descendunt,. mox ab hac egressi<text:line-break/>in frigidam, postremo sudorem detergunt. Potest autem</text:span></text:p>
      <text:p text:style-name="P7"><text:span text:style-name="T5">prima ejus pars tum totum corpus </text:span><text:span text:style-name="T20">aequaliter</text:span><text:span text:style-name="T5"> calefacere<text:line-break/>tum materias liquare, praeterea quae inaequabilia sunt<text:line-break/>aequare, et cutim rarefacere et multa quae sub hac ante<text:line-break/>detinebantur vacuare. Secunda ejus pars, ubi quis in sicco<text:line-break/>corporis affectu ea utitur, potest madorem utilem solidis<text:line-break/>partibus immittere. Tertia balnei pars potest, ubi quis fri-<text:line-break/>gida utitur, et totum corpus refrigerare et cutem densare<text:line-break/>et vires firmare. Quarta vero corpus per sudores citra<text:line-break/>refrigerationis noxam vacuare. Ergo quum haec omnia<text:line-break/>circa hominis corpus efficere valeat dulcis aquae ternpera-<text:line-break/>trun balueum, et praeter haec etiam, si quis intempestive<text:line-break/>lavetur, tum horrores tum cutis densitatem, lentandum nobis<text:line-break/>est omnia deinceps distinguere, ac primum de illis sermonem<text:line-break/>facere qui quum in halueo se lavant horrore tentantur.<text:line-break/>His enim una, ut sic dicam, continens excitati symptomatis<text:line-break/>causa est, aliae quae hanc praecedunt multae. Sane hor-<text:line-break/>roris causam esse dico mordentium excrementorum confer-</text:span></text:p>
      <text:p text:style-name="P7"><text:span text:style-name="T5">tim actorum citatiorem motum. Proinde quibus horum est<text:line-break/>abundantia, caro vero ac cutis densae, sive balneum sint<text:line-break/>ingressi; sive steterint in sole, sive quoquo modo vel gestati<text:line-break/>vel perfricti vel exercitati vehementius sint dimoti, utique<text:line-break/>iis horror incidit. Contra quibus haec pauca sunt, et cor- </text:span><text:span text:style-name="T5">,<text:line-break/></text:span><text:span text:style-name="T5">poris habitus ut laxetur rarestatque a baluei calore prom-<text:line-break/>ptus, ii non modo non horrent, led etiam meliores reddun-<text:line-break/>tur , excrementis </text:span><text:span text:style-name="T20">per id</text:span><text:span text:style-name="T5"> vacuatis. Quo rationabilius nec lu<text:line-break/>febrilis significationis principio nec lu incremento quisquam<text:line-break/>aegrotantem lavit, quippe densata est hoc tempore coarcta-<text:line-break/>taque et cutis ipsu et quae sub hac habetur carnea substantia.<text:line-break/>At in febris declinatione vel incipente vel procedente vel<text:line-break/>amplius progressa, et nos saepe et alii medici nonnulli mul-<text:line-break/>tos' saepenttmero aegrotos lavantes non parum his contuli-<text:line-break/>mus. Porro quando declinatione incipiente aut jam pro-<text:line-break/>gressa aut etiam in summo incremento, interdum enim id<text:line-break/>‘quoque accidit, tametsi raro, aeger in balueum fit ducendus<text:line-break/>in sequentibus definiemus. Nunc quum de generali facul-</text:span></text:p>
      <text:p text:style-name="P7"><text:span text:style-name="T5">tate singularum balnei partium disserere institui, unum<text:line-break/>oinnium primum exponam., dicoque multos eorum qui eru-<text:line-break/>ditate laborant, plures vero eorum, lu quibus mordentium<text:line-break/>excrementorum abundantia subesi, omnes praeterea qui vel<text:line-break/>febrili significatione vel lu ascensu, etiam omnes qui in<text:line-break/>summo sunt.incrementu, praeter admodum paucos, sive hi<text:line-break/>sint in balneum lugressi, sive-steterint in calido'sole, sive<text:line-break/>exercitationes, frictiones, gestationesve tentavermt merito<text:line-break/>horrescere, singula namque dictorum consertirn et impetu<text:line-break/>agi excrementa subigunt Quum igitur tam adhuc densa<text:line-break/>lavantis cutis sit ut ad primum ambientis aeris occursum<text:line-break/>nequeat naturalem suum habitum recipere, sed majore<text:line-break/>ad id temporis spatio indigeat, excrementa vero foras ver- •<text:line-break/>sus -ruant universa, et retineri illic ea est necesse. et qua .<text:line-break/>sub cute sunt acervata et qua per carues feruntur mordere.<text:line-break/>Porro in libris de causis symptomatum indicavimus mor-<text:line-break/>dentia excrementa, ubi per sensibilia corpora feruntur, turn<text:line-break/>rigores tum horrores excitare. Ergo quam ob rem horreant</text:span></text:p>
      <text:p text:style-name="P6"><text:span text:style-name="T5">in Balneis omnes ante dicti jam causas luvenimus. Pari<text:line-break/>modo et cur non horreant quibus aut nullum est lu corpore<text:line-break/>excrementum mordens aut tantillum uti facile vacuetur.<text:line-break/>Ergo de his deinceps loquamur propter quos etiam de iis<text:line-break/>qni horrent meminimus. , Si quis enim balneum lugressus<text:line-break/>non inhorruit, fed laxata est illi rarefactaque cutis, huic<text:line-break/>plane necessario praedicto succedent, excrementorum vacua-<text:line-break/>tio, aequalis per totum corpus calor, exiguorum meatuum<text:line-break/>' rarefactio, tensurum laxatio, densatorum fusio- Ac vacuatio<text:line-break/>quidem excrementorum omni febri est utilissima, pari modo<text:line-break/>et rarefactio et laxatio, fusio tamen et calor non item. Sed<text:line-break/>calor omni febri est inimicus, nam refrigerari, non calefieri<text:line-break/>febrium affectus postulat. At fundi aequaliter, id solidis<text:line-break/>quidem animalis partibus non alienum, humoribus certe<text:line-break/>non perpetuo est utile, fed quoties in animali vel phleg-<text:line-break/>mone quaepiam vel affectus phlegmonae similis constitit,- vel<text:line-break/>utravis abundantia, sive ea quae ad vires confertur, sive ea</text:span></text:p>
      <text:p text:style-name="P7"><text:span text:style-name="T5">quae ad vasorum capacitatem, omnium prosecto inimicissi-<text:line-break/>mum. Ac phlegmonae quidem, quum calefacti et liquati<text:line-break/>humores ad ipsas confluunt, augentur. Tunicae vero vaso-<text:line-break/>rum impares abundantiae quae jam ex liquatione • spi-<text:line-break/>ritu est impleta distenduntur, ac viresj hoc ipso male<text:line-break/>afficiuntur. Ergo calidis his siccisque corporis affectibus de<text:line-break/>quibus agebamus emissio mordentium est salubris, fusio<text:line-break/>enim eorum est citra periculum, calefactio tamen noxa<text:line-break/>non ceret. Atque haec quidem ex prima balnei parte iis<text:line-break/>qui ita laborant provenire, modo tempestive balneo utantur,<text:line-break/>memoria teneamus. Transeamus modo ad secundam ejus<text:line-break/>partem, quae erat id quod maxime proprie lavacrum vo-<text:line-break/>cant. Ergo in hac sicut ex humectatione juvantur, sic ex<text:line-break/>calore nihil illis commodi accedit. Accedamus et ad tertiam,<text:line-break/>in qua et refrigerantur innoxie quae fuerant calefacta et<text:line-break/>vires firmantor. Si qua vero et rarefacta et justo plus funt<text:line-break/>laxata, haec in eam quae fecundum naturam est symme-<text:line-break/>triam redeunt, id quod quarta baluei pars ludicat. Quibus</text:span></text:p>
      <text:p text:style-name="P6"><text:span text:style-name="T5">enim omnia rite sunt adhibita, </text:span><text:span text:style-name="T5">ii </text:span><text:span text:style-name="T5">post frigidae usum adhuc<text:line-break/>sudant et omnia ipsis excrementa' vacuantur. Itaque ex<text:line-break/>omnibus quae de balueis retulimus una Iumma colligitur,<text:line-break/>quod, vacuatur quidem qmcquid in corpore vel suliginosum<text:line-break/>vel fumidum suit, consistunt autem in naturali symmetria<text:line-break/>tum caro ipsa tum cutis; solidarum partium ariditas corri-<text:line-break/>gitur, et calor non modo is qui ex lavacro accessit, verum<text:line-break/>etiam qni prius fuit, ex frigidae usu submovetur. Maximo<text:line-break/>hujus rei documento est status qui ex hujusmodi balneo<text:line-break/>redditur, postquam sole fervente,ster fecerimus. Quippe<text:line-break/>accessimus ad id, ne loqui quidem prae linguae et saucium<text:line-break/>ariditate valentes, totumque corpus stipulae ritu aridum ha-<text:line-break/>bentes. At egressi e frigida illico omnia secundum naturam<text:line-break/></text:span><text:span text:style-name="T5">- </text:span><text:span text:style-name="T5">recipimus nec febrili calore vexati nec siccitate jactati, prom-<text:line-break/>pleque loquentes ac plurima sitis parte levati. An igitur<text:line-break/>evidentius adhuc balnei vires lu sicco et calido corporis<text:line-break/>affectu cognoscere desideras ? Ego sane non arbitror. Licet</text:span></text:p>
      <text:p text:style-name="P7"><text:span text:style-name="T5">autem cui placet experiatur quod incommodum sequatur,<text:line-break/>ubi tali peracto itinere non laverit. Aut enim statim febri-<text:line-break/>citabit aut 'multo plenus taedio gravato capite perseverabit,<text:line-break/>potissimum si frigida calorem nondum extinxerit. Multi<text:line-break/>tamen juvenes ejusmodi consectis itineribus, ubi issico se in<text:line-break/>aquam frigidum projecerint, juvantur, ac potissimum qui </text:span><text:span text:style-name="T20">va-<text:line-break/>lentibus</text:span><text:span text:style-name="T5"> sunt vicibus et frigido solio assueti. Ita vero et<text:line-break/>ruri faciunt, ubi quod balneae non suit, in stagna vel flu-<text:line-break/>mina se ipsos conjiciunt nullo medici suasu, Ied ipsa guber-<text:line-break/>nante corpus natura, ad id quod conducat impulsi, quae<text:line-break/>eadem etiam ratione carentibus animalibus instinctum inserit<text:line-break/>ad eorum quae offendunt contraria: siquidem ea quoque,<text:line-break/>ubi aestu vexantur, frigida se lavant, ficuti etiam, ubi frigore<text:line-break/>urgentur, calida cubilia sibi inveniunt. Eodem contrarie-<text:line-break/>tatissfudio etiam quum esuriunt comedunt, et quum sitiunt<text:line-break/>bibunt, reliquaque omnia naturae impulsu obeunt. Ac si<text:line-break/>certam febricitantium naturae notitiam haberemus, non, ar-<text:line-break/>bitror, dubitaremus eorum aliquos assidue lu aquis frigidis</text:span></text:p>
      <text:p text:style-name="P7"><text:span text:style-name="T5">citra balneum lavare. Nam quod sint quidam qui ,eam<text:line-break/>desiderent, vel ex iis quos juvit constare potest, ut quibus<text:line-break/>frigida lavatio haudquaquam contulisset, nisi eo. tempore<text:line-break/>recte ad eam dispositi suissent. Verum quoniam exacta<text:line-break/>nobis dispositionum notitia non est, ac maxima ex errore<text:line-break/>impendet noxa, utique ejusmodi praesidia recusamus potis-<text:line-break/>simum in febrilius hecticis, quando per has et pauci sangui-<text:line-break/>nis et nudum carne et expers adipis redditum corpus esu<text:line-break/>Nullum enim lu solidarum partium munimen habeiit, quod<text:line-break/>frigidae occursum fine noxa excipiat, sed protinus simila-<text:line-break/>ribus ipsis partibus vocatis occurrit, a quibus omnes anr-<text:line-break/>mantium actiones obeuntur. Juvenis vero qui sit corpu-<text:line-break/>lentus aestatis tempore atque in febrilis; morbi rigore sine<text:line-break/>visceris phlegmone, si lu frigidam fe conjecerit, sudorem<text:line-break/>movebit; quod si frigidae lavationi sit assuetus, securus<text:line-break/>remedio uretur. Verum de ejusmodi corporibus rursus agetur.<text:line-break/>Qui autem ex calido et sicco temperamento hectica febrici-<text:line-break/>tant, ac potissimum qui jam tuarasmodes fiunt, iis, ubi tale</text:span></text:p>
      <text:p text:style-name="P6"><text:span text:style-name="T5">praesidium petunt, tutum non est lu totam ccnjici, aeque<text:line-break/>ut nec gracilibus et imbecillis, qni aestate calida et sicca<text:line-break/>longa via peracta refrigeratione indigent; nam neque his<text:line-break/>tutus est frigidi </text:span><text:span text:style-name="T20">solii</text:span><text:span text:style-name="T5"> usus, nisi prius fuerint in balneo aequa-<text:line-break/>liter calefacti. Nam simile quiddam nobis accidere videtur,<text:line-break/>quum lu frigidum solium post balneum ingredimur, ei quod<text:line-break/>ferro accidit cum tingito, etenim tum refiigeramur tum<text:line-break/>roboramur, quemadmodum et illud ubi candens jam redditum<text:line-break/>frigida mergitur. Atque hujus rei causa ad imbecilla cor-<text:line-break/>pora inventae sunt balneae, quae ea praecalefaciant atque<text:line-break/>ad frigidum solium praeparent Non dissimile quiddam<text:line-break/>faciunt et qui sine balneo frigida utuntur, quum fe ab ex-<text:line-break/>ercitatione in eam saltu demittunt. Siquidem cujusmodi<text:line-break/>nobis est balneum, ejusmodi illis est exercitatio, ut quae<text:line-break/>non tantum calefaciat, scd etiam insiti caloris motum a<text:line-break/>profundo corpore extror-fum concitet sic ut et frigidae im-<text:line-break/>petui occurrat, et quo minus violenter in profundum ruens</text:span></text:p>
      <text:p text:style-name="P6"><text:span text:style-name="T5">alicerum aliquod feriat, adversetur atque prohibeat Nam<text:line-break/>neque ipsam frigidae fubstantiam neque ejus qualitatem<text:line-break/>omnino integram usque ad viscera pertingere est salubre;</text:span></text:p>
      <text:p text:style-name="P9"><text:span text:style-name="T5">- imo et satius et tutius est solam ejus qualitatem distributionis<text:line-break/>protestate citra substantiam ad profundum permeare. Jam<text:line-break/>qui hectica febricitantes ad balneum accedunt, nisi lu fri-<text:line-break/>gidam sint demissi, nihil juvantur. Qui enim aliter febrici-<text:line-break/>tant, eorum solidae partes nondum difficile separabilem ca-<text:line-break/>lorem obtinent. Isaque etiam'ex sudoribus una cum insen-<text:line-break/>sibili transpiratu abunde his remedii est, etfane diariarum<text:line-break/>febrium ipsam propemodum substantiam vacuari per haec<text:line-break/>contingit, ln iis vero qui ex siccitate et caliditate febribus ,<text:line-break/>hecticis corripiuntur, folidarum partium allectus candenti</text:span></text:p>
      <text:p text:style-name="P9"><text:span text:style-name="T5">• ferro est similis. Quo utique minus eos lu balneis calefe-<text:line-break/>cisse duntaxat humectasseque contenti esse debemus, quum<text:line-break/>sic alimentum incrementumque febri praebuerimus; imo<text:line-break/>melius erit, ut mersis in frigidam extinguamus calorem. At<text:line-break/>in hoc periculum est ne corpus lu diversa transferas ac</text:span></text:p>
      <text:p text:style-name="P7"><text:span text:style-name="T5">frigidum reddas. Quis hoc negat? Non tamen propterea<text:line-break/>vitio dandum est quod prospere ex praesidio succedit, nec<text:line-break/>proptera quod mensura ejus deprehendi est difficilis , pror-<text:line-break/>sus est deserendum. Siquidem si aliter liceret tum caeteras<text:line-break/>hecticas febres, tum rnarasmodes sanare, consultius esset<text:line-break/>tutiore via insistere. Nunc quoniam totum curationis mo-<text:line-break/>mentum in refrigerando humectandoque consistit, omnibus<text:line-break/>vero refrigerantibus auxiliis propter corporis horum graci-<text:line-break/>litatem noxa imminet, necessarium arbitror Thucydidis este<text:line-break/>consilium </text:span><text:span text:style-name="T20">agentes aliquid ac periclitari.</text:span><text:span text:style-name="T5"> Quibus enim<text:line-break/>alia salutis via non est et quae unica videtur, ea dubia est,<text:line-break/>necessurn, arbitror, his est adversos periculis ire. Sed<text:line-break/>nec error ipse mortiferus est nec irremediabilis. Siquidem<text:line-break/>quos in extinguenda febre aqua frigida in contrarium affe-<text:line-break/>ctum transtulit, hos licet in toto quod sequitur tempore'<text:line-break/>calefaciendo sanare. Jam nec periculum par est frigidi affe-<text:line-break/>ctus aut etiam ipsius remediorum. Indicavimus namque</text:span></text:p>
      <text:p text:style-name="P6"><text:span text:style-name="T5">tum prius in hujus operis septimo, tum in libro de marasmo,<text:line-break/>tum ante hos in libris de tuenda sanitate, fieri 'non posse ut<text:line-break/>solidarum partium siccitas consummate sanetur. </text:span><text:span text:style-name="T18">Quod.fi </text:span><text:span text:style-name="T5">fieri id<text:line-break/>posset, utique fieri posset ut non senesceret qui ea nictus ra-<text:line-break/>tione uteretur. Si igitur insanabilis solidarum partium siccitas<text:line-break/>est, tum expeditissima in eam per hecticas febres via patet,<text:line-break/>melius est hominem in frigidam intemperiem transferre, ac<text:line-break/>cui curationem deinde adhibeamus habere. Qui namque<text:line-break/>fecerit, is postea noxam oppugnaverit, qui vero mortiferam ,<text:line-break/>insistere viam finet, is desperatam aegrotanti salutem fecerit.<text:line-break/>Quanto itaque satius est aliquid nonnulla fiducia vel cum pe-<text:line-break/>riculo facere quam spe adempta certo perire, tanto profecto<text:line-break/>satius est potentibus praesidiis pugnare qusm uilul agere.<text:line-break/>Ergo illico eos qui hectica febricitant omni ratione refrige-<text:line-break/>remus ante quam progressi in marasmum pervenerint. Quem<text:line-break/>autem marasmus plane jam occupavit, hunc fanare ne ten-</text:span></text:p>
      <text:p text:style-name="P8"><text:span text:style-name="T5">. taveris. Nam essi calorem ejus extinxeris, attamen siccitas</text:span></text:p>
      <text:p text:style-name="P7"><text:span text:style-name="T5">'relicta Ienectutis ritu hominem conficiet, tantisper nimirum<text:line-break/>victurum, quoad solidae ejus partes reniti adversus summam<text:line-break/>siccitatem valebunt. Atqui maluerit fortasse propinquorum<text:line-break/>aegrotantis aliquis atque etiamnum aegrotans ipse aliquo<text:line-break/>spatio in senis habitu nivere quam illico mori. Itaque cu-<text:line-break/>rare bos quoque cum praedictione expedit, ac in alte-<text:line-break/>rum transferre marasmum, quem jam nomluare senium ei<text:line-break/>morbo insuevimus., licebit enim his non tamen plures dies,<text:line-break/>verum etiam menses vivere. Ego namque quum juvenem<text:line-break/>quendam ita laborantem sanassem, reficiens deinde ac<text:line-break/>senilem ejus imbecillitatem pio fenum ratione tractans non<text:line-break/>solum in menses, sed etiam annos vivum servari. Nec est </text:span><text:span text:style-name="T5">.<text:line-break/></text:span><text:span text:style-name="T5">quod hic ejusmodi marasmi curationem audire desideres,<text:line-break/>nam tum in hujus operis septimo, dum siccas et frigidas in-<text:line-break/>temperies sanavimus, traditam potestate, tum operis de sani-<text:line-break/>tate tuenda ea in parte quae fenibus alendis est delegata. </text:span><text:span text:style-name="T5">'<text:line-break/></text:span><text:span text:style-name="T5">Praesens autem liber non niarasmorum, sed hecticarum .<text:line-break/>febrium curationem docendam promisit. Ex quo genere</text:span></text:p>
      <text:p text:style-name="P30"><text:span text:style-name="T1">n*T.pvus </text:span><text:span text:style-name="T5">tojl</text:span><text:span text:style-name="T1"> x.<text:tab/></text:span><text:span text:style-name="T20">7, i</text:span></text:p>
      <text:p text:style-name="P7"><text:span text:style-name="T5">sunt et quae marasmodes dicuntur, de quibus tum' alia non<text:line-break/>pauca diximus quae non modo rationis, scd etiam ustis ju-<text:line-break/>.dicio probavimus, tum illud, non oportere balneum, ut<text:line-break/>Philippus facit, formidare, qui cautius fortassis eo utitur<text:line-break/>ad eum modum quo lu caeleris sciemus febribus, quas vel<text:line-break/>phlegmonae vel putrescentes humores accenderunt. In his<text:line-break/>enim nihil laedes, etiam si lu frigidam aegrum non merleris,<text:line-break/>scd eum, ut tuos est, pertundas primum tepida, postea<text:line-break/>quae veluti ex sole tantum aestivo tepet, mox etiam paulo<text:line-break/>quam illa frigidiore. In hecticis vero febribus id quod<text:line-break/>remedium affert calidae solium non est, fed frigidae, ad<text:line-break/>quam balneae aegrotantis praeparant corpus aeque ut reli-<text:line-break/>quorum omnium qui per sanitatem lavantur. Porro non<text:line-break/>propler id modo videtur mihi Philippus ignorare quam<text:line-break/>salubris res balneum sit lu iis qui marasmode hectica labo-<text:line-break/>rant, quod tam extenuatos lu frigidae folio mergere nemo<text:line-break/>audeat, aut saltam ultimam aquam ipsis frigidam infundere,<text:line-break/>fed etiam quod saepe altera conjuncta febris est, quae vel<text:line-break/>ex humoribus putrescentibus vel visceris phlegmone sit ex-</text:span></text:p>
      <text:p text:style-name="P7"><text:span text:style-name="T5">citata, tum. vero quod tali hectica laborantium mortiferum<text:line-break/>sit vitium, ac propterea quidam non recte omnia quae his<text:line-break/>exhibentur culpant, quum non sit illis imputanda culpa,<text:line-break/>fed affectui. Ergo recensitis denuo quae diximus, huic dis-<text:line-break/>pulationi finem imponemus. Qnicunqne hectica febre labo-<text:line-break/>rant , atque ex his praecipue qui jam rnarasinode he-<text:line-break/>ctica febricitant, modo his alia' nulla febris vel ex fola<text:line-break/>putredine humorum vel cum plegmone sit adjunctu, eo»<text:line-break/>omnes audacter lavabis, fed prorsus citra omnem labo-<text:line-break/>rem, ne vires refolvas, quod ipsum quum noceat vehemen-<text:line-break/>ter, occasio fit balnei culpandi. Quod citra laborem diri,<text:line-break/>ita intelligo. Volo aeger in balneum fiuper lectulo depor-<text:line-break/>tetur, paratamque ad manum habeat calentem sindonem,<text:line-break/>super quam in prima trium domorum balnei nudatus trans-<text:line-break/>portetur. . .Sint autem quatuor qui hanc teneant, a quoque<text:line-break/>fine unus. Ac si quidem prima domus satis calida sit, aeger<text:line-break/>in ea nudatus in secundam portetur; sin tibi frigidior videa-</text:span></text:p>
      <text:p text:style-name="P6"><text:span text:style-name="T5">tur, non nudus, fed coopertus vel alia sindone minima<text:line-break/>frigida vel tali aliquo involucro. Constat autem et findo-<text:line-break/>nem eam qua portabitur esse valentiorem oportere, aut<text:line-break/>si imbecilla per sc sit, duplicari eam erit satius. Esto au-<text:line-break/>tem media domus non tantum situ media, sed etiam tern-<text:line-break/>perie tanto prima calidior quanto est tertia frigidior. In hac<text:line-break/>domo oleum tepidum esto, quo aeger super sindone illatus<text:line-break/>. protinus perfundatur. Hoc facto tertiam ingrediuntur do-<text:line-break/>mum, durantque hominem ubi folium est sic ut per tres baluei<text:line-break/>• domos duntaxat transierint. Per quas nec celeri gradu<text:line-break/>transibunt ii qui aegrum portant, fed tantisper in prioribus<text:line-break/>domibus morabuntur, dum in altera transferatur tantum a<text:line-break/>lectulo, in media vero dum perfundatur oleo. Esto autem<text:line-break/>et aer cujusque domus nec summo calore, nec etiam frigens,<text:line-break/>sied admodum temperatus ethumidus; id fiet si aqua temperata<text:line-break/>ex labro sit liberaliter projecta, sic ut perfluat per omnes<text:line-break/>domos, lu ipsa vero folii aqua mediocriter moretur , idque</text:span></text:p>
      <text:p text:style-name="P7"><text:span text:style-name="T5">in sindone sustentus nulla insufione aquae, cujusmodi in<text:line-break/>aliis uti solemus, adhibita. Imo nec capiti ejus infundi quic-&gt;<text:line-break/>quam velim , quum sit satis id quoque bis terve una cum<text:line-break/>toto corpore in aqua'mergi, demissa mediocriter deorsum<text:line-break/>sindone, ac rursum per quatuor juvenes qui eum' portant<text:line-break/>levata. Mox hinc eductus in frigidam scmel totus mergatur,<text:line-break/>ne vel brevissimo quidem spatio illic moratus. Porro qui<text:line-break/>eum portant turn reliqua omnia curiose esse edoctos conve-<text:line-break/>uiet, tum celeritatem mergendi non documenti modo, ve-<text:line-break/>rum etiam praecepti loco praeter caetera habere. Protinus<text:line-break/>vero alter paratam habens sindonem ipsi injiciat, </text:span><text:span text:style-name="T20">ac</text:span><text:span text:style-name="T5"> deinde<text:line-break/>aliam, tum in lectulo collocatus primum spongiis deterga- </text:span><text:span text:style-name="T5">*</text:span></text:p>
      <text:p text:style-name="P8"><text:span text:style-name="T5">, tur, delude mollibus linteis. Nec committent qni eum<text:line-break/>.detergebunt ut violentius eum contrectent, scd quoad fieri<text:line-break/>potest blandissime. Post haeo unctum ac vestibus amictum<text:line-break/>rurfus super lectulo in domum ubi cibatur reducent ac nue<text:line-break/>tr-rent; Sane dictum supra est in horum commentariorum</text:span></text:p>
      <text:p text:style-name="P7"><text:span text:style-name="T5">septimo, ubi siccam ventriculi intemperiem sanavimus, do- ’<text:line-break/>nius balueo debere conjungi, Ac de balneis quidem satis,<text:line-break/>quod ad rem propositam spectet, hactenus.</text:span></text:p>
      <text:h text:style-name="Heading_20_2" text:outline-level="2">Cap. XI.</text:h>
      <text:p text:style-name="P39"><text:span text:style-name="T5">At continua sunt dictis de alimentorum<text:line-break/>facultatibus praecepta. 'Sane frigida ac humida esse patet<text:line-break/>quae hecticis febribus' sint profutura. Ejusmodi vero sunt<text:line-break/>tum ptisanae cremor, quum frigidus sumitur, tum alica simi-<text:line-break/>liter ptisanae cremori condita, id vero est ex aqua et exiguo<text:line-break/>porri et anetho, tum sale, oleo </text:span><text:span text:style-name="T20">et</text:span><text:span text:style-name="T5"> aceto. Commodus prae-<text:line-break/>terea laborantibus est et exiguus in aqua frigida panis. Cae-<text:line-break/>teruin nullius horum pura frigiditas sit sicuti potionis. Haec<text:line-break/>enim mature tum incalescit tum per corpus distribuitur,<text:line-break/>. illa quum plusculum </text:span><text:span text:style-name="T20">temporia</text:span><text:span text:style-name="T5"> in ventriculo morantur, ip-<text:line-break/>• sum sortastis refrigerant , si fuerint immodice frigida. Ubi<text:line-break/>. vero febris jam moram traxerit, dandum quoque asininum<text:line-break/>lac est, sed diligenter observato ne in ventriculo cogatur.<text:line-break/>Id vero luterdum ipse nos aeger docebit, utpote suae ipsius<text:line-break/>naturae peritus, interdum id nobis inveniendum est, pau-</text:span></text:p>
      <text:p text:style-name="P7"><text:span text:style-name="T5">latim ad ejus usum accedentibus. Prompte equidem sym-<text:line-break/>ptoma prohibebitur, si mel illi admisceas aut salis quo vesci-<text:line-break/>mur exiguum. Verum abstinendum, quoad fieri potest,.in<text:line-break/>hecticis febribus a rnelie est, atque idcirco etiam a mulsa,<text:line-break/>protinus enim vertitur in bilem et sicciores acriorisque<text:line-break/>caloris febres reddit. Dandum ilaque principio est asinini<text:line-break/>lactis non plus cyatho, veluti </text:span><text:span text:style-name="T20">a</text:span><text:span text:style-name="T5"> me datum vidisti, scd in-<text:line-break/>ducta lu ipsum cubiculum afina, quo nullum tempus interpo-<text:line-break/>natur, sed aeger id protinus bibat, contemplantibus diligen-<text:line-break/>ter nobis ac conserentibus arteriae motum qui </text:span><text:span text:style-name="T20">a</text:span><text:span text:style-name="T5"> sumpto<text:line-break/>lacte agitur cum eo qui ante id sumptum suit. Si enim<text:line-break/>corruptum sit, ejusmodi invenies pullus parvos et inaequales,<text:line-break/>quales in stomachi oppressione accidere nosti, sin autem cor-<text:line-break/>ruptum sit, pulsus et majores et valentiores redditos inve-<text:line-break/>nies. Itaque etiam licebit tibi postea exhibenti mensuram<text:line-break/>lactis dimidio cyatho adaugere, ac deinde rursus alium di-<text:line-break/>midium adjicere, sicque sensim usque ad mediocrem men-</text:span></text:p>
      <text:p text:style-name="P7"><text:span text:style-name="T5">furam addere. Mensurae vero non lactis tantum, scd etiam .<text:line-break/>reliquorum omnium scopos didicisti in septimo hujus operis,<text:line-break/>ubi ventriculi</text:span><text:span text:style-name="T32">;</text:span><text:span text:style-name="T5"> sanavimus intemperies. Primam enim quum<text:line-break/>in eo libro siccam ejus intemperiem hactenus inveteratam<text:line-break/>proposuerimus, ut totum jam corpus gracile reddiderit,<text:line-break/>indicavimus quo pacto quis, simul ambo probe sit sanaturus,<text:line-break/>tum ventriculi intemperiem tum corporis gracilitatem.<text:line-break/>Ideoque fortasse sit satius, quo minus multa scribamus, ad<text:line-break/>illum te librum pio reliquis omnibus cibis remittam; quum<text:line-break/>enlur similes affeetus sint, sunilia nimirum remedia postulanti<text:line-break/>Verum quantohecticarum febrium affectus est calidior, tanto<text:line-break/>et frigidiora requirit auxilia, et majorem simul folicitudi-<text:line-break/>nem, ne valentibus auxiliis utentes quicquam laedamus. At<text:line-break/>qui jam marasmo urgentur, eos, sicut dictum est, lavabis,<text:line-break/>quos vero hectica febris premit, nondum tamen marasmo<text:line-break/>lentantur, eos licet etiam sine sindone subjecta lavare, ut-<text:line-break/>pote viribus adhuc valentes. Inferri tamen et hos in do-</text:span></text:p>
      <text:p text:style-name="P6"><text:span text:style-name="T5">mum vel super lectulo vel saltem aliquo vehiculo </text:span><text:span text:style-name="T20">conveniet,<text:line-break/></text:span><text:span text:style-name="T5">mox ipsos ex se ipsis ingredientes ad calidam duci quo in</text:span></text:p>
      <text:p text:style-name="P8"><text:span text:style-name="T5">. ea morentur. At qui ex his sunt imbecilliores, eos non<text:line-break/>tutum'est permittere in frigida lavacra descendere, fed<text:line-break/>foris potius ipsus perfundere primum tepida, secundo frigida.<text:line-break/>Esto autem nunc praeparata in labro aqua frigida, quanta ex<text:line-break/>_ eo semel hausta perfundere simul totum jam lavatum possit, ea<text:line-break/>frigiditate ut nullam evidentem qualitatem nec prorsus fri-<text:line-break/>gidarmn nec tepidarum aquarum praeferat, sed qualem ea quae<text:line-break/>fontana vocatur, quae et frigoris quod ferit et teporis quire-<text:line-break/>finivit est in medio. Ac si quidem omnia curiosa administra-<text:line-break/>bnntur, tum quae ad balueurn turn quae ad nutrimenta spe-<text:line-break/>ctant, utique fanandi jam ejus .quem marasmus consumit<text:line-break/>spes est, sin error vel in uno committatur, is restqua sub- .<text:line-break/>vertit omnia; nam quum exitialis horum astectus sit, ne<text:line-break/>levissimum quidem • errorem tolerat. Ac si quis talium est<text:line-break/>servatus, huic carnosum genus marasmus occupaverat;</text:span></text:p>
      <text:p text:style-name="P6"><text:span text:style-name="T5">ipsis-vero solidis siccatis fieri nequit ut homo prorsus per-<text:line-break/>sanetur; sed omnino vel statim eum febris ipsa jugulaverit,<text:line-break/>vel postquam in eum affectum est translata quem senium<text:line-break/>ex morbo vocamus. Nam primum ejusmodi, febris pro-.<text:line-break/>priam partium liumiditatem ex qua nutriuntur depascit,’<text:line-break/>hinc vero ad carnosum genus transit, quod circa fibrosas<text:line-break/>turn membranosas parles solidorum corporum haeret; ita<text:line-break/>deinde ipsas solidas partes populatur. , Siquidem lu fiugulis<text:line-break/>simplicium ac primarum quas vocant partium, ut in dis-<text:line-break/>sectionibus es contemplatus, alia portio substantiae eorum<text:line-break/>est veluti fibrosa, alia membranosa, alia carnosa. Sicut<text:line-break/>exempli causa quum vena unam tunicam habeat et eam<text:line-break/>tenuem, licet fibras in ealuvenire multas quae sint araneosis<text:line-break/>quibusdam intersitis contextae, quibus utrisque ipsa pro-<text:line-break/>pria venae substantia adnascitur. Haec alia in aliis partibus<text:line-break/>habetur, nec ullum commune nomen est nacta; caeterum<text:line-break/>docendi causa nihil velat eam carnosam substantiam voces<text:line-break/>vel certe hujus partis quanilam carnem, quae in ventriculo</text:span></text:p>
      <text:p text:style-name="P7"><text:span text:style-name="T5">quidem sit alia, in jecinore alia, similiter in arteria et mus-<text:line-break/>culo. Vocatur autem sola caro in musculis, reliquarum<text:line-break/>nullam carnem vocitant, praeterquam admodum pauci, scd<text:line-break/>quae lu visceribus ceu jecinore, renibus; liene et pulmone<text:line-break/></text:span><text:span text:style-name="T20">visuntur,</text:span><text:span text:style-name="T5"> eas parenchymata, id est assiisiones, vocant, quae<text:line-break/>in intestinis, ventriculo, stomacho et Utero sunt fine nomine<text:line-break/>relinquunt. Tu tamen de nominibus non laborabis; Illud<text:line-break/>potius intelliges, singularum partium substantiae molem ex<text:line-break/>tali maxime completam esse natura, quae utique ut in cavis<text:line-break/>ulceribus manifeste ridere licet et. perire et regigni potest.<text:line-break/>At vero nec fibrosa nec nervosa membranosaye natura<text:line-break/>eandem generationem habere cernitur, nec fas est ejusmodi<text:line-break/>singularum partium fibras a malignis febribus liqueri ficuti<text:line-break/>cernes, quando animal ipsum prius quam haec prorsius sint<text:line-break/>siccatae,' interemerint. ' Isaque sunt et marasmodes febres<text:line-break/>universae ex eurum genere quae colliquant, sied in eo disse-<text:line-break/>runt, quod quae portio carnis in his colliquatur, ea scmper<text:line-break/>vaporis vice discutitur, lu istis defluit in ventrem. Cernitur</text:span></text:p>
      <text:p text:style-name="P6"><text:span text:style-name="T5">hoc etiam in carnibus lu craticusis torrentibus evidenter fieri,<text:line-break/>siquidem ab aliquibus plurima liquatio defluit, deciditque<text:line-break/>in prunas largiter,' ab aliquibus nihil omnino quod sentias<text:line-break/>defluere videtur, etiam si par fit prunarum fubdicta copia.<text:line-break/>Quippe feris suibus aut nihil omnino aut plane minimum<text:line-break/>est quod defluat, cicuribus vero plurimum, quantoque ma-<text:line-break/>gis vel adipe vel carne animal abundat, tanto profecto quod<text:line-break/>ah ipsis carnibus dum in craticulis torrentur, defluit cernitur<text:line-break/>copiosius. Ad eundem itaque modum lu calidissimis febri-<text:line-break/>bus , si carnes humidae ac molles eum adipis copia suerint,<text:line-break/>eas fensu liquari deprehendas; sin sine adipe et siccae sint,<text:line-break/>in marasmodes febres transeunt. Clarissimo hujus rei argu-<text:line-break/>mento sunt infirmi, qni per alvum quod liquatur excernunt,<text:line-break/>qui nisi prius vel morbi violentia vel medicorum inscitia<text:line-break/>moriantur, in rnarasrnodes febres incidunt Siquidem quoad .</text:span></text:p>
      <text:p text:style-name="P8"><text:span text:style-name="T5">, materiam uberem habent, hanc colliquant, ubi illis itum<text:line-break/>adeps truncaro mollis defecit, duras et aegre liquabiles carnes</text:span></text:p>
      <text:p text:style-name="P7"><text:span text:style-name="T5">siccant, a quibus propter siccitatem nihil defluit, veluti nec ab<text:line-break/>iis quae sale sunt siccae, si quis has quoque torrere parans,<text:line-break/>pari cum aliis igni admoveat; nam et sicciores earum carnes<text:line-break/>reddentur et corii ritu durabuntur, nec defluet ex his ulla<text:line-break/>sensibilis liquatio. Haec igitur quum scias, etiam colliquan-*<text:line-break/>tium febrium iisdem methodis curam ages, turn ad frigidam<text:line-break/>exhibendam quam primum properans, tum iis quae horne-<text:line-break/>cteut et refrigerent nutriens. Mulsam vero inimicissimam<text:line-break/>esse censebis, qua tamen uti pleros que medicorum in ejus-<text:line-break/>modi febribus rides. Verum de colliquantibus febribus dis—<text:line-break/>serere lu posterum licebit, aeque ut de iis hecticis febribus<text:line-break/></text:span><text:span text:style-name="T20">quae</text:span><text:span text:style-name="T5"> lu pestilentiis </text:span><text:span text:style-name="T20">contingunt',</text:span><text:span text:style-name="T5"> cujusrnodi ea est quae nunc<text:line-break/>publice .grassatur, dicetur namque et de hac inter pestilentes<text:line-break/>febres. Reliquarum vero tum hecticarum tum marasmo-<text:line-break/>dum abunde milii sanationis methodum tradidisse videor.</text:span></text:p>
      <text:h text:style-name="P1" text:outline-level="1"><text:bookmark-start text:name="bookmark20"/>GALENI METHODI MEDENDI<text:line-break/>LIBER XI.<text:bookmark-end text:name="bookmark20"/></text:h>
      <text:h text:style-name="Heading_20_2" text:outline-level="2">Cap. I.</text:h>
      <text:p text:style-name="P39"><text:span text:style-name="T5">Quae ex putrescentibus humoribus accen-<text:line-break/>duntur febres, eurum primi remediorum scopi dicti prius<text:line-break/>sunt, quum eos quemadmodum et duos et tres efficere li-<text:line-break/>ceat docui, etiam, si velis, unum. Nunc vero ut lualiis<text:line-break/>febribus fecimus, ex primis generibus deductis ad ulti-<text:line-break/>mas usque species dividendo pervenimus, ita et lu propo-<text:line-break/>sita differentia facere tentemus, illud prius admonentes,<text:line-break/>quod etiam lu libris de pulsuum differentia ostendimus, sive<text:line-break/>primas differentias, sive prima genera, sive maxime gene-</text:span></text:p>
      <text:p text:style-name="P6"><text:span text:style-name="T5">rales ideas, sive quomodocunque aliter appellare libeat, modo<text:line-break/>exactam rei notionem serves, nihil lutersuturum. Ac fe-<text:line-break/>briam quidem ipsarum quemadmodum eas quas diarlas vo-<text:line-break/>. camus cures, lu horum commentariorum octavo exposui,<text:line-break/>pari modo et quemadmodum continentes in libro qui illum<text:line-break/>sequitur, atque etiam quemadmodum tertias hecticas lu eo<text:line-break/>qui illi succedit, qni totius operis est decimus, in quibus non<text:line-break/>propria mado cujusque, sed etiam communium, pleraque<text:line-break/>explicavi. Nunc quemadmodum quae ex putrescentibus<text:line-break/>humoribus excitentur- methodo sint fanandae aggredi statui.<text:line-break/>Curativi scopi prout in duo dividuntur, affectus quem cura-<text:line-break/>mus et partium aegrotantis temperies funt. • Licet autem </text:span><text:span text:style-name="T20">ea,<text:line-break/></text:span><text:span text:style-name="T5">ut dictum est, et una summa interpretemur, dicentes unum </text:span><text:span text:style-name="T5">.<text:line-break/></text:span><text:span text:style-name="T5">esse omnium morborum communem curationis scopum con-<text:line-break/>trarietatern ipsam, quo rurlus diviso duos existere, morbo<text:line-break/>ex iis quae sibi contraria' sint adhibenda remedia indicante,<text:line-break/>laborantis vero temperie una cum ipso morbo contrarietatis<text:line-break/>mensuram definiente. Porro dictum lu illis est ambientem</text:span></text:p>
      <text:p text:style-name="P6"><text:span text:style-name="T5">quoque nos aerem unam efficere indicationem posse. Et<text:line-break/>quum primam sectionem in duo tantum facimus, ambien-<text:line-break/>tem vel morbosis causis vel salubribus annumerandum esse.<text:line-break/>At vero quum sanitatis causae sint omnia quae sanitatem<text:line-break/>efficiunt, una certe earum est quod remedium vocatur,<text:line-break/>quod pro variis notionibus et ultima et prima sanitatis<text:line-break/>causa recte dicitur. Quippe tempore ultima erit, propterea<text:line-break/>quod natura et ars et fortuna tempore priores rernedio-<text:line-break/>rum fani latis causae funt; prima vero est quatenus id labo-<text:line-break/>rantis corpus tangit, alteratqiie ejus affectum, ac propter<text:line-break/>alterationem, quam id facit, quum aegra corpora ad sanita-<text:line-break/>tem perducuntur, ars, artifex et fortuna sanitatis causae<text:line-break/>fiunt, non quod haec morbos primum submoveant, fed<text:line-break/>alia materia ad id commoda intercedente, quod auxilium ap-<text:line-break/>pellatur. .Siquidem phlebotomia ipsa quidem per fe hoc<text:line-break/>quod jam dictum est nomen possidet, at quum hominem<text:line-break/>laedit, ex causis fit morbificis, ut quum prodest ex salubri-<text:line-break/>bus. Ac propterea quum proficit vocatur auxilium, sicut</text:span></text:p>
      <text:p text:style-name="P31"><text:span text:style-name="T5">profecto omnis materia, quae quornodolibet corpus alterat,<text:line-break/>quo tempore juvat auxilium dicitur. Sic'itaque et ambientis<text:line-break/>proprium pro natura sua nomen est aer; relatus tamen ad<text:line-break/>nos alias auxilium et sanitatis causarum una efficitur; alias<text:line-break/>iis contrarium, nempe morbificarnm. At quoniam aeri tum<text:line-break/>ex praesente coeli statu turn anni tempore tum regionis<text:line-break/>natura, suae in humido, sicco, calido et frigido mutationes<text:line-break/>-accedunt, ex illorum rursus unoquoque aliae particulares<text:line-break/>indicationes oriuntur. Ac fortuna quidem et ars et artifex<text:line-break/>materiarum interventu agunt; natura </text:span><text:span text:style-name="T20">vero per</text:span><text:span text:style-name="T5"> sc ipsa ex<text:line-break/>tribus his partibus completur, ex spiritus et partium quae<text:line-break/>vere dicuntur folidae substantia, quas ex semine genitali<text:line-break/>conditas esse monstravimus; et tertia ab his carnosa substantia,<text:line-break/>quae cuique parti est sua. Singulae autem jam dictarum<text:line-break/>trium propriam natura sua tum qualitatem habent tum<text:line-break/>quantitatem. Ac qualitas quidem earum ex congruo tempera-<text:line-break/>mento humido, sicco, calido et frigido consistit. Quantitas<text:line-break/>n-iTrwrrc inntr er<text:tab/>A ~ ~</text:span></text:p>
      <text:p text:style-name="P10"><text:span text:style-name="T25">• </text:span><text:span text:style-name="T5">vero solidarum partium par scmper manet, sed iis qui ad-<text:line-break/>huc augentur numero duntaxat, qui vero absoluti jam sunt<text:line-break/>etiam magnitudine.' Carnosae vero substantiae magnitudo<text:line-break/>variatur, etiamsi praeterea non augeatur animans. Sic et<text:line-break/>spiritus substantia tantum non quolibet momento tum mi-<text:line-break/>nor tum major fit. Ergo etiam ad eos quos prius diximus<text:line-break/>scopos vires vel solae iis tribus substantiis, quas modo com-<text:line-break/>prehendimus,' simul enumeratis adduntur; vel distincto<text:line-break/>seorsum per se temperamento. Atque hoc ipsum rursus bi-<text:line-break/>fariam quoque, ut ostensum est, scinditur et in originalem<text:line-break/>naturam et in acquisititium affectum, sic. nimirum ut ex istis<text:line-break/>et aliis, quae prius dicta furit, propria quaedam cuiusque<text:line-break/>remediorum sit'indicatio. Saepe autem adscititium tempera-<text:line-break/>mento ad efficientes causas reductum issis indicationem<text:line-break/>eoncedit. Ad hunc ilaque modum ex aetate, vitae instituto<text:line-break/>et consuetudine, indicationem remediorum suggeri diximus,<text:line-break/>consentireque inter omnes jam dictas indicationes; siquidem<text:line-break/>in lis quae magis sunt speciales contineri scmper quae ma-</text:span></text:p>
      <text:p text:style-name="P7"><text:span text:style-name="T5">gis sint generales , agi vero in usum quae magis sint parti-<text:line-break/>cidares, ex magis generalium sectione in-yentas.</text:span></text:p>
      <text:h text:style-name="Heading_20_2" text:outline-level="2">Cap. II.</text:h>
      <text:p text:style-name="P39"><text:span text:style-name="T5">Prima namque omnium- curationis indica- .<text:line-break/>tionum, quae ex ipso qui curatur morbo accipitur, </text:span><text:span text:style-name="T5">con-<text:line-break/></text:span><text:span text:style-name="T5">trarietatern indicavit At quoniam morborum plura sunt ge-<text:line-break/>nera, cuique eorum sua erit contrarielas. Verum caetera in<text:line-break/>praesens omittantur. Proponatur autem nobis ad praefentem<text:line-break/>disputationem duntaxat morbi curandi genus </text:span><text:span text:style-name="T5">in </text:span><text:span text:style-name="T5">intemperie<text:line-break/>positum, td igitur per contrariam ipsi intemperiem sanabitur;<text:line-break/></text:span><text:span text:style-name="T5">At </text:span><text:span text:style-name="T5">quoniam universi febrium generis intemperies est calor,<text:line-break/>per frigiditatem curabitur, sic ut omnes indicationes inter se<text:line-break/>concordent. Nam sive dixerimus ita absolute febrem per<text:line-break/>contraria sanandam esse, sive adjecerimus per ea quae con-<text:line-break/>traria sunt temperamento, nullapugnantia in sermone'erit;,<text:line-break/>similiter nec fi per frigida sanandam febrem esse dixerimus-<text:line-break/>Sed nec si dividentes id dicamus aliquando sanare nes fe-<text:line-break/>brem per ea quae actu, aliquando et per ca quae potestate;</text:span></text:p>
      <text:p text:style-name="P7"><text:span text:style-name="T5">aliquando et per ea quae accidenti refrigerant, aut etiam<text:line-break/>.ista conjungentes, nulla pugnantia cum iis quae dicta sunt<text:line-break/></text:span><text:span text:style-name="T1">in </text:span><text:span text:style-name="T5">sermone erit. Pari modo nec si quis dicat quae actu vel<text:line-break/>potestate vel ex accidenti calefaciant, ea febres deteriores<text:line-break/>reddere quam prius fuerant; contra quae actu vel pote-<text:line-break/>state vel ex accidente refrigerent, </text:span><text:span text:style-name="T20">ea</text:span><text:span text:style-name="T5"> febres fanare. Nam in-<text:line-break/>dicatio quae ab affectu </text:span><text:span text:style-name="T20">sumitur</text:span><text:span text:style-name="T5"> in tot numero particula-<text:line-break/>res scopos est diducta. Hi vero rursum ipsi particulares<text:line-break/>fcopi materias inveniunt juxta methodos in opere de medi-<text:line-break/>camentis traditas; illorum enim principium id est lu quo<text:line-break/>finita ad curandi affectus divisio. Ac maxime quidem propria<text:line-break/>in solvendo morbo intelligitur curatio, scd per abusionem<text:line-break/>etiam mixtum genus tum ex vera curatione tum ea quam<text:line-break/>praecautionem vocant. Ac diariarum quidem febrium, quem-<text:line-break/>admodum'et hecticarum, </text:span><text:span text:style-name="T20">vera et propria</text:span><text:span text:style-name="T5"> curatio est. Ea-<text:line-break/>rum vero quae ex putrescentibus excitantur humoribus<text:line-break/>vocata curatio praecautionem quoque sibi adjunxit, cujus<text:line-break/>officium est causam morbum efficientem adimere. Sane no-</text:span></text:p>
      <text:p text:style-name="P32"><text:span text:style-name="T5">micatur haec ipsa quoque artis pars curatrix, quae ab ea<text:line-break/>quae pure sincereque prophylactice dicitur in ec distincta .<text:line-break/>est, quod sub hac jam sensibiliter ex ipsa causa morbus sit<text:line-break/>genitus , in prophylactice vero est futurus. Atque nomini- .<text:line-break/>bus quidem quisque prout volet utatur, id enim scmper<text:line-break/>monere. oportet, scd remediorum indicationem quae a re-<text:line-break/>bus singulis praestetur servet; quod' si vel unam aliquam •<text:line-break/>earum praetereat, ad proportionem tum magnitudinis illius<text:line-break/>turn facultatis curatio laedetur, •<text:tab/>: </text:span><text:span text:style-name="T5">..v</text:span></text:p>
      <text:h text:style-name="Heading_20_2" text:outline-level="2">Cap. III.</text:h>
      <text:p text:style-name="P39"><text:span text:style-name="T5">Quo autem modo ab affectu ad materias<text:line-break/>praesidiorum pervenimus, eodem modo a singulis reliquo-<text:line-break/>rum generum primorum descendendum ad eas est; veluti a.<text:line-break/>viribus; hae namque morbo ceu adversatrices quaedam sunt<text:line-break/>oppositae</text:span><text:span text:style-name="T5">, </text:span><text:span text:style-name="T5">propositumque medico est his succurrere ac omni.<text:line-break/>ratione opitulari. Ergo quis primus est a virtute fcopus<text:line-break/>aut quaeram indicatio prior? nam hic quoquo loqui pro ane<text:line-break/>bitrio quispiam possit, virtutem ipsam </text:span><text:span text:style-name="T5">unum </text:span><text:span text:style-name="T5">scopum avj.<text:line-break/></text:span><text:span text:style-name="T5">primum </text:span><text:span text:style-name="T5">statuens, </text:span><text:span text:style-name="T5">quod </text:span><text:span text:style-name="T5">vero ab </text:span><text:span text:style-name="T5">ea indicatur </text:span><text:span text:style-name="T5">allenim ft»-;</text:span></text:p>
      <text:p text:style-name="P6"><text:span text:style-name="T5">puni fecundum,. Itaque quum monstratum sit virtutem sui<text:line-break/>custodiam indicare, sicuti morbum sui ablationem, erit rur-<text:line-break/>sps in virtute secundus scopus ipsius custodia, sicut in mor-<text:line-break/>bis ip iorum sublatio. At vero cusio dia similium exhibitio-<text:line-break/>nem indicabit, sublatio contrariorum. Quoniam vero virium<text:line-break/>substantia tum ex spiritu tum ex caruofa specie tum solidis<text:line-break/>ipsis completur, ex iis quae similia sunt moliri cuique suam *<text:line-break/>custodiam conveniet. Spiritui ex respiratione ac transpirati-<text:line-break/>one et eo qui ex sanguine attollitur vapore ; licet vero hic<text:line-break/>quoque volenti vel aerationern vel sanguinis attenuationem<text:line-break/>vel in halitum solutionem vel fusionem vel utcunque libue-</text:span></text:p>
      <text:p text:style-name="P9"><text:span text:style-name="T5">•- xit </text:span><text:span text:style-name="T20">appellare-,</text:span><text:span text:style-name="T5"> solidorum vero generi ex solido nutrimento.<text:line-break/>Quemadmodum et carnoso </text:span><text:span text:style-name="T20">generi</text:span><text:span text:style-name="T5"> per eam naturam quae<text:line-break/>i u nredio liumidonim ac solidorum corporum esu At cu-<text:line-break/>j usque horum mensuram ex conservandae substantiae qaan-<text:line-break/>t i tate invenies, qualitatem vero ex ipsius lemperamentu.<text:line-break/>Quum, vero horum qujusqne vel optima temperies sit, vel</text:span></text:p>
      <text:p text:style-name="P6"><text:span text:style-name="T5">aliquatenus vitiosa, quae quidem optima est scmper servari<text:line-break/>debebit. Quae vero vitiosa, haec in sanis quidem vel ser-<text:line-break/>vanda est vel alteranda, in aegris vero servanda est ea ipsa<text:line-break/>ratione, qua pilus ostendimus maximam esse a consuetudine<text:line-break/>indicationem; nam vel temperamentum ipsum primigenium<text:line-break/></text:span><text:span text:style-name="T20">oportet</text:span><text:span text:style-name="T5"> servare vel adscititium inducere. Praestari vero, ut<text:line-break/>. praedictum est, mensurae auxiliorum indicationem ex eo<text:line-break/>, temperamento quod jam praesens sit, ita nimirum, sicut,<text:line-break/>ex aetate non quam aeger prius habuerit, sed quam nunc<text:line-break/>habeat. Quum vero diversitas non parva sit lu partium<text:line-break/>animalis temperamento, propriam cuique mensuram fore<text:line-break/>eorum quae ipsi sint similia; nempe ei quae terrea magis<text:line-break/>est eorum quae magis sint terrea, et ei quae humidior est.<text:line-break/>eorum quae sint humidiora; ad eundem modum et ei quae<text:line-break/>magis aerea est eorum quae plus aeris in fe habeant., </text:span><text:span text:style-name="T20">sicuti<text:line-break/></text:span><text:span text:style-name="T5">calidiori, eorum- quae magis ignea funt Hinc vero jam ma-<text:line-break/>terias particulares omnes in cibis, potione , aere et'omnibus<text:line-break/>peragi solitis inveniendas esse. Ubi vero fecum pugnaverint,<text:line-break/>indicationes aliquae, superius comprehensa methodo ad ea</text:span></text:p>
      <text:p text:style-name="P7"><text:span text:style-name="T5">quae agenda sint invenienda utendum esse, perpensis indi-<text:line-break/>cautium scoporum tum magnitudine tum dignitate. Ostendi-<text:line-break/>mns enim eligendas eas indicationes esse quas scopi dignio-<text:line-break/>res niaioresque praescribent, ac dignitatem eorum vel vitae<text:line-break/>vel sanitatis respectu judicari. Magnitudinem vero- dupli-<text:line-break/>cem esse vel propriae substantiae ratione, vel eversionis a<text:line-break/>naturali statu. Ergo ab his jam methodis agedum exercite-<text:line-break/>mur in genere febrium quod ex putredine nascitur.</text:span></text:p>
      <text:h text:style-name="Heading_20_2" text:outline-level="2">Cap. IV.</text:h>
      <text:p text:style-name="P39"><text:span text:style-name="T5">Quoniam putredo vel aequabiliter in<text:line-break/>omnibus subsistit vasis, veltin maximis maximeque principa-<text:line-break/>libus, ea porro sunt inter alas et inguina, vel in una quapiam<text:line-break/>parte quae vel phlegmonen in sc habet vel etiam' citra phle-<text:line-break/>gmonen, veluti in foco quodam, principium febris in se<text:line-break/>continet, in singulis his difiereutiis seorsum exercituri con-<text:line-break/>veniet. Ac primum eam tractandam proponemus quae' vel<text:line-break/></text:span><text:span text:style-name="T1">in </text:span><text:span text:style-name="T5">maximis vasis vel simul omnibus consistit. Quae igitur<text:line-break/>ex tali affectu oritur febris, plane necessum est continentem</text:span></text:p>
      <text:p text:style-name="P7"><text:span text:style-name="T5">esse. Nec fieri potest ut ea fanetur, nisi inhibita prius pu-<text:line-break/>tredo, sit. Porro- ea inhiberi causa manente non potest.<text:line-break/>Quare submovenda-ipsius causa est, fi modo putredo ipsa<text:line-break/>prior, mox 'post ipsam febris sanari debebit Ergo quae<text:line-break/>causa putredinis est, quae se per omnia vasa aequablliter<text:line-break/>diffundit? Sane revocare in memoriam prius conveniet,<text:line-break/>quaenam alias putredinis indicata sit causa, ac deinde cur<text:line-break/>pari modo in omnibus animalis partibus fiat inquirere. Ergo<text:line-break/>ostensum est, ubi morborum causas reddidimus, illa tantum<text:line-break/>putrescere corpora quae cum calida humidaque natura sint,<text:line-break/>neque perflata neque ventilata in calido humidoque loco<text:line-break/>maneant. Quod st in motu sint, ventilenturque ac perflentur,<text:line-break/>posse ea non putria </text:span><text:span text:style-name="T20">integratque</text:span><text:span text:style-name="T5"> servari ; potissimum quae-<text:line-break/>cunque corpora sua ipsorum natura reguntur, • ut animalium<text:line-break/>et stirpium; ea namque, sicut lu opere de naturalibus facul-<text:line-break/>talibus est proditum, ab initio congenitos fecum motus ha-<text:line-break/>bent quibus superflua excernant. Ostensum non minus et<text:line-break/>in aliis duobus libris est, quantus sit turn'respirationis tum</text:span></text:p>
      <text:p text:style-name="P6"><text:span text:style-name="T5">pulsuum usus ad ventilationem corporisque. perflatum at-<text:line-break/>que. ejus nativum calorem tuendum. Itaque si quid lu eo<text:line-break/>manifeste putrescere debebit,; dictas transpirationes impedi-<text:line-break/>tas esse oportet. At vero qui fieri potest ut illae per totum<text:line-break/>animal sistantur, nisi vel lu finibus vasorum stipatio .sit vel<text:line-break/>tota cute? Porro accidere lu sinibus vnsorum stipatio potest<text:line-break/>vel ex vehementi externa refrigeratione vel ex humorum,<text:line-break/>qui extrorsum lu ipsis confertim fuerint crassitudine, rnulti-<text:line-break/>tudine vel lentore. Accidit hoc illis et ex iis exercitationi-<text:line-break/>bus, quae lu palaestra, vel alias obeuntui et itinere labori-<text:line-break/>oso vel ambientis statu, quum ex rigore in aestum subito<text:line-break/>est mutatus. Nonnullis vero ferventes ex ira humores ac<text:line-break/>foras simul impetu ruentes dictas stipationes effecerunt.<text:line-break/>Quisquis igitur propositam sanaturus est febrem, hic simul<text:line-break/>causam ejus adimat oportet; simul calorem qui in animali<text:line-break/>excitatus ab ea est refrigeret. Ac quemadmodum quidem<text:line-break/>ille sit refrigerandus prius est dictum. Causam vero adimi</text:span></text:p>
      <text:p text:style-name="P6"><text:span text:style-name="T5">oportebit, propria cujusque naturae inventa contrarietate; </text:span><text:span text:style-name="T20">i<text:line-break/></text:span><text:span text:style-name="T5">utique si ex frigida causa stipatum densumque redditum cor-<text:line-break/>pus est, laxato eo omnique ratione rarefacto,, sin ex obstru-<text:line-break/>ctione ita est affectum, hac reclusa. Quod vero recludet, hic<text:line-break/>quoque ad contrarietatis indicationem attentus invenies;</text:span></text:p>
      <text:p text:style-name="P9"><text:span text:style-name="T5">- ubi namque abundantia humorum est, hos vacuabis; ubi<text:line-break/>crassi funt et glutinosi, tenues eos ac fluxiles efficies. </text:span><text:span text:style-name="T5">' </text:span><text:span text:style-name="T5">Si<text:line-break/>plures causae aliquando coibunt, omnibus per contraria oc-<text:line-break/>curres., siquidem fieri potest ut et coarctatnm corpus sit<text:line-break/>et exigui meatus densati.et multi simul ac lenti humores<text:line-break/>subsint. In ejusmodi autem causarum complexu, si rectu<text:line-break/>quae prius comprehensa sunt meminimus, coepisse a san-<text:line-break/>guinis missione conveniet; ac abundantia vacuata tum ad<text:line-break/>extenuandos humores venire,, ab hoc ad remittenda quae<text:line-break/>sunt constricta et raresecianda quae sunt densata. Atque<text:line-break/>haec quidem a morbi affectu indicative sunt sumenda.</text:span></text:p>
      <text:h text:style-name="Heading_20_2" text:outline-level="2">Cap. V.</text:h>
      <text:p text:style-name="P39"><text:span text:style-name="T5">A viribus autem, quoniam has cibi, potio-<text:line-break/>nes et Iphitus certa mensura et apta qualitate exhibita ser-</text:span></text:p>
      <text:p text:style-name="P7"><text:span text:style-name="T5">vabant; inventus autem est quantitatis eorum modus ex viri-<text:line-break/>um substantia, qualitatis vero </text:span><text:span text:style-name="T20">a.</text:span><text:span text:style-name="T5"> temperamento, </text:span><text:span text:style-name="T20">nimirum^<text:line-break/></text:span><text:span text:style-name="T5">aestimari debebit, quemadmodum vires quae corpus regunt<text:line-break/>lu his sc habeant. Quippe si valentes sint, audacter vacuan-<text:line-break/>tibus praesidiis uteris, haec autem ab affectu morbi fuere<text:line-break/>accepta; sin infirmiores sint redditae, vacuantia remedia<text:line-break/>cautius adminlltrabis. Sed et alimentorum modus hinc tibi<text:line-break/>est • desumendus. Quum enim vires legitimum robur suum<text:line-break/>habent et morbi summus vigor brevi suturus expectatur,<text:line-break/>tenuissimo rictu licet uti; quum sunt infirmiores, non licet<text:line-break/>flue grani noxa; sed adiicere ad nutrimenta tantum opor-<text:line-break/>tet . quantum est de robore virium imminutum. Atque ex<text:line-break/>his scopis accipienda est nutrimenti quantitas. Qualitas vero<text:line-break/>ex morbi affectu una cum solidorum corporum, quod tunc<text:line-break/>temporis est, naturali temperamento; ab affectu, si is obstrtr-<text:line-break/>atio sit, quae extenuet; a naturali ipsorum- temperamento<text:line-break/>una cum consuetudine, prout ellam prius est definitum.</text:span></text:p>
      <text:p text:style-name="P7"><text:span text:style-name="T5">Tempus vero nutriendi quod quidem ad reliquas spectat<text:line-break/>febres, quae ex putredine oriuntur, in progrestu sermonis<text:line-break/>dicetur. Quae vero unicam tantum a principio ad finem<text:line-break/>accessionem habent; de his namque praeiens est sermo, in his<text:line-break/>facilis toleratio et consuetudo spectari debebunt; nam cibus<text:line-break/>illis eo tempore est offerendus, quo facilius quam in caete-<text:line-break/>ris morbum tolerant; eoque potissimum diei tempore quo<text:line-break/>prius in sanitate cibari erant assueti; etenim facillime cibum<text:line-break/>ferent, si ex his scopis assument. Quod autem frigida quoque<text:line-break/>ita laborantibus sit exhibenda, quum jam concoquuntur et<text:line-break/>crassitudo eorum praetenuata est, id ex iis quae prius sunt<text:line-break/>comprehensa, manifestum arbitror.</text:span></text:p>
      <text:h text:style-name="Heading_20_2" text:outline-level="2">Cap. VI.</text:h>
      <text:p text:style-name="P39"><text:span text:style-name="T5">Quum enim ejusmodi febris communia<text:line-break/>quaedam cum ambabus habeat, tum iis quae ex humorum<text:line-break/>ortae putredine circuitibus quibusdam accessiones' habent,<text:line-break/>tum iis quas diarias vocamus , merito lu utroque genere<text:line-break/>de ipsa mentionem facimus , quum unicam accessionem ha-<text:line-break/>beat, nt diariae, caeterum ex putredine orta multos duret</text:span></text:p>
      <text:p text:style-name="P7"><text:span text:style-name="T5">dies. Itaque unum cum diariis commune habebit, duo cum<text:line-break/>iis quae ex putredine ortae multos durant dies. Reliquum<text:line-break/>continentium febrium genus duo habet cum diariis commu-<text:line-break/>nis et quod sine putredine fit et quod absque circuitu; ter-<text:line-break/>tium vero commune non est; quum saepe in quintum porri*<text:line-break/>gatur diem. Atque harum quidetu continentium febrium<text:line-break/>prodita prius curatio est. Continentium vero putridarum<text:line-break/>curatio, quum utrique generi communis sit, etiam nos in<text:line-break/>ambobus de ipsa disserere coegit. Caeterum substantia eurum<text:line-break/>tutaque natura ex eo est genere, quod nunc nobis proponi-<text:line-break/>tur. In uno autem eorum quae ipsis accidunt cum diariis<text:line-break/>conveniebant; id fuit quod una in totum totius morbi ac-<text:line-break/>cessio erat. Ergo et miratio eurum unum hoc duntaxat com-<text:line-break/>mune cum diariis habeat oportet; in reliquis autem omni-<text:line-break/>bus bifariam diducatur. Atque alii quidem curationis scopi<text:line-break/>ex communi </text:span><text:span text:style-name="T20">genere’</text:span><text:span text:style-name="T5"> earuni quae ex putredine sint ortae<text:line-break/>accipiantur, alii ex propria eurum substantia. Ad eundem.</text:span></text:p>
      <text:p text:style-name="P7"><text:span text:style-name="T5">vero modum et caeteras natarum ex putredine febrium dif-<text:line-break/>ferentias sanari conveniet'; indicatione, sicut saepe, prius<text:line-break/>dictum est, tum a communi ipsarum genere tura vero a<text:line-break/>cuiusque propria differentia desumpta.</text:span></text:p>
      <text:h text:style-name="Heading_20_2" text:outline-level="2">Cap. VII.</text:h>
      <text:p text:style-name="P39"><text:span text:style-name="T5">Ergo deuuo repetentes dicamus pri-<text:line-break/>mum quot sint febrium quas humorum putredo accendit<text:line-break/>• in universum differentiae ; deinde quaenam sit ipsius generis<text:line-break/>earum communis sanaturorum auxiliorum indicatio; mox<text:line-break/>quae sit singulatim cuiusque propria. Par est enim profecto<text:line-break/>ut quod omnium, eurum commune est, communem habeat<text:line-break/>indicationem; et quod lu singusis est proprium, quantum a<text:line-break/>reliquis eiusdem generis est diversum; in tantum et diversam<text:line-break/>ab illis sortiatur indicationem. Sunt igitur natarum ex lui-<text:line-break/>moris putredine eiusinodi differentiae.. Una-ex eo quod<text:line-break/>causae ipsius putredinis adsunt, vel non adsunt. Secunda<text:line-break/>ex eo quod per totum animal aut ejus portem aliquam dif-<text:line-break/>fusa putredo sit. Tertia, quatenus cum phlegmone est aut<text:line-break/>citra hunc. Igitur considerandum nobis est, quidnam com-</text:span></text:p>
      <text:p text:style-name="P6"><text:span text:style-name="T5">mune habeat indicatio quae </text:span><text:span text:style-name="T20">a</text:span><text:span text:style-name="T5"> causa sumitur adhuc ma-<text:line-break/>nente; quidnam ea quam putredo ipsa praestat; ab his<text:line-break/>deinde, quid indicatio putredinis quae per totum diffundi-<text:line-break/>tur animal aut certe maxime principalia in eo vasa; quid<text:line-break/>ejus quae in una consistit partu; mox deinde eurum quae</text:span></text:p>
      <text:p text:style-name="P8"><text:span text:style-name="T5">. in una quadam parte sunt aestimabimus differentias. Quip-<text:line-break/>' pe aliam esse indicationem ejus quae eum phlegmone non- .</text:span></text:p>
      <text:p text:style-name="P5"><text:span text:style-name="T5">jungitur, ratio est; aliam ejus quaeline hac consistit. Rursus<text:line-break/>in his etiam ipsis aliam esse praesente adhuc effectrice causa;<text:line-break/>aliam vero hac submota. Postremo cujusque causae adhuc<text:line-break/>manentis differentias per omnia quae in specierum divisione<text:line-break/>sunt inventa; siquidem hic jam desinant necessum est indi-<text:line-break/>cationes quae ex curandis sumuntur affectibus. Post has<text:line-break/>vero eas nimirum quae ab ipsis curanelis suggeruntur par-<text:line-break/>tibus pro jam dicta methodo sumemus; quibus si eas quae<text:line-break/>a viribus praebentur adjecerimus, absoluta nobis de fe-<text:line-break/>brium omnium a putredine accensarum curatione metho-<text:line-break/>dus erit.</text:span></text:p>
      <text:h text:style-name="P4" text:outline-level="2">Cap. VllI.</text:h>
      <text:p text:style-name="P39"><text:span text:style-name="T5">Ergo ordiamur a primo qni lu divisione<text:line-break/>• suit scopo, is erat humorum putredo, ac consideremus qui-<text:line-break/>bus maxime scopis quibusque indicationibus usi curatio-<text:line-break/>nem ejus invenire possimus; Principium vero luventionis<text:line-break/>ipsa erit rei natura, de qua agito; 'etenim id quoque lu<text:line-break/>demonstiandi methodis didicimus. Quaenam igitur est pu-<text:line-break/>tredinis natura? mutatio totius putrescentis corporis sub-<text:line-break/>stantiae ad dorruptelam ab externo calore. Non enim pro-<text:line-break/>secto a proprio </text:span><text:span text:style-name="T20">calore</text:span><text:span text:style-name="T5"> corrumpitur quicquam, imo vero<text:line-break/>contra quodcunque et augetur et roboratur et sanum est<text:line-break/>et vivit eorum quae funt quodque proprio calore regitur,<text:line-break/>,Ut sane et ipsa animantium corpora, tametsi plurimam sub-<text:line-break/>stantiae suae portionem humidam et calidam sunt sortita,<text:line-break/>magnum tamen annorum numerum sine putredine ac sana<text:line-break/>vivaque exigunt, si servetur, ut monstratum est, eorum pro-<text:line-break/>prius calor lu cordis quidem corpore per respirationem,<text:line-break/>in reliquis outnibus partibus tum per communitatem, quam<text:line-break/>habent cum corde, turn per aliam quandarn respirationis.</text:span></text:p>
      <text:p text:style-name="P7"><text:span text:style-name="T5">speciem, quae per totam agitur cutem et transpiratio nomi-<text:line-break/>natur. His vero laesis una etiam naturalis calor laeditur;</text:span></text:p>
      <text:p text:style-name="P8"><text:span text:style-name="T5">-alter vero quidam alienus, ac praeter naturam lu corporibus<text:line-break/>excitatus, primum quidem ipfos humores propter humidi-<text:line-break/>tatern et putrefacit et corrumpit, spatio vero temporis tum<text:line-break/>adipem invadit tum etiam carnem. Ut igitur lu iis corpori-<text:line-break/>bus quae non vivunt ac putrescunt, primum quantum<text:line-break/>-eorum jam computruit abjiciant, dein ei quod reliquum est<text:line-break/>• in frigidum aerem sublato, peripirationenj refrigerautem<text:line-break/>moliuntur; ita putredinem in vivis ortam fanabimus, id<text:line-break/>quod jam corruptum est, omni ratione vacuantes, quod re-<text:line-break/>liquurn est moderatis gestationibus et refrigerante perspirato<text:line-break/>.ad exactam symmetriam reducentes. Ac vacuationem qui-<text:line-break/>dern illius per urinas, dejectiones, vomitum ac sudores mo-<text:line-break/>liemur; post hanc motiones mediocres una cum ambientis<text:line-break/>bona temperie adhibebimus. Quemadmodum autem horum<text:line-break/>quodque recte administrandum sit, paulo post aestimabimus.<text:line-break/>Nunc ad secundum lu divisione transeamus, 'quemadmodum </text:span><text:span text:style-name="T5">,</text:span></text:p>
      <text:p text:style-name="P6"><text:span text:style-name="T5">quis causae quae putredinem excitavit adhuc minentis re-<text:line-break/>medium facillime inveniat. Est autem neque in hoc difficul-<text:line-break/>tas ulla, quod per contraria ipsa tollatur. Itaque quoniam<text:line-break/>transpirationis prohibitio putredinis causa suit, hanc suhmo-<text:line-break/>- vere oportet. At ea quum variis generibus fit orta et densa-<text:line-break/>tis exiguis meatibus et constrictis corporibus et humoribus<text:line-break/>tum abundantia tum crassitudine tum lentitia sua obstruen-<text:line-break/>tibus, singulae dictarum affectionum curandae per contraria<text:line-break/>sunt, densitas per ea quae rarefaciunt, constrictio per ea<text:line-break/>quae fundunt; abundantia per ea quae vacuant, crassitudo<text:line-break/>per ea quae incidunt, et lentor iis quae detergenti Ac si<text:line-break/>quidem totum corpus dictorum jam singula occuparint, etiam<text:line-break/>toti corpori per contraria est succurrendum, sin unam par-<text:line-break/>tem quampiam putredo invaserit, illi adhibenda jam dicta<text:line-break/>sunt remedia. Sane non eufdem omnes partes vacuationes<text:line-break/>medicamenta ve requirent, quum et temperamentis et po-<text:line-break/>situris et conformatione et' omni denique constitutione na-<text:line-break/>turaque inter fe dissideant.</text:span></text:p>
      <text:h text:style-name="P4" text:outline-level="2">Cap. IX.</text:h>
      <text:p text:style-name="P39"><text:span text:style-name="T5">Ergo quemadmodum singulis opitulandum,<text:line-break/>..id postea pro conveniente sermonis ordine disquiremus; cu-<text:line-break/></text:span><text:span text:style-name="T32">:</text:span><text:span text:style-name="T5"> jus initium a putredine quae totum corpus occupet, quae<text:line-break/>ipsu continentes quoque vocatas febres excitet, faciemus.<text:line-break/>Ergo qui putruerunt ita laborantium corporum humores per'<text:line-break/>urinas et alvum et siidores purgandi sunt; quod si ad os<text:line-break/>ventriculi aliquando sua sponte impetum capiant, etiam per<text:line-break/>vomitiones; aliter autem non est, quod eos praeter naturam<text:line-break/>irrites. Ac eorum quidem quae jam dictas excretiones pro-<text:line-break/>moveant, non parva materiae copia est, scd quum major<text:line-break/>eorum portio calida siccaque facultate sit, febrem adauget.<text:line-break/>Itaque deligenda medico funt ea quae citra calefactionem<text:line-break/>siccationemque valentem dictas vacuationes praestent; cu-<text:line-break/>.jusmodi sunt cremor ptisanae et aqua mulsa et oxymeli et<text:line-break/>apomeli et apii radix in aqua quae potui datur incocta.<text:line-break/>Haec autem ipsa ventri quoque sunt idonea; qui si nihil<text:line-break/>reddat, injicienda per clysterem aqua mulsa cum oleo esu<text:line-break/>Sane totum corpus priusquam id vacuaris, rarefacere norr</text:span></text:p>
      <text:p text:style-name="P7"><text:span text:style-name="T5">expedit; ubi vacuatum est, utique licebit id medicamento<text:line-break/>aliquo oui calor tepidus insit rarefacias, cujusrnodi est quod<text:line-break/>ex chamaemelo conficitur. In hoc tempore si vinum quoque<text:line-break/>aquosum bibatur, id omnes excretiones promoverit; </text:span><text:span text:style-name="T20">idem<text:line-break/>faciat</text:span><text:span text:style-name="T5"> et temperatum dulcis aquae lavacrum. Quod si ap-.<text:line-break/>positum aliquando in dictione vocabulum dulcis non sit, id<text:line-break/>subaudire debebis, certo sciens de eo nos. in febricitantibus<text:line-break/>lavacro scmper loqui, non bituminoso aut sulfureo aut<text:line-break/>aluminoso aut chalcanthode- aut salso aut ex marina ipsa.<text:line-break/>Caeterum ubi magnitudo febris obstat, sicut in continenti- </text:span><text:span text:style-name="T5">,<text:line-break/></text:span><text:span text:style-name="T5">bus, nec vino est utendum nec lavacro nec iis quae habitum<text:line-break/>rarefaciant, unctionibus; fed aqua frigida, sicut prius dixi-<text:line-break/>mus, pota lu his febribus est aptissima, nisi tamen aliquid<text:line-break/>eorum quae praedicta sunt hanc quoque prohibeat. Nam<text:line-break/>ipsius febris frigida pole perpetuo est remedium, non tamen<text:line-break/>putrescentium humorum per alvum, urinas vel fudores va-<text:line-break/>cuandorum. Quo magis exercitatum esse lu iis quas nunc<text:line-break/>tradimus methodis oportet, ac in aegrotantibus considerare</text:span></text:p>
      <text:p text:style-name="P6"><text:span text:style-name="T5">et quae sint ipsius febris remedia, et quae ipsius ubi per se<text:line-break/>sola subsistit putredinis , quae rursus efficientis hanc causae,<text:line-break/>atque hujus quoque, quum per se ipsam subsistit. Non enim<text:line-break/>scmper inter se consentiunt haec omnia, sed pleriunque ad-<text:line-break/>versantur. Hic memores eorum quae didicimus, quod maxi-<text:line-break/>mum omnium est, id aggredi oportebit atque vel hoc pri-<text:line-break/>mum vel magis quam caetera sanare. Sane scire licet diffi-<text:line-break/>clle esse acrique judicio indigens febrem, putredinem et ef-<text:line-break/>fectricem causam, ubi etiamnuin ipsaquoque adest, inter se<text:line-break/>conferre; difficilius tamen est, si vires quoque cum illis<text:line-break/>conferre velis; quod, sicut ante demonstravimus, propter<text:line-break/>vitae scopum scmper est necessarium; aliquando vero et ex<text:line-break/>accidenti, sicut ad morborum sanationem; quod me ostensu-<text:line-break/>rum promisi. Si namque quod putrescit vestis esset aliudve<text:line-break/>inanime corpus, ex praedictis duntaxat indicationem capere-<text:line-break/>mus. Quum vero in vivente corpore fiat putredo, quod<text:line-break/>tum alterare potest tum concoquere tum utile reddere</text:span></text:p>
      <text:p text:style-name="P7"><text:span text:style-name="T5">qnicquid putrescentium veluti scmiputrescens scmimalum-<text:line-break/>que est, hanc facultatem ejus qua naturaliter concoquit<text:line-break/>excitans roboranfque, quae putrescentia Iunt sanabis. Ita-<text:line-break/>que etiam tum quae putrescentia sunt sanabis. Itaque etiam<text:line-break/>tum maxime eos cum fiducia vel in balueo lavamus, vel.<text:line-break/>rarefacientibus medicamentis utimur, vel aquam frigidam<text:line-break/>vel vinum bibendum damus, quum notas humorum conco-<text:line-break/>ctionis cernimus. Non enim pulsificam duntaxat facultatem,<text:line-break/>ad ejusmodi agenda firmam requirimus, ut neque facultatem,<text:line-break/>vohm lacio motu, nos moventem, fed, sicut est dictum, potius<text:line-break/>concoctricem. Ergo si et facultates cunctae valentes sint et.<text:line-break/>febris ardentissima et concoctionis notae plane evidentes,<text:line-break/>frigidam homini dare audacter debebis; constat namque.</text:span></text:p>
      <text:p text:style-name="P9"><text:span text:style-name="T5">- salem </text:span><text:span text:style-name="T20">hominem</text:span><text:span text:style-name="T5"> senem non esse, ex quo omnes illi facultates<text:line-break/>valentes esse proposuimus. Quod si etiam corpulentus sue-<text:line-break/>rit, tum status caeli calidus ac siccus, etiamsi in frigidam,<text:line-break/>natationem hunc dimittas, haudquaquam laedetur. Ejusmodi<text:line-break/>namque temporis opportunitate usi, qui scsc in frigidam</text:span></text:p>
      <text:p text:style-name="P7"><text:span text:style-name="T5">conjecerunt et protinus universu fuderunt et nonnullis eo-<text:line-break/>rum alvus biliosa reddidit. At si mediocris sit febris et vires<text:line-break/>non validae cuin notis concoctionis; iis balneum prodest et<text:line-break/>vini potio: turn vero ex unctionibus eae quae rarefaciunt;<text:line-break/>idque multo magis quum ambiens est frigidus. Neque<text:line-break/>enim plerumque aut frigida balnea aut frigidam potionem<text:line-break/>jn ejusmodi coeli initu expetunt, inspiratu ipso assidue re-<text:line-break/>-frigerati: quod si quando in frigido ambiente vehementer<text:line-break/>imi aegrotum contingat, exigua salutis ejus habenda spes sit,<text:line-break/>Si vero nec concoctionis sunt signa, nec vires validas ha-<text:line-break/>here appareat, servari is plane non potest; hanc neque ip-<text:line-break/>sum laveris in balneo neque medicamentis rarefacientibus<text:line-break/>unxeris neque vinum illi dederis neque frigidam, in quo<text:line-break/>enim defperata salus est, imprudentis consilii fuerit apud<text:line-break/>valgum infamare praesidia, quae multis suere saluti. Ego<text:line-break/>siquidem aliquos novi ex amelhodis istis inedicis, qui quum<text:line-break/>ea- quae nos gessimus essent imitati, iifdemque praesidiis lu<text:line-break/>iis qui prorsus morituri erant usi, a.deo nihil profecerunt.</text:span></text:p>
      <text:p text:style-name="P7"><text:span text:style-name="T5">ut etiam tempestivum eorum usum suspectum formido Io-<text:line-break/>sumque reddiderint. Verum nos tempora praesidiaque iis<text:line-break/>quos servari spes est scribimus, quod aegris insanabilibus<text:line-break/>nec tempus ullum opportunum nec praesidium sit. Atque<text:line-break/>hoc mihi per omnem sermonem teneri memoria velim, quo<text:line-break/>minuis praecipua illa primaque omnium curationis indicatio<text:line-break/>convelli aliquando posse rideatur Quippe quum dicat Hip-<text:line-break/>pocrates </text:span><text:span text:style-name="T20">Contraria e(se contrariorum remedia,</text:span><text:span text:style-name="T5"> quid vetat<text:line-break/>omnibus febricitantibus frigidam uno ordine exhibere ? Ve- -<text:line-break/>rum nec exhibenda est, nec subvertitur eo tempore genera-<text:line-break/>lis omnis scopus. Unum enim ex iis quae actu-refrigerant,<text:line-break/>aqua frigida esu Sed et alia plura funt quae partim pote-<text:line-break/>state, ut nictum est, refrigerent, partam ex accidenti, quorum<text:line-break/>aliis propter concursum pugnantium in sc scoporum alias<text:line-break/>utimur. Porro tradita jam methodus est ejus quod conducit<text:line-break/>ante alia scmper deligendi. ' Ostensum praeterea est ipsius<text:line-break/>febris, prout febris est, aquam frigidam scmper esse reme-<text:line-break/>dium, quosi vero asi alia spectat non siemyer; veluti qnuni</text:span></text:p>
      <text:p text:style-name="P7"><text:span text:style-name="T5">ex obstructione glutinosorum et crassorum humorum pu-<text:line-break/>tredo oritur. Supponatur vero et cum his plenitudinem in<text:line-break/>toto esse corpore, tum vires non imbecillas. In ejusmodi<text:line-break/>namque implexibus quum multa praeter naturam in corpore<text:line-break/>sint, quaedam eorum antecedentes causae erunt, veluti re- .<text:line-break/>dundantia cum glutinosis et crassis humoribus; ex his enim<text:line-break/>obstructio est orta, quae morbus organicus est eorum quae<text:line-break/>obstructu suus corporum. Hanc symptoma scqunium est ipsa<text:line-break/>transpirationis retentio quam rursus putredo humorum ex-<text:line-break/>cepit , ipsa febris antecedens quaedam causa.</text:span></text:p>
      <text:h text:style-name="Heading_20_2" text:outline-level="2">Cap. X.</text:h>
      <text:p text:style-name="P39"><text:span text:style-name="T5">Ergo qui febrem curare conatur necesse<text:line-break/>est putredinem -inhibeat, ita nt duae indicationes fe exhi-<text:line-break/>beaut, altera </text:span><text:span text:style-name="T20">a</text:span><text:span text:style-name="T5"> febre; altera a putredine. Atque a iebre<text:line-break/>rursus duae indicationes erunt, ut portio febris, quae jam<text:line-break/>facta est percuretur, quae vero in generatione est inhibea-<text:line-break/>tur. Aliaeque duae rursum a putredine erunt indicationes,<text:line-break/>,ut et quod putredinis jam lactum est fanes/et quod in </text:span><text:span text:style-name="T20">ge-</text:span></text:p>
      <text:p text:style-name="P7"><text:span text:style-name="T5">neratione adhuc est sistas. Porro quod in generatione est id<text:line-break/>perspiratio impedita facit; nihil enim deterius fuerit clario-<text:line-break/></text:span><text:span text:style-name="T5">ris </text:span><text:span text:style-name="T5">doctrinae gratia ita eam nominare. Ita ab hac quoque<text:line-break/>aliae duae indicationes nascentur, tum nt quod retentum est </text:span><text:span text:style-name="T5">'<text:line-break/></text:span><text:span text:style-name="T5">vacuetur, tum ut quod retinendum est prohibeatur. Sane<text:line-break/>prohibebitur praesidiis obstructioni medentibus. Cujus rur-<text:line-break/>sum ipsius quod jam factum est sanandum est, quod sutu-<text:line-break/>rum est inhibendum. At curabitur quidem quod obstructio-<text:line-break/>nis jam factum est obstructione liberantibus; inhibebitur<text:line-break/>quod futurum est affluxum obstruentium humorum compe-<text:line-break/>scentibus. Ergo quod ultimum in ipsa refolutiva methodo'<text:line-break/>est inventum, id primum omnium in curatione est peragen-<text:line-break/>dum. Ostensum enim in prioribus libris est, si iis' auxiliis,<text:line-break/>quae obstructionem eximant uti non vacuata prius abundan-<text:line-break/></text:span><text:span text:style-name="T5">tia </text:span><text:span text:style-name="T5">velimus, fore ut non modo nihil proficiamus, scd etiam<text:line-break/>affectum majorem reddamus, pugnantibus scilicet inter sc<text:line-break/>indicationibus.' </text:span><text:span text:style-name="T5">At si </text:span><text:span text:style-name="T5">vacuata prius </text:span><text:span text:style-name="T20">multitudine</text:span><text:span text:style-name="T5"> ad curandam<text:line-break/>obstructionem accedamus, medicamentis deobstruentibus</text:span></text:p>
      <text:p text:style-name="P6"><text:span text:style-name="T5">erit opus. Verum quoniam horum plurima calida sunt, pe-<text:line-break/>riculum est ne turn putredinem turn febrem augeant, lta-<text:line-break/>que iis quae citra calorem amovere obstructiones valeant,<text:line-break/>uternur; ubi autem quae obstiuunt detersa incisaque sunt, i<text:line-break/>per alvum urinas et sudorem ea vacuare lentandum. Quum<text:line-break/>vero materiae quae haec efficiunt etiam calidae sint, necesse<text:line-break/>est interea tum putredinem augeri tum febrem. Quare<text:line-break/>quoad licet id agendum ut quae minus calefaciat materia<text:line-break/>deligatur, aut si qua inveniri potest quae non calefaciat,<text:line-break/>quemadmodum lu hoc casu haluemn, </text:span><text:span text:style-name="T5">utique </text:span><text:span text:style-name="T5">ea est </text:span><text:span text:style-name="T5">petenda.<text:line-break/></text:span><text:span text:style-name="T5">Hoc </text:span><text:span text:style-name="T5">vero </text:span><text:span text:style-name="T5">tempore etiam vires roborare, quo </text:span><text:span text:style-name="T5">putredinem<text:line-break/></text:span><text:span text:style-name="T5">fuperantes humores concoquant, studebimus. </text:span><text:span text:style-name="T5">Quod vero<text:line-break/></text:span><text:span text:style-name="T5">sebris </text:span><text:span text:style-name="T5">ipsius </text:span><text:span text:style-name="T5">jam factum </text:span><text:span text:style-name="T5">est, </text:span><text:span text:style-name="T5">id refrigerabimus; </text:span><text:span text:style-name="T5">in auxilio-<text:line-break/></text:span><text:span text:style-name="T5">rum enim inveniendorum ordine ultima est, quae </text:span><text:span text:style-name="T5">ab hoc<text:line-break/></text:span><text:span text:style-name="T5">sumitur indicatio quamvis alia ratione sit prima; quippe</text:span></text:p>
      <text:p text:style-name="P8"><text:span text:style-name="T5">, quum a febre coeperit praesidiorum inventrix methodus.</text:span></text:p>
      <text:h text:style-name="Heading_20_2" text:outline-level="2">Cap. XI.</text:h>
      <text:p text:style-name="P39"><text:span text:style-name="T5">Itaque si nullum quidem interim </text:span><text:span text:style-name="T5">vehe-<text:line-break/></text:span><text:span text:style-name="T5">mens incidat symptoma quod prohibeat, auxilia </text:span><text:span text:style-name="T5">ab luitio</text:span></text:p>
      <text:p text:style-name="P6"><text:span text:style-name="T5">morbi ad finem ta pr.dcedere, celerrima solutio subfequetur<text:line-break/>febris; sin tale quippiarn• incidat, quod causarum totam ad<text:line-break/>se curationem revocet, necesse est serius adveniat curatio-<text:line-break/>nis finis. Siquidem quod ita intervenit, omnino vel con-<text:line-break/>। trarium est remediis antedictum affectuum et symptomatum<text:line-break/>ordinem folventibus; vel omnino nihil saltem confert.<text:line-break/>Enimvero si ejus quod intervenit limatio praedicto auxilio-<text:line-break/>rum ordini sit contraria, necesse est inierim cuncta deteriora<text:line-break/>.reddi; sin ab ortu affectui intervenientis mali correctio<text:line-break/>nec officiat nee prosit, totius curationis celeritati in mora<text:line-break/>erit; si autem noeeat, neeesse est aut universam medicatio-<text:line-break/>_ .nem in longius spatium trahi aut aliquod subsequi pericu-</text:span></text:p>
      <text:p text:style-name="P5"><text:span text:style-name="T5">lum aut etiam sore utrumque. Finge namque vitiato inierim<text:line-break/>stomacho syncopen incidisse, - cui succurrere coacti cibum<text:line-break/>intempestive dederimus ac vinum cum frigida.. Ex horum<text:line-break/>enim usu tum obstructionem tum </text:span><text:span text:style-name="T20">corporis</text:span><text:span text:style-name="T5"> coarctationem<text:line-break/>tum putredinem auctas esse neeessum est, atque ex harum</text:span></text:p>
      <text:p text:style-name="P6"><text:span text:style-name="T5">auctu ipsam etiam febrem. Verum ubi tum virtus satis </text:span><text:span text:style-name="T20">va-<text:line-break/>lens</text:span><text:span text:style-name="T5"> est, nec quicquam, nt dictum est, intervenit, cnjusmodi<text:line-break/>quam modo diximus ex vitio stomachi ortam syncopen, sed<text:line-break/>nec quae aliquando accidere possunt, sanguinis profluvium,<text:line-break/>vigilia, dolor ac error aliquis, vel ipsius aegrotantis vel ejus<text:line-break/>familiarium, ubi inquam nihil tale accidit, totus, qui paulo<text:line-break/>ante nictus est remediorum ordo hominem sanabit. Sed nec<text:line-break/>ipse tamen quocunque remedia omnia, quae praeter naturam<text:line-break/>sunt, sanati Nam aqua mulsa, quae ad crassos succos inci-<text:line-break/>dendos et glutinosos detergendos et excretionem promoven-<text:line-break/>' dam attinet, optimum plane medicamentum suerit lu iis<text:line-break/>synochis, quos coarctatio et putredo excitarunt; quatenus<text:line-break/>vero calorem febris adauget, est noxia, unde fi hic immodi-<text:line-break/>cus fit, parcendum aquae mulsae est,, utendurnque ptisanae<text:line-break/>cremore; quod si solutu difficiles esse obstructiones judica-<text:line-break/>veris, etiam oxymelite. At hoc ipsum rursus, si immodice<text:line-break/>utare, et intestina radit et tussim excitat et nervosa laedit.<text:line-break/>Adeo difficillimum est ejusmodi aliquid auxilium invenisse,</text:span></text:p>
      <text:p text:style-name="P7"><text:span text:style-name="T5">quod citra ullam noxam magnopere prosit. Id accidit, ut<text:line-break/>dictum est, ex implexu insidentium in corpore praeter na-<text:line-break/>turam affectuum, una cum antecedentibus eos causis et se- .<text:line-break/>quentibus symptomatis.</text:span></text:p>
      <text:h text:style-name="Heading_20_2" text:outline-level="2">Cap. Xll.</text:h>
      <text:p text:style-name="P39"><text:span text:style-name="T5">Nunquam tamen propterea praeceptum<text:line-break/>illud, </text:span><text:span text:style-name="T20">contrariorum contraria ejse remedia,</text:span><text:span text:style-name="T5"> aliquando ve-<text:line-break/>rum erit, aliquando falsum; imo id perpetuo verum est,<text:line-break/>nam fieri non potest ut eorum quae praeter naturam sint<text:line-break/>quicquam per aliam ullam remediorum speciem curetur.<text:line-break/>Non tamen scmper melius est omnibus quae praeter natu-<text:line-break/>ram sint mederi, sed quum sola per se consistunt; nam si<text:line-break/>cum estis una incidant, aliis saepe est ante illa medendum,<text:line-break/>sicut in cavis ulceribus, ubi ea simul cum phlegmone sunt<text:line-break/>'conjuncta. Nam verum in his quoque manet quod per ea<text:line-break/>quae carne implent curantur; caeterum his uti prius quam<text:line-break/>phlegmonen curaveris non licet. Ac interim dum haec sa-<text:line-break/>natur ulcus cavum adeo non melius quam fuit redditur, ut<text:line-break/>etiam fiat magis cavum. Quod si sarcoticis medicamentis uti</text:span></text:p>
      <text:p text:style-name="P7"><text:span text:style-name="T5">velis, neque carne ipsum impleveris et phlegmonen auxeris.<text:line-break/>Quae nainque carne implent; ea demum implere possunt,<text:line-break/>quae phlegmone vacant, non quae phlegmone adhuc sunt<text:line-break/>.oppressa. Hoe itaque quod in dictione tam est breve, nempe<text:line-break/></text:span><text:span text:style-name="T20">Contraria contrariorum ejse remedia,</text:span><text:span text:style-name="T5"> potestate deprehen-<text:line-break/>ditur maximum. Nam omnium medendi methodum confun-<text:line-break/>det quisquis hanc indicationem neglexerit; quum omnia<text:line-break/>quae praeter naturam funt ab iis quae ipsis sint contraria<text:line-break/>curentur'. Quum autem eorum, quae praeter naturam sunt<text:line-break/>duplex prima differentia sit; aliis per sc subsistentibus, aliis<text:line-break/>in ipsu ut sic dicam fieri essentiam suam habentibus ac um-<text:line-break/>brae ritu affectus comitantibus,, sanatio quidem affectuum<text:line-break/>ipsorum est sublatio, hanc </text:span><text:span text:style-name="T20">vero</text:span><text:span text:style-name="T5"> symptomatum amotio se-<text:line-break/>quitur. Quibus quamquam ipsis nihil prima ratione adhibe-<text:line-break/>tur, attamen in iis quoque perpetuum illud praeceptum<text:line-break/>manet. </text:span><text:span text:style-name="T20">Contraria contrariorum ejse remedia;</text:span><text:span text:style-name="T5"> quum enim<text:line-break/>affectus quos symptomata sequuntur sanamus, symptomata<text:line-break/>nimirum ipsa in contrarium statum perducimus. Quare<text:line-break/>quaecunque symptomata exiguorum meatuum densitas inve-</text:span></text:p>
      <text:p text:style-name="P7"><text:span text:style-name="T5">xit j ea rarefactione tollentur. Quod si ipsi quoque symptu-<text:line-break/>mati quod ex densitate spiramentorum est natum', id est mi-<text:line-break/>nori quam justum sit excrementi essiuxui, quod sane paulo<text:line-break/>superius adiapneustiam vocavimus, symptomatum genue aliud<text:line-break/>contrarium opponere velis, ne sic quidem desit quod dixe-<text:line-break/>ris; sunt namque plura justo defluvia, pisto paucioribus •<text:line-break/>contraria. Adeo sicut in symptomatis ipsis libet Contraria<text:line-break/></text:span><text:span text:style-name="T20">contrariorum remedia</text:span><text:span text:style-name="T5"> dicere, in iis quoque stat immotus pri-<text:line-break/>mus omnium , quae praeter naturam sunt, curationis sco-<text:line-break/>pus. Verum satius est, ut praediximus', eorum quae vere<text:line-break/>et primum curantur, id est affectuum in corpore, qui vere<text:line-break/>sunt subsistentes, contraria esse remedia existimes. Nam<text:line-break/>actiones eorum atque etiam laesiones, nt eas in ipso, ut sic<text:line-break/>dicam, fieri esse dixeris, ita absolute subsistere minime di-<text:line-break/>xeris. Nam manum extendere aut flectere, ex iis quae ab-<text:line-break/>solute sunt, dici non possunt, sed ex iis quae fiunt; multo- .<text:line-break/>que minus ipsius immobilitas, quae ipsa quoque symptoma<text:line-break/>est ejus qui in musculis nervisve subest affectus; scd af-</text:span></text:p>
      <text:p text:style-name="P7"><text:span text:style-name="T5">fectum, qni ex subsistentium numero est unus, contraria po-<text:line-break/>stulare remedia dixeris. Hunc vero solutum contrarium sc-<text:line-break/>qui statum, quae sanitas est; atque hanc rursus, quandam<text:line-break/>naturae actionem, quae symptomati jam finito sit contraria.<text:line-break/>Sed nec nominibus fassi, quae faepe alia forma proferuntur<text:line-break/>quam ut contrariis conveniat, faepe vero plane non sinit,<text:line-break/>fed ex ipsu rerum natura contrarium invenire debes, </text:span><text:span text:style-name="T20">ha-<text:line-break/>bens</text:span><text:span text:style-name="T5"> quo pro illo discernendo spectes confessum illud, </text:span><text:span text:style-name="T20">con-<text:line-break/>traria ejsie quae sub uno genere plurimum inter sc distent.<text:line-break/></text:span><text:span text:style-name="T5">Ergo si intellexeris in illo genere quod commoderatum est,<text:line-break/>id vero est, ut saepe monstravimus, quod inter extrema est, •<text:line-break/>medium, infinitam quandam contrariarum rerum multitudi-<text:line-break/>nem, quae majoris minorisque ratione luter se dissideant,<text:line-break/>ex </text:span><text:span text:style-name="T20">eo invenies.</text:span><text:span text:style-name="T5"> Siquidem'lu affectibus verni gratia te-<text:line-break/>nuium 'spiramentorum symmetriam intelligens, ex utraque<text:line-break/>parte duas ainelrias inter fe contrarias </text:span><text:span text:style-name="T20">invenies,</text:span><text:span text:style-name="T5"> in actioni-<text:line-break/>bus vero symmetriam -vacuatorum considerans, ipsi quoque</text:span></text:p>
      <text:p text:style-name="P7"><text:span text:style-name="T5">ex utraque parte anjetria respondet. Verum lu parvis spira-<text:line-break/>mentis nomina excessibus non defiunt, nempe densitas er<text:line-break/>raritas; in vacuatis posita non sunt. Eoque sit ut cogamur<text:line-break/>pauciores pluresque effluxus dicere, ut si densitatis rarita-<text:line-break/>tisque nomina non essent, spiramentorum alibi plura justo<text:line-break/>este, alibi pauciora dicere cogeremur. Ergo, sicut diximus, hoc<text:line-break/>maxime cavere debemus, simul etiam in eo nos exercitare,<text:line-break/>quo celerius cujusque sic dicti contrarium inveniamus. Non<text:line-break/>enim, in corporum modo qualitate, verum etiam in qjtan-<text:line-break/>titale ejusmodi contrarietatem luvenias, quam utique .Ari-<text:line-break/>stoteles oppositionem vocat, non contrarietatem. Neque<text:line-break/>enim magnum parvo vult esse contrarium, scd in eo quod<text:line-break/>ad aliquid dicitur oppositum, neque multum pauco, scd<text:line-break/>eodem modo nec rarum denso,, neque laxatum contracto,<text:line-break/>neque ipsi quod fecundum naturam est id quod praeter<text:line-break/>naturam est. Verum Hippocrati omnia id genus contrario-<text:line-break/>rum habent appellationem, sicuti etiam Platoni qui,genera-</text:span></text:p>
      <text:p text:style-name="P7"><text:span text:style-name="T5">tiones ex contrariis esse dicit. Ostensum quoque a me in'<text:line-break/>aliis est, nec Aristotelem ipsum suam ipsius legem in nomi-<text:line-break/>nibus servare, quo loco principia eorum quae natura re-<text:line-break/>guntur materiam, formam et privationem statuit. Verum<text:line-break/>quod divinum Platonem sequuti scmper testatur, </text:span><text:span text:style-name="T20">contemnere<text:line-break/>nomina oportet,minirne autemscientiam rerum. Ea namque<text:line-break/>ad salutem hominum pertinet, errorisuue in ea sinis est<text:line-break/>pernicies.</text:span><text:span text:style-name="T5"> Nominibus sive proprie sive improprie utere,<text:line-break/>aegrotis nihil inde magis mluusve contingit. Intelligas id<text:line-break/>clarius, si non contrariorum contraria-, sed quemadmodum<text:line-break/>illis placet, opposita sibi invicem esse remedia dicas. Siqui-<text:line-break/>dem copiam fanat vacuatio, inediam nutrimenta, in summa<text:line-break/>quod exsuperat ablatio, quod deficiens est adjectio. Itaque<text:line-break/>etiam in alio opere recte arbitror a lene dictum : </text:span><text:span text:style-name="T20">Medicina<text:line-break/>namque appositio esi et detractio, deficientium quidem ap-<text:line-break/>positio, redundantium detractio.</text:span><text:span text:style-name="T5"> Porro deficiunt redundant-<text:line-break/>que quaedam in quantitate, quaedam in qualitate; in quanti-</text:span></text:p>
      <text:p text:style-name="P7"><text:span text:style-name="T5">late, quum sanguis plus aequo est auctus aut rursus minor<text:line-break/>redditus, in qualitate, quum vel calidus vel frigidus vel<text:line-break/>erassior vel tenuior est </text:span><text:span text:style-name="T20">effectus.</text:span><text:span text:style-name="T5"> Sive igitur contrarietatem<text:line-break/>sive oppositionem nominare volueris, ejus indicationis me-<text:line-break/>dendi, quae ab omnibus quae praeter naturam sunt prae-<text:line-break/>betur, scmper meminisse debebis eique esse intentus; po-<text:line-break/>tissimum quidem ut dictum prius est ni affectibus; fed ta-<text:line-break/>men et lu symptomatis, quamvis horum nec primum cu-<text:line-break/>ratio sit nec proprie contrarietas, scd curatio quidem simul<text:line-break/>cum affectibus ex accidenti, contrarietas vero lucidioris hre-<text:line-break/>viorisque doctrinae causa loquentibus abusive.</text:span></text:p>
      <text:h text:style-name="Heading_20_2" text:outline-level="2">Cap. XIll.</text:h>
      <text:p text:style-name="P39"><text:span text:style-name="T5">Verum ad medendi indicationes propo-<text:line-break/>positi nobis febrium generis revertamur; repetamufque<text:line-break/>singula genera, quae in nobis praeter naturam sunt non<text:line-break/>causarum modo, verum etiam morborum et fymptomatum.<text:line-break/>Et causarum quidem </text:span><text:span text:style-name="T20">genera</text:span><text:span text:style-name="T5"> funt multitudo et crassitudo et<text:line-break/>lentor humoris. Causa simul et symptoma est transpiratio-<text:line-break/>nis suppressio- Simili modo causa pariter et affectus est ipsa</text:span></text:p>
      <text:p text:style-name="P7"><text:span text:style-name="T5">putredo. Morbus vero tum obstructio; tum febris ipsa.<text:line-break/>Symptoma vero est ipsa transpirationis suppressio. Ergo<text:line-break/>indicabit, ut nictum est, antecedentium causarum quaelibet<text:line-break/>proprium aliquid;' multitudo ipsa quae ex eorum est nu-<text:line-break/>mero quae iunt ad aliquid in praedicamento quantitatis,<text:line-break/>vacuationem; lentitia vero et crassitudo, quae sunt in qua-<text:line-break/>litatis aflectu sanationem, quae per contraria perficiatur.<text:line-break/>Quum vero in plerisque oppositionibus consueta nomina non .<text:line-break/>sint, accidit ut qui in rerum scientia minus sunt exerci-<text:line-break/>tati fallantur; quum enim uno numine nequeunt quod ani-<text:line-break/>mo concipiunt nominare, id ceu prorsus non fit dimittunt;<text:line-break/>quemadmodum prosecto in glutinosis et erassis humoribus<text:line-break/>faciunt. Nam crassus humor ex adverso oppositum habet<text:line-break/>tenuem; glutinosus vero, sicut ipse primus nominari, rhy-<text:line-break/>pticon, id </text:span><text:span text:style-name="T20">esi detersivum-</text:span><text:span text:style-name="T5"> sicuti vero aliquis dixerit quia<text:line-break/>folidis corporibus nominandi occasionem acciperet, friabile.<text:line-break/>Siquidem hoc pacto scmper videtur Aristoteles oppositionem<text:line-break/>facere; verum non in humoribus, ut dixi, scd lu solidis ipsis</text:span></text:p>
      <text:p text:style-name="P7"><text:span text:style-name="T5">corporibus. Quod si glutinosi humoris naturam sub ea ra-<text:line-break/>tione lutelligas, quod qnicquid tetigerit, </text:span><text:span text:style-name="T5">huic </text:span><text:span text:style-name="T5">aegre solubilis<text:line-break/>adhaeret, non immerito, arbitror, </text:span><text:span text:style-name="T5">eunr qui nec </text:span><text:span text:style-name="T5">adhaeret </text:span><text:span text:style-name="T5">et<text:line-break/></text:span><text:span text:style-name="T5">ea quae adhaerent deterget, contrarium ipsi statues Et<text:line-break/>antecedentium quidem causarum contrarietates abunde sunt<text:line-break/>dictae. In organico vero morbo quod est obstructio, con-<text:line-break/>trarium ei est deobstructio; symptomati </text:span><text:span text:style-name="T5">vero </text:span><text:span text:style-name="T5">quod est tran-<text:line-break/>spirabilium retentio, excretio ipsorum contrarium est; at<text:line-break/>vero in humorum putredine et excretio </text:span><text:span text:style-name="T5">et </text:span><text:span text:style-name="T5">refrigeratio et<text:line-break/>ventilatio </text:span><text:span text:style-name="T5">et </text:span><text:span text:style-name="T5">semiputridorum concoctio </text:span><text:span text:style-name="T5">ex adverso respon-<text:line-break/></text:span><text:span text:style-name="T5">dent;‘ipsius vero febris refrigeratio </text:span><text:span text:style-name="T20">et </text:span><text:span text:style-name="T20">oppositio</text:span><text:span text:style-name="T20">-est. </text:span><text:span text:style-name="T20">Porro<text:line-break/></text:span><text:span text:style-name="T5">quibus methodis materiam quae singula </text:span><text:span text:style-name="T5">modo </text:span><text:span text:style-name="T5">memoratorum<text:line-break/>perficiat </text:span><text:span text:style-name="T5">invenias </text:span><text:span text:style-name="T5">jam diximus. Pugnantibus igitur his, </text:span><text:span text:style-name="T5">sicut<text:line-break/></text:span><text:span text:style-name="T5">diximus, alias aliae tum indicationes vincent tum materiae,<text:line-break/>Indeqne factum est </text:span><text:span text:style-name="T5">ut </text:span><text:span text:style-name="T5">quidam, quum </text:span><text:span text:style-name="T5">ignora </text:span><text:span text:style-name="T5">ssent unam </text:span><text:span text:style-name="T5">scm-<text:line-break/></text:span><text:span text:style-name="T5">per dari ex </text:span><text:span text:style-name="T5">re </text:span><text:span text:style-name="T5">quaque indicationem, ac si praeter </text:span><text:span text:style-name="T5">naturam<text:line-break/>sit quod indicet, contrarium id sempe. indicare; sin se-<text:line-break/>cundum naturam </text:span><text:span text:style-name="T5">sc </text:span><text:span text:style-name="T5">habeat, non contrarium scd </text:span><text:span text:style-name="T5">simile</text:span><text:span text:style-name="T5">; nec</text:span></text:p>
      <text:p text:style-name="P7"><text:span text:style-name="T5">medendi hi nec sanitatis tuendae methodum constituere<text:line-break/>potuerint. Siquidem quum in primis ipsi indicationibus<text:line-break/>funt lapsi, multo profecto magis in iis quae fequuturae erant'<text:line-break/></text:span><text:span text:style-name="T20">decipi</text:span><text:span text:style-name="T5"> debebant. Debent enim, arbitror, aedificiis fundamenta<text:line-break/>jaci firma et scaphis poni idonea cerina, fiquid aedifican-<text:line-break/>dorum pangendorumque in iis futurum est fimum; ubi<text:line-break/>enim prima ipsa basis statim ab initio debilis fuit, qui fieri<text:line-break/>potest ut quod superstruxeris suturum infumum non sit?<text:line-break/>Itaque quoniam lu continentibus ex proposita stipatione </text:span><text:span text:style-name="T20">fe-<text:line-break/>bribus ,</text:span><text:span text:style-name="T5"> neque enim gravari debemus iterum atque iterum<text:line-break/>fermonem repetere, quo nunc saltem medicorum vulgus<text:line-break/>veram methodum condiscat, quoniam </text:span><text:span text:style-name="T20">inquam</text:span><text:span text:style-name="T5"> septem prae-<text:line-break/>ter naturam posita sunt a quibus indicationes sumuntur,<text:line-break/>humorum multitudo crassitudo, lentor, obstructio, transpira-<text:line-break/>tionis suppressio, putredo et febris carens intermissione, at-<text:line-break/>que haec contraria omnino esse adhibenda docebant Prae-<text:line-break/></text:span><text:span text:style-name="T20">dter</text:span><text:span text:style-name="T5"> haec vero ab iis quae fecundum naturam sc habebunt<text:line-break/>positae indicationes sunt ex temperamento tum ipsius labo-</text:span></text:p>
      <text:p text:style-name="P6"><text:span text:style-name="T5">rantis partis tum reliquarum omnium principum, ex sub-<text:line-break/>stantiae ipsarum quantitate et ex spiritus ipsius substantiae<text:line-break/>tum quantitate turn qualitate; horum vero indicationes<text:line-break/>non contrariorum erant, scd similium: ad ista vero, sicut<text:line-break/>diximus, dignoscenda tum aetas turn consuetudo tum<text:line-break/>omnes quae externae morbi causae fuere, contulerunt; uti-<text:line-break/>que ortis hinc quoque indicationibus non paucis, omnes pro-<text:line-break/>fecto inspicere simul medicum decet, quo lutelligat quonam<text:line-break/>primum ac magis, quonam minus et secundo, quonam ad-<text:line-break/>• huc et tertio, atque ita deinceps quo alio </text:span><text:span text:style-name="T20">poft</text:span><text:span text:style-name="T5"> aliud praesi-</text:span></text:p>
      <text:p text:style-name="P5"><text:span text:style-name="T5">dio sit utendum.</text:span></text:p>
      <text:h text:style-name="Heading_20_2" text:outline-level="2">Cap. XIV.</text:h>
      <text:p text:style-name="P39"><text:span text:style-name="T5">Enimvero si vires febricitantis ex pu-<text:line-break/>tredine, ut positum est, accensa febre valentes sint, vena sta-<text:line-break/>tim secanda est, citra cruditatem ventris statim morbo luci-<text:line-break/>piente. Sin vires infirmae sint aut aetas prohibeat, inci-<text:line-break/>denda vena non est. Porro nictum supra est, ejusmodi fe-<text:line-break/>brem in vires imbecillas non incidere; quippe fynochos bene<text:line-break/>habiti corporis ac calentis aetatis propria est. At si lu</text:span></text:p>
      <text:p text:style-name="P6"><text:span text:style-name="T5">puerum incidat, qui quartum decimum annum hactenus non<text:line-break/>attigit, illi venae sectio non convenit propterea quod tan-<text:line-break/>tillis,' quum calidi ac humidi sint, plurimum corporis sub-<text:line-break/>stantiae quotidie defluat ac discutiatur.. Ita quod ex incisione<text:line-break/>venae moliendum nobis, suerat, id ultro nobis ex curati<text:line-break/>corporis- natura praestatur. Quod si corpus quartumdeci-<text:line-break/>mum annum excesserit, aestimandum est . qualisnam ejus<text:line-break/>habitudo sit, num gracilis et spissa et dura et copiosi sangui-<text:line-break/>nis, an contraria; atque ita in priori missienem sanguinis<text:line-break/>adhibebis, lu secunda nequaquam. Qulu etiam modus va-</text:span></text:p>
      <text:p text:style-name="P9"><text:span text:style-name="T5">• cuandi sanguinis ex iisdem scopis sumetur. Si enim cui<text:line-break/>sanguis mittitur, tringinta annos natus sit, scd laxus et mol-<text:line-break/>lis, pinguis et albus ac gracilibus venis, huic aut plane san-<text:line-break/>guiuem non mittes, aut parum detrahes. Et omnino quidem,<text:line-break/>non mittes in tempore aestatis et regione aestuosa et coeli<text:line-break/>statu calido ac sicco; parum detrahes in reliquis tum anni<text:line-break/>temporibus tum regione tum coeli statu. Etenim fi neque<text:line-break/>obstructio subesset nec putredo, scd sola humorum redun-</text:span></text:p>
      <text:p text:style-name="P7"><text:span text:style-name="T5">dantia, protinus a missione sanguinis pro naturae suae ra-<text:line-break/>tione se haberet. Itaque tantum humorum in omni tum cor-<text:line-break/>poris temperamento tum regione tum anui tempore tum<text:line-break/>statu coeli detrahi </text:span><text:span text:style-name="T20">par</text:span><text:span text:style-name="T5"> erat, quantum supra, naturalem -statum<text:line-break/>fuerat i nanctum. Verum' quoniam nec obstructic nec pu-<text:line-break/>tredo curari per fanguinis missionem potest, ut quae alia<text:line-break/>remedia, ceu prius est monstratum, desiderent, reponi san-<text:line-break/>guinis aliquid ad curationis spatium debebit, quo minus in-<text:line-break/>tempestive nutrire necessitate ulla cogamur. Quantum nam-<text:line-break/>que ad ejusmodi pertinet febrem, prorsus nutriendum non<text:line-break/>est; siquidem ostensum tibi prius est solum qni a viribus<text:line-break/>futuitur scopum nutrimentum indicare. At vero quantum<text:line-break/>ad id quod inanitum corpus est, nutrire oportet. Ita ne-<text:line-break/>cessam est duorum alterum, aut febrem, fi nutrias, augere;<text:line-break/>aut vires, fi non nutrias, dejicere. Satius itaque suerit, ut<text:line-break/>dictum est, aliquod sanguinis, quod proprium partibus ani-<text:line-break/>nialis nutrimentum sit relinquas, </text:span><text:span text:style-name="T20">ac</text:span><text:span text:style-name="T5"> ilsse paucissimas sorbi-<text:line-break/>tiones potionesque exhlbere sis contentus; quibus utique</text:span></text:p>
      <text:p text:style-name="P7"><text:span text:style-name="T5">ceu medicamentis potius quam nutrimentis egemus. Nam<text:line-break/>id quoque supra, quo minus multa de iisdem adhuc loqua-<text:line-break/>mur, </text:span><text:span text:style-name="T5">St </text:span><text:span text:style-name="T5">ostensum.</text:span></text:p>
      <text:h text:style-name="Heading_20_2" text:outline-level="2">Cap. XV.</text:h>
      <text:p text:style-name="P39"><text:span text:style-name="T5">Imo de cataplasmatis ao praecordiis<text:line-break/>perfundendis est loquendum. Quippe multa medicorum tur-<text:line-break/></text:span><text:span text:style-name="T5">ba </text:span><text:span text:style-name="T5">unum quiddam, idque ex curationis a methodo abhor-<text:line-break/>rentis sanctionibus statuit Omnesque ut post tertium diem<text:line-break/>nutriunt, ita etiam oleo prius perfundunt. Inde uno die<text:line-break/>interposito rursum nutriunt, cataplasma prius imponentes;<text:line-break/>quod si cui alvus est adstricta, etiam hanc clystere ducen-<text:line-break/>tes. Itaque his saltem auctoribus ordinandi nictus artem<text:line-break/>una hora quis didicerit. Verum non ita fe vera res habet,<text:line-break/>sed quum ars ipsa tota sit magna, non lenissima ejus para<text:line-break/>est scientia ordinandi victus. Quae ex his maxime remediis<text:line-break/>constituitur, cibo, potione, perfusione cataplasmatis et cly-<text:line-break/>steribus. Quippe iidem medici, quum sanguinis missionem<text:line-break/>in principio etiam solam adhibuerint, reliquam omnem aegri</text:span></text:p>
      <text:p text:style-name="P7"><text:span text:style-name="T5">curationem victui mandant, itaque, ut dixi, unius horae est<text:line-break/>nictus eorum disciplina ; quod si qui discit ingenio valeat,<text:line-break/>ne hujus quidem integrae, sed minimae ejus partis in qua<text:line-break/>quae nunc dicam audisse licuerit. Qui febricitant si valen-<text:line-break/>tes viribus sint, omnibus sanguinem ab luitio mittes, per-<text:line-break/>fusosque oleo post tertiae accessionem vel mulsa cum alica<text:line-break/>nutries vel sorbitione. Deinceps vero alternis cibabis die-<text:line-break/>bus, scd cataplasma ex artomelite prius imponens, alicubi<text:line-break/>vero alvus adstricta suerit, clystere hanc duces. Atque il-<text:line-break/>lorum quidem universam ordinandi nictus artem in his<text:line-break/>verbis jam audisti, non utique in scx mensibus, sed sex ver-<text:line-break/>siculis. Veram autem diaeteticen nunc audies. Calefacere<text:line-break/>praecordia cataplasmatis aut perfusionibus non est perpe-<text:line-break/>tuo tutum, sed in iis tantum aegris quibus in toto corpore<text:line-break/>nullam errat excrementum; caeteris omnibus extrema est<text:line-break/>pernicies. Nam sive redundantia utravis sit, vel quae ad<text:line-break/>vires vel quae ad vnsorum continentiam comparatur; sive<text:line-break/>etiam lu una parte pluribusve vitiosa excrementa sint,</text:span></text:p>
      <text:p text:style-name="P7"><text:span text:style-name="T5">omnia ad partem calefactam trahuntur. Quoties enim vidisti<text:line-break/>praecordia, quum plane phlegmone carerent, intra quatuor<text:line-break/>.dies quam lea 'gregales isti medici perfundere coepissent,<text:line-break/>phlegmonen contraxisse, quum ego etiam id ipsum tibi prae,-<text:line-break/>dixissem, jnssissemque diligenter ad phlegmonen suturam<text:line-break/>attentus esses. Iu quibus id maxime intellexisti, quantum<text:line-break/>malum sit usui qni alienus a ratione sit insuescere. Quippe<text:line-break/>hi quum ex iis quae ipsirnet faciunt phlegmonae scmper ex-<text:line-break/>citeut, id non animadvertunt, fed iisdem scmper erroribus<text:line-break/>implicantur., veluti Hippocrates iis accidere dixit qui hinc<text:line-break/>et inde ossium fracturas cum ulcere deligabant. Etenim .illi,<text:line-break/>quum phlegmonas lu ulcere crearent, non tamen destite-<text:line-break/>runt, rati id adeo non ex deligatura,- scd esto quopiam er-<text:line-break/>rore incidisset Et quomodo, quaelo, ad aliam. curationis ra-<text:line-break/>tionem sc transtulissent, qui usum sine ratione profitebantur<text:line-break/>ex iis quae lum ipsi scmper facere essent assueti, tum prae-<text:line-break/>ceptores suos ante sc facere contemplati? . siquidem hujus<text:line-break/>.generis </text:span><text:span text:style-name="T20">homines</text:span><text:span text:style-name="T5"> ne lentandum quidem censent, ut ex indi-<text:line-break/>catione quicquam sumant,, sed sola experientia sunt </text:span><text:span text:style-name="T20">con-r</text:span></text:p>
      <text:p text:style-name="P6"><text:span text:style-name="T5">tenti. At Hippocrates ab ipsa rei natura idoneum curatio-<text:line-break/>nis modum invenit. Quo postea in usum veniente cognitum<text:line-break/>est quantus esset in priori error. Quin fi quis in ejusmodi<text:line-break/>affectibus, cataplasmatis et perfusione ex oleo relictis, velit<text:line-break/>ad curationem quam ratio docet accedere, ipse quantopere<text:line-break/>aberrent qui plethorica et impura corpora sic curant, haud<text:line-break/>magno negocio experientia ipsa indicabit. At accidit ut lu<text:line-break/>ejusmodi morbis divites potius quam pauperes perperam<text:line-break/>' curentur, ln sus enim propter ipsorum delicias duplex </text:span><text:span text:style-name="T20">pec-<text:line-break/>catum non</text:span><text:span text:style-name="T5"> raro committitur et quod sanguis non mittatur<text:line-break/>et quod a medicis impensior adhibeatur diligentia, ut quo-<text:line-break/>tidie aliquid circa aegrotantis corpus fiat. Ac inter initis<text:line-break/>quidem sanguinis missionem major eorum pars propter mol-<text:line-break/>litiern non admittit, tametsi magis quam pauperes redun-<text:line-break/>dantiae sanguinis affectibus sunt objecti, ut qui magis 'tum<text:line-break/>cibis se impleant tum in otio vivant Medici vero qui eos<text:line-break/>curant, ubi summum remedium eft omissum, aliorum usu</text:span></text:p>
      <text:p text:style-name="P7"><text:span text:style-name="T5">ferturos fe quod deficit putant. Huc accedit quod ipsi qno-<text:line-break/>que aegri victus rationem in 'tranquillitate negligentianr esse<text:line-break/>rati et quidvis agere diligentiam, cogunt eos praecordiis<text:line-break/>aliquid quotidie admovere; sied nec invitis profecto ipsis<text:line-break/>medicis, ut qni facere femper aliquid rideri velint, quod sic<text:line-break/>fe majorem mercedem accepturos sperant. Itaque accidit<text:line-break/>ut illo ipsio teinpore phlegmonae divitibus incipant, quo jam<text:line-break/>pauperibus morbus propemodum perductus est ad finem.<text:line-break/>Quippe misso lu propositis hoc in libro febribus inter initia<text:line-break/>sanguine non pauperibus modo, verum etiam divitum fer-<text:line-break/>vis plurimis quidem quinto, aliquibus feptimo, crisis con-<text:line-break/>tigit, nemini ferius. At divites, qui et sanguinis copiam et<text:line-break/>excrementorum plus quam pauperes et servi habent, quum<text:line-break/>sanguinis mittendi praetermisere remedium, ac quotidie<text:line-break/>turn calido oleo perfundantur tum laxantibus cataplasujatis<text:line-break/>utantur, phlegmonen aliquam vel in jecinore vel ventri-<text:line-break/>culo vel reliquorum istic vifcerum aliquo contrahunt, alii</text:span></text:p>
      <text:p text:style-name="P7"><text:span text:style-name="T5">in quarto, alii in quinto, omnes plane in sexto. Nec oblitus,<text:line-break/>arbitror, es ejus, qui dum perfunderetur, difficultate spi-<text:line-break/>randi laboravit, omni supervacuo ad septum transversum<text:line-break/>caloris vi tracto. Ergo et hic periit, alii quoque infiniti<text:line-break/>quotidie pereunt, cataplasmate ipso cucurbitulae ritu cor-<text:line-break/>poris supervacua in viscera trahente. Non desuerunt pro-<text:line-break/>fecto et qui cucurbitula quoque ipsa sunt usi eo tantum<text:line-break/>consilio ut circa aegrotantem aliquid scmper moliri vide-<text:line-break/>rentur. Saluberrimum igitur, ut praediximus, estinfebri-<text:line-break/>bus venam incidere, non continentibus modo, verum etiam'<text:line-break/>aliis omnibus quas putrescens hurnor concitat, ubi prae-<text:line-break/>sertim nec aetas nec vires prohibenti Levata namque quae<text:line-break/>corpus nofirum regit natura exonerataque eo quo velut<text:line-break/>farcina premitur, haud aegre quod reliquum est vincet.<text:line-break/>Itaque propriarum functionum haud oblita et coquet quod<text:line-break/>concoqui est habile et excernet quod potest excerni. Eorum<text:line-break/>enim quae in medio sunt corpore, ,ut isti vocant, providen-</text:span></text:p>
      <text:p text:style-name="P7"><text:span text:style-name="T5">tia</text:span><text:span text:style-name="T25">, </text:span><text:span text:style-name="T5">ubi detractus sanguis non est, maximum plane est ma-<text:line-break/>lam; ubi detractus esu non maximum Quamquam, sic qno-<text:line-break/>que noxia esse in synochis febribus potest; quippe deusta<text:line-break/>immodico calore viscera etiam amplius deuruntur ac tor-<text:line-break/>reutur. Ergo ejnimodi providentiam illi duntaxat requi-<text:line-break/>fent., quibus in una parte putredo consistit, si tamen hi<text:line-break/>quoque sanguinem prius miserint. Providebimus autem bis,<text:line-break/>non sicut triviales isti medici provident, qui statim inter.<text:line-break/>initia, laxant, fed in plurimis prorsus contra moliuntur.<text:line-break/>Relaxantia namque remedia sicuti quod in membris eon-<text:line-break/>tluetur evocant; ita si in principio sint admota, pro eo plus<text:line-break/>attrahunt. Quum enim adhuc ad allectum locum fertur flu-<text:line-break/>xiu, reprimere remittereque hanc expedit, non ad ipsum<text:line-break/>attrahere- Quae vero repellentia dicuntur, quae adstringendi<text:line-break/></text:span><text:span text:style-name="T1">certe </text:span><text:span text:style-name="T5">vim obtinent, in principiis idonea sunt </text:span><text:span text:style-name="T20">duplici ratione,<text:line-break/></text:span><text:span text:style-name="T1">et </text:span><text:span text:style-name="T5">quod robur affectis partibus inferant, unde minus prompte<text:line-break/>affluxum excrementorum in se recipiunt, et quod eorum,<text:line-break/>quae, lu iis jam contenta funt, tenuissimum extrorsum ex-</text:span></text:p>
      <text:p text:style-name="P7"><text:span text:style-name="T5">primant. Quod si tum fluxio humorum per ea remedia com-<text:line-break/>pescitur, tum densitas quae adstringendo in affecta parte re-<text:line-break/>licta est crassiora detinet, jam tempestiva relaxatio est quo<text:line-break/>ea quae retenta sunt vacues. Praecipue autem adstringenti-<text:line-break/>bus est utendum, ubi lu jecur aut ventriculum supervacuum<text:line-break/>profluit; etenim et hae partes admodum sunt principes et'<text:line-break/>munus suum obeant, vel lu ipsis morbis est necessum. Porro'<text:line-break/></text:span><text:span text:style-name="T1">est </text:span><text:span text:style-name="T5">non exiguum eorum munus qualeque reliquarum </text:span><text:span text:style-name="T20">par-<text:line-break/>tium,</text:span><text:span text:style-name="T5"> quibus illud modo negotium est ut id quo nutriantur'<text:line-break/>conficiant, verum quod tantopere animalis intersit, ut si </text:span><text:span text:style-name="T20">ne-<text:line-break/>que</text:span><text:span text:style-name="T5"> in ventriculo probe alimentum fuerit concoctum, neque<text:line-break/>in sanguinem in jecinore mutatum, utique quod in fiune<text:line-break/>nobis accidit; ut cibi penuria degere in abstinentia cogamur,<text:line-break/>idem turn omnibus animalis partibus accidat : non enim </text:span><text:span text:style-name="T1">ex’<text:line-break/></text:span><text:span text:style-name="T5">iis quae devorarit quis, fed ex iis quae in jam dictis visceri-<text:line-break/>bus consecerit, alimentum toti corpori suppeditatur. Atque'<text:line-break/>ob haec nimirum impensius quam caeterae partes ventricu-<text:line-break/>lus et jecur adstringentia desiderant- Ergo quum ea quae</text:span></text:p>
      <text:p text:style-name="P7"><text:span text:style-name="T5">jam infixa funt discutiendi tempus est, tum quoque modice<text:line-break/>adstringi postulant; quod enim adstrictionis in principio<text:line-break/>largius iis quam caeteris partibus adhibetur, id servandum<text:line-break/>assidue est manente qui-id indicet usu; usus vero est, ut<text:line-break/>paulo ante testati fimus, nutrimenti confectio. Si igitur per<text:line-break/>imbecillitatem parum recte concoxerint, non modo assumpti<text:line-break/>cibi nulla est utilitas, sed etiam ventriculo non raro ex ejus<text:line-break/>corruptela lacessito, expellitur quoque aliquid prioris. Ita<text:line-break/>fit, ut duplex jam noxa toti corpori accedat, qunrn nec ex<text:line-break/>cibo sumpto nutriatur et aliquid ex </text:span><text:span text:style-name="T20">ea, quod sibi repo-<text:line-break/></text:span><text:span text:style-name="T5">suerat amittat. Huc accedit et quod ciborum concoctioj sive<text:line-break/>ea in jecinore sive in ventriculo sit improspera febres in-<text:line-break/>tendit ac humorum vitio exacerbat- Quo magis in omni<text:line-break/>febre- ciborum concoctioni prospicere magnopere oportet,<text:line-break/>atque ejus rei causa roboris quoque instrumentorum quibus<text:line-break/>perficitur non levis habenda est cura. Sane aliqui sunt, ut<text:line-break/>Hippocrates ait, qui ex eo quod ignorant non parum lucri</text:span></text:p>
      <text:p text:style-name="P7"><text:span text:style-name="T5">faciunt. Arbitrantur enim jecluoris se phlegmonen reIaxan-<text:line-break/>tibus praesidiis curare, ex eo scilicet samam sibi comparan-<text:line-break/>tes, quod in dignotione fallantur, fi quidem videntur non-<text:line-break/>nunquam lineamenta musculi, qui </text:span><text:span text:style-name="T20">a</text:span><text:span text:style-name="T5"> costis thoracis ad siy-<text:line-break/></text:span><text:span text:style-name="T20">podhondria</text:span><text:span text:style-name="T5"> pervenit, persimilia jecinori. Mirum autem mi-»<text:line-break/>nime arbitror, eos qui nec aliud quicquam arte probe di-<text:line-break/>dicerunt, nec in dignoscendis affectis partibus fe exercue-<text:line-break/>runt, sic laudem aliquando consequi.</text:span></text:p>
      <text:h text:style-name="Heading_20_2" text:outline-level="2">Cap. XVI.</text:h>
      <text:p text:style-name="P39"><text:span text:style-name="T5">Verum istos mittamus. Nos vero, etsi<text:line-break/>minima suspicio sit jecur ventriculumve laborare, absin-<text:line-break/>thium protinus oleo incoquemus ac eas partes perfundemus.<text:line-break/>Quum autem duplex in omni absinthio facultas et qualitas<text:line-break/>sit, veluti in libris (de medicamentis est traditum, certe in<text:line-break/>Pontico adstringendi facultas non parva est, in reliquis om-<text:line-break/>nibus amara quidem qualitas est vehementissime, adstiictio<text:line-break/>vero, quam saltem gustu agnuscas, aut plane obscura aut<text:line-break/>prorsus nulla fentitur- Prolude Ponticum absinthium ad je-</text:span></text:p>
      <text:p text:style-name="P7"><text:span text:style-name="T25">' </text:span><text:span text:style-name="T5">cinoris et ventris phlegmonas eligi praestat: fed id est tum<text:line-break/>sillio nim flore longe quam caeitera absinthia minore,, odor<text:line-break/>quoque huic non modo non insuavis, verum etiam aroma-<text:line-break/>• tum quid praeferens, reliquis autem omnibus est foedus;<text:line-break/>quare, baec fugere conveniet, uti autem scmper Pontico.<text:line-break/>Etiam reliquorum medicamentorum in quibus mixta cum<text:line-break/>amaritudine adstringendi facultas est,: aliquid in oleum con-<text:line-break/>jicere atque ad eundem modum uti licet. Ostendimus nam-<text:line-break/>que opere quod de medicamentis inscribitur amaram qua-<text:line-break/>litalem alain adstrlugenti facere. Quo fit ut medicamentum<text:line-break/>id genus omnibus quae tantum adstriugant fit praestantius.<text:line-break/>Itaque si vehementiorem efficere velis adstrietionem, etiam<text:line-break/>oleum ipsum adstringendi </text:span><text:span text:style-name="T20">vim</text:span><text:span text:style-name="T5"> habeat; cniusmodi est et quod<text:line-break/>Hispanum, vocant, et quaecunque cum germinibus oleae<text:line-break/>praeparare solent., vel quale est crudum, quod omphacinum<text:line-break/>vocant. Sin leniore uti adstrictione placet, aliud olei genus<text:line-break/>piraepar-abis, praecipue quod tenuium, sit partium, quod ge-<text:line-break/>nec Sabinqrn est. Qp.uiuumt tamen, ubi adstrlugere yehemen-</text:span></text:p>
      <text:p text:style-name="P7"><text:span text:style-name="T5">tius est opus, Histricum oleum est, ut quod ambas in sis<text:line-break/>qualitates habeat, et amaram et adstringentem. In penuria<text:line-break/>vero absinthii inter initia vel melinum vel mastichinum vfel<text:line-break/>lentiscinum satisfecerit; quod si exigua febris sit, etiam un-<text:line-break/>guentum ex, nardo compositum. Esto autem optimuru id<text:line-break/>quoque, neque enim parum'rnterest inter id et quod vitio-<text:line-break/>sum est,, quum id quod Neapoli in llalia conficiunt, nomine<text:line-break/>tantum nardinum unguentum fit,, fi cum eo quod in Asia' sit<text:line-break/>conferatur. Id antea'Laodiceae tantum componebatur, nunc<text:line-break/>etiam in multis fit oppidis. Quod fi declinatio febris in quo<text:line-break/>ista moliris non admodum sit facilis; abstinebis a nardino,<text:line-break/>uteris autem hoc tempore rectius melino, aut si id non est,<text:line-break/>lentiscino, ab hoc vero mastichino. Omnibus namque’his<text:line-break/>nardinum unguentum valentius calefacit: quare si reliquo-<text:line-break/>rurn copia non est, rnsaceurn illi admiscebis. Sane myrtini<text:line-break/>adstrictio idonea non est, quum crassiorum fit partium quam<text:line-break/>ut altu descendere possit Atque haec- qnidem exempli gratia</text:span></text:p>
      <text:p text:style-name="P6"><text:span text:style-name="T5">protulimus, nam magnam eorum copiam deligere ex medi-<text:line-break/>camentorum libris licet. Ad eundem vero, modum et cata-<text:line-break/>plasma compositam vim habeat ex ea quae tenuium sit par-<text:line-break/>. tiurn ac laxet, turn vero ex amara et adstringente. 'Superet</text:span></text:p>
      <text:p text:style-name="P5"><text:span text:style-name="T5">•autem in iis ubi tum repellere tum robur addere studemus<text:line-break/>quod adstringat; ubi tenuare ac detergere, amarum; ubi evo-<text:line-break/>care, quae ex laxantibus tenuium maxime sint partium: si<text:line-break/>quidem quae crassae substantiae sunt, </text:span><text:span text:style-name="T20">ea</text:span><text:span text:style-name="T5"> pus moventibus<text:line-break/>. monstravimus esse accommoda. Quum autem definitum in<text:line-break/>opere de medicamentis sit et quae vel solam obtineant ad--<text:line-break/>stringendi qualitatem vel amaritudinem et quae ambas possi-<text:line-break/>deant qualitates, maxime deligenda sunt quae ambas ha-<text:line-break/>bent; ubi ea non adsunt, ipse amara iis quae adstringaut mi-<text:line-break/>•scebis, nt nos aliquando in jecluoris phlegmone ex </text:span><text:span text:style-name="T20">copiis<text:line-break/></text:span><text:span text:style-name="T5">praesentibus componere cataplasma vidisti. Erat enim is<text:line-break/>qui aegrotabat medicus; quem jam lucernis accensis invisi-<text:line-break/>. mus, quo tempore ab iis qui talia venditant nihil emi po-</text:span></text:p>
      <text:p text:style-name="P5"><text:span text:style-name="T5">tnit. Ergo quum declinatam notabiliter febrem invenissem,</text:span></text:p>
      <text:p text:style-name="P7"><text:span text:style-name="T5">ntendum occasione quamprimum censui, eo certe magis quod<text:line-break/>suspectam horam quae gassicluio sutura erat alterius acces-<text:line-break/>sioiris initium allaturam verebamur. Incoxi in oleo quidem<text:line-break/>absinthium, in aqua vero malum cotoneum. Dum autem<text:line-break/>haec coquebantur, myrobalani retrimenta et ireos radicem,<text:line-break/>quae intus luveneram, contudi cribravique, dein olei et<text:line-break/>aquae qnae paraveram portionem lu lebetem immisi, ac ubi "<text:line-break/>modice coxeram myrobalanum et irim una cum exigua cera<text:line-break/>injeci. Coquimus autem, ut nosti, cotoneum non in aqua mo-<text:line-break/>do, verum etiam persaepe in austero vino, ac omnibus ejus-<text:line-break/>modi cataplafrnatis' de ipsa quoque cotouei carne interdum<text:line-break/>admiscemus. Nam ubi et quod confluit copiosum est et<text:line-break/>pars ipsa infirmior, adstringeutem vim, sicut scis, inauge-<text:line-break/>mus; ubi vero tum corpus totum vacuum est, nec pars'<text:line-break/>imbecilla nec ultra quid confluit, ibi in iis quae miscentur<text:line-break/>materiis minimum quidem sit quod adstringat, copiosius vero<text:line-break/>non solum quod relaxet, sed etiam et quod amarum'sit et<text:line-break/>quod acre. Quod si exigua febris sit ac phlegmone non adeo</text:span></text:p>
      <text:p text:style-name="P6"><text:span text:style-name="T5">calens, tum aeger ipse inediam tolerare valeat, hoc casu dis-<text:line-break/>eUssoriam quidem curandi speciem intendes, adstringentem<text:line-break/>autem remittes. Neque enim amplius ipsi saltem phlegmonae<text:line-break/>conducere possunt quae adstringunt, ubi nec affluit quic-<text:line-break/>quam et crassus humor affecto loco tenaciter est infixus, scd<text:line-break/></text:span><text:span text:style-name="T32">;</text:span><text:span text:style-name="T5"> sicut dictum est, trahendae potius curationis, ac quae ad-<text:line-break/>stringant miscendi consilium probamus, quo robur partium<text:line-break/>tueamur. Unde nec colo laborante, nec reliquorum intesti-<text:line-break/>norum quovis, nec musculis hypochondriorum aut perito-<text:line-break/>. naeo miscenda adstringentia sunt, ied nec quum vesica male<text:line-break/>habet uterasve, modo, ut dictum est, nihil ultra ad locum<text:line-break/>fluat, nec </text:span><text:span text:style-name="T20">Janguinis</text:span><text:span text:style-name="T5"> redundantia nec-excrementorum copia<text:line-break/>in toto sint corpore. Porro renes et pectus in media prae-<text:line-break/>dictorum conditione sunt, quantum enim a ventriculi je-<text:line-break/>cinorisque soliritudine absunt, tantum reliquorum super-<text:line-break/>gressa, si quidem in ventriculo ac jecinore exsclvi robur est<text:line-break/>perniciosissimum, illis minime est periculosum. In luis vero<text:line-break/>-est quidem, periculosum,, non tamen perinde ut in illis.</text:span></text:p>
      <text:p text:style-name="P7"><text:span text:style-name="T5">nisi si pus educere ex pectore aut pulmone aliquando </text:span><text:span text:style-name="T1">sit<text:line-break/></text:span><text:span text:style-name="T5">opus. De liene prouunciare absolute non est'nec nisi prius •<text:line-break/>definita, tum corporis totius natura tum vero affectu, qui<text:line-break/>curationis tempore occupavit. Nam si vel aeger ex iis sit<text:line-break/>qui melancholicum, excrementum naturaliter congerant, vel<text:line-break/>etiam eo tempore humor is in eo abundet, necesse est lu<text:line-break/>liene</text:span><text:span text:style-name="T36">1</text:span><text:span text:style-name="T5"> curando adstringentia reliquis admisceas, ut visceris<text:line-break/>robur custodias.’ Ita enim et excrementa ad sc trahet et<text:line-break/>.quum corpus expurgarit, ipfe rursus per ventriculum excer-<text:line-break/>net; veluti in naturalibus commentariis de bis est proditum.<text:line-break/>Sin nullum omnino sit melancholicum excrementum, aut<text:line-break/>omnino adstringendum non est, aut parcissime. Observandum<text:line-break/>vero diligenter est non in liene modo, verum etiam lu omni-<text:line-break/>bus aliis partibus in quibus humor putrescit, quod sym-<text:line-break/>ptoma sit veheinentissimum quod secundo loco aut tertio;<text:line-break/>quo videlicet affectu ex ipsis plane invento, idoneam ei cu-<text:line-break/>ratiouem adhibeas. Alias: namque, lu parte affecta calor fu-</text:span></text:p>
      <text:p text:style-name="P7"><text:span text:style-name="T5">perat, alias tumor qni vel propter abundantiam humoris,<text:line-break/>vel propter crassitudinem sit durus. Si igitur calor praepon-<text:line-break/>derat , id agendum ut sensim per ea quae tepentem calorem<text:line-break/>obtinent discutiatur;' quod genus est tum lini semen tum<text:line-break/>chamaemelum, quibus adllci vel hordei vel fabarum farina<text:line-break/>debet, quippe quorum neutrum calefacit. Saepe autem, uti<text:line-break/>non ignoras, quod medici artomeli vocant, pro cataplasmate<text:line-break/>ejusmodi phlegmones praeparamus, atque aquae aliquid<text:line-break/>miscemus; ad lienem vero etiam aceti aliquando aliquid.</text:span></text:p>
      <text:p text:style-name="P8"><text:span text:style-name="T5">' Si vero laborantis phlegmone partis calor non multum a<text:line-break/>natura excesserit, scd. magnitudo ejus notabilis fuerit, dige-<text:line-break/>rere haud timide sine aqua debebis, etiam foenigraeci aliquid<text:line-break/>supradictis immiscens. Si vero veluti scirrhofa phlegmone<text:line-break/>sit propter humorum quos continet vel crassitudinem veI<text:line-break/>lentorem, tum aceti 'aliquid tum amara medicamenta simul<text:line-break/>immiscenda curabis, ao potissimum in liene. Etenim viscus<text:line-break/>hoc propterea quod a jecinore crassum humorem trahit,<text:line-break/>ejusmodi humoris occasione plerumque laborat. Quare ma-</text:span></text:p>
      <text:p text:style-name="P7"><text:span text:style-name="T5">gis cataplasmata, quae ex oxyrnelite et absinthio et cappari<text:line-break/>fiunt illi sunt idonea. Haec igitur cum medicorum vulgus<text:line-break/>ignoret, omnes oleo pertundunt et cataplasmatis laxanti-<text:line-break/>bus curant prius quam corpus vacuetur omniumque ma-<text:line-break/>xirne, ut dixi, divites, quibus non solum in talibus obsequun-<text:line-break/>tur, sed etiam eos lavari in balneo permittunt. Ego vero&gt;<text:line-break/>nec eorum qui ex putredine humorum febricitent lavem<text:line-break/>quemquam, nec laxantibus cataplasmatis prius quam excrea<text:line-break/>menta • purgarim uter. His vacuatis non solum audacter,<text:line-break/>lavem,-scd etiam cataplairnatis utar, in aliis quidem parti-<text:line-break/>bus laxantibus, in jecluore vero ac ventriculo additis etiam<text:line-break/>quae mediocriter adstrlugaut.</text:span></text:p>
      <text:h text:style-name="Heading_20_2" text:outline-level="2">Cap. XVII.</text:h>
      <text:p text:style-name="P39"><text:span text:style-name="T5">Parcius vero ad pectus quam ad ea<text:line-break/>est adstringentibus utendum, talia namque humores qui<text:line-break/>phlegmonen excitant in pulmones et cor nonnunquam re-<text:line-break/>pellunt Ac cibis potius horum robori est consulendum:<text:line-break/>aeque enim ut in jecinore et ventriculo, ita hic quoque<text:line-break/>tenuissimo nictu est utendum. In illis namque alimentum</text:span></text:p>
      <text:p text:style-name="P6"><text:span text:style-name="T5">concoquitur metusque est ne ipsis phlegmone laborantibus<text:line-break/>nec nutrimentum rite concoquatur et phlegmone augeatur,<text:line-break/>in pectus vero, tantum alimenti jam concocti pervenit quan-<text:line-break/>tum uni ipsi parti nutriendae satisfaciat. Ac longe quidem<text:line-break/>magis in pulmonis phlegmone abstinendum ab adstringenti-<text:line-break/>bus est., quandoquidem ipsis quoque laxantibus admiscen-<text:line-break/>dum aliquid acrium quodammodo et evidenter calefacien-<text:line-break/>tium est, quippe 'foras tradere potius quam repellere in eo<text:line-break/>- debemus. Itaque etiam cucurbitulae iis prius vacuatis uti-<text:line-break/>les, at si pletborici sint, non magis eae </text:span><text:span text:style-name="T25">βχ </text:span><text:span text:style-name="T5">pulmone lu pec-<text:line-break/>tus aliquid excrementi transferent quam ex toto corpore<text:line-break/>attrahent in utrumque.</text:span></text:p>
      <text:h text:style-name="Heading_20_2" text:outline-level="2">Cap. XVIll.</text:h>
      <text:p text:style-name="P39"><text:span text:style-name="T5">Ea'dem ratione nec lu cerebri et ejus<text:line-break/>membranarum phlegmonis curcurbitulis in morbi initio<text:line-break/>utemur, verum ubi nec influit adhuc quicquam et totum<text:line-break/>corpus prius est vacuatum, at repellentibus appellatis lu his<text:line-break/>quoque inter initia utendum. Sed quum ossibus cranii me-<text:line-break/>dium occupantibus lu altum descendere repellentium vim</text:span></text:p>
      <text:p text:style-name="P7"><text:span text:style-name="T5">cupimus, eorum quae deducere eam possunt aliquid repri-<text:line-break/>mentibus admifcebimus: ea sunt quorum substantia ex te-<text:line-break/>nuibus partibus constat. Sane acetum non modo tenuium ,<text:line-break/>partium est, scd etiam non mediocrem reprimendi vim ob-<text:line-break/>tinet. Quo profecto rationabilius lu principiis affectuum ip-<text:line-break/>so utuntur rosaceo admiscentes. Procedente vero tempore<text:line-break/>eliam spondylii et serpylli, quibus jam non modo partium<text:line-break/>tenuitas, sed etiam calor inest, aliquid admiscent, quo tem-<text:line-break/>pore transire ad lea quae concoquant ac digerant convenit,<text:line-break/>atque haec utraque valentiora quam postulet ipsa pars phleg-<text:line-break/>mone afiecta deligere ceu viribus eorum per ea quae inter-.<text:line-break/>sunt ossa remittendis. Sane ad eum modum et castoreo uti-<text:line-break/>mur, quum tamen eo in aliis phlegrnonie minime utamur,<text:line-break/>quamvis etiam iir summa declinatione sint, est enim cali-<text:line-break/>dius id quam ut pblegmonis sit idoneum. At vero locis circa<text:line-break/>cerebrum pblegmonis ipsis jam declinantibus est utilissimum,<text:line-break/>quoniam non Ilatim his, scd ossibus intervenientibus occurrit.<text:line-break/>Inest autem ejusmodi pharmaco et substantiae tenuitas, quod</text:span></text:p>
      <text:p text:style-name="P7"><text:span text:style-name="T5">ipsum iis quorum per densum obicem transmitti vim opor-<text:line-break/>tet est accommodum.</text:span></text:p>
      <text:h text:style-name="Heading_20_2" text:outline-level="2">Cap. XIX.</text:h>
      <text:p text:style-name="P39"><text:span text:style-name="T5">Illud te profecto non fugit, proprios sin-<text:line-break/>gularum partium meatus ad excrementorum excretionem<text:line-break/>nos meabiles reddere, intestino quidem ventriculo et rne-<text:line-break/>faraeo et concavis jecoris intestinum rectum, renibus vero,<text:line-break/>vesicae, jecoris'gibbis , venae cavae et arteriae magnae et<text:line-break/>omnibus quae in lumbis habentur, eum qui urinis est dele-<text:line-break/>gatus, pulmonibus , et pectori ipsam asperam arteriam et<text:line-break/>fauces, cerebro et meningibus eum qui per palatum et nares<text:line-break/></text:span><text:span text:style-name="T20">descendit.</text:span><text:span text:style-name="T5"> At meandi fluendi que facilitas fit iis quidem quae<text:line-break/>per sedem excerni habent mulsa, jet cibis iis qui ventrem<text:line-break/>molliunt et pharmacis quae modice proritare possunt, quae<text:line-break/>enim acriora sunt, vitare oportet, quoniam phlegmonas ex-<text:line-break/>acerbant. Ad ventriculum vero, jecur et lienem siquando<text:line-break/>phlegmone sunt vexata, nec mulsa ipsa est utilis, quod illico<text:line-break/>lu bilem transeat; ae vsscernm phlegmonas augeat. Excre-</text:span></text:p>
      <text:p text:style-name="P7"><text:span text:style-name="T5">menta vero ut cum urinis excernantur, medicamentis uri-<text:line-break/>nas moventibus diureticis vocatis promovebis, nt et quae </text:span><text:span text:style-name="T20">in<text:line-break/>pectore</text:span><text:span text:style-name="T5"> et pulmone continentur bechicis per tusses vacuabis.<text:line-break/>Porro in opere de medicamentis cujusque materiam didicisti,<text:line-break/>non eorum modo quae jam enarrata sunt, Ied etiam quae<text:line-break/>cerebri meningumque superflua per nares emittunti</text:span></text:p>
      <text:h text:style-name="Heading_20_2" text:outline-level="2">Cap. XX.</text:h>
      <text:p text:style-name="P39"><text:span text:style-name="T5">Etenim horum quoque omnium uberem<text:line-break/>materiam in illis commentariis habes. Quare abunde sunt<text:line-break/>ad rem praesentem quae hactenus de phlegmone laborantium<text:line-break/>partium differentia disputavimus. Dicturus enim plura de<text:line-break/>iis sum in ea methodo, quae omnium tumorum qui praeter<text:line-break/>naturam sunt curationem comprehendet, neque enim in<text:line-break/>praesentia dedita opera et studio hunc sermonem fum ingres-<text:line-break/>sus , sed praeter pensum </text:span><text:span text:style-name="T5">in </text:span><text:span text:style-name="T5">eum sequela quadam rerum lu-<text:line-break/>vitante diverti. Siquidem propositum nobis in hoc libro<text:line-break/>non fuit ut te partis cujusque phlegmone obsessae optimam<text:line-break/>curationem docerem, imo ut noxam eorum ostenderem, qui-<text:line-break/>bus cataplasmata in febribus non vacuato prius toto corpore</text:span></text:p>
      <text:p text:style-name="P7"><text:span text:style-name="T25">. </text:span><text:span text:style-name="T5">imponuntur, ac potissimum ubi pars aliqua interior non in-<text:line-break/>flammatur; quippe si ambiens ita calet ut materias valenter<text:line-break/>liquet, major noxa ejusmodi cataplafmatis succedit quam lo-<text:line-break/>tioni in balneo.. Quamquam autumant qui quotidie prae-<text:line-break/>cordia perfundunt et cataplasmatis inducunt, non modo<text:line-break/>nullam ex iis noxam, sed etiam magnam utilitatem aegris<text:line-break/>comparari': contra ex lavando non modo nullam utilita-<text:line-break/>fem, fed etiam maximum incommodum, ignorantes sicut re-<text:line-break/>liquorum omnium quae circa aegrum administrant, ita et<text:line-break/>'balneorum naturam. Ego vero de universis eorum faculta-<text:line-break/>tibus in superioribus disputavi plenissime. Nunc tantum di-<text:line-break/>. xisse est satis quibusdam prorsus nihil nociturum balneum,<text:line-break/>quibusdam minus quam cataplasmata. Quod enim in prae-<text:line-break/>cordiis laxantia ‘quae isti vocant praesidia faciunt, id bal-<text:line-break/>neum in toto, efficit corpore. Eoque quum in declinatione<text:line-break/>scbris adhibetur, corpore jam mediocriter transpirante non<text:line-break/>exiguum affert commodum, omnia ex .eo tum fuligiuosa</text:span></text:p>
      <text:p text:style-name="P6"><text:span text:style-name="T5">excrementa turn fumida educens. Et siquidem nullius vi-<text:line-break/>sceris imbecillisas subsit, proficiet aegrotanti, si tamen horror<text:line-break/>inter exhibendum non incidit. Tres enim oportet habere</text:span></text:p>
      <text:p text:style-name="P9"><text:span text:style-name="T20">•’ hos scopos in</text:span><text:span text:style-name="T5"> balneis omnibus febribus concedendis, unum<text:line-break/>si citra horrorem administrentur, fecundum si nulla pars,<text:line-break/>princeps sit imbecilla; tertium si multitudo erudorurn hu-,<text:line-break/>morum in primis venis non contineatur. Horror namque<text:line-break/>qua ratione non solum, intendere jam praescutem scbrem<text:line-break/>possit, scd etiam cum non fuit eam interdum excitare, prius<text:line-break/>dictum est, partes , vcro imbecillae liquatos jam humores;<text:line-break/>magis recipiunt quam antequam liquarentur, crudorum vero<text:line-break/>humorum copia in,totum corpus distribuitur. Horum li ni-<text:line-break/>hil obstet, ex balneis duo haec aegro compendia accedant, et<text:line-break/>quod redundantiae humorum aliquid vacuabitur et quod<text:line-break/>inultum febrilis, caloris transpirabit, Quod si praeterquam<text:line-break/>quod nulla princeps pars imbecilla sit, etiam ignobilium,<text:line-break/></text:span><text:span text:style-name="T20">partium</text:span><text:span text:style-name="T5"> aliqua sit imbecilla, veIuti ,podagricis pedes et </text:span><text:span text:style-name="T20">ay-r<text:line-break/></text:span><text:span text:style-name="T5">thrilicis .universi corporis articulimaxima salutis pars ae-</text:span></text:p>
      <text:p text:style-name="P7"><text:span text:style-name="T5">gro ex balneo comparabitur , ipsis infirmis partibus quae su-<text:line-break/>pervacua sunt excipientibus? Assolent enim nonnunquam et<text:line-break/>citra balneum supervacanea in parles infirmas confluere, a<text:line-break/>balneo </text:span><text:span text:style-name="T20">vero</text:span><text:span text:style-name="T5"> magis, utpote tum succis ipsis per id liquatis<text:line-break/>tum viis per quas meent patefactis; ambo enim haec ex<text:line-break/>moderato calore proveniant necesse esu Dico autem tum<text:line-break/>hamorum liquationem tum viarum dilatationem. Proinde<text:line-break/>fit ut quum jecur, ventriculus, pulmones, pectus velprinci-<text:line-break/>puni id genus partium aliquod imbecillum sit, maxime lae-<text:line-break/>dantur quicunque se 'laverint, si illis supervacua in corpore<text:line-break/>sint, iidemque ipsi cataplasmate usi duplex incommodum<text:line-break/>sentiant nullo commodo. Quippe balneum tum corpus </text:span><text:span text:style-name="T20">to-<text:line-break/>tum</text:span><text:span text:style-name="T5"> vacuat tum quod sumidum est ac fuliginosum discutit,<text:line-break/>laxantia dicta cataplasmata ac similis facultatis perfusiones, ut<text:line-break/>nihil horum bonorum afferunt, sic supervacuum omne ad<text:line-break/>imbecillius, quodcunque id circa medium corpus sit, attra-<text:line-break/>hunt, sive jecur id, sive ventriculus, sive septum transverium,<text:line-break/>sive mesenterium, sive jejunum, sive colon renesve sint. Quod</text:span></text:p>
      <text:p text:style-name="P6"><text:span text:style-name="T5">si diligentiam ostentare volentes etiam pectus una calefa-<text:line-break/>ciant, vel in ipsum vel etiam in cor , vel in pulmonem su-<text:line-break/>perflua rapient; Voco imbecillam partem vel quae natura est<text:line-break/>intemperatior, alii namque alia sic se habet,, vel qime ex<text:line-break/>praecedente aliquo morbo intemperiem contraxit, vel'quae<text:line-break/>in praesenti tempore in hanc fit perducta. Non enim par-<text:line-break/>tium omnium quae aut phlegmone laborant aut putrescen-<text:line-break/>tes humores aut obstructiones continent, facultas.statim in-<text:line-break/>firma est, promptius tameixin iis quoque supervacuum, qua-<text:line-break/>lecunque id </text:span><text:span text:style-name="T5">sit, </text:span><text:span text:style-name="T5">in aegram partem propter calorem queni<text:line-break/>affectus excitat fertur, quippe pars quam obstructio aut pu-<text:line-break/>tredo aut phlegmone obsedit-, sebris ipsius veluti focus est.<text:line-break/>Ergo quum huic propter calorem sua sponte trahenti alia<text:line-break/>quaepiam occasio extrinsecus ex iis quae potestate calefa-<text:line-break/>ciant accessit, necesse est affectum intendi. </text:span><text:span text:style-name="T5">• </text:span><text:span text:style-name="T5">At vero si quis,<text:line-break/>. ut dictum est, toto corpore prius vacuato laxantibus curet<text:line-break/>ubi maxima febris non adest, utique prodesse aliquando po-<text:line-break/>test. Tum vero, ceu dictum etiam est, lavere citra noxam</text:span></text:p>
      <text:p text:style-name="P6"><text:span text:style-name="T5">licet. Cavendum tamen a frigido folio his est, nam et crudi<text:line-break/>&gt; et putrescentes inorantium in eb humores, minus apti ad<text:line-break/>exhalandum redduntur- Sane officit iis etiam si aqua ad-<text:line-break/>modum sit frigida, quandoquidem sic affectorum tum cor-<text:line-break/>pus tum vel maxime affecta pars difflari evaporarique<text:line-break/>postulat. Quo fit ut vel perfundere illos aqua idonea solea-<text:line-break/>tuus, vel si moderate quae in natatione est frigeat, ingredi<text:line-break/>permissos celeriter exire jubere. In progressu tamen morbi<text:line-break/>quo tempore et absumpta jam supervacua sunt et tum cruda<text:line-break/>tum putrescentia concocta et cataplufmatis laxantibus et bal-<text:line-break/>neis sine periculo utare.</text:span></text:p>
      <text:h text:style-name="Heading_20_2" text:outline-level="2">Cap. XXI.</text:h>
      <text:p text:style-name="P39"><text:span text:style-name="T5">Porro aptissimum in febribus intermilten-<text:line-break/>tibus tempus est, quum, ut dictum est, exhalare jam coeperit<text:line-break/>febrilis calor. Statim enim corpus ad nutrimentum praepa-<text:line-break/>rat, duobus his scopis hujus quoque opportuno tempore,<text:line-break/>Iurnmo praecedentis accessionis vigore et suturae principio.<text:line-break/>Ad haec namque spectantes operam dabimus ut quam lon-<text:line-break/>gissime ab utroque nutriamus, Ergo si spatium quod inter</text:span></text:p>
      <text:p text:style-name="P6"><text:span text:style-name="T5">suminum prioris accessionis vigorem et scquentis principium<text:line-break/>interveniet, sittis sit amplum, facile est idoneum tempus in-<text:line-break/>venire; sin exiguum ni suerit, alterum facias necesse est, ut<text:line-break/>_ aut aegrum admodum adhuc calentem nutrias, aut feqnen-<text:line-break/>. tis accessionis invasione jam jam affutura. Quo magis prae-<text:line-break/>. sagi menici ejusmodi scbris indiget, qui primis statim die-<text:line-break/>bus quanto spatio duratura scbris sit conjiciat, quippe 11<text:line-break/>.continens suerit, constat brevi finiendam. Si itaque ultra<text:line-break/></text:span><text:span text:style-name="T5">’ </text:span><text:span text:style-name="T5">septimum dicm progressura non .videbitur, prorsius conti-<text:line-break/>nendus a cibo aeger est, .si vires non defecturas conjiciamus.<text:line-break/>Sin ad nonum aut undecimum aut quartumdeclurum usque<text:line-break/>progressura ridetur, aut etiam in. septimo finienda, caeterum<text:line-break/>aeger vires infirmiores habere quam ut lu tantum tempus<text:line-break/>sufficiat, necessum erit nutrire ac deligere, sicut in re an-<text:line-break/>cipi ti convenit; quod minus sit noxium, distinguendo id dis-<text:line-break/>cern.endoque ab eo quod magis sit nociturum, idque tum ex<text:line-break/>. loco affectu una cum affectu tum accessionis et principii, et</text:span></text:p>
      <text:p text:style-name="P6"><text:span text:style-name="T5">fummi etiam vigoris consuetudine. Siquidem ubi vel jecur<text:line-break/>vel ventriculum phlegmone prehendit, perniciosissimum est<text:line-break/>ante accessionem cibare, ubi abest phlegmone, quibus infir-<text:line-break/>mae sunt vires utilissimum. Assolent enim eos qui ita se ha-<text:line-break/>hent jecinore quidem affecto alni dejectiones una cum ac-<text:line-break/>cessionibus invadere, ore autem ventriculi vexato syncope.<text:line-break/>In aliis vero animalis organis, quod jam dictis proportione<text:line-break/>respondeat, turn </text:span><text:span text:style-name="T20">ex</text:span><text:span text:style-name="T5"> situs eorum </text:span><text:span text:style-name="T20">ratione</text:span><text:span text:style-name="T5">tum partis digni-<text:line-break/>tate aestimabis; ageturque de ipsis postrnodurn. Ad summi,<text:line-break/>rigoris et accessionis principii morem sic consideres, censeo.<text:line-break/>In' summo vigore notabis an citra magnitudinem febrilis ca-<text:line-break/>loris siccus sit et squallens, an citra squaliorem urens. Prio-t<text:line-break/>rem namque humectante victu madefacere quam primum<text:line-break/>oportet, in secundo dum plurimum caloris se remittat ex-<text:line-break/>' pectare. lu principii vero accessionis more sic aestlurabis, an<text:line-break/>corporis extrema perfrigeret et magnam sanguinis revoca-<text:line-break/>tionem ad luteriora corporis faciat, an omnino corpus non</text:span></text:p>
      <text:p text:style-name="P6"><text:span text:style-name="T5">premat. Quippe secundum hoc ceu facile mansuetumve con-<text:line-break/>temnes , in priore distinguas </text:span><text:span text:style-name="T20">oportet.</text:span><text:span text:style-name="T5"> Nam si absque visceris<text:line-break/>phlegmone aut humorum redundantia motus' ad interiora<text:line-break/>in accessionibus pollet, nihil offendes paulo ante cibans, sin<text:line-break/>vel phlegmone vel redundantia lubfit, cavenda est ante ac-<text:line-break/>cessionem cibatio ceu res maxime noxia.</text:span></text:p>
      <text:h text:style-name="P1" text:outline-level="1"><text:bookmark-start text:name="bookmark22"/>GALENI METHODI MEDENDI<text:line-break/>LIBER XII.<text:bookmark-end text:name="bookmark22"/></text:h>
      <text:h text:style-name="Heading_20_2" text:outline-level="2">Cap. I.</text:h>
      <text:p text:style-name="P39"><text:span text:style-name="T5">Neque genus neque species neque disse-<text:line-break/>rentia ulla est febrium, ut nonnulli eas cum symptomatis<text:line-break/>constituentes autumant, scd veluti tum alius quidam mor-<text:line-break/>bus assi morbo tum . symptoma symptomati uno tempore<text:line-break/>eodem in corpore implicatur, eodem modo et cum febre in-<text:line-break/>cidunt quaedam graviora symptomata, quibus prospici rna- .<text:line-break/>jore </text:span><text:span text:style-name="T20">medentis</text:span><text:span text:style-name="T5"> solicitudine debet.. Nam leviorum quae fe-<text:line-break/>brium generationi necessario succedunt ortum omnino non<text:line-break/>, meminerunt, scd ceu prorsus non suit innominata relique- .</text:span></text:p>
      <text:p text:style-name="P7"><text:span text:style-name="T5">runt, at quae vel raro febricitantibus incidunt vel consue-<text:line-break/>tam magnitudinem excedunt, seorsum ab aliis tradenda cen-<text:line-break/>sent. Sunt itaque eorum primae differentiae tres. Aut enim<text:line-break/>jn actionum laesionibus consistunt, aut in retentorum vacua-<text:line-break/>turumve ametria, aut corporum ipsorumaffectibus. Quar-<text:line-break/>tum enim genus statuendum inter symptomata non est,<text:line-break/>etiamsi inter symptomata quam maxime non pauci id po-<text:line-break/>suere, sicut erysipelata, ophthalmias, ulcera, parotidas reliqua-<text:line-break/>que id genus. Ex dictis vero tribus actionum quidem lae-<text:line-break/>siones si molestae fiant, medicum ad Ie convertunt affectum-<text:line-break/>que deserere cogunt, quemadmodum et eorum quae retinen-<text:line-break/>tur vel excernuntur ametriae. At genus symptomatum, quod<text:line-break/>'in affectibus consistit, alterius quidem quem curare opor-<text:line-break/>tet affectus est signum, ipsum tamen nullam seorsum cura-<text:line-break/>tionem exigit, utpote cum affectu unde nascitur una cessans.<text:line-break/>Ut enim in summa dicam, nullum symptoma qua sympto-<text:line-break/>ma est nec curationem indicat nec primum immutat. Mon-<text:line-break/>stratum enim est ex morbis curationis indicationem prae-</text:span></text:p>
      <text:p text:style-name="P7"><text:span text:style-name="T25">. </text:span><text:span text:style-name="T5">stari, veluti ex causis ipsis providentiam. Dictum praeterea<text:line-break/>est et quomodo praecautio ipsa cum curationum genere sit<text:line-break/>mixta. Ex accidenti tamen symptomata quoqne. .curandi<text:line-break/>.rationem aliquando . mutant, causae rationem eo tem-<text:line-break/>pore habentia. Eorum omnium quum veluti causae cura-<text:line-break/>tionem immutant, unum caput est; dico id unum laesio-<text:line-break/>.nem, sive ea ipsius facilitatis sit sive affectionis, quod quum<text:line-break/>. nihil iis officiant, curationem non interpellant. Laedunt au- '<text:line-break/>tem vires vigiliae, dolor et immoderata vacuatio. Affectui<text:line-break/>. vero eadem non utique scmper, caeterum magna ex parte<text:line-break/>. nocent, ac potissimum quum fuerint immoderata. Ob haec<text:line-break/>igitur sola curandi ratione quam ab initio institueramus ad<text:line-break/>praesens mutata, symptoma submovere primum cogimur.</text:span></text:p>
      <text:p text:style-name="P8"><text:span text:style-name="T5">. Ergo si resolvantur vires, non tamen vehementer sint jam<text:line-break/>resolutae., sed adhuc resistant, ad symptoma tantum sumus<text:line-break/>_attenti, atque id quamprimum submovere maturamus; sin<text:line-break/>jam resolutae vehementer </text:span><text:span text:style-name="T20">vires</text:span><text:span text:style-name="T5"> sint, non modo symptoma<text:line-break/>fedare, sed etiam illas firmare properamus. Quod si uno</text:span></text:p>
      <text:p text:style-name="P7"><text:span text:style-name="T5">remedio tum symptoma sudari tum morbus curari queat,<text:line-break/>id non suerit symptoma refpicere, aut symptomatis causa<text:line-break/>remedia fumere, sed omnis ejusmodi auxiliorum species<text:line-break/>plane morbi curatio esu Neque enim quum lateris dolorem<text:line-break/>in pleuritide, misso sanguine vel corpore purgato fanamus,<text:line-break/>nec quum abscessum distentum et cum dolore pulsantem di.<text:line-break/>vidimus ac pus emittimus, ejusmodi curatio symptomatis<text:line-break/>est, scd quum exempli gratia lu dysentericorum dejeetioni-<text:line-break/>bus , ubi vehementer rodunt vel tragi succum vel hircinum<text:line-break/>sevum vel rosaceum ceratum, per inferius indimus. Quibus<text:line-break/>utique praesidiis ipsa exulceratio intestinorum non sanatur,<text:line-break/>maxime si putredinospm aliquid habeant; sed vires interim<text:line-break/>conquiescunt, atque id est contra symptoma instare, morbo<text:line-break/>ad id tempus neglecto. Quippe ubi virium roboris fiducia<text:line-break/>est, nunquam contra symptoma pugnamus; ut contra pror-'<text:line-break/>sus per ea nonnunquam praesidla quae dolorem afferunt<text:line-break/>morbos ipsos curemus, veluti profectu dysenteriae ipsi mor-</text:span></text:p>
      <text:p text:style-name="P7"><text:span text:style-name="T5">dentibus maxime medicamentis tum potissimum medemur,<text:line-break/>quum est gravissima. Itaque medicus quidam quinquagena—<text:line-break/>riiis quum jam septimam noctem aegrotaret, nec viribus<text:line-break/>admodum valentibus esset, dolore illi capitis-vehementi in<text:line-break/>dextro potissimum tempore oborto, non expectans, dum<text:line-break/>amicorum quispiam ad sc veniret, sibi ipsi nocte venam<text:line-break/>incidit. Itaque dolor illi protinus conquievit, caeterum longo<text:line-break/>tempore tum decolor tum viribus imbecillis turn macilen-<text:line-break/>tus tum marcescens fuit sic ut vix pristinum habitum re-<text:line-break/>ceperit. Est porro hic quoque duplex medicorum contra;<text:line-break/>dolorem instantium ratio, altera qua deliciis laborantium<text:line-break/>subscribunt, altera ex artis ratione. Nam si licet aegrum<text:line-break/>doloribus obnitentem valentibus remediis uno die persanari,<text:line-break/>qui tota neglecta curatione dolori tantum est intentus, non<text:line-break/>id ex artis ratione,, scd lu aegrotantis gratiam sarit. At, si<text:line-break/>ex dolore vires resolvuntur atque ex eo periculum impen-<text:line-break/>det, et mitigari dolor et.roborari vires debebunt, i quo et</text:span></text:p>
      <text:p text:style-name="P7"><text:span text:style-name="T5">morbo resistere et curationis spatiofulsicere valeant. Equi-<text:line-break/>dem </text:span><text:span text:style-name="T5">noni </text:span><text:span text:style-name="T5">quosdam tum medicos tum aegros, qui quum ge-<text:line-break/>nerosos </text:span><text:span text:style-name="T5">sc </text:span><text:span text:style-name="T5">esse contenderent, ob id </text:span><text:span text:style-name="T5">ipsum </text:span><text:span text:style-name="T5">perierunt, quod<text:line-break/>fortiter ac </text:span><text:span text:style-name="T5">viriliter </text:span><text:span text:style-name="T5">contra dolorem scmper sint renixi, nec<text:line-break/>quod eum </text:span><text:span text:style-name="T5">leniret </text:span><text:span text:style-name="T5">quicquam ceperint, .fed in asperis </text:span><text:span text:style-name="T5">et, </text:span><text:span text:style-name="T5">ut </text:span><text:span text:style-name="T5">.<text:line-break/></text:span><text:span text:style-name="T5">ipsi interpretabantur, aflectum destruentibus auxiliis per-<text:line-break/></text:span><text:span text:style-name="T5">severarunt, </text:span><text:span text:style-name="T5">quos sane spatio longiore curatos esse fatius<text:line-break/></text:span><text:span text:style-name="T5">fuisset </text:span><text:span text:style-name="T5">quam </text:span><text:span text:style-name="T5">brevi </text:span><text:span text:style-name="T5">viriliter mori. Quidam autem, ut sibi est<text:line-break/></text:span><text:span text:style-name="T5">visiis, generose </text:span><text:span text:style-name="T5">dysentericos vehementissime medicamento<text:line-break/>curans, multos uno sanavit die; quosdam vero jugulavit.<text:line-break/>Erat namque </text:span><text:span text:style-name="T5">ejus </text:span><text:span text:style-name="T5">medicandi ratio ejusmodi. Cepas quas<text:line-break/>cartas </text:span><text:span text:style-name="T5">vocant uno die </text:span><text:span text:style-name="T5">comedendas cum pane dabat, tum<text:line-break/>potum parcum</text:span><text:span text:style-name="T5">, </text:span><text:span text:style-name="T5">postridie mane muriam acerrimam per in-<text:line-break/>scriora infundebat, fecundum hanc etiam pharmacum vali-<text:line-break/></text:span><text:span text:style-name="T5">diun. His </text:span><text:span text:style-name="T5">igitur tolerandis quicunque sufficere potuerunt<text:line-break/></text:span><text:span text:style-name="T5">prm-ftis funt sanati, aliqui </text:span><text:span text:style-name="T5">vero-</text:span><text:span text:style-name="T5">convulsione </text:span><text:span text:style-name="T5">aut </text:span><text:span text:style-name="T5">syncope </text:span><text:span text:style-name="T5">ex<text:line-break/></text:span><text:span text:style-name="T5">dolore una cum madore </text:span><text:span text:style-name="T5">entis oborto </text:span><text:span text:style-name="T5">interiere. </text:span><text:span text:style-name="T5">Esto </text:span><text:span text:style-name="T5">igitur<text:line-break/></text:span><text:span text:style-name="T5">terminus </text:span><text:span text:style-name="T5">in </text:span><text:span text:style-name="T5">aegrotantibus, quem non transibit is qni ex arte</text:span></text:p>
      <text:p text:style-name="P7"><text:span text:style-name="T5">generose contra morbum pugnat, ut tuto fanetur, et vero<text:line-break/>qui dolorem mitigat, ut vires custodiat. Ubi ultra pergitur,<text:line-break/>crudelis hominis officium facit qui una cum morbo vitam<text:line-break/>quoque homini aufert, qui vero aegrotantis deliciis subscri-<text:line-break/>bit, ejusque voluptatem, non sanitatem pro scopo geren-<text:line-break/>dorum habet,, adulatoris. Incidunt medici in ejusmodi exces-<text:line-break/>sus. cum in aliis quoque remediorum generibus non paucis<text:line-break/>tum vel maxime in iis vocatis anodynis medicamentis, quae<text:line-break/>ex papaveris succo vel alterci semine vel mandragorae ra-<text:line-break/>dice vel styrace vel tali quopiam fiunt. Nam et qui aegris<text:line-break/>gratificantur, in eorum medicamentorum usu modum exce-<text:line-break/>siunt et qui intempestive immodiceque sunt generosi, dum<text:line-break/>prorsus horum usum refugiunt, doloribus aegros jugulant.<text:line-break/>Quemadmodum igitur lu omni totius vitae tum habitudine<text:line-break/>tum actione, ita hic quoque illud ne quid </text:span><text:span text:style-name="T20">nimis</text:span><text:span text:style-name="T5"> complecten-<text:line-break/>dum, habenti pro fine cubantis utilitatem. Nam si fas est '<text:line-break/>iis remediis quae morbum sanent utendo quod optamus<text:line-break/>efficere, abstinendum ab sopientibus medicamentis est, quae</text:span></text:p>
      <text:p text:style-name="P7"><text:span text:style-name="T5">vocant anodyna. Slu ex vigiliis et viribus resolvendis ad<text:line-break/>mortis discrimen aeger tendat, tum profecto tempestive<text:line-break/>ejusmodi medicamentis ntare, non ignarus, corporis habi-<text:line-break/>tum nonnihil ex his laedendum, laesionem tamen quau.<text:line-break/>mortem potius eligendam. Nam si haec admodum magna<text:line-break/>non sit, saltem postea spatio longiore eam farcire licebit;<text:line-break/>sin ita est immodica ut nec prolixo spatio persanari queat,<text:line-break/>ac certe hanc ipsam eligendam potius remur quam ut homo<text:line-break/>pereat; hac nimirum persuasione ego quoque tametsi omnium<text:line-break/>maxime ab usu graviter sopientium medicamentorum ab-<text:line-break/>horrens, aliquando tamen ea et colicis exhibeo et iis qui<text:line-break/>vel oculorum vel aurium vel aliarum partium vehemen-<text:line-break/>tissimo dolore cruciantur. Interdum vero et quum aeger ex<text:line-break/>tenui destillatione, 'vigiliis et vehementi tussi urgetur, pau-<text:line-break/>xillulum ejusmodi medicamenti offero, facile noxam ejus,<text:line-break/>si quis semel soporifero medicamento est usus, spatio emen-<text:line-break/>datum iri ratus. Porro dissident luter se ipsa medicamenta.</text:span></text:p>
      <text:p text:style-name="P7"><text:span text:style-name="T5">Nam quae plurimum sopientium in se habent, ea ad prae-<text:line-break/>siens quidem magis sunt efficacia, caeterum valentem et<text:line-break/>remediis rebellem aegrotantis corpori frigiditatem relinqunt;<text:line-break/>quae horum lu se habens minus, calefacientium vero sibi<text:line-break/>admixtorum plurimum, ea quanto sunt ad praesens minus<text:line-break/>efficacia, tanto lu futurum minus sunt noxia. Omnia tamen<text:line-break/>id genus magis, funt salubria, si post annum a compositione<text:line-break/>fumantur, veluti quod ad Philonem referunt auctorem,<text:line-break/>quod, ad dolores sedandos Iensum stupefaciendo nullo minus<text:line-break/>est celebre. Sunt sane et alia multa medicamenta ex semini-<text:line-break/>hus consecta, </text:span><text:span text:style-name="T20">diaspermaton</text:span><text:span text:style-name="T5"> et </text:span><text:span text:style-name="T20">trigona</text:span><text:span text:style-name="T5"> nominata, quae sicut<text:line-break/>ad torporem lu praesens inducendum mitiora, ita in sutu-<text:line-break/>ium sunt tutiora: atque haec quoque omnia utilius annotina<text:line-break/>sumuntur. Philonis 'vero medicamentum, etiamsi duorum<text:line-break/>triumve aut quatuor annorum sit. multo sane est melius,<text:line-break/>scd nec inutile tamen sequentibus annis ad decimum usque.<text:line-break/>Quod enim ultra inveteravit, tanto quidem est minus no-<text:line-break/>xium, quanto est vetustius, caeterum jam languidis est viri-</text:span></text:p>
      <text:p text:style-name="P7"><text:span text:style-name="T5">bus, eoque parum naviter cujus gratia paratum est perficit.<text:line-break/>ErgoJsicut cavendus est, quoad fieri potest;, ejusmodi rnedi-<text:line-break/>camentorum usus, ita, si necessitas urgeat, nec admodum<text:line-break/>nova sunt offerenda, quod frigida quae in his funtpraeva-<text:line-break/>lentes vires adhuc habeant, nec ita antiqua ut spem nostram<text:line-break/>frustrentur, sed, uti dictum est, tamdiu dimittenda sunt,<text:line-break/>quoad violentia refrigerantium ab eorum quae calefaciunt<text:line-break/>vi mitigetur. Et talium quidem medicamentorum usus, ut<text:line-break/>adversus symptoma pugnantium est, potissimum ubi ex fri-<text:line-break/>gida causa dolor est excitatus; obsunt enim talia plurimum<text:line-break/>toti affectui, quom curationi contumacem reddunt;</text:span></text:p>
      <text:h text:style-name="Heading_20_2" text:outline-level="2">Cap. <text:span text:style-name="T45">II</text:span>.</text:h>
      <text:p text:style-name="P39"><text:span text:style-name="T5">At sectio venae quae vires non dissolvit<text:line-break/>non ad symptoma spectantium est, sed totum astectum exrin-<text:line-break/>dentium. Sic et balueum et purgatio et fomenta et </text:span><text:span text:style-name="T20">viui<text:line-break/></text:span><text:span text:style-name="T5">potio.' Quorum omnium Hippocrates in aphorismis, • ubi de<text:line-break/>oculis dolentibus loquitur, his verbis meminit: </text:span><text:span text:style-name="T20">Oculorum<text:line-break/>dolores meri potio aut lavatii, aut fomentum aut venae</text:span></text:p>
      <text:p text:style-name="P7"><text:span text:style-name="T20">sectio vel purgatio sidlvit.</text:span><text:span text:style-name="T5"> Haec namque omnia dum af-<text:line-break/>fectus sanant, una etiam cum ipsis dolores sedant. Eodem<text:line-break/>modo nutrimentum, ut in superioribus est dictum, ubi in<text:line-break/>sicco et sqqallente corpore, stomacho laborante exhibetur,<text:line-break/>dum affectum ipsum sanat, etiam syncope prehendi prohibet.<text:line-break/>At non ea quae ex redundantia frigidorum </text:span><text:span text:style-name="T20">humorum</text:span><text:span text:style-name="T5"> inci-<text:line-break/>dit sive exolutio sive stomachi iyncope est, alimentum ceu<text:line-break/>medicamen desiderat, quamquam mnltoties lu ejusmodi af-<text:line-break/>fectibus non solum nutrimentum, sed etiam vini aliquid<text:line-break/>non raro aegrotanti dure cogimur, non quo affectum cure-<text:line-break/>mus, sed quo periculum lu praesens depellamus. Nam va-<text:line-break/>cuatio potius quam adjectio talium est curatio, licetque<text:line-break/>quotidie ridere sic se habentium plurimos, medicorum<text:line-break/>ignorantia perditos. De quibus agere nunc mini tempestivum<text:line-break/>ridetur.</text:span></text:p>
      <text:h text:style-name="Heading_20_2" text:outline-level="2"><text:span text:style-name="T5">Cap. </text:span><text:span text:style-name="T14">II</text:span><text:span text:style-name="T25">Ι.</text:span></text:h>
      <text:p text:style-name="P42"><text:span text:style-name="T5">Ergo febricitare incipiunt nonnulli, ubi<text:line-break/>maximam crudorum humorum copiam una cum oris ven-<text:line-break/>triculi, quod sane stomachum vocant, nitio vel ex crudita-</text:span></text:p>
      <text:p text:style-name="P7"><text:span text:style-name="T5">tibus vel alia quapiam occasione congesserunt. His et </text:span><text:span text:style-name="T5">hy-<text:line-break/></text:span><text:span text:style-name="T5">pochondria inflata </text:span><text:span text:style-name="T5">et </text:span><text:span text:style-name="T5">totum corpus </text:span><text:span text:style-name="T5">ampliore </text:span><text:span text:style-name="T5">mole quum pro<text:line-break/>naturae modo cernitur, tum color aliis quidem ad albidius </text:span><text:span text:style-name="T5">‘<text:line-break/></text:span><text:span text:style-name="T5">quam pro naturali habitu et aquosius est mutatus: nonnul-<text:line-break/>lis etiam ad nigrius aut lividius, quos quidam medici plum-</text:span></text:p>
      <text:p text:style-name="P8"><text:span text:style-name="T5">' bei coloris appellant. Omnibus pulsus minores funt quam<text:line-break/>pro caloris ratione, praeterea obscuri omnluoque inaequa-<text:line-break/>les, saepe inaequalitate systematice vocata, scmper vero </text:span><text:span text:style-name="T5">ea<text:line-break/></text:span><text:span text:style-name="T5">quae in uno est ictu. Nulli salium sanguis mitti sine maxima<text:line-break/>laesione solet, quum tamen vacnationem desiderent; verum<text:line-break/>nec sanguinis missionem nec purgationem ferunt, ut quos<text:line-break/>sine </text:span><text:span text:style-name="T5">his </text:span><text:span text:style-name="T5">iyncope subito adoritur. Quomodo igitur tales cu-<text:line-break/>-randi sunt, - qui quum vacuari postulent vacuantia praesidia<text:line-break/>.non ferunt? Sane nullam aliam his idoneam vacnationem<text:line-break/>inveni praeter eam quae ex frictione paratur. Incipere </text:span><text:span text:style-name="T5">vero<text:line-break/></text:span><text:span text:style-name="T5">•lu principio statim morbi oportet, ac primum a </text:span><text:span text:style-name="T5">cruribus<text:line-break/></text:span><text:span text:style-name="T5">fupeme deorsum linteis non admodum mollibus, fed afpre-</text:span></text:p>
      <text:p text:style-name="P6"><text:span text:style-name="T5">dinis mediocre quid habentibus: debet enim radi ah his<text:line-break/>cutis, quum simul .et calefieri per eam et discuti aegrotus<text:line-break/>pestulet. Dehinc totae manus ab humeris usque superne<text:line-break/>deorsum simili modo lunt fricandae. Ubi vero artus omnes<text:line-break/>abunde calere videbuntur, et metus suerit nequis ex mul-<text:line-break/>titudine frictionis contusa jam cerne lassitudinis sensus ipsis<text:line-break/>superveniat, oleo laxante uteris, quod genus est </text:span><text:span text:style-name="T5">Sabinum.<text:line-break/></text:span><text:span text:style-name="T5">Ab adstringente vero abstinebis, </text:span><text:span text:style-name="T20">cujusmodi</text:span><text:span text:style-name="T5"> Hispanum est<text:line-break/>Histricumque et quod una cum germinibus, vel ex oliva<text:line-break/>adhuc immatura conficitur. Hiems vero si suerit, </text:span><text:span text:style-name="T5">nihilo<text:line-break/></text:span><text:span text:style-name="T5">deterius sit, si ad discutientium aliquod trausieris, cujusmodi<text:line-break/>sicyonium est oleum, chamaemelinum aut quod apud </text:span><text:span text:style-name="T5">Aegy-<text:line-break/>' </text:span><text:span text:style-name="T5">ptios </text:span><text:span text:style-name="T5">est in pretio. </text:span><text:span text:style-name="T5">Quod si horum copia </text:span><text:span text:style-name="T5">non sit; </text:span><text:span text:style-name="T5">oportebit<text:line-break/></text:span><text:span text:style-name="T5">accepto </text:span><text:span text:style-name="T5">laxantium oleorum aliquo et in quo nulla </text:span><text:span text:style-name="T5">sit ad-<text:line-break/></text:span><text:span text:style-name="T5">strictio, potissimumque quod est antiquius immittere </text:span><text:span text:style-name="T5">ipsi<text:line-break/></text:span><text:span text:style-name="T5">anethi, </text:span><text:span text:style-name="T5">quod </text:span><text:span text:style-name="T5">videbllur satis. Mox, ut ipsi solemus, </text:span><text:span text:style-name="T5">ubi in<text:line-break/>vase </text:span><text:span text:style-name="T5">duplici </text:span><text:span text:style-name="T5">tantisper </text:span><text:span text:style-name="T5">calefeceris, dum </text:span><text:span text:style-name="T5">mediocriter qualita-<text:line-break/></text:span><text:span text:style-name="T5">tem </text:span><text:span text:style-name="T5">hdrbae imbiberit, ungere </text:span><text:span text:style-name="T5">hoc artus et </text:span><text:span text:style-name="T5">fricare tunc quo-</text:span></text:p>
      <text:p text:style-name="P7"><text:span text:style-name="T5">.quo quam plurimum debebis postea oleum quod taedium<text:line-break/>afferat detergere .atque ad spinam dorsi transire hancque tus<text:line-break/>tam pariter fricare, primum• sicca frictione., post oleo. Ab<text:line-break/>Jruc rursus ad crura te confer</text:span><text:span text:style-name="T20">es et</text:span><text:span text:style-name="T5"> ab his &lt;ul uianus, exiu<text:line-break/>denuo ad spinam , ita totum agens diem in doino purae lu-<text:line-break/>.cis necmadente, esto ejus domus in caleris symmetria-, Sed<text:line-break/>mulsa in qua coctum hyssopum suit, his est aptissima.; Ipsisr t<text:line-break/>que neque cjbuin neque sorbitlouem neque aquam..exhibere<text:line-break/>.oportet neque omnino liberaliter potum concedere, scd<text:line-break/>mulsa tribus primis diebus duntaxat uti,ipse quas.dixi<text:line-break/>•partes ordine fricans, eoque fotum ^empore intermittens,<text:line-break/>; quo soinnusthomluem occupaverit; ad quem etiam, allicisn-<text:line-break/>dum et frictio uberior facit: ilaquc vel hoc nomine utile<text:line-break/>.praesidium fuerit, nem solum quod vacuet; sest et quod<text:line-break/>.fomnum conciliet, Non tamen uberior somnus his est salu-<text:line-break/>.taris; neque enim crudos humores digeri sinit et viscera<text:line-break/>graviora reddit; sed fi quis allue affectus est qui somnum, et</text:span></text:p>
      <text:p text:style-name="P7"><text:span text:style-name="T5">vigilias modicas desideret, hic profecto lu iis est. Quippe<text:line-break/>fomnus concoquit, vigiliae discutiunt, utroque est opus iis<text:line-break/>qui ex multitudine crudorum humorum aegrotant. Ergo<text:line-break/>parti mediocriter contingentia </text:span><text:span text:style-name="T20">juvare</text:span><text:span text:style-name="T5"> mutuo utiliter pote-<text:line-break/>runt. Atque si pulsus his parvus admodum infirmusque sit,<text:line-break/>aut etiam supra haec vehementer inaequalis, extremum pe -<text:line-break/>riculum est; facienda tamen quae retusi, nec aliud quicquam<text:line-break/>moliendum. Sin </text:span><text:span text:style-name="T20">pulsus</text:span><text:span text:style-name="T5"> robore mediocri sit ac magnitudine<text:line-break/>praeterea minime intercisus et aequalis, considera quae ad<text:line-break/>alvum spectant,- ac si sua sponte commode non dejiciat,<text:line-break/>audacter per iuferius aliquid lufundes. Accidit namque post<text:line-break/>aquam mulsam, ut quae in primis venis, quae circa jecur et<text:line-break/>mesenterium sunt, colligi supervacua solent hac commode<text:line-break/>dejiciantur. Quod si major quam par sit superfluorum im-<text:line-break/>petus ad alvum citetur, principio quidem 'percoquere mul-<text:line-break/>•sarn amplius oportebit, ea namque minus alvum subducens<text:line-break/>magis nutrit ; ut et cruda mluus nutrit, sic magis subducit.</text:span></text:p>
      <text:p text:style-name="P6"><text:span text:style-name="T5">Post haec si supervacua largius desicendant, ne sic quidem si-<text:line-break/>stenda, sied exhibendus pro aqua mulla ptisanae cremor est.<text:line-break/>Si vero fluere pergant, alicae sorbitione nutries pulsuum<text:line-break/>interim ratione observata; aliquando enim subitoadim-i •<text:line-break/>becillitatem vel inaequalitatem, vel parvitatem mutantur.<text:line-break/>Quo tempore panem ex vluo diluto exhibere conveniet, uti-<text:line-break/>que si nec ventriculus nec jecur phlegmone laboret: qno-<text:line-break/>niam si hac lusestentur, jam corpore erudis succis referto<text:line-break/>plane defperata falus aegro est, pulsibus sic mutatis. Ergo<text:line-break/>in ejusmodi aegri infirmitate te ipsum a culpa immunern<text:line-break/>praestabis, si mortem praedixeris, nullo generosiore medi-<text:line-break/>camento usus. Quibus vero spes est salutis, est autem omni-<text:line-break/>bns qui ita citra phlegmonen aegrotant, maximum medico,<text:line-break/>qui utique ipsos in principio susceperit, ridetur mini dede-<text:line-break/>cus esse, si lu syncopen aegri inciderint; quamquam per<text:line-break/>inscitiam medicorum quotidie id fieri cernitur. Verum non<text:line-break/>' est quod hos spectemus aut cum his nofmet conferamus,<text:line-break/>fed cum eo, qui cum revera peritus lu arte medica sit, foe-</text:span></text:p>
      <text:p text:style-name="P7"><text:span text:style-name="T5">dum putet, aegrum syncope extemplo corripi, ipso nec sym-<text:line-break/>.ptoma praedicente^ </text:span><text:span text:style-name="T20">nec</text:span><text:span text:style-name="T5"> ad </text:span><text:span text:style-name="T32">f</text:span><text:span text:style-name="T5">,id,ipraeparato aut idem prohir<text:line-break/>liente. Sauo.dictum a, me etiam i;a ,superioribus est, qui ca-<text:line-break/>.tapla imatis et perfusionibus assidue praecordia vexant , ipsos<text:line-break/>-lu ejusmodi; affectibus phlegmonas. accersere, Minime igitur<text:line-break/>•est his utendum prius quain supervacua magna ex parte par-<text:line-break/>tim vacuata, sint,, partim </text:span><text:span text:style-name="T20">concocta',</text:span><text:span text:style-name="T5"> tum vero etiam siis alaris<text:line-break/>licet, .non; tamen duntaxat laxans, sed ex absinthio medio-<text:line-break/>.criter perfundens, si febris uon plane sit magna. Si:vero<text:line-break/>-medicanti: tibi tres primos dies, ut dictum est, nihili, deterius<text:line-break/>.occurrat, iisdem ipsis, uteris usque, ad septimum aqua dun-<text:line-break/>.taxat mulsa, in qua incoctum hyssopum fit contentus, si-<text:line-break/>quidem longissimam qui ifa sunt affecti' cibi abstinentiam<text:line-break/>ferunt, corpore scilicet ex erudis ipsis quos continet fuccis<text:line-break/>concoquendis alto. Quod si non modo crudi humores sint,<text:line-break/>, scd etiam eo corruptionis pervenerint, ut concoqui persecte<text:line-break/>nequeant, qui sic, aegrotant eurum desperata est salus- Sed</text:span></text:p>
      <text:p text:style-name="P7"><text:span text:style-name="T5">qni, si nullus praesertim c&amp;mmittatur error, fervari possunt,<text:line-break/>ii aqua sola mulsa ad septimum usque 'sunt nutriendi, aut<text:line-break/>sicubi id res exigat vel alvo fluente vel aegro mulsam fasti-</text:span><text:span text:style-name="T5">•<text:line-break/></text:span><text:span text:style-name="T5">diente ad ptisanae cremorem est transeundum. Sin hunc<text:line-break/>quoque; aversatur, alica ad eundem quo ptisana modum ei<text:line-break/>praeparabitur: neque enim iis, qni ita.sunt affecti acetum<text:line-break/>incommodum est, imo sicubi crudos affatim humores esse<text:line-break/>animadverteris, oxymel pro mulsa exhibere assidue debebis.<text:line-break/>.Quod si hujus assiduus usus taedio esse coeperit,- transire<text:line-break/>invicem ad mulsam et ptisanam conveniet, dein rursus ad<text:line-break/>ipsum </text:span><text:span text:style-name="T20">oxymeli</text:span><text:span text:style-name="T5"> reverti, nraxiine vere, quibus tum parvus<text:line-break/>tum rarus ac tardus pulsus est, iis frigidos subesse humores<text:line-break/>putandum, lisdem protinus et decoloratio totius-corporis<text:line-break/>manifeste cernitur; qualis .prius tradita esu Sed id esse for-<text:line-break/>tasse quod dictum est non nosse quibusdam videatur,' quum<text:line-break/>nulli febricitantium aut'tardior aut rarior pulsus fiat. Cae-<text:line-break/>terum duplici, ratione veriim esse quod dictum est compe-<text:line-break/>rietur, una, quod evidenter lu accessionibus et tardiores et</text:span></text:p>
      <text:p text:style-name="P7"><text:span text:style-name="T5">rariores quam pro naturali </text:span><text:span text:style-name="T20">ipsarum habitu</text:span><text:span text:style-name="T5"> pulsus fiant ;<text:line-break/>altera, quod reliquis praeter accessionem temporibus horum<text:line-break/>arteriae tum rarius tum tardius quam aliorum quorumvis<text:line-break/>qualitercunque febricitantium pullant. Ergo si aestas sit et<text:line-break/>aeger frigidae potiom assuetus, frigidum huic oxymeli dabis;<text:line-break/>sin hiems fit, omnibus calidum, tum iis qui calidae tum iis<text:line-break/>qui frigidae insueverunt, ofleres, aeque ut si immodicus ae-<text:line-break/>statis tempore aestus stt etiam iis, qui calidae assueti sunt,<text:line-break/>frigidum, si nullum sit iis viscus ad injuriam opportunum.<text:line-break/>At his </text:span><text:span text:style-name="T20">propositis</text:span><text:span text:style-name="T5"> adversissima sunt tum balneum tum aer<text:line-break/>ambiens, si vel nimium calidus sit vel frigidus. Itaque ut<text:line-break/>lavandi non funt , - sic et reclinandi lu domo funt aestate<text:line-break/>quidem quae frigeat, iieme quae caleat. Laeduntur namque<text:line-break/>admodum ab utraque ametria, videlicet in balneo, ut et<text:line-break/>aestate et omni caloris incremento, erudis humoribus liqua-<text:line-break/>tis ac per omnes corporis partes fluentibus ita ut metuen-<text:line-break/>durn fit ne ad pulmones et cor ferantur: aliquando etiam<text:line-break/>ne ad cerebrum subeant, quum longe praestet ut cicca jecur</text:span></text:p>
      <text:p text:style-name="P7"><text:span text:style-name="T5">et primas venas adhuc ipsis subsistant, lu domo vero irnmo-<text:line-break/>dice frigida et hieme et denique ambiente frigido humores<text:line-break/>crudi et inepti ad concoquendum manent, et jecluoris ob-<text:line-break/>structionis, si leves sint, augent, si nullae sint, eas crassitudine<text:line-break/>fua haerentes irnpactique creanti Atque haec quidem sic<text:line-break/>agenda funt, ubi a primo die ipse curationem susceperis. </text:span><text:span text:style-name="T1">Si<text:line-break/></text:span><text:span text:style-name="T5">autem ad eos, quos Iyncope jam premit, sis accitus, </text:span><text:span text:style-name="T1">si ea<text:line-break/></text:span><text:span text:style-name="T5">quae retusi loca phlegmones vacent, panis exhibebis </text:span><text:span text:style-name="T1">non<text:line-break/></text:span><text:span text:style-name="T5">multum huncque ex vluo aliquo quod celerem in corpus<text:line-break/>distributionem adjuvet; statimque ad frictiones venies, quas<text:line-break/>etiam pro tradito jam ante modo administrabis. Si itaque<text:line-break/>aestas sit et regiq natura calens et aestuans aut status coeli<text:line-break/>vehementer calidus, cum aqua frigida vinum dabis, si nihil<text:line-break/>ejusmodi sit, cum calida. Quae tamen secundo et tertio da-<text:line-break/>bitur potio, omnino calidam exhibendam curabis. Nam ad<text:line-break/>universam eam curationem, cujus gratia frictiones adhibui-<text:line-break/>mus, calidum praestat crudorum succorum concoctionem ad-<text:line-break/>juvans..</text:span></text:p>
      <text:h text:style-name="P4" text:outline-level="2">Cap. IV.</text:h>
      <text:p text:style-name="P39"><text:span text:style-name="T5">At- quibus ex flava bile os ventriculi lufe-<text:line-break/>stante syncope incidit,, iis frigida exhibenda potio est. Vinum<text:line-break/>tamen quod et calidum natura sit et distributionem in cor-<text:line-break/>pus promoveat, omnibus syncope affectis offerre conveniet;<text:line-break/>distribui namque per corpus sumptum nutrimentum, non in<text:line-break/>ventre manere volumus. Conflat autem vlua deligenda esse,<text:line-break/>quae et colore flava sint et consistentia tenuia et aetate ve-<text:line-break/>tera et si talia boni odoris continuo suerint. Quin etiam ipse,<text:line-break/>si paululum ubi mixta sint gestes, senties calorem per totum<text:line-break/>'corpus transmitti. Caeterum amara prae vetustate vina ne<text:line-break/>funto, praesertim quae iis exinbebis quorum stomachus<text:line-break/>flava hile urgetur. Talia namque simul laudabilem ac nu-<text:line-break/>- trientem vini succum jam amiserunt, simul injucunda quum<text:line-break/>sint, hoc iplo stomachum offendunt. Commodissima igitur<text:line-break/>his vina- sunt, quae quum naturaliter ausiera sint, sensilem<text:line-break/>jam adstrictionem propter vetustatem non amplius exhibent,<text:line-break/>calorem tamen admodum evidentem habent. Omnia enim<text:line-break/>quae requirimus in iis quorum stomachus amara bile vexa-</text:span></text:p>
      <text:p text:style-name="P6"><text:span text:style-name="T5">tur efficient, quum et jucunde sumantur et tum ad conco-<text:line-break/>ctionem turn ad distributionem in corpus etiam faciant, et<text:line-break/>fiucci vitium mitigent, et corporis habitum calefaciant, et<text:line-break/>stomachum ipsum firment. Hujulee generis vinorum optima<text:line-break/>sunt Surrentinum, Signinum, Sabinum, Tiburtinum, Mar-<text:line-break/>sum, omnia haec Italica </text:span><text:span text:style-name="T20">et</text:span><text:span text:style-name="T5"> adstringentia, non tamen pari<text:line-break/>modo omnia. Nam Surrentinum et mediocriter adstringit<text:line-break/>et calidius caeleris et jucundius esu Ab hoc nobile Tibur-<text:line-break/>tinum; est enim et 'aliud qnoddarn imbecillum Tiburtinum, </text:span><text:span text:style-name="T36">1<text:line-break/></text:span><text:span text:style-name="T5">quod etiam sicut Sabinum levis astrictionis particeps. Si-<text:line-break/>gumum vero ausierius est, sicut etiam Signino multo magis<text:line-break/>Marsum. Haec omnia vina stomacho qui amara vexatur</text:span></text:p>
      <text:p text:style-name="P9"><text:span text:style-name="T5">• hile salubria sunt. Ideoque illis utendum, quoties is vel ex<text:line-break/>ardenti febre offensus syncopen attulerit vel alias multa in<text:line-break/>eum bilis fluxerit vel mullam imbiberit.. Quibus tamen ex<text:line-break/>crudis humoribus syncopes periculum imminet, sane Faler-<text:line-break/>num tanto jam memoratis praestat, quanto tum melioris est<text:line-break/>succi, tum etiam calidius; nam et velocius illis per corpus</text:span></text:p>
      <text:p text:style-name="P6"><text:span text:style-name="T5">distribuetur et erudis humoribus concoquendis auxilio erit;<text:line-break/>Quae quum dictorum singula aliud magis , aliud minus fa-<text:line-break/>ciant, omnia tamen Falerna magis stomachum roborant. At<text:line-break/>quoniam ipsorum Ealernorum aliud dulce admodum est,<text:line-break/>quod Paullinum vocant, aliud si cum hoc conseras ausierum,<text:line-break/>si curn Signino. et Marso dulce, deligendum ad talia secun-<text:line-break/>dum esu Si vero cubans per sanitatem dulcibus vluis insue-<text:line-break/>vit, huic nihil prohibet dulcius Falernum exhibere. Verum<text:line-break/>in-Asia et Graecia et nationibus quae his sunt ricinae, ubi<text:line-break/>copia jam dictorum vinorum aliquando non est, ex iis quae<text:line-break/>illae regiones suppeditant aptissima ad distributionem lu<text:line-break/>corpus sunt Aruifinm et Lesbium, hoc quidem veluti ex ipso<text:line-break/>nomine palet lu Lesbo natum, Aruifinm locis quibusdam lu<text:line-break/>Chio provenit. Quum vero tria sint in Lesbo oppida, minus<text:line-break/>certe turn odorum tum dulce in Mitylene gignitur, magis<text:line-break/>et odoratum et dulce in Eresso, delu in Methymna. At su-<text:line-break/>menda ex his quae aparachyta sunt, ita enim nominant ea</text:span></text:p>
      <text:p text:style-name="P10"><text:span text:style-name="T25">χ </text:span><text:span text:style-name="T5">quibus marina aqua admixta non est, rati maximum suturum<text:line-break/>incommodum ex iis quibus est admixtu. Alioqui nec asso-<text:line-break/>lent in Lesbo nobilibus vinis, de quibus nunc agitur, mari-<text:line-break/>nam aquam immiscere : veluti nec Aruifio in Chio. Genera-<text:line-break/>tur et in Hellesponti Mysia vinum Surrentino non absimile,<text:line-break/>Myfinum per eminentiam vocant. Haec omnia vina flava et<text:line-break/>calida et odora suntet consiflentia, quae inter aquosa crassaque<text:line-break/>sit media. Aquosae vero confidentiae suntAdrianum et Sabi-<text:line-break/>num et Albanum et Gaurianum et Thulcum et Neapolita-<text:line-break/>num Aminaeum, quod in locis.Neapoli vicinis gignitur,<text:line-break/>unde etiam ita id nominant. In Asia vero et Tiberinum et<text:line-break/>Titacazenum et tertium ab iis Arsyinnrn. Contra vero crassa<text:line-break/>sunt, ut Siraeon, id esi </text:span><text:span text:style-name="T20">sapa,</text:span><text:span text:style-name="T5"> quod apud nos hepscma nomi-<text:line-break/>nant, et Scybellites et Theraeum et Albatus, lu Asia vero<text:line-break/>Aegeates etPerperluum. Ergo quibus ex abundantia cru-<text:line-break/>dorum humorum syncope incidit, lis crassa vina' ceu noxia,<text:line-break/>aquosa ceu parum efficacis funt sugienda, deligenda vero</text:span></text:p>
      <text:p text:style-name="P6"><text:span text:style-name="T5">funt eorum media, quaeque, ut dictum est, flava sint et ca-<text:line-break/>. lida, Neque enim invenias ex albis vinis calidum ullum,<text:line-break/>quum etiam austera et mediocriter alba tum inveterata ful-<text:line-break/>viora quodammodo reddantur- Quod si aliter nominare sul-<text:line-break/>vum colorem velis, licet voces fulvum vel pallens. Quot-<text:line-break/>quot autem in ipsis calidissima sunt, omnia certe flava sunt,<text:line-break/>cujusmodi lu Italia est Caecubum. Quod etiam unum quod-<text:line-break/>dam genus ejusmodi vinorum ab initio, ut aliqui putant, non<text:line-break/>est, verum ex vetustate eo pervenit ut colorem obtineat,<text:line-break/>unde ipsi quoque nomen est;' non tamen eo omnia perveni-<text:line-break/>unt, quum prius crassentur, quam in pellucido flavum co-<text:line-break/>• lorem accipiant. Reliquorum vluorum austerorum, quae<text:line-break/>mediocriter alba crassaque sunt, nullum ad distributionem<text:line-break/>in corpus est idoneum, si tamen abunde inveteraverint nec<text:line-break/>aliorum copla sit, uti illis licebit, sunt vero ejusmodi omnia<text:line-break/>quum inveteraverint stomacho utilia. Quo vero habeas ho-<text:line-break/>rutn quoque exemplum, tum ejus quod ex Nicomedis affer-<text:line-break/>tur memineris velim, quod omnibus hominibus est notum,</text:span></text:p>
      <text:p text:style-name="P7"><text:span text:style-name="T5">tum Siculi Aminaei, quod in magnis reponitur fictilibus:<text:line-break/>quod enim in parvis servatur lagunculis, maxime huic est<text:line-break/>contrarium, quum et malum stomacho fit </text:span><text:span text:style-name="T20">et</text:span><text:span text:style-name="T5"> capitis dolorem<text:line-break/>excitet. Ac scmper quidem est id agendum ut optimum eli-<text:line-break/>gas; si id non fit, quod illi pro jam compreheusis notis est<text:line-break/>quam fimillimum. Aptissima namque, ad distributionem in<text:line-break/>corpus sunt Aruifium et Lesbium, scd si ea desint simusque<text:line-break/>lu Asia, aut Aphrodisiense potemus aut austerum Tmolites<text:line-break/>aut aliquod his similium, quod et colore sit fulvum et illico<text:line-break/>quum bibitur manifeste calefaciat. Considerandum </text:span><text:span text:style-name="T20">vero</text:span><text:span text:style-name="T5"> ante<text:line-break/>omnia est, qualisuam aegrotantis natura sit; nam siimbecil-<text:line-break/>lum-illi caput fit et quod facile calidis vinis impleatur, mi-<text:line-break/>nus calida potius funt offerenda; sin firmo admodum capite<text:line-break/>sit et talibus vinis delectetur aut etiam citra noxam ea ferre<text:line-break/>sit sclitus, haud timide his uretur. At vina et odora et fulva,<text:line-break/>quantum ex ipsorum est natura, omnia capitis dolorem exci-<text:line-break/>tant, eoque tum Falernum tum Tmolites tum Lesbium in-<text:line-break/>finno capiti noxia sunt. 'Qualis autem in Falernis tradita"</text:span></text:p>
      <text:p text:style-name="P6"><text:span text:style-name="T5">nobis disterentia est, talis et in Tmolitis habetur; alterum<text:line-break/>enim admodum est dulce, alterum austerum, si cum illo con-<text:line-break/>feratur; calida tamen admodum ambo sunt eoque capiti do-<text:line-break/>lorem inferentia. Austera vina ventriculum roborant, ca-<text:line-break/>putque inter omnia vina minime lentent,, caeterum distribu-<text:line-break/>tionem non promovent, quo magis sugienda tibi lu Iyncope<text:line-break/>prehensis funt non minus quam aqua. Habile vero ad dis-<text:line-break/>tributionem et Hippodamantium, quum inveteravit, est ip-<text:line-break/>sum quoque ex ea specie cujus tum dulce Falernum est<text:line-break/>' tum vero Tmolites; inest huic et adstrictio manifesta, quae<text:line-break/>tamen in neutro illorum est, itaque etiam salubrius stomacho<text:line-break/>esu lu penuria vero vini, quod accommodum utrique syn-<text:line-break/>copae sit, ei inquam quae ex multitudine crudurum humo-<text:line-break/>rum oritur et </text:span><text:span text:style-name="T20">ei quae</text:span><text:span text:style-name="T5"> ex bile lucidit, coactus prorsus vino<text:line-break/>uti, fugienda sunt, ut diximus, omnia tum austera tum nova,<text:line-break/>fugienda quoque crassa: deligenda vero aquosa, magisque si<text:line-break/>sint antiqua; talia namque tametsi non valenter </text:span><text:span text:style-name="T20">calefaciunt,<text:line-break/></text:span><text:span text:style-name="T5">tamen facile distribuuntur. Prolude quum celeritas distribu-</text:span></text:p>
      <text:p text:style-name="P7"><text:span text:style-name="T5">tionissit sus eum fulvis communis, disterentia rurius in his<text:line-break/>erit, quod concoctioni quae lu ventriculo et venis agitur<text:line-break/>fulva magis conducant, propterea quod magis calefaciunt;<text:line-break/>praeterea contemperantia funt et nutrientia, ecque ad hu-<text:line-break/>morum bonisatem conserunt. .Quorum omnium nihil in<text:line-break/>aquosis vinis est, minimum enim ex horum substantia fan-'<text:line-break/>guini assimilatur. Sed quum fulva caput feriant, aquosa mi-<text:line-break/>nime molesta sint, urinas autem maxime praeter caetera vina<text:line-break/>movent. A quibus fecundum locum obtinent quaeeunque<text:line-break/>fulvorum maxime iunt tenuia, quae etiam ad syncopas po-<text:line-break/>tissimum sunt deligenda. Tardius his meatus permeant quae<text:line-break/>fulva et crassa, quamquam ea quoque austeris omnibus ma-<text:line-break/>gis sunt penetrabilis. At vero nutriunt haec magis quam<text:line-break/>tenuia, ac vitiosus humores omnium vinorum celerrime<text:line-break/>bono fangnine generando corrigunt. Ergo institutum sermo- .<text:line-break/>nem deuuo repetamus.</text:span></text:p>
      <text:h text:style-name="Heading_20_2" text:outline-level="2">Cap. V.</text:h>
      <text:p text:style-name="P39"><text:span text:style-name="T5">Quod Iyncepe praeceps virium lapsus sit,<text:line-break/>id ab aliis ante me dictum est. Sed quum essentia virium</text:span></text:p>
      <text:p text:style-name="P7"><text:span text:style-name="T5">nos gubernantium tum in spiritu tum in solidorum cor-<text:line-break/>porum temperamento consistat, haec nobis et integra servari<text:line-break/>et uni corrumpuntur ad integrum revocari debent. Itaque<text:line-break/>quemadmodum tueri ea per sanitatem conveniat lu opere<text:line-break/>de tuenda sanitate est praeceptum. Quemadmodum vero et<text:line-break/>in morbis, traditum jam aliquatenus et iu praecedentibus,<text:line-break/>commentariis est, nunc vero adhuc dicetur. Non tamen<text:line-break/>adhuc res tota ad decentem venit contemplationem, neque<text:line-break/>talem methodum habuit, qualem alia priora. Quod igitur<text:line-break/>deest, id adjiciendi tempus. Spiritus substantia una cum<text:line-break/>solidis corporibus sic nobis custodienda in morbis sunt, ut<text:line-break/>turn qualitate tum quantitate, quoad fieri licet, secundum<text:line-break/>naturam se habeant. Ac si quidem sic prospiri his posset, ut<text:line-break/>nec substantiae eorum quicquam aut vacuaretur aut prorsus<text:line-break/>immutaretur, id esset optimum. Sed quoniam iu commen-<text:line-break/>tarlis de fanitate tuenda ostendimus, fieri non posse ut id<text:line-break/>generabili corpori unquam contingat, id agendum est ut<text:line-break/>quae substantiae portio defluit, hanc apponendo sarciamus;</text:span></text:p>
      <text:p text:style-name="P7"><text:span text:style-name="T5">quod alterascit, in debitam temperiem per contrariam alte-<text:line-break/>rationem vindicemus. Si igitur tum vacuatio tum alteratio<text:line-break/>seusirn paulatimque sicut, etiam correctio utriusque sensim<text:line-break/>administrabitur, quod munus est artem sanitatis tuendae<text:line-break/>spectare est rnousiratum. Sin consertim et simul magna ali-<text:line-break/>quando vacuatiu vel etiam adjectio incidat et morbus ita<text:line-break/>efficiatur, tunc medendi methodum est eorum sanationem re-<text:line-break/>quiremus. Ut igitur mutationem in statum contra naturam,<text:line-break/>quae sensim paulatimque irrepit, corrigere sanitatis tuendae<text:line-break/>artis sunt partes, ita eam quae mulsa simul irruit sarcire<text:line-break/>. ad medendi peritiam spectat. Ergo animalis spiritus cere-<text:line-break/>hrum veluti fontem este clare ostendirnns, qni partim ex<text:line-break/>suspirando, partim ex eo quod reticularis plexus suppedi-<text:line-break/>tat atque alitur. Vitalis spiritus non aeque evidens demon-<text:line-break/>stratio erat, sed tamen in corde eum et arteriis contineri<text:line-break/>existimare alienum a ratione non est, eundemque nutri-<text:line-break/>tum maxime quidem ex respiratione, scd tamen et ex </text:span><text:span text:style-name="T20">Lan-<text:line-break/></text:span><text:span text:style-name="T5">guine. Quod si naturalis quoque aliquis spiritus est, utique ,</text:span></text:p>
      <text:p text:style-name="P33"><text:span text:style-name="T25">. . .' </text:span><text:span text:style-name="T5">t-<text:tab/>' " ’ - . /</text:span></text:p>
      <text:p text:style-name="P8"><text:span text:style-name="T5">is quoque in jecinore et venis continebitur. Sane dictum<text:line-break/>fusissime de virium essentia est in libris quos de Hippocratis<text:line-break/>et Platonis placitis scripsimus. Solidorum vero corporum<text:line-break/>fubstantia certa esse quantitate procul dubio desiderat, ideo-<text:line-break/>que nutrimenta mortale genus tuentur. Sed nihilo secius et<text:line-break/>elementa ex quibus componitur </text:span><text:span text:style-name="T20">mediocri</text:span><text:span text:style-name="T5"> esse temperie<text:line-break/>requirit, dictumque jam saepe est quemadmodum temperies<text:line-break/>ea fit tuenda. Caeterum virium lapsus, de quo nunc agere<text:line-break/>institui, solidorum corporum substantiae exhaustae suoce-<text:line-break/>dens in longissimis morbis saepe incidit, animante ex fre-<text:line-break/>quenti atrophia extenuato, praeterea in iis febribus acutis<text:line-break/>fyntecticis, </text:span><text:span text:style-name="T20">id esi colliquantibus.</text:span><text:span text:style-name="T5"> Qui vero ex substantiae<text:line-break/>temperie mutata provenit, quum vel immodice ipsa suerint<text:line-break/>calefacta veI refrigerata vel madefacta vel siccata aut horum<text:line-break/>aliquibus copulatis affecta. Alteratio vero spiritus tum ex<text:line-break/>vitiofis provenit humoribus tum ex ambientis aeris malitia,<text:line-break/>qui alias alia de causa in hanc est mutatus; praeterea vene-<text:line-break/>natis facultatibus, aut animalium quae virus ejectant vene-</text:span></text:p>
      <text:p text:style-name="P7"><text:span text:style-name="T25">- • /</text:span></text:p>
      <text:p text:style-name="P8"><text:span text:style-name="T5">nis. Verum haee a praefenti lustituto feponantur. Ipsius<text:line-break/>vero essentiae spiritus corruptio et quae sutura timetur et<text:line-break/>quae jam adest, quae tum ex affectu animi incidit turn in-<text:line-break/>genti dolore tum pluribus motibus; cujus generis et vigiliae<text:line-break/>sunt, tum ex immodica ejus tenuitate et continentium eum<text:line-break/>corporum raritudine, tum vero ante haec omnia ex ipso<text:line-break/>respiratu prohibito. et nutrimenti desectu diligentius corrigi<text:line-break/>profecto postulat. Sunt igitur affectus animi timor subitus<text:line-break/>et vehemens, quem ecplexin vocant, praeterea quae con-<text:line-break/>traria huic timori est, voluptas maxima, pericharian vocant.<text:line-break/>Scimus enim amborum occasione periisse quosdam. Jam reli-<text:line-break/>qui quoque magni timores omnes et cum his maximae vo-<text:line-break/>luptates, etsi non perimant ac certe facile resolubilem in-<text:line-break/>firmumque spiritum reddunt. Tristitia vero et anxietates et<text:line-break/>ira et cura eo genere sunt noxiae, quo frequentes vigiliae,<text:line-break/>quod vires resolvant. Acin iis quidem omnibus ipsa per se<text:line-break/>ipsam movetur anima, iu practicis autem actionibus ipsa</text:span></text:p>
      <text:p text:style-name="P7"><text:span text:style-name="T5">corpus movet, resolvitur autem ejus robur utroque motuum<text:line-break/>suorum genere, si modum excedant. De laboribus vero quid<text:line-break/>attinet dicere, quo pacto et vehementius aucti quosdam ju-<text:line-break/>gularint et omnes certe laelerint, tametsi non sustulerunt?<text:line-break/>Iu omnibus ejusinodi casibus manifeste videntur aegrotantes<text:line-break/>tum animo linqui tum viribus refolvi; nonnulli vero, ut<text:line-break/>dictum est, etiam mori, scilicet alias spiritu ipso deperdito,<text:line-break/>alias alterato, aliquando ex parte discusso, non raro haec<text:line-break/>utraque perpesso. Tractatum autem fusius de his est cum<text:line-break/>in aliis libris tum vero in iis quos de Hippocratis et Pla-,<text:line-break/>tonis dogmatis prodidimus. Ad rem vero propositam </text:span><text:span text:style-name="T5">mo-<text:line-break/></text:span><text:span text:style-name="T5">dum, quo singula laedere sunt nata, disquirere necesse non<text:line-break/>est, imo quod laedant ab ipsa evidentia accipere, ac eo </text:span><text:span text:style-name="T5">ad<text:line-break/></text:span><text:span text:style-name="T5">vires tuendas in morbis salubriter uti, Pari modo </text:span><text:span text:style-name="T5">et </text:span><text:span text:style-name="T5">si </text:span><text:span text:style-name="T5">spiri-<text:line-break/></text:span><text:span text:style-name="T5">tuum nos gubernantium substantia aliquando plus jusse </text:span><text:span text:style-name="T5">ex-<text:line-break/></text:span><text:span text:style-name="T5">tenuata luerit, utroqne prosecto modo imbecilla suerit </text:span><text:span text:style-name="T20">et<text:line-break/></text:span><text:span text:style-name="T20">tamquam</text:span><text:span text:style-name="T5"> temperie alterata et tamquam dissipabilis </text:span><text:span text:style-name="T5">veI ex-<text:line-break/></text:span><text:span text:style-name="T5">halabitis </text:span><text:span text:style-name="T5">vel </text:span><text:span text:style-name="T5">quocunque modo, libet appellasse reddita. </text:span><text:span text:style-name="T5">Ea-</text:span></text:p>
      <text:p text:style-name="P7"><text:span text:style-name="T5">dem nimirum ratione et si totum corpus transmutatum iu<text:line-break/>immoderatam raritudinem sit, sacile spirituum substantia dis-<text:line-break/>cutitur, quod et ipsa tenuium partium sit et corpus eam<text:line-break/>non contineat. Ergo nec rarefaciendum immoderate aegro-<text:line-break/>tantis corpus est, si spiritum retineri in ipso studeas, sed nec<text:line-break/>quae in eo sunt per ea quae comeduntur et bibuntur valen-<text:line-break/>ter extenuanda. Quod vero ipsorum quoque ciborum ac<text:line-break/>potionum non levis habenda fit cura ad robur virium tuen-<text:line-break/>dum, ut tum quantisate modici tum qualitate exacti exqui-<text:line-break/>sitique. sint, id neminem latere arbitror. Nihil vero minue<text:line-break/>perspicuum quod etiam substantiae quam inspiramus habenda<text:line-break/>sit cura, ut tum optima temperie sit tum ab omni inquina-<text:line-break/>mento purissima, nec aliquid ex metallis aut caminis aut<text:line-break/>barathris sibi admisceat, aut aliquid ex putredine legumi-<text:line-break/>nurn vel olerum vel animalium vel cujusctinque rei con-<text:line-break/>trahat, aut halitus ex stagnis, paludibus vel fluvio recipiat.<text:line-break/>His itaque omnibus prospiciat oportet qui vires illaesas<text:line-break/>tueri volet. Ad haec etiam ipsorum corporum folidorum, lu</text:span></text:p>
      <text:p text:style-name="P6"><text:span text:style-name="T5">quibus utique vel maxime consistere virium substantia vi-<text:line-break/>detur, non parva habenda providentia est, ut sano tempera-<text:line-break/>mento sint: atque hoc quidem omnium partium commune<text:line-break/>commodum est. Ad robur autem facultatis conservandum<text:line-break/>et ad fyncopalem accessionem, quo minus derepente inci-<text:line-break/>dat, cavendam singulare praesidium est temperamenti custo-<text:line-break/>dia, ante omnia quidem trium principiorum, mox vero re-<text:line-break/>liquarum partium, quaecunque in consortium affectus prin-<text:line-break/>cipia fecum ex facili trahunt; ejusmodi est ventriculi os,<text:line-break/>quod propter exquisitum sensum tum alia symptomata<text:line-break/>multa turn vero syneopas accerfit Porro memoratus jam<text:line-break/>crudorum humorum affectus, si et copia sua hi vires pie-<text:line-break/>' mant et propter turn multitudinem turn crassitudinem exi-<text:line-break/></text:span><text:span text:style-name="T20">gnos</text:span><text:span text:style-name="T5"> animalis meatus obstruant, jam multis de eausis exitia-<text:line-break/>lis est, ac syncopae" opportunos reddit, nempe et quod ani-<text:line-break/>mal sub eo non nutriatur et suffocetur et quod symmetria<text:line-break/>temperamenti ejus et alteretur et corrumpatur. Quippe<text:line-break/>crudi </text:span><text:span text:style-name="T20">succi</text:span><text:span text:style-name="T5"> nutrire piius quam sint concocti nequeunt.</text:span></text:p>
      <text:p text:style-name="P6"><text:span text:style-name="T5">iidemqne cum multi sunt gravant: si vero spiramenta quibus<text:line-break/>perspiratio agitur 'obstruant, calorem extinguunt: quod si<text:line-break/>nec obstruant nec onerent, syncopen </text:span><text:span text:style-name="T20">ii certe non</text:span><text:span text:style-name="T5"> inferunt,<text:line-break/>scd vocata animi deliquia, siquidem resolvuntur ejusmodi<text:line-break/>aegrotantes, nisi frequentius nutriantur. Porro exhiberi his<text:line-break/>oportebit non copiose semel, nec quae crassa frigidave po-<text:line-break/></text:span><text:span text:style-name="T20">teftate</text:span><text:span text:style-name="T5"> .nutrimenta sint, sed, ut dictum prius est, quae ex ge-<text:line-break/>nere extenuantium calefacientiumque sinti Ad eundem mo-<text:line-break/>durn et medicamenta, quaecunque saltem medicamenta su-<text:line-break/>mere febricitans homo potest, extenuantia calefacientiaque<text:line-break/>sunt offerenda. His et aquosum vinum idoneum ab initio<text:line-break/>statim est, si tamen vehementer non febricitent, quod haud<text:line-break/>sane frequenter in hoc affectu fieri assolet, magis etiam si<text:line-break/>qui laborant senes sint, praebendum iis post quamque ciba-<text:line-break/>tionem vinum est, magisque etiam si interposita quietis spa-<text:line-break/>tia mediocria sint. Qni ex ejusmodi humoribus laborant, hos<text:line-break/>quotidie accessiones exercent, praecipueque ad vesperam et<text:line-break/>noctu, non mane nec usque ad meridiem. Atque de his qui-<text:line-break/>dem hactenus abunde.</text:span></text:p>
      <text:h text:style-name="P4" text:outline-level="2">Cap. VI.</text:h>
      <text:p text:style-name="P39"><text:span text:style-name="T5">Transeamus autem ad eos qui contrario<text:line-break/>quidem huic laborant affectu, scd tamen fyneope similiter<text:line-break/>opprimuntur, nisi quis sedulo sit attentus. Hi sunt qui prae-<text:line-break/>tenues succos habent sic ut ocissime exhalent. Itaque<text:line-break/>etiam diversa a jam dictis ratione sunt curandi. Illos narn-<text:line-break/>quo paulatini et assidue vacuaxiinus, propterea quod mul-<text:line-break/>tam simul vacnationem ferre non poterant: at qui sic se •<text:line-break/>habent, hos paulatim et assidue nutriemus. Quod si a prin-<text:line-break/>. cipio hos viribus adhuc valentibus </text:span><text:span text:style-name="T20">curandos</text:span><text:span text:style-name="T5"> susceperimus,<text:line-break/>nec paulatim </text:span><text:span text:style-name="T20">eos cibabimus;</text:span><text:span text:style-name="T5"> possunt namque ii vel quod li-<text:line-break/>. berius semel datum est, nutrimentum Iuperare. Tanquam<text:line-break/>autem eos, qui ex crudi humoris multitudine syncope pe-<text:line-break/>riclitantur perniciose affici diximus, quum jecur sus veI<text:line-break/>ventriculum phlegmone obsedit, itidem de quibus nunc agere<text:line-break/>instituimus insanabiles sunt existimandi, si viribus jam lau-<text:line-break/>guentibus aliquod eorum viscus phlegmone infestetur: neque'<text:line-break/>eniin assidue hos nutrire fas est, sed tantum lu remissioni-<text:line-break/>bus, nec servaredos, si non nutriantur, licet. In ejusmodi</text:span></text:p>
      <text:p text:style-name="P7"><text:span text:style-name="T5">affectibus mortifera illa constitutio'in facie celeriter apparet,<text:line-break/></text:span><text:span text:style-name="T20">nasus acutus, oculi cavi ,</text:span><text:span text:style-name="T5"> et reliqua, quae deinceps funt •<text:line-break/>adscripta. Nam sive multum excernant sive vigilent sive<text:line-break/>tristentur sive non cito nutriantur, protinus ejusmodi fa-<text:line-break/>ciem habenti Porro si alicujus horum, aut etiam plurium<text:line-break/>occasione tales esse videbuntur, minus esse malum putabis<text:line-break/>quam si absque his essent emaciati ; sin absque his tales ap-<text:line-break/>pareant, perniciosum judicabis, atque hoc amplius, si a prin-<text:line-break/>cipio morbi eam habeant speciem, neque enim dum conco-<text:line-break/>quatur sufficient. Atque ob id Hippocrates dixit, si quid<text:line-break/>ejusmodi consenserit, minus subesse periculi putandum. In<text:line-break/>morbi namque principio, ut praedixi, etiam si cum aliquo<text:line-break/>praedicturum lu eo sint statu, haudquaquam id bonum est:<text:line-break/>caeterum minus id periculi minatur quam si cum horum,<text:line-break/>nullo, imo ex </text:span><text:span text:style-name="T20">spiritu ipsa</text:span><text:span text:style-name="T5"> prompte discusso periculosum.<text:line-break/>Non solum autem extenuato </text:span><text:span text:style-name="T20">ita spiritu et</text:span><text:span text:style-name="T5"> sanguine his’<text:line-break/>discussio saepe incidere assuerit, sed etiam excretrice facul-<text:line-break/>sate per universam </text:span><text:span text:style-name="T20">corporis</text:span><text:span text:style-name="T5"> molem immoderatius concitata.</text:span></text:p>
      <text:p text:style-name="P7"><text:span text:style-name="T5">Id quod incidere maxime ex ametria retentricis solet. Sane<text:line-break/>nutrire quicquid&lt; horum inciderit est necesse, oportet etiam'<text:line-break/>, corporis summa densare, non secus quam priorum rarefa-<text:line-break/>oere. Quum enim e diametro ii affectus inter sc dissideant,<text:line-break/>etiam praesidiorum speciem diversissimam requirunt. </text:span><text:span text:style-name="T5">Ergo<text:line-break/></text:span><text:span text:style-name="T5">, frigidum iis aerem adstriugentemque comparabimus, </text:span><text:span text:style-name="T5">qui<text:line-break/></text:span><text:span text:style-name="T5">quemadmodum fiat prius est dictum. Ungendi similiter </text:span><text:span text:style-name="T5">sunt<text:line-break/></text:span><text:span text:style-name="T5">adstrictoriis unguentis. Tum cibi iis dandi, qui non </text:span><text:span text:style-name="T5">admodum<text:line-break/></text:span><text:span text:style-name="T5">prompte diffluant, non aqua mulsa, non ptisanae </text:span><text:span text:style-name="T5">cremor,<text:line-break/></text:span><text:span text:style-name="T5">scd </text:span><text:span text:style-name="T5">panis </text:span><text:span text:style-name="T5">et sorbitio ex alica et fructus ausieri et </text:span><text:span text:style-name="T5">qui non<text:line-break/></text:span><text:span text:style-name="T5">facile corrumpantur, tum ipsi per fe, tum vero et cum </text:span><text:span text:style-name="T5">pane<text:line-break/></text:span><text:span text:style-name="T5">et alica, quae in aqua fit cocta. Dahis vero aliquando </text:span><text:span text:style-name="T5">iis et<text:line-break/></text:span><text:span text:style-name="T5">ova, praecipueque eorum vitellos, album enim eorum </text:span><text:span text:style-name="T5">aegre -<text:line-break/></text:span><text:span text:style-name="T5">concoquitur</text:span><text:span text:style-name="T5">, </text:span><text:span text:style-name="T5">praeterea gallinaceorum qui lacte sint alti </text:span><text:span text:style-name="T5">te-<text:line-break/></text:span><text:span text:style-name="T5">sticulos, dabisque suillum cerebrum, sed vel diligenter </text:span><text:span text:style-name="T5">ns-<text:line-break/></text:span><text:span text:style-name="T5">sum, quando si cruentum detur summopere laedit, vel </text:span><text:span text:style-name="T5">in albo<text:line-break/></text:span><text:span text:style-name="T5">jure legitime elixum, porro et anetho lujectis. </text:span><text:span text:style-name="T5">Denique</text:span></text:p>
      <text:p text:style-name="P7"><text:span text:style-name="T5">omni ratione agendum nt et humorum materiam crassiorem" </text:span><text:span text:style-name="T36">(<text:line-break/></text:span><text:span text:style-name="T5">reddas et cutim denses et perflatus exhalationem inhibeas.<text:line-break/>Vinum vero iis aquosum necessarium inter luitia est, sum-<text:line-break/>pturn statim post ciburn. Quod si ex sententia nobis omnia<text:line-break/>responderint, etiam carnei iis aliquid nutrimenti post alia<text:line-break/>dabimus, potissimum post quartum diem, humoribus qui fe-<text:line-break/>brem excitaverunt jam ad concoctionem venientibus. Tali<text:line-break/>affectu laborantis juvenis lu decimo libro meminimus, quem,' .<text:line-break/>usi dixi, quotidie nutriri, idque ante accessionem potissimum,<text:line-break/>tum quemadmodum semel dedita opera non exhibito illi<text:line-break/>cibo accessio cum syncope invaserit memoravimus. Ergo in<text:line-break/>' omnibus ejusmodi curationibus si jam deprehensus syncope<text:line-break/>cubans sit, ad symptoma scopus dirigitur; sin nondum in id<text:line-break/>veniat, utriusque curam habebit et ut symptoma non obo--<text:line-break/>rlatur, et ut morbus paulatim solvatur. Celerius autem hunc<text:line-break/>discuteremus, si nullus symptomatis subesset metus. Quippe<text:line-break/>qui multitudine erudi humoris gravatur, hunc si modo ju-</text:span></text:p>
      <text:p text:style-name="P7"><text:span text:style-name="T5">stam semel vacuationern ferre posset, nec metus aliquis syn-<text:line-break/>copes impenderet, semel, arbitror,- vacuatum a morbo expli-<text:line-break/>caremus,. eum vero qui facile exhauritur, si ante accessionem<text:line-break/>cibare cogeremur, longiorem illi morbum certe non redde-,<text:line-break/>remus. Ac de iis quidem haec mihi dixisse fit satis.</text:span></text:p>
      <text:h text:style-name="Heading_20_2" text:outline-level="2">Cap. Vll.</text:h>
      <text:p text:style-name="P39"><text:span text:style-name="T5">Nunc reliquas causas quibus syncopae<text:line-break/>succedunt deinceps reseremus. Hae sunt numero quatuor,<text:line-break/>dolor vehemens, vigiliae, immoderata ventris vacuatio ac in<text:line-break/>iis qui aliena loquuntur, aliquando motus. Sed et quintam,<text:line-break/>si non displicet, addas, nempe principiorum intemperiem,.<text:line-break/>de qua in calce libri agemus idcirco maxime, quod dupli-<text:line-break/>ciler provenit, vel quia in nudis qualitatibus partium alte-<text:line-break/>rantur, vel quia vitiosus aliquis succus in has recipitur. Dein-<text:line-break/>ceps igitur de omnibus 'quae ; memoravimus est. agendum,<text:line-break/>initio a doloribus sumpto. Ergo si causam ipsam unde dolor<text:line-break/>excitatur adimere possis;, </text:span><text:span text:style-name="T20">ita contra</text:span><text:span text:style-name="T5"> symptoma non pugna- .<text:line-break/>veris, sed aegrum curaveris; sed si qua occasione.prohibitum<text:line-break/>affectui submovendo intentum esse non licet, vehementiam</text:span></text:p>
      <text:p text:style-name="P7"><text:span text:style-name="T5">doloris mitigabis. Verum quando nec dolorum causas sub-<text:line-break/>movere nec vehementiam eorum remittere fas est, nisi in-<text:line-break/>tellexeris, cujus vitio is dolor in cubantis corpore excitetur;<text:line-break/>perpendendae prius tum causae dolorum funt tum vero<text:line-break/>signa quibus hae dignosci queant; nam quum sensui plerum-<text:line-break/>que parum pateant, hominem qui lu tali speculatione sit<text:line-break/>exercitatus nimirum postulant. Itaque quum nobis in aliis •<text:line-break/>operibus non pauca de dolorum generatione sint praecepta,<text:line-break/>ipscrumque omnium opportunum tempus jam venerit, neces-,<text:line-break/>sum arbitror tutam eorum rationem summatim percurrere<text:line-break/>Quoniam igitur lu animalis corpore omnibus consentientibus<text:line-break/>sectis non omnes partes sensiles sunt, manifestum est, quae<text:line-break/>prorsus sunt insensiles, eas non dolituras. Igitur quum scn-<text:line-break/>silibus duntaxat dolor accidat, fequens est ut aestimemus-<text:line-break/>ejusmodiue corpora perpetuo an dolitura, an uno aliquo<text:line-break/>tempore, quum ortus in his crucians affectus sit. At siipfa<text:line-break/>evidentia nos docet multum este temporis quo. ninil</text:span></text:p>
      <text:p text:style-name="P7"><text:span text:style-name="T5">omnino doleamus, non obscurum est certo aliquo tempore, quo<text:line-break/>scilicet excitatur in singulis quae dolent crucians affectus,<text:line-break/>necesse esse ea dolore. Ergo fi inventum nobis fuerit quae-<text:line-break/>nam affectio ea sit quae in sensilibus corporibus orta facit<text:line-break/>ut aniinaldoleat, utique et quod quaerimus jam suerit inven-<text:line-break/>tum. Hic igitur ab iis naturalibus notionibus quae omnibus<text:line-break/>nobis funt communes procedere methodo ad id quod consi-<text:line-break/>derandum proponitur conveniet. Porro naturalis notio nos •<text:line-break/>docet vitium id corporis ex quo sit deliturum aut continui-<text:line-break/>tatis solutionem oportere esse aut alterationem aliquam.<text:line-break/>Proinde etiam recte dictum iis est qui ex insectilibus vel<text:line-break/>insensilibus vel incompactibilibus elementis corpus compo-<text:line-break/>nunt, affectum unde dolor nascatur, prorsus inveniri non<text:line-break/>posse. Quippe quae..tantummodo tangunt, eorum nihil vi-<text:line-break/>detur dolorificmn, aut talia corpora lautum sc invicem tan-<text:line-break/>gunt. Quod si non contingant modo, scd etiam se invicem<text:line-break/>in , concursu frangant, ad dolorem creaudum nihilo plus<text:line-break/>conserunt, si quae franguntur insensilia statuantur, nisi etiam</text:span></text:p>
      <text:p text:style-name="P7"><text:span text:style-name="T5">lapides quum dividuntur dolore affici dicamus. Verum de<text:line-break/>his latius tum alibi turn in quinto de Asclepiadis placitis<text:line-break/>disseruimus. Nune autem concessum hoc principium sumen-<text:line-break/>tes, necesse esse ut affectus qui dolorem excitet, vel divisio<text:line-break/>sit vel alteratio, illud etiam memoria repetamus, ue altera--<text:line-break/>tionem ipsam sensim irrepentem dolorem afferre animali<text:line-break/>posse, sed quae dolore animal afficiet, eam mutationem tum<text:line-break/>confertim sactam tum vero violentam esse debere. Videntur<text:line-break/>enim corpora non solum, quum iu habitum contra naturam<text:line-break/>confertim aguntur, tristem mutationem sentire, fed etiam lu<text:line-break/>ipso ad naturalem statum suum reditu, nisi eum paulatim<text:line-break/>accipiant, cruciari. Scimus enim qui in vehementi frigore<text:line-break/>iter fecerunt, eos quum scse non sensim,' sed semel calesa-<text:line-break/>cere properent, dolore circa unguium radices adeo vehe-'<text:line-break/>menti affectos ut ferre non possint- lllud vero inquirere,<text:line-break/>an ipsum quod vehementer calefacit aut refrigerat divisio-<text:line-break/>iiem aliquam continui efficiat, longiore fortassis disputatione<text:line-break/>eget, et boo ostensum a nobis est lu commentariis de sim-</text:span></text:p>
      <text:p text:style-name="P7"><text:span text:style-name="T5">plicium, medicamentorum facultatibus. Verum quid agendo<text:line-break/>quae vehementer vel calefaciunt vel refrigerant dolorem<text:line-break/>inferant, quaerere ad rem propositam minime est necesse;<text:line-break/>sive enim ntsubstantiae sensibilium‘continuitatem dividentia<text:line-break/>sive ut eam semel et confertim alterantia, id ad eorum in-<text:line-break/>ventionem quae dolorem levabunt nihil refert, modo scia-<text:line-break/>mus , quod violenter vel calefacit vel refrigerat, id sentien-<text:line-break/>tia corpora dolore allicere. Ergo si coepisse ab evidentibus<text:line-break/>conveniet, evidenter autem videntur eorum quae corporibus<text:line-break/>nostris propinquant haec sola esse dolorifica et quae vehe-<text:line-break/>menter vel calefaciant vel refrigerent et quae substantiae<text:line-break/>continuitatem dividant, haec autem sunt quae vel </text:span><text:span text:style-name="T5">contun-<text:line-break/></text:span><text:span text:style-name="T5">dunt vel incidunt vel distendunt; curationis eorum </text:span><text:span text:style-name="T5">inven-<text:line-break/></text:span><text:span text:style-name="T5">tionem quaeremus via aliqua insistentes, quae </text:span><text:span text:style-name="T20">a quaerendo-<text:line-break/>rum</text:span><text:span text:style-name="T5"> natura sit acceptu, quae methodus appellatur. Rursus<text:line-break/>igitur supra- repetentes dicemus. Quoniam id quaerimus,<text:line-break/>quemadmodum in morbis dolore affligamur, ubi </text:span><text:span text:style-name="T5">nihil nobis<text:line-break/></text:span><text:span text:style-name="T5">extrinsecus triste appropinquat, necessuin est aliquam </text:span><text:span text:style-name="T5">talem</text:span></text:p>
      <text:p text:style-name="P7"><text:span text:style-name="T5">causam in corpore quaeramus quae vehementer calefaciens<text:line-break/>vel refrigerans vel dividens substantiam sensilis alicujus<text:line-break/>corporis nos excruciet. Ac primum illud speculabimus; cujus<text:line-break/>‘esse naturae debeat quod continuitatem dividet. Necesse<text:line-break/>igitur est vel ruptionem vel contusionem vel erosionem esse<text:line-break/>affectum eum qui divisionem continui faciat. At vero rup-<text:line-break/>tio ex distentione quadam, contusio ex gravante, erosio ex<text:line-break/>mordente provenit qualitate. Ergo quum nihil extrinsecus .<text:line-break/>sit quod vel distendat vel gravet vel erodat, sed ex sc ipso<text:line-break/>horum aliquid corpus sentiat, neminem latere potest, dis-<text:line-break/>tentionem'ab aliqua intrinsccus substantia, quae multitudine<text:line-break/>sua corpus se continens distendat, aut immodica siccitate<text:line-break/>provenire: oontusionem a procidente externa substantia<text:line-break/>dura vel magna vel grani vel simul ambobus, erosionem<text:line-break/>vero ex humore aliquo, cui mordens natura sit. Igitur ubi<text:line-break/>vehemens dolor urget, scrutandum nobis est an liuinor plu-<text:line-break/>rimus, an spiritus cui non fit exitus, an gravis moles, an<text:line-break/>mordens humor, an siccus affectus subsit, ad haec veluti inter</text:span></text:p>
      <text:p text:style-name="P7"><text:span text:style-name="T5">initia est definitum, an aliquid quod valenter calefaciat veI<text:line-break/>refrigeret. Quorum iplorum quoque rursum causae vel lu<text:line-break/>fpiritu vel in humoribus vel lu solidis ipsis sunt statuendae:<text:line-break/>quicqnid enim eortjm vehementer calefactum refrigeratumve<text:line-break/>sit , quando quod vicinum est tangit; dolorisicum illi reddi-<text:line-break/>tur. Igitur quemadmodum singula quae comprehendimus<text:line-break/>dignosci possint, tum vero quod non omnium habeamus ma-<text:line-break/>niscstas notas, quodque si aliud quicquam etiam causarum et<text:line-break/>affectuum quae sensum fugiunt dignotio ex multa exerci-<text:line-break/>tatione et curiosa omnium perpensione nobis taudum paria-<text:line-break/>tur, alibi monstratum esu Nnuc vero id considerare propofi-<text:line-break/>tum nobis non est, imo solam ipsam medendi methodum<text:line-break/>persequi. Ex qua scienter perfpe.cta quantum .auxilium com-<text:line-break/>pendiumque medicis non ad praesidiorum modo curatio-<text:line-break/>numque facultatem, sed etiam ad, affectus aliquando digno-<text:line-break/>tionem comparetur, saepe vobis in ipsis aegrotantibus mani-<text:line-break/>feste ostendi, quorum jam duos tresve qui haud pridem sunt<text:line-break/>ianati reseram. Unus enim, ut scis, quadragenarius erat, qui</text:span></text:p>
      <text:p text:style-name="P7"><text:span text:style-name="T5">cum colo laborare putaretur, non modo nihil est a fomentis<text:line-break/>tum humidis tum siccis levatus, sed nec cataplasmatis nec<text:line-break/>clysteribus, quibus publice uti in ejusmodi affectibus solent,<text:line-break/>verum etiam a plurimis eorum exacerbatus. Nam a rutaceo '<text:line-break/>oleo per Pedem infuso deterius habuit, itemque a castoreo,<text:line-break/>quin etiam ubi mel coctum cum pipere assumpsit, extremis<text:line-break/>doloribus est afflictus; jam quum cremorem cocti foenigraeci<text:line-break/>una cum' melle accepisset, vehementer est irritatus. Ipse<text:line-break/>igitur uni mordentes humores in tunicis intestinorum irn-<text:line-break/>mersos conieci, qui fecum una corrumperent, tum ea quae<text:line-break/>per inferiora essent infusa tum ea quae per os 'sumebat ex-<text:line-break/>hibui homini nutrimentum, quod non facile corrumperetur.<text:line-break/>Deinde quum minus eum cruciatum intellexi, vitiosos hu-<text:line-break/>mores purgandos judicavi. Quum vero aptissimum ad ejus-<text:line-break/>modi vitiosus humores esset medicamentum quod ex aloe</text:span></text:p>
      <text:p text:style-name="P8"><text:span text:style-name="T5">•• componitur, quodque jam vulgo picran appellant, utique fe-<text:line-break/>mel hominem juste purgare non sum ausus, quod doloribus<text:line-break/>et inedia duobus mensibus confectus esset Verum ex quibus-</text:span></text:p>
      <text:p text:style-name="P7"><text:span text:style-name="T5">dam intervallis moderate id faciens quindecim circiter die-<text:line-break/>bus hominem, ut scis, prorsus fanari, idque nullo praeterea<text:line-break/>adhibito praesidio. Atque hic quidem illo primum tempore<text:line-break/>'sic est vexatus, nunquam prius intestini dolorem expertus.<text:line-break/>•At alius juvenis huic quidem aetate prope par,' sied qui saepe<text:line-break/>ante colicis cruciatibus fuerat affectus, accepto scammoniae<text:line-break/>sircco fuit purgatus. Quum autem bene largiter fuisset va-<text:line-break/>cuatus,- primo quidem die vesperi in balneo lotus, mox pti-<text:line-break/>fanae cremorem Iumens, post piscem quoque comedens,<text:line-break/>iiocte ea quae ceperat evomuit. Secundo die itidem lava-<text:line-break/>tus comedit primum lactucam, mox avium carnis aliquid in<text:line-break/>albo jure elixae, ab hac alicam ex aqua sumpsit vino austero<text:line-break/>injecto. Ubi vero ab iis mediocriter fe habere est risus,<text:line-break/>etiam tertio die nutritus similiter est. Reddidit tamen per<text:line-break/>alvum plura quam pro ciborum portione, eaque cum morsu.<text:line-break/>Deinde quarto die etiam magis dolere sibi ventrem sensit, et<text:line-break/>quum se in balneo alicubi frigus accepisse imprudentem pu-<text:line-break/>"tasset, rutaceum sibi oleum per sedem infundens non solum</text:span></text:p>
      <text:p text:style-name="P7"><text:span text:style-name="T5">vehementissime est vexatus, sed etiam liquidam dejectionem<text:line-break/>copiosissimam excrevit, quod sacile declaravit aliquid a toto<text:line-break/>'corpore ad loca ventris deferri. Post- deinde per circuitus<text:line-break/>similis redibat cruciatus. Audientes autem nos ejus sympto-<text:line-break/>mata, intelleximus noxam ex scammonio in illis maxime<text:line-break/>intestinis procubuisse, quae prius etiam suerant imbecilla, sic<text:line-break/>ut quasi fluxionis quidum exortus esset affectus. Ergo quem-<text:line-break/>admodum hunc quoque sanaverim scis. Abjicere enim jussi<text:line-break/>praesidia colica, alicaque calente quae cocta in aqua esset<text:line-break/>nutriri, immissis ei mali punici granis. Quum autem tota<text:line-break/>nocte citra dolorem dormivisset, miratus prosecto est reme-<text:line-break/>dii novitatem rogavitque quid esset bibendum. Dedimus<text:line-break/>itaque bibendum dilutum rhois cremorem, quo, sive aliqua<text:line-break/>esset in summo intestino facta uloerosa affectio, eam adstrin-<text:line-break/>geret, sive etiam ex consuetudine aliquid ex superioribus<text:line-break/>locis in partum affectam cousiueret, id reprimeret, prandio-<text:line-break/>que eodem uti jussimus: deinde ad vesperam coenare pane<text:line-break/>puro madefacto in vino aliquo naturaliter .quidem austero,</text:span></text:p>
      <text:p text:style-name="P6"><text:span text:style-name="T5">fed veteri. Concessimus praeterea ut austerum quemcunque<text:line-break/>vellet fructum sumeret, sive malum sive pyrum sive puni-<text:line-break/>cum. Simili ratione etiam tertio die cibatus in quarto theria-<text:line-break/>cen bibit sanusque omnino est redditus, ac de caetero ad<text:line-break/>consueta reversus nullum scnsit incommodum. Simili genere<text:line-break/>et alteri cuidam in aestate affecto, quum sitibundus admo-<text:line-break/>dum esset, supra alia quae memorari etiam frigida potione<text:line-break/>uti permisi. Ergo ne requiras in omni affectu ejusmodi no- </text:span><text:span text:style-name="T5">'<text:line-break/></text:span><text:span text:style-name="T5">tas quales in pleuritide vel dysenteria apparent. Scieuti-<text:line-break/>fica namque talium est morborum dignotio, certis videlicet<text:line-break/>definitifque notis comparala, quum eorum qui proxime sunt<text:line-break/>dicti conjecturalis dignotio sit ac solis iis inveniri potis qui</text:span></text:p>
      <text:p text:style-name="P8"><text:span text:style-name="T5">- exacte cujusque morbi propriam curationem norlut. Quare<text:line-break/>quoniam de hac proposita nunc disputatio est, ipsam per sc<text:line-break/>absolvamus, nec affectuum dignotiones attingamus, maxime<text:line-break/>quae ex conjecturalibus notis incipientes cum eorum quae<text:line-break/>prosunt obsuutque dignotione sunt conjunctae. Methodum<text:line-break/>enim in iis atque etiam exercitationem in morborum di-</text:span></text:p>
      <text:p text:style-name="P7"><text:span text:style-name="T5">gnotionibus seorsum per se fecimus, quo scilicet arte quis lu-<text:line-break/>sti-uctus in omni aegro tum partes asseclas tum ipsius alo<text:line-break/>sectum ficutijros inveniat,</text:span></text:p>
      <text:h text:style-name="Heading_20_2" text:outline-level="2">Cap. <text:span text:style-name="T42">VIII</text:span>.</text:h>
      <text:p text:style-name="P39"><text:span text:style-name="T5">Ergo revertamur ad affectus qui dolores<text:line-break/>excitant. Si namque sanguinis abundantia sit, quae distendat,<text:line-break/>ut profecto in phlegmone fieri solet, protinus ubi vires aegri<text:line-break/>valentes sunt, sanguis mittendus est. Sed si is homo vel san-<text:line-break/>guinis missionem timeat vel imbecillis viribus fit, turn revel-<text:line-break/>lendus sanguis est tumalerivandus, dictumque nobis prius<text:line-break/>est quemadmodum haec fieri conveniat. Quod si his pera- '<text:line-break/>ctis dolor etiam perstat, patet prosecto in aegrotante parte<text:line-break/>impactum esse quod contristat. Patet vero et quod curatio<text:line-break/>ipsa per discutientia medicamenta fit molienda. Pari ratione<text:line-break/>et qui ex flatuoso spiritu dolores fiunt curabimus, sed simul<text:line-break/>in iis potius tum extenuantibus cibis turn potione tum per<text:line-break/>sedem injectionibus tum cataplalinatis turn humidis siccisque<text:line-break/>fomentis auxiliantes. Slu moles aliqua gravando contunden-</text:span></text:p>
      <text:p text:style-name="P7"><text:span text:style-name="T5">dove dolorem excitet, moli ipsi est medendum. Sin mordens<text:line-break/>humor est', adversissima huic funt quae extenuant et cale--<text:line-break/>faciunt. Postulat namque hujus generis affectus, si modo cu-<text:line-break/>randus est, eorum quae labores excitant vacuationem, si id<text:line-break/>omnino fieri nequeat, epicrasin, sin id quoque fieri non pos-<text:line-break/>sit, stupefacientium medicamentorum exhibitionem, quae<text:line-break/>quamquam sit communis, minus tamen hos affectus quam<text:line-break/>alios laedit. Quippe tenuis consistentiae et calidarum facul-<text:line-break/>tatum plurimi talium humorum funt, quae autem ex pa-<text:line-break/>paveris succo et. alterco et eo modo frigidis parantur medi-<text:line-break/>camenta simul omnino et refrigerant et siccant, qua ratione<text:line-break/>non solum ut sensui torporem inducentia salutaria sunt,<text:line-break/>sed etiam ut humorum tenuitatem cogentia atque crassan-<text:line-break/>tia, praeterea vehementem calorem refrigerantia. Ubi vero<text:line-break/>crassi glutinosique humores exsuperant, alienissima sunt quae<text:line-break/>torporem inducunt, cavendusque magnopere in ejusmodi<text:line-break/>affectibus eorum usus est:. Sed nec alloqui comitatur ejus-<text:line-break/>modi humores, modo soli sint, dolor vehemens. Si vero ex</text:span></text:p>
      <text:p text:style-name="P7"><text:span text:style-name="T5">accidenti aliquo conjunctus his halituosus spiritus est, qui<text:line-break/>exuis quibus continetur corporibus erumpere prorsus non<text:line-break/>potest, gravissimis omnino doloribus qui ita se habent cru-,<text:line-break/>ciantur. Porro accidit id illis duplici ex causa, vel obstru-<text:line-break/>ctione vel calore, nam et obstructio spiritum cohibet nec.<text:line-break/>exire permittit, et crassa glutinosaque quum calefiunt statuo-<text:line-break/>sum spiritum gignere solent. Ejusmodi sane affectus iis qni<text:line-break/>fe cibis natura frigidis et consistentia crassis ac glutinosis,<text:line-break/>referserunt, quando in ipfis intestinorum tunicis flatuosus.<text:line-break/>spicitus continetur, potissimum lucidit. Nam quum hae du-<text:line-break/>plicee sint, ubi medio earum spatio ejusmodi collectus hu-<text:line-break/>mor est, in flatulentum mutatur spiritum. Sane is et crns-<text:line-break/>sus et frigidus et tardi motus est. Ubi igitur tum retinetur<text:line-break/>tum tunicas distendit, tum humor unde oritur intestini per-,<text:line-break/>tes, quas contingit, vehementer refrigerat, duplici occasione<text:line-break/>ita laborantes doleut. Ac ad tempus quidem, ubi torporem<text:line-break/>faciens medicamentum biberunt, prorsus indolentes red-<text:line-break/>duntur; caeterum affectus his omnino sit major; nam et lute-</text:span></text:p>
      <text:p text:style-name="P7"><text:span text:style-name="T5">stinorum tunicae medicamentorum frigiditate densiores mi-<text:line-break/>nusque flatui transmittendo habiles redduntur et humor ipse<text:line-break/>tum crassior tum ad motum ineptior evadit. Itaque et spa-<text:line-break/>tio longiore ad aegri curationem et medico, qui egregie lu<text:line-break/>arte sit exercitatus, est opus. Nisi enim certa ratione post-<text:line-break/>modurn curationem aggrediuntur, verendum erit ne humo-<text:line-break/>res secundo in flatuosum spiritum versi eundem dolorem<text:line-break/>renovent, unde rursus stupefacientium aliquid medicamen-<text:line-break/>torum exhiberi sit opus, eadem necessitate urgente, ac pari<text:line-break/>modo tertio et quarto et saepe deinceps, quoad homo insa-<text:line-break/>nabilis effectus in malum totius corporis habitum perveniat<text:line-break/>et post longa tandem taedis pereat. Quo pacto igitur dolo-<text:line-break/>res eos quos frigidus humor lu medio intestinorum inter-<text:line-break/>clusus excitavit sanare conveniet? Sane non perfusionibus<text:line-break/>aut cataplasmatis valenter calefacientibus, quippe lenti om-<text:line-break/>nes crassique et frigidi humores ab iis quae calefaciunt, nisi<text:line-break/>etiam valenter discutiant, liquantur ac in flatum mutantur.<text:line-break/>Convenit igitur eos lucidere simul et concoquere, quas res</text:span></text:p>
      <text:p text:style-name="P7"><text:span text:style-name="T5">tenuantia medicamenta praestabunt, potissimum sainen si<text:line-break/>calida vehementer' non sint. Quod autem horum quoque<text:line-break/>ipsorum ea maxime deligenda sint quae magis flatum discu-<text:line-break/>tiant magisque siccent, nemlui potest dubium esse. Saepeque<text:line-break/>ex plebe non paucos audias minus sibi dolore colon affir-<text:line-break/>mantes , quum nec ipsis cataplasma imponitur nec oleo ali-<text:line-break/>quo perfunduntur nec per clysterem aliquid insunditur.<text:line-break/>Et sane qui generosi animi fortesque sunt, si mediocri utau-<text:line-break/>tur victu, tutius breviori tempore percurantur quam qui<text:line-break/>violenter, nt dictum est, calefacientibus utuntur. A nullo<text:line-break/>enim in ejusmodi humoribus tam est metuendum quam a<text:line-break/>calore, qui eos liquet atque </text:span><text:span text:style-name="T20">in</text:span><text:span text:style-name="T5"> flatum vertat, scd discutere<text:line-break/>non valeat. Vidimus namque ex agrestibus operis quem-<text:line-break/>piam, qui-ubi coli dolorem sensit, protinus se cinxit, cum<text:line-break/>cingi ante non soleret, comedit autem cum pane allium,<text:line-break/>nullum dimittens consuetum opus: nec toto die quicquam<text:line-break/>Iiibit, scd vesperi meracius, ab his et tota nocte dormivit<text:line-break/>et mane ab omni dolore plane liber surrexit- Est enim pro-</text:span></text:p>
      <text:p text:style-name="P7"><text:span text:style-name="T5">secto allium in eorum ciborum genere, qui et flatum discu-<text:line-break/>tiant et minime sitim inferant. Sunt qui parum id experti<text:line-break/>existiment majorem quam caepas sitim excitare, sed plane<text:line-break/>errant, quum non modo non majorem quam caepae, sed nec<text:line-break/>omnino sitim initio faciat, idem omnium plane eduliorum<text:line-break/>maxime flatum discutit. Itaque ego agrestium tlreriacen id<text:line-break/>edulium appello. Ac si quis vel Thracas vel Gallos vel de-<text:line-break/>•niqiie qui frigidam regionem incolunt vesci alliis vetuerit,<text:line-break/>non leviter iis hominibus nocuerit. Ac quos ex supra dicta<text:line-break/>causa vehemens intestinorum dolor citra febrem exercet, iis<text:line-break/>et allium esse licet et theriacen bibere, quippe quae ejus-<text:line-break/>modi affectibus magnopere subvenit. At fi cum febre una<text:line-break/>talis dolor aliquando incidat, principio quidem, si id ferunt,<text:line-break/>fomentum siccum ex milio est adhibendum. Si ab hoc non<text:line-break/>quiescant, semen aliquod quod flatum dissipet in oleo quod<text:line-break/>tenuium fit partium, coquere, mox per linteum, quo purum<text:line-break/>iit, oleum colare, deinde anseris sevum in oleum liquare et<text:line-break/>per sedem infundere oportebit. Si anseris sevum non sit.</text:span></text:p>
      <text:p text:style-name="P6"><text:span text:style-name="T5">gallinaceo est utendum, inprimisque curandum ut sit ex-<text:line-break/>' pers salis, esto autem nec admodum vetus., licet vero et</text:span></text:p>
      <text:p text:style-name="P8"><text:span text:style-name="T5">recenti uti; praesertim anserino. At si neque ex hoc remit-<text:line-break/>tuntur </text:span><text:span text:style-name="T20">dolores.,</text:span><text:span text:style-name="T5"> secundo rursus injiciendum idem est, ad-<text:line-break/>jecta etiamnum castorei et papaveris succi, utriusque fabae<text:line-break/>non amplius magnitudine, olei vero hemina modus esto.<text:line-break/>Excipitur et lanula ex hoc medicamento aliquid: debehitque<text:line-break/>appensa forti filo quam penitissime in rectum intestinum<text:line-break/>dimitti, quo et quum libet id facile recipiatur et evidentem<text:line-break/>conferat utilitatetn. Ad eundem modum et oculorum et au-.<text:line-break/>rium dolores, qui ex hujusmodi humore aut spiritu flatu-<text:line-break/>lento lu febre excitantur sedare conveniet, tum fomento ex<text:line-break/>milio uti, quoniam id omnium et lenissimum est et maxime<text:line-break/>siccans, quodque ab eo defluit innoxium expersque morsus<text:line-break/>est, turn auribus medicamentum id quod ex castoreo et .pa-<text:line-break/>paveris succo conficitur infundentibus, quo ad talia uti so-<text:line-break/>lemus. Liquor quo haec liquantur sapa esto, quod apud nos’</text:span></text:p>
      <text:p text:style-name="P6"><text:span text:style-name="T5">vocant hepsema, plerique medicorum siraeon appellant.<text:line-break/>Quod si imponi cataplasma aliquando oportebit, papave-<text:line-break/>rum capitibus in aqua coctis ac foenigraeci vel hordei veI<text:line-break/>lini seminis farina aquae immissa cataplasma conficies. Scire<text:line-break/>autem licet medicamentum, quod castoreum recipit, non so-<text:line-break/>lum aurium sedare dolorem, scd etiam oculorum et dentium,<text:line-break/>si auribus instilletur. Jam vero collyria, quae ex opio fiunt,<text:line-break/>vehementissimos. oculorum dolores remittere omnes norunt.<text:line-break/>Utendnmque, ut diximus, his est, quum maxima necessitas<text:line-break/>urget, illud minime ignorantibus, partes ipsas nonnihil lae-<text:line-break/>dendas, imbecillioresque in reliquam vitam ex refrigeratione<text:line-break/>futuras, caeterum faluti hominis in praesens ipsam suturam<text:line-break/>postea noxam posthabentibus. Siquidem non paucos eorum,<text:line-break/>qui his sunt usi, eo infirmitatis venisse ut alii fere nihil<text:line-break/>omnino riderent, alii propernodurn surdi forent, id omnibus<text:line-break/>jam notum est. itaque nos si quando cogimur his uti, post-<text:line-break/>modum in sanitatis tempore partes ipsas excalefarimus,<text:line-break/>nempe auribus oleum id quod solum castoreum habet lu-</text:span></text:p>
      <text:p text:style-name="P7"><text:span text:style-name="T5">fundentes, oculis vero collyria, quae tantum calefaciant, ad<text:line-break/>quod scilicet munus maxime id probamus, quod ex cinna-<text:line-break/>momo conficitur. Ac de doloribus quidem qui ex crassis<text:line-break/>glutiuosisve aut frigidis humoribus vel etiam flatuoso spi-<text:line-break/>ritu excitantur, hactenus abunde. Similis namque est eorum,<text:line-break/>omnium curatio, ut quae per enarratas jam materias per-<text:line-break/>ficiatur, nisi quod is qui spiritum flatuosum comitatur, pro-<text:line-break/>priarn quandam curationem est sortitus ex cucurbita cum '<text:line-break/>flamma copiosa subinde admota. Videbiturque tibi praesi-<text:line-break/>dium hoc in hujusmodi affectibus incantamenti cujusquam<text:line-break/>simile quid efficere, sive hi in intestinis sive in quavis cor-<text:line-break/>poris parte sunt excitati, lllico enim cucurbita admota qui ,<text:line-break/>spiritu flatuoso cruciantur tum a dolore liberi tum omnino<text:line-break/>sani redduntur. Quos vero non spiritus modo flatuosus, sed<text:line-break/>etiam humor unde is oritur male habet, iis illico ad tempus</text:span></text:p>
      <text:p text:style-name="P9"><text:span text:style-name="T5">_ </text:span><text:span text:style-name="T5">dolor sedatur, redit tamen vel in sequente nocte vel po-<text:line-break/>stridie vel etiam tertio die similis dolor, ac potissimum ubi<text:line-break/>in victu aliquid deliquerint, aut importunius partes excale-</text:span></text:p>
      <text:p text:style-name="P6"><text:span text:style-name="T5">fecerint. Tibi vero hoc quoque maximum indicium affectus<text:line-break/>erit, </text:span><text:span text:style-name="T20">ac</text:span><text:span text:style-name="T5"> curationem pro ratione prosequeris nec impense<text:line-break/>partum excalesaciens et tenuatoria curationis ratione utensr<text:line-break/>Quod si in ventre quoque talium quippiam lucidat, miri-<text:line-break/>fice ni ex acribus clysteribus levantur, sied percuranda lu<text:line-break/>his primum doloris accessio est, admota scilicet cucurbita,<text:line-break/>quo ventosus digeratur spiritus, post id vacuandus humor<text:line-break/>est, ' infuso per sedem ejusmodi medicamentorum aliquo,<text:line-break/>ligo vero oleo quopiam tenuis substantiae uti assuevi rutam<text:line-break/>rncoquens. Porro aliqui in tali curandi ratione ubi oleum<text:line-break/>acceperunt maximo dolore cruciantur, postea exiguo luter-<text:line-break/></text:span><text:span text:style-name="T5">* </text:span><text:span text:style-name="T5">posito spatio excernunt humorem vitreum, atque ex hoc<text:line-break/>protinus simul et </text:span><text:span text:style-name="T20">a</text:span><text:span text:style-name="T5"> dolore et ab affectu liberantur, nam sub-<text:line-break/>lasa causa, quae spiritum flatuofum gignit, omnia conquic-<text:line-break/>Icunt His humoribus contrariam maxime naturam habent,<text:line-break/>qni tenues suut atque acres, scd similem dolorem inferunt,<text:line-break/>uo,nnn.nquam autem et eonyullrones vehementes accersuiiij</text:span></text:p>
      <text:p text:style-name="P7"><text:span text:style-name="T5">quum lu ore ventriculi sunt collecti: veluti dudum illi con-<text:line-break/>tigit qni paulo post aeruginosum humorem evomuit. Satius<text:line-break/>vero sit non aeruginosum ipsum dicere, sed exactam plano<text:line-break/>aeruginem, talis namque erat qualis pulcherrima est aerugo.<text:line-break/>Verum huic adolescenti cum convulsione et syncope etiam<text:line-break/>madores quidam . frigidi et pulsus in summo gradu parvi<text:line-break/>erant. Ex quibus quum conjicerem in ore ventricusi, quem<text:line-break/>vulgo stomachum vocant, mordentem aliquem contineri<text:line-break/>humorem, dedi illi aquam tepidam bibendam, post quam pro-<text:line-break/>tinus tale quid evomuit, quale si ipse facere velles floridissi-<text:line-break/>mam aeruginem aquae misceres. Quum igitur talis humor<text:line-break/>in ventriculo consistit, vomitu est expellendus, quum lu in-<text:line-break/>testinis injicere per sedem conveniet, quod eluere ejusmodi<text:line-break/>humorem sit aptum. At id detersivum sit omnino oportebit.<text:line-break/>Quum autem talium plurima mordeant, commodissime ex<text:line-break/>iis aliquod detergens deligitur, cui morsus absit, ejus generis<text:line-break/>maxime est ptisanae cremor. Cibi vero exhibendi bis sunt<text:line-break/>et qni boni sint succi nec facile corrumpantur, quortuu</text:span></text:p>
      <text:p text:style-name="P7"><text:span text:style-name="T5">etiam exempla in priore libro jam tradita habes. Quoniam<text:line-break/>vero etiam eorum qui ex siccitate vehementi tenduntur<text:line-break/>crucianturque mentionem feri, satius fuerit de his etiam ali-<text:line-break/>quid apponere. Scire namque licet ejusmodi affectum, fi<text:line-break/>modo curabitur, humectationem poscere, caeterum curatu<text:line-break/>perdifficilem esse vel potius qui curari omnino non possit,<text:line-break/>si febris occasione sit contractus. Succedit maxime exitiali •<text:line-break/>phrenitidi, nec sanatum quempiam ita convulsurum aut ipse<text:line-break/>vidi aut alium narrantem audiri. Nam faepe convulsio vel<text:line-break/>ex repletione nervosarum partium lucidit, qua ratione eos<text:line-break/>quos magna phlegmone premit adoritur, vel ex mordente et<text:line-break/>tenui humore, qui nervosa corpora rodat, vel ex ingenti<text:line-break/>frigore, quod sale quippiam quale gelu efficit. Atque hae<text:line-break/>tres convulsiones faepe percurantur, sed quae ex nervosa-<text:line-break/>rum partium siccitate provenit, insanabilis esu Quippe etiam<text:line-break/>in libro de marnsmo docuimus solidorum corporum siccita-<text:line-break/>tem omnino esse insanabilem. Quo minus adjiciendum quic-<text:line-break/>quam de ejusmodi symptomatis praeterea puto, sed nec de</text:span></text:p>
      <text:p text:style-name="P7"><text:span text:style-name="T5">iis quae vitio immodicae vacuationis vel per alvum vel per<text:line-break/>vomitum vel sanguinis profusionem incidunt, quod et antea<text:line-break/>de his mediocriter sit dictum et posthac dicere sit necessum,<text:line-break/>potissimum quum mihi de tumoribus qui praeter naturam<text:line-break/>incidunt erit agendum. Itaque librum jam claudam, quando-<text:line-break/>quidem de Iymptomatis iis quae' maxime erant necessaria<text:line-break/>et praecipue quae cum febrium affectibus ipsis sunt connexa<text:line-break/>abunde disserui.</text:span></text:p>
      <text:h text:style-name="P1" text:outline-level="1"><text:bookmark-start text:name="bookmark24"/>GALENI METHODI MEDENDI<text:line-break/>LIBER XIII.<text:bookmark-end text:name="bookmark24"/></text:h>
      <text:h text:style-name="Heading_20_2" text:outline-level="2">Cap. I.</text:h>
      <text:p text:style-name="P39"><text:span text:style-name="T5">Duo jam genera morborum quemadmo-<text:line-break/>dum quis methodo sanet docuimus, alterum in intemperie<text:line-break/>positum, cui antiqua est appellatio, alterum cui nos nomen<text:line-break/>indidimus, continuitatis solutionem. De qua prima iu tertio,<text:line-break/>quarto, quinto ac sexto horuni commentariorum praecepi-<text:line-break/>mus. Post eam de iis quae in intemperie consistunt, usque<text:line-break/>ad duodecimum egimus. In hoc vero totius operis tertio<text:line-break/>decimo de tumoribus qni praeter naturam incidunt disse-<text:line-break/>rere incipiemus, in quibus fcilicet partes a naturali statu iu</text:span></text:p>
      <text:p text:style-name="P6"><text:span text:style-name="T5">quantitate recesserunt. Sane sanitatem an secundum naturam<text:line-break/>affectum dixeris ad ea quae nunc paramus, nihil lutersit.<text:line-break/>At quum plures specie affectiones in bis sint, primum age-<text:line-break/>mus de phlegmone. Expedit enim ah hac coepisse, et quod<text:line-break/>frequentissime incidat et quod febres aliaque symptomata<text:line-break/>_ periculosissima excitet Quum autem veteres phlogosiu faepe<text:line-break/>phlegmonen appellent, sciri volumus non hoc loco nos de<text:line-break/>liac phlegmone disserere, scd de ea quae supra inflammatio-,<text:line-break/>nem tensionem quoque in parte facit, quam non modo ipsi<text:line-break/>tactu deprehendamus, scd etiam ipsu aeger proprio </text:span><text:span text:style-name="T1">sensu<text:line-break/></text:span><text:span text:style-name="T5">appellato advertat. Nihilominus etiam pro tensionis modo.<text:line-break/></text:span><text:span text:style-name="T20">tangenti</text:span><text:span text:style-name="T5"> quoque renititur pars phlegmone obsessa auctior-<text:line-break/>que est quam pro naturali habitu, nec dolor illi deest major<text:line-break/>minor ve, cum quo nonnunquam et pulsationis est sensus,<text:line-break/>quum morbus amplius increvit, -ac potissimum quum sup-<text:line-break/>purati Sic rubor quoque vocatus major minorve visitur.<text:line-break/>Semper tamen rubor omnino partibus inflammatis inest</text:span><text:span text:style-name="T32">A<text:line-break/></text:span><text:span text:style-name="T5">adeo ut sive in ipso pedis vestigio, sive in parte interna ma-=</text:span></text:p>
      <text:p text:style-name="P6"><text:span text:style-name="T5">nus magna phlegmone incubuit, haec quoque magis inter-<text:line-break/>dum rubra ridentur quam ante.</text:span></text:p>
      <text:h text:style-name="Heading_20_2" text:outline-level="2">Cap. II.</text:h>
      <text:p text:style-name="P39"><text:span text:style-name="T5">Etenim ostensum est phlegmonen omnem<text:line-break/>e sanguinis confluxu consistere, qui aliis statim calidior est<text:line-break/>quam pro natura fuit; omnibus certe in ipsa parte quae<text:line-break/>phlegmone vexatur calidior efficitur. Atque hoc omnium<text:line-break/>siectarum commune est, sive impactum tantum sanguinem in<text:line-break/>finibus vasorum phlegmones causam velint, sive interciden-<text:line-break/>tium sanguinis in solis arteriis, sive obstructionem aliquam,<text:line-break/>sive in raritatibus ratione contemplabilibus resistentiam. Quo<text:line-break/>fit ut etiam curationis scopus omnibus sit communis, nempe<text:line-break/>vacuatio redundantis in partu phlegmone obsessa sanguinis.<text:line-break/>Phlegmones vero quae in generatione adhuc est duplex<text:line-break/>Scopus, ut in reliquis morbis omnibus, quicunque in gignendo<text:line-break/>adhuc funt, nec dum absolutionem sunt nacti, ostendimus.<text:line-break/>' Nam quod eorum generatum jam est, id medicinae artis<text:line-break/></text:span><text:span text:style-name="T32">x</text:span><text:span text:style-name="T5">parti therapeuticae subjicitur, quod iu generatione adhuc<text:line-break/>est, parti quae </text:span><text:span text:style-name="T20">futurum morbum praecavet.</text:span><text:span text:style-name="T5"> Atque idcirco</text:span></text:p>
      <text:p text:style-name="P7"><text:span text:style-name="T5">diximus non simplicem, sed compositam esse totam de iis<text:line-break/>morbis qui in generatione adhucfunt medentis sclicitudi-<text:line-break/>nem' ex prophylactice, </text:span><text:span text:style-name="T20">quae providet,</text:span><text:span text:style-name="T5"> et therapeutice, quae<text:line-break/></text:span><text:span text:style-name="T20">curat.</text:span><text:span text:style-name="T5"> Ut etiam, si omnino phlegmone laborare adhuc non<text:line-break/>coeperit, scd tamen appareat jam fubesse in corpore genus<text:line-break/>aliquod causarum, quae phlegmonen excitare possint, in ta-<text:line-break/>libus quoque omnibus lola praecautio indicatur. At si nulla<text:line-break/>adhuc in corpore causa subalitur, iis qui ita sc habent ea<text:line-break/>pars quae sanitatis est tutrix providet. Ergo quae causae<text:line-break/>phlegmonen accerscre ridentur, has quum jam in corpore<text:line-break/>sint conceptae, sed tamen exiguae, adhuc et lucipientes, ne<text:line-break/>majores fiant, inhibere conveniet, atque hoc praecaventis<text:line-break/>phlegmonen est officium. Quum vero ea magnitudine sint<text:line-break/>ut jam phlegmonen creent, eas submovere oportet; ac quan-<text:line-break/>tum jam phlegmones genitum est sanare.</text:span></text:p>
      <text:h text:style-name="Heading_20_2" text:outline-level="2">Cap. <text:span text:style-name="T43">II</text:span>I.</text:h>
      <text:p text:style-name="P39"><text:span text:style-name="T5">Ac communis omnium phlegmonarum ge-<text:line-break/>neratio ex sanguinis afstuxn est copiosioris quam pars po-<text:line-break/>stulet, ut tum lu libro de tumoribus praeter naturam osten-.</text:span></text:p>
      <text:p text:style-name="P7"><text:span text:style-name="T5">dimus, tum in eo qni de inaequali intemperie est inscriptus.<text:line-break/>Sane copiosior </text:span><text:span text:style-name="T20">sanguis</text:span><text:span text:style-name="T5"> affluit interdum ab alia quapiam<text:line-break/>aliisve quibusdam partibus eum mittentibus, ac ea quae<text:line-break/>phlegmone laborare incipit recipiente, aliquando parte </text:span><text:span text:style-name="T20">af-<text:line-break/>fecta</text:span><text:span text:style-name="T5"> hunc ad sc trahente. Partes quae mittunt alias ut </text:span><text:span text:style-name="T20">co-<text:line-break/>pia</text:span><text:span text:style-name="T5"> supervacuum vel ut qualitate molestum, alias utroque<text:line-break/>nomine humorem propellunt, quae attrahunt, ea morboso<text:line-break/>calore </text:span><text:span text:style-name="T20">trahunt.</text:span><text:span text:style-name="T5"> Porro lu doloribus incipit quidem causa ab<text:line-break/>eo quod afficitur, scd quicqnid est phlegmones, id superpoa-<text:line-break/>sitae partes efficiunt. Ergo quod ad partem calefactam, vel<text:line-break/>trahuntur ricini humores, ut nos censemus, vel confluunt,<text:line-break/>ut'Asclepiades putabat; evidenter cernitur, et constat hoc<text:line-break/>Ioco ex ipso quod cernitur sermoni fides. At vero quae do-<text:line-break/>lent, cernuntur ea quoque phlegmonen ex dolore pati, sed<text:line-break/>causam ejus quidam omnino non assignant, quidam nullo<text:line-break/>modo probabilem. Nostra vero sententia talis est. Docuimus •<text:line-break/>in eo opere quod de naturalibus facultatibus edidimus,<text:line-break/>unam esse naturae facultatem, quam excretiicem dicimus.</text:span></text:p>
      <text:p text:style-name="P7"><text:span text:style-name="T5">Ea suo munere tum fungitur quum molestum aliquid sentit.<text:line-break/>Unum vero quiddam est ex </text:span><text:span text:style-name="T20">iis,</text:span><text:span text:style-name="T5"> quae eam contristant, ipsa<text:line-break/>quae dolorem excitat causa, quaecunque ea sit. Hanc igitur<text:line-break/>ejicere dum properat, phlegmonen interdum in parte con-<text:line-break/>citat. Quum enim primis suis conatibus nihil profecit, ve-<text:line-break/>hementius aggressa quod infestat expellere, sanguinis aliquid<text:line-break/>te spiritus ex superpositis iu affectam simul exprimit. Atque<text:line-break/>hinc fit ut ex dolore pars proportione confluentis in eam<text:line-break/>humoris in tumorem attollatur.</text:span></text:p>
      <text:h text:style-name="Heading_20_2" text:outline-level="2">Cap. IV.</text:h>
      <text:p text:style-name="P39"><text:span text:style-name="T5">Quin etiam omnium tumorum qui praeter<text:line-break/>naturam sunt varietas ex ejus quod influit natura nascitur.<text:line-break/>Ubi enim flatulenta materia copiosior accessit, flatuosi magis<text:line-break/>tumores fiunt, phlegmonodes vero magis, ubi sanguis, erisy..<text:line-break/>pelatodes, ubi flava bilis , et oedematodes, ubi pituita, ut et<text:line-break/>scirrhosi, ubi vel crassus vel vehementer lentus humor est,<text:line-break/>qui parti est infixus. Sane crassus humor quodammodo<text:line-break/>jam melancholicus magis minusve est Lentus autem ex glu-</text:span></text:p>
      <text:p text:style-name="P7"><text:span text:style-name="T5">tinosis provenit cibis, scd et ex ipsis aliquando nervosis par-<text:line-break/>tibus, quum multum excrementi genuerint. Verum de cae-<text:line-break/>teris tumoribus post dicetur’; nunc de phlegmone agemus,<text:line-break/>ac prius quae omnium sunt communia ad disputationem<text:line-break/>propositis sic deinde quae solius ejus vitii sunt- propria ad-<text:line-break/>jiciemus. Quum igitur pars aliqua phlegmone urgeri coe-<text:line-break/>perit, ridendum est an propter calorem aliquem qui in illa<text:line-break/>praeter naturam fit ortus, an propter dolorem vel ipfius<text:line-break/>' vel propinquae alicujus partis hanc contraxerit, quo adem-<text:line-break/>pta causa phlegmone non amplius increscat. Post hanc con-<text:line-break/>siderationern proxime illa contemplabere, numquid ricina<text:line-break/>aliqua pars sanguinem largius ad partem phlegmone obsessam<text:line-break/>transmittat, deinde num totum corpus plethorice assiciatiir.</text:span></text:p>
      <text:h text:style-name="Heading_20_2" text:outline-level="2">Cap. V.</text:h>
      <text:p text:style-name="P39"><text:span text:style-name="T5">Meminisse vero te arbitror, utpote saepe a<text:line-break/>nobis monstratum, supervacanea, quae a valentioribus par-<text:line-break/>tibus ob redundantiam vel qualitatem expelluntur, ea in im-<text:line-break/>becilliores procumbere, atque hinc accidere ut glandulae<text:line-break/>facile fluxiones recipiant et maxime quae rariores natura</text:span></text:p>
      <text:p text:style-name="P7"><text:span text:style-name="T5">funt. Nam valentius est arteriarum et venarum et nervo-<text:line-break/>rum et musculorum robur, imbecillus autem ac forte pror-<text:line-break/>fus nullum corporum glandulosorum. Sic igitur fit ut et<text:line-break/>propter ulcus quod in manus aut pedis digito sit ejusmodi<text:line-break/>glandulae in inguinibus et alis tum intumescant tum phleg-<text:line-break/>mone occupentur, quum defluentem ad ultimos artus san-<text:line-break/>guinem priores exceperint. Quin etiam in collo et secus<text:line-break/>aures suepenumero glandulae iis quibus lu- collo, capite vel<text:line-break/>aliqua ricina parte ulcus est natum intumescunt, nominant<text:line-break/>autem ipsas glandulas quum sic intumuerunt bubones. Quod<text:line-break/>•si fcicrhosior eurum partium phlegmone aliquando fuerit, .<text:line-break/>haec et aegre sanabilis est et struma diritur. Quaenam vero<text:line-break/>sit strumarum curatio, lu proximo dicetur libro. Nunc de<text:line-break/>pblegmonis, quoniam de iis disserere proposuimus, denuo<text:line-break/>repetentes dicamus, quod inhibitio eurum incipientium ex<text:line-break/>generante illas causa tollenda praestatur. Primumque de iis<text:line-break/>quae ulcera sequuntur agamus, postea enim quam prope<text:line-break/>magnam arteriam aut venum ulcus ortum est', celerrime</text:span></text:p>
      <text:p text:style-name="P7"><text:span text:style-name="T5">bubones excitantur. Cernitur autem aliquando ipsa quoque<text:line-break/>vena per totum membrum rubra et calens et distenta, ac<text:line-break/>si quis eam tangit dolens. Ergo si vel totum corpus sit ple-<text:line-break/>thoricurn vel malo humore redundet, difficilis curatio red-<text:line-break/>ditur, sin sanum plane sit, facilis. Nam calefacere et hume-<text:line-break/>ctare modice totum membrum, quo dolor mitigetur, oportet,<text:line-break/>nosti autem ejusmodi praesidiorum materiam, ipsi utique<text:line-break/>ulceri tetrapharmaco in linamento imposito, liquatur id<text:line-break/>oleo potissimum rosaceo, vel si id non adsit, laxanti aliquo,<text:line-break/>toto vero membro hapso lanae ex calente oleo imbuto cir-&lt;<text:line-break/>cnrndato. Quin etiam ipsi ulceri calidum imponi medicamen-<text:line-break/>tum oportet, ac super ipsum calidum extrinsecus cataplasma<text:line-break/>ponere, quod ex furina vel hordeacea vel triticea vel am-<text:line-break/>habus mixtis constet: humorem autem habeat aquam cum<text:line-break/>pauco oleo. Non secus vero etiam ipsi adeni, quae pbleg-<text:line-break/>mone urgeri coepit, ut mitigetur, imponi debebit primo die<text:line-break/>lana ex oleo calente madens, non autem sicut nonnulli sa-</text:span></text:p>
      <text:p text:style-name="P7"><text:span text:style-name="T5">ciunt statim addito sale, post enim sale utemur, quum et tu-<text:line-break/>mor per totum membrum fuerit remissus et' dolor ulceris<text:line-break/>sedatus. Quin etiam macedonicum quod vocant medicamen-<text:line-break/>tum similiter, sicut tetrapharmacum, ipsi ulceri imponere<text:line-break/>licebit; etenim similia inter se sunt solo thure tetrapharma-<text:line-break/>cum macedonico superante. At si vel plethoricum corpus sit<text:line-break/>vel cacocliymum, curatio per ea quae sic calent fluxionem<text:line-break/>ad membrum citat. Atqui nec alia ulla uti datur. Cogimur<text:line-break/>ergo alias sanguinem mittere idque aut vena - incisa aut<text:line-break/>membris iis quae laesa non sunt scarificatis. Manu enim la-&gt;<text:line-break/>boranle </text:span><text:span text:style-name="T20">scarificabis</text:span><text:span text:style-name="T5"> crura, altero crurum male habente </text:span><text:span text:style-name="T20">re-<text:line-break/></text:span><text:span text:style-name="T5">liquum. Has namque vacuationes indicat ipsa copia, sicut<text:line-break/>etiam humorum vitium redundantis humoris purgationem.<text:line-break/>Ac plerumque post haec praesidia glandularum phlegmone<text:line-break/>desinit. Saepe tamen vel ipso qui curat ad corporis totius<text:line-break/>vacuationem segniore, vel ipso qui laborat prae -mollitie eam-<text:line-break/>non admittente, eurum phlegmone major efficitur sic ut ad</text:span></text:p>
      <text:p text:style-name="P6"><text:span text:style-name="T5">suppurationem perveniat. Sed et quae phymata quoque ap-<text:line-break/>pellant memoratis glandulis, sicubi fluxio lu eas procubuit,<text:line-break/>citra ulceris occasionem accidunt. Ubi ergo distentae vehe-<text:line-break/>menter glandulae funt, aut alia denique pars quaeris, quam<text:line-break/>phlegmone premit, cogimur toto corpore prius vacuato<text:line-break/>ipsam scarificare. Sane vacuamus totum </text:span><text:span text:style-name="T20">corpus,</text:span><text:span text:style-name="T5"> sicut lu libro<text:line-break/>de plenitudine monstravimus, non modo in plethorico </text:span><text:span text:style-name="T5">af-<text:line-break/></text:span><text:span text:style-name="T5">fectu</text:span><text:span text:style-name="T5">, </text:span><text:span text:style-name="T5">scd etiam ob morbi magnitudinem quum in symme-<text:line-break/>tria humorum totum corpus constituatur. Siquidem </text:span><text:span text:style-name="T5">dolor </text:span><text:span text:style-name="T5">et </text:span><text:span text:style-name="T5">'<text:line-break/></text:span><text:span text:style-name="T5">calor partis inflammatae etiamsi purum ah excrementis </text:span><text:span text:style-name="T5">to-<text:line-break/></text:span><text:span text:style-name="T5">tum corpus sit, fluxionis causae fiunt. Expedit igitur </text:span><text:span text:style-name="T5">par-<text:line-break/></text:span><text:span text:style-name="T5">- tius id hoc cnsu facere, ac vacuare prout maxime tum ae-<text:line-break/>tati laborantis tum naturae congruere ridebitur, aestimatis<text:line-break/>praeterea tum anni tempore tum regione tum aegrotantis<text:line-break/>ipsius consuetudine, de quibus saepe jam in multis </text:span><text:span text:style-name="T5">diximus<text:line-break/></text:span><text:span text:style-name="T5">sic ut etiamsi adhibita lu sermone non sint subaudire </text:span><text:span text:style-name="T5">ea<text:line-break/></text:span><text:span text:style-name="T5">conveniat. Ubi vero phlegmones veluti fervor </text:span><text:span text:style-name="T5">jam subsedit,<text:line-break/></text:span><text:span text:style-name="T5">mitigatoriis cataplasmatis dimissis ad ea quae </text:span><text:span text:style-name="T5">discutiunt</text:span></text:p>
      <text:p text:style-name="P6"><text:span text:style-name="T5">paulatim est transeundum. Ac primum cum mitigatoriis<text:line-break/>paulum messis miscendum. • Mox triticea farina iu totum<text:line-break/>auferenda, coutentis hordeacea cum melle uberiore. Deinde<text:line-break/>ad aliquod ejusmodi discutientium medicamentorum est ve-</text:span></text:p>
      <text:p text:style-name="P8"><text:span text:style-name="T5">, niendum, quae vel humida. consistentia sint similiter iis quae<text:line-break/>in linamentis vel linteolis excipiuntur vel cerati specie. A"<text:line-break/>- duris autem abstinendum est, qualia pleraque emplastra sunt,<text:line-break/>nam et phlegmonarum reliquias contrahunt et rursus phleg-<text:line-break/>monen in aegra parte excitant. Quin si pus aliquod nota-<text:line-break/>bile in suppurante </text:span><text:span text:style-name="T20">parte</text:span><text:span text:style-name="T5"> sit contentum, non expedit, quod<text:line-break/>nonnulli faciunt, protinus incidere, imo discussionem moliri<text:line-break/>medicamentis ad id valentibus, quorum usus ex affectu sit<text:line-break/>'conjectatus; quum enim phlegmones quicquam in parte re-<text:line-break/>stat, acria medicamenta magis irritant quam discutiunt.<text:line-break/>Quum vero quod ex phlegmone relinquitur scirrhosum ef-<text:line-break/>fectum videtur, fidenter jam valentibus medicamentis uteris,<text:line-break/>sed observato bis in die quem praestent effectum, primum<text:line-break/>mane, fecundo vesperi. Quod si balneo quoque utatur, etiam</text:span></text:p>
      <text:p text:style-name="P6"><text:span text:style-name="T5">in' eo tempore fiat. Si quando ergo aegram partem medi-<text:line-break/>camenti acrimonia irritatam rideris </text:span><text:span text:style-name="T5">, </text:span><text:span text:style-name="T5">ut tumentior aut rubi-<text:line-break/>cundior sit aut magis doleat, mitigabis eam interea fomento,<text:line-break/></text:span><text:span text:style-name="T20">- quod</text:span><text:span text:style-name="T5"> per spongiam </text:span><text:span text:style-name="T20">administrabis.</text:span><text:span text:style-name="T5"> Id autem aliquando ex<text:line-break/>aqUa dulci esto, aliquando etiam sal habeute, ubi scilicet<text:line-break/>fcirrhosiores phlegmonae sunt. Sin aliquando puris copia<text:line-break/>medicamenta superet, nec ea rideantur tibi totum discutere<text:line-break/>posse, secare quod sic abscessit eo potissimum loco oportet<text:line-break/>quo est editissimum, quippe tenuissimam etiam illic </text:span><text:span text:style-name="T5">invenies<text:line-break/></text:span><text:span text:style-name="T5">cutim. Memineris praeterea in sectione et alterius scopi qui<text:line-break/>ad assiuxuin pertinet, atque ad ambo respiciens ita quod<text:line-break/>suppuravit incide, ac deinceps medicamentum aliquod </text:span><text:span text:style-name="T5">eo-<text:line-break/></text:span><text:span text:style-name="T5">rurn quae sine morsu siccent impone.' Quod si computruisse<text:line-break/>portio aliqua suppurantis partis videbitur, excidi eam </text:span><text:span text:style-name="T5">est<text:line-break/></text:span><text:span text:style-name="T5">necesse. Sane quidam in iis quae </text:span><text:span text:style-name="T5">in </text:span><text:span text:style-name="T5">axillis et inguinibus<text:line-break/>suppurant in myrtei folii formam </text:span><text:span text:style-name="T5">femper </text:span><text:span text:style-name="T5">excidi </text:span><text:span text:style-name="T5">cutim ju-<text:line-break/></text:span><text:span text:style-name="T5">bent, quoniam in iis laxa ea naturaliter sit ideoque </text:span><text:span text:style-name="T5">omne<text:line-break/></text:span><text:span text:style-name="T5">quod </text:span><text:span text:style-name="T5">ipsi </text:span><text:span text:style-name="T5">advenit prompte recipiens, praeterea </text:span><text:span text:style-name="T5">ipsa ex levi</text:span></text:p>
      <text:p text:style-name="P6"><text:span text:style-name="T5">occasione phlegmonen facile contrahant. At maximas aliqui<text:line-break/>sectiones facere solent, quarum occasione pars ubi ad cica-<text:line-break/>tricem est perducta, non solum turpissima redditur, sed etiam<text:line-break/>fit imbecillior 'et quae saepe homini ad motus sit in mora.<text:line-break/>Haec igitur nos vitantes saepissime certe sola incisione </text:span><text:span text:style-name="T20">et<text:line-break/></text:span><text:span text:style-name="T5">' medicamentis valenter siccantibus hujusmodi affectus sana-<text:line-break/>vimus. Quod si aliquando excidere aliquid propter multitu-<text:line-break/>dinem non puris modo, fed etiam corruptarum partium suit<text:line-break/>opus, contenti eramus sectione, quae myrti folium imitatur,<text:line-break/>plane non magua. Cum autem lu ea excisione longitudo ma-<text:line-break/>jor quam latitudo sit; esto in inguine longitudo per trans-<text:line-break/>versum ducta, non autem per membri rectitudinem, etenim<text:line-break/>quum membrum inflectimus, sic naturaliter cutis sibi appli-<text:line-break/>catur. Post excisam cutem medicamento' manna vocato af-<text:line-break/>fectam partem implebimus; est autem id purgamentum thu-<text:line-break/>ris levi adstrictione praeditum, atque hoc nomine etiam<text:line-break/>thure ipso ad nonnulla utilior. Thus enim'illud puris tan- ’<text:line-break/>turn movendi facultatem obtinet/utpote nullius adstrietionis</text:span></text:p>
      <text:p text:style-name="P7"><text:span text:style-name="T5">particeps, magisque id facit quod pinguius ex eo sit et magis<text:line-break/>albicans, .ut etiam quod flavum ex eo magis est validius<text:line-break/>siccat. Mannae vero etiam corticis thuris paululum est ad-<text:line-break/>mixtum, unde adstringendi vim habet. Id autem ipsum<text:line-break/>.medicamentum cortex thuris tum adstringit tum siccat in-<text:line-break/>signiter. Itaque etiam ad moderatiores sanguinis perfusiones<text:line-break/>eo utimur solo, sicut etiam ad valentiores solo usto, sed tunc<text:line-break/>et cribrato et lu mollissimum pulverem redacto. Quin etiam<text:line-break/>mitigare prius incisam partem, sicut dictum est, quantum<text:line-break/>poscere videbitur oportet embrochis primum, dein cataplas-<text:line-break/>mate, moxhumectante aliquo medicamento, aut non siccante,<text:line-break/>singulis scilicet extrinsecus impositis. Nam in ipso ulcere<text:line-break/>tum manna, ut dictum est, tum medicamentis linteolis exci-<text:line-break/>piendis, primum ea quae pus citant, dein ea quae expur-<text:line-break/>gant sunt imponepda, post quae si cavitas etiarnnum sit, quae<text:line-break/>cerne impleant adhibenda sunt, sin minus, quae synulotica<text:line-break/>et epulotica vocant, ut quod ex cadrnia conficitur. At quo-<text:line-break/>nlam lu horum quoque ulu plurimis medicorum non par-</text:span></text:p>
      <text:p text:style-name="P6"><text:span text:style-name="T5">vum quiddam peccatur, non abs re suerit etiam de iis disse-<text:line-break/>rere. Tum namque ducere ulcus ad cicatricem lucipiunt ac<text:line-break/>idonea illi rei medicamenta applicant, quum jam penitus sit<text:line-break/>impletum nec quicquam illi restet cavum; hinc illis accidit<text:line-break/>ut cicatrices efficiant circumposita cute magis eminentes.<text:line-break/>Quo igitur illi </text:span><text:span text:style-name="T20">cuti</text:span><text:span text:style-name="T5"> sint aequales, convenit id genus meili-<text:line-break/>camentis uti prius quam ulcus ad aequalitatem prorsus sit<text:line-break/>impletum, imposito super ipsa ulceris labra ex specilli mu-<text:line-break/>crone medicamento aliquo sicco ex iis quae lu ulcerum<text:line-break/>curatione retusirnus; super reliquum linamento dato quod<text:line-break/>aliquo medicamento ex iis quae cicatricem inducant et hn-<text:line-break/>mida sint consistentia fuerit opertum. Cedente autem tibi<text:line-break/>prospere curatione etiam id amovebis, ac postea sicco tan-<text:line-break/>tum medicamento uteris, lato specilli mucrone ex </text:span><text:span text:style-name="T20">eo</text:span><text:span text:style-name="T5"> super<text:line-break/>toto ulcere volutato. Foris autem suffecerit linamentum vel<text:line-break/>_ siccum vel ex vino madens, ac magis quod ex mollibus sit<text:line-break/>ellychniis, cujusmodi Tarsensia sunt, quoniam haec quoque</text:span></text:p>
      <text:p text:style-name="P7"><text:span text:style-name="T5">ad ulcera supercrescentia submittenda vim aliquam obti-<text:line-break/>neant. Atque haec ducente nos rerum societate diximus.</text:span></text:p>
      <text:h text:style-name="Heading_20_2" text:outline-level="2">Cap. VI.</text:h>
      <text:p text:style-name="P39"><text:span text:style-name="T5">Rursum autem ad sermonem de phleg-<text:line-break/>mone reversi dicamus communem omnium phlegmonarum<text:line-break/>curationis scopum esse vacuationem. Quae vero adhuc in<text:line-break/>generatione sunt, lu iis prior vacuatione est confluentis ad<text:line-break/>inflammatam partem sanguinis prohibitio. Prohibebitur is<text:line-break/>commode, si ipsam fluxionis causam invenerimus. Sane ea<text:line-break/>duplex est; aliquando enim ex ipsa parte quum phlegmone<text:line-break/>vexat oritur, aliquando ex alia quapiam aliisve. Ex ipsa,<text:line-break/>quoties aut calidior est sacta aut dolore, sicuti ante diximus,<text:line-break/>urgetur, non ex ipsa, quando vel ab alia quapiam vel ab<text:line-break/>aliis superfluum illi transmittitur, veI etiam ex totius cor-<text:line-break/>poris affectu. Fit igitur calidior vel propter immoderatum<text:line-break/>motum vel aliquem ex Sole aut igni teporem vel acre me-<text:line-break/>dicarnentum. Dolore vero angitur et propter intemperiem<text:line-break/>et vulnus et contusionem et distorsionem et tensionem, prae-<text:line-break/>terea obstructionem quandam et spiritum flatuosum. Intem-</text:span></text:p>
      <text:p text:style-name="P7"><text:span text:style-name="T5">peries modo extrinsecus illi provenit, modo ex humoribus<text:line-break/>corporis. Et extrinsecus vel ab aliquo venenatorum quae<text:line-break/>vocitant animalium, vel medicamento vehementer calesa-<text:line-break/>ciente aut refrigerante, etiam ex ambiente nonnunquarn.<text:line-break/>Ex ipso vero laborantis corpore, quum id vitiosus humores<text:line-break/>facultate dissimiles congessit. His igitur omnibus aestimatis,<text:line-break/>quae phlegmonae adhuc in generatione sunt, eurum causas<text:line-break/>prius abscindes, quae vero jam factae funt, has solas cura-<text:line-break/>bis. Ergo qnidnam medenti agendum sit, si totum' corpus<text:line-break/>male sit affectum, et dictum prius tum lu his non paucis est,<text:line-break/>tum iu-libro de plenitudine, et nunc summas eorum quae<text:line-break/>dicta sunt recensebimus. Ubi enim aequabiliter inter se hu-<text:line-break/>mores sunt adaucti, id et plenitudinem et plethoram nomi-<text:line-break/>nant. Ubi vero vel flava bile vel nigra vel pituita vel se-<text:line-break/>rosis humoribus refertum corpus jam fuerit, eum affectum<text:line-break/>cacochymiam, non plethoram, nomluant. Ergo plethora tum<text:line-break/>fanguinis missione curatur tum frequenti balueo tum exer-<text:line-break/>citatione tum frictione, praeterea dlscutientibns medicamen-</text:span></text:p>
      <text:p text:style-name="P6"><text:span text:style-name="T5">tis, et praeter haec omnia inedia, de quibus lu iis quae de<text:line-break/>sanitate tuenda funt prodita dictum abunde esu Cacochymia<text:line-break/>purgatione quae cuique superanti succo sit accommodata<text:line-break/>corrigitur. Dictum porro et de hac est in ea parte operis<text:line-break/>de sanitate tuenda quae de praecavendis morbis est insti-<text:line-break/>tuta. Illinc igitur huc ea transferas oportebit ac consideres<text:line-break/>quonam ex ipsis uti maxime expediat. Siquidem si jam fe-<text:line-break/>bricitet aeger, nec exercitatione vacuare exsuperantiam li-<text:line-break/>g cet nec unctione quae calefaciat, fed nec multa frictione,<text:line-break/>ut nec balneo, imo sanguinis missione una cum inedia vel<text:line-break/>purgatione aliqua. At si nondum febricitat, omnibus jam<text:line-break/>dictis utare, optimum quodque ad id quod instat deligens.<text:line-break/>Illud enim patere vel me tacente arbitror, eum cui erura<text:line-break/>phlegmone laborant, non esse vel ambulatione vel cursu<text:line-break/>exercitandum,- scd nec stare illi esse jubendum, imo sedenti<text:line-break/>plurimum fricari, mox manuum motu exercitari illi est sa-<text:line-break/>tius. Atsi cui in supernis partibus coeperit pars aliqua phleg-<text:line-break/>mone tenturi, huic motus ex inambulatione aut cursu est</text:span></text:p>
      <text:p text:style-name="P7"><text:span text:style-name="T5">salutaris. Sic et frictio his quidem magis conducit qnae<text:line-break/>cruribus adhibetur, quae vero in supernis partibus admini-<text:line-break/>stratur iis quibus crura inflammantur: quippe praeceptum<text:line-break/>lu contrarium revulsionis in omnibus talibus commune esu<text:line-break/>Neque igitur quum vel circa fedem vel aliquam huic rici-<text:line-break/>nam partem initium phlegmones incidit, alvum dejicies, ut<text:line-break/>neque, quum in vesica vel cole vel renibus est coepta, medi-<text:line-break/>camenta quae urinas provocent bibenda dabis, nec si mu-<text:line-break/>lieri in utero vel pudendo </text:span><text:span text:style-name="T20">insedit,</text:span><text:span text:style-name="T5"> menses huic provocabis,<text:line-break/>fed ad partes quae maxime longinquae sint femper revul-<text:line-break/>'sicnem facies, aestimata follicet tum phlegmones magnitu-<text:line-break/>dine turn corporis totius statu. Nam si plurima humorum<text:line-break/>abundantia sit nec exercitatione nec balueo sine periculo<text:line-break/>usure, sin exigua sit, licet et per haec vacues. Caeterum<text:line-break/>quod dixi, haec tum lu ea parte operis de sanitate tuenda<text:line-break/>quae morbos praecavet simt scripta, turn lu libro qui de<text:line-break/>plenitudine inscribitur, tum in iis quae de phlebotomia,<text:line-break/>tum quae de purgantium medicamentorum facultatibus edi-<text:line-break/>dimus. Sed quod ad commonefaciendum tantum de iis sit</text:span></text:p>
      <text:p text:style-name="P7"><text:span text:style-name="T5">satis, nunc etiam abunde est dictum. Itaque ad propriam de<text:line-break/>phlegmone disputationem nunc est veniendum. In qua pri-<text:line-break/>mum merito verba faciemus de phlegmone, prcmt ab affectu<text:line-break/>partis cui iusidet oritur. Nam constat affectum illum prin-<text:line-break/>cipio tibi esse sanandum, mox quicquid jam phlegmones est<text:line-break/>factum. Porro interdum iisdem praesidiis ambo tolluntur,<text:line-break/>veluti quum ex flatulento spiritu et densitate partis dolor<text:line-break/>quispiam est ortus. Hoc enim cnsu eorum quae modice ca-<text:line-break/>lefaciunt, quae etiam chalastica, id </text:span><text:span text:style-name="T20">esi laxantia,</text:span><text:span text:style-name="T5"> vocamus,<text:line-break/>usus est commodus, ut qui puriter et conniventia corporis<text:line-break/>rarefaciat et flatuosum spiritum tenuet et quod phlegmones<text:line-break/>jam conflatum est discutiat Ad eundem modum et si ex<text:line-break/>frigido dominante intemperies sit oborta, nam tunc quoque<text:line-break/>ealesariendo non solum intemperiei, sed etiam phlegmonae<text:line-break/>una medeberis. Itidem si calor vehernentior intemperiem<text:line-break/>fecit, refrigerantibus praesidiis umbo sistes, siquidem intem-<text:line-break/>peries contraria scmper requirit. Vacuatur autem quod im-<text:line-break/>pletum est non modo medicamentis diseutientibus, sed</text:span></text:p>
      <text:p text:style-name="P7"><text:span text:style-name="T5">etiam adstringentibus et refrigerantibus. Magisque profectu<text:line-break/>ad incipientes phlegmonas frigidis adstringentibusque quam<text:line-break/>discutientibus est utendum, atque etiamuurn magis ubi<text:line-break/>crassum quod confluit non est. Sed si sanguis lu parte quam<text:line-break/>phlegmone prehendit vehemeuter est impactus, non est am-<text:line-break/>plius repercutientibus utendum, scd tum discutere est tem-<text:line-break/>pestivum. Ubi autem ex animalis punctu morsuve dolor in-<text:line-break/>cidit, duplex fedandi doloris scopus est, vel virus ipsum va-<text:line-break/>cuandi, vel quod dolorem excitat alterandi. Sane vacues id<text:line-break/>eorum medicamentorum ope quae vehementer attrahunt,<text:line-break/>alteres iis quae sunt contraria, idque vel qualitatibus vel<text:line-break/>tota substantia. Monstratum namque est in libris de medi-<text:line-break/>camentis quaedam esse totis substantiis inter se contraria,<text:line-break/>quaedam solis qualitatibus. Sed et illud indicatum aeque est,<text:line-break/>quod eorum quae contraria qualitate sunt methodus quae-<text:line-break/>piam sit, eorum quae tota substantia sunt adversa methodus<text:line-break/>non sit, sed omnia sint per experientiam inventa. Tu igi-<text:line-break/>tur quaecunque methodo culandi explorentur hluc disces,</text:span></text:p>
      <text:p text:style-name="P7"><text:span text:style-name="T5">quae experientia tantum deprehendit, ea in iis operibus </text:span><text:span text:style-name="T5">qui-<text:line-break/></text:span><text:span text:style-name="T5">bus de medicamentis agitur sunt collecta, uno quod </text:span><text:span text:style-name="T5">de fa-<text:line-break/></text:span><text:span text:style-name="T5">cultate eorum luscribitur, altero quod de compositione, </text:span><text:span text:style-name="T5">et<text:line-break/></text:span><text:span text:style-name="T5">tertio quod de facile parabilibus inscribitur, lu quibus </text:span><text:span text:style-name="T5">ope-<text:line-break/></text:span><text:span text:style-name="T5">ribus ostendimus quaenam ex sola experientia, quaenam </text:span><text:span text:style-name="T5">ex<text:line-break/></text:span><text:span text:style-name="T5">sola ratione </text:span><text:span text:style-name="T5">et </text:span><text:span text:style-name="T5">qu aenam ex ambabus inventa sint </text:span><text:span text:style-name="T5">medica-<text:line-break/></text:span><text:span text:style-name="T5">menta. Ergo methodus, quam hoc opere tradere institui, </text:span><text:span text:style-name="T5">lu<text:line-break/></text:span><text:span text:style-name="T5">doloribus universis, qui vel ex animalium medrcamento-<text:line-break/>rumve noxa,excitantur, duplicem indicationem habet, </text:span><text:span text:style-name="T5">nempe<text:line-break/></text:span><text:span text:style-name="T5">-ejus quod dolorem creat vacuationem atque </text:span><text:span text:style-name="T5">alterationem.<text:line-break/></text:span><text:span text:style-name="T5">Vacuant id tum calefacientia omnia turn quae </text:span><text:span text:style-name="T5">citra calefa-<text:line-break/></text:span><text:span text:style-name="T5">ctionem vehementer trahunt, veluti </text:span><text:span text:style-name="T5">et curcurbitulae et<text:line-break/></text:span><text:span text:style-name="T5">cava cornua quaedam, quibus nonnulli </text:span><text:span text:style-name="T5">cucurbitularum </text:span><text:span text:style-name="T20">vice<text:line-break/></text:span><text:span text:style-name="T20">utuntur.</text:span><text:span text:style-name="T5"> Sunt autem </text:span><text:span text:style-name="T5">et </text:span><text:span text:style-name="T5">qui </text:span><text:span text:style-name="T5">ore suo virus extrahunt, aegrae<text:line-break/>videlicet </text:span><text:span text:style-name="T5">parti admoti ipsamque </text:span><text:span text:style-name="T5">labris complexi. Huc sane<text:line-break/></text:span><text:span text:style-name="T5">pertinet et </text:span><text:span text:style-name="T5">cauterium </text:span><text:span text:style-name="T5">et medicamenta </text:span><text:span text:style-name="T5">quae cauteriis simi-'<text:line-break/></text:span><text:span text:style-name="T5">liter </text:span><text:span text:style-name="T5">escharam efficiunt. Atque </text:span><text:span text:style-name="T5">haec </text:span><text:span text:style-name="T5">omnia totam ejus quod</text:span></text:p>
      <text:p text:style-name="P7"><text:span text:style-name="T5">'infestat substantiam exinaniunt. Alterum auxiliorum genus<text:line-break/>est eorum, quae qualitatem per contraria alterant, exhiben-<text:line-break/>tibus nobis, si vehementem calorem aeger vel in ipso de-<text:line-break/>’ morso loco veLin toto corpore sentiat, auxilia refrigerantia:</text:span></text:p>
      <text:p text:style-name="P8"><text:span text:style-name="T5">sin frigus sentiat, calefacientia. Docuimus autem utraque in<text:line-break/>iis operibus quae de medicamentis funt scripta. At tales<text:line-break/>quidem omnis phlegmones communes medicationes sunt,<text:line-break/>variantur autem pro laborantium partium ratione. Etenim<text:line-break/>id jam quoque ostensum est, ubi de ulcerum curatione egi-<text:line-break/>mus, nec longo sermone est opus ei qui meminerit eorum<text:line-break/>quae ibi funt dicta, scd sat erit paucis transcurrisse.</text:span></text:p>
      <text:h text:style-name="Heading_20_2" text:outline-level="2">Cap. VlI.</text:h>
      <text:p text:style-name="P39"><text:span text:style-name="T5">Una itaque indicatio ex dictis similaribus<text:line-break/>accipitur corporis partibus, altera ex organicis. Et ea<text:line-break/>quae ex similaribus sumitur, modum calefaciendi, refrige-<text:line-break/>randi, siccandi ac humectandi determinat. Quae vero ex or-<text:line-break/>ganicis, turn locum ipsum per quem vacuare oportet, tum<text:line-break/>vactiationis rationem, tum vero lu similis speciei medica-</text:span></text:p>
      <text:p text:style-name="P7"><text:span text:style-name="T25">/ , </text:span><text:span text:style-name="T25">' .</text:span></text:p>
      <text:p text:style-name="P8"><text:span text:style-name="T5">mentorum usu plus et minus. Ac de similarium quidem par-<text:line-break/>tium indicatione supra, ubi de ulcerum curatione est tracta-<text:line-break/>tum, diximus, de organicarum vero indicatione hic agemus.</text:span></text:p>
      <text:h text:style-name="Heading_20_2" text:outline-level="2">Cap. Vlll.</text:h>
      <text:p text:style-name="P39"><text:span text:style-name="T5">Quum enim phlegmone duplici ratione a<text:line-break/>naturali affectu recessit et quod pars ipsa multo sanguine sit<text:line-break/>•repleta, et quod sit calidior, vacuationis scopus refrigeratio-<text:line-break/>nis indicationem praecellit, non ut in erysipelate; in illo<text:line-break/>.namque refrigerationis indicatio magis urget quam vacua-<text:line-break/>tionis. Quamquam utriusque affectus curandi commune </text:span><text:span text:style-name="T20">ca-<text:line-break/>put</text:span><text:span text:style-name="T5"> est infestantis humoris vacuatio. ideoque postquam </text:span><text:span text:style-name="T20">re-<text:line-break/>frigeratura</text:span><text:span text:style-name="T5"> erysipelas est, ad ea quae discutiunt medicamenta<text:line-break/>convertimur. In phlegmone igitur fervente tantisper est re-<text:line-break/>frigerandum , quatenus et ad incrementum ejus sistendum<text:line-break/>inhibendumque est commodum. Etenim quum immoderatus<text:line-break/>calor dolorem excitet, atque etiam aliquid ad aegram par-<text:line-break/>tem attrahat, utroque nomine augescere phlegmonen acci-<text:line-break/>dit. Ergo quantum refrigerationis phlegmonae ceu calido<text:line-break/>morbo congruit, tantum certe et incrementum ejus inhibere</text:span></text:p>
      <text:p text:style-name="P7"><text:span text:style-name="T5">est aptum. Idem parem gratiam praestat et quum repercutit<text:line-break/>id quod affluit. Quod vero ex eo, quod in laborante mem-<text:line-break/>bro continetur, quidpiam in proximas partes repellit, hoc<text:line-break/>phlegmones jam genitae medela est. Simili modo et quae<text:line-break/>modice calefaciunt utraque interdum ratione prosunt, quum<text:line-break/>et dolorem sedent et quod contentum in laborante parte est,<text:line-break/>discutiant, quippe dolorem mitigando augeri phlegmonas ve-<text:line-break/>tant, discutiendo quod earum jam conceptum est sananti</text:span></text:p>
      <text:h text:style-name="Heading_20_2" text:outline-level="2">Cap. IX.</text:h>
      <text:p text:style-name="P39"><text:span text:style-name="T5">Quoniam igitur praecipuus omnis scopus<text:line-break/>curationis laborantis phlegmone partis in exsuperantis san-<text:line-break/>guinis vacuatione' consistit, vacuatio autem ita affectorum<text:line-break/>excogitata est duplex, aut translato ad alias partes qui in<text:line-break/>aegra continebatur, sanguine, aut foris a corpore expulso;<text:line-break/>satius est utraque uti observantibus diligenter ne qua ex ac-<text:line-break/>cidenti laesio sequatur. Ergo quum gemina sit dictarum va-<text:line-break/>citationum utraque, quadruplex in universum nascitur va-<text:line-break/>cuantium auxiliorum genus. Translationis‘enim sanguinis ad</text:span></text:p>
      <text:p text:style-name="P7"><text:span text:style-name="T5">alias partes alterum genus est, ubi ipsa pars quae phlegmone<text:line-break/>laborat sanguinem abigit, alterum quum eae quae integrae<text:line-break/>funt ad se trahunt. Ejus autem quae extra corpus educit<text:line-break/>alterum sensibilibus essiuxibus, alterum ratione tantum con-<text:line-break/>templabilibus perficitur. Atque id quod sensibilibus effluxi-<text:line-break/>bus peragitur alias per ipsam fit partem phlegmone labo-<text:line-break/>rantem. alias per ea quae una cum hac aperiuntur. Proinde<text:line-break/>etiam dissectionum usu ad ejusmodi consortium intelligen-<text:line-break/>dum est opus. Ergo tum hae indicationes phlegmonarum cu-<text:line-break/>•rationem immutantes a partium naturapraestantur, tum su-<text:line-break/>pra has quae tum ex situ tum- conformatione sumuntur,<text:line-break/>quas nimirum laborans locus, qua instrumentalis, non qua,<text:line-break/>similaris est, indicat.</text:span></text:p>
      <text:h text:style-name="Heading_20_2" text:outline-level="2">Cap. X.</text:h>
      <text:p text:style-name="P39"><text:span text:style-name="T5">Sunt etiam aliae quae tum organicarum<text:line-break/>turn similarium communes suftt, quum actionem earum in-<text:line-break/>'fpicimus, praeterea an rara pars sit an densa, an acuti fen-<text:line-break/>.fus, an </text:span><text:span text:style-name="T20">hebetis,</text:span><text:span text:style-name="T5"> an scusu careat. Ad quae omnia lutentum<text:line-break/>•este oportet, qni recte curare studet.</text:span></text:p>
      <text:h text:style-name="P4" text:outline-level="2">Cap. X<text:span text:style-name="T46">I</text:span>.</text:h>
      <text:p text:style-name="P39"><text:span text:style-name="T5">Quoniam vero, ut sernper lestati sumus,<text:line-break/>non fatis est ipsa tantum universalia novisse, nisi quis etiam<text:line-break/>lu'particularibus se exerceat, ita et nos nunc faciamus, non<text:line-break/>tamen omnia particularia percurrentes, scd ea tantum quae<text:line-break/>nobis satis esse lectori videbuntur. Proponatur itaque jecur<text:line-break/>jam phlegmonen contrahere incipere, tum quaenam affectio-<text:line-break/>nis ejus commodissima sit curatio quaeratur. Omnium ergo<text:line-break/>primum ab iis quae, retuli incipiens, an totum corpus vai<text:line-break/>cuatione indigeat considerabis. Quod si indigere inveneris,<text:line-break/>mox aegri robur aestimabis, possitne uberem ac citam vacua-<text:line-break/>tionern tolerare. Primum ergo virium robur esto, deinde<text:line-break/>aestimabis aetatem. Nam si puer sit, quae perdissectam ve-<text:line-break/>nam fit, ut supra est monstratum, vacuationem non feret,<text:line-break/>vennm quum pubertatem attigerint, jam pueri missionem<text:line-break/>sanguinis toleranti Ergo pariter tum revellendus tum cdu-<text:line-break/>cendtis qui ad jecur fluit sanguis est, interna in dextro cu-<text:line-break/>bitu secta vena, propterea quod haec et e directa regione et<text:line-break/>ampla via, cum vena quae cava dicitur societatem habet,</text:span></text:p>
      <text:p text:style-name="P8"><text:span text:style-name="T20">i</text:span></text:p>
      <text:p text:style-name="P6"><text:span text:style-name="T5">hac non apparente media secanda est; quod si nec ea se<text:line-break/>i ostenderit, reliqua ac tertia est incidenda. Quantitatem vero<text:line-break/>-vacuationis turn ex plenitudinis quantitate tum ex reliquis<text:line-break/>quae in superioribus diximus invenies, aetate, natura, tem-<text:line-break/>pore anni, regione et consuetudine, tum ante haec ipsis Ia-<text:line-break/>borantis viribus. Haec enim lu omnibus sunt communia.<text:line-break/>Illud vero, internane an media, an humeralis vena lecanda<text:line-break/>sit, an ea quae juxta malleolum est, an qnae in poplite, id<text:line-break/>vero, ex laborante parte indicatur. Ac definitum jam est in<text:line-break/>iis quae de incidenda vena scripsimus de vacuationibus<text:line-break/>ejusmodi omnibus, diceturque nunc quantum sit ad rem<text:line-break/>propositam opportunum, primumque hoc ipsum, non esse<text:line-break/>sclum illud satis quod vacuandum sit invenisse, veluti sen-<text:line-break/>tiunt qui amethodon sectam colunt, quibus nulla de labo-<text:line-break/>rantium partium differentia habetur ratio. Non etiam ratio<text:line-break/>solum, verum etiam experientia indicat aliam alii parti va-<text:line-break/>euationem congruere. Siquidem ex. iis quibus oculi tentari<text:line-break/>phlegmone coeperant nonnullos sola purgatione per alvum</text:span></text:p>
      <text:p text:style-name="P6"><text:span text:style-name="T5">uno dle sanatos vidisse Quam rem si quis facere in jecore,<text:line-break/>quum phlegmone laborare incipit, tentet, maximam excita-<text:line-break/>bit phlegmonen, aeque ac si quum renes aut vesica phlegmone<text:line-break/>corripi coeperint, quae urinas cient medicamenta exhibeat:<text:line-break/>aut si, quum uterus phlegmone laborat, menses devocet: fi-<text:line-break/>quidem longissime a parte, quae fluxione teneri incipiat,<text:line-break/>quod redundat fevellere, nequaquam ad eam trahere opor-<text:line-break/>' tet. Hac itaque ratione nec si ventriculum aut intestina</text:span></text:p>
      <text:p text:style-name="P5"><text:span text:style-name="T5">phlegmone occupare jam coeperit, medicamento alvum de-<text:line-break/>jiciente uti conveniat. Eandem cum his indicationem et ute-</text:span></text:p>
      <text:p text:style-name="P8"><text:span text:style-name="T5">' rus sortitur, sicuti cuni urinae organis, pudenda. At vomitu<text:line-break/>uti pudibundis laborantibus revellens auxilium esu Eadein<text:line-break/>ratione in omnibus quae circa caput accidunt medicamen-<text:line-break/>tum alvum dejiciens revellit , Si. qua vere circa fauces et</text:span></text:p>
      <text:p text:style-name="P9"><text:span text:style-name="T5">-palatum aut linguam aut denique in ore phlegmone labo-<text:line-break/>rare incipiant, in his omnibus cavenda sunt quae pituitam<text:line-break/>per os evocant. Nam id simile est ac si per inferiora pur-'<text:line-break/>gare intestinis aegrotantibus velis, aut urinas movere reni-</text:span></text:p>
      <text:p text:style-name="P6"><text:span text:style-name="T5">bus aut vesica male allectis, aut vomitum lacessere partibus<text:line-break/>stomachi </text:span><text:span text:style-name="T20">laborantibus.</text:span><text:span text:style-name="T5"> Satius igitur sit, ubi partes quae in<text:line-break/>ore sunt phlegmonen aeeerfere incipiunt, derivare ad pares.<text:line-break/>Sic venam quoque si hae partes laborant incidere humera-<text:line-break/>lern in manu, fi ea non cernitur, mediam. Ubi jecur vel<text:line-break/>pectus vel pulmo aut cor sic afficiuntur, internam, ln an-<text:line-break/>gina primas, iu inanibus sccundas quae sub lingua habentur.<text:line-break/>At- partibus occipitis affectis,- etiam eam quae in cubito est<text:line-break/>nec non eam quae habetur in-fronte. Renibus vero et ve-<text:line-break/>sica et pudendo- et utero male habentibus eas quae in cruri-<text:line-break/></text:span><text:span text:style-name="T5">~~ </text:span><text:span text:style-name="T5">bus sunt sitae ac potissimum quae circa poplitem sunt; sin</text:span></text:p>
      <text:p text:style-name="P5"><text:span text:style-name="T5">minus, eas quae juxta malleolos. Ac perpetuo quidem lu<text:line-break/>omnibus eam quae e directo est, ubi jecur phlegmone inva-<text:line-break/>dit, quae in dextra funt manu, ubi lienem, contra. Itaque<text:line-break/>statim prima vacuationis diversitas pro partium diversitate<text:line-break/>variatur, constatque communem indicationem non magis<text:line-break/>esse utilitatis quam noxae causam. Siquidem quod vacuan-<text:line-break/>dum sit id communis indicatio est, unde autem aut quo-</text:span></text:p>
      <text:p text:style-name="P7"><text:span text:style-name="T5">modo vacuatio sit facienda, id aeger ipse docet locus. Ita<text:line-break/>namque ubi pectus aut ventriculus aut partes circa collum<text:line-break/>caputve phlegmone laborant, .excogitatum est artus vincire.<text:line-break/>Non enim ipsum quod phlegmone infestatur vinciendum est,<text:line-break/>sed si in manibus phlegmone est orta, crura, sin in cruribus,<text:line-break/>manus.</text:span></text:p>
      <text:h text:style-name="Heading_20_2" text:outline-level="2">Cap. Xl<text:span text:style-name="T46">I</text:span>.</text:h>
      <text:p text:style-name="P39"><text:span text:style-name="T5">Equidem refrigerare inter initia et ad-<text:line-break/>stringere, citra laborantis partis indicationem non utilitatis<text:line-break/>magis quam noxae causa esu Nam in partibus quae circa<text:line-break/>artus sunt sat suerit etiam spongiam vel ex frigida-aqua, cui<text:line-break/>paululum aceti sit immixtum, vel ex aqua sola madentem<text:line-break/>imponere, sicut etlani ex vino aliquo ausiero. In </text:span><text:span text:style-name="T20">jecore<text:line-break/>vero,</text:span><text:span text:style-name="T5"> si phlegmone laborare coepit, nemo compos rationis<text:line-break/>his utatur, imo nec si melino perfundas aut myrteo aut ma-<text:line-break/>stichino aut nardino aut lentiscino aut aliquo oleo quod ad-<text:line-break/>stringat, aut etiam alio quopiam, </text:span><text:span text:style-name="T20">cui</text:span><text:span text:style-name="T5"> absinthium sit incoctum,<text:line-break/>ne horum quidem alium conveniet frigidum, sicut nec ul-<text:line-break/>lum cataplasma' frigidum. Sed si mala praecipue cotonea</text:span></text:p>
      <text:p text:style-name="P6"><text:span text:style-name="T5">pino incoquens cataplasma ex eo praeparaveris, si jecur<text:line-break/>phlegmone laborare adhuc incipiat, ne id quidem admove-<text:line-break/>. bis frigidum, ut nec oleum, ut dictum est, praeparatum vel<text:line-break/>oculis vel oris partibus, sicubi haec lentari phlegmone in-<text:line-break/>cipiant. Auri vero etiamsi acetum cum rosaceo infundas,<text:line-break/>nihil offendes. At non est hoc oculis phlegmone laborantibus<text:line-break/>utile, ut nec medicamentum quod ex moris conficitur aut<text:line-break/>aliud quippiam eorum quae stomatica dicuntur; funt enim,<text:line-break/>ejusmodi, omnia oculis molesta, quamquam genere funt ex<text:line-break/>iis quae indicentur. Glandulis vero phlegmone tentari in-<text:line-break/>cipientibus saepe solum oleum calens sat suit.</text:span></text:p>
      <text:h text:style-name="Heading_20_2" text:outline-level="2">Cap. XIII.</text:h>
      <text:p text:style-name="P39"><text:span text:style-name="T5">Sed et ' reliquus victus' </text:span><text:span text:style-name="T20">ordinandus</text:span><text:span text:style-name="T5"> is,<text:line-break/>quibus glandulae aut etiam pars aliqua circa artus phlegmone<text:line-break/>corripitur, unum tantum scopum habet tot ac talia exhi-<text:line-break/>bendi, quot et qualia facillime concoquentur. Nec quicquam<text:line-break/>refert alicam an-ptisanam an mulsam an pumicum ,an ma-<text:line-break/>lum an tale quippiam exhibeas. At si jecur phlegmone in*<text:line-break/>festetur, exquisitissimo victu est opus, aeque ac si ventriculus</text:span></text:p>
      <text:p text:style-name="P6"><text:span text:style-name="T20">inflammetur.</text:span><text:span text:style-name="T5"> Quippe munus eorum toti animali est corn-<text:line-break/>'ruune, acciditque omnibus animalis partibus maximum in-<text:line-break/>commodum, nive non probe concoctum alimentum sit, sive<text:line-break/>non rite in sanguinem conversum. Artuum vero partes tan-<text:line-break/>tum alimenti capiunt quanto sunt nutriendae. Quo fit ut<text:line-break/>sive ex malo quod probe in ventriculo sit concoctum ali-<text:line-break/>mentum ad eas perveniat, sive ex alica sive ex ptisana,mon_<text:line-break/>multum intersiti In jecore vero quantum referat nutrimen-<text:line-break/>torum disterentia, tum quod maximam in utramque partem<text:line-break/>vim habeat hinc difcas licet</text:span></text:p>
      <text:h text:style-name="Heading_20_2" text:outline-level="2">Cap. XIV.</text:h>
      <text:p text:style-name="P39"><text:span text:style-name="T5">Nam expelli e jecore oportet quicquid<text:line-break/>. lu eo tum amarae bilis tum saniei qqae ex phlegmone pro-<text:line-break/>venit est collectum. Id vero fieri nequit, nisi et vasa quae<text:line-break/>sunt lu viscere detergeantur et meatus qui ad jejunum per-<text:line-break/>tinet sit apertus. Ergo alica, quum et huic inhaereat et vnsa<text:line-break/>hepatis obstruat, praecipiieque eorum ora et bilem in inte-<text:line-break/>stinum defcendere et alimentum in totnm corpus distribui<text:line-break/>prohibet. Poscit ergo tum jecur ipsum tum os meatus qui</text:span></text:p>
      <text:p text:style-name="P7"><text:span text:style-name="T5">bilem transmittit, cibos et medicamenta quae obstructa reclu-<text:line-break/>dant. Talia vero omnia sunt lenta quidem minime, sed te-<text:line-break/>nui consistentia et qualitate mordente. At.vero ab his mor-<text:line-break/>dentibus phlegmonae irritantur, quare quae citra morsum<text:line-break/>ea detergeant indigemus, cujusmodi mulsa esu At-novimus<text:line-break/>dulcibus omnibus tum jecur tum lienem maxime intume-<text:line-break/>scere. Supersunt igitur quae culpa vacant ut in cibis pti-<text:line-break/>sana, quippe quae sine morsu deterget, ut in medicamentis<text:line-break/>oxyrnel aqua mixtum. Nam et punicum et malum et cae-<text:line-break/>tera quae adstringunt, dum bilis meatus os arctant, bilem<text:line-break/>ipsam excerni prohibent, atque inde jecoris pblegmonis sunt<text:line-break/>incommoda, praesertim quum in cavo visceris consistunt,<text:line-break/>quibus ad angusiias quas facit ipsa phlegmone etiam ea quae<text:line-break/>ex adstringentibus et lentis fit cibis accedit. Ac quae mor-<text:line-break/>dent ea phlegmonas ipsas quae in cavo sunt visceris magis<text:line-break/>irritant, quippe iis quae in.gibbis ejus consistunt mutata<text:line-break/>jam veniunt ea quae assumpta funt, ita ut nec quae adstri-</text:span></text:p>
      <text:p text:style-name="P7"><text:span text:style-name="T5">ctoria sunt similiter adhuc adstringaut, nec quod mordens<text:line-break/>est similiter mordeat, nec quod propter lentorem in angu-<text:line-break/>stis vasis haerebat similiter letiamnum maneat lentum. Est<text:line-break/>autem lis occasio mutationis duplex et quod prius sint con-<text:line-break/>cocta et quod sanguini qui in jecore prius erat sunt ad-<text:line-break/>mixta.' Cavo autem jecoris phlegmone obsesso, protinus<text:line-break/>etiam venas quaejn mesenterio sunt una phlegmone labo-<text:line-break/>rare est necesse, nam avena porta omnes sunt ortae; proti-<text:line-break/>nus etiam quaecunque oscusis earum incidunt vim suam<text:line-break/>ostendunt. .</text:span></text:p>
      <text:h text:style-name="Heading_20_2" text:outline-level="2">Cap. XV.</text:h>
      <text:p text:style-name="P43"><text:span text:style-name="T5">An tibi ad communem phlegmones cura-<text:line-break/>tionem parva ex partibus ipsis accedere differentia videtur?<text:line-break/>Mini sane maxima videtur, quamvis </text:span><text:span text:style-name="T5">ii </text:span><text:span text:style-name="T5">qui Thessali stupidi-<text:line-break/>tatem aemulantur communem indicationem solam satisfa-<text:line-break/>cere putenti Placet autem nunc ad memoriam revocare tibi<text:line-break/>egregiam eorum curationem, quam Theageni philosopho<text:line-break/>Cynico adhibuerunt, siquidem hanc norunt </text:span><text:span text:style-name="T5">plurimi propter<text:line-break/></text:span><text:span text:style-name="T5">virisamam, ut qui publice disputare </text:span><text:span text:style-name="T5">in </text:span><text:span text:style-name="T5">Trajani cicco quo-</text:span></text:p>
      <text:p text:style-name="P6"><text:span text:style-name="T5">tidie fit solitus. Erat qui hominem curabat unus ex Sorani<text:line-break/>discipulis, nomine Attalus. Is imposuit quotidie jecori ca-<text:line-break/>taplasma ex pane et meile, haud intelligens viscus hoc me-<text:line-break/>diocriter adstrlugi debere, proplerea quod animalibus altri-<text:line-break/>ris facultatis principium sit et venosum ab hoc oriatur ge-<text:line-break/>nus. Ita igitur riscus curavit, sicut bubonas, meris et solis<text:line-break/>laxantibus utens,, cataplasma ex pane et melle imponens, ac<text:line-break/>prius oleo calente perfundens, tum, sorbitione ex alica ci-<text:line-break/>- bans. Haec namque tria ferme omnibus nunc amethodis<text:line-break/>istis Thessilliis ad acutorum curationem sufficiunt. Visum<text:line-break/>autem est mihi leorsum Attalum monere, ut adstringens ali-<text:line-break/>quid admisceret; nec nudis uteretur laxantibus. Ac de vi-<text:line-break/>sueris quidem natura nihil eram homini dicturus, id enim<text:line-break/>fuisset plane asino fabulam narrare, sed quod me persuasu-<text:line-break/>rum homini arbitrabar et cui omnes homines facillime as-<text:line-break/>Ientire video, id tantum exposui, nempe longam experien-<text:line-break/>tiam medicos docuisse, ut jecur mixta medicamentorum ma-<text:line-break/>teria curarent, eam autem scriptam inventurum in iis medi-</text:span></text:p>
      <text:p text:style-name="P6"><text:span text:style-name="T5">ccirum libris, qui sint de medendi ratione conscripti. Si ergo,<text:line-break/>inquam, tibi videtur, misce aliquid de absinthii coma diligen-<text:line-break/>ter tunsa cataplasmati, oleo vero totius herbae aliquid, mo-<text:line-break/>dice id quemadmodum alios cernis in illo incoquentes. Ca-<text:line-break/>taplasmati vero myrobalani expressum et irim et junci </text:span><text:span text:style-name="T20">flo-<text:line-break/>rem</text:span><text:span text:style-name="T5"> aut narditidos herbae radicem aut cyperi miscebis, non<text:line-break/>. inutile sit et ex vino ea aliquando praeparare, ac miscere<text:line-break/>interdum etiam de faece ipsa, quin etiam aliquid adstringen-<text:line-break/>tium incoquere malorum, cujusmodi cotonea funt et quae<text:line-break/>vocantur itruthia, praeterea quae Romae abundant vocata<text:line-break/>cestlana. Oleum vero, nam id quoque video miscere te, non<text:line-break/>quodlibet esto, fed vel Hispanum vel Histricum vel crudum<text:line-break/>vel lentiscinum vel inyrteurn vel melinum vel nardinum<text:line-break/>unguentum. Porro aliam materiam plurimam esse dixi eo-<text:line-break/>rum quae incoquere liceret: nam et lentilci tenera germina<text:line-break/>et myrti et rubi et vitis praefertimfylvestris, a qua oenanthen<text:line-break/>vocatam decerpimus. Non alienum etiam sit et Atticum hys-</text:span></text:p>
      <text:p text:style-name="P6"><text:span text:style-name="T5">sopum tum cataplasmati tum etiam cerasis miscere; nam et<text:line-break/>cerata quaepiam illi ex ejusmodi materia imponere post ca-<text:line-break/>taplasma suasi. Et apponere illi lentabam universam dein-<text:line-break/>ceps curationem, quo etiam quae a medicis epithemata vo-<text:line-break/>cantur, ex mixta materis componeret. Nam melius, inquam,<text:line-break/>est sublato cataplasmate aliquid super riscus esse. Attalus<text:line-break/>vero sermonem meum interpellans, nisi multum, inquit, tibi<text:line-break/>tribuerem, nihil horum tolerassem, nam in quibus superiores<text:line-break/>medici passi naufragia sunt prius quam vera medicina in-<text:line-break/>venta a nostris esset, ea mihi veluti ignaro suades. Cae-<text:line-break/>' ternrn tres, inquit, aut quatuor dies sine me Theageni ex<text:line-break/>mea sententia prospicere et sanum eum penitus conspicies.<text:line-break/>Sed quid, -inquam, si quum subito panri et ni lenti apparue-<text:line-break/>rint, sudores moriatur, recordaberisne quae promiseris ac<text:line-break/>de caeterosententiam mutabis? Atque Attalus post haec abiit<text:line-break/>irridens, nec quicquam praeterea respondens, sic ut neque<text:line-break/>de alica quicquam me consulere permitteret, sed nec quod</text:span></text:p>
      <text:p text:style-name="P7"><text:span text:style-name="T5">ex iis quae urinas cient miscere aquae paqlo post opoite-<text:line-break/>ret, quod jecoris gibba essent, affecta.' Nam sicut jecoris ca-*<text:line-break/>vum per alvum purgatur, ceu paulo supra diximus, sic gib-<text:line-break/>ha ejus per ea quae modice urinas movent, cujus generis est<text:line-break/>apium. Procedente aulem tempore; ubi phlegmone jam coua<text:line-break/>.coquitur, etiam valentioribus uti licet, asaro et celtica nardo<text:line-break/>et phu, quod vocant, et petroselino et smyrnio et meo, sicut<text:line-break/>etiam per ventrem vacuare, si cavum afficiatur, cnico cibis<text:line-break/>admixtu et urtica et mercurlali et epithymo et polypodio et<text:line-break/>omnibus quae modice alvum dejiciunt. Magisque in remissio-<text:line-break/>nibus tum his ipsis audacius quam ante utendum, tum vero,<text:line-break/>quae his sunt valentiora, partim in ptisana incoctis, partim<text:line-break/>tunfis ac in mollissimum pulverem redactis: exhibenda’<text:line-break/>vero et haec sunt vel ex ptisana vel ex aqtia. Ego namque<text:line-break/>etiam polypodii aliquid in ptisana aliquando incoxi et nigri,<text:line-break/>veratri corticem. Etiam clystere vacuare eos conveniet inter<text:line-break/>initia vel sale vel nitro vel aphronitro aquae, mulsae admix—</text:span></text:p>
      <text:p text:style-name="P7"><text:span text:style-name="T5">to contentis, in remissione vero, potissimumque fi quid scirre<text:line-break/>holum relictum e phlegmone est, etiam valentiora medica-<text:line-break/>menta miscentibus., quippe hyssopum eo casu aquae incoqui-<text:line-break/>mtts etjoriganum et colocynthida et minus centaurium- Op-<text:line-break/>portunissima namque ad scirrhurn sunt jecur et lien, si quis<text:line-break/>ipsa neglexerit vel glutinoso cibo usus suerit, sicut Attalus,<text:line-break/>qui Theageni quotidie alicam exhibebat ac nihil offerebat,<text:line-break/>quod turn obstructiones eximat tum detergeat. Verum quod<text:line-break/>contigit Theageni vel potius Attalo, dici est tempus. Ut<text:line-break/>enim promiserat, mihi post tres dies daturum </text:span><text:span text:style-name="T20">fe</text:span><text:span text:style-name="T5"> hominem a<text:line-break/>jecoris phlegmone liberatum, tum magis quam prius ca-<text:line-break/>lente oleo viscus plurimum persudit, tum cataplasmate fre-,<text:line-break/>quentius est ulus, hac diligentia felicius sibi curationem cei-<text:line-break/>suram sperans, responditque percunctantibus de Theagene<text:line-break/>gloriabundus meliora. Caeterum contigit, prout ipse prae-,<text:line-break/>dixeram, subito hominem mori. Efaquod omnium maxime<text:line-break/>dignum risu fuit, ducebat Attalus fecum ex iis, qui de herui-</text:span></text:p>
      <text:p text:style-name="P7"><text:span text:style-name="T5">nis statu rogassent quosdam, quibus ostenderet adeo recte<text:line-break/>eum se habere, ut jam esset lavandus, laetusque cum multis<text:line-break/>ingressus est. domum in qua jacebat, quum Theagenem rnor-<text:line-break/>tuum quidam ex amicis, qui et Cynici quidam erant, et alio-<text:line-break/>qui philosophi, lavare ex more parerent. Itaque etiam usque,<text:line-break/>ad mortuum accedere, idque una cum spectatorum coetu<text:line-break/>Attalo contigit, utpote, quum nemo lutus lugeret Nam<text:line-break/>Theageni nec servus erat nec puer nec mulier, sed cum eo<text:line-break/>soli amici philosophantes versabantur, qui justa quidem<text:line-break/>mortuorum, citra tamen omnem luctum, obibunt. Atque haud,<text:line-break/>laudem Thessalius asinus luter multos spectatores estconsc-<text:line-break/>quutus, ostendens explicatum a phlegmone hominem </text:span><text:span text:style-name="T5">intra<text:line-break/></text:span><text:span text:style-name="T5">quatuor, ut pollicitus est dies. Reliqui vero methodici quum<text:line-break/>innumeros quotidie jugulent, adeo rationem curandi </text:span><text:span text:style-name="T5">mulare<text:line-break/></text:span><text:span text:style-name="T5">adhuc nolunt, ut quae a medicis sunt scripta, qui artis ope<text:line-break/>ribus vere infudarunt, ne vel sume! experiri velint; adeo<text:line-break/>indelebile vitium vehemens ignorantia est, praesertim </text:span><text:span text:style-name="T5">si</text:span></text:p>
      <text:p text:style-name="P7"><text:span text:style-name="T5">cum superbia sit conjuncta. Ejusmodi igitur in omnibus<text:line-break/>sunt Thessali sectatores.</text:span></text:p>
      <text:h text:style-name="Heading_20_2" text:outline-level="2">Cap. XVI.</text:h>
      <text:p text:style-name="P39"><text:span text:style-name="T5">Nobis autem vitandi ejusmodi errores<text:line-break/>funt, ac si nihil aliud suppetat, saltem ipsi experientiae cre-<text:line-break/>'dendum. Id quod ipse perpetuo suadere non desino iis qui<text:line-break/>cicca rationem parum sunt exercitati. Nam melius profecto<text:line-break/>iis est, quando et rudes funt et simul in rationali methodo,<text:line-break/>quam nos nunc prodimus, minime exercitati, ut nihil peni-<text:line-break/>tus ex ratiocinando accipiant Nam jecoris substantia scirr-<text:line-break/>his maxime opportuna est, ut quae naturaliter lutosum<text:line-break/>quippiam continet, uti medicus quidam nostri temporis per<text:line-break/>jocum dixit Lienis vero rarior substantia quam jecoris est,<text:line-break/>caeterum crebrius scirrhosis vitiis affligitur propter nutri-<text:line-break/>menti quo utitur speciem. Monstratum namque est, quod<text:line-break/>crasso nutritur sanguine qui veluti limus purioris est, fa-<text:line-break/>cillirneque atra bilis efficitur, ideoque etiam ipsum melan-<text:line-break/>cholicum sive atrum appellamus excrementum. Atque haec<text:line-break/>duo viscera , scirrhosis tumoribus tenturi vel experientia</text:span></text:p>
      <text:p text:style-name="P7"><text:span text:style-name="T5">ipsa clare indicat, lienes vero quod occulti sint tactum essu—.<text:line-break/>giunt, caeterum. hos quoque facile scirrhis deprehendi ratio,<text:line-break/>docet, atque idcirco nephritidas alias omnino insolubiles,<text:line-break/>alias aegre solubiles esse, quum renes ambo habeant quae lu<text:line-break/>viscerum utroque praedicta sunt inesse, tum substantiae qua-<text:line-break/>litatem tum excrementorum quae per eos dilabuntur vitium.<text:line-break/>Quo fit ut qui crassi succi cibis vescuntur, calculi vitio cor-.,<text:line-break/>ripiantur. Ergo quanto trium horum viscerum scirrhosi af-<text:line-break/>fectus difficilius curantur, tanto magis esse folicitus oportet,<text:line-break/>ne quis in hos inridat- Maxime autem, ut dictum est, luci--.<text:line-break/>dunt qni ipsi phlegmone vexati iis cibis utuntur, qui crassos<text:line-break/>lentosque humores efficiunt. Quin etiam ejusmodi affectuum<text:line-break/>medicamenta inter omnes convenit ea esse, quae incidant<text:line-break/>et dissolvant et frangant, quae utique ex eorum sunt genere<text:line-break/>.quae obstructiones eruunt er detergent, caeterum viribus va-<text:line-break/>lentiora. Horum non solum materiam, sed etiam facultatem<text:line-break/>in opere de simplicibus medicamentis expnsuimus. ltaque</text:span></text:p>
      <text:p text:style-name="P6"><text:span text:style-name="T5">etiam brevior nunc ero , contentus generali facultate et fola<text:line-break/>methodo cum paucis exemplis. Nam quum et facultatum<text:line-break/>materiam jam habeas praeparatam et quae' curationem<text:line-break/>una coindicent sint praedicta, nihil nunc aliud superest, nisi<text:line-break/>ut proprias cujusque morbi indicationes commemorem. Coin-<text:line-break/>dicantia igitur voco vires, naturam, aetatem, anni tempus,<text:line-break/>regionem </text:span><text:span text:style-name="T20">et consuetudinem</text:span><text:span text:style-name="T5"> et si qua sunt id genus alia.<text:line-break/>Proinde de ea quae a partibus sumitur indicatione deinceps<text:line-break/>dicam, initio ah ea quae ab jecore sumitur sumpto. Nam id<text:line-break/>ludicant quae extrinsecus applicantur, quum ipsum obsident<text:line-break/>phlegmonae, ea mixtae este facultatis oportere, non in gene-<text:line-break/>latione phlegmones modo, est enim id omnium pblegmo-<text:line-break/>narum commune, quando etiam si quis repellentibus auxiliis<text:line-break/>tantum illo tempore utatur, non peccet, led etiam quum nec<text:line-break/>affluat amplius quicquam , </text:span><text:span text:style-name="T20">ned</text:span><text:span text:style-name="T5"> repelli quod in laborante<text:line-break/>parte continetur' possit. Accidit’ enim hoc quoque multis de<text:line-break/>. causis. Sane in' principio tum parum est quod affluit tum</text:span></text:p>
      <text:p text:style-name="P7"><text:span text:style-name="T5">magna ex parte tenuius, tum partis ipsius quae recipit vi-<text:line-break/>res nonnunquam valentiores, utpote nondum lassatae, tum<text:line-break/>quod in inflammata continetur parte nondum violenter im-<text:line-break/>pactum. At quum phlegmone lu vigore suo jam consistit,<text:line-break/>tum multus in ea sanguis continetur, isque crassior saepe ac<text:line-break/>vehementer impactus, tum vires partis jam sunt debiliores,<text:line-break/>quas alloqui valentes requirimus, quo a se supervacua<text:line-break/>amoliantur, quandoquidem haud satis potens est adstringen-<text:line-break/>tium praesidiorum vis, quae sola totum efficiat. Quippe po-<text:line-break/>test haec cogentlis ac constringendis et veluti densandis et<text:line-break/>exprimendis corporibus, quae tenuiora consistentia funt, ad<text:line-break/>circumpositas partes expellere, caeterum nisi etiam laboran-<text:line-break/>tis partis virtus aliquid auxilietur, nihil adeo magnum ef-<text:line-break/>ficiat. Tunc igitur quae a phlegmone sumatur una duuta-<text:line-break/>xat agendorum est indicatio; hanc diaphoresin vocant, i. e.<text:line-break/></text:span><text:span text:style-name="T20">discusisionem,</text:span><text:span text:style-name="T5"> haec humorem, qui in phlegmone obsessa parte<text:line-break/>continetur, per meatus ratione aspectabiles educit.’ Quae<text:line-break/>vero ab ipsa sumitur parte, ea lu diversam nos partem tra-</text:span></text:p>
      <text:p text:style-name="P6"><text:span text:style-name="T5">hit, robur, ejus servari jubens. Coeuntibus igitur una con-<text:line-break/>trariis indicationibus compositum quoque esse medicamen-<text:line-break/>turn oportet. At femur si phlegmone laboret aut tibia ani<text:line-break/>cubitus aut brachium aut qui in his sunt adenes, causa non<text:line-break/>. est, cur horum robori consulas. Hic tibi communis scopus<text:line-break/>sit'in omnibus iis partibus, quarum munus ejusmodi est ut<text:line-break/>toti corpori sit ex ufu.</text:span></text:p>
      <text:h text:style-name="Heading_20_2" text:outline-level="2">Cap. XV<text:span text:style-name="T46">II</text:span>.</text:h>
      <text:p text:style-name="P39"><text:span text:style-name="T5">Ergo nec lienem omnino laxantibus<text:line-break/>curare oportet; quum hic quoque ex jecore quicquid limo*<text:line-break/>fum et melancholicum est expurget, propterea quod ex eo<text:line-break/></text:span><text:span text:style-name="T20">Jtumore</text:span><text:span text:style-name="T5"> nutritur. Idcirco quoties obstructio quaedam in eum<text:line-break/>incinit aut phlegmone potissimum cum scirrhosa sit, tum ea<text:line-break/>quae obstructiones eximant, tum quae incidant vehemen-<text:line-break/>tiara exigit. Nam quale medicamentum jecori est absinthium,<text:line-break/>tale est lieni capparis cortex , quale rursus jecori quod vo-<text:line-break/>cant eupatorium, tale est lieni scolopendrium. Siquidem fi-<text:line-break/>milia genere medicamenta ambo viscera postulant, caeterum<text:line-break/>latito valeruiora lien; quanto crassiore utitur alimento.</text:span></text:p>
      <text:p text:style-name="P7"><text:span text:style-name="T5">Scirrho igitur laborantibus ipsis convenientia nutrimenta<text:line-break/>funt genere, quidem communia, scd majoris minorisque ra-<text:line-break/>tione - differentia. Itaque et capparis ex oxymelite edatur,,<text:line-break/>utilis sane est utrique visceri, caeterum nec ipsa' pari modo,<text:line-break/>nec similiter mixtum habens crxymel, nam et ipsa copiosior<text:line-break/>et ex minus diluto, oxymelite lieni erit utilior. Atque haec<text:line-break/>disserentia est quae ex majoris minorisque rasione accepta<text:line-break/>est. At similium genere vel specie, aut quomodocunque di--<text:line-break/>xisse libet praesidiorum ex actione et conformatione indi—<text:line-break/>catio sumpta est. A societate vero cum ricinis partibus,<text:line-break/>quod idem cum situ est, illa capiuntur, quod gibba jecoris<text:line-break/>per renes expurgari oporteat, cava vero per inferiorem<text:line-break/>.ventrem. In liene vero alteram duntaxat esse superflui va-<text:line-break/>cuationem, quum quae per renes agatur nulle huic visceri<text:line-break/>vacuando via pateat. Proinde ubi phlegmone premitur, id<text:line-break/>dejeetoriis nominatis medicamentis tum lacessimus tum de-<text:line-break/>-tergemus, quo dimittat Iaxetque supervacua. Sane duplex</text:span></text:p>
      <text:p text:style-name="P7"><text:span text:style-name="T5">ratio est ejusmodi medicamentorum usus. Quum partes fu-<text:line-break/>perlue positae laborant, per ea quae eduntur ac bibuntur,<text:line-break/>quum inferiores, per id quod sit per clystereni infusum.<text:line-break/>Quandoquidem quae eduntur ac bibuntur, eorum vis ante<text:line-break/>quam ad inferiores partes perveniat reiolvitur, quae insula<text:line-break/>funt, ea omnino ad jeiunum n</text:span><text:span text:style-name="T36">s</text:span><text:span text:style-name="T5">q</text:span><text:span text:style-name="T36">ue</text:span><text:span text:style-name="T5"> nscendere non possunt,<text:line-break/>imo etiamsi admodum nitaris, fortasse tenue tantum intesti-<text:line-break/>num contingant. Ergo illud quoque ex partium positura di-<text:line-break/>dicimus, inferioribus intestinorum aliquid esse per clysterem<text:line-break/>infundendum, superioribus vero atque etiam ipsi ventriculo,<text:line-break/>lieni et stomacho, superne aliquid exhibendum. Voco nunc<text:line-break/>stomachum </text:span><text:span text:style-name="T20">sive gulam</text:span><text:span text:style-name="T5"> quam proprie appellant, nonnun-<text:line-break/>quarn enim ita etiam vocant os ventriculi, ut quum stoma*<text:line-break/>chice syncope corripi aliquos dicunt Veium gulae quae<text:line-break/>proprie vocatur stomachus, cataplasmata super spinam dorsi<text:line-break/>imponimus, uon autem ad pectus idem facimus, quum os<text:line-break/>ventriculi phlegmone urgetur, siquidem fpinae gula superja-</text:span></text:p>
      <text:p text:style-name="P6"><text:span text:style-name="T5">cet, per collum et pectus deorsum usque ad ventriculum<text:line-break/>porrecta.</text:span></text:p>
      <text:h text:style-name="Heading_20_2" text:outline-level="2">Cap. XVIII.</text:h>
      <text:p text:style-name="P39"><text:span text:style-name="T5">Neque igitur haec novere 'Tbessalii,<text:line-break/>ideoque omnes una ratione curant, neque illud quod omne<text:line-break/>membrum phlegmone laborans, nisi cutim sibi circumdatam<text:line-break/>habeat spissam, tenuis saniei foras aliquid dimittit ac laxat.<text:line-break/>Eo fit ut ex iis quae in ore et naso et faucibus et stomacho<text:line-break/>• et intestinis et ventriculo et visceribus omnibus sunt, ali-<text:line-break/>quid foras effluat. Ad eundem modum etiam ex interna fa-<text:line-break/>cie pectoris cum phlegmone premitur, excernitur aliqua<text:line-break/>fanies. Quemadmodum igitur lien et jecoris cava per inte-<text:line-break/>stina, renes vero et jecoris gibba per urinas purgantur, itu<text:line-break/>pectus, ubi interna ejus phlegmonetentantur, per membra-<text:line-break/>nam qua tegitur aliquid lu medium sui pulmonumque spa-<text:line-break/>tium transmittit , id autem expurgari per eandem qua pulmo<text:line-break/>viam debebit. Dabimus igitur sic laborantibus, medicamenta,<text:line-break/>quibus tenuaturis sit facultas, quibus et viae aperiantur et</text:span></text:p>
      <text:p text:style-name="P34"><text:span text:style-name="T5">quae deferenda per eas sunt incidantur ac </text:span><text:span text:style-name="T20">dij'sistantur,</text:span><text:span text:style-name="T5"> prae-<text:line-break/>scrtim quum vel crassae consistentiae funt vel glutinosae,<text:line-break/>qualia in us funt quos ernpyos vocant. Deligenda tamen ex<text:line-break/>iis funt, quamdiu adhuc phlegmone invalescit,, quae medio-<text:line-break/>cria funt, quum vero plane jam phlegmone decrevit 'aut,<text:line-break/>penitus cessavit,, et educi excrementa postulant quae valen-<text:line-break/>tiora funt. Ergo mediocre in hoc genere est tum ptisanae<text:line-break/>cremor tum mulsa, valentius autem et urticae femen et mulsa,<text:line-break/>in quam conjectum fuit paululum aliquid acrium herbarum,<text:line-break/>quales sunt origanum et hyssopum et oalaminthe et pule-<text:line-break/>• gium et Illyricae ireos radix. Quod si vel plus horum admi-<text:line-break/>sceas vel irin lu mollissimum pulverem tunsam cribratam-<text:line-break/>que in mulsam immittas, maxime incidens medicamentum<text:line-break/>habebis. Sic autem et quod ex marrubio, conficitur, oxy-<text:line-break/>meli aliaque ejusmodi valenter crassiora excrementa, quae<text:line-break/>iu pectore et pulmone continentur, incidere possunt. Omni-<text:line-break/>um eorum copiam habes in operibus iis </text:span><text:span text:style-name="T20">quae</text:span><text:span text:style-name="T5"> de medica-<text:line-break/>mentis edidimus,<text:tab/>-</text:span></text:p>
      <text:h text:style-name="P4" text:outline-level="2">Cap. XIX.</text:h>
      <text:p text:style-name="P39"><text:span text:style-name="T5">Non suium autem jam dictam remedin--<text:line-break/>rum differentiam ex laboraute loco didicimus, scd etiam ih-<text:line-break/>lud, quod quae in summo corporis phlegmone laborant, ea<text:line-break/>propriis phlegmones remediis curentur, quae in alto funt<text:line-break/></text:span><text:span text:style-name="T20">corpore,</text:span><text:span text:style-name="T5"> si cum his aliquid acriorum </text:span><text:span text:style-name="T20">medicamentorum</text:span><text:span text:style-name="T1"> sit<text:line-break/></text:span><text:span text:style-name="T5">immixtum, resolvuntur enim eorum vires dum alte desicen-<text:line-break/>dunt. Hac ratione et cucurbitula, strenuum plane auxilium,'<text:line-break/>est inventa, tum ut suras evocentur quae sunt in alto, tum'<text:line-break/>ut eximantur atque eruantur quae jam in suirrhnm abeunti<text:line-break/>, Veium utendum cucurbita in ipsa parte quae phlegmone<text:line-break/>urgetur inter initia non est,, imo postea quam tutum corpus<text:line-break/>vacuaveris ac necessarium sit eorum quae lu inflammata<text:line-break/>parte continentur aliquid educas atque eruas, aut etiam fo-<text:line-break/>ras versus attrahas. Quum autem adhuc generantur affectio- ‘<text:line-break/>nes, minime ipsis partibus quae laborare incipiunt, fed iis<text:line-break/>quae continuata his sunt, cucurbita imponi debebit revel-<text:line-break/>lendi causa. ’ Sic namque ad mamillas cucurbitam imponi-<text:line-break/>mus, quum sanguis ex utero profluit, desixo maxime lu ipsis</text:span></text:p>
      <text:p text:style-name="P7"><text:span text:style-name="T5">communibus pectoris et uteri vasis, ore cucurbitae. Eodem<text:line-break/>vero modo, si ex naribus sanguis profunditur, praecordiis<text:line-break/>maximas cucurbitas affigimus. Sic et omne aliud fanguinis<text:line-break/>profluvium ad contrarium per communes venas avertimus.<text:line-break/>Quemadmodum rursum et sanguinem, si ita est opus, attra-<text:line-break/>himus, siquidem quum menses evocare in animo est, in pube<text:line-break/>et inguine cucurbilam figimus. Praeterea cucurbita lu oc-<text:line-break/>cipite defixa essicax est remedium ad oculorum fluxiones.<text:line-break/>Vacuari tamen prius totum corpus expedit, nam si pletho-<text:line-break/>ricum corpus sit, in quacunque parte capitis cucurbitam de-<text:line-break/>fixeris, totum ipsum implebis.</text:span></text:p>
      <text:h text:style-name="Heading_20_2" text:outline-level="2">Cap. XX.</text:h>
      <text:p text:style-name="P39"><text:span text:style-name="T5">Hic itaque omnis phlegmones communis<text:line-break/>scopus haudquaqnam similiter in qualibet parte editus. Ac-<text:line-break/>cedit ad omnia quae praedicta sunt non pro leni portione<text:line-break/>ipsius exhibendi medicamenti natura. Neque enim absolute,<text:line-break/>si adstringere incipientem phlegmonen est opus, quidlibet<text:line-break/>adstringens in iis quae devoranda funt, adhibebimus, sed ea<text:line-break/>quibus, nulla corruptrix admixta vis esu Nam calchantus</text:span></text:p>
      <text:p text:style-name="P7"><text:span text:style-name="T5">inter praecipua adstringit, sicut etiam misy et fory et chalci-<text:line-break/>tis et diphryges et aes ustum et squama ejus et flos: verum<text:line-break/>haec medicamenta devorata noxis sunt, quocirca stomaticis<text:line-break/>ea miscere tutuin non est, defluit namque luterdum ex his<text:line-break/>aliquid ad ventriculum. Sed nec aloen probe miscueris iis<text:line-break/>medicamentis, quae phlegmonae alicujus causa quae intus<text:line-break/>constiterit devoranda sunt; quando huic quoque admixta,<text:line-break/>purgandi vis quaedam esu Caeterum ubi phlegmone prorr<text:line-break/>sus inclinaverit, si quis paululum aloes admisceat causa deji-<text:line-break/>ciendi ventris qui prorsus non dejecerit, nlbil laedet Verum<text:line-break/>satius est mercuriali aut urtica aut cnico aut talium aliquo. </text:span><text:span text:style-name="T5">.<text:line-break/></text:span><text:span text:style-name="T5">alvum sic laborantium subducere. In summa vero si quis<text:line-break/>eam quae, a partibus ipsis praestatur indicationem adimat,<text:line-break/>nihil obstat quominus medicinam non sex mensibus, Ied sex<text:line-break/>diebus totam perdiscas. At vero nec si quae a partibus su-<text:line-break/>mitur indicationem adjicias, </text:span><text:span text:style-name="T20">jam totum</text:span><text:span text:style-name="T5"> quod exigitur ad cu-<text:line-break/>rationem habeas, nisi etiam methodos de medicamentis didi-<text:line-break/>ceris. Ituque eas aggrediatur oportet quisquis consummate</text:span></text:p>
      <text:p text:style-name="P7"><text:span text:style-name="T5">sanaturus est morbos. Nunc enim si alicujus medicamenti<text:line-break/>meminimus, id, ut faepe testati fumus, exempli causa fecimus.</text:span></text:p>
      <text:h text:style-name="Heading_20_2" text:outline-level="2">Cap. XXI.</text:h>
      <text:p text:style-name="P39"><text:span text:style-name="T5">Sed adjiciamus adhuc ea, quae de indica-<text:line-break/>tione quae a partibus sumitur nondum evulgata Thessalio-<text:line-break/>i*um istorum sectam evidentissime praecipitantes, qui quum<text:line-break/>nec dissectionis rationem attigerint, nec partium actiones<text:line-break/>ususve uorint, .tamen quum floccos carpentem quemquam<text:line-break/>cernunt et festucas legentem, audent oxyrodino caput made-<text:line-break/>facere nostro exemplo. Nam cur quaeso non thoracem po-<text:line-break/>tius? siquidem indicaturis remedia inveniunt. Sane fieri po-<text:line-break/>test ut etiam corde affecto phreniticus quis efficiatur. 'Em-<text:line-break/>piricus namque ab experientia fe ait ejusmodi medicamen-<text:line-break/>torum nactum inventionem. Qui autem et hanc vituperat et<text:line-break/>inquisitionem de actionibus refugit, huic unde quaeso suc-<text:line-break/>currit, ut pro thorace caput in phreniticis madefacere eligat?<text:line-break/>Caeterum hoc ipsum oxyrrhodinum, quod capiti plue niti-<text:line-break/>corum applicamus, ceu quidam ex amicis dicere solebat, non<text:line-break/>solum amethodos istos Thessali sectatores, fed etiam reliquos</text:span></text:p>
      <text:p text:style-name="P7"><text:span text:style-name="T5">manifeste redarguit universus, qnicunque principem animi<text:line-break/>partem lu corde statuunt. Nam quum aliquando vidissem<text:line-break/>quendam ex Athenaei discipusis caput aceto et </text:span><text:span text:style-name="T20">oleo</text:span><text:span text:style-name="T5"> rosaceo</text:span><text:span text:style-name="T36">;<text:line-break/></text:span><text:span text:style-name="T5">mixtis perfundentem, prohibni, jussique pectori admovere id<text:line-break/>remedium, quippe laesam lu delirio esse partem principem,,<text:line-break/>eam autem esse auctore Athenaeo in corde, itaque non recte-<text:line-break/>relictu pectore caput eum, integrum praefertim membrum;<text:line-break/>vexare eique negotium facessere nunc oxyrrhodinum insun-.<text:line-break/>dendo, nunc radendo, tum spondylium aut serpyllum aut id<text:line-break/>genus aliquid admovendo, imo vero si malum traheret, etiam<text:line-break/>cestoreum aut certe etiam cucurbitam', nam id esse persimile<text:line-break/>ac si cni lu femore phlegmone sit, calcaneo remedium appli-<text:line-break/>cet. Qnin etiam in lethargicis nemo est, qm capiti non appli--<text:line-break/>cet auxilia, nam et is affectus contrarius quodammodo fe-<text:line-break/>cundum speciem phrenitidi est. Gignitur autem cerebro pa-<text:line-break/>tiente, in quo princeps animi pars residet. Ergo quum hu-<text:line-break/>mor qui -lu cerebro redundat frigidus est, insensibilitas im-<text:line-break/>rnobilitasque hominem opprimunt, quum vero calidus est,</text:span></text:p>
      <text:p text:style-name="P7"><text:span text:style-name="T5">perpetuus potius motus, ut dixerit aliquis, una cum rationis<text:line-break/>uoxa. Accidit enim, valuti monstratum in libris de his est,<text:line-break/>ex frigore segnities, ex calore immodicus motus, ex humoris<text:line-break/>ecio vitio dementia. Itaque incidenda lu talibus affectibus<text:line-break/>vena est statim ab initio, si modo tam validae sint vires, ut<text:line-break/>sine noxa missionem fanguinis tolerent, ac nihil prohibeat<text:line-break/>eorum qnae de sedanda vena retulimus,- sicuti- vel crudi hu-<text:line-break/>moris copia vel puerilis aetas vel anni tempus vel regio in<text:line-break/>qua sit extremus calor aut frigus. Atque hoc quidem cou.-<text:line-break/>uiune ntrique morbo; </text:span><text:span text:style-name="T20">et</text:span><text:span text:style-name="T5"> ei qui cum sopore et ni qui cum ni.-<text:line-break/>giliis incidit. Commune -praeterea utriusque est ut oxyro-<text:line-break/>dinum lu principio admoveas, nam repellendus a capite hu-<text:line-break/>rnor est, quisquisisfuerit. Quae sequuntur cotiti-aria' sunt, nam<text:line-break/>quae cum vigiliis conjuncta sunt, ea lenire' </text:span><text:span text:style-name="T20">expellit, .quae cum<text:line-break/></text:span><text:span text:style-name="T5">immobilitate; excitare.-Jure ergo quum lu summo incremento-<text:line-break/>sunt, iis morbis qni pervigilio et delirio infestant, perfusio-</text:span><text:span text:style-name="T36">1<text:line-break/></text:span><text:span text:style-name="T5">nes ex</text:span><text:span text:style-name="T20">papaverum capitibus</text:span><text:span text:style-name="T5"> applicabimus, odorem quoque</text:span></text:p>
      <text:p text:style-name="P6"><text:span text:style-name="T5">naribus objiciemus, dc narium alas intus vel frontem ex si-<text:line-break/>mllibus medicamentis illinemus. Nam sopire ac stupefacere<text:line-break/>principem partem oportet, cerebrum scilicet, quosi supra mo-<text:line-break/>dum incaluit refrigerando. In contrariis autem vitiis excitare<text:line-break/>ac noxii humoris, qui citra putredinem et citra febrem altos<text:line-break/>sopores invehit, crassitudinem incidere atque calefacere, hos<text:line-break/></text:span><text:span text:style-name="T20">altos sapores</text:span><text:span text:style-name="T5"> apoplexiae et caros et catochas vocanti Quod<text:line-break/>• si aliquando humor putrescat, cum febre incidunt ea genera,<text:line-break/>vocaturque' is morbus lethargus. Incoquentes igitur in aceto<text:line-break/>thymum et pulegium et origanum, aliaque id genus naribus<text:line-break/>sic affectorum admovebimus, quo vapor ad cerebrum subla-<text:line-break/>tus crassitudinem humoris incidat. Mox etiam palatum va- </text:span><text:span text:style-name="T36">1<text:line-break/></text:span><text:span text:style-name="T5">lentibus et acribus medicamentis ungetnns. Ab his vero<text:line-break/>etiam sternutatoriis utemur. Tum capiti similes praesidiorum<text:line-break/>facultates imponemus, adaucta scmper eorum etiam ad ipsum<text:line-break/>usque sinapi vehementia, si affectus diu trahat Quin etiam<text:line-break/>cucurbitis ad utrumque vitium, fi diutinum sit; utemur, item-</text:span></text:p>
      <text:p text:style-name="P6"><text:span text:style-name="T5">que castoreo, .nara ipsum probe concoquit debito tempore<text:line-break/>adhibitum. Quare lue ad communem rursus curationem re-<text:line-break/></text:span><text:span text:style-name="T5">. </text:span><text:span text:style-name="T5">deunt lethargus et phrenitis in declinatione. Ergo in ejus-<text:line-break/>modi affectibus manifeste redarguuntur et qui Thessalum<text:line-break/>sequuntur omnes et quisquis melicus principem animi sa-<text:line-break/>cultatem statuit in corde. Non solum enim jam dictorum<text:line-break/>praesidiorum destituentur copia, scd etiam cui ea parti ac-<text:line-break/>commodabunt praesidia </text:span><text:span text:style-name="T20">non intelligent.</text:span><text:span text:style-name="T5"> Neque enim tan-<text:line-break/>quam lu ophthalmia vel pleuritide vel angina tum ab ipso<text:line-break/>aegro affecta pars sentitur, tum nobis partim tactu partim<text:line-break/>risu innotescit, sic in lethargo et phrenitide et epilepsia et<text:line-break/>, paraplexia et convulsionibus et tetanis, praeterea eo quod<text:line-break/>proprie vocatur catoche, sc habet. Iu quibus omnibus prae-<text:line-break/>, -fidiorum formula ex affectus invenitur natura, locus vero<text:line-break/>cui maxime sint applicanda ex praenoscendis tum affectio-<text:line-break/>nibus tum usibus partium.</text:span></text:p>
      <text:h text:style-name="Heading_20_2" text:outline-level="2">Cap. XX<text:span text:style-name="T46">II</text:span>.</text:h>
      <text:p text:style-name="P39"><text:span text:style-name="T5">Quod autem semper meminisse oporteat</text:span></text:p>
      <text:p text:style-name="P7"><text:span text:style-name="T5">eorum quae coludicent omnium; quamvis in sermone alia<text:line-break/>quando omittatur, saepenumero prius nictum est. Caeterum<text:line-break/>lu praesenti solam quae a partibus sumpta est indicationem<text:line-break/>propositum est perfequi, veluti statim in iis quae ad caput<text:line-break/>pertinent, etsi non aliud, saltem illud nosse cuivis est prom-<text:line-break/>ptum, objectam nobis ante cerebrum esse crassem membra-<text:line-break/>nam, quae coriis istis externis sit assimilis, post hanc etiam<text:line-break/>cranium. Itaque resolvi lu densis obicibus et duris praesidio-<text:line-break/>rum quae imponuntur viin est necesse, ac nisi suturas lu<text:line-break/>capitis osse natura ipsa fuisset molita, nihil aestimandum </text:span><text:span text:style-name="T20">ef-<text:line-break/>ficeret</text:span><text:span text:style-name="T5"> pharmacum ullum extrinsecus impositum. Sed quo-<text:line-break/>nlam etiam futurae, et in his praecipue coronaria, non lo-<text:line-break/>lum impositi medicamenti qualitates, scd etiam substantiam,<text:line-break/>si tenuis est, facile intro transmittit, meritu multa circa cere-<text:line-break/>brum vitia ab extrinsecus applicatorum remediorum sacul-<text:line-break/>tate juvantur. Ipfe enim in me ipsi, expertus memini, quum<text:line-break/>infunderetur Tofaceum frigidum , citissime clarissimeque seu-</text:span></text:p>
      <text:p text:style-name="P6"><text:span text:style-name="T5">sisse me ini sincipitis loco, ejus intro penetrationem. Quin<text:line-break/>etiam plurima diversitas luturae hujus in hominibus, fi inter<text:line-break/>fe conferantur etiam ante dissectionem manifeste apparet.<text:line-break/>Vidimus enim in iis, quibus, rasum caput fuerat inter man-<text:line-break/>dendum </text:span><text:span text:style-name="T32">;</text:span><text:span text:style-name="T5"> commissionis ossium lu coronali sutura manifestum<text:line-break/>mctum sic ut facile appareret hominibus illis esse ejusmodi<text:line-break/>ossium capitis compositionem. Merito igitur ad hanc maxime<text:line-break/>partem applicant omnes medici capiti perlusiones, videlicet<text:line-break/>accepta quasi per, manus a primis inventoribus ratione ad </text:span><text:span text:style-name="T5">id<text:line-break/></text:span><text:span text:style-name="T5">• opus venientes, scd et ipsi quicunque non negligenter iis<text:line-break/>, quae fieri, assolant attendunt, cernentes et quemadmodum su-<text:line-break/>tura ,ea liquido moveri appareat et quemadmodum celerrime<text:line-break/>homines hac parte, sive ab externo admoto quopiam refri-<text:line-break/>geretur sive calefiat, id fentiant, nam praeter reliqua etiam<text:line-break/>'tenuissimum est hoc loco cranium et rarissimum. Ergo </text:span><text:span text:style-name="T5">quo-<text:line-break/></text:span><text:span text:style-name="T5">ties medicamenti </text:span><text:span text:style-name="T5">cujusquam </text:span><text:span text:style-name="T5">vim. vehementer descendere </text:span><text:span text:style-name="T20">vo-<text:line-break/></text:span><text:span text:style-name="T20">les,</text:span><text:span text:style-name="T5"> </text:span><text:span text:style-name="T5">hoc maxime </text:span><text:span text:style-name="T5">loco impones. Commodius etiam suerit, </text:span><text:span text:style-name="T5">si</text:span></text:p>
      <text:p text:style-name="P35"><text:span text:style-name="T25">-<text:tab/></text:span><text:span text:style-name="T5">i <text:tab/> </text:span><text:span text:style-name="T25">',<text:tab/>,<text:tab/></text:span><text:span text:style-name="T5">t :t., •</text:span></text:p>
      <text:p text:style-name="P8"><text:span text:style-name="T5">et cum iufrictione id facias aut tonsis capillis aut etiam<text:line-break/>plane abrasis, quod si humidum sit quod applicandum. est;.<text:line-break/>si id ex alto effundas ac veluti fontis ritu illidas; quippe pe-.<text:line-break/>nitus intro ab ictu, magis compellitur. Sicut autem hic vehe-<text:line-break/>mentior </text:span><text:span text:style-name="T20">humoris</text:span><text:span text:style-name="T5"> jactus conducit, ita in oculis est contrarius,<text:line-break/>in capite namque o.s, est quod seritur, in oculis membranosa<text:line-break/>quaedam imbecillaque corpora. Et in capite quidem aliud est<text:line-break/>quod ictum excepit, aliud quod; curatur, quodque ut ictum<text:line-break/>non sentit, ita facultate, quae ex incussu ad ipsum pervenit,<text:line-break/>fluitur; at in oculo non est quod feritur diversum ab eoi<text:line-break/>quod curatur, sed. idem, ipsum quod est curandum-valenter<text:line-break/>icitur. Ad haec os capitis scnsu caret, oculus acerrimi- est<text:line-break/>sensus. Ergo infundere, huic medicamenta </text:span><text:span text:style-name="T20">oportet</text:span><text:span text:style-name="T5">, primum<text:line-break/>superiorem palpebram blandissime attollentes,'•&gt; mox minime;<text:line-break/>quemadmodum in capite, lucutientes. Inveniendi, praeterea<text:line-break/>humores mitissimae minimeque mordentis naturae, qui<text:line-break/></text:span><text:span text:style-name="T32">r</text:span><text:span text:style-name="T5">cum medicamentis sint insundendi. At mihi quidem magna</text:span></text:p>
      <text:p text:style-name="P6"><text:span text:style-name="T5">cum consideratione ridentur veteres ad ovi devenisse humo-<text:line-break/>rem, electo ex eo quod, et mordens minime esset et glutino-<text:line-break/>sium. Nam ex eo quod minime mordet modo dictum sco-<text:line-break/>pnrn lis complevit, ex lentore autem ad indolentiam nonni-<text:line-break/>hil confertur, quippe lenire ejusmodi humores possunt as-<text:line-break/>peritates omnes, quascumque acris fluxio, excitat.' Accedit<text:line-break/>quod crassus mediocriter ac lentus humor constantius quam<text:line-break/>. tenuis et ‘aquosus in loco permanet. Sane quod lentum abs-</text:span></text:p>
      <text:p text:style-name="P5"><text:span text:style-name="T5">que morili, quum modice incaIeat dolorem maxime leniat,<text:line-break/>id profecto ex mordentibus in alvo dejectionibus didicisti,<text:line-break/>in quibus injectum sevum' illiec dolorem mitigat. Quod an-<text:line-break/>tem permanere quoque in laborante parte ejusmodi humi-<text:line-break/>dum expediat manifestum est. Siquidem in iis quae lu ven-<text:line-break/>tre accidunt, per clysterem assidue insundere molestum est,<text:line-break/>in iis quae in. oculis, palpebram attollere. At vero exquisitus<text:line-break/>partis sensus leuo esse quod injiciendum nihilque debere<text:line-break/>in se afperum sabulosiimve habere omnino indicat. Hinc<text:line-break/>.igitur excogitatum colu mode est, tum humido ovi utendum,</text:span></text:p>
      <text:p text:style-name="P7"><text:span text:style-name="T5">tum quae terrea corpora oculariis medicamentis miscenda<text:line-break/>sunt, ea esse cum fumma diligentia ad unguem leviganda.<text:line-break/>Quoties tamen dolores his accidunt vehementes, repetitis iis<text:line-break/>quae de omnium dolorum generatione accepisti disquires<text:line-break/>quonam ex his affectu dolore oculos in phlegmone, de qua<text:line-break/>nunc sermo proponitur, contingat. Nam aut ex vehementi<text:line-break/>acris confluentis humoris morsu, aut quod eorum tunicae<text:line-break/>plenitudine distendantur, aut propter crassorum humorum<text:line-break/>llatuosive spiritus extensionem vehementes in his excitan-<text:line-break/>tur dolores. At morsum quidem tum purgantibus medica-<text:line-break/>mentis et deorsum revellendo et vacuando curare convenit;<text:line-break/>tum ipsi parii ovi humore infulo, quo per eum acris fluxio<text:line-break/>sine offensa eluatur. Ubi autem prius concocta jam phleg-<text:line-break/>mone ipsa fuerit et simul corpus vacuum, -tum, lavationes<text:line-break/>in balneo his sunt aptissimae , nam et dolorem statim sedant<text:line-break/>. et fluxionem, quae ad oculos fertur, sistunt, maxima quidem<text:line-break/>ejus parte inter lavandum per totum corpus excretu, reliquo</text:span></text:p>
      <text:p text:style-name="P7"><text:span text:style-name="T5">vero diluto. At vero distensionem quae ex repletione pro-<text:line-break/>venit partis, missione sanguinis et alvi, dejectione et inferi<text:line-break/>narum partium frictione curare conveniet ; quod si necessi-<text:line-break/>tus aliquando urgeat, ligandis artubus, mox fomentis; ipsi<text:line-break/>inflammatae parti ex aqua dulci modice calida adhibitis. At-<text:line-break/>que humorum vel flatuosi spiritus, extensiones curabimus,<text:line-break/>vacuato prius lu his quoque toto corpore, sed </text:span><text:span text:style-name="T20">et</text:span><text:span text:style-name="T5"> .humorum<text:line-break/>momento, deorfum aversio. Mox localibus nominatis remediis<text:line-break/>utendum, non tamen medicamentis;iis quae repercutiant ao<text:line-break/>reprimant, imo. iis quae discutiunt. Fovendi igitur funt, ut<text:line-break/>modo diximus, ac foeni graeci decoctum iis infundendum,<text:line-break/>fed lavato prius curiofe foen.o graeec, ne quid illi vel pulve-<text:line-break/>risvel sabuli adhaerens olam lateat. Est namque medicamen-<text:line-break/>tum hoc maxime omnium quae oculis applicantur sine os-<text:line-break/>sensa discutiens. Meminisse vero, in omnibus, quae membra-<text:line-break/>tirn docentur, communium praeceptorum oportet. Quorum<text:line-break/>unum id est, discutiealia medicamenta, ubi plenitudo , in<text:line-break/>toto corpore subesi, li particulis, quibusdam applicentur,</text:span></text:p>
      <text:p text:style-name="P7"><text:span text:style-name="T5">implere potius quam vacuare. Ergo, tum reliquos morbos<text:line-break/>turn vero phlegmonas, de quibus agimus, sicubi curas., nullo,<text:line-break/>discutiente auxilio prius fidenter uteris quam totum corpus<text:line-break/>vacuaveris, lllud quoquo attendas in omni affectu, nedum<text:line-break/>phlegmone: oportet, aliquando totum corpus mediocri habitu<text:line-break/>esse in humorum tum qualitate tum symmetria, unam autem<text:line-break/>aliquam aut duas earum quae suprapositae sunt partium<text:line-break/>redundantiam fuam ad aegram transmittere, veluti non<text:line-break/>raro, scd plane saepenumero accidere in oculis ridere licet,<text:line-break/>capite his fluxionem, mittente. Manifestum igitur, arbitror,<text:line-break/>iniis quoque este ipsum prius caput sanandum esse explo-<text:line-break/>nato ejus affectu, quem superfluorum generatio comitatur.<text:line-break/>Et diuturnas quidem oculorum fluxiones curamus oculis ip-.<text:line-break/>sis, dimissis, atque ad capitis procurationem conversi, cujus,<text:line-break/>xitium si ex genere intemperiei sit, curationem ex sibi con-<text:line-break/>trariis, sicut prius monstraturn est, adhibendam indicat. Plu-<text:line-break/>ritnurn igitur vel frigida lutemperies caput vitiat vel hu-</text:span></text:p>
      <text:p text:style-name="P6"><text:span text:style-name="T5">mida, nec dubium est, quin etiam ambae congrediantur!<text:line-break/>Rariores sunt, quae propter calorem acrem oculis fluxio-<text:line-break/>nem immittunt, in quibus haud expedit iis quae ex thapfia<text:line-break/>•et sinapi fiunt medicamentis uti, imo contrariis omnino, oleo<text:line-break/>crudo et Hispano et rosaceo, tum frequenti ex aqua dulci<text:line-break/>in balneo lavatione. Atque aliquando cerebrum ipsum flu-<text:line-break/>xionern transmittit, debetque hujus intemperies totius capi-<text:line-break/>tis epithematis corrigi. Aliquando vasorum ipsorum vitium<text:line-break/>est, quum venae vel arteriae imbecilliores sunt sic, ut alio-<text:line-break/>rum vasorum supervacua recipiant. Quo casu aliqua earum<text:line-break/>parte excisa aut etiam totis bene alte praecisis, dura cica-<text:line-break/>trice quod interest intercipimus, quo disjunctae incisae vasis<text:line-break/>partes continuae praeterea non sint, nec ex altera in alte-<text:line-break/>ram confluere aliquid possit. Caeterum quum eorum vaso-<text:line-break/>rum quae lu profundo sunt recondita ac e superiore ad<text:line-break/>oculos una cum nervis perveniunt vitium est, nihil horum<text:line-break/>agi licet, proinde aegre curabiles omnes ejusmodi fluxiones<text:line-break/>, funt. Quae vero• extrinsecus posita vnsa sunt, ea vel fine</text:span></text:p>
      <text:p text:style-name="P7"><text:span text:style-name="T5">chirurgia roborare licet, illitis medicamentis, quae robur in-<text:line-break/>serant. Est et quando calidus sanguis ac vaporum plenus<text:line-break/>ad caput nscendit, ac maxime lu arteriis redundat. Cui vitio<text:line-break/>excogitatum saluberrimum remedium medicis est, arteriae<text:line-break/>sectio. Oportet autem derafo capite curiose tangere tum<text:line-break/>quae retro tum quae secundum utramque aurem sunt arte-<text:line-break/>rias, praeterea quae lu fronte et quae lu temporibus sunt<text:line-break/>•Quarum quae calidiores aliis tibi apparebunt ac majorem<text:line-break/>exhibentes pulsum, hae sunt lucidendae, quaecumque vero<text:line-break/>et parvae et prope cutem resident, harum vel si partem ali-<text:line-break/>quam excideris, uti facere in crurum varicibus solemus,<text:line-break/>aptius erit. Nostroque tempore quidam ex oculariis </text:span><text:span text:style-name="T20">medicis<text:line-break/></text:span><text:span text:style-name="T5">non minimus ex arteriis, quae in temporum summis mus-<text:line-break/>culis resident, non exiguam excidit partem. Ac fere qui-<text:line-break/>dem, qunm excisa est arteria, reliquae ejus paries ad sibi<text:line-break/>continuas retrahuntur, evenitque id magis in iis arteriis,<text:line-break/>quae tum minores sunt tum minorem exhibent pulsum.<text:line-break/>Quod si luter nudandum appareat tibi vas magnum, aut</text:span></text:p>
      <text:p text:style-name="P7"><text:span text:style-name="T5">magnum exhibere pulsum tutius suerit vinctio id prius ex-<text:line-break/>cipere, mox quod in medio est praecidere. Sjinto autem<text:line-break/>ejusmodi vincula ex materia aliqua aegre putrescibili, talis<text:line-break/>autem Romae est' ea quae vocatorum Gajetanorum est, ipsa<text:line-break/>ex Gallis advecta; vendita vero maxime iu sacra </text:span><text:span text:style-name="T20">via, .quae<text:line-break/>a' templo Romae ad plateas</text:span><text:span text:style-name="T5"> deducit. Ac horum quidem Ro-<text:line-break/>mae facilis est copia, vilissime enim venduntur/ At si in alia<text:line-break/>urbe artem exerceas, comparetur filum aliquod ex iis quae<text:line-break/>serica nuncupantur. Habent enim ea divites mulieres lu<text:line-break/>multis sub ditione Romanorum locis, potissimum in magnis<text:line-break/>urbibus, in quibus multae sunt mulieres id genus. ' Sin hujus<text:line-break/>facultas non sit,' ex iis </text:span><text:span text:style-name="T32">(</text:span><text:span text:style-name="T5">quae inveniuntur in regione quam<text:line-break/>incolis deligito materiam minus putrescibilem, cujusmodi<text:line-break/>est gracilium chordarum, nam quae facile putrescunt, eae<text:line-break/>cito a vasis decidunt. Nos vero, postquam undique sunt came<text:line-break/>impleta, decidere vincula volumus. Quae namque cero in<text:line-break/>abscisis vasorum partibus coalescit, ea pro operculo est ac</text:span></text:p>
      <text:p text:style-name="P7"><text:span text:style-name="T5">osculum eorum claudit. Postea vero quam id factum cernitur,<text:line-break/>decidere jam vincula secure possunt. At vero quum vena-<text:line-break/>rum partem aliquam excideris, non est opus eas tam im-<text:line-break/>putrescibili materia deliges, scd suffecerit alia quaepiam.<text:line-break/>Siquidem in arteriis perpetuus motus insecti vasis ora re-<text:line-break/>solvit, in venis autem postea quam semel sunt utcunque<text:line-break/>clausae, sive per deligaturam constrictae sive per medica-<text:line-break/>mentum adstrictae, permittunt circumpositam carnem circa<text:line-break/>coalescere, potissimum fi qui curatur homo immotam par-<text:line-break/>tem servet, magisque etiam si toto corpore vacuato ipsam<text:line-break/>attollat. 'Quippe etiam varices ita curamus. Vocatur autem<text:line-break/>varix vena dilatata. Porro dilatatur in testiculis et cruribus<text:line-break/>omnino. Sed quoniam, cum hos adhuc scriberem commen-<text:line-break/>tarios, non pauci amicorum rogarunt, ut in fine totius ope-<text:line-break/>ris omnia, quae ad chirurgiam pertinent deinceps memorem,<text:line-break/>idcirco tractatio de varicibus nunc differatur. Quum vero<text:line-break/>non pauci speciatim sset oculorum morbi qui magis specia-</text:span></text:p>
      <text:p text:style-name="P7"><text:span text:style-name="T5">Iem curationem desiderent, ne de his quidem hoc loco plu-<text:line-break/>ribus est agendum. Nam qui curiose praedicta legerit et na-<text:line-break/>” turali prudentia fuerit, huic omnia luvenire eorum ratione<text:line-break/>fequenti nullo negotio licebit. Qui autem tales nonfunt, iis<text:line-break/>fatius fuerit omnium' vitiorum, quae oculis incidunt, curandi<text:line-break/>rationem privatim scribere, maxime quum amicorum non<text:line-break/>pauci ita postulent.</text:span></text:p>
      <text:h text:style-name="P1" text:outline-level="1"><text:bookmark-start text:name="bookmark26"/>GALENI METHODI MEDENDI<text:line-break/>LIBER XIV.<text:bookmark-end text:name="bookmark26"/></text:h>
      <text:h text:style-name="Heading_20_2" text:outline-level="2">Cap. I.</text:h>
      <text:p text:style-name="P39"><text:span text:style-name="T5">De tumoribus praeter naturam quot nu-<text:line-break/>mero, qualesque sint; scriptum uno volumlue seorsum prius<text:line-break/>esu Ut autem qnisquam ipsus methodo curet, quod propositi'<text:line-break/>operis proprium est, lu horum commentariorum tertiode-<text:line-break/>cimo praecipere coepimus. Et quoniam in superioribus de'<text:line-break/>omni febrium ratione surtno erat habitus, aptius mini nisum<text:line-break/>est de phlegmone primum disserere, ut quae et frequentis-<text:line-break/>sime incideretlet febres saepe accenderet. Ac dictum quidem<text:line-break/>nonnihil suerat 'lu febrium curatione luter caeteras eurum</text:span></text:p>
      <text:p text:style-name="P7"><text:span text:style-name="T5">causas etiam de phlegmone, verum absolutus sermo et qni<text:line-break/>proprie illi debebatur, lu libro qui hunc praecedit est tra-<text:line-break/>ditus , in quo methodum curandae ejus qualisuam esse con-<text:line-break/>veniat tradidimus: nequaquam tamen auxiliorum materiam,<text:line-break/>nisi tantum exempli gratia; sicut in superioribus fecimus.<text:line-break/>Haud longe vero a phlegmone abest et’alius morbus, quem<text:line-break/>, erysipelas vocant. Id, uti monstratum est, ex bilioso humore<text:line-break/>nascitur. Sed praestiterit fortassis ipsum pluribus verbis a<text:line-break/>phlegmone distinguere. Ergo communia amborum funt turn<text:line-break/>tumor,, qui praeter naturam sit, tmn vero Calor. Dissident<text:line-break/>primum et maxime colore. Quum enim is ruber sit, phlegmo-<text:line-break/>nen affectum appellant, quum pallidus flavusve vel ut ex<text:line-break/>pallido flavoque colore mixtus, erysipelas. Praeterea pulsa-<text:line-break/>tio magnae phlegmones proprium est symptoma, quippe<text:line-break/>quae alte magis in </text:span><text:span text:style-name="T20">corpus</text:span><text:span text:style-name="T5"> demittitur, erysipelas vero in cute<text:line-break/>potius consistit quam alte </text:span><text:span text:style-name="T20">descendat.</text:span><text:span text:style-name="T5"> Tenuis namque sub-,<text:line-break/>llantiae est calidae bilis liurnoritaque facile ad ipsam cu-.<text:line-break/>tim twurstlnic, carnosis tarisque corporibus transmissi. Cu</text:span></text:p>
      <text:p text:style-name="P7"><text:span text:style-name="T5">tis vero densitas non aeque est huic bili pervia, nisi admo-<text:line-break/>dum tenuis aquosaque sit, talis namque maxime est etiam<text:line-break/>quae quotidie cum sudore exit. Licetque multorum, qui lu<text:line-break/>balneis sudorem sibi strigilibus detergunt, hunc ejus videre<text:line-break/>coloris, cujus lotium est iis qui diutius cibo abstinuerunt.<text:line-break/>Neque enim ignoras eorum qui luediam diu tolerant palli-<text:line-break/>dius ex aquoso lotium reddi, mox vero etiam flavum, nisi<text:line-break/>quos prius humectante nutrimento potioneque squaliorem<text:line-break/>corporis irroret Ac corpore quidem pro naturae modo gu-<text:line-break/>bernato amarae bilis humor abdite exhalat, praeter natu-<text:line-break/>ram vero se habente, tum aliis, de quibus post agetur, affe-<text:line-break/>ctibus redundat, tum vero eo de quo nunc agitur, quod ery-<text:line-break/>sipelas vocant. Quum enim vel longe copiosior vel crassior<text:line-break/>quam pro naturae modo redditus, universius ad cutem com-<text:line-break/>pulsus suerit, eam turn perurit tum in tumorem attollit.</text:span></text:p>
      <text:h text:style-name="Heading_20_2" text:outline-level="2">Cap. I<text:span text:style-name="T46">I</text:span>.</text:h>
      <text:p text:style-name="P39"><text:span text:style-name="T5">Sed satius est, ut scmper et dicimus et fari-<text:line-break/>mus, ita nunc quoque nos a rebus, non a nominibus luitium</text:span></text:p>
      <text:p text:style-name="P7"><text:span text:style-name="T5">faciamus, alterumque principium priore scilicet commodius<text:line-break/>ejusmodi sermoni demus. Quum sanguis copiosus in aliquam<text:line-break/>partem procubuit sic ut ab ejus partis vasis nequeat conti-<text:line-break/>neri, exilitque aliquid instar roris ex ipsis vasis lu ea muscu-<text:line-break/>lorum spatia, quae simllaribus corporibus ex quibus com-<text:line-break/>ponuntur interveniunt, utique tumor ex plenitudine oritur,<text:line-break/>cui succedit cutis tensio et in alto dolor et cum pulsatione<text:line-break/>labor et tangenti renixus quidam et rubor et calor, ipsa ni-<text:line-break/>mirum cute "ea, quae subjecta sibi- caro, patitur, sentiente.<text:line-break/>Similis jam dicto et lu visceribus affectibus oritur- Est enim<text:line-break/>his quoque fua quaedam caro, quam, aliqui parenchyma vo-<text:line-break/>cant, in quam iangnis ex repletis vasis halitus specie exu-<text:line-break/>dans jam praedicta symptomata efficit. Atque hic unus af-<text:line-break/>fectus est sanguineae fluxionis fobcles in carnosi corpora<text:line-break/>maxime incidens. Secundus alter biliosae fluxionis germen<text:line-break/>est ac circa cutim maxime consissens tum hanc externam,<text:line-break/>quae omnium partium commune est tegumentum, tum rnem-</text:span></text:p>
      <text:p text:style-name="P7"><text:span text:style-name="T5">branosam et tenuem, quae singulis internarum est circum-<text:line-break/>data. Ergo sicuti prior affectus etiam cutis aliquid apprehen-<text:line-break/>dit, ita hic quoque- aliquid subjectae sibi carnis occupat.<text:line-break/>Quod si crassior- humor acriorque sit, summam cuticulam<text:line-break/>excoriat, spatioque temporis ad profundum aliquando catis<text:line-break/>exulceratio pervenit. Atque hic quidem affectus erysipelas<text:line-break/>nuncupetur, duplicem, ut jam dictum est, habens disteren-.<text:line-break/>tiam , quod vel absque exulceratione vel una cum hac inclu-<text:line-break/>dat. Prior autem affectus unius rationis est, voceturque<text:line-break/>phlegmone. Quum ergo neo plane biliosa nec sanguinea<text:line-break/>fluxio est, sed ex ambabus mixta, utique ab eo quod in<text:line-break/>mixtura exsuperat nomen ipsi indatur , ac dicatur de eo id<text:line-break/>quod exsuperat, sic ut vel phlegmonen erysipelatosam id vo-<text:line-break/>cemus vel erysipelas phlegmonosum. Ubi autem neutrum<text:line-break/>vincit, ibi vitium phlegmones erysipelatosque medium no-<text:line-break/>minetur.</text:span></text:p>
      <text:h text:style-name="Heading_20_2" text:outline-level="2">Cap. <text:span text:style-name="T43">III</text:span>.</text:h>
      <text:p text:style-name="P39"><text:span text:style-name="T5">Curationis vero methodus ut lu aliis com-<text:line-break/>positis, ita et nunc tradatur, initio a simplicibus sumpto. Er-</text:span></text:p>
      <text:p text:style-name="P6"><text:span text:style-name="T5">go omnibus qni sic praeter naturam consistunt tumoribus<text:line-break/>communis scopus vacuatio esu Adjeci vero illud sic, admo-<text:line-break/>nens te multitudinis humorum qui eos excitent- Nam si quis<text:line-break/>eos vacuet, naturalem habitum pure recipiet. At et vacuatio<text:line-break/>peri, modo in omnibus duplex est, una repellentium ad aliaa<text:line-break/>partes, altera foras discutientium per eum qui sensum fu-,<text:line-break/>giat halitum. At quoniam erysipelas non quantitate modo<text:line-break/>affligit, sed etiam qualitate ipsa ex vehementi inflammatione<text:line-break/>cruciat, ampliorem refrigerationem quam phlegmone requi-<text:line-break/>rit. Nec tamen non periculosa toti corpori est. ejusmodi cu-<text:line-break/>ratio, propterea qnod hilis luterdum ad aliquam principem<text:line-break/>partem fertur, quippe quum si vel sanguis ipse abundet,<text:line-break/>' haud tutum sit ex ignobilibus partibus fluxionem ejus repele<text:line-break/>lene. Tanquam igitur, lu illa post totius corporis vacuatio-<text:line-break/>nem repellentibus vocatis auxiliis usi sumus, ita nunc quo-<text:line-break/>que faciemus, sed pro fanguinis missione medicamento quod<text:line-break/>bilem ducat purgantes, ipsam vero affectam partem refri-<text:line-break/>gerautes. Esto autem, refrigerationis terminus, ipsa coloris</text:span></text:p>
      <text:p text:style-name="P7"><text:span text:style-name="T5">mutatio. Etenim quod purum erysipelas est statim cum<text:line-break/>hoc quiesrit, quod non purum est, sed </text:span><text:span text:style-name="T20">jam</text:span><text:span text:style-name="T5"> quodammodo<text:line-break/>phlegmonodes, si plusculum refrigeres, lividam cutim prae-<text:line-break/>fert. Sin ne sic quidem quis desistat, nigricat, potissimum in<text:line-break/>senili corpore, ut quaedam ita refrigeratorum ne discutien-<text:line-break/>tibus quidem medicamentis ad perfectionem sanentur, fed<text:line-break/>scirrhosus quidam tumor in parte relinquatur. Ergo fatins<text:line-break/>est, ubi laborantis partis alteratum colorem videris, a refri-<text:line-break/>gerantibus adstringentibusque ad contraria transire prius<text:line-break/>'quam vel livida vel nigra prorsus fiat. Porro refrigerantium<text:line-break/>materia </text:span><text:span text:style-name="T20">in.</text:span><text:span text:style-name="T5"> opere de medicamentis est tradita, solanum et<text:line-break/>sempervivum et portulaca et umbilicus veneris et piyllium<text:line-break/>et altercmn et lactuca et intybum et lenticula palustris et<text:line-break/>cerata ex aqua admodum frigida et alia id genus. Ubi vero<text:line-break/>'inflammatio aegrotantis partis jam desiit, cataplasma illi<text:line-break/>prius quam liveat ex cruda farina, sic autem voco hordea-<text:line-break/>ceam farinam, est imponendum. Quod si jam livor occuparit,</text:span></text:p>
      <text:p text:style-name="P8"><text:span text:style-name="T5">/</text:span></text:p>
      <text:p text:style-name="P7"><text:span text:style-name="T5">incisa cute cataplasma superponendum, persundendusque<text:line-break/>Jotms plurimum quidem ex aqua calida: fed et marina aqua<text:line-break/>et muria interdum conducet. Quin etiam ipsi cataplasinati<text:line-break/>ejusmodi aqua vel acetum vel oxalme misceatur. Hoc tem-<text:line-break/>pore etiam coriandrum cum polenta quidam experti esse- sa-<text:line-break/>lubre erysipelatum medicamentum scripserunt. Alii rursus<text:line-break/>eodem inter initia usi magnae noxae occasio laborantibus<text:line-break/>. fuere. Sed et rofaceum ceratum, cui immixtum sit calcis<text:line-break/>aliquid, eodem modo funt, qui prodiderunt erysipelati pro-<text:line-break/>desse, aliaque similis generis nonnulla ex iis quae valenter<text:line-break/>calefaciant, quorum nullum est erysipelatis medela ante-<text:line-break/>quam mutatum desinat esse id quod ab initio luerat atque<text:line-break/>alterum jam illiqne contrarium evaserit. Quomodo enim<text:line-break/>non sit contrarius calido affectui frigidnir, aut ei qui flavo<text:line-break/>aut pallido colore est is qui lividus aut niger est? Quemad-<text:line-break/>modum autem saepe phlegmonae admiscetur erysipelas, ita<text:line-break/>etiam aliquando oedemati, ac vocetur quod ex ambobus tum<text:line-break/>est constatum, erysipelas oedematusum, ut et ubi ex refixi</text:span></text:p>
      <text:p text:style-name="P6"><text:span text:style-name="T5">gefando durum aegreque folubile redditur, vocabitur ery-<text:line-break/>, sipelas scirrhosum. Jam curatio quoque veluti in omnibus<text:line-break/>compositis, ita in his administrabitur, ac potissimum quidem<text:line-break/>'contra exsuperans pugnabitur, non praetermissa tamen nec<text:line-break/>ea quae ex admixto praestatur faciendqrum indicatione.</text:span></text:p>
      <text:h text:style-name="Heading_20_2" text:outline-level="2">Cap. IV.</text:h>
      <text:p text:style-name="P39"><text:span text:style-name="T5">Quemadmodum autem ex biliosa fluxione<text:line-break/>erysipelas, ita ex pituitosa constat oedema ipsum, rarus qui-<text:line-break/>dam atque indolens tumor. Equidem scio aliter quoque </text:span><text:span text:style-name="T20">oe-<text:line-break/>demata' provenire,</text:span><text:span text:style-name="T5"> cicca pedes in hydericis affectionibus et<text:line-break/>phthois aliisque pravis qui vehementes sint habitibus. At-<text:line-break/>que in illis quidem oedema plenitudinis hominem premen-<text:line-break/>tis est symptoma nullam seorsum propriam. curationem re-<text:line-break/>quirens. Nam satis erit, si modo </text:span><text:span text:style-name="T20">curatione egebit,</text:span><text:span text:style-name="T5"> ipfa tum<text:line-break/>crura perfricare alias oxyrodino, alias uleo cum sale aut<text:line-break/>etiam </text:span><text:span text:style-name="T20">oxyrodino</text:span><text:span text:style-name="T5"> sal habente. At si ex pituitoso humore 'n<text:line-break/>partem influente oedema constitit, abunde aliquando satis-<text:line-break/>facit spongia fala, quae ex aqua lu qua sit aceti aliquid rna-.<text:line-break/>duerit. Porro haec ita attemperabitur nt vel bibi possit vel</text:span></text:p>
      <text:p text:style-name="P6"><text:span text:style-name="T5">ut non multum supra hoc aceti habeat. Deligare vero spon-<text:line-break/>gianr debebis ah inferiore parte incipiens ac supra finiens.<text:line-break/>Esto autem </text:span><text:span text:style-name="T20">spongia ,</text:span><text:span text:style-name="T5"> si quid profuturum sit opus, omnino<text:line-break/>irova; fi recens tibi non est, hanc vilem detergebis expurga-<text:line-break/>bisque nitro et aphronitro et dicto culato lixivio. Quod si<text:line-break/>sub his oedema non sublidat, ubi rurfus deligabis, pusillum<text:line-break/>aliquid aluminis ‘conjicies, ac novam spongiam admovebis,<text:line-break/>tfi nova tibi non fit, melius est eo quod vulgus vocat el-<text:line-break/>lychnium uti. Id vero ante omnia molle esto, quod genus<text:line-break/>Tarsicurn est, cujus si facultas est, audacter utitur, utilius enim<text:line-break/>experiere quam spongiam. Madeat vero ex pusca, quae ali-<text:line-break/>' quid habeat aluminis, tum ut praescriptum est deligetur ab</text:span></text:p>
      <text:p text:style-name="P5"><text:span text:style-name="T5">inferiore sursum. Sit autem arctatio mediocris, veluti in<text:line-break/>ossis fractura, ac primae quidem </text:span><text:span text:style-name="T20">sasciae injectiones,</text:span><text:span text:style-name="T5"> quae<text:line-break/>inferne </text:span><text:span text:style-name="T20">incipiunt,</text:span><text:span text:style-name="T5"> magis </text:span><text:span text:style-name="T20">arctandae,</text:span><text:span text:style-name="T5"> quae deinceps funt,<text:line-break/>•sensim remittendae, caeterum non adeo ut laxa sit aliqua<text:line-break/>d&lt;ligationis pars.- Porro idoneum medicamentum ad haec<text:line-break/>et glaucium est, tum ipsum per le liquatuni ex posca, tum</text:span></text:p>
      <text:p text:style-name="P7"><text:span text:style-name="T5">vel magis medicamentum nostrum, quod ex eo compositum<text:line-break/>est, cujus compositionem habes in eo opere, quod de me-<text:line-break/>dicamentis est inscriptum. Sane hactenus a me scripta </text:span><text:span text:style-name="T20">ine-<text:line-break/>rant</text:span><text:span text:style-name="T5"> opera tria, unum de simplicibus, alterum post hoc. de<text:line-break/>compositione medicamentorum, et tertium de facile parabili-<text:line-break/>bus. Quartum autem adscribere,-constitui, quandoquidem<text:line-break/>multi amicorum ita suadent. In eo de communibus etprc-<text:line-break/>Jniis cujusque partis et affectionis medicamentis agetur. Ve-<text:line-break/>rum medicamentum illud, quod glaucium habet, non oede- .<text:line-break/>mata modo, verum multo etiam magis turn erysipelata tum<text:line-break/>phlegmonas incipientes simat ac potissimum calidas. Mani-<text:line-break/>festum autem quod erysipelatofas phlegmonas et erysipe-<text:line-break/>lata phlegmonofa idem medicamentum sanet- At non eas<text:line-break/>phlegmonas quae in fcirriinm jam transierunt 'aut erysipe-<text:line-break/>lata quae jam refrixerunt, aut denique ullum scirrhosium<text:line-break/>affectum sanaverit, de quibus in quinto de simplicium medi-<text:line-break/>camentorum facultatibus aliquid est proditum, dicetur vero<text:line-break/>et nunc. Siquidem humor, unde ejusmodi vitium nascitur,</text:span></text:p>
      <text:p text:style-name="P6"><text:span text:style-name="T5">aut glutinosus est aut erassus, aut utriusque </text:span><text:span text:style-name="T20">rationis parti-<text:line-break/>ceps.</text:span><text:span text:style-name="T5"> Curandi vero ejus communis scopus est, ut quod prae-<text:line-break/>ter naturam in parte est, totum vacuetur. Modus tamen </text:span><text:span text:style-name="T20">var<text:line-break/></text:span><text:span text:style-name="T5">cuationis ejus,proprius est, nam detergere id ubi contuma-<text:line-break/>citer inhaeret oportebit. Quod si.quis iis quae vehementer<text:line-break/>trahunt discutiuntque medicamentis vacuare tentet, nec iis<text:line-break/>quae humectent et calefaeiant molliat ao liquet, huic paucis<text:line-break/>primis diebus egregie processisse curatio videbitur, caeterum<text:line-break/>quod de affectu restabit, id insanabile erit, siquidem toto<text:line-break/>quod in eo tenuium partium erat discusso; quod reliquum<text:line-break/>est veluti lapidosa concretio linquetur. Etenim et qui in<text:line-break/>articulari morbo visuntur pori; ex humore crasso glutinoso-<text:line-break/>que proveniunt, quando is non paulatim est discussus, sed<text:line-break/>. violentis medicamentis totus fimus siccatus. Sic et calculi<text:line-break/>generantur in renibus; asso scilicet in bis crasso glutinoso-<text:line-break/>que humore. Hac igitur de causa ad scirrhoscs affectus nul-<text:line-break/>lum vehementer calefaciens siccansve medicamentum est<text:line-break/>aptum, fed ea sautum quae cum molliendo discutere pos-</text:span></text:p>
      <text:p text:style-name="P7"><text:span text:style-name="T5">funt, cujusmodi fuut tum cervina medulla tum vitulina<text:line-break/>tum sevum hircinum et taurinum et leoninum</text:span><text:span text:style-name="T20">, ad</text:span><text:span text:style-name="T5"> haec am-<text:line-break/>'monracum thymiama et bdellium utrumque, magisque Scy-<text:line-break/>thicum, quanto est humentius. Pan modo et styrax, qui<text:line-break/>humentior est, sicco utilior esu His igitur scopis attentus,<text:line-break/>etiam complicatos affectus sanare poteris, saepe jam dicta lu<text:line-break/>omnibus compositis affectibus methodo.</text:span></text:p>
      <text:h text:style-name="Heading_20_2" text:outline-level="2">Cap. V.</text:h>
      <text:p text:style-name="P39"><text:span text:style-name="T5">Mihi </text:span><text:span text:style-name="T20">vero</text:span><text:span text:style-name="T5"> jam tempestivum fuerit de asse-<text:line-break/>clarum partium disterentia mentionem facere, quam scmper<text:line-break/>iu omnibus tum morbis tum symptomatis in memoriam ha-<text:line-break/>bendam censui. Diximus autem uon pauca de indicatione,<text:line-break/>quae ab iis sumitur in libro qui hunc praecedit Siquidem<text:line-break/>omnium qni praeter naturam sunt tumorum, in </text:span><text:span text:style-name="T5">quibus uti-<text:line-break/></text:span><text:span text:style-name="T5">que adhuc non sunt geniti pori, primus curationis scopus<text:line-break/>vacuatio est. E</text:span><text:span text:style-name="T36">ar</text:span><text:span text:style-name="T5">um vero partium quae jam scirrhunr </text:span><text:span text:style-name="T5">con-.<text:line-break/></text:span><text:span text:style-name="T5">traxerunt, vacuatio per jam dicta medicamenta perficitur,<text:line-break/>vocareque ea malactica, i. e» </text:span><text:span text:style-name="T20">mollientia,</text:span><text:span text:style-name="T5"> medici solenti Quo-<text:line-break/>niam autem partium aliae rariores naturaliter sunt, aliae</text:span></text:p>
      <text:p text:style-name="P6"><text:span text:style-name="T5">densiores, etiam vacuationetn eorum diversa specie remedia<text:line-break/>postulare est neeessum. Hae igitur de causa tum in tendo-<text:line-break/>nibus tum lu ligamentis, </text:span><text:span text:style-name="T20">quum scirrho!a fuerint,</text:span><text:span text:style-name="T5"> visum<text:line-break/>mini satius est ei curationi, quam per mollientia medica-<text:line-break/>menta molimur, aliquid incidentium admiscere, ex quorum<text:line-break/>numero in primis acetum esu Interdum vero et in aliis par-<text:line-break/>tibus , quas scirrhus affecit, eo utimur; ut paulo post dicam.<text:line-break/>Verum in tendonibus et ligamentis in hunc modum- lu ace-<text:line-break/>to acerrimo candentem igni lapidem extluguo, ac si quidem<text:line-break/>haberi potest, qui certe in magnis urbibus rarus non est, py- •<text:line-break/>riten, sin ejus copia non datur, molarem, quem myliten vo-</text:span></text:p>
      <text:p text:style-name="P8"><text:span text:style-name="T20">, eant, ex</text:span><text:span text:style-name="T5"> quo molas quibus molimus saciunt. Deinde alcen-<text:line-break/>dente post infusum lapidi acetum vapore calido, luhocdi-,<text:line-break/>moveri scirrhosum ligamentum vel lendonem cogo, atque<text:line-break/>exinde rursus medicamentum quod mossiat impono. Oleo<text:line-break/>tamen principio- curationis nec aqua quotidie laborantem<text:line-break/>omnino partem perfundo. Esto autem id oleum haud qua-<text:line-break/>quam adstringens, fed plane tenuium partium, cujusmodi Sa-</text:span></text:p>
      <text:p text:style-name="P6"><text:span text:style-name="T5">binum est. Incoquimus autem oleo interdum althaeae radi-<text:line-break/>cem ac illvestris cucumeris et si qua est ejus generis alia.<text:line-break/>Atque hoc utor, ut dixi, quotidie. Caeterum curatio quae<text:line-break/>praeter acetum administratur utilis est vitio jam adulto et<text:line-break/>quum praeparata jam submollientibus pars fuerit. Excogi-<text:line-break/>tavi autem et composita quaedam ex aceto medicamenta,<text:line-break/>' quae inter mollientium usum ad unum diem impono. Siqui-<text:line-break/>dem aceti vis , modo ea quis modice et debito tempore uta-<text:line-break/>tur, salutaris ejusmodi affectibus est, ceu crassos viscidosque<text:line-break/>humores incidens ac dissolvens; sin vel immoderatius vel<text:line-break/>in tempore non idoneo, tenuiores partes violenter absumens<text:line-break/>id quod reliquum est lapidescere sinit. Sed si quis eo diu-<text:line-break/>tius utatur, substantiam ipsam nervorum delibaverit. Ob id<text:line-break/>igitur nec saepe nec inter initia nec longo tempore medica-<text:line-break/>mentis , quae ex aceto componuntur, ad ligamenta et tendo-<text:line-break/>nes est utendum. At lu liene et carnosis musculi partibus<text:line-break/>scirrho affectis, tutus </text:span><text:span text:style-name="T20">ejus</text:span><text:span text:style-name="T5"> est usus, quippe rarae sunt natu-<text:line-break/>raliter hae partes, nec est quod metuas, ne quis nervus ejus</text:span></text:p>
      <text:p text:style-name="P7"><text:span text:style-name="T5">vi laedatur. Ammoniaco quidem thymiamate cutn aceto<text:line-break/>etiam alii non pauci lieni imponentes ututitur, ad luti cras-<text:line-break/>situdinem, quod ex utrisque mixtum est redacto, rdque sc-<text:line-break/>lum ei curando saepe satis fuit Ad musculos vero alium<text:line-break/>sane non nidi, ego vero etiam saepe sum usus mollientium<text:line-break/>usui interponens. Atque sub illis nulla cernitur evidens uti-<text:line-break/>litas, sed posteaquani mollitus per ea scirrhosus tumor est,<text:line-break/>maximum certe usum amnroniacum aceto liquatum confert.<text:line-break/>Sufficit autem eo uno alterbve die usos rursus admollien-<text:line-break/>tra reverti, ac rursus his pluribus diebus usos denuo ad me-<text:line-break/>dicamentum quod ex aceto fit, tedire, sive id ammoniacum<text:line-break/>sive aliquod aliorum mollientium, quae paulo supra sunt<text:line-break/>comprehensa. Neque enim aliud quicquam est admovendum,<text:line-break/>cujusmodi pleraque sunt eorum medicamentorum, quae sicca<text:line-break/>vocant, nam inter initia meesicamentum probabitur, scd id<text:line-break/>insanabiles affectionis reliquias efficiet Ego namque ejus<text:line-break/>rei causa in messio tempore cataplasmate ex althaea sum usus;</text:span></text:p>
      <text:p text:style-name="P7"><text:span text:style-name="T5">vocat autem hanc vulgus anadendromaiachen. Hujus igitut<text:line-break/>nadix sevo soluta salutare ad talia medicamentum est. Esto<text:line-break/>autem sevum, si fieri potest, anserinum; sin id non sit, galli-<text:line-break/>naceum; sin nec hujus facultas, sit, suillo'utendum. Sed et<text:line-break/>silvestris malvae, quae passim nascitur, folia cum supradicto-<text:line-break/>rum aliquo tunsa proficient, meliora tamen crudis sunt;<text:line-break/>quae modice ante,funt decocta. . Ac ejusmodi quidem auxilia<text:line-break/>et curationis variatio, qualis jam comprehensa est omnium<text:line-break/>partium., quae scirrhosis affectibus sunt asseclae, communia<text:line-break/>sunt. Ad eundem modum oedematum curatio; quam paulo<text:line-break/>ante memoravimus, comprehensis jam differentiis pef partes<text:line-break/>variatur, lis enim quae in praecordiis sunt oedematis nemo<text:line-break/>frigidam ex posca spongiam applicuerit</text:span><text:span text:style-name="T20">, veluti</text:span><text:span text:style-name="T5"> nec alnis qui<text:line-break/>in his sunt tumoribus. Jam quis absinthium oleo incoquens,<text:line-break/>'genu unquam profudit?: quis, oculum aut aliquid eorum<text:line-break/>quae intra os funt qualitercunque affectum? at jecori ae-<text:line-break/>grotanti et lieni saepe cum maxima utilitate adhibetur. Te-</text:span></text:p>
      <text:p text:style-name="P6"><text:span text:style-name="T5">statur id ipsum et experientia quae' vim eorum evidenter<text:line-break/>indicat non secus quam ratio. Nos tamen nunc hoc opere<text:line-break/>folam eam remediorum inventionem,- quae methodo paritur,<text:line-break/>qualisnam sit disseremus. In operibus de medicamentis ambas<text:line-break/>miscuimus, omnia medico cognoscenda efferati; tum quae<text:line-break/>fola inventa funt experientia tum quae sola ratione, ad<text:line-break/>‘ haec tertio loco, quae conferentibus ad inventionem utris-</text:span></text:p>
      <text:p text:style-name="P5"><text:span text:style-name="T5">que. Omnibus autem his ille solus commode utetur, qui lu<text:line-break/>hac methodo est exercitatus.</text:span></text:p>
      <text:h text:style-name="Heading_20_2" text:outline-level="2">Cap. VI.</text:h>
      <text:p text:style-name="P39"><text:span text:style-name="T5">Ac de phlegmone quidem, scirrho et oede-<text:line-break/>mate fatis sunto quae hactenus dieta funt, illo non omisso,<text:line-break/>quod scirrhum nominamus tumorem durum, qui sine dolore<text:line-break/></text:span><text:span text:style-name="T1">est, </text:span><text:span text:style-name="T5">non tamen omnino sine sensu, talis enim sanabilis non<text:line-break/></text:span><text:span text:style-name="T1">est, </text:span><text:span text:style-name="T5">reliqui omnnes sicut aegrius sensilem ipsam partem as-<text:line-break/>suctam reddunt, ita omnino lulenfibilem non faciunt, utique<text:line-break/>si sensilis natura sit, ligamenta namque scimus insensilia esse.<text:line-break/>Quod si quis </text:span><text:span text:style-name="T20">folos</text:span><text:span text:style-name="T5"> tumores praeter naturam qui omnino<text:line-break/>, sint inscusiles scirrhos appellandos censeat, reliquos nou</text:span></text:p>
      <text:p text:style-name="P7"><text:span text:style-name="T5">fcirrhos, sed tumores si3rrhulos; et fe de nominibus litigare<text:line-break/>sciat, et nos quoties cum eo disputabimus, ita quoque asse-<text:line-break/>ttum nominabimus, siquidem is mos noster est, quibus quis-<text:line-break/>que oinnibus delectatur, iisdem in disputatione cum illo uti.</text:span></text:p>
      <text:h text:style-name="Heading_20_2" text:outline-level="2">Cap. VII.</text:h>
      <text:p text:style-name="P39"><text:span text:style-name="T5">Nunc tempestivum est ut de inflationi-<text:line-break/>bus disseramus, quibus diversa ab- oedematis curatio essi<text:line-break/>Illa namque, ceu diximus;ex pituitoso humore ortum habent:<text:line-break/>proinde prementibus cedunt digitis admodum alte in ipsa<text:line-break/>descendentibus. Inflationes vero ex flatuoso spiritu collecto<text:line-break/>nascuntur, alias sub cute, alias fub membranis ossa tegenti-<text:line-break/>bus aut musculos vifcerumve aliquod investientibus. Porro<text:line-break/>colligitur aliquando non parmn etiam in ventriculo et lute-<text:line-break/>stinis, itemque iu medio spatio Irorum et peritHnaei. Diffe-<text:line-break/>runt quoque hae ab oedematis, quod ei pressae digitis Uon<text:line-break/>retineant vestigium </text:span><text:span text:style-name="T20">et</text:span><text:span text:style-name="T5"> sonitum, veluti tympanum reddant,<text:line-break/>itemque quod in caritate sensibili saepe continentur, atque<text:line-break/>hac nonnunquam maxima. Scopus autem </text:span><text:span text:style-name="T20">curationis</text:span><text:span text:style-name="T5"> sit tibi</text:span></text:p>
      <text:p text:style-name="P6"><text:span text:style-name="T5">in his omnium communis, ut quod praeter naturam est va-<text:line-break/>cuetur. in quocunque id contineatur, proprius vero post<text:line-break/>communem fit, nt tenuissimorum et calidiorum medicamen-<text:line-break/>torum facultatibus discutiatur. Atque in ventriculo quidem<text:line-break/></text:span><text:span text:style-name="T1">et </text:span><text:span text:style-name="T5">visceribus oleum tenuium partium, quod rutam habeat<text:line-break/>decoctam aut aliquod calidorum feminum, cujusmodi sunt<text:line-break/>cumini et apii et petroselini, id praestabit. Aliquando vero<text:line-break/>et cucurbita magna bis terve sine incisione medio ventri af-<text:line-break/>fixa. Tanta vero ac taliter applicata etiam totum umbili-<text:line-break/>cum comprehendet. At lu artubus et musculis, qui sub cute<text:line-break/>aut etiam membranis ossa vestientibus, inflatio orta si citra<text:line-break/>dolorem sit, liquor aliquis tenuissimarum partium, cujusmodi<text:line-break/></text:span><text:span text:style-name="T1">est </text:span><text:span text:style-name="T5">lixivium, nova spongia exceptum satisfecerit, si dolor<text:line-break/>quoque urgeat, ungenda pars est oleo, quod laxandi remit-<text:line-break/>tendi que vim habeat, incidunt porro ex percussionibus ejus-<text:line-break/>modi affectus, ubi vel musculus aliquis vel membrana os te-<text:line-break/>gens est contusa. Ac supra membranam quidem quae os am-</text:span></text:p>
      <text:p text:style-name="P7"><text:span text:style-name="T5">bit antedicta ponenda est fpongia. Ad musculos vero j nam-<text:line-break/>que hi aliquando dolent, medicamentum quod magis miti-<text:line-break/>get est adhibendurn. • Quo fit ut ad hos solo lixivio non nta-<text:line-break/>mur, sed immixta ei tum sapa pauculo oleo.. Satius autem<text:line-break/>suerit in principio nequaquam addidisse lixivium , scd sapa<text:line-break/>cum vino et exiguo aceto uti, ac quod mediocre fit, olei ad-<text:line-break/>jicere, ubi mixta sunt modice, calefacere ac lanam non lo-<text:line-break/>tam,quam oesyperon, i. </text:span><text:span text:style-name="T20">e.succidam,</text:span><text:span text:style-name="T5"> vocant ipsi imbutam im-<text:line-break/>ponere. Quod si ejusmodi lana tibi non sit, ipsius oesypus<text:line-break/>injiciendus miscellae supradictae est;- quod autem Atticus<text:line-break/>oefypus caeleris omnibus praestet, tametsi a me non dicatur,<text:line-break/>ipfe scis. Quin etiam ceratum quod ex oesypo componitur<text:line-break/>medicamentum est omnibus notum, utuntur plurimi eo ad<text:line-break/>phlegmonas quae in hypochondriis funt Ergo hujus quoque<text:line-break/>aliud, ubi oesypus praesto non est, reete injeceris. Debent<text:line-break/>eniiu' contusi musculi leniri medicamento, cui mixta facultas,<text:line-break/>sit, quae simul concoquat discutiat et modice adstringat;<text:line-break/>quod quum nihil habeat adstrictlonis, augeat aliquando phlegr</text:span></text:p>
      <text:p text:style-name="P7"><text:span text:style-name="T5">monas ac maxime in corporibus plethcricis. Ergo trium,<text:line-break/>jam enarratorum scoporum in inflatis ex plaga quadam mu-<text:line-break/>sculis memor, ubi dolor major urget, mitigativa, magis ra-<text:line-break/>tione uteris, ubi. abest, majori vr instabis. Majorem vim in-<text:line-break/>telligo, quum brevi via properatur ad finem, Porro brevis,<text:line-break/>xia fit per ea medicamenta, quae valentes, habent vires., hae<text:line-break/>inaxime in lixivio et aceto habentur, post haec in.vino. Quo-<text:line-break/>ties igitur de. mitigando non laboras, siorum plus misces.<text:line-break/>Rursus ubi repellere studes, vini plus quam horum immit-.<text:line-break/>tes. Porro id optimum, in. hunc usum fuerit, si nigrum au-<text:line-break/>sterumqne sit. At si discutere malis, lixivii pius </text:span><text:span text:style-name="T20">indes,. Kce-<text:line-break/></text:span><text:span text:style-name="T5">turn vero si his miscebis, ad ambo erit utile, propterea<text:line-break/>quod mixtas , ut monstratum est, habet facultates. Ubi vero,<text:line-break/>musculus sine dolore est, licet sane in lixixii penuria pro eo<text:line-break/>aphronitrum immittere, esto autem id minime lapidosum,<text:line-break/>fed magis spumosum. Est vero quod lapidosum est durum<text:line-break/>e,t densum, ac aegi-e. liquabile, cum dictis liquoribus miscetur,</text:span></text:p>
      <text:p text:style-name="P7"><text:span text:style-name="T5">fpumosuni vero molle est et laxum itemque candidius quam<text:line-break/>lapidosum, hoc itaque tum celerrime ab humore solvitur<text:line-break/>tum juvat maxime, utpote tenuium partium. Quae vero liu-<text:line-break/>jus generis inflationes neglectae inveterarunt, primo qui-<text:line-break/>dem Ioco Jsiis ea quae ex lixivio componuntur, ut praedi-<text:line-break/>ctum esu adhibeas, sccundo loco emplasticum aliquod. Di-<text:line-break/>cam autem et horum exemplum. Strigmenta gymnasiorum<text:line-break/>fervefacta percola primum sicut pura sint, deinde rurium in<text:line-break/>cacabum immissis, calcem vivam lu farinae speciem tunsam<text:line-break/>subige ad Iuti usque crassitudinem. Salutare his est et medi-<text:line-break/>camentum quod ex sycomoro componitur aliaque id genus.<text:line-break/>Nunc enim , ut faepe jam dictum est,- exempla tantum </text:span><text:span text:style-name="T20">eo-<text:line-break/>rum</text:span><text:span text:style-name="T5"> medicamentorum scribo., quorum generalis facultas per<text:line-break/>medendi methodum invenitur.. Ut vero medicamentorum<text:line-break/>hoc loco scribuntur exempla, tum ut tota haec methodus<text:line-break/>clarius iutelligatur, tum ut magis nobis ad inveniendam<text:line-break/>materiam facultas suppetat, sic etiam et affectarum corporis<text:line-break/>partium proponuntur. Statim enim affectus quidam esu</text:span></text:p>
      <text:p text:style-name="P7"><text:span text:style-name="T5">quem juniores priapismum nuncuparunt, propterea quod iis<text:line-break/>quisic sunt affecti etiam invitis pudendum arrigitur, quod<text:line-break/>ubi viderit quispiam, qui in.his commentariis est exercita-<text:line-break/>tus, protinus intelliget ex inflationum esse genere. Qui enim<text:line-break/>memoria tenuerit tum omnia quae in dissectione ejus par-,<text:line-break/>tis apparent, tum quae de functione ejus et usu lu natura-<text:line-break/>libus libris funt prodita, is nullo negotio intelliget quod<text:line-break/>'cavernosius nervus, qui propriam colis substantiam consti-<text:line-break/>tuit , halituofo spiritu impletus aflectum hunc excitat. Porro<text:line-break/>halituosum spiritum lu animalis corpore ex humoribus qni<text:line-break/>lente sensirnve calefiant nasci didicimus. Nam ubi tum insitus<text:line-break/>calor validus est tum partis humiditas ad summum conco-<text:line-break/>cta, in tenuem halitum soluta insensibili transpiratu in am-<text:line-break/>bientern effluit. Contra ubi vel ingenitus calor imbecillior<text:line-break/>est vel 'naturalis humor tum semicoctus tum crassus tum<text:line-break/>glutinosus, ibi crassior excitatur halitus quam ut traufpirare<text:line-break/>possit, ac potissimum quum pars ipsa densior est reddita.<text:line-break/>Nonnunquam vero humor, qui in partu continetur, subiri-</text:span></text:p>
      <text:p text:style-name="P6"><text:span text:style-name="T5">gidus est, praeterea crassus et glutinosus, auctior vero calor<text:line-break/>in halitus eum crassos resolvit. Quae res magnopere tibi ad<text:line-break/>curationem aestimanda discernendaque esu Siquidem princi-<text:line-break/>pium ambobus affectibus commune est, nempe totum prius<text:line-break/>corpus vacuare ea nimirum evacuatione, quam ipsum ferre<text:line-break/>possit. Dictim vero a nobis saepe est de vacuantium auxi-'<text:line-break/>liorum facultate; ea sunt.missio sanguinis et purgatio tum<text:line-break/>per ea medicamenta quae alvum subducunt, tum per ea,<text:line-break/>quae supra purgant, sive ea vomitoria dicere mavis, prae-<text:line-break/>terea multa frictio et omnis motio, itemque balneum potissi-<text:line-break/>mum quod ex aquis sit discutientibus. Sed er acria medica-.<text:line-break/>menta illita per halitum difcutiunt, omniaque uno verbo<text:line-break/>quae calefaciunt et siccant. Ex- accidenti etiam vacuare indi-<text:line-break/>cavimus et cibi abstinentiam, potissimum ubi ambiens calet.<text:line-break/></text:span><text:span text:style-name="T32">%</text:span><text:span text:style-name="T5"> Ergo quicquid horum auxiliorum sustinere cubans aptissime<text:line-break/>potest, eo est vacuandus, imponendumque ipsi laboranti parti<text:line-break/>medicamentum, si ea calidior sit effecta, quod ad proportio-<text:line-break/>nem caloris abundantis refrigeret.. Sin aliter, inter initia qui-</text:span></text:p>
      <text:p text:style-name="P6"><text:span text:style-name="T5">dem omnino, quod modice refrigeret, postea vero id neces-<text:line-break/>sium non est. Pari modo et quae circa lumbos sunt partes<text:line-break/>omnes ejusdem facultatis medicamento comprehendendae.<text:line-break/>Etiam reliquus nictus 'exhibendus, qui et flatui adversetur<text:line-break/>et siccet. Incidit vero affectio haec non sane multis, sed ju-<text:line-break/>venibus magis quam aliis aetatibus, quo magia his sangni-<text:line-break/>nis missio praecipue est salutaris, ceu nec aetate eorum eain<text:line-break/>recusante. Scio enim ipse quendam a me curatum tribus<text:line-break/>diebus naturalem affectam recepisse sanguine primum misso,<text:line-break/>dein medicamento hoc adhibitu, ceratum ex simplici rosa-<text:line-break/>ceo factum ita liquidum, sicut ad fracturas uti solemus, aqua<text:line-break/>frigida imbuens ac simul ctim ea subigens, nam aestatis lui-»<text:line-break/>tium erat, pudendo ac lumbis vocatis imposui atque ita qui-<text:line-break/>dem hunc percuravi. Simili modo et alium, qui post missum<text:line-break/>sanguinem humido medicamento, quod ex chamaemelo con-<text:line-break/>ficitur, est usus.' Porro istis etiam nymphaeae aliquid potan-<text:line-break/>dum exhibeo saltem in principio, mox viticis semen, ac si<text:line-break/>. traxerit adhuc </text:span><text:span text:style-name="T20">vitium,</text:span><text:span text:style-name="T5"> rutae semen copinse comedendum.</text:span></text:p>
      <text:p text:style-name="P7"><text:span text:style-name="T5">Est emtn illud commune praeceptum omnium fere quos vi-<text:line-break/>tiosus humor creat morborum, quod in fine calefacientibus<text:line-break/>et siccantibus sit utendum, quippe haec quod reliquum hu-<text:line-break/>. inoris est prorsus absumunt.</text:span></text:p>
      <text:h text:style-name="Heading_20_2" text:outline-level="2">Cap. VIII.</text:h>
      <text:p text:style-name="P39"><text:span text:style-name="T5">Sane linguam ita tumefactam cuidam vi-<text:line-break/>dimus, ut ore hominis contineri non posset. Huic nec vena<text:line-break/>uriquam incisa suerat et sexagenarius jam erat, horaque diei<text:line-break/>fere decima erat, quum ad eum primum accessi et vidi. Ac<text:line-break/>visus mihi est usitatis mihi pilulis,, quae ex aloe, scammonea<text:line-break/>et colocynthide constant vespere datis purgandus, ipsi tamen<text:line-break/>parti affectae, suasi refrigerantium aliquid imponere saltem<text:line-break/>initio, post enim, inquam, applicabimus prout suadebit even-<text:line-break/>tns. Verum id uni medicorum non placebat , ac propterea<text:line-break/>pilulas quidem sumpsit, de locali tamen remedio deliberatio<text:line-break/>in diem posterum est dilata, quo tempore etiam efficacius<text:line-break/>aliquid praestiturum quicquid probatum fuisset sperabatur,<text:line-break/>et purgatu scilicet, jam toto corpore et humoribus ad inferna</text:span></text:p>
      <text:p text:style-name="P7"><text:span text:style-name="T5">revulsis. Caeterum </text:span><text:span text:style-name="T20">ea nocte</text:span><text:span text:style-name="T5"> evidentissimnm per quietem in-<text:line-break/>fonmium nostrum homini consilium approbavit ac materiam<text:line-break/>ipsam medicamenti definivit, lactucae succo collui jubens,<text:line-break/>quo ille solo usus prorsus est sanatus, nullius alterius egens.<text:line-break/>Quod autem priapismo vomitoriis medicamentis potius<text:line-break/>quam alvum subducentibus sit utendum, iii linguae vitio<text:line-break/>contra, id ex partium situ ludicari manifestum est. Nam<text:line-break/>'revulsionis ab Hippocrate diotae non a substantia, scd a<text:line-break/>curandae partis situ inventio praestatur.</text:span></text:p>
      <text:h text:style-name="Heading_20_2" text:outline-level="2">Cap. IX.</text:h>
      <text:p text:style-name="P39"><text:span text:style-name="T5">Jam vero tempus monet ut ad aliud tu-<text:line-break/>morum genus transeamus atque a re potius quam nomine<text:line-break/>initium faciamus, ea namque haud dubie vereque scienti fica<text:line-break/>doctrina. Quod igitur omnibus ejusmodi tumoribus humor<text:line-break/>aliquis influit, id in libro quem de tumoribus praeter ua-<text:line-break/>turam scripsimus indicatum est. Quod autem non idem in<text:line-break/>omnibus sit, ipse sensus evidenter docet, disterentibus nimi-<text:line-break/>rum ipsis tumoribus non colore modo, verum etiam iis quae</text:span></text:p>
      <text:p text:style-name="P7"><text:span text:style-name="T5">ex calore, frigore, mollitie duritieque spectantur differentiis.<text:line-break/>Ac ruber quidem tumor evidenter subesse sanguinem indicat<text:line-break/>humorem, ficuti flavus et pallidus persimilem ipsis bilem,<text:line-break/>subalbidus vero et laxus pituitam. Sunt autem et praeter<text:line-break/>hos tumores quidam,' qui colore sint inter rubrum et ni-<text:line-break/>grum medio, cujusmodi color fuscus esu Hunc quum in cor-<text:line-break/>poris partibus faepe incidat, plurimi medicorum lividum<text:line-break/>vocant. Renixus autem his quoque tumoribus valens est, ac<text:line-break/>si venas evidentiores pars haberet, exaltatas eas a crasso et<text:line-break/>nigriore quodammodo sanguine, cujusmodi per alvum ali-<text:line-break/>quando </text:span><text:span text:style-name="T25">ηοή </text:span><text:span text:style-name="T5">paucis hepaticorum excernitur, videre licebit<text:line-break/>Snntque medici qui mihi eum non absurde videntur faeci<text:line-break/>vinis subsidenti assirnilare. Ergo hic humor, ubi amplius<text:line-break/>incaluerit, aut propter putredinem aut febrem phlegmond-<text:line-break/>dem atram efficit bilem, quam nullum animal, ne ipsi quidem<text:line-break/>mures gustaverint, terra quoque raditur ab ea ac partes<text:line-break/>quae raduntur omnes iu altum attolluntur, vocaturque is af-</text:span></text:p>
      <text:p text:style-name="P7"><text:span text:style-name="T5">fectus, ut Plato quodam I0C0 inquit; tum fervof tum fer-<text:line-break/>inentatio. Est namque is humor talis, quale esse acetum do-<text:line-break/>cuimns, ex quo ipso quoque si in terram effuderis, idem </text:span><text:span text:style-name="T20">ai-<text:line-break/></text:span><text:span text:style-name="T5">fecths visitur. Quo minus alienum est, si veteres ejusmodi<text:line-break/>humorem aridum nominarunt aeque ut pallidae bilis ama-<text:line-break/>tum. Sanfe non raro etiam in vomitionibus talis apparet.<text:line-break/>Verum, sicuti paulo ante dixi, unum quoddam affectum esse '<text:line-break/>proprium verumque scitrhum, qui praeter alia etiam insen-<text:line-break/>silis sit, reliquos tumores, qni nondum sunt omnino lusenfi-<text:line-break/>les, publici ter esse </text:span><text:span text:style-name="T20">a</text:span><text:span text:style-name="T5"> medicis </text:span><text:span text:style-name="T20">vocatos; vel</text:span><text:span text:style-name="T5"> scirrhos, propterea<text:line-break/>quod generis scirrhorum sunt, vel scirrhosos tumores, sic et<text:line-break/>in. humoribus, quae quidem haud diihie nigra est hilis; ea<text:line-break/>talis est, qualem modo pinxirnUs, certe acida et terram- fer-<text:line-break/>rneUti ritu elevaiis, tum omni animanti injucunda. Quae ve-<text:line-break/>ro fieri talis est idonea, haec bifariam nuncupatur, vel me-<text:line-break/>lancholicus humor; vel atra bilis; qni sic eam nominant af-<text:line-break/>firmantibus aliam esse nigram, quae dum animal naturaliter<text:line-break/>fe habet </text:span><text:span text:style-name="T20">quotidie</text:span><text:span text:style-name="T5"> gignitur, aliam quae ex ustione ac velut</text:span></text:p>
      <text:p text:style-name="P7"><text:span text:style-name="T5">assatione conflatur. Quod autem scmper praecipio, ut nomi-<text:line-break/>«ibus contemptis ipsam naturae rerum scientiam exerceas,<text:line-break/>id nunc est faciendum, ac nominandum quidem prout suc-<text:line-break/>curret, caeterum oratione sic interpretandum, quod quidam<text:line-break/>praeter naturam tumores ex ejusmodi naturae humore pro-<text:line-break/>veniunt, cujusmodi est faex in vino et amurca in oleo, et<text:line-break/>quod hi spatio temporis putrescente humore, propterea quod<text:line-break/>in vasis, sit impactus, exulcerantur. Ergo ut reliqua omnia<text:line-break/>vitia plurimam habent particularem in majoris minorisque<text:line-break/>ratione differentiam, sic etiam hoc </text:span><text:span text:style-name="T20">vitium habet.</text:span><text:span text:style-name="T5"> Quippe<text:line-break/>phlegmones alia quidem admodum rubra est, alia paulo ma-<text:line-break/>gis quam pro naturali habitu rubra. At species sive genus<text:line-break/>sive quornodolibet appelles ambobus est idem: nam et ru-<text:line-break/>briores quam pro naturae modo funt et dolor omnino<text:line-break/>cum ipsis est, qui ipsu quoque magnam habet in excessu de-<text:line-break/>fectuque differentiam; ad eundem modum nec renixus nec<text:line-break/>cutis tensio omnibus est aequalis, commune tamen eorum est<text:line-break/>tum quod pars magis renititur quam ante, quum naturaliter</text:span></text:p>
      <text:p text:style-name="P6"><text:span text:style-name="T5">fe haberet, tum quod lu tumorem quendam attollitur, ex-.<text:line-break/></text:span><text:span text:style-name="T20">tenta scilicet attentaque eatenus cute, quatenus</text:span><text:span text:style-name="T5"> tumor assur- •<text:line-break/>rexit. Sic igitur et affectus quem modo defcribimus alias<text:line-break/>conscia exiguaque et quae vulgum fortasse latere possint af-<text:line-break/>fert symptomata, saepe ita vehementia et magna et cunctis<text:line-break/>evidentia, ut ne clam puero sint. Verum commune illud in<text:line-break/>omnibus particularibus, quod intelligentiam ad sc trahit,<text:line-break/>tinus </text:span><text:span text:style-name="T20">id</text:span><text:span text:style-name="T5"> morbus esse ostenditur'et unam sibi appellationem<text:line-break/>imponi cogit. At ubi magna quidem omnia sunt; nemo de<text:line-break/>appellatione ambigit, scd nominant uno assensu omnes ejus-<text:line-break/>modi affectum cancrum. Quum autem adhuc incipit; nihil<text:line-break/>miri est si vulgus lateat, non sccns profecto quam stirpes<text:line-break/>quae e ferra jam exeunt, nam hae quoque peritis tantum<text:line-break/>agricolis agnoscuntur. Ergo quaenam in. cancro tum com-<text:line-break/>, munis turn propria feurationis indicatio sit, opportune nunc</text:span></text:p>
      <text:p text:style-name="P5"><text:span text:style-name="T5">dicetur. Comminus igitur est, ut humorem unde affectus est<text:line-break/>natus illico vacues simili vacuationis genere ei quae in aliis<text:line-break/>tumoribus supra est comprehensa; mox prohibere potissi-</text:span></text:p>
      <text:p text:style-name="P6"><text:span text:style-name="T5">tuum si fieri potest, ne de caetero ejusmodi humor in </text:span><text:span text:style-name="T5">venis<text:line-break/></text:span><text:span text:style-name="T5">colligatur, sin id fieri nequit, saltem eum omnino </text:span><text:span text:style-name="T5">ex inter-<text:line-break/></text:span><text:span text:style-name="T5">•Testis vacuare, et fimus partem roborare; ne quid humorum<text:line-break/>iedundantiae ad eam confluat. Ut ergo amarae bilis </text:span><text:span text:style-name="T5">humo-<text:line-break/></text:span><text:span text:style-name="T5">rem medicamento quod eum humorem trahere </text:span><text:span text:style-name="T5">sit aptum<text:line-break/></text:span><text:span text:style-name="T5">educiiuus, sic et melancholicum educemus vel simplicium<text:line-break/>aliquo, cujusmodi est epithymum, pondo drachmarum qua-<text:line-break/>tuor in sero lactis mulsave exhibitum: vel </text:span><text:span text:style-name="T5">compofitornini<text:line-break/></text:span><text:span text:style-name="T5">aliquo, cujusmodi nostrum est, quod ex duobus </text:span><text:span text:style-name="T5">et triginta<text:line-break/></text:span><text:span text:style-name="T5">simplicibus medicamentis est compositum. Sed </text:span><text:span text:style-name="T5">horum mate-<text:line-break/></text:span><text:span text:style-name="T5">riarn in aliis scriptam habes; Hic autem quae ad </text:span><text:span text:style-name="T5">propositam<text:line-break/></text:span><text:span text:style-name="T5">methodum </text:span><text:span text:style-name="T20">proprie</text:span><text:span text:style-name="T5"> pertinent dicamus; </text:span><text:span text:style-name="T5">• Post </text:span><text:span text:style-name="T5">namque </text:span><text:span text:style-name="T5">purga-<text:line-break/>tionern </text:span><text:span text:style-name="T5">illud de </text:span><text:span text:style-name="T5">omnibus </text:span><text:span text:style-name="T5">ejusmodi affectibus </text:span><text:span text:style-name="T5">prius est prae-<text:line-break/></text:span><text:span text:style-name="T5">ceptutn; quod vel retro propellere </text:span><text:span text:style-name="T5">humorem qui in parte<text:line-break/></text:span><text:span text:style-name="T5">procubuit oportet, </text:span><text:span text:style-name="T5">vel </text:span><text:span text:style-name="T5">ipsum discutere, </text:span><text:span text:style-name="T5">praeterea quod id<text:line-break/>principio quidem </text:span><text:span text:style-name="T20">tatn</text:span><text:span text:style-name="T5"> </text:span><text:span text:style-name="T5">in </text:span><text:span text:style-name="T5">ipso purgationis tempore quam<text:line-break/></text:span><text:span text:style-name="T5">ante </text:span><text:span text:style-name="T5">id </text:span><text:span text:style-name="T5">repellere, ubi </text:span><text:span text:style-name="T5">jam totum </text:span><text:span text:style-name="T5">corpus exquisite </text:span><text:span text:style-name="T5">purgaveris,<text:line-break/></text:span><text:span text:style-name="T5">discutere. . </text:span><text:span text:style-name="T5">Ubi </text:span><text:span text:style-name="T5">tamen </text:span><text:span text:style-name="T5">mediocris tantum purgatio praecessit;</text:span></text:p>
      <text:p text:style-name="P7"><text:span text:style-name="T5">mixtum esse quod applicabitur medicamentum ex repel-<text:line-break/>lente discutienteque facultate conveniet. Sane ad crassum<text:line-break/>humorem inutiles funt tum imbecillae eo, quod nullum<text:line-break/>operae pretium efficiant, tum valentes; quod vehementer te-<text:line-break/></text:span><text:span text:style-name="T5">nuiores </text:span><text:span text:style-name="T5">quae in venis </text:span><text:span text:style-name="T5">funt </text:span><text:span text:style-name="T5">fanguinis partes vel discutiant<text:line-break/></text:span><text:span text:style-name="T5">vel </text:span><text:span text:style-name="T5">retrudant, crassas vero et melancholicas quas faeci assi-<text:line-break/>milavimus nec evacuent nec repellant,- Ergo si his inter ini-<text:line-break/>tia utare, minutus aperte tumor erit, caeterum quod relle<text:line-break/></text:span><text:span text:style-name="T5">quum </text:span><text:span text:style-name="T5">ejus est </text:span><text:span text:style-name="T5">contumax ad </text:span><text:span text:style-name="T5">solvendum reddetur. Quare<text:line-break/></text:span><text:span text:style-name="T5">mediocrium virium </text:span><text:span text:style-name="T5">medicamentis est opus, quae nec propter<text:line-break/></text:span><text:span text:style-name="T5">imbeclllitatem vincentur, </text:span><text:span text:style-name="T5">nec propter affectus vehementiam<text:line-break/></text:span><text:span text:style-name="T5">valenter sanguinem crassabunt, ad haec item </text:span><text:span text:style-name="T5">quae .omnino<text:line-break/></text:span><text:span text:style-name="T5">haud mordeant, quandoquidem affectus malignitas </text:span><text:span text:style-name="T5">ab iis<text:line-break/></text:span><text:span text:style-name="T5">quae mordent </text:span><text:span text:style-name="T5">irritatur </text:span><text:span text:style-name="T5">ac, </text:span><text:span text:style-name="T5">ut dici solet, efferatur. Propter<text:line-break/></text:span><text:span text:style-name="T5">haec </text:span><text:span text:style-name="T5">igitur, quae viribus </text:span><text:span text:style-name="T5">quidem </text:span><text:span text:style-name="T5">sunt mediocria, qualitate<text:line-break/>vero minime mordentia; ejusmodi affectibus sunt idonea. Ma-<text:line-break/>teriae vero copia, sicuti in libris de medicamentis est tradi-</text:span></text:p>
      <text:p text:style-name="P7"><text:span text:style-name="T5">tum , ex ustif elotisque metallicis habebitur. Quippe quad<text:line-break/>medicamenta ex his componuntur, una cum purgationibus<text:line-break/>ad fanandos incipientes cancros magnam vim habent; ina-<text:line-break/>jores vero sat fuerit si his prohibeantur augeri. Prospicere<text:line-break/>vero, ut qui jam funt sanati amplius non regenerentur, id<text:line-break/>artis de tuenda sanitate est opus, cujus sane portio </text:span><text:span text:style-name="T20">est ea<text:line-break/>quae</text:span><text:span text:style-name="T5"> de cibis praecipit. Caeterum si quando canorum per<text:line-break/>chirurgiam curare audebis, coepisse quidem a vacuando pef<text:line-break/>purgationem melancholico humore oportebit. Ubi vero tu-<text:line-break/>tum quod vitiatum est prorsus excideris sic ut nulla supersit'<text:line-break/>radix, sines effluere sanguinem, nec propere eum retinebis,-<text:line-break/>imo premendo potius quae circum sunt venas exprimes ex<text:line-break/>iis crassiorem sanguinem; mox aliis ulceribus similiter cu-<text:line-break/>rabis.</text:span></text:p>
      <text:h text:style-name="Heading_20_2" text:outline-level="2">Cap. X.</text:h>
      <text:p text:style-name="P39"><text:span text:style-name="T5">Est tamen </text:span><text:span text:style-name="T20">nt</text:span><text:span text:style-name="T5"> alius affectus qui ex humore<text:line-break/>crasso ferventeque nascitur. Incipit hoc plerumque a pu-<text:line-break/>stula, aliquando Vero et sine hac; Caeterum inter initia<text:line-break/>quibus hoc instat scabunt; partem omnino, mox oritur ptt-</text:span></text:p>
      <text:p text:style-name="P7"><text:span text:style-name="T5">stula quaedam, qua rupta ulcus cum crusta gignitur. Saepe<text:line-break/>vero non una oritur scabentibus pustula, scd multae exiles,<text:line-break/>veluti milii semina crebrae lu parte residentes, quibus per-<text:line-break/>ruptis similiter crustosum ulcus provenit. In carbunculis<text:line-break/>vero, qui per Asiam populatim sunt grassati, etiam citra pu-<text:line-break/>stulas nonnullis excoriata. statim cutis est. Omnibus igitur-<text:line-break/>ut dixi crustosum ulcus sit, modo crusta ipsa cineris colo-<text:line-break/>rem praeferente modo nigroren. Omnibus praeterea his cir=<text:line-break/>composita caro, in summam pervenit inflammationem, non<text:line-break/>tamen colore aspicitur erysipelatis, imo qui adhuc phlegmo-:<text:line-break/>nes colore .sit. nigrior, veluti si plusculo rubro minus mi—<text:line-break/>secas nigri, Quod aulem necessario febricitent qui ita sunt<text:line-break/>affecti, idque non minus; imo' magis quam illi quibus erysi-<text:line-break/>pelatofa est phlegmone, id utique latere neminem potest. Sed<text:line-break/>et incipiendam ab incisa vena curationem esse, id quoque<text:line-break/>neminem latere arbitror qui meminerit quae in curatione</text:span><text:span text:style-name="T32">:<text:line-break/></text:span><text:span text:style-name="T5">febrium de sanguinis missione diximus. Nec illud obscurum,<text:line-break/>sanguinis vacnationem, quae ad animi defectum usque sit</text:span></text:p>
      <text:p text:style-name="P6"><text:span text:style-name="T5">adhibita, magis his etiam collaturam ; nisi tamen aliud quip-<text:line-break/>piam obstet, ex iis quae venam lucidi velent. 'Imponi-vero<text:line-break/>sibi laborans pars, quod ad humorum inflammationem spe-<text:line-break/>/ctat,resrigerantla desiderat. Caeterum propter humoris cras-<text:line-break/>situdinem atque etiam malignitatem nec fluxionem avertere<text:line-break/>unquam poteris, et siquando id feceris, aliud quippiam quod<text:line-break/>lu alto: sit corpore offendes. . Atqui nec affluere is permit-<text:line-break/>tendus est, quin potius inquirenda medicamenta, funt quae<text:line-break/>cum modice- reprimendo etiam discutere possint. Tale est<text:line-break/>tum cataplusma quod ex plantagine conficitur, turn quod ex<text:line-break/>cocta lente, miscentibus.his nobis micam panis teneram, qui<text:line-break/>clibano, sit coctus. Esito autem panis nec omnino a farsure<text:line-break/>purus nec nimium ejus habens. Siquidem qui omnino pu-<text:line-break/>rus. est, ejus substantia in cutis meatibus haerere est apta,<text:line-break/>fursuraceus, autem crassiorum est partium. Super ipsum vero<text:line-break/>- ulcus valens aliquod imponendum est medicamentum, cujus-<text:line-break/>modi est Andronis vel Pasionis vel Polyidae , liquarique id<text:line-break/>cum vino aliquo dulci ad surdium crassitudinem debebit.</text:span></text:p>
      <text:p text:style-name="P7"><text:span text:style-name="T5">Porro' commodissima ad hunc usum vina sunt, tum The-<text:line-break/>raeum tum Scybelites, quorum inopia sapa utendum, quae<text:line-break/>apud pos hepsema dicitur. Quae autem medicamenta reli-<text:line-break/>quis adhiberi ulceribus folent, nempe quae concoquant et<text:line-break/>pus moveant, ea nunc adhibenda non funt-, quando ita pu-<text:line-break/>tredluem partis auxeris. Quin etiam scarificare ejusmodi tn-<text:line-break/>mores post sanguinis missionem alienum non sit: sunto au-<text:line-break/>tem incisiones mediocribus altiores, propter infestantis hu-.<text:line-break/>pioris erassitudluetn. Cessante vero jam inflammatione.ulcus<text:line-break/>ad cicatricem similiter reliquis ulceribus perduces.. Atque<text:line-break/>hactenus-de carbunculisdixisse sat arbitror.</text:span></text:p>
      <text:h text:style-name="Heading_20_2" text:outline-level="2">Cap. XI.</text:h>
      <text:p text:style-name="P39"><text:span text:style-name="T5">peinceps de reliquis agam tumoribus, or-<text:line-break/>' fus a strumis, quas choeradas vocant. Existunt </text:span><text:span text:style-name="T20">hae</text:span><text:span text:style-name="T5"> glandulis<text:line-break/>in scirrhos mutatis. Estoque curatio earum, quod ad ipsum<text:line-break/>attinet affectum, iis fcirrhis qui in aliis partibus nascuntur<text:line-break/>ecmmunis, Caeterum quod ad ipsius partis naturam spe-<text:line-break/>ctat, rn quibusdam glandulis’ alias gemluas curationis indi-<text:line-break/>catiories adjiciunt. Praestiterit fortassis hoc lodo de nomini-</text:span></text:p>
      <text:p text:style-name="P7"><text:span text:style-name="T5">bus aliquid clarioris doctrinae gratiis distinxisse. Quippe<text:line-break/>glandulae quae quod in medio vasorum in diversas partes<text:line-break/>diductorum habetur implent, ejusque diductionis pro firma-<text:line-break/>mento sunt, earum haud magnus usus animantibus est, sed<text:line-break/>. ex abundantiore proxidentia, sicut alia quaedam, sic has quo-<text:line-break/>que glandulas natura fabricavit. Earum vero quae vel sa-<text:line-break/>livam vel lac vel genitale semen, ad haec quae pituitosum<text:line-break/>quendarn humorem in mesenterio vel faucibus vel larynge<text:line-break/>generant, earum major est usus. Atque aliqui has non glan-<text:line-break/>dulas , scd glandulosa vocant corpora, ut quae non paulo<text:line-break/>quam reliquae glandulae et rariore sint et magis fpongiosa<text:line-break/>substantia, quin etiam in has tum arteriae turn venae sensi-<text:line-break/>biles perveniunt. Atque hae quidem, quum in scirrhoso<text:line-break/>sunt affectu, non aliter quam caeterae omnes partes, sunt<text:line-break/>sanandae. At quae i'n_medio vasorum spatio consistunt, in<text:line-break/>iis alia curationis indicatio praestatur, qua simul cum affectu<text:line-break/>etiam pars ipsa tussituri Est vero duplex ea quoque vel to-<text:line-break/>turn, quod affectum lest, fcalpello excidentibus nobis veluti</text:span></text:p>
      <text:p text:style-name="P6"><text:span text:style-name="T5">in cancro, vel putrescere id medicamento cogentibus. Porro<text:line-break/>quae ejusmodi medicamentorum materia sit, id lu opere de<text:line-break/>medicamentis est proditum.</text:span></text:p>
      <text:h text:style-name="Heading_20_2" text:outline-level="2">Cap. XII.</text:h>
      <text:p text:style-name="P39"><text:span text:style-name="T5">Mihi vero tempestivum est de aliis tumor<text:line-break/>ribus docere, quorum- sc primum abscessus vocatus offert.<text:line-break/>Hujus duplex item genus est, unum, quum phlegmone lu-<text:line-break/>pus versa pus ipsum tanquam in sinu aliquo est collectum,<text:line-break/>alterum quum nulla praecedente phlegmone humor aliquis<text:line-break/>siatini ab initio, isque alias specie alius, caeterum omnino<text:line-break/>; acris in parte aliqua colligitur. Porro excoriat hic circumpo-<text:line-break/>sita corpora, spatium videlicet sibi moliens vel inter duas<text:line-break/>tunicas vel sub certis membranis. Excoriat autem omnino<text:line-break/>ipsa copia distendens', interdum vero'acrimoniam quandam<text:line-break/>putredinosam tempore contrahens. Sane inveniuntur in hu-<text:line-break/>jusmodi abscessibus, cum scalpello funt divisi, proprietates<text:line-break/>quaedam non paucae nec humorum modo , scd etiam soli-<text:line-break/>dorum qnornndam.eorporum. Siquidem unguium, pilorum,<text:line-break/>ossium, testarum ; lapidum et porifragmentorum similia in-</text:span></text:p>
      <text:p text:style-name="P6"><text:span text:style-name="T5">venta lu his corpora quaedam sunt. Ac humorum ipsiorum<text:line-break/>alius veluti lutum vel caenum vel olei quidam limus vel<text:line-break/>vini faex, alius adeo graviter olens ut omnes aversentur. Ve-<text:line-break/>rum haec rarius incidunt. Frequentissima vero hujus morbi<text:line-break/>sunt tria genera, quorum singula propriam appellationem<text:line-break/>sunt sortita. </text:span><text:span text:style-name="T20">Ea</text:span><text:span text:style-name="T5"> funt atheroma, meliceris et steatoma a simi-<text:line-break/>litudine contentarum in tumoribus substantiarum dicta. Est<text:line-break/>enim aliud eorum veluti sevum, aliud veluti mel, aliud'<text:line-break/>pulticulae simile. Curationis vero eorum scopi sunt com-<text:line-break/>munes id quod continetur vel discutere .vel totum putre<text:line-break/>reddere vel excidere. Aliqui igitur ejusmodi tumorum tri-<text:line-break/>plicem curationis si:opum admittunt, quotquot ex tenuiore<text:line-break/>_ humore conflent, ut meliceris, aliqui duplicem tantum, veluti<text:line-break/>atheroma; etenim quod tum excidere tum putesacere licet,<text:line-break/>steatoma vero fola manuum opera curatur, cum nec putre-<text:line-break/>fieri possit nec discuti. - In iis vero abicessibus qui in alto<text:line-break/>corporis consistunt, ac potissimum in vifceribus, medica-<text:line-break/>-menta quae ex'aromatis componuntur maxime sunt utilia,</text:span></text:p>
      <text:p text:style-name="P36"><text:span text:style-name="T5">quorum facultas collectum humorem tum in halitum resol-<text:line-break/>vit turn discutit. Sunt prosecto et alia ejus generis uon<text:line-break/>pauca, quorum laudatissima funt tum antidotus, quae ex<text:line-break/>viperis componitur, theriacen vocant, tum quae athanasia<text:line-break/>vocatur, tum ambrosia; atque haec quidemfumptuola, vilio- -<text:line-break/>rum sane optimum est nostrum, quod ex cretica calamintba<text:line-break/>est compositum. Omnia vero id genus in opere de medica-<text:line-break/>nrentis. colligemus, quod, uti paulo ante diximus, satius ar-<text:line-break/>bitror iis tribus quae supra memor axi, quo nisui defit,<text:line-break/>subjicere.<text:tab/></text:span><text:span text:style-name="T32">f</text:span><text:span text:style-name="T5"> '</text:span></text:p>
      <text:h text:style-name="Heading_20_2" text:outline-level="2">Cap. XIll.</text:h>
      <text:p text:style-name="P39"><text:span text:style-name="T5">Quoniam vero eorum quae per chirur-<text:line-break/>•giam fiunt </text:span><text:span text:style-name="T20">curationis</text:span><text:span text:style-name="T5"> scopi aliquid eommune habent, aliquid<text:line-break/>proprium, satius nobis visum est ea non distrahere, sed uni-<text:line-break/>versa in calce hujus operis apponere. Nunc porro tantulum<text:line-break/>etiam de tumoribus qui praeter naturam consistunt est ad-<text:line-break/>jiciendum, quod quicunque ex his toto genere praeter na-<text:line-break/>turam sunt, ii sui ablationem indicent communiori scopo,<text:line-break/>qui per omnia quae totis substantiis a naturae habitu recef-</text:span></text:p>
      <text:p text:style-name="P7"><text:span text:style-name="T5">serunt extenditur subjecti, veluti in steatomatis et atheroma-<text:line-break/>tis habet. Hujus certe generis est et quae myrmecla vocatur<text:line-break/>et quae aerochordon, praeterea in vesica calculus et hypa-<text:line-break/>chyma et in mulieribus molae in utero gestatio, ita vero ap-<text:line-break/>pellant informem carnem, omnia namque talla summovere<text:line-break/>in totum properamus. Quorum vero etiam locus ipse affe-<text:line-break/>ctus una quaepiam eurum quae secundum naturam sunt par-<text:line-break/>tium est, prima indicatio ut affectus sanetur. Secunda ab<text:line-break/>hac, fi insanabilis is sit, nt una cum affectu pars quoque ipsa<text:line-break/>excidatur, sicut lu cancro et omnibus ulceribus quae cura-<text:line-break/>tionem respuunt. E contrario vero in suffusione decidentes<text:line-break/>prima indicatione ad alium eam locum, qui minoris sit mo-<text:line-break/>menti, transferimus. Nonnulli quoque haec vacuare sunt<text:line-break/>aggressi, sicut in iis quae chirurgia tractantur dicam. Nunc<text:line-break/>illud dixisse sufficiet, quod humor, qui in hydrocelis visitur,<text:line-break/>alienus a corporis substantia tota natura sit, sicut etiam .quae<text:line-break/>in ascitis hydropibus continetur aqua. Quarum certe vacua-<text:line-break/>tionem vel medicamentis quae discutiant molimur vel chi-</text:span></text:p>
      <text:p text:style-name="P6"><text:span text:style-name="T5">rurgia</text:span><text:span text:style-name="T25">, </text:span><text:span text:style-name="T5">in hydrocele quidem immisso siphone , in hydropis<text:line-break/>bus vero, adhibita punctione. Porro, exciditur una cum asse-<text:line-break/>ctu ipso , veluti in iis quae anle comprehensa sunt, etiam<text:line-break/>pars affecta, ita et in herniosis aliquid peritonaei. Pari modo<text:line-break/>, et columella aliquando una. cum affectu ipsio exciditur. lti-.</text:span></text:p>
      <text:p text:style-name="P5"><text:span text:style-name="T5">demque sn cruribus et testiculis una cum varicibus ipsae<text:line-break/>venae. Ad haec tunica iu naso, cum polypo et foratus dens<text:line-break/>cum foramine., vernm ex his. nullum est quod ad statum<text:line-break/>naturalem possit reduci. In columella vero id omnino, est<text:line-break/>conandum, nec properandum ad eam excidendam, sed quan-<text:line-break/>do gracilis est et ad lori tenuitatem redacta , tum est aufe-<text:line-break/>renda. Porro talem eam reddet longius tempus, • ac qualem.<text:line-break/>.Hippocrates in praesagiis descripsit, paucorum dierum nume-<text:line-break/>rus, aeque vero et caelera quae lu magnitudine naturalem<text:line-break/>habitum excesserunt, lu quibus annumeranda sunt omnia<text:line-break/>quibus supercrevit caro et encanthides, et.qui in scde. thyini<text:line-break/>dicuntur. Sunt, existiusinodi ulceribus et quae ambigua sint<text:line-break/>specie, veluti cicatrices, quae supra circumpositam cutim</text:span></text:p>
      <text:p text:style-name="P7"><text:span text:style-name="T25">/ . •</text:span></text:p>
      <text:p text:style-name="P8"><text:span text:style-name="T5">multum extant, item quae in oculis sunt pterygia. Curatio-<text:line-break/>nis tamen eorum indicatio manifesta esu Siquidem talia om-<text:line-break/>nia amovere oportebit, atque id scmper agere ut rationibus<text:line-break/>quibus id fiat pensitatis optimam scmper earum deligas.<text:line-break/>Sane optimae rationes tripliciter judicantur, tum ex temporis<text:line-break/>curandi brevitate, turn ex curando citra dolorem, turn </text:span><text:span text:style-name="T5">ex<text:line-break/></text:span><text:span text:style-name="T5">maxime tuto curando. Rursus ut tuto cures; tres proprii<text:line-break/>sunt scopi, unus primusque ut omnino absolutionem operis<text:line-break/>consequaris, alter ut sicubi hunc non consequaris, saltem </text:span><text:span text:style-name="T5">cu-<text:line-break/></text:span><text:span text:style-name="T5">bantem non laedas, tertius ut morbus non facile revertatur.<text:line-break/>His considerationibus si optimam curationis viam judicave-<text:line-break/>ris, invenietur in omnibus, quae nunc proposuimus, quando<text:line-break/>potius chirurgiae et potius medicamentorum ope sit curan-<text:line-break/>dum. At chirurgiae quidem studium lu iis praesertim </text:span><text:span text:style-name="T5">quae<text:line-break/></text:span><text:span text:style-name="T5">nunc sunt proposita ad interemptionem eorum festinat; </text:span><text:span text:style-name="T5">ut<text:line-break/></text:span><text:span text:style-name="T5">quae quod lu animalis corpore toto genere praeter </text:span><text:span text:style-name="T5">naturam<text:line-break/></text:span><text:span text:style-name="T5">habetur, id prorsus tollendnm sibi proponat; quod </text:span><text:span text:style-name="T5">si per-<text:line-break/></text:span><text:span text:style-name="T5">ficere nequeat, proximum illud consilium habet, ut vitium</text:span></text:p>
      <text:p text:style-name="P6"><text:span text:style-name="T5">transferat, </text:span><text:span text:style-name="T20">veluti</text:span><text:span text:style-name="T5"> in hypochymatis. Quod vero ex medica-<text:line-break/>mentis petitur, primum huc tendit, ut quod praeter natu-<text:line-break/>ram est turn vacuet turn discutiat, quod si per partis natu-<text:line-break/>rarn aut etiam affectus rebellionem fieri non licet, ut id<text:line-break/>tum in pus vertat tum putrefaciat, hoc vero secundo loco<text:line-break/>" destinat. Quippe ita in columella facimus, primum ad natu-<text:line-break/>ralem affectum eam revocantes; id - si consequi non est;<text:line-break/>prorsus amputantes, idque vel chirurgiae opera vel per cau-<text:line-break/>stica medicamenta. Verum medicamenta melius est in tra-<text:line-break/>ctationem de iis differamus ; quandoquidem tribus jam pro-<text:line-break/>ditis, aliam quoque quartam adjiciendam statuimus, ac chi-'<text:line-break/>rurgiam lu calce hujus operis apponamus.</text:span></text:p>
      <text:h text:style-name="Heading_20_2" text:outline-level="2">Cap. XIV.</text:h>
      <text:p text:style-name="P39"><text:span text:style-name="T5">Non est igitur., quod lu his amplius im-<text:line-break/>moremur, scd transeundum ad ea quae similem iis quae<text:line-break/>comprehensa sunt curationem desiderant. Ea sunt tum quae<text:line-break/>in numero et magnitudine convenientem modum excedunt,<text:line-break/>tum quae in ambobus his deficiunt. Dixi hoc loco conve-<text:line-break/>nienlem, quod si conserentem vel conducentem vel fecun-</text:span></text:p>
      <text:p text:style-name="P7"><text:span text:style-name="T5">dum naturam vel utilem alibi usurpavero, eadem sermonis<text:line-break/>vis erit. Ac dictum quidem de his est alibi latius, caeterum<text:line-break/>redigere in memoriam summatim omnia, etiam hoc loco me-<text:line-break/>lius fuerit. Omnium ergo quae in corpore habentur pri-<text:line-break/>mum, cujus maxime indigemus, est ipsa partium minime im-<text:line-break/>pedita functio. Hanc vero, quia possidemus natura, idcirco<text:line-break/>publice dicimus expetere nos lecundum naturam agere. Et<text:line-break/>quia hoc ipsum cum eo, quod fecundum naturam fe habet,<text:line-break/>est conjunctum; merito nihil lutcresse arbitramur an secun-<text:line-break/>dum naturam habere, an secundum naturam agere dicamus.<text:line-break/>Quin et sine additione interdum dicimus, expeterernos </text:span><text:span text:style-name="T20">fe-<text:line-break/>cundum</text:span><text:span text:style-name="T5"> naturam, utique subaudito in dictione vel agere vel<text:line-break/>ambobus. Atque haec quidem caula est cur medicis recte<text:line-break/>usurpata vox haec, secundum naturam, sit de omnibus quae<text:line-break/>in corpore ex sententia nostra esse cupimus; Scire autem<text:line-break/>licet in iis quibus natura deficit nec primum nec propter<text:line-break/>se ipsum quod secundum naturam est a nobis expeti, sed<text:line-break/>secundario et ex accidente. Siquidem sextus digitus nonnul-</text:span></text:p>
      <text:p text:style-name="P37"><text:span text:style-name="T5">lis ab ipso statim ortu est congenitus et quintus defecit </text:span><text:span text:style-name="T5">et </text:span><text:span text:style-name="T5">alia<text:line-break/>quaedam similia , aliqua in numero, aliqua in legitima quan-<text:line-break/>titate vitiosa. Ac fi quidem haec plurimum, recta vero rara<text:line-break/>fierent, contra quam iinnc de naturae operibus statueremus;<text:line-break/>noh tuentes ut'nunc, scd. auferentes ea. Haec ratio </text:span><text:span text:style-name="T5">me-<text:line-break/></text:span><text:span text:style-name="T5">nioria tua nunquam excidat, quum </text:span><text:span text:style-name="T5">sit </text:span><text:span text:style-name="T5">ad nominum </text:span><text:span text:style-name="T5">usum<text:line-break/></text:span><text:span text:style-name="T5">utilis, quae </text:span><text:span text:style-name="T5">tum </text:span><text:span text:style-name="T5">fallere inconsideratos possunt tum discor-<text:line-break/>diae pbantasiam excitare </text:span><text:span text:style-name="T5">, </text:span><text:span text:style-name="T5">si quis dicat totum quod praeter<text:line-break/>naturam est esse tollendum; ulter quod nocet aut inutile </text:span><text:span text:style-name="T5">est<text:line-break/></text:span><text:span text:style-name="T5">aut incommodat actioni.<text:tab/>-</text:span></text:p>
      <text:h text:style-name="Heading_20_2" text:outline-level="2">Cap. XV.</text:h>
      <text:p text:style-name="P39"><text:span text:style-name="T5">Ergo denuo repetentes de rebus loqua-<text:line-break/>simi; quando de nominibus est nobis definitum, hinc </text:span><text:span text:style-name="T5">orsi;<text:line-break/></text:span><text:span text:style-name="T5">Conjuncta enarratis jam morbis </text:span><text:span text:style-name="T5">sunt </text:span><text:span text:style-name="T5">ea quae vel. </text:span><text:span text:style-name="T5">magnitu-<text:line-break/></text:span><text:span text:style-name="T5">dinfe vel numero </text:span><text:span text:style-name="T5">a </text:span><text:span text:style-name="T5">debito naturae modo funt aliena, </text:span><text:span text:style-name="T5">in qui-<text:line-break/></text:span><text:span text:style-name="T5">bus; amputare quidem conveniet quod magnitudine </text:span><text:span text:style-name="T5">vel nu-<text:line-break/></text:span><text:span text:style-name="T5">mero redundat, reficere autem er fingere quod </text:span><text:span text:style-name="T5">defit, ubi vi-<text:line-break/></text:span><text:span text:style-name="T5">delicet fieri id licet; Quintum nainqUe digitum aut </text:span><text:span text:style-name="T5">talem</text:span></text:p>
      <text:p text:style-name="P7"><text:span text:style-name="T5">aliam partem medico certe gignere non licet, fed unius na-<text:line-break/>turae opus sunt omnia talia. Verum in totum tollere quod<text:line-break/>numero redundat aut praecidere aliquid ejus</text:span><text:span text:style-name="T5">, quod </text:span><text:span text:style-name="T5">magni-<text:line-break/>tudine modum excessit, haec nobis quoque licent; Siquidem<text:line-break/>ex medici officiis unum est; nec id lenissimum, ubi </text:span><text:span text:style-name="T5">in </text:span><text:span text:style-name="T5">corpu-<text:line-break/>lentia eo devenit corpus ut nec lugredi sine molestia </text:span><text:span text:style-name="T20">neo<text:line-break/></text:span><text:span text:style-name="T5">sedem propter ventris molem contingere, scd nec respirare<text:line-break/>libere possit, hanc liquere ac tollere, quemadmodum quum<text:line-break/>corpus in ea tabescit atrophia, qualem phthoe correpti pa-<text:line-break/>tiuntur, huifc quoque reficiendo prospicere; Saepe autem<text:line-break/>evenit ut non totum corpus, sed mia quaedam pars ex atro-<text:line-break/>phia tabescat, quam vel paralysis vel partis intemperies<text:line-break/>praecessit. Opportuneque jam de curatione horum </text:span><text:span text:style-name="T5">considera-<text:line-break/></text:span><text:span text:style-name="T5">bimus, orsi ab iis qui corpulentia nimium </text:span><text:span text:style-name="T5">onerantur. Osten-<text:line-break/></text:span><text:span text:style-name="T5">sum vero in libris est de temperamentis quod </text:span><text:span text:style-name="T5">calidior sica<text:line-break/></text:span><text:span text:style-name="T5">eiorque temperies exile corpus reddat; Ergo </text:span><text:span text:style-name="T5">talis tibi coli-<text:line-break/>citanda </text:span><text:span text:style-name="T5">est </text:span><text:span text:style-name="T5">erassi </text:span><text:span text:style-name="T5">corporis temperies, </text:span><text:span text:style-name="T5">si </text:span><text:span text:style-name="T5">ad </text:span><text:span text:style-name="T5">symmetriam redi-<text:line-break/></text:span><text:span text:style-name="T5">turum sit. Sane docuimus tum-lu </text:span><text:span text:style-name="T5">illo </text:span><text:span text:style-name="T5">opere </text:span><text:span text:style-name="T5">tum nihilo </text:span><text:span text:style-name="T5">se--</text:span></text:p>
      <text:p text:style-name="P6"><text:span text:style-name="T5">cius in opere de tuenda Ianitate, quod acuta exercitatio et<text:line-break/>tenuans victus et id genus medicamenta et animi cogitatio<text:line-break/>temperamentum totum et calidius et siccius ac propterea<text:line-break/>corpus exilius reddunt. Igitur lu exercitationibus celerri-<text:line-break/>mus cursus est idoneus. Tenuantis vero nictus materia leor-<text:line-break/>sum singulari libro est prodita. Quod si medicamenta tenu-<text:line-break/>antia quoque requirant, etiam haec in operibus quae de me-<text:line-break/>dicamentis conscripsimus sunt edita, quamquam referentur<text:line-break/>eorum nunc quoque quae, sunt efsicacissima, quibus; Ubi de-<text:line-break/>' mere immoderatam corpulentiam studes, utaris suadeo. Ergo<text:line-break/>quae ad arthriticos affectus quidam exhibere solent, quae<text:line-break/>valentem incidendi facultatem habent, iis tu quoque, quum<text:line-break/>^obesitatem curabis, utitor. Sunt porro testa rusae femen,<text:line-break/>. praesertimque silvestris uha cum ipsis corymbis et aristo-<text:line-break/>lochia rotunda, et minus centauriutn et gentiana et polium,<text:line-break/>praeterea ex urinam cientibus ea quae pollentes habent vi-<text:line-break/>res, veluti petroselluum. Unumquodque enim taliur' tum</text:span></text:p>
      <text:p text:style-name="P6"><text:span text:style-name="T5">ipsum per fe tum veso aliis mixta, universa et extenuare<text:line-break/>potentur humores et vacuare sunt habilia, partim quideui<text:line-break/>scnsibiliter per urluas, partim per insensibilem transpiratum;<text:line-break/>sed et sal quod ex combustis fit viperis potenter extenuat.<text:line-break/>Multique quum vel graciliores vel mediocris habitudinis et-<text:line-break/>fent, ex ejusmodi medicamentoium potione perierunt, san-<text:line-break/>guihe ipsorum excocto. Ruerant autem ad ea propterea<text:line-break/>quod liberatos aliquos articulariis affectibus viderant, mi-<text:line-break/>nime aestimantes quod temperies eorum qui sanati suerant<text:line-break/>humidior pituitosicrque erat, qualis nimirum obesornni est,<text:line-break/>in quibus hujusmodi medicamentorum secutus est ustus. Ego<text:line-break/>namque juvenem quendam quadraginta circiter annos na-<text:line-break/>tum admodumqUe obesum percuravi, usum tiini antidoto;<text:line-break/>quae adversus articularia vitia est composita; tum sale the-<text:line-break/>riaco ipsaque theriace ac reliquo extenuanti rictu et pro<text:line-break/>exercitatione cursu veloci. Porro praeparari hominem asi<text:line-break/>cursum perfricando primum linteis afperis; quoad cutis<text:line-break/>tuberet, dein statim burn oleo quod lu se discutiens aliquod</text:span></text:p>
      <text:p text:style-name="P7"><text:span text:style-name="T5">medicamentum habebat, quo etiam post cursum rursus ute-<text:line-break/>bar. . Talia </text:span><text:span text:style-name="T20">medicamenta</text:span><text:span text:style-name="T5"> sunt tum cucumeris silvestris ra-,<text:line-break/>dix tum althaea turn gentiana tum aristolochia turn panacis,<text:line-break/>radix tum polium tum centaurium. Per hiemem vero<text:line-break/>etiam a balneo jam dicto oleo hominem reunxisse profuerit.<text:line-break/>Verum cibum exhibere non statim a balneo, sed interposito<text:line-break/>Iomno conveniet. Quod si velit etiam rursus ante cibum<text:line-break/>lavari, permittes. Magis etiam ad rem pertinebit, si aquae<text:line-break/>ipsi discutienti facultas insit. Ac si quidem talem aliquam,<text:line-break/>sponte natam habemus, ipsa utemur, cujusmodi in Lesbo vi-<text:line-break/>situr a Mitylene stadiis quadraginta; sin minus, ipsi similem<text:line-break/>aliquam moliemur. Est porro ea quae in Mitylene conspi-<text:line-break/>citur et facultatibus et colore talis, qualis fiat, si quis florem<text:line-break/>salis aquae marinae misceat. Haec ipsa aqua etiam hydropi-<text:line-break/>cis et reliquis tumefactis idonea est valenter, desiccans, ita<text:line-break/>profecto nt corpulentis, ac 'praecipue si quis ipsos cogat in ea<text:line-break/>celerrime natare, nec post largam lavationem protinus esse<text:line-break/>bibereve, scd somno interposito aut omnino saltem quiete..</text:span></text:p>
      <text:p text:style-name="P6"><text:span text:style-name="T5">Sane illud est sciendum atque ab eo qui obesitatem curat<text:line-break/>praedicendum, quod aliquando ex multo simul obitu motu<text:line-break/>et sebre hominem corripi est credibile, et quod febris ad<text:line-break/>rem propositam non aliena erit, si medicus recte omnia </text:span><text:span text:style-name="T20">fa-<text:line-break/>ciat.</text:span><text:span text:style-name="T5"> Etenim perspicuum est, ubi ex lassitudine sebricitarint<text:line-break/>qui ita curantur, quod sopita eorum febre rursus ad eandem<text:line-break/>curationis formulam redibimus. Sane sugere lu iis, curandis<text:line-break/>conveniet et viua quae multum nutriunt, cujus generis<text:line-break/>crassa funt, uti vero vel aquosis, id est colorealbis et consi-<text:line-break/>stentia tenuibus; vel quibus mure est admixtmn.</text:span></text:p>
      <text:h text:style-name="Heading_20_2" text:outline-level="2">Cap. XVI.</text:h>
      <text:p text:style-name="P39"><text:span text:style-name="T5">At ubi extenuatos reficere volumus, vi-<text:line-break/>num exhibebimus crassum, cibum vero qui humorem effi-<text:line-break/>ciat crassum, exercitationes paucas, frictiunem mediocrem, ac<text:line-break/>ut summa complectar, omnia jam dictis contraria moliemur.<text:line-break/>His vero etiam picari commodum est, trium vel quatuor<text:line-break/>dierum siparior nam id ad carnein instaurandam egregium<text:line-break/>medicamentum est, adeo ut si qua pars una quandoque labo-</text:span></text:p>
      <text:p text:style-name="P6"><text:span text:style-name="T5">ret, ea hoc praesidio restituatur. Ac nobis quidem in omni-<text:line-break/>' lrus ferme hoc unum satisfecerit, siquidem humectat et ca-</text:span></text:p>
      <text:p text:style-name="P5"><text:span text:style-name="T5">lefacit, sanguinis multitudineaccita. Ergo nec assidue id aeo<text:line-break/>grotarrti corpori admovere conveniet, nec quum conveniet;<text:line-break/>saepe illinere, verum in hieme bis, in aestate semel id fecisse<text:line-break/>est satis. Quibus vero ab ortu gruciliores sunt partes quae-<text:line-break/>dem, iis etiam mangones puerorum hoc ipso praesidio suc-<text:line-break/>curjunt una cum percussione, quam epicrusin vocant, est<text:line-break/>porro et illius commoderatio quaedam, ut nec plus justo<text:line-break/>nec minus fiat. Ea talis est. Ferulas parvas ac. leves modice,<text:line-break/>illitas gracilibus partibus incutiunt, donec modice attollam<text:line-break/>tur, quippe in hoc. sumina rei est, ut Hippocrates de pertu-<text:line-break/>sioue aquae calidae dixit, </text:span><text:span text:style-name="T20">primum 'quidem pars intumescit^<text:line-break/>posi gracidejeit.</text:span><text:span text:style-name="T5"> Ergo quibuscunque partibus bonam cor-<text:line-break/>pulentiam reddere studemus, lias et fricare et perfundere<text:line-break/>et percutere et picare oportebit tantisper, dum intume-<text:line-break/>scant; hoc ubi'factum est, prctinus desistere prius.quam ‘difi-<text:line-break/>cuti coeperint Etenim, qnae calefaciunt omnia sicut attra*</text:span></text:p>
      <text:p text:style-name="P7"><text:span text:style-name="T5">here, ita etiam difcutere funt apta, .Si ergo perstes, dum<text:line-break/>quod attractum est discussum sit, operam luseris. Ad hunc-<text:line-break/>, modum mango quidam proxime nates pueri gracilioris brevi<text:line-break/>auxit, percussu mediocri quotidie usus </text:span><text:span text:style-name="T20">antjaltem</text:span><text:span text:style-name="T5"> alternis<text:line-break/>diebus, item moderata picatione. Caeterum quibus totum<text:line-break/>corpus est extenuatum, iis lavari quoque post cibum est<text:line-break/>idoneum. Veluti autem metus erat, ne tenuantibus auxiliis<text:line-break/>febris succederet, corpore immodice per haec calefacto,</text:span><text:span text:style-name="T36">1</text:span><text:span text:style-name="T5"> sic<text:line-break/>iis qui a cibo lavantur periculum est ne sibi jecur obstrua-<text:line-break/>tur, potissimum propter ciborum speciem, quippe quum ali-<text:line-break/>' ter quoque obstruere soleant quae humorem crassum gi-<text:line-break/>gnunt, si quis his liberalius utatur. Ubi igitur alias id effi-<text:line-break/>cere solent, mullo profecto promptius idem post baIneum<text:line-break/>cum alimenta facient. Incidit tam.en ex tali victu diutius ex-<text:line-break/>hibito etiam calculi in renibus generatio, quod vitium cur<text:line-break/>omnibus non contingat fatis patet. Nam incredibile non<text:line-break/>est quibusdam vel deusos admodum esse renes vel peran-<text:line-break/>gustas venarum jecoris osculationes, quibusdam esse con-</text:span></text:p>
      <text:p text:style-name="P7"><text:span text:style-name="T5">traria. Horum que dignotio nulla plane certa est, sed per-<text:line-break/>cunctandum assidue ab eo, qni jam dicto modo est cibatus,<text:line-break/>num quis illi gravitatis sensus in dextro hypochondrio et<text:line-break/>circa lumborum carnes sit.. Quod si quid tale aliquando sen-<text:line-break/>serit, protinus cappari ex oxymelite in principio cibationis,<text:line-break/>donec constiterit gravitas, dabitur. Ad partes vero, quae ae-<text:line-break/>gre reficiebantur.ac- plufculum jam refrigerata erant, usus<text:line-break/>aliquando et thapsia sum, alias ea ex malle partem illiniens,<text:line-break/>alias etiam ex cerato, siquidem attrahit ea quoque partibus<text:line-break/>quibus superposita suerit sanguinis copiam. Quibus autem<text:line-break/>exiguum aliquid pudendi praeputio de naturali deest quan-<text:line-break/>titate; iis non ruro' nitra thapsiam sola tensione debitum<text:line-break/>modum reddidi, chartae membranulam mollem sirmamque<text:line-break/>ecti gumrni illitae circumvolvens. Satis autem constat, quod<text:line-break/>etiam membrannlae finem parti superiori subjectae aggluti-<text:line-break/>mari gummi oportebit, siquidem et siccatur cito et sine dolore<text:line-break/>adstiingit. Porro cuti praeputii ex interna parte rotundum<text:line-break/>aliquid commoderanim supponi prins oportebit, quod et.</text:span></text:p>
      <text:p text:style-name="P7"><text:span text:style-name="T5">postea quam agglutinata membranula est facile eximas,<text:line-break/>Eorum vero qui thapfia praeputium adducunt quidam ro-<text:line-break/>tundum id e plumbo fecerunt, veluti tubulum quendam, mox<text:line-break/>illi extrinsecus praeputii cutim circumtendunt ac molli loro<text:line-break/>deligant. Fueritque et id nonnunquam utile quibus multa<text:line-break/>defit cutis, quibus autem exiguum est quod deest, iis, ut<text:line-break/>dictum est, sola chartulae circumdata sufficiat, ubi autem cir-<text:line-break/>cumdabitur cuti et agglutinabitur, subtus imponi tubulum<text:line-break/>prius oportebit.'Ego vero, si nihil horum praesto sit, modi-<text:line-break/>cum chartae involvens immittere pro fulcimento praeputii<text:line-break/>soleo, ut postea, quum plane coaluit quod foris est circum-<text:line-break/>datum , exemptu, quod fulciverat facile mejat is qui curatur.<text:line-break/>Constat vero hunc quoque affectum ex eo morborum esse<text:line-break/>genere quod naturalem magnitudinem est egressum, inter-<text:line-break/>dum putrescente praeputio obarientem, interdum ab ipso<text:line-break/>ortu minorem quam par erat congenitum. Subjicitur au-<text:line-break/>tem duplici chirurgiae rationi, interdum lu fuperna pudendi</text:span></text:p>
      <text:p text:style-name="P6"><text:span text:style-name="T5">parte circulo incisa cute, quo videlicet ejus unitate soluta<text:line-break/>. eatenus deorsqm trahatur, quoad glandem totam cooperiat,<text:line-break/>interdum </text:span><text:span text:style-name="T20">vero excoriata scalpro</text:span><text:span text:style-name="T5"> ex interna parte a glandis<text:line-break/>radice mox deorsum tracta ac deinde, ut dictum, est, molli<text:line-break/>quopiam deligata. Dicemus autem et de ejusmodi rationibus<text:line-break/>in sermonis progressu, ut et de curtis seu colobomatis, nam<text:line-break/>ita vocant quae in labiis aut narium alis aut aure deficiunt.</text:span></text:p>
      <text:p text:style-name="P8"><text:span text:style-name="T5">. Nam methodo quadam curantur haec quoque, primum qui—<text:line-break/>dem excoriata utrimque cute, denide addndtis conjunctisque<text:line-break/>, inter se cutium labris, ac utriusque quod callosum est de-<text:line-break/>tracto, mox </text:span><text:span text:style-name="T20">quae, reliqua funt</text:span><text:span text:style-name="T5"> adsutis atque agglutinatis.<text:line-break/>Ejusdem generis funt et in majore oculi angulo rhyades veI<text:line-break/>impensius urluuto vel prorsus perdito ipso angulo. At pror-.<text:line-break/>sus quidem perdito eo omnino insanabilis relinquitur mor-<text:line-break/>bns, minuto vero modice adstringentibus curatur, si tamen<text:line-break/>totum corpus primnm anle purgaveris, dein caput. Sunt me+<text:line-break/>diocriter adstringentia medicamenta et quae, e glaucio com-</text:span></text:p>
      <text:p text:style-name="P7"><text:span text:style-name="T5">ponuntur et croco et quae nardina vocantur, et in primis<text:line-break/>quae ex vino sunt consecta. Ut vero fumma complectar,<text:line-break/>quibus perit aliquid substantiae, maxime quidem id agendum,<text:line-break/>ut ei quam simillimam faciendam curemus: si id fieri nequit,<text:line-break/>faltem aliquid quod eundem praestet usum machinabimur,<text:line-break/>erit autem profecto et id eatenus simile. Etenim quum ossis<text:line-break/>tibiae faepe excludere portionem magnam cogimur, ad al--<text:line-break/>teram loco ejns substantiam producendam carnem gignen-<text:line-break/>tibus medicamentis naturam ipsam provocamus, quae inter<text:line-break/>initia velut dura est caro, postmodum calli durioris firmitu-<text:line-break/>dinem accipit ac temporis spatio, roborata ad ingressum ossis<text:line-break/>loco fit habilis. Quin etiam ubi internodia digitorum exci-<text:line-break/>dimus, in excisorum, loco alteram qualem praediximus na-<text:line-break/>turam provenire cernimus. Quod autem venas quoque sen-<text:line-break/>sibiles generatas aliquando vidimus prius est dictum, verum<text:line-break/>has non tam similes iis quae prius perierant quam easdem<text:line-break/>renasci dixeris; velut in canis ulceribus carnem. Cicatrix<text:line-break/>vero quae in hac calli modo durale gignitur, ea cuti qui-</text:span></text:p>
      <text:p text:style-name="P6"><text:span text:style-name="T5">dem est quam simillima, cutis tamen non est, quum et den-<text:line-break/>sior ea vssu tactuque sentiatur, et ratione ex.eo quod pilos<text:line-break/>non, edat iutelligitur. Haee igitur si praesto tibi ad manum<text:line-break/>femper erunt, quae tibi lu curationibus peragenda sint mi-<text:line-break/>nime requires.-</text:span></text:p>
      <text:h text:style-name="Heading_20_2" text:outline-level="2">Cap. XVI<text:span text:style-name="T46">I</text:span>.</text:h>
      <text:p text:style-name="P39"><text:span text:style-name="T5">Mihi vero, jam tempestivum eft ad alias<text:line-break/>morborum species transire praedictis consociatas. Ergo qui<text:line-break/>herpes dicitur, ejusdem est generis cum exulcerato eryfipe-<text:line-break/>late, farcocele vero, cum scirrhis. At ophiasis, alopecia et<text:line-break/>ptilosis ex eo funt morborum genere, in quibus naturale<text:line-break/>aliquid amissum, aeque ut myrmecla quae toto genere est<text:line-break/>praeter naturam. Porro triplex omnium horum est disseren-<text:line-break/>\tia. Quaedam namque ex mutatione consistunt solidarum<text:line-break/>partium, sicut myrrnecia et leuce et vitiligo et spbacelus et<text:line-break/>elephas et scabies et lepra. Quaedam qunm prius omnino<text:line-break/>non suerint, pestmodurn funt orta, veluti meliceris et athero-<text:line-break/>mata et steatomata, atque alio, modo helminthes et ascarides<text:line-break/>et ceris, ita enim vocant longam latam que helmintha, omnia-</text:span></text:p>
      <text:p text:style-name="P7"><text:span text:style-name="T5">que quae supra diximus in abscessibus quibusdam </text:span><text:span text:style-name="T20">callosae<text:line-break/>substantiae,</text:span><text:span text:style-name="T5"> aut lapillis; aut ossibus, aut pilis, aut aliis qui-<text:line-break/>busdam id genus similia inveniri. Itaque attentum este sern-<text:line-break/></text:span><text:span text:style-name="T20">per</text:span><text:span text:style-name="T5"> oportet in omnibus quae, praeter naturam habentur<text:line-break/>atque diligenter advertere ex quo ea genere sint, si modo<text:line-break/>illud recte a nobis dictum est, primam faciendorum indica-<text:line-break/>tionem, unde ad omnia quae deinceps funt administranda<text:line-break/>initium capietur, a genere ipso sumi. Herpeta namque bilio-<text:line-break/>sus procreat humor, quo fit ut eatenus ejusdem sit cum ery-<text:line-break/>sipelate generis, atque hujus quoque magis etiam cum eo<text:line-break/>quod exulceratum est. Differt autem ah erysipelate 'humoris<text:line-break/>tenuitate; est enim admodum tenuis qui herpetem excitat,<text:line-break/>adeo profecto ut non solum omnes interiores partes quae<text:line-break/>carnosae substantiae sunt transeat, sed etiam cutim ipsam ad<text:line-break/>summam usque cuticulam, quam solam propterea quod ab<text:line-break/>ea remoratur tum erodit tum exedit, quando si hanc quo-<text:line-break/>que sudoris vice transiret; haud quaquarn ulcus exritareti<text:line-break/>Quippe id ulcerum, quae ex mordente humore oriuntur-</text:span></text:p>
      <text:p text:style-name="P7"><text:span text:style-name="T5">quae spontanea vocant siommune est, quod, humor qui ea<text:line-break/>facit sistitur in .exitu ac tardat. Porro ei eb quod alter hu-<text:line-break/>mor altero fit tenuior crassiorve, ulcerum differentiae; quae<text:line-break/>fex profunditate spectantur, proveniunt. Hujus </text:span><text:span text:style-name="T20">certe</text:span><text:span text:style-name="T5"> generis<text:line-break/>est et quae phagedaena.dicitur et exulcerati cancri. Quorum<text:line-break/>omnium communis curatio est ut prohibeatur primum hu-<text:line-break/>moris assiusns, </text:span><text:span text:style-name="T20">post</text:span><text:span text:style-name="T5"> tanetui ulcus, propria vero cujusque<text:line-break/>tum ex partis invenitur natura tum ex humoris non solum<text:line-break/>specie, sied etiam quantitate. At tenuissimus quidem in ejus-<text:line-break/>modi humoribus estis, qni exulceratum herpetem excitat;<text:line-break/>fcrassissimus qui eanerutn ., proximum ab his locum occupat;<text:line-break/>quod ad crassitudinem attinet, qui phagedaenas nominatas<text:line-break/></text:span><text:span text:style-name="T20">areat.</text:span><text:span text:style-name="T5"> Harum species quaedam sunt quae chironia ac tele-<text:line-break/>phia dicuntur. Jam aliae quaedam ejusmodi appellationes<text:line-break/>funt, sed inutiles et supervacuae, siquidem ad curationem<text:line-break/>pernosci oportet humoris tum copiam turn potentiam tum<text:line-break/>consistentium, veluti statim in herpete,- quoniam humor te-<text:line-break/>nuis est, ut qui ex genere flavae sit bilis; ubi cuticulam lu</text:span></text:p>
      <text:p text:style-name="P7"><text:span text:style-name="T5">transitu perrupit discussus, permittit cicatricem ulceri lu-<text:line-break/>duci. Itaque si quis tuto prius corpore purgato mox quae<text:line-break/>affluentem-humorem reprimant repellantque medicamentis<text:line-break/>utatur, jam herpetem curaverit. Slu neutrum horum fecerit;<text:line-break/>fed tantum </text:span><text:span text:style-name="T20">ea</text:span><text:span text:style-name="T5"> quae cicatricem iuductmt adhibuerit, exul-<text:line-break/>ceratam cuticulam ita sanaverit, proximae tamen illi quo<text:line-break/>minus exulceretur non consuluerit. Post modum vero illa<text:line-break/>quoque cicatrice inclusa, quae ipsi continua est exulceratur;<text:line-break/>idque longo spatio ceu serpente affectu ipso fit; donec hu-<text:line-break/>mor qni id facit sit vacuatus- Etenim Romae mulier quae-<text:line-break/>dam illustris, quum herpetem lu malleolo haberet; primum<text:line-break/>quidem medicamento de, alga est usa. Hoc quum protinus<text:line-break/>cicatrix indsiceretur, proxima illi summa cutis est excoriata;<text:line-break/>veluti ex desquamatis. Cui quum deinde superpositum me-<text:line-break/>dicamentum est, rursus illi' continua est exulcerata. Idque<text:line-break/>ita assidue perrexit, donec ad genu exulceratio perveniret,<text:line-break/>quum interim quidvis potius pati quam medicamento bilem<text:line-break/>trahente purgari perata esset. Itaque etiam; quod fieri in ta-</text:span></text:p>
      <text:p text:style-name="P7"><text:span text:style-name="T5">libus assuevit, quoniam plerique culpant non culpanda, da-<text:line-break/>mnatu ex alga medicamento aliud admoveri jussit. Deinceps<text:line-break/>igitur quod ex sandice componitur utebamur. Ut vero id<text:line-break/>quoque, quod exulceratum jam fuerat; cicatrice obduxit;<text:line-break/>quod vero exulcerabatur non inhibuit; sed jam ad bubones<text:line-break/>usque affectus ascenderat ipsa necessitate coacta serum se la-<text:line-break/>ctis sumpturam annuit.. Immittentes igitur nos clanculum<text:line-break/>minimum scammoniae, invitam purgavimus ac sanavimus.<text:line-break/>Ergo cujus gratia haec dicta sint; denuo repetamus. Posse<text:line-break/>quam communem omnium: quae sub eodem genere rnorbo-<text:line-break/>rum sunt indicationem acceperis. Utique non hanc in parti-<text:line-break/>cularibus tolles, sed reduces scmper ad differentiam, quae<text:line-break/>tum affectibus tum ipsorum causis sit commoda, nt de spon-<text:line-break/>laneis ostensum est .ulceribus; Vacuabis namque eum nimi-<text:line-break/>rum qui redundat humorem aliquando quidem medica-'<text:line-break/>mento; quod flavam purgat bilem; saepe eo quod nigram;<text:line-break/>modo eo quod mixtae'est facultatis, quod bilem simul et<text:line-break/>pituitam educat; ut in alio herpetum genere, quem a simili-</text:span></text:p>
      <text:p text:style-name="P7"><text:span text:style-name="T5">tudine quam habet cum milio miliarem appellant. Nam is<text:line-break/>non protinus ulcus facit, quemadmodum alter, Ied admodum<text:line-break/>exiguas pusiulas ad speciem milii, quae ipsae interposito<text:line-break/>spatio in ulcus abeunt. Adeo non sine ratione quibusdam<text:line-break/>visum est in ejusmodi affectu hilis esse aliquid pituitae ad-<text:line-break/>mixtum. Incidunt sane nonnunquam et citra vehemens to-<text:line-break/>tius corporis humorum vitium in partibus ulcera, quae haud<text:line-break/>difficulter medicamentis, quae repellendi discutiendique mix-<text:line-break/>tas facultates habent, curantur/ Ac repellunt quidem non<text:line-break/>solum ea. quae adstringunt, scd etiam qnae sine adstrictione<text:line-break/>refrigerant, discutiunt vero quae calefaciunt. Constatque<text:line-break/>quod in generatione ulceris exsuperare debebunt, quae re-<text:line-break/>pellendi facultatem habent, ubi non amplius confluit in ae»<text:line-break/>grotantem partem vitiosus humor, quae discutiunt. Siqui-<text:line-break/>dein exiguum vitiosi humoris, etiam si quis ad viscera et<text:line-break/>magnas venas retrudat, nullum prosecto quod sensu perri-<text:line-break/>piatur malum committet, at si ejus non levis quantitas sit,<text:line-break/>in principem aliquam partem aliquando procumbit, ubi</text:span></text:p>
      <text:p text:style-name="P7"><text:span text:style-name="T5">prius naturae viribus totum corpus expurgantis non fit, vel<text:line-break/>per dejectiones vel urinas vel cutim totum corpus ambien-<text:line-break/>tem vacuatum. Atque flavae quidem bilis vacuatio est faci-<text:line-break/>lior, pituitae vero </text:span><text:span text:style-name="T20">ac</text:span><text:span text:style-name="T5"> potissimum ejus quae crassior glutino-<text:line-break/>siorque est, itemque nigrae bilis difficilior vacuatio, quo<text:line-break/>magis purgantis medicamenti ope indigent. Iu herpete </text:span><text:span text:style-name="T5">vero,<text:line-break/></text:span><text:span text:style-name="T5">quoniam tenuis humor est qui hunc affectum creat, abunde<text:line-break/>est etiam alvum leviter scivisse vel </text:span><text:span text:style-name="T5">urinas </text:span><text:span text:style-name="T5">per </text:span><text:span text:style-name="T5">moderata<text:line-break/></text:span><text:span text:style-name="T5">diuretica citasse. Verum quoniam de </text:span><text:span text:style-name="T5">medicamentorum me-<text:line-break/></text:span><text:span text:style-name="T5">thodo scriptum etiam aliqnidin superioribus </text:span><text:span text:style-name="T5">est, non pauca<text:line-break/></text:span><text:span text:style-name="T5">autem </text:span><text:span text:style-name="T5">et </text:span><text:span text:style-name="T5">in operibus proprie his dicatis, satius sit sermonem<text:line-break/>-nihil ultra proscrre, nam satisfacere etiam ei </text:span><text:span text:style-name="T5">qui attentus<text:line-break/></text:span><text:span text:style-name="T5">erit </text:span><text:span text:style-name="T5">haec </text:span><text:span text:style-name="T5">possunt; neque enim nas ea a Musis </text:span><text:span text:style-name="T5">accepimus.<text:line-break/></text:span><text:span text:style-name="T5">Verum homini qui prudens sit </text:span><text:span text:style-name="T20">et</text:span><text:span text:style-name="T5"> diligens et mente </text:span><text:span text:style-name="T5">exerci-<text:line-break/></text:span><text:span text:style-name="T5">tatus ipsa rerum natura quid agendum sit suggerit: </text:span><text:span text:style-name="T5">ubi<text:line-break/>vero etiam </text:span><text:span text:style-name="T5">inveniendi viam ab alio </text:span><text:span text:style-name="T5">quis </text:span><text:span text:style-name="T5">traditam </text:span><text:span text:style-name="T5">didicerit, •<text:line-break/></text:span><text:span text:style-name="T5">huic </text:span><text:span text:style-name="T5">facillimum </text:span><text:span text:style-name="T5">est per eam ultra </text:span><text:span text:style-name="T5">progredi. Hujus rei am-<text:line-break/></text:span><text:span text:style-name="T5">plum </text:span><text:span text:style-name="T5">tibi </text:span><text:span text:style-name="T5">testimonium sit, quod ejusmodi </text:span><text:span text:style-name="T5">viri artem maxi-</text:span></text:p>
      <text:p text:style-name="P6"><text:span text:style-name="T5">inis operibus illustrarunt, qui vero parum sunt prudentes,<text:line-break/>ii nihil praeterea inveniant, etiamsi tota vita infinitos </text:span><text:span text:style-name="T5">artis<text:line-break/></text:span><text:span text:style-name="T5">, effectus conspexerint. - Plurima namque inveniuntur </text:span><text:span text:style-name="T5">hodie,<text:line-break/></text:span><text:span text:style-name="T5">quae apud majores nostros non suere inventa, </text:span><text:span text:style-name="T5">veluti nunc<text:line-break/></text:span><text:span text:style-name="T5">Romae quidam excogitavit, quemadmodum acrcchordonas </text:span><text:span text:style-name="T5">et<text:line-break/></text:span><text:span text:style-name="T5">myrmecias ore sanet; Verum de acrochordonibus </text:span><text:span text:style-name="T5">ut a cute<text:line-break/></text:span><text:span text:style-name="T5">exiantibus minus est mirum, de myrmeciis vero potissimum,<text:line-break/>quae cum summa cute prorsus sunt aequales, mirum </text:span><text:span text:style-name="T5">videba-<text:line-break/></text:span><text:span text:style-name="T5">tur. Verumtamen has quoque primum labiorum </text:span><text:span text:style-name="T5">applicatione<text:line-break/></text:span><text:span text:style-name="T5">ceu sugens trahebat atque a radice </text:span><text:span text:style-name="T5">evellebat, deinde primo-<text:line-break/></text:span><text:span text:style-name="T5">ribus apprehensas dentibus totas </text:span><text:span text:style-name="T5">simul eximebat. Sed et<text:line-break/></text:span><text:span text:style-name="T5">. scalpro ad myrtacei folii speciem formato at </text:span><text:span text:style-name="T20">ferramento eo,<text:line-break/></text:span><text:span text:style-name="T5">quod scolopomachaerion vocant, </text:span><text:span text:style-name="T5">quispiam manibus exerci-<text:line-break/></text:span><text:span text:style-name="T5">tatus facile eas excidat, propriam </text:span><text:span text:style-name="T5">habentes circumscriptio-<text:line-break/></text:span><text:span text:style-name="T5">nem, </text:span><text:span text:style-name="T5">qua </text:span><text:span text:style-name="T5">a circumposita cute </text:span><text:span text:style-name="T5">scparantur. Aeque vero et </text:span><text:span text:style-name="T20">va-<text:line-break/>lente</text:span><text:span text:style-name="T5"> </text:span><text:span text:style-name="T5">aliqua </text:span><text:span text:style-name="T5">pinna circulo rnyrmeciae imposita ipsam edu-<text:line-break/>..cimus. Debebit </text:span><text:span text:style-name="T20">porro</text:span><text:span text:style-name="T5"> pinnae fistula esse rnyrmeciae crassitu-</text:span></text:p>
      <text:p text:style-name="P7"><text:span text:style-name="T5">dini par, ut eam undique prorsus'constringat, quae postea<text:line-break/>circumacta ac simul deorsum impulsa celerrimeita myrmer<text:line-break/>clam etiam eum ipsa radice totam educet. Constat vero et<text:line-break/>quod finis ipsi pinnae, quae eum circulo fecabit non tenuis<text:line-break/>modo, sed etiam acutus et firmus esse debebit. Itaque turn<text:line-break/>galli veteris pinna tum vel magis aquilae ad hunc usum est<text:line-break/>commoda. Abscindere vero ab his tantum radice versus<text:line-break/>oportet; quatenus reliquae partis fistula complecti myrme-<text:line-break/>ciam possit. Sane ex ipsa statim abscissione; si modo scite<text:line-break/>fiat, etiam acumen ipsi comparabis. Atque hoc quidem ratio<text:line-break/>invenit, non casus. Jam quod haec vehementer attrahentibus<text:line-break/>medicamentis sursum velletur et putrefacientibus enecabitur,<text:line-break/>ratione ab aliquo est inventum, qui iisdem postea usus ex-<text:line-break/>perientia rem comprobavit. Quaedam namque etiam ante<text:line-break/>experientiam fiduciam de se manifeste praebent, veluti quae<text:line-break/>aculeum ac telum, quod modo infixum fit, eximunt, itemque<text:line-break/>arenulas, si quae oculo inciderint. Quaedam ratione certe<text:line-break/>excogitantur, confirmantur autein ipsa experientia. Quo au-</text:span></text:p>
      <text:p text:style-name="P38"><text:span text:style-name="T25">•<text:tab/></text:span><text:span text:style-name="T5">V<text:tab/></text:span><text:span text:style-name="T25">-.<text:tab/>/</text:span></text:p>
      <text:p text:style-name="P8"><text:span text:style-name="T5">tem facilius etiam per te ejusmodi vias ad curationum com-<text:line-break/>parandarn copiam invenias, non taedebit aliquod hujus ge-<text:line-break/>neris exemplum proponere. Nominamus, autem id genus iu<text:line-break/>numero partium </text:span><text:span text:style-name="T20">vitium.</text:span><text:span text:style-name="T5"> Quoniam enim quaedam deficiunt,<text:line-break/>sicut dens vel digitus vel e naso ala vel auris quaedam<text:line-break/>pars vel pudendi cutis, quaedam redundant, ut sextus digi-<text:line-break/>tus et quae exostoses dicuntur et dentium.ai qni naturalibus<text:line-break/>adnascuntur, adimere quidem quod supervacuum est sane<text:line-break/>haud difficile est, aliud vero producere, quod simile ei fit<text:line-break/>quod desit, id in quibusdam quidem est sacile, lu quibusdam<text:line-break/>difficile, iu quibusdam </text:span><text:span text:style-name="T20">plane</text:span><text:span text:style-name="T5"> fieri non potest. Si namque<text:line-break/>carnosum sit quod deest, haud magno negocio id reficias,<text:line-break/>atque ejus rei in cavis ulceribus tradita methodus esu Sin<text:line-break/>os fit, ipsum quidem instaurare non est, caeterum aliud pro<text:line-break/>eo durum efficere, id licet. Dictum vero etiam in praeceden-<text:line-break/>tibus est de reficiendis venis, quod aliquando novas alias<text:line-break/>sensibiliter progenitas vidimus, aliquando omnia lentantibus<text:line-break/>non provenerunt.</text:span></text:p>
      <text:h text:style-name="P4" text:outline-level="2">Cap. XVIII.</text:h>
      <text:p text:style-name="P39"><text:span text:style-name="T5">At si digitus </text:span><text:span text:style-name="T5">desit vel </text:span><text:span text:style-name="T5">sale </text:span><text:span text:style-name="T5">quippiam,<text:line-break/></text:span><text:span text:style-name="T5">restituere </text:span><text:span text:style-name="T5">id prorsus non </text:span><text:span text:style-name="T5">licebit. </text:span><text:span text:style-name="T5">Sane proditum et de prae-<text:line-break/>putio prius est, quemadmodum id quispiam instauret. At<text:line-break/>quae </text:span><text:span text:style-name="T5">in. </text:span><text:span text:style-name="T5">naso vel aure vel labio funt curta, ea quidem </text:span><text:span text:style-name="T5">ut<text:line-break/></text:span><text:span text:style-name="T5">refecisse non licet, ita </text:span><text:span text:style-name="T5">decorem </text:span><text:span text:style-name="T5">aliquem his adjicere licet,<text:line-break/></text:span><text:span text:style-name="T5">siquis </text:span><text:span text:style-name="T5">divisum </text:span><text:span text:style-name="T5">utrimque </text:span><text:span text:style-name="T5">cutim mox </text:span><text:span text:style-name="T5">in </text:span><text:span text:style-name="T5">unum conductam queat<text:line-break/>agglutinare. Alia </text:span><text:span text:style-name="T20">vero</text:span><text:span text:style-name="T5"> ratione huic morborum generi annu-<text:line-break/>meranto</text:span><text:span text:style-name="T36">-</text:span><text:span text:style-name="T5"> atheromata et steatomata et melicerides et ascarides<text:line-break/>et ceria et helunntlies,' </text:span><text:span text:style-name="T20">praeterea</text:span><text:span text:style-name="T5"> qni lu articulos et pulmo-<text:line-break/>nes incidunt calli, itemque qui in renibus et vesica </text:span><text:span text:style-name="T5">luve-<text:line-break/></text:span><text:span text:style-name="T5">uiuntur </text:span><text:span text:style-name="T5">calculi, </text:span><text:span text:style-name="T5">quippe in omnibus his communis est sub-<text:line-break/>stantiae </text:span><text:span text:style-name="T5">generatio, </text:span><text:span text:style-name="T5">quae ante non fuit. Contra fit in alope-<text:line-break/>cia et </text:span><text:span text:style-name="T5">ophiasi </text:span><text:span text:style-name="T5">et ptilofi, item calvitie, in quibus amissio </text:span><text:span text:style-name="T5">partis<text:line-break/></text:span><text:span text:style-name="T5">- est, quae vitilis suerat. Tanquam igitur lu caeleris omnibus,<text:line-break/>lu </text:span><text:span text:style-name="T5">quibus </text:span><text:span text:style-name="T5">gigni quippiam.volumus, id agimus, </text:span><text:span text:style-name="T5">ut </text:span><text:span text:style-name="T5">naturae </text:span><text:span text:style-name="T5">mo-<text:line-break/></text:span><text:span text:style-name="T5">tus liberos iniuimeque impeditus reddamus, eodem </text:span><text:span text:style-name="T5">certe<text:line-break/>modo et </text:span><text:span text:style-name="T5">in </text:span><text:span text:style-name="T5">pilis atnissiis. </text:span><text:span text:style-name="T5">Quippe </text:span><text:span text:style-name="T5">naturae opus est, veluti in<text:line-break/></text:span><text:span text:style-name="T5">• </text:span><text:span text:style-name="T5">cavis ulceribus, generatio carnis, itidem </text:span><text:span text:style-name="T5">iu capite et palpebris</text:span></text:p>
      <text:p text:style-name="P6"><text:span text:style-name="T25">• •<text:line-break/></text:span><text:span text:style-name="T5">productio pilorum. Ergo si recordaberis ea quae in natura-<text:line-break/>libus libris nostris de pilorum generatione didicisti, ex ipsis<text:line-break/>amissionis eorum causas invenies. Siquidem ostensum in </text:span><text:span text:style-name="T20">iis ‘<text:line-break/>est</text:span><text:span text:style-name="T5"> quod ex humoribus qui per cutim transpirant quod li-<text:line-break/>mosum est, id pilos tum a principio gignit, tum de caetero<text:line-break/>veluti succrescendo auget Hoc igitur quoties vel prorsus<text:line-break/>periit vel redditum est vitiosum, toties pilos corrumpat est<text:line-break/>necesse. Corrumpuntur namque et stirpes ipsae duplici de<text:line-break/>causa, alias nutriente humore destitutae, alias non proprio<text:line-break/>.usae. Ac prorsus quidem perdito, eo qui pilos alat humore<text:line-break/>calvities oritur, eodem vitiato tum quas ophiases vocant<text:line-break/>tum alopeciae proveniunt. Ac primum quidem ex ea, quae<text:line-break/>. fecundum naturam est, ipsorum moderatione etiam causam<text:line-break/>- praeter naturam investigabis. </text:span><text:span text:style-name="T32">(</text:span><text:span text:style-name="T5"> Deinde curationis rationem<text:line-break/>invenies, quae per indicationes omnibus praedictis,- lu qui-<text:line-break/>bus vel aliud quodvis vitium vel etiam ulcus ex humoris<text:line-break/>vitio incidit, communes peragetur, siquidem et prohibere<text:line-break/>quod assiluit et absumere ac discutere quod jam afleclant pat-</text:span></text:p>
      <text:p text:style-name="P7"><text:span text:style-name="T5">tem occupavit conveniet. Ergo ceu in ulceribus illis purga-<text:line-break/>tionem nocentis humoris primum adhibuisti, eodem modo<text:line-break/>in pilis ipsis ab hac primum curationem inchoabis, scilicet<text:line-break/>diligenter prius aestimans quis color cutis sit, cujus cernis<text:line-break/>corruptos pilos. Nam si- bis albidior quam secundam natu-<text:line-break/>ram fit, pituitosi humoris purgationem exhibebis, sin palli-<text:line-break/>dior, ejusmodi bilis purgationem, ut et si nigrior conspicis-<text:line-break/>tur, quae nigram detrahant bilem offeres. Sane ad vitiosi<text:line-break/>humoris speciem certius agnoscendam non leve tibi adjumen-<text:line-break/>turn praecedens victus conseret, praesertim intelligenti qui-<text:line-break/>nam ciborum melancholicum humorem accumulent, quinam<text:line-break/>pallidam bilem vel pituitam. Ergo quum jam plane purum<text:line-break/>ex purgatione corpus existimas, eum qui in cute continetur<text:line-break/>humorem discutientibus medicamentis absumes, sic nt in iis<text:line-break/>caveas ne adeo calida acriaque medicamenta admoveas ut<text:line-break/>cutis exulceretur. Quin etiam ea quae valenter siccant<text:line-break/>cavere conveniet, ne videlicet cum vitiato humore etiam uti--</text:span></text:p>
      <text:p text:style-name="P6"><text:span text:style-name="T5">lem qui affluit absumas, veluti in calvitie fit. Haec igitur<text:line-break/>ego advertens admiscui primum iis medicamentis alopeciam<text:line-break/></text:span><text:span text:style-name="T32">z</text:span><text:span text:style-name="T5"> sanantibus exiguum thapsiae. Deinde considerans quotidie<text:line-break/>quemadmodum aegrotantis natura ab hac esset affecta, ubi<text:line-break/>vel tumefactam plusculum vel. quodammodo excoriatam vi-<text:line-break/>• di, illo quidem die a medicamento abstinui, illevi autem par-<text:line-break/></text:span><text:span text:style-name="T5">i </text:span><text:span text:style-name="T5">tem vel galli .vel anseris liquato sevo, propterea quod haec<text:line-break/>magis' tenuium sunt partium et altius descendunt. Deinde<text:line-break/>postero die, si quidem aliquid jam dictorum remanserat, si-<text:line-break/>mili modo illexi. Sin nihil tale apparuerat, rursus medica-<text:line-break/>mento sum usus, atque ni id alte demitteretur, etiam cutim<text:line-break/>prius linteo infricui, quoad manifeste rubra fieret. Verum<text:line-break/>si a balneo uti ejusmodi medicamento • voles, id ipsum ex<text:line-break/>balneo factum habebis,, quod prius ex frictione. Jam eos<text:line-break/>quoque, quibus periere ex cillis pili, quos ptilos nominant,<text:line-break/>similibus genere medicamentis sanabis.</text:span></text:p>
      <text:h text:style-name="Heading_20_2" text:outline-level="2">Cap. XIX.</text:h>
      <text:p text:style-name="P39"><text:span text:style-name="T5">Deliges autem materiam oculis idoneam,<text:line-break/>operamque simul dabis scilicet ut medicamentum intra tu-</text:span></text:p>
      <text:p text:style-name="P7"><text:span text:style-name="T5">nicas eorum haud obrepat. Itaque sicca tutiora sunt, de qni-<text:line-break/>bus aeque </text:span><text:span text:style-name="T20">ac de</text:span><text:span text:style-name="T5"> caeleris in nostris de medicamentis operi-.<text:line-break/>bus est proditum. Nunc enim, quod dixi, abunde est, sola<text:line-break/>genera medicamentorum praetermissa particulari materia<text:line-break/>transcurrere,. quo minus de iisdem multoties dicere cogar.<text:line-break/>Ergo quaecunque ab ea quae secundum naturam est mode-<text:line-break/>ratione sunt aliena, </text:span><text:span text:style-name="T20">ea tota</text:span><text:span text:style-name="T5"> tollere conveniet, quaecunque<text:line-break/>vero familiaria, sed quodammodo corrupta sunt, ea resti-<text:line-break/>tuere quatenus licet </text:span><text:span text:style-name="T20">oportebit.</text:span><text:span text:style-name="T5"> Sane dictum prius a nobis<text:line-break/>est, aliqua ambiguae naturae esse. Dictum vero est quod<text:line-break/>eorum quae aliena sunt quaedam tota substantia sunt aliena<text:line-break/>logica inquisitione, nec ad curationes lu quibusdam affectibus<text:line-break/>perinde utili. Siquidem pterygium a salubri constitutione<text:line-break/>alienum esse patere cuivis arbitror, non tamen idem sub-<text:line-break/>stantiae ratione, quemadmodum atheroma et meliceris est<text:line-break/>alienum. Sanatio vero hujus quoque, dum parvum adhuc est<text:line-break/>et molle, per medicamenta detergentia perficitur, cujus ge-<text:line-break/>neris sunt quae trachomatica vocant, </text:span><text:span text:style-name="T20">palpebrarum scabri-</text:span></text:p>
      <text:p text:style-name="P6"><text:span text:style-name="T20">tiem tollentia,</text:span><text:span text:style-name="T5"> ubi magnum durumque evasit, chirurgiam<text:line-break/>postulat. Simili ratione et aquularum quae magnae sunt<text:line-break/>. chirurgia curabis, quae </text:span><text:span text:style-name="T20">parvae sunt</text:span><text:span text:style-name="T5"> siccantibus medicamen-<text:line-break/>tis juvantur. At chalazion, est enim id quoque ex </text:span><text:span text:style-name="T20">vitiis,</text:span><text:span text:style-name="T5"> quae<text:line-break/>oculos infestant unum, quum toto genere alienum a natura<text:line-break/>sit, auferri postulat Ad eundem modum et pus </text:span><text:span text:style-name="T20">ab</text:span><text:span text:style-name="T5"> oculis,<text:line-break/>quos hypopyos vocant, verum id plerumque medicamentis<text:line-break/>discutitur. Hypochyrna vero jam incipiens discutitur, ubi<text:line-break/>diu constitit, non potest. Aetate vero nostra ocularius qui-<text:line-break/>dam medicus, cui Justo nomen erat, etiam concussione capi-<text:line-break/>tis multos hypopyos sanavit. Collocans enim eos in fella<text:line-break/>rectos ac capita eorum utrimque a lateribus apprehendens<text:line-break/>mox quatiebat adeo, ut manifeste descendere pus ipsi vide-<text:line-break/>remus. Mansit autem horum pus deorsum propter gravita-<text:line-break/>tem substantiae, tametsi hypochymatis nequaquam manenti-<text:line-break/>bus, nisi admodum ea quis diligenter impingi cogeret. Ete-<text:line-break/>nim lenius est ac ut itu quis assimilet, nebulae similius lry-<text:line-break/>pochyma quam pus, quamquam horum quoque ipforum</text:span></text:p>
      <text:p text:style-name="P7"><text:span text:style-name="T5">quaedam, hypochymatnm dico, serosioris humoris sunt. Haec<text:line-break/>autem punctione ad praesens discutiuntur, interposito </text:span><text:span text:style-name="T20">ta-<text:line-break/>men</text:span><text:span text:style-name="T5"> haud longo spatio ceu limus quidam deorsum ferun-<text:line-break/>tur. At quando pus, quod in oculis est, discutere placet, col-<text:line-break/>Iyriis quae rnyrrham habent maxime utemur, quae et dia-<text:line-break/>frnyma proprie vocant: his certe minus, scdreliquis melius<text:line-break/>faciunt quae de libano vocant. Quae vero impensu siccant,<text:line-break/>ad praesens certe valenter vacuant, fed qnod reliquum est,<text:line-break/>ita cogunt ut aegre resolvi possit, veluti de scirrhosis tumo-<text:line-break/>ribus prius est comprehensum. Saepe vero multum simul<text:line-break/>puris vacuavimus divisa tunica ea, quae cornu est specie<text:line-break/>paulo supra locum, quo committuntur luter se tunicae uni-<text:line-break/>versae. Nominant porro locum alii irin, alii coronam. Quo<text:line-break/>fit ut hoc quoque vitium tribus subjiciatur vacuandi modis,<text:line-break/>et chirurgiae, quae simul multum aut totum expellit, et per<text:line-break/>medicamenta, quae paulatim, et ei quae ad alium ignobilio-<text:line-break/>rern transfert locum, veluti in concussione. Sunt profecto, ut<text:line-break/>dixi, ex- genere eorum, quae tota substantia praeter naturam<text:line-break/>sint et ascarides et helmluthes, sive eae teretes sint sive etiam</text:span></text:p>
      <text:p text:style-name="P7"><text:span text:style-name="T5">latae. Quocirca et prorsus eas expelli e corpore conveniet.<text:line-break/>Expelles autem si prius enecaveiis. Necabis autem amaris<text:line-break/>medicamentis, niventes namque obsistunt intestinis adhae-<text:line-break/>rentes, at mortuae expelluntur una cum stercore. Expel-<text:line-break/>luntur cum hoc etiam vivae, fed stupefactae et ut ita quis<text:line-break/>dixerit semimortuae factae. At teretes quidem absinthium<text:line-break/>perimere potest. Latae vehementiora medicamenta deside-<text:line-break/>rant, cujusmodi est filix, pari modo quae alearis dicitur.<text:line-break/>Verum de medicamentorum copia dicere non est praesentis<text:line-break/>propositi. Quare hic jam huic quoque libro finem iiupo-<text:line-break/>namu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0</dc:title>
    <dc:subject>Galien</dc:subject>
    <meta:initial-creator>Galien; Kühn, Karl Gottlob (éd.)</meta:initial-creator>
    <meta:keyword>https</meta:keyword>
    <meta:keyword>//archive.org/details/BIUSante_45674x10</meta:keyword>
    <meta:generator>LibreOffice/7.2.1.2$Linux_X86_64 LibreOffice_project/20$Build-2</meta:generator>
    <dc:date>2021-10-30T16:38:01.060239353</dc:date>
    <meta:editing-duration>PT9M2S</meta:editing-duration>
    <meta:editing-cycles>3</meta:editing-cycles>
    <meta:document-statistic meta:table-count="0" meta:image-count="0" meta:object-count="0" meta:page-count="1021" meta:paragraph-count="1534" meta:word-count="154019" meta:character-count="1032836" meta:non-whitespace-character-count="880353"/>
  </office:meta>
</office:document-meta>
</file>